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text-properties fo:font-size="15pt" fo:font-style="italic" style:font-size-asian="15pt" style:font-style-asian="italic" style:font-size-complex="15pt" style:font-style-complex="italic"/>
    </style:style>
    <style:style style:name="P2" style:family="paragraph" style:parent-style-name="_32_._20_Vazba_20_a_20_rozměry">
      <style:text-properties style:font-name="Times New Roman"/>
    </style:style>
    <style:style style:name="P3" style:family="paragraph" style:parent-style-name="_32_._20_Vazba_20_a_20_rozměry">
      <style:text-properties style:font-name="Times New Roman" fo:language="cs" fo:country="CZ"/>
    </style:style>
    <style:style style:name="P4" style:family="paragraph" style:parent-style-name="_32_._20_Vazba_20_a_20_rozměry">
      <style:paragraph-properties fo:line-height="106%"/>
      <style:text-properties style:font-name="Times New Roman" fo:language="cs" fo:country="CZ"/>
    </style:style>
    <style:style style:name="P5" style:family="paragraph" style:parent-style-name="_32_._20_Vazba_20_a_20_rozměry">
      <style:paragraph-properties fo:line-height="112%"/>
      <style:text-properties style:font-name="Times New Roman" fo:language="cs" fo:country="CZ"/>
    </style:style>
    <style:style style:name="P6" style:family="paragraph" style:parent-style-name="_32_._20_Vazba_20_a_20_rozměry">
      <style:text-properties style:font-name="Times New Roman" fo:font-size="12pt" style:font-size-asian="12pt" style:font-size-complex="12pt"/>
    </style:style>
    <style:style style:name="P7" style:family="paragraph" style:parent-style-name="_32_._20_Vazba_20_a_20_rozměry">
      <style:text-properties style:font-name="Times New Roman" fo:font-size="12pt" fo:language="cs" fo:country="CZ" style:font-size-asian="12pt" style:font-size-complex="12pt"/>
    </style:style>
    <style:style style:name="P8" style:family="paragraph" style:parent-style-name="_32_._20_Vazba_20_a_20_rozměry">
      <style:paragraph-properties fo:line-height="107%"/>
      <style:text-properties style:font-name="Times New Roman" fo:font-size="12pt" fo:language="cs" fo:country="CZ" style:font-size-asian="12pt" style:font-size-complex="12pt"/>
    </style:style>
    <style:style style:name="P9" style:family="paragraph" style:parent-style-name="_32_._20_Vazba_20_a_20_rozměry">
      <style:text-properties style:font-name="Times New Roman" fo:font-size="14pt" fo:language="cs" fo:country="CZ" style:font-size-asian="14pt" style:font-size-complex="14pt"/>
    </style:style>
    <style:style style:name="P10" style:family="paragraph" style:parent-style-name="_32_._20_Vazba_20_a_20_rozměry">
      <style:paragraph-properties fo:text-align="start" style:justify-single-word="false"/>
    </style:style>
    <style:style style:name="P11" style:family="paragraph" style:parent-style-name="_32_._20_Vazba_20_a_20_rozměry">
      <style:paragraph-properties fo:line-height="107%"/>
    </style:style>
    <style:style style:name="P12" style:family="paragraph" style:parent-style-name="_32_._20_Vazba_20_a_20_rozměry">
      <style:paragraph-properties fo:line-height="107%"/>
      <style:text-properties fo:font-style="normal" style:font-style-asian="normal" style:font-style-complex="normal"/>
    </style:style>
    <style:style style:name="P13" style:family="paragraph" style:parent-style-name="_32_._20_Vazba_20_a_20_rozměry">
      <style:paragraph-properties fo:line-height="106%"/>
    </style:style>
    <style:style style:name="P14" style:family="paragraph" style:parent-style-name="_32_._20_Vazba_20_a_20_rozměry">
      <style:paragraph-properties fo:line-height="112%"/>
    </style:style>
    <style:style style:name="P15" style:family="paragraph" style:parent-style-name="_32_._20_Vazba_20_a_20_rozměry">
      <style:paragraph-properties fo:line-height="108%"/>
    </style:style>
    <style:style style:name="P16" style:family="paragraph" style:parent-style-name="_32_._20_Vazba_20_a_20_rozměry">
      <style:paragraph-properties fo:line-height="113%"/>
    </style:style>
    <style:style style:name="P17" style:family="paragraph" style:parent-style-name="_32_._20_Vazba_20_a_20_rozměry">
      <style:text-properties fo:font-size="14pt" style:font-size-asian="14pt" style:font-size-complex="14pt"/>
    </style:style>
    <style:style style:name="P18" style:family="paragraph" style:parent-style-name="_37_._20_Komentář_20_CELEK">
      <style:text-properties style:font-name="Times New Roman"/>
    </style:style>
    <style:style style:name="P19" style:family="paragraph" style:parent-style-name="_37_._20_Komentář_20_CELEK">
      <style:text-properties style:font-name="Times New Roman" fo:language="cs" fo:country="CZ"/>
    </style:style>
    <style:style style:name="P20" style:family="paragraph" style:parent-style-name="_37_._20_Komentář_20_CELEK">
      <style:paragraph-properties fo:line-height="107%"/>
    </style:style>
    <style:style style:name="P21" style:family="paragraph" style:parent-style-name="_37_._20_Komentář_20_CELEK">
      <style:paragraph-properties fo:line-height="106%"/>
    </style:style>
    <style:style style:name="P22" style:family="paragraph" style:parent-style-name="_37_._20_Komentář_20_CELEK">
      <style:paragraph-properties fo:line-height="111%"/>
    </style:style>
    <style:style style:name="P23" style:family="paragraph" style:parent-style-name="_37_._20_Komentář_20_CELEK">
      <style:paragraph-properties fo:line-height="108%"/>
    </style:style>
    <style:style style:name="P24" style:family="paragraph" style:parent-style-name="_37_._20_Komentář_20_CELEK">
      <style:paragraph-properties fo:line-height="112%"/>
    </style:style>
    <style:style style:name="P25" style:family="paragraph" style:parent-style-name="_37_._20_Komentář_20_CELEK">
      <style:paragraph-properties fo:line-height="113%"/>
    </style:style>
    <style:style style:name="P26" style:family="paragraph" style:parent-style-name="_37_._20_Komentář_20_CELEK">
      <style:paragraph-properties fo:line-height="110%"/>
    </style:style>
    <style:style style:name="P27" style:family="paragraph" style:parent-style-name="_35_._20_KAPITOLA_20_rukopisu_20_-_20_2._20_odstavec">
      <style:text-properties style:font-name="Times New Roman" fo:language="cs" fo:country="CZ"/>
    </style:style>
    <style:style style:name="P28" style:family="paragraph" style:parent-style-name="_35_._20_KAPITOLA_20_rukopisu_20_-_20_2._20_odstavec">
      <style:text-properties style:font-name="Times New Roman" fo:language="cs" fo:country="CZ" fo:font-style="italic" style:font-style-asian="italic" style:font-style-complex="italic"/>
    </style:style>
    <style:style style:name="P29" style:family="paragraph" style:parent-style-name="_35_._20_KAPITOLA_20_rukopisu_20_-_20_2._20_odstavec">
      <style:paragraph-properties fo:line-height="113%"/>
      <style:text-properties style:font-name="Times New Roman" fo:language="cs" fo:country="CZ"/>
    </style:style>
    <style:style style:name="P30" style:family="paragraph" style:parent-style-name="_35_._20_KAPITOLA_20_rukopisu_20_-_20_2._20_odstavec">
      <style:paragraph-properties fo:line-height="108%"/>
      <style:text-properties style:font-name="Times New Roman" fo:language="cs" fo:country="CZ"/>
    </style:style>
    <style:style style:name="P31" style:family="paragraph" style:parent-style-name="_35_._20_KAPITOLA_20_rukopisu_20_-_20_2._20_odstavec">
      <style:paragraph-properties fo:line-height="106%"/>
      <style:text-properties style:font-name="Times New Roman" fo:language="cs" fo:country="CZ"/>
    </style:style>
    <style:style style:name="P32" style:family="paragraph" style:parent-style-name="_35_._20_KAPITOLA_20_rukopisu_20_-_20_2._20_odstavec">
      <style:paragraph-properties fo:line-height="110%"/>
      <style:text-properties style:font-name="Times New Roman" fo:language="cs" fo:country="CZ"/>
    </style:style>
    <style:style style:name="P33" style:family="paragraph" style:parent-style-name="_35_._20_KAPITOLA_20_rukopisu_20_-_20_2._20_odstavec">
      <style:text-properties style:font-name="Times New Roman" fo:font-size="13pt" style:font-size-asian="13pt" style:font-size-complex="13pt"/>
    </style:style>
    <style:style style:name="P34" style:family="paragraph" style:parent-style-name="_35_._20_KAPITOLA_20_rukopisu_20_-_20_2._20_odstavec">
      <style:text-properties style:font-name="Times New Roman" fo:font-size="12pt" fo:language="cs" fo:country="CZ" style:font-size-asian="12pt" style:font-size-complex="12pt"/>
    </style:style>
    <style:style style:name="P35" style:family="paragraph" style:parent-style-name="_35_._20_KAPITOLA_20_rukopisu_20_-_20_2._20_odstavec">
      <style:paragraph-properties fo:line-height="106%"/>
      <style:text-properties style:font-name="Times New Roman" fo:font-size="12pt" fo:language="cs" fo:country="CZ" style:font-size-asian="12pt" style:font-size-complex="12pt"/>
    </style:style>
    <style:style style:name="P36" style:family="paragraph" style:parent-style-name="_35_._20_KAPITOLA_20_rukopisu_20_-_20_2._20_odstavec">
      <style:paragraph-properties fo:line-height="107%"/>
    </style:style>
    <style:style style:name="P37" style:family="paragraph" style:parent-style-name="_35_._20_KAPITOLA_20_rukopisu_20_-_20_2._20_odstavec">
      <style:paragraph-properties fo:line-height="113%"/>
    </style:style>
    <style:style style:name="P38" style:family="paragraph" style:parent-style-name="_35_._20_KAPITOLA_20_rukopisu_20_-_20_2._20_odstavec">
      <style:paragraph-properties fo:line-height="112%"/>
    </style:style>
    <style:style style:name="P39" style:family="paragraph" style:parent-style-name="_35_._20_KAPITOLA_20_rukopisu_20_-_20_2._20_odstavec">
      <style:paragraph-properties fo:text-align="start" style:justify-single-word="false"/>
    </style:style>
    <style:style style:name="P40" style:family="paragraph" style:parent-style-name="_35_._20_KAPITOLA_20_rukopisu_20_-_20_2._20_odstavec">
      <style:paragraph-properties fo:line-height="106%"/>
    </style:style>
    <style:style style:name="P41" style:family="paragraph" style:parent-style-name="_35_._20_KAPITOLA_20_rukopisu_20_-_20_2._20_odstavec">
      <style:paragraph-properties fo:line-height="106%" fo:text-align="justify" style:justify-single-word="false"/>
    </style:style>
    <style:style style:name="P42" style:family="paragraph" style:parent-style-name="_35_._20_KAPITOLA_20_rukopisu_20_-_20_2._20_odstavec">
      <style:paragraph-properties fo:line-height="110%"/>
    </style:style>
    <style:style style:name="P43" style:family="paragraph" style:parent-style-name="_34_._20_KAPITOLA_20_rukopisu_20_-_20_1._20_odstavec">
      <style:text-properties style:font-name="Times New Roman" fo:language="cs" fo:country="CZ"/>
    </style:style>
    <style:style style:name="P44" style:family="paragraph" style:parent-style-name="_34_._20_KAPITOLA_20_rukopisu_20_-_20_1._20_odstavec">
      <style:text-properties style:font-name="Times New Roman" fo:language="cs" fo:country="CZ" fo:font-weight="bold" style:font-weight-asian="bold" style:font-weight-complex="bold"/>
    </style:style>
    <style:style style:name="P45" style:family="paragraph" style:parent-style-name="_34_._20_KAPITOLA_20_rukopisu_20_-_20_1._20_odstavec">
      <style:paragraph-properties fo:line-height="112%"/>
      <style:text-properties style:font-name="Times New Roman" fo:language="cs" fo:country="CZ" fo:font-style="italic" style:font-style-asian="italic" style:font-style-complex="italic"/>
    </style:style>
    <style:style style:name="P46" style:family="paragraph" style:parent-style-name="_34_._20_KAPITOLA_20_rukopisu_20_-_20_1._20_odstavec">
      <style:paragraph-properties fo:line-height="110%"/>
      <style:text-properties style:font-name="Times New Roman" fo:language="cs" fo:country="CZ"/>
    </style:style>
    <style:style style:name="P47" style:family="paragraph" style:parent-style-name="_34_._20_KAPITOLA_20_rukopisu_20_-_20_1._20_odstavec">
      <style:paragraph-properties fo:line-height="108%"/>
      <style:text-properties style:font-name="Times New Roman" fo:language="cs" fo:country="CZ"/>
    </style:style>
    <style:style style:name="P48" style:family="paragraph" style:parent-style-name="_34_._20_KAPITOLA_20_rukopisu_20_-_20_1._20_odstavec">
      <style:paragraph-properties fo:line-height="107%"/>
      <style:text-properties style:font-name="Times New Roman" fo:language="cs" fo:country="CZ"/>
    </style:style>
    <style:style style:name="P49" style:family="paragraph" style:parent-style-name="_34_._20_KAPITOLA_20_rukopisu_20_-_20_1._20_odstavec">
      <style:text-properties style:font-name="Times New Roman" fo:letter-spacing="-0.039cm" fo:language="cs" fo:country="CZ" fo:font-weight="bold" style:font-weight-asian="bold" style:font-weight-complex="bold"/>
    </style:style>
    <style:style style:name="P50" style:family="paragraph" style:parent-style-name="_34_._20_KAPITOLA_20_rukopisu_20_-_20_1._20_odstavec">
      <style:text-properties style:font-name="Times New Roman" fo:font-size="13pt" fo:language="cs" fo:country="CZ" fo:font-weight="bold" style:font-size-asian="13pt" style:font-weight-asian="bold" style:font-size-complex="13pt" style:font-weight-complex="bold"/>
    </style:style>
    <style:style style:name="P51" style:family="paragraph" style:parent-style-name="_34_._20_KAPITOLA_20_rukopisu_20_-_20_1._20_odstavec">
      <style:paragraph-properties fo:line-height="108%"/>
      <style:text-properties style:font-name="Times New Roman" fo:font-size="13pt" fo:language="cs" fo:country="CZ" style:font-size-asian="13pt" style:font-size-complex="13pt"/>
    </style:style>
    <style:style style:name="P52" style:family="paragraph" style:parent-style-name="_34_._20_KAPITOLA_20_rukopisu_20_-_20_1._20_odstavec">
      <style:text-properties style:font-name="Times New Roman" fo:font-size="12pt" fo:language="cs" fo:country="CZ" style:font-size-asian="12pt" style:font-size-complex="12pt"/>
    </style:style>
    <style:style style:name="P53" style:family="paragraph" style:parent-style-name="_34_._20_KAPITOLA_20_rukopisu_20_-_20_1._20_odstavec">
      <style:paragraph-properties fo:line-height="107%"/>
      <style:text-properties style:font-name="Times New Roman" fo:font-size="12pt" fo:language="cs" fo:country="CZ" style:font-size-asian="12pt" style:font-size-complex="12pt"/>
    </style:style>
    <style:style style:name="P54" style:family="paragraph" style:parent-style-name="_34_._20_KAPITOLA_20_rukopisu_20_-_20_1._20_odstavec">
      <style:paragraph-properties fo:line-height="107%"/>
      <style:text-properties style:font-name="Times New Roman" fo:font-size="12pt" fo:language="cs" fo:country="CZ" fo:font-weight="bold" style:font-size-asian="12pt" style:font-weight-asian="bold" style:font-size-complex="12pt" style:font-weight-complex="bold"/>
    </style:style>
    <style:style style:name="P55" style:family="paragraph" style:parent-style-name="_34_._20_KAPITOLA_20_rukopisu_20_-_20_1._20_odstavec">
      <style:text-properties fo:font-size="13pt" style:font-size-asian="13pt" style:font-size-complex="13pt"/>
    </style:style>
    <style:style style:name="P56" style:family="paragraph" style:parent-style-name="_34_._20_KAPITOLA_20_rukopisu_20_-_20_1._20_odstavec">
      <style:paragraph-properties fo:text-align="start" style:justify-single-word="false"/>
    </style:style>
    <style:style style:name="P57" style:family="paragraph" style:parent-style-name="_34_._20_KAPITOLA_20_rukopisu_20_-_20_1._20_odstavec">
      <style:paragraph-properties fo:text-align="justify" style:justify-single-word="false"/>
    </style:style>
    <style:style style:name="P58" style:family="paragraph" style:parent-style-name="_34_._20_KAPITOLA_20_rukopisu_20_-_20_1._20_odstavec">
      <style:paragraph-properties fo:line-height="107%"/>
    </style:style>
    <style:style style:name="P59" style:family="paragraph" style:parent-style-name="_34_._20_KAPITOLA_20_rukopisu_20_-_20_1._20_odstavec">
      <style:paragraph-properties fo:line-height="113%"/>
    </style:style>
    <style:style style:name="P60" style:family="paragraph" style:parent-style-name="_34_._20_KAPITOLA_20_rukopisu_20_-_20_1._20_odstavec">
      <style:paragraph-properties fo:line-height="108%"/>
    </style:style>
    <style:style style:name="P61" style:family="paragraph" style:parent-style-name="_34_._20_KAPITOLA_20_rukopisu_20_-_20_1._20_odstavec">
      <style:paragraph-properties fo:line-height="112%"/>
    </style:style>
    <style:style style:name="P62" style:family="paragraph" style:parent-style-name="_34_._20_KAPITOLA_20_rukopisu_20_-_20_1._20_odstavec">
      <style:paragraph-properties fo:line-height="106%"/>
    </style:style>
    <style:style style:name="P63" style:family="paragraph" style:parent-style-name="_34_._20_KAPITOLA_20_rukopisu_20_-_20_1._20_odstavec">
      <style:paragraph-properties fo:line-height="106%" fo:text-align="justify" style:justify-single-word="false"/>
    </style:style>
    <style:style style:name="P64" style:family="paragraph" style:parent-style-name="_34_._20_KAPITOLA_20_rukopisu_20_-_20_1._20_odstavec">
      <style:paragraph-properties fo:line-height="110%"/>
    </style:style>
    <style:style style:name="P65" style:family="paragraph" style:parent-style-name="_36_._20_Komentář_20_kapitoly">
      <style:text-properties style:font-name="Times New Roman" fo:language="cs" fo:country="CZ"/>
    </style:style>
    <style:style style:name="P66" style:family="paragraph" style:parent-style-name="_36_._20_Komentář_20_kapitoly">
      <style:paragraph-properties fo:line-height="106%"/>
      <style:text-properties style:font-name="Times New Roman" fo:language="cs" fo:country="CZ"/>
    </style:style>
    <style:style style:name="P67" style:family="paragraph" style:parent-style-name="_36_._20_Komentář_20_kapitoly">
      <style:paragraph-properties fo:text-align="justify" style:justify-single-word="false"/>
    </style:style>
    <style:style style:name="P68" style:family="paragraph" style:parent-style-name="_36_._20_Komentář_20_kapitoly">
      <style:paragraph-properties fo:line-height="107%"/>
    </style:style>
    <style:style style:name="P69" style:family="paragraph" style:parent-style-name="_36_._20_Komentář_20_kapitoly">
      <style:paragraph-properties fo:line-height="113%"/>
    </style:style>
    <style:style style:name="P70" style:family="paragraph" style:parent-style-name="_36_._20_Komentář_20_kapitoly">
      <style:paragraph-properties fo:text-align="start" style:justify-single-word="false"/>
    </style:style>
    <style:style style:name="P71" style:family="paragraph" style:parent-style-name="_36_._20_Komentář_20_kapitoly">
      <style:paragraph-properties fo:line-height="108%"/>
    </style:style>
    <style:style style:name="P72" style:family="paragraph" style:parent-style-name="_34_._20_KAPITOLA_20_rukopisu_20_-_20_1._20_odstavec">
      <style:paragraph-properties fo:margin-left="3.3cm" fo:margin-right="0cm" fo:text-indent="-3.3cm" style:auto-text-indent="false"/>
      <style:text-properties style:font-name="Times New Roman" fo:language="cs" fo:country="CZ" fo:font-weight="bold" style:font-weight-asian="bold" style:font-weight-complex="bold"/>
    </style:style>
    <style:style style:name="P73" style:family="paragraph" style:parent-style-name="_34_._20_KAPITOLA_20_rukopisu_20_-_20_1._20_odstavec">
      <style:paragraph-properties fo:margin-left="3.3cm" fo:margin-right="0cm" fo:line-height="106%" fo:text-indent="-3.3cm" style:auto-text-indent="false"/>
      <style:text-properties style:font-name="Times New Roman" fo:font-size="12pt" fo:language="cs" fo:country="CZ" style:font-size-asian="12pt" style:font-size-complex="12pt"/>
    </style:style>
    <style:style style:name="P74" style:family="paragraph" style:parent-style-name="_34_._20_KAPITOLA_20_rukopisu_20_-_20_1._20_odstavec">
      <style:paragraph-properties fo:margin-left="3.3cm" fo:margin-right="0cm" fo:line-height="106%" fo:text-indent="-3.3cm" style:auto-text-indent="false"/>
    </style:style>
    <style:style style:name="P75" style:family="paragraph" style:parent-style-name="_34_._20_KAPITOLA_20_rukopisu_20_-_20_1._20_odstavec">
      <style:paragraph-properties fo:margin-left="3.3cm" fo:margin-right="0cm" fo:line-height="110%" fo:text-indent="-3.3cm" style:auto-text-indent="false"/>
    </style:style>
    <style:style style:name="P76" style:family="paragraph" style:parent-style-name="Velká_20_kapitola_20_rukopisu">
      <style:text-properties style:font-name="Times New Roman" fo:language="cs" fo:country="CZ" fo:font-style="italic" style:font-style-asian="italic" style:font-style-complex="italic"/>
    </style:style>
    <style:style style:name="P77" style:family="paragraph" style:parent-style-name="Velká_20_kapitola_20_rukopisu">
      <style:paragraph-properties fo:line-height="112%"/>
    </style:style>
    <style:style style:name="P78" style:family="paragraph" style:parent-style-name="TEXT">
      <style:text-properties fo:font-size="13pt" style:font-size-asian="13pt" style:font-size-complex="13pt"/>
    </style:style>
    <style:style style:name="P79" style:family="paragraph" style:parent-style-name="TEXT">
      <style:paragraph-properties fo:line-height="106%"/>
      <style:text-properties fo:font-size="13pt" style:font-size-asian="13pt" style:font-size-complex="13pt"/>
    </style:style>
    <style:style style:name="P80" style:family="paragraph" style:parent-style-name="TEXT">
      <style:text-properties fo:font-size="11pt" style:font-size-asian="11pt" style:font-size-complex="11pt"/>
    </style:style>
    <style:style style:name="P81" style:family="paragraph" style:parent-style-name="TEXT">
      <style:text-properties fo:font-size="18pt" style:font-size-asian="18pt" style:font-size-complex="18pt"/>
    </style:style>
    <style:style style:name="P82" style:family="paragraph" style:parent-style-name="TEXT">
      <style:paragraph-properties fo:line-height="106%"/>
      <style:text-properties fo:font-size="18pt" style:font-size-asian="18pt" style:font-size-complex="18pt"/>
    </style:style>
    <style:style style:name="P83" style:family="paragraph" style:parent-style-name="TEXT">
      <style:paragraph-properties fo:line-height="112%"/>
      <style:text-properties fo:font-size="18pt" style:font-size-asian="18pt" style:font-size-complex="18pt"/>
    </style:style>
    <style:style style:name="P84" style:family="paragraph" style:parent-style-name="TEXT">
      <style:paragraph-properties fo:line-height="113%"/>
      <style:text-properties fo:font-size="18pt" style:font-size-asian="18pt" style:font-size-complex="18pt"/>
    </style:style>
    <style:style style:name="P85" style:family="paragraph" style:parent-style-name="TEXT">
      <style:paragraph-properties fo:line-height="108%"/>
      <style:text-properties fo:font-size="18pt" style:font-size-asian="18pt" style:font-size-complex="18pt"/>
    </style:style>
    <style:style style:name="P86" style:family="paragraph" style:parent-style-name="TEXT">
      <style:text-properties fo:font-size="12pt" style:font-size-asian="12pt" style:font-size-complex="12pt"/>
    </style:style>
    <style:style style:name="P87" style:family="paragraph" style:parent-style-name="TEXT">
      <style:paragraph-properties fo:line-height="107%"/>
      <style:text-properties fo:font-size="12pt" style:font-size-asian="12pt" style:font-size-complex="12pt"/>
    </style:style>
    <style:style style:name="P88" style:family="paragraph" style:parent-style-name="TEXT">
      <style:paragraph-properties fo:line-height="108%"/>
      <style:text-properties fo:font-size="12pt" style:font-size-asian="12pt" style:font-size-complex="12pt"/>
    </style:style>
    <style:style style:name="P89" style:family="paragraph" style:parent-style-name="TEXT">
      <style:paragraph-properties fo:line-height="106%"/>
      <style:text-properties fo:font-size="12pt" style:font-size-asian="12pt" style:font-size-complex="12pt"/>
    </style:style>
    <style:style style:name="P90" style:family="paragraph" style:parent-style-name="TEXT">
      <style:text-properties fo:font-size="16pt" style:font-size-asian="16pt" style:font-size-complex="16pt"/>
    </style:style>
    <style:style style:name="P91" style:family="paragraph" style:parent-style-name="TEXT">
      <style:paragraph-properties fo:line-height="106%"/>
      <style:text-properties fo:font-size="16pt" style:font-size-asian="16pt" style:font-size-complex="16pt"/>
    </style:style>
    <style:style style:name="P92" style:family="paragraph" style:parent-style-name="TEXT">
      <style:text-properties fo:font-size="14pt" style:font-size-asian="14pt" style:font-size-complex="14pt"/>
    </style:style>
    <style:style style:name="P93" style:family="paragraph" style:parent-style-name="TEXT">
      <style:paragraph-properties fo:line-height="106%"/>
    </style:style>
    <style:style style:name="P94" style:family="paragraph" style:parent-style-name="TEXT">
      <style:paragraph-properties fo:line-height="107%"/>
    </style:style>
    <style:style style:name="P95" style:family="paragraph" style:parent-style-name="TEXT">
      <style:paragraph-properties fo:line-height="112%"/>
    </style:style>
    <style:style style:name="P96" style:family="paragraph" style:parent-style-name="TEXT">
      <style:paragraph-properties fo:line-height="113%"/>
    </style:style>
    <style:style style:name="P97" style:family="paragraph" style:parent-style-name="TEXT">
      <style:paragraph-properties fo:line-height="108%"/>
    </style:style>
    <style:style style:name="P98" style:family="paragraph" style:parent-style-name="TEXT">
      <style:text-properties fo:font-size="20pt" style:font-size-asian="20pt" style:font-size-complex="20pt"/>
    </style:style>
    <style:style style:name="P99" style:family="paragraph" style:parent-style-name="TEXT">
      <style:paragraph-properties fo:line-height="110%"/>
    </style:style>
    <style:style style:name="P100" style:family="paragraph" style:parent-style-name="Rej">
      <style:paragraph-properties fo:text-align="center" style:justify-single-word="false"/>
      <style:text-properties fo:font-size="15pt" fo:font-style="italic" fo:font-weight="bold" style:font-size-asian="15pt" style:font-style-asian="italic" style:font-weight-asian="bold" style:font-size-complex="15pt" style:font-style-complex="italic" style:font-weight-complex="bold"/>
    </style:style>
    <style:style style:name="P101" style:family="paragraph" style:parent-style-name="Rej">
      <style:paragraph-properties fo:text-align="center" style:justify-single-word="false"/>
      <style:text-properties fo:font-size="15pt" fo:font-style="italic" style:font-size-asian="15pt" style:font-style-asian="italic" style:font-size-complex="15pt" style:font-style-complex="italic"/>
    </style:style>
    <style:style style:name="P102" style:family="paragraph" style:parent-style-name="Rej">
      <style:text-properties fo:font-size="15pt" style:font-size-asian="15pt" style:font-size-complex="15pt"/>
    </style:style>
    <style:style style:name="P103" style:family="paragraph" style:parent-style-name="Rej">
      <style:paragraph-properties fo:text-align="center" style:justify-single-word="false"/>
    </style:style>
    <style:style style:name="P104" style:family="paragraph" style:parent-style-name="Rej">
      <style:text-properties fo:font-weight="bold" style:font-weight-asian="bold" style:font-weight-complex="bold"/>
    </style:style>
    <style:style style:name="P105" style:family="paragraph" style:parent-style-name="Rej">
      <style:paragraph-properties fo:line-height="127%"/>
      <style:text-properties fo:font-weight="bold" style:font-weight-asian="bold" style:font-weight-complex="bold"/>
    </style:style>
    <style:style style:name="P106" style:family="paragraph" style:parent-style-name="Rej">
      <style:paragraph-properties fo:line-height="124%"/>
      <style:text-properties fo:font-weight="bold" style:font-weight-asian="bold" style:font-weight-complex="bold"/>
    </style:style>
    <style:style style:name="P107" style:family="paragraph" style:parent-style-name="Rej">
      <style:paragraph-properties>
        <style:tab-stops>
          <style:tab-stop style:position="1cm"/>
          <style:tab-stop style:position="2.117cm"/>
          <style:tab-stop style:position="3cm"/>
        </style:tab-stops>
      </style:paragraph-properties>
    </style:style>
    <style:style style:name="P108" style:family="paragraph" style:parent-style-name="Rej">
      <style:text-properties style:font-name="Times New Roman" fo:language="cs" fo:country="CZ"/>
    </style:style>
    <style:style style:name="P109" style:family="paragraph" style:parent-style-name="Rej">
      <style:text-properties style:font-name="Times New Roman" fo:language="cs" fo:country="CZ" fo:font-style="italic" fo:font-weight="bold" style:font-style-asian="italic" style:font-weight-asian="bold" style:font-style-complex="italic" style:font-weight-complex="bold"/>
    </style:style>
    <style:style style:name="P110" style:family="paragraph" style:parent-style-name="Rej">
      <style:paragraph-properties fo:text-align="center" style:justify-single-word="false"/>
      <style:text-properties style:font-name="Times New Roman" fo:language="cs" fo:country="CZ"/>
    </style:style>
    <style:style style:name="P111" style:family="paragraph" style:parent-style-name="Rej">
      <style:text-properties style:font-name="Times New Roman" fo:language="cs" fo:country="CZ" fo:font-weight="normal" style:font-weight-asian="normal" style:font-weight-complex="normal"/>
    </style:style>
    <style:style style:name="P112" style:family="paragraph" style:parent-style-name="Rej">
      <style:paragraph-properties fo:line-height="127%"/>
      <style:text-properties style:font-name="Times New Roman" fo:language="cs" fo:country="CZ"/>
    </style:style>
    <style:style style:name="P113" style:family="paragraph" style:parent-style-name="Rej">
      <style:paragraph-properties fo:line-height="124%"/>
      <style:text-properties style:font-name="Times New Roman" fo:language="cs" fo:country="CZ"/>
    </style:style>
    <style:style style:name="P114" style:family="paragraph" style:parent-style-name="Rej">
      <style:paragraph-properties fo:line-height="124%">
        <style:tab-stops>
          <style:tab-stop style:position="1cm"/>
          <style:tab-stop style:position="2cm"/>
          <style:tab-stop style:position="3cm"/>
          <style:tab-stop style:position="6.853cm"/>
        </style:tab-stops>
      </style:paragraph-properties>
      <style:text-properties style:font-name="Times New Roman" fo:language="cs" fo:country="CZ"/>
    </style:style>
    <style:style style:name="P115" style:family="paragraph" style:parent-style-name="Rej">
      <style:text-properties style:font-name="Times New Roman" fo:language="cs" fo:country="CZ" fo:font-weight="bold" style:font-weight-asian="bold" style:font-weight-complex="bold"/>
    </style:style>
    <style:style style:name="P116" style:family="paragraph" style:parent-style-name="Rej">
      <style:paragraph-properties fo:text-align="center" style:justify-single-word="false"/>
      <style:text-properties style:font-name="Times New Roman" fo:font-size="15pt" fo:language="cs" fo:country="CZ" fo:font-style="italic" fo:font-weight="bold" style:font-size-asian="15pt" style:font-style-asian="italic" style:font-weight-asian="bold" style:font-size-complex="15pt" style:font-style-complex="italic" style:font-weight-complex="bold"/>
    </style:style>
    <style:style style:name="P117" style:family="paragraph" style:parent-style-name="Rej">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118" style:family="paragraph" style:parent-style-name="Rej">
      <style:paragraph-properties fo:line-height="126%"/>
      <style:text-properties fo:font-weight="normal" style:font-weight-asian="normal" style:font-weight-complex="normal"/>
    </style:style>
    <style:style style:name="P119" style:family="paragraph" style:parent-style-name="Rej">
      <style:text-properties fo:font-size="13pt" style:font-size-asian="13pt" style:font-size-complex="13pt"/>
    </style:style>
    <style:style style:name="P120" style:family="paragraph" style:parent-style-name="Rej">
      <style:paragraph-properties fo:line-height="127%"/>
      <style:text-properties fo:font-size="13pt" style:font-size-asian="13pt" style:font-size-complex="13pt"/>
    </style:style>
    <style:style style:name="P121" style:family="paragraph" style:parent-style-name="Rej">
      <style:paragraph-properties fo:line-height="124%"/>
      <style:text-properties fo:font-size="13pt" style:font-size-asian="13pt" style:font-size-complex="13pt"/>
    </style:style>
    <style:style style:name="P122" style:family="paragraph" style:parent-style-name="Rej">
      <style:text-properties fo:font-size="13pt" fo:font-weight="bold" style:font-size-asian="13pt" style:font-weight-asian="bold" style:font-size-complex="13pt" style:font-weight-complex="bold"/>
    </style:style>
    <style:style style:name="P123" style:family="paragraph" style:parent-style-name="Rej">
      <style:paragraph-properties fo:line-height="127%"/>
    </style:style>
    <style:style style:name="P124" style:family="paragraph" style:parent-style-name="Rej">
      <style:paragraph-properties fo:line-height="124%"/>
      <style:text-properties fo:font-size="12pt" style:font-size-asian="12pt" style:font-size-complex="12pt"/>
    </style:style>
    <style:style style:name="P125" style:family="paragraph" style:parent-style-name="Rej">
      <style:paragraph-properties fo:line-height="124%"/>
    </style:style>
    <style:style style:name="P126" style:family="paragraph" style:parent-style-name="Rej">
      <style:paragraph-properties fo:line-height="126%"/>
    </style:style>
    <style:style style:name="P127" style:family="paragraph" style:parent-style-name="Rej">
      <style:paragraph-properties>
        <style:tab-stops>
          <style:tab-stop style:position="0.804cm"/>
          <style:tab-stop style:position="2cm"/>
          <style:tab-stop style:position="3cm"/>
        </style:tab-stops>
      </style:paragraph-properties>
    </style:style>
    <style:style style:name="P128" style:family="paragraph" style:parent-style-name="Standard">
      <style:paragraph-properties fo:margin-left="0cm" fo:margin-right="0cm" fo:margin-top="0cm" fo:margin-bottom="0.212cm" fo:line-height="150%" fo:text-indent="1.251cm" style:auto-text-indent="false"/>
      <style:text-properties style:font-name="Arial" style:font-name-complex="Arial"/>
    </style:style>
    <style:style style:name="P129" style:family="paragraph" style:parent-style-name="Standard">
      <style:paragraph-properties fo:margin-left="0cm" fo:margin-right="0cm" fo:margin-top="0cm" fo:margin-bottom="0cm" fo:line-height="110%" fo:text-align="center" style:justify-single-word="false" fo:text-indent="0cm" style:auto-text-indent="false">
        <style:tab-stops>
          <style:tab-stop style:position="1cm"/>
        </style:tab-stops>
      </style:paragraph-properties>
      <style:text-properties style:font-name="Times New Roman" fo:font-size="15pt" fo:font-style="italic" fo:font-weight="bold" style:font-size-asian="15pt" style:font-style-asian="italic" style:font-weight-asian="bold" style:font-name-complex="Arial" style:font-size-complex="15pt" style:font-style-complex="italic" style:font-weight-complex="bold"/>
    </style:style>
    <style:style style:name="P130" style:family="paragraph" style:parent-style-name="Standard">
      <style:paragraph-properties fo:margin-left="0cm" fo:margin-right="0cm" fo:margin-top="0cm" fo:margin-bottom="0cm" fo:line-height="110%" fo:text-align="center" style:justify-single-word="false" fo:text-indent="0cm" style:auto-text-indent="false">
        <style:tab-stops>
          <style:tab-stop style:position="1cm"/>
          <style:tab-stop style:position="2cm"/>
        </style:tab-stops>
      </style:paragraph-properties>
      <style:text-properties style:font-name="Times New Roman" fo:font-size="15pt" style:font-size-asian="15pt" style:font-size-complex="15pt"/>
    </style:style>
    <style:style style:name="P131" style:family="paragraph" style:parent-style-name="Standard">
      <style:paragraph-properties fo:margin-left="0cm" fo:margin-right="0cm" fo:margin-top="0cm" fo:margin-bottom="0cm" fo:line-height="110%" fo:text-align="center" style:justify-single-word="false" fo:text-indent="0cm" style:auto-text-indent="false">
        <style:tab-stops>
          <style:tab-stop style:position="1cm"/>
          <style:tab-stop style:position="2cm"/>
        </style:tab-stops>
      </style:paragraph-properties>
      <style:text-properties style:font-name="Times New Roman" fo:font-size="15pt" fo:font-weight="normal" style:font-size-asian="15pt" style:font-weight-asian="normal" style:font-size-complex="15pt" style:font-weight-complex="normal"/>
    </style:style>
    <style:style style:name="P132"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ab-stops/>
      </style:paragraph-properties>
      <style:text-properties style:font-name="Times New Roman" fo:font-size="15pt" fo:language="cs" fo:country="CZ" fo:font-style="italic" fo:font-weight="bold" style:font-size-asian="15pt" style:font-style-asian="italic" style:font-weight-asian="bold" style:font-name-complex="Times New Roman" style:font-size-complex="15pt" style:font-style-complex="italic" fo:hyphenate="true" fo:hyphenation-remain-char-count="2" fo:hyphenation-push-char-count="2"/>
    </style:style>
    <style:style style:name="P133"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style:font-name="Times New Roman" fo:font-size="15pt" fo:language="cs" fo:country="CZ" fo:font-style="italic" fo:font-weight="bold" style:font-size-asian="15pt" style:font-style-asian="italic" style:font-weight-asian="bold" style:font-name-complex="Times New Roman" style:font-size-complex="15pt" style:font-style-complex="italic" fo:hyphenate="true" fo:hyphenation-remain-char-count="2" fo:hyphenation-push-char-count="2"/>
    </style:style>
    <style:style style:name="P134"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style:font-name="Times New Roman" fo:font-size="15pt" fo:language="cs" fo:country="CZ" fo:font-style="italic" fo:font-weight="bold" style:font-size-asian="15pt" style:font-style-asian="italic" style:font-weight-asian="bold" style:font-name-complex="Times New Roman" style:font-size-complex="15pt" style:font-style-complex="italic" style:font-weight-complex="bold" fo:hyphenate="true" fo:hyphenation-remain-char-count="2" fo:hyphenation-push-char-count="2"/>
    </style:style>
    <style:style style:name="P135"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style:font-name="Times New Roman" fo:font-size="15pt" fo:language="cs" fo:country="CZ" fo:font-weight="bold" style:font-size-asian="15pt" style:font-weight-asian="bold" style:font-name-complex="Times New Roman" style:font-size-complex="15pt" style:font-weight-complex="bold" fo:hyphenate="true" fo:hyphenation-remain-char-count="2" fo:hyphenation-push-char-count="2"/>
    </style:style>
    <style:style style:name="P136"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style:font-name="Times New Roman" fo:font-size="15pt" fo:language="cs" fo:country="CZ" fo:font-weight="bold" style:font-size-asian="15pt" style:font-weight-asian="bold" style:font-name-complex="Times New Roman" style:font-size-complex="15pt" fo:hyphenate="true" fo:hyphenation-remain-char-count="2" fo:hyphenation-push-char-count="2"/>
    </style:style>
    <style:style style:name="P137"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style:font-name="Times New Roman" fo:font-size="15pt" fo:language="fr" fo:country="FR" fo:font-weight="bold" style:font-size-asian="15pt" style:font-weight-asian="bold" style:font-name-complex="Times New Roman" style:font-size-complex="15pt" fo:hyphenate="true" fo:hyphenation-remain-char-count="2" fo:hyphenation-push-char-count="2"/>
    </style:style>
    <style:style style:name="P138"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style:font-name="Times New Roman" fo:font-size="15pt" fo:language="de" fo:country="DE" style:font-size-asian="15pt" style:font-name-complex="Times New Roman" style:font-size-complex="15pt" fo:hyphenate="true" fo:hyphenation-remain-char-count="2" fo:hyphenation-push-char-count="2"/>
    </style:style>
    <style:style style:name="P139" style:family="paragraph" style:parent-style-name="Standard">
      <style:paragraph-properties fo:margin-left="0cm" fo:margin-right="0cm" fo:margin-top="0cm" fo:margin-bottom="0cm" fo:line-height="110%" fo:text-align="center" style:justify-single-word="false" fo:text-indent="0cm" style:auto-text-indent="false">
        <style:tab-stops>
          <style:tab-stop style:position="1cm"/>
        </style:tab-stops>
      </style:paragraph-properties>
      <style:text-properties style:font-name="Times New Roman" fo:font-size="18pt" fo:font-style="italic" fo:font-weight="bold" style:font-size-asian="18pt" style:font-style-asian="italic" style:font-weight-asian="bold" style:font-name-complex="Arial" style:font-size-complex="18pt" style:font-style-complex="italic" style:font-weight-complex="bold"/>
    </style:style>
    <style:style style:name="P140" style:family="paragraph" style:parent-style-name="Standard">
      <style:paragraph-properties fo:margin-left="0cm" fo:margin-right="0cm" fo:margin-top="0cm" fo:margin-bottom="0cm" fo:line-height="170%" fo:text-align="center" style:justify-single-word="false" fo:text-indent="0cm" style:auto-text-indent="false">
        <style:tab-stops>
          <style:tab-stop style:position="1cm"/>
          <style:tab-stop style:position="2cm"/>
        </style:tab-stops>
      </style:paragraph-properties>
      <style:text-properties style:font-name="Times New Roman" fo:font-size="18pt" fo:font-style="italic" fo:font-weight="bold" style:font-size-asian="18pt" style:font-style-asian="italic" style:font-weight-asian="bold" style:font-size-complex="18pt" style:font-style-complex="italic"/>
    </style:style>
    <style:style style:name="P141" style:family="paragraph" style:parent-style-name="Standard">
      <style:paragraph-properties fo:margin-left="0cm" fo:margin-right="0cm" fo:margin-top="0cm" fo:margin-bottom="0cm" fo:line-height="110%" fo:text-align="center" style:justify-single-word="false" fo:text-indent="0cm" style:auto-text-indent="false">
        <style:tab-stops>
          <style:tab-stop style:position="1cm"/>
        </style:tab-stops>
      </style:paragraph-properties>
      <style:text-properties style:font-name="Times New Roman" fo:font-size="18pt" fo:language="de" fo:country="DE" fo:font-weight="bold" style:font-size-asian="18pt" style:font-weight-asian="bold" style:font-size-complex="18pt" style:font-weight-complex="bold"/>
    </style:style>
    <style:style style:name="P142" style:family="paragraph" style:parent-style-name="Standard">
      <style:paragraph-properties fo:margin-left="0cm" fo:margin-right="0cm" fo:margin-top="0cm" fo:margin-bottom="0cm" fo:line-height="130%" fo:text-align="center" style:justify-single-word="false" fo:text-indent="0cm" style:auto-text-indent="false">
        <style:tab-stops>
          <style:tab-stop style:position="1cm"/>
          <style:tab-stop style:position="2cm"/>
        </style:tab-stops>
      </style:paragraph-properties>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143" style:family="paragraph" style:parent-style-name="Standard">
      <style:paragraph-properties fo:margin-left="0cm" fo:margin-right="0cm" fo:margin-top="0cm" fo:margin-bottom="0cm" fo:line-height="130%" fo:text-align="start" style:justify-single-word="false" fo:text-indent="0cm" style:auto-text-indent="false">
        <style:tab-stops>
          <style:tab-stop style:position="1cm"/>
          <style:tab-stop style:position="2cm"/>
        </style:tab-stops>
      </style:paragraph-properties>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144" style:family="paragraph" style:parent-style-name="Standard">
      <style:paragraph-properties fo:margin-left="0cm" fo:margin-right="0cm" fo:margin-top="0cm" fo:margin-bottom="0cm" fo:line-height="110%" fo:text-align="center" style:justify-single-word="false" fo:orphans="2" fo:widows="2" fo:hyphenation-ladder-count="no-limit" fo:text-indent="0cm" style:auto-text-indent="false" style:text-autospace="none"/>
      <style:text-properties style:font-name="Times New Roman" fo:font-size="18pt" fo:language="cs" fo:country="CZ" fo:font-style="italic" fo:font-weight="bold" style:font-size-asian="18pt" style:font-style-asian="italic" style:font-weight-asian="bold" style:font-name-complex="Times New Roman" style:font-size-complex="18pt" style:font-style-complex="italic" fo:hyphenate="true" fo:hyphenation-remain-char-count="2" fo:hyphenation-push-char-count="2"/>
    </style:style>
    <style:style style:name="P145" style:family="paragraph" style:parent-style-name="Standard">
      <style:paragraph-properties fo:margin-left="0cm" fo:margin-right="0cm" fo:margin-top="0cm" fo:margin-bottom="0cm" fo:line-height="130%" fo:text-align="start" style:justify-single-word="false" fo:text-indent="0cm" style:auto-text-indent="false">
        <style:tab-stops>
          <style:tab-stop style:position="1cm"/>
          <style:tab-stop style:position="2cm"/>
        </style:tab-stops>
      </style:paragraph-properties>
      <style:text-properties style:font-name="Times New Roman" fo:font-size="13pt" style:font-size-asian="13pt" style:font-size-complex="13pt"/>
    </style:style>
    <style:style style:name="P146" style:family="paragraph" style:parent-style-name="Standard">
      <style:paragraph-properties fo:margin-left="0cm" fo:margin-right="0cm" fo:margin-top="0cm" fo:margin-bottom="0cm" fo:line-height="110%" fo:text-align="center" style:justify-single-word="false" fo:text-indent="0cm" style:auto-text-indent="false">
        <style:tab-stops>
          <style:tab-stop style:position="1cm"/>
          <style:tab-stop style:position="2cm"/>
        </style:tab-stops>
      </style:paragraph-properties>
      <style:text-properties style:font-name="Times New Roman" fo:font-size="13pt" style:font-size-asian="13pt" style:font-size-complex="13pt"/>
    </style:style>
    <style:style style:name="P147"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ab-stops>
          <style:tab-stop style:position="1cm"/>
          <style:tab-stop style:position="2cm"/>
        </style:tab-stops>
      </style:paragraph-properties>
      <style:text-properties style:font-name="Times New Roman" fo:font-size="13pt" fo:language="de" fo:country="DE" style:font-size-asian="13pt" style:font-name-complex="Times New Roman" style:font-size-complex="13pt" fo:hyphenate="true" fo:hyphenation-remain-char-count="2" fo:hyphenation-push-char-count="2"/>
    </style:style>
    <style:style style:name="P148"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ab-stops>
          <style:tab-stop style:position="1cm"/>
          <style:tab-stop style:position="2cm"/>
        </style:tab-stops>
      </style:paragraph-properties>
      <style:text-properties style:font-name="Times New Roman" fo:font-size="13pt" fo:language="cs" fo:country="CZ" style:font-size-asian="13pt" style:font-name-complex="Times New Roman" style:font-size-complex="13pt" fo:hyphenate="true" fo:hyphenation-remain-char-count="2" fo:hyphenation-push-char-count="2"/>
    </style:style>
    <style:style style:name="P149" style:family="paragraph" style:parent-style-name="Standard">
      <style:paragraph-properties fo:margin-left="0cm" fo:margin-right="0cm" fo:margin-top="0cm" fo:margin-bottom="0cm" fo:line-height="110%"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150" style:family="paragraph" style:parent-style-name="Standard">
      <style:paragraph-properties fo:margin-left="0cm" fo:margin-right="0cm" fo:margin-top="0cm" fo:margin-bottom="0cm" fo:line-height="110%" fo:text-align="justify" style:justify-single-word="false" fo:orphans="2" fo:widows="2" fo:hyphenation-ladder-count="no-limit" fo:text-indent="0cm" style:auto-text-indent="false" style:text-autospace="none">
        <style:tab-stops>
          <style:tab-stop style:position="15.522cm"/>
        </style:tab-stops>
      </style:paragraph-properties>
      <style:text-properties fo:hyphenate="true" fo:hyphenation-remain-char-count="2" fo:hyphenation-push-char-count="2"/>
    </style:style>
    <style:style style:name="P151"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fo:font-size="13pt" style:font-size-asian="13pt" style:font-size-complex="13pt" fo:hyphenate="true" fo:hyphenation-remain-char-count="2" fo:hyphenation-push-char-count="2"/>
    </style:style>
    <style:style style:name="P152"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ab-stops>
          <style:tab-stop style:position="1cm"/>
          <style:tab-stop style:position="2cm"/>
        </style:tab-stops>
      </style:paragraph-properties>
      <style:text-properties fo:font-size="13pt" style:font-size-asian="13pt" style:font-size-complex="13pt" fo:hyphenate="true" fo:hyphenation-remain-char-count="2" fo:hyphenation-push-char-count="2"/>
    </style:style>
    <style:style style:name="P153"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ab-stops>
          <style:tab-stop style:position="15.522cm"/>
        </style:tab-stops>
      </style:paragraph-properties>
      <style:text-properties fo:font-size="13pt" fo:font-weight="normal" style:font-size-asian="13pt" style:font-weight-asian="normal" style:font-size-complex="13pt" style:font-weight-complex="normal" fo:hyphenate="true" fo:hyphenation-remain-char-count="2" fo:hyphenation-push-char-count="2"/>
    </style:style>
    <style:style style:name="P154"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ab-stops>
          <style:tab-stop style:position="1cm"/>
          <style:tab-stop style:position="2cm"/>
        </style:tab-stops>
      </style:paragraph-properties>
      <style:text-properties fo:font-variant="small-caps" style:font-name="Times New Roman" fo:font-size="13pt" fo:language="de" fo:country="DE" style:font-size-asian="13pt" style:font-name-complex="Times New Roman" style:font-size-complex="13pt" fo:hyphenate="true" fo:hyphenation-remain-char-count="2" fo:hyphenation-push-char-count="2"/>
    </style:style>
    <style:style style:name="P155"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ab-stops>
          <style:tab-stop style:position="1cm"/>
          <style:tab-stop style:position="2cm"/>
        </style:tab-stops>
      </style:paragraph-properties>
      <style:text-properties fo:color="#000000" style:font-name="Times New Roman" fo:font-size="13pt" fo:language="cs" fo:country="CZ" style:font-name-asian="Calibri" style:font-size-asian="13pt" style:language-asian="cs" style:country-asian="CZ" style:font-name-complex="Times New Roman" style:font-size-complex="13pt" fo:hyphenate="true" fo:hyphenation-remain-char-count="2" fo:hyphenation-push-char-count="2"/>
    </style:style>
    <style:style style:name="P156" style:family="paragraph" style:parent-style-name="Standard">
      <style:paragraph-properties fo:margin-left="0cm" fo:margin-right="0cm" fo:margin-top="0cm" fo:margin-bottom="0cm" fo:line-height="110%" fo:text-align="justify" style:justify-single-word="false" fo:orphans="2" fo:widows="2" fo:hyphenation-ladder-count="no-limit" fo:text-indent="0cm" style:auto-text-indent="false" style:text-autospace="none"/>
      <style:text-properties fo:color="#000000" style:font-name="Times New Roman" fo:font-size="15pt" fo:language="cs" fo:country="CZ" style:font-name-asian="Calibri" style:font-size-asian="15pt" style:language-asian="cs" style:country-asian="CZ" style:font-name-complex="Times New Roman" style:font-size-complex="15pt" fo:hyphenate="true" fo:hyphenation-remain-char-count="2" fo:hyphenation-push-char-count="2"/>
    </style:style>
    <style:style style:name="P157"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158" style:family="paragraph" style:parent-style-name="Standard" style:master-page-name="">
      <style:paragraph-properties fo:margin-left="0cm" fo:margin-right="0cm" fo:margin-top="0cm" fo:margin-bottom="0cm" fo:line-height="110%" fo:text-align="center" style:justify-single-word="false" fo:text-indent="0cm" style:auto-text-indent="false" style:page-number="auto" fo:break-before="page">
        <style:tab-stops>
          <style:tab-stop style:position="1cm"/>
        </style:tab-stops>
      </style:paragraph-properties>
      <style:text-properties style:font-name="Times New Roman" fo:font-size="18pt" fo:language="de" fo:country="DE" fo:font-weight="bold" style:font-size-asian="18pt" style:font-weight-asian="bold" style:font-size-complex="18pt" style:font-weight-complex="bold"/>
    </style:style>
    <style:style style:name="P159" style:family="paragraph" style:parent-style-name="Standard" style:master-page-name="">
      <style:paragraph-properties fo:margin-left="0cm" fo:margin-right="0cm" fo:margin-top="0cm" fo:margin-bottom="0cm" fo:line-height="170%" fo:text-align="center" style:justify-single-word="false" fo:text-indent="0cm" style:auto-text-indent="false" style:page-number="auto" fo:background-color="transparent" style:vertical-align="middle">
        <style:tab-stops>
          <style:tab-stop style:position="1cm"/>
          <style:tab-stop style:position="2cm"/>
        </style:tab-stops>
        <style:background-image/>
      </style:paragraph-properties>
      <style:text-properties style:font-name="Times New Roman" fo:font-size="13pt" style:font-size-asian="13pt" style:font-size-complex="13pt"/>
    </style:style>
    <style:style style:name="P160" style:family="paragraph" style:parent-style-name="Standard" style:master-page-name="">
      <style:paragraph-properties fo:margin-left="0cm" fo:margin-right="0cm" fo:margin-top="0cm" fo:margin-bottom="0cm" fo:line-height="120%" fo:text-align="justify" style:justify-single-word="false" fo:orphans="2" fo:widows="2" fo:hyphenation-ladder-count="no-limit" fo:text-indent="0cm" style:auto-text-indent="false" style:page-number="auto" style:text-autospace="none">
        <style:tab-stops/>
      </style:paragraph-properties>
      <style:text-properties style:font-name="Times New Roman" fo:font-size="15pt" fo:language="cs" fo:country="CZ" fo:font-style="italic" fo:font-weight="bold" style:font-size-asian="15pt" style:font-style-asian="italic" style:font-weight-asian="bold" style:font-name-complex="Times New Roman" style:font-size-complex="15pt" style:font-style-complex="italic" fo:hyphenate="true" fo:hyphenation-remain-char-count="2" fo:hyphenation-push-char-count="2"/>
    </style:style>
    <style:style style:name="P161" style:family="paragraph" style:parent-style-name="Standard">
      <style:paragraph-properties fo:margin-left="0cm" fo:margin-right="0cm" fo:margin-top="0cm" fo:margin-bottom="0cm" fo:line-height="110%" fo:text-align="center" style:justify-single-word="false" fo:hyphenation-ladder-count="no-limit" fo:text-indent="0cm" style:auto-text-indent="false" style:writing-mode="lr-tb">
        <style:tab-stops>
          <style:tab-stop style:position="0.716cm"/>
        </style:tab-stops>
      </style:paragraph-properties>
      <style:text-properties style:font-name="Times New Roman" fo:font-size="18pt" fo:font-style="italic" fo:font-weight="bold" style:font-name-asian="Times New Roman1" style:font-size-asian="18pt" style:font-style-asian="italic" style:font-weight-asian="bold" style:font-name-complex="Times New Roman1" style:font-size-complex="18pt" style:font-style-complex="italic" style:font-weight-complex="bold" fo:hyphenate="false" fo:hyphenation-remain-char-count="2" fo:hyphenation-push-char-count="2"/>
    </style:style>
    <style:style style:name="P162" style:family="paragraph" style:parent-style-name="Standard">
      <style:paragraph-properties fo:margin-left="0cm" fo:margin-right="0cm" fo:margin-top="0cm" fo:margin-bottom="0cm" fo:line-height="110%" fo:text-align="center" style:justify-single-word="false" fo:hyphenation-ladder-count="no-limit" fo:text-indent="0cm" style:auto-text-indent="false" style:writing-mode="lr-tb">
        <style:tab-stops>
          <style:tab-stop style:position="0.716cm"/>
        </style:tab-stops>
      </style:paragraph-properties>
      <style:text-properties style:font-name="Times New Roman" fo:font-size="18pt" fo:language="cs" fo:country="CZ" fo:font-style="italic" fo:font-weight="bold" style:font-name-asian="Times New Roman1" style:font-size-asian="18pt" style:font-style-asian="italic" style:font-weight-asian="bold" style:font-name-complex="Times New Roman1" style:font-size-complex="18pt" style:font-style-complex="italic" style:font-weight-complex="bold" fo:hyphenate="false" fo:hyphenation-remain-char-count="2" fo:hyphenation-push-char-count="2"/>
    </style:style>
    <style:style style:name="P163" style:family="paragraph" style:parent-style-name="No_20_Spacing">
      <style:paragraph-properties fo:margin-left="0cm" fo:margin-right="0cm" fo:margin-top="0cm" fo:margin-bottom="0cm" fo:line-height="110%" fo:text-align="start" style:justify-single-word="false" fo:text-indent="0cm" style:auto-text-indent="false" style:writing-mode="lr-tb">
        <style:tab-stops>
          <style:tab-stop style:position="1cm"/>
          <style:tab-stop style:position="2cm"/>
        </style:tab-stops>
      </style:paragraph-properties>
      <style:text-properties style:font-name="Times New Roman" fo:font-size="13pt" style:font-size-asian="13pt" style:font-name-complex="Times New Roman1" style:font-size-complex="13pt"/>
    </style:style>
    <style:style style:name="P164" style:family="paragraph" style:parent-style-name="Standard">
      <style:paragraph-properties fo:margin-left="0cm" fo:margin-right="0cm" fo:margin-top="0cm" fo:margin-bottom="0cm" fo:line-height="130%" fo:text-align="justify" fo:text-align-last="justify" style:justify-single-word="false" fo:text-indent="0cm" style:auto-text-indent="false" fo:background-color="transparent" style:vertical-align="middle">
        <style:tab-stops>
          <style:tab-stop style:position="1cm"/>
          <style:tab-stop style:position="2cm"/>
        </style:tab-stops>
        <style:background-image/>
      </style:paragraph-properties>
      <style:text-properties style:font-name="Times New Roman" fo:font-size="13pt" style:font-size-asian="13pt" style:font-size-complex="13pt"/>
    </style:style>
    <style:style style:name="P165" style:family="paragraph" style:parent-style-name="Standard">
      <style:paragraph-properties fo:margin-left="0cm" fo:margin-right="0cm" fo:margin-top="0cm" fo:margin-bottom="0cm" fo:line-height="170%" fo:text-align="justify" fo:text-align-last="justify" style:justify-single-word="false" fo:text-indent="0cm" style:auto-text-indent="false" fo:background-color="transparent" style:vertical-align="middle">
        <style:tab-stops>
          <style:tab-stop style:position="1cm"/>
          <style:tab-stop style:position="2cm"/>
        </style:tab-stops>
        <style:background-image/>
      </style:paragraph-properties>
      <style:text-properties style:font-name="Times New Roman" fo:font-size="13pt" style:font-size-asian="13pt" style:font-size-complex="13pt"/>
    </style:style>
    <style:style style:name="P166" style:family="paragraph" style:parent-style-name="Standard">
      <style:paragraph-properties fo:margin-left="0cm" fo:margin-right="0cm" fo:margin-top="0cm" fo:margin-bottom="0cm" fo:line-height="170%" fo:text-align="center" style:justify-single-word="false" fo:text-indent="0cm" style:auto-text-indent="false" fo:background-color="transparent" style:vertical-align="middle">
        <style:tab-stops>
          <style:tab-stop style:position="1cm"/>
          <style:tab-stop style:position="2cm"/>
        </style:tab-stops>
        <style:background-image/>
      </style:paragraph-properties>
      <style:text-properties style:font-name="Times New Roman" fo:font-size="13pt" style:font-size-asian="13pt" style:font-size-complex="13pt"/>
    </style:style>
    <style:style style:name="P167" style:family="paragraph" style:parent-style-name="Standard">
      <style:paragraph-properties fo:margin-left="0cm" fo:margin-right="0cm" fo:margin-top="0cm" fo:margin-bottom="0cm" fo:line-height="170%" fo:text-align="justify" fo:text-align-last="center" style:justify-single-word="true" fo:text-indent="0cm" style:auto-text-indent="false" fo:background-color="transparent" style:vertical-align="middle">
        <style:tab-stops>
          <style:tab-stop style:position="1cm"/>
          <style:tab-stop style:position="2cm"/>
        </style:tab-stops>
        <style:background-image/>
      </style:paragraph-properties>
      <style:text-properties style:font-name="Times New Roman" fo:font-size="13pt" style:font-size-asian="13pt" style:font-size-complex="13pt"/>
    </style:style>
    <style:style style:name="P168" style:family="paragraph" style:parent-style-name="Standard">
      <style:paragraph-properties fo:margin-left="0cm" fo:margin-right="0cm" fo:line-height="110%" fo:text-indent="0cm" style:auto-text-indent="false" style:writing-mode="lr-tb"/>
    </style:style>
    <style:style style:name="P169" style:family="paragraph" style:parent-style-name="Standard">
      <style:paragraph-properties fo:margin-left="0cm" fo:margin-right="0cm" fo:line-height="110%" fo:text-indent="0cm" style:auto-text-indent="false" style:writing-mode="lr-tb"/>
      <style:text-properties style:font-name="Times New Roman" fo:font-size="13pt" style:font-size-asian="13pt" style:font-name-complex="Times New Roman1" style:font-size-complex="13pt"/>
    </style:style>
    <style:style style:name="P170" style:family="paragraph" style:parent-style-name="HTML_20_Preformatted">
      <style:paragraph-properties fo:margin-left="0cm" fo:margin-right="0cm" fo:line-height="110%" fo:text-indent="0cm" style:auto-text-indent="false" style:writing-mode="lr-tb"/>
      <style:text-properties style:font-name="Times New Roman" fo:font-size="13pt" style:font-name-asian="Calibri" style:font-size-asian="13pt" style:font-name-complex="Calibri" style:font-size-complex="13pt"/>
    </style:style>
    <style:style style:name="P171" style:family="paragraph" style:parent-style-name="No_20_Spacing">
      <style:paragraph-properties fo:margin-left="0cm" fo:margin-right="0cm" fo:line-height="110%" fo:text-indent="0cm" style:auto-text-indent="false" style:writing-mode="lr-tb"/>
      <style:text-properties style:font-name="Times New Roman" fo:font-size="13pt" style:font-size-asian="13pt" style:font-name-complex="Times New Roman1" style:font-size-complex="13pt"/>
    </style:style>
    <style:style style:name="P172" style:family="paragraph" style:parent-style-name="No_20_Spacing">
      <style:paragraph-properties fo:margin-left="0cm" fo:margin-right="0cm" fo:line-height="110%" fo:text-indent="0cm" style:auto-text-indent="false" style:writing-mode="lr-tb"/>
    </style:style>
    <style:style style:name="P173" style:family="paragraph" style:parent-style-name="_31_.Číslo_20_rukopisu">
      <style:paragraph-properties fo:margin-left="0cm" fo:margin-right="0cm" fo:line-height="120%" fo:text-indent="0cm" style:auto-text-indent="false"/>
    </style:style>
    <style:style style:name="P174" style:family="paragraph" style:parent-style-name="Standard">
      <style:paragraph-properties fo:margin-left="0cm" fo:margin-right="0cm" fo:margin-top="0cm" fo:margin-bottom="0cm" fo:line-height="110%" fo:text-align="justify" style:justify-single-word="false" fo:text-indent="1cm" style:auto-text-indent="false">
        <style:tab-stops>
          <style:tab-stop style:position="1cm"/>
        </style:tab-stops>
      </style:paragraph-properties>
      <style:text-properties style:font-name="Times New Roman" fo:font-size="13pt" style:font-size-asian="13pt" style:font-size-complex="13pt"/>
    </style:style>
    <style:style style:name="P175" style:family="paragraph" style:parent-style-name="Standard">
      <style:paragraph-properties fo:margin-left="0cm" fo:margin-right="0cm" fo:margin-top="0cm" fo:margin-bottom="0cm" fo:line-height="110%" fo:text-align="justify" style:justify-single-word="false" fo:text-indent="1cm" style:auto-text-indent="false">
        <style:tab-stops>
          <style:tab-stop style:position="1cm"/>
        </style:tab-stops>
      </style:paragraph-properties>
      <style:text-properties style:font-name="Times New Roman" fo:font-size="13pt" style:font-size-asian="13pt" style:font-name-complex="Arial" style:font-size-complex="13pt"/>
    </style:style>
    <style:style style:name="P176" style:family="paragraph" style:parent-style-name="Standard">
      <style:paragraph-properties fo:margin-left="0cm" fo:margin-right="0cm" fo:margin-top="0cm" fo:margin-bottom="0cm" fo:line-height="110%" fo:text-align="justify" style:justify-single-word="false" fo:text-indent="1cm" style:auto-text-indent="false">
        <style:tab-stops>
          <style:tab-stop style:position="1cm"/>
        </style:tab-stops>
      </style:paragraph-properties>
      <style:text-properties style:font-name="Times New Roman" fo:font-size="13pt" fo:language="de" fo:country="DE" style:font-size-asian="13pt" style:font-size-complex="13pt" style:font-weight-complex="bold"/>
    </style:style>
    <style:style style:name="P177" style:family="paragraph" style:parent-style-name="Standard">
      <style:paragraph-properties fo:margin-left="0cm" fo:margin-right="0cm" fo:margin-top="0cm" fo:margin-bottom="0cm" fo:line-height="110%" fo:text-align="justify" style:justify-single-word="false" fo:text-indent="1cm" style:auto-text-indent="false">
        <style:tab-stops>
          <style:tab-stop style:position="1cm"/>
        </style:tab-stops>
      </style:paragraph-properties>
      <style:text-properties style:font-name="Times New Roman" fo:font-size="13pt" fo:language="de" fo:country="DE" fo:font-style="normal" fo:font-weight="normal" style:font-size-asian="13pt" style:font-style-asian="normal" style:font-weight-asian="normal" style:font-name-complex="Arial" style:font-size-complex="13pt" style:font-style-complex="normal" style:font-weight-complex="normal"/>
    </style:style>
    <style:style style:name="P178" style:family="paragraph" style:parent-style-name="Standard">
      <style:paragraph-properties fo:margin-left="0cm" fo:margin-right="0cm" fo:margin-top="0cm" fo:margin-bottom="0cm" fo:line-height="110%" fo:text-align="justify" style:justify-single-word="false" fo:orphans="2" fo:widows="2" fo:hyphenation-ladder-count="no-limit" fo:text-indent="1cm" style:auto-text-indent="false" style:text-autospace="none">
        <style:tab-stops>
          <style:tab-stop style:position="15.522cm"/>
        </style:tab-stops>
      </style:paragraph-properties>
      <style:text-properties style:font-name="Times New Roman" fo:font-size="13pt" fo:language="cs" fo:country="CZ" fo:font-weight="bold" style:font-size-asian="13pt" style:font-weight-asian="bold" style:font-name-complex="Times New Roman" style:font-size-complex="13pt" style:font-weight-complex="bold" fo:hyphenate="true" fo:hyphenation-remain-char-count="2" fo:hyphenation-push-char-count="2"/>
    </style:style>
    <style:style style:name="P179" style:family="paragraph" style:parent-style-name="Standard">
      <style:paragraph-properties fo:margin-left="0cm" fo:margin-right="0cm" fo:margin-top="0cm" fo:margin-bottom="0cm" fo:line-height="110%" fo:text-align="justify" style:justify-single-word="false" fo:orphans="2" fo:widows="2" fo:hyphenation-ladder-count="no-limit" fo:text-indent="1cm" style:auto-text-indent="false" style:text-autospace="none"/>
      <style:text-properties style:font-name="Times New Roman" fo:font-size="13pt" fo:language="cs" fo:country="CZ" style:font-size-asian="13pt" style:font-name-complex="Times New Roman" style:font-size-complex="13pt" style:font-weight-complex="bold" fo:hyphenate="true" fo:hyphenation-remain-char-count="2" fo:hyphenation-push-char-count="2"/>
    </style:style>
    <style:style style:name="P180" style:family="paragraph" style:parent-style-name="Standard">
      <style:paragraph-properties fo:margin-left="0cm" fo:margin-right="0cm" fo:margin-top="0cm" fo:margin-bottom="0cm" fo:line-height="110%" fo:text-align="justify" style:justify-single-word="false" fo:text-indent="1cm" style:auto-text-indent="false">
        <style:tab-stops>
          <style:tab-stop style:position="1cm"/>
        </style:tab-stops>
      </style:paragraph-properties>
      <style:text-properties style:font-name="Times New Roman" fo:font-size="18pt" style:font-size-asian="18pt" style:font-size-complex="18pt" style:font-weight-complex="bold"/>
    </style:style>
    <style:style style:name="P181" style:family="paragraph" style:parent-style-name="Standard">
      <style:paragraph-properties fo:margin-left="0cm" fo:margin-right="0cm" fo:margin-top="0cm" fo:margin-bottom="0cm" fo:line-height="110%" fo:text-align="justify" style:justify-single-word="false" fo:orphans="2" fo:widows="2" fo:hyphenation-ladder-count="no-limit" fo:text-indent="1cm" style:auto-text-indent="false" style:text-autospace="none"/>
      <style:text-properties style:font-name="Times New Roman" fo:font-size="18pt" fo:language="cs" fo:country="CZ" fo:font-weight="bold" style:font-size-asian="18pt" style:font-weight-asian="bold" style:font-size-complex="18pt" style:font-weight-complex="bold" fo:hyphenate="true" fo:hyphenation-remain-char-count="2" fo:hyphenation-push-char-count="2"/>
    </style:style>
    <style:style style:name="P182" style:family="paragraph" style:parent-style-name="Standard">
      <style:paragraph-properties fo:margin-left="0cm" fo:margin-right="0cm" fo:margin-top="0cm" fo:margin-bottom="0cm" fo:line-height="110%" fo:text-align="justify" style:justify-single-word="false" fo:orphans="2" fo:widows="2" fo:hyphenation-ladder-count="no-limit" fo:text-indent="1cm" style:auto-text-indent="false" style:text-autospace="none"/>
      <style:text-properties style:font-name="Times New Roman" fo:font-size="15pt" fo:language="cs" fo:country="CZ" style:font-size-asian="15pt" style:font-name-complex="Times New Roman" style:font-size-complex="15pt" fo:hyphenate="true" fo:hyphenation-remain-char-count="2" fo:hyphenation-push-char-count="2"/>
    </style:style>
    <style:style style:name="P183" style:family="paragraph" style:parent-style-name="Standard">
      <style:paragraph-properties fo:margin-left="0cm" fo:margin-right="0cm" fo:margin-top="0cm" fo:margin-bottom="0cm" fo:line-height="110%" fo:text-align="justify" style:justify-single-word="false" fo:text-indent="1cm" style:auto-text-indent="false">
        <style:tab-stops>
          <style:tab-stop style:position="1cm"/>
        </style:tab-stops>
      </style:paragraph-properties>
      <style:text-properties fo:font-size="13pt" style:font-size-asian="13pt" style:font-size-complex="13pt"/>
    </style:style>
    <style:style style:name="P184" style:family="paragraph" style:parent-style-name="Standard">
      <style:paragraph-properties fo:margin-left="0cm" fo:margin-right="0cm" fo:margin-top="0cm" fo:margin-bottom="0cm" fo:line-height="110%" fo:text-align="justify" style:justify-single-word="false" fo:orphans="2" fo:widows="2" fo:hyphenation-ladder-count="no-limit" fo:text-indent="1cm" style:auto-text-indent="false" style:text-autospace="none">
        <style:tab-stops>
          <style:tab-stop style:position="15.522cm"/>
        </style:tab-stops>
      </style:paragraph-properties>
      <style:text-properties fo:font-size="13pt" style:font-size-asian="13pt" style:font-size-complex="13pt" fo:hyphenate="true" fo:hyphenation-remain-char-count="2" fo:hyphenation-push-char-count="2"/>
    </style:style>
    <style:style style:name="P185" style:family="paragraph" style:parent-style-name="Standard">
      <style:paragraph-properties fo:margin-left="0cm" fo:margin-right="0cm" fo:margin-top="0cm" fo:margin-bottom="0cm" fo:line-height="110%" fo:text-align="justify" style:justify-single-word="false" fo:orphans="2" fo:widows="2" fo:hyphenation-ladder-count="no-limit" fo:text-indent="1cm" style:auto-text-indent="false" style:text-autospace="none">
        <style:tab-stops>
          <style:tab-stop style:position="15.522cm"/>
        </style:tab-stops>
      </style:paragraph-properties>
      <style:text-properties fo:hyphenate="true" fo:hyphenation-remain-char-count="2" fo:hyphenation-push-char-count="2"/>
    </style:style>
    <style:style style:name="P186" style:family="paragraph" style:parent-style-name="Standard">
      <style:paragraph-properties fo:margin-left="0cm" fo:margin-right="0cm" fo:margin-top="0cm" fo:margin-bottom="0cm" fo:line-height="110%" fo:text-align="justify" style:justify-single-word="false" fo:orphans="2" fo:widows="2" fo:hyphenation-ladder-count="no-limit" fo:text-indent="1cm" style:auto-text-indent="false" style:text-autospace="none"/>
      <style:text-properties fo:hyphenate="true" fo:hyphenation-remain-char-count="2" fo:hyphenation-push-char-count="2"/>
    </style:style>
    <style:style style:name="P187" style:family="paragraph" style:parent-style-name="Standard">
      <style:paragraph-properties fo:margin-left="0cm" fo:margin-right="0cm" fo:margin-top="0cm" fo:margin-bottom="0cm" fo:line-height="110%" fo:text-align="justify" fo:text-align-last="justify" style:justify-single-word="false" fo:orphans="2" fo:widows="2" fo:hyphenation-ladder-count="no-limit" fo:text-indent="1cm" style:auto-text-indent="false" style:text-autospace="none"/>
      <style:text-properties fo:hyphenate="true" fo:hyphenation-remain-char-count="2" fo:hyphenation-push-char-count="2"/>
    </style:style>
    <style:style style:name="P188" style:family="paragraph" style:parent-style-name="Standard" style:master-page-name="">
      <style:paragraph-properties fo:margin-left="0cm" fo:margin-right="0cm" fo:margin-top="0cm" fo:margin-bottom="0cm" fo:line-height="110%" fo:text-align="justify" fo:text-align-last="justify" style:justify-single-word="false" fo:orphans="2" fo:widows="2" fo:hyphenation-ladder-count="no-limit" fo:text-indent="1cm" style:auto-text-indent="false" style:page-number="auto" style:text-autospace="none">
        <style:tab-stops>
          <style:tab-stop style:position="15.522cm"/>
        </style:tab-stops>
      </style:paragraph-properties>
      <style:text-properties fo:hyphenate="true" fo:hyphenation-remain-char-count="2" fo:hyphenation-push-char-count="2"/>
    </style:style>
    <style:style style:name="P189" style:family="paragraph" style:parent-style-name="Standard">
      <style:paragraph-properties fo:margin-left="0cm" fo:margin-right="0cm" fo:margin-top="0cm" fo:margin-bottom="0cm" fo:line-height="110%" fo:text-align="justify" style:justify-single-word="false" fo:orphans="2" fo:widows="2" fo:hyphenation-ladder-count="no-limit" fo:text-indent="1cm" style:auto-text-indent="false" fo:break-before="page" style:text-autospace="none">
        <style:tab-stops>
          <style:tab-stop style:position="15.522cm"/>
        </style:tab-stops>
      </style:paragraph-properties>
      <style:text-properties style:font-name="Times New Roman" fo:font-size="18pt" fo:language="cs" fo:country="CZ" style:font-size-asian="18pt" style:font-name-complex="Times New Roman" style:font-size-complex="18pt" style:font-weight-complex="bold" fo:hyphenate="true" fo:hyphenation-remain-char-count="2" fo:hyphenation-push-char-count="2"/>
    </style:style>
    <style:style style:name="P190" style:family="paragraph" style:parent-style-name="Rej">
      <style:paragraph-properties fo:margin-left="0cm" fo:margin-right="-0.025cm" fo:text-indent="0cm" style:auto-text-indent="false"/>
    </style:style>
    <style:style style:name="P191" style:family="paragraph" style:parent-style-name="_33_._20_Název_20_rukopisu">
      <style:paragraph-properties fo:text-align="justify" style:justify-single-word="false"/>
    </style:style>
    <style:style style:name="P192" style:family="paragraph" style:parent-style-name="_33_._20_Název_20_rukopisu">
      <style:paragraph-properties fo:line-height="107%"/>
    </style:style>
    <style:style style:name="P193" style:family="paragraph" style:parent-style-name="_33_._20_Název_20_rukopisu">
      <style:paragraph-properties fo:line-height="106%"/>
    </style:style>
    <style:style style:name="P194" style:family="paragraph" style:parent-style-name="_33_._20_Název_20_rukopisu">
      <style:paragraph-properties fo:line-height="106%" fo:text-align="center" style:justify-single-word="false"/>
    </style:style>
    <style:style style:name="P195" style:family="paragraph" style:parent-style-name="_33_._20_Název_20_rukopisu">
      <style:paragraph-properties fo:line-height="112%"/>
    </style:style>
    <style:style style:name="P196" style:family="paragraph" style:parent-style-name="_33_._20_Název_20_rukopisu">
      <style:paragraph-properties fo:line-height="113%"/>
    </style:style>
    <style:style style:name="P197" style:family="paragraph" style:parent-style-name="_33_._20_Název_20_rukopisu">
      <style:paragraph-properties fo:line-height="108%"/>
    </style:style>
    <style:style style:name="P198" style:family="paragraph" style:parent-style-name="_31_.Číslo_20_rukopisu">
      <style:text-properties fo:font-size="18pt" style:font-size-asian="18pt" style:font-size-complex="18pt"/>
    </style:style>
    <style:style style:name="P199" style:family="paragraph" style:parent-style-name="_31_.Číslo_20_rukopisu">
      <style:paragraph-properties fo:line-height="107%"/>
    </style:style>
    <style:style style:name="P200" style:family="paragraph" style:parent-style-name="_31_.Číslo_20_rukopisu">
      <style:paragraph-properties fo:line-height="106%"/>
    </style:style>
    <style:style style:name="P201" style:family="paragraph" style:parent-style-name="_31_.Číslo_20_rukopisu">
      <style:paragraph-properties fo:line-height="112%"/>
    </style:style>
    <style:style style:name="P202" style:family="paragraph" style:parent-style-name="_31_.Číslo_20_rukopisu">
      <style:paragraph-properties fo:line-height="108%"/>
    </style:style>
    <style:style style:name="P203" style:family="paragraph" style:parent-style-name="_31_.Číslo_20_rukopisu">
      <style:paragraph-properties fo:line-height="113%"/>
    </style:style>
    <style:style style:name="P204" style:family="paragraph" style:parent-style-name="_31_.Číslo_20_rukopisu">
      <style:text-properties style:font-name="Times New Roman" fo:language="cs" fo:country="CZ" fo:font-weight="bold" style:font-weight-asian="bold" style:font-weight-complex="bold"/>
    </style:style>
    <style:style style:name="P205" style:family="paragraph" style:parent-style-name="_31_.Číslo_20_rukopisu">
      <style:paragraph-properties fo:text-align="center" style:justify-single-word="false"/>
      <style:text-properties style:font-name="Times New Roman" fo:language="cs" fo:country="CZ" fo:font-style="italic" fo:font-weight="bold" style:font-style-asian="italic" style:font-weight-asian="bold" style:font-style-complex="italic" style:font-weight-complex="bold"/>
    </style:style>
    <style:style style:name="P206" style:family="paragraph" style:parent-style-name="Velká_20_kapitola_20_rukopisu_20_-_20_komentář">
      <style:paragraph-properties fo:line-height="112%"/>
    </style:style>
    <style:style style:name="P207" style:family="paragraph" style:parent-style-name="Název_20_rukopisu_20_-_20_blok">
      <style:paragraph-properties fo:text-align="center" style:justify-single-word="false"/>
    </style:style>
    <style:style style:name="P208" style:family="paragraph" style:parent-style-name="Název_20_rukopisu_20_-_20_blok">
      <style:paragraph-properties fo:text-align="justify" style:justify-single-word="false"/>
    </style:style>
    <style:style style:name="P209" style:family="paragraph" style:parent-style-name="Název_20_rukopisu_20_-_20_blok">
      <style:paragraph-properties fo:line-height="106%"/>
    </style:style>
    <style:style style:name="P210" style:family="paragraph" style:parent-style-name="Název_20_rukopisu_20_-_20_blok">
      <style:paragraph-properties fo:line-height="112%"/>
    </style:style>
    <style:style style:name="P211" style:family="paragraph" style:parent-style-name="Název_20_rukopisu_20_-_20_blok">
      <style:paragraph-properties fo:line-height="112%" fo:text-align="center" style:justify-single-word="false"/>
    </style:style>
    <style:style style:name="P212" style:family="paragraph" style:parent-style-name="Název_20_rukopisu_20_-_20_blok">
      <style:paragraph-properties fo:line-height="113%" fo:text-align="center" style:justify-single-word="false"/>
    </style:style>
    <style:style style:name="P213" style:family="paragraph" style:parent-style-name="Standard">
      <style:paragraph-properties fo:margin-top="0cm" fo:margin-bottom="0.212cm" fo:line-height="100%" fo:text-align="justify" style:justify-single-word="false" style:text-autospace="none"/>
    </style:style>
    <style:style style:name="P214" style:family="paragraph" style:parent-style-name="Footnote">
      <style:paragraph-properties fo:margin-top="0cm" fo:margin-bottom="0.212cm" fo:line-height="100%"/>
    </style:style>
    <style:style style:name="P215" style:family="paragraph" style:parent-style-name="Footnote">
      <style:paragraph-properties fo:margin-top="0cm" fo:margin-bottom="0.212cm" fo:line-height="100%" fo:text-align="justify" style:justify-single-word="false"/>
    </style:style>
    <style:style style:name="P216" style:family="paragraph" style:parent-style-name="Footnote">
      <style:paragraph-properties fo:margin-top="0cm" fo:margin-bottom="0.212cm" fo:line-height="100%" fo:text-align="start" style:justify-single-word="false"/>
    </style:style>
    <style:style style:name="P217" style:family="paragraph" style:parent-style-name="Footnote">
      <style:paragraph-properties fo:margin-top="0cm" fo:margin-bottom="0.212cm" fo:line-height="100%" fo:text-align="justify" style:justify-single-word="false"/>
      <style:text-properties style:font-name="Times New Roman" fo:language="cs" fo:country="CZ" style:font-name-complex="Times New Roman"/>
    </style:style>
    <style:style style:name="P218" style:family="paragraph" style:parent-style-name="Footnote" style:master-page-name="">
      <style:paragraph-properties style:page-number="auto"/>
    </style:style>
    <style:style style:name="P219" style:family="paragraph" style:parent-style-name="Footnote">
      <style:paragraph-properties fo:margin-top="0cm" fo:margin-bottom="0.21cm" fo:line-height="100%" fo:text-align="justify" style:justify-single-word="false"/>
    </style:style>
    <style:style style:name="P220" style:family="paragraph" style:parent-style-name="Footnote">
      <style:paragraph-properties fo:margin-top="0cm" fo:margin-bottom="0.21cm" fo:line-height="100%" fo:text-align="justify" style:justify-single-word="false">
        <style:tab-stops/>
      </style:paragraph-properties>
    </style:style>
    <style:style style:name="P221" style:family="paragraph" style:parent-style-name="Rej">
      <style:paragraph-properties fo:margin-left="1cm" fo:margin-right="0cm" fo:line-height="120%" fo:text-indent="-1cm" style:auto-text-indent="false"/>
    </style:style>
    <style:style style:name="P222" style:family="paragraph" style:parent-style-name="Standard">
      <style:paragraph-properties fo:margin-left="1.799cm" fo:margin-right="0cm" fo:margin-top="0cm" fo:margin-bottom="0cm" fo:line-height="135%" fo:text-align="start" style:justify-single-word="false" fo:orphans="0" fo:widows="0" fo:text-indent="0cm" style:auto-text-indent="false" style:text-autospace="none">
        <style:tab-stops/>
      </style:paragraph-properties>
      <style:text-properties style:font-name="Times New Roman" fo:font-size="13pt" fo:language="cs" fo:country="CZ" style:font-size-asian="13pt" style:font-size-complex="13pt"/>
    </style:style>
    <style:style style:name="P223" style:family="paragraph" style:parent-style-name="Standard" style:master-page-name="">
      <style:paragraph-properties fo:margin-left="1.799cm" fo:margin-right="0cm" fo:margin-top="0cm" fo:margin-bottom="0cm" fo:line-height="135%" fo:text-align="start" style:justify-single-word="false" fo:orphans="0" fo:widows="0" fo:text-indent="0cm" style:auto-text-indent="false" style:page-number="auto" style:shadow="none" style:text-autospace="none">
        <style:tab-stops/>
      </style:paragraph-properties>
      <style:text-properties style:font-name="Times New Roman" fo:font-size="13pt" fo:language="cs" fo:country="CZ" fo:font-weight="bold" style:font-size-asian="13pt" style:font-weight-asian="bold" style:font-size-complex="13pt" style:font-weight-complex="bold"/>
    </style:style>
    <style:style style:name="P224" style:family="paragraph" style:parent-style-name="Standard">
      <style:paragraph-properties fo:margin-left="1.799cm" fo:margin-right="0cm" fo:margin-top="0cm" fo:margin-bottom="0cm" fo:line-height="135%" fo:text-align="start" style:justify-single-word="false" fo:orphans="0" fo:widows="0" fo:text-indent="0cm" style:auto-text-indent="false" style:shadow="none" style:text-autospace="none">
        <style:tab-stops/>
      </style:paragraph-properties>
      <style:text-properties style:font-name="Times New Roman" fo:font-size="13pt" fo:language="cs" fo:country="CZ" fo:font-weight="bold" style:font-size-asian="13pt" style:font-weight-asian="bold" style:font-size-complex="13pt" style:font-weight-complex="bold"/>
    </style:style>
    <style:style style:name="P225" style:family="paragraph" style:parent-style-name="Standard" style:master-page-name="Bez_20_číslování">
      <style:paragraph-properties fo:margin-left="0cm" fo:margin-right="0cm" fo:margin-top="0cm" fo:margin-bottom="0cm" fo:line-height="130%" fo:text-align="start" style:justify-single-word="false" fo:text-indent="0cm" style:auto-text-indent="false" style:page-number="auto">
        <style:tab-stops>
          <style:tab-stop style:position="1cm"/>
          <style:tab-stop style:position="2cm"/>
        </style:tab-stops>
      </style:paragraph-properties>
      <style:text-properties style:font-name="Times New Roman" fo:font-size="13pt" style:font-size-asian="13pt" style:font-size-complex="13pt"/>
    </style:style>
    <style:style style:name="P226" style:family="paragraph" style:parent-style-name="Standard" style:master-page-name="Bez_20_číslování">
      <style:paragraph-properties fo:margin-left="0cm" fo:margin-right="0cm" fo:margin-top="0cm" fo:margin-bottom="0cm" fo:line-height="110%" fo:text-align="center" style:justify-single-word="false" fo:hyphenation-ladder-count="no-limit" fo:text-indent="0cm" style:auto-text-indent="false" style:page-number="auto" style:writing-mode="lr-tb">
        <style:tab-stops>
          <style:tab-stop style:position="0.716cm"/>
        </style:tab-stops>
      </style:paragraph-properties>
      <style:text-properties style:font-name="Times New Roman" fo:font-size="18pt" fo:font-style="italic" fo:font-weight="bold" style:font-name-asian="Times New Roman1" style:font-size-asian="18pt" style:font-style-asian="italic" style:font-weight-asian="bold" style:font-name-complex="Times New Roman1" style:font-size-complex="18pt" style:font-style-complex="italic" style:font-weight-complex="bold" fo:hyphenate="false" fo:hyphenation-remain-char-count="2" fo:hyphenation-push-char-count="2"/>
    </style:style>
    <style:style style:name="P227" style:family="paragraph" style:parent-style-name="Standard" style:master-page-name="Standard">
      <style:paragraph-properties fo:margin-left="0cm" fo:margin-right="0cm" fo:margin-top="0cm" fo:margin-bottom="0cm" fo:line-height="110%" fo:text-align="center" style:justify-single-word="false" fo:orphans="2" fo:widows="2" fo:hyphenation-ladder-count="no-limit" fo:text-indent="0cm" style:auto-text-indent="false" style:page-number="auto" style:text-autospace="none">
        <style:tab-stops>
          <style:tab-stop style:position="15.522cm"/>
        </style:tab-stops>
      </style:paragraph-properties>
      <style:text-properties style:font-name="Times New Roman" fo:font-size="18pt" fo:language="cs" fo:country="CZ" fo:font-style="italic" fo:font-weight="bold" style:font-size-asian="18pt" style:font-style-asian="italic" style:font-weight-asian="bold" style:font-name-complex="Times New Roman" style:font-size-complex="18pt" style:font-style-complex="italic" style:font-weight-complex="bold" fo:hyphenate="true" fo:hyphenation-remain-char-count="2" fo:hyphenation-push-char-count="2"/>
    </style:style>
    <style:style style:name="P228"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ab-stops>
          <style:tab-stop style:position="1cm"/>
          <style:tab-stop style:position="2cm"/>
        </style:tab-stops>
      </style:paragraph-properties>
      <style:text-properties style:font-name="Times New Roman" fo:font-size="13pt" fo:language="de" fo:country="DE" style:font-size-asian="13pt" style:font-name-complex="Times New Roman" style:font-size-complex="13pt" fo:hyphenate="true" fo:hyphenation-remain-char-count="2" fo:hyphenation-push-char-count="2"/>
    </style:style>
    <style:style style:name="P229"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style:font-name="Times New Roman" fo:font-size="13pt" fo:language="de" fo:country="DE" style:font-size-asian="13pt" style:font-name-complex="Times New Roman" style:font-size-complex="13pt" fo:hyphenate="true" fo:hyphenation-remain-char-count="2" fo:hyphenation-push-char-count="2"/>
    </style:style>
    <style:style style:name="P230"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style:font-name="Times New Roman" fo:font-size="13pt" fo:language="cs" fo:country="CZ" style:font-size-asian="13pt" style:font-name-complex="Times New Roman" style:font-size-complex="13pt" fo:hyphenate="true" fo:hyphenation-remain-char-count="2" fo:hyphenation-push-char-count="2"/>
    </style:style>
    <style:style style:name="P231"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style:font-name="Times New Roman" fo:font-size="13pt" fo:language="cs" fo:country="CZ" style:font-size-asian="13pt" style:font-name-complex="Times New Roman" style:font-size-complex="13pt" style:font-style-complex="italic" fo:hyphenate="true" fo:hyphenation-remain-char-count="2" fo:hyphenation-push-char-count="2"/>
    </style:style>
    <style:style style:name="P232"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style:font-name="Times New Roman" fo:font-size="13pt" fo:language="fr" fo:country="FR" style:font-size-asian="13pt" style:font-name-complex="Times New Roman" style:font-size-complex="13pt" fo:hyphenate="true" fo:hyphenation-remain-char-count="2" fo:hyphenation-push-char-count="2"/>
    </style:style>
    <style:style style:name="P233"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style:font-name="Times New Roman" fo:font-size="13pt" style:font-size-asian="13pt" style:font-name-complex="Times New Roman" style:font-size-complex="13pt" fo:hyphenate="true" fo:hyphenation-remain-char-count="2" fo:hyphenation-push-char-count="2"/>
    </style:style>
    <style:style style:name="P234"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style:font-name="Times New Roman" fo:font-size="13pt" fo:language="pl" fo:country="PL" style:font-size-asian="13pt" style:font-name-complex="Times New Roman" style:font-size-complex="13pt" fo:hyphenate="true" fo:hyphenation-remain-char-count="2" fo:hyphenation-push-char-count="2"/>
    </style:style>
    <style:style style:name="P235" style:family="paragraph" style:parent-style-name="Standard">
      <style:paragraph-properties fo:margin-left="0cm" fo:margin-right="0cm" fo:margin-top="0cm" fo:margin-bottom="0cm" fo:line-height="120%" fo:text-align="justify" style:justify-single-word="false" fo:orphans="2" fo:widows="2" fo:hyphenation-ladder-count="no-limit" fo:text-indent="0cm" style:auto-text-indent="false" style:text-autospace="none"/>
      <style:text-properties fo:color="#000000" style:font-name="Times New Roman" fo:font-size="13pt" fo:language="cs" fo:country="CZ" style:font-name-asian="Calibri" style:font-size-asian="13pt" style:language-asian="cs" style:country-asian="CZ" style:font-name-complex="Times New Roman" style:font-size-complex="13pt" fo:hyphenate="true" fo:hyphenation-remain-char-count="2" fo:hyphenation-push-char-count="2"/>
    </style:style>
    <style:style style:name="P236" style:family="paragraph" style:parent-style-name="Standard" style:master-page-name="Bez_20_číslování">
      <style:paragraph-properties fo:margin-left="0cm" fo:margin-right="0cm" fo:line-height="110%" fo:text-align="justify" style:justify-single-word="false" fo:text-indent="0cm" style:auto-text-indent="false" style:page-number="auto" style:writing-mode="lr-tb"/>
      <style:text-properties style:font-name="Times New Roman" fo:font-size="13pt" fo:font-weight="bold" style:font-name-asian="Times New Roman1" style:font-size-asian="13pt" style:font-weight-asian="bold" style:font-name-complex="Times New Roman1" style:font-size-complex="13pt" style:font-weight-complex="bold"/>
    </style:style>
    <style:style style:name="P237" style:family="paragraph" style:parent-style-name="Standard" style:master-page-name="Bez_20_číslování">
      <style:paragraph-properties fo:margin-left="0cm" fo:margin-right="0cm" fo:margin-top="0cm" fo:margin-bottom="0cm" fo:line-height="110%" fo:text-align="justify" style:justify-single-word="false" fo:orphans="2" fo:widows="2" fo:hyphenation-ladder-count="no-limit" fo:text-indent="1cm" style:auto-text-indent="false" style:page-number="auto" style:text-autospace="none">
        <style:tab-stops>
          <style:tab-stop style:position="15.522cm"/>
        </style:tab-stops>
      </style:paragraph-properties>
      <style:text-properties fo:hyphenate="true" fo:hyphenation-remain-char-count="2" fo:hyphenation-push-char-count="2"/>
    </style:style>
    <style:style style:name="P238" style:family="paragraph" style:parent-style-name="Standard">
      <style:paragraph-properties fo:margin-left="0cm" fo:margin-right="0cm" fo:margin-top="0cm" fo:margin-bottom="0cm" fo:line-height="110%" fo:text-align="justify" style:justify-single-word="false" fo:orphans="2" fo:widows="2" fo:hyphenation-ladder-count="no-limit" fo:text-indent="1cm" style:auto-text-indent="false" style:text-autospace="none">
        <style:tab-stops>
          <style:tab-stop style:position="15.522cm"/>
        </style:tab-stops>
      </style:paragraph-properties>
      <style:text-properties fo:hyphenate="true" fo:hyphenation-remain-char-count="2" fo:hyphenation-push-char-count="2"/>
    </style:style>
    <style:style style:name="P239" style:family="paragraph" style:parent-style-name="Standard">
      <style:paragraph-properties fo:margin-left="0cm" fo:margin-right="0cm" fo:margin-top="0cm" fo:margin-bottom="0cm" fo:line-height="110%" fo:text-align="justify" style:justify-single-word="false" fo:orphans="2" fo:widows="2" fo:hyphenation-ladder-count="no-limit" fo:text-indent="1cm" style:auto-text-indent="false" style:text-autospace="none"/>
      <style:text-properties fo:hyphenate="true" fo:hyphenation-remain-char-count="2" fo:hyphenation-push-char-count="2"/>
    </style:style>
    <style:style style:name="P240" style:family="paragraph" style:parent-style-name="Standard" style:master-page-name="">
      <style:paragraph-properties fo:margin-left="0cm" fo:margin-right="0cm" fo:margin-top="0cm" fo:margin-bottom="0cm" fo:line-height="110%" fo:text-align="justify" style:justify-single-word="false" fo:orphans="2" fo:widows="2" fo:hyphenation-ladder-count="no-limit" fo:text-indent="1cm" style:auto-text-indent="false" style:page-number="auto" style:text-autospace="none">
        <style:tab-stops>
          <style:tab-stop style:position="15.522cm"/>
        </style:tab-stops>
      </style:paragraph-properties>
      <style:text-properties fo:hyphenate="true" fo:hyphenation-remain-char-count="2" fo:hyphenation-push-char-count="2"/>
    </style:style>
    <style:style style:name="P241" style:family="paragraph" style:parent-style-name="_31_.Číslo_20_rukopisu" style:master-page-name="Standard">
      <style:paragraph-properties style:page-number="auto"/>
    </style:style>
    <style:style style:name="P242" style:family="paragraph" style:parent-style-name="Rej" style:master-page-name="Bez_20_číslování">
      <style:paragraph-properties style:page-number="auto"/>
    </style:style>
    <style:style style:name="P243" style:family="paragraph" style:parent-style-name="Rej" style:master-page-name="Standard">
      <style:paragraph-properties fo:text-align="center" style:justify-single-word="false" style:page-number="auto"/>
      <style:text-properties fo:font-size="15pt" fo:font-style="italic" style:font-size-asian="15pt" style:font-style-asian="italic" style:font-size-complex="15pt" style:font-style-complex="italic"/>
    </style:style>
    <style:style style:name="T1" style:family="text">
      <style:text-properties style:font-name="Times New Roman"/>
    </style:style>
    <style:style style:name="T2" style:family="text">
      <style:text-properties style:font-name="Times New Roman" fo:language="cs" fo:country="CZ"/>
    </style:style>
    <style:style style:name="T3" style:family="text">
      <style:text-properties style:font-name="Times New Roman" fo:language="cs" fo:country="CZ" fo:font-style="italic" style:font-style-asian="italic"/>
    </style:style>
    <style:style style:name="T4" style:family="text">
      <style:text-properties style:font-name="Times New Roman" fo:language="cs" fo:country="CZ" fo:font-style="italic" style:font-style-asian="italic" style:font-style-complex="italic"/>
    </style:style>
    <style:style style:name="T5" style:family="text">
      <style:text-properties style:font-name="Times New Roman" fo:language="cs" fo:country="CZ" fo:font-style="italic" style:font-style-asian="italic" style:font-weight-complex="bold"/>
    </style:style>
    <style:style style:name="T6" style:family="text">
      <style:text-properties style:font-name="Times New Roman" fo:language="cs" fo:country="CZ" fo:font-style="italic" style:font-style-asian="italic" style:font-name-complex="Times New Roman"/>
    </style:style>
    <style:style style:name="T7" style:family="text">
      <style:text-properties style:font-name="Times New Roman" fo:language="cs" fo:country="CZ" fo:font-style="italic" style:font-style-asian="italic" style:font-name-complex="Times New Roman" style:font-weight-complex="bold"/>
    </style:style>
    <style:style style:name="T8" style:family="text">
      <style:text-properties style:font-name="Times New Roman" fo:language="cs" fo:country="CZ" fo:font-style="italic" style:font-style-asian="italic" style:font-name-complex="Times New Roman" style:font-style-complex="italic"/>
    </style:style>
    <style:style style:name="T9" style:family="text">
      <style:text-properties style:font-name="Times New Roman" fo:language="cs" fo:country="CZ" fo:font-style="italic" fo:font-weight="bold" style:font-style-asian="italic" style:font-weight-asian="bold" style:font-weight-complex="bold"/>
    </style:style>
    <style:style style:name="T10" style:family="text">
      <style:text-properties style:font-name="Times New Roman" fo:language="cs" fo:country="CZ" fo:font-style="italic" fo:font-weight="bold" style:font-style-asian="italic" style:font-weight-asian="bold" style:font-style-complex="italic" style:font-weight-complex="bold"/>
    </style:style>
    <style:style style:name="T11" style:family="text">
      <style:text-properties style:font-name="Times New Roman" fo:language="cs" fo:country="CZ" fo:font-style="italic" fo:font-weight="normal" style:font-style-asian="italic" style:font-weight-asian="normal" style:font-weight-complex="normal"/>
    </style:style>
    <style:style style:name="T12" style:family="text">
      <style:text-properties style:font-name="Times New Roman" fo:language="cs" fo:country="CZ" fo:font-weight="bold" style:font-weight-asian="bold"/>
    </style:style>
    <style:style style:name="T13" style:family="text">
      <style:text-properties style:font-name="Times New Roman" fo:language="cs" fo:country="CZ" fo:font-weight="bold" style:font-weight-asian="bold" style:font-weight-complex="bold"/>
    </style:style>
    <style:style style:name="T14" style:family="text">
      <style:text-properties style:font-name="Times New Roman" fo:language="cs" fo:country="CZ" fo:font-weight="bold" style:font-weight-asian="bold" style:font-style-complex="italic" style:font-weight-complex="bold"/>
    </style:style>
    <style:style style:name="T15" style:family="text">
      <style:text-properties style:font-name="Times New Roman" fo:language="cs" fo:country="CZ" fo:font-weight="bold" style:language-asian="cs" style:country-asian="CZ" style:font-weight-asian="bold" style:font-weight-complex="bold"/>
    </style:style>
    <style:style style:name="T16" style:family="text">
      <style:text-properties style:font-name="Times New Roman" fo:language="cs" fo:country="CZ" style:font-style-complex="italic"/>
    </style:style>
    <style:style style:name="T17" style:family="text">
      <style:text-properties style:font-name="Times New Roman" fo:language="cs" fo:country="CZ" style:font-weight-complex="bold"/>
    </style:style>
    <style:style style:name="T18" style:family="text">
      <style:text-properties style:font-name="Times New Roman" fo:language="cs" fo:country="CZ" style:language-asian="cs" style:country-asian="CZ" style:font-weight-complex="bold"/>
    </style:style>
    <style:style style:name="T19" style:family="text">
      <style:text-properties style:font-name="Times New Roman" fo:language="cs" fo:country="CZ" fo:font-weight="normal" style:font-weight-asian="normal" style:font-weight-complex="normal"/>
    </style:style>
    <style:style style:name="T20" style:family="text">
      <style:text-properties style:font-name="Times New Roman" fo:language="cs" fo:country="CZ" fo:font-style="normal" style:font-style-asian="normal" style:font-style-complex="normal"/>
    </style:style>
    <style:style style:name="T21" style:family="text">
      <style:text-properties style:font-name="Times New Roman" fo:language="cs" fo:country="CZ" fo:font-style="normal" style:font-style-asian="normal" style:font-style-complex="normal" style:font-weight-complex="bold"/>
    </style:style>
    <style:style style:name="T22" style:family="text">
      <style:text-properties style:font-name="Times New Roman" fo:language="cs" fo:country="CZ" fo:font-style="normal" fo:font-weight="normal" style:font-style-asian="normal" style:font-weight-asian="normal" style:font-style-complex="normal" style:font-weight-complex="normal"/>
    </style:style>
    <style:style style:name="T23" style:family="text">
      <style:text-properties style:font-name="Times New Roman" fo:language="cs" fo:country="CZ" style:font-name-complex="Times New Roman"/>
    </style:style>
    <style:style style:name="T24" style:family="text">
      <style:text-properties style:font-name="Times New Roman" fo:language="cs" fo:country="CZ" style:font-name-complex="Times New Roman" style:font-weight-complex="bold"/>
    </style:style>
    <style:style style:name="T25" style:family="text">
      <style:text-properties style:font-name="Times New Roman" fo:language="cs" fo:country="CZ" style:font-name-complex="Times New Roman" style:font-style-complex="italic"/>
    </style:style>
    <style:style style:name="T26" style:family="text">
      <style:text-properties style:font-name="Times New Roman" fo:language="cs" fo:country="CZ" style:font-name-asian="Calibri" style:language-asian="cs" style:country-asian="CZ" style:font-name-complex="Times New Roman"/>
    </style:style>
    <style:style style:name="T27" style:family="text">
      <style:text-properties style:font-name="Times New Roman" fo:letter-spacing="0.049cm" fo:language="cs" fo:country="CZ"/>
    </style:style>
    <style:style style:name="T28" style:family="text">
      <style:text-properties style:font-name="Times New Roman" fo:letter-spacing="0.049cm" fo:language="cs" fo:country="CZ" fo:font-weight="bold" style:font-weight-asian="bold" style:font-weight-complex="bold"/>
    </style:style>
    <style:style style:name="T29" style:family="text">
      <style:text-properties style:font-name="Times New Roman" fo:letter-spacing="0.049cm" fo:language="cs" fo:country="CZ" fo:font-style="italic" style:font-style-asian="italic" style:font-style-complex="italic"/>
    </style:style>
    <style:style style:name="T30" style:family="text">
      <style:text-properties style:font-name="Times New Roman" fo:letter-spacing="0.049cm" fo:language="cs" fo:country="CZ" fo:font-style="italic" style:font-style-asian="italic" style:font-weight-complex="bold"/>
    </style:style>
    <style:style style:name="T31" style:family="text">
      <style:text-properties style:font-name="Times New Roman" fo:letter-spacing="0.049cm" fo:language="de" fo:country="DE" fo:font-weight="bold" style:font-weight-asian="bold" style:font-weight-complex="bold"/>
    </style:style>
    <style:style style:name="T32" style:family="text">
      <style:text-properties style:font-name="Times New Roman" fo:letter-spacing="-0.018cm" fo:language="cs" fo:country="CZ"/>
    </style:style>
    <style:style style:name="T33" style:family="text">
      <style:text-properties style:font-name="Times New Roman" fo:letter-spacing="-0.018cm" fo:language="cs" fo:country="CZ" fo:font-style="italic" style:font-style-asian="italic"/>
    </style:style>
    <style:style style:name="T34" style:family="text">
      <style:text-properties style:font-name="Times New Roman" fo:letter-spacing="-0.018cm" fo:language="cs" fo:country="CZ" fo:font-style="italic" style:font-style-asian="italic" style:font-style-complex="italic"/>
    </style:style>
    <style:style style:name="T35" style:family="text">
      <style:text-properties style:font-name="Times New Roman" fo:letter-spacing="-0.018cm" fo:language="cs" fo:country="CZ" fo:font-style="italic" style:font-style-asian="italic" style:font-weight-complex="bold"/>
    </style:style>
    <style:style style:name="T36" style:family="text">
      <style:text-properties style:font-name="Times New Roman" fo:letter-spacing="-0.018cm" fo:language="cs" fo:country="CZ" fo:font-style="italic" style:font-style-asian="italic" style:font-name-complex="Times New Roman" style:font-weight-complex="bold"/>
    </style:style>
    <style:style style:name="T37" style:family="text">
      <style:text-properties style:font-name="Times New Roman" fo:letter-spacing="-0.018cm" fo:language="cs" fo:country="CZ" fo:font-style="italic" style:font-style-asian="italic" style:font-name-complex="Times New Roman" style:font-style-complex="italic"/>
    </style:style>
    <style:style style:name="T38" style:family="text">
      <style:text-properties style:font-name="Times New Roman" fo:letter-spacing="-0.018cm" fo:language="cs" fo:country="CZ" fo:font-style="italic" fo:font-weight="bold" style:font-style-asian="italic" style:font-weight-asian="bold" style:font-weight-complex="bold"/>
    </style:style>
    <style:style style:name="T39" style:family="text">
      <style:text-properties style:font-name="Times New Roman" fo:letter-spacing="-0.018cm" fo:language="cs" fo:country="CZ" fo:font-weight="bold" style:font-weight-asian="bold" style:font-weight-complex="bold"/>
    </style:style>
    <style:style style:name="T40" style:family="text">
      <style:text-properties style:font-name="Times New Roman" fo:letter-spacing="-0.018cm" fo:language="cs" fo:country="CZ" fo:font-weight="normal" style:font-weight-asian="normal" style:font-weight-complex="normal"/>
    </style:style>
    <style:style style:name="T41" style:family="text">
      <style:text-properties style:font-name="Times New Roman" fo:letter-spacing="-0.018cm" fo:language="cs" fo:country="CZ" style:font-name-complex="Times New Roman"/>
    </style:style>
    <style:style style:name="T42" style:family="text">
      <style:text-properties style:font-name="Times New Roman" fo:letter-spacing="-0.018cm" fo:language="de" fo:country="DE" style:font-name-complex="Times New Roman"/>
    </style:style>
    <style:style style:name="T43" style:family="text">
      <style:text-properties style:font-name="Times New Roman" fo:letter-spacing="-0.018cm" fo:language="de" fo:country="DE" fo:font-style="italic" style:font-style-asian="italic" style:font-name-complex="Times New Roman"/>
    </style:style>
    <style:style style:name="T44" style:family="text">
      <style:text-properties style:font-name="Times New Roman" fo:letter-spacing="-0.018cm" fo:language="de" fo:country="DE" fo:font-style="italic" style:font-style-asian="italic" style:font-name-complex="Times New Roman" style:font-style-complex="italic"/>
    </style:style>
    <style:style style:name="T45" style:family="text">
      <style:text-properties style:font-name="Times New Roman" fo:letter-spacing="-0.018cm" fo:language="fr" fo:country="FR" fo:font-style="italic" style:font-style-asian="italic" style:font-name-complex="Times New Roman"/>
    </style:style>
    <style:style style:name="T46" style:family="text">
      <style:text-properties style:font-name="Times New Roman" fo:letter-spacing="-0.018cm" fo:language="fr" fo:country="FR" fo:font-style="italic" style:font-style-asian="italic" style:font-name-complex="Times New Roman" style:font-style-complex="italic"/>
    </style:style>
    <style:style style:name="T47" style:family="text">
      <style:text-properties style:font-name="Times New Roman" fo:letter-spacing="-0.018cm" fo:language="fr" fo:country="FR" style:font-name-complex="Times New Roman"/>
    </style:style>
    <style:style style:name="T48" style:family="text">
      <style:text-properties style:font-name="Times New Roman" fo:letter-spacing="-0.018cm" fo:font-style="italic" style:font-style-asian="italic" style:font-name-complex="Times New Roman"/>
    </style:style>
    <style:style style:name="T49" style:family="text">
      <style:text-properties style:font-name="Times New Roman" fo:letter-spacing="-0.018cm" fo:font-style="italic" style:font-style-asian="italic" style:font-name-complex="Times New Roman" style:font-style-complex="italic"/>
    </style:style>
    <style:style style:name="T50" style:family="text">
      <style:text-properties style:font-name="Times New Roman" fo:letter-spacing="-0.018cm" style:font-name-complex="Times New Roman"/>
    </style:style>
    <style:style style:name="T51" style:family="text">
      <style:text-properties style:font-name="Times New Roman" fo:letter-spacing="-0.018cm" fo:language="pl" fo:country="PL" style:font-name-complex="Times New Roman"/>
    </style:style>
    <style:style style:name="T52" style:family="text">
      <style:text-properties style:font-name="Times New Roman" fo:letter-spacing="-0.007cm" fo:language="cs" fo:country="CZ"/>
    </style:style>
    <style:style style:name="T53" style:family="text">
      <style:text-properties style:font-name="Times New Roman" fo:letter-spacing="-0.007cm" fo:language="cs" fo:country="CZ" fo:font-weight="bold" style:font-weight-asian="bold" style:font-weight-complex="bold"/>
    </style:style>
    <style:style style:name="T54" style:family="text">
      <style:text-properties style:font-name="Times New Roman" fo:letter-spacing="-0.007cm" fo:language="cs" fo:country="CZ" fo:font-style="italic" style:font-style-asian="italic" style:font-style-complex="italic"/>
    </style:style>
    <style:style style:name="T55" style:family="text">
      <style:text-properties style:font-name="Times New Roman" fo:letter-spacing="-0.007cm" fo:language="cs" fo:country="CZ" fo:font-style="italic" style:font-style-asian="italic" style:font-weight-complex="bold"/>
    </style:style>
    <style:style style:name="T56" style:family="text">
      <style:text-properties style:font-name="Times New Roman" fo:letter-spacing="-0.007cm" fo:language="cs" fo:country="CZ" fo:font-style="italic" fo:font-weight="bold" style:font-style-asian="italic" style:font-weight-asian="bold" style:font-weight-complex="bold"/>
    </style:style>
    <style:style style:name="T57" style:family="text">
      <style:text-properties style:font-name="Times New Roman" fo:letter-spacing="-0.007cm" fo:language="cs" fo:country="CZ" fo:font-style="italic" fo:font-weight="bold" style:font-style-asian="italic" style:font-weight-asian="bold" style:font-style-complex="italic" style:font-weight-complex="bold"/>
    </style:style>
    <style:style style:name="T58" style:family="text">
      <style:text-properties style:font-name="Times New Roman" fo:letter-spacing="-0.007cm" fo:language="cs" fo:country="CZ" style:font-weight-complex="bold"/>
    </style:style>
    <style:style style:name="T59" style:family="text">
      <style:text-properties style:font-name="Times New Roman" fo:letter-spacing="-0.007cm" fo:language="cs" fo:country="CZ" fo:font-weight="normal" style:font-weight-asian="normal" style:font-weight-complex="normal"/>
    </style:style>
    <style:style style:name="T60" style:family="text">
      <style:text-properties style:font-name="Times New Roman" fo:letter-spacing="-0.007cm" fo:language="de" fo:country="DE" fo:font-weight="bold" style:font-weight-asian="bold" style:font-weight-complex="bold"/>
    </style:style>
    <style:style style:name="T61" style:family="text">
      <style:text-properties style:font-name="Times New Roman" fo:letter-spacing="-0.007cm" fo:language="de" fo:country="DE" style:font-name-complex="Times New Roman"/>
    </style:style>
    <style:style style:name="T62" style:family="text">
      <style:text-properties style:font-name="Times New Roman" fo:letter-spacing="-0.007cm" fo:language="fr" fo:country="FR" fo:font-style="italic" style:font-style-asian="italic" style:font-name-complex="Times New Roman"/>
    </style:style>
    <style:style style:name="T63" style:family="text">
      <style:text-properties style:font-name="Times New Roman" fo:letter-spacing="-0.007cm" fo:font-style="italic" style:font-style-asian="italic" style:font-name-complex="Times New Roman"/>
    </style:style>
    <style:style style:name="T64" style:family="text">
      <style:text-properties style:font-name="Times New Roman" fo:letter-spacing="0.026cm" fo:language="cs" fo:country="CZ"/>
    </style:style>
    <style:style style:name="T65" style:family="text">
      <style:text-properties style:font-name="Times New Roman" fo:letter-spacing="0.026cm" fo:language="cs" fo:country="CZ" fo:font-style="italic" style:font-style-asian="italic" style:font-style-complex="italic"/>
    </style:style>
    <style:style style:name="T66" style:family="text">
      <style:text-properties style:font-name="Times New Roman" fo:letter-spacing="0.026cm" fo:language="cs" fo:country="CZ" fo:font-style="italic" style:font-style-asian="italic" style:font-weight-complex="bold"/>
    </style:style>
    <style:style style:name="T67" style:family="text">
      <style:text-properties style:font-name="Times New Roman" fo:letter-spacing="0.026cm" fo:language="cs" fo:country="CZ" fo:font-weight="bold" style:font-weight-asian="bold" style:font-weight-complex="bold"/>
    </style:style>
    <style:style style:name="T68" style:family="text">
      <style:text-properties style:font-name="Times New Roman" fo:letter-spacing="0.044cm" fo:language="cs" fo:country="CZ"/>
    </style:style>
    <style:style style:name="T69" style:family="text">
      <style:text-properties style:font-name="Times New Roman" fo:letter-spacing="0.044cm" fo:language="cs" fo:country="CZ" fo:font-style="italic" style:font-style-asian="italic" style:font-style-complex="italic"/>
    </style:style>
    <style:style style:name="T70" style:family="text">
      <style:text-properties style:font-name="Times New Roman" fo:letter-spacing="0.044cm" fo:language="cs" fo:country="CZ" fo:font-style="italic" style:font-style-asian="italic" style:font-weight-complex="bold"/>
    </style:style>
    <style:style style:name="T71" style:family="text">
      <style:text-properties style:font-name="Times New Roman" fo:letter-spacing="0.044cm" fo:language="cs" fo:country="CZ" fo:font-weight="bold" style:font-weight-asian="bold" style:font-weight-complex="bold"/>
    </style:style>
    <style:style style:name="T72" style:family="text">
      <style:text-properties style:font-name="Times New Roman" fo:letter-spacing="0.044cm" fo:language="cs" fo:country="CZ" fo:font-weight="normal" style:font-weight-asian="normal" style:font-weight-complex="normal"/>
    </style:style>
    <style:style style:name="T73" style:family="text">
      <style:text-properties style:font-name="Times New Roman" fo:letter-spacing="0.034cm" fo:language="cs" fo:country="CZ"/>
    </style:style>
    <style:style style:name="T74" style:family="text">
      <style:text-properties style:font-name="Times New Roman" fo:letter-spacing="0.034cm" fo:language="cs" fo:country="CZ" fo:font-style="italic" style:font-style-asian="italic" style:font-style-complex="italic"/>
    </style:style>
    <style:style style:name="T75" style:family="text">
      <style:text-properties style:font-name="Times New Roman" fo:letter-spacing="0.034cm" fo:language="cs" fo:country="CZ" fo:font-style="italic" style:font-style-asian="italic" style:font-weight-complex="bold"/>
    </style:style>
    <style:style style:name="T76" style:family="text">
      <style:text-properties style:font-name="Times New Roman" fo:letter-spacing="0.034cm" fo:language="cs" fo:country="CZ" fo:font-weight="bold" style:font-weight-asian="bold" style:font-weight-complex="bold"/>
    </style:style>
    <style:style style:name="T77" style:family="text">
      <style:text-properties style:font-name="Times New Roman" fo:letter-spacing="0.016cm" fo:language="cs" fo:country="CZ"/>
    </style:style>
    <style:style style:name="T78" style:family="text">
      <style:text-properties style:font-name="Times New Roman" fo:letter-spacing="0.016cm" fo:language="cs" fo:country="CZ" fo:font-style="italic" style:font-style-asian="italic"/>
    </style:style>
    <style:style style:name="T79" style:family="text">
      <style:text-properties style:font-name="Times New Roman" fo:letter-spacing="0.016cm" fo:language="cs" fo:country="CZ" fo:font-style="italic" style:font-style-asian="italic" style:font-style-complex="italic"/>
    </style:style>
    <style:style style:name="T80" style:family="text">
      <style:text-properties style:font-name="Times New Roman" fo:letter-spacing="0.016cm" fo:language="cs" fo:country="CZ" style:font-weight-complex="bold"/>
    </style:style>
    <style:style style:name="T81" style:family="text">
      <style:text-properties style:font-name="Times New Roman" fo:letter-spacing="-0.055cm" fo:language="cs" fo:country="CZ"/>
    </style:style>
    <style:style style:name="T82" style:family="text">
      <style:text-properties style:font-name="Times New Roman" fo:letter-spacing="-0.055cm" fo:language="cs" fo:country="CZ" fo:font-style="italic" style:font-style-asian="italic"/>
    </style:style>
    <style:style style:name="T83" style:family="text">
      <style:text-properties style:font-name="Times New Roman" fo:letter-spacing="-0.055cm" fo:language="cs" fo:country="CZ" fo:font-style="italic" style:font-style-asian="italic" style:font-style-complex="italic"/>
    </style:style>
    <style:style style:name="T84" style:family="text">
      <style:text-properties style:font-name="Times New Roman" fo:letter-spacing="-0.055cm" fo:language="cs" fo:country="CZ" fo:font-style="italic" style:font-style-asian="italic" style:font-name-complex="Times New Roman" style:font-style-complex="italic"/>
    </style:style>
    <style:style style:name="T85" style:family="text">
      <style:text-properties style:font-name="Times New Roman" fo:letter-spacing="-0.055cm" fo:language="cs" fo:country="CZ" fo:font-style="italic" fo:font-weight="bold" style:font-style-asian="italic" style:font-weight-asian="bold" style:font-weight-complex="bold"/>
    </style:style>
    <style:style style:name="T86" style:family="text">
      <style:text-properties style:font-name="Times New Roman" fo:letter-spacing="-0.055cm" fo:language="cs" fo:country="CZ" fo:font-weight="bold" style:font-weight-asian="bold" style:font-weight-complex="bold"/>
    </style:style>
    <style:style style:name="T87" style:family="text">
      <style:text-properties style:font-name="Times New Roman" fo:letter-spacing="-0.055cm" fo:language="cs" fo:country="CZ" style:font-name-complex="Times New Roman"/>
    </style:style>
    <style:style style:name="T88" style:family="text">
      <style:text-properties style:font-name="Times New Roman" fo:letter-spacing="-0.055cm" fo:font-style="italic" style:font-style-asian="italic" style:font-name-complex="Times New Roman" style:font-style-complex="italic"/>
    </style:style>
    <style:style style:name="T89" style:family="text">
      <style:text-properties style:font-name="Times New Roman" fo:letter-spacing="-0.055cm" fo:language="de" fo:country="DE" style:font-name-complex="Times New Roman"/>
    </style:style>
    <style:style style:name="T90" style:family="text">
      <style:text-properties style:font-name="Times New Roman" fo:letter-spacing="-0.055cm" fo:language="de" fo:country="DE" fo:font-style="italic" style:font-style-asian="italic" style:font-name-complex="Times New Roman" style:font-style-complex="italic"/>
    </style:style>
    <style:style style:name="T91" style:family="text">
      <style:text-properties style:font-name="Times New Roman" fo:letter-spacing="0.032cm" fo:language="cs" fo:country="CZ"/>
    </style:style>
    <style:style style:name="T92" style:family="text">
      <style:text-properties style:font-name="Times New Roman" fo:letter-spacing="0.032cm" fo:language="cs" fo:country="CZ" fo:font-style="italic" style:font-style-asian="italic" style:font-style-complex="italic"/>
    </style:style>
    <style:style style:name="T93" style:family="text">
      <style:text-properties style:font-name="Times New Roman" fo:letter-spacing="0.032cm" fo:language="cs" fo:country="CZ" fo:font-weight="bold" style:font-weight-asian="bold" style:font-weight-complex="bold"/>
    </style:style>
    <style:style style:name="T94" style:family="text">
      <style:text-properties style:font-name="Times New Roman" fo:letter-spacing="-0.026cm" fo:language="cs" fo:country="CZ"/>
    </style:style>
    <style:style style:name="T95" style:family="text">
      <style:text-properties style:font-name="Times New Roman" fo:letter-spacing="-0.026cm" fo:language="cs" fo:country="CZ" fo:font-style="italic" style:font-style-asian="italic" style:font-style-complex="italic"/>
    </style:style>
    <style:style style:name="T96" style:family="text">
      <style:text-properties style:font-name="Times New Roman" fo:letter-spacing="-0.026cm" fo:language="cs" fo:country="CZ" fo:font-style="italic" style:font-style-asian="italic" style:font-weight-complex="bold"/>
    </style:style>
    <style:style style:name="T97" style:family="text">
      <style:text-properties style:font-name="Times New Roman" fo:letter-spacing="-0.026cm" fo:language="cs" fo:country="CZ" fo:font-style="italic" fo:font-weight="bold" style:font-style-asian="italic" style:font-weight-asian="bold" style:font-weight-complex="bold"/>
    </style:style>
    <style:style style:name="T98" style:family="text">
      <style:text-properties style:font-name="Times New Roman" fo:letter-spacing="-0.026cm" fo:language="cs" fo:country="CZ" fo:font-weight="bold" style:font-weight-asian="bold" style:font-weight-complex="bold"/>
    </style:style>
    <style:style style:name="T99" style:family="text">
      <style:text-properties style:font-name="Times New Roman" fo:letter-spacing="-0.026cm" fo:language="cs" fo:country="CZ" style:font-style-complex="italic"/>
    </style:style>
    <style:style style:name="T100" style:family="text">
      <style:text-properties style:font-name="Times New Roman" fo:letter-spacing="-0.026cm" fo:language="cs" fo:country="CZ" style:font-weight-complex="bold"/>
    </style:style>
    <style:style style:name="T101" style:family="text">
      <style:text-properties style:font-name="Times New Roman" fo:letter-spacing="-0.026cm" fo:font-style="italic" style:font-style-asian="italic" style:font-name-complex="Times New Roman"/>
    </style:style>
    <style:style style:name="T102" style:family="text">
      <style:text-properties style:font-name="Times New Roman" fo:letter-spacing="-0.016cm" fo:language="cs" fo:country="CZ"/>
    </style:style>
    <style:style style:name="T103" style:family="text">
      <style:text-properties style:font-name="Times New Roman" fo:letter-spacing="-0.016cm" fo:language="cs" fo:country="CZ" fo:font-style="italic" style:font-style-asian="italic" style:font-style-complex="italic"/>
    </style:style>
    <style:style style:name="T104" style:family="text">
      <style:text-properties style:font-name="Times New Roman" fo:letter-spacing="-0.016cm" fo:language="cs" fo:country="CZ" fo:font-style="italic" style:font-style-asian="italic" style:font-name-complex="Times New Roman" style:font-style-complex="italic"/>
    </style:style>
    <style:style style:name="T105" style:family="text">
      <style:text-properties style:font-name="Times New Roman" fo:letter-spacing="-0.016cm" fo:language="cs" fo:country="CZ" fo:font-weight="bold" style:font-weight-asian="bold" style:font-weight-complex="bold"/>
    </style:style>
    <style:style style:name="T106" style:family="text">
      <style:text-properties style:font-name="Times New Roman" fo:letter-spacing="-0.016cm" fo:language="de" fo:country="DE" fo:font-style="italic" style:font-style-asian="italic" style:font-name-complex="Times New Roman" style:font-style-complex="italic"/>
    </style:style>
    <style:style style:name="T107" style:family="text">
      <style:text-properties style:font-name="Times New Roman" fo:letter-spacing="-0.016cm" fo:language="de" fo:country="DE" style:font-name-complex="Times New Roman"/>
    </style:style>
    <style:style style:name="T108" style:family="text">
      <style:text-properties style:font-name="Times New Roman" fo:letter-spacing="-0.016cm" fo:language="fr" fo:country="FR" fo:font-style="italic" style:font-style-asian="italic" style:font-name-complex="Times New Roman" style:font-style-complex="italic"/>
    </style:style>
    <style:style style:name="T109" style:family="text">
      <style:text-properties style:font-name="Times New Roman" fo:letter-spacing="-0.016cm" fo:font-style="italic" style:font-style-asian="italic" style:font-name-complex="Times New Roman" style:font-style-complex="italic"/>
    </style:style>
    <style:style style:name="T110" style:family="text">
      <style:text-properties style:font-name="Times New Roman" fo:letter-spacing="0.037cm" fo:language="cs" fo:country="CZ"/>
    </style:style>
    <style:style style:name="T111" style:family="text">
      <style:text-properties style:font-name="Times New Roman" fo:letter-spacing="0.037cm" fo:language="cs" fo:country="CZ" fo:font-style="italic" style:font-style-asian="italic" style:font-style-complex="italic"/>
    </style:style>
    <style:style style:name="T112" style:family="text">
      <style:text-properties style:font-name="Times New Roman" fo:letter-spacing="0.037cm" fo:language="cs" fo:country="CZ" fo:font-style="italic" style:font-style-asian="italic" style:font-weight-complex="bold"/>
    </style:style>
    <style:style style:name="T113" style:family="text">
      <style:text-properties style:font-name="Times New Roman" fo:letter-spacing="0.037cm" fo:language="cs" fo:country="CZ" fo:font-weight="bold" style:font-weight-asian="bold" style:font-weight-complex="bold"/>
    </style:style>
    <style:style style:name="T114" style:family="text">
      <style:text-properties style:font-name="Times New Roman" fo:letter-spacing="0.037cm" fo:language="cs" fo:country="CZ" style:font-weight-complex="bold"/>
    </style:style>
    <style:style style:name="T115" style:family="text">
      <style:text-properties style:font-name="Times New Roman" fo:letter-spacing="0.021cm" fo:language="cs" fo:country="CZ"/>
    </style:style>
    <style:style style:name="T116" style:family="text">
      <style:text-properties style:font-name="Times New Roman" fo:letter-spacing="0.021cm" fo:language="cs" fo:country="CZ" fo:font-style="italic" style:font-style-asian="italic" style:font-style-complex="italic"/>
    </style:style>
    <style:style style:name="T117" style:family="text">
      <style:text-properties style:font-name="Times New Roman" fo:letter-spacing="0.021cm" fo:language="cs" fo:country="CZ" fo:font-weight="bold" style:font-weight-asian="bold" style:font-weight-complex="bold"/>
    </style:style>
    <style:style style:name="T118" style:family="text">
      <style:text-properties style:font-name="Times New Roman" fo:letter-spacing="-0.032cm" fo:language="cs" fo:country="CZ"/>
    </style:style>
    <style:style style:name="T119" style:family="text">
      <style:text-properties style:font-name="Times New Roman" fo:letter-spacing="-0.032cm" fo:language="cs" fo:country="CZ" fo:font-style="italic" style:font-style-asian="italic" style:font-style-complex="italic"/>
    </style:style>
    <style:style style:name="T120" style:family="text">
      <style:text-properties style:font-name="Times New Roman" fo:letter-spacing="-0.032cm" fo:language="cs" fo:country="CZ" fo:font-style="italic" style:font-style-asian="italic" style:font-weight-complex="bold"/>
    </style:style>
    <style:style style:name="T121" style:family="text">
      <style:text-properties style:font-name="Times New Roman" fo:letter-spacing="-0.032cm" fo:language="cs" fo:country="CZ" fo:font-style="italic" style:font-style-asian="italic" style:font-name-complex="Times New Roman" style:font-style-complex="italic"/>
    </style:style>
    <style:style style:name="T122" style:family="text">
      <style:text-properties style:font-name="Times New Roman" fo:letter-spacing="-0.032cm" fo:language="cs" fo:country="CZ" fo:font-weight="bold" style:font-weight-asian="bold" style:font-weight-complex="bold"/>
    </style:style>
    <style:style style:name="T123" style:family="text">
      <style:text-properties style:font-name="Times New Roman" fo:letter-spacing="-0.032cm" fo:language="cs" fo:country="CZ" style:font-weight-complex="bold"/>
    </style:style>
    <style:style style:name="T124" style:family="text">
      <style:text-properties style:font-name="Times New Roman" fo:letter-spacing="-0.032cm" fo:font-style="italic" style:font-style-asian="italic" style:font-name-complex="Times New Roman" style:font-style-complex="italic"/>
    </style:style>
    <style:style style:name="T125" style:family="text">
      <style:text-properties style:font-name="Times New Roman" fo:letter-spacing="0.004cm" fo:language="cs" fo:country="CZ"/>
    </style:style>
    <style:style style:name="T126" style:family="text">
      <style:text-properties style:font-name="Times New Roman" fo:letter-spacing="0.004cm" fo:language="cs" fo:country="CZ" fo:font-style="italic" style:font-style-asian="italic" style:font-style-complex="italic"/>
    </style:style>
    <style:style style:name="T127" style:family="text">
      <style:text-properties style:font-name="Times New Roman" fo:letter-spacing="0.004cm" fo:language="cs" fo:country="CZ" fo:font-weight="bold" style:font-weight-asian="bold" style:font-weight-complex="bold"/>
    </style:style>
    <style:style style:name="T128" style:family="text">
      <style:text-properties style:font-name="Times New Roman" fo:letter-spacing="0.004cm" fo:language="de" fo:country="DE" fo:font-weight="bold" style:font-weight-asian="bold" style:font-weight-complex="bold"/>
    </style:style>
    <style:style style:name="T129" style:family="text">
      <style:text-properties style:font-name="Times New Roman" fo:letter-spacing="-0.028cm" fo:language="cs" fo:country="CZ"/>
    </style:style>
    <style:style style:name="T130" style:family="text">
      <style:text-properties style:font-name="Times New Roman" fo:letter-spacing="-0.028cm" fo:language="cs" fo:country="CZ" fo:font-style="italic" style:font-style-asian="italic" style:font-style-complex="italic"/>
    </style:style>
    <style:style style:name="T131" style:family="text">
      <style:text-properties style:font-name="Times New Roman" fo:letter-spacing="-0.028cm" fo:language="cs" fo:country="CZ" fo:font-weight="bold" style:font-weight-asian="bold" style:font-weight-complex="bold"/>
    </style:style>
    <style:style style:name="T132" style:family="text">
      <style:text-properties style:font-name="Times New Roman" fo:letter-spacing="0.051cm" fo:language="cs" fo:country="CZ"/>
    </style:style>
    <style:style style:name="T133" style:family="text">
      <style:text-properties style:font-name="Times New Roman" fo:letter-spacing="0.051cm" fo:language="cs" fo:country="CZ" fo:font-weight="bold" style:font-weight-asian="bold" style:font-weight-complex="bold"/>
    </style:style>
    <style:style style:name="T134" style:family="text">
      <style:text-properties style:font-name="Times New Roman" fo:letter-spacing="0.051cm" fo:language="cs" fo:country="CZ" fo:font-style="italic" style:font-style-asian="italic" style:font-style-complex="italic"/>
    </style:style>
    <style:style style:name="T135" style:family="text">
      <style:text-properties style:font-name="Times New Roman" fo:letter-spacing="0.095cm" fo:language="cs" fo:country="CZ" fo:font-weight="bold" style:font-weight-asian="bold" style:font-weight-complex="bold"/>
    </style:style>
    <style:style style:name="T136" style:family="text">
      <style:text-properties style:font-name="Times New Roman" fo:letter-spacing="0.095cm" fo:language="cs" fo:country="CZ" fo:font-style="italic" style:font-style-asian="italic" style:font-weight-complex="bold"/>
    </style:style>
    <style:style style:name="T137" style:family="text">
      <style:text-properties style:font-name="Times New Roman" fo:letter-spacing="0.056cm" fo:language="cs" fo:country="CZ"/>
    </style:style>
    <style:style style:name="T138" style:family="text">
      <style:text-properties style:font-name="Times New Roman" fo:letter-spacing="0.056cm" fo:language="cs" fo:country="CZ" fo:font-weight="bold" style:font-weight-asian="bold" style:font-weight-complex="bold"/>
    </style:style>
    <style:style style:name="T139" style:family="text">
      <style:text-properties style:font-name="Times New Roman" fo:letter-spacing="0.056cm" fo:language="cs" fo:country="CZ" fo:font-style="italic" style:font-style-asian="italic" style:font-style-complex="italic"/>
    </style:style>
    <style:style style:name="T140" style:family="text">
      <style:text-properties style:font-name="Times New Roman" fo:letter-spacing="0.056cm" fo:language="cs" fo:country="CZ" fo:font-style="italic" style:font-style-asian="italic" style:font-weight-complex="bold"/>
    </style:style>
    <style:style style:name="T141" style:family="text">
      <style:text-properties style:font-name="Times New Roman" fo:letter-spacing="0.056cm" fo:language="cs" fo:country="CZ" fo:font-style="italic" fo:font-weight="bold" style:font-style-asian="italic" style:font-weight-asian="bold" style:font-style-complex="italic" style:font-weight-complex="bold"/>
    </style:style>
    <style:style style:name="T142" style:family="text">
      <style:text-properties style:font-name="Times New Roman" fo:letter-spacing="0.025cm" fo:language="cs" fo:country="CZ"/>
    </style:style>
    <style:style style:name="T143" style:family="text">
      <style:text-properties style:font-name="Times New Roman" fo:letter-spacing="0.025cm" fo:language="cs" fo:country="CZ" fo:font-weight="bold" style:font-weight-asian="bold" style:font-weight-complex="bold"/>
    </style:style>
    <style:style style:name="T144" style:family="text">
      <style:text-properties style:font-name="Times New Roman" fo:letter-spacing="0.025cm" fo:language="cs" fo:country="CZ" fo:font-style="italic" style:font-style-asian="italic" style:font-style-complex="italic"/>
    </style:style>
    <style:style style:name="T145" style:family="text">
      <style:text-properties style:font-name="Times New Roman" fo:letter-spacing="0.025cm" fo:language="cs" fo:country="CZ" fo:font-style="italic" style:font-style-asian="italic" style:font-weight-complex="bold"/>
    </style:style>
    <style:style style:name="T146" style:family="text">
      <style:text-properties style:font-name="Times New Roman" fo:letter-spacing="0.025cm" fo:language="cs" fo:country="CZ" fo:font-style="italic" fo:font-weight="bold" style:font-style-asian="italic" style:font-weight-asian="bold" style:font-weight-complex="bold"/>
    </style:style>
    <style:style style:name="T147" style:family="text">
      <style:text-properties style:font-name="Times New Roman" fo:letter-spacing="0.025cm" fo:language="cs" fo:country="CZ" style:font-style-complex="italic"/>
    </style:style>
    <style:style style:name="T148" style:family="text">
      <style:text-properties style:font-name="Times New Roman" fo:letter-spacing="0.025cm" fo:language="cs" fo:country="CZ" fo:font-style="normal" style:font-style-asian="normal" style:font-style-complex="normal" style:font-weight-complex="bold"/>
    </style:style>
    <style:style style:name="T149" style:family="text">
      <style:text-properties style:font-name="Times New Roman" fo:letter-spacing="0.025cm" fo:language="de" fo:country="DE" fo:font-weight="bold" style:font-weight-asian="bold" style:font-weight-complex="bold"/>
    </style:style>
    <style:style style:name="T150" style:family="text">
      <style:text-properties style:font-name="Times New Roman" fo:letter-spacing="-0.012cm" fo:language="cs" fo:country="CZ"/>
    </style:style>
    <style:style style:name="T151" style:family="text">
      <style:text-properties style:font-name="Times New Roman" fo:letter-spacing="-0.012cm" fo:language="cs" fo:country="CZ" fo:font-style="italic" style:font-style-asian="italic"/>
    </style:style>
    <style:style style:name="T152" style:family="text">
      <style:text-properties style:font-name="Times New Roman" fo:letter-spacing="-0.012cm" fo:language="cs" fo:country="CZ" fo:font-style="italic" style:font-style-asian="italic" style:font-style-complex="italic"/>
    </style:style>
    <style:style style:name="T153" style:family="text">
      <style:text-properties style:font-name="Times New Roman" fo:letter-spacing="-0.012cm" fo:language="cs" fo:country="CZ" fo:font-weight="bold" style:font-weight-asian="bold" style:font-weight-complex="bold"/>
    </style:style>
    <style:style style:name="T154" style:family="text">
      <style:text-properties style:font-name="Times New Roman" fo:letter-spacing="-0.019cm" fo:language="cs" fo:country="CZ"/>
    </style:style>
    <style:style style:name="T155" style:family="text">
      <style:text-properties style:font-name="Times New Roman" fo:letter-spacing="-0.019cm" fo:language="cs" fo:country="CZ" fo:font-style="italic" style:font-style-asian="italic"/>
    </style:style>
    <style:style style:name="T156" style:family="text">
      <style:text-properties style:font-name="Times New Roman" fo:letter-spacing="-0.019cm" fo:language="cs" fo:country="CZ" fo:font-style="italic" style:font-style-asian="italic" style:font-style-complex="italic"/>
    </style:style>
    <style:style style:name="T157" style:family="text">
      <style:text-properties style:font-name="Times New Roman" fo:letter-spacing="-0.019cm" fo:language="cs" fo:country="CZ" fo:font-style="italic" style:font-style-asian="italic" style:font-weight-complex="bold"/>
    </style:style>
    <style:style style:name="T158" style:family="text">
      <style:text-properties style:font-name="Times New Roman" fo:letter-spacing="-0.019cm" fo:language="cs" fo:country="CZ" fo:font-weight="bold" style:font-weight-asian="bold" style:font-weight-complex="bold"/>
    </style:style>
    <style:style style:name="T159" style:family="text">
      <style:text-properties style:font-name="Times New Roman" fo:letter-spacing="-0.019cm" fo:language="cs" fo:country="CZ" style:font-weight-complex="bold"/>
    </style:style>
    <style:style style:name="T160" style:family="text">
      <style:text-properties style:font-name="Times New Roman" fo:letter-spacing="0.035cm" fo:language="cs" fo:country="CZ"/>
    </style:style>
    <style:style style:name="T161" style:family="text">
      <style:text-properties style:font-name="Times New Roman" fo:letter-spacing="0.035cm" fo:language="cs" fo:country="CZ" fo:font-style="italic" style:font-style-asian="italic" style:font-style-complex="italic"/>
    </style:style>
    <style:style style:name="T162" style:family="text">
      <style:text-properties style:font-name="Times New Roman" fo:letter-spacing="0.035cm" fo:language="cs" fo:country="CZ" fo:font-style="italic" style:font-style-asian="italic" style:font-weight-complex="bold"/>
    </style:style>
    <style:style style:name="T163" style:family="text">
      <style:text-properties style:font-name="Times New Roman" fo:letter-spacing="0.035cm" fo:language="cs" fo:country="CZ" fo:font-weight="bold" style:font-weight-asian="bold" style:font-weight-complex="bold"/>
    </style:style>
    <style:style style:name="T164" style:family="text">
      <style:text-properties style:font-name="Times New Roman" fo:letter-spacing="0.053cm" fo:language="cs" fo:country="CZ"/>
    </style:style>
    <style:style style:name="T165" style:family="text">
      <style:text-properties style:font-name="Times New Roman" fo:letter-spacing="0.053cm" fo:language="cs" fo:country="CZ" fo:font-style="italic" style:font-style-asian="italic" style:font-style-complex="italic"/>
    </style:style>
    <style:style style:name="T166" style:family="text">
      <style:text-properties style:font-name="Times New Roman" fo:letter-spacing="-0.021cm" fo:language="cs" fo:country="CZ"/>
    </style:style>
    <style:style style:name="T167" style:family="text">
      <style:text-properties style:font-name="Times New Roman" fo:letter-spacing="-0.021cm" fo:language="cs" fo:country="CZ" fo:font-weight="bold" style:font-weight-asian="bold" style:font-weight-complex="bold"/>
    </style:style>
    <style:style style:name="T168" style:family="text">
      <style:text-properties style:font-name="Times New Roman" fo:letter-spacing="-0.021cm" fo:language="cs" fo:country="CZ" fo:font-style="italic" style:font-style-asian="italic" style:font-style-complex="italic"/>
    </style:style>
    <style:style style:name="T169" style:family="text">
      <style:text-properties style:font-name="Times New Roman" fo:letter-spacing="0.083cm" fo:language="cs" fo:country="CZ"/>
    </style:style>
    <style:style style:name="T170" style:family="text">
      <style:text-properties style:font-name="Times New Roman" fo:letter-spacing="0.083cm" fo:language="cs" fo:country="CZ" fo:font-weight="bold" style:font-weight-asian="bold" style:font-weight-complex="bold"/>
    </style:style>
    <style:style style:name="T171" style:family="text">
      <style:text-properties style:font-name="Times New Roman" fo:letter-spacing="-0.014cm" fo:language="cs" fo:country="CZ"/>
    </style:style>
    <style:style style:name="T172" style:family="text">
      <style:text-properties style:font-name="Times New Roman" fo:letter-spacing="-0.014cm" fo:language="cs" fo:country="CZ" fo:font-style="italic" style:font-style-asian="italic"/>
    </style:style>
    <style:style style:name="T173" style:family="text">
      <style:text-properties style:font-name="Times New Roman" fo:letter-spacing="-0.014cm" fo:language="cs" fo:country="CZ" fo:font-style="italic" style:font-style-asian="italic" style:font-style-complex="italic"/>
    </style:style>
    <style:style style:name="T174" style:family="text">
      <style:text-properties style:font-name="Times New Roman" fo:letter-spacing="-0.014cm" fo:language="cs" fo:country="CZ" fo:font-weight="bold" style:font-weight-asian="bold" style:font-weight-complex="bold"/>
    </style:style>
    <style:style style:name="T175" style:family="text">
      <style:text-properties style:font-name="Times New Roman" fo:letter-spacing="-0.014cm" fo:language="cs" fo:country="CZ" style:font-name-complex="Times New Roman"/>
    </style:style>
    <style:style style:name="T176" style:family="text">
      <style:text-properties style:font-name="Times New Roman" fo:letter-spacing="-0.023cm" fo:language="cs" fo:country="CZ"/>
    </style:style>
    <style:style style:name="T177" style:family="text">
      <style:text-properties style:font-name="Times New Roman" fo:letter-spacing="-0.023cm" fo:language="cs" fo:country="CZ" fo:font-style="italic" style:font-style-asian="italic"/>
    </style:style>
    <style:style style:name="T178" style:family="text">
      <style:text-properties style:font-name="Times New Roman" fo:letter-spacing="-0.023cm" fo:language="cs" fo:country="CZ" fo:font-style="italic" style:font-style-asian="italic" style:font-style-complex="italic"/>
    </style:style>
    <style:style style:name="T179" style:family="text">
      <style:text-properties style:font-name="Times New Roman" fo:letter-spacing="-0.023cm" fo:language="cs" fo:country="CZ" fo:font-style="italic" style:font-style-asian="italic" style:font-weight-complex="bold"/>
    </style:style>
    <style:style style:name="T180" style:family="text">
      <style:text-properties style:font-name="Times New Roman" fo:letter-spacing="-0.023cm" fo:language="cs" fo:country="CZ" fo:font-style="italic" style:font-style-asian="italic" style:font-name-complex="Times New Roman" style:font-style-complex="italic"/>
    </style:style>
    <style:style style:name="T181" style:family="text">
      <style:text-properties style:font-name="Times New Roman" fo:letter-spacing="-0.023cm" fo:language="cs" fo:country="CZ" fo:font-weight="bold" style:font-weight-asian="bold" style:font-weight-complex="bold"/>
    </style:style>
    <style:style style:name="T182" style:family="text">
      <style:text-properties style:font-name="Times New Roman" fo:letter-spacing="-0.023cm" fo:language="cs" fo:country="CZ" fo:font-weight="normal" style:font-weight-asian="normal" style:font-weight-complex="normal"/>
    </style:style>
    <style:style style:name="T183" style:family="text">
      <style:text-properties style:font-name="Times New Roman" fo:letter-spacing="-0.023cm" fo:language="de" fo:country="DE" fo:font-weight="bold" style:font-weight-asian="bold" style:font-weight-complex="bold"/>
    </style:style>
    <style:style style:name="T184" style:family="text">
      <style:text-properties style:font-name="Times New Roman" fo:letter-spacing="-0.023cm" fo:language="de" fo:country="DE" fo:font-style="italic" style:font-style-asian="italic" style:font-name-complex="Times New Roman" style:font-style-complex="italic"/>
    </style:style>
    <style:style style:name="T185" style:family="text">
      <style:text-properties style:font-name="Times New Roman" fo:letter-spacing="-0.023cm" fo:language="de" fo:country="DE" style:font-name-complex="Times New Roman"/>
    </style:style>
    <style:style style:name="T186" style:family="text">
      <style:text-properties style:font-name="Times New Roman" fo:letter-spacing="-0.037cm" fo:language="cs" fo:country="CZ"/>
    </style:style>
    <style:style style:name="T187" style:family="text">
      <style:text-properties style:font-name="Times New Roman" fo:letter-spacing="-0.037cm" fo:language="cs" fo:country="CZ" fo:font-weight="bold" style:font-weight-asian="bold" style:font-weight-complex="bold"/>
    </style:style>
    <style:style style:name="T188" style:family="text">
      <style:text-properties style:font-name="Times New Roman" fo:letter-spacing="-0.035cm" fo:language="cs" fo:country="CZ"/>
    </style:style>
    <style:style style:name="T189" style:family="text">
      <style:text-properties style:font-name="Times New Roman" fo:letter-spacing="-0.035cm" fo:language="cs" fo:country="CZ" fo:font-weight="bold" style:font-weight-asian="bold" style:font-weight-complex="bold"/>
    </style:style>
    <style:style style:name="T190" style:family="text">
      <style:text-properties style:font-name="Times New Roman" fo:letter-spacing="-0.035cm" fo:language="cs" fo:country="CZ" fo:font-style="italic" style:font-style-asian="italic" style:font-style-complex="italic"/>
    </style:style>
    <style:style style:name="T191" style:family="text">
      <style:text-properties style:font-name="Times New Roman" fo:letter-spacing="-0.035cm" fo:language="de" fo:country="DE" fo:font-weight="bold" style:font-weight-asian="bold" style:font-weight-complex="bold"/>
    </style:style>
    <style:style style:name="T192" style:family="text">
      <style:text-properties style:font-name="Times New Roman" fo:letter-spacing="0.046cm" fo:language="cs" fo:country="CZ"/>
    </style:style>
    <style:style style:name="T193" style:family="text">
      <style:text-properties style:font-name="Times New Roman" fo:letter-spacing="0.046cm" fo:language="cs" fo:country="CZ" fo:font-weight="bold" style:font-weight-asian="bold" style:font-weight-complex="bold"/>
    </style:style>
    <style:style style:name="T194" style:family="text">
      <style:text-properties style:font-name="Times New Roman" fo:letter-spacing="0.046cm" fo:language="cs" fo:country="CZ" fo:font-style="italic" style:font-style-asian="italic" style:font-style-complex="italic"/>
    </style:style>
    <style:style style:name="T195" style:family="text">
      <style:text-properties style:font-name="Times New Roman" fo:letter-spacing="0.046cm" fo:language="cs" fo:country="CZ" fo:font-style="italic" style:font-style-asian="italic" style:font-weight-complex="bold"/>
    </style:style>
    <style:style style:name="T196" style:family="text">
      <style:text-properties style:font-name="Times New Roman" fo:letter-spacing="0.062cm" fo:language="cs" fo:country="CZ"/>
    </style:style>
    <style:style style:name="T197" style:family="text">
      <style:text-properties style:font-name="Times New Roman" fo:letter-spacing="0.062cm" fo:language="cs" fo:country="CZ" fo:font-weight="bold" style:font-weight-asian="bold" style:font-weight-complex="bold"/>
    </style:style>
    <style:style style:name="T198" style:family="text">
      <style:text-properties style:font-name="Times New Roman" fo:letter-spacing="0.062cm" fo:language="cs" fo:country="CZ" fo:font-style="italic" style:font-style-asian="italic" style:font-style-complex="italic"/>
    </style:style>
    <style:style style:name="T199" style:family="text">
      <style:text-properties style:font-name="Times New Roman" fo:letter-spacing="0.055cm" fo:language="cs" fo:country="CZ"/>
    </style:style>
    <style:style style:name="T200" style:family="text">
      <style:text-properties style:font-name="Times New Roman" fo:letter-spacing="0.055cm" fo:language="cs" fo:country="CZ" fo:font-weight="bold" style:font-weight-asian="bold" style:font-weight-complex="bold"/>
    </style:style>
    <style:style style:name="T201" style:family="text">
      <style:text-properties style:font-name="Times New Roman" fo:letter-spacing="0.055cm" fo:language="cs" fo:country="CZ" fo:font-style="italic" style:font-style-asian="italic" style:font-style-complex="italic"/>
    </style:style>
    <style:style style:name="T202" style:family="text">
      <style:text-properties style:font-name="Times New Roman" fo:letter-spacing="-0.004cm" fo:language="cs" fo:country="CZ"/>
    </style:style>
    <style:style style:name="T203" style:family="text">
      <style:text-properties style:font-name="Times New Roman" fo:letter-spacing="-0.004cm" fo:language="cs" fo:country="CZ" fo:font-style="italic" style:font-style-asian="italic" style:font-style-complex="italic"/>
    </style:style>
    <style:style style:name="T204" style:family="text">
      <style:text-properties style:font-name="Times New Roman" fo:letter-spacing="-0.004cm" fo:language="cs" fo:country="CZ" fo:font-style="italic" style:font-style-asian="italic" style:font-weight-complex="bold"/>
    </style:style>
    <style:style style:name="T205" style:family="text">
      <style:text-properties style:font-name="Times New Roman" fo:letter-spacing="-0.004cm" fo:language="cs" fo:country="CZ" fo:font-weight="bold" style:font-weight-asian="bold" style:font-weight-complex="bold"/>
    </style:style>
    <style:style style:name="T206" style:family="text">
      <style:text-properties style:font-name="Times New Roman" fo:letter-spacing="-0.002cm" fo:language="cs" fo:country="CZ"/>
    </style:style>
    <style:style style:name="T207" style:family="text">
      <style:text-properties style:font-name="Times New Roman" fo:letter-spacing="-0.002cm" fo:language="cs" fo:country="CZ" fo:font-style="italic" style:font-style-asian="italic" style:font-style-complex="italic"/>
    </style:style>
    <style:style style:name="T208" style:family="text">
      <style:text-properties style:font-name="Times New Roman" fo:letter-spacing="-0.002cm" fo:language="cs" fo:country="CZ" style:font-weight-complex="bold"/>
    </style:style>
    <style:style style:name="T209" style:family="text">
      <style:text-properties style:font-name="Times New Roman" fo:letter-spacing="0.06cm" fo:language="cs" fo:country="CZ"/>
    </style:style>
    <style:style style:name="T210" style:family="text">
      <style:text-properties style:font-name="Times New Roman" fo:letter-spacing="0.06cm" fo:language="cs" fo:country="CZ" fo:font-style="italic" style:font-style-asian="italic" style:font-style-complex="italic"/>
    </style:style>
    <style:style style:name="T211" style:family="text">
      <style:text-properties style:font-name="Times New Roman" fo:letter-spacing="0.06cm" fo:language="cs" fo:country="CZ" fo:font-style="italic" style:font-style-asian="italic" style:font-weight-complex="bold"/>
    </style:style>
    <style:style style:name="T212" style:family="text">
      <style:text-properties style:font-name="Times New Roman" fo:letter-spacing="0.06cm" fo:language="cs" fo:country="CZ" fo:font-weight="bold" style:font-weight-asian="bold" style:font-weight-complex="bold"/>
    </style:style>
    <style:style style:name="T213" style:family="text">
      <style:text-properties style:font-name="Times New Roman" fo:letter-spacing="0.048cm" fo:language="cs" fo:country="CZ"/>
    </style:style>
    <style:style style:name="T214" style:family="text">
      <style:text-properties style:font-name="Times New Roman" fo:letter-spacing="0.048cm" fo:language="cs" fo:country="CZ" fo:font-weight="bold" style:font-weight-asian="bold" style:font-weight-complex="bold"/>
    </style:style>
    <style:style style:name="T215" style:family="text">
      <style:text-properties style:font-name="Times New Roman" fo:letter-spacing="0.048cm" fo:language="cs" fo:country="CZ" fo:font-style="italic" style:font-style-asian="italic" style:font-style-complex="italic"/>
    </style:style>
    <style:style style:name="T216" style:family="text">
      <style:text-properties style:font-name="Times New Roman" fo:letter-spacing="0.048cm" fo:language="cs" fo:country="CZ" fo:font-style="italic" style:font-style-asian="italic" style:font-weight-complex="bold"/>
    </style:style>
    <style:style style:name="T217" style:family="text">
      <style:text-properties style:font-name="Times New Roman" fo:letter-spacing="-0.005cm" fo:language="cs" fo:country="CZ"/>
    </style:style>
    <style:style style:name="T218" style:family="text">
      <style:text-properties style:font-name="Times New Roman" fo:letter-spacing="-0.005cm" fo:language="cs" fo:country="CZ" fo:font-style="italic" style:font-style-asian="italic" style:font-style-complex="italic"/>
    </style:style>
    <style:style style:name="T219" style:family="text">
      <style:text-properties style:font-name="Times New Roman" fo:letter-spacing="-0.005cm" fo:language="cs" fo:country="CZ" fo:font-style="italic" fo:font-weight="bold" style:font-style-asian="italic" style:font-weight-asian="bold" style:font-weight-complex="bold"/>
    </style:style>
    <style:style style:name="T220" style:family="text">
      <style:text-properties style:font-name="Times New Roman" fo:letter-spacing="-0.005cm" fo:language="cs" fo:country="CZ" fo:font-weight="bold" style:font-weight-asian="bold" style:font-weight-complex="bold"/>
    </style:style>
    <style:style style:name="T221" style:family="text">
      <style:text-properties style:font-name="Times New Roman" fo:letter-spacing="0.012cm" fo:language="cs" fo:country="CZ"/>
    </style:style>
    <style:style style:name="T222" style:family="text">
      <style:text-properties style:font-name="Times New Roman" fo:letter-spacing="0.012cm" fo:language="cs" fo:country="CZ" fo:font-style="italic" style:font-style-asian="italic" style:font-style-complex="italic"/>
    </style:style>
    <style:style style:name="T223" style:family="text">
      <style:text-properties style:font-name="Times New Roman" fo:letter-spacing="0.012cm" fo:language="cs" fo:country="CZ" fo:font-weight="bold" style:font-weight-asian="bold" style:font-weight-complex="bold"/>
    </style:style>
    <style:style style:name="T224" style:family="text">
      <style:text-properties style:font-name="Times New Roman" fo:letter-spacing="0.012cm" fo:language="cs" fo:country="CZ" style:font-style-complex="italic"/>
    </style:style>
    <style:style style:name="T225" style:family="text">
      <style:text-properties style:font-name="Times New Roman" fo:letter-spacing="0.018cm" fo:language="cs" fo:country="CZ"/>
    </style:style>
    <style:style style:name="T226" style:family="text">
      <style:text-properties style:font-name="Times New Roman" fo:letter-spacing="0.018cm" fo:language="cs" fo:country="CZ" fo:font-weight="bold" style:font-weight-asian="bold" style:font-weight-complex="bold"/>
    </style:style>
    <style:style style:name="T227" style:family="text">
      <style:text-properties style:font-name="Times New Roman" fo:letter-spacing="0.018cm" fo:language="cs" fo:country="CZ" fo:font-style="italic" style:font-style-asian="italic" style:font-style-complex="italic"/>
    </style:style>
    <style:style style:name="T228" style:family="text">
      <style:text-properties style:font-name="Times New Roman" fo:letter-spacing="0.018cm" fo:language="cs" fo:country="CZ" fo:font-style="italic" fo:font-weight="bold" style:font-style-asian="italic" style:font-weight-asian="bold" style:font-weight-complex="bold"/>
    </style:style>
    <style:style style:name="T229" style:family="text">
      <style:text-properties style:font-name="Times New Roman" fo:letter-spacing="0.011cm" fo:language="cs" fo:country="CZ"/>
    </style:style>
    <style:style style:name="T230" style:family="text">
      <style:text-properties style:font-name="Times New Roman" fo:letter-spacing="0.011cm" fo:language="cs" fo:country="CZ" fo:font-style="italic" style:font-style-asian="italic"/>
    </style:style>
    <style:style style:name="T231" style:family="text">
      <style:text-properties style:font-name="Times New Roman" fo:letter-spacing="0.011cm" fo:language="cs" fo:country="CZ" fo:font-style="italic" style:font-style-asian="italic" style:font-style-complex="italic"/>
    </style:style>
    <style:style style:name="T232" style:family="text">
      <style:text-properties style:font-name="Times New Roman" fo:letter-spacing="0.011cm" fo:language="cs" fo:country="CZ" fo:font-weight="bold" style:font-weight-asian="bold" style:font-weight-complex="bold"/>
    </style:style>
    <style:style style:name="T233" style:family="text">
      <style:text-properties style:font-name="Times New Roman" fo:letter-spacing="0.002cm" fo:language="cs" fo:country="CZ"/>
    </style:style>
    <style:style style:name="T234" style:family="text">
      <style:text-properties style:font-name="Times New Roman" fo:letter-spacing="0.002cm" fo:language="cs" fo:country="CZ" fo:font-style="italic" style:font-style-asian="italic" style:font-style-complex="italic"/>
    </style:style>
    <style:style style:name="T235" style:family="text">
      <style:text-properties style:font-name="Times New Roman" fo:letter-spacing="0.002cm" fo:language="cs" fo:country="CZ" fo:font-style="italic" style:font-style-asian="italic" style:font-weight-complex="bold"/>
    </style:style>
    <style:style style:name="T236" style:family="text">
      <style:text-properties style:font-name="Times New Roman" fo:letter-spacing="0.002cm" fo:language="cs" fo:country="CZ" fo:font-weight="bold" style:font-weight-asian="bold" style:font-weight-complex="bold"/>
    </style:style>
    <style:style style:name="T237" style:family="text">
      <style:text-properties style:font-name="Times New Roman" fo:letter-spacing="0.002cm" fo:language="de" fo:country="DE" fo:font-weight="bold" style:font-weight-asian="bold" style:font-weight-complex="bold"/>
    </style:style>
    <style:style style:name="T238" style:family="text">
      <style:text-properties style:font-name="Times New Roman" fo:letter-spacing="-0.046cm" fo:language="cs" fo:country="CZ"/>
    </style:style>
    <style:style style:name="T239" style:family="text">
      <style:text-properties style:font-name="Times New Roman" fo:letter-spacing="-0.046cm" fo:language="cs" fo:country="CZ" fo:font-style="italic" style:font-style-asian="italic"/>
    </style:style>
    <style:style style:name="T240" style:family="text">
      <style:text-properties style:font-name="Times New Roman" fo:letter-spacing="-0.046cm" fo:language="cs" fo:country="CZ" fo:font-style="italic" style:font-style-asian="italic" style:font-style-complex="italic"/>
    </style:style>
    <style:style style:name="T241" style:family="text">
      <style:text-properties style:font-name="Times New Roman" fo:letter-spacing="-0.046cm" fo:language="cs" fo:country="CZ" fo:font-style="italic" style:font-style-asian="italic" style:font-name-complex="Times New Roman" style:font-style-complex="italic"/>
    </style:style>
    <style:style style:name="T242" style:family="text">
      <style:text-properties style:font-name="Times New Roman" fo:letter-spacing="-0.046cm" fo:language="cs" fo:country="CZ" fo:font-style="italic" fo:font-weight="bold" style:font-style-asian="italic" style:font-weight-asian="bold" style:font-weight-complex="bold"/>
    </style:style>
    <style:style style:name="T243" style:family="text">
      <style:text-properties style:font-name="Times New Roman" fo:letter-spacing="-0.046cm" fo:language="cs" fo:country="CZ" style:font-style-complex="italic"/>
    </style:style>
    <style:style style:name="T244" style:family="text">
      <style:text-properties style:font-name="Times New Roman" fo:letter-spacing="-0.046cm" fo:language="cs" fo:country="CZ" fo:font-weight="bold" style:font-weight-asian="bold" style:font-weight-complex="bold"/>
    </style:style>
    <style:style style:name="T245" style:family="text">
      <style:text-properties style:font-name="Times New Roman" fo:letter-spacing="-0.046cm" fo:language="cs" fo:country="CZ" fo:font-style="normal" fo:font-weight="normal" style:font-style-asian="normal" style:font-weight-asian="normal" style:font-style-complex="normal" style:font-weight-complex="normal"/>
    </style:style>
    <style:style style:name="T246" style:family="text">
      <style:text-properties style:font-name="Times New Roman" fo:letter-spacing="-0.046cm" fo:language="fr" fo:country="FR" fo:font-style="italic" style:font-style-asian="italic" style:font-name-complex="Times New Roman"/>
    </style:style>
    <style:style style:name="T247" style:family="text">
      <style:text-properties style:font-name="Times New Roman" fo:letter-spacing="-0.046cm" fo:language="fr" fo:country="FR" fo:font-style="italic" style:font-style-asian="italic" style:font-name-complex="Times New Roman" style:font-style-complex="italic"/>
    </style:style>
    <style:style style:name="T248" style:family="text">
      <style:text-properties style:font-name="Times New Roman" fo:letter-spacing="-0.046cm" fo:language="de" fo:country="DE" fo:font-style="italic" style:font-style-asian="italic" style:font-name-complex="Times New Roman"/>
    </style:style>
    <style:style style:name="T249" style:family="text">
      <style:text-properties style:font-name="Times New Roman" fo:letter-spacing="-0.046cm" fo:language="de" fo:country="DE" fo:font-style="italic" style:font-style-asian="italic" style:font-name-complex="Times New Roman" style:font-style-complex="italic"/>
    </style:style>
    <style:style style:name="T250" style:family="text">
      <style:text-properties style:font-name="Times New Roman" fo:letter-spacing="-0.046cm" fo:language="de" fo:country="DE" style:font-name-complex="Times New Roman"/>
    </style:style>
    <style:style style:name="T251" style:family="text">
      <style:text-properties style:font-name="Times New Roman" fo:letter-spacing="-0.046cm" fo:font-style="italic" style:font-style-asian="italic" style:font-name-complex="Times New Roman"/>
    </style:style>
    <style:style style:name="T252" style:family="text">
      <style:text-properties style:font-name="Times New Roman" fo:letter-spacing="-0.046cm" fo:font-style="italic" style:font-style-asian="italic" style:font-name-complex="Times New Roman" style:font-style-complex="italic"/>
    </style:style>
    <style:style style:name="T253" style:family="text">
      <style:text-properties style:font-name="Times New Roman" fo:letter-spacing="-0.046cm" style:font-name-complex="Times New Roman"/>
    </style:style>
    <style:style style:name="T254" style:family="text">
      <style:text-properties style:font-name="Times New Roman" fo:letter-spacing="-0.046cm" fo:language="pl" fo:country="PL" fo:font-style="italic" style:font-style-asian="italic" style:font-name-complex="Times New Roman" style:font-style-complex="italic"/>
    </style:style>
    <style:style style:name="T255" style:family="text">
      <style:text-properties style:font-name="Times New Roman" fo:letter-spacing="0.071cm" fo:language="cs" fo:country="CZ"/>
    </style:style>
    <style:style style:name="T256" style:family="text">
      <style:text-properties style:font-name="Times New Roman" fo:letter-spacing="0.071cm" fo:language="cs" fo:country="CZ" fo:font-weight="bold" style:font-weight-asian="bold" style:font-weight-complex="bold"/>
    </style:style>
    <style:style style:name="T257" style:family="text">
      <style:text-properties style:font-name="Times New Roman" fo:letter-spacing="0.071cm" fo:language="cs" fo:country="CZ" fo:font-style="italic" style:font-style-asian="italic" style:font-style-complex="italic"/>
    </style:style>
    <style:style style:name="T258" style:family="text">
      <style:text-properties style:font-name="Times New Roman" fo:letter-spacing="0.071cm" fo:language="cs" fo:country="CZ" fo:font-style="italic" style:font-style-asian="italic" style:font-weight-complex="bold"/>
    </style:style>
    <style:style style:name="T259" style:family="text">
      <style:text-properties style:font-name="Times New Roman" fo:letter-spacing="-0.034cm" fo:language="cs" fo:country="CZ"/>
    </style:style>
    <style:style style:name="T260" style:family="text">
      <style:text-properties style:font-name="Times New Roman" fo:letter-spacing="-0.034cm" fo:language="cs" fo:country="CZ" fo:font-weight="bold" style:font-weight-asian="bold" style:font-weight-complex="bold"/>
    </style:style>
    <style:style style:name="T261" style:family="text">
      <style:text-properties style:font-name="Times New Roman" fo:letter-spacing="-0.034cm" fo:language="cs" fo:country="CZ" fo:font-style="italic" style:font-style-asian="italic" style:font-style-complex="italic"/>
    </style:style>
    <style:style style:name="T262" style:family="text">
      <style:text-properties style:font-name="Times New Roman" fo:letter-spacing="-0.034cm" fo:language="cs" fo:country="CZ" style:font-name-complex="Times New Roman"/>
    </style:style>
    <style:style style:name="T263" style:family="text">
      <style:text-properties style:font-name="Times New Roman" fo:letter-spacing="-0.034cm" fo:language="fr" fo:country="FR" fo:font-style="italic" style:font-style-asian="italic" style:font-name-complex="Times New Roman"/>
    </style:style>
    <style:style style:name="T264" style:family="text">
      <style:text-properties style:font-name="Times New Roman" fo:letter-spacing="-0.034cm" fo:font-style="italic" style:font-style-asian="italic" style:font-name-complex="Times New Roman"/>
    </style:style>
    <style:style style:name="T265" style:family="text">
      <style:text-properties style:font-name="Times New Roman" fo:letter-spacing="-0.034cm" fo:language="de" fo:country="DE" style:font-name-complex="Times New Roman"/>
    </style:style>
    <style:style style:name="T266" style:family="text">
      <style:text-properties style:font-name="Times New Roman" fo:letter-spacing="0.079cm" fo:language="cs" fo:country="CZ"/>
    </style:style>
    <style:style style:name="T267" style:family="text">
      <style:text-properties style:font-name="Times New Roman" fo:letter-spacing="0.079cm" fo:language="cs" fo:country="CZ" fo:font-weight="bold" style:font-weight-asian="bold" style:font-weight-complex="bold"/>
    </style:style>
    <style:style style:name="T268" style:family="text">
      <style:text-properties style:font-name="Times New Roman" fo:letter-spacing="0.079cm" fo:language="cs" fo:country="CZ" fo:font-style="italic" style:font-style-asian="italic" style:font-style-complex="italic"/>
    </style:style>
    <style:style style:name="T269" style:family="text">
      <style:text-properties style:font-name="Times New Roman" fo:letter-spacing="-0.039cm" fo:language="cs" fo:country="CZ"/>
    </style:style>
    <style:style style:name="T270" style:family="text">
      <style:text-properties style:font-name="Times New Roman" fo:letter-spacing="-0.039cm" fo:language="cs" fo:country="CZ" fo:font-style="italic" style:font-style-asian="italic" style:font-style-complex="italic"/>
    </style:style>
    <style:style style:name="T271" style:family="text">
      <style:text-properties style:font-name="Times New Roman" fo:letter-spacing="-0.039cm" fo:language="cs" fo:country="CZ" fo:font-style="italic" style:font-style-asian="italic" style:font-weight-complex="bold"/>
    </style:style>
    <style:style style:name="T272" style:family="text">
      <style:text-properties style:font-name="Times New Roman" fo:letter-spacing="-0.039cm" fo:language="cs" fo:country="CZ" fo:font-style="italic" style:font-style-asian="italic" style:font-name-complex="Times New Roman" style:font-style-complex="italic"/>
    </style:style>
    <style:style style:name="T273" style:family="text">
      <style:text-properties style:font-name="Times New Roman" fo:letter-spacing="-0.039cm" fo:language="cs" fo:country="CZ" fo:font-weight="bold" style:font-weight-asian="bold" style:font-weight-complex="bold"/>
    </style:style>
    <style:style style:name="T274" style:family="text">
      <style:text-properties style:font-name="Times New Roman" fo:letter-spacing="-0.039cm" fo:language="cs" fo:country="CZ" style:font-weight-complex="bold"/>
    </style:style>
    <style:style style:name="T275" style:family="text">
      <style:text-properties style:font-name="Times New Roman" fo:letter-spacing="-0.039cm" fo:language="de" fo:country="DE" fo:font-weight="bold" style:font-weight-asian="bold" style:font-weight-complex="bold"/>
    </style:style>
    <style:style style:name="T276" style:family="text">
      <style:text-properties style:font-name="Times New Roman" fo:letter-spacing="-0.039cm" fo:language="de" fo:country="DE" fo:font-style="italic" style:font-style-asian="italic" style:font-name-complex="Times New Roman" style:font-style-complex="italic"/>
    </style:style>
    <style:style style:name="T277" style:family="text">
      <style:text-properties style:font-name="Times New Roman" fo:letter-spacing="-0.039cm" fo:font-style="italic" style:font-style-asian="italic" style:font-name-complex="Times New Roman" style:font-style-complex="italic"/>
    </style:style>
    <style:style style:name="T278" style:family="text">
      <style:text-properties style:font-name="Times New Roman" fo:letter-spacing="0.005cm" fo:language="cs" fo:country="CZ"/>
    </style:style>
    <style:style style:name="T279" style:family="text">
      <style:text-properties style:font-name="Times New Roman" fo:letter-spacing="0.005cm" fo:language="cs" fo:country="CZ" fo:font-style="italic" style:font-style-asian="italic"/>
    </style:style>
    <style:style style:name="T280" style:family="text">
      <style:text-properties style:font-name="Times New Roman" fo:letter-spacing="0.005cm" fo:language="cs" fo:country="CZ" fo:font-style="italic" style:font-style-asian="italic" style:font-style-complex="italic"/>
    </style:style>
    <style:style style:name="T281" style:family="text">
      <style:text-properties style:font-name="Times New Roman" fo:letter-spacing="0.005cm" fo:language="cs" fo:country="CZ" style:font-style-complex="italic"/>
    </style:style>
    <style:style style:name="T282" style:family="text">
      <style:text-properties style:font-name="Times New Roman" fo:letter-spacing="0.005cm" fo:language="cs" fo:country="CZ" fo:font-weight="bold" style:font-weight-asian="bold" style:font-weight-complex="bold"/>
    </style:style>
    <style:style style:name="T283" style:family="text">
      <style:text-properties style:font-name="Times New Roman" fo:letter-spacing="0.023cm" fo:language="cs" fo:country="CZ"/>
    </style:style>
    <style:style style:name="T284" style:family="text">
      <style:text-properties style:font-name="Times New Roman" fo:letter-spacing="0.023cm" fo:language="cs" fo:country="CZ" fo:font-weight="bold" style:font-weight-asian="bold" style:font-weight-complex="bold"/>
    </style:style>
    <style:style style:name="T285" style:family="text">
      <style:text-properties style:font-name="Times New Roman" fo:letter-spacing="0.023cm" fo:language="cs" fo:country="CZ" fo:font-style="italic" style:font-style-asian="italic" style:font-style-complex="italic"/>
    </style:style>
    <style:style style:name="T286" style:family="text">
      <style:text-properties style:font-name="Times New Roman" fo:letter-spacing="0.007cm" fo:language="cs" fo:country="CZ"/>
    </style:style>
    <style:style style:name="T287" style:family="text">
      <style:text-properties style:font-name="Times New Roman" fo:letter-spacing="0.007cm" fo:language="cs" fo:country="CZ" fo:font-weight="bold" style:font-weight-asian="bold" style:font-weight-complex="bold"/>
    </style:style>
    <style:style style:name="T288" style:family="text">
      <style:text-properties style:font-name="Times New Roman" fo:letter-spacing="0.007cm" fo:language="cs" fo:country="CZ" fo:font-style="italic" style:font-style-asian="italic" style:font-style-complex="italic"/>
    </style:style>
    <style:style style:name="T289" style:family="text">
      <style:text-properties style:font-name="Times New Roman" fo:letter-spacing="0.007cm" fo:language="cs" fo:country="CZ" style:font-style-complex="italic"/>
    </style:style>
    <style:style style:name="T290" style:family="text">
      <style:text-properties style:font-name="Times New Roman" fo:letter-spacing="0.007cm" fo:language="cs" fo:country="CZ" style:font-weight-complex="bold"/>
    </style:style>
    <style:style style:name="T291" style:family="text">
      <style:text-properties style:font-name="Times New Roman" fo:language="de" fo:country="DE"/>
    </style:style>
    <style:style style:name="T292" style:family="text">
      <style:text-properties style:font-name="Times New Roman" fo:language="de" fo:country="DE" fo:font-weight="bold" style:font-weight-asian="bold" style:font-weight-complex="bold"/>
    </style:style>
    <style:style style:name="T293" style:family="text">
      <style:text-properties style:font-name="Times New Roman" fo:language="de" fo:country="DE" style:font-weight-complex="bold"/>
    </style:style>
    <style:style style:name="T294" style:family="text">
      <style:text-properties style:font-name="Times New Roman" fo:language="de" fo:country="DE" fo:font-style="italic" style:font-style-asian="italic" style:font-weight-complex="bold"/>
    </style:style>
    <style:style style:name="T295" style:family="text">
      <style:text-properties style:font-name="Times New Roman" fo:language="de" fo:country="DE" fo:font-style="italic" style:font-style-asian="italic" style:font-name-complex="Times New Roman"/>
    </style:style>
    <style:style style:name="T296" style:family="text">
      <style:text-properties style:font-name="Times New Roman" fo:language="de" fo:country="DE" fo:font-style="italic" style:font-style-asian="italic" style:font-name-complex="Times New Roman" style:font-style-complex="italic"/>
    </style:style>
    <style:style style:name="T297" style:family="text">
      <style:text-properties style:font-name="Times New Roman" fo:language="de" fo:country="DE" style:font-name-complex="Times New Roman"/>
    </style:style>
    <style:style style:name="T298" style:family="text">
      <style:text-properties style:font-name="Times New Roman" fo:letter-spacing="-0.009cm" fo:language="cs" fo:country="CZ"/>
    </style:style>
    <style:style style:name="T299" style:family="text">
      <style:text-properties style:font-name="Times New Roman" fo:letter-spacing="-0.009cm" fo:language="cs" fo:country="CZ" fo:font-style="italic" style:font-style-asian="italic" style:font-style-complex="italic"/>
    </style:style>
    <style:style style:name="T300" style:family="text">
      <style:text-properties style:font-name="Times New Roman" fo:letter-spacing="-0.009cm" fo:language="cs" fo:country="CZ" fo:font-weight="bold" style:font-weight-asian="bold" style:font-weight-complex="bold"/>
    </style:style>
    <style:style style:name="T301" style:family="text">
      <style:text-properties style:font-name="Times New Roman" fo:letter-spacing="-0.025cm" fo:language="cs" fo:country="CZ"/>
    </style:style>
    <style:style style:name="T302" style:family="text">
      <style:text-properties style:font-name="Times New Roman" fo:letter-spacing="-0.025cm" fo:language="cs" fo:country="CZ" fo:font-style="italic" style:font-style-asian="italic" style:font-style-complex="italic"/>
    </style:style>
    <style:style style:name="T303" style:family="text">
      <style:text-properties style:font-name="Times New Roman" fo:letter-spacing="-0.025cm" fo:language="cs" fo:country="CZ" fo:font-style="italic" style:font-style-asian="italic" style:font-weight-complex="bold"/>
    </style:style>
    <style:style style:name="T304" style:family="text">
      <style:text-properties style:font-name="Times New Roman" fo:letter-spacing="-0.025cm" fo:language="cs" fo:country="CZ" fo:font-weight="bold" style:font-weight-asian="bold" style:font-weight-complex="bold"/>
    </style:style>
    <style:style style:name="T305" style:family="text">
      <style:text-properties style:font-name="Times New Roman" fo:letter-spacing="-0.025cm" fo:language="fr" fo:country="FR" style:font-name-complex="Times New Roman"/>
    </style:style>
    <style:style style:name="T306" style:family="text">
      <style:text-properties style:font-name="Times New Roman" fo:letter-spacing="-0.025cm" fo:language="fr" fo:country="FR" fo:font-style="italic" style:font-style-asian="italic" style:font-name-complex="Times New Roman"/>
    </style:style>
    <style:style style:name="T307" style:family="text">
      <style:text-properties style:font-name="Times New Roman" fo:letter-spacing="-0.025cm" fo:language="de" fo:country="DE" style:font-name-complex="Times New Roman"/>
    </style:style>
    <style:style style:name="T308" style:family="text">
      <style:text-properties style:font-name="Times New Roman" fo:letter-spacing="0.074cm" fo:language="cs" fo:country="CZ"/>
    </style:style>
    <style:style style:name="T309" style:family="text">
      <style:text-properties style:font-name="Times New Roman" fo:letter-spacing="0.074cm" fo:language="cs" fo:country="CZ" fo:font-style="italic" style:font-style-asian="italic" style:font-style-complex="italic"/>
    </style:style>
    <style:style style:name="T310" style:family="text">
      <style:text-properties style:font-name="Times New Roman" fo:letter-spacing="0.074cm" fo:language="cs" fo:country="CZ" fo:font-style="italic" style:font-style-asian="italic" style:font-weight-complex="bold"/>
    </style:style>
    <style:style style:name="T311" style:family="text">
      <style:text-properties style:font-name="Times New Roman" fo:letter-spacing="0.074cm" fo:language="cs" fo:country="CZ" fo:font-weight="bold" style:font-weight-asian="bold" style:font-weight-complex="bold"/>
    </style:style>
    <style:style style:name="T312" style:family="text">
      <style:text-properties style:font-name="Times New Roman" fo:letter-spacing="0.014cm" fo:language="cs" fo:country="CZ"/>
    </style:style>
    <style:style style:name="T313" style:family="text">
      <style:text-properties style:font-name="Times New Roman" fo:letter-spacing="0.014cm" fo:language="cs" fo:country="CZ" fo:font-weight="bold" style:font-weight-asian="bold" style:font-weight-complex="bold"/>
    </style:style>
    <style:style style:name="T314" style:family="text">
      <style:text-properties style:font-name="Times New Roman" fo:letter-spacing="0.014cm" fo:language="cs" fo:country="CZ" fo:font-style="italic" style:font-style-asian="italic" style:font-style-complex="italic"/>
    </style:style>
    <style:style style:name="T315" style:family="text">
      <style:text-properties style:font-name="Times New Roman" fo:letter-spacing="0.014cm" fo:language="cs" fo:country="CZ" fo:font-style="italic" style:font-style-asian="italic" style:font-weight-complex="bold"/>
    </style:style>
    <style:style style:name="T316" style:family="text">
      <style:text-properties style:font-name="Times New Roman" fo:letter-spacing="0.014cm" fo:language="cs" fo:country="CZ" fo:font-weight="normal" style:font-weight-asian="normal" style:font-weight-complex="normal"/>
    </style:style>
    <style:style style:name="T317" style:family="text">
      <style:text-properties style:font-name="Times New Roman" fo:letter-spacing="0.028cm" fo:language="cs" fo:country="CZ"/>
    </style:style>
    <style:style style:name="T318" style:family="text">
      <style:text-properties style:font-name="Times New Roman" fo:letter-spacing="0.028cm" fo:language="cs" fo:country="CZ" fo:font-style="italic" style:font-style-asian="italic" style:font-style-complex="italic"/>
    </style:style>
    <style:style style:name="T319" style:family="text">
      <style:text-properties style:font-name="Times New Roman" fo:letter-spacing="0.028cm" fo:language="cs" fo:country="CZ" fo:font-weight="bold" style:font-weight-asian="bold" style:font-weight-complex="bold"/>
    </style:style>
    <style:style style:name="T320" style:family="text">
      <style:text-properties style:font-name="Times New Roman" fo:letter-spacing="0.039cm" fo:language="cs" fo:country="CZ"/>
    </style:style>
    <style:style style:name="T321" style:family="text">
      <style:text-properties style:font-name="Times New Roman" fo:letter-spacing="0.039cm" fo:language="cs" fo:country="CZ" fo:font-style="italic" style:font-style-asian="italic" style:font-style-complex="italic"/>
    </style:style>
    <style:style style:name="T322" style:family="text">
      <style:text-properties style:font-name="Times New Roman" fo:letter-spacing="0.039cm" fo:language="cs" fo:country="CZ" fo:font-weight="bold" style:font-weight-asian="bold" style:font-weight-complex="bold"/>
    </style:style>
    <style:style style:name="T323" style:family="text">
      <style:text-properties style:font-name="Times New Roman" fo:letter-spacing="-0.03cm" fo:language="cs" fo:country="CZ"/>
    </style:style>
    <style:style style:name="T324" style:family="text">
      <style:text-properties style:font-name="Times New Roman" fo:letter-spacing="-0.03cm" fo:language="cs" fo:country="CZ" fo:font-style="italic" style:font-style-asian="italic" style:font-style-complex="italic"/>
    </style:style>
    <style:style style:name="T325" style:family="text">
      <style:text-properties style:font-name="Times New Roman" fo:letter-spacing="-0.03cm" fo:language="cs" fo:country="CZ" fo:font-style="italic" style:font-style-asian="italic" style:font-weight-complex="bold"/>
    </style:style>
    <style:style style:name="T326" style:family="text">
      <style:text-properties style:font-name="Times New Roman" fo:letter-spacing="-0.03cm" fo:language="cs" fo:country="CZ" fo:font-weight="bold" style:font-weight-asian="bold" style:font-weight-complex="bold"/>
    </style:style>
    <style:style style:name="T327" style:family="text">
      <style:text-properties style:font-name="Times New Roman" fo:letter-spacing="-0.03cm" fo:language="cs" fo:country="CZ" fo:font-weight="normal" style:font-weight-asian="normal" style:font-weight-complex="normal"/>
    </style:style>
    <style:style style:name="T328" style:family="text">
      <style:text-properties style:font-name="Times New Roman" fo:letter-spacing="-0.03cm" fo:language="cs" fo:country="CZ" style:font-name-complex="Times New Roman"/>
    </style:style>
    <style:style style:name="T329" style:family="text">
      <style:text-properties style:font-name="Times New Roman" fo:letter-spacing="-0.03cm" style:font-name-complex="Times New Roman"/>
    </style:style>
    <style:style style:name="T330" style:family="text">
      <style:text-properties style:font-name="Times New Roman" fo:letter-spacing="-0.03cm" fo:language="de" fo:country="DE" style:font-name-complex="Times New Roman"/>
    </style:style>
    <style:style style:name="T331" style:family="text">
      <style:text-properties style:font-name="Times New Roman" fo:letter-spacing="0.019cm" fo:language="cs" fo:country="CZ"/>
    </style:style>
    <style:style style:name="T332" style:family="text">
      <style:text-properties style:font-name="Times New Roman" fo:letter-spacing="0.019cm" fo:language="cs" fo:country="CZ" fo:font-style="italic" style:font-style-asian="italic" style:font-style-complex="italic"/>
    </style:style>
    <style:style style:name="T333" style:family="text">
      <style:text-properties style:font-name="Times New Roman" fo:letter-spacing="0.019cm" fo:language="cs" fo:country="CZ" fo:font-weight="bold" style:font-weight-asian="bold" style:font-weight-complex="bold"/>
    </style:style>
    <style:style style:name="T334" style:family="text">
      <style:text-properties style:font-name="Times New Roman" fo:letter-spacing="0.019cm" fo:language="cs" fo:country="CZ" fo:font-weight="normal" style:font-weight-asian="normal" style:font-weight-complex="normal"/>
    </style:style>
    <style:style style:name="T335" style:family="text">
      <style:text-properties style:font-name="Times New Roman" fo:letter-spacing="0.058cm" fo:language="cs" fo:country="CZ"/>
    </style:style>
    <style:style style:name="T336" style:family="text">
      <style:text-properties style:font-name="Times New Roman" fo:letter-spacing="0.058cm" fo:language="cs" fo:country="CZ" fo:font-style="italic" style:font-style-asian="italic" style:font-style-complex="italic"/>
    </style:style>
    <style:style style:name="T337" style:family="text">
      <style:text-properties style:font-name="Times New Roman" fo:letter-spacing="0.058cm" fo:language="cs" fo:country="CZ" fo:font-weight="bold" style:font-weight-asian="bold" style:font-weight-complex="bold"/>
    </style:style>
    <style:style style:name="T338" style:family="text">
      <style:text-properties style:font-name="Times New Roman" fo:letter-spacing="0.042cm" fo:language="cs" fo:country="CZ"/>
    </style:style>
    <style:style style:name="T339" style:family="text">
      <style:text-properties style:font-name="Times New Roman" fo:letter-spacing="0.042cm" fo:language="cs" fo:country="CZ" fo:font-weight="bold" style:font-weight-asian="bold" style:font-weight-complex="bold"/>
    </style:style>
    <style:style style:name="T340" style:family="text">
      <style:text-properties style:font-name="Times New Roman" fo:letter-spacing="0.042cm" fo:language="cs" fo:country="CZ" fo:font-style="italic" style:font-style-asian="italic" style:font-style-complex="italic"/>
    </style:style>
    <style:style style:name="T341" style:family="text">
      <style:text-properties style:font-name="Times New Roman" fo:letter-spacing="0.042cm" fo:language="cs" fo:country="CZ" fo:font-style="italic" style:font-style-asian="italic" style:font-weight-complex="bold"/>
    </style:style>
    <style:style style:name="T342" style:family="text">
      <style:text-properties style:font-name="Times New Roman" fo:letter-spacing="0.03cm" fo:language="cs" fo:country="CZ"/>
    </style:style>
    <style:style style:name="T343" style:family="text">
      <style:text-properties style:font-name="Times New Roman" fo:letter-spacing="0.03cm" fo:language="cs" fo:country="CZ" fo:font-weight="bold" style:font-weight-asian="bold" style:font-weight-complex="bold"/>
    </style:style>
    <style:style style:name="T344" style:family="text">
      <style:text-properties style:font-name="Times New Roman" fo:letter-spacing="0.03cm" fo:language="cs" fo:country="CZ" fo:font-style="italic" style:font-style-asian="italic"/>
    </style:style>
    <style:style style:name="T345" style:family="text">
      <style:text-properties style:font-name="Times New Roman" fo:letter-spacing="0.03cm" fo:language="cs" fo:country="CZ" fo:font-style="italic" style:font-style-asian="italic" style:font-style-complex="italic"/>
    </style:style>
    <style:style style:name="T346" style:family="text">
      <style:text-properties style:font-name="Times New Roman" fo:letter-spacing="0.085cm" fo:language="cs" fo:country="CZ"/>
    </style:style>
    <style:style style:name="T347" style:family="text">
      <style:text-properties style:font-name="Times New Roman" fo:letter-spacing="0.085cm" fo:language="cs" fo:country="CZ" fo:font-weight="bold" style:font-weight-asian="bold" style:font-weight-complex="bold"/>
    </style:style>
    <style:style style:name="T348" style:family="text">
      <style:text-properties style:font-name="Times New Roman" fo:letter-spacing="0.085cm" fo:language="cs" fo:country="CZ" fo:font-style="italic" style:font-style-asian="italic" style:font-style-complex="italic"/>
    </style:style>
    <style:style style:name="T349" style:family="text">
      <style:text-properties style:font-name="Times New Roman" fo:letter-spacing="0.085cm" fo:language="cs" fo:country="CZ" style:font-weight-complex="bold"/>
    </style:style>
    <style:style style:name="T350" style:family="text">
      <style:text-properties style:font-name="Times New Roman" fo:letter-spacing="0.009cm" fo:language="cs" fo:country="CZ"/>
    </style:style>
    <style:style style:name="T351" style:family="text">
      <style:text-properties style:font-name="Times New Roman" fo:letter-spacing="0.009cm" fo:language="cs" fo:country="CZ" fo:font-style="italic" style:font-style-asian="italic"/>
    </style:style>
    <style:style style:name="T352" style:family="text">
      <style:text-properties style:font-name="Times New Roman" fo:letter-spacing="0.009cm" fo:language="cs" fo:country="CZ" fo:font-style="italic" style:font-style-asian="italic" style:font-style-complex="italic"/>
    </style:style>
    <style:style style:name="T353" style:family="text">
      <style:text-properties style:font-name="Times New Roman" fo:letter-spacing="0.076cm" fo:language="cs" fo:country="CZ"/>
    </style:style>
    <style:style style:name="T354" style:family="text">
      <style:text-properties style:font-name="Times New Roman" fo:letter-spacing="0.076cm" fo:language="cs" fo:country="CZ" fo:font-style="italic" style:font-style-asian="italic" style:font-style-complex="italic"/>
    </style:style>
    <style:style style:name="T355" style:family="text">
      <style:text-properties style:font-name="Times New Roman" fo:letter-spacing="-0.011cm" fo:language="cs" fo:country="CZ"/>
    </style:style>
    <style:style style:name="T356" style:family="text">
      <style:text-properties style:font-name="Times New Roman" fo:letter-spacing="-0.011cm" fo:language="cs" fo:country="CZ" fo:font-style="italic" style:font-style-asian="italic" style:font-style-complex="italic"/>
    </style:style>
    <style:style style:name="T357" style:family="text">
      <style:text-properties style:font-name="Times New Roman" fo:letter-spacing="0.069cm" fo:language="cs" fo:country="CZ"/>
    </style:style>
    <style:style style:name="T358" style:family="text">
      <style:text-properties style:font-name="Times New Roman" fo:letter-spacing="0.069cm" fo:language="cs" fo:country="CZ" fo:font-style="italic" style:font-style-asian="italic" style:font-style-complex="italic"/>
    </style:style>
    <style:style style:name="T359" style:family="text">
      <style:text-properties style:font-name="Times New Roman" fo:letter-spacing="-0.041cm" fo:language="cs" fo:country="CZ"/>
    </style:style>
    <style:style style:name="T360" style:family="text">
      <style:text-properties style:font-name="Times New Roman" fo:letter-spacing="-0.041cm" fo:language="cs" fo:country="CZ" fo:font-weight="bold" style:font-weight-asian="bold" style:font-weight-complex="bold"/>
    </style:style>
    <style:style style:name="T361" style:family="text">
      <style:text-properties style:font-name="Times New Roman" fo:letter-spacing="-0.041cm" fo:language="cs" fo:country="CZ" fo:font-style="italic" style:font-style-asian="italic" style:font-style-complex="italic"/>
    </style:style>
    <style:style style:name="T362" style:family="text">
      <style:text-properties style:font-name="Times New Roman" fo:letter-spacing="-0.041cm" fo:language="cs" fo:country="CZ" fo:font-style="italic" style:font-style-asian="italic" style:font-weight-complex="bold"/>
    </style:style>
    <style:style style:name="T363" style:family="text">
      <style:text-properties style:font-name="Times New Roman" fo:letter-spacing="0.041cm" fo:language="cs" fo:country="CZ"/>
    </style:style>
    <style:style style:name="T364" style:family="text">
      <style:text-properties style:font-name="Times New Roman" fo:letter-spacing="0.041cm" fo:language="cs" fo:country="CZ" fo:font-weight="bold" style:font-weight-asian="bold" style:font-weight-complex="bold"/>
    </style:style>
    <style:style style:name="T365" style:family="text">
      <style:text-properties style:font-name="Times New Roman" fo:letter-spacing="0.041cm" fo:language="cs" fo:country="CZ" fo:font-style="italic" style:font-style-asian="italic" style:font-style-complex="italic"/>
    </style:style>
    <style:style style:name="T366" style:family="text">
      <style:text-properties style:font-name="Times New Roman" fo:letter-spacing="0.041cm" fo:language="cs" fo:country="CZ" style:font-name-complex="Times New Roman"/>
    </style:style>
    <style:style style:name="T367" style:family="text">
      <style:text-properties style:font-name="Times New Roman" fo:letter-spacing="0.099cm" fo:language="cs" fo:country="CZ"/>
    </style:style>
    <style:style style:name="T368" style:family="text">
      <style:text-properties style:font-name="Times New Roman" fo:letter-spacing="0.064cm" fo:language="cs" fo:country="CZ"/>
    </style:style>
    <style:style style:name="T369" style:family="text">
      <style:text-properties style:font-name="Times New Roman" fo:letter-spacing="0.064cm" fo:language="cs" fo:country="CZ" fo:font-style="italic" style:font-style-asian="italic" style:font-style-complex="italic"/>
    </style:style>
    <style:style style:name="T370" style:family="text">
      <style:text-properties style:font-name="Times New Roman" fo:letter-spacing="0.064cm" fo:language="cs" fo:country="CZ" fo:font-style="italic" style:font-style-asian="italic" style:font-weight-complex="bold"/>
    </style:style>
    <style:style style:name="T371" style:family="text">
      <style:text-properties style:font-name="Times New Roman" fo:letter-spacing="0.064cm" fo:language="cs" fo:country="CZ" fo:font-weight="bold" style:font-weight-asian="bold" style:font-weight-complex="bold"/>
    </style:style>
    <style:style style:name="T372" style:family="text">
      <style:text-properties style:font-name="Times New Roman" fo:letter-spacing="0.086cm" fo:language="cs" fo:country="CZ"/>
    </style:style>
    <style:style style:name="T373" style:family="text">
      <style:text-properties style:font-name="Times New Roman" fo:letter-spacing="0.086cm" fo:language="cs" fo:country="CZ" fo:font-weight="bold" style:font-weight-asian="bold" style:font-weight-complex="bold"/>
    </style:style>
    <style:style style:name="T374" style:family="text">
      <style:text-properties style:font-name="Times New Roman" fo:letter-spacing="0.072cm" fo:language="cs" fo:country="CZ"/>
    </style:style>
    <style:style style:name="T375" style:family="text">
      <style:text-properties style:font-name="Times New Roman" fo:letter-spacing="0.072cm" fo:language="cs" fo:country="CZ" fo:font-weight="bold" style:font-weight-asian="bold" style:font-weight-complex="bold"/>
    </style:style>
    <style:style style:name="T376" style:family="text">
      <style:text-properties style:font-name="Times New Roman" fo:letter-spacing="0.072cm" fo:language="cs" fo:country="CZ" fo:font-style="italic" style:font-style-asian="italic" style:font-style-complex="italic"/>
    </style:style>
    <style:style style:name="T377" style:family="text">
      <style:text-properties style:font-name="Times New Roman" fo:letter-spacing="0.088cm" fo:language="cs" fo:country="CZ"/>
    </style:style>
    <style:style style:name="T378" style:family="text">
      <style:text-properties style:font-name="Times New Roman" fo:letter-spacing="0.081cm" fo:language="cs" fo:country="CZ"/>
    </style:style>
    <style:style style:name="T379" style:family="text">
      <style:text-properties style:font-name="Times New Roman" fo:letter-spacing="0.081cm" fo:language="cs" fo:country="CZ" fo:font-weight="bold" style:font-weight-asian="bold" style:font-weight-complex="bold"/>
    </style:style>
    <style:style style:name="T380" style:family="text">
      <style:text-properties style:font-name="Times New Roman" fo:letter-spacing="-0.042cm" fo:language="cs" fo:country="CZ"/>
    </style:style>
    <style:style style:name="T381" style:family="text">
      <style:text-properties style:font-name="Times New Roman" fo:letter-spacing="-0.042cm" fo:language="cs" fo:country="CZ" fo:font-weight="bold" style:font-weight-asian="bold" style:font-weight-complex="bold"/>
    </style:style>
    <style:style style:name="T382" style:family="text">
      <style:text-properties style:font-name="Times New Roman" fo:letter-spacing="-0.042cm" fo:language="cs" fo:country="CZ" fo:font-style="italic" style:font-style-asian="italic" style:font-style-complex="italic"/>
    </style:style>
    <style:style style:name="T383" style:family="text">
      <style:text-properties style:font-name="Times New Roman" fo:letter-spacing="-0.042cm" fo:language="cs" fo:country="CZ" fo:font-style="italic" style:font-style-asian="italic" style:font-weight-complex="bold"/>
    </style:style>
    <style:style style:name="T384" style:family="text">
      <style:text-properties style:font-name="Times New Roman" fo:letter-spacing="0.065cm" fo:language="cs" fo:country="CZ"/>
    </style:style>
    <style:style style:name="T385" style:family="text">
      <style:text-properties style:font-name="Times New Roman" fo:letter-spacing="0.065cm" fo:language="cs" fo:country="CZ" fo:font-style="italic" style:font-style-asian="italic" style:font-style-complex="italic"/>
    </style:style>
    <style:style style:name="T386" style:family="text">
      <style:text-properties style:font-name="Times New Roman" fo:letter-spacing="0.065cm" fo:language="cs" fo:country="CZ" fo:font-weight="bold" style:font-weight-asian="bold" style:font-weight-complex="bold"/>
    </style:style>
    <style:style style:name="T387" style:family="text">
      <style:text-properties style:font-name="Times New Roman" fo:letter-spacing="0.078cm" fo:language="cs" fo:country="CZ"/>
    </style:style>
    <style:style style:name="T388" style:family="text">
      <style:text-properties style:font-name="Times New Roman" fo:letter-spacing="0.067cm" fo:language="cs" fo:country="CZ"/>
    </style:style>
    <style:style style:name="T389" style:family="text">
      <style:text-properties style:font-name="Times New Roman" fo:letter-spacing="0.067cm" fo:language="cs" fo:country="CZ" fo:font-style="italic" style:font-style-asian="italic" style:font-style-complex="italic"/>
    </style:style>
    <style:style style:name="T390" style:family="text">
      <style:text-properties style:font-name="Times New Roman" fo:letter-spacing="0.097cm" fo:language="cs" fo:country="CZ"/>
    </style:style>
    <style:style style:name="T391" style:family="text">
      <style:text-properties style:font-name="Times New Roman" fo:letter-spacing="0.104cm" fo:language="cs" fo:country="CZ" fo:font-weight="bold" style:font-weight-asian="bold" style:font-weight-complex="bold"/>
    </style:style>
    <style:style style:name="T392" style:family="text">
      <style:text-properties style:font-name="Times New Roman" fo:letter-spacing="0.104cm" fo:language="cs" fo:country="CZ" fo:font-style="italic" style:font-style-asian="italic" style:font-weight-complex="bold"/>
    </style:style>
    <style:style style:name="T393" style:family="text">
      <style:text-properties style:font-name="Times New Roman" fo:letter-spacing="0.102cm" fo:language="cs" fo:country="CZ" fo:font-style="italic" style:font-style-asian="italic" style:font-style-complex="italic"/>
    </style:style>
    <style:style style:name="T394" style:family="text">
      <style:text-properties style:font-name="Times New Roman" fo:language="pl" fo:country="PL"/>
    </style:style>
    <style:style style:name="T395" style:family="text">
      <style:text-properties style:font-name="Times New Roman" fo:language="pl" fo:country="PL" style:font-name-complex="Times New Roman"/>
    </style:style>
    <style:style style:name="T396" style:family="text">
      <style:text-properties style:font-name="Times New Roman" fo:language="pl" fo:country="PL" fo:font-style="italic" style:font-style-asian="italic" style:font-name-complex="Times New Roman"/>
    </style:style>
    <style:style style:name="T397" style:family="text">
      <style:text-properties style:font-name="Times New Roman" fo:language="pl" fo:country="PL" fo:font-style="italic" style:font-style-asian="italic" style:font-name-complex="Times New Roman" style:font-style-complex="italic"/>
    </style:style>
    <style:style style:name="T398" style:family="text">
      <style:text-properties style:font-name="Times New Roman" fo:language="fr" fo:country="FR"/>
    </style:style>
    <style:style style:name="T399" style:family="text">
      <style:text-properties style:font-name="Times New Roman" fo:language="fr" fo:country="FR" style:font-weight-complex="bold"/>
    </style:style>
    <style:style style:name="T400" style:family="text">
      <style:text-properties style:font-name="Times New Roman" fo:language="fr" fo:country="FR" fo:font-weight="bold" style:font-weight-asian="bold" style:font-weight-complex="bold"/>
    </style:style>
    <style:style style:name="T401" style:family="text">
      <style:text-properties style:font-name="Times New Roman" fo:language="fr" fo:country="FR" style:font-name-complex="Times New Roman"/>
    </style:style>
    <style:style style:name="T402" style:family="text">
      <style:text-properties style:font-name="Times New Roman" fo:language="fr" fo:country="FR" fo:font-style="italic" style:font-style-asian="italic" style:font-name-complex="Times New Roman"/>
    </style:style>
    <style:style style:name="T403" style:family="text">
      <style:text-properties style:font-name="Times New Roman" fo:language="fr" fo:country="FR" fo:font-style="italic" style:font-style-asian="italic" style:font-name-complex="Times New Roman" style:font-style-complex="italic"/>
    </style:style>
    <style:style style:name="T404" style:family="text">
      <style:text-properties style:font-name="Times New Roman" fo:font-size="15pt" fo:language="cs" fo:country="CZ" fo:font-style="italic" style:font-size-asian="15pt" style:font-style-asian="italic" style:font-size-complex="15pt"/>
    </style:style>
    <style:style style:name="T405" style:family="text">
      <style:text-properties style:font-name="Times New Roman" fo:font-size="13pt" fo:language="cs" fo:country="CZ" style:font-size-asian="13pt" style:font-size-complex="13pt"/>
    </style:style>
    <style:style style:name="T406" style:family="text">
      <style:text-properties style:font-name="Times New Roman" fo:font-size="13pt" fo:language="cs" fo:country="CZ" style:font-size-asian="13pt" style:font-name-complex="Times New Roman" style:font-size-complex="13pt"/>
    </style:style>
    <style:style style:name="T407" style:family="text">
      <style:text-properties style:font-name="Times New Roman" fo:font-size="13pt" fo:language="cs" fo:country="CZ" style:font-size-asian="13pt" style:font-name-complex="Times New Roman" style:font-size-complex="13pt" style:font-weight-complex="bold"/>
    </style:style>
    <style:style style:name="T408" style:family="text">
      <style:text-properties style:font-name="Times New Roman" fo:font-size="13pt" fo:language="cs" fo:country="CZ" style:font-size-asian="13pt" style:font-name-complex="Times New Roman" style:font-size-complex="13pt" style:font-style-complex="italic"/>
    </style:style>
    <style:style style:name="T409" style:family="text">
      <style:text-properties style:font-name="Times New Roman" fo:font-size="13pt" fo:language="cs" fo:country="CZ" style:font-size-asian="13pt" style:font-name-complex="Times New Roman1" style:font-size-complex="13pt"/>
    </style:style>
    <style:style style:name="T410" style:family="text">
      <style:text-properties style:font-name="Times New Roman" fo:font-size="13pt" fo:language="cs" fo:country="CZ" fo:font-style="italic" style:font-size-asian="13pt" style:font-style-asian="italic" style:font-size-complex="13pt"/>
    </style:style>
    <style:style style:name="T411" style:family="text">
      <style:text-properties style:font-name="Times New Roman" fo:font-size="13pt" fo:language="cs" fo:country="CZ" fo:font-style="italic" style:font-size-asian="13pt" style:font-style-asian="italic" style:font-name-complex="Times New Roman" style:font-size-complex="13pt"/>
    </style:style>
    <style:style style:name="T412" style:family="text">
      <style:text-properties style:font-name="Times New Roman" fo:font-size="13pt" fo:language="cs" fo:country="CZ" fo:font-style="italic" style:font-size-asian="13pt" style:font-style-asian="italic" style:font-name-complex="Times New Roman" style:font-size-complex="13pt" style:font-weight-complex="bold"/>
    </style:style>
    <style:style style:name="T413" style:family="text">
      <style:text-properties style:font-name="Times New Roman" fo:font-size="13pt" fo:language="cs" fo:country="CZ" fo:font-style="italic" style:font-size-asian="13pt" style:font-style-asian="italic" style:font-name-complex="Times New Roman" style:font-size-complex="13pt" style:font-style-complex="italic"/>
    </style:style>
    <style:style style:name="T414" style:family="text">
      <style:text-properties style:font-name="Times New Roman" fo:font-size="13pt" fo:language="cs" fo:country="CZ" fo:font-style="italic" style:font-size-asian="13pt" style:font-style-asian="italic" style:font-name-complex="Times New Roman" style:font-size-complex="13pt" style:font-style-complex="italic" style:font-weight-complex="bold"/>
    </style:style>
    <style:style style:name="T415" style:family="text">
      <style:text-properties style:font-name="Times New Roman" fo:font-size="13pt" fo:language="cs" fo:country="CZ" fo:font-style="italic" fo:font-weight="bold" style:font-size-asian="13pt" style:font-style-asian="italic" style:font-weight-asian="bold" style:font-size-complex="13pt" style:font-weight-complex="bold"/>
    </style:style>
    <style:style style:name="T416" style:family="text">
      <style:text-properties style:font-name="Times New Roman" fo:font-size="13pt" fo:language="cs" fo:country="CZ" fo:font-weight="bold" style:font-size-asian="13pt" style:font-weight-asian="bold" style:font-size-complex="13pt" style:font-weight-complex="bold"/>
    </style:style>
    <style:style style:name="T417" style:family="text">
      <style:text-properties style:font-name="Times New Roman" fo:font-size="13pt" fo:language="cs" fo:country="CZ" fo:font-weight="bold" style:font-size-asian="13pt" style:font-weight-asian="bold" style:font-name-complex="Times New Roman" style:font-size-complex="13pt" style:font-weight-complex="bold"/>
    </style:style>
    <style:style style:name="T418" style:family="text">
      <style:text-properties style:font-name="Times New Roman" fo:font-size="13pt" fo:language="cs" fo:country="CZ" style:font-name-asian="Calibri" style:font-size-asian="13pt" style:language-asian="cs" style:country-asian="CZ" style:font-name-complex="Times New Roman" style:font-size-complex="13pt"/>
    </style:style>
    <style:style style:name="T419" style:family="text">
      <style:text-properties style:font-name="Times New Roman" fo:font-size="13pt" fo:language="cs" fo:country="CZ" fo:font-style="normal" style:font-size-asian="13pt" style:font-style-asian="normal" style:font-name-complex="Times New Roman" style:font-size-complex="13pt"/>
    </style:style>
    <style:style style:name="T420" style:family="text">
      <style:text-properties style:font-name="Times New Roman" fo:font-size="13pt" fo:language="fr" fo:country="FR" fo:font-weight="bold" style:font-size-asian="13pt" style:font-weight-asian="bold" style:font-size-complex="13pt" style:font-weight-complex="bold"/>
    </style:style>
    <style:style style:name="T421" style:family="text">
      <style:text-properties style:font-name="Times New Roman" fo:font-size="13pt" fo:letter-spacing="-0.018cm" fo:language="cs" fo:country="CZ" style:font-size-asian="13pt" style:font-size-complex="13pt"/>
    </style:style>
    <style:style style:name="T422" style:family="text">
      <style:text-properties style:font-name="Times New Roman" fo:font-size="13pt" fo:letter-spacing="-0.018cm" fo:language="cs" fo:country="CZ" style:font-size-asian="13pt" style:font-name-complex="Times New Roman" style:font-size-complex="13pt"/>
    </style:style>
    <style:style style:name="T423" style:family="text">
      <style:text-properties style:font-name="Times New Roman" fo:font-size="13pt" fo:letter-spacing="-0.018cm" fo:language="cs" fo:country="CZ" fo:font-style="italic" fo:font-weight="bold" style:font-size-asian="13pt" style:font-style-asian="italic" style:font-weight-asian="bold" style:font-size-complex="13pt" style:font-weight-complex="bold"/>
    </style:style>
    <style:style style:name="T424" style:family="text">
      <style:text-properties style:font-name="Times New Roman" fo:font-size="13pt" fo:letter-spacing="-0.018cm" fo:language="cs" fo:country="CZ" fo:font-style="italic" style:font-size-asian="13pt" style:font-style-asian="italic" style:font-name-complex="Times New Roman" style:font-size-complex="13pt" style:font-weight-complex="bold"/>
    </style:style>
    <style:style style:name="T425" style:family="text">
      <style:text-properties style:font-name="Times New Roman" fo:font-size="13pt" fo:letter-spacing="-0.018cm" fo:language="cs" fo:country="CZ" fo:font-style="italic" style:font-size-asian="13pt" style:font-style-asian="italic" style:font-name-complex="Times New Roman" style:font-size-complex="13pt" style:font-style-complex="italic"/>
    </style:style>
    <style:style style:name="T426" style:family="text">
      <style:text-properties style:font-name="Times New Roman" fo:font-size="13pt" fo:language="pl" fo:country="PL" style:font-size-asian="13pt" style:font-size-complex="13pt"/>
    </style:style>
    <style:style style:name="T427" style:family="text">
      <style:text-properties style:font-name="Times New Roman" fo:font-size="13pt" fo:letter-spacing="0.042cm" fo:language="cs" fo:country="CZ" fo:font-style="italic" style:font-size-asian="13pt" style:font-style-asian="italic" style:font-name-complex="Times New Roman" style:font-size-complex="13pt" style:font-weight-complex="bold"/>
    </style:style>
    <style:style style:name="T428" style:family="text">
      <style:text-properties style:font-name="Times New Roman" fo:font-size="13pt" fo:letter-spacing="-0.007cm" fo:language="cs" fo:country="CZ" fo:font-style="italic" style:font-size-asian="13pt" style:font-style-asian="italic" style:font-name-complex="Times New Roman" style:font-size-complex="13pt" style:font-weight-complex="bold"/>
    </style:style>
    <style:style style:name="T429" style:family="text">
      <style:text-properties style:font-name="Times New Roman" fo:font-size="13pt" fo:letter-spacing="0.06cm" fo:language="cs" fo:country="CZ" fo:font-style="italic" style:font-size-asian="13pt" style:font-style-asian="italic" style:font-name-complex="Times New Roman" style:font-size-complex="13pt" style:font-weight-complex="bold"/>
    </style:style>
    <style:style style:name="T430" style:family="text">
      <style:text-properties style:font-name="Times New Roman" fo:font-size="13pt" style:font-size-asian="13pt" style:font-name-complex="Times New Roman1" style:font-size-complex="13pt"/>
    </style:style>
    <style:style style:name="T431" style:family="text">
      <style:text-properties style:font-name="Times New Roman" fo:font-size="13pt" fo:language="en" fo:country="US" style:font-size-asian="13pt" style:font-name-complex="Times New Roman1" style:font-size-complex="13pt"/>
    </style:style>
    <style:style style:name="T432" style:family="text">
      <style:text-properties style:font-name="Times New Roman" fo:font-size="11pt" fo:language="cs" fo:country="CZ" style:font-size-asian="11pt" style:font-size-complex="11pt"/>
    </style:style>
    <style:style style:name="T433" style:family="text">
      <style:text-properties style:font-name="Times New Roman" fo:font-size="11pt" fo:language="cs" fo:country="CZ" style:font-size-asian="11pt" style:font-size-complex="11pt" style:font-weight-complex="bold"/>
    </style:style>
    <style:style style:name="T434" style:family="text">
      <style:text-properties style:font-name="Times New Roman" fo:font-size="11pt" fo:language="cs" fo:country="CZ" style:font-size-asian="11pt" style:font-size-complex="11pt" style:font-style-complex="italic"/>
    </style:style>
    <style:style style:name="T435" style:family="text">
      <style:text-properties style:font-name="Times New Roman" fo:font-size="11pt" fo:language="cs" fo:country="CZ" fo:font-style="italic" style:font-size-asian="11pt" style:font-style-asian="italic" style:font-size-complex="11pt"/>
    </style:style>
    <style:style style:name="T436" style:family="text">
      <style:text-properties style:font-name="Times New Roman" fo:font-size="11pt" fo:language="cs" fo:country="CZ" fo:font-style="italic" style:font-size-asian="11pt" style:font-style-asian="italic" style:font-size-complex="11pt" style:font-style-complex="italic"/>
    </style:style>
    <style:style style:name="T437" style:family="text">
      <style:text-properties style:font-name="Times New Roman" fo:font-size="11pt" fo:language="cs" fo:country="CZ" fo:font-style="italic" style:font-size-asian="11pt" style:font-style-asian="italic" style:font-size-complex="11pt" style:font-style-complex="italic" style:font-weight-complex="bold"/>
    </style:style>
    <style:style style:name="T438" style:family="text">
      <style:text-properties style:font-name="Times New Roman" fo:font-size="11pt" fo:letter-spacing="-0.025cm" fo:language="cs" fo:country="CZ" style:font-size-asian="11pt" style:font-size-complex="11pt"/>
    </style:style>
    <style:style style:name="T439" style:family="text">
      <style:text-properties style:font-name="Times New Roman" fo:font-size="11pt" fo:letter-spacing="-0.019cm" fo:language="cs" fo:country="CZ" style:font-size-asian="11pt" style:font-size-complex="11pt"/>
    </style:style>
    <style:style style:name="T440" style:family="text">
      <style:text-properties style:font-name="Times New Roman" fo:font-size="11pt" fo:letter-spacing="-0.039cm" fo:language="cs" fo:country="CZ" style:font-size-asian="11pt" style:font-size-complex="11pt"/>
    </style:style>
    <style:style style:name="T441" style:family="text">
      <style:text-properties style:font-name="Times New Roman" fo:font-size="11pt" fo:letter-spacing="-0.012cm" fo:language="cs" fo:country="CZ" style:font-size-asian="11pt" style:font-size-complex="11pt"/>
    </style:style>
    <style:style style:name="T442" style:family="text">
      <style:text-properties style:font-name="Times New Roman" fo:font-size="11pt" fo:letter-spacing="-0.012cm" fo:language="cs" fo:country="CZ" fo:font-style="italic" style:font-size-asian="11pt" style:font-style-asian="italic" style:font-size-complex="11pt" style:font-style-complex="italic"/>
    </style:style>
    <style:style style:name="T443" style:family="text">
      <style:text-properties style:font-name="Times New Roman" fo:font-size="11pt" fo:letter-spacing="-0.046cm" fo:language="cs" fo:country="CZ" fo:font-style="italic" style:font-size-asian="11pt" style:font-style-asian="italic" style:font-size-complex="11pt" style:font-style-complex="italic"/>
    </style:style>
    <style:style style:name="T444" style:family="text">
      <style:text-properties style:font-name="Times New Roman" fo:font-size="18pt" fo:language="cs" fo:country="CZ" fo:font-weight="bold" style:font-size-asian="18pt" style:font-weight-asian="bold" style:font-size-complex="18pt" style:font-weight-complex="bold"/>
    </style:style>
    <style:style style:name="T445" style:family="text">
      <style:text-properties style:font-name="Times New Roman" fo:font-size="10pt" fo:language="cs" fo:country="CZ" style:font-size-asian="10pt" style:font-name-complex="Times New Roman" style:font-size-complex="10pt"/>
    </style:style>
    <style:style style:name="T446" style:family="text">
      <style:text-properties style:font-name="Times New Roman" fo:font-size="10pt" fo:language="cs" fo:country="CZ" style:font-size-asian="10pt" style:font-name-complex="Times New Roman" style:font-size-complex="10pt" style:font-weight-complex="bold"/>
    </style:style>
    <style:style style:name="T447" style:family="text">
      <style:text-properties style:font-name="Times New Roman" fo:font-size="10pt" fo:language="cs" fo:country="CZ" fo:font-style="italic" style:font-size-asian="10pt" style:font-style-asian="italic" style:font-name-complex="Times New Roman" style:font-size-complex="10pt"/>
    </style:style>
    <style:style style:name="T448" style:family="text">
      <style:text-properties style:font-name="Times New Roman" fo:font-size="10pt" fo:language="cs" fo:country="CZ" fo:font-style="italic" style:font-size-asian="10pt" style:font-style-asian="italic" style:font-name-complex="Times New Roman" style:font-size-complex="10pt" style:font-style-complex="italic"/>
    </style:style>
    <style:style style:name="T449" style:family="text">
      <style:text-properties style:font-name="Times New Roman" fo:font-size="10pt" style:font-size-asian="10pt" style:font-name-complex="Times New Roman" style:font-size-complex="10pt"/>
    </style:style>
    <style:style style:name="T450" style:family="text">
      <style:text-properties style:font-name="Times New Roman" fo:font-size="10pt" fo:letter-spacing="0.041cm" fo:language="cs" fo:country="CZ" style:font-size-asian="10pt" style:font-name-complex="Times New Roman" style:font-size-complex="10pt"/>
    </style:style>
    <style:style style:name="T451" style:family="text">
      <style:text-properties style:font-name="Times New Roman" fo:font-size="10pt" fo:letter-spacing="-0.016cm" fo:language="cs" fo:country="CZ" fo:font-style="italic" style:font-size-asian="10pt" style:font-style-asian="italic" style:font-name-complex="Times New Roman" style:font-size-complex="10pt" style:font-style-complex="italic"/>
    </style:style>
    <style:style style:name="T452" style:family="text">
      <style:text-properties style:font-name="Times New Roman" fo:font-size="10pt" fo:letter-spacing="-0.016cm" fo:font-style="italic" style:font-size-asian="10pt" style:font-style-asian="italic" style:font-name-complex="Times New Roman" style:font-size-complex="10pt" style:font-style-complex="italic"/>
    </style:style>
    <style:style style:name="T453" style:family="text">
      <style:text-properties style:font-name="Times New Roman" fo:font-size="10pt" fo:font-style="italic" style:font-size-asian="10pt" style:font-style-asian="italic" style:font-name-complex="Times New Roman" style:font-size-complex="10pt"/>
    </style:style>
    <style:style style:name="T454" style:family="text">
      <style:text-properties style:font-name="Times New Roman" fo:font-size="10pt" fo:font-style="italic" style:font-size-asian="10pt" style:font-style-asian="italic" style:font-name-complex="Times New Roman" style:font-size-complex="10pt" style:font-style-complex="italic"/>
    </style:style>
    <style:style style:name="T455" style:family="text">
      <style:text-properties style:font-name="Times New Roman" fo:font-size="10pt" fo:letter-spacing="-0.018cm" style:font-size-asian="10pt" style:font-name-complex="Times New Roman" style:font-size-complex="10pt"/>
    </style:style>
    <style:style style:name="T456" style:family="text">
      <style:text-properties style:font-name="Times New Roman" fo:font-size="10pt" fo:letter-spacing="-0.018cm" fo:language="de" fo:country="DE" style:font-size-asian="10pt" style:font-name-complex="Times New Roman" style:font-size-complex="10pt"/>
    </style:style>
    <style:style style:name="T457" style:family="text">
      <style:text-properties style:font-name="Times New Roman" fo:font-size="10pt" fo:letter-spacing="-0.018cm" fo:language="cs" fo:country="CZ" style:font-size-asian="10pt" style:font-name-complex="Times New Roman" style:font-size-complex="10pt"/>
    </style:style>
    <style:style style:name="T458" style:family="text">
      <style:text-properties style:font-name="Times New Roman" fo:font-size="10pt" fo:language="de" fo:country="DE" style:font-size-asian="10pt" style:font-name-complex="Times New Roman" style:font-size-complex="10pt"/>
    </style:style>
    <style:style style:name="T459" style:family="text">
      <style:text-properties style:font-name="Times New Roman" style:font-name-complex="Times New Roman"/>
    </style:style>
    <style:style style:name="T460" style:family="text">
      <style:text-properties style:font-name="Times New Roman" style:font-name-complex="Times New Roman" style:font-weight-complex="bold"/>
    </style:style>
    <style:style style:name="T461" style:family="text">
      <style:text-properties style:font-name="Times New Roman" fo:font-style="italic" style:font-style-asian="italic" style:font-name-complex="Times New Roman"/>
    </style:style>
    <style:style style:name="T462" style:family="text">
      <style:text-properties style:font-name="Times New Roman" fo:font-style="italic" style:font-style-asian="italic" style:font-name-complex="Times New Roman" style:font-style-complex="italic"/>
    </style:style>
    <style:style style:name="T463" style:family="text">
      <style:text-properties style:font-name="Times New Roman" fo:font-style="italic" style:font-style-asian="italic" style:font-name-complex="Times New Roman" style:font-style-complex="italic" style:font-weight-complex="bold"/>
    </style:style>
    <style:style style:name="T464" style:family="text">
      <style:text-properties style:text-position="super 58%" style:font-name="Times New Roman" fo:language="cs" fo:country="CZ"/>
    </style:style>
    <style:style style:name="T465" style:family="text">
      <style:text-properties style:text-position="super 58%" style:font-name="Times New Roman" fo:language="cs" fo:country="CZ" fo:font-weight="bold" style:font-weight-asian="bold" style:font-weight-complex="bold"/>
    </style:style>
    <style:style style:name="T466" style:family="text">
      <style:text-properties style:text-position="super 58%" style:font-name="Times New Roman" fo:language="cs" fo:country="CZ" fo:font-style="italic" style:font-style-asian="italic" style:font-style-complex="italic"/>
    </style:style>
    <style:style style:name="T467" style:family="text">
      <style:text-properties style:text-position="55% 100%" style:font-name="Times New Roman" fo:letter-spacing="0.018cm" fo:language="cs" fo:country="CZ"/>
    </style:style>
    <style:style style:name="T468" style:family="text">
      <style:text-properties fo:color="#000000" style:font-name="Times New Roman" fo:font-size="13pt" fo:language="cs" fo:country="CZ" style:text-underline-style="none" style:font-size-asian="13pt" style:font-size-complex="13pt"/>
    </style:style>
    <style:style style:name="T469" style:family="text">
      <style:text-properties fo:color="#000000" style:font-name="Times New Roman" fo:font-size="13pt" fo:language="cs" fo:country="CZ" style:text-underline-style="none" style:font-size-asian="13pt" style:font-name-complex="Times New Roman" style:font-size-complex="13pt"/>
    </style:style>
    <style:style style:name="T470" style:family="text">
      <style:text-properties fo:color="#000000" style:font-name="Times New Roman" fo:font-size="13pt" fo:language="cs" fo:country="CZ" fo:font-style="italic" style:font-name-asian="Calibri" style:font-size-asian="13pt" style:language-asian="cs" style:country-asian="CZ" style:font-style-asian="italic" style:font-name-complex="Times New Roman" style:font-size-complex="13pt"/>
    </style:style>
    <style:style style:name="T471" style:family="text">
      <style:text-properties fo:color="#000000" style:font-name="Times New Roman" fo:font-size="13pt" fo:language="cs" fo:country="CZ" style:font-name-asian="Calibri" style:font-size-asian="13pt" style:language-asian="cs" style:country-asian="CZ" style:font-name-complex="Times New Roman" style:font-size-complex="13pt"/>
    </style:style>
    <style:style style:name="T472" style:family="text">
      <style:text-properties fo:color="#000000" style:font-name="Times New Roman" fo:font-size="13pt" fo:language="cs" fo:country="CZ" style:font-name-asian="Calibri" style:font-size-asian="13pt" style:language-asian="cs" style:country-asian="CZ" style:font-name-complex="Times New Roman" style:font-size-complex="13pt" style:font-weight-complex="bold"/>
    </style:style>
    <style:style style:name="T473" style:family="text">
      <style:text-properties fo:color="#000000" style:font-name="Times New Roman" fo:font-size="13pt" fo:language="cs" fo:country="CZ" fo:font-weight="bold" style:font-name-asian="Calibri" style:font-size-asian="13pt" style:language-asian="cs" style:country-asian="CZ" style:font-weight-asian="bold" style:font-name-complex="Times New Roman" style:font-size-complex="13pt" style:font-weight-complex="bold"/>
    </style:style>
    <style:style style:name="T474" style:family="text">
      <style:text-properties fo:color="#000000" style:font-name="Times New Roman" fo:font-size="13pt" fo:language="fr" fo:country="FR" style:text-underline-style="none" fo:font-weight="bold" style:font-size-asian="13pt" style:font-weight-asian="bold" style:font-size-complex="13pt" style:font-weight-complex="bold"/>
    </style:style>
    <style:style style:name="T475" style:family="text">
      <style:text-properties fo:color="#000000" style:font-name="Times New Roman" fo:font-size="13pt" fo:language="pl" fo:country="PL" style:text-underline-style="none" style:font-size-asian="13pt" style:font-size-complex="13pt"/>
    </style:style>
    <style:style style:name="T476" style:family="text">
      <style:text-properties fo:color="#000000" style:font-name="Times New Roman" fo:font-size="11pt" fo:language="cs" fo:country="CZ" style:text-underline-style="none" style:font-size-asian="11pt" style:font-size-complex="11pt" style:font-weight-complex="bold"/>
    </style:style>
    <style:style style:name="T477" style:family="text">
      <style:text-properties fo:color="#000000" style:font-name="Times New Roman" fo:font-size="10pt" fo:language="cs" fo:country="CZ" style:font-name-asian="Calibri" style:font-size-asian="10pt" style:language-asian="cs" style:country-asian="CZ" style:font-name-complex="Times New Roman" style:font-size-complex="10pt"/>
    </style:style>
    <style:style style:name="T478" style:family="text">
      <style:text-properties fo:color="#000000" style:font-name="Times New Roman" fo:font-size="10pt" fo:language="cs" fo:country="CZ" fo:font-style="italic" style:font-name-asian="Calibri" style:font-size-asian="10pt" style:language-asian="cs" style:country-asian="CZ" style:font-style-asian="italic" style:font-name-complex="Times New Roman" style:font-size-complex="10pt"/>
    </style:style>
    <style:style style:name="T479" style:family="text">
      <style:text-properties fo:color="#000000" style:font-name="Times New Roman" fo:font-size="10pt" fo:language="cs" fo:country="CZ" fo:font-style="italic" style:font-name-asian="Calibri" style:font-size-asian="10pt" style:language-asian="cs" style:country-asian="CZ" style:font-style-asian="italic" style:font-name-complex="Times New Roman" style:font-size-complex="10pt" style:font-style-complex="italic"/>
    </style:style>
    <style:style style:name="T480" style:family="text">
      <style:text-properties fo:color="#000000" style:font-name="Times New Roman" fo:font-size="10pt" fo:language="cs" fo:country="CZ" fo:font-style="italic" style:font-name-asian="Calibri" style:font-size-asian="10pt" style:language-asian="cs" style:country-asian="CZ" style:font-style-asian="italic" style:font-name-complex="Times New Roman" style:font-size-complex="10pt" style:font-weight-complex="bold"/>
    </style:style>
    <style:style style:name="T481" style:family="text">
      <style:text-properties fo:color="#000000" style:font-name="Times New Roman" fo:language="cs" fo:country="CZ" style:font-name-asian="Calibri" style:language-asian="cs" style:country-asian="CZ" style:font-name-complex="Times New Roman"/>
    </style:style>
    <style:style style:name="T482" style:family="text">
      <style:text-properties fo:color="#000000" style:font-name="Times New Roman" fo:language="cs" fo:country="CZ" style:font-name-asian="Calibri" style:language-asian="cs" style:country-asian="CZ" style:font-name-complex="Times New Roman" style:font-style-complex="italic"/>
    </style:style>
    <style:style style:name="T483" style:family="text">
      <style:text-properties fo:color="#000000" style:font-name="Times New Roman" fo:language="cs" fo:country="CZ" fo:font-style="italic" style:font-name-asian="Calibri" style:language-asian="cs" style:country-asian="CZ" style:font-style-asian="italic" style:font-name-complex="Times New Roman"/>
    </style:style>
    <style:style style:name="T484" style:family="text">
      <style:text-properties fo:color="#000000" style:font-name="Times New Roman" fo:language="cs" fo:country="CZ" fo:font-style="italic" style:font-name-asian="Calibri" style:language-asian="cs" style:country-asian="CZ" style:font-style-asian="italic" style:font-name-complex="Times New Roman" style:font-style-complex="italic"/>
    </style:style>
    <style:style style:name="T485" style:family="text">
      <style:text-properties fo:color="#000000" style:font-name="Times New Roman" fo:language="cs" fo:country="CZ" fo:font-style="italic" style:font-name-asian="Calibri" style:language-asian="cs" style:country-asian="CZ" style:font-style-asian="italic" style:font-name-complex="Times New Roman" style:font-weight-complex="bold"/>
    </style:style>
    <style:style style:name="T486" style:family="text">
      <style:text-properties fo:color="#000000" style:font-name="Times New Roman" style:text-underline-style="none" style:font-name-complex="Times New Roman"/>
    </style:style>
    <style:style style:name="T487" style:family="text">
      <style:text-properties style:text-position="50% 100%" style:font-name="Times New Roman" fo:letter-spacing="-0.007cm" fo:language="cs" fo:country="CZ" fo:font-style="italic" style:font-style-asian="italic" style:font-style-complex="italic"/>
    </style:style>
    <style:style style:name="T488" style:family="text">
      <style:text-properties style:text-line-through-style="solid" style:font-name="Times New Roman" fo:language="cs" fo:country="CZ" fo:font-style="italic" style:font-style-asian="italic" style:font-style-complex="italic"/>
    </style:style>
    <style:style style:name="T489" style:family="text">
      <style:text-properties style:text-line-through-style="solid" style:font-name="Times New Roman" fo:letter-spacing="-0.028cm" fo:language="cs" fo:country="CZ" fo:font-style="italic" style:font-style-asian="italic" style:font-style-complex="italic"/>
    </style:style>
    <style:style style:name="T490" style:family="text">
      <style:text-properties style:text-line-through-style="solid" style:font-name="Times New Roman" fo:letter-spacing="-0.012cm" fo:language="cs" fo:country="CZ" fo:font-style="italic" style:font-style-asian="italic" style:font-style-complex="italic"/>
    </style:style>
    <style:style style:name="T491" style:family="text">
      <style:text-properties style:text-position="-4% 100%" style:font-name="Times New Roman" fo:language="cs" fo:country="CZ"/>
    </style:style>
    <style:style style:name="T492" style:family="text">
      <style:text-properties style:text-position="-4% 100%" style:font-name="Times New Roman" fo:language="cs" fo:country="CZ" fo:font-weight="bold" style:font-weight-asian="bold" style:font-weight-complex="bold"/>
    </style:style>
    <style:style style:name="T493" style:family="text">
      <style:text-properties style:text-position="-4% 100%" style:font-name="Times New Roman" fo:language="cs" fo:country="CZ" style:font-weight-complex="bold"/>
    </style:style>
    <style:style style:name="T494" style:family="text">
      <style:text-properties style:text-position="-4% 100%" style:font-name="Times New Roman" fo:language="cs" fo:country="CZ" fo:font-style="italic" style:font-style-asian="italic" style:font-weight-complex="bold"/>
    </style:style>
    <style:style style:name="T495" style:family="text">
      <style:text-properties style:text-position="-4% 100%" style:font-name="Times New Roman" fo:language="cs" fo:country="CZ" fo:font-weight="normal" style:font-weight-asian="normal" style:font-weight-complex="normal"/>
    </style:style>
    <style:style style:name="T496" style:family="text">
      <style:text-properties style:text-position="-4% 100%" style:font-name="Times New Roman" fo:letter-spacing="-0.007cm" fo:language="cs" fo:country="CZ" fo:font-weight="bold" style:font-weight-asian="bold" style:font-weight-complex="bold"/>
    </style:style>
    <style:style style:name="T497" style:family="text">
      <style:text-properties style:text-position="-4% 100%" style:font-name="Times New Roman" fo:letter-spacing="-0.018cm" fo:language="cs" fo:country="CZ"/>
    </style:style>
    <style:style style:name="T498" style:family="text">
      <style:text-properties style:text-position="33% 58%" style:font-name="Times New Roman" fo:language="cs" fo:country="CZ"/>
    </style:style>
    <style:style style:name="T499" style:family="text">
      <style:text-properties style:text-position="33% 58%" style:font-name="Times New Roman" fo:language="cs" fo:country="CZ" fo:font-style="italic" style:font-style-asian="italic" style:font-style-complex="italic"/>
    </style:style>
    <style:style style:name="T500" style:family="text">
      <style:text-properties fo:font-style="normal" style:font-style-asian="normal" style:font-style-complex="normal"/>
    </style:style>
    <style:style style:name="T501" style:family="text">
      <style:text-properties fo:font-weight="normal" style:font-weight-asian="normal" style:font-weight-complex="normal"/>
    </style:style>
    <style:style style:name="T502" style:family="text">
      <style:text-properties fo:font-weight="bold" style:font-weight-asian="bold"/>
    </style:style>
    <style:style style:name="T503" style:family="text">
      <style:text-properties fo:font-weight="bold" style:font-weight-asian="bold" style:font-weight-complex="bold"/>
    </style:style>
    <style:style style:name="T504" style:family="text">
      <style:text-properties style:font-name-complex="Arial" style:font-weight-complex="bold"/>
    </style:style>
    <style:style style:name="T505" style:family="text">
      <style:text-properties fo:font-style="italic" style:font-style-asian="italic" style:font-name-complex="Arial" style:font-weight-complex="bold"/>
    </style:style>
    <style:style style:name="T506" style:family="text">
      <style:text-properties fo:font-variant="small-caps" style:font-name="Times New Roman" fo:language="cs" fo:country="CZ" style:font-name-complex="Times New Roman"/>
    </style:style>
    <style:style style:name="T507" style:family="text">
      <style:text-properties fo:font-variant="small-caps" style:font-name="Times New Roman" fo:letter-spacing="-0.018cm" fo:language="cs" fo:country="CZ" style:font-name-complex="Times New Roman"/>
    </style:style>
    <style:style style:name="T508" style:family="text">
      <style:text-properties fo:language="cs" fo:country="CZ"/>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
      <text:p text:style-name="P22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45"/>
      <text:p text:style-name="P145"/>
      <text:p text:style-name="P145"/>
      <text:p text:style-name="P145"/>
      <text:p text:style-name="P145"/>
      <text:p text:style-name="P145"/>
      <text:p text:style-name="P142">SOUPIS RUKOPISŮ DAČICKÝCH FRANTIŠKÁNŮ</text:p>
      <text:p text:style-name="P143"/>
      <text:p text:style-name="P145"/>
      <text:p text:style-name="P145"/>
      <text:p text:style-name="P145"/>
      <text:p text:style-name="P145"/>
      <text:p text:style-name="P145"/>
      <text:p text:style-name="P130">Vladislav Dokoupil <text:span text:style-name="T508">(† 1992)</text:span></text:p>
      <text:p text:style-name="P130">Přemysl Bar</text:p>
      <text:p text:style-name="P146"/>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31">Moravská zemská knihovna</text:p>
      <text:p text:style-name="P131">Brno 2011</text:p>
      <text:p text:style-name="P236">Katalogizace v knize – Moravská zemská knihovna v Brně</text:p>
      <text:p text:style-name="P171">Dokoupil, Vladislav</text:p>
      <text:p text:style-name="P171">Bar, Přemysl</text:p>
      <text:p text:style-name="P171"/>
      <text:p text:style-name="P170">Soupis rukopisů dačických františkánů / Vladislav Dokoupil, Přemysl Bar. <text:s text:c="2"/>– Brno : Moravská zemská knihovna v Brně, 2011. – 172 s. [10] obr. příl.</text:p>
      <text:p text:style-name="P168"><text:span text:style-name="T430">* 017/019 * 027.2 * 091</text:span><text:span text:style-name="T430"> </text:span></text:p>
      <text:p text:style-name="P171">- knihovní katalogy</text:p>
      <text:p text:style-name="P171">- církevní knihovny</text:p>
      <text:p text:style-name="P171">- rukopisy</text:p>
      <text:p text:style-name="P171">- Františkáni. Česká provincie</text:p>
      <text:p text:style-name="P171"/>
      <text:p text:style-name="P172"><text:span text:style-name="T430">01 - Bibliografie. Katalogy </text:span><text:span text:style-name="T431">[12]</text:span></text:p>
      <text:p text:style-name="P172"><text:span text:style-name="T431">027 - </text:span><text:span text:style-name="T409">Univerzální knihovny. Veřejné knihovny </text:span><text:span text:style-name="T431">[12]</text:span></text:p>
      <text:p text:style-name="P172"><text:span text:style-name="T409">09 - Rukopisy, prvotisky, staré tisky. Vzácná a pozoruhodná díla </text:span><text:span text:style-name="T431">[12]</text:span></text:p>
      <text:p text:style-name="P171"/>
      <text:p text:style-name="P170">ISBN 978-80-7051-189-3</text:p>
      <text:p text:style-name="P171"/>
      <text:p text:style-name="P169"/>
      <text:p text:style-name="P169"/>
      <text:p text:style-name="P169"/>
      <text:p text:style-name="P169"/>
      <text:p text:style-name="P169"/>
      <text:p text:style-name="P169"/>
      <text:p text:style-name="P169"/>
      <text:p text:style-name="P169"/>
      <text:p text:style-name="P169"/>
      <text:p text:style-name="P169"/>
      <text:p text:style-name="P170">Vydáno z prostředků Institucionální podpory na dlouhodobý koncepční rozvoj výzkumné organizace</text:p>
      <text:p text:style-name="P169"/>
      <text:p text:style-name="P171">Lektoroval</text:p>
      <text:p text:style-name="P171">PhDr. Marta Hradilová</text:p>
      <text:p text:style-name="P169"/>
      <text:p text:style-name="P169">Na obálce použity fotografie exteriéru františkánského kláštera <text:s text:c="19"/>a interiéru klášterní knihovny.</text:p>
      <text:p text:style-name="P169"/>
      <text:p text:style-name="P171">Translation to German ©Mgr. Jiří Knap</text:p>
      <text:p text:style-name="P163">©Moravská zemská knihovna v Brně, 2011</text:p>
      <text:p text:style-name="P140"><text:soft-page-break/>Obsah</text:p>
      <text:p text:style-name="P140"/>
      <text:p text:style-name="P159">Úvod...............................................................................................................7</text:p>
      <text:p text:style-name="P166">Katalog rukopisů..........................................................................................23</text:p>
      <text:p text:style-name="P166">Resume.......................................................................................................133</text:p>
      <text:p text:style-name="P166">Abstract......................................................................................................137</text:p>
      <text:p text:style-name="P166">Rejstříky.....................................................................................................139</text:p>
      <text:p text:style-name="P165"><text:tab/>Jmenný a věcný rejstřík.....................................................................141</text:p>
      <text:p text:style-name="P165"><text:tab/>Provenienční rejstřík.........................................................................156</text:p>
      <text:p text:style-name="P165"><text:tab/>Datované rukopisy.............................................................................157</text:p>
      <text:p text:style-name="P165"><text:tab/>Chronologický rejstřík.......................................................................158</text:p>
      <text:p text:style-name="P165"><text:tab/>Notované rukopisy............................................................................158</text:p>
      <text:p text:style-name="P165"><text:tab/>Jazykový rejstřík...............................................................................159</text:p>
      <text:p text:style-name="P165"><text:tab/>Zlomky rukopisů...............................................................................159</text:p>
      <text:p text:style-name="P165"><text:tab/>Konkordance signatur se soupisem z roku 1957...............................160</text:p>
      <text:p text:style-name="P167">Bibliografie................................................................................................162</text:p>
      <text:p text:style-name="P165"><text:tab/>Archivní prameny..............................................................................162</text:p>
      <text:p text:style-name="P165"><text:tab/>Staré tisky..........................................................................................162</text:p>
      <text:p text:style-name="P165"><text:tab/>Encyklopedie a lexikony...................................................................163</text:p>
      <text:p text:style-name="P165"><text:tab/>Soupisy rukopisů a starých tisků.......................................................165</text:p>
      <text:p text:style-name="P165"><text:tab/>Monografie a studie...........................................................................165</text:p>
      <text:p text:style-name="P166">Přílohy........................................................................................................169</text:p>
      <text:p text:style-name="P164"/>
      <text:p text:style-name="P226"/>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2"/>
      <text:p text:style-name="P227">Úvod</text:p>
      <text:p text:style-name="P178"/>
      <text:p text:style-name="P185"><text:span text:style-name="T407">Ačkoliv se Dačice proslavily v moderních dějinách zejména výrobou první kostky cukru na světě (1843), výraznou stopu v minulosti města ležícího v jihozápadním cípu Moravy a jeho okolí zanechal rovněž františkánský řád (</text:span><text:span text:style-name="T412">Ordo Fratrum Minorum Reformatorum S. P. Francisci</text:span><text:span text:style-name="T407"> – OFM), jehož duchovní a kulturní působení na Dačicku trvalo téměř tři století (1659–1950).</text:span><text:span text:style-name="Footnote_20_Symbol"><text:span text:style-name="T407"><text:note text:id="ftn1" text:note-class="footnote"><text:note-citation>1</text:note-citation><text:note-body><text:p text:style-name="Footnote"><text:span text:style-name="T23"><text:s/>Dějiny dačického kláštera nejsou dosud komplexně zpracovány. Základní údaje a literaturu viz Foltýn, Dušan a kol.: </text:span><text:span text:style-name="T6">Encyklopedie moravských a slezských klášterů</text:span><text:span text:style-name="T23">. Praha 2005, s. 264–266; </text:span><text:span text:style-name="T481">Bonaventura, Wilhelm – Minařík, Klement: </text:span><text:span text:style-name="T484">Dějiny klášterů františkánských v Čechách a na Moravě</text:span><text:span text:style-name="T481">. Třebíč 1909–1910 (otisk z časopisu </text:span><text:span text:style-name="T483">Serafínské květy</text:span><text:span text:style-name="T481">), s. 81–85. </text:span><text:span text:style-name="T23">Františkánskému konventu věnují určitou pozornost souhrnné dějiny města Dačic, viz </text:span><text:span text:style-name="T481">Dundalek, Johann: </text:span><text:span text:style-name="T484">Zur Geschichte der Stadt Datschitz in Mähren</text:span><text:span text:style-name="T481">. Brünn 1859, s. 21–23; Zwach, Josef: </text:span><text:span text:style-name="T484">Denkwürdigkeiten der Stadt Datschitz</text:span><text:span text:style-name="T481">. Wien 1862, s. 44–64; Beringer, Jan – Janoušek, Jaromír: </text:span><text:span text:style-name="T484">Město a panství Dačice</text:span><text:span text:style-name="T481">. Dačice 1893, s. 188–195; </text:span><text:span text:style-name="T484">Dačice 1183–1983</text:span><text:span text:style-name="T481">. K osmistému výročí vydal MNV Dačice 1983, s. 36; </text:span><text:span text:style-name="T484">Dějiny Dačic</text:span><text:span text:style-name="T481">. Red. Jan Bystřický a Marie Kučerová. Dačice 2002, <text:s text:c="7"/>s. 164–167. K dějinám české provincie františkánského řádu viz Elbel, Martin: </text:span><text:span text:style-name="T483">Bohemia Franciscana. Františkánský řád a jeho působení v českých zemích 17. a 18. století</text:span><text:span text:style-name="T481">. Olomouc 2001.</text:span></text:p></text:note-body></text:note></text:span></text:span></text:p>
      <text:p text:style-name="P185"><text:span text:style-name="T407">Založení kláštera je spojeno s osobou dačického rodáka Matěje Jiřího Kapety (1598–1672),</text:span><text:span text:style-name="Footnote_20_Symbol"><text:span text:style-name="T407"><text:note text:id="ftn2" text:note-class="footnote"><text:note-citation>2</text:note-citation><text:note-body><text:p text:style-name="P218"><text:span text:style-name="T445"><text:s/>Viz </text:span><text:span text:style-name="T477">Smutný, Bohumír: </text:span><text:span text:style-name="T478">Matěj Jiří Kapeta, dačický primátor a soukenický podnikatel ve světle svého testamentu z roku 1671</text:span><text:span text:style-name="T477">. Dačický vlastivědný sborník I, 2001, s. 47–54 a </text:span><text:span text:style-name="T479">Kdo byl kdo na jihozápadní Moravě</text:span><text:span text:style-name="T477">. </text:span><text:span text:style-name="T478">Dačicko, Jemnicko, Slavonicko, Telčsko</text:span><text:span text:style-name="T477">. Red. Bohumír Smutný a kol., Dačice 2000, s. 72–73.</text:span></text:p></text:note-body></text:note></text:span></text:span><text:span text:style-name="T407"> obchodníka se suknem a dlouholetého primátora města, který se podle pověsti vydal jednoho dne obhlídnout své pole ležící podél cesty směřující k Jemnici. Na ní narazil na putující jemnické františkány, kteří nesli kříž, nahlas se modlili a zpívali </text:span><text:span text:style-name="T412">Te Deum</text:span><text:span text:style-name="T407">. Dačického obchodníka tento výjev a vysvětlení řeholníků, že v nedaleké Jemnici byl zrušen klášter, a proto putují do Jindřichova Hradce, natolik zaujalo, že ve svém srdci pojal úmysl založit františkánský klášter ve svém rodišti.</text:span><text:span text:style-name="Footnote_20_Symbol"><text:span text:style-name="T407"><text:note text:id="ftn3" text:note-class="footnote"><text:note-citation>3</text:note-citation><text:note-body><text:p text:style-name="P215"><text:span text:style-name="T297"><text:s/></text:span><text:span text:style-name="T23">Pověst zaznamenal </text:span><text:span text:style-name="T481">Zwach, J.: </text:span><text:span text:style-name="T484">Denkwürdigkeiten</text:span><text:span text:style-name="T482">, s. 44–45.</text:span></text:p></text:note-body></text:note></text:span></text:span><text:span text:style-name="T407"> Historka však na první pohled, až na osobu zakladatele, neodpovídá skutečnosti, neboť fundace dačického konventu proběhla 16 let před zrušením jemnického kláštera (1675).</text:span></text:p>
      <text:p text:style-name="P185"><text:span text:style-name="T407">Roku 1659 byli na provinční kapitule v Jindřichově Hradci na žádost Matěje Jiřího Kapety vybráni dva řeholníci, </text:span><text:span text:style-name="T412">patres</text:span><text:span text:style-name="T407"> Bedřich Brukáč a Václav Nedbal,</text:span><text:span text:style-name="Footnote_20_Symbol"><text:span text:style-name="T407"><text:note text:id="ftn4" text:note-class="footnote"><text:note-citation>4</text:note-citation><text:note-body><text:p text:style-name="P217"><text:s/>Václav Nedbal byl zřejmě písařem nebo majitelem dvou rukopisů, viz D 49 a D 69.</text:p></text:note-body></text:note></text:span></text:span><text:span text:style-name="T407"> a následně vysláni do Dačic, aby tam založili nový františkánský konvent.</text:span><text:span text:style-name="Footnote_20_Symbol"><text:span text:style-name="T407"><text:note text:id="ftn5" text:note-class="footnote"><text:note-citation>5</text:note-citation><text:note-body><text:p text:style-name="P215"><text:span text:style-name="T23"><text:s/></text:span><text:span text:style-name="T481">Moravský zemský archiv Brno, Františkáni Dačice, kart. 29, sign. 18, ff. 61r–61v; Minařík, F.: </text:span><text:span text:style-name="T484">Provinciálové františkánské české provincie v letech 1601–1750</text:span><text:span text:style-name="T481">. Sborník historického kroužku 17, 1917, s. 61.</text:span></text:p></text:note-body></text:note></text:span></text:span><text:span text:style-name="T407"> Prozatímním útočištěm františkánů se stal špitál u sv. Anny, <text:s/></text:span><text:soft-page-break/><text:span text:style-name="T407">u nějž měl být podle původního záměru vybudován klášter. Místo se však františkánům příliš nezamlouvalo, proto dačický primátor koupil dvě pole </text:span><text:span text:style-name="T412">Na Stráni</text:span><text:span text:style-name="T407"> – na vrchu, jenž se rozkládá na levém břehu Moravské Dyje oddělující klášter od města. Zde byl 23. července 1660 položen základní kámen a o čtyři roky později byla dokončena novostavba kláštera. Klášterní kostel byl však zřejmě kvůli nedostatku finančních prostředků postaven až po smrti fundátora (10. dubna 1672), který byl pohřben ještě ve farním kostele.</text:span><text:span text:style-name="Footnote_20_Symbol"><text:span text:style-name="T407"><text:note text:id="ftn6" text:note-class="footnote"><text:note-citation>6</text:note-citation><text:note-body><text:p text:style-name="P215"><text:span text:style-name="T23"><text:s/>Matěj Jiří Kapeta věnoval františkánskému konventu roku 1660 3 tis. zl. – 2 tis. v hotovosti <text:s text:c="8"/>a 1 tis. v dlužních úpisech. O dva roky později předal mnichům svoji pohledávku na 1500 zl., kterou měl u jihlavské městské rady, viz </text:span><text:span text:style-name="T481">Moravský zemský archiv Brno, Františkáni Dačice, kart. 24, sign. 1, ff. 316v–317r, srov. Smutný, B.: </text:span><text:span text:style-name="T483">Matěj Jiří Kapeta</text:span><text:span text:style-name="T481">, s. 48.</text:span></text:p></text:note-body></text:note></text:span></text:span><text:span text:style-name="T407"> Bohoslužby se sice mohly konat po přenesení Nejsvětější svátosti do nově postaveného chrámu již od roku 1672, avšak k jeho vysvěcení došlo až 6. července 1729.</text:span></text:p>
      <text:p text:style-name="P185"><text:span text:style-name="T407">Největšího rozkvětu dosáhl klášter v 18. století, kdy bylo při něm roku 1755 zřízeno domácí klášterní studium a o čtyři roky později žilo v konventu již 35 františkánů. Klášteru se sice vyhnula josefínská sekularizace, konvent dokonce částečně získal vybavení zrušených řeholních domů (například kapistránské relikvie od brněnských františkánů nebo křížovou cestu ze Znojma), avšak vrcholné období již pominulo a v 19. století docházelo postupně k útlumu řádového života. Roku 1950 byl klášter zrušen a v jeho zdech až do počátku 90. let sídlilo Městské muzeum v Dačicích. V roce 1997 byl objekt předán konventu bosých karmelitek.</text:span><text:span text:style-name="Footnote_20_Symbol"><text:span text:style-name="T407"><text:note text:id="ftn7" text:note-class="footnote"><text:note-citation>7</text:note-citation><text:note-body><text:p text:style-name="P215"><text:span text:style-name="T459"><text:s/></text:span><text:span text:style-name="T23">Foltýn, D. a kol.: </text:span><text:span text:style-name="T6">Encyklopedie moravských</text:span><text:span text:style-name="T23">, s. 264.</text:span></text:p></text:note-body></text:note></text:span></text:span></text:p>
      <text:p text:style-name="P185"><text:span text:style-name="Footnote_20_Symbol"><text:span text:style-name="T407"/></text:span></text:p>
      <text:p text:style-name="P187"><text:span text:style-name="T407">Nedílnou součástí života konventu byla klášterní knihovna, jejíž dějiny byly zpracovány ve dvou navzájem se doplňujících studiích. Vladislav Dokoupil vycházel zejména z provenienčních záznamů dochovaných v knihách, rukopisných katalogů a pamětních knih uložených v Moravské zemské knihovně nebo ve fondu </text:span><text:span text:style-name="T412">Františkáni Dačice</text:span><text:span text:style-name="T407"> v Moravském zemském archivu.</text:span><text:span text:style-name="Footnote_20_Symbol"><text:span text:style-name="T407"><text:note text:id="ftn8" text:note-class="footnote"><text:note-citation>8</text:note-citation><text:note-body><text:p text:style-name="P215"><text:span text:style-name="T23"><text:s/></text:span><text:span text:style-name="T481">Dokoupil, Vladislav: </text:span><text:span text:style-name="T483">Dějiny moravských klášterních knihoven ve správě Universitní knihovny <text:s text:c="4"/>v Brně</text:span><text:span text:style-name="T481">. Brno 1972, s. 263–278. Autorovi z citovaného fondu nebyla dostupná pamětní kniha dačického kláštera (kart. 24, sign. 1), která obsahuje nejstarší katalog klášterní knihovny, ačkoliv <text:s text:c="2"/>o její existenci věděl.</text:span></text:p></text:note-body></text:note></text:span></text:span><text:span text:style-name="T407"> O více než třicet let později doplnil tuto studii Matyáš Franciszek</text:span></text:p>
      <text:p text:style-name="P179"/>
      <text:p text:style-name="P179"/>
      <text:p text:style-name="P179"/>
      <text:p text:style-name="P149"><text:soft-page-break/><text:span text:style-name="T407">Bajger, který ve své nevydané rigorózní práci čerpal z fondu </text:span><text:span text:style-name="T412">Archiv české františkánské provincie (1283) 1368</text:span><text:span text:style-name="T470">–</text:span><text:span text:style-name="T412">1950</text:span><text:span text:style-name="T407"> v </text:span><text:span text:style-name="T471">Národním archivu ČR</text:span><text:span text:style-name="T407"> (Dokoupil tento fond nevyužil).</text:span><text:span text:style-name="Footnote_20_Symbol"><text:span text:style-name="T471"><text:note text:id="ftn9" text:note-class="footnote"><text:note-citation>9</text:note-citation><text:note-body><text:p text:style-name="P215"><text:span text:style-name="T23"><text:s/>Bajger, Matyáš Franciszek: </text:span><text:span text:style-name="T6">Česká františkánská knižní kultura. Knihovny minoritů, františkánů <text:s/>a kapucínů v průběhu staletí</text:span><text:span text:style-name="T23">. Ostrava 2008 (rukopis rigorózní práce obhájené na Katedře české literatury, literární vědy a dějin umění Filozofické fakulty Ostravské univerzity), s. 260–276. <text:s text:c="7"/>K osudům dačické knihovny ve 20. století v kontextu vývoje ostatních františkánských knihoven <text:s text:c="5"/>viz Týž: </text:span><text:span text:style-name="T6">Cesty knihoven františkánského řádu v první polovině 20. století</text:span><text:span text:style-name="T23">. Knihy a dějiny 16/17, 2009-2010, s. 76-112.</text:span></text:p></text:note-body></text:note></text:span></text:span></text:p>
      <text:p text:style-name="P185"><text:span text:style-name="T407">Nevíme sice, kdy přesně došlo k oficiálnímu ustavení klášterní knihovny, avšak muselo to být záhy po uvedení prvních řeholníků do Dačic. Vladislav Dokoupil uvádí nejstarší vlastnické poznámky v knihách již z roku 1660 a větší přírůstky pak datuje rokem 1666.</text:span><text:span text:style-name="Footnote_20_Symbol"><text:span text:style-name="T407"><text:note text:id="ftn10" text:note-class="footnote"><text:note-citation>10</text:note-citation><text:note-body><text:p text:style-name="P215"><text:span text:style-name="T23"><text:s/></text:span><text:span text:style-name="T481">Dokoupil, Vl.: </text:span><text:span text:style-name="T483">Dějiny moravských</text:span><text:span text:style-name="T481">, s. 264–265.</text:span></text:p></text:note-body></text:note></text:span></text:span><text:span text:style-name="T407"> Právě kolem tohoto roku byl podle Bajgera utříděn fond knihovny. Následně byl pravděpodobně na přímý popud provinciála české provincie P. Bernarda Sanniga (1637–1704) vytvořen nejstarší katalog knihovny, který byl součástí pamětní knihy kláštera.</text:span><text:span text:style-name="Footnote_20_Symbol"><text:span text:style-name="T407"><text:note text:id="ftn11" text:note-class="footnote"><text:note-citation>11</text:note-citation><text:note-body><text:p text:style-name="P215"><text:span text:style-name="T23"><text:s/>Bajger, M. F.: </text:span><text:span text:style-name="T6">Česká františkánská</text:span><text:span text:style-name="T23">, s. 261.</text:span></text:p></text:note-body></text:note></text:span></text:span></text:p>
      <text:p text:style-name="P186"><text:span text:style-name="T407">Rukopisná pamětní kniha uložená dnes v Moravském zemském archivu (fond </text:span><text:span text:style-name="T412">Františkáni Dačice</text:span><text:span text:style-name="T407">) obsahuje pět částí:</text:span><text:span text:style-name="Footnote_20_Symbol"><text:span text:style-name="T407"><text:note text:id="ftn12" text:note-class="footnote"><text:note-citation>12</text:note-citation><text:note-body><text:p text:style-name="P215"><text:span text:style-name="T23"><text:s/></text:span><text:span text:style-name="T483">Pamětní kniha dačických františkánů</text:span><text:span text:style-name="T481">, 1659–1790, MZA, Františkání Dačice, kart. 24, sign. 1.</text:span></text:p></text:note-body></text:note></text:span></text:span><text:span text:style-name="T407"> </text:span><text:span text:style-name="T471">a) Protokol dvorských dekretů z let 1770–1790; b) Seznam zemřelých bratří (</text:span><text:span text:style-name="T470">Patrum et Fratrum</text:span><text:span text:style-name="T471">) <text:s/>a dobrodinců (</text:span><text:span text:style-name="T470">benefactorum</text:span><text:span text:style-name="T471">) z let 1673–1743, ff. 188r–190r; c) Inventář sakristie, ff. 219r–256r; d) Inventář knihovny, ff. 259r–311r; e) Donace klášteru 1659–1760, ff. 316r–340r. Inventář knihovny (</text:span><text:span text:style-name="T470">Inventarium bibliothecae conventus nostri Daczicensis ad sanctum Antonium Paduanum, Ord. Min. S. P. N. Francisci Reformat</text:span><text:span text:style-name="T471">.) je rozdělen podle oborů, označených římskou číslicí. V pozdějších katalozích byly číslice nahrazeny písmeny abecedy. V rámci oboru jsou pak knihy řazeny podle formátu.</text:span><text:span text:style-name="Footnote_20_Symbol"><text:span text:style-name="T471"><text:note text:id="ftn13" text:note-class="footnote"><text:note-citation>13</text:note-citation><text:note-body><text:p text:style-name="P215"><text:span text:style-name="T401"><text:s/></text:span><text:span text:style-name="T481">I. Biblia sacra; II. Expositores sacrae scripturae; III. Sancti Patres; IV. Concilia, canonistae et juristae; V. Theologi speculativi; VI. Theologi morales et summistae ; VII. Controversistae; VIII. Philosophi; IX. Concionatores; X. Sermonistae; XI. Postillatores et homiliarii; XII. Materiam pro concionibus tractantes; XIII. Authores pii; XIV. Ad officium divinum et chorum spectantes; XV. Regulam et statum ordinis nostri concernentes; XVI. Historici tam ecclesiastici quam profani; XVII. Politici et medici; XVIII. Humanistae; XIX. Itali; XX. Germani; XXI. Bohemi; XXII. Haeretici et prohibiti.</text:span></text:p></text:note-body></text:note></text:span></text:span><text:span text:style-name="T471"> Záznamy do inventáře knihovny nebyly zapisovány systematicky. Podílelo se na nich více písařů. Nejstarší přírůstky byly zapsány mezi lety 1660 a 1670. Další písaři zapisovali tituly knih v následujících letech v chronologickém pořádku, kdy byla kniha zařazena do knihovny, při čemž rok akvizice byl </text:span><text:soft-page-break/><text:span text:style-name="T471">jen sporadicky zaznamenán na levém okraji folia (rok 1717 a 1726).</text:span><text:span text:style-name="Footnote_20_Symbol"><text:span text:style-name="T471"><text:note text:id="ftn14" text:note-class="footnote"><text:note-citation>14</text:note-citation><text:note-body><text:p text:style-name="P220"><text:span text:style-name="T23"><text:s/></text:span><text:span text:style-name="T483">Pamětní kniha</text:span><text:span text:style-name="T481">, MZA, Františkáni Dačice, kart. 24, sign. 1, fol. 279r, srov. fol. 268r.</text:span></text:p></text:note-body></text:note></text:span></text:span><text:span text:style-name="T471"> Inventář knihovny obsahuje mnoho prázdných folií, která byla zřejmě s výhledem na nové přírůstky rozvržena příliš velkoryse.</text:span><text:span text:style-name="Footnote_20_Symbol"><text:span text:style-name="T471"><text:note text:id="ftn15" text:note-class="footnote"><text:note-citation>15</text:note-citation><text:note-body><text:p text:style-name="P215"><text:span text:style-name="T23"><text:s/>Poslední záznam je zřejmě z roku 1726, viz </text:span><text:span text:style-name="T483">Pamětní kniha</text:span><text:span text:style-name="T481">, MZA, Františkáni Dačice, kart. 24, sign. 1, fol. 279r.</text:span></text:p></text:note-body></text:note></text:span></text:span></text:p>
      <text:p text:style-name="P185"><text:span text:style-name="T407">Dochovaný inventář je i přes svou neúplnost cenným zdrojem informací o nejstarší skladbě klášterní knihovny.</text:span><text:span text:style-name="Footnote_20_Symbol"><text:span text:style-name="T407"><text:note text:id="ftn16" text:note-class="footnote"><text:note-citation>16</text:note-citation><text:note-body><text:p text:style-name="P215"><text:span text:style-name="T23"><text:s/>Bajger, M. F.: </text:span><text:span text:style-name="T6">Česká františkánská</text:span><text:span text:style-name="T23">, s. 261 napočítal na základě inventáře 170 svazků k roku 1666, kdy byl založen. Inventář není úplný. Stačí srovnat s poznámkami dochovanými v knihách, které eviduje </text:span><text:span text:style-name="T481">Dokoupil, Vl.: </text:span><text:span text:style-name="T483">Dějiny moravských</text:span><text:span text:style-name="T481">, s. 264–265.</text:span></text:p></text:note-body></text:note></text:span></text:span><text:span text:style-name="T407"> Vedle nezbytných liturgických knih nalezneme nejvíce položek v oborech jako biblistika, homiletika, morální teologie a knihy z oblasti praktické zbožnosti (</text:span><text:span text:style-name="T412">meditationes</text:span><text:span text:style-name="T407">, </text:span><text:span text:style-name="T412">orationes</text:span><text:span text:style-name="T407"> apod.). Jedním z hlavních cílů působení řádu byla misie,</text:span><text:span text:style-name="Footnote_20_Symbol"><text:span text:style-name="T407"><text:note text:id="ftn17" text:note-class="footnote"><text:note-citation>17</text:note-citation><text:note-body><text:p text:style-name="P215"><text:span text:style-name="T459"><text:s/></text:span><text:span text:style-name="T481">Elbel, M.: </text:span><text:span text:style-name="T483">Bohemia Franciscana,</text:span><text:span text:style-name="T481"> s. 38</text:span><text:span text:style-name="T483">: </text:span><text:span text:style-name="T481">„Františkánské misie v českých zemích se zaměřovaly na širší vrstvy obyvatelstva. Aby františkánští misionáři mohli dostatečně fundovaně vykonávat svou činnost, dostávali, vedle biskupského povolení odpouštět herezi a přijímat zpět do církve, také papežské svolení studovat </text:span><text:span text:style-name="T483">libri prohibiti</text:span><text:span text:style-name="T481">. Při misiích byl největší důraz kladen na srozumitelné, </text:span><text:span text:style-name="T26">působivé</text:span><text:span text:style-name="T481"> kázání.“</text:span></text:p></text:note-body></text:note></text:span></text:span><text:span text:style-name="T407"> a tak není divu, že se v knihovně vyskytly také protestantské knihy (</text:span><text:span text:style-name="T412">haeretici et prohibiti</text:span><text:span text:style-name="T407">), které byly uchovávány ve zvlášť uzavřené skříni.</text:span><text:span text:style-name="Footnote_20_Symbol"><text:span text:style-name="T407"><text:note text:id="ftn18" text:note-class="footnote"><text:note-citation>18</text:note-citation><text:note-body><text:p text:style-name="P215"><text:span text:style-name="T459"><text:s/></text:span><text:span text:style-name="T23">Dále viz Bajger, M. F.: </text:span><text:span text:style-name="T461">Jak františkánské řády v českých zemích nakládaly s církevně zakázanými knihami</text:span><text:span text:style-name="T459">. In: </text:span><text:span text:style-name="T463">Problematika historických a vzácných knižních fondů Čech, Moravy <text:s text:c="7"/>a Slezska. Sborník z 17. odborné konference Olomouc, 5. -6. listopadu 2008. </text:span><text:span text:style-name="T459">[Ed.]: </text:span><text:a xlink:type="simple" xlink:href="http://biblio.hiu.cas.cz/ask.php?IsisScript=/wbib.xis&amp;dot=h&amp;type=h&amp;from=1&amp;pocet=10&amp;db=biblio&amp;lang=cz&amp;format=standard&amp;to=10&amp;exp1=Krušinský,%20Rostislav."><text:span text:style-name="Internet_20_link"><text:span text:style-name="T486">Krušinský, Rostislav.</text:span></text:span></text:a><text:span text:style-name="T459"> Olomouc, </text:span><text:a xlink:type="simple" xlink:href="http://biblio.hiu.cas.cz/ask.php?IsisScript=/wbib.xis&amp;dot=h&amp;type=h&amp;from=1&amp;pocet=10&amp;db=biblio&amp;lang=cz&amp;format=standard&amp;to=10&amp;exp1=Vědecká%20knihovna%20v%20Olomouci%20et%20al."><text:span text:style-name="Internet_20_link"><text:span text:style-name="T486">Vědecká knihovna v Olomouci et al.</text:span></text:span></text:a><text:span text:style-name="T459"> 2009, s. 227-241, zvl. s. 239.</text:span></text:p></text:note-body></text:note></text:span></text:span><text:span text:style-name="T407"> Rukopisy eviduje inventář zcela výjimečně. Pod položkou </text:span><text:span text:style-name="T412">Explicatio sacrificii missae manuscripta</text:span><text:span text:style-name="T407"> se patrně skrývá opis díla jezuity Matěje Tannera </text:span><text:span text:style-name="T406">(1630–1692) </text:span><text:span text:style-name="T412">Cruentum Christi Domini in cruce sacrificium</text:span><text:span text:style-name="T407">.</text:span><text:span text:style-name="Footnote_20_Symbol"><text:span text:style-name="T407"><text:note text:id="ftn19" text:note-class="footnote"><text:note-citation>19</text:note-citation><text:note-body><text:p text:style-name="P215"><text:span text:style-name="T23"><text:s/></text:span><text:span text:style-name="T483">Pamětní kniha</text:span><text:span text:style-name="T481">, MZA, Františkáni Dačice, kart. 24, sign. 1, fol. 291r. Viz popis k rukopisu sign. D 71.</text:span></text:p></text:note-body></text:note></text:span></text:span><text:span text:style-name="T407"> Liturgické rukopisy byly z praktických důvodů uloženy v sakristii, ostatní v knihovně.</text:span><text:span text:style-name="Footnote_20_Symbol"><text:span text:style-name="T407"><text:note text:id="ftn20" text:note-class="footnote"><text:note-citation>20</text:note-citation><text:note-body><text:p text:style-name="P213"><text:span text:style-name="T445"><text:s/>V rámci inventáře sakristie je uvedeno: </text:span><text:span text:style-name="T478">Missalia … </text:span><text:span text:style-name="T480">Reliqui sunt repositi in bibliotheca</text:span><text:span text:style-name="T477"> ..., viz </text:span><text:span text:style-name="T478">Pamětní kniha</text:span><text:span text:style-name="T477">, MZA, Františkáni Dačice, kart. 24, sign. 1, fol. 252r.</text:span></text:p></text:note-body></text:note></text:span></text:span><text:span text:style-name="T407"> </text:span></text:p>
      <text:p text:style-name="P185"><text:span text:style-name="T407">Druhý katalog (</text:span><text:span text:style-name="T412">Cathalogus</text:span><text:span text:style-name="T424"> </text:span><text:span text:style-name="T412">bibliothecae Daczicensis … MDCC</text:span><text:span text:style-name="T407">) vznikl prací anonymního dačického františkána v roce 1700 po revizi a rekatalogizaci knihovny.</text:span><text:span text:style-name="Footnote_20_Symbol"><text:span text:style-name="T407"><text:note text:id="ftn21" text:note-class="footnote"><text:note-citation>21</text:note-citation><text:note-body><text:p text:style-name="P215"><text:span text:style-name="T459"><text:s/></text:span><text:span text:style-name="T23">Podrobněji o katalogu viz Dokoupil, Vl.: </text:span><text:span text:style-name="T6">Dějiny moravských</text:span><text:span text:style-name="T23">, s. 269–271.</text:span></text:p></text:note-body></text:note></text:span></text:span><text:span text:style-name="T407"> Katalog se dochoval ve dvou ne zcela totožných exemplářích (D 7, D 8), nezahrnují však celý fond. Jeho struktura zůstala zachována a díky tomu, že jen minimálně obsahuje přípisy, si lze udělat představu o stavu dačické knihovny k roku 1700 (nejméně 750 svazků). Nejpočetněji byl zastoupen obor homiletiky (</text:span><text:span text:style-name="T412">concionatores</text:span><text:span text:style-name="T407"> a </text:span><text:span text:style-name="T412">materiam </text:span><text:soft-page-break/><text:span text:style-name="T412">concionum tractantes</text:span><text:span text:style-name="T407">) s 242 svazky a obor duchovní četby (</text:span><text:span text:style-name="T412">authores pii et devotionales</text:span><text:span text:style-name="T407">) s 68 svazky. Na třetím místě nalezneme historická díla (</text:span><text:span text:style-name="T412">historici sacri et profani</text:span><text:span text:style-name="T407">) – 50 svazků. Tyto počty svědčící o pastoračním zaměření františkánského řádu lze doplnit údajem o 60 svazcích z oddílu prohibit, tedy kacířských knih (</text:span><text:span text:style-name="T412">haeretici et prohibiti</text:span><text:span text:style-name="T407">). Rukopisy evidoval františ</text:span><text:span text:style-name="T407">kánský knihovník jen ojediněle a bez uvedení konkrétního počtu svazků,</text:span><text:span text:style-name="Footnote_20_Symbol"><text:span text:style-name="T407"><text:note text:id="ftn22" text:note-class="footnote"><text:note-citation>22</text:note-citation><text:note-body><text:p text:style-name="P215"><text:span text:style-name="T459"><text:s/></text:span><text:span text:style-name="T7">Cathalogus</text:span><text:span text:style-name="T36"> </text:span><text:span text:style-name="T7">bibliothecae Daczicensis, </text:span><text:span text:style-name="T24">D 7, fol. 5v: </text:span><text:span text:style-name="T7">sub hoc formato </text:span><text:span text:style-name="T24">[in quarto] </text:span><text:span text:style-name="T7">reperiuntur diversi tractatus theologici manu scripti</text:span><text:span text:style-name="T24">.</text:span></text:p></text:note-body></text:note></text:span></text:span><text:span text:style-name="T407"> <text:s text:c="2"/>i když na druhou stranu usnadnil identifikaci autora rukopisů obsahujících kázání tím, že uvedl jeho jméno (Sigismundus Veselý).</text:span><text:span text:style-name="Footnote_20_Symbol"><text:span text:style-name="T407"><text:note text:id="ftn23" text:note-class="footnote"><text:note-citation>23</text:note-citation><text:note-body><text:p text:style-name="P215"><text:span text:style-name="T459"><text:s/></text:span><text:span text:style-name="T7">Cathalogus</text:span><text:span text:style-name="T36"> </text:span><text:span text:style-name="T7">bibliothecae Daczicensis, </text:span><text:span text:style-name="T24">D 7, fol. 10r: </text:span><text:span text:style-name="T7">NB. Sub hac littera </text:span><text:span text:style-name="T24">[tj. E – conciones]</text:span><text:span text:style-name="T7"> continentur 8 libri diversarum concionum M. V. P. Sigismundi Wesely</text:span><text:span text:style-name="T24">.</text:span></text:p></text:note-body></text:note></text:span></text:span></text:p>
      <text:p text:style-name="P185"><text:span text:style-name="T407">V pořadí třetí katalog sestavil P. Guido Bleiweis v roce 1736 (D 9), který však neprováděl novou celkovou katalogizaci, pouze opsal starý katalog a doplnil záznamy o přírůstcích. Ty však nebyly připisovány soustavně, přesto katalog potvrzuje velký nárůst fondu knihovny. Na druhou stranu oproti předcházejícímu katalogu autor eviduje řadu českých tisků <text:s text:c="5"/>a zakázanou literaturu.</text:span><text:span text:style-name="Footnote_20_Symbol"><text:span text:style-name="T407"><text:note text:id="ftn24" text:note-class="footnote"><text:note-citation>24</text:note-citation><text:note-body><text:p text:style-name="P215"><text:span text:style-name="T459"><text:s/></text:span><text:span text:style-name="T23">Bajger, M. F.: </text:span><text:span text:style-name="T6">Česká františkánská</text:span><text:span text:style-name="T23">, s. 267.</text:span></text:p></text:note-body></text:note></text:span></text:span><text:span text:style-name="T407"> Oproti roku 1700 měla nyní knihovna 1890 svazků, při čemž dominance tradičních oborů zůstala zachována. Navíc se p</text:span><text:span text:style-name="T406">očet knih z oboru praktické zbožnosti (</text:span><text:span text:style-name="T411">devotionales</text:span><text:span text:style-name="T406">) téměř vyrovnal počtu homiletických sbírek a příruček.</text:span></text:p>
      <text:p text:style-name="P185"><text:span text:style-name="T406">Poslední známý katalog dačické knihovny, který pochází z roku 1846 (</text:span><text:span text:style-name="T407">D 10 – </text:span><text:span text:style-name="T412">Cathalogus</text:span><text:span text:style-name="T427"> </text:span><text:span text:style-name="T412">lib</text:span><text:span text:style-name="T428">r</text:span><text:span text:style-name="T412">orum</text:span><text:span text:style-name="T429"> </text:span><text:span text:style-name="T412">bibliothecae</text:span><text:span text:style-name="T429"> </text:span><text:span text:style-name="T412">conventus</text:span><text:span text:style-name="T429"> </text:span><text:span text:style-name="T412">Dačicensis ...</text:span><text:span text:style-name="T406">), byl pomyslnou tečkou za rozvojem klášterní knihovny, neboť od poloviny 19. století přestala být knihovna prakticky rozšiřována. Autor katalogu, františkán Benjamín Širůček (1815–1900), své dílo bohužel nedokončil – dospěl pouze po obor „M“ (</text:span><text:span text:style-name="T411">humanistae</text:span><text:span text:style-name="T406">). Důvodem byla zřejmě jeho cesta do Palestiny v letech 1849–1851.</text:span><text:span text:style-name="Footnote_20_Symbol"><text:span text:style-name="T406"><text:note text:id="ftn25" text:note-class="footnote"><text:note-citation>25</text:note-citation><text:note-body><text:p text:style-name="P215"><text:span text:style-name="T459"><text:s/></text:span><text:span text:style-name="T23">Z této cesty se dochoval deník (viz rukopis D 52), na jehož přední předsádce je rozsáhlá biografická poznámka z roku 1911. Deník opsal P. Albert Chvojan.</text:span></text:p></text:note-body></text:note></text:span></text:span><text:span text:style-name="T406"> Katalog zůstal nedokončen a nebyl ani nahrazen novým, což souvisí s celkovým úpadkem knihovny v 19. století.</text:span></text:p>
      <text:p text:style-name="P185"><text:span text:style-name="T407">Knihy byly od založení knihovny uloženy zřejmě v jedné zaklenuté místnosti o rozloze 5x5 metrů v prvním patře jižního křídla klášterní budovy. Interiér cely, která měla snad sloužit jen jako dočasné uložení knihovny, je dodnes vyzdoben nástěnnou malbou a malovanými skříněmi z počátku 19. století (viz obr. přílohy). Místnost popisuje Vladislav Dokoupil následujícími slovy: „</text:span><text:span text:style-name="T406">V dačickém klášteře totiž ani nemůžeme mluvit o nějakém knihovním sále v pravém slova smyslu, knihovna je prostě v jedné </text:span><text:soft-page-break/><text:span text:style-name="T406">z větších cel. Na klenutém stropě je symetricky dvakrát vyobrazen sv. František a uprostřed holubice – Duch Svatý. Dveře vestavěných skříňových regálů, ukončených nahoře zlacenými akantovými řezbami, jsou potaženy plátnem, na němž se ne příliš dovedný štětec patrně místního umělce pokusil znázornit Krista a svaté i blahoslavené františkánského řádu, vázy s kvě</text:span><text:span text:style-name="T406">tinami i několik krajinek.“</text:span><text:span text:style-name="Footnote_20_Symbol"><text:span text:style-name="T407"><text:note text:id="ftn26" text:note-class="footnote"><text:note-citation>26</text:note-citation><text:note-body><text:p text:style-name="P215"><text:span text:style-name="T459"><text:s/></text:span><text:span text:style-name="T23">Dokoupil, Vl.: </text:span><text:span text:style-name="T6">Dějiny moravských</text:span><text:span text:style-name="T23">, s. 275.</text:span></text:p></text:note-body></text:note></text:span></text:span><text:span text:style-name="T407"> Zdá se, že knihy v Dačicích byly po celou dobu existence kláštera uloženy na stejném místě,</text:span><text:span text:style-name="Footnote_20_Symbol"><text:span text:style-name="T407"><text:note text:id="ftn27" text:note-class="footnote"><text:note-citation>27</text:note-citation><text:note-body><text:p text:style-name="P213"><text:span text:style-name="T449"><text:s/></text:span><text:span text:style-name="T445">Tak Dokoupil, Vl.: </text:span><text:span text:style-name="T447">Dějiny moravských</text:span><text:span text:style-name="T445">, s. 275; srov. Bohatta, J. – Holzmann, M.: </text:span><text:span text:style-name="T478">Adressbuch der Bibliotheken der Oesterreich–ungarischen Monarchie</text:span><text:span text:style-name="T477">. Wien 1900 a</text:span><text:span text:style-name="T445"> Bajger, M. F.: </text:span><text:span text:style-name="T447">Česká františkánská</text:span><text:span text:style-name="T445">, s. 265–266, pozn. 436.</text:span></text:p></text:note-body></text:note></text:span></text:span><text:span text:style-name="T407"> ačkoliv neznáme původní interiér knihovny.</text:span><text:span text:style-name="Footnote_20_Symbol"><text:span text:style-name="T407"><text:note text:id="ftn28" text:note-class="footnote"><text:note-citation>28</text:note-citation><text:note-body><text:p text:style-name="P213"><text:span text:style-name="T449"><text:s/></text:span><text:span text:style-name="T445">Stavebnímu vývoji dačického kláštera se věnoval zakladatel a dlouholetý ředitel městského muzea v Dačicích prof. PhDr. František Křížek, CSc. (1909–1993), avšak jeho publikace ani rukopisy jeho studií neobsahují žádné informace o umístění knihovny, viz </text:span><text:span text:style-name="T477">Křížek, František: <text:s text:c="5"/></text:span><text:span text:style-name="T478">Ke stavební historii dačického kláštera </text:span><text:span text:style-name="T477">(I. část). Dačický zpravodaj 1984, č. 73, s. 13; Křížek, F.: </text:span><text:span text:style-name="T478">Ke stavebnímu vývoji františkánského kláštera v Dačicích</text:span><text:span text:style-name="T477">. Sborník k 65. narozeninám prof. Dr. Jana Muka. Jindřichův Hradec 1966</text:span><text:span text:style-name="T445">; Městské muzeum a galerie Dačice, </text:span><text:span text:style-name="T477">Dr. Křížek – Pozůstalost, 4, kart. č. 18</text:span><text:span text:style-name="T445">.</text:span></text:p></text:note-body></text:note></text:span></text:span></text:p>
      <text:p text:style-name="P185"><text:span text:style-name="T407">Dačičtí františkáni postupovali při správě své knihovny zřejmě podle knihovního řádu, který roku 1685 sepsal provinciál P. Bernard Sannig.</text:span><text:span text:style-name="Footnote_20_Symbol"><text:span text:style-name="T407"><text:note text:id="ftn29" text:note-class="footnote"><text:note-citation>29</text:note-citation><text:note-body><text:p text:style-name="P215"><text:span text:style-name="T23"><text:s/>Text řádu viz Hálová, Marie – Hejnic, Josef – Plachta, Václav: </text:span><text:span text:style-name="T6">Z dějin plzeňské františkánské knihovny</text:span><text:span text:style-name="T23">. Strahovská knihovna 16–17, 1981–1982, s. 111–112.</text:span></text:p></text:note-body></text:note></text:span></text:span><text:span text:style-name="T407"> Podle obsahu „desatera“ (deset bodů </text:span><text:span text:style-name="T412">leges bibliothecae</text:span><text:span text:style-name="T407">) lze soudit, že Sannigovi šlo o zajištění řádné evidence knih, jejich vhodné uložení a především zamezení vynášení knih z konventu. Přísnost pravidel potvrzuje první bod řádu, podle něhož propadl církevní klatbě každý, kdo by vynesl knihu z knihovny bez dovolení knihovníka.</text:span><text:span text:style-name="Footnote_20_Symbol"><text:span text:style-name="T407"><text:note text:id="ftn30" text:note-class="footnote"><text:note-citation>30</text:note-citation><text:note-body><text:p text:style-name="P215"><text:span text:style-name="T459"><text:s/></text:span><text:span text:style-name="T6">Tamtéž</text:span><text:span text:style-name="T23">, s. 111: </text:span><text:span text:style-name="T6">… excommunicationem … incurrendam, qui librum aliquem aut quaternum vel etiam rem aliquem in bibliotheca repositam sine expressa bibliothecarii licentia extraxerit</text:span><text:span text:style-name="T23"> …</text:span></text:p></text:note-body></text:note></text:span></text:span><text:span text:style-name="T407"> </text:span></text:p>
      <text:p text:style-name="P185"><text:span text:style-name="T407">Existenci funkce knihovníka v Dačicích ovšem není možné až do druhé poloviny 18. století doložit prameny. Pamětní kniha dačického kláštera obsahující zápisy z provinčních kapitul o volbě kvardiána, vikáře a dal- ších představených v dačickém konventu, zaznamenává funkci knihovníka (</text:span><text:span text:style-name="T412">bibliothecarius</text:span><text:span text:style-name="T407">) až k roku 1788 – byl jím tehdy františkán Dionysius Winter.</text:span><text:span text:style-name="Footnote_20_Symbol"><text:span text:style-name="T407"><text:note text:id="ftn31" text:note-class="footnote"><text:note-citation>31</text:note-citation><text:note-body><text:p text:style-name="P213"><text:span text:style-name="T449"><text:s/></text:span><text:span text:style-name="T478">Paměti konventu v Dačicích 1673–1835</text:span><text:span text:style-name="T477">. Národní Archiv, </text:span><text:span text:style-name="T446">Archiv české františkánské provincie (1283) 1368</text:span><text:span text:style-name="T477">–</text:span><text:span text:style-name="T446">1950</text:span><text:span text:style-name="T477">, inv. č. 444, č. knihy 51A, pag. 632.</text:span></text:p></text:note-body></text:note></text:span></text:span><text:span text:style-name="T407"> Autor třetího katalogu knihovny z roku 1736, Guido Bleiweis, působil v letech 1754–1758 v Dačicích jako kazatel, avšak funkce knihovníka <text:s text:c="8"/>u jeho jména zmíněna není.</text:span><text:span text:style-name="Footnote_20_Symbol"><text:span text:style-name="T407"><text:note text:id="ftn32" text:note-class="footnote"><text:note-citation>32</text:note-citation><text:note-body><text:p text:style-name="P215"><text:span text:style-name="T459"><text:s/></text:span><text:span text:style-name="T483">Tamtéž</text:span><text:span text:style-name="T481">, pp. 617–619.</text:span></text:p></text:note-body></text:note></text:span></text:span><text:span text:style-name="T407"> O knihovnu se zřejmě staral jeden z františ</text:span><text:soft-page-break/><text:span text:style-name="T407">kánů, aniž by byl oficiálně jmenován knihovníkem. S touto funkcí se setkáváme v pamětní knize konventu častěji paradoxně až od poloviny 19. století, kdy knihovna začala stagnovat. Z toho důvodu byla funkce knihovníka udělována členům řádu, kteří už zastávali nějakou řídící pozici v klášteře, jako například Gottfried Severa, Anselm Spálenka, Benno Kůstka, Alphons Němec, Angelus Stružka a další. Nezřídka se stávalo, že kvardián byl současně knihovníkem.</text:span><text:span text:style-name="Footnote_20_Symbol"><text:span text:style-name="T407"><text:note text:id="ftn33" text:note-class="footnote"><text:note-citation>33</text:note-citation><text:note-body><text:p text:style-name="Footnote"><text:span text:style-name="T459"><text:s/></text:span><text:span text:style-name="T483">Tamtéž</text:span><text:span text:style-name="T481">, pp. 672–686.</text:span></text:p></text:note-body></text:note></text:span></text:span></text:p>
      <text:p text:style-name="P185"><text:span text:style-name="T407">Rukopisný katalog z roku 1736, jehož autorem byl Guido Bleiweis, potvrzuje, že k největšímu nárůstu fondu knihovny došlo v první polovině 18. století. Na tomto intenzivním rozvoji měly největší podíl donace a odkazy místních farářů, šlechty, měšťanů a v neposlední řadě i samotných františkánů nejen z Dačic, nýbrž i z jiných konventů. Z významnějších donací farářů působících na Dačicku je třeba zmínit následující:</text:span><text:span text:style-name="Footnote_20_Symbol"><text:span text:style-name="T407"><text:note text:id="ftn34" text:note-class="footnote"><text:note-citation>34</text:note-citation><text:note-body><text:p text:style-name="P219"><text:span text:style-name="T459"><text:s/></text:span><text:span text:style-name="T23">Údaje pocházejí z </text:span><text:span text:style-name="T483">Pamětní knihy</text:span><text:span text:style-name="T481">, MZA, Františkáni Dačice, kart. 24, sign. 1, kde na ff. 316r–340r jsou zaznamenány donace dačickému konventu. Doplňující informace lze nalézt u Vl. Dokoupila a M. F. Bajgera (viz níže).</text:span></text:p></text:note-body></text:note></text:span></text:span></text:p>
      <text:p text:style-name="P185"><text:span text:style-name="T473">Martin Ignác Hloušek</text:span><text:span text:style-name="T471">, rodák z Knínic, který byl farářem v Budči (1651–1657) a v Kdousově (do své smrti v roce 1680); administroval fary <text:s/>v Pavlově (1652–1656) a ve Velkém Újezdě (1657–1674). Za kvardiána Ludovica Careria získal konvent z jeho knihovny kolem 10 svazků.</text:span><text:span text:style-name="Footnote_20_Symbol"><text:span text:style-name="T471"><text:note text:id="ftn35" text:note-class="footnote"><text:note-citation>35</text:note-citation><text:note-body><text:p text:style-name="P215"><text:span text:style-name="T23"><text:s/></text:span><text:span text:style-name="T483">Pamětní kniha</text:span><text:span text:style-name="T481">, MZA, Františkáni Dačice, kart. 24, sign. 1, fol. 318r–v; </text:span><text:span text:style-name="T23">Dokoupil, Vl.: </text:span><text:span text:style-name="T6">Dějiny moravských</text:span><text:span text:style-name="T23">, s. 264; Bajger, M. F.: </text:span><text:span text:style-name="T6">Česká františkánská</text:span><text:span text:style-name="T23">, s. 261–262, pozn. 418.</text:span></text:p></text:note-body></text:note></text:span></text:span></text:p>
      <text:p text:style-name="P185"><text:span text:style-name="T473">Mathias Viridianus, </text:span><text:span text:style-name="T472">farář v Stajišti u Třeště, věnoval část svých knih dačickým františkánům po roce 1668.</text:span><text:span text:style-name="Footnote_20_Symbol"><text:span text:style-name="T472"><text:note text:id="ftn36" text:note-class="footnote"><text:note-citation>36</text:note-citation><text:note-body><text:p text:style-name="P215"><text:span text:style-name="T459"><text:s/></text:span><text:span text:style-name="T483">Pamětní kniha</text:span><text:span text:style-name="T481">, MZA, Františkáni Dačice, kart. 24, sign. 1, fol. 318v; srov. </text:span><text:span text:style-name="T23">Bajger, M. F.: </text:span><text:span text:style-name="T6">Česká františkánská</text:span><text:span text:style-name="T23">, s. 263, pozn. 425.</text:span></text:p></text:note-body></text:note></text:span></text:span></text:p>
      <text:p text:style-name="P185"><text:span text:style-name="T473">Vít Václav Markrab</text:span><text:span text:style-name="T471">, rodák ze Strmilova, 1657–1665 farář v Třešti <text:s text:c="2"/>a pak až do roku 1676 v Jemnici. Daroval několik desítek knih.</text:span><text:span text:style-name="Footnote_20_Symbol"><text:span text:style-name="T471"><text:note text:id="ftn37" text:note-class="footnote"><text:note-citation>37</text:note-citation><text:note-body><text:p text:style-name="P215"><text:span text:style-name="T459"><text:s/></text:span><text:span text:style-name="T483">Pamětní kniha</text:span><text:span text:style-name="T481">, MZA, Františkáni Dačice, kart. 24, sign. 1, fol. 320r; </text:span><text:span text:style-name="T23">Dokoupil, Vl.: </text:span><text:span text:style-name="T6">Dějiny moravských</text:span><text:span text:style-name="T23">, s. 267; Bajger, M. F.: </text:span><text:span text:style-name="T6">Česká františkánská</text:span><text:span text:style-name="T23">, s. 263–264, pozn. 426.</text:span></text:p></text:note-body></text:note></text:span></text:span></text:p>
      <text:p text:style-name="P185"><text:span text:style-name="T473">Jan Stanislav Coturnius, </text:span><text:span text:style-name="T471">farář v Bítově (1663–1676) a Jemnici (1676–1691). Daroval knihovně </text:span><text:span text:style-name="T470">horologium cum aliquot libris</text:span><text:span text:style-name="T471">.</text:span><text:span text:style-name="Footnote_20_Symbol"><text:span text:style-name="T471"><text:note text:id="ftn38" text:note-class="footnote"><text:note-citation>38</text:note-citation><text:note-body><text:p text:style-name="P215"><text:span text:style-name="T459"><text:s/></text:span><text:span text:style-name="T483">Pamětní kniha</text:span><text:span text:style-name="T481">, MZA, Františkáni Dačice, kart. 24, sign. 1, fol. 323v; </text:span><text:span text:style-name="T23">Dokoupil, Vl.: </text:span><text:span text:style-name="T6">Dějiny moravských</text:span><text:span text:style-name="T23">, s. 268; srov. Bajger, M. F.: </text:span><text:span text:style-name="T6">Česká františkánská</text:span><text:span text:style-name="T23">, s. 264, který však chybně přepsal jméno (Coluznius).</text:span></text:p></text:note-body></text:note></text:span></text:span></text:p>
      <text:p text:style-name="P185"><text:span text:style-name="T417">Mathias May</text:span><text:span text:style-name="T407">, farář ve Stajišti </text:span><text:span text:style-name="T472">u Třeště </text:span><text:span text:style-name="T407">daroval roku 1690 konventu 25 zlatých a několik knih.</text:span><text:span text:style-name="Footnote_20_Symbol"><text:span text:style-name="T407"><text:note text:id="ftn39" text:note-class="footnote"><text:note-citation>39</text:note-citation><text:note-body><text:p text:style-name="P215"><text:span text:style-name="T459"><text:s/></text:span><text:span text:style-name="T483">Pamětní kniha</text:span><text:span text:style-name="T481">, MZA, Františkáni Dačice, kart. 24, sign. 1, fol. 323r; </text:span><text:span text:style-name="T23">Bajger, M. F.: </text:span><text:span text:style-name="T6">Česká františkánská</text:span><text:span text:style-name="T23">, s. 264.</text:span></text:p></text:note-body></text:note></text:span></text:span></text:p>
      <text:p text:style-name="P185"><text:soft-page-break/><text:span text:style-name="T473">Jakub Josef Tamisch</text:span><text:span text:style-name="T471"> (též Thamisch), rodák ze Slavonic, premonstrát, farář v Nové Říši v letech 1673–1727. Roku 1694 věnoval dačickým františkánům nákladné biblické komentáře Cornelia a Lapide.</text:span><text:span text:style-name="Footnote_20_Symbol"><text:span text:style-name="T471"><text:note text:id="ftn40" text:note-class="footnote"><text:note-citation>40</text:note-citation><text:note-body><text:p text:style-name="P215"><text:span text:style-name="T459"><text:s/></text:span><text:span text:style-name="T483">Pamětní kniha</text:span><text:span text:style-name="T481">, MZA, Františkáni Dačice, kart. 24, sign. 1, fol. 324v; </text:span><text:span text:style-name="T23">Dokoupil, Vl.: </text:span><text:span text:style-name="T6">Dějiny moravských</text:span><text:span text:style-name="T23">, s. 269. </text:span></text:p></text:note-body></text:note></text:span></text:span></text:p>
      <text:p text:style-name="P185"><text:span text:style-name="T473">Václav Leopold Kožený</text:span><text:span text:style-name="T471">, farář v Novém Městě na Moravě v letech 1680–1688, který daroval prvotisk z roku 1489.</text:span><text:span text:style-name="Footnote_20_Symbol"><text:span text:style-name="T471"><text:note text:id="ftn41" text:note-class="footnote"><text:note-citation>41</text:note-citation><text:note-body><text:p text:style-name="P215"><text:span text:style-name="T459"><text:s/></text:span><text:span text:style-name="T6">Tamtéž</text:span><text:span text:style-name="T23">, s. 269.</text:span></text:p></text:note-body></text:note></text:span></text:span></text:p>
      <text:p text:style-name="P185"><text:span text:style-name="T473">Martin Nevolius, </text:span><text:span text:style-name="T472">bojanovický farář, který daroval františkánům dva prvotisky.</text:span><text:span text:style-name="Footnote_20_Symbol"><text:span text:style-name="T472"><text:note text:id="ftn42" text:note-class="footnote"><text:note-citation>42</text:note-citation><text:note-body><text:p text:style-name="P215"><text:span text:style-name="T459"><text:s/></text:span><text:span text:style-name="T6">Tamtéž</text:span><text:span text:style-name="T23">, s. 269.</text:span></text:p></text:note-body></text:note></text:span></text:span></text:p>
      <text:p text:style-name="P185"><text:span text:style-name="T473">Jakub Křenovský</text:span><text:span text:style-name="T471"> (1684–1697), farář v Rudolci, který daroval konventu jeden prvotisk.</text:span><text:span text:style-name="Footnote_20_Symbol"><text:span text:style-name="T471"><text:note text:id="ftn43" text:note-class="footnote"><text:note-citation>43</text:note-citation><text:note-body><text:p text:style-name="P215"><text:span text:style-name="T459"><text:s/></text:span><text:span text:style-name="T6">Tamtéž</text:span><text:span text:style-name="T23">, s. 269.</text:span></text:p></text:note-body></text:note></text:span></text:span></text:p>
      <text:p text:style-name="P185"><text:span text:style-name="T473">Šimon Tomáš Křížek</text:span><text:span text:style-name="T471">, rodák z Myslibořic, doktor teologie, který byl podle vlastních záznamů v knihách farářem v Mrákotíně (1686–1695), <text:s text:c="7"/>a pak až do smrti v roce 1713 v Urbanově. Jeho dar byl velkým příspěvkem pro dačickou knihovnu, neboť Šimon Křížek byl sběratelem i starších knih. Díky němu získali františkáni knihy i z jiných soukromých knihoven.</text:span><text:span text:style-name="Footnote_20_Symbol"><text:span text:style-name="T471"><text:note text:id="ftn44" text:note-class="footnote"><text:note-citation>44</text:note-citation><text:note-body><text:p text:style-name="P215"><text:span text:style-name="T23"><text:s/>Například knihy od arcibiskupského alumna Jana Reicha, nitranského kanovníka Joanna Schindlera, kněze Laurentia Ignatia Solického, rodáka z Hlubčic ve Slezsku apod. Viz </text:span><text:span text:style-name="T6">Tamtéž</text:span><text:span text:style-name="T23">, s. 271–272.</text:span></text:p></text:note-body></text:note></text:span></text:span></text:p>
      <text:p text:style-name="P185"><text:span text:style-name="T473">Georg Johann Kieleber</text:span><text:span text:style-name="T471"> (Khüleber), mikulovský rodák, byl v letech 1697–1707 farářem v Českém Rudolci a pak až do smrti v roce 1729 děkanem ve Slavonicích. Dačickým františkánům daroval menší knižní dar. Donační záznamy na některých knihách pocházejí z let 1720 a 1721.</text:span><text:span text:style-name="Footnote_20_Symbol"><text:span text:style-name="T471"><text:note text:id="ftn45" text:note-class="footnote"><text:note-citation>45</text:note-citation><text:note-body><text:p text:style-name="P215"><text:span text:style-name="T23"><text:s/></text:span><text:span text:style-name="T6">Tamtéž</text:span><text:span text:style-name="T23">, s. 272.</text:span></text:p></text:note-body></text:note></text:span></text:span></text:p>
      <text:p text:style-name="P185"><text:span text:style-name="T407">Dalším zdrojem akvizice byly dary z jiných františkánských klášterů, zejména Jemnice a Jindřichova Hradce,</text:span><text:span text:style-name="Footnote_20_Symbol"><text:span text:style-name="T407"> </text:span></text:span><text:span text:style-name="Footnote_20_Symbol"><text:span text:style-name="T407"><text:note text:id="ftn46" text:note-class="footnote"><text:note-citation>46</text:note-citation><text:note-body><text:p text:style-name="P215"><text:span text:style-name="T459"><text:s/></text:span><text:span text:style-name="T23">Roku 1676 získala dačická knihovna řadu knih, na jejichž titulních listech byly provenienční údaje </text:span><text:span text:style-name="T6">Georgius Lagenides</text:span><text:span text:style-name="T23"> a </text:span><text:span text:style-name="T6">Jamnicensi</text:span><text:span text:style-name="T23">. Původně byly tedy knihy v soukromých rukou a do Dačic se dostaly až z nedalekého zrušeného kláštera. Podobný osud potkal jinou skupinu knih, která pocházela z jindřichohradeckého kláštera, avšak do Dačic se nedostala přímo, nýbrž přes Jemnici, viz </text:span><text:span text:style-name="T6">Tamtéž</text:span><text:span text:style-name="T23">, s. 267–268. Přehledně o příbuzných františkánských knihovnách viz Špinar, Jindřich: </text:span><text:span text:style-name="T6">Bechyně, Český Krumlov, Jindřichův Hradec. Charakteristika knihoven řádu sv. Františka</text:span><text:span text:style-name="T23">. In: K výzkumu zámeckých, měšťanských a církevních knihoven. Ed. Jitka Radimská. Opera romanica 1, České Budějovice 2000, s. 215-223.</text:span></text:p></text:note-body></text:note></text:span></text:span><text:span text:style-name="T407"> nebo z jiných řádů – například premonstráti (Zábrdovice, Nová Říše).</text:span><text:span text:style-name="Footnote_20_Symbol"><text:span text:style-name="T407"><text:note text:id="ftn47" text:note-class="footnote"><text:note-citation>47</text:note-citation><text:note-body><text:p text:style-name="P215"><text:span text:style-name="T23"><text:s/>Dokoupil, Vl.: </text:span><text:span text:style-name="T6">Dějiny moravských</text:span><text:span text:style-name="T23">, s. 268.</text:span></text:p></text:note-body></text:note></text:span></text:span><text:span text:style-name="T407"> Jinak ale z klášterů postižených josefinskou sekularizací, jíž byli dačičtí františkáni ušetřeni, knihovna </text:span><text:soft-page-break/><text:span text:style-name="T407">téměř nic nezískala.</text:span><text:span text:style-name="Footnote_20_Symbol"><text:span text:style-name="T407"><text:note text:id="ftn48" text:note-class="footnote"><text:note-citation>48</text:note-citation><text:note-body><text:p text:style-name="P215"><text:span text:style-name="T23"><text:s/>Tak </text:span><text:span text:style-name="T6">Tamtéž</text:span><text:span text:style-name="T23">, s. 274–275. Na druhou stranu Bajger, M. F.: </text:span><text:span text:style-name="T6">Česká františkánská</text:span><text:span text:style-name="T23">, s. 269–270 připomíná známou skutečnost, že se do Dačic dostala originální listina sv. Jana Kapistrána z roku 1454 (tzv. Filiantia) a část světcova pláště ze zrušeného brněnského kláštera. Listina pak byla v pražském františkánském konventu ještě ve 30. nebo 40. letech 20. století, pak ale zmizela. Světcův plášť je nyní rozdělen na dvě části – jedna je uchovávána v konventu v Praze a druhá v Moravské Třebové. Za josefinských konfiskací získal dačický klášter rovněž kopie barokních kronik téměř všech konventů provincie.</text:span></text:p></text:note-body></text:note></text:span></text:span><text:span text:style-name="T407"> Od 18. století však byla obohacována i z darů a pozůstalostí jednotlivých členů františkánského řádu.</text:span><text:span text:style-name="Footnote_20_Symbol"><text:span text:style-name="T407"><text:note text:id="ftn49" text:note-class="footnote"><text:note-citation>49</text:note-citation><text:note-body><text:p text:style-name="P215"><text:span text:style-name="T459"><text:s/></text:span><text:span text:style-name="T23">Řadu jmen řeholníků viz Dokoupil, Vl.: </text:span><text:span text:style-name="T6">Dějiny moravských</text:span><text:span text:style-name="T23">, s. 273–274.</text:span></text:p></text:note-body></text:note></text:span></text:span><text:span text:style-name="T407"> Za zmínku stojí 20 lékařských tisků, které patřily klášternímu lékárníkovi, laikovi Euphreniu Eberlemu († 1806), který byl znám v okolí jako výborný lékař. Když zemřel, byl podle svědectví pamětní knihy „</text:span><text:span text:style-name="T470">ab omnibus in tota vicinia, ut famosus farmacepticus, ut medicus deploratus“</text:span><text:span text:style-name="T471"> pochován na klášterním hřbitově.</text:span><text:span text:style-name="Footnote_20_Symbol"><text:span text:style-name="T471"><text:note text:id="ftn50" text:note-class="footnote"><text:note-citation>50</text:note-citation><text:note-body><text:p text:style-name="Footnote"><text:span text:style-name="T459"><text:s/></text:span><text:span text:style-name="T483">Pamětní kniha</text:span><text:span text:style-name="T481">, MZA, Františkáni Dačice, kart. 29, sign. 18, fol. 41v. Srov. </text:span><text:span text:style-name="T23">Zwach,</text:span><text:span text:style-name="T366"> </text:span><text:span text:style-name="T23">J.:</text:span><text:span text:style-name="T366"> </text:span><text:span text:style-name="T8">Denkwü</text:span><text:span text:style-name="T104">r</text:span><text:span text:style-name="T8">digkeiten</text:span><text:span text:style-name="T23">,</text:span><text:span text:style-name="T366"> </text:span><text:span text:style-name="T23">s. 62–63 a Dokoupil, Vl.: </text:span><text:span text:style-name="T6">Dějiny moravských</text:span><text:span text:style-name="T23">, s. 275.</text:span></text:p></text:note-body></text:note></text:span></text:span></text:p>
      <text:p text:style-name="P185"><text:span text:style-name="T407">Častým dobrodincem kláštera byla samozřejmě šlechta – majitele dačického panství nebo místní či vzdálenější nobilita. Mezi významné donátory patřili Osteinové, Deblínové nebo Berchtoldové. Donace šlechty však zahrnovaly zejména peněžité dary nebo skvostně provedené liturgické a jiné umělecké předměty.</text:span><text:span text:style-name="Footnote_20_Symbol"><text:span text:style-name="T407"><text:note text:id="ftn51" text:note-class="footnote"><text:note-citation>51</text:note-citation><text:note-body><text:p text:style-name="P213"><text:span text:style-name="T449"><text:s/></text:span><text:span text:style-name="T445">Viz pamětní knihy kláštera v </text:span><text:span text:style-name="T477">MZA, Františkáni Dačice, kart. 24, sign. 1, ff. 316r–340r; kart. 29, sign. 18, ff. 52r–53v a účetní knihu kláštera v Městském muzeu a galerii Dačice, inv. č. 6931. Srov. </text:span><text:span text:style-name="T445">Zwach,</text:span><text:span text:style-name="T450"> </text:span><text:span text:style-name="T445">J.:</text:span><text:span text:style-name="T450"> </text:span><text:span text:style-name="T448">Denkwü</text:span><text:span text:style-name="T451">r</text:span><text:span text:style-name="T448">digkeiten</text:span><text:span text:style-name="T445">,</text:span><text:span text:style-name="T450"> </text:span><text:span text:style-name="T445">s. 59–61.</text:span></text:p></text:note-body></text:note></text:span></text:span><text:span text:style-name="T407"> Knihy stály poněkud stranou zájmu. Výjimku představuje například hrabě Matyáš Arnošt Berchtold z Uherčic, který koupil za 8 zlatých antverpskou biblickou konkordanci z roku 1642 a věnoval ji klášteru s prosbou o modlitby za svou osobu.</text:span><text:span text:style-name="Footnote_20_Symbol"><text:span text:style-name="T407"><text:note text:id="ftn52" text:note-class="footnote"><text:note-citation>52</text:note-citation><text:note-body><text:p text:style-name="P215"><text:span text:style-name="T23"><text:s/>Dokoupil, Vl.: </text:span><text:span text:style-name="T6">Dějiny moravských</text:span><text:span text:style-name="T23">, s. 267.</text:span></text:p></text:note-body></text:note></text:span></text:span></text:p>
      <text:p text:style-name="P185"><text:span text:style-name="T407">Největším knižním darem pocházejícím z majetku šlechty byla donace kněžny Marie Terezie Trautsonové, rozené hraběnky Ungnadové von Weissenwolf († 20. dubna 1741). Roku 1695 se hraběnka provdala za </text:span><text:span text:style-name="T472">Johanna Leopolda Donata Trautsona (1659–1724), který byl roku 1711 povýšen na říšského knížete a od roku 1712 byl presidentem říšské dvorské rady.</text:span><text:span text:style-name="Footnote_20_Symbol"><text:span text:style-name="T472"><text:note text:id="ftn53" text:note-class="footnote"><text:note-citation>53</text:note-citation><text:note-body><text:p text:style-name="Footnote"><text:span text:style-name="T449"><text:s/></text:span><text:span text:style-name="T453">Wurzbach</text:span><text:span text:style-name="T449"> </text:span><text:span text:style-name="T477">47, s. 50–51; </text:span><text:span text:style-name="T445">Dokoupil, Vl.: </text:span><text:span text:style-name="T447">Dějiny moravských</text:span><text:span text:style-name="T445">, s. 273; </text:span><text:span text:style-name="T477">Županič, Jan – Fiala, Milan – Stellner, František: </text:span><text:span text:style-name="T478">Encyklopedie knížecích rodů zemí koruny české</text:span><text:span text:style-name="T477">. Praha 2001, s. 276–277.</text:span></text:p></text:note-body></text:note></text:span></text:span><text:span text:style-name="T472"> Kněžna Marie strávila poslední roky života na zámku v Českém Rudolci, vzdáleném 10 km západně od Dačic. Tamějším františkánům věnovala řadu zbožných donací, jež se v jejím případě rozhodně neomezovaly pouze na liturgické předměty.</text:span><text:span text:style-name="T407"> Roku 1733 darovala velký obnos na opravu varhan </text:span><text:soft-page-break/><text:span text:style-name="T407">v dačickém klášteře. </text:span><text:span text:style-name="Footnote_20_Symbol"><text:span text:style-name="T407"><text:note text:id="ftn54" text:note-class="footnote"><text:note-citation>54</text:note-citation><text:note-body><text:p text:style-name="P215"><text:span text:style-name="T23"><text:s/></text:span><text:span text:style-name="T481">MZA, Františkáni Dačice, kart. 24, sign. 1, fol. 335v.</text:span></text:p></text:note-body></text:note></text:span></text:span><text:span text:style-name="T407"> Téhož nebo následujícího roku obdrželi františkáni dalmatiku („</text:span><text:span text:style-name="T412">pro ecclesie ornatu pretiosam integram vestem“</text:span><text:span text:style-name="T407">) a v letech 1735 a 1739 se kněžna podílela na úhradě nákladů na zhotovení třech bohatě zdobených a vyšívaných kázulí.</text:span><text:span text:style-name="Footnote_20_Symbol"><text:span text:style-name="T407"><text:note text:id="ftn55" text:note-class="footnote"><text:note-citation>55</text:note-citation><text:note-body><text:p text:style-name="P215"><text:span text:style-name="T23"><text:s/></text:span><text:span text:style-name="T481">MZA, Františkáni Dačice, kart. 24, sign. 1, fol. 336r a 339r: [1739] … </text:span><text:span text:style-name="T483">celsissima princeps Maria Theresia de Trautsohn, domina in Rudoletz … unam pulchram viridem ac per medium aut pictam casulam donavit</text:span><text:span text:style-name="T481">.</text:span></text:p></text:note-body></text:note></text:span></text:span><text:span text:style-name="T407"> Z jejích donací byla významnou měrou rozšířena rovněž klášterní knihovna. Z peněz darovaných konventu koupili bratři dva svazky nového vydání </text:span><text:span text:style-name="T412">Magnum bullarium Romanum</text:span><text:span text:style-name="Footnote_20_Symbol"><text:span text:style-name="T407"><text:note text:id="ftn56" text:note-class="footnote"><text:note-citation>56</text:note-citation><text:note-body><text:p text:style-name="P217"><text:s/>V knihovně dačických františkánů (nyní Moravská Třebová) se pod sign. D.a.13 nachází lucemburské vydání tohoto díla z roku 1730.</text:p></text:note-body></text:note></text:span></text:span><text:span text:style-name="T407"> a čtecí pultík.</text:span><text:span text:style-name="Footnote_20_Symbol"><text:span text:style-name="T407"><text:note text:id="ftn57" text:note-class="footnote"><text:note-citation>57</text:note-citation><text:note-body><text:p text:style-name="P215"><text:span text:style-name="T23"><text:s/></text:span><text:span text:style-name="T481">MZA, Františkáni Dačice, kart. 24, sign. 1, fol. 337r.</text:span></text:p></text:note-body></text:note></text:span></text:span><text:span text:style-name="T407"> Další knihy pocházely ze soukromé sbírky Marie Terezie Trautsonové. Její knihy měly pro dačické františkány o to větší cenu, že svým obsahem patřily ryze světským oborům, které v klášterních knihovnách nemívaly početné zastoupení; v tomto případě z oblasti historie, práva a politiky. Vedle tisků získala knihovna sedm rukopisů (viz soupis). Dva z nich mají světský obsah: finanční instrukce pro rady dvorské komory a deník ze španělského dobrodružství krále Karla III. (pozdějšího Karla VI.). Ostatní rukopisy jsou převážně asketické, psané francouzsky a německy, vlastní rukou kněžny. Rukopisy i tisky obsahují často mědirytové erbovní exlibris majitelky, která dačickému klášteru asi nedarovala celou zámeckou knihovnu. Několik svazků z knihovny kněžny Trautsonové zůstalo na zámku Český Rudolec i po její smrti, jak vyplývá z popisu a inventáře zámku z roku 1741.</text:span><text:span text:style-name="Footnote_20_Symbol"><text:span text:style-name="T407"><text:note text:id="ftn58" text:note-class="footnote"><text:note-citation>58</text:note-citation><text:note-body><text:p text:style-name="P213"><text:span text:style-name="T449"><text:s/></text:span><text:span text:style-name="T477">MZA, Tribunál – Pozůstalosti, kart. 246, sign. T 27, zvl. ff. 174r a 177r. Za upozornění na tento fond děkuji Mgr. Jiřímu Dufkovi.</text:span></text:p></text:note-body></text:note></text:span></text:span></text:p>
      <text:p text:style-name="P185"><text:span text:style-name="Footnote_20_Symbol"><text:span text:style-name="T407"/></text:span></text:p>
      <text:p text:style-name="P185"><text:span text:style-name="T407">Sbírka rukopisů představuje v rámci celé klášterní knihovny nepatrný soubor, který vznikl uměle ve 20. století po převzetí dačické knihovny tehdejší Státní vědeckou knihovnou v Brně (nyní Moravská zemská knihovna)</text:span><text:span text:style-name="Footnote_20_Symbol"><text:span text:style-name="T407"><text:note text:id="ftn59" text:note-class="footnote"><text:note-citation>59</text:note-citation><text:note-body><text:p text:style-name="P214"><text:span text:style-name="T459"><text:s/></text:span><text:span text:style-name="T24">Podobně jako soubor prvotisků, tisků 16. století apod.</text:span></text:p></text:note-body></text:note></text:span></text:span><text:span text:style-name="T407"> – 130 rukopisů versus circa 3000 tisků.</text:span><text:span text:style-name="Footnote_20_Symbol"><text:span text:style-name="T407"><text:note text:id="ftn0" text:note-class="footnote"><text:note-citation>60</text:note-citation><text:note-body><text:p text:style-name="Footnote"><text:span text:style-name="T445"><text:s/>Dačická knihovna je dnes uložená v klášteře františkánů v Moravské Třebové. V Moravské zemské knihovně jsou jako deponát uloženy pouze rukopisy a prvotisky.</text:span></text:p></text:note-body></text:note></text:span></text:span><text:span text:style-name="T407"> Přes malý rozsah sbírky její složení celkem věrně kopíruje tematické rozvrstvení celé knihovny.</text:span></text:p>
      <text:p text:style-name="P240"><text:span text:style-name="T407">Z hlediska obsahového tvoří největší skupinu liturgické rukopisy <text:s text:c="4"/>(35 svazků), jež vznikly v 18. století v dačickém konventu. Tři z nich ob</text:span><text:soft-page-break/><text:span text:style-name="T407">sahují církevní moteta, zbytek jsou většinou anonymní mše s chorální <text:s text:c="8"/>a menzurální notací.</text:span><text:span text:style-name="Footnote_20_Symbol"><text:span text:style-name="T407"><text:note text:id="ftn60" text:note-class="footnote"><text:note-citation>61</text:note-citation><text:note-body><text:p text:style-name="Footnote"><text:span text:style-name="T445"><text:s/>Dačickým hudebním rukopisům byla věnována pozornost muzikology, viz </text:span><text:span text:style-name="T449">Sehnal,</text:span><text:span text:style-name="T455"> </text:span><text:span text:style-name="T449">Jiří: </text:span><text:span text:style-name="T454">Hudba <text:s/>u františkánů české p</text:span><text:span text:style-name="T452">r</text:span><text:span text:style-name="T454">ovincie v 17. a 18. století</text:span><text:span text:style-name="T449">. </text:span><text:span text:style-name="T458">Časopis Moravského muzea</text:span><text:span text:style-name="T456"> </text:span><text:span text:style-name="T458">78, 1993, s.</text:span><text:span text:style-name="T445"> 217–238 <text:s text:c="2"/>a Kačic, Ladislav: </text:span><text:span text:style-name="T447">Repertoire und Aufführungspraxis der Kirchenmusik in den Franziskanerprovinzen Mitteleuropas im 17.–18. Jahrhundert</text:span><text:span text:style-name="T445">. Musicologica istropolitana I, 2002, s. 53–102, zvl. 94–95. O hudební kultuře v Dačicích obecně viz Maňas, Vladimír: </text:span><text:span text:style-name="T447">Hudební tradice</text:span><text:span text:style-name="T445">. In: </text:span><text:span text:style-name="T447">Dačicko – Slavonicko – Telčsko</text:span><text:span text:style-name="T445">. Vlastivěda moravská. Brno 2005, s. 392–402.</text:span></text:p></text:note-body></text:note></text:span></text:span><text:span text:style-name="T407"> Identifikace autorů byla možná jen v případě, že je písaři uvedli u příslušné skladby v seznamu skladeb na začátku nebo uvnitř rukopisu. Podle Jiřího Sehnala nebylo označování skladeb jejich autory <text:s text:c="8"/>ve františkánském řádu zcela běžné. Dačické rukopisy přesto uchovávají několik jmen hudebních skladatelů, mezi nimiž se vyskytují i světští skladatelé.</text:span><text:span text:style-name="Footnote_20_Symbol"><text:span text:style-name="T407"><text:note text:id="ftn61" text:note-class="footnote"><text:note-citation>62</text:note-citation><text:note-body><text:p text:style-name="Footnote"><text:span text:style-name="T459"><text:s/></text:span><text:span text:style-name="T23">Sehnal, J.: </text:span><text:span text:style-name="T8">Hudba u františkánů</text:span><text:span text:style-name="T23">, s. 231–235.</text:span></text:p></text:note-body></text:note></text:span></text:span><text:span text:style-name="T407"> Největší popularitě se mezi dačickými františkány těšil Joannes Nepomuk Sehling </text:span><text:span text:style-name="T406">(† 1774)</text:span><text:span text:style-name="T407">, jehož skladby byly například podle poznámky v rukopise D 101 „nejlepší“ (… </text:span><text:span text:style-name="T413">Joannis Nepom. Seeling sunt optimae</text:span><text:span text:style-name="T407">). Nejpilnějším písařem liturgických rukopisů byl P. Faustinus Kordik <text:s text:c="10"/>(† 1787), který opsal asi polovinu všech hudebních rukopisů.</text:span><text:span text:style-name="Footnote_20_Symbol"><text:span text:style-name="T407"><text:note text:id="ftn62" text:note-class="footnote"><text:note-citation>63</text:note-citation><text:note-body><text:p text:style-name="Footnote"><text:span text:style-name="T23"><text:s/></text:span><text:span text:style-name="T481">MZA, Františkáni Dačice, kart. 29, sign. 18, fol. 40v: </text:span><text:span text:style-name="T483">Temporalem hanc vitam cum aeterna commutavit sacris mysteriis rite religioseque praemunitus anno 1787 die 17. Martii … </text:span><text:span text:style-name="T485">Faustinus Kordick</text:span><text:span text:style-name="T483">, vit multae orationis et patientiae in saeculo vixit 24, religione autem 49 annis</text:span><text:span text:style-name="T481"> …</text:span></text:p></text:note-body></text:note></text:span></text:span><text:span text:style-name="T407"> Před ním se opisování notovaných rukopisů věnoval P. Epiphanius Mařan a po něm ještě P. Rogerius Křepelka,</text:span><text:span text:style-name="Footnote_20_Symbol"><text:span text:style-name="T407"><text:note text:id="ftn63" text:note-class="footnote"><text:note-citation>64</text:note-citation><text:note-body><text:p text:style-name="Footnote"><text:span text:style-name="T459"><text:s/></text:span><text:span text:style-name="T23">Pamětní kniha zaznamenává k roku 1724 úmrtí zřejmě jeho příbuzného Pancratia Křepelky, viz </text:span><text:span text:style-name="T481">MZA, Františkáni Dačice, kart. 24, sign. 1, fol. 189v.</text:span></text:p></text:note-body></text:note></text:span></text:span><text:span text:style-name="T407"> který roku 1779 opsal rovněž nekrologium františkánské provincie (D 4).</text:span></text:p>
      <text:p text:style-name="P188"><text:span text:style-name="T407">Základem pro chrámovou hudbu ve františkánském řádu byl gregoriánský chorál, proto řádová statuta zakazovala figurální hudbu (vícehlasou) a používání hudebních nástrojů (kromě varhan).</text:span><text:span text:style-name="Footnote_20_Symbol"><text:span text:style-name="T407"><text:note text:id="ftn64" text:note-class="footnote"><text:note-citation>65</text:note-citation><text:note-body><text:p text:style-name="Footnote"><text:span text:style-name="T459"><text:s/></text:span><text:span text:style-name="T24">Ty byly v Dačicích pořízeny roku 1721 za 700 zl. od Václava Pantočka, viz </text:span><text:span text:style-name="T23">Sehnal, J.: </text:span><text:span text:style-name="T8">Hudba <text:s text:c="2"/>u františkánů</text:span><text:span text:style-name="T23">, s. 221–222.</text:span></text:p></text:note-body></text:note></text:span></text:span><text:span text:style-name="T407"> Některé konventy obdržely výjimku, která jim dovolovala, aby figurální hudbu provozovali při zvláštních příležitostech světští hudebníci. Avšak ani sami „františkáni české provincie se neubránili duchu doby a vedle gregoriánského chorálu pěstovali alespoň jednohlasou nebo dvojhlasou mensurovanou hudbu ve stylu své doby za doprovodu varhan.“</text:span><text:span text:style-name="Footnote_20_Symbol"><text:span text:style-name="T407"><text:note text:id="ftn65" text:note-class="footnote"><text:note-citation>66</text:note-citation><text:note-body><text:p text:style-name="Footnote"><text:span text:style-name="T459"><text:s/></text:span><text:span text:style-name="T6">Tamtéž</text:span><text:span text:style-name="T23">, s. 226.</text:span></text:p></text:note-body></text:note></text:span></text:span><text:span text:style-name="T407"> Proto se v liturgických rukopisech objevují </text:span><text:span text:style-name="T412">missae unius vocis</text:span><text:span text:style-name="T407"> nebo </text:span><text:span text:style-name="T412">missae duabus vocibus</text:span><text:span text:style-name="T407">. Na základě zjištění Ladislava Kačice nelze vyloučit, že i v Dačicích se čas od času</text:span></text:p>
      <text:p text:style-name="P150"><text:soft-page-break/><text:span text:style-name="T407">provozovala figurální hudba za doprovodu hudebních nástrojů.</text:span><text:span text:style-name="Footnote_20_Symbol"><text:span text:style-name="T407"><text:note text:id="ftn66" text:note-class="footnote"><text:note-citation>67</text:note-citation><text:note-body><text:p text:style-name="P215"><text:span text:style-name="T459"><text:s/></text:span><text:span text:style-name="T297">Kačic, L.: </text:span><text:span text:style-name="T295">Repertoire und Aufführungspraxis der Kirchenmusik,</text:span><text:span text:style-name="T297"> s. 95: „In der Sign. D 98, 99 <text:s text:c="4"/>u. 100 steht wieder am Anfang der </text:span><text:span text:style-name="T295">Missa Ima Solemnis „Org. Fresco Violinus“</text:span><text:span text:style-name="T297"> (sic!). Es liegt also Vermutung nahe, daß auch in der Provinz des hl. Wenceslaus von Zeit zu Zeit die Figuralmusik mit den Instrumenten aufgeführt wurde.“</text:span></text:p></text:note-body></text:note></text:span></text:span><text:span text:style-name="T407"> V každém případě nejtypičtějším příkladem rukopisů obsahujících mše byla trojsvazková série s názvy: </text:span><text:span text:style-name="T412">Chorus I.</text:span><text:span text:style-name="T407">, </text:span><text:span text:style-name="T412">Chorus II.</text:span><text:span text:style-name="T407"> a </text:span><text:span text:style-name="T412">Organo</text:span><text:span text:style-name="T407">. </text:span></text:p>
      <text:p text:style-name="P185"><text:span text:style-name="T407">Dalším výrazným souborem jsou rukopisy obsahující latinská a česká kázání, které sestavil a sepsal dačický františkán, dlouholetý kvardián <text:s text:c="8"/>a kazatel Sigismundus Veselý († 1706).</text:span><text:span text:style-name="Footnote_20_Symbol"><text:span text:style-name="T407"><text:note text:id="ftn67" text:note-class="footnote"><text:note-citation>68</text:note-citation><text:note-body><text:p text:style-name="P213"><text:span text:style-name="T449"><text:s/></text:span><text:span text:style-name="T477">MZA, Františkáni Dačice, kart. 24, sign. 1, fol. 189r: </text:span><text:span text:style-name="T478">Anno 1706 die 12. junii pie in domino obiit venerandus P. </text:span><text:span text:style-name="T480">Sigismundus Wessely,</text:span><text:span text:style-name="T478"> praedicator senio jam confectus saepius guardianus</text:span><text:span text:style-name="T477"> …</text:span></text:p></text:note-body></text:note></text:span></text:span><text:span text:style-name="T407"> O jeho autorství se nedozvídáme </text:span><text:span text:style-name="T407">z rukopisů, které jsou anonymní, nýbrž z rukopisného katalogu z roku 1700 (viz výše). Kázání v češtině pocházejí z nejstaršího období činnosti dačických františkánů a jejich počet dává tušit, jak velkou váhu přikládali františkáni pastorační práci. Na okraji stran jsou často obsaženy údaje <text:s text:c="8"/>o místě a času promluvy. Dochovaný soubor ukazuje, že dačický kazatel velmi pilně připravoval nebo opisoval kázání na téměř všechny církevní svátky (</text:span><text:span text:style-name="T412">de sanctis</text:span><text:span text:style-name="T407"> a </text:span><text:span text:style-name="T412">de tempore</text:span><text:span text:style-name="T407">) a jiné slavnostní příležitosti. Vedle homiletických rukopisů je dosvědčen i jako písař příručky </text:span><text:span text:style-name="T412">Rituale</text:span><text:span text:style-name="T407"> </text:span><text:span text:style-name="T412">franciscanum</text:span><text:span text:style-name="T407">, která rovněž obsahuje mnohé české texty. Roku 1671 opatřil pro dačickou knihovnu </text:span><text:span text:style-name="T471">Melantrichovu českou Bibli z roku 1577.</text:span><text:span text:style-name="Footnote_20_Symbol"><text:span text:style-name="T471"><text:note text:id="ftn68" text:note-class="footnote"><text:note-citation>69</text:note-citation><text:note-body><text:p text:style-name="P215"><text:span text:style-name="T459"><text:s/></text:span><text:span text:style-name="T23">Dokoupil, Vl.: </text:span><text:span text:style-name="T6">Dějiny moravských</text:span><text:span text:style-name="T23">, s. 266.</text:span></text:p></text:note-body></text:note></text:span></text:span><text:span text:style-name="T471"> Latinská kázání obsahují ještě další dva rukopisy (D 49 a D 69), které se sice co do rozsahu nemohou rovnat homiletické sbírce Veselého, přesto jsou cenné tím, že pocházejí zřejmě od zakládajícího člena dačického konventu Václava Nedbala, který přišel z konventu v Jindřichově Hradci.</text:span></text:p>
      <text:p text:style-name="P185"><text:span text:style-name="T407">V polovině 18. století bylo v Dačicích zřízeno klášterní studium, a tak není divu, že v rukopisné sbírce narazíme na přednášky a výklady z filozofie a teologie. Učební látka se skládala v převažující míře z Aristotelovy filozofie, která byla vykládána zejména v duchu, i když nikoliv výlučně, skotistické filozofie. Nedá se ovšem s jistotou prokázat, že by některý z těchto rukopisů vznikl v Dačicích. Naopak podle několika vlastnických poznámek víme, že filozofické a teologické spisy pocházely z Ingolstadtu (viz níže), Prahy nebo Znojma(?). Z Prahy pocházejí například přednášky profesora Anacleta Burgermeistera (OFM), který tam působil na řádovém generálním studiu a v letech 1765–1768 a 1774–1777 byl provinciálem řádu.</text:span><text:span text:style-name="Footnote_20_Symbol"><text:span text:style-name="T407"><text:note text:id="ftn69" text:note-class="footnote"><text:note-citation>70</text:note-citation><text:note-body><text:p text:style-name="P217"><text:s/>Rukopisy D 81 a D 87.</text:p></text:note-body></text:note></text:span></text:span><text:span text:style-name="T407"> Jeho rukopisné přednášky z římského a církevního práva se do</text:span><text:soft-page-break/><text:span text:style-name="T407">chovaly rovněž v knihovně plzeňských a jindřichohradeckých františkánů.</text:span><text:span text:style-name="Footnote_20_Symbol"><text:span text:style-name="T407"><text:note text:id="ftn70" text:note-class="footnote"><text:note-citation>71</text:note-citation><text:note-body><text:p text:style-name="P215"><text:span text:style-name="T23"><text:s/>V Jindřichově Hradci: </text:span><text:span text:style-name="T6">Theologia moralis</text:span><text:span text:style-name="T23"> (1 JH 13) a </text:span><text:span text:style-name="T6">Theologia sacramentalis</text:span><text:span text:style-name="T23"> (1 JH 45), viz Ryba, Bohumil: </text:span><text:span text:style-name="T6">Soupisy rukopisů a starých tisků z fondu Státní vědecké knihovny v Českých Budějovicích</text:span><text:span text:style-name="T23">. České Budějovice 1985, s. 255–259, č. 256 a s. 291–294, č. 289. V Plzni tatáž díla (21 MF 423; 21 MF 424) a </text:span><text:span text:style-name="T6">Piscina probatica</text:span><text:span text:style-name="T23"> (21 MF 442), viz Linda, Jaromír: </text:span><text:span text:style-name="T6">Soupis rukopisů Studijní a vědecké knihovny Plzeňského kraje 2</text:span><text:span text:style-name="T23">. Plzeň 2010, s. 75–76, č. 132; s. 76–77, č. 133 a s. 78–79, č. 136.</text:span></text:p></text:note-body></text:note></text:span></text:span><text:span text:style-name="T407"> Mezi autory filozofických a teologických děl nalezneme také členy jiných řádů, například kapucínského a jezuitského.</text:span><text:span text:style-name="Footnote_20_Symbol"><text:span text:style-name="T407"><text:note text:id="ftn71" text:note-class="footnote"><text:note-citation>72</text:note-citation><text:note-body><text:p text:style-name="Footnote"><text:span text:style-name="T445"><text:s/>Například jezuité Joannes Bock (1638–1688), matematik a filozof Berthold Hause</text:span><text:span text:style-name="T457">r</text:span><text:span text:style-name="T445"> (1713–1762) nebo Kaspa</text:span><text:span text:style-name="T457">r</text:span><text:span text:style-name="T445"> Knittel (1644–1702).</text:span></text:p></text:note-body></text:note></text:span></text:span></text:p>
      <text:p text:style-name="P184"><text:span text:style-name="T24">U necelé čtvrtiny rukopisů z celé sbírky můžeme s jistotou konstatovat původ v dačickém konventu. Jsou to už zmiňované liturgické a homiletické </text:span><text:span text:style-name="T24">rukopisy a katalogy knihovny. U ostatních rukopisů, jejichž obsah se úzce váže k životu františkánského řádu, lze tuto provenienci důvodně předpokládat. Původ zbylých svazků sbírky je buď explicitně uveden, nebo není znám. Na prvním místě je třeba zmínit rukopisy, které vznikly v jiných františkánských konventech, jako například přednášky z aristotelské filozofie, které měl Anselm Knoflíček roku 1742 v Jindřichově Hradci (D 23), nebo dva rukopisy z kláštera v Hájku u Červeného Újezdu (D 74 a D 130).</text:span></text:p>
      <text:p text:style-name="P184"><text:span text:style-name="T24">Dvě skupiny rukopisů cizí provenience jsou světského původu. Do první patří učňovská (D 51) a mistrovská kniha (D 68) tesařského cechu v Jihlavě. Není známo, kdy a za jakých okolností se tyto rukopisy z konce 17. a počátku 18. století dostaly do dačické knihovny. Jihlavská městská rada však musela udržovat s dačickými františkány stálý kontakt už jen kvůli splátkám, které byly konventu pravidelně vypláceny na základě rozhodnutí Matěje Jiřího Kapety, zakladatele dačického kláštera a věřitele jihlavské rady, ještě dlouho po jeho smrti. Druhou skupinu tvoří tři rukopisy sepsané v 17. století na univerzitě v Ingolstadtu. Obsahují přednášky z Aristotelovy filozofie (D 33 a D 34) a z římského práva (D 94). K rukopisům jsou přivázány rovněž unikátní přívazky (tisky) – disertační přednášky z Ingolstadtu, které jsou v historických sbírkách ČR zastoupeny jen zřídka. Rukopisy obdrželi dačičtí františkáni od šlechtického rodu </text:span><text:span text:style-name="T23">Sprintzenstein–Neuhaus, jehož někteří členové studovali v 17. století právě v Ingolstadtu.</text:span></text:p>
      <text:p text:style-name="P186"><text:span text:style-name="T407">Tato studie by nebyla úplná, kdybychom nezmínili rukopisy, které prokazatelně vznikly ve františkánském konventu v Dačicích, avšak dnes jsou uloženy v jiných knihovnách. Seznam níže zmiňovaných nálezů nemůže být samozřejmě kompletní, protože výskyt dalších dačických rukopisů v jiných dosud nezpracovaných klášterních knihovnách ať už františkánského, nebo jiného řádu nelze zcela vyloučit. Dva rukopisy jsou uchovávány <text:s text:c="2"/></text:span><text:soft-page-break/><text:span text:style-name="T407">v knihovně  Městského muzea a galerie v Dačicích: opis antifonáře, který si nechal roku 1776 pořídit P. Konrád Přikryl</text:span><text:span text:style-name="Footnote_20_Symbol"><text:span text:style-name="T407"><text:note text:id="ftn72" text:note-class="footnote"><text:note-citation>73</text:note-citation><text:note-body><text:p text:style-name="P215"><text:span text:style-name="T459"><text:s/></text:span><text:span text:style-name="T483">Antiphonarium ex originali Dačzicensi conscriptum pro simplici usu patris Conradi Pržikril. Anno MDCCLXXVI</text:span><text:span text:style-name="T481">. MMaG Dačice. inv. č. 6865, popis viz </text:span><text:span text:style-name="T23">Linda, J. – Stich, A. – Fidlerová, A. – Šulcková, M. a kol.: </text:span><text:span text:style-name="T6">Repertorium rukopisů 17. a 18. století z muzejních sbírek v Čechách I/1 A–F</text:span><text:span text:style-name="T23">. Praha 2003, s. 333.</text:span></text:p></text:note-body></text:note></text:span></text:span><text:span text:style-name="T407"> a </text:span><text:span text:style-name="T471">latinská kniha beneficií <text:s text:c="8"/>a darů františkánskému klášteru v Dačicích z let 1749–1796.</text:span><text:span text:style-name="Footnote_20_Symbol"><text:span text:style-name="T471"><text:note text:id="ftn73" text:note-class="footnote"><text:note-citation>74</text:note-citation><text:note-body><text:p text:style-name="Footnote"><text:span text:style-name="T449"><text:s/></text:span><text:span text:style-name="T478">Directorium oeconomicum congestum, ad normam directorii a reverendo patre Antonino Kralowsky diffinitore habituali, anno 1741</text:span><text:span text:style-name="T477"> ... MMaG Dačice. inv. č. 6931, popis </text:span><text:span text:style-name="T478">Tamtéž</text:span><text:span text:style-name="T445">, s. 335.</text:span></text:p></text:note-body></text:note></text:span></text:span><text:span text:style-name="T407"> V jindřichohradecké klášterní knihovně se naopak dochoval rukopis misionáře P. Benjamína Širůčka, autora katalogu dačické knihovny.</text:span><text:span text:style-name="Footnote_20_Symbol"><text:span text:style-name="T407"><text:note text:id="ftn74" text:note-class="footnote"><text:note-citation>75</text:note-citation><text:note-body><text:p text:style-name="Footnote"><text:span text:style-name="T23"><text:s/>Český rukopis Benjamína Širůčka přijal darem tehdejší provinciál Florian Březina 29. května 1900, viz Ryba, B.: </text:span><text:span text:style-name="T6">Soupisy rukopisů</text:span><text:span text:style-name="T23">, s. 270–271, č. 268 (1 JH 25). Jako místo vzniku ovšem nelze vyloučit ani Prahu, neboť právě tam františkán Širůček roku 1900 zemřel.</text:span></text:p></text:note-body></text:note></text:span></text:span><text:span text:style-name="T407"> V knihovně plzeňských františkánů je uložen pouze dopis, který byl napsán 6. listopadu 1713 v Dačicích tehdejším provinciálem Wolfgangem Forelem, v němž informuje neznámého adresáta o nových instrukcích přijatých na provinciální kapitule v Dačicích týkajících se noviců.</text:span><text:span text:style-name="Footnote_20_Symbol"><text:span text:style-name="T407"><text:note text:id="ftn75" text:note-class="footnote"><text:note-citation>76</text:note-citation><text:note-body><text:p text:style-name="P215"><text:span text:style-name="T459"><text:s/></text:span><text:span text:style-name="T24">Originál je přilepen k sign. 21 M 665 a jeho opis je samostatně na sign. 21 M 695, viz </text:span><text:span text:style-name="T23">Linda, J.: </text:span><text:span text:style-name="T6">Soupis rukopisů</text:span><text:span text:style-name="T23">, s. 19, č. 10; s. 33, č. 35.</text:span></text:p></text:note-body></text:note></text:span></text:span></text:p>
      <text:p text:style-name="P186"><text:span text:style-name="Footnote_20_Symbol"><text:span text:style-name="T407"/></text:span></text:p>
      <text:p text:style-name="P185"><text:span text:style-name="T407">Dosavadní knihovnické zpracování klášterní knihovny v Dačicích je spojené téměř výhradně s osobností Vladislava Dokoupila, který sestavil nejen soupis rukopisů,</text:span><text:span text:style-name="Footnote_20_Symbol"><text:span text:style-name="T407"><text:note text:id="ftn76" text:note-class="footnote"><text:note-citation>77</text:note-citation><text:note-body><text:p text:style-name="Footnote"><text:span text:style-name="T23"><text:s/>Dokoupil, Vl.: </text:span><text:span text:style-name="T6">Soupis rukopisů knihovny františkánů v Dačicích</text:span><text:span text:style-name="T23">. Brno 1957.</text:span></text:p></text:note-body></text:note></text:span></text:span><text:span text:style-name="T407"> ale i katalog prvotisků,</text:span><text:span text:style-name="Footnote_20_Symbol"><text:span text:style-name="T407"><text:note text:id="ftn77" text:note-class="footnote"><text:note-citation>78</text:note-citation><text:note-body><text:p text:style-name="Footnote"><text:span text:style-name="T23"><text:s/>17 exemplářů, viz Dokoupil, Vl.: </text:span><text:span text:style-name="T6">Soupisy prvotisků spravovaných Universitní knihovnou v Brně. Sv. 9. Menší klášterní a zámecké knihovny</text:span><text:span text:style-name="T23">. Brno 1961; Týž: </text:span><text:span text:style-name="T6">Soupis prvotisků z fondů Universitní knihovny v Brně</text:span><text:span text:style-name="T23">. Brno 1970, s. 397.</text:span></text:p></text:note-body></text:note></text:span></text:span><text:span text:style-name="T407"> tisků 16. století,</text:span><text:span text:style-name="Footnote_20_Symbol"><text:span text:style-name="T407"><text:note text:id="ftn78" text:note-class="footnote"><text:note-citation>79</text:note-citation><text:note-body><text:p text:style-name="Footnote"><text:span text:style-name="T23"><text:s/>Dokoupil, Vl. – Vobr, Jaroslav: </text:span><text:span text:style-name="T6">Tisky 16. století z knihoven františkánů v Dačicích a v Moravské Třebové, minoritů v Jihlavě a biskupského alumnátů v Brně</text:span><text:span text:style-name="T23"> (Soupisy tisků 16. století z fondů Universitní knihovny v Brně. Sv. 8). Brno 1973. Autoři evidovali v Dačicích 264 tisků z 16. století.</text:span></text:p></text:note-body></text:note></text:span></text:span><text:span text:style-name="T407"> slovacik</text:span><text:span text:style-name="Footnote_20_Symbol"><text:span text:style-name="T407"><text:note text:id="ftn79" text:note-class="footnote"><text:note-citation>80</text:note-citation><text:note-body><text:p text:style-name="Footnote"><text:span text:style-name="T23"><text:s/>32 exemplářů, viz Dokoupil, Vl.: </text:span><text:span text:style-name="T6">Katalóg slovacikálných kníh do roku 1800 Univerzitnej knižnice v Brne</text:span><text:span text:style-name="T23">. Martin 1969, s. 217.</text:span></text:p></text:note-body></text:note></text:span></text:span><text:span text:style-name="T407"> a komenian.</text:span><text:span text:style-name="Footnote_20_Symbol"><text:span text:style-name="T407"><text:note text:id="ftn80" text:note-class="footnote"><text:note-citation>81</text:note-citation><text:note-body><text:p text:style-name="P215"><text:span text:style-name="T23"><text:s/>Starý soupis Vl. Dokoupila (</text:span><text:span text:style-name="T6">Soupis komenian Universitní knihovny v Brně</text:span><text:span text:style-name="T23">. Brno 1957) byl nahrazen novým, viz Vobr, J.: </text:span><text:span text:style-name="T6">Dílo Jana Amose Komenského ve fondech státní vědecké knihovny v Brně a moravských klášterních knihoven. Rukopisy a staré tisky 1611–1800</text:span><text:span text:style-name="T23">. Brno 1992, zvl. s. 5.</text:span></text:p></text:note-body></text:note></text:span></text:span><text:span text:style-name="T407"> Soupis rukopisů z roku 1957 je celkově antikvován: je neúplný (eviduje 111 rukopisů) a má zastaralé signatury, které neodpovídají současnému zařazení rukopisů (viz konkordanci). Vladislav Dokoupil proto přistoupil k jeho zásadnímu přepracování, které však zůstalo pouze v rukopise. Předkládaný soupis z něj vychází, je však na mnoha místech do</text:span><text:soft-page-break/><text:span text:style-name="T407">plněn a opraven na základě archivního výzkumu a studia novějších soupisů </text:span><text:span text:style-name="T407">rukopisů dalších františkánských knihoven. Zejména u liturgických a hudebních rukopisů bylo přihlédnuto ke katalogu hudebních dačických rukopisů, jenž je umístěn na Oddělení dějin hudby Moravského zemského muzea. Katalogizační záznamy byly vytvořeny PhDr. Františkem Malým na počátku devadesátých let minulého století.</text:span><text:span text:style-name="Footnote_20_Symbol"><text:span text:style-name="T407"><text:note text:id="ftn81" text:note-class="footnote"><text:note-citation>82</text:note-citation><text:note-body><text:p text:style-name="P217"><text:s/>Vedle hudebního popisu exemplářů je každá skladba včetně incipitu (mše, antifona, litanie apod.) rozepsaná na samostatný katalogizační lístek. U některých rukopisů ovšem nesouhlasí signatury se současným označením.</text:p></text:note-body></text:note></text:span></text:span></text:p>
      <text:p text:style-name="P185"><text:span text:style-name="T407">Dačické rukopisy byly nejdříve popisovány elektronicky ve standardu TEI (Text Encoding Initiative) podle schématu ENRICH tak, aby bylo v budoucnu možné publikovat záznamy o rukopisech na internetu, případně </text:span><text:span text:style-name="T407">v digitální knihovně.</text:span><text:span text:style-name="Footnote_20_Symbol"><text:span text:style-name="T407"><text:note text:id="ftn82" text:note-class="footnote"><text:note-citation>83</text:note-citation><text:note-body><text:p text:style-name="P216"><text:span text:style-name="T459"><text:s/></text:span><text:span text:style-name="T23">O konsorciu TEI viz </text:span><text:a xlink:type="simple" xlink:href="http://www.tei-c.org/"><text:span text:style-name="Internet_20_link"><text:span text:style-name="T23">www.tei-c.org</text:span></text:span></text:a><text:span text:style-name="T23"> a schéma ENRICH viz na http://projects.oucs.ox.ac.uk/ENRICH.</text:span></text:p></text:note-body></text:note></text:span></text:span><text:span text:style-name="T407"> Kvůli tištěnému výstupu byla vytvořena příslušná šablona XSL,</text:span><text:span text:style-name="Footnote_20_Symbol"><text:span text:style-name="T407"><text:note text:id="ftn83" text:note-class="footnote"><text:note-citation>84</text:note-citation><text:note-body><text:p text:style-name="P215"><text:span text:style-name="T459"><text:s/></text:span><text:span text:style-name="T23">Extensible Stylesheet Language, http://www.w3.org/standards/techs/xslt.</text:span></text:p></text:note-body></text:note></text:span></text:span><text:span text:style-name="T407"> kterou byly všechny takto vzniklé XML</text:span><text:span text:style-name="Footnote_20_Symbol"><text:span text:style-name="T407"><text:note text:id="ftn84" text:note-class="footnote"><text:note-citation>85</text:note-citation><text:note-body><text:p text:style-name="P215"><text:span text:style-name="T459"><text:s/></text:span><text:span text:style-name="T23">Extensible Mark–up Language, viz http://www.w3.org/standards/xml.</text:span></text:p></text:note-body></text:note></text:span></text:span><text:span text:style-name="T407"> soubory transformovány do jednoho PDF souboru a ten byl posléze převeden do textového formátu *.doc (WORD). </text:span><text:span text:style-name="T406">Formálně byl soupis upraven podle Zásad popisu rukopisů vydaných Komisí pro soupis a studium rukopisů při Masarykově ústavu a Archivu AV ČR.</text:span><text:span text:style-name="Footnote_20_Symbol"><text:span text:style-name="T406"><text:note text:id="ftn85" text:note-class="footnote"><text:note-citation>86</text:note-citation><text:note-body><text:p text:style-name="P215"><text:span text:style-name="T459"><text:s/></text:span><text:span text:style-name="apple-style-span"><text:span text:style-name="T460">Pražák, Jiří – Hoffmann, František – Kejř, Jiří – Zachová</text:span></text:span><text:span text:style-name="apple-style-span"><text:span text:style-name="T459">, </text:span></text:span><text:span text:style-name="apple-style-span"><text:span text:style-name="T460">Irena:</text:span></text:span><text:span text:style-name="apple-style-span"><text:span text:style-name="T459"> </text:span></text:span><text:span text:style-name="T461">Zásady popisu rukopisů</text:span><text:span text:style-name="T459">. Sborník Národního muzea v Praze. Řada C, sv. XXVIII, 1983, č. 2, s. 49–95 nebo nověji tentýž text s mírnými odlišnostmi na internetu (http://www.mua.cas.cz/publikace/aav/rkp_zasady.pdf).</text:span></text:p></text:note-body></text:note></text:span></text:span><text:span text:style-name="T406"> Pouze v několika málo případech se mohou vyskytnout drobné odlišnosti, které byly ponechány podle rukopisné předlohy Vladislava Dokoupila.</text:span></text:p>
      <text:p text:style-name="P185"><text:span text:style-name="T406">Upřímně děkuji PhDr. Františku Malému, že mi umožnil excerpovat jeho lístkový katalog dačických hudebních rukopisů, </text:span><text:span text:style-name="T418">Mgr. art. Ladislavu Kačicovi, Ph.D za konzultace ohledně hudebních rukopisů a pomoc při identifikaci některých skladatelů, PhDr. Martě Hradilové za kritické připomínky k soupisu a studii, </text:span><text:span text:style-name="Emphasis"><text:span text:style-name="T419">PhDr</text:span></text:span><text:span text:style-name="st"><text:span text:style-name="T406">. </text:span></text:span><text:span text:style-name="Emphasis"><text:span text:style-name="T419">Daliboru</text:span></text:span><text:span text:style-name="Emphasis"><text:span text:style-name="T406"> </text:span></text:span><text:span text:style-name="Emphasis"><text:span text:style-name="T419">Havlovi</text:span></text:span><text:span text:style-name="st"><text:span text:style-name="T406">, Ph.D za pomoc při identifikaci rukopisných zlomků a upozornění na jiné relevantní soupisy rukopisů, Mgr. Marii Kučerové, ředitelce MMaG v Dačicích, za zpřístupnění dvou františkánských rukopisů a v neposlední řadě mým kolegyním a kolegům z oddělení rukopisů a starých tisků, že se ochotně ujali nevděčného úkolu korektur.</text:span></text:span></text:p>
      <text:p text:style-name="P237"><text:span text:style-name="st"><text:span text:style-name="T406"/></text:span></text:p>
      <text:p text:style-name="P189"/>
      <text:p text:style-name="P181"/>
      <text:p text:style-name="P204"/>
      <text:p text:style-name="P204"/>
      <text:p text:style-name="P204"/>
      <text:p text:style-name="P204"/>
      <text:p text:style-name="P204"/>
      <text:p text:style-name="P204"/>
      <text:p text:style-name="P205">Katalog rukopisů</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text:soft-page-break/></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41"><text:bookmark-start text:name="D_001"/><text:span text:style-name="T13">1</text:span><text:bookmark-end text:name="D_001"/><text:span text:style-name="T13"> <text:s text:c="79"/>D</text:span><text:span text:style-name="T28"> </text:span><text:span text:style-name="T13">1</text:span></text:p>
      <text:p text:style-name="TEXT"/>
      <text:p text:style-name="_32_._20_Vazba_20_a_20_rozměry"><text:span text:style-name="T2">post</text:span><text:span text:style-name="T32"> </text:span><text:span text:style-name="T2">1755, pap., [71] </text:span><text:span text:style-name="T52">f</text:span><text:span text:style-name="T2">f., 34,5 x 24 cm, vazba soudobá</text:span></text:p>
      <text:p text:style-name="P3"/>
      <text:p text:style-name="P78"><text:span text:style-name="T4">Písmo:</text:span><text:span text:style-name="T65"> </text:span><text:span text:style-name="T2">Dvě</text:span><text:span text:style-name="T68"> </text:span><text:span text:style-name="T2">písařské</text:span><text:span text:style-name="T68"> </text:span><text:span text:style-name="T2">ruce,</text:span><text:span text:style-name="T68"> </text:span><text:span text:style-name="T2">humanistická</text:span><text:span text:style-name="T68"> </text:span><text:span text:style-name="T2">kurzíva</text:span><text:span text:style-name="T68"> </text:span><text:span text:style-name="T2">a</text:span><text:span text:style-name="T68"> </text:span><text:span text:style-name="T2">polokurzíva.</text:span><text:span text:style-name="T68"> <text:s text:c="3"/></text:span><text:span text:style-name="T2">Na</text:span><text:span text:style-name="T68"> </text:span><text:span text:style-name="T52">f</text:span><text:span text:style-name="T2">f.</text:span><text:span text:style-name="T68"> </text:span><text:span text:style-name="T2">1r-14v</text:span><text:span text:style-name="T68"> </text:span><text:span text:style-name="T2">písař</text:span><text:span text:style-name="T68"> </text:span><text:span text:style-name="T2">A.</text:span><text:span text:style-name="T68"> </text:span><text:span text:style-name="T2">Na </text:span><text:span text:style-name="T52">f</text:span><text:span text:style-name="T2">f.</text:span><text:span text:style-name="T73"> </text:span><text:span text:style-name="T2">15r-69v</text:span><text:span text:style-name="T73"> </text:span><text:span text:style-name="T2">písař</text:span><text:span text:style-name="T73"> </text:span><text:span text:style-name="T2">B. </text:span><text:span text:style-name="T4">-</text:span><text:span text:style-name="T74"> </text:span><text:span text:style-name="T2">Lepenková</text:span><text:span text:style-name="T73"> </text:span><text:span text:style-name="T2">vazba</text:span><text:span text:style-name="T73"> </text:span><text:span text:style-name="T2">potažená</text:span><text:span text:style-name="T73"> </text:span><text:span text:style-name="T2">teletinou,</text:span><text:span text:style-name="T73"> </text:span><text:span text:style-name="T2">hřbet</text:span><text:span text:style-name="T73"> </text:span><text:span text:style-name="T2">zlacený. </text:span><text:span text:style-name="T4">-</text:span><text:span text:style-name="T74"> </text:span><text:span text:style-name="T4">Výzdoba:</text:span><text:span text:style-name="T74"> </text:span><text:span text:style-name="T2">Na</text:span><text:span text:style-name="T73"> fol. </text:span><text:span text:style-name="T2">1r</text:span><text:span text:style-name="T77"> </text:span><text:span text:style-name="T2">celostránková</text:span><text:span text:style-name="T73"> </text:span><text:span text:style-name="T2">kresba</text:span><text:span text:style-name="T73"> </text:span><text:span text:style-name="T2">tuší.</text:span><text:span text:style-name="T73"> </text:span><text:span text:style-name="T2">Papež</text:span><text:span text:style-name="T73"> </text:span><text:span text:style-name="T2">Mikuláš</text:span><text:span text:style-name="T73"> </text:span><text:span text:style-name="T81">V</text:span><text:span text:style-name="T2">.</text:span><text:span text:style-name="T73"> </text:span><text:span text:style-name="T2">(1447-1455)</text:span><text:span text:style-name="T73"> </text:span><text:span text:style-name="T2">s</text:span><text:span text:style-name="T73"> </text:span><text:span text:style-name="T2">řeholníky</text:span><text:span text:style-name="T73"> </text:span><text:span text:style-name="T2">prohlíží</text:span><text:span text:style-name="T73"> </text:span><text:span text:style-name="T2">stigmata</text:span><text:span text:style-name="T73"> </text:span><text:span text:style-name="T2">na těle</text:span><text:span text:style-name="T91"> </text:span><text:span text:style-name="T2">s</text:span><text:span text:style-name="T94">v</text:span><text:span text:style-name="T2">.</text:span><text:span text:style-name="T91"> </text:span><text:span text:style-name="T2">Františka: </text:span><text:span text:style-name="T4">„Corpus</text:span><text:span text:style-name="T92"> </text:span><text:span text:style-name="T4">seraphici</text:span><text:span text:style-name="T92"> </text:span><text:span text:style-name="T4">levitae</text:span><text:span text:style-name="T92"> </text:span><text:span text:style-name="T4">D.</text:span><text:span text:style-name="T92"> </text:span><text:span text:style-name="T4">Francisci</text:span><text:span text:style-name="T92"> </text:span><text:span text:style-name="T4">...</text:span><text:span text:style-name="T92"> </text:span><text:span text:style-name="T4">in</text:span><text:span text:style-name="T92"> </text:span><text:span text:style-name="T4">sua</text:span><text:span text:style-name="T92"> </text:span><text:span text:style-name="T4">sac</text:span><text:span text:style-name="T103">r</text:span><text:span text:style-name="T4">osancta</text:span><text:span text:style-name="T92"> </text:span><text:span text:style-name="T4">patria</text:span><text:span text:style-name="T103">r</text:span><text:span text:style-name="T4">chali Assisiensi</text:span><text:span text:style-name="T111"> </text:span><text:span text:style-name="T4">basilica</text:span><text:span text:style-name="T111"> </text:span><text:span text:style-name="T103">r</text:span><text:span text:style-name="T4">econditum</text:span><text:span text:style-name="T111"> </text:span><text:span text:style-name="T4">et</text:span><text:span text:style-name="T111"> </text:span><text:span text:style-name="T4">sacris</text:span><text:span text:style-name="T111"> </text:span><text:span text:style-name="T4">D.</text:span><text:span text:style-name="T111"> </text:span><text:span text:style-name="T4">N.</text:span><text:span text:style-name="T111"> </text:span><text:span text:style-name="T4">J.</text:span><text:span text:style-name="T111"> </text:span><text:span text:style-name="T4">C.</text:span><text:span text:style-name="T111"> </text:span><text:span text:style-name="T4">stigmatibus</text:span><text:span text:style-name="T111"> </text:span><text:span text:style-name="T4">coruscum,</text:span><text:span text:style-name="T111"> </text:span><text:span text:style-name="T4">Nicolaus</text:span><text:span text:style-name="T111"> </text:span><text:span text:style-name="T4">pontifex maximus</text:span><text:span text:style-name="T116"> </text:span><text:span text:style-name="T119">V</text:span><text:span text:style-name="T4">us</text:span><text:span text:style-name="T116"> </text:span><text:span text:style-name="T4">anno</text:span><text:span text:style-name="T116"> </text:span><text:span text:style-name="T4">MCCCCXLIX</text:span><text:span text:style-name="T2"> </text:span><text:span text:style-name="T4">visitat,</text:span><text:span text:style-name="T116"> </text:span><text:span text:style-name="T4">inspicit,</text:span><text:span text:style-name="T116"> </text:span><text:span text:style-name="T4">veneratur.“</text:span><text:span text:style-name="T115"> </text:span><text:span text:style-name="T2">Na</text:span><text:span text:style-name="T115"> </text:span><text:span text:style-name="T2">rubu</text:span><text:span text:style-name="T115"> </text:span><text:span text:style-name="T2">jsou</text:span><text:span text:style-name="T115"> </text:span><text:span text:style-name="T2">verše: </text:span><text:span text:style-name="T4">„Ecce stat e</text:span><text:span text:style-name="T103">r</text:span><text:span text:style-name="T4">ectus, nost</text:span><text:span text:style-name="T103">r</text:span><text:span text:style-name="T4">o vestimine tectus, / mortis imago suae, mortis et umbra tuae / ... huic, qui</text:span><text:span text:style-name="T126"> </text:span><text:span text:style-name="T4">sic</text:span><text:span text:style-name="T126"> </text:span><text:span text:style-name="T4">stabat,</text:span><text:span text:style-name="T126"> </text:span><text:span text:style-name="T4">basia</text:span><text:span text:style-name="T126"> </text:span><text:span text:style-name="T4">sacra</text:span><text:span text:style-name="T126"> </text:span><text:span text:style-name="T4">dabat.“</text:span><text:span text:style-name="T125"> </text:span><text:span text:style-name="T2">Na</text:span><text:span text:style-name="T125"> </text:span><text:span text:style-name="T2">fol.</text:span><text:span text:style-name="T125"> </text:span><text:span text:style-name="T2">3v: </text:span><text:span text:style-name="T4">„De</text:span><text:span text:style-name="T126"> </text:span><text:span text:style-name="T4">statu</text:span><text:span text:style-name="T126"> </text:span><text:span text:style-name="T4">...</text:span><text:span text:style-name="T126"> </text:span><text:span text:style-name="T4">extractus</text:span><text:span text:style-name="T126"> </text:span><text:span text:style-name="T4">ex</text:span><text:span text:style-name="T126"> </text:span><text:span text:style-name="T4">lib</text:span><text:span text:style-name="T103">r</text:span><text:span text:style-name="T4">o,</text:span><text:span text:style-name="T126"> </text:span><text:span text:style-name="T4">cui</text:span><text:span text:style-name="T126"> </text:span><text:span text:style-name="T4">titulus:</text:span><text:span text:style-name="T126"> </text:span><text:span text:style-name="T4">Collis paradisi</text:span><text:span text:style-name="T130"> </text:span><text:span text:style-name="T4">seu</text:span><text:span text:style-name="T130"> </text:span><text:span text:style-name="T4">Sacri</text:span><text:span text:style-name="T130"> </text:span><text:span text:style-name="T4">conventus</text:span><text:span text:style-name="T130"> </text:span><text:span text:style-name="T4">Assisiensis</text:span><text:span text:style-name="T130"> </text:span><text:span text:style-name="T4">historia.</text:span><text:span text:style-name="T130"> </text:span><text:span text:style-name="T4">Per</text:span><text:span text:style-name="T130"> </text:span><text:span text:style-name="T4">...</text:span><text:span text:style-name="T130"> </text:span><text:span text:style-name="T4">Franciscum</text:span><text:span text:style-name="T130"> </text:span><text:span text:style-name="T4">Maria</text:span><text:span text:style-name="T130"> </text:span><text:span text:style-name="T4">Angeli</text:span><text:span text:style-name="T130"> </text:span><text:span text:style-name="T4">a</text:span><text:span text:style-name="T130"> </text:span><text:span text:style-name="T4">Rivotorto</text:span><text:span text:style-name="T130"> </text:span><text:span text:style-name="T4">... Romae</text:span><text:span text:style-name="T130"> </text:span><text:span text:style-name="T4">1734</text:span><text:span text:style-name="T130"> </text:span><text:span text:style-name="T4">editum.“</text:span><text:span text:style-name="T132"> </text:span><text:span text:style-name="T4">-</text:span><text:span text:style-name="T130"> </text:span><text:span text:style-name="T4">P</text:span><text:span text:style-name="T103">r</text:span><text:span text:style-name="T4">ovenienční</text:span><text:span text:style-name="T130"> </text:span><text:span text:style-name="T4">poznámka:</text:span><text:span text:style-name="T130"> </text:span><text:span text:style-name="T2">Na</text:span><text:span text:style-name="T129"> </text:span><text:span text:style-name="T2">přední</text:span><text:span text:style-name="T129"> </text:span><text:span text:style-name="T2">předsádce:</text:span><text:span text:style-name="T132"> </text:span><text:span text:style-name="T4">„Ad</text:span><text:span text:style-name="T130"> </text:span><text:span text:style-name="T4">usum</text:span><text:span text:style-name="T130"> </text:span><text:span text:style-name="T4">patris</text:span><text:span text:style-name="T130"> </text:span><text:span text:style-name="T4">Gelasii Stöphel O</text:span><text:span text:style-name="T103">r</text:span><text:span text:style-name="T4">d. Min. S. Franc. Con</text:span><text:span text:style-name="T119">v</text:span><text:span text:style-name="T4">. anno 1767.“</text:span><text:span text:style-name="T2"> Pod proveniencí je číslo (rok?) </text:span><text:span text:style-name="T4">„1732.“</text:span></text:p>
      <text:p text:style-name="TEXT"/>
      <text:p text:style-name="P191"><text:span text:style-name="T13">„</text:span><text:span text:style-name="T13">De</text:span><text:span text:style-name="T135"> </text:span><text:span text:style-name="T13">statu et situ sacri corporis S. Francisci Ord. Fratrum Min. fundatoris. An incorruptum sit et</text:span><text:span text:style-name="T138"> </text:span><text:span text:style-name="T13">extra</text:span><text:span text:style-name="T138"> </text:span><text:span text:style-name="T13">tumulum</text:span><text:span text:style-name="T138"> </text:span><text:span text:style-name="T13">sur</text:span><text:span text:style-name="T53">r</text:span><text:span text:style-name="T13">exerit</text:span><text:span text:style-name="T138"> </text:span><text:span text:style-name="T13">in</text:span><text:span text:style-name="T138"> </text:span><text:span text:style-name="T13">pedes</text:span><text:span text:style-name="T138"> </text:span><text:span text:style-name="T13">instar</text:span><text:span text:style-name="T138"> </text:span><text:span text:style-name="T13">viventis</text:span><text:span text:style-name="T138"> </text:span><text:span text:style-name="T13">e</text:span><text:span text:style-name="T53">r</text:span><text:span text:style-name="T13">ectu</text:span><text:span text:style-name="T138"> </text:span><text:span text:style-name="T13">manens? Dubia</text:span><text:span text:style-name="T143"> </text:span><text:span text:style-name="T13">p</text:span><text:span text:style-name="T53">r</text:span><text:span text:style-name="T13">oposita</text:span><text:span text:style-name="T143"> </text:span><text:span text:style-name="T13">...</text:span><text:span text:style-name="T143"> </text:span><text:span text:style-name="T13">domino</text:span><text:span text:style-name="T143"> </text:span><text:span text:style-name="T13">Antonio</text:span><text:span text:style-name="T143"> </text:span><text:span text:style-name="T13">Lucci,</text:span><text:span text:style-name="T143"> </text:span><text:span text:style-name="T13">Ord.</text:span><text:span text:style-name="T143"> </text:span><text:span text:style-name="T13">Min.</text:span><text:span text:style-name="T143"> </text:span><text:span text:style-name="T13">Convent.,</text:span><text:span text:style-name="T143"> </text:span><text:span text:style-name="T13">episcopo</text:span><text:span text:style-name="T143"> </text:span><text:span text:style-name="T13">Boviniensi</text:span><text:span text:style-name="T143"> </text:span><text:span text:style-name="T13">per frat</text:span><text:span text:style-name="T53">r</text:span><text:span text:style-name="T13">em</text:span><text:span text:style-name="T28"> </text:span><text:span text:style-name="T13">Ludovicum</text:span><text:span text:style-name="T28"> </text:span><text:span text:style-name="T13">Lipsium</text:span><text:span text:style-name="T28"> </text:span><text:span text:style-name="T13">ejusdem</text:span><text:span text:style-name="T28"> </text:span><text:span text:style-name="T13">Ordinis</text:span><text:span text:style-name="T28"> </text:span><text:span text:style-name="T13">et</text:span><text:span text:style-name="T28"> </text:span><text:span text:style-name="T13">p</text:span><text:span text:style-name="T53">r</text:span><text:span text:style-name="T13">ovinciae</text:span><text:span text:style-name="T28"> </text:span><text:span text:style-name="T13">Leodiensis</text:span><text:span text:style-name="T28"> </text:span><text:span text:style-name="T13">exp</text:span><text:span text:style-name="T53">r</text:span><text:span text:style-name="T13">ovincialem bis</text:span><text:span text:style-name="T138"> </text:span><text:span text:style-name="T13">emeritum</text:span><text:span text:style-name="T138"> </text:span><text:span text:style-name="T13">poenitentiarumque</text:span><text:span text:style-name="T138"> </text:span><text:span text:style-name="T13">apostolicum</text:span><text:span text:style-name="T138"> </text:span><text:span text:style-name="T13">in</text:span><text:span text:style-name="T138"> </text:span><text:span text:style-name="T13">sac</text:span><text:span text:style-name="T53">r</text:span><text:span text:style-name="T13">o Assisiensi</text:span><text:span text:style-name="T138"> </text:span><text:span text:style-name="T13">conventu</text:span><text:span text:style-name="T138"> </text:span><text:span text:style-name="T13">...</text:span><text:span text:style-name="T138"> </text:span><text:span text:style-name="T13">studiose compilata cum app</text:span><text:span text:style-name="T53">r</text:span><text:span text:style-name="T13">obatione theologorum Oridnis anno a partu </text:span><text:span text:style-name="T105">V</text:span><text:span text:style-name="T13">irgineo millesimo septigentesimo quadragesimo quarto“</text:span></text:p>
      <text:p text:style-name="TEXT"/>
      <text:p text:style-name="_34_._20_KAPITOLA_20_rukopisu_20_-_20_1._20_odstavec"><text:span text:style-name="T13">3v-</text:span><text:span text:style-name="T105">1</text:span><text:span text:style-name="T13">1v</text:span><text:span text:style-name="T150"><text:tab/></text:span><text:span text:style-name="T2">„De</text:span><text:span text:style-name="T150"> </text:span><text:span text:style-name="T2">situ</text:span><text:span text:style-name="T150"> </text:span><text:span text:style-name="T2">et</text:span><text:span text:style-name="T150"> </text:span><text:span text:style-name="T2">statu</text:span><text:span text:style-name="T150"> </text:span><text:span text:style-name="T2">sacri</text:span><text:span text:style-name="T150"> </text:span><text:span text:style-name="T2">corporis</text:span><text:span text:style-name="T150"> </text:span><text:span text:style-name="T2">S.</text:span><text:span text:style-name="T150"> </text:span><text:span text:style-name="T2">Francisci</text:span><text:span text:style-name="T150"> </text:span><text:span text:style-name="T2">post</text:span><text:span text:style-name="T150"> </text:span><text:span text:style-name="T2">mortem</text:span><text:span text:style-name="T150"> </text:span><text:span text:style-name="T2">extractum</text:span><text:span text:style-name="T150"> </text:span><text:span text:style-name="T2">ex</text:span><text:span text:style-name="T150"> </text:span><text:span text:style-name="T2">libro</text:span><text:span text:style-name="T150"> </text:span><text:span text:style-name="T2">cui</text:span><text:span text:style-name="T150"> </text:span><text:span text:style-name="T2">titulus Collis</text:span><text:span text:style-name="T68"> </text:span><text:span text:style-name="T2">paradisi seu</text:span><text:span text:style-name="T68"> </text:span><text:span text:style-name="T2">Sacri</text:span><text:span text:style-name="T68"> </text:span><text:span text:style-name="T2">conventus</text:span><text:span text:style-name="T68"> </text:span><text:span text:style-name="T2">Assisiensis</text:span><text:span text:style-name="T68"> </text:span><text:span text:style-name="T2">historiae</text:span><text:span text:style-name="T68"> </text:span><text:span text:style-name="T2">per</text:span><text:span text:style-name="T68"> </text:span><text:span text:style-name="T2">patrem</text:span><text:span text:style-name="T68"> </text:span><text:span text:style-name="T2">magistrum</text:span><text:span text:style-name="T68"> </text:span><text:span text:style-name="T2">Franciscum Maria</text:span><text:span text:style-name="T150"> </text:span><text:span text:style-name="T2">Angeli</text:span><text:span text:style-name="T150"> </text:span><text:span text:style-name="T2">a</text:span><text:span text:style-name="T150"> </text:span><text:span text:style-name="T2">Rivotorto,</text:span><text:span text:style-name="T150"> </text:span><text:span text:style-name="T2">OFMCon</text:span><text:span text:style-name="T94">v</text:span><text:span text:style-name="T2">.</text:span><text:span text:style-name="T150"> </text:span><text:span text:style-name="T2">Opus</text:span><text:span text:style-name="T150"> </text:span><text:span text:style-name="T2">Clementi</text:span><text:span text:style-name="T150"> </text:span><text:span text:style-name="T2">XImo</text:span><text:span text:style-name="T150"> </text:span><text:span text:style-name="T2">dicatum</text:span><text:span text:style-name="T150"> </text:span><text:span text:style-name="T2">et</text:span><text:span text:style-name="T150"> </text:span><text:span text:style-name="T2">Romae</text:span><text:span text:style-name="T150"> </text:span><text:span text:style-name="T2">1704</text:span><text:span text:style-name="T150"> </text:span><text:span text:style-name="T2">editum</text:span><text:span text:style-name="T150"> </text:span><text:span text:style-name="T2">...“</text:span></text:p>
      <text:p text:style-name="P43"/>
      <text:p text:style-name="_36_._20_Komentář_20_kapitoly"><text:soft-page-break/><text:span text:style-name="T2">Citovaný</text:span><text:span text:style-name="T73"> </text:span><text:span text:style-name="T2">tisk</text:span><text:span text:style-name="T73"> </text:span><text:span text:style-name="T2">(</text:span><text:span text:style-name="T4">Collis</text:span><text:span text:style-name="T74"> </text:span><text:span text:style-name="T4">paradisi</text:span><text:span text:style-name="T74"> </text:span><text:span text:style-name="T4">amoenitas,</text:span><text:span text:style-name="T74"> </text:span><text:span text:style-name="T4">seu</text:span><text:span text:style-name="T74"> </text:span><text:span text:style-name="T4">Sacri</text:span><text:span text:style-name="T74"> </text:span><text:span text:style-name="T4">conuentus</text:span><text:span text:style-name="T74"> </text:span><text:span text:style-name="T4">Assisiensis</text:span><text:span text:style-name="T74"> </text:span><text:span text:style-name="T4">historiae</text:span><text:span text:style-name="T74"> </text:span><text:span text:style-name="T4">libri</text:span><text:span text:style-name="T74"> </text:span><text:span text:style-name="T4">2.</text:span><text:span text:style-name="T74"> </text:span><text:span text:style-name="T4">opus</text:span><text:span text:style-name="T74"> </text:span><text:span text:style-name="T4">posthumum patris</text:span><text:span text:style-name="T156"> </text:span><text:span text:style-name="T4">magistri</text:span><text:span text:style-name="T34"> </text:span><text:span text:style-name="T4">Francisci</text:span><text:span text:style-name="T156"> </text:span><text:span text:style-name="T4">Mariae</text:span><text:span text:style-name="T156"> </text:span><text:span text:style-name="T4">Angeli</text:span><text:span text:style-name="T156"> </text:span><text:span text:style-name="T4">...</text:span><text:span text:style-name="T156"> </text:span><text:span text:style-name="T4">In</text:span><text:span text:style-name="T156"> </text:span><text:span text:style-name="T4">lucem</text:span><text:span text:style-name="T156"> </text:span><text:span text:style-name="T4">editum</text:span><text:span text:style-name="T34"> </text:span><text:span text:style-name="T4">opera,</text:span><text:span text:style-name="T34"> </text:span><text:span text:style-name="T4">&amp;</text:span><text:span text:style-name="T34"> </text:span><text:span text:style-name="T4">studio</text:span><text:span text:style-name="T34"> </text:span><text:span text:style-name="T4">fratris</text:span><text:span text:style-name="T34"> </text:span><text:span text:style-name="T4">Francisci</text:span><text:span text:style-name="T34"> </text:span><text:span text:style-name="T4">Antonii</text:span><text:span text:style-name="T34"> </text:span><text:span text:style-name="T4">Felicis</text:span><text:span text:style-name="T34"> </text:span><text:span text:style-name="T4">Ca</text:span><text:span text:style-name="T152">r</text:span><text:span text:style-name="T4">osi de</text:span><text:span text:style-name="T54"> </text:span><text:span text:style-name="T4">Monte</text:span><text:span text:style-name="T54"> </text:span><text:span text:style-name="T4">Leone</text:span><text:span text:style-name="T54"> </text:span><text:span text:style-name="T4">p</text:span><text:span text:style-name="T152">r</text:span><text:span text:style-name="T4">ouinciae</text:span><text:span text:style-name="T54"> </text:span><text:span text:style-name="T4">sancti</text:span><text:span text:style-name="T54"> </text:span><text:span text:style-name="T4">Francisci</text:span><text:span text:style-name="T54"> </text:span><text:span text:style-name="T4">eiusdem</text:span><text:span text:style-name="T54"> </text:span><text:span text:style-name="T4">O</text:span><text:span text:style-name="T152">r</text:span><text:span text:style-name="T4">dinis</text:span><text:span text:style-name="T54"> </text:span><text:span text:style-name="T4">sace</text:span><text:span text:style-name="T152">r</text:span><text:span text:style-name="T4">dotis.</text:span><text:span text:style-name="T54"> </text:span><text:span text:style-name="T4">...</text:span><text:span text:style-name="T54"> </text:span><text:span text:style-name="T2">)</text:span><text:span text:style-name="T52"> </text:span><text:span text:style-name="T2">vyšel</text:span><text:span text:style-name="T52"> </text:span><text:span text:style-name="T2">roku</text:span><text:span text:style-name="T52"> </text:span><text:span text:style-name="T2">1704</text:span><text:span text:style-name="T52"> </text:span><text:span text:style-name="T2">v</text:span><text:span text:style-name="T52"> </text:span><text:span text:style-name="T2">Montefalcu</text:span><text:span text:style-name="T52"> </text:span><text:span text:style-name="T2">a</text:span><text:span text:style-name="T52"> </text:span><text:span text:style-name="T2">roku 1752 ve Vídni.</text:span></text:p>
      <text:p text:style-name="TEXT"/>
      <text:p text:style-name="_34_._20_KAPITOLA_20_rukopisu_20_-_20_1._20_odstavec"><text:span text:style-name="T13">12r-47v</text:span><text:span text:style-name="T160"><text:tab/></text:span><text:span text:style-name="T2">„These</text:span><text:span text:style-name="T164"> </text:span><text:span text:style-name="T2">quinque</text:span><text:span text:style-name="T164"> </text:span><text:span text:style-name="T2">adversus</text:span><text:span text:style-name="T164"> </text:span><text:span text:style-name="T2">incorruptionem</text:span><text:span text:style-name="T164"> </text:span><text:span text:style-name="T2">et</text:span><text:span text:style-name="T164"> </text:span><text:span text:style-name="T2">errectionem</text:span><text:span text:style-name="T164"> </text:span><text:span text:style-name="T2">in</text:span><text:span text:style-name="T164"> </text:span><text:span text:style-name="T2">pedes</text:span><text:span text:style-name="T164"> </text:span><text:span text:style-name="T2">sacri</text:span><text:span text:style-name="T164"> </text:span><text:span text:style-name="T2">corporis seraphici</text:span><text:span text:style-name="T166"> </text:span><text:span text:style-name="T2">patris</text:span><text:span text:style-name="T166"> </text:span><text:span text:style-name="T2">S.</text:span><text:span text:style-name="T166"> </text:span><text:span text:style-name="T2">Francisci</text:span><text:span text:style-name="T166"> </text:span><text:span text:style-name="T2">authore</text:span><text:span text:style-name="T166"> </text:span><text:span text:style-name="T2">...</text:span><text:span text:style-name="T166"> </text:span><text:span text:style-name="T2">fratre</text:span><text:span text:style-name="T166"> </text:span><text:span text:style-name="T2">Octavio</text:span><text:span text:style-name="T166"> </text:span><text:span text:style-name="T2">a</text:span><text:span text:style-name="T166"> </text:span><text:span text:style-name="T2">S.</text:span><text:span text:style-name="T166"> </text:span><text:span text:style-name="T2">Francisco</text:span><text:span text:style-name="T166"> </text:span><text:span text:style-name="T2">lectore</text:span><text:span text:style-name="T166"> </text:span><text:span text:style-name="T2">jubilato</text:span><text:span text:style-name="T166"> </text:span><text:span text:style-name="T2">Aracalitano, Ordinis</text:span><text:span text:style-name="T169"> </text:span><text:span text:style-name="T2">Observantium,</text:span><text:span text:style-name="T169"> </text:span><text:span text:style-name="T2">episcopo Assisiensi</text:span><text:span text:style-name="T169"> </text:span><text:span text:style-name="T2">...</text:span><text:span text:style-name="T169"> </text:span><text:span text:style-name="T2">x</text:span><text:span text:style-name="T169"> </text:span><text:span text:style-name="T2">...</text:span><text:span text:style-name="T169"> </text:span><text:span text:style-name="T2">Hic</text:span><text:span text:style-name="T169"> </text:span><text:span text:style-name="T2">finis</text:span><text:span text:style-name="T169"> </text:span><text:span text:style-name="T2">thesium</text:span><text:span text:style-name="T169"> </text:span><text:span text:style-name="T2">est</text:span><text:span text:style-name="T169"> </text:span><text:span text:style-name="T2">et</text:span><text:span text:style-name="T169"> </text:span><text:span text:style-name="T2">confutationis eorundem“</text:span></text:p>
      <text:p text:style-name="P43"/>
      <text:p text:style-name="_34_._20_KAPITOLA_20_rukopisu_20_-_20_1._20_odstavec"><text:span text:style-name="T13">48r-67v</text:span><text:span text:style-name="T125"><text:tab/></text:span><text:span text:style-name="T2">„Prosecutio</text:span><text:span text:style-name="T115"> </text:span><text:span text:style-name="T2">responsionis</text:span><text:span text:style-name="T115"> </text:span><text:span text:style-name="T2">ad</text:span><text:span text:style-name="T115"> </text:span><text:span text:style-name="T2">ea,</text:span><text:span text:style-name="T115"> </text:span><text:span text:style-name="T2">quae</text:span><text:span text:style-name="T115"> </text:span><text:span text:style-name="T2">ego</text:span><text:span text:style-name="T115"> </text:span><text:span text:style-name="T2">ipse</text:span><text:span text:style-name="T115"> </text:span><text:span text:style-name="T2">in</text:span><text:span text:style-name="T115"> </text:span><text:span text:style-name="T2">mea</text:span><text:span text:style-name="T115"> </text:span><text:span text:style-name="T2">Dissertatione</text:span><text:span text:style-name="T115"> </text:span><text:span text:style-name="T2">de</text:span><text:span text:style-name="T115"> </text:span><text:span text:style-name="T2">situ</text:span><text:span text:style-name="T115"> </text:span><text:span text:style-name="T2">et</text:span><text:span text:style-name="T115"> </text:span><text:span text:style-name="T2">statu corporis S. Francisci contra communem opinionem adduxi ...“</text:span></text:p>
      <text:p text:style-name="TEXT"/>
      <text:p text:style-name="_34_._20_KAPITOLA_20_rukopisu_20_-_20_1._20_odstavec"><text:span text:style-name="T13">69r-69v</text:span><text:span text:style-name="T118"><text:tab/></text:span><text:span text:style-name="T2">„Copia</text:span><text:span text:style-name="T171"> </text:span><text:span text:style-name="T2">della</text:span><text:span text:style-name="T171"> </text:span><text:span text:style-name="T2">lettere</text:span><text:span text:style-name="T171"> </text:span><text:span text:style-name="T2">scritta</text:span><text:span text:style-name="T171"> </text:span><text:span text:style-name="T2">dal</text:span><text:span text:style-name="T171"> </text:span><text:span text:style-name="T2">...</text:span><text:span text:style-name="T171"> </text:span><text:span text:style-name="T2">padre</text:span><text:span text:style-name="T171"> </text:span><text:span text:style-name="T2">Francesco</text:span><text:span text:style-name="T171"> </text:span><text:span text:style-name="T2">Antonio</text:span><text:span text:style-name="T171"> </text:span><text:span text:style-name="T2">Beno</text:span><text:span text:style-name="T52">f</text:span><text:span text:style-name="T2">fi</text:span><text:span text:style-name="T171"> </text:span><text:span text:style-name="T2">del</text:span><text:span text:style-name="T171"> </text:span><text:span text:style-name="T2">nostro</text:span><text:span text:style-name="T171"> </text:span><text:span text:style-name="T2">Ordine inquisitor</text:span><text:span text:style-name="T150"> </text:span><text:span text:style-name="T2">de</text:span><text:span text:style-name="T150"> </text:span><text:span text:style-name="T2">Udine</text:span><text:span text:style-name="T150"> </text:span><text:span text:style-name="T2">...</text:span><text:span text:style-name="T150"> </text:span><text:span text:style-name="T2">il</text:span><text:span text:style-name="T150"> </text:span><text:span text:style-name="T2">padre</text:span><text:span text:style-name="T150"> </text:span><text:span text:style-name="T2">magistro</text:span><text:span text:style-name="T150"> </text:span><text:span text:style-name="T2">Ludovico</text:span><text:span text:style-name="T150"> </text:span><text:span text:style-name="T2">Lipsin</text:span><text:span text:style-name="T150"> </text:span><text:span text:style-name="T2">esprovinciale</text:span><text:span text:style-name="T150"> </text:span><text:span text:style-name="T2">de</text:span><text:span text:style-name="T150"> </text:span><text:span text:style-name="T2">Minori</text:span><text:span text:style-name="T150"> </text:span><text:span text:style-name="T2">Conventuali</text:span><text:span text:style-name="T150"> </text:span><text:span text:style-name="T2">... x ... Udine 16. Aprile 1755 ...“</text:span></text:p>
      <text:p text:style-name="P43"/>
      <text:p text:style-name="P65">Kopie listu františkánského inkvizitora z Udine.</text:p>
      <text:p text:style-name="TEXT"/>
      <text:p text:style-name="_37_._20_Komentář_20_CELEK"><text:span text:style-name="T2">Na</text:span><text:span text:style-name="T171"> </text:span><text:span text:style-name="T52">f</text:span><text:span text:style-name="T2">f.</text:span><text:span text:style-name="T171"> </text:span><text:span text:style-name="T2">2v-3r</text:span><text:span text:style-name="T171"> </text:span><text:span text:style-name="T2">jsou</text:span><text:span text:style-name="T171"> </text:span><text:span text:style-name="T2">řádové</text:span><text:span text:style-name="T171"> </text:span><text:span text:style-name="T2">aprobace</text:span><text:span text:style-name="T171"> </text:span><text:span text:style-name="T2">díla</text:span><text:span text:style-name="T171"> </text:span><text:span text:style-name="T2">z</text:span><text:span text:style-name="T171"> </text:span><text:span text:style-name="T2">roku</text:span><text:span text:style-name="T171"> </text:span><text:span text:style-name="T2">1744</text:span><text:span text:style-name="T171"> </text:span><text:span text:style-name="T2">(</text:span><text:span text:style-name="T4">Dissertatio</text:span><text:span text:style-name="T173"> </text:span><text:span text:style-name="T4">de</text:span><text:span text:style-name="T173"> </text:span><text:span text:style-name="T4">statu</text:span><text:span text:style-name="T173"> </text:span><text:span text:style-name="T4">et</text:span><text:span text:style-name="T173"> </text:span><text:span text:style-name="T4">situ</text:span><text:span text:style-name="T173"> </text:span><text:span text:style-name="T4">sacri</text:span><text:span text:style-name="T173"> </text:span><text:span text:style-name="T4">corporis</text:span><text:span text:style-name="T173"> </text:span><text:span text:style-name="T4">S.</text:span><text:span text:style-name="T173"> </text:span><text:span text:style-name="T4">Francisci</text:span><text:span text:style-name="T2">),</text:span><text:span text:style-name="T171"> </text:span><text:span text:style-name="T2">které však patrně nevyšlo tiskem. Sro</text:span><text:span text:style-name="T176">v</text:span><text:span text:style-name="T2">. rukopisy D 2 a D 3.</text:span></text:p>
      <text:p text:style-name="P81"/>
      <text:p text:style-name="P81"/>
      <text:p text:style-name="P81"/>
      <text:p text:style-name="P81"/>
      <text:p text:style-name="P81"/>
      <text:p text:style-name="P198"><text:bookmark-start text:name="D_002"/><text:span text:style-name="T13">2</text:span><text:bookmark-end text:name="D_002"/><text:span text:style-name="T13"> <text:s text:c="79"/>D</text:span><text:span text:style-name="T28"> </text:span><text:span text:style-name="T13">2</text:span></text:p>
      <text:p text:style-name="TEXT"/>
      <text:p text:style-name="_32_._20_Vazba_20_a_20_rozměry"><text:span text:style-name="T2">post</text:span><text:span text:style-name="T32"> </text:span><text:span text:style-name="T2">1755, pap., II + 238 </text:span><text:span text:style-name="T52">f</text:span><text:span text:style-name="T2">f., 34 x 20,5 cm, vazba soudobá</text:span></text:p>
      <text:p text:style-name="P3"/>
      <text:p text:style-name="TEXT"><text:span text:style-name="T2">Původní</text:span><text:span text:style-name="T32"> </text:span><text:span text:style-name="T2">paginace. Strany 205-206 prázdné. </text:span><text:span text:style-name="T4">- </text:span><text:span text:style-name="T2">Původní polokožená vazba.</text:span></text:p>
      <text:p text:style-name="TEXT"/>
      <text:p text:style-name="_34_._20_KAPITOLA_20_rukopisu_20_-_20_1._20_odstavec"><text:soft-page-break/><text:span text:style-name="T13">(a)</text:span><text:span text:style-name="T39"> </text:span><text:span text:style-name="T13">[1]-202</text:span><text:span text:style-name="T2"><text:tab/></text:span><text:span text:style-name="T13">Ludovicus Lipsin OFMConv: „De statu et situ corporis S. Francisci ...“</text:span></text:p>
      <text:p text:style-name="TEXT"/>
      <text:p text:style-name="_34_._20_KAPITOLA_20_rukopisu_20_-_20_1._20_odstavec"><text:span text:style-name="T13">203-204</text:span><text:span text:style-name="T186"><text:tab/></text:span><text:span text:style-name="T2">„Copia</text:span><text:span text:style-name="T154"> </text:span><text:span text:style-name="T2">della</text:span><text:span text:style-name="T154"> </text:span><text:span text:style-name="T2">lettere</text:span><text:span text:style-name="T154"> </text:span><text:span text:style-name="T2">scritta</text:span><text:span text:style-name="T154"> </text:span><text:span text:style-name="T2">dal</text:span><text:span text:style-name="T154"> </text:span><text:span text:style-name="T2">...</text:span><text:span text:style-name="T154"> </text:span><text:span text:style-name="T2">padre</text:span><text:span text:style-name="T154"> </text:span><text:span text:style-name="T2">Francesco</text:span><text:span text:style-name="T154"> </text:span><text:span text:style-name="T2">Antonio</text:span><text:span text:style-name="T154"> </text:span><text:span text:style-name="T2">Beno</text:span><text:span text:style-name="T52">f</text:span><text:span text:style-name="T2">fi</text:span><text:span text:style-name="T154"> </text:span><text:span text:style-name="T2">del</text:span><text:span text:style-name="T154"> </text:span><text:span text:style-name="T2">nostro</text:span><text:span text:style-name="T154"> </text:span><text:span text:style-name="T2">Ordine inquisitor</text:span><text:span text:style-name="T129"> </text:span><text:span text:style-name="T2">de</text:span><text:span text:style-name="T129"> </text:span><text:span text:style-name="T2">Udine</text:span><text:span text:style-name="T129"> </text:span><text:span text:style-name="T2">...</text:span><text:span text:style-name="T129"> </text:span><text:span text:style-name="T2">il</text:span><text:span text:style-name="T129"> </text:span><text:span text:style-name="T2">padre</text:span><text:span text:style-name="T129"> </text:span><text:span text:style-name="T2">magistro</text:span><text:span text:style-name="T129"> </text:span><text:span text:style-name="T2">Ludovico</text:span><text:span text:style-name="T129"> </text:span><text:span text:style-name="T2">Lipsin</text:span><text:span text:style-name="T129"> </text:span><text:span text:style-name="T2">esprovinciale</text:span><text:span text:style-name="T129"> </text:span><text:span text:style-name="T2">de</text:span><text:span text:style-name="T129"> </text:span><text:span text:style-name="T2">Minori</text:span><text:span text:style-name="T129"> </text:span><text:span text:style-name="T2">Conventuali</text:span><text:span text:style-name="T129"> </text:span><text:span text:style-name="T2">... x ... Udine 16. Aprile 1755 ...“</text:span></text:p>
      <text:p text:style-name="TEXT"/>
      <text:p text:style-name="_34_._20_KAPITOLA_20_rukopisu_20_-_20_1._20_odstavec"><text:span text:style-name="T13">(b)</text:span><text:span text:style-name="T189"> </text:span><text:span text:style-name="T13">207-237</text:span><text:span text:style-name="T188"><text:tab/></text:span><text:span text:style-name="T13">„Discorso</text:span><text:span text:style-name="T189"> </text:span><text:span text:style-name="T13">di</text:span><text:span text:style-name="T189"> </text:span><text:span text:style-name="T13">...</text:span><text:span text:style-name="T189"> </text:span><text:span text:style-name="T13">P</text:span><text:span text:style-name="T53">r</text:span><text:span text:style-name="T13">ospe</text:span><text:span text:style-name="T53">r</text:span><text:span text:style-name="T13">o</text:span><text:span text:style-name="T189"> </text:span><text:span text:style-name="T13">Lambertini</text:span><text:span text:style-name="T189"> </text:span><text:span text:style-name="T13">avvocato</text:span><text:span text:style-name="T189"> </text:span><text:span text:style-name="T13">concistoriale,</text:span><text:span text:style-name="T189"> </text:span><text:span text:style-name="T13">p</text:span><text:span text:style-name="T53">r</text:span><text:span text:style-name="T13">omoto</text:span><text:span text:style-name="T53">r</text:span><text:span text:style-name="T13">e</text:span><text:span text:style-name="T189"> </text:span><text:span text:style-name="T13">della fede,</text:span><text:span text:style-name="T133"> </text:span><text:span text:style-name="T13">e</text:span><text:span text:style-name="T133"> </text:span><text:span text:style-name="T13">seg</text:span><text:span text:style-name="T53">r</text:span><text:span text:style-name="T13">etario</text:span><text:span text:style-name="T133"> </text:span><text:span text:style-name="T13">della</text:span><text:span text:style-name="T133"> </text:span><text:span text:style-name="T13">sagra</text:span><text:span text:style-name="T133"> </text:span><text:span text:style-name="T13">cong</text:span><text:span text:style-name="T53">r</text:span><text:span text:style-name="T13">egazione</text:span><text:span text:style-name="T133"> </text:span><text:span text:style-name="T13">del</text:span><text:span text:style-name="T133"> </text:span><text:span text:style-name="T13">concilio</text:span><text:span text:style-name="T133"> </text:span><text:span text:style-name="T13">...</text:span><text:span text:style-name="T133"> </text:span><text:span text:style-name="T13">Ne</text:span><text:span text:style-name="T133"> </text:span><text:span text:style-name="T13">quale</text:span><text:span text:style-name="T133"> </text:span><text:span text:style-name="T13">si</text:span><text:span text:style-name="T133"> </text:span><text:span text:style-name="T13">espongono</text:span><text:span text:style-name="T133"> </text:span><text:span text:style-name="T13">...</text:span><text:span text:style-name="T133"> </text:span><text:span text:style-name="T13">le ragioni</text:span><text:span text:style-name="T193"> </text:span><text:span text:style-name="T13">de'</text:span><text:span text:style-name="T193"> </text:span><text:span text:style-name="T13">Padri Minori</text:span><text:span text:style-name="T193"> </text:span><text:span text:style-name="T13">Conventuali</text:span><text:span text:style-name="T193"> </text:span><text:span text:style-name="T13">Ci</text:span><text:span text:style-name="T53">r</text:span><text:span text:style-name="T13">ca</text:span><text:span text:style-name="T193"> </text:span><text:span text:style-name="T13">i</text:span><text:span text:style-name="T193"> </text:span><text:span text:style-name="T13">punti</text:span><text:span text:style-name="T193"> </text:span><text:span text:style-name="T13">p</text:span><text:span text:style-name="T53">r</text:span><text:span text:style-name="T13">omossi</text:span><text:span text:style-name="T193"> </text:span><text:span text:style-name="T13">dal</text:span><text:span text:style-name="T193"> </text:span><text:span text:style-name="T13">pad</text:span><text:span text:style-name="T53">r</text:span><text:span text:style-name="T13">e</text:span><text:span text:style-name="T193"> </text:span><text:span text:style-name="T13">guardiani</text:span><text:span text:style-name="T193"> </text:span><text:span text:style-name="T13">del convento</text:span><text:span text:style-name="T197"> </text:span><text:span text:style-name="T13">de</text:span><text:span text:style-name="T197"> </text:span><text:span text:style-name="T13">Minori</text:span><text:span text:style-name="T197"> </text:span><text:span text:style-name="T13">Osservanti degli</text:span><text:span text:style-name="T197"> </text:span><text:span text:style-name="T13">Angeli</text:span><text:span text:style-name="T197"> </text:span><text:span text:style-name="T13">sotto</text:span><text:span text:style-name="T197"> </text:span><text:span text:style-name="T13">Assisi</text:span><text:span text:style-name="T197"> </text:span><text:span text:style-name="T13">in</text:span><text:span text:style-name="T197"> </text:span><text:span text:style-name="T13">un</text:span><text:span text:style-name="T197"> </text:span><text:span text:style-name="T13">memoriale</text:span><text:span text:style-name="T197"> </text:span><text:span text:style-name="T13">data</text:span><text:span text:style-name="T197"> </text:span><text:span text:style-name="T13">a</text:span><text:span text:style-name="T197"> </text:span><text:span text:style-name="T13">sua beatitudine</text:span><text:span text:style-name="T200"> </text:span><text:span text:style-name="T13">e</text:span><text:span text:style-name="T200"> </text:span><text:span text:style-name="T13">ci</text:span><text:span text:style-name="T53">r</text:span><text:span text:style-name="T13">ca</text:span><text:span text:style-name="T200"> </text:span><text:span text:style-name="T13">i</text:span><text:span text:style-name="T200"> </text:span><text:span text:style-name="T13">punti</text:span><text:span text:style-name="T200"> </text:span><text:span text:style-name="T13">da</text:span><text:span text:style-name="T200"> </text:span><text:span text:style-name="T13">altri</text:span><text:span text:style-name="T200"> </text:span><text:span text:style-name="T13">p</text:span><text:span text:style-name="T53">r</text:span><text:span text:style-name="T13">omossi</text:span><text:span text:style-name="T200"> </text:span><text:span text:style-name="T13">in alt</text:span><text:span text:style-name="T53">r</text:span><text:span text:style-name="T13">e</text:span><text:span text:style-name="T200"> </text:span><text:span text:style-name="T13">scrittu</text:span><text:span text:style-name="T53">r</text:span><text:span text:style-name="T13">e</text:span><text:span text:style-name="T200"> </text:span><text:span text:style-name="T13">esibite</text:span><text:span text:style-name="T200"> </text:span><text:span text:style-name="T13">alla</text:span><text:span text:style-name="T200"> </text:span><text:span text:style-name="T13">detta</text:span><text:span text:style-name="T200"> </text:span><text:span text:style-name="T13">sagra cong</text:span><text:span text:style-name="T53">r</text:span><text:span text:style-name="T13">egazione deputata“</text:span></text:p>
      <text:p text:style-name="P44"/>
      <text:p text:style-name="_36_._20_Komentář_20_kapitoly"><text:span text:style-name="T2">Různé</text:span><text:span text:style-name="T64"> </text:span><text:span text:style-name="T2">materiály</text:span><text:span text:style-name="T64"> </text:span><text:span text:style-name="T2">o</text:span><text:span text:style-name="T64"> </text:span><text:span text:style-name="T2">sporech</text:span><text:span text:style-name="T64"> </text:span><text:span text:style-name="T2">konventuálů</text:span><text:span text:style-name="T64"> </text:span><text:span text:style-name="T2">s</text:span><text:span text:style-name="T64"> </text:span><text:span text:style-name="T2">observant</text:span><text:span text:style-name="T176">y v</text:span><text:span text:style-name="T64"> </text:span><text:span text:style-name="T176">letech 1526-1720 týkající se </text:span><text:span text:style-name="T2">zejména</text:span><text:span text:style-name="T64"> </text:span><text:span text:style-name="T2">slavností</text:span><text:span text:style-name="T64"> </text:span><text:span text:style-name="T2">porciunkule</text:span><text:span text:style-name="T64"> </text:span><text:span text:style-name="T2">v</text:span><text:span text:style-name="T64"> </text:span><text:span text:style-name="T2">Assisi.</text:span></text:p>
      <text:p text:style-name="TEXT"/>
      <text:p text:style-name="_37_._20_Komentář_20_CELEK"><text:span text:style-name="T2">Sro</text:span><text:span text:style-name="T176">v</text:span><text:span text:style-name="T2">. rukopisy D 1 a D 3.</text:span></text:p>
      <text:p text:style-name="P81"/>
      <text:p text:style-name="P81"/>
      <text:p text:style-name="P81"/>
      <text:p text:style-name="P81"/>
      <text:p text:style-name="P81"/>
      <text:p text:style-name="P198"><text:bookmark-start text:name="D_003"/><text:span text:style-name="T13">3</text:span><text:bookmark-end text:name="D_003"/><text:span text:style-name="T13"> <text:s text:c="79"/>D</text:span><text:span text:style-name="T28"> </text:span><text:span text:style-name="T13">3</text:span></text:p>
      <text:p text:style-name="TEXT"/>
      <text:p text:style-name="_32_._20_Vazba_20_a_20_rozměry"><text:span text:style-name="T2">post</text:span><text:span text:style-name="T32"> </text:span><text:span text:style-name="T2">1755, pap., [108] </text:span><text:span text:style-name="T52">f</text:span><text:span text:style-name="T2">f., 31 x 19,5 cm, vazba soudobá</text:span></text:p>
      <text:p text:style-name="P3"/>
      <text:p text:style-name="TEXT"><text:span text:style-name="T2">Lepenka</text:span><text:span text:style-name="T166"> </text:span><text:span text:style-name="T2">potažená</text:span><text:span text:style-name="T202"> </text:span><text:span text:style-name="T2">teletinou,</text:span><text:span text:style-name="T202"> </text:span><text:span text:style-name="T2">zlacený</text:span><text:span text:style-name="T202"> </text:span><text:span text:style-name="T2">hřbet</text:span><text:span text:style-name="T202"> </text:span><text:span text:style-name="T2">s</text:span><text:span text:style-name="T202"> </text:span><text:span text:style-name="T2">nápisem.</text:span><text:span text:style-name="T202"> </text:span><text:span text:style-name="T4">Výzdoba:</text:span><text:span text:style-name="T203"> </text:span><text:span text:style-name="T2">Před</text:span><text:span text:style-name="T202"> </text:span><text:span text:style-name="T2">titulním</text:span><text:span text:style-name="T202"> </text:span><text:span text:style-name="T2">listem</text:span><text:span text:style-name="T202"> </text:span><text:span text:style-name="T2">vevázán mědiryt,</text:span><text:span text:style-name="T52"> </text:span><text:span text:style-name="T2">který</text:span><text:span text:style-name="T52"> </text:span><text:span text:style-name="T2">byl</text:span><text:span text:style-name="T52"> </text:span><text:span text:style-name="T2">zřejmě</text:span><text:span text:style-name="T52"> </text:span><text:span text:style-name="T2">předlohou</text:span><text:span text:style-name="T52"> </text:span><text:span text:style-name="T2">kresby</text:span><text:span text:style-name="T52"> </text:span><text:span text:style-name="T2">tuší</text:span><text:span text:style-name="T52"> <text:s text:c="5"/></text:span><text:span text:style-name="T2">v</text:span><text:span text:style-name="T52"> </text:span><text:span text:style-name="T2">rukopise</text:span><text:span text:style-name="T52"> </text:span><text:span text:style-name="T2">D</text:span><text:span text:style-name="T52"> </text:span><text:span text:style-name="T2">1:</text:span><text:span text:style-name="T52"> </text:span><text:span text:style-name="T2">Papež</text:span><text:span text:style-name="T52"> </text:span><text:span text:style-name="T2">Mikuláš</text:span><text:span text:style-name="T52"> </text:span><text:span text:style-name="T81">V</text:span><text:span text:style-name="T2">.</text:span><text:span text:style-name="T52"> </text:span><text:span text:style-name="T2">(1447-1455) s</text:span><text:span text:style-name="T142"> </text:span><text:span text:style-name="T2">řeholníky</text:span><text:span text:style-name="T142"> </text:span><text:span text:style-name="T2">prohlíží</text:span><text:span text:style-name="T142"> </text:span><text:span text:style-name="T2">stigmata</text:span><text:span text:style-name="T142"> </text:span><text:span text:style-name="T2">na</text:span><text:span text:style-name="T142"> </text:span><text:span text:style-name="T2">těle</text:span><text:span text:style-name="T142"> </text:span><text:span text:style-name="T2">s</text:span><text:span text:style-name="T94">v</text:span><text:span text:style-name="T2">.</text:span><text:span text:style-name="T142"> </text:span><text:span text:style-name="T2">Františka: </text:span><text:span text:style-name="T4">„Corpus</text:span><text:span text:style-name="T144"> </text:span><text:span text:style-name="T4">seraphici</text:span><text:span text:style-name="T144"> </text:span><text:span text:style-name="T4">levitae</text:span><text:span text:style-name="T144"> </text:span><text:span text:style-name="T4">D.</text:span><text:span text:style-name="T144"> </text:span><text:span text:style-name="T4">Francisci</text:span><text:span text:style-name="T144"> </text:span><text:span text:style-name="T4">... in</text:span><text:span text:style-name="T207"> </text:span><text:span text:style-name="T4">sua</text:span><text:span text:style-name="T207"> </text:span><text:span text:style-name="T4">sac</text:span><text:span text:style-name="T103">r</text:span><text:span text:style-name="T4">osancta</text:span><text:span text:style-name="T207"> </text:span><text:span text:style-name="T4">patria</text:span><text:span text:style-name="T103">r</text:span><text:span text:style-name="T4">chali</text:span><text:span text:style-name="T207"> </text:span><text:span text:style-name="T4">Assisiensi</text:span><text:span text:style-name="T207"> </text:span><text:span text:style-name="T4">basilica</text:span><text:span text:style-name="T207"> </text:span><text:span text:style-name="T103">r</text:span><text:span text:style-name="T4">econditum</text:span><text:span text:style-name="T207"> </text:span><text:span text:style-name="T4">et</text:span><text:span text:style-name="T207"> </text:span><text:span text:style-name="T4">sacris</text:span><text:span text:style-name="T207"> </text:span><text:span text:style-name="T4">D.</text:span><text:span text:style-name="T207"> </text:span><text:span text:style-name="T4">N.</text:span><text:span text:style-name="T207"> </text:span><text:span text:style-name="T4">J.</text:span><text:span text:style-name="T207"> </text:span><text:span text:style-name="T4">C.</text:span><text:span text:style-name="T207"> </text:span><text:span text:style-name="T4">stigmatibus coruscum,</text:span><text:span text:style-name="T210"> </text:span><text:span text:style-name="T4">Nicolaus</text:span><text:span text:style-name="T210"> </text:span><text:span text:style-name="T4">pontifex</text:span><text:span text:style-name="T210"> </text:span><text:span text:style-name="T4">maximus</text:span><text:span text:style-name="T210"> </text:span><text:span text:style-name="T119">V</text:span><text:span text:style-name="T4">us</text:span><text:span text:style-name="T210"> </text:span><text:span text:style-name="T4">anno</text:span><text:span text:style-name="T210"> </text:span><text:soft-page-break/><text:span text:style-name="T4">MCCCCXLIX</text:span><text:span text:style-name="T2"> </text:span><text:span text:style-name="T4">visitat,</text:span><text:span text:style-name="T210"> </text:span><text:span text:style-name="T4">inspicit, veneratur“</text:span><text:span text:style-name="T95"> </text:span><text:span text:style-name="T2">.</text:span><text:span text:style-name="T94"> </text:span><text:span text:style-name="T2">Na</text:span><text:span text:style-name="T94"> </text:span><text:span text:style-name="T2">rubu</text:span><text:span text:style-name="T94"> </text:span><text:span text:style-name="T2">jsou</text:span><text:span text:style-name="T94"> </text:span><text:span text:style-name="T2">verše:</text:span><text:span text:style-name="T160"> </text:span><text:span text:style-name="T4">„Ecce</text:span><text:span text:style-name="T95"> </text:span><text:span text:style-name="T4">stat</text:span><text:span text:style-name="T95"> </text:span><text:span text:style-name="T4">e</text:span><text:span text:style-name="T103">r</text:span><text:span text:style-name="T4">ectus,</text:span><text:span text:style-name="T95"> </text:span><text:span text:style-name="T4">nost</text:span><text:span text:style-name="T103">r</text:span><text:span text:style-name="T4">o</text:span><text:span text:style-name="T95"> </text:span><text:span text:style-name="T4">vestimine</text:span><text:span text:style-name="T95"> </text:span><text:span text:style-name="T4">tectus,</text:span><text:span text:style-name="T95"> </text:span><text:span text:style-name="T4">/</text:span><text:span text:style-name="T95"> </text:span><text:span text:style-name="T4">mortis</text:span><text:span text:style-name="T95"> </text:span><text:span text:style-name="T4">imago</text:span><text:span text:style-name="T95"> </text:span><text:span text:style-name="T4">suae, mortis</text:span><text:span text:style-name="T130"> </text:span><text:span text:style-name="T4">et</text:span><text:span text:style-name="T130"> </text:span><text:span text:style-name="T4">umbra</text:span><text:span text:style-name="T130"> <text:s text:c="4"/></text:span><text:span text:style-name="T4">tuae</text:span><text:span text:style-name="T130"> </text:span><text:span text:style-name="T4">/</text:span><text:span text:style-name="T130"> </text:span><text:span text:style-name="T4">...</text:span><text:span text:style-name="T130"> </text:span><text:span text:style-name="T4">huic,</text:span><text:span text:style-name="T130"> </text:span><text:span text:style-name="T4">qui</text:span><text:span text:style-name="T130"> </text:span><text:span text:style-name="T4">sic</text:span><text:span text:style-name="T130"> </text:span><text:span text:style-name="T4">stabat,</text:span><text:span text:style-name="T130"> </text:span><text:span text:style-name="T4">basia</text:span><text:span text:style-name="T130"> </text:span><text:span text:style-name="T4">sacra</text:span><text:span text:style-name="T130"> </text:span><text:span text:style-name="T4">dabat“</text:span><text:span text:style-name="T130"> </text:span><text:span text:style-name="T2">.</text:span><text:span text:style-name="T129"> </text:span><text:span text:style-name="T2">Na</text:span><text:span text:style-name="T129"> </text:span><text:span text:style-name="T2">fol.</text:span><text:span text:style-name="T129"> </text:span><text:span text:style-name="T2">3v:</text:span><text:span text:style-name="T213"> </text:span><text:span text:style-name="T4">„De</text:span><text:span text:style-name="T130"> </text:span><text:span text:style-name="T4">statu</text:span><text:span text:style-name="T130"> </text:span><text:span text:style-name="T4">...</text:span><text:span text:style-name="T130"> </text:span><text:span text:style-name="T4">extractus ex</text:span><text:span text:style-name="T54"> </text:span><text:span text:style-name="T4">lib</text:span><text:span text:style-name="T103">r</text:span><text:span text:style-name="T4">o,</text:span><text:span text:style-name="T54"> </text:span><text:span text:style-name="T4">cui</text:span><text:span text:style-name="T54"> </text:span><text:span text:style-name="T4">titulus:</text:span><text:span text:style-name="T54"> </text:span><text:span text:style-name="T4">Collis</text:span><text:span text:style-name="T54"> </text:span><text:span text:style-name="T4">paradisi</text:span><text:span text:style-name="T54"> </text:span><text:span text:style-name="T4">seu</text:span><text:span text:style-name="T54"> </text:span><text:span text:style-name="T4">sacri</text:span><text:span text:style-name="T54"> </text:span><text:span text:style-name="T4">conventus</text:span><text:span text:style-name="T54"> </text:span><text:span text:style-name="T4">Assisiensis</text:span><text:span text:style-name="T54"> </text:span><text:span text:style-name="T4">historia.</text:span><text:span text:style-name="T54"> </text:span><text:span text:style-name="T4">Per</text:span><text:span text:style-name="T54"> </text:span><text:span text:style-name="T4">...</text:span><text:span text:style-name="T54"> </text:span><text:span text:style-name="T4">Franciscum Maria Angeli a Rivotorto ... Romae 1734 editum“ </text:span><text:span text:style-name="T2">. Na rubu tytéž (rukou psané) verše.</text:span></text:p>
      <text:p text:style-name="TEXT"/>
      <text:p text:style-name="_34_._20_KAPITOLA_20_rukopisu_20_-_20_1._20_odstavec"><text:span text:style-name="T13">(a)</text:span><text:span text:style-name="T39"> </text:span><text:span text:style-name="T13">1r-104v</text:span><text:span text:style-name="T2"><text:tab/>„De statu et situ sacri corporis S. Francisci ...“</text:span></text:p>
      <text:p text:style-name="P43"/>
      <text:p text:style-name="_36_._20_Komentář_20_kapitoly"><text:span text:style-name="T2">Jako v rukopise D 2, p</text:span><text:span text:style-name="T2">p. [1]-204.</text:span></text:p>
      <text:p text:style-name="TEXT"/>
      <text:p text:style-name="_34_._20_KAPITOLA_20_rukopisu_20_-_20_1._20_odstavec"><text:span text:style-name="T13">(b)</text:span><text:span text:style-name="T39"> </text:span><text:span text:style-name="T13">105r</text:span><text:span text:style-name="T2"><text:tab/>„Madrigale“</text:span></text:p>
      <text:p text:style-name="_35_._20_KAPITOLA_20_rukopisu_20_-_20_2._20_odstavec"><text:span text:style-name="T2">„</text:span><text:span text:style-name="T2">Spoglia</text:span><text:span text:style-name="T32"> </text:span><text:span text:style-name="T2">Francesco il Santo, / Questo e Cristo diari? / ... x ... e'l mio Francesco in Cristo. Epigramma. Franciscum spolia … x ... Et si Franciscum videro, Christus erit“</text:span></text:p>
      <text:p text:style-name="P81"/>
      <text:p text:style-name="P81"/>
      <text:p text:style-name="P81"/>
      <text:p text:style-name="P81"/>
      <text:p text:style-name="P81"/>
      <text:p text:style-name="_31_.Číslo_20_rukopisu"><text:bookmark-start text:name="D_004"/><text:span text:style-name="T13">4</text:span><text:bookmark-end text:name="D_004"/><text:span text:style-name="T13"> <text:s text:c="79"/>D</text:span><text:span text:style-name="T28"> </text:span><text:span text:style-name="T13">4</text:span></text:p>
      <text:p text:style-name="TEXT"/>
      <text:p text:style-name="_32_._20_Vazba_20_a_20_rozměry"><text:span text:style-name="T2">1780-1946, pap., [195] </text:span><text:span text:style-name="T52">f</text:span><text:span text:style-name="T2">f., 33 x 22 cm, vazba mladší</text:span></text:p>
      <text:p text:style-name="P3"/>
      <text:p text:style-name="TEXT"><text:span text:style-name="T4">Skladba:</text:span><text:span text:style-name="T218"> </text:span><text:span text:style-name="T2">Folia</text:span><text:span text:style-name="T221"> </text:span><text:span text:style-name="T2">180-195</text:span><text:span text:style-name="T221"> </text:span><text:span text:style-name="T2">přivázána</text:span><text:span text:style-name="T221"> </text:span><text:span text:style-name="T2">dodatečně</text:span><text:span text:style-name="T221"> </text:span><text:span text:style-name="T2">až</text:span><text:span text:style-name="T221"> </text:span><text:span text:style-name="T2">ve</text:span><text:span text:style-name="T221"> </text:span><text:span text:style-name="T2">20.</text:span><text:span text:style-name="T221"> </text:span><text:span text:style-name="T2">století. </text:span><text:span text:style-name="T4">-</text:span><text:span text:style-name="T222"> </text:span><text:span text:style-name="T4">Písmo:</text:span><text:span text:style-name="T222"> </text:span><text:span text:style-name="T2">Několik</text:span><text:span text:style-name="T221"> </text:span><text:span text:style-name="T2">písařských rukou</text:span><text:span text:style-name="T115"> </text:span><text:span text:style-name="T2">(humanistická</text:span><text:span text:style-name="T115"> </text:span><text:span text:style-name="T2">polokurzíva),</text:span><text:span text:style-name="T115"> </text:span><text:span text:style-name="T2">ale</text:span><text:span text:style-name="T115"> </text:span><text:span text:style-name="T2">hlavní</text:span><text:span text:style-name="T115"> <text:s text:c="2"/></text:span><text:span text:style-name="T2">a</text:span><text:span text:style-name="T115"> </text:span><text:span text:style-name="T2">nejstarší</text:span><text:span text:style-name="T115"> </text:span><text:span text:style-name="T2">vrstvu</text:span><text:span text:style-name="T115"> </text:span><text:span text:style-name="T2">napsal</text:span><text:span text:style-name="T115"> </text:span><text:span text:style-name="T2">Rogerius</text:span><text:span text:style-name="T115"> </text:span><text:span text:style-name="T2">Křepelka.</text:span><text:span text:style-name="T115"> </text:span><text:span text:style-name="T2">Na fol.</text:span><text:span text:style-name="T176"> </text:span><text:span text:style-name="T2">64r</text:span><text:span text:style-name="T176"> </text:span><text:span text:style-name="T2">nekrologia</text:span><text:span text:style-name="T176"> </text:span><text:span text:style-name="T2">je</text:span><text:span text:style-name="T176"> <text:s text:c="9"/></text:span><text:span text:style-name="T2">o</text:span><text:span text:style-name="T176"> </text:span><text:span text:style-name="T2">něm</text:span><text:span text:style-name="T176"> </text:span><text:span text:style-name="T2">pořízen</text:span><text:span text:style-name="T176"> </text:span><text:span text:style-name="T2">záznam:</text:span><text:span text:style-name="T68"> </text:span><text:span text:style-name="T4">„M.</text:span><text:span text:style-name="T178"> </text:span><text:span text:style-name="T83">V</text:span><text:span text:style-name="T4">.</text:span><text:span text:style-name="T178"> </text:span><text:span text:style-name="T83">P</text:span><text:span text:style-name="T4">.</text:span><text:span text:style-name="T178"> </text:span><text:span text:style-name="T4">Rogerius</text:span><text:span text:style-name="T178"> </text:span><text:span text:style-name="T4">Krzepelka</text:span><text:span text:style-name="T178"> </text:span><text:span text:style-name="T4">gva</text:span><text:span text:style-name="T103">r</text:span><text:span text:style-name="T4">d.</text:span><text:span text:style-name="T178"> </text:span><text:span text:style-name="T4">act.</text:span><text:span text:style-name="T178"> </text:span><text:span text:style-name="T4">confector di</text:span><text:span text:style-name="T103">r</text:span><text:span text:style-name="T4">ec.“ </text:span><text:span text:style-name="T2">Františkán,</text:span><text:span text:style-name="T225"> </text:span><text:span text:style-name="T2">který</text:span><text:span text:style-name="T225"> </text:span><text:span text:style-name="T2">napsal</text:span><text:span text:style-name="T225"> </text:span><text:span text:style-name="T2">rovněž</text:span><text:span text:style-name="T225"> </text:span><text:span text:style-name="T2">rukopis</text:span><text:span text:style-name="T225"> </text:span><text:span text:style-name="T2">D</text:span><text:span text:style-name="T225"> </text:span><text:span text:style-name="T102">1</text:span><text:span text:style-name="T2">18,</text:span><text:span text:style-name="T225"> </text:span><text:span text:style-name="T2">zemřel</text:span><text:span text:style-name="T225"> </text:span><text:span text:style-name="T2">jako</text:span><text:span text:style-name="T225"> </text:span><text:span text:style-name="T2">kvardián</text:span><text:span text:style-name="T225"> </text:span><text:span text:style-name="T2">14.</text:span><text:span text:style-name="T225"> </text:span><text:span text:style-name="T2">května</text:span><text:span text:style-name="T225"> </text:span><text:span text:style-name="T2">18</text:span><text:span text:style-name="T102">1</text:span><text:span text:style-name="T2">1 v</text:span><text:span text:style-name="T229"> </text:span><text:span text:style-name="T2">Bechyni. V knihovně bechyňského a také </text:span><text:span text:style-name="T2">jindřichohradeckého kláštera se dochovaly další jeho rukopisy: </text:span><text:span text:style-name="T3">Exercitia spiritualia</text:span><text:span text:style-name="T2"> (1 Be 26), </text:span><text:span text:style-name="T3">Medulla theologiae moralis</text:span><text:span text:style-name="T2"> (1 JH 16) a </text:span><text:span text:style-name="T3">Explicatio regulae S. Francisci Seraphici</text:span><text:span text:style-name="T2"> (1 JH 37), viz Ryba, B.: </text:span><text:span text:style-name="T3">Soupisy rukopisů</text:span><text:span text:style-name="T2">, <text:s text:c="2"/>s. 233, č. 228; s. 261-262, č. 259; s. 285-286, č. 281. </text:span><text:span text:style-name="T4">-</text:span><text:span text:style-name="T231"> </text:span><text:span text:style-name="T2">Nová</text:span><text:span text:style-name="T229"> </text:span><text:span text:style-name="T2">polokožená</text:span><text:span text:style-name="T229"> </text:span><text:span text:style-name="T2">vazba,</text:span><text:span text:style-name="T229"> </text:span><text:span text:style-name="T2">hřbet</text:span><text:span text:style-name="T229"> </text:span><text:span text:style-name="T2">poškozen.</text:span><text:span text:style-name="T229"> </text:span><text:span text:style-name="T2">Na</text:span><text:span text:style-name="T229"> </text:span><text:span text:style-name="T2">předním</text:span><text:span text:style-name="T229"> </text:span><text:span text:style-name="T2">přídeští</text:span><text:span text:style-name="T229"> </text:span><text:span text:style-name="T2">nahoře: </text:span><text:span text:style-name="T4">„</text:span><text:span text:style-name="T103">r</text:span><text:span text:style-name="T4">ecomp. 24.3.1901.“</text:span><text:span text:style-name="T2"> </text:span><text:span text:style-name="T4">-</text:span><text:span text:style-name="T234"> </text:span><text:span text:style-name="T4">P</text:span><text:span text:style-name="T103">r</text:span><text:span text:style-name="T4">ovenienční</text:span><text:span text:style-name="T234"> </text:span><text:span text:style-name="T4">poznámka:</text:span><text:span text:style-name="T234"> </text:span><text:span text:style-name="T2">Na</text:span><text:span text:style-name="T233"> </text:span><text:span text:style-name="T2">předním</text:span><text:span text:style-name="T233"> </text:span><text:span text:style-name="T2">přídeští</text:span><text:span text:style-name="T233"> </text:span><text:span text:style-name="T2">razítko: </text:span><text:span text:style-name="T4">„Convent.</text:span><text:span text:style-name="T234"> </text:span><text:span text:style-name="T4">O</text:span><text:span text:style-name="T103">r</text:span><text:span text:style-name="T4">d.</text:span><text:span text:style-name="T234"> </text:span><text:span text:style-name="T4">F</text:span><text:span text:style-name="T83">F</text:span><text:span text:style-name="T4">.</text:span><text:span text:style-name="T234"> </text:span><text:span text:style-name="T4">Min. Ad S. Ant. Pad. 1659 Dačice (Moravia).“</text:span></text:p>
      <text:p text:style-name="_33_._20_Název_20_rukopisu"><text:soft-page-break/><text:span text:style-name="T13">[Nec</text:span><text:span text:style-name="T53">r</text:span><text:span text:style-name="T13">ologium Patrum et Fratrum Minorum Reformatorum Ordinis S. Francisci p</text:span><text:span text:style-name="T53">r</text:span><text:span text:style-name="T13">ovinciae Bohemiae, <text:s text:c="20"/>Moraviae et Silesiae]</text:span></text:p>
      <text:p text:style-name="TEXT"/>
      <text:p text:style-name="_34_._20_KAPITOLA_20_rukopisu_20_-_20_1._20_odstavec"><text:span text:style-name="T13">1r-v</text:span><text:span text:style-name="T206"><text:tab/></text:span><text:span text:style-name="T2">„Praefatio</text:span><text:span text:style-name="T77"> </text:span><text:span text:style-name="T2">ad</text:span><text:span text:style-name="T77"> </text:span><text:span text:style-name="T2">fratres.</text:span><text:span text:style-name="T77"> </text:span><text:span text:style-name="T2">Si</text:span><text:span text:style-name="T77"> </text:span><text:span text:style-name="T2">historiis</text:span><text:span text:style-name="T77"> </text:span><text:span text:style-name="T2">alioquin</text:span><text:span text:style-name="T77"> </text:span><text:span text:style-name="T2">fide</text:span><text:span text:style-name="T77"> </text:span><text:span text:style-name="T2">dignis</text:span><text:span text:style-name="T77"> </text:span><text:span text:style-name="T2">&amp;</text:span><text:span text:style-name="T77"> </text:span><text:span text:style-name="T2">a</text:span><text:span text:style-name="T77"> </text:span><text:span text:style-name="T2">sanctis</text:span><text:span text:style-name="T77"> </text:span><text:span text:style-name="T2">conscriptis</text:span><text:span text:style-name="T77"> </text:span><text:span text:style-name="T2">credimus, certum</text:span><text:span text:style-name="T91"> </text:span><text:span text:style-name="T2">est,</text:span><text:span text:style-name="T91"> </text:span><text:span text:style-name="T2">levissimos</text:span><text:span text:style-name="T91"> </text:span><text:span text:style-name="T2">hominum</text:span><text:span text:style-name="T91"> </text:span><text:span text:style-name="T2">defectus</text:span><text:span text:style-name="T91"> </text:span><text:span text:style-name="T2">gravissimos</text:span><text:span text:style-name="T91"> </text:span><text:span text:style-name="T2">a</text:span><text:span text:style-name="T91"> </text:span><text:span text:style-name="T2">nobis,</text:span><text:span text:style-name="T91"> </text:span><text:span text:style-name="T2">non</text:span><text:span text:style-name="T91"> </text:span><text:span text:style-name="T2">imaginabilibus</text:span><text:span text:style-name="T91"> </text:span><text:span text:style-name="T2">Pu</text:span><text:span text:style-name="T52">r</text:span><text:span text:style-name="T2">gatorii poenis</text:span><text:span text:style-name="T199"> </text:span><text:span text:style-name="T2">ablui</text:span><text:span text:style-name="T199"> </text:span><text:span text:style-name="T2">...</text:span><text:span text:style-name="T199"> </text:span><text:span text:style-name="T2">x</text:span><text:span text:style-name="T199"> </text:span><text:span text:style-name="T2">... ConsCripsIt</text:span><text:span text:style-name="T199"> </text:span><text:span text:style-name="T2">Itaq</text:span><text:span text:style-name="T238">V</text:span><text:span text:style-name="T2">e</text:span><text:span text:style-name="T199"> </text:span><text:span text:style-name="T2">(:haec</text:span><text:span text:style-name="T199"> </text:span><text:span text:style-name="T2">nomina:)</text:span><text:span text:style-name="T199"> </text:span><text:span text:style-name="T2">ManV</text:span><text:span text:style-name="T199"> </text:span><text:span text:style-name="T2">proprIa</text:span><text:span text:style-name="T199"> </text:span><text:span text:style-name="T238">V</text:span><text:span text:style-name="T2">eneranDVs</text:span><text:span text:style-name="T199"> </text:span><text:span text:style-name="T2">Pater RogerIVs Krzepelka (chron. 1779)“</text:span></text:p>
      <text:p text:style-name="P43"/>
      <text:p text:style-name="_36_._20_Komentář_20_kapitoly"><text:span text:style-name="T2">Chronogram patrně chybně (asi ve slo</text:span><text:span text:style-name="T2">vu </text:span><text:span text:style-name="T4">„ConscripsIt“ </text:span><text:span text:style-name="T2">), spíše rok 1780.</text:span></text:p>
      <text:p text:style-name="TEXT"/>
      <text:p text:style-name="_34_._20_KAPITOLA_20_rukopisu_20_-_20_1._20_odstavec"><text:span text:style-name="T13">2r-v</text:span><text:span text:style-name="T52"><text:tab/></text:span><text:span text:style-name="T2">„Series</text:span><text:span text:style-name="T229"> </text:span><text:span text:style-name="T2">vicariorum</text:span><text:span text:style-name="T229"> </text:span><text:span text:style-name="T2">provinciae</text:span><text:span text:style-name="T229"> </text:span><text:span text:style-name="T2">Bohemiae</text:span><text:span text:style-name="T229"> </text:span><text:span text:style-name="T2">Regularis</text:span><text:span text:style-name="T229"> </text:span><text:span text:style-name="T2">Observantiae,</text:span><text:span text:style-name="T229"> </text:span><text:span text:style-name="T2">quatenus</text:span><text:span text:style-name="T229"> </text:span><text:span text:style-name="T2">unitae</text:span><text:span text:style-name="T229"> </text:span><text:span text:style-name="T2">cum Austria</text:span><text:span text:style-name="T32"> </text:span><text:span text:style-name="T2">et Polonia [1452-1466] ...“</text:span></text:p>
      <text:p text:style-name="TEXT"/>
      <text:p text:style-name="_34_._20_KAPITOLA_20_rukopisu_20_-_20_1._20_odstavec"><text:span text:style-name="T13">2v-4v</text:span><text:span text:style-name="T73"><text:tab/></text:span><text:span text:style-name="T2">„Series</text:span><text:span text:style-name="T132"> </text:span><text:span text:style-name="T2">vicariorum</text:span><text:span text:style-name="T132"> </text:span><text:span text:style-name="T2">provinciae</text:span><text:span text:style-name="T132"> </text:span><text:span text:style-name="T2">Bohemiae</text:span><text:span text:style-name="T132"> </text:span><text:span text:style-name="T2">...</text:span><text:span text:style-name="T132"> </text:span><text:span text:style-name="T2">quatenus</text:span><text:span text:style-name="T132"> </text:span><text:span text:style-name="T2">divisae</text:span><text:span text:style-name="T132"> </text:span><text:span text:style-name="T2">ab</text:span><text:span text:style-name="T132"> </text:span><text:span text:style-name="T2">Austria</text:span><text:span text:style-name="T132"> </text:span><text:span text:style-name="T2">et</text:span><text:span text:style-name="T132"> </text:span><text:span text:style-name="T2">Polonia [1467-1515]</text:span><text:span text:style-name="T255"> </text:span><text:span text:style-name="T2">...“</text:span></text:p>
      <text:p text:style-name="TEXT"/>
      <text:p text:style-name="_34_._20_KAPITOLA_20_rukopisu_20_-_20_1._20_odstavec"><text:span text:style-name="T13">4v-9v</text:span><text:span text:style-name="T32"><text:tab/></text:span><text:span text:style-name="T2">„Series ministrorum provincialium [1517-1863] ...“</text:span></text:p>
      <text:p text:style-name="P52"/>
      <text:p text:style-name="_36_._20_Komentář_20_kapitoly"><text:span text:style-name="T2">Na</text:span><text:span text:style-name="T2"> fol. 9v dole: </text:span><text:span text:style-name="T4">„continuationem vide in fine hujus libri“ </text:span><text:span text:style-name="T2">.</text:span></text:p>
      <text:p text:style-name="TEXT"/>
      <text:p text:style-name="_34_._20_KAPITOLA_20_rukopisu_20_-_20_1._20_odstavec"><text:span text:style-name="T13">10v-179v</text:span><text:span text:style-name="T2"><text:tab/></text:span><text:span text:style-name="T13">[Nec</text:span><text:span text:style-name="T53">r</text:span><text:span text:style-name="T13">ologium Patrum et Fratrum]</text:span></text:p>
      <text:p text:style-name="P50"/>
      <text:p text:style-name="P67"><text:span text:style-name="T2">Kalendářní</text:span><text:span text:style-name="T154"> </text:span><text:span text:style-name="T2">nekrologium</text:span><text:span text:style-name="T154"> </text:span><text:span text:style-name="T2">uvádějící</text:span><text:span text:style-name="T154"> </text:span><text:span text:style-name="T2">den,</text:span><text:span text:style-name="T154"> </text:span><text:span text:style-name="T2">měsíc,</text:span><text:span text:style-name="T154"> </text:span><text:span text:style-name="T2">rok</text:span><text:span text:style-name="T154"> </text:span><text:span text:style-name="T2">úmrtí,</text:span><text:span text:style-name="T154"> </text:span><text:span text:style-name="T2">konvent</text:span><text:span text:style-name="T154"> </text:span><text:span text:style-name="T2">a</text:span><text:span text:style-name="T154"> </text:span><text:span text:style-name="T2">jméno</text:span><text:span text:style-name="T154"> </text:span><text:span text:style-name="T2">zemřelého.</text:span><text:span text:style-name="T154"> </text:span><text:span text:style-name="T2">Nejstarší</text:span><text:span text:style-name="T154"> </text:span><text:span text:style-name="T2">záznamy</text:span><text:span text:style-name="T154"> </text:span><text:span text:style-name="T2">(ovšem přejaté) jsou <text:s text:c="2"/>z let 1474-1596, ale pouze z konventu v Olomouci a částečně v Ka- <text:s text:c="13"/>dani, tyto jsou však většinou nedatovány;</text:span><text:span text:style-name="T154"> </text:span><text:span text:style-name="T2">záznamy</text:span><text:span text:style-name="T154"> </text:span><text:span text:style-name="T2">z</text:span><text:span text:style-name="T154"> </text:span><text:span text:style-name="T2">jiných</text:span><text:span text:style-name="T154"> </text:span><text:span text:style-name="T2">konventů</text:span><text:span text:style-name="T154"> </text:span><text:span text:style-name="T2">začínají</text:span><text:span text:style-name="T154"> </text:span><text:span text:style-name="T2">až</text:span><text:span text:style-name="T154"> </text:span><text:span text:style-name="T2">rokem</text:span><text:span text:style-name="T154"> </text:span><text:span text:style-name="T2">1624.</text:span><text:span text:style-name="T154"> </text:span><text:span text:style-name="T2">Soustavně</text:span><text:span text:style-name="T154"> </text:span><text:span text:style-name="T2">vedeno</text:span><text:span text:style-name="T154"> </text:span><text:span text:style-name="T2">je</text:span><text:span text:style-name="T154"> </text:span><text:span text:style-name="T2">asi</text:span><text:span text:style-name="T154"> </text:span><text:span text:style-name="T2">do</text:span><text:span text:style-name="T154"> roku </text:span><text:span text:style-name="T2">1790,</text:span><text:span text:style-name="T154"> </text:span><text:span text:style-name="T2">z no-</text:span><text:span text:style-name="T154"> </text:span><text:span text:style-name="T2">vější</text:span><text:span text:style-name="T154"> </text:span><text:span text:style-name="T2">doby již jen sporadické záznam</text:span><text:span text:style-name="T176">y</text:span><text:span text:style-name="T2">, nejmladší z </text:span><text:span text:style-name="T154">r</text:span><text:span text:style-name="T2">oku 1946. Z mě- síce dubna vytrženo 13 listů (mezi </text:span><text:span text:style-name="T52">f</text:span><text:span text:style-name="T2">f. 56-57), 4.-29. dubna.</text:span></text:p>
      <text:p text:style-name="TEXT"/>
      <text:p text:style-name="_34_._20_KAPITOLA_20_rukopisu_20_-_20_1._20_odstavec"><text:span text:style-name="T13">180r-195r</text:span><text:span text:style-name="T32"><text:tab/></text:span><text:span text:style-name="T2">„Index alphabeticus P</text:span><text:span text:style-name="T238">P</text:span><text:span text:style-name="T2">. et F</text:span><text:span text:style-name="T259">F</text:span><text:span text:style-name="T2">. piae in domino defunctorum ab anno 1770 ...“</text:span></text:p>
      <text:p text:style-name="P65"/>
      <text:p text:style-name="_36_._20_Komentář_20_kapitoly"><text:span text:style-name="T2">Abecední rejstřík františkánů zemřelých po </text:span><text:span text:style-name="T154">r</text:span><text:span text:style-name="T2">oce 1769, uspořádaný podle řeholních jmen. Byl pořízen zřejmě již ve 20. století.</text:span></text:p>
      <text:p text:style-name="_31_.Číslo_20_rukopisu"><text:bookmark-start text:name="D_005"/><text:soft-page-break/><text:span text:style-name="T13">5</text:span><text:bookmark-end text:name="D_005"/><text:span text:style-name="T13"> <text:s text:c="79"/>D</text:span><text:span text:style-name="T28"> </text:span><text:span text:style-name="T13">5</text:span></text:p>
      <text:p text:style-name="TEXT"/>
      <text:p text:style-name="_32_._20_Vazba_20_a_20_rozměry"><text:span text:style-name="T2">1765, pap., [38] </text:span><text:span text:style-name="T52">f</text:span><text:span text:style-name="T2">f., [22] tab., 33 x 21 cm, vazba soudobá</text:span></text:p>
      <text:p text:style-name="P3"/>
      <text:p text:style-name="TEXT"><text:span text:style-name="T4">Písmo:</text:span><text:span text:style-name="T173"> </text:span><text:span text:style-name="T2">Německá</text:span><text:span text:style-name="T125"> </text:span><text:span text:style-name="T2">novogotická</text:span><text:span text:style-name="T125"> </text:span><text:span text:style-name="T2">kurzíva.</text:span><text:span text:style-name="T125"> </text:span><text:span text:style-name="T2">Značně</text:span><text:span text:style-name="T125"> </text:span><text:span text:style-name="T2">roztřepaný</text:span><text:span text:style-name="T125"> </text:span><text:span text:style-name="T2">tah</text:span><text:span text:style-name="T125"> </text:span><text:span text:style-name="T2">písma. </text:span><text:span text:style-name="T4">-</text:span><text:span text:style-name="T126"> </text:span><text:span text:style-name="T2">Původní</text:span><text:span text:style-name="T125"> </text:span><text:span text:style-name="T2">polokožená vazba. - Mnoho volně vložených příloh. Na volné příloze č. 6 ( </text:span><text:span text:style-name="T4">„Täffelein des Mondscheins“ </text:span><text:span text:style-name="T2">) je</text:span><text:span text:style-name="T217"> </text:span><text:span text:style-name="T2">uvedeno:</text:span><text:span text:style-name="T266"> </text:span><text:span text:style-name="T4">„Die</text:span><text:span text:style-name="T218"> </text:span><text:span text:style-name="T270">T</text:span><text:span text:style-name="T4">abella</text:span><text:span text:style-name="T218"> </text:span><text:span text:style-name="T4">ist</text:span><text:span text:style-name="T218"> </text:span><text:span text:style-name="T4">zu</text:span><text:span text:style-name="T218"> </text:span><text:span text:style-name="T4">bekommen</text:span><text:span text:style-name="T218"> </text:span><text:span text:style-name="T4">bei</text:span><text:span text:style-name="T218"> </text:span><text:span text:style-name="T4">dem</text:span><text:span text:style-name="T218"> </text:span><text:span text:style-name="T4">Herrn</text:span><text:span text:style-name="T218"> </text:span><text:span text:style-name="T4">Rideriger</text:span><text:span text:style-name="T218"> </text:span><text:span text:style-name="T4">Buchfüh</text:span><text:span text:style-name="T103">r</text:span><text:span text:style-name="T4">er</text:span><text:span text:style-name="T218"> </text:span><text:span text:style-name="T4">im</text:span><text:span text:style-name="T218"> </text:span><text:span text:style-name="T4">Paradeiss“ </text:span><text:span text:style-name="T2">(správně</text:span><text:span text:style-name="T160"> </text:span><text:span text:style-name="T2">zřejmě</text:span><text:span text:style-name="T160"> </text:span><text:span text:style-name="T2">u</text:span><text:span text:style-name="T160"> </text:span><text:span text:style-name="T2">norimberského</text:span><text:span text:style-name="T160"> </text:span><text:span text:style-name="T2">knihkupce</text:span><text:span text:style-name="T160"> </text:span><text:span text:style-name="T2">Joh. Fried.</text:span><text:span text:style-name="T160"> </text:span><text:span text:style-name="T2">Rüdigera,</text:span><text:span text:style-name="T160"> </text:span><text:span text:style-name="T2">jehož</text:span><text:span text:style-name="T160"> </text:span><text:span text:style-name="T2">pražské</text:span><text:span text:style-name="T160"> </text:span><text:span text:style-name="T2">sídlo</text:span><text:span text:style-name="T160"> </text:span><text:span text:style-name="T2">bylo skutečně </text:span><text:span text:style-name="T4">„V</text:span><text:span text:style-name="T280"> </text:span><text:span text:style-name="T4">ráji“ </text:span><text:span text:style-name="T2">v</text:span><text:span text:style-name="T278"> </text:span><text:span text:style-name="T2">Karlově</text:span><text:span text:style-name="T278"> </text:span><text:span text:style-name="T2">ulici</text:span><text:span text:style-name="T278"> </text:span><text:span text:style-name="T2">č.</text:span><text:span text:style-name="T278"> </text:span><text:span text:style-name="T2">27,</text:span><text:span text:style-name="T278"> </text:span><text:span text:style-name="T2">viz</text:span><text:span text:style-name="T278"> </text:span><text:span text:style-name="T16">Chyba,</text:span><text:span text:style-name="T281"> </text:span><text:span text:style-name="T16">K.</text:span><text:span text:style-name="T2">:</text:span><text:span text:style-name="T278"> </text:span><text:span text:style-name="T3">Slovník</text:span><text:span text:style-name="T279"> </text:span><text:span text:style-name="T3">knihtiskařů</text:span><text:span text:style-name="T2">,</text:span><text:span text:style-name="T278"> </text:span><text:span text:style-name="T2">s.</text:span><text:span text:style-name="T278"> </text:span><text:span text:style-name="T2">227) </text:span><text:span text:style-name="T4">„gedruck[t]</text:span><text:span text:style-name="T209"> </text:span><text:span text:style-name="T4">zu</text:span><text:span text:style-name="T173"> </text:span><text:span text:style-name="T4">Prag,</text:span><text:span text:style-name="T173"> </text:span><text:span text:style-name="T4">bei</text:span><text:span text:style-name="T173"> </text:span><text:span text:style-name="T270">W</text:span><text:span text:style-name="T4">entzel</text:span><text:span text:style-name="T173"> </text:span><text:span text:style-name="T4">Urban</text:span><text:span text:style-name="T173"> </text:span><text:span text:style-name="T4">Suchy</text:span><text:span text:style-name="T173"> </text:span><text:span text:style-name="T4">anno</text:span><text:span text:style-name="T173"> </text:span><text:span text:style-name="T4">1752.</text:span><text:span text:style-name="T173"> </text:span><text:span text:style-name="T270">W</text:span><text:span text:style-name="T4">andt</text:span><text:span text:style-name="T173"> </text:span><text:span text:style-name="T270">T</text:span><text:span text:style-name="T4">abella.“</text:span><text:span text:style-name="T171"> T</text:span><text:span text:style-name="T2">iskař</text:span><text:span text:style-name="T171"> </text:span><text:span text:style-name="T2">Václav</text:span><text:span text:style-name="T171"> </text:span><text:span text:style-name="T2">Urban</text:span><text:span text:style-name="T171"> </text:span><text:span text:style-name="T2">Suchý (†</text:span><text:span text:style-name="T278"> </text:span><text:span text:style-name="T2">1767)</text:span><text:span text:style-name="T283"> </text:span><text:span text:style-name="T2">vedl</text:span><text:span text:style-name="T283"> </text:span><text:span text:style-name="T2">tiskárnu</text:span><text:span text:style-name="T283"> </text:span><text:span text:style-name="T2">na</text:span><text:span text:style-name="T283"> </text:span><text:span text:style-name="T2">Starém</text:span><text:span text:style-name="T283"> </text:span><text:span text:style-name="T2">městě</text:span><text:span text:style-name="T283"> </text:span><text:span text:style-name="T2">pražském</text:span><text:span text:style-name="T283"> </text:span><text:span text:style-name="T2">„U</text:span><text:span text:style-name="T283"> </text:span><text:span text:style-name="T2">zlatého</text:span><text:span text:style-name="T283"> </text:span><text:span text:style-name="T2">kohouta“</text:span><text:span text:style-name="T283"> </text:span><text:span text:style-name="T2">v</text:span><text:span text:style-name="T283"> </text:span><text:span text:style-name="T2">Michalské</text:span><text:span text:style-name="T283"> </text:span><text:span text:style-name="T2">ulici v</text:span><text:span text:style-name="T160"> </text:span><text:span text:style-name="T2">letech</text:span><text:span text:style-name="T160"> </text:span><text:span text:style-name="T2">1733-1761,</text:span><text:span text:style-name="T160"> </text:span><text:span text:style-name="T2">viz</text:span><text:span text:style-name="T160"> </text:span><text:span text:style-name="T2">Chyba,</text:span><text:span text:style-name="T160"> </text:span><text:span text:style-name="T2">K.:</text:span><text:span text:style-name="T160"> </text:span><text:span text:style-name="T4">Slovník</text:span><text:span text:style-name="T161"> </text:span><text:span text:style-name="T4">knihtiskařů</text:span><text:span text:style-name="T2">,</text:span><text:span text:style-name="T160"> </text:span><text:span text:style-name="T2">s.</text:span><text:span text:style-name="T160"> </text:span><text:span text:style-name="T2">263.</text:span><text:span text:style-name="T160"> </text:span><text:span text:style-name="T2">Z</text:span><text:span text:style-name="T160"> </text:span><text:span text:style-name="T2">druhé</text:span><text:span text:style-name="T160"> </text:span><text:span text:style-name="T2">strany</text:span><text:span text:style-name="T160"> </text:span><text:span text:style-name="T2">přílohy</text:span><text:span text:style-name="T160"> </text:span><text:span text:style-name="T2">jinou rukou: </text:span><text:span text:style-name="T4">„ad Nechansky.“</text:span></text:p>
      <text:p text:style-name="TEXT"/>
      <text:p text:style-name="P208"><text:span text:style-name="T13">Johann</text:span><text:span text:style-name="T287"> </text:span><text:span text:style-name="T13">Georg</text:span><text:span text:style-name="T143"> </text:span><text:span text:style-name="T13">Nechansky:</text:span><text:span text:style-name="T143"> </text:span><text:span text:style-name="T13">„</text:span><text:span text:style-name="T292">Neu</text:span><text:span text:style-name="T149"> </text:span><text:span text:style-name="T292">erfundene</text:span><text:span text:style-name="T149"> </text:span><text:span text:style-name="T292">mathematische</text:span><text:span text:style-name="T149"> </text:span><text:span text:style-name="T60">W</text:span><text:span text:style-name="T292">issenschaft,</text:span><text:span text:style-name="T149"> </text:span><text:span text:style-name="T292">das</text:span><text:span text:style-name="T149"> </text:span><text:span text:style-name="T292">ist,</text:span><text:span text:style-name="T149"> </text:span><text:span text:style-name="T292">wie man</text:span><text:span text:style-name="T31"> </text:span><text:span text:style-name="T292">nach</text:span><text:span text:style-name="T31"> </text:span><text:span text:style-name="T292">arithmetischer</text:span><text:span text:style-name="T31"> </text:span><text:span text:style-name="T292">Arts vermittelst</text:span><text:span text:style-name="T31"> </text:span><text:span text:style-name="T292">vorderist</text:span><text:span text:style-name="T31"> </text:span><text:span text:style-name="T292">verfertigten</text:span><text:span text:style-name="T31"> </text:span><text:span text:style-name="T275">T</text:span><text:span text:style-name="T292">abellen,</text:span><text:span text:style-name="T31"> </text:span><text:span text:style-name="T292">die</text:span><text:span text:style-name="T31"> </text:span><text:span text:style-name="T292">erste</text:span><text:span text:style-name="T31"> </text:span><text:span text:style-name="T292">der Sonnen</text:span><text:span text:style-name="T237"> </text:span><text:span text:style-name="T292">Abweichung</text:span><text:span text:style-name="T237"> </text:span><text:span text:style-name="T292">von</text:span><text:span text:style-name="T237"> </text:span><text:span text:style-name="T292">aequinoctial</text:span><text:span text:style-name="T237"> </text:span><text:span text:style-name="T292">Ci</text:span><text:span text:style-name="T60">r</text:span><text:span text:style-name="T292">cul,</text:span><text:span text:style-name="T237"> </text:span><text:span text:style-name="T292">die</text:span><text:span text:style-name="T237"> </text:span><text:span text:style-name="T292">zweite</text:span><text:span text:style-name="T237"> </text:span><text:span text:style-name="T292">Declinatio</text:span><text:span text:style-name="T237"> </text:span><text:span text:style-name="T292">Solis</text:span><text:span text:style-name="T237"> </text:span><text:span text:style-name="T292">ab</text:span><text:span text:style-name="T237"> </text:span><text:span text:style-name="T292">Aequato</text:span><text:span text:style-name="T60">r</text:span><text:span text:style-name="T292">e</text:span><text:span text:style-name="T237"> </text:span><text:span text:style-name="T292">... die</text:span><text:span text:style-name="T191"> </text:span><text:span text:style-name="T292">5te</text:span><text:span text:style-name="T191"> </text:span><text:span text:style-name="T275">T</text:span><text:span text:style-name="T292">abella</text:span><text:span text:style-name="T191"> </text:span><text:span text:style-name="T292">Altitudo</text:span><text:span text:style-name="T191"> </text:span><text:span text:style-name="T292">Solis</text:span><text:span text:style-name="T191"> </text:span><text:span text:style-name="T292">p</text:span><text:span text:style-name="T60">r</text:span><text:span text:style-name="T292">o</text:span><text:span text:style-name="T191"> </text:span><text:span text:style-name="T292">omni</text:span><text:span text:style-name="T191"> </text:span><text:span text:style-name="T292">die</text:span><text:span text:style-name="T191"> </text:span><text:span text:style-name="T292">...</text:span><text:span text:style-name="T191"> </text:span><text:span text:style-name="T292">letztlich</text:span><text:span text:style-name="T191"> </text:span><text:span text:style-name="T292">...</text:span><text:span text:style-name="T191"> </text:span><text:span text:style-name="T292">die</text:span><text:span text:style-name="T191"> </text:span><text:span text:style-name="T292">Schatten</text:span><text:span text:style-name="T191"> </text:span><text:span text:style-name="T292">Länge</text:span><text:span text:style-name="T191"> </text:span><text:span text:style-name="T292">du</text:span><text:span text:style-name="T60">r</text:span><text:span text:style-name="T292">ch</text:span><text:span text:style-name="T191"> </text:span><text:span text:style-name="T292">das</text:span><text:span text:style-name="T191"> </text:span><text:span text:style-name="T292">ganze Jahr</text:span><text:span text:style-name="T128"> </text:span><text:span text:style-name="T292">...</text:span><text:span text:style-name="T128"> </text:span><text:span text:style-name="T292">ausge</text:span><text:span text:style-name="T60">r</text:span><text:span text:style-name="T292">echnet</text:span><text:span text:style-name="T128"> </text:span><text:span text:style-name="T292">...</text:span><text:span text:style-name="T128"> </text:span><text:span text:style-name="T292">werden</text:span><text:span text:style-name="T128"> </text:span><text:span text:style-name="T292">solle</text:span><text:span text:style-name="T128"> </text:span><text:span text:style-name="T292">...</text:span><text:span text:style-name="T128"> </text:span><text:span text:style-name="T292">Beschrieben</text:span><text:span text:style-name="T128"> </text:span><text:span text:style-name="T292">du</text:span><text:span text:style-name="T60">r</text:span><text:span text:style-name="T292">ch</text:span><text:span text:style-name="T128"> </text:span><text:span text:style-name="T292">Johann</text:span><text:span text:style-name="T128"> </text:span><text:span text:style-name="T292">Georg</text:span><text:span text:style-name="T128"> </text:span><text:span text:style-name="T292">Nechansky</text:span><text:span text:style-name="T128"> </text:span><text:span text:style-name="T292">als Liebhabern dieser Edlen </text:span><text:span text:style-name="T292">und </text:span><text:span text:style-name="T183">W</text:span><text:span text:style-name="T292">elt nützlichen Kunst anno 1765</text:span><text:span text:style-name="T13">“</text:span></text:p>
      <text:p text:style-name="TEXT"/>
      <text:p text:style-name="_37_._20_Komentář_20_CELEK"><text:span text:style-name="T2">Obsahuje četné astronomické tabulky v textu i na volně vložených přílohách různých formátů. Psáno černě i červeně.</text:span><text:span text:style-name="T52"> </text:span><text:span text:style-name="T2">Zatím</text:span><text:span text:style-name="T298"> </text:span><text:span text:style-name="T2">nebyla</text:span><text:span text:style-name="T52"> </text:span><text:span text:style-name="T2">o</text:span><text:span text:style-name="T52"> </text:span><text:span text:style-name="T2">Nechanském</text:span><text:span text:style-name="T52"> </text:span><text:span text:style-name="T2">ani</text:span><text:span text:style-name="T52"> </text:span><text:span text:style-name="T2">jeho</text:span><text:span text:style-name="T52"> </text:span><text:span text:style-name="T2">tištěných</text:span><text:span text:style-name="T298"> </text:span><text:span text:style-name="T2">pracích</text:span><text:span text:style-name="T298"> </text:span><text:span text:style-name="T2">nelezena</text:span><text:span text:style-name="T298"> </text:span><text:span text:style-name="T2">žádná</text:span><text:span text:style-name="T298"> </text:span><text:span text:style-name="T2">zmínka.</text:span><text:span text:style-name="T298"> </text:span><text:span text:style-name="T2">Působil</text:span><text:span text:style-name="T298"> </text:span><text:span text:style-name="T2">snad</text:span><text:span text:style-name="T298"> </text:span><text:span text:style-name="T2">i</text:span><text:span text:style-name="T298"> </text:span><text:span text:style-name="T2">ve</text:span><text:span text:style-name="T298"> </text:span><text:span text:style-name="T2">Znojmě nebo</text:span><text:span text:style-name="T52"> </text:span><text:span text:style-name="T2">v</text:span><text:span text:style-name="T52"> </text:span><text:span text:style-name="T301">T</text:span><text:span text:style-name="T2">elči,</text:span><text:span text:style-name="T52"> </text:span><text:span text:style-name="T2">na</text:span><text:span text:style-name="T52"> </text:span><text:span text:style-name="T2">příloze</text:span><text:span text:style-name="T52"> </text:span><text:span text:style-name="T2">č.</text:span><text:span text:style-name="T52"> </text:span><text:span text:style-name="T2">4</text:span><text:span text:style-name="T52"> </text:span><text:span text:style-name="T2">je</text:span><text:span text:style-name="T308"> </text:span><text:span text:style-name="T4">„Scala</text:span><text:span text:style-name="T54"> </text:span><text:span text:style-name="T4">vor</text:span><text:span text:style-name="T54"> </text:span><text:span text:style-name="T4">dem</text:span><text:span text:style-name="T54"> </text:span><text:span text:style-name="T4">Znaymber“</text:span><text:span text:style-name="T309"> </text:span><text:span text:style-name="T2">i</text:span><text:span text:style-name="T308"> </text:span><text:span text:style-name="T4">„Scala</text:span><text:span text:style-name="T54"> </text:span><text:span text:style-name="T4">vor</text:span><text:span text:style-name="T54"> </text:span><text:span text:style-name="T4">dem</text:span><text:span text:style-name="T54"> </text:span><text:span text:style-name="T119">T</text:span><text:span text:style-name="T4">eltscher</text:span><text:span text:style-name="T54"> </text:span><text:span text:style-name="T4">Cylinder“</text:span><text:span text:style-name="T309"> </text:span><text:span text:style-name="T2">a</text:span><text:span text:style-name="T52"> </text:span><text:span text:style-name="T2">téměř</text:span><text:span text:style-name="T52"> </text:span><text:span text:style-name="T2">všechny tabulky jsou propočteny pro 49. stupeň severní šířk</text:span><text:span text:style-name="T176">y</text:span><text:span text:style-name="T2">. Sro</text:span><text:span text:style-name="T176">v</text:span><text:span text:style-name="T2">. jiný jeho rukopis v Moravské zemské knihovně, sig. </text:span><text:span text:style-name="T16">RKP2-0047.968</text:span><text:span text:style-name="T2">.</text:span></text:p>
      <text:p text:style-name="TEXT"/>
      <text:p text:style-name="TEXT"/>
      <text:p text:style-name="TEXT"/>
      <text:p text:style-name="TEXT"/>
      <text:p text:style-name="TEXT"/>
      <text:p text:style-name="TEXT"/>
      <text:p text:style-name="_31_.Číslo_20_rukopisu"><text:bookmark-start text:name="D_006"/><text:soft-page-break/><text:span text:style-name="T13">6</text:span><text:bookmark-end text:name="D_006"/><text:span text:style-name="T13"> <text:s text:c="79"/>D</text:span><text:span text:style-name="T28"> </text:span><text:span text:style-name="T13">6</text:span></text:p>
      <text:p text:style-name="TEXT"/>
      <text:p text:style-name="_32_._20_Vazba_20_a_20_rozměry"><text:span text:style-name="T2">post</text:span><text:span text:style-name="T32"> </text:span><text:span text:style-name="T2">1677, pap., [72] </text:span><text:span text:style-name="T52">f</text:span><text:span text:style-name="T2">f., 33 x 21 cm</text:span></text:p>
      <text:p text:style-name="P3"/>
      <text:p text:style-name="TEXT"><text:span text:style-name="T238">V</text:span><text:span text:style-name="T2">azba poškozená: chybí přední a zadní deska.</text:span></text:p>
      <text:p text:style-name="TEXT"/>
      <text:p text:style-name="P208"><text:span text:style-name="T13">„</text:span><text:span text:style-name="T181">W</text:span><text:span text:style-name="T13">as</text:span><text:span text:style-name="T282"> </text:span><text:span text:style-name="T13">die</text:span><text:span text:style-name="T282"> </text:span><text:span text:style-name="T13">anjetzo</text:span><text:span text:style-name="T282"> </text:span><text:span text:style-name="T53">r</text:span><text:span text:style-name="T13">egie</text:span><text:span text:style-name="T53">r</text:span><text:span text:style-name="T13">ende</text:span><text:span text:style-name="T282"> </text:span><text:span text:style-name="T13">Römische</text:span><text:span text:style-name="T282"> </text:span><text:span text:style-name="T13">Kaiser</text:span><text:span text:style-name="T282"> </text:span><text:span text:style-name="T13">auch</text:span><text:span text:style-name="T282"> </text:span><text:span text:style-name="T13">zu</text:span><text:span text:style-name="T282"> </text:span><text:span text:style-name="T13">Hungarn</text:span><text:span text:style-name="T282"> </text:span><text:span text:style-name="T13">und</text:span><text:span text:style-name="T282"> </text:span><text:span text:style-name="T13">Böhaimb</text:span><text:span text:style-name="T282"> </text:span><text:span text:style-name="T13">königliche Majestät</text:span><text:span text:style-name="T53"> </text:span><text:span text:style-name="T13">Leopoldus [I.],</text:span><text:span text:style-name="T53"> </text:span><text:span text:style-name="T13">sowohl</text:span><text:span text:style-name="T53"> </text:span><text:span text:style-name="T13">aus</text:span><text:span text:style-name="T53"> </text:span><text:span text:style-name="T13">dem</text:span><text:span text:style-name="T53"> </text:span><text:span text:style-name="T13">Römischen</text:span><text:span text:style-name="T53"> </text:span><text:span text:style-name="T13">Reich,</text:span><text:span text:style-name="T53"> </text:span><text:span text:style-name="T13">als</text:span><text:span text:style-name="T53"> </text:span><text:span text:style-name="T13">de</text:span><text:span text:style-name="T53">r</text:span><text:span text:style-name="T13">o</text:span><text:span text:style-name="T53"> </text:span><text:span text:style-name="T13">König</text:span><text:span text:style-name="T53">r</text:span><text:span text:style-name="T13">eich,</text:span><text:span text:style-name="T53"> </text:span><text:span text:style-name="T13">Erbkönig</text:span><text:span text:style-name="T53">r</text:span><text:span text:style-name="T13">eich und</text:span><text:span text:style-name="T53"> </text:span><text:span text:style-name="T13">Erblände</text:span><text:span text:style-name="T273">r</text:span><text:span text:style-name="T13">,</text:span><text:span text:style-name="T53"> </text:span><text:span text:style-name="T13">jährlich</text:span><text:span text:style-name="T53"> </text:span><text:span text:style-name="T13">Einkommens,</text:span><text:span text:style-name="T53"> </text:span><text:span text:style-name="T13">was</text:span><text:span text:style-name="T53"> </text:span><text:span text:style-name="T13">zu</text:span><text:span text:style-name="T53"> </text:span><text:span text:style-name="T13">Best</text:span><text:span text:style-name="T53">r</text:span><text:span text:style-name="T13">eitung</text:span><text:span text:style-name="T53"> </text:span><text:span text:style-name="T13">de</text:span><text:span text:style-name="T53">r</text:span><text:span text:style-name="T13">o</text:span><text:span text:style-name="T53"> </text:span><text:span text:style-name="T13">Hof,</text:span><text:span text:style-name="T53"> </text:span><text:span text:style-name="T13">Stadt,</text:span><text:span text:style-name="T53"> </text:span><text:span text:style-name="T13">hungarischen Grenzen</text:span><text:span text:style-name="T313"> </text:span><text:span text:style-name="T13">und</text:span><text:span text:style-name="T313"> </text:span><text:span text:style-name="T13">Unterhaltung</text:span><text:span text:style-name="T313"> </text:span><text:span text:style-name="T13">de</text:span><text:span text:style-name="T53">r</text:span><text:span text:style-name="T13">o</text:span><text:span text:style-name="T313"> </text:span><text:span text:style-name="T13">Soldatesca</text:span><text:span text:style-name="T313"> </text:span><text:span text:style-name="T13">als</text:span><text:span text:style-name="T313"> </text:span><text:span text:style-name="T13">auch</text:span><text:span text:style-name="T313"> </text:span><text:span text:style-name="T13">kaiserlicher</text:span><text:span text:style-name="T313"> </text:span><text:span text:style-name="T13">Armada</text:span><text:span text:style-name="T313"> </text:span><text:span text:style-name="T13">angewendet und ausgegeben wird“</text:span></text:p>
      <text:p text:style-name="TEXT"/>
      <text:p text:style-name="_34_._20_KAPITOLA_20_rukopisu_20_-_20_1._20_odstavec"><text:span text:style-name="T13">1r-72r</text:span><text:span text:style-name="T283"><text:tab/></text:span><text:span text:style-name="T2">[fol.</text:span><text:span text:style-name="T118"> </text:span><text:span text:style-name="T2">2r]</text:span><text:span text:style-name="T259"> </text:span><text:span text:style-name="T2">„Geheime</text:span><text:span text:style-name="T118"> </text:span><text:span text:style-name="T2">Instruction</text:span><text:span text:style-name="T118"> </text:span><text:span text:style-name="T2">vor</text:span><text:span text:style-name="T118"> </text:span><text:span text:style-name="T2">einen</text:span><text:span text:style-name="T118"> </text:span><text:span text:style-name="T2">kaiserlichen</text:span><text:span text:style-name="T118"> </text:span><text:span text:style-name="T2">Ministe</text:span><text:span text:style-name="T32">r</text:span><text:span text:style-name="T2">,</text:span><text:span text:style-name="T118"> </text:span><text:span text:style-name="T2">bevorab</text:span><text:span text:style-name="T118"> </text:span><text:span text:style-name="T2">einem</text:span><text:span text:style-name="T118"> </text:span><text:span text:style-name="T2">Reichsho</text:span><text:span text:style-name="T52">f</text:span><text:span text:style-name="T73"> </text:span><text:span text:style-name="T2">oder</text:span><text:span text:style-name="T73"> </text:span><text:span text:style-name="T2">Ho</text:span><text:span text:style-name="T52">fk</text:span><text:span text:style-name="T2">ammer</text:span><text:span text:style-name="T73">r</text:span><text:span text:style-name="T2">at.</text:span><text:span text:style-name="T73"> </text:span><text:span text:style-name="T2">1.</text:span><text:span text:style-name="T73"> </text:span><text:span text:style-name="T2">Es</text:span><text:span text:style-name="T73"> </text:span><text:span text:style-name="T2">ist</text:span><text:span text:style-name="T73"> </text:span><text:span text:style-name="T2">die</text:span><text:span text:style-name="T73"> </text:span><text:span text:style-name="T2">gemeine</text:span><text:span text:style-name="T73"> </text:span><text:span text:style-name="T2">Opinion,</text:span><text:span text:style-name="T73"> </text:span><text:span text:style-name="T2">daß</text:span><text:span text:style-name="T73"> </text:span><text:span text:style-name="T2">das</text:span><text:span text:style-name="T73"> </text:span><text:span text:style-name="T2">Ho</text:span><text:span text:style-name="T52">fk</text:span><text:span text:style-name="T2">ammer</text:span><text:span text:style-name="T73">w</text:span><text:span text:style-name="T2">esen, anderer</text:span><text:span text:style-name="T102"> </text:span><text:span text:style-name="T2">Gestalt</text:span><text:span text:style-name="T102"> </text:span><text:span text:style-name="T2">nicht,</text:span><text:span text:style-name="T102"> </text:span><text:span text:style-name="T2">alss</text:span><text:span text:style-name="T102"> </text:span><text:span text:style-name="T2">durch</text:span><text:span text:style-name="T102"> </text:span><text:span text:style-name="T2">die</text:span><text:span text:style-name="T102"> </text:span><text:span text:style-name="T2">lange</text:span><text:span text:style-name="T102"> </text:span><text:span text:style-name="T2">Experienz</text:span><text:span text:style-name="T102"> </text:span><text:span text:style-name="T2">kann</text:span><text:span text:style-name="T102"> </text:span><text:span text:style-name="T2">erkläret</text:span><text:span text:style-name="T102"> </text:span><text:span text:style-name="T2">werden</text:span><text:span text:style-name="T102"> </text:span><text:span text:style-name="T2">...</text:span><text:span text:style-name="T102"> </text:span><text:span text:style-name="T2">x</text:span><text:span text:style-name="T102"> </text:span><text:span text:style-name="T2">...</text:span><text:span text:style-name="T102"> </text:span><text:span text:style-name="T2">(Schluß)</text:span><text:span text:style-name="T102"> </text:span><text:span text:style-name="T2">Quod in</text:span><text:span text:style-name="T32"> </text:span><text:span text:style-name="T2">malevolam</text:span><text:span text:style-name="T32"> </text:span><text:span text:style-name="T2">animam</text:span><text:span text:style-name="T32"> </text:span><text:span text:style-name="T2">non</text:span><text:span text:style-name="T32"> </text:span><text:span text:style-name="T2">intrabit</text:span><text:span text:style-name="T32"> </text:span><text:span text:style-name="T2">spiritus</text:span><text:span text:style-name="T32"> </text:span><text:span text:style-name="T2">sapientiae,</text:span><text:span text:style-name="T32"> </text:span><text:span text:style-name="T2">nec</text:span><text:span text:style-name="T32"> </text:span><text:span text:style-name="T2">habitabit</text:span><text:span text:style-name="T32"> </text:span><text:span text:style-name="T2">in</text:span><text:span text:style-name="T32"> </text:span><text:span text:style-name="T2">corpore</text:span><text:span text:style-name="T32"> </text:span><text:span text:style-name="T2">subdito</text:span><text:span text:style-name="T32"> </text:span><text:span text:style-name="T2">peccatis“</text:span></text:p>
      <text:p text:style-name="TEXT"/>
      <text:p text:style-name="_37_._20_Komentář_20_CELEK"><text:span text:style-name="T2">Nejvyšší</text:span><text:span text:style-name="T317"> </text:span><text:span text:style-name="T2">v</text:span><text:span text:style-name="T317"> </text:span><text:span text:style-name="T2">tabulkách</text:span><text:span text:style-name="T317"> </text:span><text:span text:style-name="T2">uváděný</text:span><text:span text:style-name="T317"> </text:span><text:span text:style-name="T2">rok</text:span><text:span text:style-name="T317"> </text:span><text:span text:style-name="T2">je</text:span><text:span text:style-name="T317"> </text:span><text:span text:style-name="T2">1677.</text:span><text:span text:style-name="T317"> M</text:span><text:span text:style-name="T2">ajitelem</text:span><text:span text:style-name="T317"> </text:span><text:span text:style-name="T2">rukopisu</text:span><text:span text:style-name="T317"> </text:span><text:span text:style-name="T2">byl</text:span><text:span text:style-name="T317"> </text:span><text:span text:style-name="T2">patrně</text:span><text:span text:style-name="T317"> </text:span><text:span text:style-name="T2">Helmhard Christoph</text:span><text:span text:style-name="T298"> </text:span><text:span text:style-name="T2">Ungnad</text:span><text:span text:style-name="T298"> </text:span><text:span text:style-name="T2">hrabě</text:span><text:span text:style-name="T298"> </text:span><text:span text:style-name="T129">W</text:span><text:span text:style-name="T2">eissenwolf,</text:span><text:span text:style-name="T298"> </text:span><text:span text:style-name="T2">rada</text:span><text:span text:style-name="T298"> </text:span><text:span text:style-name="T2">dvorské</text:span><text:span text:style-name="T298"> </text:span><text:span text:style-name="T2">komor</text:span><text:span text:style-name="T176">y</text:span><text:span text:style-name="T2">,</text:span><text:span text:style-name="T298"> </text:span><text:span text:style-name="T2">neboť</text:span><text:span text:style-name="T298"> </text:span><text:span text:style-name="T2">rukopis</text:span><text:span text:style-name="T298"> </text:span><text:span text:style-name="T2">se</text:span><text:span text:style-name="T298"> </text:span><text:span text:style-name="T2">do</text:span><text:span text:style-name="T298"> </text:span><text:span text:style-name="T2">knihovny</text:span><text:span text:style-name="T298"> </text:span><text:span text:style-name="T2">dačických</text:span><text:span text:style-name="T298"> </text:span><text:span text:style-name="T2">františkánů dostal s cenným knižním darem jeho vnučky (viz ru- kopisy D </text:span><text:span text:style-name="T150">1</text:span><text:span text:style-name="T2">1, D 28, D 37 a D 76), Marie </text:span><text:span text:style-name="T301">T</text:span><text:span text:style-name="T2">erezie, provdané kněžny </text:span><text:span text:style-name="T150">T</text:span><text:span text:style-name="T2">rautsonové (1678/9-1740/1), viz Dokoupil, Vl.: </text:span><text:span text:style-name="T4">Dějiny moravských</text:span><text:span text:style-name="T2">, s. 273, který se mylně domníval, že Marie </text:span><text:span text:style-name="T301">T</text:span><text:span text:style-name="T2">eresie </text:span><text:span text:style-name="T150">T</text:span><text:span text:style-name="T2">rautsonová byla dcerou Helmharda Christopha Ungnada, srov. Kučerová, M.: </text:span><text:span text:style-name="T3">Rukopis D 11</text:span><text:span text:style-name="T2">, s. 15; </text:span><text:span text:style-name="T118">Wolf,</text:span><text:span text:style-name="T2"> Adam: </text:span><text:span text:style-name="T4">Die Hofkammer unter</text:span><text:span text:style-name="T207"> </text:span><text:span text:style-name="T4">Kaiser</text:span><text:span text:style-name="T207"> </text:span><text:span text:style-name="T4">Leopold</text:span><text:span text:style-name="T207"> </text:span><text:span text:style-name="T4">I.</text:span><text:span text:style-name="T207"> </text:span><text:span text:style-name="T2">In: Sitzungs-</text:span><text:span text:style-name="T206"> </text:span><text:span text:style-name="T2">berichte</text:span><text:span text:style-name="T206"> </text:span><text:span text:style-name="T2">der</text:span><text:span text:style-name="T206"> </text:span><text:span text:style-name="T2">kais.</text:span><text:span text:style-name="T206"> </text:span><text:span text:style-name="T2">Akademie</text:span><text:span text:style-name="T206"> </text:span><text:span text:style-name="T2">der</text:span><text:span text:style-name="T206"> </text:span><text:span text:style-name="T171">W</text:span><text:span text:style-name="T2">issenschaften.</text:span><text:span text:style-name="T206"> </text:span><text:span text:style-name="T171">W</text:span><text:span text:style-name="T2">ien.</text:span><text:span text:style-name="T206"> </text:span><text:span text:style-name="T2">Phil.-hist.</text:span><text:span text:style-name="T206"> </text:span><text:span text:style-name="T2">Classe.</text:span><text:span text:style-name="T206"> </text:span><text:span text:style-name="T2">Bd. </text:span><text:span text:style-name="T150">1</text:span><text:span text:style-name="T2">1, Jg. 1853, s. 440-484.</text:span></text:p>
      <text:p text:style-name="P81"/>
      <text:p text:style-name="P81"/>
      <text:p text:style-name="P81"/>
      <text:p text:style-name="P81"/>
      <text:p text:style-name="P81"/>
      <text:p text:style-name="_31_.Číslo_20_rukopisu"><text:bookmark-start text:name="D_007"/><text:soft-page-break/><text:span text:style-name="T13">7</text:span><text:bookmark-end text:name="D_007"/><text:span text:style-name="T13"> <text:s text:c="79"/>D</text:span><text:span text:style-name="T28"> </text:span><text:span text:style-name="T13">7</text:span></text:p>
      <text:p text:style-name="TEXT"/>
      <text:p text:style-name="_32_._20_Vazba_20_a_20_rozměry"><text:span text:style-name="T2">1700, Dačice, pap., [32] </text:span><text:span text:style-name="T52">f</text:span><text:span text:style-name="T2">f., 30,5 x 20,5 cm, vazba mladší</text:span></text:p>
      <text:p text:style-name="P3"/>
      <text:p text:style-name="TEXT"><text:span text:style-name="T2">Pozdější</text:span><text:span text:style-name="T115"> </text:span><text:span text:style-name="T2">polokožená</text:span><text:span text:style-name="T320"> </text:span><text:span text:style-name="T2">vazba</text:span><text:span text:style-name="T320"> </text:span><text:span text:style-name="T2">se</text:span><text:span text:style-name="T320"> </text:span><text:span text:style-name="T2">štítkem</text:span><text:span text:style-name="T320"> </text:span><text:span text:style-name="T2">(</text:span><text:span text:style-name="T4">„Starý</text:span><text:span text:style-name="T321"> </text:span><text:span text:style-name="T4">katalog</text:span><text:span text:style-name="T321"> </text:span><text:span text:style-name="T4">knihovny</text:span><text:span text:style-name="T321"> </text:span><text:span text:style-name="T4">kláštera</text:span><text:span text:style-name="T321"> </text:span><text:span text:style-name="T4">v</text:span><text:span text:style-name="T321"> </text:span><text:span text:style-name="T4">Dačicích“</text:span><text:span text:style-name="T2">). </text:span><text:span text:style-name="T4">- P</text:span><text:span text:style-name="T103">r</text:span><text:span text:style-name="T4">ovenienční</text:span><text:span text:style-name="T324"> </text:span><text:span text:style-name="T4">poznámka:</text:span><text:span text:style-name="T324"> </text:span><text:span text:style-name="T2">Na</text:span><text:span text:style-name="T323"> </text:span><text:span text:style-name="T2">přední</text:span><text:span text:style-name="T323"> </text:span><text:span text:style-name="T2">desce</text:span><text:span text:style-name="T323"> </text:span><text:span text:style-name="T2">na</text:span><text:span text:style-name="T323"> </text:span><text:span text:style-name="T2">štítku</text:span><text:span text:style-name="T323"> </text:span><text:span text:style-name="T2">razítko:</text:span><text:span text:style-name="T192"> </text:span><text:span text:style-name="T4">„Conventus</text:span><text:span text:style-name="T324"> </text:span><text:span text:style-name="T4">O</text:span><text:span text:style-name="T103">r</text:span><text:span text:style-name="T4">d.</text:span><text:span text:style-name="T324"> </text:span><text:span text:style-name="T4">Fratrum</text:span><text:span text:style-name="T324"> </text:span><text:span text:style-name="T4">Minorum. Dačicium.“</text:span><text:span text:style-name="T2"> -</text:span><text:span text:style-name="T73"> </text:span><text:span text:style-name="T2">Na</text:span><text:span text:style-name="T73"> </text:span><text:span text:style-name="T2">konci</text:span><text:span text:style-name="T73"> </text:span><text:span text:style-name="T2">rukopisu</text:span><text:span text:style-name="T73"> </text:span><text:span text:style-name="T2">vložené</text:span><text:span text:style-name="T73"> </text:span><text:span text:style-name="T2">list</text:span><text:span text:style-name="T94">y</text:span><text:span text:style-name="T2">,</text:span><text:span text:style-name="T73"> </text:span><text:span text:style-name="T2">které</text:span><text:span text:style-name="T73"> </text:span><text:span text:style-name="T2">byly</text:span><text:span text:style-name="T73"> </text:span><text:span text:style-name="T2">asi</text:span><text:span text:style-name="T73"> </text:span><text:span text:style-name="T2">dodatečně</text:span><text:span text:style-name="T73"> </text:span><text:span text:style-name="T2">přivázán</text:span><text:span text:style-name="T94">y</text:span><text:span text:style-name="T2">,</text:span><text:span text:style-name="T73"> </text:span><text:span text:style-name="T2">ale</text:span><text:span text:style-name="T73"> </text:span><text:span text:style-name="T2">nyní jsou</text:span><text:span text:style-name="T221"> </text:span><text:span text:style-name="T2">volně,</text:span><text:span text:style-name="T221"> </text:span><text:span text:style-name="T2">na</text:span><text:span text:style-name="T221"> nichž </text:span><text:span text:style-name="T2">jsou</text:span><text:span text:style-name="T221"> </text:span><text:span text:style-name="T2">dodatky</text:span><text:span text:style-name="T221"> </text:span><text:span text:style-name="T2">ke</text:span><text:span text:style-name="T221"> </text:span><text:span text:style-name="T2">katalogu.</text:span><text:span text:style-name="T221"> </text:span><text:span text:style-name="T2">Dokoupil</text:span><text:span text:style-name="T221"> </text:span><text:span text:style-name="T2">je</text:span><text:span text:style-name="T221"> </text:span><text:span text:style-name="T2">označil</text:span><text:span text:style-name="T221"> </text:span><text:span text:style-name="T2">jako</text:span><text:span text:style-name="T221"> fol. </text:span><text:span text:style-name="T2">29-31.</text:span><text:span text:style-name="T221"> </text:span><text:span text:style-name="T2">Písmo</text:span><text:span text:style-name="T221"> se liší (</text:span><text:span text:style-name="T2">jiná písařská ruka)</text:span><text:span text:style-name="T331"> </text:span><text:span text:style-name="T2">od</text:span><text:span text:style-name="T331"> </text:span><text:span text:style-name="T2">zbytku</text:span><text:span text:style-name="T331"> </text:span><text:span text:style-name="T2">rukopisu.</text:span><text:span text:style-name="T331"> </text:span><text:span text:style-name="T2">Pod</text:span><text:span text:style-name="T331"> </text:span><text:span text:style-name="T2">zadním</text:span><text:span text:style-name="T331"> </text:span><text:span text:style-name="T2">přídeštím</text:span><text:span text:style-name="T331"> </text:span><text:span text:style-name="T2">přilepen</text:span><text:span text:style-name="T331"> </text:span><text:span text:style-name="T2">česky</text:span><text:span text:style-name="T331"> </text:span><text:span text:style-name="T2">psaný</text:span><text:span text:style-name="T331"> </text:span><text:span text:style-name="T2">list</text:span><text:span text:style-name="T331"> </text:span><text:span text:style-name="T2">z</text:span><text:span text:style-name="T331"> </text:span><text:span text:style-name="T2">18.</text:span><text:span text:style-name="T331"> </text:span><text:span text:style-name="T2">století.</text:span><text:span text:style-name="T331"> </text:span><text:span text:style-name="T2">Větší čast textu je však skryta.</text:span></text:p>
      <text:p text:style-name="TEXT"/>
      <text:p text:style-name="P207"><text:span text:style-name="T13">„</text:span><text:span text:style-name="T13">Cathalogus</text:span><text:span text:style-name="T39"> </text:span><text:span text:style-name="T13">bibliothecae Daczicensis ad S. Antonium <text:s text:c="10"/>de </text:span><text:span text:style-name="T13">Padua </text:span><text:span text:style-name="T13">confectus MDCC“</text:span></text:p>
      <text:p text:style-name="TEXT"/>
      <text:p text:style-name="_37_._20_Komentář_20_CELEK"><text:span text:style-name="T2">Druhý nejstarší dochovaný katalog knihovny (starší katalog je součástí pamětní knihy dačických františkánů, která je nyní uložená v archivu MZA Brno, Františkáni Dačice, kart. 24, sig. 1, </text:span><text:span text:style-name="T52">f</text:span><text:span text:style-name="T2">f. 259r-3</text:span><text:span text:style-name="T150">1</text:span><text:span text:style-name="T2">1r), doplňovaný nesoustavně</text:span><text:span text:style-name="T176"> </text:span><text:span text:style-name="T2">až</text:span><text:span text:style-name="T176"> </text:span><text:span text:style-name="T2">do</text:span><text:span text:style-name="T176"> roku </text:span><text:span text:style-name="T2">1775.</text:span><text:span text:style-name="T176"> </text:span><text:span text:style-name="T2">Knihy</text:span><text:span text:style-name="T176"> </text:span><text:span text:style-name="T2">jsou</text:span><text:span text:style-name="T176"> </text:span><text:span text:style-name="T2">rozděleny</text:span><text:span text:style-name="T176"> </text:span><text:span text:style-name="T2">podle</text:span><text:span text:style-name="T176"> </text:span><text:span text:style-name="T2">oborů</text:span><text:span text:style-name="T176"> </text:span><text:span text:style-name="T2">označených</text:span><text:span text:style-name="T176"> </text:span><text:span text:style-name="T2">A-N,</text:span><text:span text:style-name="T176"> </text:span><text:span text:style-name="T2">v</text:span><text:span text:style-name="T176"> </text:span><text:span text:style-name="T2">oborech</text:span><text:span text:style-name="T176"> </text:span><text:span text:style-name="T2">pak</text:span><text:span text:style-name="T176"> </text:span><text:span text:style-name="T2">podle</text:span><text:span text:style-name="T176"> </text:span><text:span text:style-name="T2">formátů.</text:span><text:span text:style-name="T176"> </text:span><text:span text:style-name="T2">Uvádí autor</text:span><text:span text:style-name="T176">y</text:span><text:span text:style-name="T2">, stručné názv</text:span><text:span text:style-name="T176">y</text:span><text:span text:style-name="T2">, často stylizované nebo latinizované, místo a rok vydání. Index (přehled oborů) je zřejmě dopsán</text:span><text:span text:style-name="T150"> </text:span><text:span text:style-name="T2">později.</text:span><text:span text:style-name="T150"> </text:span><text:span text:style-name="T2">Knihovna</text:span><text:span text:style-name="T150"> </text:span><text:span text:style-name="T2">měla</text:span><text:span text:style-name="T150"> </text:span><text:span text:style-name="T2">již</text:span><text:span text:style-name="T150"> </text:span><text:span text:style-name="T2">v</text:span><text:span text:style-name="T150"> </text:span><text:span text:style-name="T2">té</text:span><text:span text:style-name="T150"> </text:span><text:span text:style-name="T2">době</text:span><text:span text:style-name="T150"> </text:span><text:span text:style-name="T2">asi</text:span><text:span text:style-name="T150"> </text:span><text:span text:style-name="T2">750</text:span><text:span text:style-name="T150"> </text:span><text:span text:style-name="T2">zkatalogizovaných</text:span><text:span text:style-name="T150"> </text:span><text:span text:style-name="T2">knih.</text:span><text:span text:style-name="T150"> </text:span><text:span text:style-name="T2">Na</text:span><text:span text:style-name="T150"> </text:span><text:span text:style-name="T2">fol.</text:span><text:span text:style-name="T150"> </text:span><text:span text:style-name="T2">2v</text:span><text:span text:style-name="T150"> </text:span><text:span text:style-name="T2">obsah</text:span><text:span text:style-name="T150"> </text:span><text:span text:style-name="T2">katalogu:</text:span><text:span text:style-name="T150"> </text:span><text:span text:style-name="T2">A</text:span><text:span text:style-name="T150"> </text:span><text:span text:style-name="T2">-</text:span><text:span text:style-name="T150"> </text:span><text:span text:style-name="T2">Biblia et concordantiae; B - SS. Patres et expositores scripturae; C - Theologi speculativi et morales; D - Canonistae, summistae</text:span><text:span text:style-name="T94"> </text:span><text:span text:style-name="T2">et</text:span><text:span text:style-name="T94"> </text:span><text:span text:style-name="T2">controversistae;</text:span><text:span text:style-name="T94"> </text:span><text:span text:style-name="T2">E</text:span><text:span text:style-name="T94"> </text:span><text:span text:style-name="T2">-</text:span><text:span text:style-name="T94"> </text:span><text:span text:style-name="T2">Concionatores;</text:span><text:span text:style-name="T94"> </text:span><text:span text:style-name="T2">F</text:span><text:span text:style-name="T94"> </text:span><text:span text:style-name="T2">-</text:span><text:span text:style-name="T94"> </text:span><text:span text:style-name="T2">Materiam</text:span><text:span text:style-name="T94"> </text:span><text:span text:style-name="T2">concionum</text:span><text:span text:style-name="T94"> </text:span><text:span text:style-name="T2">tractantes;</text:span><text:span text:style-name="T94"> </text:span><text:span text:style-name="T2">G</text:span><text:span text:style-name="T94"> </text:span><text:span text:style-name="T2">-</text:span><text:span text:style-name="T94"> </text:span><text:span text:style-name="T2">Homiliarii</text:span><text:span text:style-name="T94"> </text:span><text:span text:style-name="T2">...;</text:span><text:span text:style-name="T94"> </text:span><text:span text:style-name="T2">H</text:span><text:span text:style-name="T94"> </text:span><text:span text:style-name="T2">-</text:span><text:span text:style-name="T94"> </text:span><text:span text:style-name="T2">Historici sacri et</text:span><text:span text:style-name="T233"> </text:span><text:span text:style-name="T2">profani;</text:span><text:span text:style-name="T233"> </text:span><text:span text:style-name="T2">I</text:span><text:span text:style-name="T233"> </text:span><text:span text:style-name="T2">- Statum et</text:span><text:span text:style-name="T233"> </text:span><text:span text:style-name="T2">ordinem nostrum concernentes; K - Authores pii et devotionales; L - Philosophi, juristae et medici; M - Humanistae; N - Miscellanaei. Mladší rukou dopsáno </text:span><text:span text:style-name="T4">„O – Italici,“</text:span><text:span text:style-name="T2"> ačkoliv se v katalogu nenachází. Dole na fol. 2v: </text:span><text:span text:style-name="T4">„Hae</text:span><text:span text:style-name="T152">r</text:span><text:span text:style-name="T4">etici et p</text:span><text:span text:style-name="T152">r</text:span><text:span text:style-name="T4">ohibiti in fine positi. Hi in tenebris et umbra mores.“</text:span><text:span text:style-name="T2"> Katalog není úplný.</text:span><text:span text:style-name="T171"> </text:span><text:span text:style-name="T2">Občas</text:span><text:span text:style-name="T171"> </text:span><text:span text:style-name="T2">se</text:span><text:span text:style-name="T171"> </text:span><text:span text:style-name="T2">vyskytne</text:span><text:span text:style-name="T171"> </text:span><text:span text:style-name="T2">poznámka</text:span><text:span text:style-name="T171"> </text:span><text:span text:style-name="T2">jako</text:span><text:span text:style-name="T171"> </text:span><text:span text:style-name="T2">na</text:span><text:span text:style-name="T171"> </text:span><text:span text:style-name="T2">fol.</text:span><text:span text:style-name="T171"> </text:span><text:span text:style-name="T2">18r:</text:span><text:span text:style-name="T335"> </text:span><text:span text:style-name="T4">„Sunt</text:span><text:span text:style-name="T173"> </text:span><text:span text:style-name="T4">et</text:span><text:span text:style-name="T173"> </text:span><text:span text:style-name="T4">alii</text:span><text:span text:style-name="T173"> </text:span><text:span text:style-name="T4">plu</text:span><text:span text:style-name="T152">r</text:span><text:span text:style-name="T4">es</text:span><text:span text:style-name="T173"> </text:span><text:span text:style-name="T4">libelli</text:span><text:span text:style-name="T173"> </text:span><text:span text:style-name="T4">devotionales,</text:span><text:span text:style-name="T173"> </text:span><text:span text:style-name="T4">qui</text:span><text:span text:style-name="T173"> </text:span><text:span text:style-name="T4">hic</text:span><text:span text:style-name="T173"> </text:span><text:span text:style-name="T4">non</text:span><text:span text:style-name="T173"> </text:span><text:span text:style-name="T4">notantur.“</text:span><text:span text:style-name="T2"> Sro</text:span><text:span text:style-name="T176">v</text:span><text:span text:style-name="T2">. rukopisný katalog D 8, který má velmi podobný obsah.</text:span></text:p>
      <text:p text:style-name="P81"/>
      <text:p text:style-name="P81"/>
      <text:p text:style-name="P81"/>
      <text:p text:style-name="P81"/>
      <text:p text:style-name="P81"/>
      <text:p text:style-name="P81"/>
      <text:p text:style-name="P81"/>
      <text:p text:style-name="_31_.Číslo_20_rukopisu"><text:bookmark-start text:name="D_008"/><text:soft-page-break/><text:span text:style-name="T13">8</text:span><text:bookmark-end text:name="D_008"/><text:span text:style-name="T13"> <text:s text:c="79"/>D</text:span><text:span text:style-name="T28"> </text:span><text:span text:style-name="T13">8</text:span></text:p>
      <text:p text:style-name="TEXT"/>
      <text:p text:style-name="_32_._20_Vazba_20_a_20_rozměry"><text:span text:style-name="T2">post</text:span><text:span text:style-name="T32"> </text:span><text:span text:style-name="T2">1700, Dačice, pap., [50] </text:span><text:span text:style-name="T52">f</text:span><text:span text:style-name="T2">f., 31,5 x 20,5 cm, vazba soudobá</text:span></text:p>
      <text:p text:style-name="P3"/>
      <text:p text:style-name="TEXT"><text:span text:style-name="T2">Původní</text:span><text:span text:style-name="T32"> </text:span><text:span text:style-name="T2">lepenková vazba potažená teletinou.</text:span></text:p>
      <text:p text:style-name="TEXT"/>
      <text:p text:style-name="_33_._20_Název_20_rukopisu"><text:span text:style-name="T13">„Cathalogus</text:span><text:span text:style-name="T39"> </text:span><text:span text:style-name="T13">bibliothecae Daczicensis ad S. Antonium <text:s text:c="13"/>de Padua. Confectus MDCC“</text:span></text:p>
      <text:p text:style-name="TEXT"/>
      <text:p text:style-name="_37_._20_Komentář_20_CELEK"><text:span text:style-name="T2">Rukopisný</text:span><text:span text:style-name="T77"> </text:span><text:span text:style-name="T2">katalog</text:span><text:span text:style-name="T77"> </text:span><text:span text:style-name="T2">se</text:span><text:span text:style-name="T77"> </text:span><text:span text:style-name="T2">z větší</text:span><text:span text:style-name="T77"> </text:span><text:span text:style-name="T2">části</text:span><text:span text:style-name="T77"> </text:span><text:span text:style-name="T2">překrývá</text:span><text:span text:style-name="T77"> </text:span><text:span text:style-name="T2">obsahově</text:span><text:span text:style-name="T77"> </text:span><text:span text:style-name="T2">s</text:span><text:span text:style-name="T77"> </text:span><text:span text:style-name="T2">katalogem</text:span><text:span text:style-name="T77"> </text:span><text:span text:style-name="T2">D</text:span><text:span text:style-name="T77"> </text:span><text:span text:style-name="T2">7.</text:span><text:span text:style-name="T77"> </text:span><text:span text:style-name="T2">Z</text:span><text:span text:style-name="T77"> </text:span><text:span text:style-name="T2">toho</text:span><text:span text:style-name="T77"> </text:span><text:span text:style-name="T2">důvodu</text:span><text:span text:style-name="T77"> </text:span><text:span text:style-name="T2">se</text:span><text:span text:style-name="T77"> </text:span><text:span text:style-name="T2">Dokoupil</text:span><text:span text:style-name="T77"> </text:span><text:span text:style-name="T2">domníval, že se jedná pouze o opis. </text:span><text:span text:style-name="T269">V</text:span><text:span text:style-name="T2">e srovnání s ním je však obšírnější a je obohacen o dva obory (v D 7 pouze v obsahu): O</text:span><text:span text:style-name="T206"> </text:span><text:span text:style-name="T2">-</text:span><text:span text:style-name="T206"> </text:span><text:span text:style-name="T2">Libri</text:span><text:span text:style-name="T206"> </text:span><text:span text:style-name="T2">italici</text:span><text:span text:style-name="T206"> </text:span><text:span text:style-name="T2">(na</text:span><text:span text:style-name="T206"> </text:span><text:span text:style-name="T2">fol. 46r)</text:span><text:span text:style-name="T206"> </text:span><text:span text:style-name="T2">a</text:span><text:span text:style-name="T206"> </text:span><text:span text:style-name="T2">X</text:span><text:span text:style-name="T206"> </text:span><text:span text:style-name="T2">-</text:span><text:span text:style-name="T206"> </text:span><text:span text:style-name="T2">Libri</text:span><text:span text:style-name="T206"> </text:span><text:span text:style-name="T2">haeretici</text:span><text:span text:style-name="T206"> </text:span><text:span text:style-name="T2">et</text:span><text:span text:style-name="T206"> </text:span><text:span text:style-name="T2">prohibiti</text:span><text:span text:style-name="T206"> </text:span><text:span text:style-name="T2">(na</text:span><text:span text:style-name="T206"> </text:span><text:span text:style-name="T52">f</text:span><text:span text:style-name="T2">f.</text:span><text:span text:style-name="T206"> </text:span><text:span text:style-name="T2">48r-49v).</text:span><text:span text:style-name="T206"> </text:span><text:span text:style-name="T2">Doplňován</text:span><text:span text:style-name="T206"> </text:span><text:span text:style-name="T2">soustavně</text:span><text:span text:style-name="T206"> </text:span><text:span text:style-name="T2">až</text:span><text:span text:style-name="T206"> </text:span><text:span text:style-name="T2">do</text:span><text:span text:style-name="T206"> </text:span><text:span text:style-name="T2">roku</text:span><text:span text:style-name="T206"> </text:span><text:span text:style-name="T2">1798. Na fol. 41r dole (v sekci L - obor filozofie) poznámka, která je přeškrtnuta: </text:span><text:span text:style-name="T4">„sunt etiam sub hoc formato aliquot philosophicae manuscriptae.“</text:span></text:p>
      <text:p text:style-name="P81"/>
      <text:p text:style-name="P81"/>
      <text:p text:style-name="P81"/>
      <text:p text:style-name="P81"/>
      <text:p text:style-name="P81"/>
      <text:p text:style-name="_31_.Číslo_20_rukopisu"><text:bookmark-start text:name="D_009"/><text:span text:style-name="T13">9</text:span><text:bookmark-end text:name="D_009"/><text:span text:style-name="T13"> <text:s text:c="79"/>D</text:span><text:span text:style-name="T28"> </text:span><text:span text:style-name="T13">9</text:span></text:p>
      <text:p text:style-name="TEXT"/>
      <text:p text:style-name="_32_._20_Vazba_20_a_20_rozměry"><text:span text:style-name="T2">1736, Dačice, pap., [84] </text:span><text:span text:style-name="T52">f</text:span><text:span text:style-name="T2">f., 32,2 x 21,2 cm, vazba soudobá</text:span></text:p>
      <text:p text:style-name="P3"/>
      <text:p text:style-name="TEXT"><text:span text:style-name="T2">Původní</text:span><text:span text:style-name="T73"> </text:span><text:span text:style-name="T2">lepenková</text:span><text:span text:style-name="T132"> </text:span><text:span text:style-name="T2">vazba</text:span><text:span text:style-name="T132"> </text:span><text:span text:style-name="T2">potažená</text:span><text:span text:style-name="T132"> </text:span><text:span text:style-name="T2">teletinou</text:span><text:span text:style-name="T132"> </text:span><text:span text:style-name="T2">s</text:span><text:span text:style-name="T132"> </text:span><text:span text:style-name="T2">válečkovým</text:span><text:span text:style-name="T132"> </text:span><text:span text:style-name="T2">a razít-</text:span><text:span text:style-name="T132"> </text:span><text:span text:style-name="T2">kovým</text:span><text:span text:style-name="T132"> </text:span><text:span text:style-name="T2">slepotiskem. - Do</text:span><text:span text:style-name="T192"> </text:span><text:span text:style-name="T2">rukopisu</text:span><text:span text:style-name="T192"> </text:span><text:span text:style-name="T2">je vložen</text:span><text:span text:style-name="T192"> </text:span><text:span text:style-name="T2">jeden</text:span><text:span text:style-name="T192"> </text:span><text:span text:style-name="T2">list</text:span><text:span text:style-name="T192"> </text:span><text:span text:style-name="T2">psaný</text:span><text:span text:style-name="T192"> </text:span><text:span text:style-name="T2">rukou</text:span><text:span text:style-name="T192"> <text:s text:c="9"/></text:span><text:span text:style-name="T2">20.</text:span><text:span text:style-name="T192"> </text:span><text:span text:style-name="T2">století</text:span><text:span text:style-name="T192"> </text:span><text:span text:style-name="T2">(Vl.</text:span><text:span text:style-name="T192"> </text:span><text:span text:style-name="T2">Dokoupil?)</text:span><text:span text:style-name="T192"> </text:span><text:span text:style-name="T2">obsahující</text:span><text:span text:style-name="T192"> </text:span><text:span text:style-name="T2">seznam chybějících tisků 16. století z Dačic.</text:span></text:p>
      <text:p text:style-name="TEXT"/>
      <text:p text:style-name="P207"><text:span text:style-name="T13">Quido Bleyweyz: </text:span><text:span text:style-name="T13">„Cathalogus bibliothecae Daczicensis <text:s text:c="11"/>ad S. </text:span><text:span text:style-name="T13">Antonium de Padua confectus a venerando </text:span><text:span text:style-name="T273">P</text:span><text:span text:style-name="T13">. Guidone Bl</text:span><text:span text:style-name="T465">e</text:span><text:span text:style-name="T13">iveis p</text:span><text:span text:style-name="T53">r</text:span><text:span text:style-name="T13">otunc concionato</text:span><text:span text:style-name="T53">r</text:span><text:span text:style-name="T13">e ordinario. MDCCXXXVI“</text:span></text:p>
      <text:p text:style-name="TEXT"/>
      <text:p text:style-name="_37_._20_Komentář_20_CELEK"><text:span text:style-name="T2">Sro</text:span><text:span text:style-name="T176">v</text:span><text:span text:style-name="T2">. rukopisné katalogy D 7 a D 8. Katalog je rozšířen o obor P - Libri Gallici (v ní ovšem pouze jedna položka!) a byl doplňován do roku 1769. Sestavovatelem katalogu byl františkán Quido Bleyweyz (též Bleiweis, nebo Bleyweis), který byl roku 1723 kazatelem v Jindřichově Hradci u s</text:span><text:span text:style-name="T176">v</text:span><text:span text:style-name="T2">. Kateřin</text:span><text:span text:style-name="T176">y</text:span><text:span text:style-name="T2">, roku 1737 superiorem v bechyňském</text:span><text:span text:style-name="T52"> </text:span><text:soft-page-break/><text:span text:style-name="T2">klášteře</text:span><text:span text:style-name="T52"> </text:span><text:span text:style-name="T2">a</text:span><text:span text:style-name="T52"> </text:span><text:span text:style-name="T2">roku</text:span><text:span text:style-name="T52"> </text:span><text:span text:style-name="T2">1743</text:span><text:span text:style-name="T52"> </text:span><text:span text:style-name="T2">nedělním</text:span><text:span text:style-name="T52"> </text:span><text:span text:style-name="T2">kazatelem</text:span><text:span text:style-name="T52"> </text:span><text:span text:style-name="T2">v</text:span><text:span text:style-name="T52"> </text:span><text:span text:style-name="T2">Zásmukách.</text:span><text:span text:style-name="T52"> </text:span><text:span text:style-name="T2">Zanechal</text:span><text:span text:style-name="T52"> </text:span><text:span text:style-name="T2">po</text:span><text:span text:style-name="T52"> </text:span><text:span text:style-name="T2">sobě</text:span><text:span text:style-name="T52"> </text:span><text:span text:style-name="T2">jeden</text:span><text:span text:style-name="T52"> </text:span><text:span text:style-name="T2">český</text:span><text:span text:style-name="T52"> </text:span><text:span text:style-name="T2">rukopis</text:span><text:span text:style-name="T52"> </text:span><text:span text:style-name="T2">z</text:span><text:span text:style-name="T52"> </text:span><text:span text:style-name="T2">roku 1723</text:span><text:span text:style-name="T317"> </text:span><text:span text:style-name="T2">uložený</text:span><text:span text:style-name="T317"> </text:span><text:span text:style-name="T2">nyní</text:span><text:span text:style-name="T317"> </text:span><text:span text:style-name="T2">v</text:span><text:span text:style-name="T317"> </text:span><text:span text:style-name="T2">Národní</text:span><text:span text:style-name="T317"> </text:span><text:span text:style-name="T2">knihovně</text:span><text:span text:style-name="T317"> </text:span><text:span text:style-name="T2">ČR</text:span><text:span text:style-name="T317"> </text:span><text:span text:style-name="T2">(sig.</text:span><text:span text:style-name="T317"> </text:span><text:span text:style-name="T2">XVII</text:span><text:span text:style-name="T317"> </text:span><text:span text:style-name="T2">G</text:span><text:span text:style-name="T317"> </text:span><text:span text:style-name="T2">32,</text:span><text:span text:style-name="T317"> </text:span><text:span text:style-name="T2">č.</text:span><text:span text:style-name="T317"> </text:span><text:span text:style-name="T2">8,</text:span><text:span text:style-name="T317"> </text:span><text:span text:style-name="T2">viz</text:span><text:span text:style-name="T317"> </text:span><text:span text:style-name="T150">T</text:span><text:span text:style-name="T2">ruhlář,</text:span><text:span text:style-name="T317"> </text:span><text:span text:style-name="T2">J.:</text:span><text:span text:style-name="T317"> </text:span><text:span text:style-name="T4">Katalog</text:span><text:span text:style-name="T318"> </text:span><text:span text:style-name="T4">českých</text:span><text:span text:style-name="T318"> </text:span><text:span text:style-name="T4">rukopisů</text:span><text:span text:style-name="T2">,</text:span><text:span text:style-name="T317"> </text:span><text:span text:style-name="T2">s. 324, č. 322) a jeden český tisk (</text:span><text:span text:style-name="T4">Ciste</text:span><text:span text:style-name="T152">r</text:span><text:span text:style-name="T4">cium post bis tertium saeculum gloriosum, per somnium obumbratum</text:span><text:span text:style-name="T4">; </text:span><text:span text:style-name="T20">[majusk.]</text:span><text:span text:style-name="T4"> </text:span><text:span text:style-name="T119">T</text:span><text:span text:style-name="T4">o gest: Swatý Ržád Cyste</text:span><text:span text:style-name="T152">r</text:span><text:span text:style-name="T4">cyenský Po Ssestým Wěku W Swatém Audolj Sedlickém Slawný, Skrze Sen wyobrazený ... </text:span><text:span text:style-name="T2">Praha : K. </text:span><text:span text:style-name="T129">F</text:span><text:span text:style-name="T2">. Rosenmülle</text:span><text:span text:style-name="T171">r</text:span><text:span text:style-name="T2">, 1736, viz Knihopis, č. </text:span><text:span text:style-name="T150">1</text:span><text:span text:style-name="T2">183). O autorovi viz Pumprla, </text:span><text:span text:style-name="T238">V</text:span><text:span text:style-name="T2">.: </text:span><text:span text:style-name="T4">Knihopisný slovník</text:span><text:span text:style-name="T2">, s. 126.</text:span></text:p>
      <text:p text:style-name="P81"/>
      <text:p text:style-name="P81"/>
      <text:p text:style-name="P81"/>
      <text:p text:style-name="P81"/>
      <text:p text:style-name="P81"/>
      <text:p text:style-name="_31_.Číslo_20_rukopisu"><text:bookmark-start text:name="D_010"/><text:span text:style-name="T13">1</text:span><text:bookmark-end text:name="D_010"/><text:span text:style-name="T13">0 <text:s text:c="75"/>D</text:span><text:span text:style-name="T214"> </text:span><text:span text:style-name="T13">10</text:span></text:p>
      <text:p text:style-name="TEXT"/>
      <text:p text:style-name="P3">1846, Dačice, pap., II + 108 pp., 35,3 x 21 cm, vazba soudobá</text:p>
      <text:p text:style-name="P3"/>
      <text:p text:style-name="TEXT"><text:span text:style-name="T2">Poloplátěná</text:span><text:span text:style-name="T94"> </text:span><text:span text:style-name="T2">vazba.</text:span><text:span text:style-name="T164"> </text:span><text:span text:style-name="T2">-</text:span><text:span text:style-name="T94"> </text:span><text:span text:style-name="T2">Do</text:span><text:span text:style-name="T94"> </text:span><text:span text:style-name="T2">rukopisu</text:span><text:span text:style-name="T94"> </text:span><text:span text:style-name="T2">je</text:span><text:span text:style-name="T94"> </text:span><text:span text:style-name="T2">vložen</text:span><text:span text:style-name="T94"> </text:span><text:span text:style-name="T2">jeden</text:span><text:span text:style-name="T94"> </text:span><text:span text:style-name="T2">list</text:span><text:span text:style-name="T94"> </text:span><text:span text:style-name="T2">(Vl.</text:span><text:span text:style-name="T94"> </text:span><text:span text:style-name="T2">Dokoupil?)</text:span><text:span text:style-name="T94"> </text:span><text:span text:style-name="T2">se</text:span><text:span text:style-name="T94"> </text:span><text:span text:style-name="T2">seznamem</text:span><text:span text:style-name="T94"> </text:span><text:span text:style-name="T2">dačických prvotisků.</text:span></text:p>
      <text:p text:style-name="TEXT"/>
      <text:p text:style-name="P208"><text:span text:style-name="T13">„Cathalogus</text:span><text:span text:style-name="T339"> </text:span><text:span text:style-name="T13">lib</text:span><text:span text:style-name="T53">r</text:span><text:span text:style-name="T13">orum</text:span><text:span text:style-name="T212"> </text:span><text:span text:style-name="T13">bibliothecae</text:span><text:span text:style-name="T212"> </text:span><text:span text:style-name="T13">conventus</text:span><text:span text:style-name="T212"> </text:span><text:span text:style-name="T13">Dačicensis</text:span><text:span text:style-name="T212"> <text:s text:c="7"/></text:span><text:span text:style-name="T13">ad</text:span><text:span text:style-name="T212"> </text:span><text:span text:style-name="T13">S.</text:span><text:span text:style-name="T212"> </text:span><text:span text:style-name="T13">Antonium</text:span><text:span text:style-name="T212"> </text:span><text:span text:style-name="T13">de</text:span><text:span text:style-name="T212"> </text:span><text:span text:style-name="T13">Padua Ord.</text:span><text:span text:style-name="T343"> </text:span><text:span text:style-name="T13">F</text:span><text:span text:style-name="T273">F</text:span><text:span text:style-name="T13">.</text:span><text:span text:style-name="T343"> </text:span><text:span text:style-name="T13">Minorum Reforma-</text:span><text:span text:style-name="T343"> </text:span><text:span text:style-name="T13">torum</text:span><text:span text:style-name="T343"> </text:span><text:span text:style-name="T13">S.</text:span><text:span text:style-name="T343"> </text:span><text:span text:style-name="T273">P</text:span><text:span text:style-name="T13">.</text:span><text:span text:style-name="T343"> </text:span><text:span text:style-name="T13">Francisci</text:span><text:span text:style-name="T343"> </text:span><text:span text:style-name="T13">conscriptus</text:span><text:span text:style-name="T343"> </text:span><text:span text:style-name="T13">sub</text:span><text:span text:style-name="T343"> </text:span><text:span text:style-name="T13">guardianatu</text:span><text:span text:style-name="T343"> </text:span><text:span text:style-name="T13">M.</text:span><text:span text:style-name="T343"> </text:span><text:span text:style-name="T86">V</text:span><text:span text:style-name="T13">.</text:span><text:span text:style-name="T343"> </text:span><text:span text:style-name="T273">P</text:span><text:span text:style-name="T13">. Anastasii</text:span><text:span text:style-name="T326"> </text:span><text:span text:style-name="T13">Školaudy</text:span><text:span text:style-name="T326"> </text:span><text:span text:style-name="T13">Praed.</text:span><text:span text:style-name="T326"> </text:span><text:span text:style-name="T13">eme</text:span><text:span text:style-name="T273">r</text:span><text:span text:style-name="T13">.</text:span><text:span text:style-name="T326"> </text:span><text:span text:style-name="T13">a</text:span><text:span text:style-name="T326"> </text:span><text:span text:style-name="T86">V</text:span><text:span text:style-name="T13">.</text:span><text:span text:style-name="T326"> </text:span><text:span text:style-name="T273">P</text:span><text:span text:style-name="T13">.</text:span><text:span text:style-name="T326"> </text:span><text:span text:style-name="T13">Benjamin</text:span><text:span text:style-name="T326"> </text:span><text:span text:style-name="T13">Širuček</text:span><text:span text:style-name="T326"> </text:span><text:span text:style-name="T13">praefati</text:span><text:span text:style-name="T326"> </text:span><text:span text:style-name="T13">Ord.</text:span><text:span text:style-name="T326"> </text:span><text:span text:style-name="T13">et</text:span><text:span text:style-name="T326"> </text:span><text:span text:style-name="T13">Convent.</text:span><text:span text:style-name="T326"> </text:span><text:span text:style-name="T13">Praed. Subsid. 1846“</text:span></text:p>
      <text:p text:style-name="TEXT"/>
      <text:p text:style-name="_37_._20_Komentář_20_CELEK"><text:span text:style-name="T2">Poslední dochovaný katalog, který sestavovatel Benjamin Širůček nedokončil (sro</text:span><text:span text:style-name="T176">v</text:span><text:span text:style-name="T2">. </text:span><text:span text:style-name="T4">Knihovna a a</text:span><text:span text:style-name="T152">r</text:span><text:span text:style-name="T4">chiv františkánského kláštera</text:span><text:span text:style-name="T103"> </text:span><text:span text:style-name="T4">v</text:span><text:span text:style-name="T103"> </text:span><text:span text:style-name="T4">Dačicích</text:span><text:span text:style-name="T103"> </text:span><text:span text:style-name="T4">na</text:span><text:span text:style-name="T103"> </text:span><text:span text:style-name="T4">Moravě</text:span><text:span text:style-name="T2">.</text:span><text:span text:style-name="T102"> </text:span><text:span text:style-name="T2">Světozor</text:span><text:span text:style-name="T102"> </text:span><text:span text:style-name="T238">V</text:span><text:span text:style-name="T2">,</text:span><text:span text:style-name="T102"> </text:span><text:span text:style-name="T2">1871,</text:span><text:span text:style-name="T102"> </text:span><text:span text:style-name="T2">příloha</text:span><text:span text:style-name="T102"> </text:span><text:span text:style-name="T2">k</text:span><text:span text:style-name="T102"> </text:span><text:span text:style-name="T2">č.</text:span><text:span text:style-name="T102"> </text:span><text:span text:style-name="T2">7,</text:span><text:span text:style-name="T102"> </text:span><text:span text:style-name="T2">s.</text:span><text:span text:style-name="T102"> </text:span><text:span text:style-name="T2">81)</text:span><text:span text:style-name="T102"> </text:span><text:span text:style-name="T2">patrně</text:span><text:span text:style-name="T102"> </text:span><text:span text:style-name="T2">v</text:span><text:span text:style-name="T102"> </text:span><text:span text:style-name="T2">důsledku</text:span><text:span text:style-name="T102"> </text:span><text:span text:style-name="T2">odjezdu</text:span><text:span text:style-name="T102"> </text:span><text:span text:style-name="T2">do</text:span><text:span text:style-name="T102"> </text:span><text:span text:style-name="T2">Palestiny</text:span><text:span text:style-name="T102"> </text:span><text:span text:style-name="T2">(viz rukopis D 52). Chybějící obory N-X jsou dopsány velmi kuse jinou rukou a tužkou. Katalog již nebyl nahrazen žádným dalším; na konci rukopisu (pag. </text:span><text:span text:style-name="T150">1</text:span><text:span text:style-name="T2">10) jsou zápisy provinciálů z vizitací v letech 1889-1910 (např.: </text:span><text:span text:style-name="T4">„</text:span><text:span text:style-name="T95">V</text:span><text:span text:style-name="T4">idi in visitatione canonica die 4. </text:span><text:span text:style-name="T4">Junii 1889 </text:span><text:span text:style-name="T240">P</text:span><text:span text:style-name="T4">. Casimirus Adámek, minister p</text:span><text:span text:style-name="T152">r</text:span><text:span text:style-name="T4">ovincialis“</text:span><text:span text:style-name="T2">). Jeden z jeho rukopisů (psaný česky), který zřejmě </text:span><text:span text:style-name="T2">vznikl v Dačicích a byl roku 1900 darován tehdejšímu provinciálu české františkánské provincie Březinovi, je nyní uchováván v knihovně kláštera v Jindřichově Hradci (1 JH 25), viz Ryba, B.: </text:span><text:span text:style-name="T3">Soupisy rukopisů</text:span><text:span text:style-name="T2">, s. 270-271, č. 268.</text:span></text:p>
      <text:p text:style-name="TEXT"/>
      <text:p text:style-name="TEXT"/>
      <text:p text:style-name="TEXT"/>
      <text:p text:style-name="_31_.Číslo_20_rukopisu"><text:bookmark-start text:name="D_011"/><text:soft-page-break/><text:span text:style-name="T13">1</text:span><text:bookmark-end text:name="D_011"/><text:span text:style-name="T13">1 <text:s text:c="75"/>D</text:span><text:span text:style-name="T214"> </text:span><text:span text:style-name="T181">1</text:span><text:span text:style-name="T13">1</text:span></text:p>
      <text:p text:style-name="TEXT"/>
      <text:p text:style-name="_32_._20_Vazba_20_a_20_rozměry"><text:span text:style-name="T2">1703-1704, pap., [56] </text:span><text:span text:style-name="T52">f</text:span><text:span text:style-name="T2">f., 31 x 20,5 cm, vazba soudobá</text:span></text:p>
      <text:p text:style-name="P3"/>
      <text:p text:style-name="TEXT"><text:span text:style-name="T4">Písmo:</text:span><text:span text:style-name="T207"> </text:span><text:span text:style-name="T2">Německá</text:span><text:span text:style-name="T77"> </text:span><text:span text:style-name="T2">novogotická</text:span><text:span text:style-name="T77"> </text:span><text:span text:style-name="T2">kurzíva</text:span><text:span text:style-name="T77"> </text:span><text:span text:style-name="T2">18.</text:span><text:span text:style-name="T77"> </text:span><text:span text:style-name="T2">století.</text:span><text:span text:style-name="T77"> </text:span><text:span text:style-name="T2">Tři</text:span><text:span text:style-name="T77"> </text:span><text:span text:style-name="T2">písařské</text:span><text:span text:style-name="T77"> </text:span><text:span text:style-name="T2">ruce:</text:span><text:span text:style-name="T77"> </text:span><text:span text:style-name="T2">písař</text:span><text:span text:style-name="T77"> </text:span><text:span text:style-name="T2">A</text:span><text:span text:style-name="T77"> </text:span><text:span text:style-name="T2">psal</text:span><text:span text:style-name="T77"> </text:span><text:span text:style-name="T2">ff.</text:span><text:span text:style-name="T77"> </text:span><text:span text:style-name="T2">1r-30v</text:span><text:span text:style-name="T77"> </text:span><text:span text:style-name="T2">a 33r-46</text:span><text:span text:style-name="T94">v</text:span><text:span text:style-name="T2">,</text:span><text:span text:style-name="T142"> </text:span><text:span text:style-name="T2">písař</text:span><text:span text:style-name="T142"> </text:span><text:span text:style-name="T2">B</text:span><text:span text:style-name="T142"> </text:span><text:span text:style-name="T2">psal</text:span><text:span text:style-name="T142"> f</text:span><text:span text:style-name="T2">f.</text:span><text:span text:style-name="T142"> </text:span><text:span text:style-name="T2">47r-55v</text:span><text:span text:style-name="T142"> </text:span><text:span text:style-name="T2">a</text:span><text:span text:style-name="T142"> </text:span><text:span text:style-name="T2">písař</text:span><text:span text:style-name="T142"> </text:span><text:span text:style-name="T2">C</text:span><text:span text:style-name="T142"> </text:span><text:span text:style-name="T2">(kopie</text:span><text:span text:style-name="T142"> </text:span><text:span text:style-name="T2">italského</text:span><text:span text:style-name="T142"> </text:span><text:span text:style-name="T2">dopisu)</text:span><text:span text:style-name="T142"> </text:span><text:span text:style-name="T2">psal</text:span><text:span text:style-name="T142"> f</text:span><text:span text:style-name="T2">f.</text:span><text:span text:style-name="T142"> </text:span><text:span text:style-name="T2">31r-32</text:span><text:span text:style-name="T176">r</text:span><text:span text:style-name="T2">. </text:span><text:span text:style-name="T16">–</text:span><text:span text:style-name="T2"> Filigrány rukopisu analyzovala Kučerová, M.: </text:span><text:span text:style-name="T3">Rukopis D 11</text:span><text:span text:style-name="T2">, s. 18-19. Podle nich lze datovat výrobu papíru do roku 1689 (Kremsmünster), 1694 (Vídeňské Nové Město) a 1704 (Schafwiesen, dnes ve Wels, Horní Rakousy). </text:span><text:span text:style-name="T16">-</text:span><text:span text:style-name="T147"> </text:span><text:span text:style-name="T2">Původní pe</text:span><text:span text:style-name="T52">r</text:span><text:span text:style-name="T2">gamenová vazba.</text:span><text:span text:style-name="T27"> </text:span><text:span text:style-name="T2">Na</text:span><text:span text:style-name="T27"> </text:span><text:span text:style-name="T2">hřbetu</text:span><text:span text:style-name="T27"> </text:span><text:span text:style-name="T2">stará</text:span><text:span text:style-name="T27"> </text:span><text:span text:style-name="T2">signatura </text:span><text:span text:style-name="T4">„H</text:span><text:span text:style-name="T29"> </text:span><text:span text:style-name="T4">a</text:span><text:span text:style-name="T29"> </text:span><text:span text:style-name="T4">38.“</text:span><text:span text:style-name="T2"> </text:span><text:span text:style-name="T4">-</text:span><text:span text:style-name="T29"> </text:span><text:span text:style-name="T4">P</text:span><text:span text:style-name="T103">r</text:span><text:span text:style-name="T4">ovenienční</text:span><text:span text:style-name="T29"> </text:span><text:span text:style-name="T4">poznámka:</text:span><text:span text:style-name="T29"> <text:s/></text:span><text:span text:style-name="T2">Na předním</text:span><text:span text:style-name="T64"> </text:span><text:span text:style-name="T2">přídeští</text:span><text:span text:style-name="T64"> </text:span><text:span text:style-name="T2">velké</text:span><text:span text:style-name="T64"> </text:span><text:span text:style-name="T2">mědirytové</text:span><text:span text:style-name="T64"> </text:span><text:span text:style-name="T2">heraldické</text:span><text:span text:style-name="T64"> </text:span><text:span text:style-name="T2">(alianční</text:span><text:span text:style-name="T64"> </text:span><text:span text:style-name="T2">erb</text:span><text:span text:style-name="T64"> </text:span><text:span text:style-name="T2">knížecí</text:span><text:span text:style-name="T64"> </text:span><text:span text:style-name="T2">rodiny</text:span><text:span text:style-name="T64"> </text:span><text:span text:style-name="T171">T</text:span><text:span text:style-name="T2">rautson</text:span><text:span text:style-name="T64"> </text:span><text:span text:style-name="T2">a</text:span><text:span text:style-name="T64"> </text:span><text:span text:style-name="T2">hraběcí rodiny</text:span><text:span text:style-name="T338"> </text:span><text:span text:style-name="T259">W</text:span><text:span text:style-name="T2">eissenwol</text:span><text:span text:style-name="T52">f</text:span><text:span text:style-name="T2">f)</text:span><text:span text:style-name="T338"> </text:span><text:span text:style-name="T2">exlibris mecenášky dačických</text:span><text:span text:style-name="T338"> </text:span><text:span text:style-name="T2">františkánů</text:span><text:span text:style-name="T338"> </text:span><text:span text:style-name="T2">s</text:span><text:span text:style-name="T338"> </text:span><text:span text:style-name="T2">legendou</text:span><text:span text:style-name="T338"> </text:span><text:span text:style-name="T2">(signováno </text:span><text:span text:style-name="T4">„I. A.</text:span><text:span text:style-name="T92"> </text:span><text:span text:style-name="T4">Pfeffel</text:span><text:span text:style-name="T92"> </text:span><text:span text:style-name="T119">V</text:span><text:span text:style-name="T4">iennae“</text:span><text:span text:style-name="T2">): </text:span><text:span text:style-name="T4">„Ex</text:span><text:span text:style-name="T92"> </text:span><text:span text:style-name="T4">libris</text:span><text:span text:style-name="T92"> </text:span><text:span text:style-name="T4">Mariae</text:span><text:span text:style-name="T92"> </text:span><text:span text:style-name="T4">The</text:span><text:span text:style-name="T103">r</text:span><text:span text:style-name="T4">esiae</text:span><text:span text:style-name="T92"> </text:span><text:span text:style-name="T4">comitissae</text:span><text:span text:style-name="T92"> </text:span><text:span text:style-name="T178">T</text:span><text:span text:style-name="T4">rautson</text:span><text:span text:style-name="T92"> </text:span><text:span text:style-name="T4">nata</text:span><text:span text:style-name="T92"> </text:span><text:span text:style-name="T4">comitissa</text:span><text:span text:style-name="T2"> </text:span><text:span text:style-name="T4">de</text:span><text:span text:style-name="T29"> </text:span><text:span text:style-name="T270">W</text:span><text:span text:style-name="T4">eissenwolf.</text:span><text:span text:style-name="T29"> </text:span><text:span text:style-name="T4">MDCC.“</text:span><text:span text:style-name="T27"> </text:span><text:span text:style-name="T2">Rukopis</text:span><text:span text:style-name="T27"> </text:span><text:span text:style-name="T2">patřil</text:span><text:span text:style-name="T27"> </text:span><text:span text:style-name="T2">hraběnce</text:span><text:span text:style-name="T27"> </text:span><text:span text:style-name="T2">jménem</text:span><text:span text:style-name="T27"> </text:span><text:span text:style-name="T2">Maria</text:span><text:span text:style-name="T27"> </text:span><text:span text:style-name="T2">Theresia</text:span><text:span text:style-name="T27"> </text:span><text:span text:style-name="T2">Ungnad,</text:span><text:span text:style-name="T27"> </text:span><text:span text:style-name="T2">Gräfin von</text:span><text:span text:style-name="T64"> </text:span><text:span text:style-name="T259">W</text:span><text:span text:style-name="T2">eissenwol</text:span><text:span text:style-name="T52">f</text:span><text:span text:style-name="T2">f</text:span><text:span text:style-name="T64"> </text:span><text:span text:style-name="T2">(1678-1741),</text:span><text:span text:style-name="T64"> </text:span><text:span text:style-name="T2">která</text:span><text:span text:style-name="T64"> </text:span><text:span text:style-name="T2">se</text:span><text:span text:style-name="T64"> </text:span><text:span text:style-name="T2">provdala</text:span><text:span text:style-name="T64"> </text:span><text:span text:style-name="T2">za</text:span><text:span text:style-name="T64"> </text:span><text:span text:style-name="T2">Johanna</text:span><text:span text:style-name="T64"> </text:span><text:span text:style-name="T2">Leopolda</text:span><text:span text:style-name="T64"> </text:span><text:span text:style-name="T2">Donata</text:span><text:span text:style-name="T64"> </text:span><text:span text:style-name="T2">von</text:span><text:span text:style-name="T64"> </text:span><text:span text:style-name="T171">T</text:span><text:span text:style-name="T2">rautson (1659-1724),</text:span><text:span text:style-name="T331"> </text:span><text:span text:style-name="T2">vrchního</text:span><text:span text:style-name="T331"> </text:span><text:span text:style-name="T2">hofmistra</text:span><text:span text:style-name="T331"> </text:span><text:span text:style-name="T2">na</text:span><text:span text:style-name="T331"> </text:span><text:span text:style-name="T2">dvoře</text:span><text:span text:style-name="T331"> </text:span><text:span text:style-name="T2">Josefa</text:span><text:span text:style-name="T331"> </text:span><text:span text:style-name="T2">I.</text:span><text:span text:style-name="T331"> </text:span><text:span text:style-name="T2">a</text:span><text:span text:style-name="T331"> </text:span><text:span text:style-name="T2">Karla</text:span><text:span text:style-name="T331"> </text:span><text:span text:style-name="T2">VI.</text:span><text:span text:style-name="T331"> </text:span><text:span text:style-name="T2">Autora,</text:span><text:span text:style-name="T331"> nebo </text:span><text:span text:style-name="T2">alespoň</text:span><text:span text:style-name="T331"> </text:span><text:span text:style-name="T2">původního majitele</text:span><text:span text:style-name="T27"> </text:span><text:span text:style-name="T2">rukopisu,</text:span><text:span text:style-name="T27"> </text:span><text:span text:style-name="T2">je</text:span><text:span text:style-name="T27"> </text:span><text:span text:style-name="T2">tedy</text:span><text:span text:style-name="T27"> </text:span><text:span text:style-name="T2">možno</text:span><text:span text:style-name="T27"> </text:span><text:span text:style-name="T2">hledat</text:span><text:span text:style-name="T27"> </text:span><text:span text:style-name="T2">v</text:span><text:span text:style-name="T27"> </text:span><text:span text:style-name="T2">obou</text:span><text:span text:style-name="T27"> </text:span><text:span text:style-name="T2">rodinách</text:span><text:span text:style-name="T27"> </text:span><text:span text:style-name="T2">(viz</text:span><text:span text:style-name="T27"> </text:span><text:span text:style-name="T2">poznámku</text:span><text:span text:style-name="T27"> </text:span><text:span text:style-name="T2">u ru-</text:span><text:span text:style-name="T27"> </text:span><text:span text:style-name="T2">kopisu</text:span><text:span text:style-name="T27"> </text:span><text:span text:style-name="T2">D</text:span><text:span text:style-name="T27"> </text:span><text:span text:style-name="T2">6</text:span><text:span text:style-name="T27"> </text:span><text:span text:style-name="T2">a Dokoupila,</text:span><text:span text:style-name="T27"> </text:span><text:span text:style-name="T2">Vl.:</text:span><text:span text:style-name="T27"> </text:span><text:span text:style-name="T4">Dějiny</text:span><text:span text:style-name="T29"> </text:span><text:span text:style-name="T4">moravských</text:span><text:span text:style-name="T2">,</text:span><text:span text:style-name="T27"> </text:span><text:span text:style-name="T2">s.</text:span><text:span text:style-name="T27"> </text:span><text:span text:style-name="T2">273).</text:span><text:span text:style-name="T27"> </text:span><text:span text:style-name="T2">K</text:span><text:span text:style-name="T27"> </text:span><text:span text:style-name="T171">T</text:span><text:span text:style-name="T2">rautsonovi</text:span><text:span text:style-name="T27"> </text:span><text:span text:style-name="T2">viz</text:span><text:span text:style-name="T27"> </text:span><text:span text:style-name="T2">Hadriga,</text:span><text:span text:style-name="T27"> </text:span><text:span text:style-name="T259">F</text:span><text:span text:style-name="T2">.:</text:span><text:span text:style-name="T27"> </text:span><text:span text:style-name="T4">Die</text:span><text:span text:style-name="T29"> </text:span><text:span text:style-name="T178">T</text:span><text:span text:style-name="T4">rautson</text:span><text:span text:style-name="T2">,</text:span><text:span text:style-name="T27"> </text:span><text:span text:style-name="T2">s. 109-</text:span><text:span text:style-name="T102">1</text:span><text:span text:style-name="T2">17 a Mašek, </text:span><text:span text:style-name="T238">P</text:span><text:span text:style-name="T2">.: </text:span><text:span text:style-name="T4">Šlechtické </text:span><text:span text:style-name="T103">r</text:span><text:span text:style-name="T4">ody</text:span><text:span text:style-name="T2">, II., s. 372.</text:span></text:p>
      <text:p text:style-name="TEXT"/>
      <text:p text:style-name="_37_._20_Komentář_20_CELEK"><text:span text:style-name="T2">Lit.: </text:span><text:span text:style-name="T2">Kučerová, M.: </text:span><text:span text:style-name="T3">Rukopis D 11 bývalé františkánské knihovny v Dačicích</text:span><text:span text:style-name="T2">. Brno 2007 (rukopis); </text:span><text:span text:style-name="T4">Gegeneinander-Haltung der Thaten Ca</text:span><text:span text:style-name="T152">r</text:span><text:span text:style-name="T4">oli III. König in Spanien ... </text:span><text:span text:style-name="T2">Franckfurt und Leipzig, 1710; </text:span><text:span text:style-name="T4">Leben und</text:span><text:span text:style-name="T302"> </text:span><text:span text:style-name="T4">Thaten</text:span><text:span text:style-name="T302"> </text:span><text:span text:style-name="T4">Ca</text:span><text:span text:style-name="T152">r</text:span><text:span text:style-name="T4">oli</text:span><text:span text:style-name="T302"> </text:span><text:span text:style-name="T4">des</text:span><text:span text:style-name="T302"> </text:span><text:span text:style-name="T4">Sechsten</text:span><text:span text:style-name="T302"> </text:span><text:span text:style-name="T4">Erwählten</text:span><text:span text:style-name="T302"> </text:span><text:span text:style-name="T4">Römischen</text:span><text:span text:style-name="T302"> </text:span><text:span text:style-name="T4">Kaisers</text:span><text:span text:style-name="T302"> </text:span><text:span text:style-name="T4">...</text:span><text:span text:style-name="T302"> </text:span><text:span text:style-name="T171">W</text:span><text:span text:style-name="T2">ien,</text:span><text:span text:style-name="T301"> </text:span><text:span text:style-name="T2">Prag</text:span><text:span text:style-name="T301"> </text:span><text:span text:style-name="T2">und</text:span><text:span text:style-name="T301"> </text:span><text:span text:style-name="T2">Linz,</text:span><text:span text:style-name="T301"> </text:span><text:span text:style-name="T2">1712;</text:span><text:span text:style-name="T301"> </text:span><text:span text:style-name="T2">Maťa,</text:span><text:span text:style-name="T301"> </text:span><text:span text:style-name="T269">P</text:span><text:span text:style-name="T2">.:</text:span><text:span text:style-name="T301"> </text:span><text:span text:style-name="T119">T</text:span><text:span text:style-name="T4">agebücher</text:span><text:span text:style-name="T2">, s.</text:span><text:span text:style-name="T206"> </text:span><text:span text:style-name="T2">767-780;</text:span><text:span text:style-name="T206"> </text:span><text:span text:style-name="T2">Redlich,</text:span><text:span text:style-name="T206"> </text:span><text:span text:style-name="T2">O.:</text:span><text:span text:style-name="T206"> </text:span><text:span text:style-name="T4">Die</text:span><text:span text:style-name="T207"> </text:span><text:span text:style-name="T119">T</text:span><text:span text:style-name="T4">agebücher</text:span><text:span text:style-name="T207"> </text:span><text:span text:style-name="T4">Kaiser</text:span><text:span text:style-name="T207"> </text:span><text:span text:style-name="T4">Karls</text:span><text:span text:style-name="T207"> </text:span><text:span text:style-name="T4">VI.</text:span><text:span text:style-name="T2">,</text:span><text:span text:style-name="T206"> </text:span><text:span text:style-name="T2">s.</text:span><text:span text:style-name="T206"> </text:span><text:span text:style-name="T2">141–151;</text:span><text:span text:style-name="T206"> </text:span><text:span text:style-name="T2">Schirach,</text:span><text:span text:style-name="T206"> </text:span><text:span text:style-name="T2">G.</text:span><text:span text:style-name="T206"> </text:span><text:span text:style-name="T2">B.:</text:span><text:span text:style-name="T206"> </text:span><text:span text:style-name="T4">Biographie</text:span><text:span text:style-name="T207"> </text:span><text:span text:style-name="T4">Kaisers</text:span><text:span text:style-name="T207"> </text:span><text:span text:style-name="T4">Carls des Sechsten</text:span><text:span text:style-name="T2">. Halle, 1776, s. 68-73.</text:span></text:p>
      <text:p text:style-name="TEXT"/>
      <text:p text:style-name="_33_._20_Název_20_rukopisu"><text:span text:style-name="T13">„</text:span><text:span text:style-name="T13">Diarium</text:span><text:span text:style-name="T98"> </text:span><text:span text:style-name="T13">oder</text:span><text:span text:style-name="T98"> </text:span><text:span text:style-name="T13">Besch</text:span><text:span text:style-name="T53">r</text:span><text:span text:style-name="T13">eibung</text:span><text:span text:style-name="T98"> </text:span><text:span text:style-name="T13">der</text:span><text:span text:style-name="T98"> </text:span><text:span text:style-name="T13">Raiss“</text:span></text:p>
      <text:p text:style-name="TEXT"/>
      <text:p text:style-name="P55"><text:span text:style-name="T13">1r-55v</text:span><text:span text:style-name="T73"><text:tab/></text:span><text:span text:style-name="T2">„</text:span><text:span text:style-name="T17">So</text:span><text:span text:style-name="T100"> </text:span><text:span text:style-name="T17">Ih</text:span><text:span text:style-name="T58">r</text:span><text:span text:style-name="T17">o</text:span><text:span text:style-name="T100"> </text:span><text:span text:style-name="T17">königliche</text:span><text:span text:style-name="T100"> </text:span><text:span text:style-name="T17">catholische</text:span><text:span text:style-name="T100"> </text:span><text:span text:style-name="T17">Majestät</text:span><text:span text:style-name="T100"> </text:span><text:span text:style-name="T17">in</text:span><text:span text:style-name="T100"> </text:span><text:span text:style-name="T17">Spannien</text:span><text:span text:style-name="T100"> </text:span><text:span text:style-name="T17">Ca</text:span><text:span text:style-name="T58">r</text:span><text:span text:style-name="T17">olus Tertius</text:span><text:span text:style-name="T349"> </text:span><text:span text:style-name="T17">[postea</text:span><text:span text:style-name="T208"> </text:span><text:span text:style-name="T17">Ca</text:span><text:span text:style-name="T58">r</text:span><text:span text:style-name="T17">olus</text:span><text:span text:style-name="T208"> </text:span><text:span text:style-name="T17">VI.],</text:span><text:span text:style-name="T349"> </text:span><text:span text:style-name="T17">nachdeme</text:span><text:span text:style-name="T208"> </text:span><text:span text:style-name="T17">Ih</text:span><text:span text:style-name="T58">r</text:span><text:span text:style-name="T17">o</text:span><text:span text:style-name="T208"> </text:span><text:span text:style-name="T17">von</text:span><text:span text:style-name="T208"> </text:span><text:span text:style-name="T17">seiner</text:span><text:span text:style-name="T208"> kaiserlichen </text:span><text:span text:style-name="T17">Majestät</text:span><text:span text:style-name="T208"> </text:span><text:span text:style-name="T17">Leopoldo</text:span><text:span text:style-name="T208"> </text:span><text:span text:style-name="T17">Primo,</text:span><text:span text:style-name="T208"> </text:span><text:span text:style-name="T17">als</text:span><text:span text:style-name="T208"> </text:span><text:span text:style-name="T17">de</text:span><text:span text:style-name="T58">r</text:span><text:span text:style-name="T17">o allergnädigsten</text:span><text:span text:style-name="T159"> </text:span><text:span text:style-name="T17">Herrn</text:span><text:span text:style-name="T159"> </text:span><text:span text:style-name="T274">V</text:span><text:span text:style-name="T17">atern,</text:span><text:span text:style-name="T159"> </text:span><text:span text:style-name="T17">und</text:span><text:span text:style-name="T159"> </text:span><text:span text:style-name="T17">dann</text:span><text:span text:style-name="T159"> </text:span><text:span text:style-name="T17">von</text:span><text:span text:style-name="T159"> </text:span><text:span text:style-name="T17">seiner</text:span><text:span text:style-name="T159"> </text:span><text:span text:style-name="T17">Majestät</text:span><text:span text:style-name="T159"> </text:span><text:span text:style-name="T17">dem</text:span><text:span text:style-name="T159"> römischen </text:span><text:span text:style-name="T17">und</text:span><text:span text:style-name="T159"> </text:span><text:span text:style-name="T17">zu</text:span><text:span text:style-name="T159"> </text:span><text:span text:style-name="T17">Hungarn</text:span><text:span text:style-name="T159"> </text:span><text:span text:style-name="T17">König Josepho</text:span><text:span text:style-name="T290"> </text:span><text:span text:style-name="T17">Primo,</text:span><text:span text:style-name="T290"> </text:span><text:span text:style-name="T17">als</text:span><text:span text:style-name="T290"> </text:span><text:span text:style-name="T17">de</text:span><text:span text:style-name="T58">r</text:span><text:span text:style-name="T17">o</text:span><text:span text:style-name="T290"> </text:span><text:span text:style-name="T17">geliebtisten</text:span><text:span text:style-name="T290"> </text:span><text:span text:style-name="T17">Herrn</text:span><text:span text:style-name="T290"> </text:span><text:span text:style-name="T17">Brudern,</text:span><text:span text:style-name="T290"> </text:span><text:span text:style-name="T17">alle</text:span><text:span text:style-name="T290"> </text:span><text:span text:style-name="T17">auf</text:span><text:span text:style-name="T290"> </text:span><text:span text:style-name="T17">die</text:span><text:span text:style-name="T290"> </text:span><text:span text:style-name="T17">C</text:span><text:span text:style-name="T58">r</text:span><text:span text:style-name="T17">on</text:span><text:span text:style-name="T290"> </text:span><text:soft-page-break/><text:span text:style-name="T17">Spannien</text:span><text:span text:style-name="T290"> </text:span><text:span text:style-name="T17">gehabte </text:span><text:span text:style-name="T5">Jurae</text:span><text:span text:style-name="T80"> </text:span><text:span text:style-name="T17">den</text:span><text:span text:style-name="T80"> </text:span><text:span text:style-name="T17">12.</text:span><text:span text:style-name="T80"> Septembris </text:span><text:span text:style-name="T17">1703,</text:span><text:span text:style-name="T80"> </text:span><text:span text:style-name="T17">als</text:span><text:span text:style-name="T80"> </text:span><text:span text:style-name="T17">am</text:span><text:span text:style-name="T80"> </text:span><text:span text:style-name="T17">Festag</text:span><text:span text:style-name="T80"> </text:span><text:span text:style-name="T17">so</text:span><text:span text:style-name="T80"> </text:span><text:span text:style-name="T17">des</text:span><text:span text:style-name="T80"> heiligen </text:span><text:span text:style-name="T271">T</text:span><text:span text:style-name="T5">obiae</text:span><text:span text:style-name="T80"> </text:span><text:span text:style-name="T17">in</text:span><text:span text:style-name="T80"> </text:span><text:span text:style-name="T17">der</text:span><text:span text:style-name="T80"> </text:span><text:span text:style-name="T208">kaiserlichen</text:span><text:span text:style-name="T80"> </text:span><text:span text:style-name="T17">gehabten</text:span><text:span text:style-name="T80"> </text:span><text:span text:style-name="T17">Ratstuben ordentlich</text:span><text:span text:style-name="T114"> </text:span><text:span text:style-name="T17">und</text:span><text:span text:style-name="T114"> </text:span><text:span text:style-name="T5">p</text:span><text:span text:style-name="T55">raeviis</text:span><text:span text:style-name="T114"> </text:span><text:span text:style-name="T5">solemnitatibus</text:span><text:span text:style-name="T112"> </text:span><text:span text:style-name="T5">rite</text:span><text:span text:style-name="T112"> </text:span><text:span text:style-name="T5">cedi</text:span><text:span text:style-name="T55">r</text:span><text:span text:style-name="T5">et</text:span><text:span text:style-name="T114"> </text:span><text:span text:style-name="T17">worden,</text:span><text:span text:style-name="T114"> </text:span><text:span text:style-name="T17">p</text:span><text:span text:style-name="T58">r</text:span><text:span text:style-name="T17">o</text:span><text:span text:style-name="T114"> </text:span><text:span text:style-name="T5">sumenta</text:span><text:span text:style-name="T114"> </text:span><text:span text:style-name="T5">possessione</text:span><text:span text:style-name="T17"> unternomben und was weiter sich darbei merkliches zugetragen hat</text:span><text:span text:style-name="T2"> … <text:s text:c="3"/>x</text:span><text:span text:style-name="T32"> </text:span><text:span text:style-name="T2">...</text:span><text:span text:style-name="T32"> </text:span><text:span text:style-name="T2">(</text:span><text:span text:style-name="T32"> </text:span><text:span text:style-name="T2">[fol.</text:span><text:span text:style-name="T32"> </text:span><text:span text:style-name="T2">53r] Continuatio</text:span><text:span text:style-name="T32"> </text:span><text:span text:style-name="T2">diarii</text:span><text:span text:style-name="T32"> </text:span><text:span text:style-name="T2">de</text:span><text:span text:style-name="T32"> </text:span><text:span text:style-name="T2">dato</text:span><text:span text:style-name="T32"> </text:span><text:span text:style-name="T2">Conimbra [spr. Coimbra] 31.</text:span><text:span text:style-name="T32"> </text:span><text:span text:style-name="T2">Augusti</text:span><text:span text:style-name="T32"> </text:span><text:span text:style-name="T2">1704)</text:span><text:span text:style-name="T32"> </text:span><text:span text:style-name="T2">...</text:span><text:span text:style-name="T32"> </text:span><text:span text:style-name="T2">den</text:span><text:span text:style-name="T32"> </text:span><text:span text:style-name="T102">1</text:span><text:span text:style-name="T2">1. haben</text:span><text:span text:style-name="T32"> </text:span><text:span text:style-name="T2">Ihro</text:span><text:span text:style-name="T32"> </text:span><text:span text:style-name="T2">catholische </text:span><text:span text:style-name="T17">Majestät</text:span><text:span text:style-name="T2"> seine Portugiesische</text:span><text:span text:style-name="T17"> Majestät</text:span><text:span text:style-name="T2"> revisitiert, nachmittags aber mitschreiben die Zeit zuge- bracht“</text:span></text:p>
      <text:p text:style-name="TEXT"/>
      <text:p text:style-name="_34_._20_KAPITOLA_20_rukopisu_20_-_20_1._20_odstavec"><text:span text:style-name="T13">31r-32r</text:span><text:span text:style-name="T102"><text:tab/></text:span><text:span text:style-name="T2">„La</text:span><text:span text:style-name="T233"> </text:span><text:span text:style-name="T2">camera</text:span><text:span text:style-name="T233"> </text:span><text:span text:style-name="T2">bassa</text:span><text:span text:style-name="T233"> </text:span><text:span text:style-name="T2">ha</text:span><text:span text:style-name="T233"> </text:span><text:span text:style-name="T2">confirmato</text:span><text:span text:style-name="T233"> </text:span><text:span text:style-name="T2">la</text:span><text:span text:style-name="T233"> </text:span><text:span text:style-name="T2">risoluzione</text:span><text:span text:style-name="T233"> </text:span><text:span text:style-name="T2">toccante</text:span><text:span text:style-name="T233"> </text:span><text:span text:style-name="T2">li</text:span><text:span text:style-name="T233"> </text:span><text:span text:style-name="T2">subsidii</text:span><text:span text:style-name="T233"> </text:span><text:span text:style-name="T2">le</text:span><text:span text:style-name="T233"> </text:span><text:span text:style-name="T2">truppe</text:span><text:span text:style-name="T233"> </text:span><text:span text:style-name="T2">di</text:span><text:span text:style-name="T233"> </text:span><text:span text:style-name="T2">terra, che</text:span><text:span text:style-name="T73"> </text:span><text:span text:style-name="T2">consistono</text:span><text:span text:style-name="T73"> </text:span><text:span text:style-name="T2">in</text:span><text:span text:style-name="T73"> </text:span><text:span text:style-name="T2">50</text:span><text:span text:style-name="T73"> </text:span><text:span text:style-name="T2">huomini</text:span><text:span text:style-name="T73"> </text:span><text:span text:style-name="T2">destinati</text:span><text:span text:style-name="T73"> </text:span><text:span text:style-name="T2">...</text:span><text:span text:style-name="T73"> </text:span><text:span text:style-name="T2">x</text:span><text:span text:style-name="T73"> </text:span><text:span text:style-name="T2">...</text:span><text:span text:style-name="T73"> </text:span><text:span text:style-name="T238">V</text:span><text:span text:style-name="T2">ascelli</text:span><text:span text:style-name="T73"> </text:span><text:span text:style-name="T2">con</text:span><text:span text:style-name="T73"> </text:span><text:span text:style-name="T2">l'artigleria</text:span><text:span text:style-name="T73"> </text:span><text:span text:style-name="T2">Portogallo</text:span><text:span text:style-name="T73"> </text:span><text:span text:style-name="T2">non</text:span><text:span text:style-name="T73"> </text:span><text:span text:style-name="T2">hanno, so</text:span><text:span text:style-name="T52">f</text:span><text:span text:style-name="T2">ferto</text:span><text:span text:style-name="T115"> </text:span><text:span text:style-name="T2">niente,</text:span><text:span text:style-name="T115"> </text:span><text:span text:style-name="T2">ma</text:span><text:span text:style-name="T115"> </text:span><text:span text:style-name="T2">non</text:span><text:span text:style-name="T115"> </text:span><text:span text:style-name="T2">ha</text:span><text:span text:style-name="T115"> </text:span><text:span text:style-name="T2">ancora</text:span><text:span text:style-name="T115"> </text:span><text:span text:style-name="T2">notizia,</text:span><text:span text:style-name="T115"> </text:span><text:span text:style-name="T2">di</text:span><text:span text:style-name="T115"> </text:span><text:span text:style-name="T2">quer</text:span><text:span text:style-name="T115"> </text:span><text:span text:style-name="T2">che</text:span><text:span text:style-name="T115"> </text:span><text:span text:style-name="T2">portauano</text:span><text:span text:style-name="T115"> </text:span><text:span text:style-name="T2">gli</text:span><text:span text:style-name="T115"> </text:span><text:span text:style-name="T2">abbiglimenti</text:span><text:span text:style-name="T115"> </text:span><text:span text:style-name="T2">delle</text:span><text:span text:style-name="T115"> </text:span><text:span text:style-name="T2">truppe che ci ranno.“</text:span></text:p>
      <text:p text:style-name="P43"/>
      <text:p text:style-name="_36_._20_Komentář_20_kapitoly"><text:span text:style-name="T2">Kopie dopisu da</text:span><text:span text:style-name="T2">tovaného v Londýně </text:span><text:span text:style-name="T150">1</text:span><text:span text:style-name="T2">1. prosince 1703 (</text:span><text:span text:style-name="T4">„Lond</text:span><text:span text:style-name="T152">r</text:span><text:span text:style-name="T4">es </text:span><text:span text:style-name="T95">1</text:span><text:span text:style-name="T4">1. Decembres 1703“</text:span><text:span text:style-name="T2">).</text:span></text:p>
      <text:p text:style-name="TEXT"/>
      <text:p text:style-name="_37_._20_Komentář_20_CELEK"><text:span text:style-name="T2">Deník</text:span><text:span text:style-name="T342"> </text:span><text:span text:style-name="T2">z</text:span><text:span text:style-name="T342"> </text:span><text:span text:style-name="T2">cesty</text:span><text:span text:style-name="T342"> </text:span><text:span text:style-name="T2">krále</text:span><text:span text:style-name="T342"> </text:span><text:span text:style-name="T2">Karla</text:span><text:span text:style-name="T342"> </text:span><text:span text:style-name="T2">III.</text:span><text:span text:style-name="T342"> </text:span><text:span text:style-name="T2">(pozdějšího</text:span><text:span text:style-name="T342"> </text:span><text:span text:style-name="T2">císaře</text:span><text:span text:style-name="T342"> </text:span><text:span text:style-name="T2">Karla</text:span><text:span text:style-name="T342"> </text:span><text:span text:style-name="T2">VI.)</text:span><text:span text:style-name="T342"> </text:span><text:span text:style-name="T2">do</text:span><text:span text:style-name="T342"> </text:span><text:span text:style-name="T2">Španělska</text:span><text:span text:style-name="T342"> </text:span><text:span text:style-name="T2">od</text:span><text:span text:style-name="T342"> </text:span><text:span text:style-name="T2">13.</text:span><text:span text:style-name="T342"> </text:span><text:span text:style-name="T2">září</text:span><text:span text:style-name="T342"> </text:span><text:span text:style-name="T2">1703</text:span><text:span text:style-name="T342"> </text:span><text:span text:style-name="T2">do</text:span><text:span text:style-name="T342"> </text:span><text:span text:style-name="T150">1</text:span><text:span text:style-name="T2">1.</text:span><text:span text:style-name="T342"> </text:span><text:span text:style-name="T2">září</text:span><text:span text:style-name="T342"> </text:span><text:span text:style-name="T2">1704. Od fol. 47r (15. Aug. 1704) psán jinou rukou. Deník sepsala blíže neznámá osoba z králova doprovodu. </text:span><text:span text:style-name="T2">Rukopis zcela jistě neobsahuje vlastní deník pozdějšího císaře Karla VI. </text:span><text:span text:style-name="T166">V</text:span><text:span text:style-name="T2">iz Kučerová, M.: </text:span><text:span text:style-name="T3">Rukopis D 11 </text:span><text:span text:style-name="T2">a další studie v literatuře.</text:span></text:p>
      <text:p text:style-name="P81"/>
      <text:p text:style-name="P81"/>
      <text:p text:style-name="P81"/>
      <text:p text:style-name="P81"/>
      <text:p text:style-name="P81"/>
      <text:p text:style-name="_31_.Číslo_20_rukopisu"><text:bookmark-start text:name="D_012"/><text:span text:style-name="T13">1</text:span><text:bookmark-end text:name="D_012"/><text:span text:style-name="T13">2 <text:s text:c="75"/>D</text:span><text:span text:style-name="T214"> </text:span><text:span text:style-name="T13">12</text:span></text:p>
      <text:p text:style-name="TEXT"/>
      <text:p text:style-name="_32_._20_Vazba_20_a_20_rozměry"><text:span text:style-name="T2">1780, pap., XI</text:span><text:span text:style-name="T81">V</text:span><text:span text:style-name="T2">, 484 (recte: 486) pp., 25 x 17 cm, vazba soudobá</text:span></text:p>
      <text:p text:style-name="P3"/>
      <text:p text:style-name="TEXT"><text:span text:style-name="T2">Původní paginace. </text:span><text:span text:style-name="T4">- </text:span><text:span text:style-name="T2">Původní lepenková vazba potažená teletinou s rýhováním. </text:span><text:span text:style-name="T4">- P</text:span><text:span text:style-name="T103">r</text:span><text:span text:style-name="T4">ovenienční</text:span><text:span text:style-name="T134"> </text:span><text:span text:style-name="T4">poznámka:</text:span><text:span text:style-name="T134"> </text:span><text:span text:style-name="T2">Na</text:span><text:span text:style-name="T132"> </text:span><text:span text:style-name="T2">předním</text:span><text:span text:style-name="T132"> </text:span><text:span text:style-name="T2">přídeští: </text:span><text:span text:style-name="T4">„Spectat</text:span><text:span text:style-name="T134"> </text:span><text:span text:style-name="T83">P</text:span><text:span text:style-name="T4">.</text:span><text:span text:style-name="T134"> </text:span><text:span text:style-name="T4">Antonio</text:span><text:span text:style-name="T134"> </text:span><text:span text:style-name="T4">de</text:span><text:span text:style-name="T134"> </text:span><text:span text:style-name="T4">Padua </text:span><text:span text:style-name="T2">[Capucino].“</text:span><text:span text:style-name="T4"> </text:span><text:span text:style-name="T16">Příslušnost ke kapucínskému řádu vyplývá z jeho vlastnoručního podpisu v rukopise D 13</text:span><text:span text:style-name="T2">.</text:span></text:p>
      <text:p text:style-name="_33_._20_Název_20_rukopisu"><text:soft-page-break/><text:span text:style-name="T13">„Jus</text:span><text:span text:style-name="T39"> </text:span><text:span text:style-name="T13">canonicum </text:span><text:span text:style-name="T273">P</text:span><text:span text:style-name="T13">. Ma</text:span><text:span text:style-name="T53">r</text:span><text:span text:style-name="T13">ciani Capucini. 1780“</text:span></text:p>
      <text:p text:style-name="P92"/>
      <text:p text:style-name="_34_._20_KAPITOLA_20_rukopisu_20_-_20_1._20_odstavec"><text:span text:style-name="T13">1-432</text:span><text:span text:style-name="T32"><text:tab/></text:span><text:span text:style-name="T13">„These p</text:span><text:span text:style-name="T53">r</text:span><text:span text:style-name="T13">opositae canonicae ex ju</text:span><text:span text:style-name="T53">r</text:span><text:span text:style-name="T13">e publico et privato“</text:span></text:p>
      <text:p text:style-name="_35_._20_KAPITOLA_20_rukopisu_20_-_20_2._20_odstavec"><text:span text:style-name="T2">„</text:span><text:span text:style-name="T2">Christus</text:span><text:span text:style-name="T32"> </text:span><text:span text:style-name="T2">Dominus novam fundavit societatem, sublata Mosaica, eamque Christianam. Noto I.</text:span><text:span text:style-name="T32"> </text:span><text:span text:style-name="T2">nomine ecclesiae venire ecclesiam triumphantem et militantem ... x ... </text:span><text:span text:style-name="T2">(Religio revelata etiam in traditione continetur) ... Observa, quod innumeras pro hac thesi objectiones desumere possis ex locis theologicis, ubi de traditionibus sermo est, videtis manuscripta mea aut Thomae ex Charmes“</text:span></text:p>
      <text:p text:style-name="P92"/>
      <text:p text:style-name="_37_._20_Komentář_20_CELEK"><text:span text:style-name="T2">Uvedený</text:span><text:span text:style-name="T206"> </text:span><text:span text:style-name="T2">název</text:span><text:span text:style-name="T206"> </text:span><text:span text:style-name="T2">je</text:span><text:span text:style-name="T206"> </text:span><text:span text:style-name="T2">na</text:span><text:span text:style-name="T206"> </text:span><text:span text:style-name="T2">předním</text:span><text:span text:style-name="T206"> </text:span><text:span text:style-name="T2">přídeští.</text:span><text:span text:style-name="T206"> </text:span><text:span text:style-name="T2">Záznam</text:span><text:span text:style-name="T206"> </text:span><text:span text:style-name="T2">přednášek</text:span><text:span text:style-name="T206"> </text:span><text:span text:style-name="T2">patrně</text:span><text:span text:style-name="T206"> </text:span><text:span text:style-name="T2">z</text:span><text:span text:style-name="T206"> </text:span><text:span text:style-name="T2">klášterního</text:span><text:span text:style-name="T206"> </text:span><text:span text:style-name="T2">studia</text:span><text:span text:style-name="T206"> </text:span><text:span text:style-name="T2">u</text:span><text:span text:style-name="T206"> </text:span><text:span text:style-name="T2">znojemských</text:span><text:span text:style-name="T206"> </text:span><text:span text:style-name="T2">kapucínů, kde</text:span><text:span text:style-name="T342"> </text:span><text:span text:style-name="T2">byl</text:span><text:span text:style-name="T342"> </text:span><text:span text:style-name="T269">P</text:span><text:span text:style-name="T2">.</text:span><text:span text:style-name="T342"> </text:span><text:span text:style-name="T2">Marcianus</text:span><text:span text:style-name="T342"> </text:span><text:span text:style-name="T2">prokazatelně</text:span><text:span text:style-name="T342"> </text:span><text:span text:style-name="T2">kolem</text:span><text:span text:style-name="T342"> </text:span><text:span text:style-name="T2">roku</text:span><text:span text:style-name="T342"> </text:span><text:span text:style-name="T2">1768</text:span><text:span text:style-name="T342"> </text:span><text:span text:style-name="T2">lektorem</text:span><text:span text:style-name="T342"> </text:span><text:span text:style-name="T2">(viz</text:span><text:span text:style-name="T342"> </text:span><text:span text:style-name="T2">Dokoupil,</text:span><text:span text:style-name="T342"> </text:span><text:span text:style-name="T2">Vl.:</text:span><text:span text:style-name="T342"> </text:span><text:span text:style-name="T4">Dějiny</text:span><text:span text:style-name="T345"> </text:span><text:span text:style-name="T4">moravských</text:span><text:span text:style-name="T2">,</text:span><text:span text:style-name="T342"> </text:span><text:span text:style-name="T2">s.</text:span><text:span text:style-name="T342"> </text:span><text:span text:style-name="T2">217</text:span><text:span text:style-name="T342"> </text:span><text:span text:style-name="T2">a 273,</text:span><text:span text:style-name="T350"> </text:span><text:span text:style-name="T2">který</text:span><text:span text:style-name="T350"> </text:span><text:span text:style-name="T2">však</text:span><text:span text:style-name="T350"> </text:span><text:span text:style-name="T2">v</text:span><text:span text:style-name="T350"> </text:span><text:span text:style-name="T2">rejstříku</text:span><text:span text:style-name="T350"> </text:span><text:span text:style-name="T2">uvádí</text:span><text:span text:style-name="T350"> </text:span><text:span text:style-name="T2">jméno </text:span><text:span text:style-name="T4">„Ma</text:span><text:span text:style-name="T152">r</text:span><text:span text:style-name="T4">cianus“ </text:span><text:span text:style-name="T2">dvakrát,</text:span><text:span text:style-name="T350"> </text:span><text:span text:style-name="T2">jakoby</text:span><text:span text:style-name="T350"> </text:span><text:span text:style-name="T2">se</text:span><text:span text:style-name="T350"> </text:span><text:span text:style-name="T2">jednalo</text:span><text:span text:style-name="T350"> </text:span><text:span text:style-name="T2">o</text:span><text:span text:style-name="T350"> </text:span><text:span text:style-name="T2">dvě</text:span><text:span text:style-name="T350"> </text:span><text:span text:style-name="T2">(?)</text:span><text:span text:style-name="T350"> </text:span><text:span text:style-name="T2">osoby</text:span><text:span text:style-name="T350"> </text:span><text:span text:style-name="T2">-</text:span><text:span text:style-name="T350"> </text:span><text:span text:style-name="T2">jedna </text:span><text:span text:style-name="T4">„OFM Dačice“ </text:span><text:span text:style-name="T2">a druhá </text:span><text:span text:style-name="T4">„OCap Znojmo“</text:span><text:span text:style-name="T2">).</text:span></text:p>
      <text:p text:style-name="P98"/>
      <text:p text:style-name="P81"/>
      <text:p text:style-name="P81"/>
      <text:p text:style-name="P81"/>
      <text:p text:style-name="P81"/>
      <text:p text:style-name="_31_.Číslo_20_rukopisu"><text:bookmark-start text:name="D_013"/><text:span text:style-name="T13">1</text:span><text:bookmark-end text:name="D_013"/><text:span text:style-name="T13">3 <text:s text:c="75"/>D</text:span><text:span text:style-name="T214"> </text:span><text:span text:style-name="T13">13</text:span></text:p>
      <text:p text:style-name="P92"/>
      <text:p text:style-name="_32_._20_Vazba_20_a_20_rozměry">1764, pap., 448 (recte: 450) pp., 24,5 x 15,5 cm, vazba soudobá</text:p>
      <text:p text:style-name="P17"/>
      <text:p text:style-name="P96"><text:span text:style-name="T2">Dvojí</text:span><text:span text:style-name="T115"> </text:span><text:span text:style-name="T2">původní</text:span><text:span text:style-name="T320"> </text:span><text:span text:style-name="T2">paginace</text:span><text:span text:style-name="T320"> </text:span><text:span text:style-name="T2">-</text:span><text:span text:style-name="T320"> </text:span><text:span text:style-name="T2">průběžná</text:span><text:span text:style-name="T320"> </text:span><text:span text:style-name="T2">(mladší</text:span><text:span text:style-name="T320"> </text:span><text:span text:style-name="T2">písařská</text:span><text:span text:style-name="T320"> </text:span><text:span text:style-name="T2">ruka)</text:span><text:span text:style-name="T320"> </text:span><text:span text:style-name="T2">a</text:span><text:span text:style-name="T320"> </text:span><text:span text:style-name="T2">každá</text:span><text:span text:style-name="T320"> </text:span><text:span text:style-name="T2">kapitola</text:span><text:span text:style-name="T320"> </text:span><text:span text:style-name="T2">zvlášť</text:span><text:span text:style-name="T320"> </text:span><text:span text:style-name="T2">(starší písařská</text:span><text:span text:style-name="T192"> </text:span><text:span text:style-name="T2">ruka). </text:span><text:span text:style-name="T4">- </text:span><text:span text:style-name="T2">Původní</text:span><text:span text:style-name="T192"> </text:span><text:span text:style-name="T2">lepenková</text:span><text:span text:style-name="T192"> </text:span><text:span text:style-name="T2">vazba</text:span><text:span text:style-name="T192"> </text:span><text:span text:style-name="T2">potažená</text:span><text:span text:style-name="T192"> </text:span><text:span text:style-name="T2">teletinou. </text:span><text:span text:style-name="T4">-</text:span><text:span text:style-name="T194"> </text:span><text:span text:style-name="T4">P</text:span><text:span text:style-name="T103">r</text:span><text:span text:style-name="T4">ovenienční</text:span><text:span text:style-name="T194"> </text:span><text:span text:style-name="T4">poznámky: </text:span><text:span text:style-name="T2">Na</text:span><text:span text:style-name="T64"> </text:span><text:span text:style-name="T2">předním</text:span><text:span text:style-name="T64"> </text:span><text:span text:style-name="T2">přídeští: </text:span><text:span text:style-name="T4">„Modo</text:span><text:span text:style-name="T65"> </text:span><text:span text:style-name="T83">P</text:span><text:span text:style-name="T4">.</text:span><text:span text:style-name="T65"> </text:span><text:span text:style-name="T4">Antonii</text:span><text:span text:style-name="T65"> </text:span><text:span text:style-name="T4">a</text:span><text:span text:style-name="T65"> </text:span><text:span text:style-name="T4">Padua</text:span><text:span text:style-name="T65"> </text:span><text:span text:style-name="T4">Capucini</text:span><text:span text:style-name="T65"> </text:span><text:span text:style-name="T4">mp“</text:span><text:span text:style-name="T2">.</text:span><text:span text:style-name="T64"> </text:span><text:span text:style-name="T2">Na</text:span><text:span text:style-name="T64"> </text:span><text:span text:style-name="T2">zadním</text:span><text:span text:style-name="T64"> </text:span><text:span text:style-name="T2">přídeští</text:span><text:span text:style-name="T64"> </text:span><text:span text:style-name="T2">uveden ale</text:span><text:span text:style-name="T160"> </text:span><text:span text:style-name="T2">patrně</text:span><text:span text:style-name="T160"> </text:span><text:span text:style-name="T2">ne</text:span><text:span text:style-name="T160"> </text:span><text:span text:style-name="T2">jako</text:span><text:span text:style-name="T160"> </text:span><text:span text:style-name="T2">majitel(?) </text:span><text:span text:style-name="T4">„Antonius</text:span><text:span text:style-name="T161"> </text:span><text:span text:style-name="T4">O'Brien</text:span><text:span text:style-name="T161"> </text:span><text:span text:style-name="T4">Hybernus.“</text:span><text:span text:style-name="T160"> </text:span><text:span text:style-name="T2">Antonín</text:span><text:span text:style-name="T160"> </text:span><text:span text:style-name="T2">O'Brien</text:span><text:span text:style-name="T160"> </text:span><text:span text:style-name="T2">byl le-</text:span><text:span text:style-name="T160"> </text:span><text:span text:style-name="T2">ktorem filozofie,</text:span><text:span text:style-name="T323"> </text:span><text:span text:style-name="T2">morální</text:span><text:span text:style-name="T323"> </text:span><text:span text:style-name="T2">a</text:span><text:span text:style-name="T323"> </text:span><text:span text:style-name="T2">dogmatické</text:span><text:span text:style-name="T323"> </text:span><text:span text:style-name="T2">teologie</text:span><text:span text:style-name="T323"> </text:span><text:span text:style-name="T2">ve</text:span><text:span text:style-name="T323"> </text:span><text:span text:style-name="T2">františkánské</text:span><text:span text:style-name="T323"> </text:span><text:span text:style-name="T2">koleji </text:span><text:span text:style-name="T323"><text:s/></text:span><text:span text:style-name="T2">Neposkvrněného</text:span><text:span text:style-name="T323"> </text:span><text:span text:style-name="T2">početí</text:span><text:span text:style-name="T323"> </text:span><text:span text:style-name="T238">P</text:span><text:span text:style-name="T2">.</text:span><text:span text:style-name="T323"> </text:span><text:span text:style-name="T2">Marie v</text:span><text:span text:style-name="T150"> </text:span><text:span text:style-name="T2">Praze</text:span><text:span text:style-name="T150"> </text:span><text:span text:style-name="T2">v</text:span><text:span text:style-name="T150"> </text:span><text:span text:style-name="T2">letech</text:span><text:span text:style-name="T150"> </text:span><text:span text:style-name="T2">1750-1770,</text:span><text:span text:style-name="T150"> </text:span><text:span text:style-name="T2">viz</text:span><text:span text:style-name="T150"> </text:span><text:span text:style-name="T2">Pařez,</text:span><text:span text:style-name="T150"> </text:span><text:span text:style-name="T2">J.</text:span><text:span text:style-name="T150"> </text:span><text:span text:style-name="T2">-</text:span><text:span text:style-name="T150"> </text:span><text:span text:style-name="T2">Kuchařová,</text:span><text:span text:style-name="T150"> </text:span><text:span text:style-name="T2">H.:</text:span><text:span text:style-name="T150"> </text:span><text:span text:style-name="T4">Hyberni</text:span><text:span text:style-name="T152"> </text:span><text:span text:style-name="T4">v</text:span><text:span text:style-name="T152"> </text:span><text:span text:style-name="T4">Praze</text:span><text:span text:style-name="T2">,</text:span><text:span text:style-name="T150"> </text:span><text:span text:style-name="T2">s.</text:span><text:span text:style-name="T150"> </text:span><text:span text:style-name="T2">141.</text:span><text:span text:style-name="T150"> </text:span><text:span text:style-name="T2">Na</text:span><text:span text:style-name="T150"> </text:span><text:span text:style-name="T2">několika pražských</text:span><text:span text:style-name="T342"> </text:span><text:span text:style-name="T2">tiscích</text:span><text:span text:style-name="T342"> </text:span><text:span text:style-name="T2">z</text:span><text:span text:style-name="T342"> </text:span><text:span text:style-name="T2">let</text:span><text:span text:style-name="T342"> </text:span><text:span text:style-name="T2">1750-1762</text:span><text:span text:style-name="T342"> </text:span><text:span text:style-name="T2">je</text:span><text:span text:style-name="T342"> </text:span><text:span text:style-name="T2">uveden</text:span><text:span text:style-name="T342"> </text:span><text:span text:style-name="T2">jako</text:span><text:span text:style-name="T342"> </text:span><text:span text:style-name="T2">auto</text:span><text:span text:style-name="T32">r</text:span><text:span text:style-name="T2">,</text:span><text:span text:style-name="T342"> </text:span><text:span text:style-name="T2">resp. </text:span><text:span text:style-name="T4">„praeses,“</text:span><text:span text:style-name="T342"> </text:span><text:span text:style-name="T2">viz</text:span><text:span text:style-name="T342"> Pařez, J. – Kuchařová, H.: </text:span><text:span text:style-name="T344">Po stopách irských emigrantů</text:span><text:span text:style-name="T342">, s. 133-136; </text:span><text:span text:style-name="T2">Pumprla, </text:span><text:span text:style-name="T4">Soupis</text:span><text:span text:style-name="T2">,</text:span><text:span text:style-name="T221"> </text:span><text:span text:style-name="T2">I.,</text:span><text:span text:style-name="T221"> </text:span><text:span text:style-name="T2">6,</text:span><text:span text:style-name="T221"> </text:span><text:span text:style-name="T2">č.</text:span><text:span text:style-name="T221"> </text:span><text:span text:style-name="T2">3265-3269</text:span><text:span text:style-name="T221"> </text:span><text:span text:style-name="T2">nebo</text:span><text:span text:style-name="T221"> </text:span><text:span text:style-name="T2">Generální</text:span><text:span text:style-name="T221"> </text:span><text:span text:style-name="T2">katalog</text:span><text:span text:style-name="T221"> </text:span><text:span text:style-name="T2">I.</text:span><text:span text:style-name="T221"> </text:span><text:span text:style-name="T2">Národní</text:span><text:span text:style-name="T221"> </text:span><text:soft-page-break/><text:span text:style-name="T2">knihovny</text:span><text:span text:style-name="T221"> </text:span><text:span text:style-name="T2">ČR</text:span><text:span text:style-name="T221"> </text:span><text:span text:style-name="T2">(záhlaví:</text:span><text:span text:style-name="T221"> </text:span><text:span text:style-name="T2">O'Brien, Anthony).</text:span><text:span text:style-name="T52"> </text:span><text:span text:style-name="T2">-</text:span><text:span text:style-name="T52"> </text:span><text:span text:style-name="T2">Vložený</text:span><text:span text:style-name="T52"> </text:span><text:span text:style-name="T2">lístek</text:span><text:span text:style-name="T52"> </text:span><text:span text:style-name="T2">s</text:span><text:span text:style-name="T52"> </text:span><text:span text:style-name="T2">mědirytem</text:span><text:span text:style-name="T52"> </text:span><text:span text:style-name="T2">s</text:span><text:span text:style-name="T94">v</text:span><text:span text:style-name="T2">.</text:span><text:span text:style-name="T52"> </text:span><text:span text:style-name="T2">Jana</text:span><text:span text:style-name="T52"> </text:span><text:span text:style-name="T2">Nepomuckého:</text:span><text:span text:style-name="T353"> </text:span><text:span text:style-name="T4">„S.</text:span><text:span text:style-name="T54"> </text:span><text:span text:style-name="T4">Ioannes</text:span><text:span text:style-name="T54"> </text:span><text:span text:style-name="T4">Nepomucen.</text:span><text:span text:style-name="T54"> </text:span><text:span text:style-name="T4">M. Ios. Erasm. Belling exc. A. </text:span><text:span text:style-name="T83">V</text:span><text:span text:style-name="T4">.“</text:span></text:p>
      <text:p text:style-name="TEXT"/>
      <text:p text:style-name="P207"><text:span text:style-name="T13">„</text:span><text:span text:style-name="T13">Theologia</text:span><text:span text:style-name="T39"> </text:span><text:span text:style-name="T13">moralis A. </text:span><text:span text:style-name="T86">V</text:span><text:span text:style-name="T13">. </text:span><text:span text:style-name="T273">P</text:span><text:span text:style-name="T13">. Ma</text:span><text:span text:style-name="T53">r</text:span><text:span text:style-name="T13">ciani Capucini SS. <text:s/>theologiae lectoris 1764“</text:span></text:p>
      <text:p text:style-name="TEXT"/>
      <text:p text:style-name="_37_._20_Komentář_20_CELEK"><text:span text:style-name="T2">Uvedený</text:span><text:span text:style-name="T52"> </text:span><text:span text:style-name="T2">název</text:span><text:span text:style-name="T52"> </text:span><text:span text:style-name="T2">je</text:span><text:span text:style-name="T52"> </text:span><text:span text:style-name="T2">na</text:span><text:span text:style-name="T52"> </text:span><text:span text:style-name="T2">předním</text:span><text:span text:style-name="T52"> </text:span><text:span text:style-name="T2">přídeští.</text:span><text:span text:style-name="T52"> </text:span><text:span text:style-name="T2">Záznam</text:span><text:span text:style-name="T52"> </text:span><text:span text:style-name="T2">přednášek</text:span><text:span text:style-name="T52"> </text:span><text:span text:style-name="T2">jako</text:span><text:span text:style-name="T52"> </text:span><text:span text:style-name="T2">u</text:span><text:span text:style-name="T52"> </text:span><text:span text:style-name="T2">D</text:span><text:span text:style-name="T52"> </text:span><text:span text:style-name="T2">12,</text:span><text:span text:style-name="T52"> </text:span><text:span text:style-name="T2">ale</text:span><text:span text:style-name="T52"> </text:span><text:span text:style-name="T2">jiný</text:span><text:span text:style-name="T52"> </text:span><text:span text:style-name="T2">písař.</text:span><text:span text:style-name="T52"> </text:span><text:span text:style-name="T2">Na</text:span><text:span text:style-name="T52"> </text:span><text:span text:style-name="T2">rubu</text:span><text:span text:style-name="T52"> </text:span><text:span text:style-name="T2">přední</text:span><text:span text:style-name="T52"> </text:span><text:span text:style-name="T2">předsádky poznámka </text:span><text:span text:style-name="T4">„Recollegi 7. No</text:span><text:span text:style-name="T95">v</text:span><text:span text:style-name="T4">. 1771.“</text:span><text:span text:style-name="T2"> Index není dokončen. Od pag. 424 jsou stránky většinou prázdné.</text:span></text:p>
      <text:p text:style-name="P81"/>
      <text:p text:style-name="P81"/>
      <text:p text:style-name="P81"/>
      <text:p text:style-name="P81"/>
      <text:p text:style-name="P81"/>
      <text:p text:style-name="_31_.Číslo_20_rukopisu"><text:bookmark-start text:name="D_014"/><text:span text:style-name="T13">1</text:span><text:bookmark-end text:name="D_014"/><text:span text:style-name="T13">4 <text:s text:c="75"/>D</text:span><text:span text:style-name="T214"> </text:span><text:span text:style-name="T13">14</text:span></text:p>
      <text:p text:style-name="TEXT"/>
      <text:p text:style-name="_32_._20_Vazba_20_a_20_rozměry"><text:span text:style-name="T2">c.</text:span><text:span text:style-name="T32"> </text:span><text:span text:style-name="T2">1763-1764, pap., 188 (recte: 190) pp., 25 x 17 cm, vazba soudobá</text:span></text:p>
      <text:p text:style-name="P3"/>
      <text:p text:style-name="TEXT"><text:span text:style-name="T2">Původní</text:span><text:span text:style-name="T217"> </text:span><text:span text:style-name="T2">paginace.</text:span><text:span text:style-name="T221"> </text:span><text:span text:style-name="T2">Strany</text:span><text:span text:style-name="T221"> </text:span><text:span text:style-name="T2">173-186</text:span><text:span text:style-name="T221"> </text:span><text:span text:style-name="T2">prázdné. </text:span><text:span text:style-name="T4">-</text:span><text:span text:style-name="T222"> </text:span><text:span text:style-name="T2">Původní</text:span><text:span text:style-name="T221"> </text:span><text:span text:style-name="T2">lepenková</text:span><text:span text:style-name="T221"> </text:span><text:span text:style-name="T2">vazba</text:span><text:span text:style-name="T221"> </text:span><text:span text:style-name="T2">potažená</text:span><text:span text:style-name="T221"> </text:span><text:span text:style-name="T2">teletinou. </text:span><text:span text:style-name="T4">-</text:span><text:span text:style-name="T34"> </text:span><text:span text:style-name="T4">P</text:span><text:span text:style-name="T103">r</text:span><text:span text:style-name="T4">ovenienční poznámka: </text:span><text:span text:style-name="T2">Na předním přídeští: </text:span><text:span text:style-name="T4">„Spectat </text:span><text:span text:style-name="T83">P</text:span><text:span text:style-name="T4">. Antonio de Padua </text:span><text:span text:style-name="T2">[Capucino]“</text:span></text:p>
      <text:p text:style-name="TEXT"/>
      <text:p text:style-name="_33_._20_Název_20_rukopisu"><text:span text:style-name="T13">[Theses</text:span><text:span text:style-name="T39"> </text:span><text:span text:style-name="T13">theologicae de actibus humanis et de legibus]</text:span></text:p>
      <text:p text:style-name="TEXT"/>
      <text:p text:style-name="_37_._20_Komentář_20_CELEK"><text:span text:style-name="T2">Název</text:span><text:span text:style-name="T355"> </text:span><text:span text:style-name="T2">z</text:span><text:span text:style-name="T355"> </text:span><text:span text:style-name="T2">nápisu</text:span><text:span text:style-name="T355"> </text:span><text:span text:style-name="T2">na</text:span><text:span text:style-name="T355"> </text:span><text:span text:style-name="T2">hřbetě.</text:span><text:span text:style-name="T355"> </text:span><text:span text:style-name="T2">Záznam</text:span><text:span text:style-name="T355"> </text:span><text:span text:style-name="T2">přednášek</text:span><text:span text:style-name="T355"> </text:span><text:span text:style-name="T2">jako</text:span><text:span text:style-name="T355"> </text:span><text:span text:style-name="T2">v</text:span><text:span text:style-name="T355"> </text:span><text:span text:style-name="T2">D</text:span><text:span text:style-name="T355"> </text:span><text:span text:style-name="T2">13,</text:span><text:span text:style-name="T355"> </text:span><text:span text:style-name="T2">týž</text:span><text:span text:style-name="T355"> </text:span><text:span text:style-name="T2">písař.</text:span><text:span text:style-name="T355"> </text:span><text:span text:style-name="T2">Na</text:span><text:span text:style-name="T355"> </text:span><text:span text:style-name="T2">přední</text:span><text:span text:style-name="T355"> </text:span><text:span text:style-name="T2">desce</text:span><text:span text:style-name="T355"> </text:span><text:span text:style-name="T2">vazby</text:span><text:span text:style-name="T355"> </text:span><text:span text:style-name="T2">slepotiskem</text:span><text:span text:style-name="T357"> </text:span><text:span text:style-name="T4">„</text:span><text:span text:style-name="T240">P</text:span><text:span text:style-name="T4">.</text:span><text:span text:style-name="T356"> </text:span><text:span text:style-name="T4">M.“ </text:span><text:span text:style-name="T2">[= Pater Marcianus?]. </text:span><text:span text:style-name="T166">V</text:span><text:span text:style-name="T2">iz D 12 a D 14. Rukopisy D 14-19 mají stejnou úpravu.</text:span></text:p>
      <text:p text:style-name="P81"/>
      <text:p text:style-name="P81"/>
      <text:p text:style-name="P81"/>
      <text:p text:style-name="P81"/>
      <text:p text:style-name="P81"/>
      <text:p text:style-name="P81"/>
      <text:p text:style-name="_31_.Číslo_20_rukopisu"><text:bookmark-start text:name="D_015"/><text:soft-page-break/><text:span text:style-name="T13">1</text:span><text:bookmark-end text:name="D_015"/><text:span text:style-name="T13">5 <text:s text:c="75"/>D</text:span><text:span text:style-name="T214"> </text:span><text:span text:style-name="T13">15</text:span></text:p>
      <text:p text:style-name="TEXT"/>
      <text:p text:style-name="_32_._20_Vazba_20_a_20_rozměry"><text:span text:style-name="T2">c.</text:span><text:span text:style-name="T32"> </text:span><text:span text:style-name="T2">1763-1764, pap., 156 (recte: 166) pp., 25 x 17 cm, vazba soudobá</text:span></text:p>
      <text:p text:style-name="P3"/>
      <text:p text:style-name="TEXT"><text:span text:style-name="T2">Původní</text:span><text:span text:style-name="T217"> </text:span><text:span text:style-name="T2">paginace.</text:span><text:span text:style-name="T221"> </text:span><text:span text:style-name="T2">Strany</text:span><text:span text:style-name="T221"> </text:span><text:span text:style-name="T2">143-154</text:span><text:span text:style-name="T221"> </text:span><text:span text:style-name="T2">prázdné. </text:span><text:span text:style-name="T4">-</text:span><text:span text:style-name="T222"> </text:span><text:span text:style-name="T2">Původní</text:span><text:span text:style-name="T221"> </text:span><text:span text:style-name="T2">lepenková</text:span><text:span text:style-name="T221"> </text:span><text:span text:style-name="T2">vazba</text:span><text:span text:style-name="T221"> </text:span><text:span text:style-name="T2">potažená</text:span><text:span text:style-name="T221"> </text:span><text:span text:style-name="T2">teletinou. </text:span><text:span text:style-name="T4">-</text:span><text:span text:style-name="T34"> </text:span><text:span text:style-name="T4">P</text:span><text:span text:style-name="T103">r</text:span><text:span text:style-name="T4">ovenienční poznámka: </text:span><text:span text:style-name="T2">Na předním přídeští: </text:span><text:span text:style-name="T4">„Spectat </text:span><text:span text:style-name="T83">P</text:span><text:span text:style-name="T4">. Antonio de Padua </text:span><text:span text:style-name="T2">[Capucino].“</text:span></text:p>
      <text:p text:style-name="TEXT"/>
      <text:p text:style-name="P207"><text:span text:style-name="T13">[Theses</text:span><text:span text:style-name="T360"> </text:span><text:span text:style-name="T13">theologicae</text:span><text:span text:style-name="T181"> </text:span><text:span text:style-name="T13">de</text:span><text:span text:style-name="T181"> </text:span><text:span text:style-name="T13">beatitudine,</text:span><text:span text:style-name="T181"> </text:span><text:span text:style-name="T13">de</text:span><text:span text:style-name="T181"> </text:span><text:span text:style-name="T13">c</text:span><text:span text:style-name="T53">r</text:span><text:span text:style-name="T13">eatione,</text:span><text:span text:style-name="T181"> </text:span><text:span text:style-name="T13">de</text:span><text:span text:style-name="T181"> </text:span><text:span text:style-name="T13">angelis</text:span><text:span text:style-name="T181"> <text:s text:c="6"/></text:span><text:span text:style-name="T13">et</text:span><text:span text:style-name="T181"> </text:span><text:span text:style-name="T13">hominibus,</text:span><text:span text:style-name="T181"> </text:span><text:span text:style-name="T13">de</text:span><text:span text:style-name="T181"> </text:span><text:span text:style-name="T13">sacramentis in gene</text:span><text:span text:style-name="T53">r</text:span><text:span text:style-name="T13">e]</text:span></text:p>
      <text:p text:style-name="TEXT"/>
      <text:p text:style-name="_37_._20_Komentář_20_CELEK"><text:span text:style-name="T2">Název</text:span><text:span text:style-name="T355"> </text:span><text:span text:style-name="T2">z</text:span><text:span text:style-name="T355"> </text:span><text:span text:style-name="T2">nápisu</text:span><text:span text:style-name="T355"> </text:span><text:span text:style-name="T2">na</text:span><text:span text:style-name="T355"> </text:span><text:span text:style-name="T2">hřbetě.</text:span><text:span text:style-name="T355"> </text:span><text:span text:style-name="T2">Záznam</text:span><text:span text:style-name="T355"> </text:span><text:span text:style-name="T2">přednášek</text:span><text:span text:style-name="T355"> </text:span><text:span text:style-name="T2">jako</text:span><text:span text:style-name="T355"> </text:span><text:span text:style-name="T2">v</text:span><text:span text:style-name="T355"> </text:span><text:span text:style-name="T2">D</text:span><text:span text:style-name="T355"> </text:span><text:span text:style-name="T2">13,</text:span><text:span text:style-name="T355"> </text:span><text:span text:style-name="T2">týž</text:span><text:span text:style-name="T355"> </text:span><text:span text:style-name="T2">písař.</text:span><text:span text:style-name="T355"> </text:span><text:span text:style-name="T2">Na</text:span><text:span text:style-name="T355"> </text:span><text:span text:style-name="T2">přední</text:span><text:span text:style-name="T355"> </text:span><text:span text:style-name="T2">desce</text:span><text:span text:style-name="T355"> </text:span><text:span text:style-name="T2">vazby</text:span><text:span text:style-name="T355"> </text:span><text:span text:style-name="T2">slepotiskem</text:span><text:span text:style-name="T357"> </text:span><text:span text:style-name="T4">„</text:span><text:span text:style-name="T240">P</text:span><text:span text:style-name="T4">.</text:span><text:span text:style-name="T356"> </text:span><text:span text:style-name="T4">M.“ </text:span><text:span text:style-name="T2">[= Pater Marcianus?].</text:span></text:p>
      <text:p text:style-name="P81"/>
      <text:p text:style-name="P81"/>
      <text:p text:style-name="P81"/>
      <text:p text:style-name="P81"/>
      <text:p text:style-name="P81"/>
      <text:p text:style-name="_31_.Číslo_20_rukopisu"><text:bookmark-start text:name="D_016"/><text:span text:style-name="T13">1</text:span><text:bookmark-end text:name="D_016"/><text:span text:style-name="T13">6 <text:s text:c="75"/>D</text:span><text:span text:style-name="T214"> </text:span><text:span text:style-name="T13">16</text:span></text:p>
      <text:p text:style-name="TEXT"/>
      <text:p text:style-name="_32_._20_Vazba_20_a_20_rozměry"><text:span text:style-name="T2">c.</text:span><text:span text:style-name="T32"> </text:span><text:span text:style-name="T2">1763-1764, pap., II + 145 (recte: 154) + 132 pp., 25 x 17 cm, <text:s text:c="2"/>vazba soudobá</text:span></text:p>
      <text:p text:style-name="TEXT"/>
      <text:p text:style-name="TEXT"><text:span text:style-name="T2">Strany</text:span><text:span text:style-name="T335"> </text:span><text:span text:style-name="T2">139-145</text:span><text:span text:style-name="T353"> </text:span><text:span text:style-name="T2">a</text:span><text:span text:style-name="T353"> </text:span><text:span text:style-name="T102">1</text:span><text:span text:style-name="T2">18-130</text:span><text:span text:style-name="T353"> </text:span><text:span text:style-name="T2">prázdné. </text:span><text:span text:style-name="T4">-</text:span><text:span text:style-name="T354"> </text:span><text:span text:style-name="T2">Původní</text:span><text:span text:style-name="T353"> </text:span><text:span text:style-name="T2">lepenková</text:span><text:span text:style-name="T353"> </text:span><text:span text:style-name="T2">vazba</text:span><text:span text:style-name="T353"> </text:span><text:span text:style-name="T2">potažená</text:span><text:span text:style-name="T353"> </text:span><text:span text:style-name="T2">teletinou. </text:span><text:span text:style-name="T4">- P</text:span><text:span text:style-name="T103">r</text:span><text:span text:style-name="T4">ovenienční poznámka: </text:span><text:span text:style-name="T2">Na předním přídeští: </text:span><text:span text:style-name="T4">„Spectat </text:span><text:span text:style-name="T83">P</text:span><text:span text:style-name="T4">. Antonio de Padua </text:span><text:span text:style-name="T2">[Capucino].“</text:span></text:p>
      <text:p text:style-name="TEXT"/>
      <text:p text:style-name="_33_._20_Název_20_rukopisu"><text:span text:style-name="T13">[Theses</text:span><text:span text:style-name="T39"> </text:span><text:span text:style-name="T13">theologicae de Deo Uno et </text:span><text:span text:style-name="T122">T</text:span><text:span text:style-name="T13">rino]</text:span></text:p>
      <text:p text:style-name="TEXT"/>
      <text:p text:style-name="_37_._20_Komentář_20_CELEK"><text:span text:style-name="T2">Název</text:span><text:span text:style-name="T355"> </text:span><text:span text:style-name="T2">z</text:span><text:span text:style-name="T355"> </text:span><text:span text:style-name="T2">nápisu</text:span><text:span text:style-name="T355"> </text:span><text:span text:style-name="T2">na</text:span><text:span text:style-name="T355"> </text:span><text:span text:style-name="T2">hřbetě.</text:span><text:span text:style-name="T355"> </text:span><text:span text:style-name="T2">Záznam</text:span><text:span text:style-name="T355"> </text:span><text:span text:style-name="T2">přednášek</text:span><text:span text:style-name="T355"> </text:span><text:span text:style-name="T2">jako</text:span><text:span text:style-name="T355"> </text:span><text:span text:style-name="T2">v</text:span><text:span text:style-name="T355"> </text:span><text:span text:style-name="T2">D</text:span><text:span text:style-name="T355"> </text:span><text:span text:style-name="T2">13 a</text:span><text:span text:style-name="T355"> </text:span><text:span text:style-name="T2">týž</text:span><text:span text:style-name="T355"> </text:span><text:span text:style-name="T2">písař.</text:span><text:span text:style-name="T355"> </text:span><text:span text:style-name="T2">Na</text:span><text:span text:style-name="T355"> </text:span><text:span text:style-name="T2">přední</text:span><text:span text:style-name="T355"> </text:span><text:span text:style-name="T2">desce</text:span><text:span text:style-name="T355"> </text:span><text:span text:style-name="T2">vazby</text:span><text:span text:style-name="T355"> </text:span><text:span text:style-name="T2">slepotiskem</text:span><text:span text:style-name="T357"> </text:span><text:span text:style-name="T4">„</text:span><text:span text:style-name="T240">P</text:span><text:span text:style-name="T4">.</text:span><text:span text:style-name="T356"> </text:span><text:span text:style-name="T4">M.“ </text:span><text:span text:style-name="T2">[= Pater Marcianus?].</text:span></text:p>
      <text:p text:style-name="TEXT"/>
      <text:p text:style-name="TEXT"/>
      <text:p text:style-name="TEXT"/>
      <text:p text:style-name="TEXT"/>
      <text:p text:style-name="TEXT"/>
      <text:p text:style-name="_31_.Číslo_20_rukopisu"><text:bookmark-start text:name="D_017"/><text:soft-page-break/><text:span text:style-name="T13">1</text:span><text:bookmark-end text:name="D_017"/><text:span text:style-name="T13">7 <text:s text:c="75"/>D</text:span><text:span text:style-name="T214"> </text:span><text:span text:style-name="T13">17</text:span></text:p>
      <text:p text:style-name="P86"/>
      <text:p text:style-name="P2">1763, pap., 156 (recte: 154) + 214 pp., 25,5 x 17 cm, vazba soudobá</text:p>
      <text:p text:style-name="P6"/>
      <text:p text:style-name="TEXT"><text:span text:style-name="T2">Původné</text:span><text:span text:style-name="T73"> </text:span><text:span text:style-name="T2">paginace. </text:span><text:span text:style-name="T4">-</text:span><text:span text:style-name="T134"> </text:span><text:span text:style-name="T2">Původní</text:span><text:span text:style-name="T132"> </text:span><text:span text:style-name="T2">lepenková</text:span><text:span text:style-name="T132"> </text:span><text:span text:style-name="T2">vazba</text:span><text:span text:style-name="T132"> </text:span><text:span text:style-name="T2">potažená</text:span><text:span text:style-name="T132"> </text:span><text:span text:style-name="T2">teletinou. </text:span><text:span text:style-name="T4">-</text:span><text:span text:style-name="T134"> </text:span><text:span text:style-name="T4">Výzdoba:</text:span><text:span text:style-name="T134"> </text:span><text:span text:style-name="T238">V</text:span><text:span text:style-name="T2">e</text:span><text:span text:style-name="T132"> </text:span><text:span text:style-name="T2">druhé části</text:span><text:span text:style-name="T338"> </text:span><text:span text:style-name="T2">jsou perokresb</text:span><text:span text:style-name="T94">y</text:span><text:span text:style-name="T2">,</text:span><text:span text:style-name="T338"> </text:span><text:span text:style-name="T2">zejména</text:span><text:span text:style-name="T338"> </text:span><text:span text:style-name="T2">astronomické,</text:span><text:span text:style-name="T338"> </text:span><text:span text:style-name="T2">mimo</text:span><text:span text:style-name="T338"> </text:span><text:span text:style-name="T2">jiné</text:span><text:span text:style-name="T338"> </text:span><text:span text:style-name="T2">armilární</text:span><text:span text:style-name="T338"> </text:span><text:span text:style-name="T2">sféra,</text:span><text:span text:style-name="T338"> </text:span><text:span text:style-name="T2">schemata</text:span><text:span text:style-name="T338"> </text:span><text:span text:style-name="T2">zatmění, systém</text:span><text:span text:style-name="T331"> </text:span><text:span text:style-name="T323">T</text:span><text:span text:style-name="T2">ychonův</text:span><text:span text:style-name="T331"> </text:span><text:span text:style-name="T2">a</text:span><text:span text:style-name="T331"> </text:span><text:span text:style-name="T2">Koperníků</text:span><text:span text:style-name="T94">v</text:span><text:span text:style-name="T2">,</text:span><text:span text:style-name="T331"> </text:span><text:span text:style-name="T2">polární</text:span><text:span text:style-name="T331"> </text:span><text:span text:style-name="T2">záře</text:span><text:span text:style-name="T331"> </text:span><text:span text:style-name="T2">z</text:span><text:span text:style-name="T331"> </text:span><text:span text:style-name="T2">roku</text:span><text:span text:style-name="T331"> </text:span><text:span text:style-name="T2">1726</text:span><text:span text:style-name="T331"> </text:span><text:span text:style-name="T2">a</text:span><text:span text:style-name="T331"> </text:span><text:span text:style-name="T2">1731. </text:span><text:span text:style-name="T4">-</text:span><text:span text:style-name="T332"> </text:span><text:span text:style-name="T4">P</text:span><text:span text:style-name="T103">r</text:span><text:span text:style-name="T4">ovenienční</text:span><text:span text:style-name="T332"> </text:span><text:span text:style-name="T4">poznámka: </text:span><text:span text:style-name="T2">Na předním přídeští: </text:span><text:span text:style-name="T4">„Spectat </text:span><text:span text:style-name="T83">P</text:span><text:span text:style-name="T4">. Antonio de Padua </text:span><text:span text:style-name="T2">[Capucino].“</text:span></text:p>
      <text:p text:style-name="P86"/>
      <text:p text:style-name="_33_._20_Název_20_rukopisu"><text:span text:style-name="T13">[Conclusiones</text:span><text:span text:style-name="T39"> </text:span><text:span text:style-name="T13">ex universa philosophia]</text:span></text:p>
      <text:p text:style-name="P86"/>
      <text:p text:style-name="_37_._20_Komentář_20_CELEK"><text:span text:style-name="T2">Na</text:span><text:span text:style-name="T320"> </text:span><text:span text:style-name="T2">hřbetě</text:span><text:span text:style-name="T320"> </text:span><text:span text:style-name="T2">je</text:span><text:span text:style-name="T320"> </text:span><text:span text:style-name="T2">nápis </text:span><text:span text:style-name="T4">„Physica</text:span><text:span text:style-name="T321"> </text:span><text:span text:style-name="T4">et</text:span><text:span text:style-name="T321"> </text:span><text:span text:style-name="T4">metaphysica,“</text:span><text:span text:style-name="T320"> </text:span><text:span text:style-name="T2">na</text:span><text:span text:style-name="T320"> </text:span><text:span text:style-name="T2">předním</text:span><text:span text:style-name="T320"> </text:span><text:span text:style-name="T2">přídeští</text:span><text:span text:style-name="T320"> </text:span><text:span text:style-name="T2">je </text:span><text:span text:style-name="T4">„Philosophia.</text:span><text:span text:style-name="T321"> </text:span><text:span text:style-name="T240">P</text:span><text:span text:style-name="T4">.</text:span><text:span text:style-name="T321"> </text:span><text:span text:style-name="T4">A.</text:span><text:span text:style-name="T321"> </text:span><text:span text:style-name="T4">d.</text:span><text:span text:style-name="T321"> </text:span><text:span text:style-name="T240">P</text:span><text:span text:style-name="T4">. </text:span><text:span text:style-name="T2">[=</text:span><text:span text:style-name="T320"> </text:span><text:span text:style-name="T2">Patris Antonii</text:span><text:span text:style-name="T217"> </text:span><text:span text:style-name="T2">de</text:span><text:span text:style-name="T217"> </text:span><text:span text:style-name="T2">Padua</text:span><text:span text:style-name="T217"> </text:span><text:span text:style-name="T2">Capucini].“ Záznam</text:span><text:span text:style-name="T217"> </text:span><text:span text:style-name="T2">přednášek</text:span><text:span text:style-name="T217"> </text:span><text:span text:style-name="T2">jako</text:span><text:span text:style-name="T217"> </text:span><text:span text:style-name="T2">u</text:span><text:span text:style-name="T217"> </text:span><text:span text:style-name="T2">D</text:span><text:span text:style-name="T217"> </text:span><text:span text:style-name="T2">13,</text:span><text:span text:style-name="T217"> </text:span><text:span text:style-name="T2">týž</text:span><text:span text:style-name="T217"> </text:span><text:span text:style-name="T2">písař.</text:span><text:span text:style-name="T217"> </text:span><text:span text:style-name="T2">Datování</text:span><text:span text:style-name="T217"> </text:span><text:span text:style-name="T2">podle</text:span><text:span text:style-name="T217"> </text:span><text:span text:style-name="T2">chronogramu</text:span><text:span text:style-name="T217"> </text:span><text:span text:style-name="T2">na</text:span><text:span text:style-name="T217"> </text:span><text:span text:style-name="T2">začátku předmluv</text:span><text:span text:style-name="T176">y</text:span><text:span text:style-name="T2">. Přednášející <text:s text:c="8"/>v druhé části na pag. 45 (dole: </text:span><text:span text:style-name="T4">„plus objectiones vide apud Pat</text:span><text:span text:style-name="T152">r</text:span><text:span text:style-name="T4">em Hauser“</text:span><text:span text:style-name="T2">) odkazuje <text:s/>na </text:span><text:span text:style-name="T269">P</text:span><text:span text:style-name="T2">. Hausera, zřejmě jezuitu Bertholda Hausera (1713-1762), který přednášel v Dillingen a v letech 1750-1752 vydal dílo </text:span><text:span text:style-name="T4">Elemente philosophiae</text:span><text:span text:style-name="T2">, viz Backer - Sommervogel: </text:span><text:span text:style-name="T4">Bibliothèque</text:span><text:span text:style-name="T2">, </text:span><text:span text:style-name="T301">T</text:span><text:span text:style-name="T2">ome I</text:span><text:span text:style-name="T238">V</text:span><text:span text:style-name="T2">., col. 148-149.</text:span></text:p>
      <text:p text:style-name="P81"/>
      <text:p text:style-name="P90"/>
      <text:p text:style-name="P90"/>
      <text:p text:style-name="P81"/>
      <text:p text:style-name="P81"/>
      <text:p text:style-name="_31_.Číslo_20_rukopisu"><text:bookmark-start text:name="D_018"/><text:span text:style-name="T13">1</text:span><text:bookmark-end text:name="D_018"/><text:span text:style-name="T13">8 <text:s text:c="75"/>D</text:span><text:span text:style-name="T214"> </text:span><text:span text:style-name="T13">18</text:span></text:p>
      <text:p text:style-name="P86"/>
      <text:p text:style-name="_32_._20_Vazba_20_a_20_rozměry"><text:span text:style-name="T2">c.</text:span><text:span text:style-name="T32"> </text:span><text:span text:style-name="T2">1763-1764, pap., 378 (recte: 372) pp., 24,7 x 17 cm, <text:s text:c="16"/>vazba soudobá</text:span></text:p>
      <text:p text:style-name="P7"/>
      <text:p text:style-name="TEXT"><text:span text:style-name="T2">Původní</text:span><text:span text:style-name="T335"> </text:span><text:span text:style-name="T2">paginace.</text:span><text:span text:style-name="T353"> </text:span><text:span text:style-name="T2">Strany</text:span><text:span text:style-name="T353"> </text:span><text:span text:style-name="T2">357-375</text:span><text:span text:style-name="T353"> </text:span><text:span text:style-name="T2">jsou</text:span><text:span text:style-name="T353"> </text:span><text:span text:style-name="T2">prázdné. </text:span><text:span text:style-name="T4">-</text:span><text:span text:style-name="T354"> </text:span><text:span text:style-name="T2">Původní</text:span><text:span text:style-name="T353"> </text:span><text:span text:style-name="T2">lepenková</text:span><text:span text:style-name="T353"> </text:span><text:span text:style-name="T2">vazba</text:span><text:span text:style-name="T353"> </text:span><text:span text:style-name="T2">potažená teletinou. </text:span><text:span text:style-name="T4">- P</text:span><text:span text:style-name="T103">r</text:span><text:span text:style-name="T4">ovenienční poznámka: „Spectat </text:span><text:span text:style-name="T83">P</text:span><text:span text:style-name="T4">. Antonio de Padua </text:span><text:span text:style-name="T2">[Capucino].“</text:span></text:p>
      <text:p text:style-name="P86"/>
      <text:p text:style-name="P207"><text:span text:style-name="T13">[Theses</text:span><text:span text:style-name="T284"> </text:span><text:span text:style-name="T13">theologicae de</text:span><text:span text:style-name="T364"> </text:span><text:span text:style-name="T13">scriptura</text:span><text:span text:style-name="T364"> </text:span><text:span text:style-name="T13">sacra,</text:span><text:span text:style-name="T364"> </text:span><text:span text:style-name="T13">de</text:span><text:span text:style-name="T364"> </text:span><text:span text:style-name="T13">ecclesia</text:span><text:span text:style-name="T364"> </text:span><text:span text:style-name="T13">catholica,</text:span><text:span text:style-name="T364"> </text:span><text:span text:style-name="T13">de</text:span><text:span text:style-name="T364"> </text:span><text:span text:style-name="T13">primatu</text:span><text:span text:style-name="T364"> </text:span><text:span text:style-name="T13">Papae,</text:span><text:span text:style-name="T364"> </text:span><text:span text:style-name="T13">de</text:span><text:span text:style-name="T364"> </text:span><text:span text:style-name="T13">incarnatione </text:span><text:span text:style-name="T273">V</text:span><text:span text:style-name="T13">erbi Divini, <text:s text:c="23"/>de iu</text:span><text:span text:style-name="T53">r</text:span><text:span text:style-name="T13">e et iustitiae]</text:span></text:p>
      <text:p text:style-name="P86"/>
      <text:p text:style-name="_37_._20_Komentář_20_CELEK"><text:span text:style-name="T2">Záznam přednášek jako u D 13, týž písař. Na hřbetě je označení</text:span><text:span text:style-name="T2"> </text:span><text:span text:style-name="T4">„Pars I.“</text:span></text:p>
      <text:p text:style-name="_31_.Číslo_20_rukopisu"><text:bookmark-start text:name="D_019"/><text:soft-page-break/><text:span text:style-name="T13">1</text:span><text:bookmark-end text:name="D_019"/><text:span text:style-name="T13">9 <text:s text:c="75"/>D</text:span><text:span text:style-name="T214"> </text:span><text:span text:style-name="T13">19</text:span></text:p>
      <text:p text:style-name="P92"/>
      <text:p text:style-name="_32_._20_Vazba_20_a_20_rozměry"><text:span text:style-name="T2">c.</text:span><text:span text:style-name="T32"> </text:span><text:span text:style-name="T2">1763-1764, pap., 353 (recte: 350) pp., 25 x 17,5 cm24,7 x 17 cm, vazba soudobá</text:span></text:p>
      <text:p text:style-name="P9"/>
      <text:p text:style-name="TEXT"><text:span text:style-name="T2">Původní</text:span><text:span text:style-name="T338"> </text:span><text:span text:style-name="T2">paginace.</text:span><text:span text:style-name="T209"> </text:span><text:span text:style-name="T2">Strany</text:span><text:span text:style-name="T209"> </text:span><text:span text:style-name="T2">79-88,</text:span><text:span text:style-name="T209"> </text:span><text:span text:style-name="T2">168-177,</text:span><text:span text:style-name="T209"> </text:span><text:span text:style-name="T2">308-310</text:span><text:span text:style-name="T209"> </text:span><text:span text:style-name="T2">a</text:span><text:span text:style-name="T209"> </text:span><text:span text:style-name="T2">328-351</text:span><text:span text:style-name="T209"> </text:span><text:span text:style-name="T2">jsou</text:span><text:span text:style-name="T209"> </text:span><text:span text:style-name="T2">prázdné. </text:span><text:span text:style-name="T4">-</text:span><text:span text:style-name="T210"> </text:span><text:span text:style-name="T2">Původní lepenková</text:span><text:span text:style-name="T206"> </text:span><text:span text:style-name="T2">vazba</text:span><text:span text:style-name="T206"> </text:span><text:span text:style-name="T2">potažená</text:span><text:span text:style-name="T206"> </text:span><text:span text:style-name="T2">teletinou.</text:span><text:span text:style-name="T169"> </text:span><text:span text:style-name="T4">-</text:span><text:span text:style-name="T207"> </text:span><text:span text:style-name="T4">P</text:span><text:span text:style-name="T103">r</text:span><text:span text:style-name="T4">ovenienční</text:span><text:span text:style-name="T207"> </text:span><text:span text:style-name="T4">poznámka:</text:span><text:span text:style-name="T207"> </text:span><text:span text:style-name="T2">Na</text:span><text:span text:style-name="T206"> </text:span><text:span text:style-name="T2">předním</text:span><text:span text:style-name="T206"> </text:span><text:span text:style-name="T2">přídeští:</text:span><text:span text:style-name="T169"> </text:span><text:span text:style-name="T4">„Spectat </text:span><text:span text:style-name="T83">P</text:span><text:span text:style-name="T4">. Antonio de Padua </text:span><text:span text:style-name="T2">[Capucino].“</text:span></text:p>
      <text:p text:style-name="TEXT"/>
      <text:p text:style-name="_33_._20_Název_20_rukopisu"><text:span text:style-name="T13">[Theses</text:span><text:span text:style-name="T39"> </text:span><text:span text:style-name="T13">theologicae de gratia, iustificatione, <text:s text:c="23"/>peccatis et sacramentis]</text:span></text:p>
      <text:p text:style-name="TEXT"/>
      <text:p text:style-name="P18">Záznam přednášek jako u D 13, týž písař.</text:p>
      <text:p text:style-name="P81"/>
      <text:p text:style-name="P81"/>
      <text:p text:style-name="P81"/>
      <text:p text:style-name="P81"/>
      <text:p text:style-name="P81"/>
      <text:p text:style-name="_31_.Číslo_20_rukopisu"><text:bookmark-start text:name="D_020"/><text:span text:style-name="T13">2</text:span><text:bookmark-end text:name="D_020"/><text:span text:style-name="T13">0 <text:s text:c="75"/>D</text:span><text:span text:style-name="T214"> </text:span><text:span text:style-name="T13">20</text:span></text:p>
      <text:p text:style-name="P92"/>
      <text:p text:style-name="_32_._20_Vazba_20_a_20_rozměry"><text:span text:style-name="T2">XIX</text:span><text:span text:style-name="T498">med.</text:span><text:span text:style-name="T2">, pap., 146 pp., 24,5 x 19 cm, vazba soudobá</text:span></text:p>
      <text:p text:style-name="P9"/>
      <text:p text:style-name="TEXT"><text:span text:style-name="T2">Původní</text:span><text:span text:style-name="T367"> </text:span><text:span text:style-name="T2">paginace. Psáno červeně a černě. Strany 102-146 jsou prázdné. </text:span><text:span text:style-name="T4">- </text:span><text:span text:style-name="T2">Původní plátěná</text:span><text:span text:style-name="T68"> </text:span><text:span text:style-name="T2">vazba. </text:span><text:span text:style-name="T4">-</text:span><text:span text:style-name="T69"> </text:span><text:span text:style-name="T4">P</text:span><text:span text:style-name="T103">r</text:span><text:span text:style-name="T4">ovenienční</text:span><text:span text:style-name="T69"> </text:span><text:span text:style-name="T4">poznámka:</text:span><text:span text:style-name="T69"> </text:span><text:span text:style-name="T2">Na</text:span><text:span text:style-name="T68"> </text:span><text:span text:style-name="T2">přední</text:span><text:span text:style-name="T68"> </text:span><text:span text:style-name="T2">předsádce</text:span><text:span text:style-name="T68"> </text:span><text:span text:style-name="T2">razítko: </text:span><text:span text:style-name="T4">„Gottfried</text:span><text:span text:style-name="T69"> </text:span><text:span text:style-name="T4">Severa Franziskaner“ </text:span><text:span text:style-name="T2">-</text:span><text:span text:style-name="T160"> </text:span><text:span text:style-name="T2">knihovník</text:span><text:span text:style-name="T160"> </text:span><text:span text:style-name="T2">dačického</text:span><text:span text:style-name="T160"> </text:span><text:span text:style-name="T2">konventu,</text:span><text:span text:style-name="T160"> </text:span><text:span text:style-name="T2">který</text:span><text:span text:style-name="T160"> </text:span><text:span text:style-name="T2">zemřel</text:span><text:span text:style-name="T160"> </text:span><text:span text:style-name="T2">v</text:span><text:span text:style-name="T160"> </text:span><text:span text:style-name="T2">Dačicích</text:span><text:span text:style-name="T160"> </text:span><text:span text:style-name="T102">1</text:span><text:span text:style-name="T2">1.</text:span><text:span text:style-name="T160"> </text:span><text:span text:style-name="T2">října</text:span><text:span text:style-name="T160"> </text:span><text:span text:style-name="T2">1868,</text:span><text:span text:style-name="T160"> </text:span><text:span text:style-name="T2">viz rukopis</text:span><text:span text:style-name="T320"> </text:span><text:span text:style-name="T2">D</text:span><text:span text:style-name="T320"> </text:span><text:span text:style-name="T2">4,</text:span><text:span text:style-name="T320"> </text:span><text:span text:style-name="T4">Nec</text:span><text:span text:style-name="T103">r</text:span><text:span text:style-name="T4">ologium</text:span><text:span text:style-name="T321"> </text:span><text:span text:style-name="T4">Patrum et</text:span><text:span text:style-name="T321"> </text:span><text:span text:style-name="T4">Fratrum</text:span><text:span text:style-name="T2">,</text:span><text:span text:style-name="T320"> </text:span><text:span text:style-name="T2">fol.</text:span><text:span text:style-name="T320"> </text:span><text:span text:style-name="T2">139r: </text:span><text:span text:style-name="T4">„</text:span><text:span text:style-name="T83">V</text:span><text:span text:style-name="T4">.</text:span><text:span text:style-name="T321"> </text:span><text:span text:style-name="T83">P</text:span><text:span text:style-name="T4">.</text:span><text:span text:style-name="T321"> </text:span><text:span text:style-name="T4">Godefridus</text:span><text:span text:style-name="T321"> </text:span><text:span text:style-name="T4">Severa,</text:span><text:span text:style-name="T321"> </text:span><text:span text:style-name="T4">praed. emeritus, concionator et catecheta</text:span><text:span text:style-name="T2">.“ Sro</text:span><text:span text:style-name="T94">v</text:span><text:span text:style-name="T2">. D 36. Františkán Severa byl také majitelem rukopisu uloženého nyní v knihovně jindřichohradeckých františkánů (1 JH 51), viz Ryba, B.: </text:span><text:span text:style-name="T3">Soupisy rukopisů</text:span><text:span text:style-name="T2">, s. 297, č. 296.</text:span></text:p>
      <text:p text:style-name="TEXT"/>
      <text:p text:style-name="TEXT"/>
      <text:p text:style-name="TEXT"/>
      <text:p text:style-name="_33_._20_Název_20_rukopisu"><text:soft-page-break/>[Rituale]</text:p>
      <text:p text:style-name="TEXT"/>
      <text:p text:style-name="_37_._20_Komentář_20_CELEK"><text:span text:style-name="T2">Z</text:span><text:span text:style-name="T32"> </text:span><text:span text:style-name="T2">obsahu:</text:span><text:span text:style-name="T199"> </text:span><text:span text:style-name="T4">„Hymnus</text:span><text:span text:style-name="T34"> </text:span><text:span text:style-name="T4">SS.</text:span><text:span text:style-name="T34"> </text:span><text:span text:style-name="T4">Amb</text:span><text:span text:style-name="T152">r</text:span><text:span text:style-name="T4">osii</text:span><text:span text:style-name="T34"> </text:span><text:span text:style-name="T4">et</text:span><text:span text:style-name="T34"> </text:span><text:span text:style-name="T4">Augustini,“</text:span><text:span text:style-name="T2"> </text:span><text:span text:style-name="T4">„</text:span><text:span text:style-name="T119">T</text:span><text:span text:style-name="T4">e</text:span><text:span text:style-name="T34"> </text:span><text:span text:style-name="T4">Deum“</text:span><text:span text:style-name="T201"> </text:span><text:span text:style-name="T2">(česky),</text:span><text:span text:style-name="T199"> </text:span><text:span text:style-name="T4">„Vstalť</text:span><text:span text:style-name="T34"> </text:span><text:span text:style-name="T4">jest</text:span><text:span text:style-name="T34"> </text:span><text:span text:style-name="T4">této</text:span><text:span text:style-name="T34"> </text:span><text:span text:style-name="T4">chvíle,“</text:span><text:span text:style-name="T32"> </text:span><text:span text:style-name="T2">Litanie</text:span><text:span text:style-name="T32"> </text:span><text:span text:style-name="T2">o</text:span><text:span text:style-name="T32"> </text:span><text:span text:style-name="T2">s</text:span><text:span text:style-name="T176">v</text:span><text:span text:style-name="T2">.</text:span><text:span text:style-name="T32"> </text:span><text:span text:style-name="T2">Otci Františku,</text:span><text:span text:style-name="T150"> </text:span><text:span text:style-name="T2">Litanie</text:span><text:span text:style-name="T150"> </text:span><text:span text:style-name="T2">na</text:span><text:span text:style-name="T150"> </text:span><text:span text:style-name="T2">počest</text:span><text:span text:style-name="T150"> </text:span><text:span text:style-name="T2">s</text:span><text:span text:style-name="T176">v</text:span><text:span text:style-name="T2">.</text:span><text:span text:style-name="T150"> </text:span><text:span text:style-name="T2">Cyrila</text:span><text:span text:style-name="T150"> </text:span><text:span text:style-name="T2">a</text:span><text:span text:style-name="T150"> </text:span><text:span text:style-name="T2">Methoda,</text:span><text:span text:style-name="T368"> </text:span><text:span text:style-name="T4">„Die</text:span><text:span text:style-name="T152"> </text:span><text:span text:style-name="T4">jubilaei</text:span><text:span text:style-name="T152"> </text:span><text:span text:style-name="T4">sace</text:span><text:span text:style-name="T152">r</text:span><text:span text:style-name="T4">dotis,“</text:span><text:span text:style-name="T368"> </text:span><text:span text:style-name="T4">„Die</text:span><text:span text:style-name="T152"> </text:span><text:span text:style-name="T4">jubilaei</text:span><text:span text:style-name="T152"> </text:span><text:span text:style-name="T4">sponsorum“</text:span><text:span text:style-name="T369"> </text:span><text:span text:style-name="T2">(německy a česky), </text:span><text:span text:style-name="T4">„Ritus </text:span><text:span text:style-name="T4">int</text:span><text:span text:style-name="T152">r</text:span><text:span text:style-name="T4">oducendi mulie</text:span><text:span text:style-name="T152">r</text:span><text:span text:style-name="T4">em non nuptam,“</text:span><text:span text:style-name="T2"> </text:span><text:span text:style-name="T4">„Ritus int</text:span><text:span text:style-name="T152">r</text:span><text:span text:style-name="T4">oducendi mulie</text:span><text:span text:style-name="T152">r</text:span><text:span text:style-name="T4">em in partu mortuam,“</text:span><text:span text:style-name="T2"> </text:span><text:span text:style-name="T4">„Ritus primae s. missae solemnia obeundi,“</text:span><text:span text:style-name="T2"> různé benedikce apod.</text:span></text:p>
      <text:p text:style-name="P81"/>
      <text:p text:style-name="P81"/>
      <text:p text:style-name="P81"/>
      <text:p text:style-name="P81"/>
      <text:p text:style-name="P81"/>
      <text:p text:style-name="_31_.Číslo_20_rukopisu"><text:bookmark-start text:name="D_021"/><text:span text:style-name="T13">2</text:span><text:bookmark-end text:name="D_021"/><text:span text:style-name="T13">1 <text:s text:c="75"/>D</text:span><text:span text:style-name="T214"> </text:span><text:span text:style-name="T13">21</text:span></text:p>
      <text:p text:style-name="TEXT"/>
      <text:p text:style-name="_32_._20_Vazba_20_a_20_rozměry"><text:span text:style-name="T2">post</text:span><text:span text:style-name="T32"> </text:span><text:span text:style-name="T2">1781, Praha, pap., 467 (recte: 470) pp., 22,5 x 17,5 cm, <text:s text:c="8"/>vazba soudobá</text:span></text:p>
      <text:p text:style-name="P3"/>
      <text:p text:style-name="TEXT"><text:span text:style-name="T2">Původní</text:span><text:span text:style-name="T94"> </text:span><text:span text:style-name="T2">paginace.</text:span><text:span text:style-name="T94"> </text:span><text:span text:style-name="T2">Nepopsané</text:span><text:span text:style-name="T94"> </text:span><text:span text:style-name="T2">strany</text:span><text:span text:style-name="T94"> </text:span><text:span text:style-name="T2">nejsou</text:span><text:span text:style-name="T94"> </text:span><text:span text:style-name="T2">číslován</text:span><text:span text:style-name="T94">y</text:span><text:span text:style-name="T2">.</text:span><text:span text:style-name="T160"> </text:span><text:span text:style-name="T4">-</text:span><text:span text:style-name="T95"> </text:span><text:span text:style-name="T2">Původní</text:span><text:span text:style-name="T94"> </text:span><text:span text:style-name="T2">lepenková</text:span><text:span text:style-name="T94"> </text:span><text:span text:style-name="T2">vazba.</text:span><text:span text:style-name="T94"> </text:span><text:span text:style-name="T2">Na</text:span><text:span text:style-name="T94"> </text:span><text:span text:style-name="T2">hřbetu štítek</text:span><text:span text:style-name="T342"> </text:span><text:span text:style-name="T2">se</text:span><text:span text:style-name="T342"> </text:span><text:span text:style-name="T2">starou</text:span><text:span text:style-name="T342"> </text:span><text:span text:style-name="T2">signaturou: </text:span><text:span text:style-name="T4">„C</text:span><text:span text:style-name="T345"> </text:span><text:span text:style-name="T4">b</text:span><text:span text:style-name="T345"> </text:span><text:span text:style-name="T4">38.“</text:span><text:span text:style-name="T2"> </text:span><text:span text:style-name="T4">-</text:span><text:span text:style-name="T345"> </text:span><text:span text:style-name="T4">Výzdoba:</text:span><text:span text:style-name="T345"> </text:span><text:span text:style-name="T2">Kresby</text:span><text:span text:style-name="T342"> </text:span><text:span text:style-name="T2">v</text:span><text:span text:style-name="T342"> </text:span><text:span text:style-name="T2">textu</text:span><text:span text:style-name="T342"> </text:span><text:span text:style-name="T2">rukopisu. </text:span><text:span text:style-name="T4">-</text:span><text:span text:style-name="T345"> </text:span><text:span text:style-name="T4">P</text:span><text:span text:style-name="T103">r</text:span><text:span text:style-name="T4">ovenienční poznámky:</text:span><text:span text:style-name="T336"> </text:span><text:span text:style-name="T2">Rukopis pravděpodobně</text:span><text:span text:style-name="T335"> </text:span><text:span text:style-name="T2">vznikl</text:span><text:span text:style-name="T335"> </text:span><text:span text:style-name="T2">a</text:span><text:span text:style-name="T335"> </text:span><text:span text:style-name="T2">byl</text:span><text:span text:style-name="T335"> </text:span><text:span text:style-name="T2">nějaký</text:span><text:span text:style-name="T335"> </text:span><text:span text:style-name="T2">čas</text:span><text:span text:style-name="T335"> </text:span><text:span text:style-name="T2">v</text:span><text:span text:style-name="T335"> </text:span><text:span text:style-name="T2">majetku</text:span><text:span text:style-name="T335"> </text:span><text:span text:style-name="T2">františkánského </text:span><text:span text:style-name="T2">kláštera</text:span><text:span text:style-name="T150"> </text:span><text:span text:style-name="T2">u</text:span><text:span text:style-name="T150"> </text:span><text:span text:style-name="T238">P</text:span><text:span text:style-name="T2">.</text:span><text:span text:style-name="T150"> </text:span><text:span text:style-name="T2">Marie</text:span><text:span text:style-name="T150"> </text:span><text:span text:style-name="T2">Sněžné</text:span><text:span text:style-name="T150"> </text:span><text:span text:style-name="T2">v</text:span><text:span text:style-name="T150"> </text:span><text:span text:style-name="T2">Praze</text:span><text:span text:style-name="T150"> </text:span><text:span text:style-name="T2">založeného</text:span><text:span text:style-name="T150"> </text:span><text:span text:style-name="T2">roku</text:span><text:span text:style-name="T150"> </text:span><text:span text:style-name="T2">1606.</text:span><text:span text:style-name="T150"> </text:span><text:span text:style-name="T2">Razítko</text:span><text:span text:style-name="T331"> </text:span><text:span text:style-name="T2">na</text:span><text:span text:style-name="T331"> <text:s text:c="3"/></text:span><text:span text:style-name="T2">pag.</text:span><text:span text:style-name="T331"> </text:span><text:span text:style-name="T2">1: </text:span><text:span text:style-name="T4">„Knihovna</text:span><text:span text:style-name="T332"> </text:span><text:span text:style-name="T4">Františkánská</text:span><text:span text:style-name="T332"> </text:span><text:span text:style-name="T4">v</text:span><text:span text:style-name="T332"> </text:span><text:span text:style-name="T4">Dačicích</text:span><text:span text:style-name="T332"> </text:span><text:span text:style-name="T4">1871.“</text:span><text:span text:style-name="T2"> -</text:span><text:span text:style-name="T331"> </text:span><text:span text:style-name="T2">V</text:span><text:span text:style-name="T331"> </text:span><text:span text:style-name="T2">rukopisu</text:span><text:span text:style-name="T331"> </text:span><text:span text:style-name="T2">jsou vloženy</text:span><text:span text:style-name="T129"> </text:span><text:span text:style-name="T2">listy</text:span><text:span text:style-name="T129"> </text:span><text:span text:style-name="T2">popsané</text:span><text:span text:style-name="T129"> </text:span><text:span text:style-name="T2">touž</text:span><text:span text:style-name="T129"> </text:span><text:span text:style-name="T2">rukou</text:span><text:span text:style-name="T129"> </text:span><text:span text:style-name="T2">jako</text:span><text:span text:style-name="T129"> </text:span><text:span text:style-name="T2">ostatní</text:span><text:span text:style-name="T129"> </text:span><text:span text:style-name="T2">části</text:span><text:span text:style-name="T129"> </text:span><text:span text:style-name="T2">rukopisu.</text:span><text:span text:style-name="T129"> </text:span><text:span text:style-name="T2">Jeden</text:span><text:span text:style-name="T129"> </text:span><text:span text:style-name="T2">z</text:span><text:span text:style-name="T129"> </text:span><text:span text:style-name="T2">nich</text:span><text:span text:style-name="T129"> </text:span><text:span text:style-name="T2">je</text:span><text:span text:style-name="T129"> </text:span><text:span text:style-name="T2">datován:</text:span><text:span text:style-name="T132"> </text:span><text:span text:style-name="T4">„Extractus e patentibus vernalibus p</text:span><text:span text:style-name="T103">r</text:span><text:span text:style-name="T4">o a</text:span><text:span text:style-name="T103">r</text:span><text:span text:style-name="T4">chidioecesi Pragensi datis 1782 die 20. Martii“</text:span></text:p>
      <text:p text:style-name="TEXT"/>
      <text:p text:style-name="_34_._20_KAPITOLA_20_rukopisu_20_-_20_1._20_odstavec"><text:span text:style-name="T13">(a)</text:span><text:span text:style-name="T39"> </text:span><text:span text:style-name="T13">1-160</text:span><text:span text:style-name="T2"><text:tab/></text:span><text:span text:style-name="T13">„</text:span><text:span text:style-name="T122">T</text:span><text:span text:style-name="T13">ractatus de ju</text:span><text:span text:style-name="T53">r</text:span><text:span text:style-name="T13">e et justitia“</text:span></text:p>
      <text:p text:style-name="P44"/>
      <text:p text:style-name="_36_._20_Komentář_20_kapitoly"><text:span text:style-name="T2">Člení se na tři disertac</text:span><text:span text:style-name="T2">e: </text:span><text:span text:style-name="T4">„De justitia,“</text:span><text:span text:style-name="T2"> </text:span><text:span text:style-name="T4">„De contractibus,“</text:span><text:span text:style-name="T2"> </text:span><text:span text:style-name="T4">„De </text:span><text:span text:style-name="T152">r</text:span><text:span text:style-name="T4">estitutione.“</text:span></text:p>
      <text:p text:style-name="TEXT"/>
      <text:p text:style-name="_34_._20_KAPITOLA_20_rukopisu_20_-_20_1._20_odstavec"><text:span text:style-name="T13">(b)</text:span><text:span text:style-name="T39"> </text:span><text:span text:style-name="T13">161-273</text:span><text:span text:style-name="T2"><text:tab/></text:span><text:span text:style-name="T13">„</text:span><text:span text:style-name="T122">T</text:span><text:span text:style-name="T13">ractatus moralis de poenitentia“</text:span></text:p>
      <text:p text:style-name="TEXT"/>
      <text:p text:style-name="_34_._20_KAPITOLA_20_rukopisu_20_-_20_1._20_odstavec"><text:span text:style-name="T13">(c)</text:span><text:span text:style-name="T39"> </text:span><text:span text:style-name="T13">274-428</text:span><text:span text:style-name="T2"><text:tab/></text:span><text:span text:style-name="T13">„</text:span><text:span text:style-name="T122">T</text:span><text:span text:style-name="T13">ractatus moralis de sacramento matrimonii“</text:span></text:p>
      <text:p text:style-name="P44"/>
      <text:p text:style-name="_36_._20_Komentář_20_kapitoly"><text:span text:style-name="T2">Na</text:span><text:span text:style-name="T2"> pag. 236 nakreslen </text:span><text:span text:style-name="T4">„arbor consaguinitatis</text:span><text:span text:style-name="T2">,“ mezi pp. 371-372 </text:span><text:span text:style-name="T4">„arbor affinitatis.“</text:span></text:p>
      <text:p text:style-name="_34_._20_KAPITOLA_20_rukopisu_20_-_20_1._20_odstavec"><text:soft-page-break/><text:span text:style-name="T13">(d)</text:span><text:span text:style-name="T39"> </text:span><text:span text:style-name="T13">429-467</text:span><text:span text:style-name="T2"><text:tab/></text:span><text:span text:style-name="T13">„</text:span><text:span text:style-name="T122">T</text:span><text:span text:style-name="T13">ractatus de legibus“</text:span></text:p>
      <text:p text:style-name="TEXT"/>
      <text:p text:style-name="_37_._20_Komentář_20_CELEK"><text:span text:style-name="T2">Záznamy</text:span><text:span text:style-name="T206"> </text:span><text:span text:style-name="T2">přednášek</text:span><text:span text:style-name="T206"> </text:span><text:span text:style-name="T2">z</text:span><text:span text:style-name="T206"> </text:span><text:span text:style-name="T2">domácího</text:span><text:span text:style-name="T206"> </text:span><text:span text:style-name="T2">klášterního</text:span><text:span text:style-name="T206"> </text:span><text:span text:style-name="T2">studia.</text:span><text:span text:style-name="T206"> </text:span><text:span text:style-name="T2">Datace</text:span><text:span text:style-name="T206"> </text:span><text:span text:style-name="T2">podle</text:span><text:span text:style-name="T206"> </text:span><text:span text:style-name="T2">příkladu</text:span><text:span text:style-name="T206"> </text:span><text:span text:style-name="T2">na</text:span><text:span text:style-name="T206"> </text:span><text:span text:style-name="T2">pag.</text:span><text:span text:style-name="T206"> </text:span><text:span text:style-name="T2">300:</text:span><text:span text:style-name="T372"> </text:span><text:span text:style-name="T4">„Dabam</text:span><text:span text:style-name="T207"> </text:span><text:span text:style-name="T4">NeoPragae</text:span><text:span text:style-name="T207"> </text:span><text:span text:style-name="T4">in conventu M. ad Nives, die 4. Feb</text:span><text:span text:style-name="T270">r</text:span><text:span text:style-name="T4">. 1781.“</text:span></text:p>
      <text:p text:style-name="P81"/>
      <text:p text:style-name="P81"/>
      <text:p text:style-name="P81"/>
      <text:p text:style-name="P81"/>
      <text:p text:style-name="P81"/>
      <text:p text:style-name="_31_.Číslo_20_rukopisu"><text:bookmark-start text:name="D_022"/><text:span text:style-name="T13">2</text:span><text:bookmark-end text:name="D_022"/><text:span text:style-name="T13">2 <text:s text:c="75"/>D</text:span><text:span text:style-name="T214"> </text:span><text:span text:style-name="T13">22</text:span></text:p>
      <text:p text:style-name="TEXT"/>
      <text:p text:style-name="_32_._20_Vazba_20_a_20_rozměry"><text:span text:style-name="T2">XVIII</text:span><text:span text:style-name="T498">med.</text:span><text:span text:style-name="T2">, pap., [58] </text:span><text:span text:style-name="T52">f</text:span><text:span text:style-name="T2">f., 22,5 x 17,5 cm, vazba soudobá</text:span></text:p>
      <text:p text:style-name="P3"/>
      <text:p text:style-name="TEXT"><text:span text:style-name="T2">Mezi</text:span><text:span text:style-name="T110"> </text:span><text:span text:style-name="T2">24-25</text:span><text:span text:style-name="T199"> </text:span><text:span text:style-name="T2">jeden</text:span><text:span text:style-name="T199"> </text:span><text:span text:style-name="T2">list</text:span><text:span text:style-name="T199"> </text:span><text:span text:style-name="T2">vyříznut.</text:span><text:span text:style-name="T199"> </text:span><text:span text:style-name="T2">Neuvedené</text:span><text:span text:style-name="T199"> </text:span><text:span text:style-name="T2">strany</text:span><text:span text:style-name="T199"> </text:span><text:span text:style-name="T2">jsou</text:span><text:span text:style-name="T199"> </text:span><text:span text:style-name="T2">prázdné. </text:span><text:span text:style-name="T4">-</text:span><text:span text:style-name="T201"> </text:span><text:span text:style-name="T4">Písmo:</text:span><text:span text:style-name="T201"> </text:span><text:span text:style-name="T2">Dvě</text:span><text:span text:style-name="T199"> </text:span><text:span text:style-name="T2">písařské ruce.</text:span><text:span text:style-name="T317"> </text:span><text:span text:style-name="T2">Většinu</text:span><text:span text:style-name="T317"> </text:span><text:span text:style-name="T2">rukopisu</text:span><text:span text:style-name="T317"> </text:span><text:span text:style-name="T2">psal</text:span><text:span text:style-name="T317"> </text:span><text:span text:style-name="T2">jeden</text:span><text:span text:style-name="T317"> </text:span><text:span text:style-name="T2">písař</text:span><text:span text:style-name="T317"> </text:span><text:span text:style-name="T2">(A)</text:span><text:span text:style-name="T317"> </text:span><text:span text:style-name="T2">na</text:span><text:span text:style-name="T317"> </text:span><text:span text:style-name="T52">f</text:span><text:span text:style-name="T2">f.</text:span><text:span text:style-name="T317"> </text:span><text:span text:style-name="T2">1r-49</text:span><text:span text:style-name="T94">v</text:span><text:span text:style-name="T2">.</text:span><text:span text:style-name="T317"> </text:span><text:span text:style-name="T2">Písař</text:span><text:span text:style-name="T317"> </text:span><text:span text:style-name="T2">B</text:span><text:span text:style-name="T317"> </text:span><text:span text:style-name="T2">psal</text:span><text:span text:style-name="T317"> </text:span><text:span text:style-name="T52">f</text:span><text:span text:style-name="T2">f.</text:span><text:span text:style-name="T317"> </text:span><text:span text:style-name="T2">51r-58</text:span><text:span text:style-name="T176">r</text:span><text:span text:style-name="T2">. </text:span><text:span text:style-name="T4">-</text:span><text:span text:style-name="T318"> </text:span><text:span text:style-name="T2">Původní polokožená vazba.</text:span></text:p>
      <text:p text:style-name="TEXT"/>
      <text:p text:style-name="_33_._20_Název_20_rukopisu"><text:span text:style-name="T13">[Handbuch</text:span><text:span text:style-name="T39"> </text:span><text:span text:style-name="T13">für die Novizen Ord. Fratrum <text:s text:c="22"/>Minorum </text:span><text:span text:style-name="T13">Reformatorum]</text:span></text:p>
      <text:p text:style-name="TEXT"/>
      <text:p text:style-name="_34_._20_KAPITOLA_20_rukopisu_20_-_20_1._20_odstavec"><text:span text:style-name="T13">(a)</text:span><text:span text:style-name="T260"> </text:span><text:span text:style-name="T13">1r-24v</text:span><text:span text:style-name="T102"><text:tab/></text:span><text:span text:style-name="T13">„Auslegung</text:span><text:span text:style-name="T105"> </text:span><text:span text:style-name="T13">über</text:span><text:span text:style-name="T105"> </text:span><text:span text:style-name="T13">die</text:span><text:span text:style-name="T105"> </text:span><text:span text:style-name="T13">Regel</text:span><text:span text:style-name="T105"> </text:span><text:span text:style-name="T13">der</text:span><text:span text:style-name="T105"> </text:span><text:span text:style-name="T13">Münde</text:span><text:span text:style-name="T53">r</text:span><text:span text:style-name="T13">en</text:span><text:span text:style-name="T105"> </text:span><text:span text:style-name="T13">Brüder</text:span><text:span text:style-name="T105"> </text:span><text:span text:style-name="T13">des</text:span><text:span text:style-name="T105"> </text:span><text:span text:style-name="T13">heiligen</text:span><text:span text:style-name="T105"> </text:span><text:span text:style-name="T13">Seraphischen </text:span><text:span text:style-name="T273">V</text:span><text:span text:style-name="T13">aters Francisci Fragweiss vor die Laienbrüder“</text:span></text:p>
      <text:p text:style-name="TEXT"/>
      <text:p text:style-name="_34_._20_KAPITOLA_20_rukopisu_20_-_20_1._20_odstavec"><text:span text:style-name="T13">(b)</text:span><text:span text:style-name="T39"> </text:span><text:span text:style-name="T13">25r-27v</text:span><text:span text:style-name="T2"><text:tab/>„</text:span><text:span text:style-name="T13">Auslegung der geistlichen Hand [S. Bonaventura] eines Novizens“</text:span></text:p>
      <text:p text:style-name="_35_._20_KAPITOLA_20_rukopisu_20_-_20_2._20_odstavec"><text:span text:style-name="T2">„</text:span><text:span text:style-name="T2">...</text:span><text:span text:style-name="T32"> </text:span><text:span text:style-name="T2">Der erste Finge</text:span><text:span text:style-name="T176">r</text:span><text:span text:style-name="T2">. </text:span><text:span text:style-name="T259">W</text:span><text:span text:style-name="T2">orzu bist du kommen. Nicht zu </text:span><text:span text:style-name="T2">vollbringen meinen </text:span><text:span text:style-name="T32">W</text:span><text:span text:style-name="T2">illen ...“</text:span></text:p>
      <text:p text:style-name="TEXT"/>
      <text:p text:style-name="_34_._20_KAPITOLA_20_rukopisu_20_-_20_1._20_odstavec"><text:span text:style-name="T13">(c)</text:span><text:span text:style-name="T117"> </text:span><text:span text:style-name="T13">28r-38r</text:span><text:span text:style-name="T320"><text:tab/></text:span><text:span text:style-name="T2">„Sieben</text:span><text:span text:style-name="T320"> </text:span><text:span text:style-name="T2">Betrachtungen.</text:span><text:span text:style-name="T320"> </text:span><text:span text:style-name="T2">Darinen</text:span><text:span text:style-name="T320"> </text:span><text:span text:style-name="T2">ganz</text:span><text:span text:style-name="T320"> </text:span><text:span text:style-name="T2">einfällig</text:span><text:span text:style-name="T320"> </text:span><text:span text:style-name="T2">erwogen</text:span><text:span text:style-name="T320"> </text:span><text:span text:style-name="T2">und</text:span><text:span text:style-name="T320"> </text:span><text:span text:style-name="T2">betrachtet</text:span><text:span text:style-name="T320"> </text:span><text:span text:style-name="T2">wird, unsers Herrn Jesu Christi Leiden und Schmerzen ...“</text:span></text:p>
      <text:p text:style-name="TEXT"/>
      <text:p text:style-name="_34_._20_KAPITOLA_20_rukopisu_20_-_20_1._20_odstavec"><text:span text:style-name="T13">(d)</text:span><text:span text:style-name="T93"> </text:span><text:span text:style-name="T13">38r-42r</text:span><text:span text:style-name="T27"><text:tab/></text:span><text:span text:style-name="T2">„Sie</text:span><text:span text:style-name="T27"> </text:span><text:span text:style-name="T2">folgen</text:span><text:span text:style-name="T27"> </text:span><text:span text:style-name="T2">noch</text:span><text:span text:style-name="T27"> </text:span><text:span text:style-name="T2">vier</text:span><text:span text:style-name="T27"> </text:span><text:span text:style-name="T2">Betrachtungen</text:span><text:span text:style-name="T27"> </text:span><text:span text:style-name="T2">von</text:span><text:span text:style-name="T27"> </text:span><text:span text:style-name="T2">den</text:span><text:span text:style-name="T27"> </text:span><text:span text:style-name="T2">vier</text:span><text:span text:style-name="T27"> </text:span><text:span text:style-name="T2">letzten</text:span><text:span text:style-name="T27"> </text:span><text:span text:style-name="T2">Dingen.</text:span><text:span text:style-name="T27"> </text:span><text:span text:style-name="T2">Die</text:span><text:span text:style-name="T27"> </text:span><text:span text:style-name="T2">erste Betrachtung</text:span><text:span text:style-name="T32"> </text:span><text:span text:style-name="T2">von dem </text:span><text:span text:style-name="T323">T</text:span><text:span text:style-name="T2">odt ...“</text:span></text:p>
      <text:p text:style-name="TEXT"/>
      <text:p text:style-name="P57"><text:soft-page-break/><text:span text:style-name="T13">(e)</text:span><text:span text:style-name="T189"> </text:span><text:span text:style-name="T13">42r-49v</text:span><text:span text:style-name="T2"><text:tab/></text:span><text:span text:style-name="T13">[</text:span><text:span text:style-name="T105">V</text:span><text:span text:style-name="T13">ier</text:span><text:span text:style-name="T189"> </text:span><text:span text:style-name="T13">geistliche</text:span><text:span text:style-name="T189"> </text:span><text:span text:style-name="T13">Übungen</text:span><text:span text:style-name="T189"> </text:span><text:span text:style-name="T13">und</text:span><text:span text:style-name="T189"> </text:span><text:span text:style-name="T13">Bedingungen</text:span><text:span text:style-name="T189"> </text:span><text:span text:style-name="T13">für</text:span><text:span text:style-name="T189"> </text:span><text:span text:style-name="T13">die</text:span><text:span text:style-name="T189"> </text:span><text:span text:style-name="T13">Aufnahme</text:span><text:span text:style-name="T189"> </text:span><text:span text:style-name="T13">in</text:span><text:span text:style-name="T189"> </text:span><text:span text:style-name="T13">den</text:span><text:span text:style-name="T189"> </text:span><text:span text:style-name="T13">Orden]</text:span></text:p>
      <text:p text:style-name="P44"/>
      <text:p text:style-name="_36_._20_Komentář_20_kapitoly"><text:span text:style-name="T2">Na fol. 49v sliby (13 bodů) pro adepty na vstup do řádu. Sliby potvrdil papež Sixtus </text:span><text:span text:style-name="T238">V</text:span><text:span text:style-name="T2">.</text:span></text:p>
      <text:p text:style-name="TEXT"/>
      <text:p text:style-name="_34_._20_KAPITOLA_20_rukopisu_20_-_20_1._20_odstavec"><text:span text:style-name="T13">(f) 51r-58r</text:span><text:span text:style-name="T2"><text:tab/>„Geistliche Lebenswissenschaft von denen Lateinern ansonsten </text:span><text:span text:style-name="T3">ascesis</text:span><text:span text:style-name="T2"> genannt ...“</text:span></text:p>
      <text:p text:style-name="P81"/>
      <text:p text:style-name="P81"/>
      <text:p text:style-name="P81"/>
      <text:p text:style-name="P81"/>
      <text:p text:style-name="P81"/>
      <text:p text:style-name="_31_.Číslo_20_rukopisu"><text:bookmark-start text:name="D_023"/><text:span text:style-name="T13">2</text:span><text:bookmark-end text:name="D_023"/><text:span text:style-name="T13">3 <text:s text:c="75"/>D</text:span><text:span text:style-name="T214"> </text:span><text:span text:style-name="T13">23</text:span></text:p>
      <text:p text:style-name="TEXT"/>
      <text:p text:style-name="_32_._20_Vazba_20_a_20_rozměry"><text:span text:style-name="T2">1742-1743, Jindřichův Hradec, pap., [300] </text:span><text:span text:style-name="T52">f</text:span><text:span text:style-name="T2">f., 22 x 17 cm, <text:s text:c="10"/>vazba dobová</text:span></text:p>
      <text:p text:style-name="P3"/>
      <text:p text:style-name="TEXT"><text:span text:style-name="T4">Skladba:</text:span><text:span text:style-name="T285"> </text:span><text:span text:style-name="T2">Konvolut</text:span><text:span text:style-name="T363"> </text:span><text:span text:style-name="T2">byl</text:span><text:span text:style-name="T363"> </text:span><text:span text:style-name="T2">vytvořen</text:span><text:span text:style-name="T363"> </text:span><text:span text:style-name="T2">až</text:span><text:span text:style-name="T363"> </text:span><text:span text:style-name="T2">dodatečně</text:span><text:span text:style-name="T363"> </text:span><text:span text:style-name="T2">z</text:span><text:span text:style-name="T363"> </text:span><text:span text:style-name="T2">jednotlivých</text:span><text:span text:style-name="T363"> </text:span><text:span text:style-name="T2">složek.</text:span><text:span text:style-name="T363"> </text:span><text:span text:style-name="T2">Prázdné</text:span><text:span text:style-name="T363"> </text:span><text:span text:style-name="T2">listy</text:span><text:span text:style-name="T363"> </text:span><text:span text:style-name="T2">mezi jednotlivými</text:span><text:span text:style-name="T176"> </text:span><text:span text:style-name="T2">traktáty</text:span><text:span text:style-name="T176"> </text:span><text:span text:style-name="T2">jsou</text:span><text:span text:style-name="T176"> </text:span><text:span text:style-name="T2">vyříznut</text:span><text:span text:style-name="T94">y</text:span><text:span text:style-name="T2">.</text:span><text:span text:style-name="T68"> </text:span><text:span text:style-name="T4">-</text:span><text:span text:style-name="T178"> </text:span><text:span text:style-name="T2">Dobová</text:span><text:span text:style-name="T176"> </text:span><text:span text:style-name="T2">polokožená</text:span><text:span text:style-name="T176"> </text:span><text:span text:style-name="T2">vazba.</text:span><text:span text:style-name="T176"> </text:span><text:span text:style-name="T2">Na</text:span><text:span text:style-name="T176"> </text:span><text:span text:style-name="T2">hřbetu</text:span><text:span text:style-name="T176"> </text:span><text:span text:style-name="T2">stará</text:span><text:span text:style-name="T176"> </text:span><text:span text:style-name="T2">signatura:</text:span><text:span text:style-name="T68"> </text:span><text:span text:style-name="T4">„L b</text:span><text:span text:style-name="T299"> </text:span><text:span text:style-name="T4">16“</text:span><text:span text:style-name="T299"> </text:span><text:span text:style-name="T2">.</text:span><text:span text:style-name="T357"> </text:span><text:span text:style-name="T4">-</text:span><text:span text:style-name="T299"> </text:span><text:span text:style-name="T4">Výzdoba:</text:span><text:span text:style-name="T299"> </text:span><text:span text:style-name="T2">Na</text:span><text:span text:style-name="T298"> </text:span><text:span text:style-name="T2">fol.</text:span><text:span text:style-name="T298"> </text:span><text:span text:style-name="T2">231v</text:span><text:span text:style-name="T298"> </text:span><text:span text:style-name="T2">je</text:span><text:span text:style-name="T298"> </text:span><text:span text:style-name="T2">dvoubarevná</text:span><text:span text:style-name="T298"> </text:span><text:span text:style-name="T2">kresba</text:span><text:span text:style-name="T357"> </text:span><text:span text:style-name="T4">„arbor</text:span><text:span text:style-name="T299"> </text:span><text:span text:style-name="T4">praedicamentalis</text:span><text:span text:style-name="T299"> </text:span><text:span text:style-name="T4">substantiv.“</text:span></text:p>
      <text:p text:style-name="TEXT"/>
      <text:p text:style-name="_33_._20_Název_20_rukopisu"><text:span text:style-name="T13">[Praelectiones</text:span><text:span text:style-name="T39"> </text:span><text:span text:style-name="T13">ex universa philosophia Scoto-Aristotelica]</text:span></text:p>
      <text:p text:style-name="TEXT"/>
      <text:p text:style-name="_34_._20_KAPITOLA_20_rukopisu_20_-_20_1._20_odstavec"><text:span text:style-name="T13">(a)</text:span><text:span text:style-name="T131"> </text:span><text:span text:style-name="T13">1r-35r</text:span><text:span text:style-name="T355"><text:tab/></text:span><text:span text:style-name="T2">„O.</text:span><text:span text:style-name="T355"> </text:span><text:span text:style-name="T2">A.</text:span><text:span text:style-name="T355"> </text:span><text:span text:style-name="T2">G.</text:span><text:span text:style-name="T355"> </text:span><text:span text:style-name="T2">D.</text:span><text:span text:style-name="T355"> </text:span><text:span text:style-name="T2">In</text:span><text:span text:style-name="T355"> </text:span><text:span text:style-name="T2">Dei</text:span><text:span text:style-name="T355"> </text:span><text:span text:style-name="T2">nomine</text:span><text:span text:style-name="T355"> </text:span><text:span text:style-name="T2">Amen.</text:span><text:span text:style-name="T355"> </text:span><text:span text:style-name="T2">Incipit.</text:span><text:span text:style-name="T355"> </text:span><text:span text:style-name="T2">Introductio</text:span><text:span text:style-name="T355"> </text:span><text:span text:style-name="T2">in</text:span><text:span text:style-name="T355"> </text:span><text:span text:style-name="T2">universam</text:span><text:span text:style-name="T355"> </text:span><text:span text:style-name="T2">philosophiam Scoto-Aristotelicam.</text:span><text:span text:style-name="T32"> </text:span><text:span text:style-name="T2">Proemium ...“</text:span></text:p>
      <text:p text:style-name="_35_._20_KAPITOLA_20_rukopisu_20_-_20_2._20_odstavec"><text:span text:style-name="T4">Paratae</text:span><text:span text:style-name="T361"> </text:span><text:span text:style-name="T4">anno</text:span><text:span text:style-name="T178"> </text:span><text:span text:style-name="T4">Q</text:span><text:span text:style-name="T240">V</text:span><text:span text:style-name="T4">o</text:span><text:span text:style-name="T178"> </text:span><text:span text:style-name="T4">SVperbVs</text:span><text:span text:style-name="T178"> </text:span><text:span text:style-name="T4">GaL</text:span><text:span text:style-name="T103">L</text:span><text:span text:style-name="T4">Vs,</text:span><text:span text:style-name="T178"> </text:span><text:span text:style-name="T119">V</text:span><text:span text:style-name="T103">r</text:span><text:span text:style-name="T4">gente</text:span><text:span text:style-name="T178"> </text:span><text:span text:style-name="T4">AqVILa</text:span><text:span text:style-name="T178"> </text:span><text:span text:style-name="T4">PragaM</text:span><text:span text:style-name="T178"> </text:span><text:span text:style-name="T103">r</text:span><text:span text:style-name="T4">eLInq</text:span><text:span text:style-name="T240">V</text:span><text:span text:style-name="T4">e</text:span><text:span text:style-name="T103">r</text:span><text:span text:style-name="T4">e</text:span><text:span text:style-name="T178"> </text:span><text:span text:style-name="T4">Deb</text:span><text:span text:style-name="T240">V</text:span><text:span text:style-name="T4">erat</text:span><text:span text:style-name="T178"> </text:span><text:span text:style-name="T4">(ch</text:span><text:span text:style-name="T103">r</text:span><text:span text:style-name="T4">on. 1742)</text:span></text:p>
      <text:p text:style-name="P28"/>
      <text:p text:style-name="_34_._20_KAPITOLA_20_rukopisu_20_-_20_1._20_odstavec"><text:span text:style-name="T13">(b)</text:span><text:span text:style-name="T193"> </text:span><text:span text:style-name="T13">36r-88v</text:span><text:span text:style-name="T368"><text:tab/></text:span><text:span text:style-name="T13">„ ...</text:span><text:span text:style-name="T371"> </text:span><text:span text:style-name="T122">T</text:span><text:span text:style-name="T13">ractatus</text:span><text:span text:style-name="T371"> </text:span><text:span text:style-name="T13">p</text:span><text:span text:style-name="T53">r</text:span><text:span text:style-name="T13">ologeticus</text:span><text:span text:style-name="T371"> </text:span><text:span text:style-name="T13">in</text:span><text:span text:style-name="T371"> </text:span><text:span text:style-name="T13">logicam</text:span><text:span text:style-name="T371"> </text:span><text:span text:style-name="T13">Scoto-Aristotelicam</text:span><text:span text:style-name="T371"> </text:span><text:span text:style-name="T13">dictatus</text:span><text:span text:style-name="T371"> </text:span><text:span text:style-name="T13">a</text:span><text:span text:style-name="T371"> </text:span><text:span text:style-name="T86">V</text:span><text:span text:style-name="T13">. </text:span><text:span text:style-name="T273">P</text:span><text:span text:style-name="T13">.</text:span><text:span text:style-name="T28"> </text:span><text:span text:style-name="T13">Anselmo</text:span><text:span text:style-name="T28"> </text:span><text:span text:style-name="T13">Knoffličzek,</text:span><text:span text:style-name="T28"> </text:span><text:span text:style-name="T13">lecto</text:span><text:span text:style-name="T53">r</text:span><text:span text:style-name="T13">e</text:span><text:span text:style-name="T28"> </text:span><text:span text:style-name="T13">actuali,</text:span><text:span text:style-name="T28"> </text:span><text:span text:style-name="T13">S.</text:span><text:span text:style-name="T28"> </text:span><text:span text:style-name="T13">O.</text:span><text:span text:style-name="T28"> </text:span><text:span text:style-name="T13">Min.</text:span><text:span text:style-name="T28"> </text:span><text:span text:style-name="T13">S.</text:span><text:span text:style-name="T28"> </text:span><text:span text:style-name="T273">P</text:span><text:span text:style-name="T13">.</text:span><text:span text:style-name="T28"> </text:span><text:span text:style-name="T273">F</text:span><text:span text:style-name="T13">.</text:span><text:span text:style-name="T28"> </text:span><text:span text:style-name="T13">Refo</text:span><text:span text:style-name="T273">r</text:span><text:span text:style-name="T13">.</text:span><text:span text:style-name="T28"> </text:span><text:span text:style-name="T13">Ea</text:span><text:span text:style-name="T28"> </text:span><text:span text:style-name="T13">DIe</text:span><text:span text:style-name="T28"> </text:span><text:span text:style-name="T13">CeptVs</text:span><text:span text:style-name="T28"> </text:span><text:span text:style-name="T13">Q</text:span><text:span text:style-name="T273">V</text:span><text:span text:style-name="T13">a FestIVItas InnoCentIVM ab VnI</text:span><text:span text:style-name="T273">V</text:span><text:span text:style-name="T13">erso Orbe agIt</text:span><text:span text:style-name="T122">V</text:span><text:span text:style-name="T13">r (ch</text:span><text:span text:style-name="T53">r</text:span><text:span text:style-name="T13">on. 1742) Novae Domi“</text:span></text:p>
      <text:p text:style-name="_35_._20_KAPITOLA_20_rukopisu_20_-_20_2._20_odstavec"><text:span text:style-name="T4">Finivimus</text:span><text:span text:style-name="T34"> </text:span><text:span text:style-name="T4">die 8. Aprilis anno ut superius</text:span></text:p>
      <text:p text:style-name="_34_._20_KAPITOLA_20_rukopisu_20_-_20_1._20_odstavec"><text:soft-page-break/><text:span text:style-name="T13">(c)</text:span><text:span text:style-name="T220"> </text:span><text:span text:style-name="T13">89r-127v</text:span><text:span text:style-name="T221"><text:tab/></text:span><text:span text:style-name="T13">„ ...</text:span><text:span text:style-name="T223"> </text:span><text:span text:style-name="T122">T</text:span><text:span text:style-name="T13">ractatus</text:span><text:span text:style-name="T223"> </text:span><text:span text:style-name="T13">de</text:span><text:span text:style-name="T223"> </text:span><text:span text:style-name="T13">ente</text:span><text:span text:style-name="T223"> </text:span><text:span text:style-name="T13">rationis</text:span><text:span text:style-name="T223"> </text:span><text:span text:style-name="T13">dictatus</text:span><text:span text:style-name="T223"> </text:span><text:span text:style-name="T13">a</text:span><text:span text:style-name="T223"> </text:span><text:span text:style-name="T86">V</text:span><text:span text:style-name="T13">.</text:span><text:span text:style-name="T223"> </text:span><text:span text:style-name="T273">P</text:span><text:span text:style-name="T13">.</text:span><text:span text:style-name="T223"> </text:span><text:span text:style-name="T13">Clementino</text:span><text:span text:style-name="T223"> </text:span><text:span text:style-name="T181">W</text:span><text:span text:style-name="T13">auve</text:span><text:span text:style-name="T273">r</text:span><text:span text:style-name="T13">,</text:span><text:span text:style-name="T223"> </text:span><text:span text:style-name="T13">lecto</text:span><text:span text:style-name="T53">r</text:span><text:span text:style-name="T13">e actuali,</text:span><text:span text:style-name="T260"> </text:span><text:span text:style-name="T13">S.</text:span><text:span text:style-name="T260"> </text:span><text:span text:style-name="T13">O.</text:span><text:span text:style-name="T260"> </text:span><text:span text:style-name="T13">Min.</text:span><text:span text:style-name="T260"> </text:span><text:span text:style-name="T13">S.</text:span><text:span text:style-name="T260"> </text:span><text:span text:style-name="T273">P</text:span><text:span text:style-name="T13">.</text:span><text:span text:style-name="T260"> </text:span><text:span text:style-name="T273">F</text:span><text:span text:style-name="T13">.</text:span><text:span text:style-name="T260"> </text:span><text:span text:style-name="T13">Refo</text:span><text:span text:style-name="T273">r</text:span><text:span text:style-name="T13">.</text:span><text:span text:style-name="T260"> </text:span><text:span text:style-name="T13">Ea</text:span><text:span text:style-name="T260"> </text:span><text:span text:style-name="T13">DIe</text:span><text:span text:style-name="T260"> </text:span><text:span text:style-name="T13">CeptVs,</text:span><text:span text:style-name="T260"> </text:span><text:span text:style-name="T13">q</text:span><text:span text:style-name="T273">V</text:span><text:span text:style-name="T13">a</text:span><text:span text:style-name="T260"> </text:span><text:span text:style-name="T13">festIVItas</text:span><text:span text:style-name="T260"> </text:span><text:span text:style-name="T13">InnoCentIVM</text:span><text:span text:style-name="T260"> </text:span><text:span text:style-name="T13">ab</text:span><text:span text:style-name="T260"> </text:span><text:span text:style-name="T13">VnI</text:span><text:span text:style-name="T273">V</text:span><text:span text:style-name="T13">erso Orbe agIt</text:span><text:span text:style-name="T122">V</text:span><text:span text:style-name="T13">r (ch</text:span><text:span text:style-name="T53">r</text:span><text:span text:style-name="T13">on. 1742)“</text:span></text:p>
      <text:p text:style-name="_35_._20_KAPITOLA_20_rukopisu_20_-_20_2._20_odstavec"><text:span text:style-name="T4">Finivimus</text:span><text:span text:style-name="T34"> </text:span><text:span text:style-name="T4">die 22. Martii</text:span></text:p>
      <text:p text:style-name="P28"/>
      <text:p text:style-name="_36_._20_Komentář_20_kapitoly"><text:span text:style-name="T2">C.</text:span><text:span text:style-name="T150"> </text:span><text:span text:style-name="T129">W</text:span><text:span text:style-name="T2">auver</text:span><text:span text:style-name="T150"> </text:span><text:span text:style-name="T2">je</text:span><text:span text:style-name="T150"> </text:span><text:span text:style-name="T2">uveden</text:span><text:span text:style-name="T150"> </text:span><text:span text:style-name="T2">v</text:span><text:span text:style-name="T150"> </text:span><text:span text:style-name="T2">D</text:span><text:span text:style-name="T150"> </text:span><text:span text:style-name="T2">31</text:span><text:span text:style-name="T150"> </text:span><text:span text:style-name="T2">jako</text:span><text:span text:style-name="T196"> </text:span><text:span text:style-name="T4">„Bohemus</text:span><text:span text:style-name="T152"> </text:span><text:span text:style-name="T95">V</text:span><text:span text:style-name="T4">ilomicensis“ </text:span><text:span text:style-name="T2">(</text:span><text:span text:style-name="T166">V</text:span><text:span text:style-name="T2">ilémovice?); řádové sliby složil 31. ledna 1732 v konventu v Plzni.</text:span></text:p>
      <text:p text:style-name="TEXT"/>
      <text:p text:style-name="_34_._20_KAPITOLA_20_rukopisu_20_-_20_1._20_odstavec"><text:span text:style-name="T13">(d)</text:span><text:span text:style-name="T39"> </text:span><text:span text:style-name="T13">128r-154v</text:span><text:span text:style-name="T2"><text:tab/></text:span><text:span text:style-name="T13">„ ... </text:span><text:span text:style-name="T122">T</text:span><text:span text:style-name="T13">ractatus de distinctionibus. 9. Aprilis anno 1743“</text:span></text:p>
      <text:p text:style-name="_35_._20_KAPITOLA_20_rukopisu_20_-_20_2._20_odstavec"><text:span text:style-name="T4">Finivimus</text:span><text:span text:style-name="T34"> </text:span><text:span text:style-name="T4">die 31 Maji anno ut supra</text:span></text:p>
      <text:p text:style-name="TEXT"/>
      <text:p text:style-name="_34_._20_KAPITOLA_20_rukopisu_20_-_20_1._20_odstavec"><text:span text:style-name="T13">(e)</text:span><text:span text:style-name="T39"> </text:span><text:span text:style-name="T13">155r-207v</text:span><text:span text:style-name="T2"><text:tab/></text:span><text:span text:style-name="T13">„ ... </text:span><text:span text:style-name="T122">T</text:span><text:span text:style-name="T13">ractatus de natura communi et universalibus“</text:span></text:p>
      <text:p text:style-name="_35_._20_KAPITOLA_20_rukopisu_20_-_20_2._20_odstavec"><text:span text:style-name="T4">finis</text:span><text:span text:style-name="T34"> </text:span><text:span text:style-name="T4">5. Septembris</text:span></text:p>
      <text:p text:style-name="TEXT"/>
      <text:p text:style-name="_34_._20_KAPITOLA_20_rukopisu_20_-_20_1._20_odstavec"><text:span text:style-name="T13">(f)</text:span><text:span text:style-name="T39"> </text:span><text:span text:style-name="T13">208r-265v</text:span><text:span text:style-name="T2"><text:tab/></text:span><text:span text:style-name="T13">„ ... </text:span><text:span text:style-name="T122">T</text:span><text:span text:style-name="T13">ractatus in categorias Aristotelis“</text:span></text:p>
      <text:p text:style-name="_35_._20_KAPITOLA_20_rukopisu_20_-_20_2._20_odstavec"><text:span text:style-name="T4">finitus</text:span><text:span text:style-name="T34"> </text:span><text:span text:style-name="T4">in vacationibus 16. Septembris</text:span></text:p>
      <text:p text:style-name="TEXT"/>
      <text:p text:style-name="_34_._20_KAPITOLA_20_rukopisu_20_-_20_1._20_odstavec"><text:span text:style-name="T13">(g)</text:span><text:span text:style-name="T205"> </text:span><text:span text:style-name="T13">266r-282r</text:span><text:span text:style-name="T2"><text:tab/></text:span><text:span text:style-name="T12">„ </text:span><text:span text:style-name="T13">...</text:span><text:span text:style-name="T313"> </text:span><text:span text:style-name="T122">T</text:span><text:span text:style-name="T13">ractatus</text:span><text:span text:style-name="T313"> </text:span><text:span text:style-name="T13">in</text:span><text:span text:style-name="T313"> </text:span><text:span text:style-name="T13">lib</text:span><text:span text:style-name="T53">r</text:span><text:span text:style-name="T13">os</text:span><text:span text:style-name="T313"> </text:span><text:span text:style-name="T13">Peri</text:span><text:span text:style-name="T313"> </text:span><text:span text:style-name="T13">hermenias [Aristotelis].</text:span><text:span text:style-name="T313"> </text:span><text:span text:style-name="T13">Inchoatus</text:span><text:span text:style-name="T313"> </text:span><text:span text:style-name="T13">1ma</text:span><text:span text:style-name="T313"> </text:span><text:span text:style-name="T13">Julii anno 1743“</text:span></text:p>
      <text:p text:style-name="TEXT"/>
      <text:p text:style-name="_34_._20_KAPITOLA_20_rukopisu_20_-_20_1._20_odstavec"><text:span text:style-name="T13">(h)</text:span><text:span text:style-name="T39"> </text:span><text:span text:style-name="T13">283r-290v</text:span><text:span text:style-name="T2"><text:tab/></text:span><text:span text:style-name="T13">„ ... </text:span><text:span text:style-name="T122">T</text:span><text:span text:style-name="T13">ractatus in lib</text:span><text:span text:style-name="T53">r</text:span><text:span text:style-name="T13">os Priorum et posteriorum ceptus 8. Augusti“</text:span></text:p>
      <text:p text:style-name="TEXT"/>
      <text:p text:style-name="_34_._20_KAPITOLA_20_rukopisu_20_-_20_1._20_odstavec"><text:span text:style-name="T13">(i)</text:span><text:span text:style-name="T39"> </text:span><text:span text:style-name="T13">291r-300r</text:span><text:span text:style-name="T2"><text:tab/></text:span><text:span text:style-name="T13">„ ... </text:span><text:span text:style-name="T122">T</text:span><text:span text:style-name="T13">ractatus in lib</text:span><text:span text:style-name="T53">r</text:span><text:span text:style-name="T13">os </text:span><text:span text:style-name="T273">T</text:span><text:span text:style-name="T13">opicorum“</text:span></text:p>
      <text:p text:style-name="_35_._20_KAPITOLA_20_rukopisu_20_-_20_2._20_odstavec"><text:span text:style-name="T4">finitus</text:span><text:span text:style-name="T34"> </text:span><text:span text:style-name="T4">in vacationibus 16. Septembris</text:span></text:p>
      <text:p text:style-name="TEXT"/>
      <text:p text:style-name="_37_._20_Komentář_20_CELEK"><text:span text:style-name="T432">Záznamy</text:span><text:span text:style-name="T438"> </text:span><text:span text:style-name="T432">přednášek Anselma</text:span><text:span text:style-name="T438"> </text:span><text:span text:style-name="T432">Knoflíčka, který</text:span><text:span text:style-name="T438"> </text:span><text:span text:style-name="T432">zemřel</text:span><text:span text:style-name="T438"> </text:span><text:span text:style-name="T432">28. prosince 1756</text:span><text:span text:style-name="T438"> </text:span><text:span text:style-name="T432">v</text:span><text:span text:style-name="T438"> </text:span><text:span text:style-name="T432">Praze,</text:span><text:span text:style-name="T438"> <text:s text:c="2"/></text:span><text:span text:style-name="T432">z</text:span><text:span text:style-name="T438"> </text:span><text:span text:style-name="T432">řádového</text:span><text:span text:style-name="T438"> </text:span><text:span text:style-name="T432">studia</text:span><text:span text:style-name="T438"> </text:span><text:span text:style-name="T432">františkánů</text:span><text:span text:style-name="T438"> </text:span><text:span text:style-name="T432">v</text:span><text:span text:style-name="T438"> </text:span><text:span text:style-name="T432">Jindřichově</text:span><text:span text:style-name="T438"> </text:span><text:span text:style-name="T432">Hradci.</text:span><text:span text:style-name="T438"> </text:span><text:span text:style-name="T432">V</text:span><text:span text:style-name="T439"> </text:span><text:span text:style-name="T432">knihovně</text:span><text:span text:style-name="T439"> </text:span><text:span text:style-name="T432">františkánského</text:span><text:span text:style-name="T439"> </text:span><text:span text:style-name="T432">kláštera</text:span><text:span text:style-name="T439"> </text:span><text:span text:style-name="T440">P</text:span><text:span text:style-name="T432">.</text:span><text:span text:style-name="T439"> </text:span><text:span text:style-name="T432">Marie</text:span><text:span text:style-name="T439"> </text:span><text:span text:style-name="T432">Sněžné</text:span><text:span text:style-name="T439"> </text:span><text:span text:style-name="T432">v</text:span><text:span text:style-name="T439"> </text:span><text:span text:style-name="T432">Praze</text:span><text:span text:style-name="T439"> </text:span><text:span text:style-name="T432">se</text:span><text:span text:style-name="T439"> </text:span><text:span text:style-name="T432">dochoval</text:span><text:span text:style-name="T439"> jiný </text:span><text:span text:style-name="T432">rukopis s přednáškami A. Knoflíčka (</text:span><text:span text:style-name="T435">Theologia moralis II</text:span><text:span text:style-name="T432">), který byl původně uložen ve františkánské knihovně v Kadani, viz Knihovna kláštera františkánů u Panny Marie Sněžné v Praze - historické fondy, sign. Františkáni Kadaň Z 27 (za tuto informaci děkuji kolegovi Bc. Janu Kašparovi z knihovny PNP); srov. </text:span><text:span text:style-name="T438">T</text:span><text:span text:style-name="T432">ošnerová,</text:span><text:span text:style-name="T441"> </text:span><text:span text:style-name="T432">M.</text:span><text:span text:style-name="T441"> </text:span><text:span text:style-name="T432">a</text:span><text:span text:style-name="T441"> </text:span><text:span text:style-name="T432">kol.:</text:span><text:span text:style-name="T441"> </text:span><text:span text:style-name="T436">Průvodce</text:span><text:span text:style-name="T442"> </text:span><text:span text:style-name="T436">I</text:span><text:span text:style-name="T443">V</text:span><text:span text:style-name="T436">.</text:span><text:span text:style-name="T432">,</text:span><text:span text:style-name="T441"> </text:span><text:span text:style-name="T432">s.</text:span><text:span text:style-name="T441"> </text:span><text:span text:style-name="T432">205. Více o knihovně u P. Marie Sněžné viz </text:span><text:a xlink:type="simple" xlink:href="http://biblio.hiu.cas.cz/ask.php?IsisScript=/wbib.xis&amp;dot=h&amp;type=h&amp;from=1&amp;pocet=10&amp;db=biblio&amp;lang=cz&amp;format=standard&amp;to=10&amp;exp1=Kašpar,%20Jan"><text:span text:style-name="Internet_20_link"><text:span text:style-name="T476">Kašpar, Jan</text:span></text:span></text:a><text:span text:style-name="T433">: </text:span><text:span text:style-name="T437">Knihovna františkánů u Panny Marie Sněžné v Praze (dějiny, knižní fond <text:s text:c="4"/>a současný stav). </text:span><text:span text:style-name="T434">In:</text:span><text:span text:style-name="T436"> </text:span><text:span text:style-name="T432">Historia Franciscana 2. Sborník textů. Kapitoly z dějin české františkánské provincie sv. Václava u příležitosti 300. výročí úmrtí provinčního ministra a významného učence Bernarda Sanniga (+ 1704) a 400. výročí příchodu františkánů <text:s text:c="6"/>k Panně Marii Sněžné v Praze (1604). Kostelní Vydří, Karmelitánské nakladatelství 2005, s. 225-268.</text:span></text:p>
      <text:p text:style-name="TEXT"/>
      <text:p text:style-name="_31_.Číslo_20_rukopisu"><text:bookmark-start text:name="D_024"/><text:soft-page-break/><text:span text:style-name="T13">2</text:span><text:bookmark-end text:name="D_024"/><text:span text:style-name="T13">4 <text:s text:c="75"/>D</text:span><text:span text:style-name="T214"> </text:span><text:span text:style-name="T13">24</text:span></text:p>
      <text:p text:style-name="TEXT"/>
      <text:p text:style-name="_32_._20_Vazba_20_a_20_rozměry"><text:span text:style-name="T2">post</text:span><text:span text:style-name="T32"> </text:span><text:span text:style-name="T2">1745, pap., [38] </text:span><text:span text:style-name="T52">f</text:span><text:span text:style-name="T2">f., 21 x 16,5 cm, vazba soudobá</text:span></text:p>
      <text:p text:style-name="P3"/>
      <text:p text:style-name="TEXT"><text:span text:style-name="T2">Listy</text:span><text:span text:style-name="T32"> </text:span><text:span text:style-name="T2">31v-38v jsou prázdné. </text:span><text:span text:style-name="T4">- </text:span><text:span text:style-name="T2">Původní polokožená vazba.</text:span></text:p>
      <text:p text:style-name="TEXT"/>
      <text:p text:style-name="P207"><text:span text:style-name="T13">Leonardo</text:span><text:span text:style-name="T375"> </text:span><text:span text:style-name="T13">da Porto Maurizio OFM: „P</text:span><text:span text:style-name="T53">r</text:span><text:span text:style-name="T13">oposita </text:span><text:span text:style-name="T86">V</text:span><text:span text:style-name="T13">. </text:span><text:span text:style-name="T273">P</text:span><text:span text:style-name="T13">. Leonardi a Portu Mauritio missionarii Romani Ord. S. </text:span><text:span text:style-name="T273">P</text:span><text:span text:style-name="T13">. N. Francisci facta </text:span><text:span text:style-name="T13">tempo</text:span><text:span text:style-name="T53">r</text:span><text:span text:style-name="T13">e exe</text:span><text:span text:style-name="T53">r</text:span><text:span text:style-name="T13">citiorum A. D. 1745“</text:span></text:p>
      <text:p text:style-name="TEXT"/>
      <text:p text:style-name="_34_._20_KAPITOLA_20_rukopisu_20_-_20_1._20_odstavec"><text:span text:style-name="T13">2r-31r</text:span><text:span text:style-name="T150"><text:tab/></text:span><text:span text:style-name="T2">„Divina</text:span><text:span text:style-name="T278"> </text:span><text:span text:style-name="T2">bonitas,</text:span><text:span text:style-name="T278"> </text:span><text:span text:style-name="T2">quae</text:span><text:span text:style-name="T278"> </text:span><text:span text:style-name="T2">me</text:span><text:span text:style-name="T278"> </text:span><text:span text:style-name="T2">semper</text:span><text:span text:style-name="T278"> </text:span><text:span text:style-name="T2">ad</text:span><text:span text:style-name="T278"> </text:span><text:span text:style-name="T2">intimius</text:span><text:span text:style-name="T278"> </text:span><text:span text:style-name="T2">secum</text:span><text:span text:style-name="T278"> </text:span><text:span text:style-name="T2">ineundum</text:span><text:span text:style-name="T278"> </text:span><text:span text:style-name="T2">commercium</text:span><text:span text:style-name="T278"> </text:span><text:span text:style-name="T2">et</text:span><text:span text:style-name="T278"> </text:span><text:span text:style-name="T2">ad</text:span><text:span text:style-name="T278"> </text:span><text:span text:style-name="T2">se Deum</text:span><text:span text:style-name="T91"> </text:span><text:span text:style-name="T2">unum</text:span><text:span text:style-name="T91"> </text:span><text:span text:style-name="T2">et</text:span><text:span text:style-name="T91"> </text:span><text:span text:style-name="T2">trinum</text:span><text:span text:style-name="T91"> </text:span><text:span text:style-name="T2">viva</text:span><text:span text:style-name="T91"> </text:span><text:span text:style-name="T2">fide</text:span><text:span text:style-name="T91"> </text:span><text:span text:style-name="T2">in</text:span><text:span text:style-name="T91"> </text:span><text:span text:style-name="T2">centro</text:span><text:span text:style-name="T91"> </text:span><text:span text:style-name="T2">animae</text:span><text:span text:style-name="T91"> </text:span><text:span text:style-name="T2">meae</text:span><text:span text:style-name="T91"> </text:span><text:span text:style-name="T2">considerandum</text:span><text:span text:style-name="T91"> </text:span><text:span text:style-name="T2">vocat</text:span><text:span text:style-name="T91"> </text:span><text:span text:style-name="T2">... [fol.</text:span><text:span text:style-name="T91"> </text:span><text:span text:style-name="T2">2v] I. Fundamentum</text:span><text:span text:style-name="T150"> </text:span><text:span text:style-name="T2">omnium</text:span><text:span text:style-name="T150"> </text:span><text:span text:style-name="T2">propositorum</text:span><text:span text:style-name="T150"> </text:span><text:span text:style-name="T2">meorum</text:span><text:span text:style-name="T150"> </text:span><text:span text:style-name="T2">...</text:span><text:span text:style-name="T150"> </text:span><text:span text:style-name="T2">x</text:span><text:span text:style-name="T368"> </text:span><text:span text:style-name="T2">[fol.</text:span><text:span text:style-name="T150"> </text:span><text:span text:style-name="T2">30v]</text:span><text:span text:style-name="T150"> </text:span><text:span text:style-name="T301">V</text:span><text:span text:style-name="T2">incentii</text:span><text:span text:style-name="T150"> </text:span><text:span text:style-name="T2">Fererii</text:span><text:span text:style-name="T150"> </text:span><text:span text:style-name="T2">advocati</text:span><text:span text:style-name="T150"> </text:span><text:span text:style-name="T2">mei</text:span><text:span text:style-name="T150"> </text:span><text:span text:style-name="T2">et aliorum SS. </text:span><text:span text:style-name="T2">meorum Patronorum. Sit Deus benedictus in saecula ...“</text:span></text:p>
      <text:p text:style-name="P43"/>
      <text:p text:style-name="_36_._20_Komentář_20_kapitoly"><text:span text:style-name="T2">Za</text:span><text:span text:style-name="T171"> </text:span><text:span text:style-name="T2">explicitem</text:span><text:span text:style-name="T171"> </text:span><text:span text:style-name="T2">pokračuje</text:span><text:span text:style-name="T171"> </text:span><text:span text:style-name="T2">ještě</text:span><text:span text:style-name="T171"> </text:span><text:span text:style-name="T2">poznámka</text:span><text:span text:style-name="T171"> </text:span><text:span text:style-name="T2">k</text:span><text:span text:style-name="T171"> </text:span><text:span text:style-name="T2">opsanému</text:span><text:span text:style-name="T171"> </text:span><text:span text:style-name="T2">textu:</text:span><text:span text:style-name="T196"> </text:span><text:span text:style-name="T4">„</text:span><text:span text:style-name="T240">P</text:span><text:span text:style-name="T4">.</text:span><text:span text:style-name="T173"> </text:span><text:span text:style-name="T4">Leona</text:span><text:span text:style-name="T152">r</text:span><text:span text:style-name="T4">dus</text:span><text:span text:style-name="T173"> </text:span><text:span text:style-name="T4">a</text:span><text:span text:style-name="T173"> </text:span><text:span text:style-name="T4">Portu</text:span><text:span text:style-name="T173"> </text:span><text:span text:style-name="T4">Mauritio</text:span><text:span text:style-name="T173"> </text:span><text:span text:style-name="T4">(in</text:span><text:span text:style-name="T173"> </text:span><text:span text:style-name="T4">lib</text:span><text:span text:style-name="T152">r</text:span><text:span text:style-name="T4">o</text:span><text:span text:style-name="T173"> </text:span><text:span text:style-name="T4">cui</text:span><text:span text:style-name="T173"> </text:span><text:span text:style-name="T4">titulum Manuale sacrum) scripto p</text:span><text:span text:style-name="T152">r</text:span><text:span text:style-name="T4">o monialibus Romae cum app</text:span><text:span text:style-name="T152">r</text:span><text:span text:style-name="T4">obatione magistri S. Palatii sexta vice, novissime anno 1750</text:span><text:span text:style-name="T218"> </text:span><text:span text:style-name="T4">imp</text:span><text:span text:style-name="T152">r</text:span><text:span text:style-name="T4">esso</text:span><text:span text:style-name="T218"> </text:span><text:span text:style-name="T4">pag.</text:span><text:span text:style-name="T218"> </text:span><text:span text:style-name="T4">62</text:span><text:span text:style-name="T218"> </text:span><text:span text:style-name="T4">haec</text:span><text:span text:style-name="T218"> </text:span><text:span text:style-name="T4">habet:</text:span><text:span text:style-name="T218"> </text:span><text:span text:style-name="T4">Connsulo</text:span><text:span text:style-name="T218"> </text:span><text:span text:style-name="T4">vobis</text:span><text:span text:style-name="T218"> </text:span><text:span text:style-name="T4">ad</text:span><text:span text:style-name="T218"> </text:span><text:span text:style-name="T4">non</text:span><text:span text:style-name="T218"> </text:span><text:span text:style-name="T4">pe</text:span><text:span text:style-name="T152">r</text:span><text:span text:style-name="T4">dendum</text:span><text:span text:style-name="T218"> </text:span><text:span text:style-name="T4">thesaurum</text:span><text:span text:style-name="T218"> </text:span><text:span text:style-name="T4">indulgentiarum</text:span><text:span text:style-name="T218"> </text:span><text:span text:style-name="T4">a</text:span><text:span text:style-name="T218"> </text:span><text:span text:style-name="T4">variis</text:span><text:span text:style-name="T218"> </text:span><text:span text:style-name="T4">summis pontificibus</text:span><text:span text:style-name="T95"> </text:span><text:span text:style-name="T4">...“</text:span><text:span text:style-name="T74"> </text:span><text:span text:style-name="T2">X</text:span><text:span text:style-name="T73"> </text:span><text:span text:style-name="T4">„...</text:span><text:span text:style-name="T130"> </text:span><text:span text:style-name="T4">postea</text:span><text:span text:style-name="T130"> </text:span><text:span text:style-name="T4">ab</text:span><text:span text:style-name="T95"> </text:span><text:span text:style-name="T4">Innocentio</text:span><text:span text:style-name="T130"> </text:span><text:span text:style-name="T95">1</text:span><text:span text:style-name="T4">1mo</text:span><text:span text:style-name="T130"> </text:span><text:span text:style-name="T4">et</text:span><text:span text:style-name="T130"> </text:span><text:span text:style-name="T4">12,</text:span><text:span text:style-name="T130"> </text:span><text:span text:style-name="T4">quae</text:span><text:span text:style-name="T95"> </text:span><text:span text:style-name="T4">gratia</text:span><text:span text:style-name="T95"> </text:span><text:span text:style-name="T4">per</text:span><text:span text:style-name="T95"> </text:span><text:span text:style-name="T4">communicationem</text:span><text:span text:style-name="T95"> </text:span><text:span text:style-name="T4">privilegionem</text:span><text:span text:style-name="T95"> </text:span><text:span text:style-name="T4">communis est omnibus </text:span><text:span text:style-name="T152">r</text:span><text:span text:style-name="T4">eligiosis A.M.D.G.“ </text:span><text:span text:style-name="T2">Citované dílo </text:span><text:span text:style-name="T4">Manuale sac</text:span><text:span text:style-name="T152">r</text:span><text:span text:style-name="T4">o </text:span><text:span text:style-name="T2">vyšlo italsky v roce 1750 dvakrát (v Římě a v Benátkách), viz Opac ICCU SBN (Catalogo del Servizio Bibliotecario Nazionale).</text:span></text:p>
      <text:p text:style-name="TEXT"/>
      <text:p text:style-name="_37_._20_Komentář_20_CELEK"><text:span text:style-name="T2">Autorem (nikoli písařem!) je italský františkán vlastním jménem Paolo Girolamo Casanova (1676-1751), který se věnoval křesťanské misii mezi venkovan</text:span><text:span text:style-name="T176">y</text:span><text:span text:style-name="T2">. Roku 1796 byl blahořečen a roku 1867 svatořečen.</text:span></text:p>
      <text:p text:style-name="P81"/>
      <text:p text:style-name="P81"/>
      <text:p text:style-name="P81"/>
      <text:p text:style-name="P81"/>
      <text:p text:style-name="P81"/>
      <text:p text:style-name="P81"/>
      <text:p text:style-name="_31_.Číslo_20_rukopisu"><text:bookmark-start text:name="D_025"/><text:soft-page-break/><text:span text:style-name="T13">2</text:span><text:bookmark-end text:name="D_025"/><text:span text:style-name="T13">5 <text:s text:c="75"/>D</text:span><text:span text:style-name="T214"> </text:span><text:span text:style-name="T13">25</text:span></text:p>
      <text:p text:style-name="TEXT"/>
      <text:p text:style-name="_32_._20_Vazba_20_a_20_rozměry"><text:span text:style-name="T2">1751, pap., [40] </text:span><text:span text:style-name="T52">f</text:span><text:span text:style-name="T2">f., 21 x 16 cm, vazba soudobá</text:span></text:p>
      <text:p text:style-name="P3"/>
      <text:p text:style-name="TEXT"><text:span text:style-name="T2">Původní</text:span><text:span text:style-name="T125"> </text:span><text:span text:style-name="T2">polokožená</text:span><text:span text:style-name="T115"> </text:span><text:span text:style-name="T2">vazba. </text:span><text:span text:style-name="T4">-</text:span><text:span text:style-name="T116"> </text:span><text:span text:style-name="T4">P</text:span><text:span text:style-name="T103">r</text:span><text:span text:style-name="T4">ovenienční</text:span><text:span text:style-name="T116"> </text:span><text:span text:style-name="T4">poznámka:</text:span><text:span text:style-name="T285"> </text:span><text:span text:style-name="T2">Na</text:span><text:span text:style-name="T115"> </text:span><text:span text:style-name="T2">předním</text:span><text:span text:style-name="T115"> </text:span><text:span text:style-name="T2">přídeští: </text:span><text:span text:style-name="T4">„P</text:span><text:span text:style-name="T103">r</text:span><text:span text:style-name="T4">o</text:span><text:span text:style-name="T116"> </text:span><text:span text:style-name="T4">simplici usu</text:span><text:span text:style-name="T234"> </text:span><text:span text:style-name="T4">Patris</text:span><text:span text:style-name="T234"> </text:span><text:span text:style-name="T4">Hie</text:span><text:span text:style-name="T103">r</text:span><text:span text:style-name="T4">onymi</text:span><text:span text:style-name="T234"> </text:span><text:span text:style-name="T4">Lambeck</text:span><text:span text:style-name="T234"> </text:span><text:span text:style-name="T4">Franciscani.“</text:span><text:span text:style-name="T2"> -</text:span><text:span text:style-name="T233"> <text:s text:c="4"/></text:span><text:span text:style-name="T2">Do rukopisu</text:span><text:span text:style-name="T233"> </text:span><text:span text:style-name="T2">je</text:span><text:span text:style-name="T233"> </text:span><text:span text:style-name="T2">vložen</text:span><text:span text:style-name="T233"> </text:span><text:span text:style-name="T2">mědiryt</text:span><text:span text:style-name="T233"> </text:span><text:span text:style-name="T2">zobrazující</text:span><text:span text:style-name="T233"> </text:span><text:span text:style-name="T2">s</text:span><text:span text:style-name="T94">v</text:span><text:span text:style-name="T2">. </text:span><text:span text:style-name="T259">W</text:span><text:span text:style-name="T2">albu</text:span><text:span text:style-name="T52">r</text:span><text:span text:style-name="T2">gu (signováno </text:span><text:span text:style-name="T4">„Klauber Cath. Sc. et exc. A. </text:span><text:span text:style-name="T83">V</text:span><text:span text:style-name="T4">.“</text:span><text:span text:style-name="T2">).</text:span></text:p>
      <text:p text:style-name="TEXT"/>
      <text:p text:style-name="Název_20_rukopisu_20_-_20_blok"><text:span text:style-name="T13">„</text:span><text:span text:style-name="T13">Octiduana exe</text:span><text:span text:style-name="T53">r</text:span><text:span text:style-name="T13">citia p</text:span><text:span text:style-name="T53">r</text:span><text:span text:style-name="T13">o excitando spiritu novellis Seraphici Patris Plantulis cong</text:span><text:span text:style-name="T53">r</text:span><text:span text:style-name="T13">egata.</text:span><text:span text:style-name="T232"> </text:span><text:span text:style-name="T13">Opera</text:span><text:span text:style-name="T232"> </text:span><text:span text:style-name="T13">et</text:span><text:span text:style-name="T232"> </text:span><text:span text:style-name="T13">industria</text:span><text:span text:style-name="T232"> </text:span><text:span text:style-name="T13">multum</text:span><text:span text:style-name="T232"> </text:span><text:span text:style-name="T13">venerandi</text:span><text:span text:style-name="T232"> </text:span><text:span text:style-name="T273">P</text:span><text:span text:style-name="T13">.</text:span><text:span text:style-name="T232"> </text:span><text:span text:style-name="T13">Claudii</text:span><text:span text:style-name="T232"> </text:span><text:span text:style-name="T13">Pauli</text:span><text:span text:style-name="T232"> </text:span><text:span text:style-name="T13">Ord.</text:span><text:span text:style-name="T232"> </text:span><text:span text:style-name="T13">Min.</text:span><text:span text:style-name="T232"> </text:span><text:span text:style-name="T13">S.</text:span><text:span text:style-name="T232"> </text:span><text:span text:style-name="T13">Francis. Reform.</text:span><text:span text:style-name="T214"> </text:span><text:span text:style-name="T13">praedicatorum</text:span><text:span text:style-name="T214"> </text:span><text:span text:style-name="T13">ac novitiorum</text:span><text:span text:style-name="T214"> </text:span><text:span text:style-name="T13">magistri</text:span><text:span text:style-name="T214"> </text:span><text:span text:style-name="T13">actualis</text:span><text:span text:style-name="T214"> </text:span><text:span text:style-name="T13">dignissimi</text:span><text:span text:style-name="T214"> </text:span><text:span text:style-name="T13">conscripta</text:span><text:span text:style-name="T214"> </text:span><text:span text:style-name="T13">ve</text:span><text:span text:style-name="T53">r</text:span><text:span text:style-name="T13">o</text:span><text:span text:style-name="T214"> </text:span><text:span text:style-name="T13">ab ejusdem</text:span><text:span text:style-name="T174"> </text:span><text:span text:style-name="T13">discipulorum</text:span><text:span text:style-name="T174"> </text:span><text:span text:style-name="T13">infirmo</text:span><text:span text:style-name="T174"> </text:span><text:span text:style-name="T13">Frat</text:span><text:span text:style-name="T53">r</text:span><text:span text:style-name="T13">e</text:span><text:span text:style-name="T174"> </text:span><text:span text:style-name="T13">Constantio</text:span><text:span text:style-name="T174"> </text:span><text:span text:style-name="T13">Michaletz</text:span><text:span text:style-name="T174"> </text:span><text:span text:style-name="T13">Cle</text:span><text:span text:style-name="T273">r</text:span><text:span text:style-name="T13">.</text:span><text:span text:style-name="T174"> </text:span><text:span text:style-name="T13">No</text:span><text:span text:style-name="T181">v</text:span><text:span text:style-name="T13">.</text:span><text:span text:style-name="T174"> </text:span><text:span text:style-name="T13">anno</text:span><text:span text:style-name="T174"> </text:span><text:span text:style-name="T13">a</text:span><text:span text:style-name="T174"> </text:span><text:span text:style-name="T13">parte</text:span><text:span text:style-name="T174"> </text:span><text:span text:style-name="T13">salute 1751“</text:span></text:p>
      <text:p text:style-name="TEXT"/>
      <text:p text:style-name="_37_._20_Komentář_20_CELEK"><text:span text:style-name="T2">V titulu je vyznačen chronogram. Na konci jsou asi 4 listy vytržen</text:span><text:span text:style-name="T176">y</text:span><text:span text:style-name="T2">. V rukopise D 31, fol. 16r je zmiňován </text:span><text:span text:style-name="T4">„Pauli</text:span><text:span text:style-name="T103"> </text:span><text:span text:style-name="T4">Bohemus</text:span><text:span text:style-name="T103"> </text:span><text:span text:style-name="T119">T</text:span><text:span text:style-name="T4">achoviensis,“</text:span><text:span text:style-name="T102"> </text:span><text:span text:style-name="T2">který</text:span><text:span text:style-name="T102"> </text:span><text:span text:style-name="T2">složil</text:span><text:span text:style-name="T102"> </text:span><text:span text:style-name="T2">sliby</text:span><text:span text:style-name="T102"> </text:span><text:span text:style-name="T2">7. ledna 1734</text:span><text:span text:style-name="T102"> </text:span><text:span text:style-name="T2">v</text:span><text:span text:style-name="T102"> </text:span><text:span text:style-name="T2">konventu</text:span><text:span text:style-name="T102"> </text:span><text:span text:style-name="T2">v</text:span><text:span text:style-name="T102"> </text:span><text:span text:style-name="T2">Plzni.</text:span><text:span text:style-name="T102"> </text:span><text:span text:style-name="T2">Není</text:span><text:span text:style-name="T102"> </text:span><text:span text:style-name="T2">zcela</text:span><text:span text:style-name="T102"> </text:span><text:span text:style-name="T2">jisté,</text:span><text:span text:style-name="T102"> </text:span><text:span text:style-name="T2">zda</text:span><text:span text:style-name="T102"> </text:span><text:span text:style-name="T2">ho</text:span><text:span text:style-name="T102"> </text:span><text:span text:style-name="T2">lze</text:span><text:span text:style-name="T102"> </text:span><text:span text:style-name="T2">ztotožnit s</text:span><text:span text:style-name="T73"> </text:span><text:span text:style-name="T2">Claudiem</text:span><text:span text:style-name="T73"> </text:span><text:span text:style-name="T2">Pauli,</text:span><text:span text:style-name="T73"> </text:span><text:span text:style-name="T2">jehož</text:span><text:span text:style-name="T73"> </text:span><text:span text:style-name="T2">jméno</text:span><text:span text:style-name="T73"> </text:span><text:span text:style-name="T2">je</text:span><text:span text:style-name="T73"> </text:span><text:span text:style-name="T2">uvedeno</text:span><text:span text:style-name="T73"> </text:span><text:span text:style-name="T2">v</text:span><text:span text:style-name="T73"> </text:span><text:span text:style-name="T2">nekrologiu,</text:span><text:span text:style-name="T73"> </text:span><text:span text:style-name="T2">viz</text:span><text:span text:style-name="T73"> </text:span><text:span text:style-name="T2">D</text:span><text:span text:style-name="T73"> </text:span><text:span text:style-name="T2">4,</text:span><text:span text:style-name="T73"> </text:span><text:span text:style-name="T2">fol.</text:span><text:span text:style-name="T73"> </text:span><text:span text:style-name="T2">61r: </text:span><text:span text:style-name="T4">„</text:span><text:span text:style-name="T119">T</text:span><text:span text:style-name="T4">arnovicii </text:span><text:span text:style-name="T2">[=</text:span><text:span text:style-name="T73"> </text:span><text:span text:style-name="T2">Stare</text:span><text:span text:style-name="T73"> </text:span><text:span text:style-name="T301">T</text:span><text:span text:style-name="T2">arnowice (</text:span><text:span text:style-name="T301">T</text:span><text:span text:style-name="T2">arnowskie</text:span><text:span text:style-name="T94"> </text:span><text:span text:style-name="T2">Góry)]</text:span><text:span text:style-name="T73"> </text:span><text:span text:style-name="T4">versus</text:span><text:span text:style-name="T95"> </text:span><text:span text:style-name="T4">Czestochovium</text:span><text:span text:style-name="T74"> </text:span><text:span text:style-name="T2">[=</text:span><text:span text:style-name="T94"> </text:span><text:span text:style-name="T2">Częstochowa]</text:span><text:span text:style-name="T4">.</text:span><text:span text:style-name="T95"> </text:span><text:span text:style-name="T4">M.</text:span><text:span text:style-name="T95"> </text:span><text:span text:style-name="T240">V</text:span><text:span text:style-name="T4">.</text:span><text:span text:style-name="T95"> </text:span><text:span text:style-name="T4">Pater</text:span><text:span text:style-name="T95"> </text:span><text:span text:style-name="T4">Claudius</text:span><text:span text:style-name="T95"> </text:span><text:span text:style-name="T4">Pauli,</text:span><text:span text:style-name="T95"> </text:span><text:span text:style-name="T4">Praed.</text:span><text:span text:style-name="T95"> </text:span><text:span text:style-name="T4">Mag.</text:span><text:span text:style-name="T95"> </text:span><text:span text:style-name="T4">novitiorum, vicarius</text:span><text:span text:style-name="T103"> </text:span><text:span text:style-name="T4">et</text:span><text:span text:style-name="T103"> </text:span><text:span text:style-name="T4">actualis</text:span><text:span text:style-name="T103"> </text:span><text:span text:style-name="T4">gua</text:span><text:span text:style-name="T152">r</text:span><text:span text:style-name="T4">dianus.“</text:span><text:span text:style-name="T102"> </text:span><text:span text:style-name="T2">Claudius</text:span><text:span text:style-name="T102"> </text:span><text:span text:style-name="T2">Pauli</text:span><text:span text:style-name="T102"> </text:span><text:span text:style-name="T2">zemřel</text:span><text:span text:style-name="T102"> </text:span><text:span text:style-name="T2">8.</text:span><text:span text:style-name="T102"> </text:span><text:span text:style-name="T2">května</text:span><text:span text:style-name="T102"> </text:span><text:span text:style-name="T2">1763</text:span><text:span text:style-name="T102"> </text:span><text:span text:style-name="T2">patrně</text:span><text:span text:style-name="T102"> </text:span><text:span text:style-name="T2">na</text:span><text:span text:style-name="T102"> </text:span><text:span text:style-name="T2">cestě</text:span><text:span text:style-name="T102"> </text:span><text:span text:style-name="T2">směřující</text:span><text:span text:style-name="T102"> </text:span><text:span text:style-name="T2">do</text:span><text:span text:style-name="T102"> </text:span><text:span text:style-name="T2">poutního</text:span><text:span text:style-name="T102"> </text:span><text:span text:style-name="T2">místa v</text:span><text:span text:style-name="T355"> </text:span><text:span text:style-name="T2">Čenstochové</text:span><text:span text:style-name="T355"> </text:span><text:span text:style-name="T2">(Polsko).</text:span><text:span text:style-name="T355"> </text:span><text:span text:style-name="T2">Konstantius</text:span><text:span text:style-name="T355"> </text:span><text:span text:style-name="T2">Michalec</text:span><text:span text:style-name="T355"> </text:span><text:span text:style-name="T2">má</text:span><text:span text:style-name="T355"> </text:span><text:span text:style-name="T2">v</text:span><text:span text:style-name="T355"> </text:span><text:span text:style-name="T2">rukopise</text:span><text:span text:style-name="T355"> </text:span><text:span text:style-name="T2">D</text:span><text:span text:style-name="T355"> </text:span><text:span text:style-name="T2">4,</text:span><text:span text:style-name="T355"> </text:span><text:span text:style-name="T2">fol.</text:span><text:span text:style-name="T355"> </text:span><text:span text:style-name="T2">52v</text:span><text:span text:style-name="T355"> </text:span><text:span text:style-name="T2">úmrtní</text:span><text:span text:style-name="T355"> </text:span><text:span text:style-name="T2">záznam</text:span><text:span text:style-name="T355"> </text:span><text:span text:style-name="T2">ke</text:span><text:span text:style-name="T355"> </text:span><text:span text:style-name="T2">dni</text:span><text:span text:style-name="T355"> </text:span><text:span text:style-name="T2">26.</text:span><text:span text:style-name="T355"> </text:span><text:span text:style-name="T2">března</text:span><text:span text:style-name="T355"> </text:span><text:span text:style-name="T2">1768, </text:span><text:span text:style-name="T4">„Znoymae,</text:span><text:span text:style-name="T126"> </text:span><text:span text:style-name="T4">praed.“ </text:span><text:span text:style-name="T2">Pozměněný</text:span><text:span text:style-name="T125"> </text:span><text:span text:style-name="T2">český</text:span><text:span text:style-name="T125"> </text:span><text:span text:style-name="T2">text</text:span><text:span text:style-name="T125"> </text:span><text:span text:style-name="T2">s</text:span><text:span text:style-name="T125"> </text:span><text:span text:style-name="T2">názvem</text:span><text:span text:style-name="T125"> </text:span><text:span text:style-name="T4">Duchownj</text:span><text:span text:style-name="T126"> </text:span><text:span text:style-name="T4">dussych</text:span><text:span text:style-name="T126"> </text:span><text:span text:style-name="T4">Budicžek</text:span><text:span text:style-name="T126"> </text:span><text:span text:style-name="T2">je</text:span><text:span text:style-name="T125"> </text:span><text:span text:style-name="T2">v</text:span><text:span text:style-name="T125"> </text:span><text:span text:style-name="T2">D</text:span><text:span text:style-name="T125"> </text:span><text:span text:style-name="T2">32,</text:span><text:span text:style-name="T125"> </text:span><text:span text:style-name="T2">jiný</text:span><text:span text:style-name="T125"> </text:span><text:span text:style-name="T2">Pauliho</text:span><text:span text:style-name="T125"> </text:span><text:span text:style-name="T2">rukopis je v D 55. Dále srov. Linda, J.: </text:span><text:span text:style-name="T3">Soupis rukopisů</text:span><text:span text:style-name="T2">, s. 146-147, č. 228, který uvádí chybně příjmení „Paulus.“</text:span></text:p>
      <text:p text:style-name="P81"/>
      <text:p text:style-name="P81"/>
      <text:p text:style-name="P81"/>
      <text:p text:style-name="P81"/>
      <text:p text:style-name="P81"/>
      <text:p text:style-name="P81"/>
      <text:p text:style-name="P81"/>
      <text:p text:style-name="P81"/>
      <text:p text:style-name="P81"/>
      <text:p text:style-name="_31_.Číslo_20_rukopisu"><text:bookmark-start text:name="D_026"/><text:soft-page-break/><text:span text:style-name="T13">2</text:span><text:bookmark-end text:name="D_026"/><text:span text:style-name="T13">6 <text:s text:c="75"/>D</text:span><text:span text:style-name="T214"> </text:span><text:span text:style-name="T13">26</text:span></text:p>
      <text:p text:style-name="TEXT"/>
      <text:p text:style-name="_32_._20_Vazba_20_a_20_rozměry"><text:span text:style-name="T2">1735,</text:span><text:span text:style-name="T32"> </text:span><text:span text:style-name="T2">Hloho</text:span><text:span text:style-name="T94">v</text:span><text:span text:style-name="T2">, pap., VIII + 552 pp., 19,7 x 16 cm, vazba soudobá</text:span></text:p>
      <text:p text:style-name="P3"/>
      <text:p text:style-name="TEXT"><text:span text:style-name="T2">Původní</text:span><text:span text:style-name="T206"> </text:span><text:span text:style-name="T2">paginace. </text:span><text:span text:style-name="T4">-</text:span><text:span text:style-name="T79"> </text:span><text:span text:style-name="T2">Původní</text:span><text:span text:style-name="T77"> </text:span><text:span text:style-name="T2">lepenková</text:span><text:span text:style-name="T77"> </text:span><text:span text:style-name="T2">vazba</text:span><text:span text:style-name="T77"> </text:span><text:span text:style-name="T2">potažená</text:span><text:span text:style-name="T77"> </text:span><text:span text:style-name="T2">černou</text:span><text:span text:style-name="T77"> </text:span><text:span text:style-name="T2">skopovicí</text:span><text:span text:style-name="T77"> </text:span><text:span text:style-name="T2">s</text:span><text:span text:style-name="T77"> </text:span><text:span text:style-name="T2">rýhováním.</text:span><text:span text:style-name="T77"> </text:span><text:span text:style-name="T2">Na hřbetu stará signatura: </text:span><text:span text:style-name="T4">„K b 25.“</text:span></text:p>
      <text:p text:style-name="TEXT"/>
      <text:p text:style-name="Název_20_rukopisu_20_-_20_blok"><text:span text:style-name="T13">„Fundamenta octo in montibus sanctis sive Octiduanae meditationes exe</text:span><text:span text:style-name="T53">r</text:span><text:span text:style-name="T13">citiis spirtualibus accomodae complectentes materias sequentes: commemorationem beneficiorum</text:span><text:span text:style-name="T347"> </text:span><text:span text:style-name="T13">Dei ...</text:span><text:span text:style-name="T347"> </text:span><text:span text:style-name="T13">status</text:span><text:span text:style-name="T347"> </text:span><text:span text:style-name="T53">r</text:span><text:span text:style-name="T13">eligiosi</text:span><text:span text:style-name="T347"> </text:span><text:span text:style-name="T13">felicitatem</text:span><text:span text:style-name="T347"> </text:span><text:span text:style-name="T13">et</text:span><text:span text:style-name="T347"> </text:span><text:span text:style-name="T13">obligationem</text:span><text:span text:style-name="T347"> </text:span><text:span text:style-name="T13">...</text:span><text:span text:style-name="T347"> </text:span><text:span text:style-name="T13">passionem</text:span><text:span text:style-name="T347"> </text:span><text:span text:style-name="T13">...</text:span><text:span text:style-name="T347"> </text:span><text:span text:style-name="T13">Jesu Christi ... quibus praemittitur p</text:span><text:span text:style-name="T53">r</text:span><text:span text:style-name="T13">ologus ... His subnectuntur orationes ... atque alia ascaetica</text:span><text:span text:style-name="T282"> </text:span><text:span text:style-name="T13">etc.</text:span><text:span text:style-name="T282"> </text:span><text:span text:style-name="T13">cuncta</text:span><text:span text:style-name="T282"> </text:span><text:span text:style-name="T13">haec</text:span><text:span text:style-name="T282"> </text:span><text:span text:style-name="T13">concinnata</text:span><text:span text:style-name="T282"> </text:span><text:span text:style-name="T13">et</text:span><text:span text:style-name="T282"> </text:span><text:span text:style-name="T13">apposita</text:span><text:span text:style-name="T282"> </text:span><text:span text:style-name="T13">labo</text:span><text:span text:style-name="T53">r</text:span><text:span text:style-name="T13">e</text:span><text:span text:style-name="T282"> </text:span><text:span text:style-name="T13">atque</text:span><text:span text:style-name="T282"> </text:span><text:span text:style-name="T13">opera</text:span><text:span text:style-name="T282"> </text:span><text:span text:style-name="T273">P</text:span><text:span text:style-name="T13">.</text:span><text:span text:style-name="T282"> </text:span><text:span text:style-name="T13">L.</text:span><text:span text:style-name="T282"> </text:span><text:span text:style-name="T13">K.</text:span><text:span text:style-name="T282"> </text:span><text:span text:style-name="T13">ord.</text:span><text:span text:style-name="T282"> </text:span><text:span text:style-name="T13">min.</text:span><text:span text:style-name="T282"> </text:span><text:span text:style-name="T13">S. </text:span><text:span text:style-name="T273">P</text:span><text:span text:style-name="T13">. </text:span><text:span text:style-name="T273">F</text:span><text:span text:style-name="T13">. S. [později připsáno plné jméno] </text:span><text:span text:style-name="T273">P</text:span><text:span text:style-name="T13">. Lazarus Kodrava Glogoviae anno 1735“</text:span></text:p>
      <text:p text:style-name="TEXT"/>
      <text:p text:style-name="_37_._20_Komentář_20_CELEK"><text:span text:style-name="T2">Lazarus Kodrava (též Kodraba) pocházel z Jindřichova Hradce, vstoupil do řádu roku 1723 v Plzni. Působil jako učitel teologie a novicmistr. Zemřel v Dačicích 30. prosince 1766, viz D 4, fol. 179</text:span><text:span text:style-name="T154">r</text:span><text:span text:style-name="T2">.</text:span></text:p>
      <text:p text:style-name="P81"/>
      <text:p text:style-name="P81"/>
      <text:p text:style-name="P81"/>
      <text:p text:style-name="P81"/>
      <text:p text:style-name="P81"/>
      <text:p text:style-name="_31_.Číslo_20_rukopisu"><text:bookmark-start text:name="D_027"/><text:span text:style-name="T13">2</text:span><text:bookmark-end text:name="D_027"/><text:span text:style-name="T13">7 <text:s text:c="75"/>D</text:span><text:span text:style-name="T214"> </text:span><text:span text:style-name="T13">27</text:span></text:p>
      <text:p text:style-name="TEXT"/>
      <text:p text:style-name="_32_._20_Vazba_20_a_20_rozměry"><text:span text:style-name="T2">XVIII</text:span><text:span text:style-name="T498">2</text:span><text:span text:style-name="T2">, pap., [45] </text:span><text:span text:style-name="T52">f</text:span><text:span text:style-name="T2">f., 21 x 16 cm, sešit</text:span></text:p>
      <text:p text:style-name="P3"/>
      <text:p text:style-name="TEXT"><text:span text:style-name="T2">Brožováno.</text:span><text:span text:style-name="T312"> </text:span><text:span text:style-name="T4">Výzdoba:</text:span><text:span text:style-name="T92"> </text:span><text:span text:style-name="T2">Na</text:span><text:span text:style-name="T91"> </text:span><text:span text:style-name="T2">konci</text:span><text:span text:style-name="T91"> </text:span><text:span text:style-name="T2">perokresebná</text:span><text:span text:style-name="T91"> </text:span><text:span text:style-name="T2">viněta. </text:span><text:span text:style-name="T4">-</text:span><text:span text:style-name="T92"> </text:span><text:span text:style-name="T4">P</text:span><text:span text:style-name="T103">r</text:span><text:span text:style-name="T4">ovenienční</text:span><text:span text:style-name="T92"> </text:span><text:span text:style-name="T4">poznámka:</text:span><text:span text:style-name="T92"> </text:span><text:span text:style-name="T2">Na</text:span><text:span text:style-name="T91"> </text:span><text:span text:style-name="T2">titulní straně: </text:span><text:span text:style-name="T4">„P</text:span><text:span text:style-name="T103">r</text:span><text:span text:style-name="T4">o</text:span><text:span text:style-name="T280"> </text:span><text:span text:style-name="T4">simplici</text:span><text:span text:style-name="T280"> </text:span><text:span text:style-name="T4">usu</text:span><text:span text:style-name="T280"> </text:span><text:span text:style-name="T4">F</text:span><text:span text:style-name="T240">r</text:span><text:span text:style-name="T4">.</text:span><text:span text:style-name="T280"> </text:span><text:span text:style-name="T4">Euph</text:span><text:span text:style-name="T103">r</text:span><text:span text:style-name="T4">onii</text:span><text:span text:style-name="T280"> </text:span><text:span text:style-name="T4">Eberle.“</text:span><text:span text:style-name="T278"> </text:span><text:span text:style-name="T2">Euphronius</text:span><text:span text:style-name="T278"> </text:span><text:span text:style-name="T2">Eberle</text:span><text:span text:style-name="T278"> </text:span><text:span text:style-name="T2">byl</text:span><text:span text:style-name="T278"> </text:span><text:span text:style-name="T2">věhlasným</text:span><text:span text:style-name="T278"> </text:span><text:span text:style-name="T2">lékárníkem v</text:span><text:span text:style-name="T102"> </text:span><text:span text:style-name="T2">dačickém</text:span><text:span text:style-name="T102"> </text:span><text:span text:style-name="T2">konventu,</text:span><text:span text:style-name="T102"> </text:span><text:span text:style-name="T2">jehož</text:span><text:span text:style-name="T102"> </text:span><text:span text:style-name="T2">medicínských</text:span><text:span text:style-name="T102"> </text:span><text:span text:style-name="T2">rad</text:span><text:span text:style-name="T102"> </text:span><text:span text:style-name="T2">a</text:span><text:span text:style-name="T102"> </text:span><text:span text:style-name="T2">služeb</text:span><text:span text:style-name="T102"> </text:span><text:span text:style-name="T2">využívali</text:span><text:span text:style-name="T102"> </text:span><text:span text:style-name="T2">lidé</text:span><text:span text:style-name="T102"> </text:span><text:span text:style-name="T2">ze</text:span><text:span text:style-name="T102"> </text:span><text:span text:style-name="T2">širokého</text:span><text:span text:style-name="T102"> </text:span><text:span text:style-name="T2">okolí.</text:span><text:span text:style-name="T102"> </text:span><text:span text:style-name="T2">Zemřel 19. června 1806,</text:span><text:span text:style-name="T188"> </text:span><text:span text:style-name="T2">viz</text:span><text:span text:style-name="T32"> </text:span><text:span text:style-name="T2">D</text:span><text:span text:style-name="T32"> </text:span><text:span text:style-name="T2">4,</text:span><text:span text:style-name="T32"> </text:span><text:span text:style-name="T2">fol.</text:span><text:span text:style-name="T32"> </text:span><text:span text:style-name="T2">82r</text:span><text:span text:style-name="T32"> </text:span><text:span text:style-name="T2">(</text:span><text:span text:style-name="T4">„19.</text:span><text:span text:style-name="T34"> </text:span><text:span text:style-name="T4">Junii</text:span><text:span text:style-name="T34"> </text:span><text:span text:style-name="T4">1806.</text:span><text:span text:style-name="T34"> </text:span><text:span text:style-name="T4">Daczicii.</text:span><text:span text:style-name="T34"> </text:span><text:span text:style-name="T4">Religiosus</text:span><text:span text:style-name="T34"> </text:span><text:span text:style-name="T4">Frater </text:span><text:soft-page-break/><text:span text:style-name="T4">Euph</text:span><text:span text:style-name="T103">r</text:span><text:span text:style-name="T4">onius</text:span><text:span text:style-name="T365"> </text:span><text:span text:style-name="T4">Eberle</text:span><text:span text:style-name="T365"> </text:span><text:span text:style-name="T4">laicus</text:span><text:span text:style-name="T365"> </text:span><text:span text:style-name="T4">p</text:span><text:span text:style-name="T103">r</text:span><text:span text:style-name="T4">ofessus</text:span><text:span text:style-name="T365"> </text:span><text:span text:style-name="T4">apothecarius“</text:span><text:span text:style-name="T2">)</text:span><text:span text:style-name="T363"> </text:span><text:span text:style-name="T2">a</text:span><text:span text:style-name="T363"> </text:span><text:span text:style-name="T2">dále</text:span><text:span text:style-name="T363"> </text:span><text:span text:style-name="T2">Zwach,</text:span><text:span text:style-name="T363"> </text:span><text:span text:style-name="T2">J.:</text:span><text:span text:style-name="T363"> </text:span><text:span text:style-name="T4">Denkwü</text:span><text:span text:style-name="T103">r</text:span><text:span text:style-name="T4">digkeiten</text:span><text:span text:style-name="T2">,</text:span><text:span text:style-name="T363"> </text:span><text:span text:style-name="T2">s. 62-63</text:span><text:span text:style-name="T32"> </text:span><text:span text:style-name="T2">a Dokoupil, Vl.: </text:span><text:span text:style-name="T4">Dějiny moravských</text:span><text:span text:style-name="T2">, s. 275.</text:span></text:p>
      <text:p text:style-name="TEXT"/>
      <text:p text:style-name="_33_._20_Název_20_rukopisu"><text:span text:style-name="T13">„</text:span><text:span text:style-name="T13">Geistliche</text:span><text:span text:style-name="T39"> </text:span><text:span text:style-name="T13">achttägiche </text:span><text:span text:style-name="T9">exe</text:span><text:span text:style-name="T56">r</text:span><text:span text:style-name="T9">citia</text:span><text:span text:style-name="T13">“</text:span></text:p>
      <text:p text:style-name="P81"/>
      <text:p text:style-name="P81"/>
      <text:p text:style-name="P81"/>
      <text:p text:style-name="P81"/>
      <text:p text:style-name="P81"/>
      <text:p text:style-name="_31_.Číslo_20_rukopisu"><text:bookmark-start text:name="D_028"/><text:span text:style-name="T13">2</text:span><text:bookmark-end text:name="D_028"/><text:span text:style-name="T13">8 <text:s text:c="75"/>D</text:span><text:span text:style-name="T214"> </text:span><text:span text:style-name="T13">28</text:span></text:p>
      <text:p text:style-name="TEXT"/>
      <text:p text:style-name="_32_._20_Vazba_20_a_20_rozměry"><text:span text:style-name="T2">XVIII</text:span><text:span text:style-name="T498">in.</text:span><text:span text:style-name="T2">, pap., [201] </text:span><text:span text:style-name="T52">f</text:span><text:span text:style-name="T2">f., 20,5 x 15,5 cm, vazba soudobá</text:span></text:p>
      <text:p text:style-name="P3"/>
      <text:p text:style-name="TEXT"><text:span text:style-name="T2">Původní</text:span><text:span text:style-name="T357"> </text:span><text:span text:style-name="T2">lepenková</text:span><text:span text:style-name="T372"> </text:span><text:span text:style-name="T2">vazba</text:span><text:span text:style-name="T372"> </text:span><text:span text:style-name="T2">potažená</text:span><text:span text:style-name="T372"> </text:span><text:span text:style-name="T2">teletinou,</text:span><text:span text:style-name="T372"> </text:span><text:span text:style-name="T2">hřbet</text:span><text:span text:style-name="T372"> </text:span><text:span text:style-name="T2">zlacený.</text:span><text:span text:style-name="T372"> </text:span><text:span text:style-name="T2">Na</text:span><text:span text:style-name="T372"> </text:span><text:span text:style-name="T2">hřbetu</text:span><text:span text:style-name="T372"> </text:span><text:span text:style-name="T2">štítek</text:span><text:span text:style-name="T372"> </text:span><text:span text:style-name="T2">s</text:span><text:span text:style-name="T372"> </text:span><text:span text:style-name="T2">titulem </text:span><text:span text:style-name="T4">„Nutzliche</text:span><text:span text:style-name="T173"> </text:span><text:span text:style-name="T4">Unter</text:span><text:span text:style-name="T103">r</text:span><text:span text:style-name="T4">edungen“</text:span><text:span text:style-name="T210"> </text:span><text:span text:style-name="T2">a</text:span><text:span text:style-name="T171"> </text:span><text:span text:style-name="T2">písmeno</text:span><text:span text:style-name="T209"> </text:span><text:span text:style-name="T4">„D“</text:span><text:span text:style-name="T210"> </text:span><text:span text:style-name="T2">(signatura?).</text:span><text:span text:style-name="T209"> </text:span><text:span text:style-name="T4">-</text:span><text:span text:style-name="T173"> </text:span><text:span text:style-name="T4">P</text:span><text:span text:style-name="T103">r</text:span><text:span text:style-name="T4">ovenienční</text:span><text:span text:style-name="T173"> </text:span><text:span text:style-name="T4">poznámky:</text:span><text:span text:style-name="T173"> </text:span><text:span text:style-name="T2">Na</text:span><text:span text:style-name="T171"> </text:span><text:span text:style-name="T2">přední předsádce: </text:span><text:span text:style-name="T4">„Ex</text:span><text:span text:style-name="T65"> </text:span><text:span text:style-name="T4">munificientia</text:span><text:span text:style-name="T65"> </text:span><text:span text:style-name="T4">se</text:span><text:span text:style-name="T103">r</text:span><text:span text:style-name="T4">enissimae</text:span><text:span text:style-name="T65"> </text:span><text:span text:style-name="T4">principissimae</text:span><text:span text:style-name="T65"> </text:span><text:span text:style-name="T4">Mariae</text:span><text:span text:style-name="T65"> </text:span><text:span text:style-name="T270">T</text:span><text:span text:style-name="T4">e</text:span><text:span text:style-name="T103">r</text:span><text:span text:style-name="T4">esiae</text:span><text:span text:style-name="T65"> </text:span><text:span text:style-name="T178">T</text:span><text:span text:style-name="T4">rautson</text:span><text:span text:style-name="T65"> </text:span><text:span text:style-name="T4">donatus p</text:span><text:span text:style-name="T103">r</text:span><text:span text:style-name="T4">o</text:span><text:span text:style-name="T134"> </text:span><text:span text:style-name="T4">Bibliotheca</text:span><text:span text:style-name="T134"> </text:span><text:span text:style-name="T4">Conventus</text:span><text:span text:style-name="T134"> </text:span><text:span text:style-name="T4">Dacžicensis</text:span><text:span text:style-name="T134"> </text:span><text:span text:style-name="T4">ad</text:span><text:span text:style-name="T134"> </text:span><text:span text:style-name="T4">S.</text:span><text:span text:style-name="T134"> </text:span><text:span text:style-name="T4">Antonium</text:span><text:span text:style-name="T134"> </text:span><text:span text:style-name="T4">Pad</text:span><text:span text:style-name="T3">uanum</text:span><text:span text:style-name="T134"> </text:span><text:span text:style-name="T4">1737</text:span><text:span text:style-name="T2">.“</text:span><text:span text:style-name="T132"> </text:span><text:span text:style-name="T2">Na</text:span><text:span text:style-name="T132"> </text:span><text:span text:style-name="T2">předním přídeští</text:span><text:span text:style-name="T331"> </text:span><text:span text:style-name="T2">velké</text:span><text:span text:style-name="T331"> </text:span><text:span text:style-name="T2">mědirytové</text:span><text:span text:style-name="T331"> </text:span><text:span text:style-name="T2">heraldické</text:span><text:span text:style-name="T331"> </text:span><text:span text:style-name="T2">exlibris: </text:span><text:span text:style-name="T4">„Ex</text:span><text:span text:style-name="T332"> </text:span><text:span text:style-name="T4">libris</text:span><text:span text:style-name="T332"> </text:span><text:span text:style-name="T4">Joannis</text:span><text:span text:style-name="T332"> </text:span><text:span text:style-name="T4">Leopoldi</text:span><text:span text:style-name="T332"> </text:span><text:span text:style-name="T178">T</text:span><text:span text:style-name="T4">rauthson</text:span><text:span text:style-name="T332"> </text:span><text:span text:style-name="T4">Comitis de</text:span><text:span text:style-name="T69"> </text:span><text:span text:style-name="T4">Falckenstein</text:span><text:span text:style-name="T69"> </text:span><text:span text:style-name="T4">etc.</text:span><text:span text:style-name="T69"> </text:span><text:span text:style-name="T4">MDCC.“</text:span><text:span text:style-name="T68"> </text:span><text:span text:style-name="T2">Na</text:span><text:span text:style-name="T68"> </text:span><text:span text:style-name="T2">fol.</text:span><text:span text:style-name="T68"> </text:span><text:span text:style-name="T2">1r: </text:span><text:span text:style-name="T4">„P</text:span><text:span text:style-name="T103">r</text:span><text:span text:style-name="T4">o</text:span><text:span text:style-name="T69"> </text:span><text:span text:style-name="T4">conventu</text:span><text:span text:style-name="T69"> </text:span><text:span text:style-name="T4">Dacžicensi</text:span><text:span text:style-name="T69"> </text:span><text:span text:style-name="T4">ad</text:span><text:span text:style-name="T69"> </text:span><text:span text:style-name="T4">Sanctum</text:span><text:span text:style-name="T69"> </text:span><text:span text:style-name="T4">Antonium Paduanum.“</text:span></text:p>
      <text:p text:style-name="TEXT"/>
      <text:p text:style-name="_34_._20_KAPITOLA_20_rukopisu_20_-_20_1._20_odstavec"><text:span text:style-name="T13">(a)</text:span><text:span text:style-name="T122"> </text:span><text:span text:style-name="T13">1r-192r</text:span><text:span text:style-name="T171"><text:tab/></text:span><text:span text:style-name="T13">„Nützliche</text:span><text:span text:style-name="T174"> </text:span><text:span text:style-name="T13">Unter</text:span><text:span text:style-name="T53">r</text:span><text:span text:style-name="T13">edungen</text:span><text:span text:style-name="T174"> </text:span><text:span text:style-name="T13">in</text:span><text:span text:style-name="T174"> </text:span><text:span text:style-name="T13">sich</text:span><text:span text:style-name="T174"> </text:span><text:span text:style-name="T13">enthaltende,</text:span><text:span text:style-name="T174"> </text:span><text:span text:style-name="T13">dass</text:span><text:span text:style-name="T174"> </text:span><text:span text:style-name="T13">man</text:span><text:span text:style-name="T174"> </text:span><text:span text:style-name="T13">auch</text:span><text:span text:style-name="T174"> </text:span><text:span text:style-name="T13">menschlichen </text:span><text:span text:style-name="T273">V</text:span><text:span text:style-name="T13">erstand</text:span><text:span text:style-name="T122"> </text:span><text:span text:style-name="T13">mit</text:span><text:span text:style-name="T122"> </text:span><text:span text:style-name="T13">ganz</text:span><text:span text:style-name="T122"> </text:span><text:span text:style-name="T13">kla</text:span><text:span text:style-name="T53">r</text:span><text:span text:style-name="T13">er</text:span><text:span text:style-name="T122"> </text:span><text:span text:style-name="T273">V</text:span><text:span text:style-name="T13">ernunftschlüssen</text:span><text:span text:style-name="T122"> </text:span><text:span text:style-name="T13">fassen</text:span><text:span text:style-name="T122"> </text:span><text:span text:style-name="T13">und</text:span><text:span text:style-name="T122"> </text:span><text:span text:style-name="T13">beg</text:span><text:span text:style-name="T53">r</text:span><text:span text:style-name="T13">eifen</text:span><text:span text:style-name="T122"> </text:span><text:span text:style-name="T13">machen</text:span><text:span text:style-name="T122"> </text:span><text:span text:style-name="T13">kann,</text:span><text:span text:style-name="T122"> </text:span><text:span text:style-name="T13">dass</text:span><text:span text:style-name="T122"> </text:span><text:span text:style-name="T13">erstens die</text:span><text:span text:style-name="T364"> </text:span><text:span text:style-name="T13">heilige</text:span><text:span text:style-name="T364"> </text:span><text:span text:style-name="T13">Bibel,</text:span><text:span text:style-name="T364"> </text:span><text:span text:style-name="T13">das</text:span><text:span text:style-name="T364"> </text:span><text:span text:style-name="T13">unfehlba</text:span><text:span text:style-name="T53">r</text:span><text:span text:style-name="T13">e</text:span><text:span text:style-name="T364"> </text:span><text:span text:style-name="T181">W</text:span><text:span text:style-name="T13">ort</text:span><text:span text:style-name="T364"> </text:span><text:span text:style-name="T13">Gottes,</text:span><text:span text:style-name="T364"> </text:span><text:span text:style-name="T13">so</text:span><text:span text:style-name="T364"> </text:span><text:span text:style-name="T13">dann</text:span><text:span text:style-name="T364"> </text:span><text:span text:style-name="T13">dass</text:span><text:span text:style-name="T364"> </text:span><text:span text:style-name="T13">nur</text:span><text:span text:style-name="T364"> </text:span><text:span text:style-name="T13">ein</text:span><text:span text:style-name="T364"> </text:span><text:span text:style-name="T13">Gott</text:span><text:span text:style-name="T364"> </text:span><text:span text:style-name="T13">und</text:span><text:span text:style-name="T364"> </text:span><text:span text:style-name="T13">d</text:span><text:span text:style-name="T53">r</text:span><text:span text:style-name="T13">eifaltig</text:span><text:span text:style-name="T364"> </text:span><text:span text:style-name="T13">in Personen,</text:span><text:span text:style-name="T105"> </text:span><text:span text:style-name="T13">einig</text:span><text:span text:style-name="T105"> </text:span><text:span text:style-name="T13">unzerteilt</text:span><text:span text:style-name="T105"> </text:span><text:span text:style-name="T13">in</text:span><text:span text:style-name="T105"> </text:span><text:span text:style-name="T13">seiner</text:span><text:span text:style-name="T105"> </text:span><text:span text:style-name="T181">W</text:span><text:span text:style-name="T13">esenheit</text:span><text:span text:style-name="T105"> </text:span><text:span text:style-name="T13">und</text:span><text:span text:style-name="T105"> </text:span><text:span text:style-name="T13">dass</text:span><text:span text:style-name="T105"> </text:span><text:span text:style-name="T13">dieser</text:span><text:span text:style-name="T105"> </text:span><text:span text:style-name="T13">ein</text:span><text:span text:style-name="T105"> </text:span><text:span text:style-name="T13">Richter</text:span><text:span text:style-name="T105"> </text:span><text:span text:style-name="T13">...</text:span><text:span text:style-name="T105"> </text:span><text:span text:style-name="T13">allen</text:span><text:span text:style-name="T105"> </text:span><text:span text:style-name="T13">guten und</text:span><text:span text:style-name="T105"> </text:span><text:span text:style-name="T13">bösen</text:span><text:span text:style-name="T105"> </text:span><text:span text:style-name="T181">W</text:span><text:span text:style-name="T13">e</text:span><text:span text:style-name="T53">r</text:span><text:span text:style-name="T13">ken</text:span><text:span text:style-name="T105"> </text:span><text:span text:style-name="T13">der</text:span><text:span text:style-name="T105"> </text:span><text:span text:style-name="T13">Menschen,</text:span><text:span text:style-name="T105"> </text:span><text:span text:style-name="T13">und</text:span><text:span text:style-name="T105"> </text:span><text:span text:style-name="T13">dass</text:span><text:span text:style-name="T105"> </text:span><text:span text:style-name="T13">also</text:span><text:span text:style-name="T105"> </text:span><text:span text:style-name="T13">ein</text:span><text:span text:style-name="T105"> </text:span><text:span text:style-name="T13">Himmel</text:span><text:span text:style-name="T105"> </text:span><text:span text:style-name="T13">und</text:span><text:span text:style-name="T105"> </text:span><text:span text:style-name="T13">Hölle,</text:span><text:span text:style-name="T105"> </text:span><text:span text:style-name="T13">nach</text:span><text:span text:style-name="T105"> </text:span><text:span text:style-name="T13">diesem</text:span><text:span text:style-name="T105"> </text:span><text:span text:style-name="T13">ein ande</text:span><text:span text:style-name="T53">r</text:span><text:span text:style-name="T13">es</text:span><text:span text:style-name="T300"> </text:span><text:span text:style-name="T13">Leben</text:span><text:span text:style-name="T300"> </text:span><text:span text:style-name="T13">und</text:span><text:span text:style-name="T300"> </text:span><text:span text:style-name="T13">endlich</text:span><text:span text:style-name="T300"> </text:span><text:span text:style-name="T13">uns</text:span><text:span text:style-name="T53">r</text:span><text:span text:style-name="T13">e</text:span><text:span text:style-name="T300"> </text:span><text:span text:style-name="T13">menschliche</text:span><text:span text:style-name="T300"> </text:span><text:span text:style-name="T13">Geist</text:span><text:span text:style-name="T300"> </text:span><text:span text:style-name="T13">unsterblich</text:span><text:span text:style-name="T300"> </text:span><text:span text:style-name="T13">seie,</text:span><text:span text:style-name="T300"> </text:span><text:span text:style-name="T13">zwischen</text:span><text:span text:style-name="T300"> </text:span><text:span text:style-name="T13">Philologo, einem wah</text:span><text:span text:style-name="T53">r</text:span><text:span text:style-name="T13">en Christen und Blantardo, einem edlen Chinesen“</text:span></text:p>
      <text:p text:style-name="TEXT"/>
      <text:p text:style-name="_34_._20_KAPITOLA_20_rukopisu_20_-_20_1._20_odstavec"><text:soft-page-break/><text:span text:style-name="T13">(b)</text:span><text:span text:style-name="T226"> </text:span><text:span text:style-name="T13">192v-201r</text:span><text:span text:style-name="T160"><text:tab/></text:span><text:span text:style-name="T2">„Zum</text:span><text:span text:style-name="T160"> </text:span><text:span text:style-name="T2">Beschluss</text:span><text:span text:style-name="T160"> </text:span><text:span text:style-name="T2">folget</text:span><text:span text:style-name="T160"> </text:span><text:span text:style-name="T2">annoch</text:span><text:span text:style-name="T160"> </text:span><text:span text:style-name="T2">ein</text:span><text:span text:style-name="T160"> </text:span><text:span text:style-name="T2">sehr</text:span><text:span text:style-name="T160"> </text:span><text:span text:style-name="T2">trostreicher</text:span><text:span text:style-name="T160"> </text:span><text:span text:style-name="T2">Discurs</text:span><text:span text:style-name="T160"> </text:span><text:span text:style-name="T2">zwischen</text:span><text:span text:style-name="T160"> </text:span><text:span text:style-name="T2">einer recht</text:span><text:span text:style-name="T225"> </text:span><text:span text:style-name="T2">tugendreichen</text:span><text:span text:style-name="T225"> </text:span><text:span text:style-name="T2">Mutter</text:span><text:span text:style-name="T225"> </text:span><text:span text:style-name="T2">und</text:span><text:span text:style-name="T225"> </text:span><text:span text:style-name="T2">ihre</text:span><text:span text:style-name="T32">r</text:span><text:span text:style-name="T2">,</text:span><text:span text:style-name="T225"> </text:span><text:span text:style-name="T2">sich</text:span><text:span text:style-name="T225"> </text:span><text:span text:style-name="T2">in</text:span><text:span text:style-name="T225"> </text:span><text:span text:style-name="T2">solchen</text:span><text:span text:style-name="T225"> </text:span><text:span text:style-name="T2">gleichenden,</text:span><text:span text:style-name="T225"> </text:span><text:span text:style-name="T2">geliebten</text:span><text:span text:style-name="T225"> </text:span><text:span text:style-name="T323">T</text:span><text:span text:style-name="T2">ochte</text:span><text:span text:style-name="T32">r</text:span><text:span text:style-name="T2">,</text:span><text:span text:style-name="T225"> </text:span><text:span text:style-name="T2">welches beinebens ein krä</text:span><text:span text:style-name="T52">f</text:span><text:span text:style-name="T2">tiges Laabwasser aller beängsteten, Gott liebenden Seelen“</text:span></text:p>
      <text:p text:style-name="TEXT"/>
      <text:p text:style-name="_37_._20_Komentář_20_CELEK">Snad opisy tisků, avšak nepodařilo se dohledat předlohy (Holzmann-Bohatta ani GV neuvádějí).</text:p>
      <text:p text:style-name="P81"/>
      <text:p text:style-name="P81"/>
      <text:p text:style-name="P81"/>
      <text:p text:style-name="P81"/>
      <text:p text:style-name="P81"/>
      <text:p text:style-name="_31_.Číslo_20_rukopisu"><text:bookmark-start text:name="D_029"/><text:span text:style-name="T444">2</text:span><text:bookmark-end text:name="D_029"/><text:span text:style-name="T444">9 <text:s text:c="74"/></text:span><text:span text:style-name="T13"><text:s/>D</text:span><text:span text:style-name="T214"> </text:span><text:span text:style-name="T13">29</text:span></text:p>
      <text:p text:style-name="TEXT"/>
      <text:p text:style-name="_32_._20_Vazba_20_a_20_rozměry"><text:span text:style-name="T2">ante</text:span><text:span text:style-name="T32"> </text:span><text:span text:style-name="T2">1742, pap., [363] </text:span><text:span text:style-name="T52">f</text:span><text:span text:style-name="T2">f., 20,2 x 15 cm, vazba soudobá</text:span></text:p>
      <text:p text:style-name="P3"/>
      <text:p text:style-name="TEXT"><text:span text:style-name="T2">Listy</text:span><text:span text:style-name="T359"> </text:span><text:span text:style-name="T2">od</text:span><text:span text:style-name="T176"> </text:span><text:span text:style-name="T2">fol.</text:span><text:span text:style-name="T176"> </text:span><text:span text:style-name="T2">357v</text:span><text:span text:style-name="T176"> </text:span><text:span text:style-name="T2">jsou</text:span><text:span text:style-name="T176"> </text:span><text:span text:style-name="T2">prázdné.</text:span><text:span text:style-name="T363"> </text:span><text:span text:style-name="T4">-</text:span><text:span text:style-name="T178"> </text:span><text:span text:style-name="T2">Původní</text:span><text:span text:style-name="T176"> </text:span><text:span text:style-name="T2">lepenková</text:span><text:span text:style-name="T176"> </text:span><text:span text:style-name="T2">vazba</text:span><text:span text:style-name="T176"> </text:span><text:span text:style-name="T2">potažená</text:span><text:span text:style-name="T176"> </text:span><text:span text:style-name="T2">teletinou,</text:span><text:span text:style-name="T176"> </text:span><text:span text:style-name="T2">hřbet</text:span><text:span text:style-name="T176"> </text:span><text:span text:style-name="T2">zlacený. Na hřbetu stará signatura: </text:span><text:span text:style-name="T4">„L b </text:span><text:span text:style-name="T119">1</text:span><text:span text:style-name="T4">1.“</text:span></text:p>
      <text:p text:style-name="TEXT"/>
      <text:p text:style-name="_33_._20_Název_20_rukopisu"><text:span text:style-name="T13">„</text:span><text:span text:style-name="T13">Disputationes</text:span><text:span text:style-name="T39"> </text:span><text:span text:style-name="T13">in VIII lib</text:span><text:span text:style-name="T53">r</text:span><text:span text:style-name="T13">os Physicorum [Aristotelis]“</text:span></text:p>
      <text:p text:style-name="TEXT"/>
      <text:p text:style-name="TEXT"><text:span text:style-name="T2">„</text:span><text:span text:style-name="T2">Proemium.</text:span><text:span text:style-name="T52"> </text:span><text:span text:style-name="T323">T</text:span><text:span text:style-name="T2">er</text:span><text:span text:style-name="T229"> </text:span><text:span text:style-name="T2">fausto,</text:span><text:span text:style-name="T229"> </text:span><text:span text:style-name="T2">ni</text:span><text:span text:style-name="T229"> </text:span><text:span text:style-name="T2">fallor</text:span><text:span text:style-name="T229"> </text:span><text:span text:style-name="T2">homini</text:span><text:span text:style-name="T229"> </text:span><text:span text:style-name="T2">... [fol.</text:span><text:span text:style-name="T229"> </text:span><text:span text:style-name="T2">2r] Prolegomena</text:span><text:span text:style-name="T229"> </text:span><text:span text:style-name="T2">in</text:span><text:span text:style-name="T229"> </text:span><text:span text:style-name="T2">compendio.</text:span><text:span text:style-name="T229"> </text:span><text:span text:style-name="T2">De</text:span><text:span text:style-name="T229"> </text:span><text:span text:style-name="T2">natura, objecto et qualitate phisicae ...“</text:span></text:p>
      <text:p text:style-name="TEXT"/>
      <text:p text:style-name="_37_._20_Komentář_20_CELEK"><text:span text:style-name="T2">Záznam</text:span><text:span text:style-name="T142"> </text:span><text:span text:style-name="T2">přednášek</text:span><text:span text:style-name="T142"> </text:span><text:span text:style-name="T2">z</text:span><text:span text:style-name="T142"> </text:span><text:span text:style-name="T2">řádového</text:span><text:span text:style-name="T142"> </text:span><text:span text:style-name="T2">studia,</text:span><text:span text:style-name="T142"> </text:span><text:span text:style-name="T2">který</text:span><text:span text:style-name="T142"> </text:span><text:span text:style-name="T2">pořídil,</text:span><text:span text:style-name="T142"> </text:span><text:span text:style-name="T2">resp.</text:span><text:span text:style-name="T142"> </text:span><text:span text:style-name="T2">používal</text:span><text:span text:style-name="T142"> </text:span><text:span text:style-name="T2">františkán</text:span><text:span text:style-name="T142"> </text:span><text:span text:style-name="T2">Edmundus</text:span><text:span text:style-name="T142"> </text:span><text:span text:style-name="T2">Kameli,</text:span><text:span text:style-name="T142"> </text:span><text:span text:style-name="T2">uvedený</text:span><text:span text:style-name="T142"> </text:span><text:span text:style-name="T2">na hřbetě</text:span><text:span text:style-name="T94"> </text:span><text:span text:style-name="T2">knih</text:span><text:span text:style-name="T176">y</text:span><text:span text:style-name="T2">.</text:span><text:span text:style-name="T94"> </text:span><text:span text:style-name="T2">Byl</text:span><text:span text:style-name="T94"> </text:span><text:span text:style-name="T2">rodákem</text:span><text:span text:style-name="T94"> </text:span><text:span text:style-name="T2">z</text:span><text:span text:style-name="T94"> </text:span><text:span text:style-name="T2">Dačic</text:span><text:span text:style-name="T94"> </text:span><text:span text:style-name="T2">a</text:span><text:span text:style-name="T94"> </text:span><text:span text:style-name="T2">zemřel</text:span><text:span text:style-name="T94"> </text:span><text:span text:style-name="T2">ještě</text:span><text:span text:style-name="T94"> </text:span><text:span text:style-name="T2">jako</text:span><text:span text:style-name="T94"> </text:span><text:span text:style-name="T2">student</text:span><text:span text:style-name="T94"> </text:span><text:span text:style-name="T2">teologie</text:span><text:span text:style-name="T94"> </text:span><text:span text:style-name="T2">12. května 1742</text:span><text:span text:style-name="T94"> </text:span><text:span text:style-name="T2">v</text:span><text:span text:style-name="T94"> </text:span><text:span text:style-name="T2">Brně</text:span><text:span text:style-name="T94"> </text:span><text:span text:style-name="T2">(viz</text:span><text:span text:style-name="T94"> </text:span><text:span text:style-name="T2">záznam</text:span><text:span text:style-name="T94"> </text:span><text:span text:style-name="T2">v</text:span><text:span text:style-name="T94"> </text:span><text:span text:style-name="T2">nekrologiu</text:span><text:span text:style-name="T94"> </text:span><text:span text:style-name="T2">D 4,</text:span><text:span text:style-name="T154"> </text:span><text:span text:style-name="T2">fol.</text:span><text:span text:style-name="T154"> </text:span><text:span text:style-name="T2">63r:</text:span><text:span text:style-name="T27"> </text:span><text:span text:style-name="T4">„12.</text:span><text:span text:style-name="T156"> </text:span><text:span text:style-name="T4">Maji</text:span><text:span text:style-name="T156"> </text:span><text:span text:style-name="T4">1742</text:span><text:span text:style-name="T156"> </text:span><text:span text:style-name="T4">Brunae.</text:span><text:span text:style-name="T156"> </text:span><text:span text:style-name="T4">Religiosus</text:span><text:span text:style-name="T156"> </text:span><text:span text:style-name="T4">Frater</text:span><text:span text:style-name="T156"> </text:span><text:span text:style-name="T4">Edmundus</text:span><text:span text:style-name="T156"> </text:span><text:span text:style-name="T4">Camely</text:span><text:span text:style-name="T156"> </text:span><text:span text:style-name="T4">clericus</text:span><text:span text:style-name="T156"> </text:span><text:span text:style-name="T4">ss.</text:span><text:span text:style-name="T156"> </text:span><text:span text:style-name="T4">theologiae</text:span><text:span text:style-name="T156"> </text:span><text:span text:style-name="T4">studiosus</text:span><text:span text:style-name="T156"> </text:span><text:span text:style-name="T4">actualis“</text:span><text:span text:style-name="T2">). Na konci je rukopis neúplný, končí </text:span><text:span text:style-name="T4">„</text:span><text:span text:style-name="T156">T</text:span><text:span text:style-name="T4">ract. I</text:span><text:span text:style-name="T240">V</text:span><text:span text:style-name="T4">. in I</text:span><text:span text:style-name="T240">V</text:span><text:span text:style-name="T4">. librum physicorum, </text:span><text:span text:style-name="T4">Disput. III. Quaest. I.“</text:span></text:p>
      <text:p text:style-name="TEXT"/>
      <text:p text:style-name="TEXT"/>
      <text:p text:style-name="TEXT"/>
      <text:p text:style-name="TEXT"/>
      <text:p text:style-name="TEXT"/>
      <text:p text:style-name="TEXT"/>
      <text:p text:style-name="_31_.Číslo_20_rukopisu"><text:bookmark-start text:name="D_030"/><text:soft-page-break/><text:span text:style-name="T13">3</text:span><text:bookmark-end text:name="D_030"/><text:span text:style-name="T13">0 <text:s text:c="75"/>D</text:span><text:span text:style-name="T214"> </text:span><text:span text:style-name="T13">30</text:span></text:p>
      <text:p text:style-name="TEXT"/>
      <text:p text:style-name="_32_._20_Vazba_20_a_20_rozměry"><text:span text:style-name="T2">ante</text:span><text:span text:style-name="T32"> </text:span><text:span text:style-name="T2">1746, pap., [178] </text:span><text:span text:style-name="T52">f</text:span><text:span text:style-name="T2">f., 20 x 15,5 cm, notace, vazba soudobá</text:span></text:p>
      <text:p text:style-name="P3"/>
      <text:p text:style-name="TEXT"><text:span text:style-name="T2">Neuvedené</text:span><text:span text:style-name="T317"> </text:span><text:span text:style-name="T2">listy</text:span><text:span text:style-name="T192"> </text:span><text:span text:style-name="T2">jsou</text:span><text:span text:style-name="T192"> </text:span><text:span text:style-name="T2">prázdné. </text:span><text:span text:style-name="T4">-</text:span><text:span text:style-name="T194"> </text:span><text:span text:style-name="T4">Písmo:</text:span><text:span text:style-name="T194"> </text:span><text:span text:style-name="T2">Několik</text:span><text:span text:style-name="T192"> </text:span><text:span text:style-name="T2">písařských</text:span><text:span text:style-name="T192"> </text:span><text:span text:style-name="T2">rukou. </text:span><text:span text:style-name="T4">-</text:span><text:span text:style-name="T194"> </text:span><text:span text:style-name="T2">Původní</text:span><text:span text:style-name="T192"> </text:span><text:span text:style-name="T2">lepenková vazba. Na hřbetu stará signatura: </text:span><text:span text:style-name="T4">„I b 23.“</text:span></text:p>
      <text:p text:style-name="TEXT"/>
      <text:p text:style-name="_33_._20_Název_20_rukopisu"><text:span text:style-name="T13">[Manuale</text:span><text:span text:style-name="T39"> </text:span><text:span text:style-name="T13">novitiorum Ord. Fratrum Minorum Reformatorum]</text:span></text:p>
      <text:p text:style-name="TEXT"/>
      <text:p text:style-name="_34_._20_KAPITOLA_20_rukopisu_20_-_20_1._20_odstavec"><text:span text:style-name="T13">(a)</text:span><text:span text:style-name="T39"> </text:span><text:span text:style-name="T13">1r-67r</text:span><text:span text:style-name="T2"><text:tab/></text:span><text:span text:style-name="T13">[Expositio </text:span><text:span text:style-name="T53">r</text:span><text:span text:style-name="T13">egulae Fratrum Minorum]</text:span></text:p>
      <text:p text:style-name="_35_._20_KAPITOLA_20_rukopisu_20_-_20_2._20_odstavec"><text:span text:style-name="T2">„Dedicatio</text:span><text:span text:style-name="T32"> </text:span><text:span text:style-name="T2">...</text:span><text:span text:style-name="T377"> </text:span><text:span text:style-name="T2">[fol. 1v] ... Min. minimus F</text:span><text:span text:style-name="T176">r</text:span><text:span text:style-name="T2">. Hyacinthus </text:span><text:span text:style-name="T171">T</text:span><text:span text:style-name="T2">ureczek p. t. mag. novitiorum ...“</text:span></text:p>
      <text:p text:style-name="P27"/>
      <text:p text:style-name="_36_._20_Komentář_20_kapitoly"><text:span text:style-name="T2">Hyacint</text:span><text:span text:style-name="T176"> </text:span><text:span text:style-name="T150">T</text:span><text:span text:style-name="T2">ureček</text:span><text:span text:style-name="T176"> </text:span><text:span text:style-name="T2">pocházel</text:span><text:span text:style-name="T176"> </text:span><text:span text:style-name="T2">z</text:span><text:span text:style-name="T176"> </text:span><text:span text:style-name="T2">Litomyšle.</text:span><text:span text:style-name="T176"> </text:span><text:span text:style-name="T2">Sliby</text:span><text:span text:style-name="T176"> </text:span><text:span text:style-name="T2">složil</text:span><text:span text:style-name="T176"> </text:span><text:span text:style-name="T2">roku</text:span><text:span text:style-name="T176"> </text:span><text:span text:style-name="T2">1738</text:span><text:span text:style-name="T176"> </text:span><text:span text:style-name="T2">v</text:span><text:span text:style-name="T176"> </text:span><text:span text:style-name="T2">Moravské</text:span><text:span text:style-name="T176"> </text:span><text:span text:style-name="T2">Třebové,</text:span><text:span text:style-name="T176"> </text:span><text:span text:style-name="T2">později</text:span><text:span text:style-name="T176"> byl </text:span><text:span text:style-name="T2">podle</text:span><text:span text:style-name="T176"> </text:span><text:span text:style-name="T2">nekrologia D</text:span><text:span text:style-name="T229"> </text:span><text:span text:style-name="T2">4,</text:span><text:span text:style-name="T229"> </text:span><text:span text:style-name="T2">fol.</text:span><text:span text:style-name="T229"> </text:span><text:span text:style-name="T2">90r zástupcem kvardiána a profesorem humanitních oborů. Zemřel</text:span><text:span text:style-name="T229"> </text:span><text:span text:style-name="T2">5.</text:span><text:span text:style-name="T229"> </text:span><text:span text:style-name="T2">července</text:span><text:span text:style-name="T229"> </text:span><text:span text:style-name="T2">1782 v zásmuckém klášteře.</text:span></text:p>
      <text:p text:style-name="TEXT"/>
      <text:p text:style-name="_34_._20_KAPITOLA_20_rukopisu_20_-_20_1._20_odstavec"><text:span text:style-name="T13">(b)</text:span><text:span text:style-name="T39"> </text:span><text:span text:style-name="T13">71r-99v</text:span><text:span text:style-name="T2"><text:tab/></text:span><text:span text:style-name="T13">„Manus </text:span><text:span text:style-name="T53">r</text:span><text:span text:style-name="T13">eligiosa [et alia pia exe</text:span><text:span text:style-name="T53">r</text:span><text:span text:style-name="T13">citia]“</text:span></text:p>
      <text:p text:style-name="_35_._20_KAPITOLA_20_rukopisu_20_-_20_2._20_odstavec"><text:span text:style-name="T2">„...</text:span><text:span text:style-name="T255"> </text:span><text:span text:style-name="T2">[fol. 71v] Digitus Primus. Ad quid venisti? Non velle meum facere ... - Introitus ad ascaesim .. - Schema totius meditationis ... - De a</text:span><text:span text:style-name="T52">f</text:span><text:span text:style-name="T2">fectibus voluntatis ... - Articuli de perfectione [et alia] ... x ... F</text:span><text:span text:style-name="T176">r</text:span><text:span text:style-name="T2">. Leopoldus Matschy mp. peccator maximus et miserrimus“</text:span></text:p>
      <text:p text:style-name="P27"/>
      <text:p text:style-name="_36_._20_Komentář_20_kapitoly"><text:span text:style-name="T2">Leopold</text:span><text:span text:style-name="T378"> </text:span><text:span text:style-name="T2">Matschy</text:span><text:span text:style-name="T378"> </text:span><text:span text:style-name="T2">(též</text:span><text:span text:style-name="T378"> </text:span><text:span text:style-name="T2">Matzy)</text:span><text:span text:style-name="T378"> </text:span><text:span text:style-name="T2">zemřel</text:span><text:span text:style-name="T378"> </text:span><text:span text:style-name="T2">podle</text:span><text:span text:style-name="T378"> </text:span><text:span text:style-name="T2">nekrologia</text:span><text:span text:style-name="T378"> </text:span><text:span text:style-name="T2">D</text:span><text:span text:style-name="T378"> </text:span><text:span text:style-name="T2">4,</text:span><text:span text:style-name="T378"> </text:span><text:span text:style-name="T2">fol.</text:span><text:span text:style-name="T378"> </text:span><text:span text:style-name="T2">46r</text:span><text:span text:style-name="T378"> </text:span><text:span text:style-name="T2">v</text:span><text:span text:style-name="T378"> </text:span><text:span text:style-name="T2">Olomouci</text:span><text:span text:style-name="T378"> </text:span><text:span text:style-name="T2">13.</text:span><text:span text:style-name="T378"> </text:span><text:span text:style-name="T2">března</text:span><text:span text:style-name="T378"> </text:span><text:span text:style-name="T2">1779</text:span><text:span text:style-name="T378"> </text:span><text:span text:style-name="T2">jako kazatel na sváteční dny.</text:span></text:p>
      <text:p text:style-name="TEXT"/>
      <text:p text:style-name="_34_._20_KAPITOLA_20_rukopisu_20_-_20_1._20_odstavec"><text:span text:style-name="T13">(c)</text:span><text:span text:style-name="T39"> </text:span><text:span text:style-name="T13">102r-</text:span><text:span text:style-name="T105">1</text:span><text:span text:style-name="T13">18r</text:span><text:span text:style-name="T2"><text:tab/>„Explanatio rubricarum generalium“</text:span></text:p>
      <text:p text:style-name="TEXT"/>
      <text:p text:style-name="_34_._20_KAPITOLA_20_rukopisu_20_-_20_1._20_odstavec"><text:span text:style-name="T13">(d)</text:span><text:span text:style-name="T181"> </text:span><text:span text:style-name="T13">121r-132v</text:span><text:span text:style-name="T217"><text:tab/></text:span><text:span text:style-name="T2">„Diarium</text:span><text:span text:style-name="T217"> </text:span><text:span text:style-name="T2">clericale</text:span><text:span text:style-name="T217"> </text:span><text:span text:style-name="T2">pro</text:span><text:span text:style-name="T217"> </text:span><text:span text:style-name="T2">temporis</text:span><text:span text:style-name="T217"> </text:span><text:span text:style-name="T2">diversitate</text:span><text:span text:style-name="T217"> </text:span><text:span text:style-name="T2">observandum,</text:span><text:span text:style-name="T217"> </text:span><text:span text:style-name="T2">in</text:span><text:span text:style-name="T217"> </text:span><text:span text:style-name="T2">ordine</text:span><text:span text:style-name="T217"> </text:span><text:span text:style-name="T2">ad</text:span><text:span text:style-name="T217"> </text:span><text:span text:style-name="T2">ritus</text:span><text:span text:style-name="T217"> </text:span><text:span text:style-name="T2">et caeremonias exactae peragendas“.</text:span></text:p>
      <text:p text:style-name="TEXT"/>
      <text:p text:style-name="_34_._20_KAPITOLA_20_rukopisu_20_-_20_1._20_odstavec"><text:span text:style-name="T13">(e)</text:span><text:span text:style-name="T39"> </text:span><text:span text:style-name="T13">135r-137v</text:span><text:span text:style-name="T2"><text:tab/>„Instructio brevis pro cantu chorali selecta“.</text:span></text:p>
      <text:p text:style-name="_35_._20_KAPITOLA_20_rukopisu_20_-_20_2._20_odstavec"><text:span text:style-name="T2">„Principia</text:span><text:span text:style-name="T32"> </text:span><text:span text:style-name="T2">cantus choralis. Sciendum primo, quod cantus choralis sit cantus figuralis fundamentum ...“</text:span></text:p>
      <text:p text:style-name="P27"/>
      <text:p text:style-name="_36_._20_Komentář_20_kapitoly">Obsahuje notový zápis.</text:p>
      <text:p text:style-name="_34_._20_KAPITOLA_20_rukopisu_20_-_20_1._20_odstavec"><text:soft-page-break/><text:span text:style-name="T13">(f)</text:span><text:span text:style-name="T127"> </text:span><text:span text:style-name="T13">147r-161r</text:span><text:span text:style-name="T115"><text:tab/></text:span><text:span text:style-name="T13">„Soliloquia</text:span><text:span text:style-name="T117"> </text:span><text:span text:style-name="T13">animae</text:span><text:span text:style-name="T117"> </text:span><text:span text:style-name="T53">r</text:span><text:span text:style-name="T13">eligiosae</text:span><text:span text:style-name="T117"> </text:span><text:span text:style-name="T13">cum</text:span><text:span text:style-name="T117"> </text:span><text:span text:style-name="T13">Deo</text:span><text:span text:style-name="T117"> </text:span><text:span text:style-name="T13">ad</text:span><text:span text:style-name="T117"> </text:span><text:span text:style-name="T13">excitandam</text:span><text:span text:style-name="T117"> </text:span><text:span text:style-name="T13">in</text:span><text:span text:style-name="T117"> </text:span><text:span text:style-name="T13">se</text:span><text:span text:style-name="T117"> </text:span><text:span text:style-name="T13">Dei</text:span><text:span text:style-name="T117"> </text:span><text:span text:style-name="T13">amo</text:span><text:span text:style-name="T53">r</text:span><text:span text:style-name="T13">em et</text:span><text:span text:style-name="T333"> </text:span><text:span text:style-name="T53">r</text:span><text:span text:style-name="T13">enovandam</text:span><text:span text:style-name="T333"> </text:span><text:span text:style-name="T13">ejus</text:span><text:span text:style-name="T333"> </text:span><text:span text:style-name="T13">praesentiam</text:span><text:span text:style-name="T333"> </text:span><text:span text:style-name="T13">IMpenso</text:span><text:span text:style-name="T333"> </text:span><text:span text:style-name="T13">Labo</text:span><text:span text:style-name="T53">r</text:span><text:span text:style-name="T13">e</text:span><text:span text:style-name="T333"> </text:span><text:span text:style-name="T13">ContIn</text:span><text:span text:style-name="T273">V</text:span><text:span text:style-name="T13">o</text:span><text:span text:style-name="T333"> </text:span><text:span text:style-name="T13">noVIter</text:span><text:span text:style-name="T333"> </text:span><text:span text:style-name="T13">DesCrIpta</text:span><text:span text:style-name="T333"> </text:span><text:span text:style-name="T13">(ch</text:span><text:span text:style-name="T53">r</text:span><text:span text:style-name="T13">on. 1764)</text:span><text:span text:style-name="T39"> </text:span><text:span text:style-name="T13">a </text:span><text:span text:style-name="T273">F</text:span><text:span text:style-name="T13">. Leopoldo Matschy clerico p</text:span><text:span text:style-name="T53">r</text:span><text:span text:style-name="T13">otunc p</text:span><text:span text:style-name="T53">r</text:span><text:span text:style-name="T13">ofesso“</text:span></text:p>
      <text:p text:style-name="P44"/>
      <text:p text:style-name="_36_._20_Komentář_20_kapitoly">U této části konvolutu započato s vlastní foliací.</text:p>
      <text:p text:style-name="TEXT"/>
      <text:p text:style-name="_34_._20_KAPITOLA_20_rukopisu_20_-_20_1._20_odstavec"><text:span text:style-name="T13">(g)</text:span><text:span text:style-name="T39"> </text:span><text:span text:style-name="T13">162r-176v</text:span><text:span text:style-name="T2"><text:tab/>„ALIa OCto anIMae De</text:span><text:span text:style-name="T81">V</text:span><text:span text:style-name="T2">otae soLILoqVIa directa“.</text:span></text:p>
      <text:p text:style-name="P43"/>
      <text:p text:style-name="_36_._20_Komentář_20_kapitoly"><text:span text:style-name="T2">Nadpis měl být zřejmě chronogramem pro rok 1764, v němž je však chyba - chybí jedno písmeno </text:span><text:span text:style-name="T2">„L“.</text:span></text:p>
      <text:p text:style-name="P81"/>
      <text:p text:style-name="P81"/>
      <text:p text:style-name="P81"/>
      <text:p text:style-name="P81"/>
      <text:p text:style-name="P81"/>
      <text:p text:style-name="_31_.Číslo_20_rukopisu"><text:bookmark-start text:name="D_031"/><text:span text:style-name="T13">3</text:span><text:bookmark-end text:name="D_031"/><text:span text:style-name="T13">1 <text:s text:c="75"/>D</text:span><text:span text:style-name="T214"> </text:span><text:span text:style-name="T13">31</text:span></text:p>
      <text:p text:style-name="TEXT"/>
      <text:p text:style-name="_32_._20_Vazba_20_a_20_rozměry"><text:span text:style-name="T2">1738-1783, pap., [46] </text:span><text:span text:style-name="T52">f</text:span><text:span text:style-name="T2">f., 20,5 x 16,5 cm, vazba soudobá</text:span></text:p>
      <text:p text:style-name="P3"/>
      <text:p text:style-name="TEXT"><text:span text:style-name="T2">Neuvedené</text:span><text:span text:style-name="T225"> </text:span><text:span text:style-name="T2">listy</text:span><text:span text:style-name="T160"> </text:span><text:span text:style-name="T2">jsou</text:span><text:span text:style-name="T160"> </text:span><text:span text:style-name="T2">prázdné. </text:span><text:span text:style-name="T4">-</text:span><text:span text:style-name="T161"> </text:span><text:span text:style-name="T4">Písmo:</text:span><text:span text:style-name="T161"> </text:span><text:span text:style-name="T2">Iniciály</text:span><text:span text:style-name="T160"> </text:span><text:span text:style-name="T2">písaře</text:span><text:span text:style-name="T160"> </text:span><text:span text:style-name="T2">základní</text:span><text:span text:style-name="T160"> </text:span><text:span text:style-name="T2">části</text:span><text:span text:style-name="T160"> </text:span><text:span text:style-name="T2">rukopisu</text:span><text:span text:style-name="T160"> </text:span><text:span text:style-name="T2">se</text:span><text:span text:style-name="T160"> </text:span><text:span text:style-name="T2">hodí</text:span><text:span text:style-name="T160"> </text:span><text:span text:style-name="T2">asi na</text:span><text:span text:style-name="T52"> </text:span><text:span text:style-name="T2">osm</text:span><text:span text:style-name="T52"> </text:span><text:span text:style-name="T2">řeholníků,</text:span><text:span text:style-name="T52"> </text:span><text:span text:style-name="T2">patrně</text:span><text:span text:style-name="T52"> </text:span><text:span text:style-name="T2">jím</text:span><text:span text:style-name="T52"> </text:span><text:span text:style-name="T2">však</text:span><text:span text:style-name="T52"> byl </text:span><text:span text:style-name="T2">Cajetanus</text:span><text:span text:style-name="T52"> </text:span><text:span text:style-name="T2">Fontana,</text:span><text:span text:style-name="T52"> </text:span><text:span text:style-name="T2">jehož</text:span><text:span text:style-name="T52"> </text:span><text:span text:style-name="T2">jméno</text:span><text:span text:style-name="T52"> </text:span><text:span text:style-name="T2">je</text:span><text:span text:style-name="T52"> </text:span><text:span text:style-name="T2">zvýrazněno</text:span><text:span text:style-name="T52"> </text:span><text:span text:style-name="T2">odlišným písmem</text:span><text:span text:style-name="T331"> </text:span><text:span text:style-name="T2">(viz</text:span><text:span text:style-name="T331"> </text:span><text:span text:style-name="T2">fol.</text:span><text:span text:style-name="T331"> </text:span><text:span text:style-name="T2">14v);</text:span><text:span text:style-name="T331"> </text:span><text:span text:style-name="T2">pocházel</text:span><text:span text:style-name="T331"> </text:span><text:span text:style-name="T2">z</text:span><text:span text:style-name="T331"> </text:span><text:span text:style-name="T2">Počátek,</text:span><text:span text:style-name="T331"> </text:span><text:span text:style-name="T2">sliby</text:span><text:span text:style-name="T331"> </text:span><text:span text:style-name="T2">složil</text:span><text:span text:style-name="T331"> </text:span><text:span text:style-name="T2">roku</text:span><text:span text:style-name="T331"> </text:span><text:span text:style-name="T2">1731</text:span><text:span text:style-name="T331"> </text:span><text:span text:style-name="T2">v</text:span><text:span text:style-name="T331"> </text:span><text:span text:style-name="T2">Kadani.</text:span><text:span text:style-name="T331"> </text:span><text:span text:style-name="T2">Od</text:span><text:span text:style-name="T331"> </text:span><text:span text:style-name="T2">roku</text:span><text:span text:style-name="T331"> </text:span><text:span text:style-name="T2">1739</text:span><text:span text:style-name="T331"> </text:span><text:span text:style-name="T2">se však již střídá větší počet písařů. </text:span><text:span text:style-name="T4">- </text:span><text:span text:style-name="T2">Původní polokožená vazba, poškozená.</text:span></text:p>
      <text:p text:style-name="TEXT"/>
      <text:p text:style-name="P207"><text:span text:style-name="T13">„</text:span><text:span text:style-name="T13">Nomina</text:span><text:span text:style-name="T333"> </text:span><text:span text:style-name="T13">Patrum</text:span><text:span text:style-name="T113"> </text:span><text:span text:style-name="T13">et</text:span><text:span text:style-name="T113"> </text:span><text:span text:style-name="T13">Fratrum</text:span><text:span text:style-name="T113"> </text:span><text:span text:style-name="T13">Ordinis</text:span><text:span text:style-name="T113"> </text:span><text:span text:style-name="T13">Minorum</text:span><text:span text:style-name="T113"> <text:s text:c="20"/></text:span><text:span text:style-name="T13">S.</text:span><text:span text:style-name="T113"> </text:span><text:span text:style-name="T273">P</text:span><text:span text:style-name="T13">.</text:span><text:span text:style-name="T113"> </text:span><text:span text:style-name="T13">Francisci</text:span><text:span text:style-name="T113"> </text:span><text:span text:style-name="T13">Reformatorum</text:span><text:span text:style-name="T113"> </text:span><text:span text:style-name="T13">almae et</text:span><text:span text:style-name="T282"> </text:span><text:span text:style-name="T13">magnae</text:span><text:span text:style-name="T282"> <text:s text:c="10"/></text:span><text:span text:style-name="T13">p</text:span><text:span text:style-name="T53">r</text:span><text:span text:style-name="T13">ovinciae</text:span><text:span text:style-name="T282"> </text:span><text:span text:style-name="T13">Bohemiae</text:span><text:span text:style-name="T282"> </text:span><text:span text:style-name="T13">S.</text:span><text:span text:style-name="T282"> </text:span><text:span text:style-name="T181">W</text:span><text:span text:style-name="T13">enceslai</text:span><text:span text:style-name="T282"> </text:span><text:span text:style-name="T13">ducis</text:span><text:span text:style-name="T282"> </text:span><text:span text:style-name="T13">et</text:span><text:span text:style-name="T282"> </text:span><text:span text:style-name="T13">martyris <text:s text:c="30"/></text:span><text:span text:style-name="T282"><text:s/></text:span><text:span text:style-name="T13">anno</text:span><text:span text:style-name="T282"> </text:span><text:span text:style-name="T13">MDCCXXXVIII.</text:span><text:span text:style-name="T282"> </text:span><text:span text:style-name="T273">P</text:span><text:span text:style-name="T13">. C. </text:span><text:span text:style-name="T273">F</text:span><text:span text:style-name="T13">.“</text:span></text:p>
      <text:p text:style-name="TEXT"/>
      <text:p text:style-name="_37_._20_Komentář_20_CELEK"><text:span text:style-name="T2">Jmenný</text:span><text:span text:style-name="T202"> </text:span><text:span text:style-name="T2">seznam</text:span><text:span text:style-name="T202"> </text:span><text:span text:style-name="T2">františkánů</text:span><text:span text:style-name="T202"> </text:span><text:span text:style-name="T2">z</text:span><text:span text:style-name="T202"> </text:span><text:span text:style-name="T2">Čech,</text:span><text:span text:style-name="T202"> </text:span><text:span text:style-name="T2">Moravy</text:span><text:span text:style-name="T202"> </text:span><text:span text:style-name="T2">a</text:span><text:span text:style-name="T202"> </text:span><text:span text:style-name="T2">do</text:span><text:span text:style-name="T202"> </text:span><text:span text:style-name="T2">roku</text:span><text:span text:style-name="T202"> </text:span><text:span text:style-name="T2">1755</text:span><text:span text:style-name="T202"> </text:span><text:span text:style-name="T2">i</text:span><text:span text:style-name="T202"> </text:span><text:span text:style-name="T2">ze</text:span><text:span text:style-name="T202"> </text:span><text:span text:style-name="T2">Slezska,</text:span><text:span text:style-name="T202"> </text:span><text:span text:style-name="T2">uspořádaný</text:span><text:span text:style-name="T202"> </text:span><text:span text:style-name="T2">chronologicky</text:span><text:span text:style-name="T202"> </text:span><text:span text:style-name="T2">podle</text:span><text:span text:style-name="T202"> </text:span><text:span text:style-name="T2">data složení</text:span><text:span text:style-name="T32"> </text:span><text:span text:style-name="T2">slibů.</text:span><text:span text:style-name="T32"> </text:span><text:span text:style-name="T2">V</text:span><text:span text:style-name="T32"> </text:span><text:span text:style-name="T2">první</text:span><text:span text:style-name="T32"> </text:span><text:span text:style-name="T2">části</text:span><text:span text:style-name="T32"> </text:span><text:span text:style-name="T2">(</text:span><text:span text:style-name="T52">f</text:span><text:span text:style-name="T2">f.</text:span><text:span text:style-name="T32"> </text:span><text:span text:style-name="T2">3r-29r)</text:span><text:span text:style-name="T32"> </text:span><text:span text:style-name="T2">jsou</text:span><text:span text:style-name="T32"> </text:span><text:span text:style-name="T3">Patres</text:span><text:span text:style-name="T2">,</text:span><text:span text:style-name="T32"> </text:span><text:span text:style-name="T2">ve</text:span><text:span text:style-name="T32"> </text:span><text:span text:style-name="T2">druhé</text:span><text:span text:style-name="T32"> </text:span><text:span text:style-name="T2">(</text:span><text:span text:style-name="T52">f</text:span><text:span text:style-name="T2">f.</text:span><text:span text:style-name="T32"> </text:span><text:span text:style-name="T2">33r-39v)</text:span><text:span text:style-name="T32"> </text:span><text:span text:style-name="T3">Fratres</text:span><text:span text:style-name="T2">.</text:span><text:span text:style-name="T32"> </text:span><text:span text:style-name="T2">Na</text:span><text:span text:style-name="T32"> </text:span><text:span text:style-name="T52">f</text:span><text:span text:style-name="T2">f.</text:span><text:span text:style-name="T32"> </text:span><text:span text:style-name="T2">44r-46v</text:span><text:span text:style-name="T32"> </text:span><text:span text:style-name="T2">jsou</text:span><text:span text:style-name="T32"> </text:span><text:span text:style-name="T2">ještě</text:span><text:span text:style-name="T132"> </text:span><text:span text:style-name="T4">„Nomina Patrum et Fratrum p</text:span><text:span text:style-name="T152">r</text:span><text:span text:style-name="T4">ovinciae Silesiae," </text:span><text:span text:style-name="T2">jsou v nich však jména bez dalších údajů. Na </text:span><text:span text:style-name="T52">f</text:span><text:span text:style-name="T2">f. 22v-23r historická poznámka o oddělení Slezska z jednotné provincie: </text:span><text:span text:style-name="T4">„Hic ultimus est, qui ante factam separationem est p</text:span><text:span text:style-name="T152">r</text:span><text:span text:style-name="T4">ofessus et</text:span><text:span text:style-name="T152"> </text:span><text:span text:style-name="T4">p</text:span><text:span text:style-name="T152">r</text:span><text:span text:style-name="T4">o</text:span><text:span text:style-name="T152"> </text:span><text:span text:style-name="T4">illo</text:span><text:span text:style-name="T152"> </text:span><text:span text:style-name="T4">ad</text:span><text:span text:style-name="T152"> </text:span><text:span text:style-name="T4">hac</text:span><text:span text:style-name="T152"> </text:span><text:span text:style-name="T4">in</text:span><text:span text:style-name="T152"> </text:span><text:span text:style-name="T4">utraque</text:span><text:span text:style-name="T152"> </text:span><text:span text:style-name="T4">p</text:span><text:span text:style-name="T152">r</text:span><text:span text:style-name="T4">ovincia</text:span><text:span text:style-name="T152"> </text:span><text:span text:style-name="T4">suffragia</text:span><text:span text:style-name="T152"> </text:span><text:span text:style-name="T4">persolvenda</text:span><text:span text:style-name="T152"> </text:span><text:soft-page-break/><text:span text:style-name="T4">enent.</text:span><text:span text:style-name="T152"> </text:span><text:span text:style-name="T4">Facta</text:span><text:span text:style-name="T152"> </text:span><text:span text:style-name="T4">enim</text:span><text:span text:style-name="T152"> </text:span><text:span text:style-name="T4">est</text:span><text:span text:style-name="T152"> </text:span><text:span text:style-name="T4">separatio</text:span><text:span text:style-name="T152"> </text:span><text:span text:style-name="T4">dei</text:span><text:span text:style-name="T152"> </text:span><text:span text:style-name="T4">20.</text:span><text:span text:style-name="T152"> </text:span><text:span text:style-name="T4">Januarii</text:span><text:span text:style-name="T152"> </text:span><text:span text:style-name="T4">anno 1755. </text:span><text:span text:style-name="T2">[fol. 23r] </text:span><text:span text:style-name="T4">Incipiunt p</text:span><text:span text:style-name="T152">r</text:span><text:span text:style-name="T4">ofessi facta separatione a Silesiaa." </text:span><text:span text:style-name="T2">Uváděné údaje: řeholní jméno a příjmení, původ (Bohemus Pontensis), věk v době složení slibů, den, měsíc, rok a místo (konvent) složení slibu. <text:s text:c="4"/>Od roku 1742 se začíná</text:span><text:span text:style-name="T312"> </text:span><text:span text:style-name="T2">po</text:span><text:span text:style-name="T312"> </text:span><text:span text:style-name="T2">určitou</text:span><text:span text:style-name="T312"> </text:span><text:span text:style-name="T2">dobu</text:span><text:span text:style-name="T312"> </text:span><text:span text:style-name="T2">udávat</text:span><text:span text:style-name="T312"> </text:span><text:span text:style-name="T2">i</text:span><text:span text:style-name="T312"> </text:span><text:span text:style-name="T2">národnost,</text:span><text:span text:style-name="T312"> </text:span><text:span text:style-name="T2">či</text:span><text:span text:style-name="T312"> </text:span><text:span text:style-name="T2">spíše</text:span><text:span text:style-name="T312"> </text:span><text:span text:style-name="T2">jazyk</text:span><text:span text:style-name="T312"> </text:span><text:span text:style-name="T2">(</text:span><text:span text:style-name="T4">„germ.“ <text:s text:c="6"/></text:span><text:span text:style-name="T2">a </text:span><text:span text:style-name="T4">„boh.,“</text:span><text:span text:style-name="T312"> </text:span><text:span text:style-name="T2">častěji však </text:span><text:span text:style-name="T4">„utraqu.“</text:span><text:span text:style-name="T2">). U</text:span><text:span text:style-name="T115"> </text:span><text:span text:style-name="T2">bratří</text:span><text:span text:style-name="T115"> </text:span><text:span text:style-name="T2">laiků</text:span><text:span text:style-name="T115"> </text:span><text:span text:style-name="T2">se</text:span><text:span text:style-name="T115"> </text:span><text:span text:style-name="T2">uvádí</text:span><text:span text:style-name="T115"> </text:span><text:span text:style-name="T2">i</text:span><text:span text:style-name="T115"> </text:span><text:span text:style-name="T2">vyučené,</text:span><text:span text:style-name="T115"> </text:span><text:span text:style-name="T2">resp.</text:span><text:span text:style-name="T115"> </text:span><text:span text:style-name="T2">v</text:span><text:span text:style-name="T115"> </text:span><text:span text:style-name="T2">konventu</text:span><text:span text:style-name="T115"> </text:span><text:span text:style-name="T2">vykonávané</text:span><text:span text:style-name="T115"> </text:span><text:span text:style-name="T2">řemeslo</text:span><text:span text:style-name="T115"> </text:span><text:span text:style-name="T2">či</text:span><text:span text:style-name="T115"> </text:span><text:span text:style-name="T2">povolání.</text:span><text:span text:style-name="T115"> </text:span><text:span text:style-name="T2">Nejstarší</text:span><text:span text:style-name="T115"> </text:span><text:span text:style-name="T2">datum</text:span><text:span text:style-name="T115"> </text:span><text:span text:style-name="T2">profese</text:span><text:span text:style-name="T115"> </text:span><text:span text:style-name="T2">je z roku 1682, nejmladší <text:s text:c="7"/>z roku 1783.</text:span></text:p>
      <text:p text:style-name="P81"/>
      <text:p text:style-name="P81"/>
      <text:p text:style-name="P81"/>
      <text:p text:style-name="P81"/>
      <text:p text:style-name="P81"/>
      <text:p text:style-name="_31_.Číslo_20_rukopisu"><text:bookmark-start text:name="D_032"/><text:span text:style-name="T13">3</text:span><text:bookmark-end text:name="D_032"/><text:span text:style-name="T13">2 <text:s text:c="75"/>D</text:span><text:span text:style-name="T214"> </text:span><text:span text:style-name="T13">32</text:span></text:p>
      <text:p text:style-name="TEXT"/>
      <text:p text:style-name="_32_._20_Vazba_20_a_20_rozměry">1754, pap., IV + 129 (recte: 120) pp., 20,5 x 16,5 cm, vazba soudobá</text:p>
      <text:p text:style-name="_32_._20_Vazba_20_a_20_rozměry"/>
      <text:p text:style-name="TEXT"><text:span text:style-name="T2">Původní</text:span><text:span text:style-name="T68"> </text:span><text:span text:style-name="T2">paginace. </text:span><text:span text:style-name="T4">-</text:span><text:span text:style-name="T198"> </text:span><text:span text:style-name="T2">Původní</text:span><text:span text:style-name="T196"> </text:span><text:span text:style-name="T2">polokožená</text:span><text:span text:style-name="T196"> </text:span><text:span text:style-name="T2">vazba. </text:span><text:span text:style-name="T4">-</text:span><text:span text:style-name="T198"> </text:span><text:span text:style-name="T4">P</text:span><text:span text:style-name="T103">r</text:span><text:span text:style-name="T4">ovenienční</text:span><text:span text:style-name="T198"> </text:span><text:span text:style-name="T4">poznámka:</text:span><text:span text:style-name="T198"> </text:span><text:span text:style-name="T2">Na</text:span><text:span text:style-name="T196"> </text:span><text:span text:style-name="T2">přední předsádce: </text:span><text:span text:style-name="T4">„P</text:span><text:span text:style-name="T103">r</text:span><text:span text:style-name="T4">o</text:span><text:span text:style-name="T336"> </text:span><text:span text:style-name="T4">simplici</text:span><text:span text:style-name="T336"> </text:span><text:span text:style-name="T4">usu</text:span><text:span text:style-name="T336"> </text:span><text:span text:style-name="T4">meditationes</text:span><text:span text:style-name="T336"> </text:span><text:span text:style-name="T4">F</text:span><text:span text:style-name="T240">r</text:span><text:span text:style-name="T4">.</text:span><text:span text:style-name="T336"> </text:span><text:span text:style-name="T4">Josephi</text:span><text:span text:style-name="T336"> </text:span><text:span text:style-name="T4">Klos.“</text:span><text:span text:style-name="T335"> </text:span><text:span text:style-name="T2">Josef</text:span><text:span text:style-name="T335"> </text:span><text:span text:style-name="T2">Klos</text:span><text:span text:style-name="T335"> </text:span><text:span text:style-name="T2">byl</text:span><text:span text:style-name="T335"> </text:span><text:span text:style-name="T2">lékárníkem konventu v Moravské Třebové, zemřel 21. července 1767.</text:span></text:p>
      <text:p text:style-name="TEXT"/>
      <text:p text:style-name="P208"><text:span text:style-name="T13">„Duchovní</text:span><text:span text:style-name="T381"> </text:span><text:span text:style-name="T13">duších</text:span><text:span text:style-name="T304"> </text:span><text:span text:style-name="T13">budíček,</text:span><text:span text:style-name="T304"> </text:span><text:span text:style-name="T13">to</text:span><text:span text:style-name="T304"> </text:span><text:span text:style-name="T13">jest</text:span><text:span text:style-name="T304"> </text:span><text:span text:style-name="T13">potřebné</text:span><text:span text:style-name="T304"> </text:span><text:span text:style-name="T13">cvičení,</text:span><text:span text:style-name="T304"> </text:span><text:span text:style-name="T13">které</text:span><text:span text:style-name="T304"> </text:span><text:span text:style-name="T13">jeden</text:span><text:span text:style-name="T304"> </text:span><text:span text:style-name="T13">každý</text:span><text:span text:style-name="T304"> </text:span><text:span text:style-name="T13">řecholník</text:span><text:span text:style-name="T304"> </text:span><text:span text:style-name="T13">skrze osum</text:span><text:span text:style-name="T337"> </text:span><text:span text:style-name="T13">dní vykonáti</text:span><text:span text:style-name="T337"> </text:span><text:span text:style-name="T13">povinen</text:span><text:span text:style-name="T337"> </text:span><text:span text:style-name="T13">jest,</text:span><text:span text:style-name="T337"> </text:span><text:span text:style-name="T13">od</text:span><text:span text:style-name="T337"> </text:span><text:span text:style-name="T13">jednoho</text:span><text:span text:style-name="T337"> </text:span><text:span text:style-name="T13">dobrého</text:span><text:span text:style-name="T337"> </text:span><text:span text:style-name="T13">přítele</text:span><text:span text:style-name="T337"> </text:span><text:span text:style-name="T273">P</text:span><text:span text:style-name="T13">.</text:span><text:span text:style-name="T337"> </text:span><text:span text:style-name="T13">C.</text:span><text:span text:style-name="T337"> </text:span><text:span text:style-name="T273">P</text:span><text:span text:style-name="T13">. [=</text:span><text:span text:style-name="T337"> </text:span><text:span text:style-name="T273">P</text:span><text:span text:style-name="T13">.</text:span><text:span text:style-name="T337"> </text:span><text:span text:style-name="T13">Claudius Pauli],</text:span><text:span text:style-name="T333"> </text:span><text:span text:style-name="T13">p</text:span><text:span text:style-name="T53">r</text:span><text:span text:style-name="T13">o</text:span><text:span text:style-name="T333"> </text:span><text:span text:style-name="T13">sebe,</text:span><text:span text:style-name="T333"> </text:span><text:span text:style-name="T13">p</text:span><text:span text:style-name="T53">r</text:span><text:span text:style-name="T13">o</text:span><text:span text:style-name="T333"> </text:span><text:span text:style-name="T13">syny</text:span><text:span text:style-name="T333"> </text:span><text:span text:style-name="T13">a</text:span><text:span text:style-name="T333"> </text:span><text:span text:style-name="T13">p</text:span><text:span text:style-name="T53">r</text:span><text:span text:style-name="T13">o</text:span><text:span text:style-name="T333"> </text:span><text:span text:style-name="T13">jinší</text:span><text:span text:style-name="T333"> </text:span><text:span text:style-name="T13">dobře</text:span><text:span text:style-name="T333"> </text:span><text:span text:style-name="T13">přející</text:span><text:span text:style-name="T333"> </text:span><text:span text:style-name="T13">z</text:span><text:span text:style-name="T333"> </text:span><text:span text:style-name="T13">latinského</text:span><text:span text:style-name="T333"> </text:span><text:span text:style-name="T13">na</text:span><text:span text:style-name="T333"> </text:span><text:span text:style-name="T13">německo</text:span><text:span text:style-name="T333"> </text:span><text:span text:style-name="T13">obracený</text:span><text:span text:style-name="T333"> </text:span><text:span text:style-name="T13">a vypracovaný</text:span><text:span text:style-name="T300"> </text:span><text:span text:style-name="T13">v</text:span><text:span text:style-name="T300"> </text:span><text:span text:style-name="T13">kaadanczkém</text:span><text:span text:style-name="T300"> </text:span><text:span text:style-name="T13">novitiatu.</text:span><text:span text:style-name="T300"> </text:span><text:span text:style-name="T13">Skrze</text:span><text:span text:style-name="T300"> </text:span><text:span text:style-name="T13">ale</text:span><text:span text:style-name="T300"> </text:span><text:span text:style-name="T13">jiného</text:span><text:span text:style-name="T300"> </text:span><text:span text:style-name="T13">dobrého</text:span><text:span text:style-name="T300"> </text:span><text:span text:style-name="T13">přítele</text:span><text:span text:style-name="T300"> </text:span><text:span text:style-name="T13">zasej</text:span><text:span text:style-name="T300"> </text:span><text:span text:style-name="T13">na</text:span><text:span text:style-name="T300"> </text:span><text:span text:style-name="T13">česko přeložený na tom místě. Léta Páně 1754“</text:span></text:p>
      <text:p text:style-name="TEXT"/>
      <text:p text:style-name="TEXT"><text:span text:style-name="T2">„...</text:span><text:span text:style-name="T301"> </text:span><text:span text:style-name="T2">Začíná</text:span><text:span text:style-name="T52"> </text:span><text:span text:style-name="T2">se</text:span><text:span text:style-name="T52"> </text:span><text:span text:style-name="T2">osmi</text:span><text:span text:style-name="T52"> </text:span><text:span text:style-name="T2">denní</text:span><text:span text:style-name="T52"> </text:span><text:span text:style-name="T2">pobožnost,</text:span><text:span text:style-name="T52"> </text:span><text:span text:style-name="T2">která</text:span><text:span text:style-name="T52"> </text:span><text:span text:style-name="T2">od</text:span><text:span text:style-name="T52"> </text:span><text:span text:style-name="T2">duchovních</text:span><text:span text:style-name="T52"> </text:span><text:span text:style-name="T2">osob</text:span><text:span text:style-name="T52"> </text:span><text:span text:style-name="T2">nejvíc</text:span><text:span text:style-name="T52"> </text:span><text:span text:style-name="T2">žádána</text:span><text:span text:style-name="T52"> </text:span><text:span text:style-name="T2">bývá.</text:span><text:span text:style-name="T52"> </text:span><text:span text:style-name="T2">Žádná</text:span><text:span text:style-name="T52"> </text:span><text:span text:style-name="T2">po[c]hybnost nejní, že duchovní rozjímání ze všech jiných jest nejlepší prostředek ... x ... (Píseň [c]hvály</text:span><text:span text:style-name="T64"> </text:span><text:span text:style-name="T2">S.</text:span><text:span text:style-name="T64"> </text:span><text:span text:style-name="T2">Ambrože</text:span><text:span text:style-name="T64"> </text:span><text:span text:style-name="T2">a</text:span><text:span text:style-name="T64"> </text:span><text:span text:style-name="T2">S.</text:span><text:span text:style-name="T64"> </text:span><text:span text:style-name="T2">Augustina</text:span><text:span text:style-name="T64"> </text:span><text:span text:style-name="T2">učitelův</text:span><text:span text:style-name="T64"> </text:span><text:span text:style-name="T2">církevních</text:span><text:span text:style-name="T64"> </text:span><text:span text:style-name="T2">...</text:span><text:span text:style-name="T64"> </text:span><text:span text:style-name="T2">Modlitba)</text:span><text:span text:style-name="T64"> </text:span><text:span text:style-name="T2">...</text:span><text:span text:style-name="T64"> </text:span><text:span text:style-name="T2">a</text:span><text:span text:style-name="T64"> </text:span><text:span text:style-name="T2">jsou</text:span><text:span text:style-name="T64"> </text:span><text:span text:style-name="T2">potom</text:span><text:span text:style-name="T64"> </text:span><text:span text:style-name="T2">věčně se</text:span><text:span text:style-name="T312"> </text:span><text:span text:style-name="T2">svatými</text:span><text:span text:style-name="T312"> </text:span><text:span text:style-name="T2">anjeli</text:span><text:span text:style-name="T312"> </text:span><text:span text:style-name="T2">a</text:span><text:span text:style-name="T312"> </text:span><text:span text:style-name="T2">s</text:span><text:span text:style-name="T312"> </text:span><text:span text:style-name="T2">tvými</text:span><text:span text:style-name="T312"> </text:span><text:span text:style-name="T2">vyvolenými</text:span><text:span text:style-name="T312"> </text:span><text:span text:style-name="T2">v</text:span><text:span text:style-name="T312"> </text:span><text:span text:style-name="T2">slávě</text:span><text:span text:style-name="T312"> </text:span><text:span text:style-name="T2">nebeskej.</text:span><text:span text:style-name="T312"> </text:span><text:span text:style-name="T323">T</text:span><text:span text:style-name="T2">ebe</text:span><text:span text:style-name="T312"> </text:span><text:span text:style-name="T2">ctíti,</text:span><text:span text:style-name="T312"> </text:span><text:span text:style-name="T2">chváliti</text:span><text:span text:style-name="T312"> </text:span><text:span text:style-name="T2">a</text:span><text:span text:style-name="T312"> </text:span><text:span text:style-name="T2">velebiti</text:span><text:span text:style-name="T312"> </text:span><text:span text:style-name="T2">budú</text:span><text:span text:style-name="T312"> </text:span><text:span text:style-name="T2">až na věky věků</text:span><text:span text:style-name="T94">v</text:span><text:span text:style-name="T2">. Amen“</text:span></text:p>
      <text:p text:style-name="TEXT"/>
      <text:p text:style-name="_37_._20_Komentář_20_CELEK">O autorovi viz poznámka u D 25. Dílko patrně nevyšlo tiskem. Knihopis neuvádí.</text:p>
      <text:p text:style-name="_31_.Číslo_20_rukopisu"><text:bookmark-start text:name="D_033"/><text:soft-page-break/><text:span text:style-name="T13">3</text:span><text:bookmark-end text:name="D_033"/><text:span text:style-name="T13">3 <text:s text:c="75"/>D</text:span><text:span text:style-name="T214"> </text:span><text:span text:style-name="T13">33</text:span></text:p>
      <text:p text:style-name="TEXT"/>
      <text:p text:style-name="_32_._20_Vazba_20_a_20_rozměry"><text:span text:style-name="T2">1637-1638,</text:span><text:span text:style-name="T32"> </text:span><text:span text:style-name="T2">Ingolstadt, pap., MS IV + 587 (recte: 577) </text:span><text:span text:style-name="T52">f</text:span><text:span text:style-name="T2">f., <text:s text:c="16"/>19 x 15,7 cm, vazba soudobá</text:span></text:p>
      <text:p text:style-name="P3"/>
      <text:p text:style-name="P78"><text:span text:style-name="T2">Moderní průběžná foliace. </text:span><text:span text:style-name="T338">Původně byly foliovány pouze prv- ní dvě části a zbytek rukopisu byl </text:span><text:span text:style-name="T2">bez</text:span><text:span text:style-name="T363"> </text:span><text:span text:style-name="T2">foliace. </text:span><text:span text:style-name="T4">-</text:span><text:span text:style-name="T365"> </text:span><text:span text:style-name="T2">Původní pergamen-</text:span><text:span text:style-name="T363"> </text:span><text:span text:style-name="T2">ová</text:span><text:span text:style-name="T363"> </text:span><text:span text:style-name="T2">vazba.</text:span><text:span text:style-name="T363"> </text:span><text:span text:style-name="T2">Na</text:span><text:span text:style-name="T363"> </text:span><text:span text:style-name="T2">hřbetu</text:span><text:span text:style-name="T363"> </text:span><text:span text:style-name="T2">název: </text:span><text:span text:style-name="T4">„Commentarius in</text:span><text:span text:style-name="T69"> </text:span><text:span text:style-name="T4">Physicam</text:span><text:span text:style-name="T69"> </text:span><text:span text:style-name="T4">&amp;</text:span><text:span text:style-name="T69"> </text:span><text:span text:style-name="T4">Metaphysicam</text:span><text:span text:style-name="T69"> </text:span><text:span text:style-name="T4">Aristotelis</text:span><text:span text:style-name="T69"> </text:span><text:span text:style-name="T4">Stygyritae</text:span><text:span text:style-name="T69"> </text:span><text:span text:style-name="T4">M.S.“ </text:span><text:span text:style-name="T2">A</text:span><text:span text:style-name="T68"> </text:span><text:span text:style-name="T2">dále</text:span><text:span text:style-name="T68"> </text:span><text:span text:style-name="T2">je</text:span><text:span text:style-name="T68"> </text:span><text:span text:style-name="T2">stará</text:span><text:span text:style-name="T68"> </text:span><text:span text:style-name="T2">signatura: <text:s text:c="5"/></text:span><text:span text:style-name="T4">„L</text:span><text:span text:style-name="T69"> </text:span><text:span text:style-name="T4">6“</text:span><text:span text:style-name="T2">.</text:span><text:span text:style-name="T91"> </text:span><text:span text:style-name="T2">-</text:span><text:span text:style-name="T27"> </text:span><text:span text:style-name="T2">Na</text:span><text:span text:style-name="T27"> </text:span><text:span text:style-name="T2">konci</text:span><text:span text:style-name="T27"> </text:span><text:span text:style-name="T2">rukopisu</text:span><text:span text:style-name="T27"> </text:span><text:span text:style-name="T2">jsou</text:span><text:span text:style-name="T27"> </text:span><text:span text:style-name="T2">přivázány</text:span><text:span text:style-name="T27"> </text:span><text:span text:style-name="T2">4</text:span><text:span text:style-name="T27"> </text:span><text:span text:style-name="T2">tištěné</text:span><text:span text:style-name="T27"> </text:span><text:span text:style-name="T2">disputace</text:span><text:span text:style-name="T27"> </text:span><text:span text:style-name="T2">z filo-</text:span><text:span text:style-name="T27"> </text:span><text:span text:style-name="T2">zofické</text:span><text:span text:style-name="T27"> </text:span><text:span text:style-name="T2">fakulty</text:span><text:span text:style-name="T27"> </text:span><text:span text:style-name="T2">univerzity</text:span><text:span text:style-name="T27"> </text:span><text:span text:style-name="T2">v Ingolstadtu, rovněž z</text:span><text:span text:style-name="T213"> </text:span><text:span text:style-name="T2">let</text:span><text:span text:style-name="T213"> </text:span><text:span text:style-name="T2">1637-1638,</text:span><text:span text:style-name="T213"> </text:span><text:span text:style-name="T2">žádný</text:span><text:span text:style-name="T213"> <text:s text:c="2"/></text:span><text:span text:style-name="T2">z defendentů</text:span><text:span text:style-name="T213"> </text:span><text:span text:style-name="T2">však</text:span><text:span text:style-name="T213"> </text:span><text:span text:style-name="T2">nepocházel</text:span><text:span text:style-name="T213"> </text:span><text:span text:style-name="T2">z</text:span><text:span text:style-name="T213"> </text:span><text:span text:style-name="T2">českých</text:span><text:span text:style-name="T213"> </text:span><text:span text:style-name="T2">zemí. Všechny</text:span><text:span text:style-name="T137"> </text:span><text:span text:style-name="T2">tisky</text:span><text:span text:style-name="T137"> </text:span><text:span text:style-name="T2">vyšly</text:span><text:span text:style-name="T137"> </text:span><text:span text:style-name="T2">z tiskárny Gregora</text:span><text:span text:style-name="T137"> </text:span><text:span text:style-name="T2">Hänlina</text:span><text:span text:style-name="T137"> </text:span><text:span text:style-name="T4">„typis</text:span><text:span text:style-name="T139"> </text:span><text:span text:style-name="T4">G</text:span><text:span text:style-name="T103">r</text:span><text:span text:style-name="T4">egorii</text:span><text:span text:style-name="T139"> </text:span><text:span text:style-name="T4">Haenlini“ </text:span><text:span text:style-name="T2">(1617-1669)</text:span><text:span text:style-name="T137"> </text:span><text:span text:style-name="T4">- P</text:span><text:span text:style-name="T103">r</text:span><text:span text:style-name="T4">ovenienční</text:span><text:span text:style-name="T299"> </text:span><text:span text:style-name="T4">poznámky:</text:span><text:span text:style-name="T299"> </text:span><text:span text:style-name="T2">Prvním</text:span><text:span text:style-name="T298"> </text:span><text:span text:style-name="T2">majitelem</text:span><text:span text:style-name="T298"> </text:span><text:span text:style-name="T2">byl</text:span><text:span text:style-name="T298"> </text:span><text:span text:style-name="T2">asi</text:span><text:span text:style-name="T298"> </text:span><text:span text:style-name="T2">Franz</text:span><text:span text:style-name="T298"> </text:span><text:span text:style-name="T2">Moriz</text:span><text:span text:style-name="T298"> </text:span><text:span text:style-name="T2">Freiherr</text:span><text:span text:style-name="T298"> </text:span><text:span text:style-name="T2">von</text:span><text:span text:style-name="T298"> </text:span><text:span text:style-name="T2">Sprinzenstein,</text:span><text:span text:style-name="T298"> </text:span><text:span text:style-name="T2">viz D</text:span><text:span text:style-name="T359"> </text:span><text:span text:style-name="T2">34.</text:span><text:span text:style-name="T176"> </text:span><text:span text:style-name="T2">Na</text:span><text:span text:style-name="T176"> </text:span><text:span text:style-name="T2">titulní</text:span><text:span text:style-name="T176"> </text:span><text:span text:style-name="T2">straně:</text:span><text:span text:style-name="T68"> </text:span><text:span text:style-name="T4">„P</text:span><text:span text:style-name="T103">r</text:span><text:span text:style-name="T4">o</text:span><text:span text:style-name="T178"> </text:span><text:span text:style-name="T4">conventu</text:span><text:span text:style-name="T178"> </text:span><text:span text:style-name="T4">Daczicensi</text:span><text:span text:style-name="T178"> </text:span><text:span text:style-name="T4">ad</text:span><text:span text:style-name="T178"> </text:span><text:span text:style-name="T4">S.</text:span><text:span text:style-name="T178"> </text:span><text:span text:style-name="T4">Antonium</text:span><text:span text:style-name="T178"> </text:span><text:span text:style-name="T4">Paduanum</text:span><text:span text:style-name="T178"> </text:span><text:span text:style-name="T4">anno</text:span><text:span text:style-name="T178"> </text:span><text:span text:style-name="T4">1666“ </text:span><text:span text:style-name="T2">[dále jinou rukou] </text:span><text:span text:style-name="T4">„O</text:span><text:span text:style-name="T103">r</text:span><text:span text:style-name="T4">d. Min. S. </text:span><text:span text:style-name="T83">P</text:span><text:span text:style-name="T4">. Francisci Reformat.“</text:span></text:p>
      <text:p text:style-name="TEXT"/>
      <text:p text:style-name="_33_._20_Název_20_rukopisu"><text:span text:style-name="T13">[Commentarius</text:span><text:span text:style-name="T39"> </text:span><text:span text:style-name="T13">in Aristotelis]</text:span></text:p>
      <text:p text:style-name="TEXT"/>
      <text:p text:style-name="TEXT">MS</text:p>
      <text:p text:style-name="TEXT"/>
      <text:p text:style-name="_34_._20_KAPITOLA_20_rukopisu_20_-_20_1._20_odstavec"><text:span text:style-name="T13">(a)</text:span><text:span text:style-name="T122"> </text:span><text:span text:style-name="T13">[4r]-395v</text:span><text:span text:style-name="T118"><text:tab/></text:span><text:span text:style-name="T13">„Commentarius</text:span><text:span text:style-name="T122"> </text:span><text:span text:style-name="T13">in</text:span><text:span text:style-name="T122"> </text:span><text:span text:style-name="T13">octo</text:span><text:span text:style-name="T122"> </text:span><text:span text:style-name="T13">lib</text:span><text:span text:style-name="T53">r</text:span><text:span text:style-name="T13">os</text:span><text:span text:style-name="T122"> </text:span><text:span text:style-name="T13">Physicorum</text:span><text:span text:style-name="T122"> </text:span><text:span text:style-name="T13">Aristotelis</text:span><text:span text:style-name="T122"> </text:span><text:span text:style-name="T13">Stagiritae</text:span><text:span text:style-name="T122"> </text:span><text:span text:style-name="T13">Ingolstadii anno MDCXXXVII“</text:span></text:p>
      <text:p text:style-name="_35_._20_KAPITOLA_20_rukopisu_20_-_20_2._20_odstavec"><text:span text:style-name="T2">[fol.</text:span><text:span text:style-name="T32"> </text:span><text:span text:style-name="T2">2r] „Praefatio in universam physicam ... [fol. 3v] ... Prooemium. Philosophus omnem suam Physicam ...“</text:span></text:p>
      <text:p text:style-name="TEXT"/>
      <text:p text:style-name="_34_._20_KAPITOLA_20_rukopisu_20_-_20_1._20_odstavec"><text:span text:style-name="T13">(b)</text:span><text:span text:style-name="T105"> </text:span><text:span text:style-name="T13">396r-441r</text:span><text:span text:style-name="T233"><text:tab/></text:span><text:span text:style-name="T13">„Commentarius</text:span><text:span text:style-name="T236"> </text:span><text:span text:style-name="T13">in</text:span><text:span text:style-name="T236"> </text:span><text:span text:style-name="T13">lib</text:span><text:span text:style-name="T53">r</text:span><text:span text:style-name="T13">os</text:span><text:span text:style-name="T236"> </text:span><text:span text:style-name="T13">De</text:span><text:span text:style-name="T236"> </text:span><text:span text:style-name="T13">coelo</text:span><text:span text:style-name="T236"> </text:span><text:span text:style-name="T13">Aristotelis</text:span><text:span text:style-name="T236"> </text:span><text:span text:style-name="T13">Stagiritae.</text:span><text:span text:style-name="T236"> </text:span><text:span text:style-name="T13">Ingolstadii</text:span><text:span text:style-name="T236"> </text:span><text:span text:style-name="T13">anno MDCXXXVII“</text:span></text:p>
      <text:p text:style-name="_35_._20_KAPITOLA_20_rukopisu_20_-_20_2._20_odstavec"><text:span text:style-name="T2">[fol.</text:span><text:span text:style-name="T32"> </text:span><text:span text:style-name="T2">398r] „ ... Prooemium. Corpus naturale tanquam totum ...“</text:span></text:p>
      <text:p text:style-name="TEXT"/>
      <text:p text:style-name="_34_._20_KAPITOLA_20_rukopisu_20_-_20_1._20_odstavec"><text:span text:style-name="T13">(c)</text:span><text:span text:style-name="T39"> </text:span><text:span text:style-name="T13">444r-539r</text:span><text:span text:style-name="T2"><text:tab/></text:span><text:span text:style-name="T13">[Commentarius in lib</text:span><text:span text:style-name="T53">r</text:span><text:span text:style-name="T13">os De anima]</text:span></text:p>
      <text:p text:style-name="_35_._20_KAPITOLA_20_rukopisu_20_-_20_2._20_odstavec"><text:span text:style-name="T2">„///</text:span><text:span text:style-name="T32"> </text:span><text:span text:style-name="T2">neque obstat 3tio, quod anima rationalis utpote spiritualis sit inproportionata ...“</text:span></text:p>
      <text:p text:style-name="P27"/>
      <text:p text:style-name="_36_._20_Komentář_20_kapitoly"><text:span text:style-name="T2">Neúplné. Začíná až</text:span><text:span text:style-name="T2"> </text:span><text:span text:style-name="T4">„Disput. II. Sectio II. Conclusio III.“ </text:span><text:span text:style-name="T2">a také dále jsou četné menší mezery v textu.</text:span></text:p>
      <text:p text:style-name="TEXT"/>
      <text:p text:style-name="_34_._20_KAPITOLA_20_rukopisu_20_-_20_1._20_odstavec"><text:soft-page-break/><text:span text:style-name="T13">(d)</text:span><text:span text:style-name="T300"> </text:span><text:span text:style-name="T13">541r-584r</text:span><text:span text:style-name="T350"><text:tab/></text:span><text:span text:style-name="T2">„Commentarius</text:span><text:span text:style-name="T350"> </text:span><text:span text:style-name="T2">in</text:span><text:span text:style-name="T350"> </text:span><text:span text:style-name="T2">totam</text:span><text:span text:style-name="T350"> </text:span><text:span text:style-name="T2">Aristotelis</text:span><text:span text:style-name="T350"> </text:span><text:span text:style-name="T2">Stagiritae</text:span><text:span text:style-name="T350"> </text:span><text:span text:style-name="T2">Metaphysicam.</text:span><text:span text:style-name="T350"> </text:span><text:span text:style-name="T171">T</text:span><text:span text:style-name="T2">ransgredimur tandem naturam et propitio divino numine coeli tibueque bene faventibus ...“</text:span></text:p>
      <text:p text:style-name="_35_._20_KAPITOLA_20_rukopisu_20_-_20_2._20_odstavec"><text:span text:style-name="T4">Absolvimus</text:span><text:span text:style-name="T34"> </text:span><text:span text:style-name="T4">hunc philosophicum cursum 5. Julii 1638</text:span></text:p>
      <text:p text:style-name="TEXT"/>
      <text:p text:style-name="_36_._20_Komentář_20_kapitoly">Záznam přednášek na univerzitě v Ingolstadtu.</text:p>
      <text:p text:style-name="TEXT"/>
      <text:p text:style-name="TEXT">TISKY</text:p>
      <text:p text:style-name="TEXT"/>
      <text:p text:style-name="TISK_20_kapitola"><text:span text:style-name="T13">(1) </text:span><text:span text:style-name="T2"><text:tab/>Disputatio philosophica ex tota scientia rationali, quam in catholica <text:s text:c="2"/>et electorali universitate Ingolstadiensi praeside Maximiliano Lerchenfeldt S. J. philosophiae professore ... publice propugnavit Joannes Jacobus Orttner Scherdinganus Boius ... die I</text:span><text:span text:style-name="T238">V</text:span><text:span text:style-name="T2">. Martii ... Ingolstadii, </text:span><text:span text:style-name="T301">T</text:span><text:span text:style-name="T2">ypis Gregorii Haenlini. 1637. [2], 18 pp.</text:span></text:p>
      <text:p text:style-name="TEXT"/>
      <text:p text:style-name="_36_._20_Komentář_20_kapitoly">Strany 15-18 přivázány obráceně a v opačném pořadí</text:p>
      <text:p text:style-name="TEXT"/>
      <text:p text:style-name="TISK_20_kapitola"><text:span text:style-name="T13">(2) </text:span><text:span text:style-name="T2"><text:tab/>Disputatio philosophica de principiis et causis corporis naturalis, quam in catholica et electorali universitate Ingolstadiensi praeside Maximiliano Lerchenfeldt S. J. philosophiae professore ... publice defendendam suscepit Hieronymus Ziegler Monacensis Boius ... die XX</text:span><text:span text:style-name="T238">V</text:span><text:span text:style-name="T2">. Septembris ... Ingolstadii, </text:span><text:span text:style-name="T301">T</text:span><text:span text:style-name="T2">ypis Gregorii Haenlini. 1637. [2], 18 pp.</text:span></text:p>
      <text:p text:style-name="TEXT"/>
      <text:p text:style-name="TISK_20_kapitola"><text:span text:style-name="T13">(3)</text:span><text:span text:style-name="T2"><text:tab/>Disputatio philosophica de mutatione rerum naturalium, quam in catholica et electorali universitate Ingolstadiensi praeside Maximiliano Lerchenfeldt S. J. philosophiae professore ... publice tuendam suscepit Franciscus Mair Monacensis Boius ... die XVI. Junii ... Ingolstadii, </text:span><text:span text:style-name="T301">T</text:span><text:span text:style-name="T2">ypis Gregorii Haenlini. 1637. [2], 14, [4] pp.</text:span></text:p>
      <text:p text:style-name="TEXT"/>
      <text:p text:style-name="TISK_20_kapitola"><text:span text:style-name="T13">(4)</text:span><text:span text:style-name="T2"><text:tab/>Assertiones ex universa peripateticorum philosophia excerptae, quas in catholica et electorali universitate Ingolstadiensi publice propugnabunt duo e Societate Jesu metaphysicae studiosi pridie calendas IVLII ... Ingolstadii, </text:span><text:span text:style-name="T301">T</text:span><text:span text:style-name="T2">ypis Gregorii Haenlini. 1638. [2], 6 pp.</text:span></text:p>
      <text:p text:style-name="P81"/>
      <text:p text:style-name="P81"/>
      <text:p text:style-name="P81"/>
      <text:p text:style-name="P81"/>
      <text:p text:style-name="P81"/>
      <text:p text:style-name="P81"/>
      <text:p text:style-name="_31_.Číslo_20_rukopisu"><text:bookmark-start text:name="D_034"/><text:soft-page-break/><text:span text:style-name="T13">3</text:span><text:bookmark-end text:name="D_034"/><text:span text:style-name="T13">4 <text:s text:c="75"/>D</text:span><text:span text:style-name="T214"> </text:span><text:span text:style-name="T13">34</text:span></text:p>
      <text:p text:style-name="P86"/>
      <text:p text:style-name="_32_._20_Vazba_20_a_20_rozměry"><text:span text:style-name="T2">c.</text:span><text:span text:style-name="T32"> </text:span><text:span text:style-name="T2">1614, Ingolstadt, pap., MS 1. 26 (recte: 27) ; 2. 47; 3. [20] </text:span><text:span text:style-name="T52">f</text:span><text:span text:style-name="T2">f., <text:s text:c="6"/>20 x 15,3 cm, vazba soudobá</text:span></text:p>
      <text:p text:style-name="P86"/>
      <text:p text:style-name="P93"><text:span text:style-name="T2">Na</text:span><text:span text:style-name="T129"> </text:span><text:span text:style-name="T2">vazbě</text:span><text:span text:style-name="T129"> </text:span><text:span text:style-name="T2">fragment</text:span><text:span text:style-name="T129"> </text:span><text:span text:style-name="T2">latinského</text:span><text:span text:style-name="T129"> </text:span><text:span text:style-name="T2">pe</text:span><text:span text:style-name="T52">r</text:span><text:span text:style-name="T2">gamenového</text:span><text:span text:style-name="T129"> </text:span><text:span text:style-name="T2">litu</text:span><text:span text:style-name="T52">r</text:span><text:span text:style-name="T2">gického</text:span><text:span text:style-name="T129"> </text:span><text:span text:style-name="T2">rukopisu</text:span><text:span text:style-name="T129"> <text:s text:c="2"/></text:span><text:span text:style-name="T2">z</text:span><text:span text:style-name="T129"> </text:span><text:span text:style-name="T2">přelomu</text:span><text:span text:style-name="T129"> </text:span><text:span text:style-name="T2">14. a 15.</text:span><text:span text:style-name="T129"> </text:span><text:span text:style-name="T2">století. Obsahuje</text:span><text:span text:style-name="T27"> </text:span><text:span text:style-name="T2">čtení</text:span><text:span text:style-name="T27"> </text:span><text:span text:style-name="T2">z</text:span><text:span text:style-name="T27"> </text:span><text:span text:style-name="T2">cyklu </text:span><text:span text:style-name="T4">„de</text:span><text:span text:style-name="T29"> </text:span><text:span text:style-name="T4">sanctis“ </text:span><text:span text:style-name="T2">z</text:span><text:span text:style-name="T27"> </text:span><text:span text:style-name="T2">legendy</text:span><text:span text:style-name="T27"> </text:span><text:span text:style-name="T2">o</text:span><text:span text:style-name="T27"> </text:span><text:span text:style-name="T2">s</text:span><text:span text:style-name="T94">v</text:span><text:span text:style-name="T2">.</text:span><text:span text:style-name="T27"> </text:span><text:span text:style-name="T2">Cecilii</text:span><text:span text:style-name="T27"> </text:span><text:span text:style-name="T2">mučednici: </text:span><text:span text:style-name="T4">„[can]didis.</text:span><text:span text:style-name="T29"> </text:span><text:span text:style-name="T4">Cum quibus</text:span><text:span text:style-name="T288"> </text:span><text:span text:style-name="T4">mox,</text:span><text:span text:style-name="T288"> </text:span><text:span text:style-name="T4">ut</text:span><text:span text:style-name="T288"> </text:span><text:span text:style-name="T4">ing</text:span><text:span text:style-name="T103">r</text:span><text:span text:style-name="T4">essus</text:span><text:span text:style-name="T288"> </text:span><text:span text:style-name="T4">fueris</text:span><text:span text:style-name="T288"> </text:span><text:span text:style-name="T4">istud</text:span><text:span text:style-name="T288"> </text:span><text:span text:style-name="T4">cubiculum,</text:span><text:span text:style-name="T288"> </text:span><text:span text:style-name="T4">videbis</text:span><text:span text:style-name="T288"> </text:span><text:span text:style-name="T4">angelum</text:span><text:span text:style-name="T288"> </text:span><text:span text:style-name="T4">sanctum</text:span><text:span text:style-name="T288"> </text:span><text:span text:style-name="T4">etiam</text:span><text:span text:style-name="T288"> </text:span><text:span text:style-name="T4">tui</text:span><text:span text:style-name="T288"> </text:span><text:span text:style-name="T4">amato</text:span><text:span text:style-name="T103">r</text:span><text:span text:style-name="T4">em effectum</text:span><text:span text:style-name="T65"> </text:span><text:span text:style-name="T4">et</text:span><text:span text:style-name="T65"> </text:span><text:span text:style-name="T4">omnia,</text:span><text:span text:style-name="T65"> </text:span><text:span text:style-name="T4">que</text:span><text:span text:style-name="T65"> </text:span><text:span text:style-name="T4">ab</text:span><text:span text:style-name="T65"> </text:span><text:span text:style-name="T4">eo</text:span><text:span text:style-name="T65"> </text:span><text:span text:style-name="T4">poposceris,</text:span><text:span text:style-name="T65"> </text:span><text:span text:style-name="T4">impetrabis.</text:span><text:span text:style-name="T65"> </text:span><text:span text:style-name="T4">R[esponsum].</text:span><text:span text:style-name="T65"> </text:span><text:span text:style-name="T119">V</text:span><text:span text:style-name="T4">i</text:span><text:span text:style-name="T103">r</text:span><text:span text:style-name="T4">go</text:span><text:span text:style-name="T65"> </text:span><text:span text:style-name="T4">gloriosa</text:span><text:span text:style-name="T65"> </text:span><text:span text:style-name="T4">semper</text:span><text:span text:style-name="T65"> </text:span><text:span text:style-name="T4">... V[ersus].</text:span><text:span text:style-name="T218"> </text:span><text:span text:style-name="T4">Est</text:span><text:span text:style-name="T218"> </text:span><text:span text:style-name="T4">sec</text:span><text:span text:style-name="T103">r</text:span><text:span text:style-name="T4">etum</text:span><text:span text:style-name="T218"> </text:span><text:span text:style-name="T240">V</text:span><text:span text:style-name="T4">aleriane,</text:span><text:span text:style-name="T218"> </text:span><text:span text:style-name="T4">quod</text:span><text:span text:style-name="T218"> </text:span><text:span text:style-name="T4">tibi</text:span><text:span text:style-name="T218"> </text:span><text:span text:style-name="T4">volo</text:span><text:span text:style-name="T218"> </text:span><text:span text:style-name="T4">dice</text:span><text:span text:style-name="T103">r</text:span><text:span text:style-name="T4">e</text:span><text:span text:style-name="T218"> </text:span><text:span text:style-name="T4">...</text:span><text:span text:style-name="T218"> </text:span><text:span text:style-name="T4">Domine</text:span><text:span text:style-name="T218"> </text:span><text:span text:style-name="T4">Jesu</text:span><text:span text:style-name="T218"> </text:span><text:span text:style-name="T4">Christe</text:span><text:span text:style-name="T218"> </text:span><text:span text:style-name="T4">seminator</text:span><text:span text:style-name="T218"> </text:span><text:span text:style-name="T4">casti consilii,</text:span><text:span text:style-name="T352"> </text:span><text:span text:style-name="T4">suscipe</text:span><text:span text:style-name="T352"> </text:span><text:span text:style-name="T4">seminum</text:span><text:span text:style-name="T352"> </text:span><text:span text:style-name="T4">[fructus,</text:span><text:span text:style-name="T352"> </text:span><text:span text:style-name="T4">quos</text:span><text:span text:style-name="T352"> </text:span><text:span text:style-name="T4">in</text:span><text:span text:style-name="T352"> </text:span><text:span text:style-name="T4">Cecilia</text:span><text:span text:style-name="T352"> </text:span><text:span text:style-name="T4">seminasti</text:span><text:span text:style-name="T352"> </text:span><text:span text:style-name="T4">...]</text:span><text:span text:style-name="T352"> </text:span><text:span text:style-name="T4">...</text:span><text:span text:style-name="T352"> </text:span><text:span text:style-name="T4">Nam</text:span><text:span text:style-name="T352"> </text:span><text:span text:style-name="T4">sponsum,</text:span><text:span text:style-name="T352"> </text:span><text:span text:style-name="T4">quem</text:span><text:span text:style-name="T352"> </text:span><text:span text:style-name="T4">quasi leonem</text:span><text:span text:style-name="T345"> </text:span><text:span text:style-name="T4">fe</text:span><text:span text:style-name="T103">r</text:span><text:span text:style-name="T4">ocem</text:span><text:span text:style-name="T345"> </text:span><text:span text:style-name="T4">accepit,</text:span><text:span text:style-name="T345"> </text:span><text:span text:style-name="T4">ad</text:span><text:span text:style-name="T345"> </text:span><text:span text:style-name="T4">te</text:span><text:span text:style-name="T345"> </text:span><text:span text:style-name="T4">quasi</text:span><text:span text:style-name="T345"> </text:span><text:span text:style-name="T4">agnum</text:span><text:span text:style-name="T345"> </text:span><text:span text:style-name="T4">mansuetissimam</text:span><text:span text:style-name="T345"> </text:span><text:span text:style-name="T4">destinavit</text:span><text:span text:style-name="T345"> </text:span><text:span text:style-name="T4">...“ </text:span><text:span text:style-name="T2">.</text:span><text:span text:style-name="T342"> </text:span><text:span text:style-name="T2">Na</text:span><text:span text:style-name="T342"> </text:span><text:span text:style-name="T2">hřbetu</text:span><text:span text:style-name="T342"> </text:span><text:span text:style-name="T2">stará signatura: </text:span><text:span text:style-name="T4">„L</text:span><text:span text:style-name="T352"> </text:span><text:span text:style-name="T4">1.“</text:span><text:span text:style-name="T2"> </text:span><text:span text:style-name="T4">-</text:span><text:span text:style-name="T352"> </text:span><text:span text:style-name="T4">P</text:span><text:span text:style-name="T103">r</text:span><text:span text:style-name="T4">ovenienční</text:span><text:span text:style-name="T352"> </text:span><text:span text:style-name="T4">poznámky:</text:span><text:span text:style-name="T352"> </text:span><text:span text:style-name="T2">Konvolut</text:span><text:span text:style-name="T350"> </text:span><text:span text:style-name="T2">byl</text:span><text:span text:style-name="T350"> </text:span><text:span text:style-name="T2">asi</text:span><text:span text:style-name="T350"> </text:span><text:span text:style-name="T2">původně</text:span><text:span text:style-name="T350"> </text:span><text:span text:style-name="T2">v</text:span><text:span text:style-name="T350"> </text:span><text:span text:style-name="T2">majetku</text:span><text:span text:style-name="T350"> </text:span><text:span text:style-name="T2">defendenta prvního</text:span><text:span text:style-name="T286"> </text:span><text:span text:style-name="T2">vevázaného</text:span><text:span text:style-name="T286"> </text:span><text:span text:style-name="T2">tisku,</text:span><text:span text:style-name="T286"> </text:span><text:span text:style-name="T2">Rudolfa</text:span><text:span text:style-name="T286"> </text:span><text:span text:style-name="T2">svobodného</text:span><text:span text:style-name="T286"> </text:span><text:span text:style-name="T2">pána</text:span><text:span text:style-name="T286"> </text:span><text:span text:style-name="T2">ze</text:span><text:span text:style-name="T286"> </text:span><text:span text:style-name="T2">Sprintzensteina,</text:span><text:span text:style-name="T286"> </text:span><text:span text:style-name="T2">který</text:span><text:span text:style-name="T286"> </text:span><text:span text:style-name="T2">však</text:span><text:span text:style-name="T286"> </text:span><text:span text:style-name="T2">zemřel</text:span><text:span text:style-name="T286"> </text:span><text:span text:style-name="T2">již roku</text:span><text:span text:style-name="T283"> </text:span><text:span text:style-name="T2">1632,</text:span><text:span text:style-name="T283"> </text:span><text:span text:style-name="T2">viz</text:span><text:span text:style-name="T283"> </text:span><text:span text:style-name="T178">W</text:span><text:span text:style-name="T4">urzbach</text:span><text:span text:style-name="T285"> </text:span><text:span text:style-name="T2">36,</text:span><text:span text:style-name="T283"> <text:s text:c="5"/></text:span><text:span text:style-name="T2">s.</text:span><text:span text:style-name="T283"> </text:span><text:span text:style-name="T2">290,</text:span><text:span text:style-name="T283"> </text:span><text:span text:style-name="T2">č.</text:span><text:span text:style-name="T283"> </text:span><text:span text:style-name="T2">29.</text:span><text:span text:style-name="T283"> </text:span><text:span text:style-name="T2">Na</text:span><text:span text:style-name="T283"> </text:span><text:span text:style-name="T2">předním</text:span><text:span text:style-name="T283"> </text:span><text:span text:style-name="T2">přídeští</text:span><text:span text:style-name="T283"> </text:span><text:span text:style-name="T2">je </text:span><text:span text:style-name="T4">„Franz</text:span><text:span text:style-name="T285"> </text:span><text:span text:style-name="T4">Mauritius</text:span><text:span text:style-name="T285"> </text:span><text:span text:style-name="T4">ba</text:span><text:span text:style-name="T103">r</text:span><text:span text:style-name="T4">o</text:span><text:span text:style-name="T285"> </text:span><text:span text:style-name="T4">de Sprintzenstein,“</text:span><text:span text:style-name="T77"> </text:span><text:span text:style-name="T2">který</text:span><text:span text:style-name="T77"> </text:span><text:span text:style-name="T2">dokončil</text:span><text:span text:style-name="T77"> </text:span><text:span text:style-name="T2">studia</text:span><text:span text:style-name="T77"> </text:span><text:span text:style-name="T2">roku</text:span><text:span text:style-name="T77"> </text:span><text:span text:style-name="T2">1640,</text:span><text:span text:style-name="T77"> </text:span><text:span text:style-name="T2">ale</text:span><text:span text:style-name="T77"> </text:span><text:span text:style-name="T2">zemřel</text:span><text:span text:style-name="T77"> </text:span><text:span text:style-name="T2">již</text:span><text:span text:style-name="T77"> </text:span><text:span text:style-name="T2">roku</text:span><text:span text:style-name="T77"> </text:span><text:span text:style-name="T2">1642,</text:span><text:span text:style-name="T77"> </text:span><text:span text:style-name="T2">viz</text:span><text:span text:style-name="T77"> </text:span><text:span text:style-name="T178">W</text:span><text:span text:style-name="T4">urzbach</text:span><text:span text:style-name="T79"> </text:span><text:span text:style-name="T2">36, s.</text:span><text:span text:style-name="T233"> </text:span><text:span text:style-name="T2">285,</text:span><text:span text:style-name="T233"> </text:span><text:span text:style-name="T2">č.</text:span><text:span text:style-name="T233"> </text:span><text:span text:style-name="T2">10.</text:span><text:span text:style-name="T233"> </text:span><text:span text:style-name="T2">Pod</text:span><text:span text:style-name="T233"> </text:span><text:span text:style-name="T2">tím</text:span><text:span text:style-name="T233"> </text:span><text:span text:style-name="T2">je</text:span><text:span text:style-name="T233"> </text:span><text:span text:style-name="T2">záznam </text:span><text:span text:style-name="T4">„a</text:span><text:span text:style-name="T234"> </text:span><text:span text:style-name="T4">R.</text:span><text:span text:style-name="T234"> </text:span><text:span text:style-name="T83">P</text:span><text:span text:style-name="T4">.</text:span><text:span text:style-name="T234"> </text:span><text:span text:style-name="T4">Harlande</text:span><text:span text:style-name="T103">r</text:span><text:span text:style-name="T4">o</text:span><text:span text:style-name="T234"> </text:span><text:span text:style-name="T4">dono</text:span><text:span text:style-name="T234"> </text:span><text:span text:style-name="T4">datus.“</text:span><text:span text:style-name="T233"> </text:span><text:span text:style-name="T2">Protože</text:span><text:span text:style-name="T233"> </text:span><text:span text:style-name="T2">vlastnický</text:span><text:span text:style-name="T233"> </text:span><text:span text:style-name="T2">záznam dačického</text:span><text:span text:style-name="T142"> </text:span><text:span text:style-name="T2">konventu</text:span><text:span text:style-name="T142"> </text:span><text:span text:style-name="T2">je</text:span><text:span text:style-name="T142"> </text:span><text:span text:style-name="T2">až</text:span><text:span text:style-name="T142"> </text:span><text:span text:style-name="T2">z</text:span><text:span text:style-name="T142"> </text:span><text:span text:style-name="T2">roku</text:span><text:span text:style-name="T142"> </text:span><text:span text:style-name="T2">1666</text:span><text:span text:style-name="T142"> </text:span><text:span text:style-name="T2">(na</text:span><text:span text:style-name="T142"> </text:span><text:span text:style-name="T2">titulním</text:span><text:span text:style-name="T142"> </text:span><text:span text:style-name="T2">listu</text:span><text:span text:style-name="T142"> </text:span><text:span text:style-name="T2">prvního</text:span><text:span text:style-name="T142"> </text:span><text:span text:style-name="T2">vevázaného</text:span><text:span text:style-name="T142"> </text:span><text:span text:style-name="T2">tisku),</text:span><text:span text:style-name="T142"> </text:span><text:span text:style-name="T2">mohl</text:span><text:span text:style-name="T142"> </text:span><text:span text:style-name="T2">být rukopis</text:span><text:span text:style-name="T154"> </text:span><text:span text:style-name="T2">získán</text:span><text:span text:style-name="T154"> </text:span><text:span text:style-name="T2">teprve</text:span><text:span text:style-name="T154"> od </text:span><text:span text:style-name="T2">Rudolfova</text:span><text:span text:style-name="T154"> </text:span><text:span text:style-name="T2">syna</text:span><text:span text:style-name="T154"> </text:span><text:span text:style-name="T2">Johanna</text:span><text:span text:style-name="T154"> </text:span><text:span text:style-name="T2">Sekunda,</text:span><text:span text:style-name="T154"> </text:span><text:span text:style-name="T2">který</text:span><text:span text:style-name="T154"> </text:span><text:span text:style-name="T2">rovněž</text:span><text:span text:style-name="T154"> </text:span><text:span text:style-name="T2">studoval</text:span><text:span text:style-name="T154"> </text:span><text:span text:style-name="T2">v Ingol-</text:span><text:span text:style-name="T154"> </text:span><text:span text:style-name="T2">stadtu, viz</text:span><text:span text:style-name="T73"> </text:span><text:span text:style-name="T178">W</text:span><text:span text:style-name="T4">urzbach</text:span><text:span text:style-name="T74"> </text:span><text:span text:style-name="T2">36,</text:span><text:span text:style-name="T73"> </text:span><text:span text:style-name="T2">s.</text:span><text:span text:style-name="T73"> </text:span><text:span text:style-name="T2">288,</text:span><text:span text:style-name="T73"> </text:span><text:span text:style-name="T2">č.</text:span><text:span text:style-name="T73"> </text:span><text:span text:style-name="T2">19.</text:span><text:span text:style-name="T73"> </text:span><text:span text:style-name="T2">Na</text:span><text:span text:style-name="T73"> </text:span><text:span text:style-name="T2">titulní</text:span><text:span text:style-name="T73"> </text:span><text:span text:style-name="T2">straně: </text:span><text:span text:style-name="T4">„P</text:span><text:span text:style-name="T103">r</text:span><text:span text:style-name="T4">o</text:span><text:span text:style-name="T74"> </text:span><text:span text:style-name="T4">conventu</text:span><text:span text:style-name="T74"> </text:span><text:span text:style-name="T4">Daczicensi</text:span><text:span text:style-name="T74"> </text:span><text:span text:style-name="T4">ad</text:span><text:span text:style-name="T74"> </text:span><text:span text:style-name="T4">S.</text:span><text:span text:style-name="T74"> </text:span><text:span text:style-name="T4">Antonium Paduanum</text:span><text:span text:style-name="T218"> </text:span><text:span text:style-name="T4">anno</text:span><text:span text:style-name="T218"> </text:span><text:span text:style-name="T4">1666“ </text:span><text:span text:style-name="T2">[dále</text:span><text:span text:style-name="T217"> </text:span><text:span text:style-name="T2">jinou</text:span><text:span text:style-name="T217"> </text:span><text:span text:style-name="T2">rukou] </text:span><text:span text:style-name="T4">„O</text:span><text:span text:style-name="T103">r</text:span><text:span text:style-name="T4">d.</text:span><text:span text:style-name="T218"> </text:span><text:span text:style-name="T4">Min.</text:span><text:span text:style-name="T218"> </text:span><text:span text:style-name="T4">S.</text:span><text:span text:style-name="T218"> </text:span><text:span text:style-name="T83">P</text:span><text:span text:style-name="T4">.</text:span><text:span text:style-name="T218"> </text:span><text:span text:style-name="T4">Francisci</text:span><text:span text:style-name="T218"> </text:span><text:span text:style-name="T4">Reformat.“</text:span><text:span text:style-name="T354"> </text:span><text:span text:style-name="T2">Sro</text:span><text:span text:style-name="T94">v</text:span><text:span text:style-name="T2">.</text:span><text:span text:style-name="T217"> </text:span><text:span text:style-name="T2">D</text:span><text:span text:style-name="T217"> </text:span><text:span text:style-name="T2">33.</text:span></text:p>
      <text:p text:style-name="P86"/>
      <text:p text:style-name="_33_._20_Název_20_rukopisu"><text:span text:style-name="T13">„Libri meteo</text:span><text:span text:style-name="T53">r</text:span><text:span text:style-name="T13">ologici et mathematici [manu scripti <text:s text:c="18"/>et imp</text:span><text:span text:style-name="T53">r</text:span><text:span text:style-name="T13">essi] ex Academia Ingolstadiensi“</text:span></text:p>
      <text:p text:style-name="P86"/>
      <text:p text:style-name="TEXT">MS</text:p>
      <text:p text:style-name="P86"/>
      <text:p text:style-name="P56"><text:span text:style-name="T13">(a)</text:span><text:span text:style-name="T39"> </text:span><text:span text:style-name="T13">1r-26r</text:span><text:span text:style-name="T2"><text:tab/></text:span><text:span text:style-name="T13">„Commentarius in t</text:span><text:span text:style-name="T53">r</text:span><text:span text:style-name="T13">es lib</text:span><text:span text:style-name="T53">r</text:span><text:span text:style-name="T13">os meteo</text:span><text:span text:style-name="T53">r</text:span><text:span text:style-name="T13">ologicos Aristotelis“</text:span></text:p>
      <text:p text:style-name="_35_._20_KAPITOLA_20_rukopisu_20_-_20_2._20_odstavec"><text:span text:style-name="T2">„Prooemium.</text:span><text:span text:style-name="T32"> </text:span><text:span text:style-name="T2">Licet communiter quatuor libri meteorologici inscribantur ... Pars Prima. De meteoris ... Cum exhalatio terrestris ...“</text:span></text:p>
      <text:p text:style-name="P34"/>
      <text:p text:style-name="_36_._20_Komentář_20_kapitoly"><text:span text:style-name="T2">Čtyři barevná vyobrazení v textu (duh</text:span><text:span text:style-name="T176">y</text:span><text:span text:style-name="T2">, zatmění a zeměkoule), ma</text:span><text:span text:style-name="T52">r</text:span><text:span text:style-name="T2">ginálie, perokresebné iniciál</text:span><text:span text:style-name="T176">y</text:span><text:span text:style-name="T2">.</text:span></text:p>
      <text:p text:style-name="_34_._20_KAPITOLA_20_rukopisu_20_-_20_1._20_odstavec"><text:soft-page-break/><text:span text:style-name="T13">(b)</text:span><text:span text:style-name="T39"> </text:span><text:span text:style-name="T13">1r-47v</text:span><text:span text:style-name="T2"><text:tab/></text:span><text:span text:style-name="T13">[</text:span><text:span text:style-name="T122">T</text:span><text:span text:style-name="T13">ractatus in IV lib</text:span><text:span text:style-name="T53">r</text:span><text:span text:style-name="T13">os De coelo et mundo Aristotelis]</text:span></text:p>
      <text:p text:style-name="_35_._20_KAPITOLA_20_rukopisu_20_-_20_2._20_odstavec"><text:span text:style-name="T2">„</text:span><text:span text:style-name="T171">T</text:span><text:span text:style-name="T2">ractatus I. de circulis coelestibus. Propositio I. Quod et quottuplex sit circulus. Circulus hoc loco non accipitur </text:span><text:span text:style-name="T2">physice ...“</text:span></text:p>
      <text:p text:style-name="P27"/>
      <text:p text:style-name="_36_._20_Komentář_20_kapitoly"><text:span text:style-name="T2">Četné</text:span><text:span text:style-name="T102"> </text:span><text:span text:style-name="T2">perokresby</text:span><text:span text:style-name="T102"> </text:span><text:span text:style-name="T2">v</text:span><text:span text:style-name="T102"> </text:span><text:span text:style-name="T2">textu,</text:span><text:span text:style-name="T102"> </text:span><text:span text:style-name="T2">ma</text:span><text:span text:style-name="T52">r</text:span><text:span text:style-name="T2">ginálie,</text:span><text:span text:style-name="T102"> </text:span><text:span text:style-name="T2">perokresebné</text:span><text:span text:style-name="T102"> </text:span><text:span text:style-name="T2">iniciál</text:span><text:span text:style-name="T176">y</text:span><text:span text:style-name="T2">.</text:span><text:span text:style-name="T102"> </text:span><text:span text:style-name="T2">Mezi</text:span><text:span text:style-name="T102"> f</text:span><text:span text:style-name="T2">f.</text:span><text:span text:style-name="T102"> </text:span><text:span text:style-name="T2">43-44</text:span><text:span text:style-name="T102"> </text:span><text:span text:style-name="T2">vevázána</text:span><text:span text:style-name="T102"> </text:span><text:span text:style-name="T2">perem</text:span><text:span text:style-name="T102"> </text:span><text:span text:style-name="T2">kreslená</text:span><text:span text:style-name="T102"> </text:span><text:span text:style-name="T2">mapa</text:span><text:span text:style-name="T102"> </text:span><text:span text:style-name="T2">světa.</text:span></text:p>
      <text:p text:style-name="TEXT"/>
      <text:p text:style-name="_34_._20_KAPITOLA_20_rukopisu_20_-_20_1._20_odstavec"><text:span text:style-name="T13">(c)</text:span><text:span text:style-name="T39"> </text:span><text:span text:style-name="T13">1r-20r</text:span><text:span text:style-name="T2"><text:tab/></text:span><text:span text:style-name="T13">„B</text:span><text:span text:style-name="T53">r</text:span><text:span text:style-name="T13">eve arithmeticae practicae“</text:span></text:p>
      <text:p text:style-name="_35_._20_KAPITOLA_20_rukopisu_20_-_20_2._20_odstavec"><text:span text:style-name="T2">„Quam</text:span><text:span text:style-name="T32"> </text:span><text:span text:style-name="T2">necessaria sit arithmetica practica et Plato summus Philosophus, omnesque Pythagorici</text:span><text:span text:style-name="T32"> </text:span><text:span text:style-name="T2">passim docent ...“</text:span></text:p>
      <text:p text:style-name="P27"/>
      <text:p text:style-name="_36_._20_Komentář_20_kapitoly"><text:span text:style-name="T2">Obsahuje též kapitolu</text:span><text:span text:style-name="T2"> </text:span><text:span text:style-name="T4">„Gnomonica.“</text:span><text:span text:style-name="T2"> Ilustrační perokresby v textu, ma</text:span><text:span text:style-name="T52">r</text:span><text:span text:style-name="T2">ginálie. </text:span><text:span text:style-name="T150">T</text:span><text:span text:style-name="T2">itul z nápisu na hřbetě. Konvolut obsahuje tři rukopisy a tři tisk</text:span><text:span text:style-name="T176">y</text:span><text:span text:style-name="T2">.</text:span></text:p>
      <text:p text:style-name="TEXT"/>
      <text:p text:style-name="TEXT">TISKY</text:p>
      <text:p text:style-name="TEXT"/>
      <text:p text:style-name="TISK_20_kapitola"><text:span text:style-name="T13">(1)</text:span><text:span text:style-name="T2"><text:tab/>Disputatio physica de mundi constitutione, quam in ... Academia Ingolstadiensi publice proposuit ... Rudolphus liber baro a Sprinzenstein et Neuhaus ... J. U. et Phil. studiosus praeside, Simone Felice ... A. M. DC. XI</text:span><text:span text:style-name="T238">V</text:span><text:span text:style-name="T2">. die Septembris. Ingolstadii, Ex typ. Ederiano, apud Elis. Angermariam. 1614. [6] , 56 pp.</text:span></text:p>
      <text:p text:style-name="TEXT"/>
      <text:p text:style-name="TISK_20_kapitola"><text:span text:style-name="T13">(2)</text:span><text:span text:style-name="T2"><text:tab/>Quartus meteorologicus de corpore misto similari, quem praeside Christophoro Steborio ... Ad publicam disputationem proposuit ... Iacobus Christophorus Capittel, </text:span><text:span text:style-name="T269">V</text:span><text:span text:style-name="T2">eldkirchensis, Rhetus superior ... Ingolstadii, Ex typ. Ederiano, apud Elis. Angermariam. 1614. 40 pp.</text:span></text:p>
      <text:p text:style-name="TEXT"/>
      <text:p text:style-name="_36_._20_Komentář_20_kapitoly">Neúplné, končí kustodem Car-</text:p>
      <text:p text:style-name="TEXT"/>
      <text:p text:style-name="TISK_20_kapitola"><text:span text:style-name="T13">(3)</text:span><text:span text:style-name="T2"><text:tab/>Disquisitiones mathematicae de controversiis et novitatibus astronomicis. Quas sub praesidio Christophori Scheine</text:span><text:span text:style-name="T171">r</text:span><text:span text:style-name="T2">, de S. J. ... publice disputandas posuit ... Ioannes Geo</text:span><text:span text:style-name="T52">r</text:span><text:span text:style-name="T2">gius Loche</text:span><text:span text:style-name="T171">r</text:span><text:span text:style-name="T2">, Boius Monacensis ... Ingolstadii, Ex typ. Ederiano, apud Elis. Angermariam. 1614. 90, [3] pp.</text:span></text:p>
      <text:p text:style-name="TEXT"/>
      <text:p text:style-name="TEXT"/>
      <text:p text:style-name="TEXT"/>
      <text:p text:style-name="TEXT"/>
      <text:p text:style-name="TEXT"/>
      <text:p text:style-name="TEXT"/>
      <text:p text:style-name="P199"><text:bookmark-start text:name="D_035"/><text:soft-page-break/><text:span text:style-name="T13">3</text:span><text:bookmark-end text:name="D_035"/><text:span text:style-name="T13">5 <text:s text:c="75"/>D</text:span><text:span text:style-name="T214"> </text:span><text:span text:style-name="T13">35</text:span></text:p>
      <text:p text:style-name="P94"/>
      <text:p text:style-name="P11">1691-1720, pap., [79] pp., 20 x 16,3 cm, <text:span text:style-name="T500">vazba soudobá</text:span></text:p>
      <text:p text:style-name="P12"/>
      <text:p text:style-name="P94"><text:span text:style-name="T4">Skladba: </text:span><text:span text:style-name="T81">V</text:span><text:span text:style-name="T2">olné složk</text:span><text:span text:style-name="T94">y</text:span><text:span text:style-name="T2">, které byly svázány dodatečně. Poslední <text:s text:c="11"/>3 </text:span><text:span text:style-name="T2">složky vytržen</text:span><text:span text:style-name="T176">y.</text:span><text:span text:style-name="T2"> </text:span><text:span text:style-name="T4">- </text:span><text:span text:style-name="T2">Původní lepenková vazba (poškozená),</text:span><text:span text:style-name="T32"> </text:span><text:span text:style-name="T2">na hřbetě na štítku </text:span><text:span text:style-name="T4">„Festivale Apostolorum.“</text:span></text:p>
      <text:p text:style-name="P94"/>
      <text:p text:style-name="P192"><text:span text:style-name="T13">[Kázání</text:span><text:span text:style-name="T39"> </text:span><text:span text:style-name="T13">na svátky apoštolů]</text:span></text:p>
      <text:p text:style-name="P94"/>
      <text:p text:style-name="P94"><text:span text:style-name="T2">„Pro</text:span><text:span text:style-name="T259"> </text:span><text:span text:style-name="T2">festo</text:span><text:span text:style-name="T102"> </text:span><text:span text:style-name="T2">St.</text:span><text:span text:style-name="T102"> </text:span><text:span text:style-name="T2">Simonis</text:span><text:span text:style-name="T102"> </text:span><text:span text:style-name="T2">et</text:span><text:span text:style-name="T102"> </text:span><text:span text:style-name="T2">Judae.</text:span><text:span text:style-name="T102"> </text:span><text:span text:style-name="T2">Haec</text:span><text:span text:style-name="T102"> </text:span><text:span text:style-name="T2">mando</text:span><text:span text:style-name="T102"> </text:span><text:span text:style-name="T2">vobis,</text:span><text:span text:style-name="T102"> </text:span><text:span text:style-name="T2">diligatis</text:span><text:span text:style-name="T102"> </text:span><text:span text:style-name="T2">invicem</text:span><text:span text:style-name="T102"> </text:span><text:span text:style-name="T2">...</text:span><text:span text:style-name="T102"> </text:span><text:span text:style-name="T2">Joan.</text:span><text:span text:style-name="T102"> </text:span><text:span text:style-name="T2">15:17.</text:span><text:span text:style-name="T102"> </text:span><text:span text:style-name="T323">T</text:span><text:span text:style-name="T2">yto</text:span><text:span text:style-name="T102"> </text:span><text:span text:style-name="T2">věci přikazuji vám, abyste se milovali vespolek. Rozmejšlejíc já sobě dnešního dne ...“</text:span></text:p>
      <text:p text:style-name="TEXT"/>
      <text:p text:style-name="P20"><text:span text:style-name="T2">Téměř</text:span><text:span text:style-name="T171"> </text:span><text:span text:style-name="T2">u</text:span><text:span text:style-name="T171"> </text:span><text:span text:style-name="T2">každého</text:span><text:span text:style-name="T171"> </text:span><text:span text:style-name="T2">kázání</text:span><text:span text:style-name="T171"> </text:span><text:span text:style-name="T2">je</text:span><text:span text:style-name="T171"> </text:span><text:span text:style-name="T2">in</text:span><text:span text:style-name="T171"> </text:span><text:span text:style-name="T2">ma</text:span><text:span text:style-name="T52">r</text:span><text:span text:style-name="T2">gine</text:span><text:span text:style-name="T171"> </text:span><text:span text:style-name="T2">uvedeno,</text:span><text:span text:style-name="T171"> </text:span><text:span text:style-name="T2">kdy</text:span><text:span text:style-name="T171"> </text:span><text:span text:style-name="T2">a</text:span><text:span text:style-name="T171"> </text:span><text:span text:style-name="T2">kde</text:span><text:span text:style-name="T171"> </text:span><text:span text:style-name="T2">bylo</text:span><text:span text:style-name="T171"> </text:span><text:span text:style-name="T2">předneseno,</text:span><text:span text:style-name="T171"> </text:span><text:span text:style-name="T2">resp.</text:span><text:span text:style-name="T171"> </text:span><text:span text:style-name="T2">opakováno.</text:span><text:span text:style-name="T171"> </text:span><text:span text:style-name="T2">První</text:span><text:span text:style-name="T171"> </text:span><text:span text:style-name="T2">bylo</text:span><text:span text:style-name="T171"> </text:span><text:span text:style-name="T2">v</text:span><text:span text:style-name="T171"> </text:span><text:span text:style-name="T2">Praze na Novém Městě u s</text:span><text:span text:style-name="T176">v</text:span><text:span text:style-name="T2">. Štěpána roku 1691 (znovu 1696), další v Dačicích v letech 1692-1695 a znovu 1699, 1707 a 1720, pak v Praze u s</text:span><text:span text:style-name="T176">v</text:span><text:span text:style-name="T2">. Jindřicha v letech 1703-1704 a jedno v Hájku u Červeného Újezda roku 1696. Často jsou</text:span><text:span text:style-name="T355"> </text:span><text:span text:style-name="T2">na</text:span><text:span text:style-name="T355"> </text:span><text:span text:style-name="T2">konci</text:span><text:span text:style-name="T355"> </text:span><text:span text:style-name="T2">uvedeni</text:span><text:span text:style-name="T355"> </text:span><text:span text:style-name="T2">autoři,</text:span><text:span text:style-name="T355"> </text:span><text:span text:style-name="T2">z</text:span><text:span text:style-name="T355"> </text:span><text:span text:style-name="T2">nichž</text:span><text:span text:style-name="T355"> </text:span><text:span text:style-name="T2">kazatel</text:span><text:span text:style-name="T355"> </text:span><text:span text:style-name="T2">čerpal,</text:span><text:span text:style-name="T355"> např. </text:span><text:span text:style-name="T2">He</text:span><text:span text:style-name="T52">f</text:span><text:span text:style-name="T2">fne</text:span><text:span text:style-name="T171">r</text:span><text:span text:style-name="T2">,</text:span><text:span text:style-name="T355"> </text:span><text:span text:style-name="T2">Brinzing,</text:span><text:span text:style-name="T355"> </text:span><text:span text:style-name="T2">Marchantius (Pierre?),</text:span><text:span text:style-name="T355"> </text:span><text:span text:style-name="T2">Knittel</text:span><text:span text:style-name="T355"> </text:span><text:span text:style-name="T2">(Kaspar)</text:span><text:span text:style-name="T355"> </text:span><text:span text:style-name="T2">a</text:span><text:span text:style-name="T355"> </text:span><text:span text:style-name="T129">W</text:span><text:span text:style-name="T2">esely (buď</text:span><text:span text:style-name="T206"> </text:span><text:span text:style-name="T2">Fabián,</text:span><text:span text:style-name="T206"> </text:span><text:span text:style-name="T2">nebo</text:span><text:span text:style-name="T206"> </text:span><text:span text:style-name="T2">snad</text:span><text:span text:style-name="T206"> </text:span><text:span text:style-name="T2">i</text:span><text:span text:style-name="T206"> </text:span><text:span text:style-name="T2">dačický</text:span><text:span text:style-name="T206"> </text:span><text:span text:style-name="T2">Sigismund);</text:span><text:span text:style-name="T206"> jejich jména </text:span><text:span text:style-name="T2">bývají</text:span><text:span text:style-name="T206"> </text:span><text:span text:style-name="T2">často</text:span><text:span text:style-name="T206"> </text:span><text:span text:style-name="T2">psána</text:span><text:span text:style-name="T206"> zrcadlově</text:span><text:span text:style-name="T2">.</text:span><text:span text:style-name="T206"> </text:span><text:span text:style-name="T2">Kázání</text:span><text:span text:style-name="T206"> </text:span><text:span text:style-name="T2">byla</text:span><text:span text:style-name="T206"> </text:span><text:span text:style-name="T2">původně</text:span><text:span text:style-name="T206"> </text:span><text:span text:style-name="T2">na</text:span><text:span text:style-name="T206"> </text:span><text:span text:style-name="T2">samostatných čtyřlistových složkách, konvolut vytvořen až dodatečně.</text:span></text:p>
      <text:p text:style-name="P81"/>
      <text:p text:style-name="P81"/>
      <text:p text:style-name="P81"/>
      <text:p text:style-name="P81"/>
      <text:p text:style-name="P81"/>
      <text:p text:style-name="_31_.Číslo_20_rukopisu"><text:bookmark-start text:name="D_036"/><text:span text:style-name="T13">3</text:span><text:bookmark-end text:name="D_036"/><text:span text:style-name="T13">6 <text:s text:c="75"/>D</text:span><text:span text:style-name="T214"> </text:span><text:span text:style-name="T13">36</text:span></text:p>
      <text:p text:style-name="P78"/>
      <text:p text:style-name="_32_._20_Vazba_20_a_20_rozměry"><text:span text:style-name="T2">post</text:span><text:span text:style-name="T32"> </text:span><text:span text:style-name="T2">1777, pap., [48] </text:span><text:span text:style-name="T52">f</text:span><text:span text:style-name="T2">f., 20,5 x 12,5 cm, sešit</text:span></text:p>
      <text:p text:style-name="P3"/>
      <text:p text:style-name="TEXT"><text:span text:style-name="T2">Brožováno. </text:span><text:span text:style-name="T4">-</text:span><text:span text:style-name="T194"> </text:span><text:span text:style-name="T4">P</text:span><text:span text:style-name="T103">r</text:span><text:span text:style-name="T4">ovenienční</text:span><text:span text:style-name="T194"> </text:span><text:span text:style-name="T4">poznámka:</text:span><text:span text:style-name="T194"> </text:span><text:span text:style-name="T2">Na</text:span><text:span text:style-name="T192"> </text:span><text:span text:style-name="T2">přední</text:span><text:span text:style-name="T192"> </text:span><text:span text:style-name="T2">předsádce</text:span><text:span text:style-name="T192"> </text:span><text:span text:style-name="T2">razítko </text:span><text:span text:style-name="T4">„</text:span><text:span text:style-name="T83">P</text:span><text:span text:style-name="T4">.</text:span><text:span text:style-name="T194"> </text:span><text:span text:style-name="T4">Gottfried</text:span><text:span text:style-name="T194"> </text:span><text:span text:style-name="T4">Severa Franziskaner“ </text:span><text:span text:style-name="T2">a rukou</text:span><text:span text:style-name="T384"> </text:span><text:span text:style-name="T2">psaná</text:span><text:span text:style-name="T384"> </text:span><text:span text:style-name="T2">provenience: </text:span><text:span text:style-name="T4">„</text:span><text:span text:style-name="T83">P</text:span><text:span text:style-name="T4">.</text:span><text:span text:style-name="T385"> </text:span><text:span text:style-name="T4">Godefridus</text:span><text:span text:style-name="T385"> </text:span><text:span text:style-name="T4">Severa</text:span><text:span text:style-name="T385"> </text:span><text:span text:style-name="T4">mp.</text:span><text:span text:style-name="T385"> </text:span><text:span text:style-name="T4">Franciscanus“ </text:span><text:span text:style-name="T2">- knihovník</text:span><text:span text:style-name="T357"> </text:span><text:span text:style-name="T2">dačického</text:span><text:span text:style-name="T357"> </text:span><text:span text:style-name="T2">konventu,</text:span><text:span text:style-name="T357"> </text:span><text:span text:style-name="T2">který</text:span><text:span text:style-name="T357"> </text:span><text:span text:style-name="T2">zemřel</text:span><text:span text:style-name="T357"> </text:span><text:span text:style-name="T2">v</text:span><text:span text:style-name="T357"> </text:span><text:span text:style-name="T2">Dačicích</text:span><text:span text:style-name="T357"> </text:span><text:span text:style-name="T102">1</text:span><text:span text:style-name="T2">1.</text:span><text:span text:style-name="T357"> </text:span><text:span text:style-name="T2">října</text:span><text:span text:style-name="T357"> </text:span><text:span text:style-name="T2">1868,</text:span><text:span text:style-name="T357"> </text:span><text:span text:style-name="T2">viz</text:span><text:span text:style-name="T357"> </text:span><text:span text:style-name="T2">rukopis</text:span><text:span text:style-name="T357"> </text:span><text:span text:style-name="T2">D</text:span><text:span text:style-name="T357"> </text:span><text:span text:style-name="T2">4, </text:span><text:span text:style-name="T4">Nec</text:span><text:span text:style-name="T103">r</text:span><text:span text:style-name="T4">ologium</text:span><text:span text:style-name="T288"> </text:span><text:span text:style-name="T4">Patrum</text:span><text:span text:style-name="T288"> </text:span><text:span text:style-name="T4">et</text:span><text:span text:style-name="T288"> </text:span><text:span text:style-name="T4">Fratrum</text:span><text:span text:style-name="T2">,</text:span><text:span text:style-name="T286"> </text:span><text:span text:style-name="T2">fol.</text:span><text:span text:style-name="T286"> </text:span><text:span text:style-name="T2">139r</text:span><text:span text:style-name="T286"> </text:span><text:span text:style-name="T2">a</text:span><text:span text:style-name="T286"> </text:span><text:span text:style-name="T2">sro</text:span><text:span text:style-name="T94">v</text:span><text:span text:style-name="T2">.</text:span><text:span text:style-name="T286"> </text:span><text:span text:style-name="T2">D</text:span><text:span text:style-name="T286"> </text:span><text:span text:style-name="T2">20. -</text:span><text:span text:style-name="T286"> </text:span><text:span text:style-name="T2">Do</text:span><text:span text:style-name="T286"> </text:span><text:span text:style-name="T2">rukopisu</text:span><text:span text:style-name="T286"> </text:span><text:span text:style-name="T2">vložen</text:span><text:span text:style-name="T286"> </text:span><text:span text:style-name="T2">lístek,</text:span><text:span text:style-name="T286"> <text:s text:c="4"/></text:span><text:span text:style-name="T2">na</text:span><text:span text:style-name="T286"> </text:span><text:span text:style-name="T2">němž jsou</text:span><text:span text:style-name="T312"> </text:span><text:span text:style-name="T2">tužkou</text:span><text:span text:style-name="T312"> </text:span><text:span text:style-name="T2">psané</text:span><text:span text:style-name="T312"> </text:span><text:span text:style-name="T2">poznámky</text:span><text:span text:style-name="T312"> </text:span><text:span text:style-name="T2">o</text:span><text:span text:style-name="T312"> </text:span><text:span text:style-name="T2">rodině</text:span><text:span text:style-name="T312"> </text:span><text:span text:style-name="T2">Ignáce</text:span><text:span text:style-name="T312"> </text:span><text:span text:style-name="T2">Serváce</text:span><text:span text:style-name="T312"> </text:span><text:span text:style-name="T2">Engela</text:span><text:span text:style-name="T312"> <text:s text:c="7"/></text:span><text:span text:style-name="T2">z</text:span><text:span text:style-name="T312"> </text:span><text:span text:style-name="T2">Engelsflussu</text:span><text:span text:style-name="T312"> </text:span><text:span text:style-name="T2">a</text:span><text:span text:style-name="T312"> </text:span><text:span text:style-name="T2">rodině</text:span><text:span text:style-name="T312"> </text:span><text:span text:style-name="T2">Čejků</text:span><text:span text:style-name="T312"> </text:span><text:span text:style-name="T2">z Olbramovic.</text:span></text:p>
      <text:p text:style-name="P194"><text:soft-page-break/><text:span text:style-name="T13">„Origo</text:span><text:span text:style-name="T39"> </text:span><text:span text:style-name="T13">et constitutio p</text:span><text:span text:style-name="T53">r</text:span><text:span text:style-name="T13">ovinciae Bohemiae Franciscanorum“</text:span></text:p>
      <text:p text:style-name="P93"/>
      <text:p text:style-name="P93"><text:span text:style-name="T2">„</text:span><text:span text:style-name="T2">Postquam</text:span><text:span text:style-name="T331"> </text:span><text:span text:style-name="T2">seraphicus</text:span><text:span text:style-name="T110"> </text:span><text:span text:style-name="T2">Pater</text:span><text:span text:style-name="T110"> </text:span><text:span text:style-name="T2">noster</text:span><text:span text:style-name="T110"> </text:span><text:span text:style-name="T2">SS.</text:span><text:span text:style-name="T110"> </text:span><text:span text:style-name="T2">stigmatibus</text:span><text:span text:style-name="T110"> </text:span><text:span text:style-name="T2">in</text:span><text:span text:style-name="T110"> </text:span><text:span text:style-name="T2">monte</text:span><text:span text:style-name="T110"> </text:span><text:span text:style-name="T2">Alverniae</text:span><text:span text:style-name="T110"> </text:span><text:span text:style-name="T2">consignatus</text:span><text:span text:style-name="T110"> </text:span><text:span text:style-name="T2">fuisset anno</text:span><text:span text:style-name="T160"> </text:span><text:span text:style-name="T2">1224</text:span><text:span text:style-name="T160"> </text:span><text:span text:style-name="T2">...</text:span><text:span text:style-name="T160"> </text:span><text:span text:style-name="T2">x</text:span><text:span text:style-name="T160"> </text:span><text:span text:style-name="T2">...</text:span><text:span text:style-name="T160"> </text:span><text:span text:style-name="T2">(III.</text:span><text:span text:style-name="T160"> </text:span><text:span text:style-name="T2">Residentia</text:span><text:span text:style-name="T160"> </text:span><text:span text:style-name="T2">Javoriensis</text:span><text:span text:style-name="T160"> </text:span><text:span text:style-name="T2">sancti</text:span><text:span text:style-name="T160"> </text:span><text:span text:style-name="T2">monialis</text:span><text:span text:style-name="T160"> </text:span><text:span text:style-name="T2">3tii</text:span><text:span text:style-name="T160"> </text:span><text:span text:style-name="T2">ord.)</text:span><text:span text:style-name="T160"> </text:span><text:span text:style-name="T2">...</text:span><text:span text:style-name="T160"> </text:span><text:span text:style-name="T2">ex</text:span><text:span text:style-name="T160"> </text:span><text:span text:style-name="T2">modico</text:span><text:span text:style-name="T160"> </text:span><text:span text:style-name="T2">capitali ab ipsis allato“</text:span></text:p>
      <text:p text:style-name="P93"/>
      <text:p text:style-name="P21"><text:span text:style-name="T2">Obsahuje</text:span><text:span text:style-name="T350"> </text:span><text:span text:style-name="T2">údaje</text:span><text:span text:style-name="T350"> </text:span><text:span text:style-name="T2">o</text:span><text:span text:style-name="T350"> </text:span><text:span text:style-name="T2">všech</text:span><text:span text:style-name="T350"> </text:span><text:span text:style-name="T2">tehdy</text:span><text:span text:style-name="T350"> </text:span><text:span text:style-name="T2">existujících</text:span><text:span text:style-name="T350"> </text:span><text:span text:style-name="T2">i</text:span><text:span text:style-name="T350"> </text:span><text:span text:style-name="T2">zaniklých</text:span><text:span text:style-name="T350"> </text:span><text:span text:style-name="T2">františkánských</text:span><text:span text:style-name="T350"> </text:span><text:span text:style-name="T2">konventech</text:span><text:span text:style-name="T350"> </text:span><text:span text:style-name="T2">v</text:span><text:span text:style-name="T350"> </text:span><text:span text:style-name="T2">Čechách,</text:span><text:span text:style-name="T350"> </text:span><text:span text:style-name="T2">na</text:span><text:span text:style-name="T350"> </text:span><text:span text:style-name="T2">Moravě</text:span><text:span text:style-name="T350"> </text:span><text:span text:style-name="T2">a</text:span><text:span text:style-name="T350"> </text:span><text:span text:style-name="T2">ve Slezsku.</text:span><text:span text:style-name="T312"> </text:span><text:span text:style-name="T2">Je</text:span><text:span text:style-name="T312"> </text:span><text:span text:style-name="T2">to</text:span><text:span text:style-name="T312"> </text:span><text:span text:style-name="T2">místy</text:span><text:span text:style-name="T312"> </text:span><text:span text:style-name="T2">doslovný</text:span><text:span text:style-name="T312"> </text:span><text:span text:style-name="T2">výtah</text:span><text:span text:style-name="T312"> </text:span><text:span text:style-name="T2">z</text:span><text:span text:style-name="T312"> </text:span><text:span text:style-name="T2">díla</text:span><text:span text:style-name="T312"> </text:span><text:span text:style-name="T2">Severina</text:span><text:span text:style-name="T312"> </text:span><text:span text:style-name="T166">V</text:span><text:span text:style-name="T2">rbčanského</text:span><text:span text:style-name="T312"> </text:span><text:span text:style-name="T4">Nucleus</text:span><text:span text:style-name="T314"> </text:span><text:span text:style-name="T4">Minoriticus</text:span><text:span text:style-name="T2">.</text:span><text:span text:style-name="T312"> </text:span><text:span text:style-name="T2">Pragae,</text:span><text:span text:style-name="T312"> </text:span><text:span text:style-name="T2">Joan.</text:span><text:span text:style-name="T312"> </text:span><text:span text:style-name="T2">Ca</text:span><text:span text:style-name="T154">r</text:span><text:span text:style-name="T2">.</text:span><text:span text:style-name="T312"> </text:span><text:span text:style-name="T2">Hraba 1746</text:span><text:span text:style-name="T150"> </text:span><text:span text:style-name="T2">(</text:span><text:span text:style-name="T4">Knihopis</text:span><text:span text:style-name="T2">,</text:span><text:span text:style-name="T150"> </text:span><text:span text:style-name="T2">16.674),</text:span><text:span text:style-name="T150"> </text:span><text:span text:style-name="T2">doplněný</text:span><text:span text:style-name="T150"> </text:span><text:span text:style-name="T2">jen</text:span><text:span text:style-name="T150"> </text:span><text:span text:style-name="T2">několika</text:span><text:span text:style-name="T150"> </text:span><text:span text:style-name="T2">novějšími</text:span><text:span text:style-name="T150"> </text:span><text:span text:style-name="T2">údaji</text:span><text:span text:style-name="T150"> </text:span><text:span text:style-name="T2">z</text:span><text:span text:style-name="T150"> </text:span><text:span text:style-name="T2">roku</text:span><text:span text:style-name="T150"> </text:span><text:span text:style-name="T2">1764</text:span><text:span text:style-name="T150"> </text:span><text:span text:style-name="T2">a</text:span><text:span text:style-name="T150"> </text:span><text:span text:style-name="T2">napsaný</text:span><text:span text:style-name="T150"> </text:span><text:span text:style-name="T2">až</text:span><text:span text:style-name="T150"> </text:span><text:span text:style-name="T2">po</text:span><text:span text:style-name="T150"> </text:span><text:span text:style-name="T2">zřízení</text:span><text:span text:style-name="T150"> </text:span><text:span text:style-name="T2">olomouckého arcibiskupství a brněnského biskupství.</text:span></text:p>
      <text:p text:style-name="P82"/>
      <text:p text:style-name="P82"/>
      <text:p text:style-name="P82"/>
      <text:p text:style-name="P82"/>
      <text:p text:style-name="P82"/>
      <text:p text:style-name="P200"><text:bookmark-start text:name="D_037"/><text:span text:style-name="T13">3</text:span><text:bookmark-end text:name="D_037"/><text:span text:style-name="T13">7 <text:s text:c="75"/>D</text:span><text:span text:style-name="T214"> </text:span><text:span text:style-name="T13">37</text:span></text:p>
      <text:p text:style-name="P93"/>
      <text:p text:style-name="P13"><text:span text:style-name="T2">ante</text:span><text:span text:style-name="T32"> </text:span><text:span text:style-name="T2">1737, pap., [164] </text:span><text:span text:style-name="T52">f</text:span><text:span text:style-name="T2">f., 19,8 x 15,5 cm, vazba soudobá</text:span></text:p>
      <text:p text:style-name="P4"/>
      <text:p text:style-name="P93"><text:span text:style-name="T4">Písmo:</text:span><text:span text:style-name="T352"> </text:span><text:span text:style-name="T2">Rukopis</text:span><text:span text:style-name="T64"> </text:span><text:span text:style-name="T2">psala</text:span><text:span text:style-name="T64"> </text:span><text:span text:style-name="T2">jeho</text:span><text:span text:style-name="T64"> </text:span><text:span text:style-name="T2">majitelka</text:span><text:span text:style-name="T64"> </text:span><text:span text:style-name="T2">(podle</text:span><text:span text:style-name="T64"> </text:span><text:span text:style-name="T2">údajů</text:span><text:span text:style-name="T64"> </text:span><text:span text:style-name="T2">na</text:span><text:span text:style-name="T64"> </text:span><text:span text:style-name="T2">přední</text:span><text:span text:style-name="T64"> </text:span><text:span text:style-name="T2">předsádce): </text:span><text:span text:style-name="T4">„Ce</text:span><text:span text:style-name="T65"> </text:span><text:span text:style-name="T4">liv</text:span><text:span text:style-name="T103">r</text:span><text:span text:style-name="T4">e</text:span><text:span text:style-name="T65"> </text:span><text:span text:style-name="T4">á</text:span><text:span text:style-name="T65"> </text:span><text:span text:style-name="T4">escrit Marie</text:span><text:span text:style-name="T218"> </text:span><text:span text:style-name="T270">T</text:span><text:span text:style-name="T4">e</text:span><text:span text:style-name="T103">r</text:span><text:span text:style-name="T4">ese</text:span><text:span text:style-name="T222"> </text:span><text:span text:style-name="T4">comtesse</text:span><text:span text:style-name="T222"> </text:span><text:span text:style-name="T178">T</text:span><text:span text:style-name="T4">rautson</text:span><text:span text:style-name="T222"> </text:span><text:span text:style-name="T4">née</text:span><text:span text:style-name="T222"> </text:span><text:span text:style-name="T4">comtesse</text:span><text:span text:style-name="T222"> </text:span><text:span text:style-name="T4">de</text:span><text:span text:style-name="T222"> </text:span><text:span text:style-name="T270">W</text:span><text:span text:style-name="T4">eissenwolff“</text:span><text:span text:style-name="T222">. </text:span><text:span text:style-name="T2">Sro</text:span><text:span text:style-name="T94">v</text:span><text:span text:style-name="T2">.</text:span><text:span text:style-name="T221"> </text:span><text:span text:style-name="T2">rukopisy</text:span><text:span text:style-name="T221"> </text:span><text:span text:style-name="T2">D</text:span><text:span text:style-name="T221"> </text:span><text:span text:style-name="T2">62</text:span><text:span text:style-name="T221"> </text:span><text:span text:style-name="T2">a</text:span><text:span text:style-name="T221"> </text:span><text:span text:style-name="T2">D</text:span><text:span text:style-name="T221"> </text:span><text:span text:style-name="T2">63. </text:span><text:span text:style-name="T4">-</text:span><text:span text:style-name="T144"> </text:span><text:span text:style-name="T2">Původní</text:span><text:span text:style-name="T338"> </text:span><text:span text:style-name="T2">pe</text:span><text:span text:style-name="T52">r</text:span><text:span text:style-name="T2">gamenová</text:span><text:span text:style-name="T338"> </text:span><text:span text:style-name="T2">vazba.</text:span><text:span text:style-name="T338"> </text:span><text:span text:style-name="T2">Na</text:span><text:span text:style-name="T338"> </text:span><text:span text:style-name="T2">hřbetu</text:span><text:span text:style-name="T338"> </text:span><text:span text:style-name="T2">štítek</text:span><text:span text:style-name="T338"> </text:span><text:span text:style-name="T2">a</text:span><text:span text:style-name="T338"> </text:span><text:span text:style-name="T2">stará</text:span><text:span text:style-name="T338"> </text:span><text:span text:style-name="T2">signatura: </text:span><text:span text:style-name="T4">„O</text:span><text:span text:style-name="T340"> </text:span><text:span text:style-name="T4">16.“</text:span><text:span text:style-name="T340"> </text:span><text:span text:style-name="T4">–</text:span><text:span text:style-name="T340"> </text:span><text:span text:style-name="T4">P</text:span><text:span text:style-name="T103">r</text:span><text:span text:style-name="T4">ovenienční poznámka:</text:span><text:span text:style-name="T198"> </text:span><text:span text:style-name="T2">Na</text:span><text:span text:style-name="T266"> </text:span><text:span text:style-name="T2">předním</text:span><text:span text:style-name="T266"> </text:span><text:span text:style-name="T2">přídeští</text:span><text:span text:style-name="T266"> </text:span><text:span text:style-name="T2">velké</text:span><text:span text:style-name="T266"> </text:span><text:span text:style-name="T2">mědirytové</text:span><text:span text:style-name="T266"> </text:span><text:span text:style-name="T2">heraldické</text:span><text:span text:style-name="T266"> </text:span><text:span text:style-name="T2">exlibris</text:span><text:span text:style-name="T320"> </text:span><text:span text:style-name="T2">mecenášky</text:span><text:span text:style-name="T320"> </text:span><text:span text:style-name="T2">dačických františkánů (alianční</text:span><text:span text:style-name="T266"> </text:span><text:span text:style-name="T2">erb</text:span><text:span text:style-name="T266"> </text:span><text:span text:style-name="T2">knížecí</text:span><text:span text:style-name="T266"> </text:span><text:span text:style-name="T2">rodiny </text:span><text:span text:style-name="T171">T</text:span><text:span text:style-name="T2">rautson</text:span><text:span text:style-name="T320"> </text:span><text:span text:style-name="T2">a</text:span><text:span text:style-name="T320"> </text:span><text:span text:style-name="T2">hraběcí</text:span><text:span text:style-name="T320"> </text:span><text:span text:style-name="T2">rodiny</text:span><text:span text:style-name="T320"> </text:span><text:span text:style-name="T259">W</text:span><text:span text:style-name="T2">eissenwol</text:span><text:span text:style-name="T52">f</text:span><text:span text:style-name="T2">f; sro</text:span><text:span text:style-name="T94">v</text:span><text:span text:style-name="T2">.</text:span><text:span text:style-name="T320"> </text:span><text:span text:style-name="T2">rukopis</text:span><text:span text:style-name="T320"> </text:span><text:span text:style-name="T2">D</text:span><text:span text:style-name="T320"> </text:span><text:span text:style-name="T102">1</text:span><text:span text:style-name="T2">1)</text:span><text:span text:style-name="T213"> <text:s text:c="7"/></text:span><text:span text:style-name="T2">s</text:span><text:span text:style-name="T213"> </text:span><text:span text:style-name="T2">legendou (signováno </text:span><text:span text:style-name="T4">„I.</text:span><text:span text:style-name="T215"> </text:span><text:span text:style-name="T4">A.</text:span><text:span text:style-name="T215"> </text:span><text:span text:style-name="T4">Pfeffel</text:span><text:span text:style-name="T215"> </text:span><text:span text:style-name="T119">V</text:span><text:span text:style-name="T4">iennae“</text:span><text:span text:style-name="T2">): </text:span><text:span text:style-name="T4">„Ex</text:span><text:span text:style-name="T215"> </text:span><text:span text:style-name="T4">libris</text:span><text:span text:style-name="T215"> </text:span><text:span text:style-name="T4">Mariae</text:span><text:span text:style-name="T215"> </text:span><text:span text:style-name="T4">The</text:span><text:span text:style-name="T103">r</text:span><text:span text:style-name="T4">esiae comitissae</text:span><text:span text:style-name="T340"> </text:span><text:span text:style-name="T178">T</text:span><text:span text:style-name="T4">rautson</text:span><text:span text:style-name="T340"> </text:span><text:span text:style-name="T4">nata</text:span><text:span text:style-name="T340"> </text:span><text:span text:style-name="T4">comitissa</text:span><text:span text:style-name="T2"> </text:span><text:span text:style-name="T4">de</text:span><text:span text:style-name="T340"> </text:span><text:span text:style-name="T270">W</text:span><text:span text:style-name="T4">eissenwolf.</text:span><text:span text:style-name="T340"> </text:span><text:span text:style-name="T4">MDCC“</text:span><text:span text:style-name="T340">. </text:span><text:span text:style-name="T2">Na</text:span><text:span text:style-name="T338"> </text:span><text:span text:style-name="T2">titulním</text:span><text:span text:style-name="T338"> </text:span><text:span text:style-name="T2">listu: </text:span><text:span text:style-name="T4">„Ex munificientia</text:span><text:span text:style-name="T165"> </text:span><text:span text:style-name="T4">celsissimae</text:span><text:span text:style-name="T165"> </text:span><text:span text:style-name="T4">de</text:span><text:span text:style-name="T165"> </text:span><text:span text:style-name="T178">T</text:span><text:span text:style-name="T4">rautson</text:span><text:span text:style-name="T165"> </text:span><text:span text:style-name="T4">p</text:span><text:span text:style-name="T103">r</text:span><text:span text:style-name="T4">o</text:span><text:span text:style-name="T165"> </text:span><text:span text:style-name="T4">conventu Dacžicensi</text:span><text:span text:style-name="T165"> </text:span><text:span text:style-name="T4">ad</text:span><text:span text:style-name="T165"> </text:span><text:span text:style-name="T4">S.</text:span><text:span text:style-name="T165"> </text:span><text:span text:style-name="T4">Antonium</text:span><text:span text:style-name="T165"> </text:span><text:span text:style-name="T4">Paduanum Fratrum Minorum donatus 1737“ </text:span><text:span text:style-name="T2">.</text:span></text:p>
      <text:p text:style-name="P93"/>
      <text:p text:style-name="P209"><text:span text:style-name="T13">„Fontaine d'amour</text:span><text:span text:style-name="T226"> </text:span><text:span text:style-name="T13">de</text:span><text:span text:style-name="T226"> </text:span><text:span text:style-name="T13">Jesus</text:span><text:span text:style-name="T226"> </text:span><text:span text:style-name="T13">crucifié</text:span><text:span text:style-name="T226"> </text:span><text:span text:style-name="T13">contenante</text:span><text:span text:style-name="T226"> </text:span><text:span text:style-name="T13">une</text:span><text:span text:style-name="T226"> </text:span><text:span text:style-name="T13">instruction</text:span><text:span text:style-name="T226"> </text:span><text:span text:style-name="T13">facile,</text:span><text:span text:style-name="T226"> </text:span><text:span text:style-name="T13">pour</text:span><text:span text:style-name="T226"> </text:span><text:span text:style-name="T13">pratiquer l'oraison</text:span><text:span text:style-name="T232"> </text:span><text:span text:style-name="T13">interieu</text:span><text:span text:style-name="T53">r</text:span><text:span text:style-name="T13">e</text:span><text:span text:style-name="T232"> </text:span><text:span text:style-name="T13">ou</text:span><text:span text:style-name="T232"> </text:span><text:span text:style-name="T13">la</text:span><text:span text:style-name="T232"> </text:span><text:span text:style-name="T13">meditation</text:span><text:span text:style-name="T232"> </text:span><text:span text:style-name="T13">sans</text:span><text:span text:style-name="T232"> </text:span><text:span text:style-name="T13">grand</text:span><text:span text:style-name="T232"> </text:span><text:span text:style-name="T13">trauail,</text:span><text:span text:style-name="T232"> </text:span><text:span text:style-name="T13">ou</text:span><text:span text:style-name="T232"> </text:span><text:span text:style-name="T13">application</text:span><text:span text:style-name="T232"> </text:span><text:span text:style-name="T13">d'esprit.</text:span><text:span text:style-name="T232"> </text:span><text:span text:style-name="T13">Auec</text:span><text:span text:style-name="T232"> </text:span><text:span text:style-name="T13">un exe</text:span><text:span text:style-name="T53">r</text:span><text:span text:style-name="T13">cice</text:span><text:span text:style-name="T158"> </text:span><text:span text:style-name="T13">journalier</text:span><text:span text:style-name="T158"> </text:span><text:span text:style-name="T13">aux</text:span><text:span text:style-name="T158"> </text:span><text:span text:style-name="T13">cinq</text:span><text:span text:style-name="T158"> </text:span><text:span text:style-name="T13">playes</text:span><text:span text:style-name="T158"> </text:span><text:span text:style-name="T13">sanglantes</text:span><text:span text:style-name="T158"> </text:span><text:span text:style-name="T13">de</text:span><text:span text:style-name="T158"> </text:span><text:span text:style-name="T13">Jesus</text:span><text:span text:style-name="T158"> </text:span><text:span text:style-name="T13">Christ</text:span><text:span text:style-name="T158"> </text:span><text:span text:style-name="T13">fort</text:span><text:span text:style-name="T158"> </text:span><text:span text:style-name="T13">utiles</text:span><text:span text:style-name="T158"> </text:span><text:span text:style-name="T13">a</text:span><text:span text:style-name="T158"> </text:span><text:span text:style-name="T13">toutes</text:span><text:span text:style-name="T158"> </text:span><text:span text:style-name="T13">les</text:span><text:span text:style-name="T158"> </text:span><text:span text:style-name="T13">Ames, qui ayment vrayment Dieu. Qui peut aussi seruir a consoler les malades“</text:span></text:p>
      <text:p text:style-name="_37_._20_Komentář_20_CELEK"><text:soft-page-break/><text:span text:style-name="T2">Pravděpodobně</text:span><text:span text:style-name="T202"> </text:span><text:span text:style-name="T2">opis</text:span><text:span text:style-name="T202"> </text:span><text:span text:style-name="T2">tisku</text:span><text:span text:style-name="T202"> </text:span><text:span text:style-name="T2">s</text:span><text:span text:style-name="T202"> </text:span><text:span text:style-name="T2">četnějšími</text:span><text:span text:style-name="T202"> </text:span><text:span text:style-name="T2">chybami,</text:span><text:span text:style-name="T202"> </text:span><text:span text:style-name="T2">předloha</text:span><text:span text:style-name="T202"> </text:span><text:span text:style-name="T2">však</text:span><text:span text:style-name="T202"> </text:span><text:span text:style-name="T2">nezjištěna;</text:span><text:span text:style-name="T202"> </text:span><text:span text:style-name="T2">Barbier</text:span><text:span text:style-name="T202"> </text:span><text:span text:style-name="T2">takový</text:span><text:span text:style-name="T202"> </text:span><text:span text:style-name="T2">titul</text:span><text:span text:style-name="T202"> </text:span><text:span text:style-name="T2">neuvádí.</text:span><text:span text:style-name="T202"> </text:span><text:span text:style-name="T2">V</text:span><text:span text:style-name="T202"> </text:span><text:span text:style-name="T2">BNF (Bibliothèque nationale de France) evidují titul z roku 1672: </text:span><text:span text:style-name="T4">Fontaine d'amour de Jesus crucifié</text:span><text:span text:style-name="T2">, par le </text:span><text:span text:style-name="T269">P</text:span><text:span text:style-name="T2">. </text:span><text:span text:style-name="T129">F</text:span><text:span text:style-name="T2">. Matthias Croonenbo</text:span><text:span text:style-name="T52">r</text:span><text:span text:style-name="T2">gh, Recollet. Bruxelles, 1672. Rukopis snad neúplný, poslední věta nedokončena. Původně byl očíslován jen každý druhý list, bylo tedy 82 dvoulistů.</text:span></text:p>
      <text:p text:style-name="P81"/>
      <text:p text:style-name="P81"/>
      <text:p text:style-name="P81"/>
      <text:p text:style-name="P81"/>
      <text:p text:style-name="P81"/>
      <text:p text:style-name="_31_.Číslo_20_rukopisu"><text:bookmark-start text:name="D_038"/><text:span text:style-name="T13">3</text:span><text:bookmark-end text:name="D_038"/><text:span text:style-name="T13">8 <text:s text:c="75"/>D</text:span><text:span text:style-name="T214"> </text:span><text:span text:style-name="T13">38</text:span></text:p>
      <text:p text:style-name="TEXT"/>
      <text:p text:style-name="_32_._20_Vazba_20_a_20_rozměry"><text:span text:style-name="T2">1710-1712, pap., [270] </text:span><text:span text:style-name="T52">f</text:span><text:span text:style-name="T2">f., 20 x 15,5 cm, vazba soudobá</text:span></text:p>
      <text:p text:style-name="P3"/>
      <text:p text:style-name="TEXT"><text:span text:style-name="T2">Původní</text:span><text:span text:style-name="T169"> </text:span><text:span text:style-name="T2">lepenková vazba potažená teletinou s rýhováním a válečko- vým i razítkovým slepotiskem. Na hřbetě štítek a stará signatura: </text:span><text:span text:style-name="T4">„C 22.“</text:span></text:p>
      <text:p text:style-name="TEXT"/>
      <text:p text:style-name="Název_20_rukopisu_20_-_20_blok"><text:span text:style-name="T13">„</text:span><text:span text:style-name="T122">T</text:span><text:span text:style-name="T13">ractatus</text:span><text:span text:style-name="T326"> </text:span><text:span text:style-name="T13">quidam</text:span><text:span text:style-name="T326"> </text:span><text:span text:style-name="T13">theologici</text:span><text:span text:style-name="T326"> </text:span><text:span text:style-name="T13">ex</text:span><text:span text:style-name="T326"> </text:span><text:span text:style-name="T13">secundo,</text:span><text:span text:style-name="T326"> </text:span><text:span text:style-name="T13">tertio</text:span><text:span text:style-name="T326"> </text:span><text:span text:style-name="T13">et</text:span><text:span text:style-name="T326"> </text:span><text:span text:style-name="T13">quarto</text:span><text:span text:style-name="T214"> </text:span><text:span text:style-name="T13">[lib</text:span><text:span text:style-name="T53">r</text:span><text:span text:style-name="T13">o]</text:span><text:span text:style-name="T214"> </text:span><text:span text:style-name="T13">Sententiarum</text:span><text:span text:style-name="T326"> </text:span><text:span text:style-name="T13">Doctoris Subtilis [Joannis</text:span><text:span text:style-name="T287"> </text:span><text:span text:style-name="T13">Duns] Scoti,</text:span><text:span text:style-name="T287"> </text:span><text:span text:style-name="T13">morales,</text:span><text:span text:style-name="T287"> </text:span><text:span text:style-name="T13">qui</text:span><text:span text:style-name="T287"> </text:span><text:span text:style-name="T13">p</text:span><text:span text:style-name="T53">r</text:span><text:span text:style-name="T13">o</text:span><text:span text:style-name="T287"> </text:span><text:span text:style-name="T13">confessionibus</text:span><text:span text:style-name="T287"> </text:span><text:span text:style-name="T13">excipiendis</text:span><text:span text:style-name="T287"> </text:span><text:span text:style-name="T13">nedum</text:span><text:span text:style-name="T287"> </text:span><text:span text:style-name="T13">utiles, <text:s text:c="2"/>sed maxime necessarii sunt“</text:span></text:p>
      <text:p text:style-name="TEXT"/>
      <text:p text:style-name="TEXT"><text:span text:style-name="T4">Conscripti</text:span><text:span text:style-name="T34"> </text:span><text:span text:style-name="T4">sunt autem hi trac. a </text:span><text:span text:style-name="T83">P</text:span><text:span text:style-name="T4">. </text:span><text:span text:style-name="T83">F</text:span><text:span text:style-name="T4">. K. et compacti a. 1712</text:span></text:p>
      <text:p text:style-name="TEXT"/>
      <text:p text:style-name="_37_._20_Komentář_20_CELEK"><text:span text:style-name="T150">T</text:span><text:span text:style-name="T2">raktáty na Duns-Scotovy komentáře k Sentencím Petra Lombardského. Písařem těchto přednášek z pražského generálního</text:span><text:span text:style-name="T32"> </text:span><text:span text:style-name="T2">řádového</text:span><text:span text:style-name="T32"> </text:span><text:span text:style-name="T2">studia</text:span><text:span text:style-name="T32"> </text:span><text:span text:style-name="T2">mohli</text:span><text:span text:style-name="T32"> </text:span><text:span text:style-name="T2">být</text:span><text:span text:style-name="T32"> </text:span><text:span text:style-name="T2">podle</text:span><text:span text:style-name="T32"> </text:span><text:span text:style-name="T2">iniciál</text:span><text:span text:style-name="T32"> </text:span><text:span text:style-name="T2">pouze</text:span><text:span text:style-name="T32"> </text:span><text:span text:style-name="T2">Florianus</text:span><text:span text:style-name="T32"> </text:span><text:span text:style-name="T2">Kroczek,</text:span><text:span text:style-name="T32"> </text:span><text:span text:style-name="T2">Moravan</text:span><text:span text:style-name="T32"> </text:span><text:span text:style-name="T2">z</text:span><text:span text:style-name="T32"> </text:span><text:span text:style-name="T2">Příbora,</text:span><text:span text:style-name="T32"> </text:span><text:span text:style-name="T2">který</text:span><text:span text:style-name="T32"> </text:span><text:span text:style-name="T2">složil</text:span><text:span text:style-name="T32"> </text:span><text:span text:style-name="T2">sliby 28. května 1709 v Hlubčicích <text:s text:c="4"/>a zemřel 2. května 1758 v Opavě nebo Florianus Komárek, Čech z Týnice (sliby <text:s text:c="12"/>9. prosince 1710 v Plzni). Zemřel roku 1767 v Dačicích, viz </text:span><text:span text:style-name="T4">Nek</text:span><text:span text:style-name="T152">r</text:span><text:span text:style-name="T4">ologium Patrum et Fratrum</text:span><text:span text:style-name="T2">, rukopis D 4, fol. 26r a 35</text:span><text:span text:style-name="T171">r</text:span><text:span text:style-name="T2">, které však uvádí</text:span><text:span text:style-name="T102"> </text:span><text:span text:style-name="T2">jeho</text:span><text:span text:style-name="T102"> </text:span><text:span text:style-name="T2">jméno</text:span><text:span text:style-name="T102"> </text:span><text:span text:style-name="T2">dvakrát:</text:span><text:span text:style-name="T102"> </text:span><text:span text:style-name="T2">2.</text:span><text:span text:style-name="T102"> </text:span><text:span text:style-name="T2">a</text:span><text:span text:style-name="T102"> </text:span><text:span text:style-name="T2">20.</text:span><text:span text:style-name="T102"> </text:span><text:span text:style-name="T2">února.</text:span><text:span text:style-name="T102"> </text:span><text:span text:style-name="T2">Na</text:span><text:span text:style-name="T102"> </text:span><text:span text:style-name="T2">titulní</text:span><text:span text:style-name="T102"> </text:span><text:span text:style-name="T2">straně</text:span><text:span text:style-name="T102"> </text:span><text:span text:style-name="T2">obsah</text:span><text:span text:style-name="T102"> </text:span><text:span text:style-name="T2">rukopisu:</text:span><text:span text:style-name="T102"> </text:span><text:span text:style-name="T2">1.</text:span><text:span text:style-name="T102"> </text:span><text:span text:style-name="T2">tract.</text:span><text:span text:style-name="T102"> </text:span><text:span text:style-name="T2">de</text:span><text:span text:style-name="T102"> </text:span><text:span text:style-name="T2">gratia</text:span><text:span text:style-name="T102"> </text:span><text:span text:style-name="T2">justificatione</text:span><text:span text:style-name="T102"> </text:span><text:span text:style-name="T2">et</text:span><text:span text:style-name="T102"> </text:span><text:span text:style-name="T2">merito, ex</text:span><text:span text:style-name="T217"> </text:span><text:span text:style-name="T2">2.</text:span><text:span text:style-name="T217"> </text:span><text:span text:style-name="T2">Sent.;</text:span><text:span text:style-name="T217"> <text:s text:c="5"/></text:span><text:span text:style-name="T2">2.</text:span><text:span text:style-name="T217"> </text:span><text:span text:style-name="T2">tract.</text:span><text:span text:style-name="T217"> </text:span><text:span text:style-name="T2">de</text:span><text:span text:style-name="T217"> </text:span><text:span text:style-name="T2">actibus</text:span><text:span text:style-name="T217"> </text:span><text:span text:style-name="T2">humanis,</text:span><text:span text:style-name="T217"> </text:span><text:span text:style-name="T2">ex</text:span><text:span text:style-name="T217"> </text:span><text:span text:style-name="T2">2.</text:span><text:span text:style-name="T217"> </text:span><text:span text:style-name="T2">Sent.;</text:span><text:span text:style-name="T217"> </text:span><text:span text:style-name="T2">3.</text:span><text:span text:style-name="T217"> </text:span><text:span text:style-name="T2">tract.</text:span><text:span text:style-name="T217"> </text:span><text:span text:style-name="T2">de</text:span><text:span text:style-name="T217"> </text:span><text:span text:style-name="T2">peccatis,</text:span><text:span text:style-name="T217"> </text:span><text:span text:style-name="T2">ex</text:span><text:span text:style-name="T217"> </text:span><text:span text:style-name="T2">2.</text:span><text:span text:style-name="T217"> </text:span><text:span text:style-name="T2">Sent.;</text:span><text:span text:style-name="T217"> </text:span><text:span text:style-name="T2">4.</text:span><text:span text:style-name="T217"> </text:span><text:span text:style-name="T2">trac.</text:span><text:span text:style-name="T217"> </text:span><text:span text:style-name="T2">de</text:span><text:span text:style-name="T217"> </text:span><text:span text:style-name="T2">poenitentia</text:span><text:span text:style-name="T217"> </text:span><text:span text:style-name="T2">...</text:span><text:span text:style-name="T217"> </text:span><text:span text:style-name="T2">ex</text:span><text:span text:style-name="T217"> </text:span><text:span text:style-name="T2">4. Sent.;</text:span><text:span text:style-name="T355"> </text:span><text:span text:style-name="T2">5.</text:span><text:span text:style-name="T355"> </text:span><text:span text:style-name="T2">tract.</text:span><text:span text:style-name="T355"> </text:span><text:span text:style-name="T2">de</text:span><text:span text:style-name="T355"> </text:span><text:span text:style-name="T2">matrimonio</text:span><text:span text:style-name="T355"> </text:span><text:span text:style-name="T2">...</text:span><text:span text:style-name="T355"> </text:span><text:span text:style-name="T2">ex</text:span><text:span text:style-name="T355"> </text:span><text:span text:style-name="T2">4.</text:span><text:span text:style-name="T355"> </text:span><text:span text:style-name="T2">Sent.;</text:span><text:span text:style-name="T355"> </text:span><text:span text:style-name="T2">6.</text:span><text:span text:style-name="T355"> </text:span><text:span text:style-name="T2">trac.</text:span><text:span text:style-name="T355"> </text:span><text:span text:style-name="T2">de</text:span><text:span text:style-name="T355"> </text:span><text:span text:style-name="T2">jure</text:span><text:span text:style-name="T355"> </text:span><text:span text:style-name="T2">et</text:span><text:span text:style-name="T355"> </text:span><text:span text:style-name="T2">justitia;</text:span><text:span text:style-name="T355"> </text:span><text:span text:style-name="T2">7.</text:span><text:span text:style-name="T355"> </text:span><text:span text:style-name="T2">trac.</text:span><text:span text:style-name="T355"> </text:span><text:span text:style-name="T2">de</text:span><text:span text:style-name="T355"> </text:span><text:span text:style-name="T2">legibus;</text:span><text:span text:style-name="T355"> </text:span><text:span text:style-name="T2">8.</text:span><text:span text:style-name="T355"> </text:span><text:span text:style-name="T2">trac.</text:span><text:span text:style-name="T355"> </text:span><text:span text:style-name="T2">de</text:span><text:span text:style-name="T355"> </text:span><text:span text:style-name="T2">votis;</text:span><text:span text:style-name="T355"> </text:span><text:span text:style-name="T2">9.</text:span><text:span text:style-name="T355"> </text:span><text:span text:style-name="T2">trac.</text:span><text:span text:style-name="T355"> </text:span><text:span text:style-name="T2">De religione.</text:span><text:span text:style-name="T286"> </text:span><text:span text:style-name="T2">Na</text:span><text:span text:style-name="T286"> </text:span><text:span text:style-name="T2">konci</text:span><text:span text:style-name="T286"> </text:span><text:span text:style-name="T2">jednotlivých</text:span><text:span text:style-name="T286"> </text:span><text:span text:style-name="T2">traktátů</text:span><text:span text:style-name="T286"> </text:span><text:span text:style-name="T2">jsou</text:span><text:span text:style-name="T286"> </text:span><text:span text:style-name="T2">poznámky</text:span><text:span text:style-name="T286"> </text:span><text:span text:style-name="T2">o</text:span><text:span text:style-name="T286"> </text:span><text:span text:style-name="T2">lektorech:</text:span><text:span text:style-name="T286"> </text:span><text:span text:style-name="T2">u</text:span><text:span text:style-name="T286"> </text:span><text:span text:style-name="T2">traktátu</text:span><text:span text:style-name="T286"> </text:span><text:span text:style-name="T2">1.-4.</text:span><text:span text:style-name="T286"> </text:span><text:span text:style-name="T2">a</text:span><text:span text:style-name="T286"> </text:span><text:span text:style-name="T2">6.</text:span><text:span text:style-name="T286"> </text:span><text:span text:style-name="T2">jím</text:span><text:span text:style-name="T286"> </text:span><text:span text:style-name="T2">byl</text:span><text:span text:style-name="T286"> </text:span><text:span text:style-name="T129">W</text:span><text:span text:style-name="T2">olfgang</text:span><text:span text:style-name="T286"> </text:span><text:span text:style-name="T2">Forel (zemřel v Praze 3. prosince 1723), u 7. a 8. Philippus Mazanec (byl kvardiánem v Plzni, viz Linda, J.: </text:span><text:span text:style-name="T3">Soupis rukopisů</text:span><text:span text:style-name="T2">, s. XXIV; s. 98, č. 163), u 6. Samuel Michna (srov. Linda, J.: </text:span><text:span text:style-name="T3">Soupis rukopisů</text:span><text:span text:style-name="T2">, s. 74-75, č. 131); u 9. traktátu lektor neuveden.</text:span></text:p>
      <text:p text:style-name="P199"><text:bookmark-start text:name="D_039"/><text:soft-page-break/><text:span text:style-name="T13">3</text:span><text:bookmark-end text:name="D_039"/><text:span text:style-name="T13">9 <text:s text:c="75"/>D</text:span><text:span text:style-name="T214"> </text:span><text:span text:style-name="T13">39</text:span></text:p>
      <text:p text:style-name="P87"/>
      <text:p text:style-name="P11"><text:span text:style-name="T2">XVIII</text:span><text:span text:style-name="T498">med.</text:span><text:span text:style-name="T2">, pap., [</text:span><text:span text:style-name="T102">1</text:span><text:span text:style-name="T2">10] + [22] </text:span><text:span text:style-name="T52">f</text:span><text:span text:style-name="T2">f., 20,5 x 13 cm, vazba soudobá</text:span></text:p>
      <text:p text:style-name="P8"/>
      <text:p text:style-name="P94"><text:span text:style-name="T2">Svázáno</text:span><text:span text:style-name="T73"> </text:span><text:span text:style-name="T2">do</text:span><text:span text:style-name="T132"> </text:span><text:span text:style-name="T2">listu</text:span><text:span text:style-name="T132"> </text:span><text:span text:style-name="T2">z</text:span><text:span text:style-name="T132"> </text:span><text:span text:style-name="T2">latinského</text:span><text:span text:style-name="T132"> </text:span><text:span text:style-name="T2">pe</text:span><text:span text:style-name="T52">r</text:span><text:span text:style-name="T2">gamenového</text:span><text:span text:style-name="T132"> </text:span><text:span text:style-name="T2">litu</text:span><text:span text:style-name="T52">r</text:span><text:span text:style-name="T2">gického</text:span><text:span text:style-name="T132"> </text:span><text:span text:style-name="T2">rukopisu</text:span><text:span text:style-name="T132"> </text:span><text:span text:style-name="T2">z</text:span><text:span text:style-name="T132"> </text:span><text:span text:style-name="T2">počátku</text:span><text:span text:style-name="T132"> </text:span><text:span text:style-name="T2">15.</text:span><text:span text:style-name="T132"> </text:span><text:span text:style-name="T2">století, patrně</text:span><text:span text:style-name="T229"> </text:span><text:span text:style-name="T2">misálu. -</text:span><text:span text:style-name="T229"> </text:span><text:span text:style-name="T2">Na</text:span><text:span text:style-name="T229"> </text:span><text:span text:style-name="T2">konci</text:span><text:span text:style-name="T229"> </text:span><text:span text:style-name="T2">rukopisu</text:span><text:span text:style-name="T229"> </text:span><text:span text:style-name="T2">vloženo</text:span><text:span text:style-name="T229"> </text:span><text:span text:style-name="T2">několik</text:span><text:span text:style-name="T229"> </text:span><text:span text:style-name="T2">volných</text:span><text:span text:style-name="T229"> </text:span><text:span text:style-name="T2">popsaných</text:span><text:span text:style-name="T229"> </text:span><text:span text:style-name="T2">listů</text:span><text:span text:style-name="T229"> </text:span><text:span text:style-name="T2">(paginováno</text:span><text:span text:style-name="T229"> </text:span><text:span text:style-name="T2">Vl. Dokoupilem).</text:span></text:p>
      <text:p text:style-name="P87"/>
      <text:p text:style-name="P192"><text:span text:style-name="T13">[Manuale</text:span><text:span text:style-name="T39"> </text:span><text:span text:style-name="T13">novitiorum Franciscanorum]</text:span></text:p>
      <text:p text:style-name="P87"/>
      <text:p text:style-name="P58"><text:span text:style-name="T13">(a)</text:span><text:span text:style-name="T39"> </text:span><text:span text:style-name="T13">2r-4r</text:span><text:span text:style-name="T2"><text:tab/>„Brevis enucleatio manus religiosae“.</text:span></text:p>
      <text:p text:style-name="P36"><text:span text:style-name="T2">„</text:span><text:span text:style-name="T2">Proemium.</text:span><text:span text:style-name="T32"> </text:span><text:span text:style-name="T2">Ipsa magistra rerum testatur experientia ... x ... et haec de inscriptione manus religiosae“</text:span></text:p>
      <text:p text:style-name="P87"/>
      <text:p text:style-name="P58"><text:span text:style-name="T13">(b)</text:span><text:span text:style-name="T39"> </text:span><text:span text:style-name="T13">5r-37v</text:span><text:span text:style-name="T2"><text:tab/>„Manus religiosa“. „Spiritus Domini est ipse Deus ...“</text:span></text:p>
      <text:p text:style-name="P87"/>
      <text:p text:style-name="P58"><text:span text:style-name="T13">(c)</text:span><text:span text:style-name="T39"> </text:span><text:span text:style-name="T13">37v-38v</text:span><text:span text:style-name="T2"><text:tab/>„S. [Pseudo] Bonaventura. Alphabetum religiosarum </text:span><text:span text:style-name="T2">incipientium“. „Ama paupertatem ... Alphabetum II. Boni monachi. Obsecro te Domine Deus ... Ama nesciri</text:span><text:span text:style-name="T32"> </text:span><text:span text:style-name="T2">...“</text:span></text:p>
      <text:p text:style-name="P87"/>
      <text:p text:style-name="P58"><text:span text:style-name="T13">(d)</text:span><text:span text:style-name="T39"> </text:span><text:span text:style-name="T13">39r-43v</text:span><text:span text:style-name="T2"><text:tab/>„Introitus ad ascaesim“.</text:span></text:p>
      <text:p text:style-name="P36"><text:span text:style-name="T2">„</text:span><text:span text:style-name="T2">Cum</text:span><text:span text:style-name="T32"> </text:span><text:span text:style-name="T2">S. Patriarcha et Fundator noster inclitus Franciscus Seraphicus post regulam a Christo Domino</text:span><text:span text:style-name="T32"> </text:span><text:span text:style-name="T2">dictatam fugientes a saeculo declinare ...“</text:span></text:p>
      <text:p text:style-name="P87"/>
      <text:p text:style-name="P58"><text:span text:style-name="T13">(e)</text:span><text:span text:style-name="T39"> </text:span><text:span text:style-name="T13">44r-46v</text:span><text:span text:style-name="T2"><text:tab/>„Doctrina ad viam illuminativam spectans ...“</text:span></text:p>
      <text:p text:style-name="P48"/>
      <text:p text:style-name="P58"><text:span text:style-name="T13">(f) 47r-90r</text:span><text:span text:style-name="T2"><text:tab/></text:span><text:span text:style-name="T13">[De virtutibus et viciis]</text:span></text:p>
      <text:p text:style-name="P54"/>
      <text:p text:style-name="P58"><text:span text:style-name="T13">(g)</text:span><text:span text:style-name="T39"> </text:span><text:span text:style-name="T13">91r-95r</text:span><text:span text:style-name="T2"><text:tab/>„De homine, ejusque passionibus“.</text:span></text:p>
      <text:p text:style-name="P36"><text:span text:style-name="T2">„</text:span><text:span text:style-name="T2">Quaestio.</text:span><text:span text:style-name="T32"> </text:span><text:span text:style-name="T2">1. Quid est homo, quae ejus partes? ... [fol. 95r] De donis [Dei] in communi ...“</text:span></text:p>
      <text:p text:style-name="P87"/>
      <text:p text:style-name="P58"><text:span text:style-name="T13">(h)</text:span><text:span text:style-name="T39"> </text:span><text:span text:style-name="T13">98r</text:span><text:span text:style-name="T2"><text:tab/>„De septem donis Spiritus Sancti et eorum praxi“. „Sapientia est divinarum rerum cognitio ...“</text:span></text:p>
      <text:p text:style-name="P53"/>
      <text:p text:style-name="P68"><text:span text:style-name="T2">Ne</text:span><text:span text:style-name="T2">ní totožné s dílem s</text:span><text:span text:style-name="T176">v</text:span><text:span text:style-name="T2">. Bonaventur</text:span><text:span text:style-name="T176">y</text:span><text:span text:style-name="T2">, </text:span><text:span text:style-name="T4">Collationes de 7 donis Spiritus Sancti</text:span><text:span text:style-name="T2">.</text:span></text:p>
      <text:p text:style-name="P87"/>
      <text:p text:style-name="P20"><text:span text:style-name="T2">Konvolut</text:span><text:span text:style-name="T286"> </text:span><text:span text:style-name="T2">byl</text:span><text:span text:style-name="T286"> </text:span><text:span text:style-name="T2">vytvořen</text:span><text:span text:style-name="T286"> </text:span><text:span text:style-name="T2">dodatečně</text:span><text:span text:style-name="T286"> </text:span><text:span text:style-name="T2">ze</text:span><text:span text:style-name="T286"> </text:span><text:span text:style-name="T2">složek</text:span><text:span text:style-name="T286"> </text:span><text:span text:style-name="T2">různého</text:span><text:span text:style-name="T286"> </text:span><text:span text:style-name="T2">rozsahu</text:span><text:span text:style-name="T286"> </text:span><text:span text:style-name="T2">i</text:span><text:span text:style-name="T286"> </text:span><text:span text:style-name="T2">rozměrů,</text:span><text:span text:style-name="T286"> </text:span><text:span text:style-name="T2">psaných</text:span><text:span text:style-name="T286"> </text:span><text:span text:style-name="T2">patrně</text:span><text:span text:style-name="T286"> </text:span><text:span text:style-name="T2">třemi</text:span><text:span text:style-name="T286"> </text:span><text:span text:style-name="T2">písaři,</text:span><text:span text:style-name="T286"> </text:span><text:span text:style-name="T2">kteří</text:span><text:span text:style-name="T286"> </text:span><text:span text:style-name="T2">psali i volně vložené dodatky na 22 listech.</text:span></text:p>
      <text:p text:style-name="_31_.Číslo_20_rukopisu"><text:bookmark-start text:name="D_040"/><text:soft-page-break/><text:span text:style-name="T13">4</text:span><text:bookmark-end text:name="D_040"/><text:span text:style-name="T13">0 <text:s text:c="75"/>D</text:span><text:span text:style-name="T214"> </text:span><text:span text:style-name="T13">40</text:span></text:p>
      <text:p text:style-name="TEXT"/>
      <text:p text:style-name="_32_._20_Vazba_20_a_20_rozměry"><text:span text:style-name="T2">1728,</text:span><text:span text:style-name="T32"> </text:span><text:span text:style-name="T171">T</text:span><text:span text:style-name="T2">urno</text:span><text:span text:style-name="T94">v</text:span><text:span text:style-name="T2">, pap., [95] </text:span><text:span text:style-name="T52">f</text:span><text:span text:style-name="T2">f., 19,5 x 16,3 cm, vazba soudobá</text:span></text:p>
      <text:p text:style-name="TEXT"/>
      <text:p text:style-name="TEXT"><text:span text:style-name="T2">Listy</text:span><text:span text:style-name="T331"> </text:span><text:span text:style-name="T2">79-95</text:span><text:span text:style-name="T110"> </text:span><text:span text:style-name="T2">jsou</text:span><text:span text:style-name="T110"> </text:span><text:span text:style-name="T2">prázdné. </text:span><text:span text:style-name="T4">-</text:span><text:span text:style-name="T111"> </text:span><text:span text:style-name="T238">V</text:span><text:span text:style-name="T2">azba</text:span><text:span text:style-name="T110"> </text:span><text:span text:style-name="T2">původní</text:span><text:span text:style-name="T110"> </text:span><text:span text:style-name="T2">polokožená. </text:span><text:span text:style-name="T4">-</text:span><text:span text:style-name="T111"> </text:span><text:span text:style-name="T4">Výzdoba:</text:span><text:span text:style-name="T111"> </text:span><text:span text:style-name="T171">T</text:span><text:span text:style-name="T2">itul</text:span><text:span text:style-name="T110"> </text:span><text:span text:style-name="T2">v</text:span><text:span text:style-name="T110"> </text:span><text:span text:style-name="T2">perkoresebné kartuši</text:span><text:span text:style-name="T259"> </text:span><text:span text:style-name="T2">s</text:span><text:span text:style-name="T259"> </text:span><text:span text:style-name="T2">hlavičkami</text:span><text:span text:style-name="T259"> </text:span><text:span text:style-name="T2">andílků</text:span><text:span text:style-name="T259"> </text:span><text:span text:style-name="T2">a</text:span><text:span text:style-name="T259"> </text:span><text:span text:style-name="T2">rostlinnými</text:span><text:span text:style-name="T259"> </text:span><text:span text:style-name="T2">motiv</text:span><text:span text:style-name="T94">y</text:span><text:span text:style-name="T2">.</text:span><text:span text:style-name="T259"> </text:span><text:span text:style-name="T2">Čtyři</text:span><text:span text:style-name="T259"> </text:span><text:span text:style-name="T2">zčásti</text:span><text:span text:style-name="T259"> </text:span><text:span text:style-name="T2">kolorované</text:span><text:span text:style-name="T259"> </text:span><text:span text:style-name="T2">celostránkové</text:span><text:span text:style-name="T259"> </text:span><text:span text:style-name="T2">kresby: 1.</text:span><text:span text:style-name="T206"> </text:span><text:span text:style-name="T2">na</text:span><text:span text:style-name="T77"> </text:span><text:span text:style-name="T2">fol.</text:span><text:span text:style-name="T77"> </text:span><text:span text:style-name="T2">2v</text:span><text:span text:style-name="T77"> </text:span><text:span text:style-name="T2">františkánský</text:span><text:span text:style-name="T77"> </text:span><text:span text:style-name="T2">mnich;</text:span><text:span text:style-name="T77"> </text:span><text:span text:style-name="T2">2.</text:span><text:span text:style-name="T77"> </text:span><text:span text:style-name="T2">na</text:span><text:span text:style-name="T77"> </text:span><text:span text:style-name="T2">fol.</text:span><text:span text:style-name="T77"> </text:span><text:span text:style-name="T2">4v</text:span><text:span text:style-name="T77"> </text:span><text:span text:style-name="T4">manus</text:span><text:span text:style-name="T79"> </text:span><text:span text:style-name="T4">religiosa</text:span><text:span text:style-name="T2">; </text:span><text:span text:style-name="T77">3.</text:span><text:span text:style-name="T2">na</text:span><text:span text:style-name="T77"> </text:span><text:span text:style-name="T2">fol.</text:span><text:span text:style-name="T77"> </text:span><text:span text:style-name="T2">67r</text:span><text:span text:style-name="T77"> </text:span><text:span text:style-name="T2">s</text:span><text:span text:style-name="T94">v</text:span><text:span text:style-name="T2">.</text:span><text:span text:style-name="T77"> </text:span><text:span text:style-name="T2">František</text:span><text:span text:style-name="T77"> </text:span><text:span text:style-name="T2">se stigmaty a Ježíš Kristus; 4. na fol. 69r s</text:span><text:span text:style-name="T94">v</text:span><text:span text:style-name="T2">. František se stigmat</text:span><text:span text:style-name="T94">y</text:span><text:span text:style-name="T2">.</text:span></text:p>
      <text:p text:style-name="TEXT"/>
      <text:p text:style-name="Název_20_rukopisu_20_-_20_blok"><text:span text:style-name="T13">„</text:span><text:span text:style-name="T13">Manducatio</text:span><text:span text:style-name="T167"> </text:span><text:span text:style-name="T13">novitii</text:span><text:span text:style-name="T205"> </text:span><text:span text:style-name="T13">Franciscani</text:span><text:span text:style-name="T205"> </text:span><text:span text:style-name="T13">ad</text:span><text:span text:style-name="T205"> </text:span><text:span text:style-name="T13">scholam</text:span><text:span text:style-name="T205"> </text:span><text:span text:style-name="T53">r</text:span><text:span text:style-name="T13">eligiosam</text:span><text:span text:style-name="T205"> </text:span><text:span text:style-name="T13">virtutum</text:span><text:span text:style-name="T205"> </text:span><text:span text:style-name="T13">sive</text:span><text:span text:style-name="T205"> </text:span><text:span text:style-name="T13">Instructio</text:span><text:span text:style-name="T205"> </text:span><text:span text:style-name="T13">novitii in virtutibus moralibus, theologicis, quomodo mentaliter &amp; vocaliter ora</text:span><text:span text:style-name="T53">r</text:span><text:span text:style-name="T13">e, qualiter paenite</text:span><text:span text:style-name="T53">r</text:span><text:span text:style-name="T13">e,</text:span><text:span text:style-name="T256"> </text:span><text:span text:style-name="T13">eucharistiam sume</text:span><text:span text:style-name="T53">r</text:span><text:span text:style-name="T13">e,</text:span><text:span text:style-name="T256"> </text:span><text:span text:style-name="T13">denique</text:span><text:span text:style-name="T256"> </text:span><text:span text:style-name="T13">de</text:span><text:span text:style-name="T256"> </text:span><text:span text:style-name="T13">die</text:span><text:span text:style-name="T256"> </text:span><text:span text:style-name="T13">in</text:span><text:span text:style-name="T256"> </text:span><text:span text:style-name="T13">diem</text:span><text:span text:style-name="T256"> </text:span><text:span text:style-name="T13">secundum</text:span><text:span text:style-name="T256"> </text:span><text:span text:style-name="T13">suam</text:span><text:span text:style-name="T256"> </text:span><text:span text:style-name="T13">vocationem p</text:span><text:span text:style-name="T53">r</text:span><text:span text:style-name="T13">ofice</text:span><text:span text:style-name="T53">r</text:span><text:span text:style-name="T13">e</text:span><text:span text:style-name="T375"> </text:span><text:span text:style-name="T13">debeat.</text:span><text:span text:style-name="T375"> </text:span><text:span text:style-name="T13">Exhibita</text:span><text:span text:style-name="T375"> </text:span><text:span text:style-name="T13">et</text:span><text:span text:style-name="T375"> </text:span><text:span text:style-name="T13">conscripta </text:span><text:span text:style-name="T273">T</text:span><text:span text:style-name="T13">urnovii</text:span><text:span text:style-name="T375"> </text:span><text:span text:style-name="T13">ad</text:span><text:span text:style-name="T375"> </text:span><text:span text:style-name="T13">Iseram</text:span><text:span text:style-name="T375"> </text:span><text:span text:style-name="T13">anno</text:span><text:span text:style-name="T375"> </text:span><text:span text:style-name="T13">C</text:span><text:span text:style-name="T122">V</text:span><text:span text:style-name="T13">r</text:span><text:span text:style-name="T53">r</text:span><text:span text:style-name="T13">ente</text:span><text:span text:style-name="T375"> </text:span><text:span text:style-name="T13">a</text:span><text:span text:style-name="T375"> </text:span><text:span text:style-name="T13">partV VIrgIneo DoMInI nostrI IesV ChrIstI (ch</text:span><text:span text:style-name="T53">r</text:span><text:span text:style-name="T13">on. 1728)“</text:span></text:p>
      <text:p text:style-name="P81"/>
      <text:p text:style-name="P81"/>
      <text:p text:style-name="P81"/>
      <text:p text:style-name="P81"/>
      <text:p text:style-name="P81"/>
      <text:p text:style-name="_31_.Číslo_20_rukopisu"><text:bookmark-start text:name="D_041"/><text:span text:style-name="T13">4</text:span><text:bookmark-end text:name="D_041"/><text:span text:style-name="T13">1 <text:s text:c="75"/>D</text:span><text:span text:style-name="T214"> </text:span><text:span text:style-name="T13">41</text:span></text:p>
      <text:p text:style-name="TEXT"/>
      <text:p text:style-name="_32_._20_Vazba_20_a_20_rozměry"><text:span text:style-name="T2">1677-1678, Praha, pap., [383] </text:span><text:span text:style-name="T52">f</text:span><text:span text:style-name="T2">f., 19,3 x 15,5 cm, vazba soudobá</text:span></text:p>
      <text:p text:style-name="P3"/>
      <text:p text:style-name="TEXT"><text:span text:style-name="T2">Původní</text:span><text:span text:style-name="T169"> </text:span><text:span text:style-name="T2">lepenková vazba potažená teletinou s rýhováním a válečko- vým i razítkovým slepotiskem.</text:span><text:span text:style-name="T164"> </text:span><text:span text:style-name="T2">Na</text:span><text:span text:style-name="T164"> </text:span><text:span text:style-name="T2">hřbetu</text:span><text:span text:style-name="T164"> </text:span><text:span text:style-name="T2">štítek</text:span><text:span text:style-name="T164"> </text:span><text:span text:style-name="T2">s</text:span><text:span text:style-name="T164"> </text:span><text:span text:style-name="T2">názvem</text:span><text:span text:style-name="T164"> </text:span><text:span text:style-name="T2">a</text:span><text:span text:style-name="T164"> </text:span><text:span text:style-name="T2">starou</text:span><text:span text:style-name="T164"> </text:span><text:span text:style-name="T2">signaturou. </text:span><text:span text:style-name="T4">-</text:span><text:span text:style-name="T165"> </text:span><text:span text:style-name="T4">P</text:span><text:span text:style-name="T103">r</text:span><text:span text:style-name="T4">ovenienční</text:span><text:span text:style-name="T165"> </text:span><text:span text:style-name="T4">poznámka:</text:span><text:span text:style-name="T165"> </text:span><text:span text:style-name="T2">Na titulní</text:span><text:span text:style-name="T64"> </text:span><text:span text:style-name="T2">straně: </text:span><text:span text:style-name="T4">„P</text:span><text:span text:style-name="T103">r</text:span><text:span text:style-name="T4">o</text:span><text:span text:style-name="T65"> </text:span><text:span text:style-name="T4">Conventu</text:span><text:span text:style-name="T65"> </text:span><text:span text:style-name="T4">Dacžicensi</text:span><text:span text:style-name="T65"> </text:span><text:span text:style-name="T4">O</text:span><text:span text:style-name="T103">r</text:span><text:span text:style-name="T4">d.</text:span><text:span text:style-name="T65"> </text:span><text:span text:style-name="T4">Min.</text:span><text:span text:style-name="T65"> </text:span><text:span text:style-name="T4">S.</text:span><text:span text:style-name="T65"> </text:span><text:span text:style-name="T4">Franc.</text:span><text:span text:style-name="T65"> </text:span><text:span text:style-name="T4">Reformatorum</text:span><text:span text:style-name="T65"> </text:span><text:span text:style-name="T4">ad</text:span><text:span text:style-name="T65"> </text:span><text:span text:style-name="T4">S.</text:span><text:span text:style-name="T65"> </text:span><text:span text:style-name="T4">Antonium Paduanum 1713“</text:span><text:span text:style-name="T2">.</text:span></text:p>
      <text:p text:style-name="TEXT"/>
      <text:p text:style-name="TEXT"/>
      <text:p text:style-name="TEXT"/>
      <text:p text:style-name="TEXT"/>
      <text:p text:style-name="_33_._20_Název_20_rukopisu"><text:soft-page-break/><text:span text:style-name="T13">[Quaestiones</text:span><text:span text:style-name="T98"> </text:span><text:span text:style-name="T13">in</text:span><text:span text:style-name="T98"> </text:span><text:span text:style-name="T13">universam</text:span><text:span text:style-name="T98"> </text:span><text:span text:style-name="T13">Aristotelis</text:span><text:span text:style-name="T98"> </text:span><text:span text:style-name="T13">philosophiam</text:span><text:span text:style-name="T98"> </text:span><text:span text:style-name="T13">explicatae</text:span><text:span text:style-name="T98"> </text:span><text:span text:style-name="T13">a</text:span><text:span text:style-name="T98"> </text:span><text:span text:style-name="T273">P</text:span><text:span text:style-name="T13">.</text:span><text:span text:style-name="T98"> </text:span><text:span text:style-name="T13">Joanne</text:span><text:span text:style-name="T98"> </text:span><text:span text:style-name="T13">Bock</text:span><text:span text:style-name="T98"> </text:span><text:span text:style-name="T13">Pragae]</text:span></text:p>
      <text:p text:style-name="TEXT"/>
      <text:p text:style-name="_34_._20_KAPITOLA_20_rukopisu_20_-_20_1._20_odstavec"><text:span text:style-name="T13">(a)</text:span><text:span text:style-name="T39"> </text:span><text:span text:style-name="T13">1r-59v</text:span><text:span text:style-name="T2"><text:tab/>„Quaestiones in I</text:span><text:span text:style-name="T81">V</text:span><text:span text:style-name="T2">. libros Aristotelis De caelo ...“</text:span></text:p>
      <text:p text:style-name="TEXT"/>
      <text:p text:style-name="_34_._20_KAPITOLA_20_rukopisu_20_-_20_1._20_odstavec"><text:span text:style-name="T13">(b)</text:span><text:span text:style-name="T373"> </text:span><text:span text:style-name="T13">59v-161r</text:span><text:span text:style-name="T2"><text:tab/>„Quaestiones philosophicae in duos libros Aristotelis De </text:span><text:span text:style-name="T2">generatione et corruptione. Inceptae die 5. Augusti ... 1677 ...“</text:span></text:p>
      <text:p text:style-name="P43"/>
      <text:p text:style-name="_34_._20_KAPITOLA_20_rukopisu_20_-_20_1._20_odstavec"><text:span text:style-name="T13">(c)</text:span><text:span text:style-name="T39"> </text:span><text:span text:style-name="T13">161v-310v</text:span><text:span text:style-name="T2"><text:tab/>„Quaestiones philosophicae In tres libros Aristotelis De anima ...“</text:span></text:p>
      <text:p text:style-name="_35_._20_KAPITOLA_20_rukopisu_20_-_20_2._20_odstavec"><text:span text:style-name="T2">[fol.</text:span><text:span text:style-name="T132"> </text:span><text:span text:style-name="T2">284v]<text:tab/></text:span><text:span text:style-name="T4">Finivimus</text:span><text:span text:style-name="T358"> </text:span><text:span text:style-name="T4">animasticam</text:span><text:span text:style-name="T358"> </text:span><text:span text:style-name="T4">ante</text:span><text:span text:style-name="T358"> </text:span><text:span text:style-name="T4">festa</text:span><text:span text:style-name="T358"> </text:span><text:span text:style-name="T4">Paschalia</text:span><text:span text:style-name="T358"> </text:span><text:span text:style-name="T4">anno</text:span><text:span text:style-name="T358"> </text:span><text:span text:style-name="T4">1678</text:span><text:span text:style-name="T358"> </text:span><text:span text:style-name="T4">sub</text:span><text:span text:style-name="T358"> </text:span><text:span text:style-name="T4">...</text:span><text:span text:style-name="T358"> </text:span><text:span text:style-name="T4">Pat</text:span><text:span text:style-name="T103">r</text:span><text:span text:style-name="T4">e</text:span><text:span text:style-name="T358"> </text:span><text:span text:style-name="T4">Bock Pragae</text:span><text:span text:style-name="T332"> </text:span><text:span text:style-name="T4">... </text:span><text:span text:style-name="T2">[fol.</text:span><text:span text:style-name="T331"> </text:span><text:span text:style-name="T2">310v] </text:span><text:span text:style-name="T270">T</text:span><text:span text:style-name="T4">otam</text:span><text:span text:style-name="T332"> </text:span><text:span text:style-name="T4">animasticam</text:span><text:span text:style-name="T332"> </text:span><text:span text:style-name="T4">finivumus</text:span><text:span text:style-name="T332"> </text:span><text:span text:style-name="T4">sub</text:span><text:span text:style-name="T332"> </text:span><text:span text:style-name="T4">...</text:span><text:span text:style-name="T332"> </text:span><text:span text:style-name="T4">Pat</text:span><text:span text:style-name="T103">r</text:span><text:span text:style-name="T4">e</text:span><text:span text:style-name="T332"> </text:span><text:span text:style-name="T4">Joanne</text:span><text:span text:style-name="T332"> </text:span><text:span text:style-name="T4">Bock</text:span><text:span text:style-name="T332"> </text:span><text:span text:style-name="T4">...</text:span><text:span text:style-name="T332"> </text:span><text:span text:style-name="T4">P</text:span><text:span text:style-name="T103">r</text:span><text:span text:style-name="T4">ofesso</text:span><text:span text:style-name="T103">r</text:span><text:span text:style-name="T4">e o</text:span><text:span text:style-name="T103">r</text:span><text:span text:style-name="T4">dinario ac senio</text:span><text:span text:style-name="T103">r</text:span><text:span text:style-name="T4">e. Die 31. Aprilis ... 1678. Pragae</text:span></text:p>
      <text:p text:style-name="TEXT"/>
      <text:p text:style-name="_34_._20_KAPITOLA_20_rukopisu_20_-_20_1._20_odstavec"><text:span text:style-name="T13">(d) 3</text:span><text:span text:style-name="T105">1</text:span><text:span text:style-name="T13">1r-369r</text:span><text:span text:style-name="T2"><text:tab/>„Quaestiones philosophicae in quatuor-decim libros Metaphysicorum Aristotelis</text:span><text:span text:style-name="T32"> </text:span><text:span text:style-name="T2">...“</text:span></text:p>
      <text:p text:style-name="TEXT"/>
      <text:p text:style-name="_34_._20_KAPITOLA_20_rukopisu_20_-_20_1._20_odstavec"><text:span text:style-name="T13">(e)</text:span><text:span text:style-name="T205"> </text:span><text:span text:style-name="T13">371r-383r</text:span><text:span text:style-name="T312"><text:tab/></text:span><text:span text:style-name="T2">„Praxis</text:span><text:span text:style-name="T312"> </text:span><text:span text:style-name="T2">distinguendi.</text:span><text:span text:style-name="T312"> </text:span><text:span text:style-name="T2">Subinde</text:span><text:span text:style-name="T312"> </text:span><text:span text:style-name="T2">sunt</text:span><text:span text:style-name="T312"> </text:span><text:span text:style-name="T2">propositiones</text:span><text:span text:style-name="T312"> </text:span><text:span text:style-name="T2">aequivocae</text:span><text:span text:style-name="T312"> </text:span><text:span text:style-name="T2">et</text:span><text:span text:style-name="T312"> </text:span><text:span text:style-name="T2">habent</text:span><text:span text:style-name="T312"> </text:span><text:span text:style-name="T2">plures sensus,</text:span><text:span text:style-name="T115"> </text:span><text:span text:style-name="T2">oportet</text:span><text:span text:style-name="T115"> </text:span><text:span text:style-name="T2">e</text:span><text:span text:style-name="T52">r</text:span><text:span text:style-name="T2">go</text:span><text:span text:style-name="T115"> </text:span><text:span text:style-name="T2">verum</text:span><text:span text:style-name="T115"> </text:span><text:span text:style-name="T2">sensum</text:span><text:span text:style-name="T115"> </text:span><text:span text:style-name="T2">a</text:span><text:span text:style-name="T115"> </text:span><text:span text:style-name="T2">falso</text:span><text:span text:style-name="T115"> </text:span><text:span text:style-name="T2">distinguere</text:span><text:span text:style-name="T115"> </text:span><text:span text:style-name="T2">... [fol.</text:span><text:span text:style-name="T115"> </text:span><text:span text:style-name="T2">372r] Explicatio</text:span><text:span text:style-name="T115"> </text:span><text:span text:style-name="T2">dictionum</text:span><text:span text:style-name="T115"> </text:span><text:span text:style-name="T2">et axiomatum, quorum per omnem philosophiam multus usus est ...“</text:span></text:p>
      <text:p text:style-name="TEXT"/>
      <text:p text:style-name="_37_._20_Komentář_20_CELEK"><text:span text:style-name="T2">Záznam</text:span><text:span text:style-name="T73"> </text:span><text:span text:style-name="T2">přednášek</text:span><text:span text:style-name="T73"> </text:span><text:span text:style-name="T2">z</text:span><text:span text:style-name="T73"> </text:span><text:span text:style-name="T2">pražské</text:span><text:span text:style-name="T73"> </text:span><text:span text:style-name="T2">univerzit</text:span><text:span text:style-name="T176">y</text:span><text:span text:style-name="T2">,</text:span><text:span text:style-name="T73"> </text:span><text:span text:style-name="T2">které</text:span><text:span text:style-name="T73"> </text:span><text:span text:style-name="T2">přednášel</text:span><text:span text:style-name="T73"> </text:span><text:span text:style-name="T2">jezuita</text:span><text:span text:style-name="T73"> </text:span><text:span text:style-name="T269">P</text:span><text:span text:style-name="T2">.</text:span><text:span text:style-name="T73"> </text:span><text:span text:style-name="T2">Joannes</text:span><text:span text:style-name="T73"> </text:span><text:span text:style-name="T2">Bock</text:span><text:span text:style-name="T73"> </text:span><text:span text:style-name="T2">(1638-1688).</text:span><text:span text:style-name="T73"> </text:span><text:span text:style-name="T166">V</text:span><text:span text:style-name="T2">iz</text:span><text:span text:style-name="T73"> </text:span><text:span text:style-name="T2">Pelzel,</text:span><text:span text:style-name="T73"> </text:span><text:span text:style-name="T129">F</text:span><text:span text:style-name="T2">. M.: </text:span><text:span text:style-name="T4">Boehmische, Maehrische und Schlesische Gelehrte</text:span><text:span text:style-name="T2">, s. 86-87, který mu připisuje autorství třech děl z filozofie a scholastik</text:span><text:span text:style-name="T176">y,</text:span><text:span text:style-name="T2"> a Čornejová, I. – Fechtnerová, A.: </text:span><text:span text:style-name="T3">Životopisný slovník</text:span><text:span text:style-name="T2">, s. 32-33. </text:span><text:span text:style-name="T269">V</text:span><text:span text:style-name="T2">e skutečnosti jde ale o disertace přednesené na disputacích, jimž jezuita Bock předsedal. Sro</text:span><text:span text:style-name="T176">v</text:span><text:span text:style-name="T2">. Generální katalog I. v NK ČR (záhlaví: Bock, Johann).</text:span></text:p>
      <text:p text:style-name="P81"/>
      <text:p text:style-name="P81"/>
      <text:p text:style-name="P81"/>
      <text:p text:style-name="P81"/>
      <text:p text:style-name="P81"/>
      <text:p text:style-name="_31_.Číslo_20_rukopisu"><text:bookmark-start text:name="D_042"/><text:soft-page-break/><text:span text:style-name="T13">4</text:span><text:bookmark-end text:name="D_042"/><text:span text:style-name="T13">2 <text:s text:c="75"/>D</text:span><text:span text:style-name="T214"> </text:span><text:span text:style-name="T13">42</text:span></text:p>
      <text:p text:style-name="TEXT"/>
      <text:p text:style-name="_32_._20_Vazba_20_a_20_rozměry"><text:span text:style-name="T2">XVIII</text:span><text:span text:style-name="T498">1</text:span><text:span text:style-name="T2">, pap., [184] </text:span><text:span text:style-name="T52">f</text:span><text:span text:style-name="T2">f., 19,5 x 15,2 cm, vazba soudobá</text:span></text:p>
      <text:p text:style-name="P3"/>
      <text:p text:style-name="TEXT"><text:span text:style-name="T2">Původní</text:span><text:span text:style-name="T169"> </text:span><text:span text:style-name="T2">lepenková vazba potažená teletinou s rýhováním a válečko- vým i razítkovým slepotiskem. </text:span><text:span text:style-name="T4">-</text:span><text:span text:style-name="T285"> </text:span><text:span text:style-name="T4">P</text:span><text:span text:style-name="T103">r</text:span><text:span text:style-name="T4">ovenienční</text:span><text:span text:style-name="T285"> </text:span><text:span text:style-name="T4">poznámka:</text:span><text:span text:style-name="T285"> </text:span><text:span text:style-name="T2">Na</text:span><text:span text:style-name="T283"> fol. </text:span><text:span text:style-name="T2">1v: </text:span><text:span text:style-name="T4">„P</text:span><text:span text:style-name="T103">r</text:span><text:span text:style-name="T4">o</text:span><text:span text:style-name="T285"> </text:span><text:span text:style-name="T4">conventu</text:span><text:span text:style-name="T285"> </text:span><text:span text:style-name="T4">Dacžicensi</text:span><text:span text:style-name="T285"> </text:span><text:span text:style-name="T4">ad</text:span><text:span text:style-name="T285"> </text:span><text:span text:style-name="T4">S.</text:span><text:span text:style-name="T285"> </text:span><text:span text:style-name="T4">Antonium Paduanum anno 1741“</text:span><text:span text:style-name="T2">.</text:span></text:p>
      <text:p text:style-name="TEXT"/>
      <text:p text:style-name="_33_._20_Název_20_rukopisu"><text:span text:style-name="T13">[</text:span><text:span text:style-name="T13">Johann Lorenz Helbig: Festtägliche</text:span><text:span text:style-name="T39"> </text:span><text:span text:style-name="T13">P</text:span><text:span text:style-name="T53">r</text:span><text:span text:style-name="T13">edigten]</text:span></text:p>
      <text:p text:style-name="TEXT"/>
      <text:p text:style-name="_34_._20_KAPITOLA_20_rukopisu_20_-_20_1._20_odstavec"><text:span text:style-name="T13">2r-184v</text:span><text:span text:style-name="T129"><text:tab/></text:span><text:span text:style-name="T2">„Am</text:span><text:span text:style-name="T355"> </text:span><text:span text:style-name="T2">Fest</text:span><text:span text:style-name="T355"> </text:span><text:span text:style-name="T2">des</text:span><text:span text:style-name="T355"> </text:span><text:span text:style-name="T2">heiligen</text:span><text:span text:style-name="T355"> </text:span><text:span text:style-name="T2">Apostels</text:span><text:span text:style-name="T355"> </text:span><text:span text:style-name="T2">Andreae</text:span><text:span text:style-name="T355"> </text:span><text:span text:style-name="T2">...</text:span><text:span text:style-name="T355"> </text:span><text:span text:style-name="T2">Ait</text:span><text:span text:style-name="T355"> </text:span><text:span text:style-name="T2">Jesus:</text:span><text:span text:style-name="T355"> </text:span><text:span text:style-name="T2">venite</text:span><text:span text:style-name="T355"> </text:span><text:span text:style-name="T2">post</text:span><text:span text:style-name="T355"> </text:span><text:span text:style-name="T2">me.</text:span><text:span text:style-name="T355"> </text:span><text:span text:style-name="T2">Math.</text:span><text:span text:style-name="T355"> </text:span><text:span text:style-name="T2">4.</text:span><text:span text:style-name="T355"> </text:span><text:span text:style-name="T94">v</text:span><text:span text:style-name="T2">.</text:span><text:span text:style-name="T355"> </text:span><text:span text:style-name="T2">19. Jesus sprach: folget mir nach. </text:span><text:span text:style-name="T81">V</text:span><text:span text:style-name="T2">on</text:span><text:span text:style-name="T355"> </text:span><text:span text:style-name="T2">der</text:span><text:span text:style-name="T355"> </text:span><text:span text:style-name="T2">Corallen</text:span><text:span text:style-name="T355"> </text:span><text:span text:style-name="T2">sagt</text:span><text:span text:style-name="T355"> </text:span><text:span text:style-name="T2">man,</text:span><text:span text:style-name="T355"> </text:span><text:span text:style-name="T2">dass</text:span><text:span text:style-name="T355"> </text:span><text:span text:style-name="T2">so</text:span><text:span text:style-name="T355"> </text:span><text:span text:style-name="T2">lang</text:span><text:span text:style-name="T355"> </text:span><text:span text:style-name="T2">sie</text:span><text:span text:style-name="T355"> </text:span><text:span text:style-name="T2">in</text:span><text:span text:style-name="T355"> </text:span><text:span text:style-name="T2">dem</text:span><text:span text:style-name="T355"> </text:span><text:span text:style-name="T2">Mee</text:span><text:span text:style-name="T32">r</text:span><text:span text:style-name="T2">,</text:span><text:span text:style-name="T355"> </text:span><text:span text:style-name="T2">in</text:span><text:span text:style-name="T355"> </text:span><text:span text:style-name="T2">dem</text:span><text:span text:style-name="T355"> </text:span><text:span text:style-name="T259">W</text:span><text:span text:style-name="T2">asser</text:span><text:span text:style-name="T355"> </text:span><text:span text:style-name="T2">stehet</text:span><text:span text:style-name="T355"> </text:span><text:span text:style-name="T2">...</text:span><text:span text:style-name="T355"> </text:span><text:span text:style-name="T2">x</text:span><text:span text:style-name="T150"> </text:span><text:span text:style-name="T2">...</text:span><text:span text:style-name="T355"> </text:span><text:span text:style-name="T2">(Am</text:span><text:span text:style-name="T355"> </text:span><text:span text:style-name="T2">Fest der</text:span><text:span text:style-name="T229"> </text:span><text:span text:style-name="T2">Kirch-</text:span><text:span text:style-name="T259">W</text:span><text:span text:style-name="T2">eihung)</text:span><text:span text:style-name="T229"> </text:span><text:span text:style-name="T2">...</text:span><text:span text:style-name="T229"> </text:span><text:span text:style-name="T2">Ein</text:span><text:span text:style-name="T229"> </text:span><text:span text:style-name="T2">Zachaeus</text:span><text:span text:style-name="T229"> </text:span><text:span text:style-name="T2">zu</text:span><text:span text:style-name="T229"> </text:span><text:span text:style-name="T2">sein</text:span><text:span text:style-name="T229"> </text:span><text:span text:style-name="T2">Amen.</text:span><text:span text:style-name="T229"> </text:span><text:span text:style-name="T3">gibleh</text:span><text:span text:style-name="T230"> </text:span><text:span text:style-name="T3">ohcorap</text:span><text:span text:style-name="T230"> </text:span><text:span text:style-name="T3">xe</text:span><text:span text:style-name="T2"> [=</text:span><text:span text:style-name="T229"> </text:span><text:span text:style-name="T2">ex</text:span><text:span text:style-name="T229"> </text:span><text:span text:style-name="T2">parocho</text:span><text:span text:style-name="T229"> </text:span><text:span text:style-name="T2">Helbig] Joanne Laurentio“</text:span></text:p>
      <text:p text:style-name="TEXT"/>
      <text:p text:style-name="_37_._20_Komentář_20_CELEK"><text:span text:style-name="T2">Některá kázání jsou převzata od Johanna Laurentia Helbiga (1662-1721), rádce würzburského biskupa, děkana münnerstadtské kapituly a faráře v Bad Kissingen. Např. na fol. 162r: (kázání na s</text:span><text:span text:style-name="T176">v</text:span><text:span text:style-name="T2">. Františka, </text:span><text:span text:style-name="T52">f</text:span><text:span text:style-name="T2">f. 157v-162r) </text:span><text:span text:style-name="T4">„autho</text:span><text:span text:style-name="T152">r</text:span><text:span text:style-name="T4">e Joanne Lau</text:span><text:span text:style-name="T152">r</text:span><text:span text:style-name="T4">entio Helbig“ </text:span><text:span text:style-name="T2">; na fol. 184v: </text:span><text:span text:style-name="T4">„ex pa</text:span><text:span text:style-name="T152">r</text:span><text:span text:style-name="T4">ocho Helbig/ Joanne Lau</text:span><text:span text:style-name="T152">r</text:span><text:span text:style-name="T4">entio“ </text:span><text:span text:style-name="T2">. Z českých svatých a patronů je zde pouze s</text:span><text:span text:style-name="T176">v</text:span><text:span text:style-name="T2">. </text:span><text:span text:style-name="T238">V</text:span><text:span text:style-name="T2">ojtěch a s</text:span><text:span text:style-name="T176">v</text:span><text:span text:style-name="T2">. Vít: </text:span><text:span text:style-name="T4">„De S. Adalberto unse</text:span><text:span text:style-name="T152">r</text:span><text:span text:style-name="T4">em Pat</text:span><text:span text:style-name="T152">r</text:span><text:span text:style-name="T4">ono“ </text:span><text:span text:style-name="T2">a </text:span><text:span text:style-name="T4">„Am Fest d. H. </text:span><text:span text:style-name="T95">V</text:span><text:span text:style-name="T4">iti“ </text:span><text:span text:style-name="T2">(ovšem pouze nadpis bez textu kázání). I některá další kázání mají pouze nadpisy <text:s text:c="3"/>a listy </text:span><text:span text:style-name="T150">1</text:span><text:span text:style-name="T2">12-153 jsou zcela prázdné.</text:span></text:p>
      <text:p text:style-name="P81"/>
      <text:p text:style-name="P81"/>
      <text:p text:style-name="P81"/>
      <text:p text:style-name="P81"/>
      <text:p text:style-name="P81"/>
      <text:p text:style-name="_31_.Číslo_20_rukopisu"><text:bookmark-start text:name="D_043"/><text:span text:style-name="T13">4</text:span><text:bookmark-end text:name="D_043"/><text:span text:style-name="T13">3 <text:s text:c="75"/>D</text:span><text:span text:style-name="T214"> </text:span><text:span text:style-name="T13">43</text:span></text:p>
      <text:p text:style-name="TEXT"/>
      <text:p text:style-name="_32_._20_Vazba_20_a_20_rozměry"><text:span text:style-name="T2">XVII</text:span><text:span text:style-name="T498">2</text:span><text:span text:style-name="T2">, Dačice, pap., [175] </text:span><text:span text:style-name="T52">f</text:span><text:span text:style-name="T2">f., 20 x 16 cm, vazba soudobá</text:span></text:p>
      <text:p text:style-name="P3"/>
      <text:p text:style-name="TEXT"><text:span text:style-name="T2">Původní</text:span><text:span text:style-name="T142"> </text:span><text:span text:style-name="T2">lepenková</text:span><text:span text:style-name="T338"> </text:span><text:span text:style-name="T2">vazba</text:span><text:span text:style-name="T338"> </text:span><text:span text:style-name="T2">potažená</text:span><text:span text:style-name="T338"> </text:span><text:span text:style-name="T2">teletinou,</text:span><text:span text:style-name="T338"> </text:span><text:span text:style-name="T2">na</text:span><text:span text:style-name="T338"> </text:span><text:span text:style-name="T2">hřbetě</text:span><text:span text:style-name="T338"> </text:span><text:span text:style-name="T2">štítek</text:span><text:span text:style-name="T338"> </text:span><text:span text:style-name="T2">s</text:span><text:span text:style-name="T338"> </text:span><text:span text:style-name="T2">již</text:span><text:span text:style-name="T338"> </text:span><text:span text:style-name="T2">nečitelným</text:span><text:span text:style-name="T338"> </text:span><text:span text:style-name="T2">nápisem. </text:span><text:span text:style-name="T4">- P</text:span><text:span text:style-name="T103">r</text:span><text:span text:style-name="T4">ovenienční poznámka: „Bibliothecae</text:span><text:span text:style-name="T340"> </text:span><text:span text:style-name="T4">conventus</text:span><text:span text:style-name="T340"> </text:span><text:span text:style-name="T4">Dacžicensis</text:span><text:span text:style-name="T340"> </text:span><text:span text:style-name="T4">ad</text:span><text:span text:style-name="T340"> </text:span><text:span text:style-name="T4">S.</text:span><text:span text:style-name="T340"> </text:span><text:span text:style-name="T4">Antonium</text:span><text:span text:style-name="T340"> </text:span><text:span text:style-name="T4">Paduanum O</text:span><text:span text:style-name="T103">r</text:span><text:span text:style-name="T4">din. Fratrum. Mino</text:span><text:span text:style-name="T240">r</text:span><text:span text:style-name="T4">. Reform.“</text:span></text:p>
      <text:p text:style-name="TEXT"/>
      <text:p text:style-name="_33_._20_Název_20_rukopisu"><text:soft-page-break/><text:span text:style-name="T13">[Sigismundus</text:span><text:span text:style-name="T39"> </text:span><text:span text:style-name="T273">V</text:span><text:span text:style-name="T13">eselý: Různá teologická pojednání a kázání]</text:span></text:p>
      <text:p text:style-name="TEXT"/>
      <text:p text:style-name="_34_._20_KAPITOLA_20_rukopisu_20_-_20_1._20_odstavec"><text:span text:style-name="T13">(a)</text:span><text:span text:style-name="T39"> </text:span><text:span text:style-name="T13">1r-14v</text:span><text:span text:style-name="T2"><text:tab/></text:span><text:span text:style-name="T13">[Přehled knih Nového zákona]</text:span></text:p>
      <text:p text:style-name="_35_._20_KAPITOLA_20_rukopisu_20_-_20_2._20_odstavec"><text:span text:style-name="T2">„</text:span><text:span text:style-name="T2">Od</text:span><text:span text:style-name="T32"> </text:span><text:span text:style-name="T2">koho, kd</text:span><text:span text:style-name="T94">y</text:span><text:span text:style-name="T2">, a kterým jazykem byl sepsán Nový zákon ... Předsevzetí a cíl svatých Evangelistů byl, ne všechno na skrz vypraviti ... x ... (Zjevení s. Jana) ... celý potok rozkoše míti budou. Potokem rozkoše napájeti je </text:span><text:span text:style-name="T2">budeš, dí s. David k Pánu Bohu“</text:span></text:p>
      <text:p text:style-name="TEXT"/>
      <text:p text:style-name="_34_._20_KAPITOLA_20_rukopisu_20_-_20_1._20_odstavec"><text:span text:style-name="T13">(b)</text:span><text:span text:style-name="T226"> </text:span><text:span text:style-name="T13">14v-16v</text:span><text:span text:style-name="T160"><text:tab/></text:span><text:span text:style-name="T2">„Odpustk</text:span><text:span text:style-name="T94">y</text:span><text:span text:style-name="T2">,</text:span><text:span text:style-name="T160"> </text:span><text:span text:style-name="T2">co</text:span><text:span text:style-name="T160"> </text:span><text:span text:style-name="T2">jsou</text:span><text:span text:style-name="T160"> </text:span><text:span text:style-name="T2">a</text:span><text:span text:style-name="T160"> </text:span><text:span text:style-name="T2">v</text:span><text:span text:style-name="T160"> </text:span><text:span text:style-name="T2">čem</text:span><text:span text:style-name="T160"> </text:span><text:span text:style-name="T2">základ</text:span><text:span text:style-name="T160"> </text:span><text:span text:style-name="T2">mají?</text:span><text:span text:style-name="T160"> </text:span><text:span text:style-name="T2">...</text:span><text:span text:style-name="T160"> </text:span><text:span text:style-name="T2">Odpustky</text:span><text:span text:style-name="T160"> </text:span><text:span text:style-name="T2">jsou</text:span><text:span text:style-name="T160"> </text:span><text:span text:style-name="T2">odpuštění</text:span><text:span text:style-name="T160"> </text:span><text:span text:style-name="T2">časné pokuty ... x ... Huic expositioni plurimum favet textus Graecus“</text:span></text:p>
      <text:p text:style-name="TEXT"/>
      <text:p text:style-name="_34_._20_KAPITOLA_20_rukopisu_20_-_20_1._20_odstavec"><text:span text:style-name="T13">(c)</text:span><text:span text:style-name="T39"> </text:span><text:span text:style-name="T13">17r-24v</text:span><text:span text:style-name="T2"><text:tab/>„De Deo trino et uno, de signo“; „Deum unum esse debemus credere ...“; „De</text:span><text:span text:style-name="T32"> </text:span><text:span text:style-name="T2">homine christiano ...“</text:span></text:p>
      <text:p text:style-name="TEXT"/>
      <text:p text:style-name="_34_._20_KAPITOLA_20_rukopisu_20_-_20_1._20_odstavec"><text:span text:style-name="T13">(d)</text:span><text:span text:style-name="T39"> </text:span><text:span text:style-name="T13">25r-32v</text:span><text:span text:style-name="T2"><text:tab/></text:span><text:span text:style-name="T13">„Explicatio orationis Dominicae“</text:span></text:p>
      <text:p text:style-name="_35_._20_KAPITOLA_20_rukopisu_20_-_20_2._20_odstavec"><text:span text:style-name="T2">„</text:span><text:span text:style-name="T2">Pate</text:span><text:span text:style-name="T176">r</text:span><text:span text:style-name="T2">. Cur Christus Dominus precationis initio Patris nomen usurpavit? ... x ... quod petimus a te pater coelestis etc.“</text:span></text:p>
      <text:p text:style-name="TEXT"/>
      <text:p text:style-name="_34_._20_KAPITOLA_20_rukopisu_20_-_20_1._20_odstavec"><text:span text:style-name="T13">(e)</text:span><text:span text:style-name="T39"> </text:span><text:span text:style-name="T13">33r-40v</text:span><text:span text:style-name="T2"><text:tab/></text:span><text:span text:style-name="T13">„Explicatio salutationis angelicae“</text:span></text:p>
      <text:p text:style-name="_35_._20_KAPITOLA_20_rukopisu_20_-_20_2._20_odstavec"><text:span text:style-name="T2">„</text:span><text:span text:style-name="T2">Interrogatio.</text:span><text:span text:style-name="T32"> </text:span><text:span text:style-name="T2">Cur post orationem Dominicam subiungimus angelicam salutationem? ... x ... in ingentem laetitiam versus sit“</text:span></text:p>
      <text:p text:style-name="TEXT"/>
      <text:p text:style-name="_34_._20_KAPITOLA_20_rukopisu_20_-_20_1._20_odstavec"><text:span text:style-name="T13">(f)</text:span><text:span text:style-name="T39"> </text:span><text:span text:style-name="T13">41r-55r</text:span><text:span text:style-name="T2"><text:tab/></text:span><text:span text:style-name="T13">[Explicatio Symboli Apostolici]</text:span></text:p>
      <text:p text:style-name="_35_._20_KAPITOLA_20_rukopisu_20_-_20_2._20_odstavec"><text:span text:style-name="T2">„</text:span><text:span text:style-name="T2">Quae</text:span><text:span text:style-name="T32"> </text:span><text:span text:style-name="T2">divinarum rerum cognitio necessaria est ad salutem? ... x ... et obtemperantibus Christo</text:span><text:span text:style-name="T32"> </text:span><text:span text:style-name="T2">promissa sit“</text:span></text:p>
      <text:p text:style-name="TEXT"/>
      <text:p text:style-name="_34_._20_KAPITOLA_20_rukopisu_20_-_20_1._20_odstavec"><text:span text:style-name="T13">(g)</text:span><text:span text:style-name="T93"> </text:span><text:span text:style-name="T13">55r-72v</text:span><text:span text:style-name="T2"><text:tab/></text:span><text:span text:style-name="T13">[De</text:span><text:span text:style-name="T28"> </text:span><text:span text:style-name="T13">amo</text:span><text:span text:style-name="T53">r</text:span><text:span text:style-name="T13">e</text:span><text:span text:style-name="T28"> </text:span><text:span text:style-name="T13">Dei,</text:span><text:span text:style-name="T28"> </text:span><text:span text:style-name="T13">de</text:span><text:span text:style-name="T28"> </text:span><text:span text:style-name="T13">decalogo,</text:span><text:span text:style-name="T28"> </text:span><text:span text:style-name="T13">de</text:span><text:span text:style-name="T28"> </text:span><text:span text:style-name="T13">indulgentiis,</text:span><text:span text:style-name="T28"> </text:span><text:span text:style-name="T13">de</text:span><text:span text:style-name="T28"> </text:span><text:span text:style-name="T13">festis,</text:span><text:span text:style-name="T28"> </text:span><text:span text:style-name="T13">de</text:span><text:span text:style-name="T28"> </text:span><text:span text:style-name="T13">sacramentis, expositio missae]</text:span></text:p>
      <text:p text:style-name="P44"/>
      <text:p text:style-name="_36_._20_Komentář_20_kapitoly"><text:span text:style-name="T2">Na </text:span><text:span text:style-name="T52">f</text:span><text:span text:style-name="T2">f. 70v-71v zajímavá česká zmínka o slovanské </text:span><text:span text:style-name="T2">bohoslužbě v 9. století. Poslední list do této složky nepatří.</text:span></text:p>
      <text:p text:style-name="TEXT"/>
      <text:p text:style-name="_34_._20_KAPITOLA_20_rukopisu_20_-_20_1._20_odstavec"><text:span text:style-name="T13">(h)</text:span><text:span text:style-name="T39"> </text:span><text:span text:style-name="T13">73r-136v</text:span><text:span text:style-name="T2"><text:tab/></text:span><text:span text:style-name="T13">[Kázání o hříších páchaných jazykem]</text:span></text:p>
      <text:p text:style-name="_35_._20_KAPITOLA_20_rukopisu_20_-_20_2._20_odstavec"><text:span text:style-name="T2">„Lingua</text:span><text:span text:style-name="T32"> </text:span><text:span text:style-name="T2">adulatrix, lingua di</text:span><text:span text:style-name="T52">f</text:span><text:span text:style-name="T2">famatrix. Dom. 22. post Pen. </text:span><text:span text:style-name="T2">Diogenes jednou jsa tázán: kteréby hovado zuby </text:span><text:soft-page-break/><text:span text:style-name="T2">nejzlobivější a nejškodlivější mělo? Řekl: mezi litou zvěří nejhorší jest jazyk pomlouvače ... x ... (Posměvačný jazyk) ... od lží a šprýmování červy se nerozlezl“</text:span></text:p>
      <text:p text:style-name="P27"/>
      <text:p text:style-name="_36_._20_Komentář_20_kapitoly"><text:span text:style-name="T2">Soubor</text:span><text:span text:style-name="T77"> </text:span><text:span text:style-name="T2">nedělních</text:span><text:span text:style-name="T77"> </text:span><text:span text:style-name="T2">kázání</text:span><text:span text:style-name="T77"> </text:span><text:span text:style-name="T2">s</text:span><text:span text:style-name="T77"> </text:span><text:span text:style-name="T2">nadpisy </text:span><text:span text:style-name="T4">„Dvojitý</text:span><text:span text:style-name="T79"> </text:span><text:span text:style-name="T4">jazyk,</text:span><text:span text:style-name="T79"> </text:span><text:span text:style-name="T4">Rouhání,</text:span><text:span text:style-name="T79"> </text:span><text:span text:style-name="T4">ut</text:span><text:span text:style-name="T54">r</text:span><text:span text:style-name="T4">hání,</text:span><text:span text:style-name="T79"> </text:span><text:span text:style-name="T4">křivé</text:span><text:span text:style-name="T79"> </text:span><text:span text:style-name="T4">obžalowání,</text:span><text:span text:style-name="T79"> </text:span><text:span text:style-name="T4">svárlivý,</text:span><text:span text:style-name="T79"> </text:span><text:span text:style-name="T4">pokrytský</text:span><text:span text:style-name="T79"> </text:span><text:span text:style-name="T4">... jazyk.“</text:span><text:span text:style-name="T2"> </text:span><text:span text:style-name="T301">T</text:span><text:span text:style-name="T2">ato část konvolutu má vlastní číslování šestnácti čtyřlistových složek.</text:span></text:p>
      <text:p text:style-name="TEXT"/>
      <text:p text:style-name="_34_._20_KAPITOLA_20_rukopisu_20_-_20_1._20_odstavec"><text:span text:style-name="T13">(i)</text:span><text:span text:style-name="T39"> </text:span><text:span text:style-name="T13">137r-140r</text:span><text:span text:style-name="T2"><text:tab/></text:span><text:span text:style-name="T13">[O bezbožném chování při p</text:span><text:span text:style-name="T53">r</text:span><text:span text:style-name="T13">ocesích]</text:span></text:p>
      <text:p text:style-name="_35_._20_KAPITOLA_20_rukopisu_20_-_20_2._20_odstavec"><text:span text:style-name="T2">„</text:span><text:span text:style-name="T2">Digni</text:span><text:span text:style-name="T32"> </text:span><text:span text:style-name="T2">reprehensione et poena, qui in processionibus inpie agunt ... Co někdy pravil </text:span><text:span text:style-name="T323">T</text:span><text:span text:style-name="T2">ertullián Proti pohanům ...“</text:span></text:p>
      <text:p text:style-name="TEXT"/>
      <text:p text:style-name="_34_._20_KAPITOLA_20_rukopisu_20_-_20_1._20_odstavec"><text:span text:style-name="T13">(j)</text:span><text:span text:style-name="T67"> </text:span><text:span text:style-name="T13">141r-159v</text:span><text:span text:style-name="T2"><text:tab/></text:span><text:span text:style-name="T13">[O</text:span><text:span text:style-name="T71"> </text:span><text:span text:style-name="T13">úctě</text:span><text:span text:style-name="T71"> </text:span><text:span text:style-name="T13">k</text:span><text:span text:style-name="T71"> </text:span><text:span text:style-name="T13">svatým,</text:span><text:span text:style-name="T71"> </text:span><text:span text:style-name="T13">ostatkům,</text:span><text:span text:style-name="T71"> </text:span><text:span text:style-name="T13">obrazům,</text:span><text:span text:style-name="T71"> </text:span><text:span text:style-name="T13">o</text:span><text:span text:style-name="T71"> </text:span><text:span text:style-name="T13">modlitbě,</text:span><text:span text:style-name="T71"> </text:span><text:span text:style-name="T13">svěcení</text:span><text:span text:style-name="T71"> </text:span><text:span text:style-name="T13">svátků,</text:span><text:span text:style-name="T71"> </text:span><text:span text:style-name="T13">o poutích]</text:span></text:p>
      <text:p text:style-name="_35_._20_KAPITOLA_20_rukopisu_20_-_20_2._20_odstavec"><text:span text:style-name="T2">„...</text:span><text:span text:style-name="T32"> </text:span><text:span text:style-name="T2">Sláwa a čest činícím dobré ...“</text:span></text:p>
      <text:p text:style-name="TEXT"/>
      <text:p text:style-name="_34_._20_KAPITOLA_20_rukopisu_20_-_20_1._20_odstavec"><text:span text:style-name="T13">(k)</text:span><text:span text:style-name="T39"> </text:span><text:span text:style-name="T13">161r-172r</text:span><text:span text:style-name="T2"><text:tab/></text:span><text:span text:style-name="T13">„Exhortationes nuptiales“</text:span></text:p>
      <text:p text:style-name="P44"/>
      <text:p text:style-name="_36_._20_Komentář_20_kapitoly">53 latinských promluv k novomanželům.</text:p>
      <text:p text:style-name="TEXT"/>
      <text:p text:style-name="_34_._20_KAPITOLA_20_rukopisu_20_-_20_1._20_odstavec"><text:span text:style-name="T13">(l)</text:span><text:span text:style-name="T39"> </text:span><text:span text:style-name="T13">173r-175v</text:span><text:span text:style-name="T2"><text:tab/></text:span><text:span text:style-name="T13">„Exhortationculae nuptiales“</text:span></text:p>
      <text:p text:style-name="P44"/>
      <text:p text:style-name="_36_._20_Komentář_20_kapitoly"><text:span text:style-name="T2">Tři české promluvy k novomanželům. </text:span><text:span text:style-name="T301">T</text:span><text:span text:style-name="T2">ext nedokončen, vyříznuto asi 8 listů.</text:span></text:p>
      <text:p text:style-name="TEXT"/>
      <text:p text:style-name="P22"><text:span text:style-name="T269">V</text:span><text:span text:style-name="T2">eselý</text:span><text:span text:style-name="T32"> </text:span><text:span text:style-name="T2">není</text:span><text:span text:style-name="T32"> </text:span><text:span text:style-name="T2">nikde</text:span><text:span text:style-name="T32"> </text:span><text:span text:style-name="T2">uveden,</text:span><text:span text:style-name="T32"> </text:span><text:span text:style-name="T2">takže</text:span><text:span text:style-name="T32"> </text:span><text:span text:style-name="T2">důkazem,</text:span><text:span text:style-name="T32"> </text:span><text:span text:style-name="T2">že</text:span><text:span text:style-name="T32"> </text:span><text:span text:style-name="T2">byl</text:span><text:span text:style-name="T32"> </text:span><text:span text:style-name="T2">autorem</text:span><text:span text:style-name="T32"> </text:span><text:span text:style-name="T2">tohoto</text:span><text:span text:style-name="T32"> </text:span><text:span text:style-name="T2">i</text:span><text:span text:style-name="T32"> </text:span><text:span text:style-name="T2">nejméně</text:span><text:span text:style-name="T32"> </text:span><text:span text:style-name="T2">pěti</text:span><text:span text:style-name="T32"> </text:span><text:span text:style-name="T2">dalších</text:span><text:span text:style-name="T32"> </text:span><text:span text:style-name="T2">rukopisů</text:span><text:span text:style-name="T32"> </text:span><text:span text:style-name="T2">(D</text:span><text:span text:style-name="T32"> </text:span><text:span text:style-name="T2">43</text:span><text:span text:style-name="T32"> </text:span><text:span text:style-name="T2">-</text:span><text:span text:style-name="T32"> </text:span><text:span text:style-name="T2">D</text:span><text:span text:style-name="T32"> </text:span><text:span text:style-name="T2">48),</text:span><text:span text:style-name="T32"> </text:span><text:span text:style-name="T2">je pouze</text:span><text:span text:style-name="T32"> </text:span><text:span text:style-name="T2">poznámka</text:span><text:span text:style-name="T32"> </text:span><text:span text:style-name="T2">ve</text:span><text:span text:style-name="T32"> </text:span><text:span text:style-name="T2">starém</text:span><text:span text:style-name="T32"> </text:span><text:span text:style-name="T2">katalogu</text:span><text:span text:style-name="T32"> </text:span><text:span text:style-name="T2">knihovn</text:span><text:span text:style-name="T176">y</text:span><text:span text:style-name="T2">,</text:span><text:span text:style-name="T32"> </text:span><text:span text:style-name="T2">viz</text:span><text:span text:style-name="T32"> </text:span><text:span text:style-name="T2">Dokoupil,</text:span><text:span text:style-name="T32"> </text:span><text:span text:style-name="T2">Vl.:</text:span><text:span text:style-name="T32"> </text:span><text:span text:style-name="T4">Dějiny</text:span><text:span text:style-name="T34"> </text:span><text:span text:style-name="T4">moravských</text:span><text:span text:style-name="T2">,</text:span><text:span text:style-name="T32"> </text:span><text:span text:style-name="T2">s.</text:span><text:span text:style-name="T32"> </text:span><text:span text:style-name="T2">270.</text:span><text:span text:style-name="T32"> </text:span><text:span text:style-name="T2">Z</text:span><text:span text:style-name="T32"> </text:span><text:span text:style-name="T2">nekrologií</text:span><text:span text:style-name="T32"> </text:span><text:span text:style-name="T2">(např.</text:span><text:span text:style-name="T32"> </text:span><text:span text:style-name="T2">D 4,</text:span><text:span text:style-name="T298"> </text:span><text:span text:style-name="T2">fol.</text:span><text:span text:style-name="T298"> </text:span><text:span text:style-name="T2">78v)</text:span><text:span text:style-name="T298"> </text:span><text:span text:style-name="T2">víme</text:span><text:span text:style-name="T298"> </text:span><text:span text:style-name="T2">pouze,</text:span><text:span text:style-name="T298"> </text:span><text:span text:style-name="T2">že</text:span><text:span text:style-name="T298"> </text:span><text:span text:style-name="T2">zemřel</text:span><text:span text:style-name="T298"> </text:span><text:span text:style-name="T2">ve</text:span><text:span text:style-name="T298"> </text:span><text:span text:style-name="T2">stařeckém</text:span><text:span text:style-name="T298"> </text:span><text:span text:style-name="T2">věku</text:span><text:span text:style-name="T298"> </text:span><text:span text:style-name="T2">12. června 1706</text:span><text:span text:style-name="T298"> </text:span><text:span text:style-name="T2">jako</text:span><text:span text:style-name="T298"> </text:span><text:span text:style-name="T2">jeden</text:span><text:span text:style-name="T298"> </text:span><text:span text:style-name="T2">z</text:span><text:span text:style-name="T298"> </text:span><text:span text:style-name="T2">nejstarších</text:span><text:span text:style-name="T298"> </text:span><text:span text:style-name="T2">dačických</text:span><text:span text:style-name="T298"> </text:span><text:span text:style-name="T2">františkánů, takže</text:span><text:span text:style-name="T52"> </text:span><text:span text:style-name="T2">předtím</text:span><text:span text:style-name="T52"> </text:span><text:span text:style-name="T2">byl</text:span><text:span text:style-name="T52"> </text:span><text:span text:style-name="T2">patrně</text:span><text:span text:style-name="T52"> </text:span><text:span text:style-name="T2">v</text:span><text:span text:style-name="T52"> </text:span><text:span text:style-name="T2">konventu</text:span><text:span text:style-name="T52"> </text:span><text:span text:style-name="T2">v</text:span><text:span text:style-name="T52"> </text:span><text:span text:style-name="T2">Jindřichově</text:span><text:span text:style-name="T52"> </text:span><text:span text:style-name="T2">Hradci.</text:span><text:span text:style-name="T52"> </text:span><text:span text:style-name="T2">Několikrát</text:span><text:span text:style-name="T52"> </text:span><text:span text:style-name="T2">byl</text:span><text:span text:style-name="T52"> </text:span><text:span text:style-name="T2">kvardiánem.</text:span><text:span text:style-name="T52"> </text:span><text:span text:style-name="T2">Byl</text:span><text:span text:style-name="T52"> </text:span><text:span text:style-name="T2">vynikajícím</text:span><text:span text:style-name="T52"> </text:span><text:span text:style-name="T2">kazatelem s vytříbeným jazykem i slohem a používal množství příkladů z četby spisovatelů církevních i světských, zejména řeckých a řím- ských klasiků, jejichž citáty (hlavně Ovidia a Catulla) občas i ve verších překládá. Jeho bibliofilské záliby nejlépe dosvědčuje sen, v němž prý byl zaveden do královské knihovny (D 48, fol. 90r). Překvapuje jeho nezvykle ostrá kritika vrchnosti, když přirovnává knížata k bradýřům, protože prý by poddané nejraději holili a vytahovali <text:s text:c="9"/>z nich krev (D 44, fol. 197r). Dačický konvent získal kázání zřejmě ještě ve volných složkách, které byly až roku 1707 dost libovolně sestaveny do svazků.</text:span></text:p>
      <text:p text:style-name="TEXT"/>
      <text:p text:style-name="TEXT"/>
      <text:p text:style-name="TEXT"/>
      <text:p text:style-name="TEXT"/>
      <text:p text:style-name="_31_.Číslo_20_rukopisu"><text:bookmark-start text:name="D_044"/><text:soft-page-break/><text:span text:style-name="T13">4</text:span><text:bookmark-end text:name="D_044"/><text:span text:style-name="T13">4 <text:s text:c="75"/>D</text:span><text:span text:style-name="T214"> </text:span><text:span text:style-name="T13">44</text:span></text:p>
      <text:p text:style-name="TEXT"/>
      <text:p text:style-name="_32_._20_Vazba_20_a_20_rozměry"><text:span text:style-name="T2">XVII</text:span><text:span text:style-name="T498">2</text:span><text:span text:style-name="T2">, Dačice, pap., [310] </text:span><text:span text:style-name="T52">f</text:span><text:span text:style-name="T2">f., 18,8 x 16 cm, vazba soudobá</text:span></text:p>
      <text:p text:style-name="P3"/>
      <text:p text:style-name="TEXT"><text:span text:style-name="T2">Původní</text:span><text:span text:style-name="T213"> </text:span><text:span text:style-name="T2">lepenková</text:span><text:span text:style-name="T384"> </text:span><text:span text:style-name="T2">vazba</text:span><text:span text:style-name="T384"> </text:span><text:span text:style-name="T2">potažená</text:span><text:span text:style-name="T384"> </text:span><text:span text:style-name="T2">teletinou,</text:span><text:span text:style-name="T384"> </text:span><text:span text:style-name="T2">na</text:span><text:span text:style-name="T384"> </text:span><text:span text:style-name="T2">hřbetě</text:span><text:span text:style-name="T384"> </text:span><text:span text:style-name="T2">štítek</text:span><text:span text:style-name="T384"> </text:span><text:span text:style-name="T2">s</text:span><text:span text:style-name="T384"> </text:span><text:span text:style-name="T2">již nečitelným</text:span><text:span text:style-name="T384"> </text:span><text:span text:style-name="T2">nápisem. Pod</text:span><text:span text:style-name="T132"> </text:span><text:span text:style-name="T2">ním</text:span><text:span text:style-name="T132"> </text:span><text:span text:style-name="T2">mladší štítek: </text:span><text:span text:style-name="T4">„Rukopis.</text:span><text:span text:style-name="T134"> </text:span><text:span text:style-name="T4">Česká</text:span><text:span text:style-name="T134"> </text:span><text:span text:style-name="T4">kázání</text:span><text:span text:style-name="T134"> </text:span><text:span text:style-name="T4">a vý-</text:span><text:span text:style-name="T134"> </text:span><text:span text:style-name="T4">pisk</text:span><text:span text:style-name="T178">y</text:span><text:span text:style-name="T4">.</text:span><text:span text:style-name="T134"> </text:span><text:span text:style-name="T4">Památka</text:span><text:span text:style-name="T134"> </text:span><text:span text:style-name="T4">pilného</text:span><text:span text:style-name="T134"> </text:span><text:span text:style-name="T4">kazatele“</text:span><text:span text:style-name="T134">.</text:span><text:span text:style-name="T2"> </text:span><text:span text:style-name="T4">- P</text:span><text:span text:style-name="T103">r</text:span><text:span text:style-name="T4">ovenienční poznámka:</text:span><text:span text:style-name="T165"> </text:span><text:span text:style-name="T4">„Bibliothecae</text:span><text:span text:style-name="T165"> </text:span><text:span text:style-name="T4">Conventus</text:span><text:span text:style-name="T165"> </text:span><text:span text:style-name="T4">Dacžicensis</text:span><text:span text:style-name="T165"> </text:span><text:span text:style-name="T4">ad</text:span><text:span text:style-name="T165"> </text:span><text:span text:style-name="T4">S.</text:span><text:span text:style-name="T165"> </text:span><text:span text:style-name="T4">Ant.</text:span><text:span text:style-name="T165"> </text:span><text:span text:style-name="T4">Paduanum</text:span><text:span text:style-name="T165"> </text:span><text:span text:style-name="T4">O</text:span><text:span text:style-name="T103">r</text:span><text:span text:style-name="T4">d. Fratrum. Minorum Reformatorum anno 1707.“</text:span></text:p>
      <text:p text:style-name="TEXT"/>
      <text:p text:style-name="_33_._20_Název_20_rukopisu"><text:span text:style-name="T13">[Sigismundus</text:span><text:span text:style-name="T39"> </text:span><text:span text:style-name="T273">V</text:span><text:span text:style-name="T13">eselý: Nedělní kázání od s</text:span><text:span text:style-name="T181">v</text:span><text:span text:style-name="T13">. Ducha <text:s text:c="18"/>do poslední neděle po s</text:span><text:span text:style-name="T181">v</text:span><text:span text:style-name="T13">. Duchu]</text:span></text:p>
      <text:p text:style-name="TEXT"/>
      <text:p text:style-name="_34_._20_KAPITOLA_20_rukopisu_20_-_20_1._20_odstavec"><text:span text:style-name="T13">(a)</text:span><text:span text:style-name="T381"> </text:span><text:span text:style-name="T13">1r-296v</text:span><text:span text:style-name="T301"><text:tab/></text:span><text:span text:style-name="T2">„De</text:span><text:span text:style-name="T301"> </text:span><text:span text:style-name="T2">Spiritu</text:span><text:span text:style-name="T301"> </text:span><text:span text:style-name="T2">Sancto.</text:span><text:span text:style-name="T301"> </text:span><text:span text:style-name="T2">Sermo</text:span><text:span text:style-name="T301"> </text:span><text:span text:style-name="T2">primus</text:span><text:span text:style-name="T301"> </text:span><text:span text:style-name="T2">matutinus.</text:span><text:span text:style-name="T301"> </text:span><text:span text:style-name="T2">O</text:span><text:span text:style-name="T301"> </text:span><text:span text:style-name="T2">quam</text:span><text:span text:style-name="T301"> </text:span><text:span text:style-name="T2">bonus</text:span><text:span text:style-name="T301"> </text:span><text:span text:style-name="T2">et</text:span><text:span text:style-name="T301"> </text:span><text:span text:style-name="T2">suauis</text:span><text:span text:style-name="T301"> </text:span><text:span text:style-name="T2">est</text:span><text:span text:style-name="T301"> </text:span><text:span text:style-name="T2">Domine spiritus</text:span><text:span text:style-name="T312"> </text:span><text:span text:style-name="T2">tuus</text:span><text:span text:style-name="T312"> </text:span><text:span text:style-name="T2">in</text:span><text:span text:style-name="T312"> </text:span><text:span text:style-name="T2">nobis</text:span><text:span text:style-name="T312"> </text:span><text:span text:style-name="T2">...</text:span><text:span text:style-name="T312"> </text:span><text:span text:style-name="T2">Sap.</text:span><text:span text:style-name="T312"> </text:span><text:span text:style-name="T2">12.</text:span><text:span text:style-name="T312"> </text:span><text:span text:style-name="T2">Jiný</text:span><text:span text:style-name="T312"> </text:span><text:span text:style-name="T2">Duch</text:span><text:span text:style-name="T312"> </text:span><text:span text:style-name="T2">jest</text:span><text:span text:style-name="T312"> </text:span><text:span text:style-name="T2">dobrý,</text:span><text:span text:style-name="T312"> </text:span><text:span text:style-name="T2">jiný</text:span><text:span text:style-name="T312"> </text:span><text:span text:style-name="T2">zlý.</text:span><text:span text:style-name="T312"> </text:span><text:span text:style-name="T2">Duch</text:span><text:span text:style-name="T312"> </text:span><text:span text:style-name="T2">dobrý</text:span><text:span text:style-name="T312"> </text:span><text:span text:style-name="T2">jest</text:span><text:span text:style-name="T312"> </text:span><text:span text:style-name="T2">Pán</text:span><text:span text:style-name="T312"> </text:span><text:span text:style-name="T2">Bůh</text:span><text:span text:style-name="T312"> </text:span><text:span text:style-name="T2">...</text:span><text:span text:style-name="T312"> </text:span><text:span text:style-name="T2">x ...</text:span><text:span text:style-name="T32"> </text:span><text:span text:style-name="T2">(Dom. ultima post Pent.) in nomine Jesu Christi auge et claude“</text:span></text:p>
      <text:p text:style-name="P43"/>
      <text:p text:style-name="_36_._20_Komentář_20_kapitoly"><text:span text:style-name="T2">Mezi </text:span><text:span text:style-name="T52">f</text:span><text:span text:style-name="T2">f. 66-67 vyříznuto šest listů.</text:span></text:p>
      <text:p text:style-name="TEXT"/>
      <text:p text:style-name="_34_._20_KAPITOLA_20_rukopisu_20_-_20_1._20_odstavec"><text:span text:style-name="T13">(b)</text:span><text:span text:style-name="T39"> </text:span><text:span text:style-name="T13">297r-306r</text:span><text:span text:style-name="T2"><text:tab/></text:span><text:span text:style-name="T13">[Kázání na Dušičk</text:span><text:span text:style-name="T181">y</text:span><text:span text:style-name="T13">, na s</text:span><text:span text:style-name="T181">v</text:span><text:span text:style-name="T13">. Martina a j.]</text:span></text:p>
      <text:p text:style-name="TEXT"/>
      <text:p text:style-name="_34_._20_KAPITOLA_20_rukopisu_20_-_20_1._20_odstavec"><text:span text:style-name="T13">(c)</text:span><text:span text:style-name="T39"> </text:span><text:span text:style-name="T13">307r-308r</text:span><text:span text:style-name="T2"><text:tab/></text:span><text:span text:style-name="T13">„Exhortatio valedictoria“</text:span></text:p>
      <text:p text:style-name="P44"/>
      <text:p text:style-name="_36_._20_Komentář_20_kapitoly"><text:span text:style-name="T2">Kázání na rozloučenou s farník</text:span><text:span text:style-name="T176">y</text:span><text:span text:style-name="T2">, neprozrazuje však nic bližšího o místu působiště ani o kazateli.</text:span></text:p>
      <text:p text:style-name="TEXT"/>
      <text:p text:style-name="_34_._20_KAPITOLA_20_rukopisu_20_-_20_1._20_odstavec"><text:span text:style-name="T13">(d)</text:span><text:span text:style-name="T39"> </text:span><text:span text:style-name="T13">309r-310r</text:span><text:span text:style-name="T2"><text:tab/></text:span><text:span text:style-name="T13">„De quibusdam avibus moralia“</text:span></text:p>
      <text:p text:style-name="_35_._20_KAPITOLA_20_rukopisu_20_-_20_2._20_odstavec"><text:span text:style-name="T2">„</text:span><text:span text:style-name="T2">Aquila.</text:span><text:span text:style-name="T32"> </text:span><text:span text:style-name="T171">T</text:span><text:span text:style-name="T2">res qualitates habet ...“; „Philomela. De nocte </text:span><text:span text:style-name="T2">dulce canit ...“; „Cygnus. Convenit senibus ...“; „Apis. Convenit iuvenibus ...“; „Columba.</text:span><text:span text:style-name="T32"> </text:span><text:span text:style-name="T2">Convenit illis, qui in matrimonio sunt ...“; „</text:span><text:span text:style-name="T171">T</text:span><text:span text:style-name="T2">urtu</text:span><text:span text:style-name="T176">r</text:span><text:span text:style-name="T2">. Convenit vi</text:span><text:span text:style-name="T52">r</text:span><text:span text:style-name="T2">ginibus et viduis ...“; „Grus.</text:span><text:span text:style-name="T32"> </text:span><text:span text:style-name="T2">Convenit famulis et ancillis ...“; „Pavo. Pavones alii Junoni ...“; „Accipite</text:span><text:span text:style-name="T176">r</text:span><text:span text:style-name="T2">. Non mystice </text:span><text:span text:style-name="T2">tantum ...“; „Ciconia. Constans etiam fama ...“</text:span></text:p>
      <text:p text:style-name="TEXT"/>
      <text:p text:style-name="_37_._20_Komentář_20_CELEK"><text:span text:style-name="T2">Na předním přídeští rukou 19. století </text:span><text:span text:style-name="T4">„Krásná památka pilného kazatele-písaře.“</text:span></text:p>
      <text:p text:style-name="TEXT"/>
      <text:p text:style-name="P201"><text:bookmark-start text:name="D_045"/><text:soft-page-break/><text:span text:style-name="T13">4</text:span><text:bookmark-end text:name="D_045"/><text:span text:style-name="T13">5 <text:s text:c="75"/>D</text:span><text:span text:style-name="T214"> </text:span><text:span text:style-name="T13">45</text:span></text:p>
      <text:p text:style-name="P95"/>
      <text:p text:style-name="P14"><text:span text:style-name="T2">XVII</text:span><text:span text:style-name="T498">2</text:span><text:span text:style-name="T2">, Dačice, pap., [262] </text:span><text:span text:style-name="T52">f</text:span><text:span text:style-name="T2">f., 18,6 x 15,5 cm, vazba soudobá</text:span></text:p>
      <text:p text:style-name="P5"/>
      <text:p text:style-name="P95"><text:span text:style-name="T4">Skladba:</text:span><text:span text:style-name="T231"> </text:span><text:span text:style-name="T2">Původní</text:span><text:span text:style-name="T317"> </text:span><text:span text:style-name="T2">složky</text:span><text:span text:style-name="T317"> </text:span><text:span text:style-name="T2">byly</text:span><text:span text:style-name="T317"> </text:span><text:span text:style-name="T2">svázány</text:span><text:span text:style-name="T317"> </text:span><text:span text:style-name="T2">až</text:span><text:span text:style-name="T317"> </text:span><text:span text:style-name="T2">dodatečně</text:span><text:span text:style-name="T317"> </text:span><text:span text:style-name="T2">a</text:span><text:span text:style-name="T317"> </text:span><text:span text:style-name="T2">zřejmě</text:span><text:span text:style-name="T317"> </text:span><text:span text:style-name="T2">i zma-</text:span><text:span text:style-name="T317"> </text:span><text:span text:style-name="T2">teně.</text:span><text:span text:style-name="T317"> </text:span><text:span text:style-name="T2">Na</text:span><text:span text:style-name="T317"> </text:span><text:span text:style-name="T2">fol.</text:span><text:span text:style-name="T317"> </text:span><text:span text:style-name="T2">170r</text:span><text:span text:style-name="T317"> se </text:span><text:span text:style-name="T2">opět</text:span><text:span text:style-name="T142"> </text:span><text:span text:style-name="T2">začíná</text:span><text:span text:style-name="T142"> </text:span><text:span text:style-name="T2">velikonoční</text:span><text:span text:style-name="T142"> </text:span><text:span text:style-name="T2">nedělí. </text:span><text:span text:style-name="T4">-</text:span><text:span text:style-name="T144"> </text:span><text:span text:style-name="T2">Původní</text:span><text:span text:style-name="T142"> </text:span><text:span text:style-name="T2">lepenková</text:span><text:span text:style-name="T142"> </text:span><text:span text:style-name="T2">vazba</text:span><text:span text:style-name="T142"> </text:span><text:span text:style-name="T2">potažená</text:span><text:span text:style-name="T142"> </text:span><text:span text:style-name="T2">teletinou,</text:span><text:span text:style-name="T142"> </text:span><text:span text:style-name="T2">na</text:span><text:span text:style-name="T142"> </text:span><text:span text:style-name="T2">hřbetě</text:span><text:span text:style-name="T142"> </text:span><text:span text:style-name="T2">štítek s</text:span><text:span text:style-name="T350"> </text:span><text:span text:style-name="T2">již</text:span><text:span text:style-name="T350"> </text:span><text:span text:style-name="T2">nečitelným</text:span><text:span text:style-name="T350"> </text:span><text:span text:style-name="T2">nápisem.</text:span><text:span text:style-name="T350"> </text:span><text:span text:style-name="T2">Pod</text:span><text:span text:style-name="T350"> </text:span><text:span text:style-name="T2">ním</text:span><text:span text:style-name="T350"> </text:span><text:span text:style-name="T2">stará</text:span><text:span text:style-name="T350"> </text:span><text:span text:style-name="T2">signatura: </text:span><text:span text:style-name="T4">„E</text:span><text:span text:style-name="T352"> </text:span><text:span text:style-name="T4">b</text:span><text:span text:style-name="T352"> </text:span><text:span text:style-name="T4">207“</text:span><text:span text:style-name="T352"> </text:span><text:span text:style-name="T2">. </text:span><text:span text:style-name="T4">-</text:span><text:span text:style-name="T352"> </text:span><text:span text:style-name="T4">P</text:span><text:span text:style-name="T103">r</text:span><text:span text:style-name="T4">ovenienční</text:span><text:span text:style-name="T352"> </text:span><text:span text:style-name="T4">poznámka:</text:span><text:span text:style-name="T352"> </text:span><text:span text:style-name="T2">Na předním</text:span><text:span text:style-name="T150"> </text:span><text:span text:style-name="T2">přídeští: </text:span><text:span text:style-name="T4">„Conventus</text:span><text:span text:style-name="T280"> </text:span><text:span text:style-name="T4">Dacžicensis</text:span><text:span text:style-name="T280"> </text:span><text:span text:style-name="T4">ad</text:span><text:span text:style-name="T280"> </text:span><text:span text:style-name="T4">S.</text:span><text:span text:style-name="T280"> </text:span><text:span text:style-name="T4">Antonium</text:span><text:span text:style-name="T280"> </text:span><text:span text:style-name="T4">Paduanum</text:span><text:span text:style-name="T280"> </text:span><text:span text:style-name="T4">O</text:span><text:span text:style-name="T103">r</text:span><text:span text:style-name="T4">d.</text:span><text:span text:style-name="T280"> </text:span><text:span text:style-name="T4">Fratrum</text:span><text:span text:style-name="T280"> </text:span><text:span text:style-name="T4">Minorum Reformatorum</text:span><text:span text:style-name="T34"> </text:span><text:span text:style-name="T4">anno 1707.“</text:span></text:p>
      <text:p text:style-name="P95"/>
      <text:p text:style-name="P195"><text:span text:style-name="T13">[Sigismundus</text:span><text:span text:style-name="T76"> </text:span><text:span text:style-name="T273">V</text:span><text:span text:style-name="T13">eselý: Kázání</text:span><text:span text:style-name="T133"> </text:span><text:span text:style-name="T13">na</text:span><text:span text:style-name="T133"> </text:span><text:span text:style-name="T13">velikonoční</text:span><text:span text:style-name="T133"> </text:span><text:span text:style-name="T13">neděli</text:span><text:span text:style-name="T133"> <text:s text:c="15"/></text:span><text:span text:style-name="T13">až</text:span><text:span text:style-name="T133"> </text:span><text:span text:style-name="T13">do</text:span><text:span text:style-name="T133"> </text:span><text:span text:style-name="T13">poslední</text:span><text:span text:style-name="T133"> </text:span><text:span text:style-name="T13">neděle</text:span><text:span text:style-name="T133"> </text:span><text:span text:style-name="T13">po</text:span><text:span text:style-name="T133"> </text:span><text:span text:style-name="T13">S</text:span><text:span text:style-name="T181">v</text:span><text:span text:style-name="T13">. Duchu]</text:span></text:p>
      <text:p text:style-name="P95"/>
      <text:p text:style-name="P95"><text:span text:style-name="T2">„</text:span><text:span text:style-name="T2">Pro</text:span><text:span text:style-name="T331"> </text:span><text:span text:style-name="T2">dominica</text:span><text:span text:style-name="T110"> </text:span><text:span text:style-name="T2">Resurrectionis</text:span><text:span text:style-name="T110"> </text:span><text:span text:style-name="T2">Domini</text:span><text:span text:style-name="T110"> </text:span><text:span text:style-name="T2">...</text:span><text:span text:style-name="T110"> </text:span><text:span text:style-name="T2">Marc.</text:span><text:span text:style-name="T110"> </text:span><text:span text:style-name="T2">16.</text:span><text:span text:style-name="T110"> </text:span><text:span text:style-name="T94">v</text:span><text:span text:style-name="T2">.</text:span><text:span text:style-name="T110"> </text:span><text:span text:style-name="T2">7.</text:span><text:span text:style-name="T110"> </text:span><text:span text:style-name="T323">T</text:span><text:span text:style-name="T2">am</text:span><text:span text:style-name="T110"> </text:span><text:span text:style-name="T2">jej</text:span><text:span text:style-name="T110"> </text:span><text:span text:style-name="T2">uzříte,</text:span><text:span text:style-name="T110"> </text:span><text:span text:style-name="T2">jakž</text:span><text:span text:style-name="T110"> </text:span><text:span text:style-name="T2">pověděl</text:span><text:span text:style-name="T110"> </text:span><text:span text:style-name="T2">vám. Znamenám</text:span><text:span text:style-name="T233"> </text:span><text:span text:style-name="T2">výborně,</text:span><text:span text:style-name="T233"> </text:span><text:span text:style-name="T2">že by</text:span><text:span text:style-name="T233"> </text:span><text:span text:style-name="T2">L.</text:span><text:span text:style-name="T233"> </text:span><text:span text:style-name="T269">W</text:span><text:span text:style-name="T2">.</text:span><text:span text:style-name="T233"> </text:span><text:span text:style-name="T2">rádi</text:span><text:span text:style-name="T233"> </text:span><text:span text:style-name="T2">viděli</text:span><text:span text:style-name="T233"> </text:span><text:span text:style-name="T2">Pána</text:span><text:span text:style-name="T233"> </text:span><text:span text:style-name="T2">...</text:span><text:span text:style-name="T233"> </text:span><text:span text:style-name="T2">x</text:span><text:span text:style-name="T233"> </text:span><text:span text:style-name="T2">...</text:span><text:span text:style-name="T233"> </text:span><text:span text:style-name="T2">(Dominica</text:span><text:span text:style-name="T233"> </text:span><text:span text:style-name="T2">ultima</text:span><text:span text:style-name="T233"> </text:span><text:span text:style-name="T2">post</text:span><text:span text:style-name="T233"> </text:span><text:span text:style-name="T2">Pentecosten)</text:span><text:span text:style-name="T233"> </text:span><text:span text:style-name="T2">... zlé bude rozdělení, když ovce od kozlů oddělí etc“</text:span></text:p>
      <text:p text:style-name="P83"/>
      <text:p text:style-name="P83"/>
      <text:p text:style-name="P83"/>
      <text:p text:style-name="P83"/>
      <text:p text:style-name="P83"/>
      <text:p text:style-name="P201"><text:bookmark-start text:name="D_046"/><text:span text:style-name="T13">4</text:span><text:bookmark-end text:name="D_046"/><text:span text:style-name="T13">6 <text:s text:c="75"/>D</text:span><text:span text:style-name="T214"> </text:span><text:span text:style-name="T13">46</text:span></text:p>
      <text:p text:style-name="P95"/>
      <text:p text:style-name="P14"><text:span text:style-name="T2">XVII</text:span><text:span text:style-name="T498">2</text:span><text:span text:style-name="T2">, Dačice, pap., [218] </text:span><text:span text:style-name="T52">f</text:span><text:span text:style-name="T2">f., 19,5 x 16,5 cm, vazba soudobá</text:span></text:p>
      <text:p text:style-name="P5"/>
      <text:p text:style-name="P95"><text:span text:style-name="T2">Neuvedené</text:span><text:span text:style-name="T342"> </text:span><text:span text:style-name="T2">listy</text:span><text:span text:style-name="T213"> </text:span><text:span text:style-name="T2">jsou</text:span><text:span text:style-name="T213"> </text:span><text:span text:style-name="T2">prázdné. </text:span><text:span text:style-name="T4">-</text:span><text:span text:style-name="T215"> </text:span><text:span text:style-name="T2">Původní</text:span><text:span text:style-name="T213"> </text:span><text:span text:style-name="T2">lepenková</text:span><text:span text:style-name="T213"> </text:span><text:span text:style-name="T2">vazba</text:span><text:span text:style-name="T213"> </text:span><text:span text:style-name="T2">potažená</text:span><text:span text:style-name="T213"> </text:span><text:span text:style-name="T2">teletinou,</text:span><text:span text:style-name="T213"> </text:span><text:span text:style-name="T2">na</text:span><text:span text:style-name="T213"> </text:span><text:span text:style-name="T2">hřbetě štítek</text:span><text:span text:style-name="T192"> </text:span><text:span text:style-name="T2">s</text:span><text:span text:style-name="T192"> </text:span><text:span text:style-name="T2">nápisem: </text:span><text:span text:style-name="T4">„De</text:span><text:span text:style-name="T194"> </text:span><text:span text:style-name="T4">passione</text:span><text:span text:style-name="T194"> </text:span><text:span text:style-name="T4">D.</text:span><text:span text:style-name="T194"> </text:span><text:span text:style-name="T4">N.</text:span><text:span text:style-name="T194"> </text:span><text:span text:style-name="T4">Jesu</text:span><text:span text:style-name="T194"> </text:span><text:span text:style-name="T4">Christi“</text:span><text:span text:style-name="T2">.</text:span><text:span text:style-name="T192"> </text:span><text:span text:style-name="T2">Pod</text:span><text:span text:style-name="T192"> </text:span><text:span text:style-name="T2">ním</text:span><text:span text:style-name="T192"> </text:span><text:span text:style-name="T2">stará</text:span><text:span text:style-name="T192"> </text:span><text:span text:style-name="T2">signatura: </text:span><text:span text:style-name="T4">„E</text:span><text:span text:style-name="T194"> </text:span><text:span text:style-name="T4">b</text:span><text:span text:style-name="T194"> </text:span><text:span text:style-name="T4">206“</text:span><text:span text:style-name="T2">. </text:span><text:span text:style-name="T4">-</text:span><text:span text:style-name="T280"> </text:span><text:span text:style-name="T4">P</text:span><text:span text:style-name="T103">r</text:span><text:span text:style-name="T4">ovenienční</text:span><text:span text:style-name="T285"> </text:span><text:span text:style-name="T4">poznámka:„Bibliothecae</text:span><text:span text:style-name="T285"> </text:span><text:span text:style-name="T4">Conventus</text:span><text:span text:style-name="T285"> </text:span><text:span text:style-name="T4">Dacžicensis</text:span><text:span text:style-name="T285"> </text:span><text:span text:style-name="T4">ad</text:span><text:span text:style-name="T285"> </text:span><text:span text:style-name="T4">S.</text:span><text:span text:style-name="T285"> </text:span><text:span text:style-name="T4">Antonium</text:span><text:span text:style-name="T285"> </text:span><text:span text:style-name="T4">Paduanum O</text:span><text:span text:style-name="T103">r</text:span><text:span text:style-name="T4">d. Fra. Min. Reform. anno 1707“</text:span><text:span text:style-name="T2">.</text:span></text:p>
      <text:p text:style-name="TEXT"/>
      <text:p text:style-name="TEXT"/>
      <text:p text:style-name="TEXT"/>
      <text:p text:style-name="P196"><text:soft-page-break/><text:span text:style-name="T13">[Sigismundus</text:span><text:span text:style-name="T39"> </text:span><text:span text:style-name="T273">V</text:span><text:span text:style-name="T13">eselý: Kázání o umučení Páně]</text:span></text:p>
      <text:p text:style-name="P96"/>
      <text:p text:style-name="P59"><text:span text:style-name="T13">(a)</text:span><text:span text:style-name="T236"> </text:span><text:span text:style-name="T13">1r-95v</text:span><text:span text:style-name="T331"><text:tab/></text:span><text:span text:style-name="T2">„De</text:span><text:span text:style-name="T331"> </text:span><text:span text:style-name="T2">passione</text:span><text:span text:style-name="T331"> </text:span><text:span text:style-name="T2">Domini</text:span><text:span text:style-name="T331"> </text:span><text:span text:style-name="T2">nostri</text:span><text:span text:style-name="T331"> </text:span><text:span text:style-name="T2">Jesu</text:span><text:span text:style-name="T331"> </text:span><text:span text:style-name="T2">Christi</text:span><text:span text:style-name="T331"> </text:span><text:span text:style-name="T2">...</text:span><text:span text:style-name="T331"> </text:span><text:span text:style-name="T2">Chválu</text:span><text:span text:style-name="T331"> </text:span><text:span text:style-name="T2">Bohu</text:span><text:span text:style-name="T331"> </text:span><text:span text:style-name="T2">vzdavše,</text:span><text:span text:style-name="T331"> </text:span><text:span text:style-name="T2">vyšli</text:span><text:span text:style-name="T331"> </text:span><text:span text:style-name="T2">na</text:span><text:span text:style-name="T331"> </text:span><text:span text:style-name="T2">hůru olivetskou.</text:span><text:span text:style-name="T221"> </text:span><text:span text:style-name="T2">Mat.</text:span><text:span text:style-name="T221"> </text:span><text:span text:style-name="T2">26.</text:span><text:span text:style-name="T221"> </text:span><text:span text:style-name="T2">Marc.</text:span><text:span text:style-name="T221"> </text:span><text:span text:style-name="T2">13.</text:span><text:span text:style-name="T221"> </text:span><text:span text:style-name="T2">Slavný,</text:span><text:span text:style-name="T221"> </text:span><text:span text:style-name="T2">vznešený,</text:span><text:span text:style-name="T221"> </text:span><text:span text:style-name="T2">urozený</text:span><text:span text:style-name="T221"> </text:span><text:span text:style-name="T2">a</text:span><text:span text:style-name="T221"> </text:span><text:span text:style-name="T2">v</text:span><text:span text:style-name="T221"> </text:span><text:span text:style-name="T2">boji</text:span><text:span text:style-name="T221"> </text:span><text:span text:style-name="T2">skušený,</text:span><text:span text:style-name="T221"> </text:span><text:span text:style-name="T2">zběhlý</text:span><text:span text:style-name="T221"> </text:span><text:span text:style-name="T2">vůdce</text:span><text:span text:style-name="T221"> </text:span><text:span text:style-name="T2">...</text:span><text:span text:style-name="T221"> </text:span><text:span text:style-name="T2">x ...</text:span><text:span text:style-name="T94"> </text:span><text:span text:style-name="T2">(Ďábelské</text:span><text:span text:style-name="T298"> </text:span><text:span text:style-name="T2">usmíšky</text:span><text:span text:style-name="T298"> </text:span><text:span text:style-name="T2">nad</text:span><text:span text:style-name="T298"> </text:span><text:span text:style-name="T2">člověkem</text:span><text:span text:style-name="T298"> </text:span><text:span text:style-name="T2">zoufajícím)</text:span><text:span text:style-name="T298"> </text:span><text:span text:style-name="T2">...</text:span><text:span text:style-name="T298"> </text:span><text:span text:style-name="T2">aby</text:span><text:span text:style-name="T298"> </text:span><text:span text:style-name="T2">neviděl</text:span><text:span text:style-name="T298"> </text:span><text:span text:style-name="T2">tváři</text:span><text:span text:style-name="T298"> </text:span><text:span text:style-name="T2">mé</text:span><text:span text:style-name="T298"> </text:span><text:span text:style-name="T2">na</text:span><text:span text:style-name="T298"> </text:span><text:span text:style-name="T2">věky</text:span><text:span text:style-name="T298"> </text:span><text:span text:style-name="T2">věků</text:span><text:span text:style-name="T94">v</text:span><text:span text:style-name="T2">.</text:span><text:span text:style-name="T298"> </text:span><text:span text:style-name="T2">Amen“</text:span></text:p>
      <text:p text:style-name="P96"/>
      <text:p text:style-name="P59"><text:span text:style-name="T13">(b)</text:span><text:span text:style-name="T189"> </text:span><text:span text:style-name="T13">97r-154v</text:span><text:span text:style-name="T32"><text:tab/></text:span><text:span text:style-name="T2">„Pro</text:span><text:span text:style-name="T32"> </text:span><text:span text:style-name="T2">coena</text:span><text:span text:style-name="T32"> </text:span><text:span text:style-name="T2">Domini“;</text:span><text:span text:style-name="T32"> </text:span><text:span text:style-name="T2">„Feria</text:span><text:span text:style-name="T32"> </text:span><text:span text:style-name="T2">5.</text:span><text:span text:style-name="T32"> </text:span><text:span text:style-name="T2">coenae</text:span><text:span text:style-name="T32"> </text:span><text:span text:style-name="T2">Domini“;</text:span><text:span text:style-name="T32"> </text:span><text:span text:style-name="T2">„In</text:span><text:span text:style-name="T32"> </text:span><text:span text:style-name="T2">die</text:span><text:span text:style-name="T32"> </text:span><text:span text:style-name="T2">Parasceves“;</text:span><text:span text:style-name="T32"> </text:span><text:span text:style-name="T2">„Dominica resurectionis“; „Dominica in albis“; „Dom. 2.-4. post Pascha etc.“</text:span></text:p>
      <text:p text:style-name="P37"><text:span text:style-name="T2">„</text:span><text:span text:style-name="T2">Když</text:span><text:span text:style-name="T32"> </text:span><text:span text:style-name="T2">miloval své, kteříž byli na světě ... Joan. 13. </text:span><text:span text:style-name="T94">v</text:span><text:span text:style-name="T2">. </text:span><text:span text:style-name="T102">1</text:span><text:span text:style-name="T2">1. Syn Boží, Spasitel a </text:span><text:span text:style-name="T238">V</text:span><text:span text:style-name="T2">ykupitel světa ... x ... (Pro die veneris Sancto) a zápis přemazaný na kříži přibitý k své hanbě viděl“</text:span></text:p>
      <text:p text:style-name="P96"/>
      <text:p text:style-name="P59"><text:span text:style-name="T13">(c)</text:span><text:span text:style-name="T386"> </text:span><text:span text:style-name="T13">157r-180r</text:span><text:span text:style-name="T169"><text:tab/></text:span><text:span text:style-name="T2">„De</text:span><text:span text:style-name="T169"> </text:span><text:span text:style-name="T2">passione</text:span><text:span text:style-name="T169"> </text:span><text:span text:style-name="T2">Domini“;</text:span><text:span text:style-name="T169"> </text:span><text:span text:style-name="T2">„Septem</text:span><text:span text:style-name="T169"> </text:span><text:span text:style-name="T2">Christi</text:span><text:span text:style-name="T169"> </text:span><text:span text:style-name="T2">verba:</text:span><text:span text:style-name="T169"> </text:span><text:span text:style-name="T2">totidem</text:span><text:span text:style-name="T169"> </text:span><text:span text:style-name="T2">doctrinae</text:span><text:span text:style-name="T169"> </text:span><text:span text:style-name="T2">artium liberalium“; „Flores decerpendi e passione Domini etc.“</text:span></text:p>
      <text:p text:style-name="P37"><text:span text:style-name="T2">„...</text:span><text:span text:style-name="T32"> </text:span><text:span text:style-name="T2">Prodali ho Izmahelitským za dvadceti stříbrných. Gen. 37. Za časti mluvíval k učedlníkům svým ... x ... to jest v nebesích“</text:span></text:p>
      <text:p text:style-name="P96"/>
      <text:p text:style-name="P59"><text:span text:style-name="T13">(d)</text:span><text:span text:style-name="T39"> </text:span><text:span text:style-name="T13">181r-217r</text:span><text:span text:style-name="T2"><text:tab/>„De passione Domini“</text:span></text:p>
      <text:p text:style-name="P37"><text:span text:style-name="T2">„</text:span><text:span text:style-name="T2">...</text:span><text:span text:style-name="T32"> </text:span><text:span text:style-name="T2">Přiblížila se hodina a Syn Člověka zrazen bude v ruce hříšných. Mat. 26. Vstana od</text:span><text:span text:style-name="T32"> </text:span><text:span text:style-name="T2">modlitby nebeský Pán navrátil se učedlníkům ... x ... Hic est, qui dilexit me et </text:span><text:span text:style-name="T2">tradidit semetipsum pro me“</text:span></text:p>
      <text:p text:style-name="P81"/>
      <text:p text:style-name="P81"/>
      <text:p text:style-name="P81"/>
      <text:p text:style-name="P81"/>
      <text:p text:style-name="P81"/>
      <text:p text:style-name="P81"/>
      <text:p text:style-name="P81"/>
      <text:p text:style-name="_31_.Číslo_20_rukopisu"><text:bookmark-start text:name="D_047"/><text:soft-page-break/><text:span text:style-name="T13">4</text:span><text:bookmark-end text:name="D_047"/><text:span text:style-name="T13">7 <text:s text:c="75"/>D</text:span><text:span text:style-name="T214"> </text:span><text:span text:style-name="T13">47</text:span></text:p>
      <text:p text:style-name="TEXT"/>
      <text:p text:style-name="_32_._20_Vazba_20_a_20_rozměry"><text:span text:style-name="T2">XVII</text:span><text:span text:style-name="T498">2</text:span><text:span text:style-name="T2">, Dačice, pap., [174] </text:span><text:span text:style-name="T52">f</text:span><text:span text:style-name="T2">f., 19 x 16,2 cm, vazba soudobá</text:span></text:p>
      <text:p text:style-name="P3"/>
      <text:p text:style-name="TEXT"><text:span text:style-name="T2">Původní</text:span><text:span text:style-name="T115"> </text:span><text:span text:style-name="T2">lepenková</text:span><text:span text:style-name="T320"> </text:span><text:span text:style-name="T2">vazba</text:span><text:span text:style-name="T320"> </text:span><text:span text:style-name="T2">potažená</text:span><text:span text:style-name="T320"> </text:span><text:span text:style-name="T2">teletinou,</text:span><text:span text:style-name="T320"> </text:span><text:span text:style-name="T2">na</text:span><text:span text:style-name="T320"> </text:span><text:span text:style-name="T2">hřbetě</text:span><text:span text:style-name="T320"> </text:span><text:span text:style-name="T2">štítek</text:span><text:span text:style-name="T320"> </text:span><text:span text:style-name="T2">s nápi-</text:span><text:span text:style-name="T320"> </text:span><text:span text:style-name="T2">sem: </text:span><text:span text:style-name="T4">„De</text:span><text:span text:style-name="T321"> </text:span><text:span text:style-name="T4">Dominicis Quadrag.</text:span><text:span text:style-name="T74"> </text:span><text:span text:style-name="T4">et</text:span><text:span text:style-name="T74"> </text:span><text:span text:style-name="T4">Pass.</text:span><text:span text:style-name="T74"> </text:span><text:span text:style-name="T4">Domini“</text:span><text:span text:style-name="T2">.</text:span><text:span text:style-name="T73"> </text:span><text:span text:style-name="T2">Pod</text:span><text:span text:style-name="T73"> </text:span><text:span text:style-name="T2">ním</text:span><text:span text:style-name="T73"> </text:span><text:span text:style-name="T2">stará</text:span><text:span text:style-name="T73"> </text:span><text:span text:style-name="T2">signatura: </text:span><text:span text:style-name="T4">„E</text:span><text:span text:style-name="T74"> </text:span><text:span text:style-name="T4">196“</text:span><text:span text:style-name="T74"> </text:span><text:span text:style-name="T2">. </text:span><text:span text:style-name="T4">-</text:span><text:span text:style-name="T74"> </text:span><text:span text:style-name="T4">P</text:span><text:span text:style-name="T103">r</text:span><text:span text:style-name="T4">ovenienční</text:span><text:span text:style-name="T74"> </text:span><text:span text:style-name="T4">poznámka: „Bibliothecae Conventus Dacžicensis ad S. Antonium Paduanum O</text:span><text:span text:style-name="T103">r</text:span><text:span text:style-name="T4">d. Fra. Min. Reform. anno 1707“</text:span></text:p>
      <text:p text:style-name="TEXT"/>
      <text:p text:style-name="_33_._20_Název_20_rukopisu"><text:span text:style-name="T13">[Sigismundus</text:span><text:span text:style-name="T39"> </text:span><text:span text:style-name="T273">V</text:span><text:span text:style-name="T13">eselý: Kázání postní a o umučení Páně]</text:span></text:p>
      <text:p text:style-name="TEXT"/>
      <text:p text:style-name="TEXT"><text:span text:style-name="T2">„Dominica</text:span><text:span text:style-name="T142"> </text:span><text:span text:style-name="T2">1.</text:span><text:span text:style-name="T338"> </text:span><text:span text:style-name="T2">Quadrag.</text:span><text:span text:style-name="T68"> </text:span><text:span text:style-name="T2">...</text:span><text:span text:style-name="T338"> </text:span><text:span text:style-name="T2">Ukázal</text:span><text:span text:style-name="T338"> </text:span><text:span text:style-name="T2">mu</text:span><text:span text:style-name="T338"> </text:span><text:span text:style-name="T2">všecka</text:span><text:span text:style-name="T68"> </text:span><text:span text:style-name="T2">království</text:span><text:span text:style-name="T68"> </text:span><text:span text:style-name="T2">světa</text:span><text:span text:style-name="T68"> </text:span><text:span text:style-name="T2">Matt.</text:span><text:span text:style-name="T68"> </text:span><text:span text:style-name="T2">4.</text:span><text:span text:style-name="T68"> </text:span><text:span text:style-name="T94">v</text:span><text:span text:style-name="T2">.</text:span><text:span text:style-name="T68"> </text:span><text:span text:style-name="T2">8.</text:span><text:span text:style-name="T68"> </text:span><text:span text:style-name="T2">Nemoudrý</text:span><text:span text:style-name="T68"> </text:span><text:span text:style-name="T2">a pošetilý</text:span><text:span text:style-name="T110"> </text:span><text:span text:style-name="T2">Heliogabalus</text:span><text:span text:style-name="T110"> </text:span><text:span text:style-name="T2">císař</text:span><text:span text:style-name="T110"> </text:span><text:span text:style-name="T2">slavný</text:span><text:span text:style-name="T110"> </text:span><text:span text:style-name="T2">a</text:span><text:span text:style-name="T110"> </text:span><text:span text:style-name="T2">důkladný</text:span><text:span text:style-name="T110"> </text:span><text:span text:style-name="T2">panget <text:s/>přátelům</text:span><text:span text:style-name="T110"> </text:span><text:span text:style-name="T2">a dvořanům přistrojil ... x ... (Dom. resurrectionis) ... kradeš, loupíš? non est hic. etc.“</text:span></text:p>
      <text:p text:style-name="TEXT"/>
      <text:p text:style-name="_37_._20_Komentář_20_CELEK"><text:span text:style-name="T2">Kázání</text:span><text:span text:style-name="T32"> </text:span><text:span text:style-name="T2">nejsou</text:span><text:span text:style-name="T32"> </text:span><text:span text:style-name="T2">v</text:span><text:span text:style-name="T32"> </text:span><text:span text:style-name="T2">přesném</text:span><text:span text:style-name="T32"> </text:span><text:span text:style-name="T2">chronologickém</text:span><text:span text:style-name="T32"> </text:span><text:span text:style-name="T2">sledu</text:span><text:span text:style-name="T32"> </text:span><text:span text:style-name="T2">a</text:span><text:span text:style-name="T32"> </text:span><text:span text:style-name="T2">některé</text:span><text:span text:style-name="T32"> </text:span><text:span text:style-name="T2">složk</text:span><text:span text:style-name="T176">y</text:span><text:span text:style-name="T2">,</text:span><text:span text:style-name="T32"> </text:span><text:span text:style-name="T2">resp.</text:span><text:span text:style-name="T32"> </text:span><text:span text:style-name="T2">listy</text:span><text:span text:style-name="T32"> </text:span><text:span text:style-name="T2">jsou</text:span><text:span text:style-name="T32"> </text:span><text:span text:style-name="T2">přeházené</text:span><text:span text:style-name="T32"> </text:span><text:span text:style-name="T2">nebo</text:span><text:span text:style-name="T32"> </text:span><text:span text:style-name="T2">i</text:span><text:span text:style-name="T32"> </text:span><text:span text:style-name="T2">neúplné.</text:span><text:span text:style-name="T32"> </text:span><text:span text:style-name="T2">Mezi </text:span><text:span text:style-name="T52">f</text:span><text:span text:style-name="T2">f. 136-137 dva listy vyříznut</text:span><text:span text:style-name="T176">y</text:span><text:span text:style-name="T2">.</text:span></text:p>
      <text:p text:style-name="P81"/>
      <text:p text:style-name="P81"/>
      <text:p text:style-name="P81"/>
      <text:p text:style-name="P81"/>
      <text:p text:style-name="P81"/>
      <text:p text:style-name="_31_.Číslo_20_rukopisu"><text:bookmark-start text:name="D_048"/><text:span text:style-name="T13">4</text:span><text:bookmark-end text:name="D_048"/><text:span text:style-name="T13">8 <text:s text:c="75"/>D</text:span><text:span text:style-name="T214"> </text:span><text:span text:style-name="T13">48</text:span></text:p>
      <text:p text:style-name="TEXT"/>
      <text:p text:style-name="_32_._20_Vazba_20_a_20_rozměry"><text:span text:style-name="T2">XVII</text:span><text:span text:style-name="T498">2</text:span><text:span text:style-name="T2">, Dačice, pap., [164] </text:span><text:span text:style-name="T52">f</text:span><text:span text:style-name="T2">f., 19 x 15,5 cm, vazba soudobá</text:span></text:p>
      <text:p text:style-name="P3"/>
      <text:p text:style-name="TEXT"><text:span text:style-name="T2">Původní</text:span><text:span text:style-name="T142"> </text:span><text:span text:style-name="T2">lepenková</text:span><text:span text:style-name="T338"> </text:span><text:span text:style-name="T2">vazba</text:span><text:span text:style-name="T338"> </text:span><text:span text:style-name="T2">potažená</text:span><text:span text:style-name="T338"> </text:span><text:span text:style-name="T2">teletinou,</text:span><text:span text:style-name="T338"> </text:span><text:span text:style-name="T2">na</text:span><text:span text:style-name="T338"> </text:span><text:span text:style-name="T2">hřbetě</text:span><text:span text:style-name="T338"> </text:span><text:span text:style-name="T2">štítek</text:span><text:span text:style-name="T338"> </text:span><text:span text:style-name="T2">s nápi-</text:span><text:span text:style-name="T338"> </text:span><text:span text:style-name="T2">sem: </text:span><text:span text:style-name="T4">„De</text:span><text:span text:style-name="T340"> </text:span><text:span text:style-name="T4">festis</text:span><text:span text:style-name="T340"> </text:span><text:span text:style-name="T4">B.</text:span><text:span text:style-name="T83">V</text:span><text:span text:style-name="T4">. Mariae</text:span><text:span text:style-name="T332"> </text:span><text:span text:style-name="T4">...“</text:span><text:span text:style-name="T2">.</text:span><text:span text:style-name="T331"> </text:span><text:span text:style-name="T2">Pod</text:span><text:span text:style-name="T331"> </text:span><text:span text:style-name="T2">ním</text:span><text:span text:style-name="T331"> </text:span><text:span text:style-name="T2">stará</text:span><text:span text:style-name="T331"> </text:span><text:span text:style-name="T2">signatura: </text:span><text:span text:style-name="T4">„E</text:span><text:span text:style-name="T332"> </text:span><text:span text:style-name="T4">b</text:span><text:span text:style-name="T332"> </text:span><text:span text:style-name="T4">208“</text:span><text:span text:style-name="T332"> </text:span><text:span text:style-name="T2">. </text:span><text:span text:style-name="T4">-</text:span><text:span text:style-name="T332"> </text:span><text:span text:style-name="T4">P</text:span><text:span text:style-name="T103">r</text:span><text:span text:style-name="T4">ovenienční</text:span><text:span text:style-name="T332"> </text:span><text:span text:style-name="T4">poznámka: „Bibliothecae Conventus Dacžicensis ad S. Anto- nium Paduanum O</text:span><text:span text:style-name="T103">r</text:span><text:span text:style-name="T4">d. Fra. Min. Reform. anno 1707“ </text:span><text:span text:style-name="T2">.</text:span></text:p>
      <text:p text:style-name="P86"/>
      <text:p text:style-name="_33_._20_Název_20_rukopisu"><text:span text:style-name="T13">[Sigismundus</text:span><text:span text:style-name="T39"> </text:span><text:span text:style-name="T273">V</text:span><text:span text:style-name="T13">eselý: Kázání na svátky </text:span><text:span text:style-name="T273">P</text:span><text:span text:style-name="T13">. Marie]</text:span></text:p>
      <text:p text:style-name="P86"/>
      <text:p text:style-name="_34_._20_KAPITOLA_20_rukopisu_20_-_20_1._20_odstavec"><text:span text:style-name="T13">(a)</text:span><text:span text:style-name="T131"> </text:span><text:span text:style-name="T13">1r-151r</text:span><text:span text:style-name="T355"><text:tab/></text:span><text:span text:style-name="T2">„In</text:span><text:span text:style-name="T355"> </text:span><text:span text:style-name="T2">purificatione</text:span><text:span text:style-name="T355"> </text:span><text:span text:style-name="T2">B.</text:span><text:span text:style-name="T81">V</text:span><text:span text:style-name="T2">.M.</text:span><text:span text:style-name="T355"> </text:span><text:span text:style-name="T2">...</text:span><text:span text:style-name="T355"> </text:span><text:span text:style-name="T2">Člověk</text:span><text:span text:style-name="T355"> </text:span><text:span text:style-name="T2">byl</text:span><text:span text:style-name="T355"> </text:span><text:span text:style-name="T2">v</text:span><text:span text:style-name="T355"> </text:span><text:span text:style-name="T2">Jeruzalémě,</text:span><text:span text:style-name="T355"> </text:span><text:span text:style-name="T2">jemuž</text:span><text:span text:style-name="T355"> </text:span><text:span text:style-name="T2">jméno</text:span><text:span text:style-name="T355"> </text:span><text:span text:style-name="T2">Symeon.</text:span><text:span text:style-name="T355"> </text:span><text:span text:style-name="T2">Luc. 2.</text:span><text:span text:style-name="T359"> </text:span><text:span text:style-name="T94">v</text:span><text:span text:style-name="T2">.</text:span><text:span text:style-name="T176"> </text:span><text:span text:style-name="T2">25.</text:span><text:span text:style-name="T176"> </text:span><text:span text:style-name="T2">Svatý</text:span><text:span text:style-name="T176"> </text:span><text:span text:style-name="T2">Pavel</text:span><text:span text:style-name="T176"> </text:span><text:span text:style-name="T2">...</text:span><text:span text:style-name="T176"> <text:s text:c="14"/></text:span><text:soft-page-break/><text:span text:style-name="T2">v</text:span><text:span text:style-name="T176"> </text:span><text:span text:style-name="T2">Epištolách</text:span><text:span text:style-name="T176"> </text:span><text:span text:style-name="T2">svých</text:span><text:span text:style-name="T176"> </text:span><text:span text:style-name="T2">jednoho</text:span><text:span text:style-name="T176"> </text:span><text:span text:style-name="T2">každého</text:span><text:span text:style-name="T176"> </text:span><text:span text:style-name="T2">napomínaje</text:span><text:span text:style-name="T176"> </text:span><text:span text:style-name="T2">...</text:span><text:span text:style-name="T176"> </text:span><text:span text:style-name="T2">x</text:span><text:span text:style-name="T176"> </text:span><text:span text:style-name="T2">...</text:span><text:span text:style-name="T176"> </text:span><text:span text:style-name="T2">(pro</text:span><text:span text:style-name="T176"> </text:span><text:span text:style-name="T2">festo</text:span><text:span text:style-name="T176"> </text:span><text:span text:style-name="T2">B.</text:span><text:span text:style-name="T81">V</text:span><text:span text:style-name="T2">.M Nivensis)</text:span><text:span text:style-name="T323"> </text:span><text:span text:style-name="T2">...</text:span><text:span text:style-name="T323"> </text:span><text:span text:style-name="T2">jako</text:span><text:span text:style-name="T323"> </text:span><text:span text:style-name="T2">Scipio</text:span><text:span text:style-name="T323"> </text:span><text:span text:style-name="T2">A</text:span><text:span text:style-name="T52">f</text:span><text:span text:style-name="T2">fricanovi.</text:span><text:span text:style-name="T323"> </text:span><text:span text:style-name="T2">Quid</text:span><text:span text:style-name="T323"> </text:span><text:span text:style-name="T2">excandescis,</text:span><text:span text:style-name="T323"> </text:span><text:span text:style-name="T2">o</text:span><text:span text:style-name="T323"> </text:span><text:span text:style-name="T2">justitia</text:span><text:span text:style-name="T323"> </text:span><text:span text:style-name="T2">...</text:span><text:span text:style-name="T323"> </text:span><text:span text:style-name="T2">et</text:span><text:span text:style-name="T323"> </text:span><text:span text:style-name="T2">ipse</text:span><text:span text:style-name="T323"> </text:span><text:span text:style-name="T2">velut</text:span><text:span text:style-name="T323"> </text:span><text:span text:style-name="T2">piissimus</text:span><text:span text:style-name="T323"> </text:span><text:span text:style-name="T2">infans delectabitur ab ubere matris“</text:span></text:p>
      <text:p text:style-name="TEXT"/>
      <text:p text:style-name="_34_._20_KAPITOLA_20_rukopisu_20_-_20_1._20_odstavec"><text:span text:style-name="T13">(b)</text:span><text:span text:style-name="T39"> </text:span><text:span text:style-name="T13">153r-164v</text:span><text:span text:style-name="T2"><text:tab/></text:span><text:span text:style-name="T13">[O na</text:span><text:span text:style-name="T53">r</text:span><text:span text:style-name="T13">ození a dětství Ježíše Krista]</text:span></text:p>
      <text:p text:style-name="_35_._20_KAPITOLA_20_rukopisu_20_-_20_2._20_odstavec"><text:span text:style-name="T2">„</text:span><text:span text:style-name="T2">...</text:span><text:span text:style-name="T32"> </text:span><text:span text:style-name="T2">Nazváno jest jméno jeho Ježíš. Luc. 2. Kdo medle jest původ a ukladatel toho </text:span><text:span text:style-name="T2">největšího jména Ježíš? ... x ... (De peregrinatione pueri Jesu) ale vůli toho, jenž mne poslal. E</text:span><text:span text:style-name="T52">r</text:span><text:span text:style-name="T2">go et nos faciamus voluntatem eius, si ipsi placere velimus“</text:span></text:p>
      <text:p text:style-name="P81"/>
      <text:p text:style-name="P81"/>
      <text:p text:style-name="P81"/>
      <text:p text:style-name="P81"/>
      <text:p text:style-name="P81"/>
      <text:p text:style-name="_31_.Číslo_20_rukopisu"><text:bookmark-start text:name="D_049"/><text:span text:style-name="T13">4</text:span><text:bookmark-end text:name="D_049"/><text:span text:style-name="T13">9 <text:s text:c="75"/>D</text:span><text:span text:style-name="T214"> </text:span><text:span text:style-name="T13">49</text:span></text:p>
      <text:p text:style-name="TEXT"/>
      <text:p text:style-name="_32_._20_Vazba_20_a_20_rozměry"><text:span text:style-name="T2">post</text:span><text:span text:style-name="T32"> </text:span><text:span text:style-name="T2">1679, pap., 220 (recte: 222) </text:span><text:span text:style-name="T52">f</text:span><text:span text:style-name="T2">f., 19 x 14,5 cm, vazba soudobá</text:span></text:p>
      <text:p text:style-name="P3"/>
      <text:p text:style-name="TEXT"><text:span text:style-name="T4">Skladba:</text:span><text:span text:style-name="T126"> </text:span><text:span text:style-name="T238">V</text:span><text:span text:style-name="T2">yříznuto</text:span><text:span text:style-name="T115"> </text:span><text:span text:style-name="T2">20</text:span><text:span text:style-name="T115"> </text:span><text:span text:style-name="T2">listů</text:span><text:span text:style-name="T115"> </text:span><text:span text:style-name="T2">na</text:span><text:span text:style-name="T115"> </text:span><text:span text:style-name="T2">začátku</text:span><text:span text:style-name="T115"> </text:span><text:span text:style-name="T2">a</text:span><text:span text:style-name="T115"> </text:span><text:span text:style-name="T2">5</text:span><text:span text:style-name="T115"> </text:span><text:span text:style-name="T2">mezi</text:span><text:span text:style-name="T115"> </text:span><text:span text:style-name="T52">f</text:span><text:span text:style-name="T2">f.</text:span><text:span text:style-name="T115"> </text:span><text:span text:style-name="T102">1</text:span><text:span text:style-name="T2">1-12.</text:span><text:span text:style-name="T115"> </text:span><text:span text:style-name="T2">Neuvedené</text:span><text:span text:style-name="T115"> </text:span><text:span text:style-name="T2">listy</text:span><text:span text:style-name="T115"> </text:span><text:span text:style-name="T2">jsou</text:span><text:span text:style-name="T115"> </text:span><text:span text:style-name="T2">prázdné. </text:span><text:span text:style-name="T4">- Písmo:</text:span><text:span text:style-name="T324"> </text:span><text:span text:style-name="T2">Psáno</text:span><text:span text:style-name="T323"> </text:span><text:span text:style-name="T2">velmi</text:span><text:span text:style-name="T323"> </text:span><text:span text:style-name="T2">drobným</text:span><text:span text:style-name="T323"> </text:span><text:span text:style-name="T2">písmem,</text:span><text:span text:style-name="T323"> </text:span><text:span text:style-name="T2">jedním</text:span><text:span text:style-name="T323"> </text:span><text:span text:style-name="T2">písařem,</text:span><text:span text:style-name="T323"> </text:span><text:span text:style-name="T2">podle</text:span><text:span text:style-name="T323"> </text:span><text:span text:style-name="T2">zmínek</text:span><text:span text:style-name="T323"> </text:span><text:span text:style-name="T2">v</text:span><text:span text:style-name="T323"> </text:span><text:span text:style-name="T2">textu</text:span><text:span text:style-name="T323"> </text:span><text:span text:style-name="T2">františkánem,</text:span><text:span text:style-name="T323"> </text:span><text:span text:style-name="T2">snad dačickým</text:span><text:span text:style-name="T206"> </text:span><text:span text:style-name="T2">Václavem</text:span><text:span text:style-name="T206"> </text:span><text:span text:style-name="T2">Nedbalem,</text:span><text:span text:style-name="T206"> </text:span><text:span text:style-name="T2">sro</text:span><text:span text:style-name="T94">v</text:span><text:span text:style-name="T2">.</text:span><text:span text:style-name="T206"> </text:span><text:span text:style-name="T2">D</text:span><text:span text:style-name="T206"> </text:span><text:span text:style-name="T2">69.</text:span><text:span text:style-name="T206"> </text:span><text:span text:style-name="T2">In</text:span><text:span text:style-name="T206"> </text:span><text:span text:style-name="T2">ma</text:span><text:span text:style-name="T52">r</text:span><text:span text:style-name="T2">gine</text:span><text:span text:style-name="T206"> </text:span><text:span text:style-name="T2">jsou</text:span><text:span text:style-name="T206"> </text:span><text:span text:style-name="T2">názv</text:span><text:span text:style-name="T94">y</text:span><text:span text:style-name="T2">,</text:span><text:span text:style-name="T206"> </text:span><text:span text:style-name="T2">resp.</text:span><text:span text:style-name="T206"> </text:span><text:span text:style-name="T2">autoři</text:span><text:span text:style-name="T206"> </text:span><text:span text:style-name="T2">citovaných</text:span><text:span text:style-name="T206"> </text:span><text:span text:style-name="T2">děl. </text:span><text:span text:style-name="T4">- </text:span><text:span text:style-name="T2">Svázáno</text:span><text:span text:style-name="T225"> </text:span><text:span text:style-name="T2">do</text:span><text:span text:style-name="T225"> </text:span><text:span text:style-name="T2">pe</text:span><text:span text:style-name="T52">r</text:span><text:span text:style-name="T2">gamenového</text:span><text:span text:style-name="T225"> </text:span><text:span text:style-name="T2">listu</text:span><text:span text:style-name="T225"> </text:span><text:span text:style-name="T2">z</text:span><text:span text:style-name="T225"> </text:span><text:span text:style-name="T2">přelomu</text:span><text:span text:style-name="T225"> </text:span><text:span text:style-name="T2">12.</text:span><text:span text:style-name="T225"> </text:span><text:span text:style-name="T2">a</text:span><text:span text:style-name="T225"> </text:span><text:span text:style-name="T2">13.</text:span><text:span text:style-name="T225"> </text:span><text:span text:style-name="T2">století</text:span><text:span text:style-name="T225"> </text:span><text:span text:style-name="T2">s</text:span><text:span text:style-name="T225"> </text:span><text:span text:style-name="T2">neumovou</text:span><text:span text:style-name="T225"> </text:span><text:span text:style-name="T2">notací</text:span><text:span text:style-name="T225"> </text:span><text:span text:style-name="T2">(neumová nediastematická notace</text:span><text:span text:style-name="T196"> </text:span><text:span text:style-name="T2">německého</text:span><text:span text:style-name="T196"> </text:span><text:span text:style-name="T2">typu).</text:span><text:span text:style-name="T196"> </text:span><text:span text:style-name="T2">Fragment</text:span><text:span text:style-name="T196"> </text:span><text:span text:style-name="T2">misálu</text:span><text:span text:style-name="T196"> </text:span><text:span text:style-name="T2">obsahující</text:span><text:span text:style-name="T196"> </text:span><text:span text:style-name="T2">evangelní</text:span><text:span text:style-name="T196"> </text:span><text:span text:style-name="T2">lekce:</text:span><text:span text:style-name="T196"> </text:span><text:span text:style-name="T2">Lc 22:24-28</text:span><text:span text:style-name="T188"> </text:span><text:span text:style-name="T2">a</text:span><text:span text:style-name="T188"> </text:span><text:span text:style-name="T2">Lc</text:span><text:span text:style-name="T188"> </text:span><text:span text:style-name="T2">10:40-42.</text:span><text:span text:style-name="T188"> </text:span><text:span text:style-name="T2">Psáno</text:span><text:span text:style-name="T188"> </text:span><text:span text:style-name="T2">jednou</text:span><text:span text:style-name="T188"> </text:span><text:span text:style-name="T2">rukou</text:span><text:span text:style-name="T188"> </text:span><text:span text:style-name="T2">(raná</text:span><text:span text:style-name="T188"> </text:span><text:span text:style-name="T2">gotica).</text:span><text:span text:style-name="T188"> </text:span><text:span text:style-name="T2">Dále</text:span><text:span text:style-name="T188"> </text:span><text:span text:style-name="T2">viz</text:span><text:span text:style-name="T188"> </text:span><text:span text:style-name="T2">Havel,</text:span><text:span text:style-name="T188"> </text:span><text:span text:style-name="T2">D.:</text:span><text:span text:style-name="T188"> </text:span><text:span text:style-name="T4">Zlomky</text:span><text:span text:style-name="T190"> </text:span><text:span text:style-name="T4">latinských rukopisů</text:span><text:span text:style-name="T2">,</text:span><text:span text:style-name="T73"> </text:span><text:span text:style-name="T2">č.</text:span><text:span text:style-name="T73"> </text:span><text:span text:style-name="T2">13.</text:span><text:span text:style-name="T73"> </text:span><text:span text:style-name="T2">Levý</text:span><text:span text:style-name="T73"> </text:span><text:span text:style-name="T2">sloupec:</text:span><text:span text:style-name="T73"> </text:span><text:span text:style-name="T2">/// </text:span><text:span text:style-name="T4">„Martha</text:span><text:span text:style-name="T74"> </text:span><text:span text:style-name="T4">autem</text:span><text:span text:style-name="T74"> </text:span><text:span text:style-name="T4">satagebat</text:span><text:span text:style-name="T74"> </text:span><text:span text:style-name="T4">ci</text:span><text:span text:style-name="T103">r</text:span><text:span text:style-name="T4">ca</text:span><text:span text:style-name="T74"> </text:span><text:span text:style-name="T4">f</text:span><text:span text:style-name="T103">r</text:span><text:span text:style-name="T4">equens</text:span><text:span text:style-name="T74"> </text:span><text:span text:style-name="T4">ministerium,</text:span><text:span text:style-name="T74"> </text:span><text:span text:style-name="T4">que stetit</text:span><text:span text:style-name="T314"> </text:span><text:span text:style-name="T4">et</text:span><text:span text:style-name="T314"> </text:span><text:span text:style-name="T4">ait:</text:span><text:span text:style-name="T314"> </text:span><text:span text:style-name="T4">Domine,</text:span><text:span text:style-name="T314"> </text:span><text:span text:style-name="T4">non</text:span><text:span text:style-name="T314"> </text:span><text:span text:style-name="T4">est</text:span><text:span text:style-name="T314"> </text:span><text:span text:style-name="T4">tibi</text:span><text:span text:style-name="T314"> </text:span><text:span text:style-name="T4">cu</text:span><text:span text:style-name="T103">r</text:span><text:span text:style-name="T4">e,</text:span><text:span text:style-name="T314"> </text:span><text:span text:style-name="T4">quod</text:span><text:span text:style-name="T314"> </text:span><text:span text:style-name="T4">so</text:span><text:span text:style-name="T103">r</text:span><text:span text:style-name="T4">or</text:span><text:span text:style-name="T314"> </text:span><text:span text:style-name="T4">mea</text:span><text:span text:style-name="T314"> </text:span><text:span text:style-name="T103">r</text:span><text:span text:style-name="T4">eliquit</text:span><text:span text:style-name="T314"> </text:span><text:span text:style-name="T4">me</text:span><text:span text:style-name="T314"> </text:span><text:span text:style-name="T4">solam</text:span><text:span text:style-name="T314"> </text:span><text:span text:style-name="T4">ministra</text:span><text:span text:style-name="T103">r</text:span><text:span text:style-name="T4">e.</text:span><text:span text:style-name="T314"> </text:span><text:span text:style-name="T4">Dic</text:span><text:span text:style-name="T314"> </text:span><text:span text:style-name="T4">e</text:span><text:span text:style-name="T103">r</text:span><text:span text:style-name="T4">go illi,</text:span><text:span text:style-name="T314"> </text:span><text:span text:style-name="T4">ut</text:span><text:span text:style-name="T314"> </text:span><text:span text:style-name="T4">me</text:span><text:span text:style-name="T314"> </text:span><text:span text:style-name="T4">adiuvet</text:span><text:span text:style-name="T314"> </text:span><text:span text:style-name="T4">...“ </text:span><text:span text:style-name="T2">x </text:span><text:span text:style-name="T4">„...</text:span><text:span text:style-name="T314"> </text:span><text:span text:style-name="T4">subvenit</text:span><text:span text:style-name="T314"> </text:span><text:span text:style-name="T4">Domine</text:span><text:span text:style-name="T314"> </text:span><text:span text:style-name="T4">plebi</text:span><text:span text:style-name="T314"> </text:span><text:span text:style-name="T4">tue“ </text:span><text:span text:style-name="T2">///.</text:span><text:span text:style-name="T312"> </text:span><text:span text:style-name="T2">Pravý</text:span><text:span text:style-name="T312"> </text:span><text:span text:style-name="T2">sloupec:</text:span><text:span text:style-name="T312"> </text:span><text:span text:style-name="T2">///</text:span><text:span text:style-name="T312"> </text:span><text:span text:style-name="T4">„</text:span><text:span text:style-name="T314"> </text:span><text:span text:style-name="T2">[sepa]</text:span><text:span text:style-name="T312"> </text:span><text:span text:style-name="T4">ra</text:span><text:span text:style-name="T103">r</text:span><text:span text:style-name="T4">e</text:span><text:span text:style-name="T314"> </text:span><text:span text:style-name="T4">a caritate</text:span><text:span text:style-name="T152"> </text:span><text:span text:style-name="T4">Dei,</text:span><text:span text:style-name="T152"> </text:span><text:span text:style-name="T4">que</text:span><text:span text:style-name="T152"> </text:span><text:span text:style-name="T4">est</text:span><text:span text:style-name="T152"> </text:span><text:span text:style-name="T4">in</text:span><text:span text:style-name="T152"> </text:span><text:span text:style-name="T4">Christo</text:span><text:span text:style-name="T152"> </text:span><text:span text:style-name="T4">Jesu</text:span><text:span text:style-name="T152"> </text:span><text:span text:style-name="T4">Domino</text:span><text:span text:style-name="T152"> </text:span><text:span text:style-name="T4">nost</text:span><text:span text:style-name="T103">r</text:span><text:span text:style-name="T4">o</text:span><text:span text:style-name="T198"> </text:span><text:span text:style-name="T2">[Rom.</text:span><text:span text:style-name="T150"> </text:span><text:span text:style-name="T2">8:39]</text:span><text:span text:style-name="T150"> </text:span><text:span text:style-name="T4">.</text:span><text:span text:style-name="T152"> </text:span><text:span text:style-name="T4">R</text:span><text:span text:style-name="T152"> </text:span><text:span text:style-name="T2">[ubrica]</text:span><text:span text:style-name="T150"> </text:span><text:span text:style-name="T4">.</text:span><text:span text:style-name="T152"> </text:span><text:span text:style-name="T4">Constitues</text:span><text:span text:style-name="T152"> </text:span><text:span text:style-name="T4">eos</text:span><text:span text:style-name="T152"> </text:span><text:span text:style-name="T4">... S.</text:span><text:span text:style-name="T345"> </text:span><text:span text:style-name="T4">Lucam.</text:span><text:span text:style-name="T345"> </text:span><text:span text:style-name="T4">In</text:span><text:span text:style-name="T345"> </text:span><text:span text:style-name="T4">illo</text:span><text:span text:style-name="T345"> </text:span><text:span text:style-name="T4">tempo</text:span><text:span text:style-name="T103">r</text:span><text:span text:style-name="T4">e</text:span><text:span text:style-name="T345"> </text:span><text:span text:style-name="T4">facta</text:span><text:span text:style-name="T345"> </text:span><text:span text:style-name="T4">est</text:span><text:span text:style-name="T345"> </text:span><text:span text:style-name="T4">contentio</text:span><text:span text:style-name="T345"> </text:span><text:span text:style-name="T4">inter</text:span><text:span text:style-name="T345"> </text:span><text:span text:style-name="T4">discipulos</text:span><text:span text:style-name="T345"> </text:span><text:span text:style-name="T4">...“ </text:span><text:span text:style-name="T2">x </text:span><text:span text:style-name="T4">„...</text:span><text:span text:style-name="T345"> </text:span><text:span text:style-name="T4">Ego</text:span><text:span text:style-name="T345"> </text:span><text:span text:style-name="T4">autem</text:span><text:span text:style-name="T345"> </text:span><text:span text:style-name="T4">in</text:span><text:span text:style-name="T345"> </text:span><text:span text:style-name="T4">medio vestrum</text:span><text:span text:style-name="T161"> </text:span><text:span text:style-name="T4">sum,</text:span><text:span text:style-name="T161"> </text:span><text:span text:style-name="T4">sicut</text:span><text:span text:style-name="T161"> </text:span><text:span text:style-name="T4">qui</text:span><text:span text:style-name="T161"> </text:span><text:span text:style-name="T4">ministrat:</text:span><text:span text:style-name="T161"> </text:span><text:span text:style-name="T4">vos</text:span><text:span text:style-name="T161"> </text:span><text:span text:style-name="T4">autem</text:span><text:span text:style-name="T161"> </text:span><text:span text:style-name="T4">estis,</text:span><text:span text:style-name="T161"> </text:span><text:span text:style-name="T4">qui</text:span><text:span text:style-name="T161"> </text:span><text:span text:style-name="T4">permansistis </text:span><text:span text:style-name="T2">[mecum</text:span><text:span text:style-name="T160"> </text:span><text:span text:style-name="T2">in</text:span><text:span text:style-name="T160"> </text:span><text:span text:style-name="T2">tentationibus meis]</text:span><text:span text:style-name="T202"> </text:span><text:span text:style-name="T4">„ </text:span><text:span text:style-name="T2">///</text:span><text:span text:style-name="T266"> </text:span><text:span text:style-name="T2">[Luc.</text:span><text:span text:style-name="T202"> </text:span><text:span text:style-name="T2">22:24-28].</text:span><text:span text:style-name="T202"> </text:span><text:span text:style-name="T2">Na</text:span><text:span text:style-name="T202"> </text:span><text:span text:style-name="T2">hřbetu</text:span><text:span text:style-name="T202"> </text:span><text:span text:style-name="T2">rukou</text:span><text:span text:style-name="T202"> </text:span><text:span text:style-name="T2">nápis:</text:span><text:span text:style-name="T266"> </text:span><text:span text:style-name="T4">„papír</text:span><text:span text:style-name="T203"> </text:span><text:span text:style-name="T4">bílý“</text:span><text:span text:style-name="T203"> </text:span><text:span text:style-name="T2">.</text:span><text:span text:style-name="T266"> </text:span><text:span text:style-name="T4">-</text:span><text:span text:style-name="T203"> </text:span><text:span text:style-name="T4">P</text:span><text:span text:style-name="T103">r</text:span><text:span text:style-name="T4">ovenienční</text:span><text:span text:style-name="T203"> </text:span><text:soft-page-break/><text:span text:style-name="T4">poznámka: </text:span><text:span text:style-name="T2">Na</text:span><text:span text:style-name="T206"> </text:span><text:span text:style-name="T2">předním</text:span><text:span text:style-name="T206"> </text:span><text:span text:style-name="T2">přídeští</text:span><text:span text:style-name="T206"> </text:span><text:span text:style-name="T2">silně</text:span><text:span text:style-name="T206"> </text:span><text:span text:style-name="T2">přeškrtaný</text:span><text:span text:style-name="T206"> </text:span><text:span text:style-name="T2">záznam,</text:span><text:span text:style-name="T206"> </text:span><text:span text:style-name="T2">ze</text:span><text:span text:style-name="T206"> </text:span><text:span text:style-name="T2">kterého</text:span><text:span text:style-name="T206"> </text:span><text:span text:style-name="T2">však</text:span><text:span text:style-name="T206"> </text:span><text:span text:style-name="T2">možno</text:span><text:span text:style-name="T206"> </text:span><text:span text:style-name="T2">vyčíst</text:span><text:span text:style-name="T346"> </text:span><text:span text:style-name="T4">„Ex</text:span><text:span text:style-name="T207"> </text:span><text:span text:style-name="T4">libris</text:span><text:span text:style-name="T207"> </text:span><text:span text:style-name="T4">Geo</text:span><text:span text:style-name="T103">r</text:span><text:span text:style-name="T4">gii Lagenidis</text:span><text:span text:style-name="T65"> </text:span><text:span text:style-name="T4">...</text:span><text:span text:style-name="T65"> </text:span><text:span text:style-name="T4">1664</text:span><text:span text:style-name="T65"> </text:span><text:span text:style-name="T2">[?]“.</text:span><text:span text:style-name="T64"> </text:span><text:span text:style-name="T2">Podle</text:span><text:span text:style-name="T64"> </text:span><text:span text:style-name="T2">Dokoupila,</text:span><text:span text:style-name="T64"> </text:span><text:span text:style-name="T2">Vl.:</text:span><text:span text:style-name="T64"> </text:span><text:span text:style-name="T4">Dějiny</text:span><text:span text:style-name="T65"> </text:span><text:span text:style-name="T4">moravských</text:span><text:span text:style-name="T2">,</text:span><text:span text:style-name="T64"> </text:span><text:span text:style-name="T2">s.</text:span><text:span text:style-name="T64"> </text:span><text:span text:style-name="T2">267</text:span><text:span text:style-name="T64"> </text:span><text:span text:style-name="T2">přešla </text:span><text:span text:style-name="T4">„větší</text:span><text:span text:style-name="T65"> </text:span><text:span text:style-name="T4">část Lagenidesových</text:span><text:span text:style-name="T215"> </text:span><text:span text:style-name="T4">knih</text:span><text:span text:style-name="T215"> </text:span><text:span text:style-name="T4">...</text:span><text:span text:style-name="T215"> </text:span><text:span text:style-name="T4">předtím</text:span><text:span text:style-name="T215"> </text:span><text:span text:style-name="T4">do</text:span><text:span text:style-name="T215"> </text:span><text:span text:style-name="T4">majetku</text:span><text:span text:style-name="T215"> </text:span><text:span text:style-name="T4">malíře</text:span><text:span text:style-name="T215"> </text:span><text:span text:style-name="T4">Ma</text:span><text:span text:style-name="T103">r</text:span><text:span text:style-name="T4">cela</text:span><text:span text:style-name="T215"> </text:span><text:span text:style-name="T4">Pischela,</text:span><text:span text:style-name="T215"> </text:span><text:span text:style-name="T4">který</text:span><text:span text:style-name="T215"> </text:span><text:span text:style-name="T4">je</text:span><text:span text:style-name="T215"> </text:span><text:span text:style-name="T4">pak</text:span><text:span text:style-name="T215"> </text:span><text:span text:style-name="T4">se</text:span><text:span text:style-name="T215"> </text:span><text:span text:style-name="T4">svými knihami</text:span><text:span text:style-name="T168"> </text:span><text:span text:style-name="T4">da</text:span><text:span text:style-name="T103">r</text:span><text:span text:style-name="T4">oval</text:span><text:span text:style-name="T168"> </text:span><text:span text:style-name="T103">r</text:span><text:span text:style-name="T4">oku</text:span><text:span text:style-name="T168"> </text:span><text:span text:style-name="T4">1675</text:span><text:span text:style-name="T168"> </text:span><text:span text:style-name="T4">františkánskému</text:span><text:span text:style-name="T168"> </text:span><text:span text:style-name="T4">konventu</text:span><text:span text:style-name="T168"> </text:span><text:span text:style-name="T4">v</text:span><text:span text:style-name="T168"> </text:span><text:span text:style-name="T4">Jemnici.</text:span><text:span text:style-name="T168"> </text:span><text:span text:style-name="T4">V</text:span><text:span text:style-name="T168"> </text:span><text:span text:style-name="T4">jeho</text:span><text:span text:style-name="T168"> </text:span><text:span text:style-name="T4">dedikačních</text:span><text:span text:style-name="T168"> </text:span><text:span text:style-name="T4">záznamech je</text:span><text:span text:style-name="T332"> </text:span><text:span text:style-name="T4">pak</text:span><text:span text:style-name="T332"> </text:span><text:span text:style-name="T4">„Jamnicensis“</text:span><text:span text:style-name="T332"> </text:span><text:span text:style-name="T4">škrtnuto</text:span><text:span text:style-name="T332"> </text:span><text:span text:style-name="T4">a</text:span><text:span text:style-name="T332"> </text:span><text:span text:style-name="T4">přepsáno</text:span><text:span text:style-name="T332"> </text:span><text:span text:style-name="T4">na</text:span><text:span text:style-name="T332"> </text:span><text:span text:style-name="T4">„Daczicensis“</text:span><text:span text:style-name="T332"> </text:span><text:span text:style-name="T4">s</text:span><text:span text:style-name="T332"> </text:span><text:span text:style-name="T103">r</text:span><text:span text:style-name="T4">okem</text:span><text:span text:style-name="T332"> </text:span><text:span text:style-name="T4">1676.“ </text:span><text:span text:style-name="T2">Pod</text:span><text:span text:style-name="T331"> </text:span><text:span text:style-name="T2">tím</text:span><text:span text:style-name="T331"> </text:span><text:span text:style-name="T2">zápisem opět silně přeškrtnuto </text:span><text:span text:style-name="T4">„... charta bianca erkauft</text:span><text:span text:style-name="T2"> </text:span><text:span text:style-name="T4">1656.“</text:span></text:p>
      <text:p text:style-name="TEXT"/>
      <text:p text:style-name="_34_._20_KAPITOLA_20_rukopisu_20_-_20_1._20_odstavec"><text:span text:style-name="T13">(a)</text:span><text:span text:style-name="T39"> </text:span><text:span text:style-name="T13">1r-58v</text:span><text:span text:style-name="T2"><text:tab/></text:span><text:span text:style-name="T12">„Conciones de festivitatibus totius anni“</text:span></text:p>
      <text:p text:style-name="_35_._20_KAPITOLA_20_rukopisu_20_-_20_2._20_odstavec"><text:span text:style-name="T2">[fol.</text:span><text:span text:style-name="T32"> </text:span><text:span text:style-name="T2">2r] „In festo ss. Petri et Pauli. Gloriosi principes terrae, quomodo in vita sua dilexerunt se, ita et in morte non sunt se parati. Dum hodiernos duos sanctos considero, veniunt mihi in mentem ... x ... (In festo Nativitatis Domini) per orbem universum periere“</text:span></text:p>
      <text:p text:style-name="TEXT"/>
      <text:p text:style-name="_34_._20_KAPITOLA_20_rukopisu_20_-_20_1._20_odstavec"><text:span text:style-name="T13">(b)</text:span><text:span text:style-name="T39"> </text:span><text:span text:style-name="T13">64v-101v</text:span><text:span text:style-name="T2"><text:tab/>„Exempla et notata varia. A. Astutia mulieris viduae“</text:span></text:p>
      <text:p text:style-name="_35_._20_KAPITOLA_20_rukopisu_20_-_20_2._20_odstavec"><text:span text:style-name="T2">„</text:span><text:span text:style-name="T2">Quaedam femina habuit tres procos, unus de altero </text:span><text:span text:style-name="T2">nesciebat ...“</text:span></text:p>
      <text:p text:style-name="_35_._20_KAPITOLA_20_rukopisu_20_-_20_2._20_odstavec"><text:span text:style-name="T2">[fol.</text:span><text:span text:style-name="T32"> </text:span><text:span text:style-name="T2">98v] „</text:span><text:span text:style-name="T238">P</text:span><text:span text:style-name="T2">. Puella quaedam semper volebat habere maritum et certum amabat ...“</text:span></text:p>
      <text:p text:style-name="P27"/>
      <text:p text:style-name="_36_._20_Komentář_20_kapitoly"><text:span text:style-name="T301">T</text:span><text:span text:style-name="T2">ato</text:span><text:span text:style-name="T102"> </text:span><text:span text:style-name="T2">část</text:span><text:span text:style-name="T102"> </text:span><text:span text:style-name="T2">konvolutu</text:span><text:span text:style-name="T102"> </text:span><text:span text:style-name="T2">byla</text:span><text:span text:style-name="T102"> </text:span><text:span text:style-name="T2">připravena</text:span><text:span text:style-name="T102"> </text:span><text:span text:style-name="T2">pro</text:span><text:span text:style-name="T102"> </text:span><text:span text:style-name="T2">abecedně</text:span><text:span text:style-name="T102"> </text:span><text:span text:style-name="T2">uspořádané</text:span><text:span text:style-name="T102"> </text:span><text:span text:style-name="T2">výpisk</text:span><text:span text:style-name="T176">y</text:span><text:span text:style-name="T2">,</text:span><text:span text:style-name="T102"> </text:span><text:span text:style-name="T2">s</text:span><text:span text:style-name="T102"> </text:span><text:span text:style-name="T2">výjimkou</text:span><text:span text:style-name="T102"> </text:span><text:span text:style-name="T2">obou</text:span><text:span text:style-name="T102"> </text:span><text:span text:style-name="T2">uvedených</text:span><text:span text:style-name="T102"> </text:span><text:span text:style-name="T2">však</text:span><text:span text:style-name="T102"> </text:span><text:span text:style-name="T2">zůstala zcela prázdná.</text:span></text:p>
      <text:p text:style-name="TEXT"/>
      <text:p text:style-name="_34_._20_KAPITOLA_20_rukopisu_20_-_20_1._20_odstavec"><text:span text:style-name="T13">(c)</text:span><text:span text:style-name="T39"> </text:span><text:span text:style-name="T13">102r-</text:span><text:span text:style-name="T105">1</text:span><text:span text:style-name="T13">15v</text:span><text:span text:style-name="T2"><text:tab/>„Ex universum theologia conclusiones probae illis adiunctae“</text:span></text:p>
      <text:p text:style-name="P27">„De natura theologiae. 1. Doctrina theologiae est certa ...“</text:p>
      <text:p text:style-name="P27"/>
      <text:p text:style-name="_36_._20_Komentář_20_kapitoly"><text:span text:style-name="T2">Záznam přednášek, in ma</text:span><text:span text:style-name="T52">r</text:span><text:span text:style-name="T2">gine nahoře vpravo je poznámka: </text:span><text:span text:style-name="T4">„compendiata theologia in meo studio“</text:span></text:p>
      <text:p text:style-name="TEXT"/>
      <text:p text:style-name="_34_._20_KAPITOLA_20_rukopisu_20_-_20_1._20_odstavec"><text:span text:style-name="T13">(d)</text:span><text:span text:style-name="T39"> </text:span><text:span text:style-name="T105">1</text:span><text:span text:style-name="T13">15v-180r</text:span><text:span text:style-name="T2"><text:tab/></text:span><text:span text:style-name="T13">[Conciones per ci</text:span><text:span text:style-name="T53">r</text:span><text:span text:style-name="T13">culum anni]</text:span></text:p>
      <text:p text:style-name="_35_._20_KAPITOLA_20_rukopisu_20_-_20_2._20_odstavec"><text:span text:style-name="T2">„Dominica</text:span><text:span text:style-name="T32"> </text:span><text:span text:style-name="T2">ultima Pent. Matth. 24. [2] . Erit tunc ... Bulgarorum rex venationi k štvaní a k lovu erat ita </text:span><text:span text:style-name="T464">valde</text:span><text:span text:style-name="T2"> deditus et non solum ille libenter venabatu</text:span><text:span text:style-name="T32">r</text:span><text:span text:style-name="T2">, sed et venationes libenter videbat ... Snad i my potřebujeme nějakého malíře, který by nám vymaloval obraz ... soudného dne ...“</text:span></text:p>
      <text:p text:style-name="_36_._20_Komentář_20_kapitoly"><text:soft-page-break/><text:span text:style-name="T2">Latinská</text:span><text:span text:style-name="T338"> </text:span><text:span text:style-name="T2">kázání,</text:span><text:span text:style-name="T338"> </text:span><text:span text:style-name="T2">převážně</text:span><text:span text:style-name="T338"> </text:span><text:span text:style-name="T2">nedělní,</text:span><text:span text:style-name="T338"> </text:span><text:span text:style-name="T2">místy</text:span><text:span text:style-name="T338"> </text:span><text:span text:style-name="T2">česká</text:span><text:span text:style-name="T338"> </text:span><text:span text:style-name="T2">slova</text:span><text:span text:style-name="T338"> </text:span><text:span text:style-name="T2">i</text:span><text:span text:style-name="T338"> </text:span><text:span text:style-name="T2">vět</text:span><text:span text:style-name="T176">y</text:span><text:span text:style-name="T2">.</text:span><text:span text:style-name="T338"> </text:span><text:span text:style-name="T2">U</text:span><text:span text:style-name="T338"> </text:span><text:span text:style-name="T2">několika</text:span><text:span text:style-name="T338"> </text:span><text:span text:style-name="T2">kázání</text:span><text:span text:style-name="T338"> </text:span><text:span text:style-name="T2">uvedeni</text:span><text:span text:style-name="T338"> </text:span><text:span text:style-name="T2">autoři,</text:span><text:span text:style-name="T338"> např. </text:span><text:span text:style-name="T2">Ignatius Contini (fol. 131v) a </text:span><text:span text:style-name="T269">V</text:span><text:span text:style-name="T2">an Horen (správně asi Carolus van Hoorn), fol. 153</text:span><text:span text:style-name="T154">r</text:span><text:span text:style-name="T2">. Některé listy jsou prázdné.</text:span></text:p>
      <text:p text:style-name="P86"/>
      <text:p text:style-name="_34_._20_KAPITOLA_20_rukopisu_20_-_20_1._20_odstavec"><text:span text:style-name="T13">(e)</text:span><text:span text:style-name="T284"> </text:span><text:span text:style-name="T13">205r-209r</text:span><text:span text:style-name="T363"><text:tab/></text:span><text:span text:style-name="T2">„Nota</text:span><text:span text:style-name="T363"> </text:span><text:span text:style-name="T2">digna [de</text:span><text:span text:style-name="T363"> </text:span><text:span text:style-name="T2">casibus</text:span><text:span text:style-name="T363"> </text:span><text:span text:style-name="T2">conscientiae] ex</text:span><text:span text:style-name="T363"> </text:span><text:span text:style-name="T2">variis</text:span><text:span text:style-name="T363"> </text:span><text:span text:style-name="T2">precipue</text:span><text:span text:style-name="T363"> </text:span><text:span text:style-name="T2">ex [Laurentio] Portel“</text:span></text:p>
      <text:p text:style-name="_35_._20_KAPITOLA_20_rukopisu_20_-_20_2._20_odstavec"><text:span text:style-name="T2">„</text:span><text:span text:style-name="T2">Regulares</text:span><text:span text:style-name="T32"> </text:span><text:span text:style-name="T2">confessores possunt dispensare oratione vota paenalia saecularium ...“</text:span></text:p>
      <text:p text:style-name="P33">[fol. 206v] „Propositiones 45. prohibitae a ... Alexandro VII 1665 et 1666, 23. Martii ...“</text:p>
      <text:p text:style-name="P86"/>
      <text:p text:style-name="_34_._20_KAPITOLA_20_rukopisu_20_-_20_1._20_odstavec"><text:span text:style-name="T13">(f)</text:span><text:span text:style-name="T39"> </text:span><text:span text:style-name="T13">2</text:span><text:span text:style-name="T105">1</text:span><text:span text:style-name="T13">1r-216v</text:span><text:span text:style-name="T2"><text:tab/></text:span><text:span text:style-name="T13">[Česko-latinská kázání o s</text:span><text:span text:style-name="T181">v</text:span><text:span text:style-name="T13">. Kateřině, Mikuláši, Šimonu a Judovi]</text:span></text:p>
      <text:p text:style-name="P86"/>
      <text:p text:style-name="_34_._20_KAPITOLA_20_rukopisu_20_-_20_1._20_odstavec"><text:span text:style-name="T13">(g)</text:span><text:span text:style-name="T39"> </text:span><text:span text:style-name="T13">217r-219r</text:span><text:span text:style-name="T2"><text:tab/>„</text:span><text:span text:style-name="T13">Notata de casibus ex [Emanuelo] Rodriguez de novitiis et p</text:span><text:span text:style-name="T53">r</text:span><text:span text:style-name="T13">ofessis“</text:span></text:p>
      <text:p text:style-name="P81"/>
      <text:p text:style-name="P81"/>
      <text:p text:style-name="P81"/>
      <text:p text:style-name="P81"/>
      <text:p text:style-name="P81"/>
      <text:p text:style-name="_31_.Číslo_20_rukopisu"><text:bookmark-start text:name="D_050"/><text:span text:style-name="T13">5</text:span><text:bookmark-end text:name="D_050"/><text:span text:style-name="T13">0 <text:s text:c="75"/>D</text:span><text:span text:style-name="T214"> </text:span><text:span text:style-name="T13">50</text:span></text:p>
      <text:p text:style-name="P86"/>
      <text:p text:style-name="_32_._20_Vazba_20_a_20_rozměry"><text:span text:style-name="T2">XVIII</text:span><text:span text:style-name="T498">med.</text:span><text:span text:style-name="T2">, pap., [50] </text:span><text:span text:style-name="T52">f</text:span><text:span text:style-name="T2">f., 19 x </text:span><text:span text:style-name="T102">1</text:span><text:span text:style-name="T2">1,5 cm, vazba soudobá</text:span></text:p>
      <text:p text:style-name="P7"/>
      <text:p text:style-name="TEXT"><text:span text:style-name="T4">Písmo:</text:span><text:span text:style-name="T218"> </text:span><text:span text:style-name="T2">Dvě</text:span><text:span text:style-name="T221"> </text:span><text:span text:style-name="T2">písařské</text:span><text:span text:style-name="T221"> </text:span><text:span text:style-name="T2">ruce.</text:span><text:span text:style-name="T221"> </text:span><text:span text:style-name="T2">Na</text:span><text:span text:style-name="T221"> </text:span><text:span text:style-name="T52">f</text:span><text:span text:style-name="T2">f.</text:span><text:span text:style-name="T221"> </text:span><text:span text:style-name="T2">2r-48r</text:span><text:span text:style-name="T221"> </text:span><text:span text:style-name="T2">humanistická</text:span><text:span text:style-name="T221"> </text:span><text:span text:style-name="T2">polokurzíva.</text:span><text:span text:style-name="T221"> </text:span><text:span text:style-name="T2">Na</text:span><text:span text:style-name="T221"> </text:span><text:span text:style-name="T52">f</text:span><text:span text:style-name="T2">f.</text:span><text:span text:style-name="T221"> </text:span><text:span text:style-name="T2">48v-49v</text:span><text:span text:style-name="T221"> </text:span><text:span text:style-name="T2">německá novogotická polokurzíva a kurzíva. </text:span><text:span text:style-name="T4">- </text:span><text:span text:style-name="T2">Původní lepenková vazba potažená teletinou. </text:span><text:span text:style-name="T4">- P</text:span><text:span text:style-name="T103">r</text:span><text:span text:style-name="T4">ovenienční</text:span><text:span text:style-name="T261"> </text:span><text:span text:style-name="T4">poznámka:</text:span><text:span text:style-name="T261"> </text:span><text:span text:style-name="T2">Na</text:span><text:span text:style-name="T259"> </text:span><text:span text:style-name="T2">přední</text:span><text:span text:style-name="T259"> </text:span><text:span text:style-name="T2">předsádce:</text:span><text:span text:style-name="T320"> </text:span><text:span text:style-name="T4">„P</text:span><text:span text:style-name="T103">r</text:span><text:span text:style-name="T4">o</text:span><text:span text:style-name="T261"> </text:span><text:span text:style-name="T4">simplici</text:span><text:span text:style-name="T261"> </text:span><text:span text:style-name="T4">usu</text:span><text:span text:style-name="T261"> </text:span><text:span text:style-name="T83">P</text:span><text:span text:style-name="T4">.</text:span><text:span text:style-name="T261"> </text:span><text:span text:style-name="T4">Geo</text:span><text:span text:style-name="T103">r</text:span><text:span text:style-name="T4">gii</text:span><text:span text:style-name="T261"> </text:span><text:span text:style-name="T4">Götzel</text:span><text:span text:style-name="T261"> </text:span><text:span text:style-name="T4">Franciscani.“</text:span><text:span text:style-name="T32"> Georg Götzel p</text:span><text:span text:style-name="T2">ocházel z Kunčic na Moravě, do řádu vstoupil roku 1761 v Moravské Třebové.</text:span></text:p>
      <text:p text:style-name="P86"/>
      <text:p text:style-name="_34_._20_KAPITOLA_20_rukopisu_20_-_20_1._20_odstavec"><text:span text:style-name="T13">(a)</text:span><text:span text:style-name="T39"> </text:span><text:span text:style-name="T13">2r-38v</text:span><text:span text:style-name="T2"><text:tab/>„Annotatio de exercitiis spiritualibus octiduanis“</text:span></text:p>
      <text:p text:style-name="_35_._20_KAPITOLA_20_rukopisu_20_-_20_2._20_odstavec"><text:span text:style-name="T2">„</text:span><text:span text:style-name="T2">Nota:</text:span><text:span text:style-name="T32"> </text:span><text:span text:style-name="T2">religio nostra sacra ab ortu suo asvevit vitae contemplativae ... x ... (Dies VIII. Animabus in pu</text:span><text:span text:style-name="T52">r</text:span><text:span text:style-name="T2">gatorio sacrata) Oremus. Benedictio et claritas sapientia ... ille benedictus in saecula saeculorum. Amen“</text:span></text:p>
      <text:p text:style-name="_34_._20_KAPITOLA_20_rukopisu_20_-_20_1._20_odstavec"><text:soft-page-break/><text:span text:style-name="T13">(b)</text:span><text:span text:style-name="T360"> </text:span><text:span text:style-name="T13">39r-48r</text:span><text:span text:style-name="T176"><text:tab/></text:span><text:span text:style-name="T2">„Praeparatio</text:span><text:span text:style-name="T176"> </text:span><text:span text:style-name="T2">ante</text:span><text:span text:style-name="T176"> </text:span><text:span text:style-name="T2">sanctissimum</text:span><text:span text:style-name="T176"> </text:span><text:span text:style-name="T2">sacramentum</text:span><text:span text:style-name="T176"> </text:span><text:span text:style-name="T2">pro</text:span><text:span text:style-name="T176"> </text:span><text:span text:style-name="T2">peragenda</text:span><text:span text:style-name="T176"> </text:span><text:span text:style-name="T301">V</text:span><text:span text:style-name="T2">ia</text:span><text:span text:style-name="T176"> </text:span><text:span text:style-name="T2">Sanctae</text:span><text:span text:style-name="T176"> </text:span><text:span text:style-name="T2">Crucis“</text:span></text:p>
      <text:p text:style-name="TEXT"/>
      <text:p text:style-name="_34_._20_KAPITOLA_20_rukopisu_20_-_20_1._20_odstavec"><text:span text:style-name="T13">(c)</text:span><text:span text:style-name="T39"> </text:span><text:span text:style-name="T13">48v-49v</text:span><text:span text:style-name="T2"><text:tab/>„Cantilena Sanctae </text:span><text:span text:style-name="T301">V</text:span><text:span text:style-name="T2">iae Crucis“</text:span></text:p>
      <text:p text:style-name="_35_._20_KAPITOLA_20_rukopisu_20_-_20_2._20_odstavec"><text:span text:style-name="T2">„</text:span><text:span text:style-name="T2">1.</text:span><text:span text:style-name="T32"> </text:span><text:span text:style-name="T2">Christi Mutter stund in Schmerzen / bei dem Creuz betrübt im Herzen ...“</text:span></text:p>
      <text:p text:style-name="P81"/>
      <text:p text:style-name="P81"/>
      <text:p text:style-name="P81"/>
      <text:p text:style-name="P81"/>
      <text:p text:style-name="P81"/>
      <text:p text:style-name="_31_.Číslo_20_rukopisu"><text:bookmark-start text:name="D_051"/><text:span text:style-name="T13">5</text:span><text:bookmark-end text:name="D_051"/><text:span text:style-name="T13">1 <text:s text:c="75"/>D</text:span><text:span text:style-name="T214"> </text:span><text:span text:style-name="T13">51</text:span></text:p>
      <text:p text:style-name="TEXT"/>
      <text:p text:style-name="_32_._20_Vazba_20_a_20_rozměry"><text:span text:style-name="T2">1726-1864,</text:span><text:span text:style-name="T32"> </text:span><text:span text:style-name="T2">Jihlava, pap., [74] </text:span><text:span text:style-name="T52">f</text:span><text:span text:style-name="T2">f., 19,5 x 15 cm, sešit. </text:span>Brožováno.</text:p>
      <text:p text:style-name="TEXT"/>
      <text:p text:style-name="P207"><text:span text:style-name="T13">„Lehrjungenbuch,</text:span><text:span text:style-name="T282"> </text:span><text:span text:style-name="T13">worin</text:span><text:span text:style-name="T284"> </text:span><text:span text:style-name="T13">diesselben</text:span><text:span text:style-name="T284"> </text:span><text:span text:style-name="T13">der</text:span><text:span text:style-name="T284"> </text:span><text:span text:style-name="T13">Aufnahm</text:span><text:span text:style-name="T284"> <text:s text:c="12"/></text:span><text:span text:style-name="T13">nach</text:span><text:span text:style-name="T284"> </text:span><text:span text:style-name="T13">ordentlich</text:span><text:span text:style-name="T284"> </text:span><text:span text:style-name="T13">aufgeschrieben werden.</text:span><text:span text:style-name="T113"> </text:span><text:span text:style-name="T13">Bei</text:span><text:span text:style-name="T113"> </text:span><text:span text:style-name="T13">dem</text:span><text:span text:style-name="T113"> <text:s text:c="10"/></text:span><text:span text:style-name="T13">ehrsamen</text:span><text:span text:style-name="T113"> </text:span><text:span text:style-name="T13">Zimmerhandwerk</text:span><text:span text:style-name="T113"> </text:span><text:span text:style-name="T13">in</text:span><text:span text:style-name="T113"> </text:span><text:span text:style-name="T13">der</text:span><text:span text:style-name="T113"> </text:span><text:span text:style-name="T13">königlichen</text:span><text:span text:style-name="T113"> <text:s text:c="17"/></text:span><text:span text:style-name="T13">Stadt</text:span><text:span text:style-name="T113"> </text:span><text:span text:style-name="T13">Iglau</text:span><text:span text:style-name="T113"> </text:span><text:span text:style-name="T13">von</text:span><text:span text:style-name="T113"> </text:span><text:span text:style-name="T13">anno 1733“</text:span></text:p>
      <text:p text:style-name="TEXT"/>
      <text:p text:style-name="_37_._20_Komentář_20_CELEK"><text:span text:style-name="T2">Název</text:span><text:span text:style-name="T221"> </text:span><text:span text:style-name="T2">ze</text:span><text:span text:style-name="T221"> </text:span><text:span text:style-name="T2">štítku</text:span><text:span text:style-name="T221"> </text:span><text:span text:style-name="T2">na</text:span><text:span text:style-name="T221"> </text:span><text:span text:style-name="T2">vazbě,</text:span><text:span text:style-name="T221"> </text:span><text:span text:style-name="T2">ve</text:span><text:span text:style-name="T221"> </text:span><text:span text:style-name="T2">skutečnosti</text:span><text:span text:style-name="T221"> </text:span><text:span text:style-name="T2">však</text:span><text:span text:style-name="T221"> </text:span><text:span text:style-name="T2">začínají</text:span><text:span text:style-name="T221"> </text:span><text:span text:style-name="T2">zápisy</text:span><text:span text:style-name="T221"> </text:span><text:span text:style-name="T2">učňů</text:span><text:span text:style-name="T221"> </text:span><text:span text:style-name="T2">tesařského</text:span><text:span text:style-name="T221"> </text:span><text:span text:style-name="T2">cechu</text:span><text:span text:style-name="T221"> </text:span><text:span text:style-name="T2">v</text:span><text:span text:style-name="T221"> </text:span><text:span text:style-name="T2">Jihlavě</text:span><text:span text:style-name="T221"> </text:span><text:span text:style-name="T2">již</text:span><text:span text:style-name="T221"> </text:span><text:span text:style-name="T2">rokem</text:span><text:span text:style-name="T221"> </text:span><text:span text:style-name="T2">1726 a končí 1864.</text:span></text:p>
      <text:p text:style-name="P81"/>
      <text:p text:style-name="P81"/>
      <text:p text:style-name="P81"/>
      <text:p text:style-name="P81"/>
      <text:p text:style-name="P81"/>
      <text:p text:style-name="_31_.Číslo_20_rukopisu"><text:bookmark-start text:name="D_052"/><text:span text:style-name="T13">5</text:span><text:bookmark-end text:name="D_052"/><text:span text:style-name="T13">2 <text:s text:c="75"/>D</text:span><text:span text:style-name="T214"> </text:span><text:span text:style-name="T13">52</text:span></text:p>
      <text:p text:style-name="TEXT"/>
      <text:p text:style-name="_32_._20_Vazba_20_a_20_rozměry"><text:span text:style-name="T2">1849-1851, pap., [70] </text:span><text:span text:style-name="T52">f</text:span><text:span text:style-name="T2">f., 18 x </text:span><text:span text:style-name="T102">1</text:span><text:span text:style-name="T2">1 cm, vazba soudobá</text:span></text:p>
      <text:p text:style-name="P3"/>
      <text:p text:style-name="TEXT"><text:span text:style-name="T2">Původní</text:span><text:span text:style-name="T188"> </text:span><text:span text:style-name="T2">plátěná</text:span><text:span text:style-name="T32"> </text:span><text:span text:style-name="T2">vazba.</text:span><text:span text:style-name="T32"> </text:span><text:span text:style-name="T2">-</text:span><text:span text:style-name="T32"> </text:span><text:span text:style-name="T2">Na</text:span><text:span text:style-name="T32"> </text:span><text:span text:style-name="T2">přední</text:span><text:span text:style-name="T32"> </text:span><text:span text:style-name="T2">předsádce</text:span><text:span text:style-name="T32"> </text:span><text:span text:style-name="T2">text:</text:span><text:span text:style-name="T132"> </text:span><text:span text:style-name="T4">„Anno</text:span><text:span text:style-name="T34"> </text:span><text:span text:style-name="T4">1849</text:span><text:span text:style-name="T34"> </text:span><text:span text:style-name="T4">byl</text:span><text:span text:style-name="T34"> </text:span><text:span text:style-name="T4">p</text:span><text:span text:style-name="T103">r</text:span><text:span text:style-name="T4">ovinciálem</text:span><text:span text:style-name="T34"> </text:span><text:span text:style-name="T83">P</text:span><text:span text:style-name="T4">.</text:span><text:span text:style-name="T34"> </text:span><text:span text:style-name="T4">H</text:span><text:span text:style-name="T103">r</text:span><text:span text:style-name="T4">oznata Schuldes“</text:span></text:p>
      <text:p text:style-name="TEXT"/>
      <text:p text:style-name="_33_._20_Název_20_rukopisu"><text:soft-page-break/><text:span text:style-name="T13">Benjamín</text:span><text:span text:style-name="T39"> </text:span><text:span text:style-name="T13">Širůček: „</text:span><text:span text:style-name="T273">T</text:span><text:span text:style-name="T13">agebuch der Reise <text:s text:c="32"/>[nach Palästina in den Jah</text:span><text:span text:style-name="T53">r</text:span><text:span text:style-name="T13">en 1849-1851]“</text:span></text:p>
      <text:p text:style-name="TEXT"/>
      <text:p text:style-name="P23"><text:span text:style-name="T2">Na</text:span><text:span text:style-name="T171"> </text:span><text:span text:style-name="T2">přední</text:span><text:span text:style-name="T171"> </text:span><text:span text:style-name="T2">desce</text:span><text:span text:style-name="T171"> </text:span><text:span text:style-name="T2">vazby</text:span><text:span text:style-name="T171"> </text:span><text:span text:style-name="T2">je</text:span><text:span text:style-name="T171"> </text:span><text:span text:style-name="T2">český</text:span><text:span text:style-name="T171"> </text:span><text:span text:style-name="T2">titul:</text:span><text:span text:style-name="T209"> </text:span><text:span text:style-name="T4">„Denník</text:span><text:span text:style-name="T173"> </text:span><text:span text:style-name="T4">Adm.</text:span><text:span text:style-name="T173"> </text:span><text:span text:style-name="T4">R.</text:span><text:span text:style-name="T173"> </text:span><text:span text:style-name="T240">P</text:span><text:span text:style-name="T4">.</text:span><text:span text:style-name="T173"> </text:span><text:span text:style-name="T4">Benjamini</text:span><text:span text:style-name="T173"> </text:span><text:span text:style-name="T4">Širůček</text:span><text:span text:style-name="T173"> <text:s text:c="15"/></text:span><text:span text:style-name="T4">o</text:span><text:span text:style-name="T173"> </text:span><text:span text:style-name="T4">cestě</text:span><text:span text:style-name="T173"> </text:span><text:span text:style-name="T4">do</text:span><text:span text:style-name="T173"> </text:span><text:span text:style-name="T4">S</text:span><text:span text:style-name="T95">v</text:span><text:span text:style-name="T4">.</text:span><text:span text:style-name="T173"> </text:span><text:span text:style-name="T4">Země,</text:span><text:span text:style-name="T173"> </text:span><text:span text:style-name="T4">jeho</text:span><text:span text:style-name="T173"> </text:span><text:span text:style-name="T4">dvouletém pobytu</text:span><text:span text:style-name="T34"> </text:span><text:span text:style-name="T4">tamže</text:span><text:span text:style-name="T34"> </text:span><text:span text:style-name="T4">a</text:span><text:span text:style-name="T34"> </text:span><text:span text:style-name="T4">návratu</text:span><text:span text:style-name="T34"> </text:span><text:span text:style-name="T4">v</text:span><text:span text:style-name="T34"> </text:span><text:span text:style-name="T152">r</text:span><text:span text:style-name="T4">oce</text:span><text:span text:style-name="T34"> </text:span><text:span text:style-name="T4">1851</text:span><text:span text:style-name="T34"> </text:span><text:span text:style-name="T4">do</text:span><text:span text:style-name="T34"> </text:span><text:span text:style-name="T4">své</text:span><text:span text:style-name="T34"> </text:span><text:span text:style-name="T4">p</text:span><text:span text:style-name="T152">r</text:span><text:span text:style-name="T4">ovincie.“</text:span><text:span text:style-name="T32"> </text:span><text:span text:style-name="T2">Na</text:span><text:span text:style-name="T32"> </text:span><text:span text:style-name="T2">přední</text:span><text:span text:style-name="T32"> </text:span><text:span text:style-name="T2">předsádce</text:span><text:span text:style-name="T32"> </text:span><text:span text:style-name="T2">jsou</text:span><text:span text:style-name="T32"> autorova </text:span><text:span text:style-name="T2">životopisná</text:span><text:span text:style-name="T32"> </text:span><text:span text:style-name="T2">data:</text:span><text:span text:style-name="T32"> </text:span><text:span text:style-name="T2">narodil se</text:span><text:span text:style-name="T129"> </text:span><text:span text:style-name="T2">v</text:span><text:span text:style-name="T129"> </text:span><text:span text:style-name="T2">Pelhřimově</text:span><text:span text:style-name="T129"> </text:span><text:span text:style-name="T2">roku</text:span><text:span text:style-name="T129"> </text:span><text:span text:style-name="T2">1815,</text:span><text:span text:style-name="T129"> </text:span><text:span text:style-name="T2">do</text:span><text:span text:style-name="T129"> </text:span><text:span text:style-name="T2">řádu</text:span><text:span text:style-name="T129"> </text:span><text:span text:style-name="T2">vstoupil</text:span><text:span text:style-name="T129"> </text:span><text:span text:style-name="T2">1833,</text:span><text:span text:style-name="T129"> </text:span><text:span text:style-name="T2">ordinován</text:span><text:span text:style-name="T129"> </text:span><text:span text:style-name="T2">1840,</text:span><text:span text:style-name="T129"> </text:span><text:span text:style-name="T2">odešel</text:span><text:span text:style-name="T129"> </text:span><text:span text:style-name="T2">z</text:span><text:span text:style-name="T129"> </text:span><text:span text:style-name="T2">Dačic</text:span><text:span text:style-name="T129"> </text:span><text:span text:style-name="T2">na</text:span><text:span text:style-name="T129"> </text:span><text:span text:style-name="T2">misie</text:span><text:span text:style-name="T129"> </text:span><text:span text:style-name="T2">roku</text:span><text:span text:style-name="T129"> </text:span><text:span text:style-name="T2">1849,</text:span><text:span text:style-name="T129"> </text:span><text:span text:style-name="T2">pro</text:span><text:span text:style-name="T129"> </text:span><text:span text:style-name="T2">opakující se</text:span><text:span text:style-name="T32"> </text:span><text:span text:style-name="T2">horečky</text:span><text:span text:style-name="T32"> </text:span><text:span text:style-name="T2">(patrně</text:span><text:span text:style-name="T32"> </text:span><text:span text:style-name="T2">malárie)</text:span><text:span text:style-name="T32"> </text:span><text:span text:style-name="T2">se</text:span><text:span text:style-name="T32"> </text:span><text:span text:style-name="T2">musel</text:span><text:span text:style-name="T32"> </text:span><text:span text:style-name="T2">po</text:span><text:span text:style-name="T32"> </text:span><text:span text:style-name="T2">dvou</text:span><text:span text:style-name="T32"> </text:span><text:span text:style-name="T2">letech</text:span><text:span text:style-name="T32"> </text:span><text:span text:style-name="T2">vrátit.</text:span><text:span text:style-name="T32"> Ve svých 84 letech z</text:span><text:span text:style-name="T2">emřel</text:span><text:span text:style-name="T32"> </text:span><text:span text:style-name="T2">v</text:span><text:span text:style-name="T32"> </text:span><text:span text:style-name="T2">Praze</text:span><text:span text:style-name="T32"> </text:span><text:span text:style-name="T2">roku</text:span><text:span text:style-name="T32"> </text:span><text:span text:style-name="T2">1900.</text:span><text:span text:style-name="T32"> </text:span><text:span text:style-name="T2">Pod</text:span><text:span text:style-name="T32"> </text:span><text:span text:style-name="T2">tím:</text:span><text:span text:style-name="T164"> </text:span><text:span text:style-name="T4">„Četl</text:span><text:span text:style-name="T34"> </text:span><text:span text:style-name="T4">a</text:span><text:span text:style-name="T34"> </text:span><text:span text:style-name="T4">psal jsem 19</text:span><text:span text:style-name="T95">1</text:span><text:span text:style-name="T4">1. </text:span><text:span text:style-name="T240">P</text:span><text:span text:style-name="T4">. </text:span><text:span text:style-name="T270">V</text:span><text:span text:style-name="T4">ojtěch Ch. <text:s text:c="26"/></text:span><text:span text:style-name="T2">[= Chvojan?].“ </text:span><text:span text:style-name="T238">V</text:span><text:span text:style-name="T2">. Chvojan působil jako kvardián a knihovník v Jindřichově Hradci, zemřel</text:span><text:span text:style-name="T355"> </text:span><text:span text:style-name="T2">ale</text:span><text:span text:style-name="T355"> </text:span><text:span text:style-name="T2">v</text:span><text:span text:style-name="T355"> </text:span><text:span text:style-name="T2">Dačicích</text:span><text:span text:style-name="T355"> </text:span><text:span text:style-name="T2">23.</text:span><text:span text:style-name="T355"> </text:span><text:span text:style-name="T2">května</text:span><text:span text:style-name="T355"> </text:span><text:span text:style-name="T2">1944,</text:span><text:span text:style-name="T355"> </text:span><text:span text:style-name="T2">viz</text:span><text:span text:style-name="T355"> </text:span><text:span text:style-name="T2">Bajge</text:span><text:span text:style-name="T171">r</text:span><text:span text:style-name="T2">,</text:span><text:span text:style-name="T355"> </text:span><text:span text:style-name="T2">M.</text:span><text:span text:style-name="T355"> </text:span><text:span text:style-name="T129">F</text:span><text:span text:style-name="T2">.:</text:span><text:span text:style-name="T355"> </text:span><text:span text:style-name="T4">Česká</text:span><text:span text:style-name="T356"> </text:span><text:span text:style-name="T4">františkánská</text:span><text:span text:style-name="T356"> </text:span><text:span text:style-name="T4">knižní</text:span><text:span text:style-name="T356"> </text:span><text:span text:style-name="T4">kultura</text:span><text:span text:style-name="T2">,</text:span><text:span text:style-name="T355"> </text:span><text:span text:style-name="T2">s.</text:span><text:span text:style-name="T355"> </text:span><text:span text:style-name="T2">347-348</text:span><text:span text:style-name="T355"> </text:span><text:span text:style-name="T2">a</text:span><text:span text:style-name="T355"> </text:span><text:span text:style-name="T2">D</text:span><text:span text:style-name="T355"> </text:span><text:span text:style-name="T2">4,</text:span><text:span text:style-name="T355"> </text:span><text:span text:style-name="T2">fol. 68v: </text:span><text:span text:style-name="T4">„Adalbertus Chvojan, praeses, senior.“</text:span><text:span text:style-name="T2"> Působil jako knihovník rovněž v Bechyni a v Jindřichově Hradci, viz Ryba, B.: </text:span><text:span text:style-name="T3">Soupisy rukopisů</text:span><text:span text:style-name="T2">, <text:s text:c="11"/>s. 245, č. 242 a s. 301-302, č. 301. Na konci je několik stručných záznamů z roku 1852 <text:s text:c="9"/>a 1853. Folia</text:span><text:span text:style-name="T217"> </text:span><text:span text:style-name="T2">33-61</text:span><text:span text:style-name="T217"> </text:span><text:span text:style-name="T2">jsou</text:span><text:span text:style-name="T217"> </text:span><text:span text:style-name="T2">prázdná,</text:span><text:span text:style-name="T217"> </text:span><text:span text:style-name="T2">pak</text:span><text:span text:style-name="T217"> </text:span><text:span text:style-name="T2">následují</text:span><text:span text:style-name="T217"> </text:span><text:span text:style-name="T2">poznámky</text:span><text:span text:style-name="T217"> </text:span><text:span text:style-name="T2">o</text:span><text:span text:style-name="T217"> </text:span><text:span text:style-name="T2">několika</text:span><text:span text:style-name="T217"> </text:span><text:span text:style-name="T2">italských,</text:span><text:span text:style-name="T217"> </text:span><text:span text:style-name="T2">francouzských</text:span><text:span text:style-name="T217"> </text:span><text:span text:style-name="T2">a</text:span><text:span text:style-name="T217"> </text:span><text:span text:style-name="T2">arabských</text:span><text:span text:style-name="T217"> </text:span><text:span text:style-name="T2">knihách.</text:span></text:p>
      <text:p text:style-name="P81"/>
      <text:p text:style-name="P81"/>
      <text:p text:style-name="P81"/>
      <text:p text:style-name="P81"/>
      <text:p text:style-name="P81"/>
      <text:p text:style-name="_31_.Číslo_20_rukopisu"><text:bookmark-start text:name="D_053"/><text:span text:style-name="T13">5</text:span><text:bookmark-end text:name="D_053"/><text:span text:style-name="T13">3 <text:s text:c="75"/>D</text:span><text:span text:style-name="T214"> </text:span><text:span text:style-name="T13">53</text:span></text:p>
      <text:p text:style-name="TEXT"/>
      <text:p text:style-name="_32_._20_Vazba_20_a_20_rozměry"><text:span text:style-name="T2">XVIII</text:span><text:span text:style-name="T32"> </text:span><text:span text:style-name="T2">, pap., [101] </text:span><text:span text:style-name="T52">f</text:span><text:span text:style-name="T2">f., 17,7 x 10,5 cm, vazba soudobá</text:span></text:p>
      <text:p text:style-name="P3"/>
      <text:p text:style-name="TEXT"><text:span text:style-name="T4">Písmo:</text:span><text:span text:style-name="T130"> </text:span><text:span text:style-name="T2">Psáno</text:span><text:span text:style-name="T129"> </text:span><text:span text:style-name="T2">větším</text:span><text:span text:style-name="T129"> </text:span><text:span text:style-name="T2">počtem</text:span><text:span text:style-name="T129"> </text:span><text:span text:style-name="T2">písařů</text:span><text:span text:style-name="T129"> </text:span><text:span text:style-name="T2">na</text:span><text:span text:style-name="T129"> </text:span><text:span text:style-name="T2">volných</text:span><text:span text:style-name="T129"> </text:span><text:span text:style-name="T2">složkách,</text:span><text:span text:style-name="T129"> </text:span><text:span text:style-name="T2">konvolut</text:span><text:span text:style-name="T129"> </text:span><text:span text:style-name="T2">byl</text:span><text:span text:style-name="T129"> </text:span><text:span text:style-name="T2">vytvořen</text:span><text:span text:style-name="T129"> </text:span><text:span text:style-name="T2">až</text:span><text:span text:style-name="T129"> </text:span><text:span text:style-name="T2">dodatečně. </text:span><text:span text:style-name="T4">-</text:span><text:span text:style-name="T218"> </text:span><text:span text:style-name="T2">Původní</text:span><text:span text:style-name="T221"> </text:span><text:span text:style-name="T2">lepenková</text:span><text:span text:style-name="T221"> </text:span><text:span text:style-name="T2">vazba</text:span><text:span text:style-name="T221"> </text:span><text:span text:style-name="T2">potažená</text:span><text:span text:style-name="T221"> </text:span><text:span text:style-name="T2">teletinou.</text:span><text:span text:style-name="T221"> <text:s text:c="8"/></text:span><text:span text:style-name="T2">Na</text:span><text:span text:style-name="T221"> </text:span><text:span text:style-name="T2">hřbetě</text:span><text:span text:style-name="T221"> </text:span><text:span text:style-name="T2">nalepený</text:span><text:span text:style-name="T221"> </text:span><text:span text:style-name="T2">štítek: </text:span><text:span text:style-name="T4">„De</text:span><text:span text:style-name="T222"> </text:span><text:span text:style-name="T4">meditatione</text:span><text:span text:style-name="T222"> </text:span><text:span text:style-name="T4">... M.S.“</text:span><text:span text:style-name="T2">.</text:span><text:span text:style-name="T217"> </text:span><text:span text:style-name="T2">Pod</text:span><text:span text:style-name="T217"> </text:span><text:span text:style-name="T2">ním</text:span><text:span text:style-name="T217"> </text:span><text:span text:style-name="T2">stará</text:span><text:span text:style-name="T217"> </text:span><text:span text:style-name="T2">signatura:</text:span><text:span text:style-name="T387"> </text:span><text:span text:style-name="T4">„K</text:span><text:span text:style-name="T218"> </text:span><text:span text:style-name="T4">c“</text:span><text:span text:style-name="T2">.</text:span><text:span text:style-name="T387"> </text:span><text:span text:style-name="T4">-</text:span><text:span text:style-name="T218"> </text:span><text:span text:style-name="T4">P</text:span><text:span text:style-name="T103">r</text:span><text:span text:style-name="T4">ovenienční</text:span><text:span text:style-name="T218"> </text:span><text:span text:style-name="T4">poznámka:</text:span><text:span text:style-name="T218"> </text:span><text:span text:style-name="T2">Na</text:span><text:span text:style-name="T217"> </text:span><text:span text:style-name="T2">přední</text:span><text:span text:style-name="T217"> </text:span><text:span text:style-name="T2">předsádce:</text:span><text:span text:style-name="T387"> </text:span><text:span text:style-name="T4">„P</text:span><text:span text:style-name="T103">r</text:span><text:span text:style-name="T4">o conventu Datschicensi ...“</text:span></text:p>
      <text:p text:style-name="TEXT"/>
      <text:p text:style-name="_34_._20_KAPITOLA_20_rukopisu_20_-_20_1._20_odstavec"><text:span text:style-name="T13">(a)</text:span><text:span text:style-name="T39"> </text:span><text:span text:style-name="T13">1r-94v</text:span><text:span text:style-name="T2"><text:tab/></text:span><text:span text:style-name="T13">[De meditatione et alia]</text:span></text:p>
      <text:p text:style-name="P44"/>
      <text:p text:style-name="_36_._20_Komentář_20_kapitoly">Název z nápisu na hřbetě.</text:p>
      <text:p text:style-name="TEXT"/>
      <text:p text:style-name="_34_._20_KAPITOLA_20_rukopisu_20_-_20_1._20_odstavec"><text:span text:style-name="T13">2v-20r</text:span><text:span text:style-name="T32"><text:tab/></text:span><text:span text:style-name="T2">„Způsob srdečných vzdychání pro ty, jenž k Bohu se obraceti začínají“</text:span></text:p>
      <text:p text:style-name="TEXT"/>
      <text:p text:style-name="_34_._20_KAPITOLA_20_rukopisu_20_-_20_1._20_odstavec"><text:span text:style-name="T13">23r</text:span><text:span text:style-name="T32"><text:tab/></text:span><text:span text:style-name="T2">„Necessaria necessitate ...“</text:span></text:p>
      <text:p text:style-name="_34_._20_KAPITOLA_20_rukopisu_20_-_20_1._20_odstavec"><text:soft-page-break/><text:span text:style-name="T13">23v</text:span><text:span text:style-name="T154"><text:tab/></text:span><text:span text:style-name="T2">„Ale</text:span><text:span text:style-name="T206"> </text:span><text:span text:style-name="T2">jak</text:span><text:span text:style-name="T206"> </text:span><text:span text:style-name="T2">pokušením</text:span><text:span text:style-name="T206"> </text:span><text:span text:style-name="T2">hned</text:span><text:span text:style-name="T206"> </text:span><text:span text:style-name="T2">zpočátku</text:span><text:span text:style-name="T206"> </text:span><text:span text:style-name="T2">odpírati</text:span><text:span text:style-name="T206"> </text:span><text:span text:style-name="T2">máme,</text:span><text:span text:style-name="T206"> </text:span><text:span text:style-name="T2">hned</text:span><text:span text:style-name="T206"> </text:span><text:span text:style-name="T2">se</text:span><text:span text:style-name="T206"> </text:span><text:span text:style-name="T2">požehnej</text:span><text:span text:style-name="T206"> </text:span><text:span text:style-name="T2">svatým</text:span><text:span text:style-name="T206"> </text:span><text:span text:style-name="T2">křížem</text:span><text:span text:style-name="T206"> </text:span><text:span text:style-name="T2">...“</text:span></text:p>
      <text:p text:style-name="TEXT"/>
      <text:p text:style-name="_34_._20_KAPITOLA_20_rukopisu_20_-_20_1._20_odstavec"><text:span text:style-name="T13">24v</text:span><text:span text:style-name="T91"><text:tab/></text:span><text:span text:style-name="T2">„Facta</text:span><text:span text:style-name="T27"> </text:span><text:span text:style-name="T2">est</text:span><text:span text:style-name="T27"> </text:span><text:span text:style-name="T2">Judaea</text:span><text:span text:style-name="T27"> </text:span><text:span text:style-name="T2">sanctificatio</text:span><text:span text:style-name="T27"> </text:span><text:span text:style-name="T2">eius</text:span><text:span text:style-name="T27"> </text:span><text:span text:style-name="T2">(Psalm</text:span><text:span text:style-name="T27"> </text:span><text:span text:style-name="T102">1</text:span><text:span text:style-name="T2">13:2).</text:span><text:span text:style-name="T27"> </text:span><text:span text:style-name="T2">Qui</text:span><text:span text:style-name="T27"> </text:span><text:span text:style-name="T2">e</text:span><text:span text:style-name="T27"> </text:span><text:span text:style-name="T2">mundi</text:span><text:span text:style-name="T27"> </text:span><text:span text:style-name="T2">Aegypto</text:span><text:span text:style-name="T27"> </text:span><text:span text:style-name="T2">exeunt</text:span><text:span text:style-name="T27"> </text:span><text:span text:style-name="T2">in desertum Deo sanctificaturi, fiunt sanctificatio, sancti et alios sanctificant ... “</text:span></text:p>
      <text:p text:style-name="TEXT"/>
      <text:p text:style-name="_34_._20_KAPITOLA_20_rukopisu_20_-_20_1._20_odstavec"><text:span text:style-name="T13">25r-49v</text:span><text:span text:style-name="T2"><text:tab/></text:span><text:span text:style-name="T13">[Meditationes]</text:span></text:p>
      <text:p text:style-name="TEXT"/>
      <text:p text:style-name="_34_._20_KAPITOLA_20_rukopisu_20_-_20_1._20_odstavec"><text:span text:style-name="T13">50r-67v</text:span><text:span text:style-name="T32"><text:tab/></text:span><text:span text:style-name="T2">„De tentationibus vulgatioribus“</text:span></text:p>
      <text:p text:style-name="TEXT"/>
      <text:p text:style-name="_34_._20_KAPITOLA_20_rukopisu_20_-_20_1._20_odstavec"><text:span text:style-name="T13">70r-71r</text:span><text:span text:style-name="T32"><text:tab/></text:span><text:span text:style-name="T2">„Lectio“; „Memoria“</text:span></text:p>
      <text:p text:style-name="TEXT"/>
      <text:p text:style-name="_34_._20_KAPITOLA_20_rukopisu_20_-_20_1._20_odstavec"><text:span text:style-name="T13">72r-94v</text:span><text:span text:style-name="T32"><text:tab/></text:span><text:span text:style-name="T2">„De oratione mentali“</text:span></text:p>
      <text:p text:style-name="TEXT"/>
      <text:p text:style-name="_34_._20_KAPITOLA_20_rukopisu_20_-_20_1._20_odstavec"><text:span text:style-name="T13">(b)</text:span><text:span text:style-name="T39"> </text:span><text:span text:style-name="T13">97v-101v</text:span><text:span text:style-name="T2"><text:tab/></text:span><text:span text:style-name="T13">[Recepty na vý</text:span><text:span text:style-name="T53">r</text:span><text:span text:style-name="T13">obu inkoustu]</text:span></text:p>
      <text:p text:style-name="_35_._20_KAPITOLA_20_rukopisu_20_-_20_2._20_odstavec"><text:span text:style-name="T2">„</text:span><text:span text:style-name="T81">V</text:span><text:span text:style-name="T2">on den benötigten speciebus zu schwarzen </text:span><text:span text:style-name="T171">T</text:span><text:span text:style-name="T2">inten ... “ „Ein gutes </text:span><text:span text:style-name="T171">T</text:span><text:span text:style-name="T2">intenpulver ... “</text:span></text:p>
      <text:p text:style-name="_35_._20_KAPITOLA_20_rukopisu_20_-_20_2._20_odstavec"><text:span text:style-name="T2">„Die</text:span><text:span text:style-name="T32"> </text:span><text:span text:style-name="T2">schwarze Dressner (recte: Dresdner) </text:span><text:span text:style-name="T171">T</text:span><text:span text:style-name="T2">inte ... “</text:span></text:p>
      <text:p text:style-name="_35_._20_KAPITOLA_20_rukopisu_20_-_20_2._20_odstavec"><text:span text:style-name="T2">„Rote </text:span><text:span text:style-name="T171">T</text:span><text:span text:style-name="T2">inten ... Grüne </text:span><text:span text:style-name="T171">T</text:span><text:span text:style-name="T2">inten ... “</text:span></text:p>
      <text:p text:style-name="_35_._20_KAPITOLA_20_rukopisu_20_-_20_2._20_odstavec"><text:span text:style-name="T2">„</text:span><text:span text:style-name="T2">Gelbe</text:span><text:span text:style-name="T32"> </text:span><text:span text:style-name="T171">T</text:span><text:span text:style-name="T2">inten ... “</text:span></text:p>
      <text:p text:style-name="_35_._20_KAPITOLA_20_rukopisu_20_-_20_2._20_odstavec"><text:span text:style-name="T2">„</text:span><text:span text:style-name="T2">Pro</text:span><text:span text:style-name="T32"> </text:span><text:span text:style-name="T2">atramento conficiendo ... “</text:span></text:p>
      <text:p text:style-name="P81"/>
      <text:p text:style-name="P81"/>
      <text:p text:style-name="P81"/>
      <text:p text:style-name="P81"/>
      <text:p text:style-name="P81"/>
      <text:p text:style-name="_31_.Číslo_20_rukopisu"><text:bookmark-start text:name="D_054"/><text:span text:style-name="T13">5</text:span><text:bookmark-end text:name="D_054"/><text:span text:style-name="T13">4 <text:s text:c="75"/>D</text:span><text:span text:style-name="T214"> </text:span><text:span text:style-name="T13">54</text:span></text:p>
      <text:p text:style-name="TEXT"/>
      <text:p text:style-name="_32_._20_Vazba_20_a_20_rozměry"><text:span text:style-name="T2">1754, pap., 276 pp., 17,5 x </text:span><text:span text:style-name="T102">1</text:span><text:span text:style-name="T2">1 cm, vazba soudobá</text:span></text:p>
      <text:p text:style-name="P3"/>
      <text:p text:style-name="TEXT"><text:span text:style-name="T2">Původní</text:span><text:span text:style-name="T142"> </text:span><text:span text:style-name="T2">paginace. </text:span><text:span text:style-name="T4">-</text:span><text:span text:style-name="T340"> </text:span><text:span text:style-name="T4">Písmo:</text:span><text:span text:style-name="T340"> </text:span><text:span text:style-name="T2">Celý</text:span><text:span text:style-name="T338"> </text:span><text:span text:style-name="T2">rukopis</text:span><text:span text:style-name="T338"> </text:span><text:span text:style-name="T2">je</text:span><text:span text:style-name="T338"> </text:span><text:span text:style-name="T2">psán</text:span><text:span text:style-name="T338"> </text:span><text:span text:style-name="T2">jednou</text:span><text:span text:style-name="T338"> </text:span><text:span text:style-name="T2">písařskou</text:span><text:span text:style-name="T338"> </text:span><text:span text:style-name="T2">rukou</text:span><text:span text:style-name="T338"> </text:span><text:span text:style-name="T2">(humanistická kurzíva)</text:span><text:span text:style-name="T323"> </text:span><text:span text:style-name="T2">včetně</text:span><text:span text:style-name="T323"> </text:span><text:span text:style-name="T2">rejstříku</text:span><text:span text:style-name="T323"> </text:span><text:span text:style-name="T2">i</text:span><text:span text:style-name="T323"> </text:span><text:span text:style-name="T2">paginace.</text:span><text:span text:style-name="T192"> </text:span><text:span text:style-name="T4">-</text:span><text:span text:style-name="T324"> </text:span><text:span text:style-name="T2">Původní</text:span><text:span text:style-name="T323"> </text:span><text:span text:style-name="T2">lepenková</text:span><text:span text:style-name="T323"> </text:span><text:span text:style-name="T2">vazba</text:span><text:span text:style-name="T323"> </text:span><text:span text:style-name="T2">potažená</text:span><text:span text:style-name="T323"> </text:span><text:span text:style-name="T2">teletinou</text:span><text:span text:style-name="T323"> </text:span><text:span text:style-name="T2">s</text:span><text:span text:style-name="T323"> </text:span><text:span text:style-name="T2">rýhováním, místo spon nové tkanice.</text:span></text:p>
      <text:p text:style-name="P92"/>
      <text:p text:style-name="P92"/>
      <text:p text:style-name="P211"><text:soft-page-break/><text:span text:style-name="T13">„</text:span><text:span text:style-name="T13">CoMpenDIosa</text:span><text:span text:style-name="T67"> </text:span><text:span text:style-name="T13">saCrae</text:span><text:span text:style-name="T71"> </text:span><text:span text:style-name="T13">theoLogIae</text:span><text:span text:style-name="T71"> </text:span><text:span text:style-name="T13">notItIa</text:span><text:span text:style-name="T71"> </text:span><text:span text:style-name="T13">opera</text:span><text:span text:style-name="T71"> </text:span><text:span text:style-name="T53">r</text:span><text:span text:style-name="T13">e</text:span><text:span text:style-name="T273">V</text:span><text:span text:style-name="T13">e</text:span><text:span text:style-name="T53">r</text:span><text:span text:style-name="T13">enDI</text:span><text:span text:style-name="T71"> </text:span><text:span text:style-name="T13">patrIs</text:span><text:span text:style-name="T71"> </text:span><text:span text:style-name="T13">Ben</text:span><text:span text:style-name="T273">V</text:span><text:span text:style-name="T13">enVtI</text:span><text:span text:style-name="T71"> </text:span><text:span text:style-name="T13">Peter ex </text:span><text:span text:style-name="T53">r</text:span><text:span text:style-name="T13">eCentIssIMIs</text:span><text:span text:style-name="T267"> </text:span><text:span text:style-name="T13">aVthorIbVs</text:span><text:span text:style-name="T267"> </text:span><text:span text:style-name="T13">IngenIose</text:span><text:span text:style-name="T267"> </text:span><text:span text:style-name="T13">eXCerpta</text:span><text:span text:style-name="T267"> </text:span><text:span text:style-name="T13">patrI</text:span><text:span text:style-name="T267"> </text:span><text:span text:style-name="T13">NarCIsso</text:span><text:span text:style-name="T267"> </text:span><text:span text:style-name="T13">Moser</text:span><text:span text:style-name="T267"> </text:span><text:span text:style-name="T13">LaborIose DesCrIpta (ch</text:span><text:span text:style-name="T53">r</text:span><text:span text:style-name="T13">on. 1754) a </text:span><text:span text:style-name="T273">F</text:span><text:span text:style-name="T13">. A. </text:span><text:span text:style-name="T122">T</text:span><text:span text:style-name="T13">.“</text:span></text:p>
      <text:p text:style-name="P95"/>
      <text:p text:style-name="P24"><text:span text:style-name="T2">Podle D 31, fol. 8v byl Benvenutus Peter rodákem z Nisy a ve svých 17 letech vstoupil roku</text:span><text:span text:style-name="T142"> </text:span><text:span text:style-name="T2">1716 do řádu v Hlubčicích. Další rukopisy s jeho dílem jsou uloženy v knihovně jindřichohradeckých františkánů: 1 JH 14 (autograf s pečetí); 1 JH 27; 1 JH 52, viz Ryba, B.: </text:span><text:span text:style-name="T3">Soupisy rukopisů</text:span><text:span text:style-name="T2">, s. 260, č. 257; s. 272-275, č. 270; s. 298, č. 297. Narcissus</text:span><text:span text:style-name="T142"> </text:span><text:span text:style-name="T2">Moser</text:span><text:span text:style-name="T142"> </text:span><text:span text:style-name="T2">byl</text:span><text:span text:style-name="T142"> </text:span><text:span text:style-name="T2">rovněž</text:span><text:span text:style-name="T142"> </text:span><text:span text:style-name="T2">z</text:span><text:span text:style-name="T142"> </text:span><text:span text:style-name="T2">Nisy</text:span><text:span text:style-name="T142"> </text:span><text:span text:style-name="T2">a</text:span><text:span text:style-name="T142"> </text:span><text:span text:style-name="T2">do</text:span><text:span text:style-name="T142"> </text:span><text:span text:style-name="T2">řádu</text:span><text:span text:style-name="T142"> </text:span><text:span text:style-name="T2">vstoupil</text:span><text:span text:style-name="T142"> </text:span><text:span text:style-name="T2">ve</text:span><text:span text:style-name="T142"> </text:span><text:span text:style-name="T2">svých</text:span><text:span text:style-name="T142"> </text:span><text:span text:style-name="T2">19</text:span><text:span text:style-name="T142"> </text:span><text:span text:style-name="T2">letech</text:span><text:span text:style-name="T142"> </text:span><text:span text:style-name="T2">v</text:span><text:span text:style-name="T142"> </text:span><text:span text:style-name="T2">Plzni</text:span><text:span text:style-name="T142"> </text:span><text:span text:style-name="T2">roku</text:span><text:span text:style-name="T142"> </text:span><text:span text:style-name="T2">1747</text:span><text:span text:style-name="T142"> </text:span><text:span text:style-name="T2">(viz</text:span><text:span text:style-name="T142"> </text:span><text:span text:style-name="T2">D 31,</text:span><text:span text:style-name="T342"> </text:span><text:span text:style-name="T2">fol.</text:span><text:span text:style-name="T342"> </text:span><text:span text:style-name="T2">20r);</text:span><text:span text:style-name="T342"> </text:span><text:span text:style-name="T2">písařem</text:span><text:span text:style-name="T342"> </text:span><text:span text:style-name="T2">mohl</text:span><text:span text:style-name="T342"> </text:span><text:span text:style-name="T2">být</text:span><text:span text:style-name="T342"> </text:span><text:span text:style-name="T2">nejpíše</text:span><text:span text:style-name="T342"> </text:span><text:span text:style-name="T2">frater</text:span><text:span text:style-name="T342"> </text:span><text:span text:style-name="T2">Arcadius</text:span><text:span text:style-name="T342"> </text:span><text:span text:style-name="T301">T</text:span><text:span text:style-name="T2">oman</text:span><text:span text:style-name="T342"> </text:span><text:span text:style-name="T2">z</text:span><text:span text:style-name="T342"> </text:span><text:span text:style-name="T2">Citonic,</text:span><text:span text:style-name="T342"> </text:span><text:span text:style-name="T2">který</text:span><text:span text:style-name="T342"> </text:span><text:span text:style-name="T2">vstoupil</text:span><text:span text:style-name="T342"> roku 1738 ve svých 28 letech </text:span><text:span text:style-name="T2">do</text:span><text:span text:style-name="T342"> </text:span><text:span text:style-name="T2">řádu</text:span><text:span text:style-name="T342"> </text:span><text:span text:style-name="T2">rovněž</text:span><text:span text:style-name="T342"> </text:span><text:span text:style-name="T2">v</text:span><text:span text:style-name="T342"> </text:span><text:span text:style-name="T2">Plzni (viz D 31, fol. 36v). V titulu je třikrát chronogram a ještě jeden na pag. 268. Na pp. 269-276 rejstřík věcných hesel.</text:span></text:p>
      <text:p text:style-name="P83"/>
      <text:p text:style-name="P83"/>
      <text:p text:style-name="P83"/>
      <text:p text:style-name="P83"/>
      <text:p text:style-name="P83"/>
      <text:p text:style-name="P201"><text:bookmark-start text:name="D_055"/><text:span text:style-name="T13">5</text:span><text:bookmark-end text:name="D_055"/><text:span text:style-name="T13">5 <text:s text:c="75"/>D</text:span><text:span text:style-name="T214"> </text:span><text:span text:style-name="T13">55</text:span></text:p>
      <text:p text:style-name="P95"/>
      <text:p text:style-name="P14"><text:span text:style-name="T2">1764, Znojmo, pap., [152] </text:span><text:span text:style-name="T52">f</text:span><text:span text:style-name="T2">f., 17,5 x </text:span><text:span text:style-name="T102">1</text:span><text:span text:style-name="T2">1 cm, vazba soudobá</text:span></text:p>
      <text:p text:style-name="P5"/>
      <text:p text:style-name="P95"><text:span text:style-name="T2">Folia</text:span><text:span text:style-name="T331"> </text:span><text:span text:style-name="T2">120r-151v</text:span><text:span text:style-name="T110"> </text:span><text:span text:style-name="T2">prázdná. </text:span><text:span text:style-name="T4">-</text:span><text:span text:style-name="T111"> </text:span><text:span text:style-name="T2">Původní</text:span><text:span text:style-name="T110"> </text:span><text:span text:style-name="T2">lepenková</text:span><text:span text:style-name="T110"> </text:span><text:span text:style-name="T2">vazba</text:span><text:span text:style-name="T110"> </text:span><text:span text:style-name="T2">potažená</text:span><text:span text:style-name="T110"> </text:span><text:span text:style-name="T2">teletinou</text:span><text:span text:style-name="T110"> </text:span><text:span text:style-name="T2">s</text:span><text:span text:style-name="T110"> </text:span><text:span text:style-name="T2">rýhováním.</text:span><text:span text:style-name="T110"> </text:span><text:span text:style-name="T2">Na hřbetě</text:span><text:span text:style-name="T68"> </text:span><text:span text:style-name="T2">stará</text:span><text:span text:style-name="T68"> </text:span><text:span text:style-name="T2">signatura: </text:span><text:span text:style-name="T4">„I</text:span><text:span text:style-name="T69"> </text:span><text:span text:style-name="T4">c</text:span><text:span text:style-name="T69"> </text:span><text:span text:style-name="T4">48“</text:span><text:span text:style-name="T69"> </text:span><text:span text:style-name="T2">. </text:span><text:span text:style-name="T4">-</text:span><text:span text:style-name="T69"> </text:span><text:span text:style-name="T4">P</text:span><text:span text:style-name="T103">r</text:span><text:span text:style-name="T4">ovenienční</text:span><text:span text:style-name="T69"> </text:span><text:span text:style-name="T4">poznámky:</text:span><text:span text:style-name="T69"> </text:span><text:span text:style-name="T2">Na</text:span><text:span text:style-name="T68"> </text:span><text:span text:style-name="T2">přední</text:span><text:span text:style-name="T68"> </text:span><text:span text:style-name="T2">předsádce: </text:span><text:span text:style-name="T4">„Disses Bichell</text:span><text:span text:style-name="T218"> </text:span><text:span text:style-name="T4">gehö</text:span><text:span text:style-name="T103">r</text:span><text:span text:style-name="T4">et</text:span><text:span text:style-name="T218"> </text:span><text:span text:style-name="T4">mir</text:span><text:span text:style-name="T218"> </text:span><text:span text:style-name="T4">F</text:span><text:span text:style-name="T240">r</text:span><text:span text:style-name="T4">.</text:span><text:span text:style-name="T218"> </text:span><text:span text:style-name="T4">Martinianus</text:span><text:span text:style-name="T218"> </text:span><text:span text:style-name="T4">Uhlirz“</text:span><text:span text:style-name="T218"> </text:span><text:span text:style-name="T2">.</text:span><text:span text:style-name="T217"> </text:span><text:span text:style-name="T2">Na</text:span><text:span text:style-name="T217"> </text:span><text:span text:style-name="T2">fol.</text:span><text:span text:style-name="T217"> </text:span><text:span text:style-name="T2">152r</text:span><text:span text:style-name="T217"> </text:span><text:span text:style-name="T2">vypsal</text:span><text:span text:style-name="T217"> </text:span><text:span text:style-name="T2">Uhlíř</text:span><text:span text:style-name="T217"> </text:span><text:span text:style-name="T2">svá</text:span><text:span text:style-name="T217"> </text:span><text:span text:style-name="T2">životopisná</text:span><text:span text:style-name="T217"> </text:span><text:span text:style-name="T2">data</text:span><text:span text:style-name="T217"> </text:span><text:span text:style-name="T2">od narození</text:span><text:span text:style-name="T142"> </text:span><text:span text:style-name="T2">1743</text:span><text:span text:style-name="T142"> </text:span><text:span text:style-name="T2">až</text:span><text:span text:style-name="T142"> </text:span><text:span text:style-name="T2">do</text:span><text:span text:style-name="T142"> </text:span><text:span text:style-name="T2">roku</text:span><text:span text:style-name="T142"> </text:span><text:span text:style-name="T2">1772,</text:span><text:span text:style-name="T142"> </text:span><text:span text:style-name="T2">zemřel</text:span><text:span text:style-name="T142"> </text:span><text:span text:style-name="T2">až</text:span><text:span text:style-name="T142"> </text:span><text:span text:style-name="T2">7.5.1797</text:span><text:span text:style-name="T142"> </text:span><text:span text:style-name="T2">v</text:span><text:span text:style-name="T142"> </text:span><text:span text:style-name="T2">Moravské</text:span><text:span text:style-name="T142"> </text:span><text:span text:style-name="T2">Třebové</text:span><text:span text:style-name="T142"> </text:span><text:span text:style-name="T2">(viz</text:span><text:span text:style-name="T142"> </text:span><text:span text:style-name="T2">D</text:span><text:span text:style-name="T142"> </text:span><text:span text:style-name="T2">4,</text:span><text:span text:style-name="T142"> </text:span><text:span text:style-name="T2">fol.</text:span><text:span text:style-name="T142"> </text:span><text:span text:style-name="T2">60v): </text:span><text:span text:style-name="T4">„Ich</text:span><text:span text:style-name="T134"> </text:span><text:span text:style-name="T4">Frater</text:span><text:span text:style-name="T134"> </text:span><text:span text:style-name="T4">Martinianus</text:span><text:span text:style-name="T134"> </text:span><text:span text:style-name="T4">Uhlíř</text:span><text:span text:style-name="T134"> </text:span><text:span text:style-name="T4">bin</text:span><text:span text:style-name="T134"> </text:span><text:span text:style-name="T4">gebo</text:span><text:span text:style-name="T103">r</text:span><text:span text:style-name="T4">en</text:span><text:span text:style-name="T134"> </text:span><text:span text:style-name="T4">we</text:span><text:span text:style-name="T103">r</text:span><text:span text:style-name="T4">den</text:span><text:span text:style-name="T134"> </text:span><text:span text:style-name="T4">anno</text:span><text:span text:style-name="T134"> </text:span><text:span text:style-name="T4">1743</text:span><text:span text:style-name="T134"> </text:span><text:span text:style-name="T4">den</text:span><text:span text:style-name="T134"> </text:span><text:span text:style-name="T4">17.</text:span><text:span text:style-name="T134"> </text:span><text:span text:style-name="T4">Jenner</text:span><text:span text:style-name="T134"> </text:span><text:span text:style-name="T4">in</text:span><text:span text:style-name="T134"> </text:span><text:span text:style-name="T4">Bömisch Aicha</text:span><text:span text:style-name="T354"> </text:span><text:span text:style-name="T2">[Český</text:span><text:span text:style-name="T52"> </text:span><text:span text:style-name="T2">Dub]</text:span><text:span text:style-name="T353"> </text:span><text:span text:style-name="T4">...“</text:span><text:span text:style-name="T54"> </text:span><text:span text:style-name="T2">.</text:span><text:span text:style-name="T52"> </text:span><text:span text:style-name="T2">Na</text:span><text:span text:style-name="T52"> </text:span><text:span text:style-name="T2">zadním</text:span><text:span text:style-name="T52"> </text:span><text:span text:style-name="T2">přídeští</text:span><text:span text:style-name="T52"> </text:span><text:span text:style-name="T2">ještě</text:span><text:span text:style-name="T52"> </text:span><text:span text:style-name="T2">připsal:</text:span><text:span text:style-name="T353"> </text:span><text:span text:style-name="T4">„Anno</text:span><text:span text:style-name="T54"> </text:span><text:span text:style-name="T4">1776</text:span><text:span text:style-name="T54"> </text:span><text:span text:style-name="T4">den</text:span><text:span text:style-name="T54"> </text:span><text:span text:style-name="T4">13.</text:span><text:span text:style-name="T54"> </text:span><text:span text:style-name="T4">Marzi</text:span><text:span text:style-name="T54"> </text:span><text:span text:style-name="T4">ist</text:span><text:span text:style-name="T54"> </text:span><text:span text:style-name="T4">mein </text:span><text:span text:style-name="T4">Bruder</text:span><text:span text:style-name="T190"> </text:span><text:span text:style-name="T4">Frantz</text:span><text:span text:style-name="T34"> </text:span><text:span text:style-name="T4">Uhlirz</text:span><text:span text:style-name="T34"> </text:span><text:span text:style-name="T4">Mit</text:span><text:span text:style-name="T34"> </text:span><text:span text:style-name="T4">...</text:span><text:span text:style-name="T34">“</text:span><text:span text:style-name="T4"> </text:span><text:span text:style-name="T2">[dále</text:span><text:span text:style-name="T32"> </text:span><text:span text:style-name="T2">nečitelné].</text:span><text:span text:style-name="T32"> </text:span><text:span text:style-name="T2">Na</text:span><text:span text:style-name="T32"> </text:span><text:span text:style-name="T2">zadním</text:span><text:span text:style-name="T32"> </text:span><text:span text:style-name="T2">přídeští</text:span><text:span text:style-name="T32"> </text:span><text:span text:style-name="T2">rukou</text:span><text:span text:style-name="T32"> </text:span><text:span text:style-name="T2">19.</text:span><text:span text:style-name="T32"> </text:span><text:span text:style-name="T2">století:</text:span><text:span text:style-name="T164"> </text:span><text:span text:style-name="T4">„Drabek“ </text:span><text:span text:style-name="T2">-</text:span><text:span text:style-name="T342"> </text:span><text:span text:style-name="T2">Do</text:span><text:span text:style-name="T342"> </text:span><text:span text:style-name="T2">rukopisu</text:span><text:span text:style-name="T342"> </text:span><text:span text:style-name="T2">vložen</text:span><text:span text:style-name="T342"> </text:span><text:span text:style-name="T2">tištěný</text:span><text:span text:style-name="T342"> </text:span><text:span text:style-name="T2">obrázek</text:span><text:span text:style-name="T342"> </text:span><text:span text:style-name="T2">s</text:span><text:span text:style-name="T94">v</text:span><text:span text:style-name="T2">.</text:span><text:span text:style-name="T342"> </text:span><text:span text:style-name="T2">Markéty</text:span><text:span text:style-name="T342"> </text:span><text:span text:style-name="T2">z</text:span><text:span text:style-name="T342"> </text:span><text:span text:style-name="T2">19.</text:span><text:span text:style-name="T342"> </text:span><text:span text:style-name="T2">století</text:span><text:span text:style-name="T342"> </text:span><text:span text:style-name="T2">s</text:span><text:span text:style-name="T342"> </text:span><text:span text:style-name="T2">polským</text:span><text:span text:style-name="T342"> </text:span><text:span text:style-name="T2">textem</text:span><text:span text:style-name="T342"> </text:span><text:span text:style-name="T2">(</text:span><text:span text:style-name="T4">„Święta Małgorzata,</text:span><text:span text:style-name="T34"> </text:span><text:span text:style-name="T4">królowa Szkocka“</text:span><text:span text:style-name="T2">).</text:span></text:p>
      <text:p text:style-name="TEXT"/>
      <text:p text:style-name="TEXT"/>
      <text:p text:style-name="TEXT"/>
      <text:p text:style-name="P59"><text:soft-page-break/><text:span text:style-name="T13">(a)</text:span><text:span text:style-name="T93"> </text:span><text:span text:style-name="T13">1r-61v</text:span><text:span text:style-name="T2"><text:tab/></text:span><text:span text:style-name="T13">[Claudius</text:span><text:span text:style-name="T28"> </text:span><text:span text:style-name="T13">Pauli]:</text:span><text:span text:style-name="T28"> </text:span><text:span text:style-name="T13">„Geistlicher</text:span><text:span text:style-name="T28"> </text:span><text:span text:style-name="T13">Sitten-Spiegel</text:span><text:span text:style-name="T28"> </text:span><text:span text:style-name="T13">oder</text:span><text:span text:style-name="T28"> </text:span><text:span text:style-name="T13">so</text:span><text:span text:style-name="T28"> </text:span><text:span text:style-name="T13">genannte</text:span><text:span text:style-name="T28"> </text:span><text:span text:style-name="T13">Geistliche Hand,</text:span><text:span text:style-name="T232"> </text:span><text:span text:style-name="T13">in</text:span><text:span text:style-name="T232"> </text:span><text:span text:style-name="T13">welcher</text:span><text:span text:style-name="T232"> </text:span><text:span text:style-name="T13">der</text:span><text:span text:style-name="T232"> </text:span><text:span text:style-name="T13">Ordensgeistliche</text:span><text:span text:style-name="T232"> </text:span><text:span text:style-name="T13">sich</text:span><text:span text:style-name="T232"> </text:span><text:span text:style-name="T13">kann</text:span><text:span text:style-name="T232"> </text:span><text:span text:style-name="T13">ersehen,</text:span><text:span text:style-name="T232"> </text:span><text:span text:style-name="T13">wie</text:span><text:span text:style-name="T232"> </text:span><text:span text:style-name="T13">er</text:span><text:span text:style-name="T232"> </text:span><text:span text:style-name="T13">beschaffen,</text:span><text:span text:style-name="T232"> </text:span><text:span text:style-name="T13">was</text:span><text:span text:style-name="T232"> </text:span><text:span text:style-name="T13">er</text:span><text:span text:style-name="T232"> </text:span><text:span text:style-name="T13">solle thuen,</text:span><text:span text:style-name="T226"> </text:span><text:span text:style-name="T13">was</text:span><text:span text:style-name="T226"> </text:span><text:span text:style-name="T13">er</text:span><text:span text:style-name="T226"> </text:span><text:span text:style-name="T13">zu</text:span><text:span text:style-name="T226"> </text:span><text:span text:style-name="T13">meiden</text:span><text:span text:style-name="T226"> </text:span><text:span text:style-name="T13">habe,</text:span><text:span text:style-name="T226"> </text:span><text:span text:style-name="T13">mit</text:span><text:span text:style-name="T226"> </text:span><text:span text:style-name="T13">sonde</text:span><text:span text:style-name="T53">r</text:span><text:span text:style-name="T13">en</text:span><text:span text:style-name="T226"> </text:span><text:span text:style-name="T13">Fleiß</text:span><text:span text:style-name="T226"> </text:span><text:span text:style-name="T13">verfasset</text:span><text:span text:style-name="T226"> </text:span><text:span text:style-name="T13">von</text:span><text:span text:style-name="T226"> </text:span><text:span text:style-name="T273">P</text:span><text:span text:style-name="T13">.</text:span><text:span text:style-name="T226"> </text:span><text:span text:style-name="T13">C.</text:span><text:span text:style-name="T226"> </text:span><text:span text:style-name="T273">P</text:span><text:span text:style-name="T13">.</text:span><text:span text:style-name="T226"> </text:span><text:span text:style-name="T13">Franciscaner Ordens</text:span><text:span text:style-name="T189"> </text:span><text:span text:style-name="T13">der</text:span><text:span text:style-name="T189"> </text:span><text:span text:style-name="T13">böhmischen</text:span><text:span text:style-name="T189"> </text:span><text:span text:style-name="T13">P</text:span><text:span text:style-name="T53">r</text:span><text:span text:style-name="T13">ovinz</text:span><text:span text:style-name="T189"> </text:span><text:span text:style-name="T13">dermahligen</text:span><text:span text:style-name="T189"> </text:span><text:span text:style-name="T9">vicario</text:span><text:span text:style-name="T189"> </text:span><text:span text:style-name="T9">conventus</text:span><text:span text:style-name="T189"> </text:span><text:span text:style-name="T13">in</text:span><text:span text:style-name="T189"> </text:span><text:span text:style-name="T13">den</text:span><text:span text:style-name="T189"> </text:span><text:span text:style-name="T13">Brünner</text:span><text:span text:style-name="T189"> </text:span><text:span text:style-name="T13">Closter S.</text:span><text:span text:style-name="T98"> </text:span><text:span text:style-name="T13">Magdalena</text:span><text:span text:style-name="T98"> </text:span><text:span text:style-name="T13">anno</text:span><text:span text:style-name="T98"> </text:span><text:span text:style-name="T13">1760.</text:span><text:span text:style-name="T98"> </text:span><text:span text:style-name="T13">Dermahlen</text:span><text:span text:style-name="T98"> </text:span><text:span text:style-name="T13">aber</text:span><text:span text:style-name="T98"> </text:span><text:span text:style-name="T13">von</text:span><text:span text:style-name="T98"> </text:span><text:span text:style-name="T13">F</text:span><text:span text:style-name="T273">r</text:span><text:span text:style-name="T13">.</text:span><text:span text:style-name="T98"> </text:span><text:span text:style-name="T13">Floriano</text:span><text:span text:style-name="T98"> </text:span><text:span text:style-name="T13">Cžaže</text:span><text:span text:style-name="T98"> </text:span><text:span text:style-name="T13">aufs</text:span><text:span text:style-name="T98"> </text:span><text:span text:style-name="T13">neue</text:span><text:span text:style-name="T98"> </text:span><text:span text:style-name="T13">abgeschrieben in Znaym anno 1764“</text:span></text:p>
      <text:p text:style-name="P37"><text:span text:style-name="T2">„Eingang.</text:span><text:span text:style-name="T32"> </text:span><text:span text:style-name="T2">Der Beru</text:span><text:span text:style-name="T52">f</text:span><text:span text:style-name="T2"> zu den Geistlichenstand, sonderlich in den heiligen seraphischen Orden machet den </text:span><text:span text:style-name="T2">Ordensgenossenen also glückselig, dass er sein klösterliches Leben als einen Ursprung aller Gnaden, ja als ein tröstliches Kennzeichen seiner zukün</text:span><text:span text:style-name="T52">f</text:span><text:span text:style-name="T2">tigen Seligkeit erachten kann ...“</text:span></text:p>
      <text:p text:style-name="P29"/>
      <text:p text:style-name="P69"><text:span text:style-name="T2">O autorovi viz rukopisy D 25 a D 32. V D 31 Cžaže není uveden, je tam však asi s ním totožný</text:span><text:span text:style-name="T2"> </text:span><text:span text:style-name="T4">„frater </text:span><text:span text:style-name="T240">F</text:span><text:span text:style-name="T4">. Cžose, Bohemus</text:span><text:span text:style-name="T54"> </text:span><text:span text:style-name="T4">Jablonensis,“</text:span><text:span text:style-name="T52"> </text:span><text:span text:style-name="T2">který</text:span><text:span text:style-name="T52"> </text:span><text:span text:style-name="T2">vstoupil</text:span><text:span text:style-name="T52"> </text:span><text:span text:style-name="T2">do</text:span><text:span text:style-name="T52"> </text:span><text:span text:style-name="T2">řádu</text:span><text:span text:style-name="T52"> </text:span><text:span text:style-name="T2">roku</text:span><text:span text:style-name="T52"> </text:span><text:span text:style-name="T2">1760</text:span><text:span text:style-name="T52"> </text:span><text:span text:style-name="T2">(bylo</text:span><text:span text:style-name="T52"> </text:span><text:span text:style-name="T2">mu</text:span><text:span text:style-name="T52"> </text:span><text:span text:style-name="T2">tehdy</text:span><text:span text:style-name="T52"> </text:span><text:span text:style-name="T2">25</text:span><text:span text:style-name="T52"> </text:span><text:span text:style-name="T2">let)</text:span><text:span text:style-name="T52"> </text:span><text:span text:style-name="T2">ve</text:span><text:span text:style-name="T52"> </text:span><text:span text:style-name="T2">Slaném</text:span><text:span text:style-name="T52"> </text:span><text:span text:style-name="T2">(viz</text:span><text:span text:style-name="T52"> </text:span><text:span text:style-name="T2">D</text:span><text:span text:style-name="T52"> </text:span><text:span text:style-name="T2">31,</text:span><text:span text:style-name="T52"> </text:span><text:span text:style-name="T2">fol.</text:span><text:span text:style-name="T52"> </text:span><text:span text:style-name="T2">38v).</text:span><text:span text:style-name="T52"> </text:span><text:span text:style-name="T2">V rejstříku dačického nekrologia D 4, fol. 185r je uveden </text:span><text:span text:style-name="T4">„F</text:span><text:span text:style-name="T270">r</text:span><text:span text:style-name="T4">. Florianus Cžose“ </text:span><text:span text:style-name="T2">s denním datem úmrtí 13. dubna. Rok</text:span><text:span text:style-name="T150"> </text:span><text:span text:style-name="T2">není</text:span><text:span text:style-name="T150"> </text:span><text:span text:style-name="T2">znám,</text:span><text:span text:style-name="T150"> </text:span><text:span text:style-name="T2">protože</text:span><text:span text:style-name="T150"> </text:span><text:span text:style-name="T2">příslušná</text:span><text:span text:style-name="T150"> </text:span><text:span text:style-name="T2">folia</text:span><text:span text:style-name="T150"> </text:span><text:span text:style-name="T2">jsou</text:span><text:span text:style-name="T150"> </text:span><text:span text:style-name="T2">bohužel</text:span><text:span text:style-name="T150"> </text:span><text:span text:style-name="T2">v</text:span><text:span text:style-name="T150"> </text:span><text:span text:style-name="T2">rukopise</text:span><text:span text:style-name="T150"> </text:span><text:span text:style-name="T2">D</text:span><text:span text:style-name="T150"> </text:span><text:span text:style-name="T2">4</text:span><text:span text:style-name="T150"> </text:span><text:span text:style-name="T2">vytržená.</text:span><text:span text:style-name="T150"> </text:span><text:span text:style-name="T2">Zemřel</text:span><text:span text:style-name="T150"> </text:span><text:span text:style-name="T2">zřejmě</text:span><text:span text:style-name="T150"> </text:span><text:span text:style-name="T2">po</text:span><text:span text:style-name="T150"> </text:span><text:span text:style-name="T2">roce</text:span><text:span text:style-name="T150"> </text:span><text:span text:style-name="T2">1783,</text:span><text:span text:style-name="T150"> </text:span><text:span text:style-name="T2">protože v rukopise D 31, fol. 38v ještě není u jeho jména křížek (jako u starších řeholníků).</text:span></text:p>
      <text:p text:style-name="P96"/>
      <text:p text:style-name="P59"><text:span text:style-name="T13">(b)</text:span><text:span text:style-name="T138"> </text:span><text:span text:style-name="T13">62r-</text:span><text:span text:style-name="T105">1</text:span><text:span text:style-name="T13">13r</text:span><text:span text:style-name="T308"><text:tab/></text:span><text:span text:style-name="T2">„Summarischer</text:span><text:span text:style-name="T308"> </text:span><text:span text:style-name="T2">Extract,</text:span><text:span text:style-name="T308"> </text:span><text:span text:style-name="T2">oder</text:span><text:span text:style-name="T308"> </text:span><text:span text:style-name="T2">Kurze</text:span><text:span text:style-name="T308"> </text:span><text:span text:style-name="T2">Fragen</text:span><text:span text:style-name="T308"> </text:span><text:span text:style-name="T2">über</text:span><text:span text:style-name="T308"> </text:span><text:span text:style-name="T2">die</text:span><text:span text:style-name="T308"> </text:span><text:span text:style-name="T2">Regul</text:span><text:span text:style-name="T308"> </text:span><text:span text:style-name="T2">der</text:span><text:span text:style-name="T308"> </text:span><text:span text:style-name="T2">Mündern Brüder“.</text:span></text:p>
      <text:p text:style-name="P96"/>
      <text:p text:style-name="P59"><text:span text:style-name="T13">(c)</text:span><text:span text:style-name="T39"> </text:span><text:span text:style-name="T105">1</text:span><text:span text:style-name="T13">13v-</text:span><text:span text:style-name="T105">1</text:span><text:span text:style-name="T13">19v</text:span><text:span text:style-name="T2"><text:tab/>„Die christliche Lehre“; „Geistliche Hand“; „Meditatio oder Betrachtung“.</text:span></text:p>
      <text:p text:style-name="P84"/>
      <text:p text:style-name="P81"/>
      <text:p text:style-name="P81"/>
      <text:p text:style-name="P81"/>
      <text:p text:style-name="P81"/>
      <text:p text:style-name="P81"/>
      <text:p text:style-name="P81"/>
      <text:p text:style-name="_31_.Číslo_20_rukopisu"><text:bookmark-start text:name="D_056"/><text:soft-page-break/><text:span text:style-name="T13">5</text:span><text:bookmark-end text:name="D_056"/><text:span text:style-name="T13">6 <text:s text:c="75"/>D</text:span><text:span text:style-name="T214"> </text:span><text:span text:style-name="T13">56</text:span></text:p>
      <text:p text:style-name="TEXT"/>
      <text:p text:style-name="_32_._20_Vazba_20_a_20_rozměry"><text:span text:style-name="T2">XVIII</text:span><text:span text:style-name="T498">2</text:span><text:span text:style-name="T2">, pap., [82] </text:span><text:span text:style-name="T52">f</text:span><text:span text:style-name="T2">f., 17 x </text:span><text:span text:style-name="T102">1</text:span><text:span text:style-name="T2">1 cm, sešit</text:span></text:p>
      <text:p text:style-name="P3"/>
      <text:p text:style-name="TEXT"><text:span text:style-name="T2">Brožováno.</text:span><text:span text:style-name="T171"> </text:span><text:span text:style-name="T2">Svázáno</text:span><text:span text:style-name="T125"> </text:span><text:span text:style-name="T2">do</text:span><text:span text:style-name="T125"> </text:span><text:span text:style-name="T2">dvou</text:span><text:span text:style-name="T125"> </text:span><text:span text:style-name="T2">částí</text:span><text:span text:style-name="T125"> </text:span><text:span text:style-name="T2">listu</text:span><text:span text:style-name="T125"> </text:span><text:span text:style-name="T2">z</text:span><text:span text:style-name="T125"> </text:span><text:span text:style-name="T2">latinského</text:span><text:span text:style-name="T125"> </text:span><text:span text:style-name="T2">papírového</text:span><text:span text:style-name="T125"> </text:span><text:span text:style-name="T2">rukopisu</text:span><text:span text:style-name="T125"> </text:span><text:span text:style-name="T2">z přelomu 17. a 18.</text:span><text:span text:style-name="T125"> </text:span><text:span text:style-name="T2">století</text:span><text:span text:style-name="T125"> </text:span><text:span text:style-name="T2">s menzurální</text:span><text:span text:style-name="T118"> </text:span><text:span text:style-name="T2">notací</text:span><text:span text:style-name="T118"> </text:span><text:span text:style-name="T2">(</text:span><text:span text:style-name="T4">„Et</text:span><text:span text:style-name="T119"> </text:span><text:span text:style-name="T4">unam</text:span><text:span text:style-name="T119"> </text:span><text:span text:style-name="T4">sanctam</text:span><text:span text:style-name="T119"> </text:span><text:span text:style-name="T4">catholicam</text:span><text:span text:style-name="T119"> </text:span><text:span text:style-name="T4">et</text:span><text:span text:style-name="T119"> </text:span><text:span text:style-name="T4">apostolicam</text:span><text:span text:style-name="T119"> </text:span><text:span text:style-name="T4">ecclesiam</text:span><text:span text:style-name="T119"> </text:span><text:span text:style-name="T4">confiteo</text:span><text:span text:style-name="T240">r</text:span><text:span text:style-name="T4">,</text:span><text:span text:style-name="T119"> </text:span><text:span text:style-name="T4">confiteor“</text:span><text:span text:style-name="T2">///).</text:span></text:p>
      <text:p text:style-name="TEXT"/>
      <text:p text:style-name="_33_._20_Název_20_rukopisu"><text:span text:style-name="T13">[</text:span><text:span text:style-name="T105">V</text:span><text:span text:style-name="T13">ia Franciscana]</text:span></text:p>
      <text:p text:style-name="TEXT"/>
      <text:p text:style-name="P56"><text:span text:style-name="T13">(a)</text:span><text:span text:style-name="T105"> </text:span><text:span text:style-name="T13">1r-6v</text:span><text:span text:style-name="T233"><text:tab/></text:span><text:span text:style-name="T2">„Incipiunt</text:span><text:span text:style-name="T233"> </text:span><text:span text:style-name="T2">piae</text:span><text:span text:style-name="T233"> </text:span><text:span text:style-name="T2">annotationes</text:span><text:span text:style-name="T233"> </text:span><text:span text:style-name="T2">miscellaneae</text:span><text:span text:style-name="T233"> </text:span><text:span text:style-name="T2">a</text:span><text:span text:style-name="T233"> </text:span><text:span text:style-name="T2">tendentibus</text:span><text:span text:style-name="T233"> <text:s text:c="8"/></text:span><text:span text:style-name="T2">ad</text:span><text:span text:style-name="T233"> </text:span><text:span text:style-name="T2">perfectionem</text:span><text:span text:style-name="T233"> </text:span><text:span text:style-name="T2">religiosam in praxim deducendae ...“</text:span></text:p>
      <text:p text:style-name="P43"/>
      <text:p text:style-name="P56"><text:span text:style-name="T13">(b)</text:span><text:span text:style-name="T39"> </text:span><text:span text:style-name="T13">6r-24v</text:span><text:span text:style-name="T2"><text:tab/>„Instructio seu Aliquot pii modi, pro meditationis exercitio ...“ </text:span></text:p>
      <text:p text:style-name="P43"/>
      <text:p text:style-name="P56"><text:span text:style-name="T13">(c) 24v-82r</text:span><text:span text:style-name="T2"><text:tab/>„Compendiosa explanatio sacrae regulae Ord. F</text:span><text:span text:style-name="T176">r</text:span><text:span text:style-name="T2">. <text:s/>Minorum ...“ </text:span></text:p>
      <text:p text:style-name="P43"/>
      <text:p text:style-name="P19">Název byl nadepsán obyčejnou tužkou pozdější rukou.</text:p>
      <text:p text:style-name="P81"/>
      <text:p text:style-name="P81"/>
      <text:p text:style-name="P81"/>
      <text:p text:style-name="P81"/>
      <text:p text:style-name="P81"/>
      <text:p text:style-name="_31_.Číslo_20_rukopisu"><text:bookmark-start text:name="D_057"/><text:span text:style-name="T13">5</text:span><text:bookmark-end text:name="D_057"/><text:span text:style-name="T13">7 <text:s text:c="75"/>D</text:span><text:span text:style-name="T214"> </text:span><text:span text:style-name="T13">57</text:span></text:p>
      <text:p text:style-name="TEXT"/>
      <text:p text:style-name="_32_._20_Vazba_20_a_20_rozměry"><text:span text:style-name="T2">XVIII</text:span><text:span text:style-name="T498">med.</text:span><text:span text:style-name="T2">, pap., II + 36 pp., 17 x </text:span><text:span text:style-name="T102">1</text:span><text:span text:style-name="T2">1 cm, vazba soudobá</text:span></text:p>
      <text:p text:style-name="TEXT"/>
      <text:p text:style-name="TEXT"><text:span text:style-name="T2">Původní</text:span><text:span text:style-name="T229"> </text:span><text:span text:style-name="T2">paginace. </text:span><text:span text:style-name="T4">-</text:span><text:span text:style-name="T318"> </text:span><text:span text:style-name="T2">Původní</text:span><text:span text:style-name="T317"> </text:span><text:span text:style-name="T2">lepenková</text:span><text:span text:style-name="T317"> </text:span><text:span text:style-name="T2">vazba,</text:span><text:span text:style-name="T317"> </text:span><text:span text:style-name="T2">potažená</text:span><text:span text:style-name="T317"> </text:span><text:span text:style-name="T2">skopovicí</text:span><text:span text:style-name="T317"> </text:span><text:span text:style-name="T2">se</text:span><text:span text:style-name="T317"> </text:span><text:span text:style-name="T2">zlacenými</text:span><text:span text:style-name="T317"> </text:span><text:span text:style-name="T2">rámečk</text:span><text:span text:style-name="T94">y</text:span><text:span text:style-name="T2">. </text:span><text:span text:style-name="T4">-</text:span><text:span text:style-name="T203"> </text:span><text:span text:style-name="T4">P</text:span><text:span text:style-name="T103">r</text:span><text:span text:style-name="T4">ovenienční</text:span><text:span text:style-name="T314"> </text:span><text:span text:style-name="T4">poznámka:</text:span><text:span text:style-name="T314"> </text:span><text:span text:style-name="T2">Na</text:span><text:span text:style-name="T312"> </text:span><text:span text:style-name="T2">titulní</text:span><text:span text:style-name="T312"> </text:span><text:span text:style-name="T2">straně: </text:span><text:span text:style-name="T4">„P</text:span><text:span text:style-name="T103">r</text:span><text:span text:style-name="T4">o</text:span><text:span text:style-name="T314"> </text:span><text:span text:style-name="T4">usu</text:span><text:span text:style-name="T314"> </text:span><text:span text:style-name="T4">simplici</text:span><text:span text:style-name="T314"> </text:span><text:span text:style-name="T83">P</text:span><text:span text:style-name="T4">.</text:span><text:span text:style-name="T314"> </text:span><text:span text:style-name="T4">Ulpiani</text:span><text:span text:style-name="T314"> </text:span><text:span text:style-name="T4">Be</text:span><text:span text:style-name="T103">r</text:span><text:span text:style-name="T4">g</text:span><text:span text:style-name="T314"> </text:span><text:span text:style-name="T4">Franciscani,“</text:span><text:span text:style-name="T2"> sro</text:span><text:span text:style-name="T94">v</text:span><text:span text:style-name="T2">.</text:span><text:span text:style-name="T206"> </text:span><text:span text:style-name="T2">D</text:span><text:span text:style-name="T206"> </text:span><text:span text:style-name="T2">66.</text:span><text:span text:style-name="T206"> </text:span><text:span text:style-name="T2">Rodák</text:span><text:span text:style-name="T206"> </text:span><text:span text:style-name="T2">z</text:span><text:span text:style-name="T206"> </text:span><text:span text:style-name="T2">Hukvald, <text:s text:c="5"/></text:span><text:span text:style-name="T206"><text:s/></text:span><text:span text:style-name="T2">do</text:span><text:span text:style-name="T206"> </text:span><text:span text:style-name="T2">řádu</text:span><text:span text:style-name="T206"> </text:span><text:span text:style-name="T2">vstoupil</text:span><text:span text:style-name="T206"> </text:span><text:span text:style-name="T2">v</text:span><text:span text:style-name="T206"> </text:span><text:span text:style-name="T2">Moravské</text:span><text:span text:style-name="T206"> </text:span><text:span text:style-name="T2">Třebové</text:span><text:span text:style-name="T206"> </text:span><text:span text:style-name="T2">roku</text:span><text:span text:style-name="T206"> </text:span><text:span text:style-name="T2">1759,</text:span><text:span text:style-name="T206"> </text:span><text:span text:style-name="T2">byl</text:span><text:span text:style-name="T206"> </text:span><text:span text:style-name="T2">v</text:span><text:span text:style-name="T206"> </text:span><text:span text:style-name="T2">Dačicích několikrát</text:span><text:span text:style-name="T312"> </text:span><text:span text:style-name="T2">kvardiánem.</text:span><text:span text:style-name="T312"> </text:span><text:span text:style-name="T323">T</text:span><text:span text:style-name="T2">am</text:span><text:span text:style-name="T312"> </text:span><text:span text:style-name="T2">také</text:span><text:span text:style-name="T312"> </text:span><text:span text:style-name="T2">2.</text:span><text:span text:style-name="T312"> </text:span><text:span text:style-name="T2">října</text:span><text:span text:style-name="T312"> </text:span><text:span text:style-name="T2">1788</text:span><text:span text:style-name="T312"> </text:span><text:span text:style-name="T2">zemřel,</text:span><text:span text:style-name="T312"> </text:span><text:span text:style-name="T2">viz</text:span><text:span text:style-name="T312"> </text:span><text:span text:style-name="T2">D</text:span><text:span text:style-name="T312"> </text:span><text:span text:style-name="T2">4,</text:span><text:span text:style-name="T312"> </text:span><text:span text:style-name="T2">fol.</text:span><text:span text:style-name="T312"> </text:span><text:span text:style-name="T2">134v: </text:span><text:span text:style-name="T4">„M.</text:span><text:span text:style-name="T314"> </text:span><text:span text:style-name="T83">V</text:span><text:span text:style-name="T4">.</text:span><text:span text:style-name="T314"> </text:span><text:span text:style-name="T83">P</text:span><text:span text:style-name="T4">.</text:span><text:span text:style-name="T314"> </text:span><text:span text:style-name="T4">Ulpianus Be</text:span><text:span text:style-name="T103">r</text:span><text:span text:style-name="T4">g</text:span><text:span text:style-name="T218"> </text:span><text:span text:style-name="T4">per</text:span><text:span text:style-name="T218"> </text:span><text:span text:style-name="T4">complu</text:span><text:span text:style-name="T103">r</text:span><text:span text:style-name="T4">es</text:span><text:span text:style-name="T218"> </text:span><text:span text:style-name="T4">annos</text:span><text:span text:style-name="T218"> </text:span><text:span text:style-name="T4">praedicato</text:span><text:span text:style-name="T240">r</text:span><text:span text:style-name="T4">,</text:span><text:span text:style-name="T218"> </text:span><text:span text:style-name="T4">gua</text:span><text:span text:style-name="T103">r</text:span><text:span text:style-name="T4">dianus</text:span><text:span text:style-name="T218"> </text:span><text:span text:style-name="T4">nec</text:span><text:span text:style-name="T218"> </text:span><text:span text:style-name="T4">non</text:span><text:span text:style-name="T218"> </text:span><text:span text:style-name="T4">actualis</text:span><text:span text:style-name="T218"> </text:span><text:span text:style-name="T4">concionator</text:span><text:span text:style-name="T218"> </text:span><text:span text:style-name="T4">pa</text:span><text:span text:style-name="T103">r</text:span><text:span text:style-name="T4">ochialis“</text:span><text:span text:style-name="T2">.</text:span></text:p>
      <text:p text:style-name="P207"><text:soft-page-break/><text:span text:style-name="T13">„</text:span><text:span text:style-name="T105">V</text:span><text:span text:style-name="T13">ia</text:span><text:span text:style-name="T319"> </text:span><text:span text:style-name="T13">Crucis</text:span><text:span text:style-name="T319"> </text:span><text:span text:style-name="T13">seu</text:span><text:span text:style-name="T319"> </text:span><text:span text:style-name="T13">Devota</text:span><text:span text:style-name="T319"> </text:span><text:span text:style-name="T13">ac</text:span><text:span text:style-name="T319"> </text:span><text:span text:style-name="T13">compassiva</text:span><text:span text:style-name="T319"> </text:span><text:span text:style-name="T13">meditatio</text:span><text:span text:style-name="T319"> </text:span><text:span text:style-name="T13">passionis</text:span><text:span text:style-name="T319"> </text:span><text:span text:style-name="T13">Domini</text:span><text:span text:style-name="T319"> </text:span><text:span text:style-name="T13">nostri</text:span><text:span text:style-name="T319"> </text:span><text:span text:style-name="T13">Jesu</text:span><text:span text:style-name="T319"> </text:span><text:span text:style-name="T13">Christi juxta XIIIIcim stationes </text:span><text:span text:style-name="T105">V</text:span><text:span text:style-name="T13">iae Crucis Je</text:span><text:span text:style-name="T53">r</text:span><text:span text:style-name="T13">osolymitanae“</text:span></text:p>
      <text:p text:style-name="TEXT"/>
      <text:p text:style-name="TEXT"><text:span text:style-name="T2">„</text:span><text:span text:style-name="T2">Annotatio.</text:span><text:span text:style-name="T323"> </text:span><text:span text:style-name="T2">Per</text:span><text:span text:style-name="T150"> </text:span><text:span text:style-name="T301">V</text:span><text:span text:style-name="T2">iam</text:span><text:span text:style-name="T150"> </text:span><text:span text:style-name="T2">Crucis</text:span><text:span text:style-name="T150"> </text:span><text:span text:style-name="T2">hic</text:span><text:span text:style-name="T150"> </text:span><text:span text:style-name="T2">proponitur</text:span><text:span text:style-name="T150"> </text:span><text:span text:style-name="T2">illa</text:span><text:span text:style-name="T150"> </text:span><text:span text:style-name="T2">semita</text:span><text:span text:style-name="T150"> </text:span><text:span text:style-name="T2">ultima</text:span><text:span text:style-name="T150"> </text:span><text:span text:style-name="T2">et</text:span><text:span text:style-name="T150"> </text:span><text:span text:style-name="T2">labor</text:span><text:span text:style-name="T150"> </text:span><text:span text:style-name="T2">gravis</text:span><text:span text:style-name="T150"> </text:span><text:span text:style-name="T2">Salvatoris</text:span><text:span text:style-name="T150"> </text:span><text:span text:style-name="T2">nostri Jesu</text:span><text:span text:style-name="T202"> </text:span><text:span text:style-name="T2">Christi</text:span><text:span text:style-name="T202"> </text:span><text:span text:style-name="T2">Filii</text:span><text:span text:style-name="T202"> </text:span><text:span text:style-name="T2">Dei</text:span><text:span text:style-name="T202"> </text:span><text:span text:style-name="T2">...</text:span><text:span text:style-name="T169"> </text:span><text:span text:style-name="T2">[pag.</text:span><text:span text:style-name="T202"> </text:span><text:span text:style-name="T2">4]</text:span><text:span text:style-name="T169"> </text:span><text:span text:style-name="T2">Praeparatio</text:span><text:span text:style-name="T202"> </text:span><text:span text:style-name="T2">et</text:span><text:span text:style-name="T202"> </text:span><text:span text:style-name="T2">intentio</text:span><text:span text:style-name="T202"> </text:span><text:span text:style-name="T2">poenitentis</text:span><text:span text:style-name="T202"> </text:span><text:span text:style-name="T2">et</text:span><text:span text:style-name="T202"> </text:span><text:span text:style-name="T2">contritae</text:span><text:span text:style-name="T202"> </text:span><text:span text:style-name="T2">animae</text:span><text:span text:style-name="T202"> </text:span><text:span text:style-name="T2">pro</text:span><text:span text:style-name="T202"> </text:span><text:span text:style-name="T301">V</text:span><text:span text:style-name="T2">ia Crucis ante venerabile sacramentum ...“</text:span></text:p>
      <text:p text:style-name="P81"/>
      <text:p text:style-name="P81"/>
      <text:p text:style-name="P81"/>
      <text:p text:style-name="P81"/>
      <text:p text:style-name="P81"/>
      <text:p text:style-name="_31_.Číslo_20_rukopisu"><text:bookmark-start text:name="D_058_59"/><text:span text:style-name="T13">5</text:span><text:bookmark-end text:name="D_058_59"/><text:span text:style-name="T13">8 <text:s text:c="69"/>D</text:span><text:span text:style-name="T214"> </text:span><text:span text:style-name="T13">58-59</text:span></text:p>
      <text:p text:style-name="TEXT"/>
      <text:p text:style-name="_32_._20_Vazba_20_a_20_rozměry"><text:span text:style-name="T2">1733, </text:span><text:span text:style-name="T2">Bechyně, 2 sv., pap., 1. II + 686 (recte: 688) pp.; 2. [231] </text:span><text:span text:style-name="T52">f</text:span><text:span text:style-name="T2">f., <text:s text:c="3"/>1. 16,1 x </text:span><text:span text:style-name="T102">1</text:span><text:span text:style-name="T2">1,5 cm, 2. 15,7 x 10,5 cm, vazba soudobá</text:span></text:p>
      <text:p text:style-name="TEXT"/>
      <text:p text:style-name="P95"><text:span text:style-name="T2">Původní</text:span><text:span text:style-name="T217"> </text:span><text:span text:style-name="T2">paginace. 2. sv. je foliován</text:span><text:span text:style-name="T142"> </text:span><text:span text:style-name="T4">-</text:span><text:span text:style-name="T222"> </text:span><text:span text:style-name="T2">Původní</text:span><text:span text:style-name="T221"> </text:span><text:span text:style-name="T2">lepenková</text:span><text:span text:style-name="T221"> </text:span><text:span text:style-name="T2">vazba,</text:span><text:span text:style-name="T221"> </text:span><text:span text:style-name="T2">potažená</text:span><text:span text:style-name="T221"> </text:span><text:span text:style-name="T2">teletinou</text:span><text:span text:style-name="T221"> </text:span><text:span text:style-name="T2">s</text:span><text:span text:style-name="T221"> </text:span><text:span text:style-name="T2">rýhováním,</text:span><text:span text:style-name="T221"> </text:span><text:span text:style-name="T2">místo</text:span><text:span text:style-name="T221"> </text:span><text:span text:style-name="T2">spon řemínk</text:span><text:span text:style-name="T94">y (v 2. sv. tkanice)</text:span><text:span text:style-name="T2">.</text:span><text:span text:style-name="T331"> <text:s text:c="7"/></text:span><text:span text:style-name="T2">Na</text:span><text:span text:style-name="T331"> </text:span><text:span text:style-name="T2">hřbetě</text:span><text:span text:style-name="T331"> </text:span><text:span text:style-name="T2">stará</text:span><text:span text:style-name="T331"> </text:span><text:span text:style-name="T2">signatura: </text:span><text:span text:style-name="T4">„K</text:span><text:span text:style-name="T332"> </text:span><text:span text:style-name="T119">1</text:span><text:span text:style-name="T4">18,“ </text:span><text:span text:style-name="T16">v </text:span><text:span text:style-name="T94">2. sv. </text:span><text:span text:style-name="T16">je</text:span><text:span text:style-name="T4"> „K</text:span><text:span text:style-name="T29"> </text:span><text:span text:style-name="T4">c</text:span><text:span text:style-name="T29"> </text:span><text:span text:style-name="T4">9“</text:span><text:span text:style-name="T2">. </text:span><text:span text:style-name="T4">-</text:span><text:span text:style-name="T332"> </text:span><text:span text:style-name="T4">Výzdoba:</text:span><text:span text:style-name="T332"> </text:span><text:span text:style-name="T2">V</text:span><text:span text:style-name="T331"> </text:span><text:span text:style-name="T2">obou</text:span><text:span text:style-name="T331"> </text:span><text:span text:style-name="T2">částech</text:span><text:span text:style-name="T331"> </text:span><text:span text:style-name="T2">je</text:span><text:span text:style-name="T331"> </text:span><text:span text:style-name="T2">vlepeno</text:span><text:span text:style-name="T331"> </text:span><text:span text:style-name="T2">asi</text:span><text:span text:style-name="T331"> </text:span><text:span text:style-name="T2">160 mědirytů,</text:span><text:span text:style-name="T206"> </text:span><text:span text:style-name="T2">převážně</text:span><text:span text:style-name="T206"> </text:span><text:span text:style-name="T2">nesignovaných,</text:span><text:span text:style-name="T206"> </text:span><text:span text:style-name="T2">jen</text:span><text:span text:style-name="T206"> </text:span><text:span text:style-name="T2">na ně-</text:span><text:span text:style-name="T206"> </text:span><text:span text:style-name="T2">kolika</text:span><text:span text:style-name="T206"> </text:span><text:span text:style-name="T2">je</text:span><text:span text:style-name="T206"> </text:span><text:span text:style-name="T2">A.</text:span><text:span text:style-name="T206"> </text:span><text:span text:style-name="T81">V</text:span><text:span text:style-name="T2">.</text:span><text:span text:style-name="T206"> </text:span><text:span text:style-name="T2">(Augsbu</text:span><text:span text:style-name="T52">r</text:span><text:span text:style-name="T2">g)</text:span><text:span text:style-name="T206"> </text:span><text:span text:style-name="T2">a</text:span><text:span text:style-name="T206"> </text:span><text:span text:style-name="T2">dva</text:span><text:span text:style-name="T206"> </text:span><text:span text:style-name="T2">jsou</text:span><text:span text:style-name="T206"> </text:span><text:span text:style-name="T2">z</text:span><text:span text:style-name="T206"> </text:span><text:span text:style-name="T2">Prah</text:span><text:span text:style-name="T94">y</text:span><text:span text:style-name="T2">.</text:span><text:span text:style-name="T206"> V 1. sv. </text:span><text:span text:style-name="T2">na pag.</text:span><text:span text:style-name="T73"> </text:span><text:span text:style-name="T2">410</text:span><text:span text:style-name="T73"> </text:span><text:span text:style-name="T2">mědiryt</text:span><text:span text:style-name="T73"> </text:span><text:span text:style-name="T2">signován </text:span><text:span text:style-name="T4">„Michael</text:span><text:span text:style-name="T74"> </text:span><text:span text:style-name="T4">Renz.</text:span><text:span text:style-name="T74"> </text:span><text:span text:style-name="T4">sc.</text:span><text:span text:style-name="T74"> </text:span><text:span text:style-name="T4">in</text:span><text:span text:style-name="T74"> </text:span><text:span text:style-name="T4">Kuckus-Baad.</text:span><text:span text:style-name="T74"> </text:span><text:span text:style-name="T4">P</text:span><text:span text:style-name="T103">r</text:span><text:span text:style-name="T4">ostat</text:span><text:span text:style-name="T74"> </text:span><text:span text:style-name="T4">Mic</text:span><text:span text:style-name="T103">r</text:span><text:span text:style-name="T4">o</text:span><text:span text:style-name="T74"> </text:span><text:span text:style-name="T4">Pragae</text:span><text:span text:style-name="T74"> </text:span><text:span text:style-name="T4">apud Petrum</text:span><text:span text:style-name="T134"> </text:span><text:span text:style-name="T4">Hillinger</text:span><text:span text:style-name="T134"> </text:span><text:span text:style-name="T4">civem</text:span><text:span text:style-name="T134"> </text:span><text:span text:style-name="T4">minuaturae</text:span><text:span text:style-name="T134"> </text:span><text:span text:style-name="T4">picto</text:span><text:span text:style-name="T103">r</text:span><text:span text:style-name="T4">em</text:span><text:span text:style-name="T134"> </text:span><text:span text:style-name="T4">et</text:span><text:span text:style-name="T134"> </text:span><text:span text:style-name="T4">artis</text:span><text:span text:style-name="T134"> </text:span><text:span text:style-name="T4">chalcographicae</text:span><text:span text:style-name="T134"> </text:span><text:span text:style-name="T4">p</text:span><text:span text:style-name="T103">r</text:span><text:span text:style-name="T4">opolam“</text:span><text:span text:style-name="T2">.</text:span><text:span text:style-name="T132"> </text:span><text:span text:style-name="T2">Na</text:span><text:span text:style-name="T132"> </text:span><text:span text:style-name="T2">pag. 580ter</text:span><text:span text:style-name="T118"> </text:span><text:span text:style-name="T2">je</text:span><text:span text:style-name="T171"> </text:span><text:span text:style-name="T2">mědiryt,</text:span><text:span text:style-name="T171"> </text:span><text:span text:style-name="T2">na</text:span><text:span text:style-name="T171"> </text:span><text:span text:style-name="T2">němž</text:span><text:span text:style-name="T171"> </text:span><text:span text:style-name="T2">je</text:span><text:span text:style-name="T171"> </text:span><text:span text:style-name="T2">zobrazen</text:span><text:span text:style-name="T171"> </text:span><text:span text:style-name="T2">autorův</text:span><text:span text:style-name="T171"> </text:span><text:span text:style-name="T2">prastrýc</text:span><text:span text:style-name="T171"> </text:span><text:span text:style-name="T2">(piarista</text:span><text:span text:style-name="T171"> </text:span><text:span text:style-name="T3">Nicolaus</text:span><text:span text:style-name="T172"> </text:span><text:span text:style-name="T3">a</text:span><text:span text:style-name="T172"> </text:span><text:span text:style-name="T3">Conceptione</text:span><text:span text:style-name="T172"> </text:span><text:span text:style-name="T3">B.</text:span><text:span text:style-name="T172"> </text:span><text:span text:style-name="T82">V</text:span><text:span text:style-name="T3">.</text:span><text:span text:style-name="T2">) s</text:span><text:span text:style-name="T154"> </text:span><text:span text:style-name="T2">textem:</text:span><text:span text:style-name="T27"> </text:span><text:span text:style-name="T4">„...</text:span><text:span text:style-name="T156"> </text:span><text:span text:style-name="T4">Nicolaus</text:span><text:span text:style-name="T156"> </text:span><text:span text:style-name="T4">a</text:span><text:span text:style-name="T156"> </text:span><text:span text:style-name="T4">Conc.</text:span><text:span text:style-name="T156"> </text:span><text:span text:style-name="T4">B.</text:span><text:span text:style-name="T156"> </text:span><text:span text:style-name="T83">V</text:span><text:span text:style-name="T4">.</text:span><text:span text:style-name="T156"> </text:span><text:span text:style-name="T4">Schol.</text:span><text:span text:style-name="T156"> </text:span><text:span text:style-name="T4">Piarum</text:span><text:span text:style-name="T156"> </text:span><text:span text:style-name="T4">ex</text:span><text:span text:style-name="T156"> </text:span><text:span text:style-name="T4">familia</text:span><text:span text:style-name="T156"> </text:span><text:span text:style-name="T4">Hausenka,</text:span><text:span text:style-name="T156"> </text:span><text:span text:style-name="T4">Patria</text:span><text:span text:style-name="T156"> </text:span><text:span text:style-name="T4">Litomissliensis, Boem.</text:span><text:span text:style-name="T116"> </text:span><text:span text:style-name="T4">qui</text:span><text:span text:style-name="T116"> </text:span><text:span text:style-name="T4">...</text:span><text:span text:style-name="T116"> </text:span><text:span text:style-name="T4">mortuus</text:span><text:span text:style-name="T116"> </text:span><text:span text:style-name="T4">Radomiae</text:span><text:span text:style-name="T116"> </text:span><text:span text:style-name="T4">in</text:span><text:span text:style-name="T116"> </text:span><text:span text:style-name="T4">Polonia</text:span><text:span text:style-name="T116"> </text:span><text:span text:style-name="T4">aetat.</text:span><text:span text:style-name="T116"> </text:span><text:span text:style-name="T4">46.“</text:span><text:span text:style-name="T115"> </text:span><text:span text:style-name="T323">T</text:span><text:span text:style-name="T2">ohoto</text:span><text:span text:style-name="T115"> </text:span><text:span text:style-name="T2">Housenku</text:span><text:span text:style-name="T115"> </text:span><text:span text:style-name="T2">(1637-1683),</text:span><text:span text:style-name="T115"> </text:span><text:span text:style-name="T2">který působil</text:span><text:span text:style-name="T188"> </text:span><text:span text:style-name="T2">i</text:span><text:span text:style-name="T32"> </text:span><text:span text:style-name="T2">v</text:span><text:span text:style-name="T32"> </text:span><text:span text:style-name="T2">Prievidzi,</text:span><text:span text:style-name="T32"> </text:span><text:span text:style-name="T2">neuvádí</text:span><text:span text:style-name="T32"> </text:span><text:span text:style-name="T2">sice</text:span><text:span text:style-name="T32"> </text:span><text:span text:style-name="T2">Schalle</text:span><text:span text:style-name="T32">r</text:span><text:span text:style-name="T2">,</text:span><text:span text:style-name="T32"> </text:span><text:span text:style-name="T2">J.:</text:span><text:span text:style-name="T32"> </text:span><text:span text:style-name="T4">Kurze</text:span><text:span text:style-name="T34"> </text:span><text:span text:style-name="T4">Lebensbesch</text:span><text:span text:style-name="T103">r</text:span><text:span text:style-name="T4">eibung</text:span><text:span text:style-name="T2">,</text:span><text:span text:style-name="T32"> </text:span><text:span text:style-name="T2">uvádí</text:span><text:span text:style-name="T32"> </text:span><text:span text:style-name="T2">ho</text:span><text:span text:style-name="T32"> </text:span><text:span text:style-name="T2">však</text:span><text:span text:style-name="T32"> </text:span><text:span text:style-name="T301">V</text:span><text:span text:style-name="T2">iňas, Th.:</text:span><text:span text:style-name="T355"> </text:span><text:span text:style-name="T4">Index</text:span><text:span text:style-name="T356"> </text:span><text:span text:style-name="T4">Bio–Bibliographicus</text:span><text:span text:style-name="T2">,</text:span><text:span text:style-name="T355"> </text:span><text:span text:style-name="T2">vol.</text:span><text:span text:style-name="T355"> </text:span><text:span text:style-name="T2">I.,</text:span><text:span text:style-name="T355"> </text:span><text:span text:style-name="T2">s.</text:span><text:span text:style-name="T355"> </text:span><text:span text:style-name="T2">295-296,</text:span><text:span text:style-name="T355"> </text:span><text:span text:style-name="T2">č.</text:span><text:span text:style-name="T355"> </text:span><text:span text:style-name="T2">233.</text:span><text:span text:style-name="T355"> </text:span><text:span text:style-name="T2">Pod</text:span><text:span text:style-name="T355"> </text:span><text:span text:style-name="T2">mědirytem:</text:span><text:span text:style-name="T388"> </text:span><text:span text:style-name="T4">„Hujus</text:span><text:span text:style-name="T356"> </text:span><text:span text:style-name="T4">venerabilis Patris</text:span><text:span text:style-name="T74"> </text:span><text:span text:style-name="T4">p</text:span><text:span text:style-name="T103">r</text:span><text:span text:style-name="T4">ecibus</text:span><text:span text:style-name="T74"> </text:span><text:span text:style-name="T4">se</text:span><text:span text:style-name="T74"> </text:span><text:span text:style-name="T4">humillisime</text:span><text:span text:style-name="T74"> </text:span><text:span text:style-name="T4">commendat</text:span><text:span text:style-name="T74"> </text:span><text:span text:style-name="T4">indignus</text:span><text:span text:style-name="T74"> </text:span><text:span text:style-name="T4">ejus</text:span><text:span text:style-name="T74"> </text:span><text:span text:style-name="T4">p</text:span><text:span text:style-name="T103">r</text:span><text:span text:style-name="T4">onepos</text:span><text:span text:style-name="T74"> </text:span><text:span text:style-name="T4">F</text:span><text:span text:style-name="T240">r</text:span><text:span text:style-name="T4">.</text:span><text:span text:style-name="T74"> </text:span><text:span text:style-name="T4">Theobaldus</text:span><text:span text:style-name="T74"> </text:span><text:span text:style-name="T4">Hausenka O</text:span><text:span text:style-name="T103">r</text:span><text:span text:style-name="T4">d.</text:span><text:span text:style-name="T345"> </text:span><text:span text:style-name="T4">Min.</text:span><text:span text:style-name="T345"> </text:span><text:span text:style-name="T4">minissimus.“</text:span><text:span text:style-name="T342"> V 2. sv. </text:span><text:span text:style-name="T2">většina</text:span><text:span text:style-name="T102"> </text:span><text:span text:style-name="T2">mědirytů</text:span><text:span text:style-name="T102"> </text:span><text:span text:style-name="T2">chybí, tamtéž</text:span><text:span text:style-name="T217"> </text:span><text:span text:style-name="T2">také</text:span><text:span text:style-name="T217"> </text:span><text:span text:style-name="T2">vyříznuto</text:span><text:span text:style-name="T217"> </text:span><text:span text:style-name="T2">8</text:span><text:span text:style-name="T217"> </text:span><text:span text:style-name="T2">listů</text:span><text:span text:style-name="T217"> </text:span><text:span text:style-name="T2">mezi</text:span><text:span text:style-name="T217"> </text:span><text:span text:style-name="T52">f</text:span><text:span text:style-name="T2">f.</text:span><text:span text:style-name="T217"> </text:span><text:span text:style-name="T2">54-55</text:span><text:span text:style-name="T217"> </text:span><text:span text:style-name="T2">a</text:span><text:span text:style-name="T217"> </text:span><text:span text:style-name="T2">6</text:span><text:span text:style-name="T217"> </text:span><text:span text:style-name="T2">listů</text:span><text:span text:style-name="T217"> </text:span><text:span text:style-name="T2">na</text:span><text:span text:style-name="T217"> </text:span><text:span text:style-name="T2">konci;</text:span><text:span text:style-name="T217"> </text:span><text:span text:style-name="T2">zde</text:span><text:span text:style-name="T217"> </text:span><text:span text:style-name="T2">je</text:span><text:span text:style-name="T217"> </text:span><text:span text:style-name="T2">také</text:span><text:span text:style-name="T217"> </text:span><text:span text:style-name="T2">uvedeno</text:span><text:span text:style-name="T217"> </text:span><text:span text:style-name="T2">jako</text:span><text:span text:style-name="T217"> </text:span><text:span text:style-name="T2">pramen dílo</text:span><text:span text:style-name="T137"> </text:span><text:span text:style-name="T4">„Maria</text:span><text:span text:style-name="T103"> </text:span><text:span text:style-name="T4">(de</text:span><text:span text:style-name="T103"> </text:span><text:span text:style-name="T4">Ag</text:span><text:span text:style-name="T103">r</text:span><text:span text:style-name="T4">eda)</text:span><text:span text:style-name="T103"> </text:span><text:span text:style-name="T4">a</text:span><text:span text:style-name="T103"> </text:span><text:span text:style-name="T4">Jesu:</text:span><text:span text:style-name="T103"> </text:span><text:span text:style-name="T4">Mystica</text:span><text:span text:style-name="T103"> </text:span><text:span text:style-name="T4">civitas</text:span><text:span text:style-name="T103"> </text:span><text:soft-page-break/><text:span text:style-name="T4">Dei</text:span><text:span text:style-name="T2">.“</text:span><text:span text:style-name="T102"> </text:span><text:span text:style-name="T2">První</text:span><text:span text:style-name="T102"> </text:span><text:span text:style-name="T2">vydání</text:span><text:span text:style-name="T102"> </text:span><text:span text:style-name="T2">vyšlo</text:span><text:span text:style-name="T102"> </text:span><text:span text:style-name="T2">španělsky</text:span><text:span text:style-name="T102"> </text:span><text:span text:style-name="T2">v</text:span><text:span text:style-name="T102"> </text:span><text:span text:style-name="T2">Madridu v</text:span><text:span text:style-name="T115"> </text:span><text:span text:style-name="T2">roce</text:span><text:span text:style-name="T115"> </text:span><text:span text:style-name="T2">1670</text:span><text:span text:style-name="T115"> </text:span><text:span text:style-name="T2">pod</text:span><text:span text:style-name="T115"> </text:span><text:span text:style-name="T2">názvem</text:span><text:span text:style-name="T115"> </text:span><text:span text:style-name="T2">„Mystica</text:span><text:span text:style-name="T115"> </text:span><text:span text:style-name="T2">Civdad</text:span><text:span text:style-name="T115"> </text:span><text:span text:style-name="T2">de</text:span><text:span text:style-name="T115"> </text:span><text:span text:style-name="T2">Dios,</text:span><text:span text:style-name="T115"> </text:span><text:span text:style-name="T2">Milagro</text:span><text:span text:style-name="T115"> </text:span><text:span text:style-name="T2">de</text:span><text:span text:style-name="T115"> </text:span><text:span text:style-name="T2">sv</text:span><text:span text:style-name="T115"> </text:span><text:span text:style-name="T2">Ommypotencia</text:span><text:span text:style-name="T115"> </text:span><text:span text:style-name="T2">y</text:span><text:span text:style-name="T115"> </text:span><text:span text:style-name="T2">Abisimo de</text:span><text:span text:style-name="T233"> </text:span><text:span text:style-name="T2">la</text:span><text:span text:style-name="T233"> </text:span><text:span text:style-name="T2">Gracia</text:span><text:span text:style-name="T233"> </text:span><text:span text:style-name="T2">...“ Psáno</text:span><text:span text:style-name="T342"> </text:span><text:span text:style-name="T2">černě</text:span><text:span text:style-name="T342"> </text:span><text:span text:style-name="T2">a</text:span><text:span text:style-name="T342"> </text:span><text:span text:style-name="T2">červeně. </text:span><text:span text:style-name="T4">-</text:span><text:span text:style-name="T345"> </text:span><text:span text:style-name="T4">P</text:span><text:span text:style-name="T103">r</text:span><text:span text:style-name="T4">ovenienční</text:span><text:span text:style-name="T345"> </text:span><text:span text:style-name="T4">poznámka:</text:span><text:span text:style-name="T345"> </text:span><text:span text:style-name="T2">Na</text:span><text:span text:style-name="T342"> </text:span><text:span text:style-name="T2">pag.</text:span><text:span text:style-name="T342"> <text:s text:c="8"/></text:span><text:span text:style-name="T2">1: </text:span><text:span text:style-name="T4">„P</text:span><text:span text:style-name="T103">r</text:span><text:span text:style-name="T4">o conventu Daczicenis ad S. Ant. Paduan. O</text:span><text:span text:style-name="T103">r</text:span><text:span text:style-name="T4">d. Min. S. </text:span><text:span text:style-name="T83">P</text:span><text:span text:style-name="T4">. Francisci Reform.“</text:span></text:p>
      <text:p text:style-name="P95"/>
      <text:p text:style-name="P210"><text:span text:style-name="T13">Theobaldus</text:span><text:span text:style-name="T343"> </text:span><text:span text:style-name="T13">Housenka:</text:span><text:span text:style-name="T214"> </text:span><text:span text:style-name="T13">„Quotidiana</text:span><text:span text:style-name="T214"> </text:span><text:span text:style-name="T13">cohabitatio</text:span><text:span text:style-name="T214"> </text:span><text:span text:style-name="T13">cum</text:span><text:span text:style-name="T214"> </text:span><text:span text:style-name="T13">Jesu,</text:span><text:span text:style-name="T214"> </text:span><text:span text:style-name="T13">Maria</text:span><text:span text:style-name="T214"> </text:span><text:span text:style-name="T13">et</text:span><text:span text:style-name="T214"> </text:span><text:span text:style-name="T13">Josepho,</text:span><text:span text:style-name="T214"> </text:span><text:span text:style-name="T13">in</text:span><text:span text:style-name="T214"> </text:span><text:span text:style-name="T13">qua </text:span><text:span text:style-name="T53">r</text:span><text:span text:style-name="T13">eligiosus</text:span><text:span text:style-name="T67"> </text:span><text:span text:style-name="T13">homo</text:span><text:span text:style-name="T67"> </text:span><text:span text:style-name="T13">actiones</text:span><text:span text:style-name="T67"> </text:span><text:span text:style-name="T13">hujus</text:span><text:span text:style-name="T67"> </text:span><text:span text:style-name="T13">s.</text:span><text:span text:style-name="T67"> </text:span><text:span text:style-name="T13">familiae</text:span><text:span text:style-name="T67"> </text:span><text:span text:style-name="T13">sibi</text:span><text:span text:style-name="T67"> </text:span><text:span text:style-name="T13">ante</text:span><text:span text:style-name="T67"> </text:span><text:span text:style-name="T13">oculos</text:span><text:span text:style-name="T67"> </text:span><text:span text:style-name="T13">praepone</text:span><text:span text:style-name="T53">r</text:span><text:span text:style-name="T13">e,</text:span><text:span text:style-name="T67"> </text:span><text:span text:style-name="T13">easque</text:span><text:span text:style-name="T67"> </text:span><text:span text:style-name="T13">immitari, diebus</text:span><text:span text:style-name="T181"> </text:span><text:span text:style-name="T13">singulis</text:span><text:span text:style-name="T181"> </text:span><text:span text:style-name="T13">in</text:span><text:span text:style-name="T181"> </text:span><text:span text:style-name="T13">certis</text:span><text:span text:style-name="T181"> </text:span><text:span text:style-name="T13">locis</text:span><text:span text:style-name="T181"> </text:span><text:span text:style-name="T13">cum</text:span><text:span text:style-name="T181"> </text:span><text:span text:style-name="T13">eadem</text:span><text:span text:style-name="T181"> </text:span><text:span text:style-name="T13">habita</text:span><text:span text:style-name="T53">r</text:span><text:span text:style-name="T13">e,</text:span><text:span text:style-name="T181"> </text:span><text:span text:style-name="T13">in</text:span><text:span text:style-name="T181"> </text:span><text:span text:style-name="T13">virtutibus</text:span><text:span text:style-name="T181"> </text:span><text:span text:style-name="T13">se</text:span><text:span text:style-name="T181"> </text:span><text:span text:style-name="T13">exe</text:span><text:span text:style-name="T53">r</text:span><text:span text:style-name="T13">ce</text:span><text:span text:style-name="T53">r</text:span><text:span text:style-name="T13">e,</text:span><text:span text:style-name="T181"> </text:span><text:span text:style-name="T13">vitia</text:span><text:span text:style-name="T181"> </text:span><text:span text:style-name="T13">extirpa</text:span><text:span text:style-name="T53">r</text:span><text:span text:style-name="T13">e, </text:span><text:span text:style-name="T53">r</text:span><text:span text:style-name="T13">ectam</text:span><text:span text:style-name="T304"> </text:span><text:span text:style-name="T13">operibus</text:span><text:span text:style-name="T304"> </text:span><text:span text:style-name="T13">suis</text:span><text:span text:style-name="T304"> </text:span><text:span text:style-name="T13">intentionem</text:span><text:span text:style-name="T304"> </text:span><text:span text:style-name="T13">forma</text:span><text:span text:style-name="T53">r</text:span><text:span text:style-name="T13">e,</text:span><text:span text:style-name="T304"> </text:span><text:span text:style-name="T13">Deum</text:span><text:span text:style-name="T304"> </text:span><text:span text:style-name="T13">incessanter</text:span><text:span text:style-name="T304"> </text:span><text:span text:style-name="T13">lauda</text:span><text:span text:style-name="T53">r</text:span><text:span text:style-name="T13">e,</text:span><text:span text:style-name="T304"> </text:span><text:span text:style-name="T13">ss.</text:span><text:span text:style-name="T304"> </text:span><text:span text:style-name="T13">Pat</text:span><text:span text:style-name="T53">r</text:span><text:span text:style-name="T13">onos</text:span><text:span text:style-name="T304"> </text:span><text:span text:style-name="T13">elige</text:span><text:span text:style-name="T53">r</text:span><text:span text:style-name="T13">e, eosque</text:span><text:span text:style-name="T174"> </text:span><text:span text:style-name="T13">invoca</text:span><text:span text:style-name="T53">r</text:span><text:span text:style-name="T13">e,</text:span><text:span text:style-name="T174"> </text:span><text:span text:style-name="T13">nec</text:span><text:span text:style-name="T174"> </text:span><text:span text:style-name="T13">non</text:span><text:span text:style-name="T174"> </text:span><text:span text:style-name="T13">ad</text:span><text:span text:style-name="T174"> </text:span><text:span text:style-name="T13">vulnera</text:span><text:span text:style-name="T174"> </text:span><text:span text:style-name="T13">Salvatoris</text:span><text:span text:style-name="T174"> </text:span><text:span text:style-name="T13">sui</text:span><text:span text:style-name="T174"> </text:span><text:span text:style-name="T13">confuge</text:span><text:span text:style-name="T53">r</text:span><text:span text:style-name="T13">e,</text:span><text:span text:style-name="T174"> </text:span><text:span text:style-name="T13">in</text:span><text:span text:style-name="T174"> </text:span><text:span text:style-name="T13">iis</text:span><text:span text:style-name="T174"> </text:span><text:span text:style-name="T13">habita</text:span><text:span text:style-name="T53">r</text:span><text:span text:style-name="T13">e</text:span><text:span text:style-name="T174"> </text:span><text:span text:style-name="T13">et</text:span><text:span text:style-name="T174"> </text:span><text:span text:style-name="T13">horis</text:span><text:span text:style-name="T174"> </text:span><text:span text:style-name="T13">certis ad hoc specificatis cetera opera pietatis praesta</text:span><text:span text:style-name="T53">r</text:span><text:span text:style-name="T13">e potest“</text:span></text:p>
      <text:p text:style-name="P95"/>
      <text:p text:style-name="P77"><text:span text:style-name="T13">[pag.</text:span><text:span text:style-name="T220"> </text:span><text:span text:style-name="T13">514]</text:span><text:span text:style-name="T2"><text:tab/></text:span><text:span text:style-name="T4">Hoc</text:span><text:span text:style-name="T222"> </text:span><text:span text:style-name="T4">cur</text:span><text:span text:style-name="T103">r</text:span><text:span text:style-name="T4">ente</text:span><text:span text:style-name="T222"> </text:span><text:span text:style-name="T4">anno</text:span><text:span text:style-name="T222"> </text:span><text:span text:style-name="T4">hic</text:span><text:span text:style-name="T222"> </text:span><text:span text:style-name="T4">liber</text:span><text:span text:style-name="T222"> </text:span><text:span text:style-name="T4">conscriptus</text:span><text:span text:style-name="T222"> </text:span><text:span text:style-name="T4">est</text:span><text:span text:style-name="T222"> </text:span><text:span text:style-name="T4">per</text:span><text:span text:style-name="T222"> </text:span><text:span text:style-name="T4">Frat</text:span><text:span text:style-name="T103">r</text:span><text:span text:style-name="T4">em</text:span><text:span text:style-name="T222"> </text:span><text:span text:style-name="T4">Theobaldum</text:span><text:span text:style-name="T222"> </text:span><text:span text:style-name="T4">Hausenka in conventu Bechinensi vicarium actualem p</text:span><text:span text:style-name="T103">r</text:span><text:span text:style-name="T4">o sua privata devotione</text:span></text:p>
      <text:p text:style-name="P45"/>
      <text:p text:style-name="P206"><text:span text:style-name="T2">Kolofon je napsán pod vlepeným mědirytem z roku 1733 (s</text:span><text:span text:style-name="T176">v</text:span><text:span text:style-name="T2">. Antonín Paduánský).</text:span></text:p>
      <text:p text:style-name="P95"/>
      <text:p text:style-name="P77"><text:span text:style-name="T14">[v 2. sv. titulní strana]<text:tab/></text:span><text:span text:style-name="T4">scripsit</text:span><text:span text:style-name="T178"> </text:span><text:span text:style-name="T240">P</text:span><text:span text:style-name="T4">.</text:span><text:span text:style-name="T178"> </text:span><text:span text:style-name="T4">Theobaldus</text:span><text:span text:style-name="T178"> </text:span><text:span text:style-name="T4">Housenka</text:span><text:span text:style-name="T178"> </text:span><text:span text:style-name="T4">O</text:span><text:span text:style-name="T152">r</text:span><text:span text:style-name="T4">d.</text:span><text:span text:style-name="T178"> </text:span><text:span text:style-name="T4">Min.</text:span><text:span text:style-name="T178"> </text:span><text:span text:style-name="T4">S.</text:span><text:span text:style-name="T178"> </text:span><text:span text:style-name="T4">Franc.</text:span><text:span text:style-name="T178"> </text:span><text:span text:style-name="T4">Reform. vicarius Bechinae 1733</text:span></text:p>
      <text:p text:style-name="P83"/>
      <text:p text:style-name="P81"/>
      <text:p text:style-name="P81"/>
      <text:p text:style-name="P81"/>
      <text:p text:style-name="P81"/>
      <text:p text:style-name="P81"/>
      <text:p text:style-name="P81"/>
      <text:p text:style-name="P81"/>
      <text:p text:style-name="_31_.Číslo_20_rukopisu"><text:bookmark-start text:name="D_060"/><text:soft-page-break/><text:span text:style-name="T13">5</text:span><text:bookmark-end text:name="D_060"/><text:span text:style-name="T13">9 <text:s text:c="75"/>D</text:span><text:span text:style-name="T214"> </text:span><text:span text:style-name="T13">60</text:span></text:p>
      <text:p text:style-name="TEXT"/>
      <text:p text:style-name="_32_._20_Vazba_20_a_20_rozměry">1842, pap., 259 (recte: 258) pp., 16,3 x 10,2 cm, vazba soudobá</text:p>
      <text:p text:style-name="TEXT"/>
      <text:p text:style-name="TEXT"><text:span text:style-name="T2">Původní</text:span><text:span text:style-name="T298"> </text:span><text:span text:style-name="T2">paginace. </text:span><text:span text:style-name="T4">-</text:span><text:span text:style-name="T352"> </text:span><text:span text:style-name="T2">Původní</text:span><text:span text:style-name="T350"> </text:span><text:span text:style-name="T2">lepenková</text:span><text:span text:style-name="T350"> </text:span><text:span text:style-name="T2">vazba,</text:span><text:span text:style-name="T350"> </text:span><text:span text:style-name="T2">potažená</text:span><text:span text:style-name="T350"> </text:span><text:span text:style-name="T2">skopovicí</text:span><text:span text:style-name="T350"> </text:span><text:span text:style-name="T2">se</text:span><text:span text:style-name="T350"> </text:span><text:span text:style-name="T2">zlacenými</text:span><text:span text:style-name="T350"> </text:span><text:span text:style-name="T2">rámečky</text:span><text:span text:style-name="T350"> </text:span><text:span text:style-name="T2">a slepotiskovou výzdobou na hřbetě.</text:span></text:p>
      <text:p text:style-name="TEXT"/>
      <text:p text:style-name="_33_._20_Název_20_rukopisu"><text:span text:style-name="T13">„</text:span><text:span text:style-name="T13">Christkatholische</text:span><text:span text:style-name="T39"> </text:span><text:span text:style-name="T13">Andachtsübungen. II. Theil. <text:s text:c="8"/>Geschrieben im Jah</text:span><text:span text:style-name="T53">r</text:span><text:span text:style-name="T13">e 1842“</text:span></text:p>
      <text:p text:style-name="TEXT"/>
      <text:p text:style-name="TEXT"><text:span text:style-name="T2">„</text:span><text:span text:style-name="T2">Aufopferung</text:span><text:span text:style-name="T278"> </text:span><text:span text:style-name="T2">seiner</text:span><text:span text:style-name="T283"> </text:span><text:span text:style-name="T2">selbsten</text:span><text:span text:style-name="T283"> </text:span><text:span text:style-name="T2">zu</text:span><text:span text:style-name="T283"> </text:span><text:span text:style-name="T2">der</text:span><text:span text:style-name="T283"> </text:span><text:span text:style-name="T2">seligsten</text:span><text:span text:style-name="T283"> </text:span><text:span text:style-name="T2">Jungfrau</text:span><text:span text:style-name="T283"> </text:span><text:span text:style-name="T2">heilige</text:span><text:span text:style-name="T283"> </text:span><text:span text:style-name="T2">Maria,</text:span><text:span text:style-name="T283"> </text:span><text:span text:style-name="T2">allerreinste</text:span><text:span text:style-name="T283"> </text:span><text:span text:style-name="T2">Jungfrau, eine</text:span><text:span text:style-name="T217"> </text:span><text:span text:style-name="T323">T</text:span><text:span text:style-name="T2">ochter</text:span><text:span text:style-name="T217"> </text:span><text:span text:style-name="T2">des</text:span><text:span text:style-name="T217"> </text:span><text:span text:style-name="T238">V</text:span><text:span text:style-name="T2">aters,</text:span><text:span text:style-name="T217"> </text:span><text:span text:style-name="T2">eine</text:span><text:span text:style-name="T217"> </text:span><text:span text:style-name="T2">Mutter</text:span><text:span text:style-name="T217"> </text:span><text:span text:style-name="T2">des</text:span><text:span text:style-name="T217"> </text:span><text:span text:style-name="T2">Sohns,</text:span><text:span text:style-name="T217"> </text:span><text:span text:style-name="T2">ein</text:span><text:span text:style-name="T217"> </text:span><text:span text:style-name="T2">Braut</text:span><text:span text:style-name="T217"> </text:span><text:span text:style-name="T2">des</text:span><text:span text:style-name="T217"> </text:span><text:span text:style-name="T2">heiligen</text:span><text:span text:style-name="T217"> </text:span><text:span text:style-name="T2">Geistes</text:span><text:span text:style-name="T217"> </text:span><text:span text:style-name="T2">...</text:span><text:span text:style-name="T217"> </text:span><text:span text:style-name="T2">x</text:span><text:span text:style-name="T217"> </text:span><text:span text:style-name="T2">...</text:span><text:span text:style-name="T217"> </text:span><text:span text:style-name="T2">(Gebet</text:span><text:span text:style-name="T217"> </text:span><text:span text:style-name="T2">zu dem heiligen Schutzengel) und stehe mir treulich bei in meinem letzten Streite. Amen“</text:span></text:p>
      <text:p text:style-name="TEXT"/>
      <text:p text:style-name="_37_._20_Komentář_20_CELEK">První díl nebyl v dačické knihovně nalezen.</text:p>
      <text:p text:style-name="P81"/>
      <text:p text:style-name="P81"/>
      <text:p text:style-name="P81"/>
      <text:p text:style-name="P81"/>
      <text:p text:style-name="P81"/>
      <text:p text:style-name="_31_.Číslo_20_rukopisu"><text:bookmark-start text:name="D_061"/><text:span text:style-name="T13">6</text:span><text:bookmark-end text:name="D_061"/><text:span text:style-name="T13">0 <text:s text:c="75"/>D</text:span><text:span text:style-name="T214"> </text:span><text:span text:style-name="T13">61</text:span></text:p>
      <text:p text:style-name="TEXT"/>
      <text:p text:style-name="_32_._20_Vazba_20_a_20_rozměry"><text:span text:style-name="T2">XVIII</text:span><text:span text:style-name="T498">med.</text:span><text:span text:style-name="T2">, pap., II + 350, [16] pp., 16 x 10,5 cm, vazba soudobá</text:span></text:p>
      <text:p text:style-name="TEXT"/>
      <text:p text:style-name="TEXT"><text:span text:style-name="T2">Původní</text:span><text:span text:style-name="T283"> </text:span><text:span text:style-name="T2">paginace. </text:span><text:span text:style-name="T4">-</text:span><text:span text:style-name="T365"> </text:span><text:span text:style-name="T2">Původní</text:span><text:span text:style-name="T363"> </text:span><text:span text:style-name="T2">vazba,</text:span><text:span text:style-name="T363"> </text:span><text:span text:style-name="T2">dřevěné</text:span><text:span text:style-name="T363"> </text:span><text:span text:style-name="T2">desky</text:span><text:span text:style-name="T363"> </text:span><text:span text:style-name="T2">potažené</text:span><text:span text:style-name="T363"> </text:span><text:span text:style-name="T2">teletinou</text:span><text:span text:style-name="T363"> </text:span><text:span text:style-name="T2">s</text:span><text:span text:style-name="T363"> </text:span><text:span text:style-name="T2">rýhováním,</text:span><text:span text:style-name="T363"> </text:span><text:span text:style-name="T2">dvě spon</text:span><text:span text:style-name="T94">y</text:span><text:span text:style-name="T2">.</text:span><text:span text:style-name="T338"> </text:span><text:span text:style-name="T2">Na</text:span><text:span text:style-name="T338"> </text:span><text:span text:style-name="T2">hřbetě</text:span><text:span text:style-name="T338"> </text:span><text:span text:style-name="T2">stará</text:span><text:span text:style-name="T338"> </text:span><text:span text:style-name="T2">signatura: </text:span><text:span text:style-name="T4">„D</text:span><text:span text:style-name="T340"> </text:span><text:span text:style-name="T4">c</text:span><text:span text:style-name="T340"> </text:span><text:span text:style-name="T2">[nebo: </text:span><text:span text:style-name="T4">„a“</text:span><text:span text:style-name="T340"> </text:span><text:span text:style-name="T2">?] </text:span><text:span text:style-name="T4">72“</text:span><text:span text:style-name="T340"> </text:span><text:span text:style-name="T2">. </text:span><text:span text:style-name="T4">-</text:span><text:span text:style-name="T340"> </text:span><text:span text:style-name="T4">P</text:span><text:span text:style-name="T103">r</text:span><text:span text:style-name="T4">ovenienční</text:span><text:span text:style-name="T340"> </text:span><text:span text:style-name="T4">poznámka:</text:span><text:span text:style-name="T340"> </text:span><text:span text:style-name="T2">Na pag.</text:span><text:span text:style-name="T102"> </text:span><text:span text:style-name="T2">1</text:span><text:span text:style-name="T102"> </text:span><text:span text:style-name="T2">provenience</text:span><text:span text:style-name="T102"> </text:span><text:span text:style-name="T2">psaná</text:span><text:span text:style-name="T102"> </text:span><text:span text:style-name="T2">odlišnou</text:span><text:span text:style-name="T102"> </text:span><text:span text:style-name="T2">rukou</text:span><text:span text:style-name="T102"> </text:span><text:span text:style-name="T2">od</text:span><text:span text:style-name="T102"> </text:span><text:span text:style-name="T2">písaře</text:span><text:span text:style-name="T102"> </text:span><text:span text:style-name="T2">rukopisu:</text:span><text:span text:style-name="T335"> </text:span><text:span text:style-name="T4">„P</text:span><text:span text:style-name="T103">r</text:span><text:span text:style-name="T4">o</text:span><text:span text:style-name="T103"> </text:span><text:span text:style-name="T4">pio</text:span><text:span text:style-name="T103"> </text:span><text:span text:style-name="T4">usu</text:span><text:span text:style-name="T103"> </text:span><text:span text:style-name="T83">P</text:span><text:span text:style-name="T4">.</text:span><text:span text:style-name="T103"> </text:span><text:span text:style-name="T4">Michaelis</text:span><text:span text:style-name="T103"> </text:span><text:span text:style-name="T270">W</text:span><text:span text:style-name="T4">agner p</text:span><text:span text:style-name="T103">r</text:span><text:span text:style-name="T4">ovinciae</text:span><text:span text:style-name="T116"> </text:span><text:span text:style-name="T4">Bohemiae</text:span><text:span text:style-name="T116"> </text:span><text:span text:style-name="T4">Franciscani.“</text:span><text:span text:style-name="T115"> </text:span><text:span text:style-name="T259">W</text:span><text:span text:style-name="T2">agner</text:span><text:span text:style-name="T115"> </text:span><text:span text:style-name="T2">vstoupil</text:span><text:span text:style-name="T115"> </text:span><text:span text:style-name="T2">do</text:span><text:span text:style-name="T115"> </text:span><text:span text:style-name="T2">řádu</text:span><text:span text:style-name="T115"> </text:span><text:span text:style-name="T2">roku</text:span><text:span text:style-name="T115"> </text:span><text:span text:style-name="T2">1755</text:span><text:span text:style-name="T115"> <text:s text:c="6"/></text:span><text:span text:style-name="T2">v</text:span><text:span text:style-name="T115"> </text:span><text:span text:style-name="T2">Plzni</text:span><text:span text:style-name="T115"> </text:span><text:span text:style-name="T2">a</text:span><text:span text:style-name="T115"> </text:span><text:span text:style-name="T2">zemřel</text:span><text:span text:style-name="T115"> </text:span><text:span text:style-name="T2">12. října 1810 ve Slaném, viz D 4, fol. 139</text:span><text:span text:style-name="T94">v</text:span><text:span text:style-name="T2">.</text:span></text:p>
      <text:p text:style-name="TEXT"/>
      <text:p text:style-name="Název_20_rukopisu_20_-_20_blok"><text:span text:style-name="T13">„</text:span><text:span text:style-name="T13">Summa</text:span><text:span text:style-name="T117"> </text:span><text:span text:style-name="T13">doctrinae</text:span><text:span text:style-name="T322"> </text:span><text:span text:style-name="T13">christianae</text:span><text:span text:style-name="T322"> </text:span><text:span text:style-name="T13">juxta</text:span><text:span text:style-name="T322"> </text:span><text:span text:style-name="T13">normam</text:span><text:span text:style-name="T322"> </text:span><text:span text:style-name="T13">catechismi</text:span><text:span text:style-name="T322"> </text:span><text:span text:style-name="T13">Romani</text:span><text:span text:style-name="T322"> </text:span><text:span text:style-name="T13">ex</text:span><text:span text:style-name="T322"> </text:span><text:span text:style-name="T13">dec</text:span><text:span text:style-name="T53">r</text:span><text:span text:style-name="T13">eto</text:span><text:span text:style-name="T322"> </text:span><text:span text:style-name="T13">concilii </text:span><text:span text:style-name="T122">T</text:span><text:span text:style-name="T13">ridentini</text:span><text:span text:style-name="T212"> </text:span><text:span text:style-name="T13">editi &amp;</text:span><text:span text:style-name="T212"> </text:span><text:span text:style-name="T13">Pii</text:span><text:span text:style-name="T212"> </text:span><text:span text:style-name="T86">V</text:span><text:span text:style-name="T13">.</text:span><text:span text:style-name="T212"> </text:span><text:span text:style-name="T13">pontificis</text:span><text:span text:style-name="T212"> </text:span><text:span text:style-name="T13">maximi</text:span><text:span text:style-name="T212"> </text:span><text:span text:style-name="T13">jussu</text:span><text:span text:style-name="T212"> </text:span><text:span text:style-name="T13">p</text:span><text:span text:style-name="T53">r</text:span><text:span text:style-name="T13">omulgati,</text:span><text:span text:style-name="T212"> </text:span><text:span text:style-name="T13">in</text:span><text:span text:style-name="T212"> </text:span><text:span text:style-name="T13">capita</text:span><text:span text:style-name="T212"> </text:span><text:span text:style-name="T13">et</text:span><text:span text:style-name="T212"> </text:span><text:span text:style-name="T13">quaestiones </text:span><text:soft-page-break/><text:span text:style-name="T13">distributa;</text:span><text:span text:style-name="T158"> </text:span><text:span text:style-name="T13">expositionibus</text:span><text:span text:style-name="T158"> </text:span><text:span text:style-name="T13">praeclaris</text:span><text:span text:style-name="T158"> </text:span><text:span text:style-name="T13">illustrata;</text:span><text:span text:style-name="T158"> </text:span><text:span text:style-name="T13">similitudinis</text:span><text:span text:style-name="T158"> </text:span><text:span text:style-name="T13">exquisitis,</text:span><text:span text:style-name="T158"> </text:span><text:span text:style-name="T13">pariter</text:span><text:span text:style-name="T158"> </text:span><text:span text:style-name="T13">et</text:span><text:span text:style-name="T158"> </text:span><text:span text:style-name="T13">exemplis fide dignis facili </text:span><text:span text:style-name="T13">ac sunccincta methodo adornata“</text:span></text:p>
      <text:p text:style-name="TEXT"/>
      <text:p text:style-name="_37_._20_Komentář_20_CELEK"><text:span text:style-name="T2">Na konci na neoznačených stranách je</text:span><text:span text:style-name="T2"> </text:span><text:span text:style-name="T4">„index materiarum hoc opusculo comp</text:span><text:span text:style-name="T152">r</text:span><text:span text:style-name="T4">ehensatum“</text:span></text:p>
      <text:p text:style-name="P81"/>
      <text:p text:style-name="P81"/>
      <text:p text:style-name="P81"/>
      <text:p text:style-name="P81"/>
      <text:p text:style-name="P81"/>
      <text:p text:style-name="_31_.Číslo_20_rukopisu"><text:bookmark-start text:name="D_062_063"/><text:span text:style-name="T13">6</text:span><text:bookmark-end text:name="D_062_063"/><text:span text:style-name="T13">1 <text:s text:c="69"/>D</text:span><text:span text:style-name="T214"> </text:span><text:span text:style-name="T13">62-63</text:span></text:p>
      <text:p text:style-name="TEXT"/>
      <text:p text:style-name="_32_._20_Vazba_20_a_20_rozměry"><text:span text:style-name="T2">ante</text:span><text:span text:style-name="T32"> </text:span><text:span text:style-name="T2">1737, 2 sv., pap., [58] </text:span><text:span text:style-name="T52">f</text:span><text:span text:style-name="T2">f.; [50] </text:span><text:span text:style-name="T52">f</text:span><text:span text:style-name="T2">f., 16,3 x 12,8 cm, <text:s text:c="16"/>vazba soudobá</text:span></text:p>
      <text:p text:style-name="TEXT"/>
      <text:p text:style-name="TEXT"><text:span text:style-name="T4">Písmo:</text:span><text:span text:style-name="T352"> </text:span><text:span text:style-name="T2">Rukopis</text:span><text:span text:style-name="T64"> </text:span><text:span text:style-name="T2">psala</text:span><text:span text:style-name="T64"> </text:span><text:span text:style-name="T2">jeho</text:span><text:span text:style-name="T64"> </text:span><text:span text:style-name="T2">majitelka</text:span><text:span text:style-name="T64"> </text:span><text:span text:style-name="T2">(podle</text:span><text:span text:style-name="T64"> </text:span><text:span text:style-name="T2">údaje</text:span><text:span text:style-name="T64"> </text:span><text:span text:style-name="T2">na</text:span><text:span text:style-name="T64"> </text:span><text:span text:style-name="T2">přední</text:span><text:span text:style-name="T64"> </text:span><text:span text:style-name="T2">předsádce): </text:span><text:span text:style-name="T4">„Ce</text:span><text:span text:style-name="T65"> </text:span><text:span text:style-name="T4">liv</text:span><text:span text:style-name="T103">r</text:span><text:span text:style-name="T4">e</text:span><text:span text:style-name="T65"> </text:span><text:span text:style-name="T4">a</text:span><text:span text:style-name="T65"> </text:span><text:span text:style-name="T4">escrit Marie</text:span><text:span text:style-name="T119"> </text:span><text:span text:style-name="T270">T</text:span><text:span text:style-name="T4">e</text:span><text:span text:style-name="T103">r</text:span><text:span text:style-name="T4">ese</text:span><text:span text:style-name="T119"> </text:span><text:span text:style-name="T4">comtesse</text:span><text:span text:style-name="T119"> </text:span><text:span text:style-name="T178">T</text:span><text:span text:style-name="T4">rautson</text:span><text:span text:style-name="T119"> </text:span><text:span text:style-name="T4">née</text:span><text:span text:style-name="T119"> </text:span><text:span text:style-name="T4">comtesse</text:span><text:span text:style-name="T119"> </text:span><text:span text:style-name="T4">de</text:span><text:span text:style-name="T119"> </text:span><text:span text:style-name="T270">W</text:span><text:span text:style-name="T4">eissenwolff“</text:span><text:span text:style-name="T2">.</text:span><text:span text:style-name="T338"> </text:span><text:span text:style-name="T4">-</text:span><text:span text:style-name="T119"> </text:span><text:span text:style-name="T2">Původní</text:span><text:span text:style-name="T118"> </text:span><text:span text:style-name="T2">pe</text:span><text:span text:style-name="T52">r</text:span><text:span text:style-name="T2">gamenová</text:span><text:span text:style-name="T118"> </text:span><text:span text:style-name="T2">vazba. Na</text:span><text:span text:style-name="T150"> </text:span><text:span text:style-name="T2">hřbetě</text:span><text:span text:style-name="T150"> </text:span><text:span text:style-name="T2">štítek</text:span><text:span text:style-name="T150"> </text:span><text:span text:style-name="T2">s</text:span><text:span text:style-name="T150"> </text:span><text:span text:style-name="T2">názvem</text:span><text:span text:style-name="T150"> </text:span><text:span text:style-name="T2">a</text:span><text:span text:style-name="T150"> </text:span><text:span text:style-name="T2">stará</text:span><text:span text:style-name="T150"> </text:span><text:span text:style-name="T2">signatura:</text:span><text:span text:style-name="T368"> </text:span><text:span text:style-name="T4">„...</text:span><text:span text:style-name="T152"> </text:span><text:span text:style-name="T4">O</text:span><text:span text:style-name="T152"> </text:span><text:span text:style-name="T4">19,“</text:span><text:span text:style-name="T16"> resp. </text:span><text:span text:style-name="T4">„...</text:span><text:span text:style-name="T152"> </text:span><text:span text:style-name="T4">O</text:span><text:span text:style-name="T152"> </text:span><text:span text:style-name="T4">20“</text:span><text:span text:style-name="T2">.</text:span><text:span text:style-name="T368"> </text:span><text:span text:style-name="T4">-</text:span><text:span text:style-name="T152"> </text:span><text:span text:style-name="T4">P</text:span><text:span text:style-name="T103">r</text:span><text:span text:style-name="T4">ovenienční</text:span><text:span text:style-name="T152"> </text:span><text:span text:style-name="T4">poznámka:</text:span><text:span text:style-name="T152"> </text:span><text:span text:style-name="T2">Na</text:span><text:span text:style-name="T150"> </text:span><text:span text:style-name="T2">přední předsádce</text:span><text:span text:style-name="T225"> </text:span><text:span text:style-name="T2">jinou</text:span><text:span text:style-name="T225"> </text:span><text:span text:style-name="T2">rukou: </text:span><text:span text:style-name="T4">„Ex</text:span><text:span text:style-name="T227"> </text:span><text:span text:style-name="T4">munificientia</text:span><text:span text:style-name="T227"> </text:span><text:span text:style-name="T4">ejusdem</text:span><text:span text:style-name="T227"> </text:span><text:span text:style-name="T4">celsissimae</text:span><text:span text:style-name="T227"> </text:span><text:span text:style-name="T4">p</text:span><text:span text:style-name="T103">r</text:span><text:span text:style-name="T4">o</text:span><text:span text:style-name="T227"> </text:span><text:span text:style-name="T4">conventu</text:span><text:span text:style-name="T227"> </text:span><text:span text:style-name="T4">Dacžicensi</text:span><text:span text:style-name="T227"> </text:span><text:span text:style-name="T4">ad</text:span><text:span text:style-name="T227"> </text:span><text:span text:style-name="T4">S. Ant.</text:span><text:span text:style-name="T65"> </text:span><text:span text:style-name="T4">Paduanum</text:span><text:span text:style-name="T65"> </text:span><text:span text:style-name="T4">Fratrum</text:span><text:span text:style-name="T65"> </text:span><text:span text:style-name="T4">Minorum</text:span><text:span text:style-name="T65"> </text:span><text:span text:style-name="T4">donatus</text:span><text:span text:style-name="T65"> </text:span><text:span text:style-name="T4">1737“</text:span><text:span text:style-name="T2">.</text:span><text:span text:style-name="T64"> </text:span><text:span text:style-name="T2">Na</text:span><text:span text:style-name="T64"> </text:span><text:span text:style-name="T2">předním</text:span><text:span text:style-name="T64"> </text:span><text:span text:style-name="T2">přídeští</text:span><text:span text:style-name="T64"> </text:span><text:span text:style-name="T2">je</text:span><text:span text:style-name="T64"> </text:span><text:span text:style-name="T2">menší</text:span><text:span text:style-name="T64"> </text:span><text:span text:style-name="T2">mědirytové erbovní exlibris donátork</text:span><text:span text:style-name="T94">y</text:span><text:span text:style-name="T2">. Sro</text:span><text:span text:style-name="T94">v</text:span><text:span text:style-name="T2">. pozn. u D 6.</text:span></text:p>
      <text:p text:style-name="TEXT"/>
      <text:p text:style-name="Název_20_rukopisu_20_-_20_blok"><text:span text:style-name="T13">La</text:span><text:span text:style-name="T187"> </text:span><text:span text:style-name="T273">V</text:span><text:span text:style-name="T13">alliè</text:span><text:span text:style-name="T53">r</text:span><text:span text:style-name="T13">e,</text:span><text:span text:style-name="T158"> </text:span><text:span text:style-name="T13">Françoise-Louise</text:span><text:span text:style-name="T158"> </text:span><text:span text:style-name="T13">de</text:span><text:span text:style-name="T158"> </text:span><text:span text:style-name="T13">La</text:span><text:span text:style-name="T158"> </text:span><text:span text:style-name="T13">Baume</text:span><text:span text:style-name="T158"> </text:span><text:span text:style-name="T13">Le</text:span><text:span text:style-name="T158"> </text:span><text:span text:style-name="T13">Blanc:</text:span><text:span text:style-name="T28"> </text:span><text:span text:style-name="T13">[Reflections</text:span><text:span text:style-name="T158"> </text:span><text:span text:style-name="T13">sur</text:span><text:span text:style-name="T158"> </text:span><text:span text:style-name="T13">la</text:span><text:span text:style-name="T158"> </text:span><text:span text:style-name="T13">misericorde</text:span><text:span text:style-name="T158"> </text:span><text:span text:style-name="T13">de Dieu</text:span><text:span text:style-name="T39"> </text:span><text:span text:style-name="T13">par</text:span><text:span text:style-name="T39"> </text:span><text:span text:style-name="T13">une</text:span><text:span text:style-name="T39"> </text:span><text:span text:style-name="T13">dame</text:span><text:span text:style-name="T39"> </text:span><text:span text:style-name="T13">Penitente.</text:span><text:span text:style-name="T39"> </text:span><text:span text:style-name="T122">T</text:span><text:span text:style-name="T53">r</text:span><text:span text:style-name="T13">oisieme</text:span><text:span text:style-name="T39"> </text:span><text:span text:style-name="T13">Edition.</text:span><text:span text:style-name="T39"> </text:span><text:span text:style-name="T13">Madame</text:span><text:span text:style-name="T39"> </text:span><text:span text:style-name="T13">Françoise-Louise</text:span><text:span text:style-name="T39"> </text:span><text:span text:style-name="T13">de</text:span><text:span text:style-name="T39"> </text:span><text:span text:style-name="T13">La</text:span><text:span text:style-name="T39"> </text:span><text:span text:style-name="T13">Baume Le Blanc la duchesse de la </text:span><text:span text:style-name="T273">V</text:span><text:span text:style-name="T13">allie</text:span><text:span text:style-name="T53">r</text:span><text:span text:style-name="T13">e Penitente]</text:span></text:p>
      <text:p text:style-name="TEXT"/>
      <text:p text:style-name="_37_._20_Komentář_20_CELEK"><text:span text:style-name="T2">Opis tisku, který vyšel poprvé v roce 1680: </text:span><text:span text:style-name="T4">Réflexions sur la misérico</text:span><text:span text:style-name="T152">r</text:span><text:span text:style-name="T4">de de Dieu, par une dame pénitente</text:span><text:span text:style-name="T2">. Paris,</text:span><text:span text:style-name="T32"> </text:span><text:span text:style-name="T2">A.</text:span><text:span text:style-name="T32"> </text:span><text:span text:style-name="T2">Dezallier</text:span><text:span text:style-name="T32"> </text:span><text:span text:style-name="T2">1680,</text:span><text:span text:style-name="T32"> </text:span><text:span text:style-name="T2">a</text:span><text:span text:style-name="T32"> </text:span><text:span text:style-name="T2">potom</text:span><text:span text:style-name="T32"> </text:span><text:span text:style-name="T2">ještě</text:span><text:span text:style-name="T32"> </text:span><text:span text:style-name="T2">v</text:span><text:span text:style-name="T32"> </text:span><text:span text:style-name="T2">mnoha</text:span><text:span text:style-name="T32"> </text:span><text:span text:style-name="T2">dalších</text:span><text:span text:style-name="T32"> </text:span><text:span text:style-name="T2">vydáních.</text:span><text:span text:style-name="T32"> </text:span><text:span text:style-name="T2">Třetí</text:span><text:span text:style-name="T32"> </text:span><text:span text:style-name="T2">vydání</text:span><text:span text:style-name="T32"> </text:span><text:span text:style-name="T2">(troisieme</text:span><text:span text:style-name="T32"> </text:span><text:span text:style-name="T2">ed.),</text:span><text:span text:style-name="T32"> </text:span><text:span text:style-name="T2">které</text:span><text:span text:style-name="T32"> </text:span><text:span text:style-name="T2">bylo</text:span><text:span text:style-name="T32"> </text:span><text:span text:style-name="T2">předlohou rukopisu, vyšlo roku 1682 (digitální vydání viz v </text:span><text:span text:style-name="T2">Bayerische Staatsbibliothek - O</text:span><text:span text:style-name="T118">P</text:span><text:span text:style-name="T2">ACPlus). První díl je na sig. D 63, druhý díl na sig. D 62.</text:span></text:p>
      <text:p text:style-name="TEXT"/>
      <text:p text:style-name="_31_.Číslo_20_rukopisu"><text:bookmark-start text:name="D_064"/><text:soft-page-break/><text:span text:style-name="T13">6</text:span><text:bookmark-end text:name="D_064"/><text:span text:style-name="T13">2 <text:s text:c="75"/>D</text:span><text:span text:style-name="T214"> </text:span><text:span text:style-name="T13">64</text:span></text:p>
      <text:p text:style-name="P86"/>
      <text:p text:style-name="_32_._20_Vazba_20_a_20_rozměry"><text:span text:style-name="T2">XVIII</text:span><text:span text:style-name="T32"> </text:span><text:span text:style-name="T2">, pap., 281 pp., 16,5 x 10 cm16 x 95, cm, vazba soudobá</text:span></text:p>
      <text:p text:style-name="P86"/>
      <text:p text:style-name="TEXT"><text:span text:style-name="T2">Původní</text:span><text:span text:style-name="T142"> </text:span><text:span text:style-name="T2">paginace. </text:span><text:span text:style-name="T4">-</text:span><text:span text:style-name="T340"> </text:span><text:span text:style-name="T4">Písmo:</text:span><text:span text:style-name="T340"> </text:span><text:span text:style-name="T2">Německá</text:span><text:span text:style-name="T338"> </text:span><text:span text:style-name="T2">novogotická</text:span><text:span text:style-name="T338"> </text:span><text:span text:style-name="T2">kurzíva.</text:span><text:span text:style-name="T338"> </text:span><text:span text:style-name="T2">Na</text:span><text:span text:style-name="T338"> </text:span><text:span text:style-name="T2">pp.</text:span><text:span text:style-name="T338"> </text:span><text:span text:style-name="T2">273-281</text:span><text:span text:style-name="T338"> </text:span><text:span text:style-name="T2">(</text:span><text:span text:style-name="T4">„Gebet“</text:span><text:span text:style-name="T2">) písař</text:span><text:span text:style-name="T171"> </text:span><text:span text:style-name="T2">napodobil</text:span><text:span text:style-name="T171"> </text:span><text:span text:style-name="T2">typografické</text:span><text:span text:style-name="T171"> </text:span><text:span text:style-name="T2">písmo</text:span><text:span text:style-name="T171"> </text:span><text:span text:style-name="T2">(fraktura).</text:span><text:span text:style-name="T209"> </text:span><text:span text:style-name="T4">-</text:span><text:span text:style-name="T173"> </text:span><text:span text:style-name="T2">Původní</text:span><text:span text:style-name="T171"> </text:span><text:span text:style-name="T2">lepenková</text:span><text:span text:style-name="T171"> </text:span><text:span text:style-name="T2">vazba,</text:span><text:span text:style-name="T171"> </text:span><text:span text:style-name="T2">potažená</text:span><text:span text:style-name="T171"> </text:span><text:span text:style-name="T2">barevným papírem. Na hřbetě stará signatura: </text:span><text:span text:style-name="T4">„K c </text:span><text:span text:style-name="T119">1</text:span><text:span text:style-name="T4">15.“</text:span></text:p>
      <text:p text:style-name="P86"/>
      <text:p text:style-name="P56"><text:span text:style-name="T13">(a)</text:span><text:span text:style-name="T379"> </text:span><text:span text:style-name="T13">1-272</text:span><text:span text:style-name="T2"><text:tab/></text:span><text:span text:style-name="T13">„Kurzer Auszug der fürnehmsten Sprüche <text:s text:c="21"/>aus denen vier Büchern der Nachfolgung</text:span><text:span text:style-name="T39"> </text:span><text:span text:style-name="T13">Christi, Thomae de Kempis“</text:span></text:p>
      <text:p text:style-name="P86"/>
      <text:p text:style-name="_34_._20_KAPITOLA_20_rukopisu_20_-_20_1._20_odstavec"><text:span text:style-name="T13">(b)</text:span><text:span text:style-name="T39"> </text:span><text:span text:style-name="T13">273-281</text:span><text:span text:style-name="T2"><text:tab/>„Gebet aus Thoma de Kempis, bei der heiligen Messe sehr nützlich zu sprechen. O Herr Jesu Christe! Alle Dinge sind dein im Himmel und auf Erden ...“</text:span></text:p>
      <text:p text:style-name="P81"/>
      <text:p text:style-name="P81"/>
      <text:p text:style-name="P81"/>
      <text:p text:style-name="P81"/>
      <text:p text:style-name="P81"/>
      <text:p text:style-name="_31_.Číslo_20_rukopisu"><text:bookmark-start text:name="D_065"/><text:span text:style-name="T13">6</text:span><text:bookmark-end text:name="D_065"/><text:span text:style-name="T13">3 <text:s text:c="75"/>D</text:span><text:span text:style-name="T214"> </text:span><text:span text:style-name="T13">65</text:span></text:p>
      <text:p text:style-name="P86"/>
      <text:p text:style-name="_32_._20_Vazba_20_a_20_rozměry"><text:span text:style-name="T2">ante</text:span><text:span text:style-name="T32"> </text:span><text:span text:style-name="T2">1667, pap., [308] pp., 15 x 98, cm, vazba soudobá</text:span></text:p>
      <text:p text:style-name="P86"/>
      <text:p text:style-name="TEXT"><text:span text:style-name="T2">Původní paginace. Na konci prázdné stran</text:span><text:span text:style-name="T94">y</text:span><text:span text:style-name="T2">. </text:span><text:span text:style-name="T4">- </text:span><text:span text:style-name="T2">Svázáno do části listu <text:s text:c="5"/>z latinského pe</text:span><text:span text:style-name="T52">r</text:span><text:span text:style-name="T2">gamenového</text:span><text:span text:style-name="T164"> </text:span><text:span text:style-name="T2">rukopisu</text:span><text:span text:style-name="T164"> </text:span><text:span text:style-name="T2">z</text:span><text:span text:style-name="T164"> </text:span><text:span text:style-name="T2">přelomu</text:span><text:span text:style-name="T164"> </text:span><text:span text:style-name="T2">12.</text:span><text:span text:style-name="T164"> </text:span><text:span text:style-name="T2">a</text:span><text:span text:style-name="T164"> </text:span><text:span text:style-name="T2">13.</text:span><text:span text:style-name="T164"> </text:span><text:span text:style-name="T2">století.</text:span><text:span text:style-name="T164"> </text:span><text:span text:style-name="T2">Fragment</text:span><text:span text:style-name="T164"> </text:span><text:span text:style-name="T2">díla</text:span><text:span text:style-name="T164"> </text:span><text:span text:style-name="T2">Hugona</text:span><text:span text:style-name="T164"> </text:span><text:span text:style-name="T2">de</text:span><text:span text:style-name="T164"> </text:span><text:span text:style-name="T2">S.</text:span><text:span text:style-name="T164"> </text:span><text:span text:style-name="T301">V</text:span><text:span text:style-name="T2">ictore: </text:span><text:span text:style-name="T4">De</text:span><text:span text:style-name="T134"> </text:span><text:span text:style-name="T4">sacramentis</text:span><text:span text:style-name="T2">,</text:span><text:span text:style-name="T132"> </text:span><text:span text:style-name="T2">ex</text:span><text:span text:style-name="T132"> </text:span><text:span text:style-name="T2">lib.</text:span><text:span text:style-name="T132"> </text:span><text:span text:style-name="T2">II.</text:span><text:span text:style-name="T132"> </text:span><text:span text:style-name="T2">part.</text:span><text:span text:style-name="T132"> </text:span><text:span text:style-name="T2">9.</text:span><text:span text:style-name="T132"> </text:span><text:span text:style-name="T301">V</text:span><text:span text:style-name="T2">iz</text:span><text:span text:style-name="T132"> </text:span><text:span text:style-name="T4">PL</text:span><text:span text:style-name="T134"> </text:span><text:span text:style-name="T2">176,</text:span><text:span text:style-name="T132"> </text:span><text:span text:style-name="T2">col.</text:span><text:span text:style-name="T132"> </text:span><text:span text:style-name="T2">513-515;</text:span><text:span text:style-name="T132"> </text:span><text:span text:style-name="T2">Havel,</text:span><text:span text:style-name="T132"> </text:span><text:span text:style-name="T2">D.:</text:span><text:span text:style-name="T132"> </text:span><text:span text:style-name="T4">Zlomky</text:span><text:span text:style-name="T134"> </text:span><text:span text:style-name="T4">latinských rukopisů</text:span><text:span text:style-name="T2">,</text:span><text:span text:style-name="T160"> </text:span><text:span text:style-name="T2">č.</text:span><text:span text:style-name="T160"> </text:span><text:span text:style-name="T2">14.</text:span><text:span text:style-name="T160"> </text:span><text:span text:style-name="T2">Hugo</text:span><text:span text:style-name="T160"> </text:span><text:span text:style-name="T2">od</text:span><text:span text:style-name="T160"> </text:span><text:span text:style-name="T2">svatého</text:span><text:span text:style-name="T160"> </text:span><text:span text:style-name="T301">V</text:span><text:span text:style-name="T2">iktora</text:span><text:span text:style-name="T160"> </text:span><text:span text:style-name="T2">cituje</text:span><text:span text:style-name="T160"> </text:span><text:span text:style-name="T2">z</text:span><text:span text:style-name="T160"> </text:span><text:span text:style-name="T2">římského</text:span><text:span text:style-name="T160"> </text:span><text:span text:style-name="T2">práva</text:span><text:span text:style-name="T160"> </text:span><text:span text:style-name="T2">(</text:span><text:span text:style-name="T4">Institutiones</text:span><text:span text:style-name="T165"> </text:span><text:span text:style-name="T2">III,</text:span><text:span text:style-name="T160"> </text:span><text:span text:style-name="T2">6,</text:span><text:span text:style-name="T160"> </text:span><text:span text:style-name="T2">1-8) a</text:span><text:span text:style-name="T335"> </text:span><text:span text:style-name="T2">z</text:span><text:span text:style-name="T335"> </text:span><text:span text:style-name="T2">listu konstantinopolského</text:span><text:span text:style-name="T335"> </text:span><text:span text:style-name="T2">biskupa</text:span><text:span text:style-name="T335"> </text:span><text:span text:style-name="T2">Jana</text:span><text:span text:style-name="T335"> </text:span><text:span text:style-name="T2">sicilskému</text:span><text:span text:style-name="T335"> </text:span><text:span text:style-name="T2">biskupovi</text:span><text:span text:style-name="T335"> </text:span><text:span text:style-name="T2">Felixovi: </text:span><text:span text:style-name="T4">„(De</text:span><text:span text:style-name="T336"> </text:span><text:span text:style-name="T4">gradibus cognationis)</text:span><text:span text:style-name="T161"> </text:span><text:span text:style-name="T4">///</text:span><text:span text:style-name="T161"> </text:span><text:span text:style-name="T4">et</text:span><text:span text:style-name="T161"> </text:span><text:span text:style-name="T4">superior</text:span><text:span text:style-name="T161"> </text:span><text:span text:style-name="T4">quidem</text:span><text:span text:style-name="T161"> </text:span><text:span text:style-name="T4">te</text:span><text:span text:style-name="T161"> </text:span><text:span text:style-name="T4">inferior</text:span><text:span text:style-name="T161"> </text:span><text:span text:style-name="T4">cognatio</text:span><text:span text:style-name="T161"> </text:span><text:span text:style-name="T4">a</text:span><text:span text:style-name="T161"> </text:span><text:span text:style-name="T4">primo</text:span><text:span text:style-name="T161"> </text:span><text:span text:style-name="T4">gradu</text:span><text:span text:style-name="T161"> </text:span><text:span text:style-name="T4">incipit:</text:span><text:span text:style-name="T161"> </text:span><text:span text:style-name="T4">et</text:span><text:span text:style-name="T161"> </text:span><text:span text:style-name="T4">ea</text:span><text:span text:style-name="T161"> </text:span><text:span text:style-name="T4">quae</text:span><text:span text:style-name="T161"> </text:span><text:span text:style-name="T4">ex transverso</text:span><text:span text:style-name="T234"> </text:span><text:span text:style-name="T4">numeratur</text:span><text:span text:style-name="T234"> </text:span><text:span text:style-name="T4">a</text:span><text:span text:style-name="T234"> </text:span><text:span text:style-name="T4">sekundo ...“ <text:s/></text:span><text:span text:style-name="T2">Na</text:span><text:span text:style-name="T73"> </text:span><text:span text:style-name="T2">hřbetě</text:span><text:span text:style-name="T73"> </text:span><text:span text:style-name="T2">štítek</text:span><text:span text:style-name="T73"> </text:span><text:span text:style-name="T2">(</text:span><text:span text:style-name="T4">„De</text:span><text:span text:style-name="T74"> </text:span><text:span text:style-name="T4">justitia</text:span><text:span text:style-name="T74"> </text:span><text:span text:style-name="T4">et</text:span><text:span text:style-name="T74"> </text:span><text:span text:style-name="T4">jura</text:span><text:span text:style-name="T74"> </text:span><text:span text:style-name="T4">M.S.“</text:span><text:span text:style-name="T2">)</text:span><text:span text:style-name="T125"> </text:span><text:span text:style-name="T2">a</text:span><text:span text:style-name="T115"> </text:span><text:span text:style-name="T2">stará</text:span><text:span text:style-name="T115"> </text:span><text:span text:style-name="T2">signatura: </text:span><text:span text:style-name="T4">„C</text:span><text:span text:style-name="T116"> </text:span><text:span text:style-name="T4">7“</text:span><text:span text:style-name="T116"> </text:span><text:span text:style-name="T2">. </text:span><text:span text:style-name="T4">-</text:span><text:span text:style-name="T116"> </text:span><text:span text:style-name="T4">P</text:span><text:span text:style-name="T103">r</text:span><text:span text:style-name="T4">ovenienční</text:span><text:span text:style-name="T116"> </text:span><text:span text:style-name="T4">poznámka:</text:span><text:span text:style-name="T116"> </text:span><text:span text:style-name="T2">Na</text:span><text:span text:style-name="T115"> </text:span><text:span text:style-name="T2">pag.</text:span><text:span text:style-name="T115"> </text:span><text:span text:style-name="T2">1: </text:span><text:span text:style-name="T4">„P</text:span><text:span text:style-name="T103">r</text:span><text:span text:style-name="T4">o</text:span><text:span text:style-name="T116"> </text:span><text:span text:style-name="T4">conventu</text:span><text:span text:style-name="T116"> </text:span><text:span text:style-name="T4">Daczicensi ad</text:span><text:span text:style-name="T194"> </text:span><text:span text:style-name="T4">S.</text:span><text:span text:style-name="T194"> </text:span><text:span text:style-name="T4">Antonium de</text:span><text:span text:style-name="T194"> </text:span><text:span text:style-name="T4">Padua</text:span><text:span text:style-name="T194"> </text:span><text:span text:style-name="T4">anno</text:span><text:span text:style-name="T194"> </text:span><text:span text:style-name="T4">1666“ </text:span><text:span text:style-name="T2">jinou</text:span><text:span text:style-name="T192"> </text:span><text:span text:style-name="T2">rukou</text:span><text:span text:style-name="T192"> </text:span><text:span text:style-name="T2">doplněno: </text:span><text:span text:style-name="T4">„O</text:span><text:span text:style-name="T103">r</text:span><text:span text:style-name="T4">d.</text:span><text:span text:style-name="T194"> </text:span><text:span text:style-name="T4">Min.</text:span><text:span text:style-name="T194"> </text:span><text:span text:style-name="T4">S.</text:span><text:span text:style-name="T194"> </text:span><text:span text:style-name="T83">P</text:span><text:span text:style-name="T4">.</text:span><text:span text:style-name="T194"> </text:span><text:span text:style-name="T4">Francisci Reformatorum“ </text:span><text:span text:style-name="T2">.</text:span></text:p>
      <text:p text:style-name="_33_._20_Název_20_rukopisu"><text:soft-page-break/><text:span text:style-name="T13">[Corpus</text:span><text:span text:style-name="T39"> </text:span><text:span text:style-name="T13">iuris civilis - Justiniani institutiones]</text:span></text:p>
      <text:p text:style-name="TEXT"/>
      <text:p text:style-name="_34_._20_KAPITOLA_20_rukopisu_20_-_20_1._20_odstavec"><text:span text:style-name="T13">1-291</text:span><text:span text:style-name="T2"><text:tab/>„Proemium. Imperator Justinianus, ut di</text:span><text:span text:style-name="T52">f</text:span><text:span text:style-name="T2">ficultater iuris infinitas explicaret, quae per librorum</text:span><text:span text:style-name="T32"> </text:span><text:span text:style-name="T2">iuris copiam, quorum 2000 erant ... [pag. 3] Liber I. </text:span><text:span text:style-name="T171">T</text:span><text:span text:style-name="T2">it. I. De justitia et jure. Justitia est constans et perpetua voluntas jus suum cuique tribuendi ... x … (Actio finium regundorum) coetera expensae litis non dicuntur spectatae“</text:span></text:p>
      <text:p text:style-name="TEXT"/>
      <text:p text:style-name="_37_._20_Komentář_20_CELEK"><text:span text:style-name="T2">Záznam přednášek patrně podle tištěného komentáře k Institucím, který vydal profesor ve </text:span><text:span text:style-name="T171">W</text:span><text:span text:style-name="T2">ittenbe</text:span><text:span text:style-name="T52">r</text:span><text:span text:style-name="T2">gu Johann Schneidewein (1519-1568), o němž je v předmluvě (pag. 2) zmínka: </text:span><text:span text:style-name="T4">„Schneidewinus hic in p</text:span><text:span text:style-name="T152">r</text:span><text:span text:style-name="T4">oemio occasioliter varias</text:span><text:span text:style-name="T203"> </text:span><text:span text:style-name="T4">pertractat</text:span><text:span text:style-name="T203"> </text:span><text:span text:style-name="T4">quaestiones,</text:span><text:span text:style-name="T203"> </text:span><text:span text:style-name="T4">licet</text:span><text:span text:style-name="T203"> </text:span><text:span text:style-name="T4">facile</text:span><text:span text:style-name="T203"> </text:span><text:span text:style-name="T4">omnia</text:span><text:span text:style-name="T203"> </text:span><text:span text:style-name="T4">sicco</text:span><text:span text:style-name="T203"> </text:span><text:span text:style-name="T4">pede</text:span><text:span text:style-name="T203"> </text:span><text:span text:style-name="T4">transi</text:span><text:span text:style-name="T152">r</text:span><text:span text:style-name="T4">e</text:span><text:span text:style-name="T203"> </text:span><text:span text:style-name="T4">potuis[s]et</text:span><text:span text:style-name="T203"> </text:span><text:span text:style-name="T4">et</text:span><text:span text:style-name="T203"> </text:span><text:span text:style-name="T4">primo</text:span><text:span text:style-name="T203"> </text:span><text:span text:style-name="T4">ait</text:span><text:span text:style-name="T203"> </text:span><text:span text:style-name="T4">invocationes</text:span><text:span text:style-name="T203"> </text:span><text:span text:style-name="T4">nominis divini“</text:span></text:p>
      <text:p text:style-name="P81"/>
      <text:p text:style-name="P81"/>
      <text:p text:style-name="P81"/>
      <text:p text:style-name="P81"/>
      <text:p text:style-name="P81"/>
      <text:p text:style-name="_31_.Číslo_20_rukopisu"><text:bookmark-start text:name="D_066"/><text:span text:style-name="T13">6</text:span><text:bookmark-end text:name="D_066"/><text:span text:style-name="T13">4 <text:s text:c="75"/>D</text:span><text:span text:style-name="T214"> </text:span><text:span text:style-name="T13">66</text:span></text:p>
      <text:p text:style-name="TEXT"/>
      <text:p text:style-name="_32_._20_Vazba_20_a_20_rozměry"><text:span text:style-name="T2">XVIII</text:span><text:span text:style-name="T498">med.</text:span><text:span text:style-name="T2">, pap., 50 </text:span><text:span text:style-name="T52">f</text:span><text:span text:style-name="T2">f., 15 x 10 cm, vazba soudobá</text:span></text:p>
      <text:p text:style-name="TEXT"/>
      <text:p text:style-name="TEXT"><text:span text:style-name="T4">Skladba:</text:span><text:span text:style-name="T261"> </text:span><text:span text:style-name="T2">Při</text:span><text:span text:style-name="T102"> </text:span><text:span text:style-name="T2">vazbě</text:span><text:span text:style-name="T102"> </text:span><text:span text:style-name="T2">některé</text:span><text:span text:style-name="T102"> </text:span><text:span text:style-name="T2">složky</text:span><text:span text:style-name="T102"> </text:span><text:span text:style-name="T2">přehozen</text:span><text:span text:style-name="T94">y</text:span><text:span text:style-name="T2">.</text:span><text:span text:style-name="T102"> </text:span><text:span text:style-name="T2">Ff.</text:span><text:span text:style-name="T102"> </text:span><text:span text:style-name="T2">40-50</text:span><text:span text:style-name="T102"> </text:span><text:span text:style-name="T2">prázdná.</text:span><text:span text:style-name="T335"> </text:span><text:span text:style-name="T4">-</text:span><text:span text:style-name="T103"> </text:span><text:span text:style-name="T2">Původní</text:span><text:span text:style-name="T102"> </text:span><text:span text:style-name="T2">lepenková</text:span><text:span text:style-name="T102"> </text:span><text:span text:style-name="T2">vazba, potažená</text:span><text:span text:style-name="T323"> </text:span><text:span text:style-name="T2">teletinou</text:span><text:span text:style-name="T323"> </text:span><text:span text:style-name="T2">s</text:span><text:span text:style-name="T323"> </text:span><text:span text:style-name="T2">rýhováním</text:span><text:span text:style-name="T323"> </text:span><text:span text:style-name="T2">a</text:span><text:span text:style-name="T323"> </text:span><text:span text:style-name="T2">slepotiskovými</text:span><text:span text:style-name="T323"> </text:span><text:span text:style-name="T2">rámečk</text:span><text:span text:style-name="T94">y</text:span><text:span text:style-name="T2">.</text:span><text:span text:style-name="T68"> </text:span><text:span text:style-name="T4">-</text:span><text:span text:style-name="T324"> </text:span><text:span text:style-name="T4">P</text:span><text:span text:style-name="T103">r</text:span><text:span text:style-name="T4">ovenienční</text:span><text:span text:style-name="T324"> </text:span><text:span text:style-name="T4">poznámka:</text:span><text:span text:style-name="T324"> </text:span><text:span text:style-name="T2">Na</text:span><text:span text:style-name="T323"> </text:span><text:span text:style-name="T2">přední předsádce: </text:span><text:span text:style-name="T4">„P</text:span><text:span text:style-name="T103">r</text:span><text:span text:style-name="T4">o simplici usu </text:span><text:span text:style-name="T83">P</text:span><text:span text:style-name="T4">. Ulpiani Be</text:span><text:span text:style-name="T103">r</text:span><text:span text:style-name="T4">g Franciscani,“</text:span><text:span text:style-name="T2"> sro</text:span><text:span text:style-name="T94">v</text:span><text:span text:style-name="T2">. D 57.</text:span></text:p>
      <text:p text:style-name="TEXT"/>
      <text:p text:style-name="P207"><text:span text:style-name="T13">„</text:span><text:span text:style-name="T13">Amor</text:span><text:span text:style-name="T39"> </text:span><text:span text:style-name="T13">gratificus dolentis, amantis et compatientis <text:s text:c="11"/>animae erga </text:span><text:span text:style-name="T13">Jesum crucifixum“</text:span></text:p>
      <text:p text:style-name="TEXT"/>
      <text:p text:style-name="_37_._20_Komentář_20_CELEK"><text:span text:style-name="T2">Modlitby k umučenému Ježí</text:span><text:span text:style-name="T2">ši, k </text:span><text:span text:style-name="T269">P</text:span><text:span text:style-name="T2">. Marii, s</text:span><text:span text:style-name="T176">v</text:span><text:span text:style-name="T2">. Josefu aj., též sedm kajících žalmů.</text:span></text:p>
      <text:p text:style-name="TEXT"/>
      <text:p text:style-name="TEXT"/>
      <text:p text:style-name="TEXT"/>
      <text:p text:style-name="TEXT"/>
      <text:p text:style-name="TEXT"/>
      <text:p text:style-name="_31_.Číslo_20_rukopisu"><text:bookmark-start text:name="D_067"/><text:soft-page-break/><text:span text:style-name="T13">6</text:span><text:bookmark-end text:name="D_067"/><text:span text:style-name="T13">5 <text:s text:c="75"/>D</text:span><text:span text:style-name="T214"> </text:span><text:span text:style-name="T13">67</text:span></text:p>
      <text:p text:style-name="P86"/>
      <text:p text:style-name="_32_._20_Vazba_20_a_20_rozměry"><text:span text:style-name="T2">XVII</text:span><text:span text:style-name="T498">med.</text:span><text:span text:style-name="T2">, pap., [</text:span><text:span text:style-name="T102">1</text:span><text:span text:style-name="T2">18] </text:span><text:span text:style-name="T52">f</text:span><text:span text:style-name="T2">f., 15 x 90, cm, vazba mladší</text:span></text:p>
      <text:p text:style-name="P86"/>
      <text:p text:style-name="TEXT"><text:span text:style-name="T2">Neuvedené</text:span><text:span text:style-name="T176"> </text:span><text:span text:style-name="T2">listy</text:span><text:span text:style-name="T217"> </text:span><text:span text:style-name="T2">jsou</text:span><text:span text:style-name="T217"> </text:span><text:span text:style-name="T2">prázdné.</text:span><text:span text:style-name="T353"> </text:span><text:span text:style-name="T4">-</text:span><text:span text:style-name="T218"> </text:span><text:span text:style-name="T2">Pozdější</text:span><text:span text:style-name="T217"> </text:span><text:span text:style-name="T2">papírová</text:span><text:span text:style-name="T217"> </text:span><text:span text:style-name="T2">vazba.</text:span><text:span text:style-name="T217"> </text:span><text:span text:style-name="T2">-</text:span><text:span text:style-name="T217"> </text:span><text:span text:style-name="T2">Následují</text:span><text:span text:style-name="T217"> </text:span><text:span text:style-name="T2">ještě</text:span><text:span text:style-name="T217"> </text:span><text:span text:style-name="T2">německé</text:span><text:span text:style-name="T217"> </text:span><text:span text:style-name="T2">přípisky touž i pozdější rukou.</text:span></text:p>
      <text:p text:style-name="TEXT"/>
      <text:p text:style-name="_34_._20_KAPITOLA_20_rukopisu_20_-_20_1._20_odstavec"><text:span text:style-name="T13">(a) 1r-44v</text:span><text:span text:style-name="T2"><text:tab/></text:span><text:span text:style-name="T13">„Sententiae insignio</text:span><text:span text:style-name="T53">r</text:span><text:span text:style-name="T13">es et pa</text:span><text:span text:style-name="T53">r</text:span><text:span text:style-name="T13">oemiae latino-germanicae, ex optimis quibusdam</text:span><text:span text:style-name="T143"> </text:span><text:span text:style-name="T13">authoribus</text:span><text:span text:style-name="T143"> </text:span><text:span text:style-name="T13">collectae</text:span><text:span text:style-name="T143"> </text:span><text:span text:style-name="T13">et</text:span><text:span text:style-name="T143"> </text:span><text:span text:style-name="T13">in</text:span><text:span text:style-name="T143"> </text:span><text:span text:style-name="T13">librum</text:span><text:span text:style-name="T143"> </text:span><text:span text:style-name="T13">ordine</text:span><text:span text:style-name="T143"> </text:span><text:span text:style-name="T13">alphabetico</text:span><text:span text:style-name="T143"> </text:span><text:span text:style-name="T13">distributae:</text:span><text:span text:style-name="T143"> </text:span><text:span text:style-name="T13">plerumque discursu perutiles“</text:span></text:p>
      <text:p text:style-name="_35_._20_KAPITOLA_20_rukopisu_20_-_20_2._20_odstavec"><text:span text:style-name="T2">„A.</text:span><text:span text:style-name="T32"> </text:span><text:span text:style-name="T2">A Jove principium. Alles mit Gott ... x ... Utrumque vitium est et omnibus credere et nulli. Allen trauen ist nicht gut, aber niemand trauen frommet auch nicht“</text:span></text:p>
      <text:p text:style-name="P27"/>
      <text:p text:style-name="_36_._20_Komentář_20_kapitoly"><text:span text:style-name="T2">Autorem</text:span><text:span text:style-name="T2"> latinských a německých sentencí je patrně evangelický teolog Joachim Zehner (pseudonym: Decimator, 1566-1612). Sro</text:span><text:span text:style-name="T176">v</text:span><text:span text:style-name="T2">. fol. 89</text:span><text:span text:style-name="T154">r</text:span><text:span text:style-name="T2">. </text:span><text:span text:style-name="T166">V</text:span><text:span text:style-name="T2">iz Jöche</text:span><text:span text:style-name="T171">r</text:span><text:span text:style-name="T2">, Ch. G.: </text:span><text:span text:style-name="T4">Allgemeines Gelehrten-Lexicon</text:span><text:span text:style-name="T2">. Bd. I</text:span><text:span text:style-name="T238">V</text:span><text:span text:style-name="T2">., col. </text:span><text:span text:style-name="T2">2166.</text:span></text:p>
      <text:p text:style-name="P86"/>
      <text:p text:style-name="_34_._20_KAPITOLA_20_rukopisu_20_-_20_1._20_odstavec"><text:span text:style-name="T13">(b)</text:span><text:span text:style-name="T39"> </text:span><text:span text:style-name="T13">49r-61v</text:span><text:span text:style-name="T2"><text:tab/></text:span><text:span text:style-name="T13">[Cato vulgo Disticha Catonis]</text:span></text:p>
      <text:p text:style-name="_35_._20_KAPITOLA_20_rukopisu_20_-_20_2._20_odstavec"><text:span text:style-name="T2">„</text:span><text:span text:style-name="T2">Cum</text:span><text:span text:style-name="T32"> </text:span><text:span text:style-name="T2">animadverterem, quam plurimos homines ... Itaque Deo supplica, parentes ama, cognatos cole ... x ... (48. Morte repentina noli gaudere malorum) ut intelligas hoc accidere casu, non vindicta numinis“</text:span></text:p>
      <text:p text:style-name="_35_._20_KAPITOLA_20_rukopisu_20_-_20_2._20_odstavec"><text:span text:style-name="T2">„1. </text:span><text:span text:style-name="T301">V</text:span><text:span text:style-name="T2">irtutem primam esse puta compescere linguam ... x ... (48. Morte repentina noli gaudere malorum) ut intelligas hoc accidere casu, non vindicta numinis“</text:span></text:p>
      <text:p text:style-name="P34"/>
      <text:p text:style-name="_36_._20_Komentář_20_kapitoly"><text:span text:style-name="T2">Pouze výb</text:span><text:span text:style-name="T2">ěr 48 sentencí.</text:span></text:p>
      <text:p text:style-name="TEXT"/>
      <text:p text:style-name="_34_._20_KAPITOLA_20_rukopisu_20_-_20_1._20_odstavec"><text:span text:style-name="T13">(c)</text:span><text:span text:style-name="T39"> </text:span><text:span text:style-name="T13">62r-72v</text:span><text:span text:style-name="T2"><text:tab/></text:span><text:span text:style-name="T13">[Publilius Syrus : Mimi Publiani]</text:span></text:p>
      <text:p text:style-name="_35_._20_KAPITOLA_20_rukopisu_20_-_20_2._20_odstavec"><text:span text:style-name="T2">„</text:span><text:span text:style-name="T2">1.</text:span><text:span text:style-name="T32"> </text:span><text:span text:style-name="T2">Ab alio expectes, alteri quod feceris ... x ... 127. Ut sunt humana, nihil est </text:span><text:span text:style-name="T2">perpetuum datum. </text:span><text:span text:style-name="T323">T</text:span><text:span text:style-name="T2">alis est humanum rerum conditio, ut nihil firmi habeat“</text:span></text:p>
      <text:p text:style-name="TEXT"/>
      <text:p text:style-name="_34_._20_KAPITOLA_20_rukopisu_20_-_20_1._20_odstavec"><text:span text:style-name="T13">(d)</text:span><text:span text:style-name="T39"> </text:span><text:span text:style-name="T13">73r-77v</text:span><text:span text:style-name="T2"><text:tab/></text:span><text:span text:style-name="T13">„Ethica seu Philosophia moralis“</text:span></text:p>
      <text:p text:style-name="_35_._20_KAPITOLA_20_rukopisu_20_-_20_2._20_odstavec"><text:span text:style-name="T2">„</text:span><text:span text:style-name="T2">In</text:span><text:span text:style-name="T32"> </text:span><text:span text:style-name="T2">sincera conversatione aurea servetur mediocritas ... x ... </text:span><text:span text:style-name="T2">et quid tua mihi prodest amicitia, si pro illa perdenda est justitia“</text:span></text:p>
      <text:p text:style-name="_34_._20_KAPITOLA_20_rukopisu_20_-_20_1._20_odstavec"><text:soft-page-break/><text:span text:style-name="T13">(e)</text:span><text:span text:style-name="T187"> </text:span><text:span text:style-name="T13">78r-79v</text:span><text:span text:style-name="T154"><text:tab/></text:span><text:span text:style-name="T2">„Praxis</text:span><text:span text:style-name="T154"> </text:span><text:span text:style-name="T2">amicum</text:span><text:span text:style-name="T154"> </text:span><text:span text:style-name="T2">fictum</text:span><text:span text:style-name="T154"> </text:span><text:span text:style-name="T2">a</text:span><text:span text:style-name="T154"> </text:span><text:span text:style-name="T2">vero</text:span><text:span text:style-name="T154"> </text:span><text:span text:style-name="T2">discernendi.</text:span><text:span text:style-name="T154"> </text:span><text:span text:style-name="T2">Par</text:span><text:span text:style-name="T154"> </text:span><text:span text:style-name="T2">saepe</text:span><text:span text:style-name="T154"> </text:span><text:span text:style-name="T2">amico</text:span><text:span text:style-name="T154"> </text:span><text:span text:style-name="T2">ficto</text:span><text:span text:style-name="T154"> </text:span><text:span text:style-name="T2">et</text:span><text:span text:style-name="T154"> </text:span><text:span text:style-name="T2">vero</text:span><text:span text:style-name="T154"> </text:span><text:span text:style-name="T2">color</text:span><text:span text:style-name="T154"> </text:span><text:span text:style-name="T2">...“ </text:span></text:p>
      <text:p text:style-name="TEXT"/>
      <text:p text:style-name="_34_._20_KAPITOLA_20_rukopisu_20_-_20_1._20_odstavec"><text:span text:style-name="T503">(f) 80r-87r</text:span><text:tab/>„Epitoma prudentiae brevibus axiomatibus contentae“.</text:p>
      <text:p text:style-name="_35_._20_KAPITOLA_20_rukopisu_20_-_20_2._20_odstavec"><text:span text:style-name="T2">„</text:span><text:span text:style-name="T2">Optimum</text:span><text:span text:style-name="T32"> </text:span><text:span text:style-name="T2">aliena insania frui. est Caroli 4ti ... x ... a brutis non admodum di</text:span><text:span text:style-name="T52">f</text:span><text:span text:style-name="T2">ferret humana conditio“</text:span></text:p>
      <text:p text:style-name="TEXT"/>
      <text:p text:style-name="_34_._20_KAPITOLA_20_rukopisu_20_-_20_1._20_odstavec"><text:span text:style-name="T13">(g)</text:span><text:span text:style-name="T153"> </text:span><text:span text:style-name="T13">89r-106v</text:span><text:span text:style-name="T278"><text:tab/></text:span><text:span text:style-name="T2">„Sententiae</text:span><text:span text:style-name="T278"> </text:span><text:span text:style-name="T2">insigniores</text:span><text:span text:style-name="T278"> </text:span><text:span text:style-name="T2">ex</text:span><text:span text:style-name="T278"> </text:span><text:span text:style-name="T2">optimis</text:span><text:span text:style-name="T278"> </text:span><text:span text:style-name="T2">quibusque</text:span><text:span text:style-name="T278"> </text:span><text:span text:style-name="T2">autoribus</text:span><text:span text:style-name="T278"> </text:span><text:span text:style-name="T2">a</text:span><text:span text:style-name="T278"> </text:span><text:span text:style-name="T2">M.</text:span><text:span text:style-name="T278"> </text:span><text:span text:style-name="T2">Joachim</text:span><text:span text:style-name="T278"> </text:span><text:span text:style-name="T2">Zehnero collectae et in librum ordine alphabetico distributae [lat. et germ.]“.</text:span></text:p>
      <text:p text:style-name="_35_._20_KAPITOLA_20_rukopisu_20_-_20_2._20_odstavec"><text:span text:style-name="T2">„</text:span><text:span text:style-name="T2">A.</text:span><text:span text:style-name="T32"> </text:span><text:span text:style-name="T2">Artibus ingenuis quaesitata est gloria multis. Die </text:span><text:span text:style-name="T32">W</text:span><text:span text:style-name="T2">issenschaft und Kunst bringt </text:span><text:span text:style-name="T301">V</text:span><text:span text:style-name="T2">ielen Ehr und Gunst ... x ... Paria delicta mutua compensatione tolluntu</text:span><text:span text:style-name="T176">r</text:span><text:span text:style-name="T2">. Gleiche Sünde werden gegeneinander aufgehoben“</text:span></text:p>
      <text:p text:style-name="TEXT"/>
      <text:p text:style-name="_34_._20_KAPITOLA_20_rukopisu_20_-_20_1._20_odstavec"><text:span text:style-name="T13">(h)</text:span><text:span text:style-name="T39"> </text:span><text:span text:style-name="T13">107r-</text:span><text:span text:style-name="T105">1</text:span><text:span text:style-name="T13">15v</text:span><text:span text:style-name="T2"><text:tab/></text:span><text:span text:style-name="T13">„Auserlesene Spruch und Leh</text:span><text:span text:style-name="T53">r</text:span><text:span text:style-name="T13">en“</text:span></text:p>
      <text:p text:style-name="_35_._20_KAPITOLA_20_rukopisu_20_-_20_2._20_odstavec"><text:span text:style-name="T2">„1.</text:span><text:span text:style-name="T32"> </text:span><text:span text:style-name="T2">Zu Gott mein Ho</text:span><text:span text:style-name="T52">f</text:span><text:span text:style-name="T2">fnung steht allein, das Andere acht ich alles klein ... x ... (81.) so stünd es wohl in dieser </text:span><text:span text:style-name="T259">W</text:span><text:span text:style-name="T2">elt“</text:span></text:p>
      <text:p text:style-name="P27"/>
      <text:p text:style-name="_36_._20_Komentář_20_kapitoly"><text:span text:style-name="T2">Na</text:span><text:span text:style-name="T102"> </text:span><text:span text:style-name="T2">fol.</text:span><text:span text:style-name="T102"> </text:span><text:span text:style-name="T150">1</text:span><text:span text:style-name="T2">16r</text:span><text:span text:style-name="T102"> </text:span><text:span text:style-name="T2">básnička</text:span><text:span text:style-name="T102"> </text:span><text:span text:style-name="T2">částečně</text:span><text:span text:style-name="T102"> </text:span><text:span text:style-name="T2">jinou</text:span><text:span text:style-name="T102"> </text:span><text:span text:style-name="T2">rukou:</text:span><text:span text:style-name="T137"> </text:span><text:span text:style-name="T4">„Ein</text:span><text:span text:style-name="T103"> </text:span><text:span text:style-name="T4">Sch</text:span><text:span text:style-name="T152">r</text:span><text:span text:style-name="T4">eiber</text:span><text:span text:style-name="T103"> </text:span><text:span text:style-name="T4">ohne</text:span><text:span text:style-name="T103"> </text:span><text:span text:style-name="T4">Fede</text:span><text:span text:style-name="T270">r</text:span><text:span text:style-name="T4">,</text:span><text:span text:style-name="T103"> </text:span><text:span text:style-name="T4">ein</text:span><text:span text:style-name="T103"> </text:span><text:span text:style-name="T4">Schuster</text:span><text:span text:style-name="T103"> </text:span><text:span text:style-name="T4">ohne</text:span><text:span text:style-name="T103"> </text:span><text:span text:style-name="T4">Lede</text:span><text:span text:style-name="T270">r</text:span><text:span text:style-name="T4">,</text:span><text:span text:style-name="T103"> </text:span><text:span text:style-name="T4">ein</text:span><text:span text:style-name="T103"> </text:span><text:span text:style-name="T4">Bauer</text:span><text:span text:style-name="T103"> </text:span><text:span text:style-name="T4">ohne Pflug ... sind alle nicht weit her“ </text:span><text:span text:style-name="T2">.</text:span></text:p>
      <text:p text:style-name="P81"/>
      <text:p text:style-name="P81"/>
      <text:p text:style-name="P81"/>
      <text:p text:style-name="P81"/>
      <text:p text:style-name="P81"/>
      <text:p text:style-name="_31_.Číslo_20_rukopisu"><text:bookmark-start text:name="D_068"/><text:span text:style-name="T13">6</text:span><text:bookmark-end text:name="D_068"/><text:span text:style-name="T13">6 <text:s text:c="75"/>D</text:span><text:span text:style-name="T214"> </text:span><text:span text:style-name="T13">68</text:span></text:p>
      <text:p text:style-name="TEXT"/>
      <text:p text:style-name="_32_._20_Vazba_20_a_20_rozměry"><text:span text:style-name="T2">1682-1850,</text:span><text:span text:style-name="T32"> </text:span><text:span text:style-name="T2">Jihlava, pap., 194 (recte: 193) </text:span><text:span text:style-name="T52">f</text:span><text:span text:style-name="T2">f., 15 x 10 cm, notace, vazba soudobá</text:span></text:p>
      <text:p text:style-name="TEXT"/>
      <text:p text:style-name="TEXT"><text:span text:style-name="T2">Zápisy vedeny</text:span><text:span text:style-name="T225"> </text:span><text:span text:style-name="T2">až</text:span><text:span text:style-name="T225"> </text:span><text:span text:style-name="T2">do</text:span><text:span text:style-name="T225"> </text:span><text:span text:style-name="T2">roku</text:span><text:span text:style-name="T225"> </text:span><text:span text:style-name="T2">1850,</text:span><text:span text:style-name="T225"> </text:span><text:span text:style-name="T2">popsány</text:span><text:span text:style-name="T225"> </text:span><text:span text:style-name="T2">však</text:span><text:span text:style-name="T225"> </text:span><text:span text:style-name="T2">pouze</text:span><text:span text:style-name="T225"> </text:span><text:span text:style-name="T2">listy</text:span><text:span text:style-name="T225"> </text:span><text:span text:style-name="T2">1-30,</text:span><text:span text:style-name="T225"> </text:span><text:span text:style-name="T2">38,</text:span><text:span text:style-name="T225"> </text:span><text:span text:style-name="T2">60,</text:span><text:span text:style-name="T225"> </text:span><text:span text:style-name="T2">61,</text:span><text:span text:style-name="T225"> </text:span><text:span text:style-name="T2">70;</text:span><text:span text:style-name="T225"> </text:span><text:span text:style-name="T2">ostatní</text:span><text:span text:style-name="T225"> </text:span><text:span text:style-name="T2">jsou prázdné. </text:span><text:span text:style-name="T4">-</text:span><text:span text:style-name="T288"> </text:span><text:span text:style-name="T2">Lepenka.</text:span><text:span text:style-name="T286"> </text:span><text:span text:style-name="T2">Svázáno</text:span><text:span text:style-name="T286"> </text:span><text:span text:style-name="T2">do</text:span><text:span text:style-name="T286"> </text:span><text:span text:style-name="T2">části</text:span><text:span text:style-name="T286"> </text:span><text:span text:style-name="T2">listu</text:span><text:span text:style-name="T286"> </text:span><text:span text:style-name="T2">z latin-</text:span><text:span text:style-name="T286"> </text:span><text:span text:style-name="T2">ského</text:span><text:span text:style-name="T286"> </text:span><text:span text:style-name="T2">pe</text:span><text:span text:style-name="T52">r</text:span><text:span text:style-name="T2">gamenového</text:span><text:span text:style-name="T286"> </text:span><text:span text:style-name="T2">litu</text:span><text:span text:style-name="T52">r</text:span><text:span text:style-name="T2">gického</text:span><text:span text:style-name="T286"> </text:span><text:span text:style-name="T2">rukopisu ze 14. století:</text:span><text:span text:style-name="T372"> </text:span><text:span text:style-name="T4">„... Benedictus Dominus Deus Israhel, qui e</text:span><text:span text:style-name="T103">r</text:span><text:span text:style-name="T4">exit nobis cornu salutis. Nam salutis cornu</text:span><text:span text:style-name="T194"> </text:span><text:span text:style-name="T4">fides</text:span><text:span text:style-name="T194"> </text:span><text:span text:style-name="T4">Petri</text:span><text:span text:style-name="T194"> </text:span><text:span text:style-name="T4">apostoli.</text:span><text:span text:style-name="T194"> </text:span><text:span text:style-name="T240">V</text:span><text:span text:style-name="T4">entilans</text:span><text:span text:style-name="T194"> </text:span><text:span text:style-name="T4">destruit</text:span><text:span text:style-name="T194"> </text:span><text:span text:style-name="T4">huius</text:span><text:span text:style-name="T194"> </text:span><text:span text:style-name="T4">principem</text:span><text:span text:style-name="T194"> </text:span><text:span text:style-name="T4">seculi.</text:span><text:span text:style-name="T194"> </text:span><text:span text:style-name="T4">Quis</text:span><text:span text:style-name="T194"> </text:span><text:span text:style-name="T4">est</text:span><text:span text:style-name="T194"> </text:span><text:soft-page-break/><text:span text:style-name="T4">qui</text:span><text:span text:style-name="T194"> </text:span><text:span text:style-name="T4">vincit</text:span><text:span text:style-name="T194"> </text:span><text:span text:style-name="T4">hoc mundum</text:span><text:span text:style-name="T285"> </text:span><text:span text:style-name="T4">et</text:span><text:span text:style-name="T285"> </text:span><text:span text:style-name="T4">eius</text:span><text:span text:style-name="T285"> </text:span><text:span text:style-name="T4">principem</text:span><text:span text:style-name="T285"> </text:span><text:span text:style-name="T4">...“</text:span><text:span text:style-name="T2">.</text:span><text:span text:style-name="T283"> </text:span><text:span text:style-name="T2">Na</text:span><text:span text:style-name="T283"> </text:span><text:span text:style-name="T2">přední</text:span><text:span text:style-name="T283"> </text:span><text:span text:style-name="T2">a</text:span><text:span text:style-name="T283"> </text:span><text:span text:style-name="T2">zadní</text:span><text:span text:style-name="T283"> </text:span><text:span text:style-name="T2">desce</text:span><text:span text:style-name="T283"> </text:span><text:span text:style-name="T2">napsáno: </text:span><text:span text:style-name="T4">„Maisterbuch“</text:span><text:span text:style-name="T2">. </text:span><text:span text:style-name="T4">-</text:span><text:span text:style-name="T285"> </text:span><text:span text:style-name="T2">Notace na středověkém zlomku (viz vazba).</text:span></text:p>
      <text:p text:style-name="TEXT"/>
      <text:p text:style-name="_33_._20_Název_20_rukopisu"><text:span text:style-name="T13">[Meisterbuch</text:span><text:span text:style-name="T39"> </text:span><text:span text:style-name="T13">der Zunft der Bau- und Zimmerleute in Iglau]</text:span></text:p>
      <text:p text:style-name="TEXT"/>
      <text:p text:style-name="TEXT"><text:span text:style-name="T2">„</text:span><text:span text:style-name="T2">A.</text:span><text:span text:style-name="T380"> </text:span><text:span text:style-name="T2">D.</text:span><text:span text:style-name="T176"> </text:span><text:span text:style-name="T2">1682</text:span><text:span text:style-name="T301"> </text:span><text:span text:style-name="T2">den</text:span><text:span text:style-name="T176"> </text:span><text:span text:style-name="T2">7.</text:span><text:span text:style-name="T301"> </text:span><text:span text:style-name="T2">Juni</text:span><text:span text:style-name="T176"> </text:span><text:span text:style-name="T2">ist</text:span><text:span text:style-name="T301"> </text:span><text:span text:style-name="T2">dieses</text:span><text:span text:style-name="T301"> </text:span><text:span text:style-name="T2">Maisterbuch</text:span><text:span text:style-name="T301"> </text:span><text:span text:style-name="T2">gescha</text:span><text:span text:style-name="T52">f</text:span><text:span text:style-name="T2">ft</text:span><text:span text:style-name="T301"> </text:span><text:span text:style-name="T2">und</text:span><text:span text:style-name="T301"> </text:span><text:span text:style-name="T2">gekauft</text:span><text:span text:style-name="T301"> </text:span><text:span text:style-name="T2">worden</text:span><text:span text:style-name="T301"> </text:span><text:span text:style-name="T2">um</text:span><text:span text:style-name="T301"> </text:span><text:span text:style-name="T2">-</text:span><text:span text:style-name="T301"> </text:span><text:span text:style-name="T2">32.</text:span><text:span text:style-name="T301"> </text:span><text:span text:style-name="T2">K</text:span><text:span text:style-name="T176">r</text:span><text:span text:style-name="T2">.</text:span><text:span text:style-name="T301"> </text:span><text:span text:style-name="T2">und dem</text:span><text:span text:style-name="T355"> </text:span><text:span text:style-name="T2">Schreiber</text:span><text:span text:style-name="T355"> </text:span><text:span text:style-name="T2">ist</text:span><text:span text:style-name="T355"> </text:span><text:span text:style-name="T2">geben</text:span><text:span text:style-name="T355"> </text:span><text:span text:style-name="T2">worden</text:span><text:span text:style-name="T355"> </text:span><text:span text:style-name="T2">-</text:span><text:span text:style-name="T355"> </text:span><text:span text:style-name="T2">24</text:span><text:span text:style-name="T355"> </text:span><text:span text:style-name="T2">K</text:span><text:span text:style-name="T176">r</text:span><text:span text:style-name="T2">.</text:span><text:span text:style-name="T355"> </text:span><text:span text:style-name="T2">Im</text:span><text:span text:style-name="T355"> </text:span><text:span text:style-name="T2">ersten</text:span><text:span text:style-name="T355"> </text:span><text:span text:style-name="T2">Thail</text:span><text:span text:style-name="T355"> </text:span><text:span text:style-name="T2">di[e]ses</text:span><text:span text:style-name="T355"> </text:span><text:span text:style-name="T2">Buchs</text:span><text:span text:style-name="T355"> </text:span><text:span text:style-name="T2">findet</text:span><text:span text:style-name="T355"> </text:span><text:span text:style-name="T2">man</text:span><text:span text:style-name="T355"> </text:span><text:span text:style-name="T2">die</text:span><text:span text:style-name="T355"> </text:span><text:span text:style-name="T2">Maister ordentlich</text:span><text:span text:style-name="T317"> </text:span><text:span text:style-name="T2">nacheinander</text:span><text:span text:style-name="T317"> </text:span><text:span text:style-name="T2">eingeschrieben.</text:span><text:span text:style-name="T317"> </text:span><text:span text:style-name="T2">Im</text:span><text:span text:style-name="T317"> </text:span><text:span text:style-name="T2">andern</text:span><text:span text:style-name="T317"> </text:span><text:span text:style-name="T2">Thail</text:span><text:span text:style-name="T317"> </text:span><text:span text:style-name="T2">wird</text:span><text:span text:style-name="T317"> </text:span><text:span text:style-name="T2">folgen</text:span><text:span text:style-name="T317"> </text:span><text:span text:style-name="T2">was</text:span><text:span text:style-name="T317"> </text:span><text:span text:style-name="T2">zu</text:span><text:span text:style-name="T317"> </text:span><text:span text:style-name="T2">dem</text:span><text:span text:style-name="T317"> </text:span><text:span text:style-name="T2">Handwerk gescha</text:span><text:span text:style-name="T52">f</text:span><text:span text:style-name="T2">ft ist worden und verneiert ist worden ...“</text:span></text:p>
      <text:p text:style-name="P81"/>
      <text:p text:style-name="P81"/>
      <text:p text:style-name="P81"/>
      <text:p text:style-name="P81"/>
      <text:p text:style-name="P81"/>
      <text:p text:style-name="_31_.Číslo_20_rukopisu"><text:bookmark-start text:name="D_069"/><text:span text:style-name="T13">6</text:span><text:bookmark-end text:name="D_069"/><text:span text:style-name="T13">7 <text:s text:c="75"/>D</text:span><text:span text:style-name="T214"> </text:span><text:span text:style-name="T13">69</text:span></text:p>
      <text:p text:style-name="TEXT"/>
      <text:p text:style-name="_32_._20_Vazba_20_a_20_rozměry"><text:span text:style-name="T2">post</text:span><text:span text:style-name="T32"> </text:span><text:span text:style-name="T2">1665, Dačice, pap., [157] + [50] </text:span><text:span text:style-name="T52">f</text:span><text:span text:style-name="T2">f., 15 x 10 cm, vazba soudobá</text:span></text:p>
      <text:p text:style-name="TEXT"/>
      <text:p text:style-name="TEXT"><text:span text:style-name="T4">Skladba:</text:span><text:span text:style-name="T332"> </text:span><text:span text:style-name="T238">V</text:span><text:span text:style-name="T2">yříznuty</text:span><text:span text:style-name="T110"> </text:span><text:span text:style-name="T2">3</text:span><text:span text:style-name="T110"> </text:span><text:span text:style-name="T2">listy</text:span><text:span text:style-name="T110"> </text:span><text:span text:style-name="T2">mezi</text:span><text:span text:style-name="T110"> </text:span><text:span text:style-name="T2">4-5,</text:span><text:span text:style-name="T110"> </text:span><text:span text:style-name="T2">5</text:span><text:span text:style-name="T110"> </text:span><text:span text:style-name="T2">mezi</text:span><text:span text:style-name="T110"> </text:span><text:span text:style-name="T2">22-23,</text:span><text:span text:style-name="T110"> </text:span><text:span text:style-name="T2">4</text:span><text:span text:style-name="T110"> </text:span><text:span text:style-name="T2">mezi</text:span><text:span text:style-name="T110"> </text:span><text:span text:style-name="T2">26-27</text:span><text:span text:style-name="T110"> <text:s text:c="4"/></text:span><text:span text:style-name="T2">a</text:span><text:span text:style-name="T110"> </text:span><text:span text:style-name="T2">8</text:span><text:span text:style-name="T110"> </text:span><text:span text:style-name="T2">mezi</text:span><text:span text:style-name="T110"> </text:span><text:span text:style-name="T2">107-108.</text:span><text:span text:style-name="T110"> </text:span><text:span text:style-name="T2">Listy 53v-55</text:span><text:span text:style-name="T94">v</text:span><text:span text:style-name="T2">,</text:span><text:span text:style-name="T298"> </text:span><text:span text:style-name="T2">146v-147v</text:span><text:span text:style-name="T298"> </text:span><text:span text:style-name="T2">jsou</text:span><text:span text:style-name="T298"> </text:span><text:span text:style-name="T2">prázdné.</text:span><text:span text:style-name="T255"> </text:span><text:span text:style-name="T2">Vlastní rukopis má 157 listů, kromě toho volně vloženo 50 listů s doplňk</text:span><text:span text:style-name="T94">y</text:span><text:span text:style-name="T2">. </text:span><text:span text:style-name="T4">-</text:span><text:span text:style-name="T299"> </text:span><text:span text:style-name="T2">Původní</text:span><text:span text:style-name="T298"> </text:span><text:span text:style-name="T2">lepenková</text:span><text:span text:style-name="T298"> </text:span><text:span text:style-name="T2">vazba,</text:span><text:span text:style-name="T298"> </text:span><text:span text:style-name="T2">potažená</text:span><text:span text:style-name="T298"> </text:span><text:span text:style-name="T2">teletinou</text:span><text:span text:style-name="T298"> </text:span><text:span text:style-name="T2">s</text:span><text:span text:style-name="T298"> </text:span><text:span text:style-name="T2">rýhováním a</text:span><text:span text:style-name="T301"> </text:span><text:span text:style-name="T2">válečkovým</text:span><text:span text:style-name="T301"> </text:span><text:span text:style-name="T2">slepotiskem,</text:span><text:span text:style-name="T301"> </text:span><text:span text:style-name="T2">nové</text:span><text:span text:style-name="T301"> </text:span><text:span text:style-name="T2">řemínk</text:span><text:span text:style-name="T94">y</text:span><text:span text:style-name="T2">.</text:span><text:span text:style-name="T301"> </text:span><text:span text:style-name="T2">Na</text:span><text:span text:style-name="T301"> </text:span><text:span text:style-name="T2">hřbetě</text:span><text:span text:style-name="T301"> </text:span><text:span text:style-name="T2">nápis</text:span><text:span text:style-name="T363"> </text:span><text:span text:style-name="T4">„liber</text:span><text:span text:style-name="T302"> </text:span><text:span text:style-name="T4">latinus</text:span><text:span text:style-name="T302"> </text:span><text:span text:style-name="T4">m.s.“</text:span><text:span text:style-name="T365"> </text:span><text:span text:style-name="T2">a</text:span><text:span text:style-name="T301"> </text:span><text:span text:style-name="T2">stará</text:span><text:span text:style-name="T301"> </text:span><text:span text:style-name="T2">signatura: </text:span><text:span text:style-name="T4">„X 41.“</text:span></text:p>
      <text:p text:style-name="TEXT"/>
      <text:p text:style-name="_33_._20_Název_20_rukopisu"><text:span text:style-name="T13">[Václav</text:span><text:span text:style-name="T39"> </text:span><text:span text:style-name="T13">Nedbal?: Sermones de sanctis]</text:span></text:p>
      <text:p text:style-name="TEXT"/>
      <text:p text:style-name="_34_._20_KAPITOLA_20_rukopisu_20_-_20_1._20_odstavec"><text:span text:style-name="T13">1r-157v</text:span><text:span text:style-name="T150"><text:tab/></text:span><text:span text:style-name="T2">„In</text:span><text:span text:style-name="T278"> </text:span><text:span text:style-name="T2">festo</text:span><text:span text:style-name="T278"> </text:span><text:span text:style-name="T2">ss.</text:span><text:span text:style-name="T278"> </text:span><text:span text:style-name="T2">Phillipi</text:span><text:span text:style-name="T278"> </text:span><text:span text:style-name="T2">et</text:span><text:span text:style-name="T278"> </text:span><text:span text:style-name="T2">Jacobi.</text:span><text:span text:style-name="T278"> </text:span><text:span text:style-name="T2">Themata.</text:span><text:span text:style-name="T278"> </text:span><text:span text:style-name="T2">In</text:span><text:span text:style-name="T278"> </text:span><text:span text:style-name="T2">domo</text:span><text:span text:style-name="T278"> </text:span><text:span text:style-name="T2">Patris</text:span><text:span text:style-name="T278"> </text:span><text:span text:style-name="T2">mei</text:span><text:span text:style-name="T278"> </text:span><text:span text:style-name="T2">...</text:span><text:span text:style-name="T278"> </text:span><text:span text:style-name="T2">Joan.</text:span><text:span text:style-name="T278"> </text:span><text:span text:style-name="T2">14.2.</text:span><text:span text:style-name="T278"> </text:span><text:span text:style-name="T2">V</text:span><text:span text:style-name="T278"> </text:span><text:span text:style-name="T2">domu otce mého ...“.</text:span></text:p>
      <text:p text:style-name="_35_._20_KAPITOLA_20_rukopisu_20_-_20_2._20_odstavec"><text:span text:style-name="T2">„</text:span><text:span text:style-name="T2">Regius</text:span><text:span text:style-name="T32"> </text:span><text:span text:style-name="T2">propheta Dauid cum omnia spiritu lustraret ... x ... </text:span><text:span text:style-name="T2">(In Festo S. Nicolai) ut merito de eo dicatur: non est inventus iste“</text:span></text:p>
      <text:p text:style-name="TEXT"/>
      <text:p text:style-name="_37_._20_Komentář_20_CELEK"><text:span text:style-name="T2">Latinská</text:span><text:span text:style-name="T171"> </text:span><text:span text:style-name="T2">kázání</text:span><text:span text:style-name="T171"> </text:span><text:span text:style-name="T2">s</text:span><text:span text:style-name="T171"> </text:span><text:span text:style-name="T2">četnými</text:span><text:span text:style-name="T171"> </text:span><text:span text:style-name="T2">českými</text:span><text:span text:style-name="T171"> </text:span><text:span text:style-name="T2">větami</text:span><text:span text:style-name="T171"> </text:span><text:span text:style-name="T2">a</text:span><text:span text:style-name="T171"> </text:span><text:span text:style-name="T2">delšími</text:span><text:span text:style-name="T171"> </text:span><text:span text:style-name="T2">pasážemi.</text:span><text:span text:style-name="T171"> </text:span><text:span text:style-name="T2">Autor</text:span><text:span text:style-name="T171"> </text:span><text:span text:style-name="T2">byl</text:span><text:span text:style-name="T171"> </text:span><text:span text:style-name="T2">dačický</text:span><text:span text:style-name="T171"> </text:span><text:span text:style-name="T2">františkán.</text:span><text:span text:style-name="T171"> </text:span><text:span text:style-name="T2">U</text:span><text:span text:style-name="T171"> </text:span><text:span text:style-name="T2">dvou</text:span><text:span text:style-name="T171"> </text:span><text:span text:style-name="T2">kázání</text:span><text:span text:style-name="T171"> </text:span><text:span text:style-name="T2">(fol. 87 a volně vložené fol. 43) je uvedeno, že byla proslovena v Dačicích. Musel jím tedy být jeden z prvních členů konventu, snad i Václav Nedbal, </text:span><text:soft-page-break/><text:span text:style-name="T2">který sem přišel z Jindřichova Hradce již roku 1659 a je uváděn jako </text:span><text:span text:style-name="T4">„primus concionator</text:span><text:span text:style-name="T356"> </text:span><text:span text:style-name="T4">Bohemicus,“</text:span><text:span text:style-name="T355"> </text:span><text:span text:style-name="T2">nic</text:span><text:span text:style-name="T355"> </text:span><text:span text:style-name="T2">bližšího</text:span><text:span text:style-name="T355"> </text:span><text:span text:style-name="T2">o</text:span><text:span text:style-name="T355"> </text:span><text:span text:style-name="T2">něm</text:span><text:span text:style-name="T355"> </text:span><text:span text:style-name="T2">však</text:span><text:span text:style-name="T355"> </text:span><text:span text:style-name="T2">v</text:span><text:span text:style-name="T355"> </text:span><text:span text:style-name="T2">dostupných</text:span><text:span text:style-name="T355"> </text:span><text:span text:style-name="T2">pramenech</text:span><text:span text:style-name="T355"> </text:span><text:span text:style-name="T2">není.</text:span><text:span text:style-name="T355"> </text:span><text:span text:style-name="T2">U ně- kterých</text:span><text:span text:style-name="T355"> </text:span><text:span text:style-name="T2">kázání</text:span><text:span text:style-name="T355"> </text:span><text:span text:style-name="T2">jsou</text:span><text:span text:style-name="T355"> </text:span><text:span text:style-name="T2">uvedeni autoři, z nichž kazatel čerpal, a rukopis je datován podle citovaného Simona Stanislawa Makowského (např. na fol. 42r), profesora teologie v Kra- kově, jehož třísvazkový soubor kázání vyšel tiskem v letech 1666-1678 (viz Estreicher: </text:span><text:span text:style-name="T4">Bibliografia polska</text:span><text:span text:style-name="T2">, </text:span><text:span text:style-name="T94">T</text:span><text:span text:style-name="T2">. XXII., s. 59-60). Rukopis je psán droboučkým písmem, patrně touž rukou jako D 49.</text:span></text:p>
      <text:p text:style-name="P81"/>
      <text:p text:style-name="P81"/>
      <text:p text:style-name="P81"/>
      <text:p text:style-name="P81"/>
      <text:p text:style-name="P81"/>
      <text:p text:style-name="_31_.Číslo_20_rukopisu"><text:bookmark-start text:name="D_070"/><text:span text:style-name="T13">6</text:span><text:bookmark-end text:name="D_070"/><text:span text:style-name="T13">8 <text:s text:c="75"/>D</text:span><text:span text:style-name="T214"> </text:span><text:span text:style-name="T13">70</text:span></text:p>
      <text:p text:style-name="TEXT"/>
      <text:p text:style-name="_32_._20_Vazba_20_a_20_rozměry"><text:span text:style-name="T2">ante</text:span><text:span text:style-name="T32"> </text:span><text:span text:style-name="T2">1680, pap., IX + 134 (recte: 133) pp., 15 x 95, cm, <text:s text:c="16"/>vazba soudobá</text:span></text:p>
      <text:p text:style-name="TEXT"/>
      <text:p text:style-name="TEXT"><text:span text:style-name="T2">Původní</text:span><text:span text:style-name="T259"> </text:span><text:span text:style-name="T2">paginace.</text:span><text:span text:style-name="T335"> </text:span><text:span text:style-name="T4">-</text:span><text:span text:style-name="T103"> </text:span><text:span text:style-name="T2">Původní</text:span><text:span text:style-name="T102"> </text:span><text:span text:style-name="T2">lepenková</text:span><text:span text:style-name="T102"> </text:span><text:span text:style-name="T2">vazba,</text:span><text:span text:style-name="T102"> </text:span><text:span text:style-name="T2">potažená</text:span><text:span text:style-name="T102"> </text:span><text:span text:style-name="T2">teletinou,</text:span><text:span text:style-name="T102"> </text:span><text:span text:style-name="T2">zlacené</text:span><text:span text:style-name="T102"> </text:span><text:span text:style-name="T2">rámečky</text:span><text:span text:style-name="T102"> </text:span><text:span text:style-name="T2">a</text:span><text:span text:style-name="T102"> </text:span><text:span text:style-name="T2">ořízka. </text:span><text:span text:style-name="T4">-</text:span><text:span text:style-name="T111"> </text:span><text:span text:style-name="T4">P</text:span><text:span text:style-name="T103">r</text:span><text:span text:style-name="T4">ovenienční</text:span><text:span text:style-name="T201"> </text:span><text:span text:style-name="T4">poznámka:</text:span><text:span text:style-name="T201"> </text:span><text:span text:style-name="T2">Na</text:span><text:span text:style-name="T199"> </text:span><text:span text:style-name="T2">titulní</text:span><text:span text:style-name="T199"> </text:span><text:span text:style-name="T2">straně: </text:span><text:span text:style-name="T4">„Sum</text:span><text:span text:style-name="T201"> </text:span><text:span text:style-name="T4">ex</text:span><text:span text:style-name="T201"> </text:span><text:span text:style-name="T4">libris</text:span><text:span text:style-name="T201"> </text:span><text:span text:style-name="T4">Joan.</text:span><text:span text:style-name="T201"> </text:span><text:span text:style-name="T4">E</text:span><text:span text:style-name="T240">r</text:span><text:span text:style-name="T4">.</text:span><text:span text:style-name="T201"> </text:span><text:span text:style-name="T4">Kurka</text:span><text:span text:style-name="T201"> </text:span><text:span text:style-name="T4">Kobersky</text:span><text:span text:style-name="T201"> </text:span><text:span text:style-name="T4">de Kobersfeldt</text:span><text:span text:style-name="T34"> </text:span><text:span text:style-name="T4">anno 1679“</text:span><text:span text:style-name="T2">. Jan Kůrka Koberský byl povýšen do šlechtického stavu s pre- dikátem „z Kobersfeldu“ v roce 1677, viz Mašek, P.: </text:span><text:span text:style-name="T3">Šlechtické rody</text:span><text:span text:style-name="T2">, I., <text:s text:c="6"/>s. 519.</text:span></text:p>
      <text:p text:style-name="TEXT"/>
      <text:p text:style-name="P208"><text:span text:style-name="T13">„</text:span><text:span text:style-name="T13">Practica politici christiani principiis paradoxico-symbolicis exp</text:span><text:span text:style-name="T53">r</text:span><text:span text:style-name="T13">essa et divinae </text:span><text:span text:style-name="T13">humanitatis</text:span><text:span text:style-name="T131"> </text:span><text:span text:style-name="T13">et</text:span><text:span text:style-name="T131"> </text:span><text:span text:style-name="T13">humanae</text:span><text:span text:style-name="T131"> </text:span><text:span text:style-name="T13">divinitati</text:span><text:span text:style-name="T131"> </text:span><text:span text:style-name="T13">ethica</text:span><text:span text:style-name="T131"> </text:span><text:span text:style-name="T13">humanitate</text:span><text:span text:style-name="T131"> </text:span><text:span text:style-name="T13">dedicata</text:span><text:span text:style-name="T131"> </text:span><text:span text:style-name="T13">a</text:span><text:span text:style-name="T131"> </text:span><text:span text:style-name="T13">R.</text:span><text:span text:style-name="T131"> </text:span><text:span text:style-name="T273">P</text:span><text:span text:style-name="T13">.</text:span><text:span text:style-name="T131"> </text:span><text:span text:style-name="T13">in</text:span><text:span text:style-name="T131"> </text:span><text:span text:style-name="T13">Christo</text:span><text:span text:style-name="T131"> </text:span><text:span text:style-name="T273">P</text:span><text:span text:style-name="T13">.</text:span><text:span text:style-name="T131"> </text:span><text:span text:style-name="T13">Caspa</text:span><text:span text:style-name="T53">r</text:span><text:span text:style-name="T13">o Knittel <text:s text:c="5"/>e Soc. Jesu et lectori philo-politico in usum data“</text:span></text:p>
      <text:p text:style-name="TEXT"/>
      <text:p text:style-name="TEXT"><text:span text:style-name="T2">„Prooemium</text:span><text:span text:style-name="T206"> </text:span><text:span text:style-name="T2">ad</text:span><text:span text:style-name="T77"> </text:span><text:span text:style-name="T2">ethica</text:span><text:span text:style-name="T77"> </text:span><text:span text:style-name="T2">studiosum.</text:span><text:span text:style-name="T77"> </text:span><text:span text:style-name="T2">Mores</text:span><text:span text:style-name="T77"> </text:span><text:span text:style-name="T2">ethice,</text:span><text:span text:style-name="T77"> </text:span><text:span text:style-name="T2">alias</text:span><text:span text:style-name="T77"> </text:span><text:span text:style-name="T2">pseudopoliticus</text:span><text:span text:style-name="T77"> </text:span><text:span text:style-name="T2">es</text:span><text:span text:style-name="T77"> </text:span><text:span text:style-name="T2">et</text:span><text:span text:style-name="T77"> </text:span><text:span text:style-name="T2">ethicus</text:span><text:span text:style-name="T77"> </text:span><text:span text:style-name="T2">no</text:span><text:span text:style-name="T77"> </text:span><text:span text:style-name="T2">es, mentionis</text:span><text:span text:style-name="T259"> </text:span><text:span text:style-name="T2">enim</text:span><text:span text:style-name="T259"> </text:span><text:span text:style-name="T2">nomen,</text:span><text:span text:style-name="T259"> </text:span><text:span text:style-name="T2">quia</text:span><text:span text:style-name="T259"> </text:span><text:span text:style-name="T2">Ethikos</text:span><text:span text:style-name="T259"> </text:span><text:span text:style-name="T2">graece,</text:span><text:span text:style-name="T259"> </text:span><text:span text:style-name="T2">moralis</text:span><text:span text:style-name="T259"> </text:span><text:span text:style-name="T2">latine</text:span><text:span text:style-name="T259"> </text:span><text:span text:style-name="T2">...</text:span><text:span text:style-name="T320"> </text:span><text:span text:style-name="T2">[pag.</text:span><text:span text:style-name="T259"> </text:span><text:span text:style-name="T2">[9]]</text:span><text:span text:style-name="T320"> </text:span><text:span text:style-name="T2">Fundamentum</text:span><text:span text:style-name="T259"> </text:span><text:span text:style-name="T2">principio sine</text:span><text:span text:style-name="T338"> </text:span><text:span text:style-name="T2">principio</text:span><text:span text:style-name="T338"> </text:span><text:span text:style-name="T2">principium</text:span><text:span text:style-name="T338"> </text:span><text:span text:style-name="T2">omnium</text:span><text:span text:style-name="T338"> </text:span><text:span text:style-name="T2">principiorum</text:span><text:span text:style-name="T338"> </text:span><text:span text:style-name="T2">politicorum</text:span><text:span text:style-name="T338"> </text:span><text:span text:style-name="T2">est</text:span><text:span text:style-name="T338"> </text:span><text:span text:style-name="T2">Deus.</text:span><text:span text:style-name="T338"> </text:span><text:span text:style-name="T2">Symbolum:</text:span><text:span text:style-name="T338"> </text:span><text:span text:style-name="T2">Edvardus rex</text:span><text:span text:style-name="T338"> </text:span><text:span text:style-name="T2">Brittaniae</text:span><text:span text:style-name="T338"> </text:span><text:span text:style-name="T2">sumpsit</text:span><text:span text:style-name="T338"> </text:span><text:span text:style-name="T2">in</text:span><text:span text:style-name="T338"> </text:span><text:span text:style-name="T2">symbolum</text:span><text:span text:style-name="T338"> </text:span><text:span text:style-name="T2">mundi</text:span><text:span text:style-name="T338"> </text:span><text:span text:style-name="T2">globum</text:span><text:span text:style-name="T338"> </text:span><text:span text:style-name="T2">a</text:span><text:span text:style-name="T338"> </text:span><text:span text:style-name="T2">tribus</text:span><text:span text:style-name="T338"> </text:span><text:span text:style-name="T2">e</text:span><text:span text:style-name="T338"> </text:span><text:span text:style-name="T2">nube</text:span><text:span text:style-name="T338"> </text:span><text:span text:style-name="T2">porrectis</text:span><text:span text:style-name="T338"> </text:span><text:span text:style-name="T2">pendulum</text:span><text:span text:style-name="T338"> </text:span><text:span text:style-name="T2">cum lemmate:</text:span><text:span text:style-name="T150"> </text:span><text:span text:style-name="T2">Nihil</text:span><text:span text:style-name="T150"> </text:span><text:span text:style-name="T2">sine</text:span><text:span text:style-name="T150"> </text:span><text:span text:style-name="T2">Deo</text:span><text:span text:style-name="T150"> </text:span><text:span text:style-name="T2">...</text:span><text:span text:style-name="T150"> </text:span><text:span text:style-name="T2">x</text:span><text:span text:style-name="T150"> </text:span><text:span text:style-name="T2">...</text:span><text:span text:style-name="T150"> </text:span><text:span text:style-name="T2">(Epilogus)</text:span><text:span text:style-name="T150"> </text:span><text:span text:style-name="T2">Adscribe</text:span><text:span text:style-name="T150"> </text:span><text:span text:style-name="T2">soli</text:span><text:span text:style-name="T150"> </text:span><text:span text:style-name="T2">Deo,</text:span><text:span text:style-name="T150"> </text:span><text:span text:style-name="T2">quae</text:span><text:span text:style-name="T150"> </text:span><text:span text:style-name="T2">bona</text:span><text:span text:style-name="T150"> </text:span><text:span text:style-name="T2">sunt,</text:span><text:span text:style-name="T150"> </text:span><text:span text:style-name="T2">imputa</text:span><text:span text:style-name="T150"> </text:span><text:span text:style-name="T2">soli</text:span><text:span text:style-name="T150"> </text:span><text:span text:style-name="T2">mihi, quae mala sunt, mea culpa!“</text:span></text:p>
      <text:p text:style-name="TEXT"/>
      <text:p text:style-name="_37_._20_Komentář_20_CELEK"><text:soft-page-break/><text:span text:style-name="T2">Autorem byl jezuita Kaspar Knittel (1644-1702). Dílo patrně nevyšlo tiskem. Pelzel, </text:span><text:span text:style-name="T129">F</text:span><text:span text:style-name="T2">. M.: </text:span><text:span text:style-name="T4">Boehmische, Maehrische und Schlesische Gelehrte</text:span><text:span text:style-name="T2">, s. 98-99), De Backer-Sommervogel v encyklopedii </text:span><text:span text:style-name="T4">Bibliothèque de la Compagnie de Jésus </text:span><text:span text:style-name="T16">ani </text:span><text:span text:style-name="T2">Čornejová, I. – Fechtnerová, A.: </text:span><text:span text:style-name="T3">Životopisný slovník</text:span><text:span text:style-name="T2">, s. 209-210</text:span><text:span text:style-name="T3"> </text:span><text:span text:style-name="T2">toto Knittelovo dílo neuvádějí.</text:span></text:p>
      <text:p text:style-name="P81"/>
      <text:p text:style-name="P81"/>
      <text:p text:style-name="P81"/>
      <text:p text:style-name="P81"/>
      <text:p text:style-name="P81"/>
      <text:p text:style-name="_31_.Číslo_20_rukopisu"><text:bookmark-start text:name="D_071"/><text:span text:style-name="T13">6</text:span><text:bookmark-end text:name="D_071"/><text:span text:style-name="T13">9 <text:s text:c="75"/>D</text:span><text:span text:style-name="T214"> </text:span><text:span text:style-name="T13">71</text:span></text:p>
      <text:p text:style-name="TEXT"/>
      <text:p text:style-name="_32_._20_Vazba_20_a_20_rozměry"><text:span text:style-name="T2">XVII</text:span><text:span text:style-name="T498">med.</text:span><text:span text:style-name="T2">, pap., [75] </text:span><text:span text:style-name="T52">f</text:span><text:span text:style-name="T2">f., 15 x 95, cm, vazba soudobá</text:span></text:p>
      <text:p text:style-name="TEXT"/>
      <text:p text:style-name="TEXT"><text:span text:style-name="T4">Písmo: </text:span><text:span text:style-name="T2">Několik písařských rukou. Humanistická kurzíva a polo- kurzíva. </text:span><text:span text:style-name="T4">- </text:span><text:span text:style-name="T2">Původní pe</text:span><text:span text:style-name="T52">r</text:span><text:span text:style-name="T2">gamenová</text:span><text:span text:style-name="T338"> </text:span><text:span text:style-name="T2">vazba,</text:span><text:span text:style-name="T338"> </text:span><text:span text:style-name="T2">zbytky</text:span><text:span text:style-name="T338"> </text:span><text:span text:style-name="T2">4</text:span><text:span text:style-name="T338"> </text:span><text:span text:style-name="T2">tkanic,</text:span><text:span text:style-name="T338"> </text:span><text:span text:style-name="T2">na</text:span><text:span text:style-name="T338"> </text:span><text:span text:style-name="T2">hřbetě</text:span><text:span text:style-name="T338"> </text:span><text:span text:style-name="T2">nápis </text:span><text:span text:style-name="T4">„Dispositio</text:span><text:span text:style-name="T340"> </text:span><text:span text:style-name="T4">p</text:span><text:span text:style-name="T103">r</text:span><text:span text:style-name="T4">o</text:span><text:span text:style-name="T340"> </text:span><text:span text:style-name="T4">SS.</text:span><text:span text:style-name="T340"> </text:span><text:span text:style-name="T4">Missae</text:span><text:span text:style-name="T340"> </text:span><text:span text:style-name="T4">Sacrificio M.S.“</text:span><text:span text:style-name="T2">. Stará signatura: </text:span><text:span text:style-name="T4">„K g 85“</text:span><text:span text:style-name="T2">.</text:span></text:p>
      <text:p text:style-name="TEXT"/>
      <text:p text:style-name="P80"><text:span text:style-name="T2">Lit.: Linda, J.: </text:span><text:span text:style-name="T4">Matěj </text:span><text:span text:style-name="T119">T</text:span><text:span text:style-name="T4">anner (1630-1692)</text:span><text:span text:style-name="T2">, s. 180, pozn. 14; Čornejová, I. – Fechtnerová, A.: </text:span><text:span text:style-name="T3">Životopisný slovník</text:span><text:span text:style-name="T2">, s. 463-465.</text:span></text:p>
      <text:p text:style-name="TEXT"/>
      <text:p text:style-name="P208"><text:span text:style-name="T13">Matěj Tanner, SJ: „Cruentum Christi Domini in cruce sacrificium, in incruento Missae sacrificio explicatum</text:span><text:span text:style-name="T319"> </text:span><text:span text:style-name="T13">sive</text:span><text:span text:style-name="T319"> </text:span><text:span text:style-name="T13">Praxis</text:span><text:span text:style-name="T319"> </text:span><text:span text:style-name="T13">devote</text:span><text:span text:style-name="T319"> </text:span><text:span text:style-name="T13">et</text:span><text:span text:style-name="T319"> </text:span><text:span text:style-name="T13">utiliter</text:span><text:span text:style-name="T319"> </text:span><text:span text:style-name="T13">Missam</text:span><text:span text:style-name="T319"> </text:span><text:span text:style-name="T13">celebrandi</text:span><text:span text:style-name="T319"> </text:span><text:span text:style-name="T13">ad</text:span><text:span text:style-name="T319"> </text:span><text:span text:style-name="T13">singula</text:span><text:span text:style-name="T319"> </text:span><text:span text:style-name="T13">passionis</text:span><text:span text:style-name="T319"> </text:span><text:span text:style-name="T13">Christi Domini Mys</text:span><text:span text:style-name="T105">V</text:span><text:span text:style-name="T13">iamysteria accommodata et variis hinc inde piis affectibus et actibus adornata</text:span><text:span text:style-name="T53"> </text:span><text:span text:style-name="T13">et</text:span><text:span text:style-name="T53"> </text:span><text:span text:style-name="T13">intertexta</text:span><text:span text:style-name="T53"> </text:span><text:span text:style-name="T13">collecta</text:span><text:span text:style-name="T53"> </text:span><text:span text:style-name="T13">potissimum</text:span><text:span text:style-name="T53"> </text:span><text:span text:style-name="T13">et</text:span><text:span text:style-name="T53"> </text:span><text:span text:style-name="T13">excerpta</text:span><text:span text:style-name="T53"> </text:span><text:span text:style-name="T13">ex</text:span><text:span text:style-name="T53"> </text:span><text:span text:style-name="T13">tractatu</text:span><text:span text:style-name="T53"> </text:span><text:span text:style-name="T13">R.</text:span><text:span text:style-name="T53"> </text:span><text:span text:style-name="T273">P</text:span><text:span text:style-name="T13">.</text:span><text:span text:style-name="T53"> </text:span><text:span text:style-name="T13">Ludovici</text:span><text:span text:style-name="T53"> </text:span><text:span text:style-name="T13">de</text:span><text:span text:style-name="T53"> </text:span><text:span text:style-name="T13">Ponte de</text:span><text:span text:style-name="T71"> </text:span><text:span text:style-name="T13">officio</text:span><text:span text:style-name="T71"> </text:span><text:span text:style-name="T13">sacerdotum,</text:span><text:span text:style-name="T71"> </text:span><text:span text:style-name="T13">ex</text:span><text:span text:style-name="T71"> </text:span><text:span text:style-name="T13">opusculo</text:span><text:span text:style-name="T71"> </text:span><text:span text:style-name="T273">P</text:span><text:span text:style-name="T13">.</text:span><text:span text:style-name="T71"> </text:span><text:span text:style-name="T13">Francisci</text:span><text:span text:style-name="T71"> </text:span><text:span text:style-name="T13">ab</text:span><text:span text:style-name="T71"> </text:span><text:span text:style-name="T13">A</text:span><text:span text:style-name="T53">r</text:span><text:span text:style-name="T13">co Ord.</text:span><text:span text:style-name="T71"> </text:span><text:span text:style-name="T13">S.</text:span><text:span text:style-name="T71"> </text:span><text:span text:style-name="T13">Franc.</text:span><text:span text:style-name="T71"> </text:span><text:span text:style-name="T13">de</text:span><text:span text:style-name="T71"> </text:span><text:span text:style-name="T13">incruentae Missae</text:span><text:span text:style-name="T333"> </text:span><text:span text:style-name="T13">sacrificii</text:span><text:span text:style-name="T333"> </text:span><text:span text:style-name="T13">pe</text:span><text:span text:style-name="T53">r</text:span><text:span text:style-name="T13">cruentis</text:span><text:span text:style-name="T333"> </text:span><text:span text:style-name="T13">mysteriis,</text:span><text:span text:style-name="T333"> </text:span><text:span text:style-name="T13">ex</text:span><text:span text:style-name="T333"> </text:span><text:span text:style-name="T13">opusculo</text:span><text:span text:style-name="T333"> </text:span><text:span text:style-name="T13">R.</text:span><text:span text:style-name="T333"> </text:span><text:span text:style-name="T273">P</text:span><text:span text:style-name="T13">.</text:span><text:span text:style-name="T333"> </text:span><text:span text:style-name="T13">Nicolai</text:span><text:span text:style-name="T333"> </text:span><text:span text:style-name="T13">Lanicii </text:span><text:span text:style-name="T19">(</text:span><text:span text:style-name="T59">r</text:span><text:span text:style-name="T19">ecte:</text:span><text:span text:style-name="T334"> </text:span><text:span text:style-name="T19">Lancicii)</text:span><text:span text:style-name="T13"> de officiis sacerdotum“</text:span></text:p>
      <text:p text:style-name="TEXT"/>
      <text:p text:style-name="TEXT"><text:span text:style-name="T2">„Sacrificium</text:span><text:span text:style-name="T118"> </text:span><text:span text:style-name="T2">missae</text:span><text:span text:style-name="T118"> </text:span><text:span text:style-name="T2">res</text:span><text:span text:style-name="T118"> </text:span><text:span text:style-name="T2">est</text:span><text:span text:style-name="T118"> </text:span><text:span text:style-name="T2">omnium</text:span><text:span text:style-name="T118"> </text:span><text:span text:style-name="T2">maxima</text:span><text:span text:style-name="T118"> </text:span><text:span text:style-name="T2">et</text:span><text:span text:style-name="T118"> </text:span><text:span text:style-name="T2">gravissima,</text:span><text:span text:style-name="T118"> </text:span><text:span text:style-name="T2">qua</text:span><text:span text:style-name="T118"> </text:span><text:span text:style-name="T2">Deus</text:span><text:span text:style-name="T118"> </text:span><text:span text:style-name="T2">nihil</text:span><text:span text:style-name="T118"> </text:span><text:span text:style-name="T2">ad</text:span><text:span text:style-name="T118"> </text:span><text:span text:style-name="T2">sui</text:span><text:span text:style-name="T118"> </text:span><text:span text:style-name="T2">cultum</text:span><text:span text:style-name="T118"> </text:span><text:span text:style-name="T2">maius et</text:span><text:span text:style-name="T150"> </text:span><text:span text:style-name="T2">dignius</text:span><text:span text:style-name="T150"> </text:span><text:span text:style-name="T2">facere</text:span><text:span text:style-name="T150"> </text:span><text:span text:style-name="T2">potest</text:span><text:span text:style-name="T150"> </text:span><text:span text:style-name="T2">et</text:span><text:span text:style-name="T150"> </text:span><text:span text:style-name="T2">adinvenire</text:span><text:span text:style-name="T150"> </text:span><text:span text:style-name="T2">...</text:span><text:span text:style-name="T150"> </text:span><text:span text:style-name="T2">x</text:span><text:span text:style-name="T150"> </text:span><text:span text:style-name="T2">...</text:span><text:span text:style-name="T150"> </text:span><text:span text:style-name="T2">(Oratio</text:span><text:span text:style-name="T150"> </text:span><text:span text:style-name="T2">ad</text:span><text:span text:style-name="T150"> </text:span><text:span text:style-name="T2">beatam</text:span><text:span text:style-name="T150"> </text:span><text:span text:style-name="T301">V</text:span><text:span text:style-name="T2">i</text:span><text:span text:style-name="T52">r</text:span><text:span text:style-name="T2">ginem)</text:span><text:span text:style-name="T150"> </text:span><text:span text:style-name="T2">summae</text:span><text:span text:style-name="T150"> </text:span><text:span text:style-name="T2">et</text:span><text:span text:style-name="T150"> </text:span><text:span text:style-name="T2">individuae </text:span><text:span text:style-name="T171">T</text:span><text:span text:style-name="T2">rinitatis o</text:span><text:span text:style-name="T52">f</text:span><text:span text:style-name="T2">ferre valeamus. Amen“</text:span></text:p>
      <text:p text:style-name="TEXT"/>
      <text:p text:style-name="_37_._20_Komentář_20_CELEK"><text:soft-page-break/><text:span text:style-name="T2">Rukopis</text:span><text:span text:style-name="T355"> </text:span><text:span text:style-name="T2">obsahuje</text:span><text:span text:style-name="T355"> </text:span><text:span text:style-name="T2">dílo</text:span><text:span text:style-name="T355"> </text:span><text:span text:style-name="T2">jezuity</text:span><text:span text:style-name="T355"> </text:span><text:span text:style-name="T2">Matěje</text:span><text:span text:style-name="T355"> </text:span><text:span text:style-name="T301">T</text:span><text:span text:style-name="T2">annera</text:span><text:span text:style-name="T355"> </text:span><text:span text:style-name="T2">(1630-1692),</text:span><text:span text:style-name="T388"> </text:span><text:span text:style-name="T4">„Cruentum</text:span><text:span text:style-name="T356"> </text:span><text:span text:style-name="T4">Christi</text:span><text:span text:style-name="T356"> </text:span><text:span text:style-name="T4">Sacrificium</text:span><text:span text:style-name="T356"> </text:span><text:span text:style-name="T4">in</text:span><text:span text:style-name="T356"> </text:span><text:span text:style-name="T4">incruento</text:span><text:span text:style-name="T356"> </text:span><text:span text:style-name="T4">missae sacrificio explicatumn seu Praxis devote missam celebrandi et audiendi ad singula passionis Christi mysteria accomodata et variis piis affectibus adornata,“ </text:span><text:span text:style-name="T2">které bylo vydáno dvakrát za jeho života (1666 a 1689, druhé vydání</text:span><text:span text:style-name="T320"> </text:span><text:span text:style-name="T2">vyšlo</text:span><text:span text:style-name="T320"> </text:span><text:span text:style-name="T2">v</text:span><text:span text:style-name="T320"> </text:span><text:span text:style-name="T2">Kladsku</text:span><text:span text:style-name="T320"> </text:span><text:span text:style-name="T2">a</text:span><text:span text:style-name="T320"> </text:span><text:span text:style-name="T2">je</text:span><text:span text:style-name="T320"> </text:span><text:span text:style-name="T2">evidováno</text:span><text:span text:style-name="T320"> </text:span><text:span text:style-name="T2">u</text:span><text:span text:style-name="T320"> </text:span><text:span text:style-name="T238">V</text:span><text:span text:style-name="T2">oita,</text:span><text:span text:style-name="T320"> </text:span><text:span text:style-name="T269">P</text:span><text:span text:style-name="T2">.:</text:span><text:span text:style-name="T320"> </text:span><text:span text:style-name="T4">Bohemica</text:span><text:span text:style-name="T321"> </text:span><text:span text:style-name="T4">1500/1800.</text:span><text:span text:style-name="T321"> </text:span><text:span text:style-name="T4">S</text:span><text:span text:style-name="T95">v</text:span><text:span text:style-name="T4">.</text:span><text:span text:style-name="T321"> </text:span><text:span text:style-name="T4">2</text:span><text:span text:style-name="T321"> </text:span><text:span text:style-name="T4">L-Ž</text:span><text:span text:style-name="T2">,</text:span><text:span text:style-name="T320"> <text:s/></text:span><text:span text:style-name="T2">s.</text:span><text:span text:style-name="T320"> </text:span><text:span text:style-name="T2">987,</text:span><text:span text:style-name="T320"> </text:span><text:span text:style-name="T2">č.</text:span><text:span text:style-name="T320"> </text:span><text:span text:style-name="T2">09</text:span><text:span text:style-name="T150">1</text:span><text:span text:style-name="T2">1)</text:span><text:span text:style-name="T320"> </text:span><text:span text:style-name="T2">a</text:span><text:span text:style-name="T320"> </text:span><text:span text:style-name="T2">po</text:span><text:span text:style-name="T320"> </text:span><text:span text:style-name="T2">jeho smrti pětkrát (1710, 1718, 1725, 1732 a 1756). Shoda opisu <text:s text:c="3"/>s tiskem není však úplná a podle povahy některých chyb možno soudit, že nebylo opisováno z tisku, ale z rukopisu. Rukopis má také mnohem delší text než tištěná edice</text:span><text:span text:style-name="T363"> </text:span><text:span text:style-name="T2">končící</text:span><text:span text:style-name="T363"> </text:span><text:span text:style-name="T2">již</text:span><text:span text:style-name="T363"> </text:span><text:span text:style-name="T2">na</text:span><text:span text:style-name="T363"> </text:span><text:span text:style-name="T2">fol.</text:span><text:span text:style-name="T363"> </text:span><text:span text:style-name="T2">60</text:span><text:span text:style-name="T176">v</text:span><text:span text:style-name="T2">.</text:span><text:span text:style-name="T363"> </text:span><text:span text:style-name="T2">V</text:span><text:span text:style-name="T363"> </text:span><text:span text:style-name="T2">opise</text:span><text:span text:style-name="T363"> </text:span><text:span text:style-name="T2">není</text:span><text:span text:style-name="T363"> </text:span><text:span text:style-name="T2">zmíněn</text:span><text:span text:style-name="T363"> </text:span><text:span text:style-name="T2">Matěj</text:span><text:span text:style-name="T363"> </text:span><text:span text:style-name="T301">T</text:span><text:span text:style-name="T2">anner</text:span><text:span text:style-name="T363"> </text:span><text:span text:style-name="T2">ani</text:span><text:span text:style-name="T363"> </text:span><text:span text:style-name="T2">impresum,</text:span><text:span text:style-name="T363"> </text:span><text:span text:style-name="T2">naopak</text:span><text:span text:style-name="T363"> </text:span><text:span text:style-name="T2">zdroje,</text:span><text:span text:style-name="T363"> </text:span><text:span text:style-name="T2">z</text:span><text:span text:style-name="T363"> </text:span><text:span text:style-name="T2">nichž</text:span><text:span text:style-name="T363"> </text:span><text:span text:style-name="T2">čerpal autor rukopisu, nejsou zase uvedeny v tištěných vydáních. Na ti- tulní straně jsou uvedeni tři autoři, jejichž díla byla excerpována. V prvním případě jde <text:s text:c="3"/>o část z díla španělského jezuity jménem Luis de la Puente (lat. Ludovicus de Ponte, 1554-1624) týkající se kněžského úřadu (např. </text:span><text:span text:style-name="T4">Thymiama sace</text:span><text:span text:style-name="T152">r</text:span><text:span text:style-name="T4">dotale </text:span><text:span text:style-name="T2">nebo </text:span><text:span text:style-name="T4">De Christiani hominis perfectione</text:span><text:span text:style-name="T2">). Druhým excerpovaným dílem byl spis </text:span><text:span text:style-name="T4">Missae incruenti sacrificii pio-cruenta mysteria </text:span><text:span text:style-name="T2">vydaný roku 1653 v Innsbrucku, jehož autorem byl františkán Franciscus Maxentius ab Arco. Třetí excerpované dílo</text:span><text:span text:style-name="T166"> </text:span><text:span text:style-name="T2">pochází</text:span><text:span text:style-name="T166"> </text:span><text:span text:style-name="T2">od</text:span><text:span text:style-name="T166"> </text:span><text:span text:style-name="T2">jezuity</text:span><text:span text:style-name="T166"> </text:span><text:span text:style-name="T2">Mikuláše</text:span><text:span text:style-name="T166"> </text:span><text:span text:style-name="T2">Łęczyckého</text:span><text:span text:style-name="T166"> </text:span><text:span text:style-name="T2">(lat.</text:span><text:span text:style-name="T166"> </text:span><text:span text:style-name="T2">Mikołaj</text:span><text:span text:style-name="T166"> </text:span><text:span text:style-name="T2">Lancicius,</text:span><text:span text:style-name="T166"> </text:span><text:span text:style-name="T2">1574-1652)</text:span><text:span text:style-name="T166"> </text:span><text:span text:style-name="T2">a</text:span><text:span text:style-name="T166"> </text:span><text:span text:style-name="T2">jde</text:span><text:span text:style-name="T166"> </text:span><text:span text:style-name="T2">zřejmě</text:span><text:span text:style-name="T166"> </text:span><text:span text:style-name="T2">o</text:span><text:span text:style-name="T166"> </text:span><text:span text:style-name="T2">jeho</text:span><text:span text:style-name="T166"> </text:span><text:span text:style-name="T4">Opusculorum spiritualium </text:span><text:span text:style-name="T119">T</text:span><text:span text:style-name="T4">omus secundus</text:span><text:span text:style-name="T2">, Antverpiae, Jacobum Meursius 1650, pp. 191-347. Rukopis cituje Jaromír Linda, ovšem pod neaktuální signaturou D 103 (viz lit.).</text:span></text:p>
      <text:p text:style-name="P81"/>
      <text:p text:style-name="P81"/>
      <text:p text:style-name="P81"/>
      <text:p text:style-name="P81"/>
      <text:p text:style-name="P81"/>
      <text:p text:style-name="_31_.Číslo_20_rukopisu"><text:bookmark-start text:name="D_072"/><text:span text:style-name="T13">7</text:span><text:bookmark-end text:name="D_072"/><text:span text:style-name="T13">0 <text:s text:c="75"/>D</text:span><text:span text:style-name="T214"> </text:span><text:span text:style-name="T13">72</text:span></text:p>
      <text:p text:style-name="TEXT"/>
      <text:p text:style-name="_32_._20_Vazba_20_a_20_rozměry"><text:span text:style-name="T2">mezi</text:span><text:span text:style-name="T32"> </text:span><text:span text:style-name="T2">1655-1665, pap., IV + 149 pp., 15 x 95, cm, vazba soudobá</text:span></text:p>
      <text:p text:style-name="TEXT"/>
      <text:p text:style-name="TEXT"><text:span text:style-name="T2">Původní</text:span><text:span text:style-name="T125"> </text:span><text:span text:style-name="T2">paginace. </text:span><text:span text:style-name="T4">-</text:span><text:span text:style-name="T116"> </text:span><text:span text:style-name="T4">Písmo:</text:span><text:span text:style-name="T116"> </text:span><text:span text:style-name="T2">Pečlivý</text:span><text:span text:style-name="T115"> </text:span><text:span text:style-name="T2">opis</text:span><text:span text:style-name="T115"> </text:span><text:span text:style-name="T2">tisku</text:span><text:span text:style-name="T115"> </text:span><text:span text:style-name="T2">je</text:span><text:span text:style-name="T115"> </text:span><text:span text:style-name="T2">psán</text:span><text:span text:style-name="T115"> </text:span><text:span text:style-name="T2">velmi</text:span><text:span text:style-name="T115"> </text:span><text:span text:style-name="T2">úhledným</text:span><text:span text:style-name="T115"> </text:span><text:span text:style-name="T2">písmem,</text:span><text:span text:style-name="T115"> </text:span><text:span text:style-name="T2">které</text:span><text:span text:style-name="T115"> </text:span><text:span text:style-name="T2">se</text:span><text:span text:style-name="T115"> </text:span><text:span text:style-name="T2">v jiném</text:span><text:span text:style-name="T73"> </text:span><text:span text:style-name="T2">dačickém</text:span><text:span text:style-name="T73"> </text:span><text:span text:style-name="T2">rukopisu</text:span><text:span text:style-name="T73"> </text:span><text:span text:style-name="T2">nevyskytuje. </text:span><text:span text:style-name="T4">-</text:span><text:span text:style-name="T74"> </text:span><text:span text:style-name="T2">Svázáno</text:span><text:span text:style-name="T73"> </text:span><text:span text:style-name="T2">do</text:span><text:span text:style-name="T73"> </text:span><text:span text:style-name="T2">části</text:span><text:span text:style-name="T73"> </text:span><text:span text:style-name="T2">listu</text:span><text:span text:style-name="T73"> </text:span><text:span text:style-name="T2">z</text:span><text:span text:style-name="T73"> </text:span><text:span text:style-name="T2">latinského</text:span><text:span text:style-name="T73"> </text:span><text:span text:style-name="T2">pe</text:span><text:span text:style-name="T52">r</text:span><text:span text:style-name="T2">gamenového litu</text:span><text:span text:style-name="T52">r</text:span><text:span text:style-name="T2">gického</text:span><text:span text:style-name="T192"> </text:span><text:span text:style-name="T2">rukopisu</text:span><text:span text:style-name="T192"> </text:span><text:span text:style-name="T2">ze</text:span><text:span text:style-name="T192"> </text:span><text:span text:style-name="T2">14.</text:span><text:span text:style-name="T192"> </text:span><text:span text:style-name="T2">století.</text:span><text:span text:style-name="T192"> </text:span><text:span text:style-name="T2">Na</text:span><text:span text:style-name="T192"> </text:span><text:span text:style-name="T2">hřbetě</text:span><text:span text:style-name="T192"> </text:span><text:span text:style-name="T2">titul: </text:span><text:span text:style-name="T4">„Commentarius</text:span><text:span text:style-name="T194"> </text:span><text:span text:style-name="T240">V</text:span><text:span text:style-name="T4">aleriani</text:span><text:span text:style-name="T194"> </text:span><text:span text:style-name="T4">Magni</text:span><text:span text:style-name="T194"> </text:span><text:span text:style-name="T4">M.S.“ <text:s text:c="5"/></text:span><text:span text:style-name="T2">a</text:span><text:span text:style-name="T320"> </text:span><text:span text:style-name="T2">stará</text:span><text:span text:style-name="T320"> </text:span><text:span text:style-name="T2">signatura: </text:span><text:span text:style-name="T4">„C</text:span><text:span text:style-name="T321"> </text:span><text:span text:style-name="T4">12“</text:span><text:span text:style-name="T2">. </text:span><text:span text:style-name="T4">-</text:span><text:span text:style-name="T321"> </text:span><text:span text:style-name="T4">P</text:span><text:span text:style-name="T103">r</text:span><text:span text:style-name="T4">ovenienční</text:span><text:span text:style-name="T321"> </text:span><text:span text:style-name="T4">poznámky:</text:span><text:span text:style-name="T321"> </text:span><text:span text:style-name="T2">Původní</text:span><text:span text:style-name="T320"> </text:span><text:span text:style-name="T2">vlastnický</text:span><text:span text:style-name="T320"> </text:span><text:span text:style-name="T2">záznam</text:span><text:span text:style-name="T320"> </text:span><text:span text:style-name="T2">začerněn inkoustem. Na titulní straně: </text:span><text:span text:style-name="T4">„Cathalogo inscriptus anno 1665 ad S. Ant. Dacicii“ </text:span><text:span text:style-name="T2">.</text:span></text:p>
      <text:p text:style-name="TEXT"/>
      <text:p text:style-name="_34_._20_KAPITOLA_20_rukopisu_20_-_20_1._20_odstavec"><text:span text:style-name="T13">[1]-74</text:span><text:span text:style-name="T94"><text:tab/></text:span><text:span text:style-name="T273">V</text:span><text:span text:style-name="T13">aleriano</text:span><text:span text:style-name="T98"> </text:span><text:span text:style-name="T13">Magni:</text:span><text:span text:style-name="T98"> </text:span><text:span text:style-name="T13">„Commentarius</text:span><text:span text:style-name="T98"> </text:span><text:span text:style-name="T273">V</text:span><text:span text:style-name="T13">aleriani</text:span><text:span text:style-name="T98"> </text:span><text:span text:style-name="T13">Magni</text:span><text:span text:style-name="T98"> </text:span><text:span text:style-name="T13">Fratris</text:span><text:span text:style-name="T98"> </text:span><text:span text:style-name="T13">Capuccini</text:span><text:span text:style-name="T98"> </text:span><text:span text:style-name="T13">De</text:span><text:span text:style-name="T98"> </text:span><text:span text:style-name="T13">homine infami</text:span><text:span text:style-name="T28"> </text:span><text:span text:style-name="T13">personato</text:span><text:span text:style-name="T28"> </text:span><text:span text:style-name="T13">sub</text:span><text:span text:style-name="T28"> </text:span><text:span text:style-name="T13">titulis</text:span><text:span text:style-name="T28"> </text:span><text:span text:style-name="T13">M.</text:span><text:span text:style-name="T28"> </text:span><text:span text:style-name="T13">Jocosi</text:span><text:span text:style-name="T28"> </text:span><text:span text:style-name="T13">Seueri</text:span><text:span text:style-name="T28"> </text:span><text:span text:style-name="T13">Medii.</text:span><text:span text:style-name="T28"> </text:span><text:span text:style-name="T13">Ad</text:span><text:span text:style-name="T28"> </text:span><text:span text:style-name="T13">R.</text:span><text:span text:style-name="T28"> </text:span><text:span text:style-name="T273">P</text:span><text:span text:style-name="T13">.</text:span><text:span text:style-name="T28"> </text:span><text:span text:style-name="T13">Samuelem</text:span><text:span text:style-name="T28"> </text:span><text:span text:style-name="T13">a</text:span><text:span text:style-name="T28"> </text:span><text:soft-page-break/><text:span text:style-name="T13">Pilsenburg, ejusdem</text:span><text:span text:style-name="T143"> </text:span><text:span text:style-name="T13">Ord.</text:span><text:span text:style-name="T143"> </text:span><text:span text:style-name="T13">Concionato</text:span><text:span text:style-name="T53">r</text:span><text:span text:style-name="T13">em</text:span><text:span text:style-name="T143"> </text:span><text:span text:style-name="T13">jam</text:span><text:span text:style-name="T143"> </text:span><text:span text:style-name="T13">tertio</text:span><text:span text:style-name="T143"> </text:span><text:span text:style-name="T13">Ministrum</text:span><text:span text:style-name="T143"> </text:span><text:span text:style-name="T13">P</text:span><text:span text:style-name="T53">r</text:span><text:span text:style-name="T13">ovincialem</text:span><text:span text:style-name="T143"> </text:span><text:span text:style-name="T13">in</text:span><text:span text:style-name="T143"> </text:span><text:span text:style-name="T13">Boemia</text:span><text:span text:style-name="T143"> </text:span><text:span text:style-name="T13">et</text:span><text:span text:style-name="T143"> </text:span><text:span text:style-name="T13">Austria. Editio Secunda, cui accessit Appendix ... Pragae in Seminario S. Norberti. Anno MDC</text:span><text:span text:style-name="T273">L</text:span><text:span text:style-name="T86">V</text:span><text:span text:style-name="T13">.“</text:span></text:p>
      <text:p text:style-name="_35_._20_KAPITOLA_20_rukopisu_20_-_20_2._20_odstavec"><text:span text:style-name="T4">Scribebam</text:span><text:span text:style-name="T34"> </text:span><text:span text:style-name="T4">Brunae a.d. 1653 die 10 Novembris</text:span></text:p>
      <text:p text:style-name="TEXT"/>
      <text:p text:style-name="_34_._20_KAPITOLA_20_rukopisu_20_-_20_1._20_odstavec"><text:span text:style-name="T13">75-93</text:span><text:span text:style-name="T390"><text:tab/></text:span><text:span text:style-name="T2">„Epistola </text:span><text:span text:style-name="T238">V</text:span><text:span text:style-name="T2">aleriani Magni ... ad ... Bonauenturam Ruthenum ejusdem Ordinis Concionatorem De</text:span><text:span text:style-name="T353"> </text:span><text:span text:style-name="T2">questione,</text:span><text:span text:style-name="T353"> </text:span><text:span text:style-name="T2">utrum</text:span><text:span text:style-name="T353"> </text:span><text:span text:style-name="T2">primatus</text:span><text:span text:style-name="T353"> </text:span><text:span text:style-name="T2">Rom.</text:span><text:span text:style-name="T353"> </text:span><text:span text:style-name="T2">Pontificis</text:span><text:span text:style-name="T353"> </text:span><text:span text:style-name="T2">super</text:span><text:span text:style-name="T353"> </text:span><text:span text:style-name="T2">universam</text:span><text:span text:style-name="T353"> </text:span><text:span text:style-name="T2">ecclesiam probari possit ex solo sacro textu ...“</text:span></text:p>
      <text:p text:style-name="_35_._20_KAPITOLA_20_rukopisu_20_-_20_2._20_odstavec"><text:span text:style-name="T4">Dabam</text:span><text:span text:style-name="T34"> </text:span><text:span text:style-name="T4">Ratisbonae 18. Aprilis 1653</text:span></text:p>
      <text:p text:style-name="P28"/>
      <text:p text:style-name="_34_._20_KAPITOLA_20_rukopisu_20_-_20_1._20_odstavec"><text:span text:style-name="T13">94-</text:span><text:span text:style-name="T105">1</text:span><text:span text:style-name="T13">18</text:span><text:span text:style-name="T166"><text:tab/></text:span><text:span text:style-name="T2">„Appendix</text:span><text:span text:style-name="T166"> </text:span><text:span text:style-name="T2">ad</text:span><text:span text:style-name="T166"> </text:span><text:span text:style-name="T2">commentarium</text:span><text:span text:style-name="T166"> </text:span><text:span text:style-name="T238">V</text:span><text:span text:style-name="T2">aleriani</text:span><text:span text:style-name="T166"> </text:span><text:span text:style-name="T2">Magni</text:span><text:span text:style-name="T166"> </text:span><text:span text:style-name="T2">...</text:span><text:span text:style-name="T166"> </text:span><text:span text:style-name="T2">in</text:span><text:span text:style-name="T166"> </text:span><text:span text:style-name="T2">librum</text:span><text:span text:style-name="T166"> </text:span><text:span text:style-name="T2">infamem</text:span><text:span text:style-name="T166"> </text:span><text:span text:style-name="T2">M.</text:span><text:span text:style-name="T166"> </text:span><text:span text:style-name="T2">Jocosi</text:span><text:span text:style-name="T166"> </text:span><text:span text:style-name="T2">Seueri Medii,</text:span><text:span text:style-name="T209"> </text:span><text:span text:style-name="T2">cui accedit appendicula.</text:span><text:span text:style-name="T209"> </text:span><text:span text:style-name="T238">V</text:span><text:span text:style-name="T2">alerianu</text:span><text:span text:style-name="T209"> </text:span><text:span text:style-name="T2">lectori.</text:span><text:span text:style-name="T209"> </text:span><text:span text:style-name="T2">Anno</text:span><text:span text:style-name="T209"> </text:span><text:span text:style-name="T2">praeterito</text:span><text:span text:style-name="T209"> </text:span><text:span text:style-name="T2">... [p.</text:span><text:span text:style-name="T209"> </text:span><text:span text:style-name="T2">95] Dum</text:span><text:span text:style-name="T209"> </text:span><text:span text:style-name="T2">meus commentarius ...“</text:span></text:p>
      <text:p text:style-name="_35_._20_KAPITOLA_20_rukopisu_20_-_20_2._20_odstavec"><text:span text:style-name="T4">Haec</text:span><text:span text:style-name="T34"> </text:span><text:span text:style-name="T4">scribebam Ratisbonae anno 1654 mense Februario</text:span></text:p>
      <text:p text:style-name="TEXT"/>
      <text:p text:style-name="_34_._20_KAPITOLA_20_rukopisu_20_-_20_1._20_odstavec"><text:span text:style-name="T105">1</text:span><text:span text:style-name="T13">19-137</text:span><text:span text:style-name="T355"><text:tab/></text:span><text:span text:style-name="T2">„Appendicula</text:span><text:span text:style-name="T355"> </text:span><text:span text:style-name="T2">...</text:span><text:span text:style-name="T355"> </text:span><text:span text:style-name="T2">causae,</text:span><text:span text:style-name="T355"> </text:span><text:span text:style-name="T2">cur</text:span><text:span text:style-name="T355"> </text:span><text:span text:style-name="T2">illustrisimo</text:span><text:span text:style-name="T355"> </text:span><text:span text:style-name="T2">celsissimoque</text:span><text:span text:style-name="T355"> </text:span><text:span text:style-name="T2">principi</text:span><text:span text:style-name="T355"> </text:span><text:span text:style-name="T2">Ernesto</text:span><text:span text:style-name="T355"> </text:span><text:span text:style-name="T2">Landgravio Hassiae</text:span><text:span text:style-name="T32"> </text:span><text:span text:style-name="T2">non probatur habitatio P</text:span><text:span text:style-name="T238">P</text:span><text:span text:style-name="T2">. Capuccinorum in opido S. Goaris ...“</text:span></text:p>
      <text:p text:style-name="_35_._20_KAPITOLA_20_rukopisu_20_-_20_2._20_odstavec"><text:span text:style-name="T4">Scribebam</text:span><text:span text:style-name="T34"> </text:span><text:span text:style-name="T119">V</text:span><text:span text:style-name="T4">iennae ultima Februarii anno 1655</text:span></text:p>
      <text:p text:style-name="TEXT"/>
      <text:p text:style-name="_34_._20_KAPITOLA_20_rukopisu_20_-_20_1._20_odstavec"><text:span text:style-name="T13">138-149</text:span><text:span text:style-name="T283"><text:tab/></text:span><text:span text:style-name="T2">„Scriptum</text:span><text:span text:style-name="T363"> </text:span><text:span text:style-name="T2">apologeticum</text:span><text:span text:style-name="T363"> </text:span><text:span text:style-name="T238">V</text:span><text:span text:style-name="T2">al.</text:span><text:span text:style-name="T363"> </text:span><text:span text:style-name="T2">Magni</text:span><text:span text:style-name="T363"> </text:span><text:span text:style-name="T2">...</text:span><text:span text:style-name="T363"> </text:span><text:span text:style-name="T2">exhibitus</text:span><text:span text:style-name="T363"> </text:span><text:span text:style-name="T2">regio</text:span><text:span text:style-name="T363"> </text:span><text:span text:style-name="T2">tribunali</text:span><text:span text:style-name="T363"> </text:span><text:span text:style-name="T2">Moraviae</text:span><text:span text:style-name="T363"> </text:span><text:span text:style-name="T2">contra mendacissimam</text:span><text:span text:style-name="T142"> </text:span><text:span text:style-name="T2">calumniam</text:span><text:span text:style-name="T142"> </text:span><text:span text:style-name="T2">sibi</text:span><text:span text:style-name="T142"> </text:span><text:span text:style-name="T2">iniustam</text:span><text:span text:style-name="T142"> </text:span><text:span text:style-name="T2">coram</text:span><text:span text:style-name="T142"> </text:span><text:span text:style-name="T2">eodem</text:span><text:span text:style-name="T142"> </text:span><text:span text:style-name="T2">tribunali</text:span><text:span text:style-name="T142"> </text:span><text:span text:style-name="T2">... [p.</text:span><text:span text:style-name="T142"> </text:span><text:span text:style-name="T2">139] Sapientissimi</text:span><text:span text:style-name="T142"> </text:span><text:span text:style-name="T2">et aequissimi</text:span><text:span text:style-name="T233"> </text:span><text:span text:style-name="T2">iudices.</text:span><text:span text:style-name="T233"> </text:span><text:span text:style-name="T171">T</text:span><text:span text:style-name="T2">raducor</text:span><text:span text:style-name="T233"> </text:span><text:span text:style-name="T2">ex</text:span><text:span text:style-name="T233"> </text:span><text:span text:style-name="T2">Moravia</text:span><text:span text:style-name="T233"> </text:span><text:span text:style-name="T2">per</text:span><text:span text:style-name="T233"> </text:span><text:span text:style-name="T2">Bohemiam</text:span><text:span text:style-name="T233"> </text:span><text:span text:style-name="T2">et</text:span><text:span text:style-name="T233"> </text:span><text:span text:style-name="T2">inde</text:span><text:span text:style-name="T233"> </text:span><text:span text:style-name="T2">quaquaversum</text:span><text:span text:style-name="T233"> </text:span><text:span text:style-name="T2">velut</text:span><text:span text:style-name="T233"> </text:span><text:span text:style-name="T2">irreligiose et</text:span><text:span text:style-name="T331"> </text:span><text:span text:style-name="T2">iniquissime</text:span><text:span text:style-name="T331"> </text:span><text:span text:style-name="T2">studeam</text:span><text:span text:style-name="T331"> </text:span><text:span text:style-name="T2">euertere</text:span><text:span text:style-name="T331"> </text:span><text:span text:style-name="T2">jura</text:span><text:span text:style-name="T331"> </text:span><text:span text:style-name="T2">illustrissimae</text:span><text:span text:style-name="T331"> </text:span><text:span text:style-name="T2">dominae</text:span><text:span text:style-name="T331"> </text:span><text:span text:style-name="T2">Joannae</text:span><text:span text:style-name="T331"> </text:span><text:span text:style-name="T2">Fra[n]ciscae</text:span><text:span text:style-name="T331"> </text:span><text:span text:style-name="T2">comitissae Strasnicensis meae cognatae charissimae, eidem acquisita ex testamento defuncti comitis Strasnicensis coniugis eius, meique fratris germani ...“</text:span></text:p>
      <text:p text:style-name="_35_._20_KAPITOLA_20_rukopisu_20_-_20_2._20_odstavec"><text:span text:style-name="T4">Dabam</text:span><text:span text:style-name="T34"> </text:span><text:span text:style-name="T4">Brunae 25. Maii anno 1655</text:span></text:p>
      <text:p text:style-name="P28"/>
      <text:p text:style-name="_36_._20_Komentář_20_kapitoly"><text:span text:style-name="T2">V</text:span><text:span text:style-name="T368"> </text:span><text:span text:style-name="T2">této</text:span><text:span text:style-name="T368"> </text:span><text:span text:style-name="T2">části</text:span><text:span text:style-name="T368"> </text:span><text:span text:style-name="T2">rukopisu</text:span><text:span text:style-name="T368"> </text:span><text:span text:style-name="T2">vytýká</text:span><text:span text:style-name="T368"> </text:span><text:span text:style-name="T2">Magni</text:span><text:span text:style-name="T368"> mj.</text:span><text:span text:style-name="T2">špatnou</text:span><text:span text:style-name="T368"> </text:span><text:span text:style-name="T2">správu</text:span><text:span text:style-name="T368"> </text:span><text:span text:style-name="T2">dědictví</text:span><text:span text:style-name="T368"> </text:span><text:span text:style-name="T2">vdově</text:span><text:span text:style-name="T368"> </text:span><text:span text:style-name="T2">po</text:span><text:span text:style-name="T368"> </text:span><text:span text:style-name="T2">svém</text:span><text:span text:style-name="T368"> </text:span><text:span text:style-name="T2">bratru,</text:span><text:span text:style-name="T368"> </text:span><text:span text:style-name="T2">hraběti</text:span><text:span text:style-name="T368"> </text:span><text:span text:style-name="T2">Františku Magnisovi na Strážnici.</text:span></text:p>
      <text:p text:style-name="TEXT"/>
      <text:p text:style-name="TEXT"/>
      <text:p text:style-name="_37_._20_Komentář_20_CELEK"><text:soft-page-break/><text:span text:style-name="T2">Opis</text:span><text:span text:style-name="T150"> </text:span><text:span text:style-name="T2">tisku</text:span><text:span text:style-name="T150"> </text:span><text:span text:style-name="T2">kapucína</text:span><text:span text:style-name="T150"> </text:span><text:span text:style-name="T269">V</text:span><text:span text:style-name="T2">aleriana</text:span><text:span text:style-name="T150"> </text:span><text:span text:style-name="T2">(rodným</text:span><text:span text:style-name="T150"> </text:span><text:span text:style-name="T2">jménem</text:span><text:span text:style-name="T150"> </text:span><text:span text:style-name="T2">Maxmilián)</text:span><text:span text:style-name="T150"> </text:span><text:span text:style-name="T2">Magni</text:span><text:span text:style-name="T150"> </text:span><text:span text:style-name="T2">(1586-1661).</text:span><text:span text:style-name="T150"> </text:span><text:span text:style-name="T2">O</text:span><text:span text:style-name="T150"> </text:span><text:span text:style-name="T2">tomto</text:span><text:span text:style-name="T150"> </text:span><text:span text:style-name="T2">tisku,</text:span><text:span text:style-name="T150"> </text:span><text:span text:style-name="T2">jehož</text:span><text:span text:style-name="T150"> </text:span><text:span text:style-name="T2">1.</text:span><text:span text:style-name="T150"> </text:span><text:span text:style-name="T2">vydání vyšlo</text:span><text:span text:style-name="T202"> </text:span><text:span text:style-name="T2">ve</text:span><text:span text:style-name="T202"> </text:span><text:span text:style-name="T2">Vídní</text:span><text:span text:style-name="T202"> </text:span><text:span text:style-name="T2">roku</text:span><text:span text:style-name="T202"> </text:span><text:span text:style-name="T2">1654</text:span><text:span text:style-name="T202"> </text:span><text:span text:style-name="T2">(</text:span><text:span text:style-name="T4">Commentarius</text:span><text:span text:style-name="T203"> </text:span><text:span text:style-name="T4">de</text:span><text:span text:style-name="T203"> </text:span><text:span text:style-name="T4">homine</text:span><text:span text:style-name="T203"> </text:span><text:span text:style-name="T4">infami</text:span><text:span text:style-name="T203"> </text:span><text:span text:style-name="T4">personato</text:span><text:span text:style-name="T203"> </text:span><text:span text:style-name="T4">sub</text:span><text:span text:style-name="T203"> </text:span><text:span text:style-name="T4">titulis</text:span><text:span text:style-name="T203"> </text:span><text:span text:style-name="T4">M.</text:span><text:span text:style-name="T203"> </text:span><text:span text:style-name="T4">Jocosi</text:span><text:span text:style-name="T203"> </text:span><text:span text:style-name="T4">Severi</text:span><text:span text:style-name="T203"> </text:span><text:span text:style-name="T4">Medij.</text:span><text:span text:style-name="T203"> </text:span><text:span text:style-name="T166">V</text:span><text:span text:style-name="T2">iennae Austriae</text:span><text:span text:style-name="T355"> </text:span><text:span text:style-name="T2">:</text:span><text:span text:style-name="T355"> </text:span><text:span text:style-name="T2">Kürne</text:span><text:span text:style-name="T171">r</text:span><text:span text:style-name="T2">,</text:span><text:span text:style-name="T355"> </text:span><text:span text:style-name="T2">1654),</text:span><text:span text:style-name="T355"> </text:span><text:span text:style-name="T2">pojednává</text:span><text:span text:style-name="T355"> </text:span><text:span text:style-name="T2">Sousedík,</text:span><text:span text:style-name="T355"> </text:span><text:span text:style-name="T2">St.:</text:span><text:span text:style-name="T150"> </text:span><text:span text:style-name="T270">V</text:span><text:span text:style-name="T4">alerian</text:span><text:span text:style-name="T2">,</text:span><text:span text:style-name="T355"> </text:span><text:span text:style-name="T2">s.</text:span><text:span text:style-name="T355"> </text:span><text:span text:style-name="T2">83.</text:span><text:span text:style-name="T355"> </text:span><text:span text:style-name="T2">Pod</text:span><text:span text:style-name="T355"> </text:span><text:span text:style-name="T2">pseudonymem</text:span><text:span text:style-name="T355"> </text:span><text:span text:style-name="T2">autora</text:span><text:span text:style-name="T355"> </text:span><text:span text:style-name="T2">spisku,</text:span><text:span text:style-name="T355"> </text:span><text:span text:style-name="T2">s</text:span><text:span text:style-name="T355"> </text:span><text:span text:style-name="T2">nímž</text:span><text:span text:style-name="T355"> </text:span><text:span text:style-name="T2">Magni polemizuje,</text:span><text:span text:style-name="T206"> </text:span><text:span text:style-name="T2">se</text:span><text:span text:style-name="T206"> </text:span><text:span text:style-name="T2">neskrýval</text:span><text:span text:style-name="T206"> </text:span><text:span text:style-name="T2">jezuita,</text:span><text:span text:style-name="T206"> </text:span><text:span text:style-name="T2">jak</text:span><text:span text:style-name="T206"> </text:span><text:span text:style-name="T2">se</text:span><text:span text:style-name="T206"> </text:span><text:span text:style-name="T2">Magni</text:span><text:span text:style-name="T206"> </text:span><text:span text:style-name="T2">domníval,</text:span><text:span text:style-name="T206"> </text:span><text:span text:style-name="T2">nýbrž</text:span><text:span text:style-name="T206"> </text:span><text:span text:style-name="T2">protestantský</text:span><text:span text:style-name="T206"> </text:span><text:span text:style-name="T2">teolog</text:span><text:span text:style-name="T206"> </text:span><text:span text:style-name="T2">Johann</text:span><text:span text:style-name="T206"> </text:span><text:span text:style-name="T2">Sebastian</text:span><text:span text:style-name="T206"> </text:span><text:span text:style-name="T2">Mitternacht (1613-1679),</text:span><text:span text:style-name="T52"> </text:span><text:span text:style-name="T2">o</text:span><text:span text:style-name="T52"> </text:span><text:span text:style-name="T2">němž</text:span><text:span text:style-name="T52"> </text:span><text:span text:style-name="T2">viz</text:span><text:span text:style-name="T52"> </text:span><text:span text:style-name="T2">Jöche</text:span><text:span text:style-name="T171">r</text:span><text:span text:style-name="T2">,</text:span><text:span text:style-name="T52"> </text:span><text:span text:style-name="T2">CH.</text:span><text:span text:style-name="T52"> </text:span><text:span text:style-name="T2">G.:</text:span><text:span text:style-name="T52"> </text:span><text:span text:style-name="T4">Allgemeines</text:span><text:span text:style-name="T54"> </text:span><text:span text:style-name="T4">Gelehrten-Lexicon</text:span><text:span text:style-name="T2">.</text:span><text:span text:style-name="T52"> </text:span><text:span text:style-name="T2">Bd.</text:span><text:span text:style-name="T52"> </text:span><text:span text:style-name="T2">III.,</text:span><text:span text:style-name="T52"> </text:span><text:span text:style-name="T2">col.</text:span><text:span text:style-name="T52"> </text:span><text:span text:style-name="T2">558-559.</text:span><text:span text:style-name="T52"> </text:span><text:span text:style-name="T2">Popis</text:span><text:span text:style-name="T52"> </text:span><text:span text:style-name="T2">tisku,</text:span><text:span text:style-name="T52"> </text:span><text:span text:style-name="T2">který byl předlohou pro písaře, viz Cygan, G.: </text:span><text:span text:style-name="T4">Opera </text:span><text:span text:style-name="T270">V</text:span><text:span text:style-name="T4">aleriani Magni</text:span><text:span text:style-name="T2">, s. 322-23, č. 184.</text:span></text:p>
      <text:p text:style-name="P81"/>
      <text:p text:style-name="P81"/>
      <text:p text:style-name="P81"/>
      <text:p text:style-name="P81"/>
      <text:p text:style-name="P81"/>
      <text:p text:style-name="_31_.Číslo_20_rukopisu"><text:bookmark-start text:name="D_073"/><text:span text:style-name="T13">7</text:span><text:bookmark-end text:name="D_073"/><text:span text:style-name="T13">1 <text:s text:c="75"/>D</text:span><text:span text:style-name="T214"> </text:span><text:span text:style-name="T13">73</text:span></text:p>
      <text:p text:style-name="TEXT"/>
      <text:p text:style-name="_32_._20_Vazba_20_a_20_rozměry"><text:span text:style-name="T2">XVII</text:span><text:span text:style-name="T498">2</text:span><text:span text:style-name="T2">, pap., [132] pp., 14,7 x 94, cm, vazba soudobá</text:span></text:p>
      <text:p text:style-name="TEXT"/>
      <text:p text:style-name="TEXT"><text:span text:style-name="T2">Do</text:span><text:span text:style-name="T125"> </text:span><text:span text:style-name="T2">pag.</text:span><text:span text:style-name="T115"> </text:span><text:span text:style-name="T2">105</text:span><text:span text:style-name="T115"> </text:span><text:span text:style-name="T2">původní</text:span><text:span text:style-name="T115"> </text:span><text:span text:style-name="T2">paginace.</text:span><text:span text:style-name="T115"> </text:span><text:span text:style-name="T2">Ff.</text:span><text:span text:style-name="T115"> </text:span><text:span text:style-name="T2">106-132</text:span><text:span text:style-name="T115"> </text:span><text:span text:style-name="T2">uvolněná</text:span><text:span text:style-name="T115"> </text:span><text:span text:style-name="T2">z</text:span><text:span text:style-name="T115"> </text:span><text:span text:style-name="T2">vazb</text:span><text:span text:style-name="T94">y</text:span><text:span text:style-name="T2">. </text:span><text:span text:style-name="T4">-</text:span><text:span text:style-name="T116"> </text:span><text:span text:style-name="T2">Původní</text:span><text:span text:style-name="T115"> </text:span><text:span text:style-name="T2">lepenková</text:span><text:span text:style-name="T115"> </text:span><text:span text:style-name="T2">vazba potažená</text:span><text:span text:style-name="T298"> </text:span><text:span text:style-name="T2">teletinou,</text:span><text:span text:style-name="T298"> </text:span><text:span text:style-name="T2">na</text:span><text:span text:style-name="T298"> </text:span><text:span text:style-name="T2">štítku</text:span><text:span text:style-name="T298"> </text:span><text:span text:style-name="T2">na</text:span><text:span text:style-name="T298"> </text:span><text:span text:style-name="T2">hřbetě</text:span><text:span text:style-name="T298"> </text:span><text:span text:style-name="T2">nápis</text:span><text:span text:style-name="T374"> </text:span><text:span text:style-name="T4">„Orationes</text:span><text:span text:style-name="T299"> </text:span><text:span text:style-name="T4">M.S.“</text:span><text:span text:style-name="T376"> </text:span><text:span text:style-name="T2">a</text:span><text:span text:style-name="T298"> </text:span><text:span text:style-name="T2">dole</text:span><text:span text:style-name="T298"> </text:span><text:span text:style-name="T2">na</text:span><text:span text:style-name="T298"> </text:span><text:span text:style-name="T2">hřbetě</text:span><text:span text:style-name="T298"> </text:span><text:span text:style-name="T2">stará</text:span><text:span text:style-name="T298"> </text:span><text:span text:style-name="T2">signatura: </text:span><text:span text:style-name="T4">„K</text:span><text:span text:style-name="T194"> </text:span><text:span text:style-name="T4">C</text:span><text:span text:style-name="T194"> </text:span><text:span text:style-name="T4">53“</text:span><text:span text:style-name="T2">. </text:span><text:span text:style-name="T4">-</text:span><text:span text:style-name="T194"> </text:span><text:span text:style-name="T4">Výzdoba:</text:span><text:span text:style-name="T194"> </text:span><text:span text:style-name="T2">Na</text:span><text:span text:style-name="T192"> </text:span><text:span text:style-name="T2">předním</text:span><text:span text:style-name="T192"> </text:span><text:span text:style-name="T2">přídeští</text:span><text:span text:style-name="T192"> </text:span><text:span text:style-name="T2">nalepen</text:span><text:span text:style-name="T192"> </text:span><text:span text:style-name="T2">mědiryt,</text:span><text:span text:style-name="T192"> </text:span><text:span text:style-name="T2">v</text:span><text:span text:style-name="T192"> </text:span><text:span text:style-name="T2">levé</text:span><text:span text:style-name="T192"> </text:span><text:span text:style-name="T2">polovině</text:span><text:span text:style-name="T192"> </text:span><text:span text:style-name="T2">s</text:span><text:span text:style-name="T94">v</text:span><text:span text:style-name="T2">.</text:span><text:span text:style-name="T192"> </text:span><text:span text:style-name="T2">Václa</text:span><text:span text:style-name="T94">v</text:span><text:span text:style-name="T2">,</text:span><text:span text:style-name="T192"> </text:span><text:span text:style-name="T2">v pravé</text:span><text:span text:style-name="T110"> </text:span><text:span text:style-name="T2">česká</text:span><text:span text:style-name="T110"> </text:span><text:span text:style-name="T2">modlitba</text:span><text:span text:style-name="T110"> </text:span><text:span text:style-name="T2">(</text:span><text:span text:style-name="T4">„Ó</text:span><text:span text:style-name="T111"> </text:span><text:span text:style-name="T4">vyvolený</text:span><text:span text:style-name="T111"> </text:span><text:span text:style-name="T4">a</text:span><text:span text:style-name="T111"> </text:span><text:span text:style-name="T4">Bohu</text:span><text:span text:style-name="T111"> </text:span><text:span text:style-name="T4">milý</text:span><text:span text:style-name="T111"> </text:span><text:span text:style-name="T4">mučedlníče“</text:span><text:span text:style-name="T2">).</text:span><text:span text:style-name="T110"> </text:span><text:span text:style-name="T2">Na</text:span><text:span text:style-name="T110"> </text:span><text:span text:style-name="T2">zadním</text:span><text:span text:style-name="T110"> </text:span><text:span text:style-name="T2">přídeští</text:span><text:span text:style-name="T110"> </text:span><text:span text:style-name="T2">mědiryt s</text:span><text:span text:style-name="T94">v</text:span><text:span text:style-name="T2">.</text:span><text:span text:style-name="T233"> </text:span><text:span text:style-name="T2">Jana</text:span><text:span text:style-name="T233"> </text:span><text:span text:style-name="T2">Nepomuckého</text:span><text:span text:style-name="T233"> </text:span><text:span text:style-name="T2">s</text:span><text:span text:style-name="T233"> </text:span><text:span text:style-name="T2">krátkou</text:span><text:span text:style-name="T233"> </text:span><text:span text:style-name="T2">latinskou legendou: </text:span><text:span text:style-name="T4">„B. Ioannes Nepomucene ora p</text:span><text:span text:style-name="T103">r</text:span><text:span text:style-name="T4">o me, ut non</text:span><text:span text:style-name="T234"> </text:span><text:span text:style-name="T4">confundar“</text:span><text:span text:style-name="T2">.</text:span><text:span text:style-name="T233"> </text:span><text:span text:style-name="T2">-</text:span><text:span text:style-name="T233"> </text:span><text:span text:style-name="T2">Na</text:span><text:span text:style-name="T233"> </text:span><text:span text:style-name="T2">pag.</text:span><text:span text:style-name="T233"> </text:span><text:span text:style-name="T2">105</text:span><text:span text:style-name="T233"> </text:span><text:span text:style-name="T2">historické</text:span><text:span text:style-name="T233"> </text:span><text:span text:style-name="T2">poznámk</text:span><text:span text:style-name="T94">y</text:span><text:span text:style-name="T2">.</text:span><text:span text:style-name="T233"> </text:span><text:span text:style-name="T2">Např.: </text:span><text:span text:style-name="T4">„Clerici</text:span><text:span text:style-name="T234"> </text:span><text:span text:style-name="T4">dicti</text:span><text:span text:style-name="T234"> </text:span><text:span text:style-name="T270">T</text:span><text:span text:style-name="T4">eatini</text:span><text:span text:style-name="T234"> </text:span><text:span text:style-name="T4">fundati</text:span><text:span text:style-name="T234"> </text:span><text:span text:style-name="T4">sunt a</text:span><text:span text:style-name="T332"> </text:span><text:span text:style-name="T4">S.</text:span><text:span text:style-name="T332"> </text:span><text:span text:style-name="T4">Cajetani</text:span><text:span text:style-name="T332"> </text:span><text:span text:style-name="T4">a.</text:span><text:span text:style-name="T332"> </text:span><text:span text:style-name="T4">1524;</text:span><text:span text:style-name="T332"> </text:span><text:span text:style-name="T4">Capucini</text:span><text:span text:style-name="T332"> </text:span><text:span text:style-name="T4">a.</text:span><text:span text:style-name="T332"> </text:span><text:span text:style-name="T4">1525;</text:span><text:span text:style-name="T332"> </text:span><text:span text:style-name="T4">Clerici</text:span><text:span text:style-name="T332"> </text:span><text:span text:style-name="T4">S.</text:span><text:span text:style-name="T332"> </text:span><text:span text:style-name="T4">Pauli</text:span><text:span text:style-name="T332"> </text:span><text:span text:style-name="T4">vulgo</text:span><text:span text:style-name="T332"> </text:span><text:span text:style-name="T4">Barnabitae</text:span><text:span text:style-name="T332"> </text:span><text:span text:style-name="T4">1526;</text:span><text:span text:style-name="T332"> </text:span><text:span text:style-name="T4">Monialium S.</text:span><text:span text:style-name="T79"> </text:span><text:span text:style-name="T4">Clarae</text:span><text:span text:style-name="T74"> </text:span><text:span text:style-name="T4">1223 </text:span><text:span text:style-name="T2">[níže</text:span><text:span text:style-name="T73"> </text:span><text:span text:style-name="T2">na</text:span><text:span text:style-name="T73"> </text:span><text:span text:style-name="T2">téže</text:span><text:span text:style-name="T73"> </text:span><text:span text:style-name="T2">straně] </text:span><text:span text:style-name="T4">Hussitae</text:span><text:span text:style-name="T74"> </text:span><text:span text:style-name="T4">a</text:span><text:span text:style-name="T74"> </text:span><text:span text:style-name="T4">Joanne</text:span><text:span text:style-name="T74"> </text:span><text:span text:style-name="T4">Huss</text:span><text:span text:style-name="T74"> </text:span><text:span text:style-name="T4">Boemo</text:span><text:span text:style-name="T74"> </text:span><text:span text:style-name="T4">a.</text:span><text:span text:style-name="T74"> </text:span><text:span text:style-name="T4">1403;</text:span><text:span text:style-name="T74"> </text:span><text:span text:style-name="T4">Pika</text:span><text:span text:style-name="T103">r</text:span><text:span text:style-name="T4">ditae</text:span><text:span text:style-name="T74"> </text:span><text:span text:style-name="T4">a Picka</text:span><text:span text:style-name="T103">r</text:span><text:span text:style-name="T4">do</text:span><text:span text:style-name="T161"> </text:span><text:span text:style-name="T4">ex Frandria</text:span><text:span text:style-name="T161"> </text:span><text:span text:style-name="T4">orto</text:span><text:span text:style-name="T161"> </text:span><text:span text:style-name="T4">1424;</text:span><text:span text:style-name="T161"> </text:span><text:span text:style-name="T4">Lutherani</text:span><text:span text:style-name="T161"> </text:span><text:span text:style-name="T4">a</text:span><text:span text:style-name="T161"> </text:span><text:span text:style-name="T4">Martino</text:span><text:span text:style-name="T161"> </text:span><text:span text:style-name="T4">Luthe</text:span><text:span text:style-name="T103">r</text:span><text:span text:style-name="T4">o</text:span><text:span text:style-name="T161"> </text:span><text:span text:style-name="T4">1517;</text:span><text:span text:style-name="T161"> </text:span><text:span text:style-name="T4">Calvinistae</text:span><text:span text:style-name="T161"> </text:span><text:span text:style-name="T4">a</text:span><text:span text:style-name="T161"> </text:span><text:span text:style-name="T4">Joanne Calvino</text:span><text:span text:style-name="T116"> </text:span><text:span text:style-name="T4">Gallo</text:span><text:span text:style-name="T116"> </text:span><text:span text:style-name="T4">sace</text:span><text:span text:style-name="T103">r</text:span><text:span text:style-name="T4">dote</text:span><text:span text:style-name="T116"> </text:span><text:span text:style-name="T4">et</text:span><text:span text:style-name="T116"> </text:span><text:span text:style-name="T4">canonico</text:span><text:span text:style-name="T116"> </text:span><text:span text:style-name="T4">1536 </text:span><text:span text:style-name="T2">[níže] </text:span><text:span text:style-name="T4">Praga</text:span><text:span text:style-name="T116"> </text:span><text:span text:style-name="T4">urbs</text:span><text:span text:style-name="T116"> </text:span><text:span text:style-name="T4">Bohemiae</text:span><text:span text:style-name="T116"> </text:span><text:span text:style-name="T4">aedificari</text:span><text:span text:style-name="T116"> </text:span><text:span text:style-name="T4">caepta</text:span><text:span text:style-name="T116"> </text:span><text:span text:style-name="T4">a. Christi 686 iuxta alios 712“</text:span></text:p>
      <text:p text:style-name="TEXT"/>
      <text:p text:style-name="_33_._20_Název_20_rukopisu"><text:span text:style-name="T13">[Rituale</text:span><text:span text:style-name="T39"> </text:span><text:span text:style-name="T13">Franciscanum, orationes, litaniae et al.]</text:span></text:p>
      <text:p text:style-name="TEXT"/>
      <text:p text:style-name="_37_._20_Komentář_20_CELEK"><text:span text:style-name="T2">Hojné</text:span><text:span text:style-name="T233"> </text:span><text:span text:style-name="T2">české text</text:span><text:span text:style-name="T176">y</text:span><text:span text:style-name="T2">,</text:span><text:span text:style-name="T233"> </text:span><text:span text:style-name="T2">zejména na pp. 47-73. Písařem byl nesporně</text:span><text:span text:style-name="T233"> </text:span><text:span text:style-name="T2">dačický františkán Sigismund </text:span><text:span text:style-name="T269">V</text:span><text:span text:style-name="T2">eselý. Z obsahu: Salutationis angelicae brevis expositio (pp. 1-2), Ritus administrandi sacri baptismi parvulis (pp. 3-8), Benedictiones (pp. 8-9), Psalmi (pp. 10-19), Litaniae (pp. 20-30), Forma absolutionis generalis solita dari </text:span><text:span text:style-name="T2">chordigeris S. Francisci </text:span><text:soft-page-break/><text:span text:style-name="T2">[vel S. Clarae] in articulo mortis (pag. 31), Ritus induendi pueros vel puellas habitu S. Francisci</text:span><text:span text:style-name="T150"> </text:span><text:span text:style-name="T2">vel</text:span><text:span text:style-name="T150"> </text:span><text:span text:style-name="T2">S.</text:span><text:span text:style-name="T150"> </text:span><text:span text:style-name="T2">Clarae</text:span><text:span text:style-name="T150"> </text:span><text:span text:style-name="T2">(pp.</text:span><text:span text:style-name="T150"> </text:span><text:span text:style-name="T2">42-43),</text:span><text:span text:style-name="T150"> </text:span><text:span text:style-name="T2">Ritus</text:span><text:span text:style-name="T150"> </text:span><text:span text:style-name="T2">exuendi</text:span><text:span text:style-name="T150"> </text:span><text:span text:style-name="T2">eosdem</text:span><text:span text:style-name="T150"> </text:span><text:span text:style-name="T2">(pp.</text:span><text:span text:style-name="T150"> </text:span><text:span text:style-name="T2">44-45),</text:span><text:span text:style-name="T150"> </text:span><text:span text:style-name="T2">Ritus</text:span><text:span text:style-name="T150"> </text:span><text:span text:style-name="T2">cingendi</text:span><text:span text:style-name="T150"> </text:span><text:span text:style-name="T2">chordigeros</text:span><text:span text:style-name="T150"> </text:span><text:span text:style-name="T2">S.</text:span><text:span text:style-name="T150"> </text:span><text:span text:style-name="T2">Francisci</text:span><text:span text:style-name="T150"> </text:span><text:span text:style-name="T2">(pp. 45-46), Protestationes ab infirmo in hora mortis faciendae (pp. 86-90).</text:span></text:p>
      <text:p text:style-name="P81"/>
      <text:p text:style-name="P81"/>
      <text:p text:style-name="P81"/>
      <text:p text:style-name="P81"/>
      <text:p text:style-name="P81"/>
      <text:p text:style-name="_31_.Číslo_20_rukopisu"><text:bookmark-start text:name="D_074"/><text:span text:style-name="T13">7</text:span><text:bookmark-end text:name="D_074"/><text:span text:style-name="T13">2 <text:s text:c="75"/>D</text:span><text:span text:style-name="T214"> </text:span><text:span text:style-name="T13">74</text:span></text:p>
      <text:p text:style-name="TEXT"/>
      <text:p text:style-name="P14"><text:span text:style-name="T2">1676,</text:span><text:span text:style-name="T32"> </text:span><text:span text:style-name="T2">Hájek (u Červeného Újezdu), pap., [316] </text:span><text:span text:style-name="T52">f</text:span><text:span text:style-name="T2">f., 14,5 x 95, cm, vazba soudobá</text:span></text:p>
      <text:p text:style-name="P95"/>
      <text:p text:style-name="P95"><text:span text:style-name="T2">Folia</text:span><text:span text:style-name="T166"> </text:span><text:span text:style-name="T2">310-316</text:span><text:span text:style-name="T166"> </text:span><text:span text:style-name="T2">prázdná.</text:span><text:span text:style-name="T68"> </text:span><text:span text:style-name="T4">-</text:span><text:span text:style-name="T168"> </text:span><text:span text:style-name="T4">Písmo:</text:span><text:span text:style-name="T168"> </text:span><text:span text:style-name="T2">Jeden</text:span><text:span text:style-name="T166"> </text:span><text:span text:style-name="T2">písař.</text:span><text:span text:style-name="T166"> </text:span><text:span text:style-name="T2">Humanistická</text:span><text:span text:style-name="T166"> </text:span><text:span text:style-name="T2">minuskula. </text:span><text:span text:style-name="T4">-</text:span><text:span text:style-name="T130"> </text:span><text:span text:style-name="T2">Původní</text:span><text:span text:style-name="T129"> </text:span><text:span text:style-name="T2">kožená</text:span><text:span text:style-name="T129"> </text:span><text:span text:style-name="T2">vazba,</text:span><text:span text:style-name="T129"> </text:span><text:span text:style-name="T2">dřevěné</text:span><text:span text:style-name="T129"> </text:span><text:span text:style-name="T2">desky</text:span><text:span text:style-name="T129"> </text:span><text:span text:style-name="T2">potažené</text:span><text:span text:style-name="T129"> </text:span><text:span text:style-name="T2">skopovicí,</text:span><text:span text:style-name="T129"> </text:span><text:span text:style-name="T2">dvě</text:span><text:span text:style-name="T129"> </text:span><text:span text:style-name="T2">nové</text:span><text:span text:style-name="T129"> </text:span><text:span text:style-name="T2">spon</text:span><text:span text:style-name="T94">y</text:span><text:span text:style-name="T2">.</text:span><text:span text:style-name="T129"> </text:span><text:span text:style-name="T2">Na</text:span><text:span text:style-name="T129"> </text:span><text:span text:style-name="T2">hřbetě</text:span><text:span text:style-name="T129"> </text:span><text:span text:style-name="T2">nalepené štítky</text:span><text:span text:style-name="T166"> </text:span><text:span text:style-name="T2">s</text:span><text:span text:style-name="T166"> </text:span><text:span text:style-name="T2">názvem</text:span><text:span text:style-name="T166"> </text:span><text:span text:style-name="T2">(</text:span><text:span text:style-name="T4">„Harmonia</text:span><text:span text:style-name="T168"> </text:span><text:span text:style-name="T4">spiritualis</text:span><text:span text:style-name="T168"> </text:span><text:span text:style-name="T4">(m.s.)</text:span><text:span text:style-name="T168"> </text:span><text:span text:style-name="T4">1676“</text:span><text:span text:style-name="T2">)</text:span><text:span text:style-name="T166"> </text:span><text:span text:style-name="T2">a</text:span><text:span text:style-name="T166"> </text:span><text:span text:style-name="T2">starou</text:span><text:span text:style-name="T166"> </text:span><text:span text:style-name="T2">signaturou</text:span><text:span text:style-name="T166"> </text:span><text:span text:style-name="T2">(</text:span><text:span text:style-name="T4">K</text:span><text:span text:style-name="T168"> </text:span><text:span text:style-name="T4">c</text:span><text:span text:style-name="T168"> </text:span><text:span text:style-name="T4">142</text:span><text:span text:style-name="T2">).</text:span><text:span text:style-name="T192"> </text:span><text:span text:style-name="T4">-</text:span><text:span text:style-name="T168"> </text:span><text:span text:style-name="T4">Výzdoba: </text:span><text:span text:style-name="T2">Rukopis psán černým a červeným (celý titulní list) inkoustem.</text:span></text:p>
      <text:p text:style-name="P95"/>
      <text:p text:style-name="P210"><text:span text:style-name="T13">„</text:span><text:span text:style-name="T13">Libellus</text:span><text:span text:style-name="T339"> </text:span><text:span text:style-name="T13">seu</text:span><text:span text:style-name="T212"> </text:span><text:span text:style-name="T13">Harmonia</text:span><text:span text:style-name="T212"> </text:span><text:span text:style-name="T13">spiritualis</text:span><text:span text:style-name="T212"> </text:span><text:span text:style-name="T13">sitientis</text:span><text:span text:style-name="T212"> </text:span><text:span text:style-name="T13">animae</text:span><text:span text:style-name="T212"> </text:span><text:span text:style-name="T13">Cristum,</text:span><text:span text:style-name="T212"> </text:span><text:span text:style-name="T13">qua</text:span><text:span text:style-name="T212"> </text:span><text:span text:style-name="T13">dulce</text:span><text:span text:style-name="T212"> </text:span><text:span text:style-name="T13">diversorum officiorum</text:span><text:span text:style-name="T322"> </text:span><text:span text:style-name="T13">litaniarum</text:span><text:span text:style-name="T322"> </text:span><text:span text:style-name="T13">melos,</text:span><text:span text:style-name="T322"> </text:span><text:span text:style-name="T13">Divino</text:span><text:span text:style-name="T322"> </text:span><text:span text:style-name="T13">Amori,</text:span><text:span text:style-name="T322"> </text:span><text:span text:style-name="T13">B.</text:span><text:span text:style-name="T322"> </text:span><text:span text:style-name="T86">V</text:span><text:span text:style-name="T13">.,</text:span><text:span text:style-name="T322"> </text:span><text:span text:style-name="T13">Sanctisque</text:span><text:span text:style-name="T322"> </text:span><text:span text:style-name="T13">secundum</text:span><text:span text:style-name="T322"> </text:span><text:span text:style-name="T13">singulas</text:span><text:span text:style-name="T322"> </text:span><text:span text:style-name="T13">ferias distributorum seu </text:span><text:span text:style-name="T13">distributarum p</text:span><text:span text:style-name="T53">r</text:span><text:span text:style-name="T13">o pietate sua particulari, praemissis quibusdam sanctorum</text:span><text:span text:style-name="T93"> </text:span><text:span text:style-name="T13">sanctarumque</text:span><text:span text:style-name="T93"> </text:span><text:span text:style-name="T13">piis</text:span><text:span text:style-name="T93"> </text:span><text:span text:style-name="T13">oratiunculis</text:span><text:span text:style-name="T93"> </text:span><text:span text:style-name="T13">tum</text:span><text:span text:style-name="T93"> </text:span><text:span text:style-name="T13">p</text:span><text:span text:style-name="T53">r</text:span><text:span text:style-name="T13">o</text:span><text:span text:style-name="T93"> </text:span><text:span text:style-name="T13">malo</text:span><text:span text:style-name="T93"> </text:span><text:span text:style-name="T13">corporis</text:span><text:span text:style-name="T93"> </text:span><text:span text:style-name="T13">et</text:span><text:span text:style-name="T93"> </text:span><text:span text:style-name="T13">animae</text:span><text:span text:style-name="T93"> </text:span><text:span text:style-name="T13">avertendo, tum p</text:span><text:span text:style-name="T53">r</text:span><text:span text:style-name="T13">o gloria caelesti obtinenda, quaevis fidelis anima cane</text:span><text:span text:style-name="T53">r</text:span><text:span text:style-name="T13">e poterit“</text:span></text:p>
      <text:p text:style-name="P95"/>
      <text:p text:style-name="P95"><text:span text:style-name="T2">„Dum</text:span><text:span text:style-name="T102"> </text:span><text:span text:style-name="T2">mane</text:span><text:span text:style-name="T233"> </text:span><text:span text:style-name="T2">su</text:span><text:span text:style-name="T52">r</text:span><text:span text:style-name="T2">gis</text:span><text:span text:style-name="T233"> </text:span><text:span text:style-name="T2">sequentes</text:span><text:span text:style-name="T233"> </text:span><text:span text:style-name="T2">orationes,</text:span><text:span text:style-name="T233"> </text:span><text:span text:style-name="T2">dicere</text:span><text:span text:style-name="T233"> </text:span><text:span text:style-name="T2">poteris:</text:span><text:span text:style-name="T233"> </text:span><text:span text:style-name="T2">Benedictio</text:span><text:span text:style-name="T233"> </text:span><text:span text:style-name="T2">Dei</text:span><text:span text:style-name="T233"> </text:span><text:span text:style-name="T2">omnipotentis</text:span><text:span text:style-name="T233"> </text:span><text:span text:style-name="T2">Patris</text:span><text:span text:style-name="T233"> </text:span><text:span text:style-name="T2">et Filii</text:span><text:span text:style-name="T73"> </text:span><text:span text:style-name="T2">et</text:span><text:span text:style-name="T73"> </text:span><text:span text:style-name="T2">Spiritus</text:span><text:span text:style-name="T73"> </text:span><text:span text:style-name="T2">Sancti.</text:span><text:span text:style-name="T73"> </text:span><text:span text:style-name="T2">Sit</text:span><text:span text:style-name="T73"> </text:span><text:span text:style-name="T2">mecum</text:span><text:span text:style-name="T73"> </text:span><text:span text:style-name="T2">et</text:span><text:span text:style-name="T73"> </text:span><text:span text:style-name="T2">maneat</text:span><text:span text:style-name="T73"> </text:span><text:span text:style-name="T2">mecum</text:span><text:span text:style-name="T73"> </text:span><text:span text:style-name="T2">hodie</text:span><text:span text:style-name="T73"> </text:span><text:span text:style-name="T2">et</text:span><text:span text:style-name="T73"> </text:span><text:span text:style-name="T2">semper</text:span><text:span text:style-name="T73"> </text:span><text:span text:style-name="T2">...</text:span><text:span text:style-name="T73"> </text:span><text:span text:style-name="T2">x</text:span><text:span text:style-name="T73"> </text:span><text:span text:style-name="T2">...</text:span><text:span text:style-name="T73"> </text:span><text:span text:style-name="T2">(Orationes</text:span><text:span text:style-name="T73"> </text:span><text:span text:style-name="T2">ante missam)</text:span><text:span text:style-name="T77"> </text:span><text:span text:style-name="T2">...</text:span><text:span text:style-name="T77"> </text:span><text:span text:style-name="T2">qui</text:span><text:span text:style-name="T77"> </text:span><text:span text:style-name="T2">cum</text:span><text:span text:style-name="T77"> </text:span><text:span text:style-name="T2">eodem</text:span><text:span text:style-name="T77"> </text:span><text:span text:style-name="T2">Deo</text:span><text:span text:style-name="T77"> </text:span><text:span text:style-name="T2">Patre</text:span><text:span text:style-name="T77"> </text:span><text:span text:style-name="T2">et</text:span><text:span text:style-name="T77"> </text:span><text:span text:style-name="T2">Spiritu</text:span><text:span text:style-name="T77"> </text:span><text:span text:style-name="T2">Sancto</text:span><text:span text:style-name="T77"> </text:span><text:span text:style-name="T2">vivis</text:span><text:span text:style-name="T77"> </text:span><text:span text:style-name="T2">et</text:span><text:span text:style-name="T77"> </text:span><text:span text:style-name="T2">regnas</text:span><text:span text:style-name="T77"> </text:span><text:span text:style-name="T2">in</text:span><text:span text:style-name="T77"> </text:span><text:span text:style-name="T2">saecula</text:span><text:span text:style-name="T77"> </text:span><text:span text:style-name="T2">saeculorum. Amen“</text:span></text:p>
      <text:p text:style-name="TEXT"/>
      <text:p text:style-name="TEXT"/>
      <text:p text:style-name="Velká_20_kapitola_20_rukopisu"><text:soft-page-break/><text:span text:style-name="T13">[na</text:span><text:span text:style-name="T53"> </text:span><text:span text:style-name="T13">rubu</text:span><text:span text:style-name="T232"> </text:span><text:span text:style-name="T13">titulního</text:span><text:span text:style-name="T232"> </text:span><text:span text:style-name="T13">listu]<text:tab/></text:span><text:span text:style-name="T2">C</text:span><text:span text:style-name="T4">ongesta</text:span><text:span text:style-name="T231"> </text:span><text:span text:style-name="T4">et</text:span><text:span text:style-name="T231"> </text:span><text:span text:style-name="T4">scripto</text:span><text:span text:style-name="T231"> </text:span><text:span text:style-name="T4">incepta</text:span><text:span text:style-name="T231"> </text:span><text:span text:style-name="T4">sunt</text:span><text:span text:style-name="T231"> </text:span><text:span text:style-name="T4">haec</text:span><text:span text:style-name="T231"> </text:span><text:span text:style-name="T4">labo</text:span><text:span text:style-name="T103">r</text:span><text:span text:style-name="T4">e</text:span><text:span text:style-name="T231"> </text:span><text:span text:style-name="T4">et</text:span><text:span text:style-name="T231"> </text:span><text:span text:style-name="T4">manu</text:span><text:span text:style-name="T231"> </text:span><text:span text:style-name="T4">p</text:span><text:span text:style-name="T103">r</text:span><text:span text:style-name="T4">opria</text:span><text:span text:style-name="T231"> </text:span><text:span text:style-name="T4">anno 1676</text:span><text:span text:style-name="T324"> </text:span><text:span text:style-name="T4">15</text:span><text:span text:style-name="T152"> </text:span><text:span text:style-name="T4">Aprilis</text:span><text:span text:style-name="T152"> </text:span><text:span text:style-name="T4">per</text:span><text:span text:style-name="T152"> </text:span><text:span text:style-name="T4">frat</text:span><text:span text:style-name="T103">r</text:span><text:span text:style-name="T4">em</text:span><text:span text:style-name="T152"> </text:span><text:span text:style-name="T4">Casparum</text:span><text:span text:style-name="T152"> </text:span><text:span text:style-name="T4">Melchio</text:span><text:span text:style-name="T103">r</text:span><text:span text:style-name="T4">em</text:span><text:span text:style-name="T152"> </text:span><text:span text:style-name="T4">Baltharum</text:span><text:span text:style-name="T152"> </text:span><text:span text:style-name="T270">T</text:span><text:span text:style-name="T4">elecki</text:span><text:span text:style-name="T152"> </text:span><text:span text:style-name="T4">Morauum</text:span><text:span text:style-name="T152"> </text:span><text:span text:style-name="T4">in</text:span><text:span text:style-name="T152"> </text:span><text:span text:style-name="T4">conventu Haiecensi </text:span></text:p>
      <text:p text:style-name="P76"/>
      <text:p text:style-name="Velká_20_kapitola_20_rukopisu"><text:span text:style-name="T13">[na fol. 188r]</text:span><text:span text:style-name="T2"><text:tab/></text:span><text:span text:style-name="T4">Finita haec 1676 23 Decembris ad aedes Lau</text:span><text:span text:style-name="T103">r</text:span><text:span text:style-name="T4">etanas in Hayek</text:span></text:p>
      <text:p text:style-name="P76"/>
      <text:p text:style-name="Velká_20_kapitola_20_rukopisu_20_-_20_komentář">Rukopis byl dokončen až roku 1677.</text:p>
      <text:p text:style-name="_37_._20_Komentář_20_CELEK"/>
      <text:p text:style-name="_37_._20_Komentář_20_CELEK"><text:span text:style-name="T2">Autorem</text:span><text:span text:style-name="T91"> </text:span><text:span text:style-name="T2">a</text:span><text:span text:style-name="T91"> </text:span><text:span text:style-name="T2">písařem</text:span><text:span text:style-name="T91"> </text:span><text:span text:style-name="T2">rukopisu</text:span><text:span text:style-name="T91"> </text:span><text:span text:style-name="T2">je</text:span><text:span text:style-name="T91"> </text:span><text:span text:style-name="T301">T</text:span><text:span text:style-name="T2">elecki,</text:span><text:span text:style-name="T91"> </text:span><text:span text:style-name="T2">který</text:span><text:span text:style-name="T91"> </text:span><text:span text:style-name="T2">je</text:span><text:span text:style-name="T91"> </text:span><text:span text:style-name="T2">zřejmě</text:span><text:span text:style-name="T91"> </text:span><text:span text:style-name="T2">totožný</text:span><text:span text:style-name="T91"> </text:span><text:span text:style-name="T2">s</text:span><text:span text:style-name="T91"> </text:span><text:span text:style-name="T2">Casparem</text:span><text:span text:style-name="T91"> </text:span><text:span text:style-name="T150">T</text:span><text:span text:style-name="T2">uleczkym,</text:span><text:span text:style-name="T91"> </text:span><text:span text:style-name="T2">zemřelým</text:span><text:span text:style-name="T91"> </text:span><text:span text:style-name="T2">2. září 1698 v Jindřichově Hradci, viz rukopis D 4, fol. </text:span><text:span text:style-name="T150">1</text:span><text:span text:style-name="T2">19</text:span><text:span text:style-name="T176">v</text:span><text:span text:style-name="T2">. Rukopis vznikl ve františkánském klášteře Hájek (okres Praha-Západ, kraj Středočeský). Dějiny kláštera viz Beránek, K.: </text:span><text:span text:style-name="T4">Z minulosti františkánského kláštera</text:span><text:span text:style-name="T2">, s. XV-XXVI. O klášterní knihovně v Hájku viz Bajge</text:span><text:span text:style-name="T171">r</text:span><text:span text:style-name="T2">, M. </text:span><text:span text:style-name="T129">F</text:span><text:span text:style-name="T2">.: </text:span><text:span text:style-name="T4">Česká františkánská knižní kultura</text:span><text:span text:style-name="T2">, s. 279-290; Buben, M.: </text:span><text:span text:style-name="T3">Encyklopedie řádů</text:span><text:span text:style-name="T2">, s. 324-328. Sro</text:span><text:span text:style-name="T176">v</text:span><text:span text:style-name="T2">. rukopis D 130.</text:span></text:p>
      <text:p text:style-name="P81"/>
      <text:p text:style-name="P81"/>
      <text:p text:style-name="P81"/>
      <text:p text:style-name="P81"/>
      <text:p text:style-name="P81"/>
      <text:p text:style-name="_31_.Číslo_20_rukopisu"><text:bookmark-start text:name="D_075"/><text:span text:style-name="T13">7</text:span><text:bookmark-end text:name="D_075"/><text:span text:style-name="T13">3 <text:s text:c="75"/>D</text:span><text:span text:style-name="T214"> </text:span><text:span text:style-name="T13">75</text:span></text:p>
      <text:p text:style-name="TEXT"/>
      <text:p text:style-name="P3">1742, pap., II + 426 pp. + příl., 14,5 x 87, cm, vazba soudobá</text:p>
      <text:p text:style-name="TEXT"/>
      <text:p text:style-name="TEXT"><text:span text:style-name="T2">Původní</text:span><text:span text:style-name="T312"> </text:span><text:span text:style-name="T2">paginace.</text:span><text:span text:style-name="T91"> </text:span><text:span text:style-name="T2">Strany</text:span><text:span text:style-name="T91"> </text:span><text:span text:style-name="T2">187-192</text:span><text:span text:style-name="T91"> </text:span><text:span text:style-name="T2">a</text:span><text:span text:style-name="T91"> </text:span><text:span text:style-name="T2">423-426</text:span><text:span text:style-name="T91"> </text:span><text:span text:style-name="T2">prázdné. </text:span><text:span text:style-name="T4">-</text:span><text:span text:style-name="T92"> </text:span><text:span text:style-name="T4">Písmo:</text:span><text:span text:style-name="T92"> </text:span><text:span text:style-name="T2">Psáno</text:span><text:span text:style-name="T91"> </text:span><text:span text:style-name="T2">černě</text:span><text:span text:style-name="T91"> </text:span><text:span text:style-name="T2">a</text:span><text:span text:style-name="T91"> </text:span><text:span text:style-name="T2">červeně. </text:span><text:span text:style-name="T4">- </text:span><text:span text:style-name="T2">Původní</text:span><text:span text:style-name="T115"> </text:span><text:span text:style-name="T2">kožená</text:span><text:span text:style-name="T115"> </text:span><text:span text:style-name="T2">vazba,</text:span><text:span text:style-name="T115"> </text:span><text:span text:style-name="T2">dřevěné</text:span><text:span text:style-name="T115"> </text:span><text:span text:style-name="T2">desky</text:span><text:span text:style-name="T115"> </text:span><text:span text:style-name="T2">potažené</text:span><text:span text:style-name="T115"> </text:span><text:span text:style-name="T2">teletinou</text:span><text:span text:style-name="T115"> </text:span><text:span text:style-name="T2">s</text:span><text:span text:style-name="T115"> </text:span><text:span text:style-name="T2">rýhováním,</text:span><text:span text:style-name="T115"> </text:span><text:span text:style-name="T2">2</text:span><text:span text:style-name="T115"> </text:span><text:span text:style-name="T2">spon</text:span><text:span text:style-name="T94">y</text:span><text:span text:style-name="T2">.</text:span><text:span text:style-name="T115"> </text:span><text:span text:style-name="T2">-</text:span><text:span text:style-name="T115"> </text:span><text:span text:style-name="T2">Za</text:span><text:span text:style-name="T115"> </text:span><text:span text:style-name="T2">titulním listem</text:span><text:span text:style-name="T171"> </text:span><text:span text:style-name="T2">je</text:span><text:span text:style-name="T171"> </text:span><text:span text:style-name="T2">složená</text:span><text:span text:style-name="T171"> </text:span><text:span text:style-name="T2">příloha</text:span><text:span text:style-name="T171"> </text:span><text:span text:style-name="T2">většího</text:span><text:span text:style-name="T171"> </text:span><text:span text:style-name="T2">formátu,</text:span><text:span text:style-name="T171"> </text:span><text:span text:style-name="T2">na</text:span><text:span text:style-name="T171"> </text:span><text:span text:style-name="T2">jedné</text:span><text:span text:style-name="T171"> </text:span><text:span text:style-name="T2">straně</text:span><text:span text:style-name="T171"> </text:span><text:span text:style-name="T2">je</text:span><text:span text:style-name="T171"> </text:span><text:span text:style-name="T2">kalendář,</text:span><text:span text:style-name="T171"> </text:span><text:span text:style-name="T2">na</text:span><text:span text:style-name="T171"> </text:span><text:span text:style-name="T2">druhé</text:span><text:span text:style-name="T171"> </text:span><text:span text:style-name="T2">tabulka</text:span><text:span text:style-name="T171"> </text:span><text:span text:style-name="T2">hlavních církevních svátků pro léta 1740-1753.</text:span></text:p>
      <text:p text:style-name="TEXT"/>
      <text:p text:style-name="_34_._20_KAPITOLA_20_rukopisu_20_-_20_1._20_odstavec"><text:span text:style-name="T13">(a)</text:span><text:span text:style-name="T143"> </text:span><text:span text:style-name="T13">[1]-352</text:span><text:span text:style-name="T338"><text:tab/></text:span><text:span text:style-name="T13">„Deliciosus</text:span><text:span text:style-name="T339"> </text:span><text:span text:style-name="T13">animae</text:span><text:span text:style-name="T339"> </text:span><text:span text:style-name="T13">hortus</text:span><text:span text:style-name="T339"> </text:span><text:span text:style-name="T13">variis</text:span><text:span text:style-name="T339"> </text:span><text:span text:style-name="T13">p</text:span><text:span text:style-name="T53">r</text:span><text:span text:style-name="T13">ecibus</text:span><text:span text:style-name="T339"> </text:span><text:span text:style-name="T13">litaniis</text:span><text:span text:style-name="T339"> </text:span><text:span text:style-name="T13">et</text:span><text:span text:style-name="T339"> </text:span><text:span text:style-name="T13">affectibus</text:span><text:span text:style-name="T339"> </text:span><text:span text:style-name="T13">instructus, hVIVs VI</text:span><text:span text:style-name="T53">r</text:span><text:span text:style-name="T13">etI tV anIMa LILIa De Cerpe non eXIg</text:span><text:span text:style-name="T273">V</text:span><text:span text:style-name="T13">a (ch</text:span><text:span text:style-name="T53">r</text:span><text:span text:style-name="T13">on. 1742)“</text:span></text:p>
      <text:p text:style-name="TEXT"/>
      <text:p text:style-name="_34_._20_KAPITOLA_20_rukopisu_20_-_20_1._20_odstavec"><text:span text:style-name="T13">(b)</text:span><text:span text:style-name="T226"> </text:span><text:span text:style-name="T13">353-422</text:span><text:span text:style-name="T160"><text:tab/></text:span><text:span text:style-name="T13">„</text:span><text:span text:style-name="T105">V</text:span><text:span text:style-name="T13">i</text:span><text:span text:style-name="T53">r</text:span><text:span text:style-name="T13">etum</text:span><text:span text:style-name="T163"> </text:span><text:span text:style-name="T13">meditationum</text:span><text:span text:style-name="T163"> </text:span><text:span text:style-name="T13">ad</text:span><text:span text:style-name="T163"> </text:span><text:span text:style-name="T13">deliciosum</text:span><text:span text:style-name="T163"> </text:span><text:span text:style-name="T13">animae</text:span><text:span text:style-name="T163"> </text:span><text:span text:style-name="T13">hortum</text:span><text:span text:style-name="T163"> </text:span><text:span text:style-name="T13">pertinens</text:span><text:span text:style-name="T163"> </text:span><text:span text:style-name="T13">nempe: </text:span><text:span text:style-name="T273">V</text:span><text:span text:style-name="T13">eritates aeternae ad quinque vulnera Christi applicatae“</text:span></text:p>
      <text:p text:style-name="_31_.Číslo_20_rukopisu"><text:bookmark-start text:name="D_076"/><text:soft-page-break/><text:span text:style-name="T13">7</text:span><text:bookmark-end text:name="D_076"/><text:span text:style-name="T13">4 <text:s text:c="75"/>D</text:span><text:span text:style-name="T214"> </text:span><text:span text:style-name="T13">76</text:span></text:p>
      <text:p text:style-name="TEXT"/>
      <text:p text:style-name="_32_._20_Vazba_20_a_20_rozměry"><text:span text:style-name="T2">ante</text:span><text:span text:style-name="T32"> </text:span><text:span text:style-name="T2">1737, pap., [40] </text:span><text:span text:style-name="T52">f</text:span><text:span text:style-name="T2">f., 14 x 84, cm, vazba soudobá</text:span></text:p>
      <text:p text:style-name="TEXT"/>
      <text:p text:style-name="TEXT"><text:span text:style-name="T2">Folia</text:span><text:span text:style-name="T132"> </text:span><text:span text:style-name="T2">37v-40v</text:span><text:span text:style-name="T357"> </text:span><text:span text:style-name="T2">prázdná. </text:span><text:span text:style-name="T4">-</text:span><text:span text:style-name="T358"> </text:span><text:span text:style-name="T4">Písmo:</text:span><text:span text:style-name="T358"> </text:span><text:span text:style-name="T2">Rukopis</text:span><text:span text:style-name="T357"> </text:span><text:span text:style-name="T2">psala</text:span><text:span text:style-name="T357"> </text:span><text:span text:style-name="T2">jeho</text:span><text:span text:style-name="T357"> </text:span><text:span text:style-name="T2">majitelka</text:span><text:span text:style-name="T357"> </text:span><text:span text:style-name="T2">(podle</text:span><text:span text:style-name="T357"> </text:span><text:span text:style-name="T2">údaje</text:span><text:span text:style-name="T357"> </text:span><text:span text:style-name="T2">na</text:span><text:span text:style-name="T357"> </text:span><text:span text:style-name="T2">přední předsádce): </text:span><text:span text:style-name="T4">„Ce</text:span><text:span text:style-name="T299"> </text:span><text:span text:style-name="T4">liv</text:span><text:span text:style-name="T103">r</text:span><text:span text:style-name="T4">e</text:span><text:span text:style-name="T299"> </text:span><text:span text:style-name="T4">a</text:span><text:span text:style-name="T299"> </text:span><text:span text:style-name="T4">éscrit</text:span><text:span text:style-name="T299"> </text:span><text:span text:style-name="T4">Marie</text:span><text:span text:style-name="T299"> </text:span><text:span text:style-name="T270">T</text:span><text:span text:style-name="T4">e</text:span><text:span text:style-name="T103">r</text:span><text:span text:style-name="T4">ese</text:span><text:span text:style-name="T299"> </text:span><text:span text:style-name="T4">comtesse</text:span><text:span text:style-name="T299"> </text:span><text:span text:style-name="T178">T</text:span><text:span text:style-name="T4">rauthson</text:span><text:span text:style-name="T299"> </text:span><text:span text:style-name="T4">née</text:span><text:span text:style-name="T299"> </text:span><text:span text:style-name="T4">comtesse</text:span><text:span text:style-name="T299"> </text:span><text:span text:style-name="T4">de</text:span><text:span text:style-name="T299"> </text:span><text:span text:style-name="T270">W</text:span><text:span text:style-name="T4">eissenwolff“</text:span><text:span text:style-name="T2">. </text:span><text:span text:style-name="T4">-</text:span><text:span text:style-name="T116"> </text:span><text:span text:style-name="T2">Původní</text:span><text:span text:style-name="T115"> </text:span><text:span text:style-name="T2">pe</text:span><text:span text:style-name="T52">r</text:span><text:span text:style-name="T2">gamenová</text:span><text:span text:style-name="T115"> </text:span><text:span text:style-name="T2">vazba.</text:span><text:span text:style-name="T115"> </text:span><text:span text:style-name="T2">Na</text:span><text:span text:style-name="T115"> </text:span><text:span text:style-name="T2">hřbetě</text:span><text:span text:style-name="T115"> </text:span><text:span text:style-name="T2">stará</text:span><text:span text:style-name="T115"> </text:span><text:span text:style-name="T2">signatura:</text:span><text:span text:style-name="T115"> </text:span><text:span text:style-name="T2">O</text:span><text:span text:style-name="T115"> </text:span><text:span text:style-name="T2">21. </text:span><text:span text:style-name="T4">-</text:span><text:span text:style-name="T116"> </text:span><text:span text:style-name="T4">P</text:span><text:span text:style-name="T103">r</text:span><text:span text:style-name="T4">ovenienční</text:span><text:span text:style-name="T116"> </text:span><text:span text:style-name="T4">poznámka: </text:span><text:span text:style-name="T2">Na</text:span><text:span text:style-name="T142"> </text:span><text:span text:style-name="T2">předním</text:span><text:span text:style-name="T283"> </text:span><text:span text:style-name="T2">přídeští</text:span><text:span text:style-name="T283"> </text:span><text:span text:style-name="T2">je</text:span><text:span text:style-name="T142"> </text:span><text:span text:style-name="T2">mědirytové</text:span><text:span text:style-name="T142"> </text:span><text:span text:style-name="T2">erbovní</text:span><text:span text:style-name="T283"> </text:span><text:span text:style-name="T2">exlibris: </text:span><text:span text:style-name="T4">„Ex</text:span><text:span text:style-name="T144"> </text:span><text:span text:style-name="T4">libris</text:span><text:span text:style-name="T144"> </text:span><text:span text:style-name="T4">Mariae</text:span><text:span text:style-name="T144"> </text:span><text:span text:style-name="T4">The</text:span><text:span text:style-name="T103">r</text:span><text:span text:style-name="T4">esae</text:span><text:span text:style-name="T144"> </text:span><text:span text:style-name="T4">principissae </text:span><text:span text:style-name="T178">T</text:span><text:span text:style-name="T4">rautson</text:span><text:span text:style-name="T345"> </text:span><text:span text:style-name="T4">nata</text:span><text:span text:style-name="T345"> </text:span><text:span text:style-name="T4">comitissa</text:span><text:span text:style-name="T345"> </text:span><text:span text:style-name="T4">de</text:span><text:span text:style-name="T345"> </text:span><text:span text:style-name="T270">W</text:span><text:span text:style-name="T4">eissenwolff</text:span><text:span text:style-name="T345"> </text:span><text:span text:style-name="T4">MDCC“ </text:span><text:span text:style-name="T2">(sro</text:span><text:span text:style-name="T94">v</text:span><text:span text:style-name="T2">.</text:span><text:span text:style-name="T342"> </text:span><text:span text:style-name="T2">poznámku</text:span><text:span text:style-name="T342"> </text:span><text:span text:style-name="T2">u</text:span><text:span text:style-name="T342"> </text:span><text:span text:style-name="T2">D</text:span><text:span text:style-name="T342"> </text:span><text:span text:style-name="T102">1</text:span><text:span text:style-name="T2">1).</text:span><text:span text:style-name="T342"> </text:span><text:span text:style-name="T2">Údaj</text:span><text:span text:style-name="T342"> </text:span><text:span text:style-name="T2">o</text:span><text:span text:style-name="T342"> </text:span><text:span text:style-name="T2">akvizici do</text:span><text:span text:style-name="T154"> </text:span><text:span text:style-name="T2">dačické</text:span><text:span text:style-name="T206"> </text:span><text:span text:style-name="T2">knihovny</text:span><text:span text:style-name="T206"> </text:span><text:span text:style-name="T2">na</text:span><text:span text:style-name="T206"> </text:span><text:span text:style-name="T2">přední</text:span><text:span text:style-name="T206"> </text:span><text:span text:style-name="T2">předsádce:</text:span><text:span text:style-name="T346"> </text:span><text:span text:style-name="T4">„Ex</text:span><text:span text:style-name="T207"> </text:span><text:span text:style-name="T4">munificentia</text:span><text:span text:style-name="T207"> </text:span><text:span text:style-name="T4">ejusdem</text:span><text:span text:style-name="T207"> </text:span><text:span text:style-name="T4">celsissimae</text:span><text:span text:style-name="T207"> </text:span><text:span text:style-name="T4">p</text:span><text:span text:style-name="T103">r</text:span><text:span text:style-name="T4">o</text:span><text:span text:style-name="T207"> </text:span><text:span text:style-name="T4">konventu Dacžicensi</text:span><text:span text:style-name="T34"> </text:span><text:span text:style-name="T4">ad S. Ant. Paduanum Fratrum Minorum donatus 1737“ </text:span><text:span text:style-name="T2">.</text:span></text:p>
      <text:p text:style-name="TEXT"/>
      <text:p text:style-name="_33_._20_Název_20_rukopisu"><text:span text:style-name="T13">[Priè</text:span><text:span text:style-name="T53">r</text:span><text:span text:style-name="T13">es diverses]</text:span></text:p>
      <text:p text:style-name="TEXT"/>
      <text:p text:style-name="TEXT"><text:span text:style-name="T2">„</text:span><text:span text:style-name="T2">Acte</text:span><text:span text:style-name="T166"> </text:span><text:span text:style-name="T2">sur</text:span><text:span text:style-name="T202"> </text:span><text:span text:style-name="T2">diuers</text:span><text:span text:style-name="T202"> </text:span><text:span text:style-name="T2">suiets.</text:span><text:span text:style-name="T202"> </text:span><text:span text:style-name="T2">Acte</text:span><text:span text:style-name="T202"> </text:span><text:span text:style-name="T2">de</text:span><text:span text:style-name="T202"> </text:span><text:span text:style-name="T2">foy</text:span><text:span text:style-name="T202"> </text:span><text:span text:style-name="T2">devant</text:span><text:span text:style-name="T202"> </text:span><text:span text:style-name="T2">la</text:span><text:span text:style-name="T202"> </text:span><text:span text:style-name="T2">confession.</text:span><text:span text:style-name="T202"> </text:span><text:span text:style-name="T2">Mon</text:span><text:span text:style-name="T202"> </text:span><text:span text:style-name="T2">Seigneur</text:span><text:span text:style-name="T202"> </text:span><text:span text:style-name="T2">Jesu</text:span><text:span text:style-name="T202"> </text:span><text:span text:style-name="T2">Christ,</text:span><text:span text:style-name="T202"> </text:span><text:span text:style-name="T2">je</text:span><text:span text:style-name="T202"> </text:span><text:span text:style-name="T2">crois, que</text:span><text:span text:style-name="T317"> </text:span><text:span text:style-name="T2">vous</text:span><text:span text:style-name="T317"> </text:span><text:span text:style-name="T2">auez</text:span><text:span text:style-name="T317"> </text:span><text:span text:style-name="T2">institué</text:span><text:span text:style-name="T317"> </text:span><text:span text:style-name="T2">le</text:span><text:span text:style-name="T317"> </text:span><text:span text:style-name="T2">sacrement</text:span><text:span text:style-name="T317"> </text:span><text:span text:style-name="T2">de</text:span><text:span text:style-name="T317"> </text:span><text:span text:style-name="T2">penitence</text:span><text:span text:style-name="T317"> </text:span><text:span text:style-name="T2">pour</text:span><text:span text:style-name="T317"> </text:span><text:span text:style-name="T2">nous</text:span><text:span text:style-name="T317"> </text:span><text:span text:style-name="T2">remetre</text:span><text:span text:style-name="T317"> </text:span><text:span text:style-name="T2">et</text:span><text:span text:style-name="T317"> </text:span><text:span text:style-name="T2">pardonner</text:span><text:span text:style-name="T317"> </text:span><text:span text:style-name="T2">nos</text:span><text:span text:style-name="T317"> </text:span><text:span text:style-name="T2">pechez actuels</text:span><text:span text:style-name="T331"> </text:span><text:span text:style-name="T2">...</text:span><text:span text:style-name="T331"> </text:span><text:span text:style-name="T2">x</text:span><text:span text:style-name="T331"> </text:span><text:span text:style-name="T2">...</text:span><text:span text:style-name="T331"> </text:span><text:span text:style-name="T2">et</text:span><text:span text:style-name="T331"> </text:span><text:span text:style-name="T2">que</text:span><text:span text:style-name="T331"> </text:span><text:span text:style-name="T2">je</text:span><text:span text:style-name="T331"> </text:span><text:span text:style-name="T2">parvienne</text:span><text:span text:style-name="T331"> </text:span><text:span text:style-name="T2">a</text:span><text:span text:style-name="T331"> </text:span><text:span text:style-name="T2">la</text:span><text:span text:style-name="T331"> </text:span><text:span text:style-name="T2">felicité</text:span><text:span text:style-name="T331"> </text:span><text:span text:style-name="T2">éternelle</text:span><text:span text:style-name="T331"> </text:span><text:span text:style-name="T2">pour</text:span><text:span text:style-name="T331"> </text:span><text:span text:style-name="T2">vous</text:span><text:span text:style-name="T331"> </text:span><text:span text:style-name="T2">aimer</text:span><text:span text:style-name="T331"> </text:span><text:span text:style-name="T2">a</text:span><text:span text:style-name="T331"> </text:span><text:span text:style-name="T2">jamais,</text:span><text:span text:style-name="T331"> </text:span><text:span text:style-name="T2">ainsi</text:span><text:span text:style-name="T331"> </text:span><text:span text:style-name="T2">soit</text:span><text:span text:style-name="T331"> </text:span><text:span text:style-name="T2">il louéz, adoréz et aiméz soit a jamais Jesus au tres saint sacrement de l'autel“</text:span></text:p>
      <text:p text:style-name="P81"/>
      <text:p text:style-name="P81"/>
      <text:p text:style-name="P81"/>
      <text:p text:style-name="P81"/>
      <text:p text:style-name="P81"/>
      <text:p text:style-name="_31_.Číslo_20_rukopisu"><text:bookmark-start text:name="D_077"/><text:span text:style-name="T13">7</text:span><text:bookmark-end text:name="D_077"/><text:span text:style-name="T13">5 <text:s text:c="75"/>D</text:span><text:span text:style-name="T214"> </text:span><text:span text:style-name="T13">77</text:span></text:p>
      <text:p text:style-name="TEXT"/>
      <text:p text:style-name="_32_._20_Vazba_20_a_20_rozměry"><text:span text:style-name="T2">1917-1918,</text:span><text:span text:style-name="T32"> </text:span><text:span text:style-name="T2">Möllersdorf, pap., 60 </text:span><text:span text:style-name="T52">f</text:span><text:span text:style-name="T2">f., 25,5 x 14 cm, vazba soudobá</text:span></text:p>
      <text:p text:style-name="TEXT"/>
      <text:p text:style-name="TEXT"><text:span text:style-name="T2">Původní</text:span><text:span text:style-name="T118"> </text:span><text:span text:style-name="T2">paginace.</text:span><text:span text:style-name="T118"> </text:span><text:span text:style-name="T2">Strany</text:span><text:span text:style-name="T118"> </text:span><text:span text:style-name="T2">27-57</text:span><text:span text:style-name="T118"> </text:span><text:span text:style-name="T2">jsou</text:span><text:span text:style-name="T118"> </text:span><text:span text:style-name="T2">prázdné.</text:span><text:span text:style-name="T68"> </text:span><text:span text:style-name="T4">-</text:span><text:span text:style-name="T119"> </text:span><text:span text:style-name="T4">Písmo:</text:span><text:span text:style-name="T119"> </text:span><text:span text:style-name="T2">Různé</text:span><text:span text:style-name="T118"> </text:span><text:span text:style-name="T2">písařské</text:span><text:span text:style-name="T118"> </text:span><text:span text:style-name="T2">ruce,</text:span><text:span text:style-name="T118"> </text:span><text:span text:style-name="T2">jazyky</text:span><text:span text:style-name="T118"> </text:span><text:span text:style-name="T2">a</text:span><text:span text:style-name="T118"> </text:span><text:span text:style-name="T2">abecedy (vedle</text:span><text:span text:style-name="T110"> </text:span><text:span text:style-name="T2">latinky</text:span><text:span text:style-name="T199"> </text:span><text:span text:style-name="T2">i</text:span><text:span text:style-name="T199"> </text:span><text:span text:style-name="T2">azbuka</text:span><text:span text:style-name="T199"> </text:span><text:span text:style-name="T2">a</text:span><text:span text:style-name="T199"> </text:span><text:span text:style-name="T2">arabské</text:span><text:span text:style-name="T199"> </text:span><text:span text:style-name="T2">písmo</text:span><text:span text:style-name="T199"> </text:span><text:span text:style-name="T2">např.</text:span><text:span text:style-name="T199"> </text:span><text:span text:style-name="T2">na</text:span><text:span text:style-name="T199"> </text:span><text:span text:style-name="T2">pag.</text:span><text:span text:style-name="T199"> </text:span><text:span text:style-name="T2">13). </text:span><text:span text:style-name="T4">-</text:span><text:span text:style-name="T201"> </text:span><text:span text:style-name="T2">Původní</text:span><text:span text:style-name="T199"> </text:span><text:span text:style-name="T2">poloplátěná</text:span><text:span text:style-name="T199"> </text:span><text:span text:style-name="T2">vazba. </text:span><text:span text:style-name="T4">-</text:span><text:span text:style-name="T74"> </text:span><text:span text:style-name="T4">Výzdoba:</text:span><text:span text:style-name="T134"> </text:span><text:span text:style-name="T2">Kresby</text:span><text:span text:style-name="T132"> </text:span><text:span text:style-name="T2">a ko- lorované</text:span><text:span text:style-name="T132"> </text:span><text:span text:style-name="T2">ilustrace. </text:span><text:span text:style-name="T4">-</text:span><text:span text:style-name="T134"> </text:span><text:span text:style-name="T4">Původ</text:span><text:span text:style-name="T134"> </text:span><text:span text:style-name="T4">rukopisu:</text:span><text:span text:style-name="T134"> </text:span><text:span text:style-name="T2">Rukopis</text:span><text:span text:style-name="T132"> </text:span><text:span text:style-name="T2">vznikl</text:span><text:span text:style-name="T132"> </text:span><text:span text:style-name="T2">v</text:span><text:span text:style-name="T132"> </text:span><text:span text:style-name="T2">rakouském internačním táboře v Möllersdorfu v letech 1917-1918.</text:span></text:p>
      <text:p text:style-name="TEXT"/>
      <text:p text:style-name="P207"><text:soft-page-break/><text:span text:style-name="T13">[Památník</text:span><text:span text:style-name="T391"> </text:span><text:span text:style-name="T13">ing. Eduard </text:span><text:span text:style-name="T273">V</text:span><text:span text:style-name="T13">olešenského z </text:span><text:span text:style-name="T273">V</text:span><text:span text:style-name="T13">elkého Meziříčí <text:s text:c="7"/>z pobytu v rakouském internačním táboře v Möllersdorfu]</text:span></text:p>
      <text:p text:style-name="TEXT"/>
      <text:p text:style-name="_37_._20_Komentář_20_CELEK"><text:span text:style-name="T2">Obsahuje zápisy internovaných Čechů, Rusů, Jihoslovanů, Italů, Němce, Maďara <text:s text:c="2"/>i Albánce, několik kreseb a jeden akvarel. Na pag. 60 je dopis matky </text:span><text:span text:style-name="T238">V</text:span><text:span text:style-name="T2">olešenského, přepsaný sem patrně synem. Památník si </text:span><text:span text:style-name="T238">V</text:span><text:span text:style-name="T2">olešenský založil</text:span><text:span text:style-name="T206"> </text:span><text:span text:style-name="T2">25.</text:span><text:span text:style-name="T206"> </text:span><text:span text:style-name="T2">dubna</text:span><text:span text:style-name="T206"> </text:span><text:span text:style-name="T2">1917.</text:span><text:span text:style-name="T206"> </text:span><text:span text:style-name="T2">Na</text:span><text:span text:style-name="T206"> </text:span><text:span text:style-name="T2">pag.</text:span><text:span text:style-name="T206"> </text:span><text:span text:style-name="T2">5</text:span><text:span text:style-name="T206"> </text:span><text:span text:style-name="T2">je</text:span><text:span text:style-name="T206"> </text:span><text:span text:style-name="T2">zápis</text:span><text:span text:style-name="T206"> </text:span><text:span text:style-name="T2">kyjovského</text:span><text:span text:style-name="T206"> </text:span><text:span text:style-name="T2">lékaře</text:span><text:span text:style-name="T206"> </text:span><text:span text:style-name="T2">D</text:span><text:span text:style-name="T154">r</text:span><text:span text:style-name="T2">.</text:span><text:span text:style-name="T206"> </text:span><text:span text:style-name="T2">Josefa</text:span><text:span text:style-name="T206"> </text:span><text:span text:style-name="T2">Kellera</text:span><text:span text:style-name="T206"> </text:span><text:span text:style-name="T2">(podepsal</text:span><text:span text:style-name="T206"> </text:span><text:span text:style-name="T2">se</text:span><text:span text:style-name="T206"> </text:span><text:span text:style-name="T2">zřejmě</text:span><text:span text:style-name="T206"> </text:span><text:span text:style-name="T2">ironicky</text:span><text:span text:style-name="T206"> </text:span><text:span text:style-name="T2">jako </text:span><text:span text:style-name="T4">„také jeden z těch velezrádců“</text:span><text:span text:style-name="T2">), jenž byl propuštěn na amnestii po 2. červencu 1917, a jehož korespondence z Möllersdorfu je dnes dochována v Muzeu města Brna, viz Košťál, <text:s text:c="7"/></text:span><text:span text:style-name="T269">P</text:span><text:span text:style-name="T2">.: </text:span><text:span text:style-name="T4">Listy z vídeňské cely smrti</text:span><text:span text:style-name="T2">, s. 2</text:span><text:span text:style-name="T150">1</text:span><text:span text:style-name="T2">1-226. V dopisech</text:span><text:span text:style-name="T142"> </text:span><text:span text:style-name="T2">ovšem</text:span><text:span text:style-name="T142"> </text:span><text:span text:style-name="T2">D</text:span><text:span text:style-name="T154">r</text:span><text:span text:style-name="T2">.</text:span><text:span text:style-name="T142"> </text:span><text:span text:style-name="T2">Keller</text:span><text:span text:style-name="T142"> </text:span><text:span text:style-name="T238">V</text:span><text:span text:style-name="T2">olešenského</text:span><text:span text:style-name="T142"> </text:span><text:span text:style-name="T2">nezmiňuje.</text:span><text:span text:style-name="T142"> </text:span><text:span text:style-name="T2">V</text:span><text:span text:style-name="T142"> </text:span><text:span text:style-name="T2">té</text:span><text:span text:style-name="T142"> </text:span><text:span text:style-name="T2">době</text:span><text:span text:style-name="T142"> </text:span><text:span text:style-name="T2">byli</text:span><text:span text:style-name="T142"> </text:span><text:span text:style-name="T2">v</text:span><text:span text:style-name="T142"> </text:span><text:span text:style-name="T2">Möllersdorfu</text:span><text:span text:style-name="T142"> </text:span><text:span text:style-name="T2">vězněni</text:span><text:span text:style-name="T142"> </text:span><text:span text:style-name="T2">také</text:span><text:span text:style-name="T142"> </text:span><text:span text:style-name="T2">Karel</text:span><text:span text:style-name="T142"> </text:span><text:span text:style-name="T2">Kramář a Alois Rašín, který ve svých pamětech zařazuje jmenovitě ing. Eduarda </text:span><text:span text:style-name="T238">V</text:span><text:span text:style-name="T2">olešenského mezi bývalé důstojníky (</text:span><text:span text:style-name="T4">Paměti D</text:span><text:span text:style-name="T270">r</text:span><text:span text:style-name="T4">. Aloise Rašína</text:span><text:span text:style-name="T2">, s. 175).</text:span></text:p>
      <text:p text:style-name="P81"/>
      <text:p text:style-name="P81"/>
      <text:p text:style-name="P81"/>
      <text:p text:style-name="P81"/>
      <text:p text:style-name="P81"/>
      <text:p text:style-name="_31_.Číslo_20_rukopisu"><text:bookmark-start text:name="D_078"/><text:span text:style-name="T13">7</text:span><text:bookmark-end text:name="D_078"/><text:span text:style-name="T13">6 <text:s text:c="75"/>D</text:span><text:span text:style-name="T214"> </text:span><text:span text:style-name="T13">78</text:span></text:p>
      <text:p text:style-name="TEXT"/>
      <text:p text:style-name="_32_._20_Vazba_20_a_20_rozměry"><text:span text:style-name="T2">1666, pap., 234 </text:span><text:span text:style-name="T52">f</text:span><text:span text:style-name="T2">f., [40] příl., 13,2 x 90, cm, vazba soudobá</text:span></text:p>
      <text:p text:style-name="TEXT"/>
      <text:p text:style-name="TEXT"><text:span text:style-name="T4">Písmo:</text:span><text:span text:style-name="T340"> </text:span><text:span text:style-name="T2">Kaligrafické</text:span><text:span text:style-name="T209"> </text:span><text:span text:style-name="T2">písmo. </text:span><text:span text:style-name="T4">-</text:span><text:span text:style-name="T210"> </text:span><text:span text:style-name="T238">V</text:span><text:span text:style-name="T2">azba</text:span><text:span text:style-name="T209"> </text:span><text:span text:style-name="T2">barokní</text:span><text:span text:style-name="T209"> </text:span><text:span text:style-name="T2">lepenková,</text:span><text:span text:style-name="T209"> </text:span><text:span text:style-name="T2">potažená</text:span><text:span text:style-name="T209"> </text:span><text:span text:style-name="T2">červeným</text:span><text:span text:style-name="T209"> </text:span><text:span text:style-name="T2">safiánem</text:span><text:span text:style-name="T209"> </text:span><text:span text:style-name="T2">s bohatým rostlinným</text:span><text:span text:style-name="T384"> </text:span><text:span text:style-name="T2">i</text:span><text:span text:style-name="T384"> </text:span><text:span text:style-name="T2">ornamentálním</text:span><text:span text:style-name="T384"> </text:span><text:span text:style-name="T2">zlacením.</text:span><text:span text:style-name="T384"> </text:span><text:span text:style-name="T2">Zlacená</text:span><text:span text:style-name="T384"> </text:span><text:span text:style-name="T2">ořízka. </text:span><text:span text:style-name="T4">-</text:span><text:span text:style-name="T385"> </text:span><text:span text:style-name="T4">Výzdoba:</text:span><text:span text:style-name="T385"> </text:span><text:span text:style-name="T238">V</text:span><text:span text:style-name="T2">evázáno</text:span><text:span text:style-name="T384"> </text:span><text:span text:style-name="T2">40 figurálních</text:span><text:span text:style-name="T387"> </text:span><text:span text:style-name="T2">mědirytů</text:span><text:span text:style-name="T387"> </text:span><text:span text:style-name="T2">zčásti</text:span><text:span text:style-name="T387"> </text:span><text:span text:style-name="T2">francouzského</text:span><text:span text:style-name="T387"> </text:span><text:span text:style-name="T2">a</text:span><text:span text:style-name="T387"> </text:span><text:span text:style-name="T2">zčásti</text:span><text:span text:style-name="T387"> </text:span><text:span text:style-name="T2">německého</text:span><text:span text:style-name="T387"> </text:span><text:span text:style-name="T2">původu,</text:span><text:span text:style-name="T387"> </text:span><text:span text:style-name="T2">nezapočtených</text:span><text:span text:style-name="T387"> </text:span><text:span text:style-name="T2">do původní foliace.</text:span></text:p>
      <text:p text:style-name="TEXT"/>
      <text:p text:style-name="P207"><text:span text:style-name="T13">„</text:span><text:span text:style-name="T13">Seelenschatz,</text:span><text:span text:style-name="T174"> </text:span><text:span text:style-name="T13">darinnen</text:span><text:span text:style-name="T127"> </text:span><text:span text:style-name="T13">allerhand</text:span><text:span text:style-name="T127"> </text:span><text:span text:style-name="T13">christlich</text:span><text:span text:style-name="T127"> </text:span><text:span text:style-name="T13">catholische</text:span><text:span text:style-name="T127"> </text:span><text:span text:style-name="T13">Gebetlein</text:span><text:span text:style-name="T127"> </text:span><text:span text:style-name="T13">begriffen,</text:span><text:span text:style-name="T127"> </text:span><text:span text:style-name="T13">welche</text:span><text:span text:style-name="T127"> </text:span><text:span text:style-name="T13">der Mensch</text:span><text:span text:style-name="T39"> </text:span><text:span text:style-name="T13">zu </text:span><text:span text:style-name="T122">T</text:span><text:span text:style-name="T13">rost seiner Seelen täglich gebrauchen und sich üben mag“</text:span></text:p>
      <text:p text:style-name="TEXT"/>
      <text:p text:style-name="_37_._20_Komentář_20_CELEK"><text:span text:style-name="T2">Kaligrafický rukopis s bohatou perokresebnou výzdobou (většinou ornamentální, ale též hlavičk</text:span><text:span text:style-name="T176">y</text:span><text:span text:style-name="T2">, ptáci, květ</text:span><text:span text:style-name="T176">y</text:span><text:span text:style-name="T2">, vlys</text:span><text:span text:style-name="T176">y</text:span><text:span text:style-name="T2">, viněty). Na fol. 2r s </text:span><text:span text:style-name="T2">kaligrafickou výzdobou je letopočet 1666 a pod ním monogram </text:span><text:span text:style-name="T4">„M. </text:span><text:span text:style-name="T119">W</text:span><text:span text:style-name="T4">.“ </text:span><text:span text:style-name="T2">Na dolním okraji listu jsou ještě iniciály </text:span><text:span text:style-name="T4">„J.H.</text:span><text:span text:style-name="T119">W</text:span><text:span text:style-name="T4">.D.R.K.M.N.O.C.B.R.“ </text:span><text:span text:style-name="T2">Na </text:span><text:span text:style-name="T52">f</text:span><text:span text:style-name="T2">f. 229-234 je </text:span><text:span text:style-name="T4">„Index“ </text:span><text:span text:style-name="T2">.</text:span></text:p>
      <text:p text:style-name="TEXT"/>
      <text:p text:style-name="TEXT"/>
      <text:p text:style-name="P201"><text:bookmark-start text:name="D_079"/><text:soft-page-break/><text:span text:style-name="T13">7</text:span><text:bookmark-end text:name="D_079"/><text:span text:style-name="T13">7 <text:s text:c="75"/>D</text:span><text:span text:style-name="T214"> </text:span><text:span text:style-name="T13">79</text:span></text:p>
      <text:p text:style-name="P95"/>
      <text:p text:style-name="P14"><text:span text:style-name="T2">XVIII</text:span><text:span text:style-name="T32"> </text:span><text:span text:style-name="T2">, pap., VI + </text:span><text:span text:style-name="T102">1</text:span><text:span text:style-name="T2">16 (recte: 124) pp., 13,4 x 80, cm, vazba soudobá</text:span></text:p>
      <text:p text:style-name="P95"/>
      <text:p text:style-name="P95"><text:span text:style-name="T2">Původní paginace,</text:span><text:span text:style-name="T225"> </text:span><text:span text:style-name="T2">do</text:span><text:span text:style-name="T225"> </text:span><text:span text:style-name="T2">níž</text:span><text:span text:style-name="T225"> </text:span><text:span text:style-name="T2">jsou</text:span><text:span text:style-name="T225"> </text:span><text:span text:style-name="T2">zahrnuty</text:span><text:span text:style-name="T225"> (s jednou výjimkou) </text:span><text:span text:style-name="T2">i ve-</text:span><text:span text:style-name="T225"> </text:span><text:span text:style-name="T2">vázané</text:span><text:span text:style-name="T225"> </text:span><text:span text:style-name="T2">drobné</text:span><text:span text:style-name="T225"> </text:span><text:span text:style-name="T2">tisk</text:span><text:span text:style-name="T94">y</text:span><text:span text:style-name="T2">.</text:span><text:span text:style-name="T225"> </text:span><text:span text:style-name="T2">Některé</text:span><text:span text:style-name="T225"> </text:span><text:span text:style-name="T2">listy natržené.</text:span><text:span text:style-name="T255"> </text:span><text:span text:style-name="T4">-</text:span><text:span text:style-name="T299"> </text:span><text:span text:style-name="T4">Písmo:</text:span><text:span text:style-name="T299"> </text:span><text:span text:style-name="T2">Jedna</text:span><text:span text:style-name="T298"> </text:span><text:span text:style-name="T2">písařská</text:span><text:span text:style-name="T298"> </text:span><text:span text:style-name="T2">ruka,</text:span><text:span text:style-name="T298"> </text:span><text:span text:style-name="T2">humanistická</text:span><text:span text:style-name="T298"> </text:span><text:span text:style-name="T2">polokurzíva.</text:span><text:span text:style-name="T255"> </text:span><text:span text:style-name="T4">-</text:span><text:span text:style-name="T299"> </text:span><text:span text:style-name="T2">Původní</text:span><text:span text:style-name="T298"> </text:span><text:span text:style-name="T2">lepenková</text:span><text:span text:style-name="T298"> </text:span><text:span text:style-name="T2">vazba potažená</text:span><text:span text:style-name="T73"> </text:span><text:span text:style-name="T2">skopovicí</text:span><text:span text:style-name="T73"> </text:span><text:span text:style-name="T2">s</text:span><text:span text:style-name="T73"> </text:span><text:span text:style-name="T2">rýhováním</text:span><text:span text:style-name="T73"> </text:span><text:span text:style-name="T2">a</text:span><text:span text:style-name="T73"> </text:span><text:span text:style-name="T2">slepotiskem. </text:span><text:span text:style-name="T4">-</text:span><text:span text:style-name="T74"> </text:span><text:span text:style-name="T4">Výzdoba:</text:span><text:span text:style-name="T74"> </text:span><text:span text:style-name="T2">Vlepeny</text:span><text:span text:style-name="T73"> </text:span><text:span text:style-name="T2">tři</text:span><text:span text:style-name="T73"> </text:span><text:span text:style-name="T2">mědiryt</text:span><text:span text:style-name="T94">y</text:span><text:span text:style-name="T2">.</text:span><text:span text:style-name="T73"> </text:span><text:span text:style-name="T2">Na</text:span><text:span text:style-name="T73"> </text:span><text:span text:style-name="T2">přední předsádce</text:span><text:span text:style-name="T320"> </text:span><text:span text:style-name="T2">alegorie</text:span><text:span text:style-name="T320"> </text:span><text:span text:style-name="T2">křesťanské</text:span><text:span text:style-name="T320"> </text:span><text:span text:style-name="T2">zbroje (resp.</text:span><text:span text:style-name="T320"> </text:span><text:span text:style-name="T2">křesťanského</text:span><text:span text:style-name="T320"> </text:span><text:span text:style-name="T2">rytíře, </text:span><text:span text:style-name="T4">„miles</text:span><text:span text:style-name="T321"> </text:span><text:span text:style-name="T4">christianus“</text:span><text:span text:style-name="T2">)</text:span><text:span text:style-name="T320"> </text:span><text:span text:style-name="T2">a</text:span><text:span text:style-name="T320"> </text:span><text:span text:style-name="T2">na přední</text:span><text:span text:style-name="T338"> </text:span><text:span text:style-name="T2">předsádce</text:span><text:span text:style-name="T338"> </text:span><text:span text:style-name="T2">(dnes</text:span><text:span text:style-name="T338"> </text:span><text:span text:style-name="T2">uvolněná</text:span><text:span text:style-name="T338"> </text:span><text:span text:style-name="T2">z</text:span><text:span text:style-name="T338"> </text:span><text:span text:style-name="T2">vazby)</text:span><text:span text:style-name="T338"> </text:span><text:span text:style-name="T2">zavraždění</text:span><text:span text:style-name="T338"> </text:span><text:span text:style-name="T2">14</text:span><text:span text:style-name="T338"> </text:span><text:span text:style-name="T2">františkánů</text:span><text:span text:style-name="T338"> </text:span><text:span text:style-name="T2">od</text:span><text:span text:style-name="T338"> </text:span><text:span text:style-name="T238">P</text:span><text:span text:style-name="T2">.</text:span><text:span text:style-name="T338"> </text:span><text:span text:style-name="T2">Marie</text:span><text:span text:style-name="T338"> </text:span><text:span text:style-name="T2">Sněžné</text:span><text:span text:style-name="T338"> </text:span><text:span text:style-name="T2">na Novém</text:span><text:span text:style-name="T199"> M</text:span><text:span text:style-name="T2">ěstě</text:span><text:span text:style-name="T199"> </text:span><text:span text:style-name="T2">pražském</text:span><text:span text:style-name="T199"> </text:span><text:span text:style-name="T2">za</text:span><text:span text:style-name="T199"> </text:span><text:span text:style-name="T2">vpádů</text:span><text:span text:style-name="T199"> </text:span><text:span text:style-name="T2">Pasovských</text:span><text:span text:style-name="T199"> </text:span><text:span text:style-name="T2">15.</text:span><text:span text:style-name="T199"> </text:span><text:span text:style-name="T2">února</text:span><text:span text:style-name="T199"> </text:span><text:span text:style-name="T2">16</text:span><text:span text:style-name="T102">1</text:span><text:span text:style-name="T2">1: </text:span><text:span text:style-name="T4">„Anno 16</text:span><text:span text:style-name="T119">1</text:span><text:span text:style-name="T4">1</text:span><text:span text:style-name="T201"> </text:span><text:span text:style-name="T4">die</text:span><text:span text:style-name="T201"> </text:span><text:span text:style-name="T4">15.</text:span><text:span text:style-name="T201"> </text:span><text:span text:style-name="T4">Feb</text:span><text:span text:style-name="T240">r</text:span><text:span text:style-name="T4">. venerabiles</text:span><text:span text:style-name="T203"> </text:span><text:span text:style-name="T4">XIV</text:span><text:span text:style-name="T203"> </text:span><text:span text:style-name="T103">r</text:span><text:span text:style-name="T4">eligiosi</text:span><text:span text:style-name="T203"> </text:span><text:span text:style-name="T4">O</text:span><text:span text:style-name="T240">r</text:span><text:span text:style-name="T4">.</text:span><text:span text:style-name="T203"> </text:span><text:span text:style-name="T4">Min.</text:span><text:span text:style-name="T203"> </text:span><text:span text:style-name="T4">S.</text:span><text:span text:style-name="T203"> </text:span><text:span text:style-name="T4">Franc.</text:span><text:span text:style-name="T203"> </text:span><text:span text:style-name="T4">Strict.</text:span><text:span text:style-name="T203"> </text:span><text:span text:style-name="T4">Obser</text:span><text:span text:style-name="T119">v</text:span><text:span text:style-name="T4">.</text:span><text:span text:style-name="T203"> </text:span><text:span text:style-name="T4">ab</text:span><text:span text:style-name="T203"> </text:span><text:span text:style-name="T4">hae</text:span><text:span text:style-name="T103">r</text:span><text:span text:style-name="T4">etica</text:span><text:span text:style-name="T203"> </text:span><text:span text:style-name="T4">plebe</text:span><text:span text:style-name="T203"> </text:span><text:span text:style-name="T4">crudeliter</text:span><text:span text:style-name="T203"> </text:span><text:span text:style-name="T4">occisi Neo-Pragae</text:span><text:span text:style-name="T194"> </text:span><text:span text:style-name="T4">in</text:span><text:span text:style-name="T194"> </text:span><text:span text:style-name="T4">conventu</text:span><text:span text:style-name="T194"> </text:span><text:span text:style-name="T4">S.</text:span><text:span text:style-name="T194"> </text:span><text:span text:style-name="T4">Mariae</text:span><text:span text:style-name="T194"> </text:span><text:span text:style-name="T4">ad</text:span><text:span text:style-name="T194"> </text:span><text:span text:style-name="T4">Nives</text:span><text:span text:style-name="T194"> </text:span><text:span text:style-name="T4">...“ </text:span><text:span text:style-name="T32">R</text:span><text:span text:style-name="T2">ytinu</text:span><text:span text:style-name="T192"> </text:span><text:span text:style-name="T2">provedl</text:span><text:span text:style-name="T192"> <text:s text:c="4"/></text:span><text:span text:style-name="T2">v</text:span><text:span text:style-name="T192"> </text:span><text:span text:style-name="T2">roce</text:span><text:span text:style-name="T192"> </text:span><text:span text:style-name="T2">1698</text:span><text:span text:style-name="T192"> </text:span><text:span text:style-name="T2">pražský</text:span><text:span text:style-name="T192"> </text:span><text:span text:style-name="T2">rytec Balthasar</text:span><text:span text:style-name="T363"> </text:span><text:span text:style-name="T2">van</text:span><text:span text:style-name="T363"> </text:span><text:span text:style-name="T259">W</text:span><text:span text:style-name="T2">esterhout</text:span><text:span text:style-name="T363"> </text:span><text:span text:style-name="T2">na</text:span><text:span text:style-name="T363"> </text:span><text:span text:style-name="T2">základě</text:span><text:span text:style-name="T363"> </text:span><text:span text:style-name="T2">předlohy</text:span><text:span text:style-name="T363"> </text:span><text:span text:style-name="T2">Jana</text:span><text:span text:style-name="T363"> </text:span><text:span text:style-name="T2">Ongherse.</text:span><text:span text:style-name="T363"> </text:span><text:span text:style-name="T32">R</text:span><text:span text:style-name="T2">ytina</text:span><text:span text:style-name="T363"> </text:span><text:span text:style-name="T2">je</text:span><text:span text:style-name="T363"> </text:span><text:span text:style-name="T2">součástí</text:span><text:span text:style-name="T363"> </text:span><text:span text:style-name="T2">spisu</text:span><text:span text:style-name="T363"> </text:span><text:span text:style-name="T4">Pars historica</text:span><text:span text:style-name="T222"> </text:span><text:span text:style-name="T4">de</text:span><text:span text:style-name="T222"> </text:span><text:span text:style-name="T240">V</text:span><text:span text:style-name="T4">enerabilibus</text:span><text:span text:style-name="T222"> </text:span><text:span text:style-name="T4">XI</text:span><text:span text:style-name="T83">V</text:span><text:span text:style-name="T4">.</text:span><text:span text:style-name="T222"> </text:span><text:span text:style-name="T4">Religiosis</text:span><text:span text:style-name="T222"> </text:span><text:span text:style-name="T4">Patribus</text:span><text:span text:style-name="T222"> </text:span><text:span text:style-name="T4">et</text:span><text:span text:style-name="T222"> </text:span><text:span text:style-name="T4">Fratribus</text:span><text:span text:style-name="T222"> </text:span><text:span text:style-name="T4">o</text:span><text:span text:style-name="T103">r</text:span><text:span text:style-name="T4">dinis</text:span><text:span text:style-name="T222"> </text:span><text:span text:style-name="T4">Sancti</text:span><text:span text:style-name="T222"> </text:span><text:span text:style-name="T4">Patris</text:span><text:span text:style-name="T222"> </text:span><text:span text:style-name="T4">Francisci Strictionis</text:span><text:span text:style-name="T130"> </text:span><text:span text:style-name="T4">Observantiae</text:span><text:span text:style-name="T130"> </text:span><text:span text:style-name="T4">ab</text:span><text:span text:style-name="T130"> </text:span><text:span text:style-name="T4">Hae</text:span><text:span text:style-name="T103">r</text:span><text:span text:style-name="T4">etica</text:span><text:span text:style-name="T130"> </text:span><text:span text:style-name="T4">plebe</text:span><text:span text:style-name="T130"> </text:span><text:span text:style-name="T4">Neo-Pragae</text:span><text:span text:style-name="T130"> </text:span><text:span text:style-name="T4">Bohemiae</text:span><text:span text:style-name="T130"> </text:span><text:span text:style-name="T4">in</text:span><text:span text:style-name="T130"> </text:span><text:span text:style-name="T4">conventu</text:span><text:span text:style-name="T130"> </text:span><text:span text:style-name="T4">Sanctae</text:span><text:span text:style-name="T130"> </text:span><text:span text:style-name="T4">Mariae ad</text:span><text:span text:style-name="T352"> </text:span><text:span text:style-name="T4">Nives</text:span><text:span text:style-name="T352"> </text:span><text:span text:style-name="T4">nuncupato</text:span><text:span text:style-name="T352"> </text:span><text:span text:style-name="T4">crudeliter</text:span><text:span text:style-name="T352"> </text:span><text:span text:style-name="T4">occisis</text:span><text:span text:style-name="T352"> </text:span><text:span text:style-name="T4">anno</text:span><text:span text:style-name="T352"> </text:span><text:span text:style-name="T4">16</text:span><text:span text:style-name="T119">1</text:span><text:span text:style-name="T4">1</text:span><text:span text:style-name="T352"> </text:span><text:span text:style-name="T4">die</text:span><text:span text:style-name="T352"> </text:span><text:span text:style-name="T4">15.</text:span><text:span text:style-name="T352"> </text:span><text:span text:style-name="T4">Februarii</text:span><text:span text:style-name="T2">,</text:span><text:span text:style-name="T350"> </text:span><text:span text:style-name="T2">viz</text:span><text:span text:style-name="T350"> </text:span><text:span text:style-name="T2">Royt,</text:span><text:span text:style-name="T350"> </text:span><text:span text:style-name="T2">J.:</text:span><text:span text:style-name="T350"> </text:span><text:span text:style-name="T4">Zobrazení</text:span><text:span text:style-name="T352"> </text:span><text:span text:style-name="T4">14 ctihodných</text:span><text:span text:style-name="T234"> </text:span><text:span text:style-name="T4">mučedníků</text:span><text:span text:style-name="T2">,</text:span><text:span text:style-name="T233"> </text:span><text:span text:style-name="T2">s.</text:span><text:span text:style-name="T233"> </text:span><text:span text:style-name="T2">142.</text:span><text:span text:style-name="T233"> </text:span><text:span text:style-name="T2">-</text:span><text:span text:style-name="T233"> </text:span><text:span text:style-name="T2">Na</text:span><text:span text:style-name="T233"> </text:span><text:span text:style-name="T2">zadní</text:span><text:span text:style-name="T233"> </text:span><text:span text:style-name="T2">straně</text:span><text:span text:style-name="T233"> </text:span><text:span text:style-name="T2">přední</text:span><text:span text:style-name="T233"> </text:span><text:span text:style-name="T2">předsádky</text:span><text:span text:style-name="T233"> </text:span><text:span text:style-name="T2">a</text:span><text:span text:style-name="T233"> </text:span><text:span text:style-name="T2">na</text:span><text:span text:style-name="T233"> </text:span><text:span text:style-name="T2">předních</text:span><text:span text:style-name="T233"> </text:span><text:span text:style-name="T2">nečíslovaných listech</text:span><text:span text:style-name="T229"> </text:span><text:span text:style-name="T2">text</text:span><text:span text:style-name="T229"> </text:span><text:span text:style-name="T2">modliteb: </text:span><text:span text:style-name="T4">„O</text:span><text:span text:style-name="T231"> </text:span><text:span text:style-name="T4">Pater</text:span><text:span text:style-name="T231"> </text:span><text:span text:style-name="T4">aeterne,</text:span><text:span text:style-name="T231"> </text:span><text:span text:style-name="T4">per</text:span><text:span text:style-name="T231"> </text:span><text:span text:style-name="T4">passionem</text:span><text:span text:style-name="T231"> </text:span><text:span text:style-name="T4">et</text:span><text:span text:style-name="T231"> </text:span><text:span text:style-name="T4">merita</text:span><text:span text:style-name="T231"> </text:span><text:span text:style-name="T4">dilectissimi</text:span><text:span text:style-name="T231"> </text:span><text:span text:style-name="T4">Filii</text:span><text:span text:style-name="T231"> </text:span><text:span text:style-name="T178">T</text:span><text:span text:style-name="T4">ui</text:span><text:span text:style-name="T231"> </text:span><text:span text:style-name="T4">Domini nostri</text:span><text:span text:style-name="T365"> </text:span><text:span text:style-name="T4">Jesu</text:span><text:span text:style-name="T365"> </text:span><text:span text:style-name="T4">Christi,</text:span><text:span text:style-name="T365"> </text:span><text:span text:style-name="T4">ejusquae</text:span><text:span text:style-name="T365"> </text:span><text:span text:style-name="T4">purissimae</text:span><text:span text:style-name="T365"> </text:span><text:span text:style-name="T119">V</text:span><text:span text:style-name="T4">i</text:span><text:span text:style-name="T103">r</text:span><text:span text:style-name="T4">ginis</text:span><text:span text:style-name="T365"> </text:span><text:span text:style-name="T4">Matris</text:span><text:span text:style-name="T365"> </text:span><text:span text:style-name="T4">Mariae,</text:span><text:span text:style-name="T365"> </text:span><text:span text:style-name="T4">utriusquae</text:span><text:span text:style-name="T365"> </text:span><text:span text:style-name="T4">ecclesiae</text:span><text:span text:style-name="T365"> </text:span><text:span text:style-name="T178">T</text:span><text:span text:style-name="T4">uae sanctae,</text:span><text:span text:style-name="T382"> </text:span><text:span text:style-name="T4">humillime</text:span><text:span text:style-name="T302"> </text:span><text:span text:style-name="T4">peto</text:span><text:span text:style-name="T302"> </text:span><text:span text:style-name="T4">ac</text:span><text:span text:style-name="T302"> </text:span><text:span text:style-name="T4">supplico</text:span><text:span text:style-name="T302"> </text:span><text:span text:style-name="T4">...“ -</text:span><text:span text:style-name="T302"> </text:span><text:span text:style-name="T4">P</text:span><text:span text:style-name="T103">r</text:span><text:span text:style-name="T4">ovenienční</text:span><text:span text:style-name="T302"> </text:span><text:span text:style-name="T4">poznámka: „P</text:span><text:span text:style-name="T103">r</text:span><text:span text:style-name="T4">o</text:span><text:span text:style-name="T302"> </text:span><text:span text:style-name="T4">simplici</text:span><text:span text:style-name="T302"> </text:span><text:span text:style-name="T4">usu</text:span><text:span text:style-name="T302"> </text:span><text:span text:style-name="T83">P</text:span><text:span text:style-name="T4">.</text:span><text:span text:style-name="T302"> </text:span><text:span text:style-name="T4">Faustini Ko</text:span><text:span text:style-name="T103">r</text:span><text:span text:style-name="T4">dik Franciscani“ </text:span><text:span text:style-name="T2">. O něm viz rukopisy D 84-86.</text:span></text:p>
      <text:p text:style-name="P95"/>
      <text:p text:style-name="P211"><text:span text:style-name="T13">[</text:span><text:span text:style-name="T273">V</text:span><text:span text:style-name="T13">ariae p</text:span><text:span text:style-name="T53">r</text:span><text:span text:style-name="T13">eces et exe</text:span><text:span text:style-name="T53">r</text:span><text:span text:style-name="T13">citia spiritualia p</text:span><text:span text:style-name="T53">r</text:span><text:span text:style-name="T13">o monachis <text:s text:c="14"/>Ord. </text:span><text:span text:style-name="T13">Fratrum Minorum Ref.]</text:span></text:p>
      <text:p text:style-name="P95"/>
      <text:p text:style-name="P61"><text:span text:style-name="T13">1-</text:span><text:span text:style-name="T105">11</text:span><text:span text:style-name="T13">1</text:span><text:span text:style-name="T2"><text:tab/>„Exercitium matutinum“.</text:span></text:p>
      <text:p text:style-name="P38"><text:span text:style-name="T2">„</text:span><text:span text:style-name="T2">Jesus,</text:span><text:span text:style-name="T32"> </text:span><text:span text:style-name="T2">Maria, Josef! </text:span><text:span text:style-name="T81">V</text:span><text:span text:style-name="T2">obis o</text:span><text:span text:style-name="T52">f</text:span><text:span text:style-name="T2">fero in sacrificium matutinum cor et animam meam ... x ... </text:span><text:span text:style-name="T171">T</text:span><text:span text:style-name="T2">ibi igitur sit soli hono</text:span><text:span text:style-name="T32">r</text:span><text:span text:style-name="T2">, gloria et gratiarum actio in saecula saeculorum. Amen“</text:span></text:p>
      <text:p text:style-name="TEXT"/>
      <text:p text:style-name="TEXT"/>
      <text:p text:style-name="_34_._20_KAPITOLA_20_rukopisu_20_-_20_1._20_odstavec"><text:soft-page-break/><text:span text:style-name="T13">18-19</text:span><text:span text:style-name="T331"><text:tab/></text:span><text:span text:style-name="T13">„Formula</text:span><text:span text:style-name="T113"> </text:span><text:span text:style-name="T13">votiva</text:span><text:span text:style-name="T113"> </text:span><text:span text:style-name="T13">ad</text:span><text:span text:style-name="T113"> </text:span><text:span text:style-name="T13">sanctum</text:span><text:span text:style-name="T113"> </text:span><text:span text:style-name="T13">a</text:span><text:span text:style-name="T53">r</text:span><text:span text:style-name="T13">changelum</text:span><text:span text:style-name="T113"> </text:span><text:span text:style-name="T13">Michaelem</text:span><text:span text:style-name="T113"> </text:span><text:span text:style-name="T13">a</text:span><text:span text:style-name="T113"> </text:span><text:span text:style-name="T13">fratribus</text:span><text:span text:style-name="T113"> </text:span><text:span text:style-name="T13">et</text:span><text:span text:style-name="T113"> </text:span><text:span text:style-name="T13">so</text:span><text:span text:style-name="T53">r</text:span><text:span text:style-name="T13">oribus electoralis a</text:span><text:span text:style-name="T53">r</text:span><text:span text:style-name="T13">chiconfraternitatis praefati ducis caelesti in oppido Bergensi quotidie dicenda“</text:span></text:p>
      <text:p text:style-name="P44"/>
      <text:p text:style-name="_36_._20_Komentář_20_kapitoly"><text:span text:style-name="T2">Drobný tisk (dvoulist). Mědiryt s</text:span><text:span text:style-name="T176">v</text:span><text:span text:style-name="T2">. Michala Archanděla.</text:span></text:p>
      <text:p text:style-name="TEXT"/>
      <text:p text:style-name="_34_._20_KAPITOLA_20_rukopisu_20_-_20_1._20_odstavec"><text:span text:style-name="T13">[1]-[4]<text:tab/>„Summi</text:span><text:span text:style-name="T386"> </text:span><text:span text:style-name="T13">momenti</text:span><text:span text:style-name="T170"> </text:span><text:span text:style-name="T13">summum</text:span><text:span text:style-name="T170"> </text:span><text:span text:style-name="T13">momentum,</text:span><text:span text:style-name="T170"> </text:span><text:span text:style-name="T13">quod</text:span><text:span text:style-name="T170"> </text:span><text:span text:style-name="T13">omnium</text:span><text:span text:style-name="T170"> </text:span><text:span text:style-name="T13">terribilium</text:span><text:span text:style-name="T170"> </text:span><text:span text:style-name="T13">terribilissimum </text:span><text:span text:style-name="T53">r</text:span><text:span text:style-name="T13">eddit</text:span><text:span text:style-name="T364"> </text:span><text:span text:style-name="T13">mors, p</text:span><text:span text:style-name="T53">r</text:span><text:span text:style-name="T13">o</text:span><text:span text:style-name="T364"> </text:span><text:span text:style-name="T13">sac</text:span><text:span text:style-name="T53">r</text:span><text:span text:style-name="T13">o</text:span><text:span text:style-name="T364"> </text:span><text:span text:style-name="T13">Ignatiani</text:span><text:span text:style-name="T364"> </text:span><text:span text:style-name="T53">r</text:span><text:span text:style-name="T13">ecessus</text:span><text:span text:style-name="T364"> </text:span><text:span text:style-name="T13">triduo</text:span><text:span text:style-name="T364"> </text:span><text:span text:style-name="T13">Scholaribus</text:span><text:span text:style-name="T364"> </text:span><text:span text:style-name="T13">commendatum</text:span><text:span text:style-name="T364"> </text:span><text:span text:style-name="T13">Oppaviae 1731“</text:span></text:p>
      <text:p text:style-name="P44"/>
      <text:p text:style-name="_36_._20_Komentář_20_kapitoly"><text:span text:style-name="T2">Drobný tisk (dvoulist)</text:span> mezi stranou 28 a 29.</text:p>
      <text:p text:style-name="TEXT"/>
      <text:p text:style-name="_34_._20_KAPITOLA_20_rukopisu_20_-_20_1._20_odstavec"><text:span text:style-name="T13">93-96</text:span><text:span text:style-name="T32"><text:tab/></text:span><text:span text:style-name="T13">„Oratio continens praecipuos </text:span><text:span text:style-name="T53">r</text:span><text:span text:style-name="T13">eligionis actus“</text:span></text:p>
      <text:p text:style-name="_35_._20_KAPITOLA_20_rukopisu_20_-_20_2._20_odstavec"><text:span text:style-name="T2">„</text:span><text:span text:style-name="T2">Credo</text:span><text:span text:style-name="T32"> </text:span><text:span text:style-name="T2">Domine; sed credam firmius! Spero Domine; sed sperem securius! ...“</text:span></text:p>
      <text:p text:style-name="TEXT"/>
      <text:p text:style-name="P65">Drobný tisk (dvoulist).</text:p>
      <text:p text:style-name="TEXT"/>
      <text:p text:style-name="_34_._20_KAPITOLA_20_rukopisu_20_-_20_1._20_odstavec"><text:span text:style-name="T13">97-100</text:span><text:span text:style-name="T32"><text:tab/></text:span><text:span text:style-name="T13">„Oratio S. Augustini sumpta ex magna tabula Lateranensis ecclesiae“</text:span></text:p>
      <text:p text:style-name="TEXT"/>
      <text:p text:style-name="P65">Drobný tisk (dvoulist).</text:p>
      <text:p text:style-name="P81"/>
      <text:p text:style-name="P81"/>
      <text:p text:style-name="P81"/>
      <text:p text:style-name="P81"/>
      <text:p text:style-name="P81"/>
      <text:p text:style-name="_31_.Číslo_20_rukopisu"><text:bookmark-start text:name="D_080"/><text:span text:style-name="T13">7</text:span><text:bookmark-end text:name="D_080"/><text:span text:style-name="T13">8 <text:s text:c="75"/>D</text:span><text:span text:style-name="T214"> </text:span><text:span text:style-name="T13">80</text:span></text:p>
      <text:p text:style-name="TEXT"/>
      <text:p text:style-name="_32_._20_Vazba_20_a_20_rozměry"><text:span text:style-name="T2">XVII</text:span><text:span text:style-name="T32"> </text:span><text:span text:style-name="T2">, pap., [64] </text:span><text:span text:style-name="T52">f</text:span><text:span text:style-name="T2">f., 10,8 x 75, cm, vazba soudobá</text:span></text:p>
      <text:p text:style-name="TEXT"/>
      <text:p text:style-name="TEXT"><text:span text:style-name="T2">Knižní</text:span><text:span text:style-name="T283"> </text:span><text:span text:style-name="T2">blok</text:span><text:span text:style-name="T363"> </text:span><text:span text:style-name="T2">částečně</text:span><text:span text:style-name="T363"> </text:span><text:span text:style-name="T2">uvolněn</text:span><text:span text:style-name="T363"> </text:span><text:span text:style-name="T2">z</text:span><text:span text:style-name="T363"> </text:span><text:span text:style-name="T2">vazb</text:span><text:span text:style-name="T94">y</text:span><text:span text:style-name="T2">.</text:span><text:span text:style-name="T363"> </text:span><text:span text:style-name="T2">Ff.</text:span><text:span text:style-name="T363"> </text:span><text:span text:style-name="T2">34v-62r</text:span><text:span text:style-name="T363"> </text:span><text:span text:style-name="T2">prázdná. </text:span><text:span text:style-name="T4">-</text:span><text:span text:style-name="T365"> </text:span><text:span text:style-name="T4">Písmo:</text:span><text:span text:style-name="T365"> </text:span><text:span text:style-name="T2">Několik</text:span><text:span text:style-name="T363"> </text:span><text:span text:style-name="T2">písařských rukou,</text:span><text:span text:style-name="T102"> </text:span><text:span text:style-name="T2">humanistická</text:span><text:span text:style-name="T102"> </text:span><text:span text:style-name="T2">polokurzíva.</text:span><text:span text:style-name="T335"> </text:span><text:span text:style-name="T4">-</text:span><text:span text:style-name="T103"> </text:span><text:span text:style-name="T2">Původní</text:span><text:span text:style-name="T102"> </text:span><text:span text:style-name="T2">lepenková</text:span><text:span text:style-name="T102"> </text:span><text:span text:style-name="T2">vazba</text:span><text:span text:style-name="T102"> </text:span><text:span text:style-name="T2">potažená</text:span><text:span text:style-name="T102"> </text:span><text:span text:style-name="T2">skopovicí</text:span><text:span text:style-name="T102"> </text:span><text:span text:style-name="T2">s</text:span><text:span text:style-name="T102"> </text:span><text:span text:style-name="T2">rýhováním. -</text:span><text:span text:style-name="T32"> </text:span><text:span text:style-name="T2">Na titulní straně dole tužkou dopsána původní signatura dačické knihovny: </text:span><text:span text:style-name="T4">„Z. d. 237“</text:span></text:p>
      <text:p text:style-name="_33_._20_Název_20_rukopisu"><text:soft-page-break/>[Benedictiones]</text:p>
      <text:p text:style-name="TEXT"/>
      <text:p text:style-name="P56"><text:span text:style-name="T13">(a)</text:span><text:span text:style-name="T39"> </text:span><text:span text:style-name="T13">1r-34r</text:span><text:span text:style-name="T2"><text:tab/></text:span><text:span text:style-name="T13">[Benedictio schedularum Immaculatae Conceptionis <text:s text:c="7"/>B. </text:span><text:span text:style-name="T86">V</text:span><text:span text:style-name="T13">. M.]</text:span></text:p>
      <text:p text:style-name="P44"/>
      <text:p text:style-name="_36_._20_Komentář_20_kapitoly"><text:span text:style-name="T2">Obsahuje: </text:span><text:span text:style-name="T4">„Praeparatio</text:span><text:span text:style-name="T288"> </text:span><text:span text:style-name="T4">ante</text:span><text:span text:style-name="T288"> </text:span><text:span text:style-name="T4">Benedictionem</text:span><text:span text:style-name="T288"> </text:span><text:span text:style-name="T4">schedarum</text:span><text:span text:style-name="T288"> </text:span><text:span text:style-name="T4">...“</text:span><text:span text:style-name="T288"> </text:span><text:span text:style-name="T2">; </text:span><text:span text:style-name="T4">„Benedictio</text:span><text:span text:style-name="T288"> </text:span><text:span text:style-name="T4">chartae“</text:span><text:span text:style-name="T288"> </text:span><text:span text:style-name="T2">; </text:span><text:span text:style-name="T4">„Benedictio</text:span><text:span text:style-name="T288"> </text:span><text:span text:style-name="T4">attramenti“ </text:span><text:span text:style-name="T2">; </text:span><text:span text:style-name="T4">„Benedictio supra chartam calamum et attramentum simul ...“ </text:span><text:span text:style-name="T2">Kromě toho podrobný popis příprav „cedulek“ (</text:span><text:span text:style-name="T4">„schedulae“</text:span><text:span text:style-name="T2">)</text:span><text:span text:style-name="T233"> </text:span><text:span text:style-name="T2">na</text:span><text:span text:style-name="T233"> </text:span><text:span text:style-name="T52">f</text:span><text:span text:style-name="T2">f.</text:span><text:span text:style-name="T233"> </text:span><text:span text:style-name="T2">23r-23v: </text:span><text:span text:style-name="T4">„Usus</text:span><text:span text:style-name="T234"> </text:span><text:span text:style-name="T4">schedularum</text:span><text:span text:style-name="T234"> </text:span><text:span text:style-name="T4">talis</text:span><text:span text:style-name="T234"> </text:span><text:span text:style-name="T4">est.</text:span><text:span text:style-name="T234"> </text:span><text:span text:style-name="T4">Primo,</text:span><text:span text:style-name="T234"> </text:span><text:span text:style-name="T4">facies</text:span><text:span text:style-name="T234"> </text:span><text:span text:style-name="T4">parvulas</text:span><text:span text:style-name="T234"> </text:span><text:span text:style-name="T4">schedulas,</text:span><text:span text:style-name="T234"> </text:span><text:span text:style-name="T4">supra</text:span><text:span text:style-name="T234"> </text:span><text:span text:style-name="T4">quas</text:span><text:span text:style-name="T234"> </text:span><text:span text:style-name="T4">ex</text:span><text:span text:style-name="T234"> </text:span><text:span text:style-name="T4">parte una</text:span><text:span text:style-name="T207"> </text:span><text:span text:style-name="T4">hae</text:span><text:span text:style-name="T207"> </text:span><text:span text:style-name="T4">litterae</text:span><text:span text:style-name="T207"> </text:span><text:span text:style-name="T4">scribentur:</text:span><text:span text:style-name="T207"> </text:span><text:span text:style-name="T4">I+N+R+I</text:span><text:span text:style-name="T207"> </text:span><text:span text:style-name="T270">V</text:span><text:span text:style-name="T4">erbum</text:span><text:span text:style-name="T207"> </text:span><text:span text:style-name="T4">ca</text:span><text:span text:style-name="T152">r</text:span><text:span text:style-name="T4">o</text:span><text:span text:style-name="T207"> </text:span><text:span text:style-name="T4">factum</text:span><text:span text:style-name="T207"> </text:span><text:span text:style-name="T4">est</text:span><text:span text:style-name="T207"> </text:span><text:span text:style-name="T4">et</text:span><text:span text:style-name="T207"> </text:span><text:span text:style-name="T4">habitavit</text:span><text:span text:style-name="T207"> </text:span><text:span text:style-name="T4">in</text:span><text:span text:style-name="T207"> </text:span><text:span text:style-name="T4">nobis.</text:span><text:span text:style-name="T207"> </text:span><text:span text:style-name="T4">Ex</text:span><text:span text:style-name="T207"> </text:span><text:span text:style-name="T4">altera</text:span><text:span text:style-name="T207"> </text:span><text:span text:style-name="T4">ve</text:span><text:span text:style-name="T152">r</text:span><text:span text:style-name="T4">o</text:span><text:span text:style-name="T207"> </text:span><text:span text:style-name="T4">parte:</text:span><text:span text:style-name="T207"> </text:span><text:span text:style-name="T4">+Maria +</text:span><text:span text:style-name="T152"> </text:span><text:span text:style-name="T4">in</text:span><text:span text:style-name="T152"> </text:span><text:span text:style-name="T4">conceptione</text:span><text:span text:style-name="T152"> </text:span><text:span text:style-name="T4">tua</text:span><text:span text:style-name="T152"> </text:span><text:span text:style-name="T4">vi</text:span><text:span text:style-name="T152">r</text:span><text:span text:style-name="T4">go</text:span><text:span text:style-name="T152"> </text:span><text:span text:style-name="T4">immaculata</text:span><text:span text:style-name="T152"> </text:span><text:span text:style-name="T4">fuisti</text:span><text:span text:style-name="T152"> </text:span><text:span text:style-name="T4">...“</text:span><text:span text:style-name="T2">.</text:span><text:span text:style-name="T150"> </text:span><text:span text:style-name="T2">Jak</text:span><text:span text:style-name="T150"> </text:span><text:span text:style-name="T2">se</text:span><text:span text:style-name="T150"> </text:span><text:span text:style-name="T2">zacházelo</text:span><text:span text:style-name="T150"> </text:span><text:span text:style-name="T2">se</text:span><text:span text:style-name="T368"> </text:span><text:span text:style-name="T4">„schedulae“</text:span><text:span text:style-name="T369"> </text:span><text:span text:style-name="T2">je</text:span><text:span text:style-name="T150"> </text:span><text:span text:style-name="T2">patrno</text:span><text:span text:style-name="T150"> </text:span><text:span text:style-name="T2">na</text:span><text:span text:style-name="T150"> </text:span><text:span text:style-name="T2">fol.</text:span><text:span text:style-name="T150"> </text:span><text:span text:style-name="T2">31v:</text:span><text:span text:style-name="T150"> </text:span><text:span text:style-name="T3">Sequentia dicenda sunt in actuali etiam incendio, dum in ignem hae schedulae injiciuntu</text:span><text:span text:style-name="T155">r</text:span><text:span text:style-name="T3">.</text:span></text:p>
      <text:p text:style-name="TEXT"/>
      <text:p text:style-name="_34_._20_KAPITOLA_20_rukopisu_20_-_20_1._20_odstavec"><text:span text:style-name="T13">(b)</text:span><text:span text:style-name="T39"> </text:span><text:span text:style-name="T13">62v-64r</text:span><text:span text:style-name="T2"><text:tab/>„Benedictio domus in vigilia Epiphaniae Domini“.</text:span></text:p>
      <text:p text:style-name="P81"/>
      <text:p text:style-name="P81"/>
      <text:p text:style-name="P81"/>
      <text:p text:style-name="P81"/>
      <text:p text:style-name="P81"/>
      <text:p text:style-name="_31_.Číslo_20_rukopisu"><text:bookmark-start text:name="D_081"/><text:span text:style-name="T13">7</text:span><text:bookmark-end text:name="D_081"/><text:span text:style-name="T13">9 <text:s text:c="75"/>D</text:span><text:span text:style-name="T214"> </text:span><text:span text:style-name="T13">81</text:span></text:p>
      <text:p text:style-name="TEXT"/>
      <text:p text:style-name="_32_._20_Vazba_20_a_20_rozměry"><text:span text:style-name="T2">ante</text:span><text:span text:style-name="T32"> </text:span><text:span text:style-name="T2">1765, Praha, pap., [49] </text:span><text:span text:style-name="T52">f</text:span><text:span text:style-name="T2">f., 24,5 x 19,5 cm, sešit</text:span></text:p>
      <text:p text:style-name="TEXT"/>
      <text:p text:style-name="TEXT"><text:span text:style-name="T4">Písmo:</text:span><text:span text:style-name="T34"> </text:span><text:span text:style-name="T2">Jedna písařská ruka. Humanistická polokurzíva a kurzíva. </text:span><text:span text:style-name="T4">- </text:span><text:span text:style-name="T2">Nevázáno. 5 sešitů.</text:span></text:p>
      <text:p text:style-name="TEXT"/>
      <text:p text:style-name="_33_._20_Název_20_rukopisu"><text:span text:style-name="T13">[Praelectiones</text:span><text:span text:style-name="T39"> </text:span><text:span text:style-name="T13">ex ut</text:span><text:span text:style-name="T53">r</text:span><text:span text:style-name="T13">oque ju</text:span><text:span text:style-name="T53">r</text:span><text:span text:style-name="T13">e]</text:span></text:p>
      <text:p text:style-name="TEXT"/>
      <text:p text:style-name="_37_._20_Komentář_20_CELEK"><text:span text:style-name="T2">Pouze torzo záznamu přednášek z obojího práva na generálním františkánském studiu v Praze. Na fol. 2r je </text:span><text:span text:style-name="T4">„Incipit sectio II. partis decalogalis. In praesenti sectione expenenda </text:span><text:span text:style-name="T152">r</text:span><text:span text:style-name="T4">estant ea, quae spectant ad </text:span><text:span text:style-name="T152">r</text:span><text:span text:style-name="T4">eliqua sex Decalogi</text:span><text:span text:style-name="T95"> </text:span><text:span text:style-name="T4">praecepta</text:span><text:span text:style-name="T95"> </text:span><text:span text:style-name="T4">...“</text:span><text:span text:style-name="T161"> </text:span><text:span text:style-name="T2">Na</text:span><text:span text:style-name="T94"> </text:span><text:span text:style-name="T2">fol.</text:span><text:span text:style-name="T94"> </text:span><text:span text:style-name="T2">2v</text:span><text:span text:style-name="T94"> </text:span><text:span text:style-name="T2">je</text:span><text:span text:style-name="T94"> </text:span><text:span text:style-name="T2">uvedeno,</text:span><text:span text:style-name="T94"> </text:span><text:span text:style-name="T2">že</text:span><text:span text:style-name="T94"> </text:span><text:span text:style-name="T2">tato</text:span><text:span text:style-name="T94"> </text:span><text:span text:style-name="T2">2.</text:span><text:span text:style-name="T94"> </text:span><text:span text:style-name="T2">část</text:span><text:span text:style-name="T94"> </text:span><text:span text:style-name="T2">má</text:span><text:span text:style-name="T94"> </text:span><text:span text:style-name="T2">tři</text:span><text:span text:style-name="T94"> </text:span><text:span text:style-name="T2">traktáty:</text:span><text:span text:style-name="T160"> </text:span><text:span text:style-name="T4">„De</text:span><text:span text:style-name="T95"> </text:span><text:span text:style-name="T4">ju</text:span><text:span text:style-name="T152">r</text:span><text:span text:style-name="T4">e</text:span><text:span text:style-name="T95"> </text:span><text:span text:style-name="T4">et</text:span><text:span text:style-name="T95"> </text:span><text:span text:style-name="T4">justitia,“</text:span><text:span text:style-name="T160"> </text:span><text:span text:style-name="T4">„De</text:span><text:span text:style-name="T95"> </text:span><text:span text:style-name="T4">contractibus“ </text:span><text:span text:style-name="T2">et</text:span><text:span text:style-name="T169"> </text:span><text:span text:style-name="T4">„De</text:span><text:span text:style-name="T207"> </text:span><text:span text:style-name="T152">r</text:span><text:span text:style-name="T4">estitutione,“</text:span><text:span text:style-name="T206"> </text:span><text:span text:style-name="T2">zachován</text:span><text:span text:style-name="T206"> </text:span><text:span text:style-name="T2">je</text:span><text:span text:style-name="T206"> </text:span><text:span text:style-name="T2">však</text:span><text:span text:style-name="T206"> </text:span><text:span text:style-name="T2">jen</text:span><text:span text:style-name="T206"> </text:span><text:span text:style-name="T2">první</text:span><text:span text:style-name="T206"> </text:span><text:span text:style-name="T2">a</text:span><text:span text:style-name="T206"> </text:span><text:span text:style-name="T2">začátek</text:span><text:span text:style-name="T206"> </text:span><text:span text:style-name="T2">druhého</text:span><text:span text:style-name="T206"> </text:span><text:span text:style-name="T2">traktátu.</text:span><text:span text:style-name="T206"> </text:span><text:span text:style-name="T2">Na</text:span><text:span text:style-name="T206"> </text:span><text:span text:style-name="T2">záševce</text:span><text:span text:style-name="T206"> </text:span><text:span text:style-name="T2">mezi</text:span><text:span text:style-name="T206"> </text:span><text:span text:style-name="T52">f</text:span><text:span text:style-name="T2">f.</text:span><text:span text:style-name="T206"> </text:span><text:span text:style-name="T2">1-2</text:span><text:span text:style-name="T206"> </text:span><text:span text:style-name="T2">je</text:span><text:span text:style-name="T206"> </text:span><text:span text:style-name="T2">text:</text:span><text:span text:style-name="T169"> </text:span><text:span text:style-name="T4">„Sub lecto</text:span><text:span text:style-name="T152">r</text:span><text:span text:style-name="T4">e</text:span><text:span text:style-name="T168"> </text:span><text:span text:style-name="T4">M.</text:span><text:span text:style-name="T168"> </text:span><text:span text:style-name="T240">V</text:span><text:span text:style-name="T4">.</text:span><text:span text:style-name="T168"> </text:span><text:span text:style-name="T240">P</text:span><text:span text:style-name="T4">.</text:span><text:span text:style-name="T168"> </text:span><text:span text:style-name="T4">Anacleto</text:span><text:span text:style-name="T168"> </text:span><text:span text:style-name="T4">Bu</text:span><text:span text:style-name="T152">r</text:span><text:span text:style-name="T4">germeister</text:span><text:span text:style-name="T168"> </text:span><text:span text:style-name="T4">tractatus</text:span><text:span text:style-name="T168"> </text:span><text:span text:style-name="T4">iste</text:span><text:span text:style-name="T168"> </text:span><text:span text:style-name="T4">manu</text:span><text:span text:style-name="T168"> </text:span><text:span text:style-name="T4">quondam</text:span><text:span text:style-name="T168"> </text:span><text:span text:style-name="T4">Patris</text:span><text:span text:style-name="T168"> </text:span><text:span text:style-name="T4">Nicolai</text:span><text:span text:style-name="T168"> </text:span><text:span text:style-name="T4">Frantz</text:span><text:span text:style-name="T168"> </text:span><text:span text:style-name="T4">descriptus</text:span><text:span text:style-name="T168"> </text:span><text:span text:style-name="T4">Patri</text:span><text:span text:style-name="T168"> </text:span><text:span text:style-name="T4">Selesio Cženiek</text:span><text:span text:style-name="T203"> </text:span><text:span text:style-name="T4">est</text:span><text:span text:style-name="T203"> </text:span><text:span text:style-name="T4">donatus</text:span><text:span text:style-name="T203"> </text:span><text:span text:style-name="T4">anno</text:span><text:span text:style-name="T203"> </text:span><text:span text:style-name="T4">1764“</text:span><text:span text:style-name="T2">.</text:span><text:span text:style-name="T202"> </text:span><text:span text:style-name="T2">Bu</text:span><text:span text:style-name="T52">r</text:span><text:span text:style-name="T2">germeister,</text:span><text:span text:style-name="T202"> </text:span><text:span text:style-name="T2">pocházející</text:span><text:span text:style-name="T202"> </text:span><text:span text:style-name="T2">z</text:span><text:span text:style-name="T202"> </text:span><text:span text:style-name="T2">Kozomína</text:span><text:span text:style-name="T202"> </text:span><text:span text:style-name="T2">(okres</text:span><text:span text:style-name="T202"> </text:span><text:span text:style-name="T2">Mělník,</text:span><text:span text:style-name="T202"> </text:span><text:span text:style-name="T2">viz</text:span><text:span text:style-name="T202"> </text:span><text:span text:style-name="T2">D</text:span><text:span text:style-name="T202"> </text:span><text:span text:style-name="T2">31,</text:span><text:span text:style-name="T202"> </text:span><text:span text:style-name="T2">fol.</text:span><text:span text:style-name="T202"> </text:span><text:span text:style-name="T2">17r:</text:span><text:span text:style-name="T378"> </text:span><text:span text:style-name="T4">„Boh. </text:span><text:soft-page-break/><text:span text:style-name="T4">Kaczomi.“</text:span><text:span text:style-name="T2">),</text:span><text:span text:style-name="T206"> </text:span><text:span text:style-name="T2">vstoupil</text:span><text:span text:style-name="T206"> </text:span><text:span text:style-name="T2">do</text:span><text:span text:style-name="T206"> </text:span><text:span text:style-name="T2">řádu</text:span><text:span text:style-name="T206"> </text:span><text:span text:style-name="T2">v</text:span><text:span text:style-name="T206"> </text:span><text:span text:style-name="T2">16</text:span><text:span text:style-name="T206"> </text:span><text:span text:style-name="T2">letech</text:span><text:span text:style-name="T206"> </text:span><text:span text:style-name="T2">roku</text:span><text:span text:style-name="T206"> </text:span><text:span text:style-name="T2">1737</text:span><text:span text:style-name="T206"> </text:span><text:span text:style-name="T2">v</text:span><text:span text:style-name="T206"> </text:span><text:span text:style-name="T2">Moravské</text:span><text:span text:style-name="T206"> </text:span><text:span text:style-name="T2">Třebové</text:span><text:span text:style-name="T206"> </text:span><text:span text:style-name="T2">a</text:span><text:span text:style-name="T206"> </text:span><text:span text:style-name="T2">na pro-</text:span><text:span text:style-name="T206"> </text:span><text:span text:style-name="T2">vincionální</text:span><text:span text:style-name="T206"> </text:span><text:span text:style-name="T2">kapitule</text:span><text:span text:style-name="T206"> </text:span><text:span text:style-name="T2">v</text:span><text:span text:style-name="T206"> </text:span><text:span text:style-name="T2">Olomouci roku</text:span><text:span text:style-name="T355"> </text:span><text:span text:style-name="T2">1756</text:span><text:span text:style-name="T355"> </text:span><text:span text:style-name="T2">již</text:span><text:span text:style-name="T355"> </text:span><text:span text:style-name="T2">byl</text:span><text:span text:style-name="T355"> </text:span><text:span text:style-name="T2">zvolen</text:span><text:span text:style-name="T355"> za </text:span><text:span text:style-name="T2">provinciála.</text:span><text:span text:style-name="T355"> </text:span><text:span text:style-name="T2">Nicolaus</text:span><text:span text:style-name="T355"> </text:span><text:span text:style-name="T2">Franz</text:span><text:span text:style-name="T355"> <text:s/></text:span><text:span text:style-name="T2">z</text:span><text:span text:style-name="T355"> </text:span><text:span text:style-name="T2">Prahy</text:span><text:span text:style-name="T355"> </text:span><text:span text:style-name="T2">vstoupil</text:span><text:span text:style-name="T355"> </text:span><text:span text:style-name="T2">do</text:span><text:span text:style-name="T355"> </text:span><text:span text:style-name="T2">řádu</text:span><text:span text:style-name="T355"> </text:span><text:span text:style-name="T2">roku</text:span><text:span text:style-name="T355"> </text:span><text:span text:style-name="T2">1756</text:span><text:span text:style-name="T355"> </text:span><text:span text:style-name="T2">v</text:span><text:span text:style-name="T355"> </text:span><text:span text:style-name="T2">Kadani</text:span><text:span text:style-name="T355"> </text:span><text:span text:style-name="T2">(viz</text:span><text:span text:style-name="T355"> </text:span><text:span text:style-name="T2">D</text:span><text:span text:style-name="T355"> </text:span><text:span text:style-name="T2">31,</text:span><text:span text:style-name="T355"> </text:span><text:span text:style-name="T2">fol. 23v)</text:span><text:span text:style-name="T350"> </text:span><text:span text:style-name="T2">a</text:span><text:span text:style-name="T350"> </text:span><text:span text:style-name="T2">Selesius</text:span><text:span text:style-name="T350"> </text:span><text:span text:style-name="T2">Čeněk</text:span><text:span text:style-name="T350"> <text:s text:c="9"/></text:span><text:span text:style-name="T2">z</text:span><text:span text:style-name="T350"> </text:span><text:span text:style-name="T2">Nového</text:span><text:span text:style-name="T350"> </text:span><text:span text:style-name="T2">Bydžova</text:span><text:span text:style-name="T350"> </text:span><text:span text:style-name="T2">roku</text:span><text:span text:style-name="T350"> </text:span><text:span text:style-name="T2">1758</text:span><text:span text:style-name="T350"> </text:span><text:span text:style-name="T2">v</text:span><text:span text:style-name="T350"> </text:span><text:span text:style-name="T2">Plzni</text:span><text:span text:style-name="T350"> </text:span><text:span text:style-name="T2">(viz</text:span><text:span text:style-name="T350"> </text:span><text:span text:style-name="T2">D</text:span><text:span text:style-name="T350"> </text:span><text:span text:style-name="T2">31,</text:span><text:span text:style-name="T350"> </text:span><text:span text:style-name="T2">fol.</text:span><text:span text:style-name="T350"> </text:span><text:span text:style-name="T2">24r).</text:span><text:span text:style-name="T350"> </text:span><text:span text:style-name="T166">V</text:span><text:span text:style-name="T2">iz</text:span><text:span text:style-name="T350"> </text:span><text:span text:style-name="T2">ještě</text:span><text:span text:style-name="T350"> </text:span><text:span text:style-name="T2">poznámku u ru-</text:span><text:span text:style-name="T350"> </text:span><text:span text:style-name="T2">kopisu D 87.</text:span></text:p>
      <text:p text:style-name="P81"/>
      <text:p text:style-name="P81"/>
      <text:p text:style-name="P81"/>
      <text:p text:style-name="P81"/>
      <text:p text:style-name="P81"/>
      <text:p text:style-name="P202"><text:bookmark-start text:name="D_082"/><text:span text:style-name="T13">8</text:span><text:bookmark-end text:name="D_082"/><text:span text:style-name="T13">0 <text:s text:c="75"/>D</text:span><text:span text:style-name="T214"> </text:span><text:span text:style-name="T13">82</text:span></text:p>
      <text:p text:style-name="P88"/>
      <text:p text:style-name="P15"><text:span text:style-name="T2">XVIII</text:span><text:span text:style-name="T498">med.</text:span><text:span text:style-name="T2">, pap., II + 42 </text:span><text:span text:style-name="T52">f</text:span><text:span text:style-name="T2">f., 23,5 x 19,5 cm, sešit</text:span></text:p>
      <text:p text:style-name="P88"/>
      <text:p text:style-name="P97"><text:span text:style-name="T4">Písmo:</text:span><text:span text:style-name="T34"> </text:span><text:span text:style-name="T323">Stejnou</text:span><text:span text:style-name="T2"> rukou jsou psány i další rukopisy D 83 až D 86. </text:span><text:span text:style-name="T4">- </text:span><text:span text:style-name="T2">Nevázáno. 2 sešit</text:span><text:span text:style-name="T94">y</text:span><text:span text:style-name="T2">.</text:span></text:p>
      <text:p text:style-name="P88"/>
      <text:p text:style-name="P197"><text:span text:style-name="T13">„</text:span><text:span text:style-name="T122">T</text:span><text:span text:style-name="T13">ractatus moralis de actibus humanis et conscientia“</text:span></text:p>
      <text:p text:style-name="P88"/>
      <text:p text:style-name="P97"><text:span text:style-name="T2">„Quaestio</text:span><text:span text:style-name="T357"> </text:span><text:span text:style-name="T2">1</text:span><text:span text:style-name="T498">ma</text:span><text:span text:style-name="T2">.</text:span><text:span text:style-name="T357"> </text:span><text:span text:style-name="T2">Quid</text:span><text:span text:style-name="T372"> </text:span><text:span text:style-name="T2">sit</text:span><text:span text:style-name="T372"> </text:span><text:span text:style-name="T2">actus</text:span><text:span text:style-name="T372"> </text:span><text:span text:style-name="T2">humanus?</text:span><text:span text:style-name="T372"> </text:span><text:span text:style-name="T2">Quae</text:span><text:span text:style-name="T372"> </text:span><text:span text:style-name="T2">nam</text:span><text:span text:style-name="T372"> </text:span><text:span text:style-name="T2">conditiones</text:span><text:span text:style-name="T372"> </text:span><text:span text:style-name="T2">ad</text:span><text:span text:style-name="T372"> </text:span><text:span text:style-name="T2">eum</text:span><text:span text:style-name="T372"> </text:span><text:span text:style-name="T2">requirantur</text:span><text:span text:style-name="T372"> </text:span><text:span text:style-name="T2">et quomodo dividatur? ...“</text:span></text:p>
      <text:p text:style-name="P85"/>
      <text:p text:style-name="P85"/>
      <text:p text:style-name="P85"/>
      <text:p text:style-name="P85"/>
      <text:p text:style-name="P85"/>
      <text:p text:style-name="P202"><text:bookmark-start text:name="D_083"/><text:span text:style-name="T13">8</text:span><text:bookmark-end text:name="D_083"/><text:span text:style-name="T13">1 <text:s text:c="75"/>D</text:span><text:span text:style-name="T214"> </text:span><text:span text:style-name="T13">83</text:span></text:p>
      <text:p text:style-name="P88"/>
      <text:p text:style-name="P15"><text:span text:style-name="T2">XVIII</text:span><text:span text:style-name="T498">med.</text:span><text:span text:style-name="T2">, pap., [24] </text:span><text:span text:style-name="T52">f</text:span><text:span text:style-name="T2">f., 24 x 19 cm, sešit</text:span></text:p>
      <text:p text:style-name="P88"/>
      <text:p text:style-name="P97"><text:span text:style-name="T2">Nevázáno.</text:span><text:span text:style-name="T32"> </text:span><text:span text:style-name="T2">2 sešit</text:span><text:span text:style-name="T94">y</text:span><text:span text:style-name="T2">.</text:span></text:p>
      <text:p text:style-name="P88"/>
      <text:p text:style-name="P197"><text:span text:style-name="T13">„</text:span><text:span text:style-name="T122">T</text:span><text:span text:style-name="T13">ractatus moralis de peccatis“</text:span></text:p>
      <text:p text:style-name="P86"/>
      <text:p text:style-name="P97"><text:span text:style-name="T2">„</text:span><text:span text:style-name="T2">Distinctio</text:span><text:span text:style-name="T350"> </text:span><text:span text:style-name="T2">1.</text:span><text:span text:style-name="T64"> </text:span><text:span text:style-name="T2">De</text:span><text:span text:style-name="T64"> </text:span><text:span text:style-name="T2">natura</text:span><text:span text:style-name="T64"> </text:span><text:span text:style-name="T2">multiplicitate,</text:span><text:span text:style-name="T64"> </text:span><text:span text:style-name="T2">nec</text:span><text:span text:style-name="T64"> </text:span><text:span text:style-name="T2">non</text:span><text:span text:style-name="T64"> </text:span><text:span text:style-name="T2">distinctione</text:span><text:span text:style-name="T64"> </text:span><text:span text:style-name="T2">peccati.</text:span><text:span text:style-name="T64"> </text:span><text:span text:style-name="T2">Peccatum</text:span><text:span text:style-name="T64"> </text:span><text:span text:style-name="T2">diversimodo accipi solet ...“</text:span></text:p>
      <text:p text:style-name="_31_.Číslo_20_rukopisu"><text:bookmark-start text:name="D_084"/><text:soft-page-break/><text:span text:style-name="T13">8</text:span><text:bookmark-end text:name="D_084"/><text:span text:style-name="T13">2 <text:s text:c="75"/>D</text:span><text:span text:style-name="T214"> </text:span><text:span text:style-name="T13">84</text:span></text:p>
      <text:p text:style-name="TEXT"/>
      <text:p text:style-name="_32_._20_Vazba_20_a_20_rozměry"><text:span text:style-name="T2">XVIII</text:span><text:span text:style-name="T498">med.</text:span><text:span text:style-name="T2">, pap., [46] </text:span><text:span text:style-name="T52">f</text:span><text:span text:style-name="T2">f., 24 x 19 cm, sešit</text:span></text:p>
      <text:p text:style-name="TEXT"/>
      <text:p text:style-name="TEXT"><text:span text:style-name="T2">Nevázáno.</text:span><text:span text:style-name="T32"> </text:span><text:span text:style-name="T2">3 sešit</text:span><text:span text:style-name="T94">y</text:span><text:span text:style-name="T2">.</text:span></text:p>
      <text:p text:style-name="TEXT"/>
      <text:p text:style-name="_33_._20_Název_20_rukopisu"><text:span text:style-name="T13">„</text:span><text:span text:style-name="T122">T</text:span><text:span text:style-name="T13">ractatus de virtutibus theologicis“</text:span></text:p>
      <text:p text:style-name="TEXT"/>
      <text:p text:style-name="TEXT"><text:span text:style-name="T2">„</text:span><text:span text:style-name="T301">V</text:span><text:span text:style-name="T2">irtus theologica nuncupatur illa, quae versatur immediate circa </text:span><text:span text:style-name="T2">deum ...“</text:span></text:p>
      <text:p text:style-name="TEXT"/>
      <text:p text:style-name="_37_._20_Komentář_20_CELEK"><text:span text:style-name="T166">V</text:span><text:span text:style-name="T2">iz poznámka u rukopisu D 82. </text:span><text:span text:style-name="T301">T</text:span><text:span text:style-name="T2">ext není totožný s D 90.</text:span></text:p>
      <text:p text:style-name="P81"/>
      <text:p text:style-name="P81"/>
      <text:p text:style-name="P81"/>
      <text:p text:style-name="P81"/>
      <text:p text:style-name="P81"/>
      <text:p text:style-name="_31_.Číslo_20_rukopisu"><text:bookmark-start text:name="D_085"/><text:span text:style-name="T13">8</text:span><text:bookmark-end text:name="D_085"/><text:span text:style-name="T13">3 <text:s text:c="75"/>D</text:span><text:span text:style-name="T214"> </text:span><text:span text:style-name="T13">85</text:span></text:p>
      <text:p text:style-name="TEXT"/>
      <text:p text:style-name="_32_._20_Vazba_20_a_20_rozměry"><text:span text:style-name="T2">XVIII</text:span><text:span text:style-name="T498">med.</text:span><text:span text:style-name="T2">, pap., [54] </text:span><text:span text:style-name="T52">f</text:span><text:span text:style-name="T2">f., 24 x 19,5 cm, sešit</text:span></text:p>
      <text:p text:style-name="TEXT"/>
      <text:p text:style-name="TEXT"><text:span text:style-name="T2">Nevázáno.</text:span><text:span text:style-name="T32"> </text:span><text:span text:style-name="T2">4 sešit</text:span><text:span text:style-name="T94">y</text:span><text:span text:style-name="T2">.</text:span></text:p>
      <text:p text:style-name="TEXT"/>
      <text:p text:style-name="_33_._20_Název_20_rukopisu"><text:span text:style-name="T13">„</text:span><text:span text:style-name="T122">T</text:span><text:span text:style-name="T13">ractatus de poenitentia“</text:span></text:p>
      <text:p text:style-name="TEXT"/>
      <text:p text:style-name="TEXT"><text:span text:style-name="T2">„Prooemium.</text:span><text:span text:style-name="T102"> </text:span><text:span text:style-name="T2">Infelix</text:span><text:span text:style-name="T233"> </text:span><text:span text:style-name="T2">Adae posteritas, quae ab Eva mox in ovo vitiata fuit ...“</text:span></text:p>
      <text:p text:style-name="P81"/>
      <text:p text:style-name="P81"/>
      <text:p text:style-name="P81"/>
      <text:p text:style-name="P81"/>
      <text:p text:style-name="P81"/>
      <text:p text:style-name="P81"/>
      <text:p text:style-name="_31_.Číslo_20_rukopisu"><text:bookmark-start text:name="D_086"/><text:soft-page-break/><text:span text:style-name="T13">8</text:span><text:bookmark-end text:name="D_086"/><text:span text:style-name="T13">4 <text:s text:c="75"/>D</text:span><text:span text:style-name="T214"> </text:span><text:span text:style-name="T13">86</text:span></text:p>
      <text:p text:style-name="TEXT"/>
      <text:p text:style-name="_32_._20_Vazba_20_a_20_rozměry"><text:span text:style-name="T2">XVIII</text:span><text:span text:style-name="T498">med.</text:span><text:span text:style-name="T2">, pap., [20] </text:span><text:span text:style-name="T52">f</text:span><text:span text:style-name="T2">f., 24 x 19,5 cm, sešit</text:span></text:p>
      <text:p text:style-name="TEXT"/>
      <text:p text:style-name="TEXT"><text:span text:style-name="T2">Nevázáno.</text:span><text:span text:style-name="T32"> </text:span><text:span text:style-name="T2">2 sešit</text:span><text:span text:style-name="T94">y</text:span><text:span text:style-name="T2">.</text:span></text:p>
      <text:p text:style-name="TEXT"/>
      <text:p text:style-name="_33_._20_Název_20_rukopisu"><text:span text:style-name="T13">„</text:span><text:span text:style-name="T122">T</text:span><text:span text:style-name="T13">ractatus de </text:span><text:span text:style-name="T53">r</text:span><text:span text:style-name="T13">eligione“</text:span></text:p>
      <text:p text:style-name="TEXT"/>
      <text:p text:style-name="TEXT"><text:span text:style-name="T2">[Dist.</text:span><text:span text:style-name="T380"> </text:span><text:span text:style-name="T2">1.]</text:span><text:span text:style-name="T301"> </text:span><text:span text:style-name="T2">„</text:span><text:span text:style-name="T301"> </text:span><text:span text:style-name="T2">Quaestio</text:span><text:span text:style-name="T301"> </text:span><text:span text:style-name="T2">2.da.</text:span><text:span text:style-name="T301"> </text:span><text:span text:style-name="T2">Quae</text:span><text:span text:style-name="T301"> </text:span><text:span text:style-name="T2">sint</text:span><text:span text:style-name="T301"> </text:span><text:span text:style-name="T2">juramenti</text:span><text:span text:style-name="T301"> </text:span><text:span text:style-name="T2">liciti</text:span><text:span text:style-name="T301"> </text:span><text:span text:style-name="T2">et</text:span><text:span text:style-name="T301"> </text:span><text:span text:style-name="T2">validi</text:span><text:span text:style-name="T301"> </text:span><text:span text:style-name="T2">conditiones?</text:span><text:span text:style-name="T301"> </text:span><text:span text:style-name="T2">Dico:</text:span><text:span text:style-name="T301"> </text:span><text:span text:style-name="T2">ut</text:span><text:span text:style-name="T301"> </text:span><text:span text:style-name="T2">juramentum debito modo fiat ...“</text:span></text:p>
      <text:p text:style-name="TEXT"/>
      <text:p text:style-name="_37_._20_Komentář_20_CELEK"><text:span text:style-name="T166">V</text:span><text:span text:style-name="T2">iz poznámka u rukopisu D 82. </text:span><text:span text:style-name="T301">T</text:span><text:span text:style-name="T2">ento traktát o řeholích je neúplný, chybí 1. sešit asi o 12 listech.</text:span></text:p>
      <text:p text:style-name="P81"/>
      <text:p text:style-name="P81"/>
      <text:p text:style-name="P81"/>
      <text:p text:style-name="P81"/>
      <text:p text:style-name="P81"/>
      <text:p text:style-name="_31_.Číslo_20_rukopisu"><text:bookmark-start text:name="D_087"/><text:span text:style-name="T13">8</text:span><text:bookmark-end text:name="D_087"/><text:span text:style-name="T13">5 <text:s text:c="75"/>D</text:span><text:span text:style-name="T214"> </text:span><text:span text:style-name="T13">87</text:span></text:p>
      <text:p text:style-name="TEXT"/>
      <text:p text:style-name="_32_._20_Vazba_20_a_20_rozměry">1762, pap., [80] pp., 22,5 x 18 cm, sešit</text:p>
      <text:p text:style-name="TEXT"/>
      <text:p text:style-name="TEXT"><text:span text:style-name="T4">Písmo:</text:span><text:span text:style-name="T34"> </text:span><text:span text:style-name="T2">Písařem rukopisu je </text:span><text:span text:style-name="T238">P</text:span><text:span text:style-name="T2">. Fabianus </text:span><text:span text:style-name="T259">W</text:span><text:span text:style-name="T2">encelides. </text:span><text:span text:style-name="T4">- </text:span><text:span text:style-name="T2">Nevázáno. <text:s text:c="6"/>4 sešit</text:span><text:span text:style-name="T94">y</text:span><text:span text:style-name="T2">.</text:span></text:p>
      <text:p text:style-name="TEXT"/>
      <text:p text:style-name="_33_._20_Název_20_rukopisu"><text:span text:style-name="T13">„</text:span><text:span text:style-name="T122">T</text:span><text:span text:style-name="T13">ractatus de </text:span><text:span text:style-name="T53">r</text:span><text:span text:style-name="T13">estitutione“</text:span></text:p>
      <text:p text:style-name="TEXT"/>
      <text:p text:style-name="Velká_20_kapitola_20_rukopisu"><text:span text:style-name="T13">[na</text:span><text:span text:style-name="T284"> </text:span><text:span text:style-name="T13">titulní</text:span><text:span text:style-name="T364"> </text:span><text:span text:style-name="T13">straně]</text:span><text:span text:style-name="T2"><text:tab/></text:span><text:span text:style-name="T178">T</text:span><text:span text:style-name="T4">raditus</text:span><text:span text:style-name="T365"> </text:span><text:span text:style-name="T4">a</text:span><text:span text:style-name="T365"> </text:span><text:span text:style-name="T4">multum</text:span><text:span text:style-name="T365"> </text:span><text:span text:style-name="T4">venerando</text:span><text:span text:style-name="T365"> </text:span><text:span text:style-name="T83">P</text:span><text:span text:style-name="T4">.</text:span><text:span text:style-name="T365"> </text:span><text:span text:style-name="T4">Anacleto</text:span><text:span text:style-name="T365"> </text:span><text:span text:style-name="T4">Bu</text:span><text:span text:style-name="T103">r</text:span><text:span text:style-name="T4">germeister</text:span><text:span text:style-name="T365"> </text:span><text:span text:style-name="T4">sac</text:span><text:span text:style-name="T103">r</text:span><text:span text:style-name="T4">osanctae theologiae</text:span><text:span text:style-name="T207"> </text:span><text:span text:style-name="T4">et</text:span><text:span text:style-name="T207"> </text:span><text:span text:style-name="T4">historiarum</text:span><text:span text:style-name="T207"> </text:span><text:span text:style-name="T4">lecto</text:span><text:span text:style-name="T103">r</text:span><text:span text:style-name="T4">e</text:span><text:span text:style-name="T207"> </text:span><text:span text:style-name="T4">generali</text:span><text:span text:style-name="T207"> </text:span><text:span text:style-name="T4">actuali</text:span><text:span text:style-name="T207"> </text:span><text:span text:style-name="T4">dignissimo</text:span><text:span text:style-name="T207"> </text:span><text:span text:style-name="T4">anno</text:span><text:span text:style-name="T207"> </text:span><text:span text:style-name="T4">1762,</text:span><text:span text:style-name="T207"> </text:span><text:span text:style-name="T4">scriptus</text:span><text:span text:style-name="T207"> </text:span><text:span text:style-name="T4">a</text:span><text:span text:style-name="T207"> </text:span><text:span text:style-name="T83">P</text:span><text:span text:style-name="T4">.</text:span><text:span text:style-name="T207"> </text:span><text:span text:style-name="T4">Fabiano </text:span><text:span text:style-name="T270">W</text:span><text:span text:style-name="T4">encelides actuali studioso manu p</text:span><text:span text:style-name="T103">r</text:span><text:span text:style-name="T4">opria</text:span></text:p>
      <text:p text:style-name="TEXT"/>
      <text:p text:style-name="_37_._20_Komentář_20_CELEK"><text:span text:style-name="T2">O Bu</text:span><text:span text:style-name="T52">r</text:span><text:span text:style-name="T2">germeisterovi viz poznámku k D 81. Rukopis je vlastně doplňkem (třetím traktátem) rukopisu D 81, psaným</text:span><text:span text:style-name="T150"> </text:span><text:span text:style-name="T2">ovšem</text:span><text:span text:style-name="T355"> </text:span><text:span text:style-name="T2">jiným</text:span><text:span text:style-name="T150"> </text:span><text:span text:style-name="T2">písařem.</text:span><text:span text:style-name="T355"> </text:span><text:span text:style-name="T2">Fabianus</text:span><text:span text:style-name="T355"> </text:span><text:span text:style-name="T129">W</text:span><text:span text:style-name="T2">encelides</text:span><text:span text:style-name="T355"> </text:span><text:span text:style-name="T2">pocházel</text:span><text:span text:style-name="T355"> </text:span><text:span text:style-name="T2">z</text:span><text:span text:style-name="T355"> </text:span><text:span text:style-name="T2">Přibyslavi,</text:span><text:span text:style-name="T355"> </text:span><text:span text:style-name="T2">do</text:span><text:span text:style-name="T355"> </text:span><text:span text:style-name="T2">řádu</text:span><text:span text:style-name="T355"> </text:span><text:span text:style-name="T2">vstoupil</text:span><text:span text:style-name="T355"> </text:span><text:span text:style-name="T2">roku</text:span><text:span text:style-name="T355"> </text:span><text:span text:style-name="T2">1755</text:span><text:span text:style-name="T355"> </text:span><text:span text:style-name="T2">v</text:span><text:span text:style-name="T355"> </text:span><text:span text:style-name="T2">Plzni</text:span><text:span text:style-name="T355"> </text:span><text:span text:style-name="T2">(viz D 31, fol. 23r). Od pag. 49 začíná písmo písaře rukopisů D 82 až D 86.</text:span></text:p>
      <text:p text:style-name="_31_.Číslo_20_rukopisu"><text:bookmark-start text:name="D_088"/><text:soft-page-break/><text:span text:style-name="T13">8</text:span><text:bookmark-end text:name="D_088"/><text:span text:style-name="T13">6 <text:s text:c="75"/>D</text:span><text:span text:style-name="T214"> </text:span><text:span text:style-name="T13">88</text:span></text:p>
      <text:p text:style-name="TEXT"/>
      <text:p text:style-name="_32_._20_Vazba_20_a_20_rozměry"><text:span text:style-name="T2">XVIII</text:span><text:span text:style-name="T498">med.</text:span><text:span text:style-name="T2">, pap., [16] </text:span><text:span text:style-name="T52">f</text:span><text:span text:style-name="T2">f., 22,5 x 18,5 cm, sešit</text:span></text:p>
      <text:p text:style-name="TEXT"/>
      <text:p text:style-name="TEXT">Nevázáno.</text:p>
      <text:p text:style-name="TEXT"/>
      <text:p text:style-name="_33_._20_Název_20_rukopisu"><text:span text:style-name="T13">„</text:span><text:span text:style-name="T122">T</text:span><text:span text:style-name="T13">ractatus de legibus unicus [jinou rukou:] <text:s text:c="30"/>M.</text:span><text:span text:style-name="T86">V</text:span><text:span text:style-name="T13">.</text:span><text:span text:style-name="T273">P</text:span><text:span text:style-name="T13">. Clementini“</text:span></text:p>
      <text:p text:style-name="TEXT"/>
      <text:p text:style-name="_37_._20_Komentář_20_CELEK"><text:span text:style-name="T2">Záznam přednášek z řádového studia, snad v Jindřichově Hradci. Je to jen část většího celku, protože v záhlaví začátku</text:span><text:span text:style-name="T102"> </text:span><text:span text:style-name="T2">textu</text:span><text:span text:style-name="T102"> </text:span><text:span text:style-name="T2">je</text:span><text:span text:style-name="T137"> </text:span><text:span text:style-name="T4">„Disputatio</text:span><text:span text:style-name="T103"> </text:span><text:span text:style-name="T4">I</text:span><text:span text:style-name="T240">V</text:span><text:span text:style-name="T4">.</text:span><text:span text:style-name="T103"> </text:span><text:span text:style-name="T4">de</text:span><text:span text:style-name="T103"> </text:span><text:span text:style-name="T152">r</text:span><text:span text:style-name="T4">egula</text:span><text:span text:style-name="T103"> </text:span><text:span text:style-name="T4">externa</text:span><text:span text:style-name="T103"> </text:span><text:span text:style-name="T4">actuum,</text:span><text:span text:style-name="T103"> </text:span><text:span text:style-name="T4">seu</text:span><text:span text:style-name="T103"> </text:span><text:span text:style-name="T4">de</text:span><text:span text:style-name="T103"> </text:span><text:span text:style-name="T4">legibus“</text:span><text:span text:style-name="T2">.</text:span><text:span text:style-name="T102"> </text:span><text:span text:style-name="T2">Ze</text:span><text:span text:style-name="T102"> </text:span><text:span text:style-name="T2">tří</text:span><text:span text:style-name="T102"> </text:span><text:span text:style-name="T2">zjištěných</text:span><text:span text:style-name="T102"> </text:span><text:span text:style-name="T2">františkánů</text:span><text:span text:style-name="T102"> </text:span><text:span text:style-name="T2">s</text:span><text:span text:style-name="T102"> </text:span><text:span text:style-name="T2">řeholním jménem Clementinus (ještě Nogl a Arleth) přichází asi v úvahu pouze Clementinus </text:span><text:span text:style-name="T129">W</text:span><text:span text:style-name="T2">auve</text:span><text:span text:style-name="T171">r</text:span><text:span text:style-name="T2">, který byl lektorem, viz poznámka u D 23.</text:span></text:p>
      <text:p text:style-name="P81"/>
      <text:p text:style-name="P81"/>
      <text:p text:style-name="P81"/>
      <text:p text:style-name="P81"/>
      <text:p text:style-name="P81"/>
      <text:p text:style-name="_31_.Číslo_20_rukopisu"><text:bookmark-start text:name="D_089"/><text:span text:style-name="T13">8</text:span><text:bookmark-end text:name="D_089"/><text:span text:style-name="T13">7 <text:s text:c="75"/>D</text:span><text:span text:style-name="T214"> </text:span><text:span text:style-name="T13">89</text:span></text:p>
      <text:p text:style-name="TEXT"/>
      <text:p text:style-name="_32_._20_Vazba_20_a_20_rozměry"><text:span text:style-name="T2">XVIII</text:span><text:span text:style-name="T498">med.</text:span><text:span text:style-name="T2">, pap., [12] </text:span><text:span text:style-name="T52">f</text:span><text:span text:style-name="T2">f., 22 x 17,5 cm, sešit</text:span></text:p>
      <text:p text:style-name="TEXT"/>
      <text:p text:style-name="TEXT"><text:span text:style-name="T4">Písmo:</text:span><text:span text:style-name="T34"> </text:span><text:span text:style-name="T2">Psáno jinou rukou než rukopisy D 82 a D 83. </text:span><text:span text:style-name="T4">- </text:span><text:span text:style-name="T2">Nevázáno.</text:span></text:p>
      <text:p text:style-name="TEXT"/>
      <text:p text:style-name="_33_._20_Název_20_rukopisu"><text:span text:style-name="T13">„</text:span><text:span text:style-name="T122">T</text:span><text:span text:style-name="T13">ractatus moralis de virtute in communi et tribus </text:span><text:span text:style-name="T13">cardinalibus in particulari“</text:span></text:p>
      <text:p text:style-name="TEXT"/>
      <text:p text:style-name="TEXT"><text:span text:style-name="T2">„</text:span><text:span text:style-name="T2">...</text:span><text:span text:style-name="T367"> </text:span><text:span text:style-name="T2">Quaestio 1. Quid et quotduplex sit virtus? Not. 1. </text:span><text:span text:style-name="T301">V</text:span><text:span text:style-name="T2">irtutis nomen varias habere </text:span><text:span text:style-name="T2">acceptiones ...“</text:span></text:p>
      <text:p text:style-name="P81"/>
      <text:p text:style-name="P81"/>
      <text:p text:style-name="P81"/>
      <text:p text:style-name="P81"/>
      <text:p text:style-name="_31_.Číslo_20_rukopisu"><text:bookmark-start text:name="D_090"/><text:soft-page-break/><text:span text:style-name="T13">8</text:span><text:bookmark-end text:name="D_090"/><text:span text:style-name="T13">8 <text:s text:c="75"/>D</text:span><text:span text:style-name="T214"> </text:span><text:span text:style-name="T13">90</text:span></text:p>
      <text:p text:style-name="TEXT"/>
      <text:p text:style-name="_32_._20_Vazba_20_a_20_rozměry"><text:span text:style-name="T2">1717-1718, pap., [51] </text:span><text:span text:style-name="T52">f</text:span><text:span text:style-name="T2">f., 20,5 x 16,5 cm, sešit</text:span></text:p>
      <text:p text:style-name="TEXT"/>
      <text:p text:style-name="TEXT"><text:span text:style-name="T4">Písmo:</text:span><text:span text:style-name="T34"> </text:span><text:span text:style-name="T2">Jedna písařská ruka. Humanistická polokurzíva a kurzíva. </text:span><text:span text:style-name="T4">- </text:span><text:span text:style-name="T2">Nevázáno. 4 sešit</text:span><text:span text:style-name="T94">y</text:span><text:span text:style-name="T2">.</text:span></text:p>
      <text:p text:style-name="TEXT"/>
      <text:p text:style-name="TEXT"><text:span text:style-name="T2">„...</text:span><text:span text:style-name="T233"> </text:span><text:span text:style-name="T2">Incipit</text:span><text:span text:style-name="T331"> </text:span><text:span text:style-name="T2">tractatus</text:span><text:span text:style-name="T331"> </text:span><text:span text:style-name="T2">de</text:span><text:span text:style-name="T331"> </text:span><text:span text:style-name="T2">virtutibus</text:span><text:span text:style-name="T331"> </text:span><text:span text:style-name="T2">theologicis,</text:span><text:span text:style-name="T331"> </text:span><text:span text:style-name="T2">fide,</text:span><text:span text:style-name="T331"> </text:span><text:span text:style-name="T2">spe</text:span><text:span text:style-name="T331"> </text:span><text:span text:style-name="T2">et</text:span><text:span text:style-name="T331"> </text:span><text:span text:style-name="T2">charitate.</text:span><text:span text:style-name="T331"> </text:span><text:span text:style-name="T2">Disputatio</text:span><text:span text:style-name="T331"> </text:span><text:span text:style-name="T2">1</text:span><text:span text:style-name="T498">a</text:span><text:span text:style-name="T2">.</text:span><text:span text:style-name="T233"> </text:span><text:span text:style-name="T2">De</text:span><text:span text:style-name="T331"> </text:span><text:span text:style-name="T2">fide</text:span><text:span text:style-name="T331"> </text:span><text:span text:style-name="T2">... x</text:span><text:span text:style-name="T142"> </text:span><text:span text:style-name="T2">...</text:span><text:span text:style-name="T142"> </text:span><text:span text:style-name="T2">et</text:span><text:span text:style-name="T142"> </text:span><text:span text:style-name="T2">haec</text:span><text:span text:style-name="T142"> </text:span><text:span text:style-name="T2">dicta</text:span><text:span text:style-name="T142"> </text:span><text:span text:style-name="T2">su</text:span><text:span text:style-name="T52">f</text:span><text:span text:style-name="T2">ficiant</text:span><text:span text:style-name="T142"> </text:span><text:span text:style-name="T2">de</text:span><text:span text:style-name="T142"> </text:span><text:span text:style-name="T2">theologicis</text:span><text:span text:style-name="T142"> </text:span><text:span text:style-name="T2">virtutibus</text:span><text:span text:style-name="T142"> </text:span><text:span text:style-name="T2">et</text:span><text:span text:style-name="T142"> </text:span><text:span text:style-name="T2">vitiis</text:span><text:span text:style-name="T142"> </text:span><text:span text:style-name="T2">eiusdem</text:span><text:span text:style-name="T142"> </text:span><text:span text:style-name="T2">oppositis,</text:span><text:span text:style-name="T142"> </text:span><text:span text:style-name="T2">priores</text:span><text:span text:style-name="T142"> </text:span><text:span text:style-name="T2">nobis virtutum author la</text:span><text:span text:style-name="T52">r</text:span><text:span text:style-name="T2">giri, posteriora vero a nobis propulsari dignetur“</text:span></text:p>
      <text:p text:style-name="TEXT"><text:span text:style-name="T119">1</text:span><text:span text:style-name="T4">1. feb. 1718</text:span></text:p>
      <text:p text:style-name="TEXT"/>
      <text:p text:style-name="_37_._20_Komentář_20_CELEK"><text:span text:style-name="T2">Záznam</text:span><text:span text:style-name="T68"> </text:span><text:span text:style-name="T2">přednášek.</text:span><text:span text:style-name="T68"> </text:span><text:span text:style-name="T2">Závěrečné</text:span><text:span text:style-name="T68"> </text:span><text:span text:style-name="T2">jsou </text:span><text:span text:style-name="T4">„De</text:span><text:span text:style-name="T69"> </text:span><text:span text:style-name="T4">scandalo,“</text:span><text:span text:style-name="T2"> </text:span><text:span text:style-name="T4">„De</text:span><text:span text:style-name="T69"> </text:span><text:span text:style-name="T4">bello“ </text:span><text:span text:style-name="T2">a </text:span><text:span text:style-name="T4">„De</text:span><text:span text:style-name="T69"> </text:span><text:span text:style-name="T4">duello“</text:span><text:span text:style-name="T69"> </text:span><text:span text:style-name="T2">.</text:span><text:span text:style-name="T68"> </text:span><text:span text:style-name="T2">Rukopis</text:span><text:span text:style-name="T68"> </text:span><text:span text:style-name="T2">není</text:span><text:span text:style-name="T68"> </text:span><text:span text:style-name="T2">totožný</text:span><text:span text:style-name="T68"> </text:span><text:span text:style-name="T2">s rukopisem D 84.</text:span></text:p>
      <text:p text:style-name="P81"/>
      <text:p text:style-name="P81"/>
      <text:p text:style-name="P81"/>
      <text:p text:style-name="P81"/>
      <text:p text:style-name="P81"/>
      <text:p text:style-name="_31_.Číslo_20_rukopisu"><text:bookmark-start text:name="D_091"/><text:span text:style-name="T13">8</text:span><text:bookmark-end text:name="D_091"/><text:span text:style-name="T13">9 <text:s text:c="75"/>D</text:span><text:span text:style-name="T214"> </text:span><text:span text:style-name="T13">91</text:span></text:p>
      <text:p text:style-name="TEXT"/>
      <text:p text:style-name="_32_._20_Vazba_20_a_20_rozměry"><text:span text:style-name="T2">XVII</text:span><text:span text:style-name="T498">med.</text:span><text:span text:style-name="T2">, pap., [16] </text:span><text:span text:style-name="T52">f</text:span><text:span text:style-name="T2">f., 19 x 15 cm, vazba mladší</text:span></text:p>
      <text:p text:style-name="TEXT"/>
      <text:p text:style-name="TEXT"><text:span text:style-name="T4">Písmo:</text:span><text:span text:style-name="T190"> </text:span><text:span text:style-name="T2">Jedna</text:span><text:span text:style-name="T32"> </text:span><text:span text:style-name="T2">písařská</text:span><text:span text:style-name="T32"> </text:span><text:span text:style-name="T2">ruka.</text:span><text:span text:style-name="T32"> </text:span><text:span text:style-name="T2">Humanistická</text:span><text:span text:style-name="T32"> </text:span><text:span text:style-name="T2">polokurzíva.</text:span><text:span text:style-name="T164"> </text:span><text:span text:style-name="T4">-</text:span><text:span text:style-name="T34"> </text:span><text:span text:style-name="T2">Pozdější</text:span><text:span text:style-name="T32"> </text:span><text:span text:style-name="T2">lepenková</text:span><text:span text:style-name="T32"> </text:span><text:span text:style-name="T2">vazba</text:span><text:span text:style-name="T32"> </text:span><text:span text:style-name="T2">potažená papírem.</text:span></text:p>
      <text:p text:style-name="TEXT"/>
      <text:p text:style-name="Název_20_rukopisu_20_-_20_blok"><text:span text:style-name="T13">„</text:span><text:span text:style-name="T13">Opusculum</text:span><text:span text:style-name="T138"> </text:span><text:span text:style-name="T13">de</text:span><text:span text:style-name="T311"> </text:span><text:span text:style-name="T13">privilegiis</text:span><text:span text:style-name="T311"> </text:span><text:span text:style-name="T13">et</text:span><text:span text:style-name="T311"> </text:span><text:span text:style-name="T13">favoribus,</text:span><text:span text:style-name="T311"> </text:span><text:span text:style-name="T13">quibus</text:span><text:span text:style-name="T311"> </text:span><text:span text:style-name="T13">Deus</text:span><text:span text:style-name="T311"> </text:span><text:span text:style-name="T13">orna</text:span><text:span text:style-name="T53">r</text:span><text:span text:style-name="T13">e</text:span><text:span text:style-name="T311"> </text:span><text:span text:style-name="T13">eos</text:span><text:span text:style-name="T311"> </text:span><text:span text:style-name="T13">solet,</text:span><text:span text:style-name="T311"> </text:span><text:span text:style-name="T13">qui</text:span><text:span text:style-name="T311"> </text:span><text:span text:style-name="T13">minima curant,</text:span><text:span text:style-name="T153"> </text:span><text:span text:style-name="T13">tum</text:span><text:span text:style-name="T153"> </text:span><text:span text:style-name="T13">fugiendo</text:span><text:span text:style-name="T153"> </text:span><text:span text:style-name="T13">paruos</text:span><text:span text:style-name="T153"> </text:span><text:span text:style-name="T13">defectus,</text:span><text:span text:style-name="T153"> </text:span><text:span text:style-name="T13">tum</text:span><text:span text:style-name="T153"> </text:span><text:span text:style-name="T13">paruas</text:span><text:span text:style-name="T153"> </text:span><text:span text:style-name="T53">r</text:span><text:span text:style-name="T13">egulas</text:span><text:span text:style-name="T153"> </text:span><text:span text:style-name="T13">et</text:span><text:span text:style-name="T153"> </text:span><text:span text:style-name="T13">consuetudines</text:span><text:span text:style-name="T153"> </text:span><text:span text:style-name="T13">accuratissime observando,</text:span><text:span text:style-name="T105"> </text:span><text:span text:style-name="T13">tum</text:span><text:span text:style-name="T105"> </text:span><text:span text:style-name="T13">mortificando</text:span><text:span text:style-name="T105"> </text:span><text:span text:style-name="T13">affectus</text:span><text:span text:style-name="T105"> </text:span><text:span text:style-name="T13">et</text:span><text:span text:style-name="T105"> </text:span><text:span text:style-name="T13">sensus</text:span><text:span text:style-name="T105"> </text:span><text:span text:style-name="T13">etiam</text:span><text:span text:style-name="T105"> </text:span><text:span text:style-name="T13">in</text:span><text:span text:style-name="T105"> </text:span><text:span text:style-name="T13">minutissimis</text:span><text:span text:style-name="T105"> </text:span><text:span text:style-name="T53">r</text:span><text:span text:style-name="T13">ebus.</text:span><text:span text:style-name="T105"> </text:span><text:span text:style-name="T13">R.</text:span><text:span text:style-name="T105"> </text:span><text:span text:style-name="T273">P</text:span><text:span text:style-name="T13">.</text:span><text:span text:style-name="T105"> </text:span><text:span text:style-name="T13">Nicolai Lancicii“</text:span></text:p>
      <text:p text:style-name="TEXT"/>
      <text:p text:style-name="TEXT"><text:span text:style-name="T2">„Singulari</text:span><text:span text:style-name="T363"> </text:span><text:span text:style-name="T2">Dei</text:span><text:span text:style-name="T335"> </text:span><text:span text:style-name="T2">beneficio</text:span><text:span text:style-name="T335"> </text:span><text:span text:style-name="T2">multos</text:span><text:span text:style-name="T335"> </text:span><text:span text:style-name="T2">cognoui</text:span><text:span text:style-name="T335"> </text:span><text:span text:style-name="T2">in</text:span><text:span text:style-name="T335"> </text:span><text:span text:style-name="T2">Societate</text:span><text:span text:style-name="T335"> </text:span><text:span text:style-name="T2">nostra</text:span><text:span text:style-name="T335"> </text:span><text:span text:style-name="T2">magnos</text:span><text:span text:style-name="T335"> </text:span><text:span text:style-name="T2">Dei</text:span><text:span text:style-name="T335"> </text:span><text:span text:style-name="T2">servos</text:span><text:span text:style-name="T335"> </text:span><text:span text:style-name="T2">seu,</text:span><text:span text:style-name="T335"> </text:span><text:span text:style-name="T2">uti tales</text:span><text:span text:style-name="T368"> </text:span><text:span text:style-name="T2">appelat Apostolus</text:span><text:span text:style-name="T368"> </text:span><text:span text:style-name="T2">et</text:span><text:span text:style-name="T368"> </text:span><text:span text:style-name="T2">S.</text:span><text:span text:style-name="T368"> </text:span><text:span text:style-name="T2">Franciscus</text:span><text:span text:style-name="T368"> </text:span><text:span text:style-name="T2">ac</text:span><text:span text:style-name="T368"> </text:span><text:span text:style-name="T2">beatus</text:span><text:span text:style-name="T368"> </text:span><text:span text:style-name="T2">Theodoretu</text:span><text:span text:style-name="T32">s</text:span><text:span text:style-name="T2">,</text:span><text:span text:style-name="T368"> </text:span><text:span text:style-name="T2">Deo</text:span><text:span text:style-name="T368"> </text:span><text:span text:style-name="T2">fideles</text:span><text:span text:style-name="T368"> </text:span><text:span text:style-name="T2">... [fol.</text:span><text:span text:style-name="T368"> </text:span><text:span text:style-name="T2">2v] Primo.</text:span><text:span text:style-name="T355"> </text:span><text:span text:style-name="T2">Minima</text:span><text:span text:style-name="T355"> </text:span><text:span text:style-name="T2">curantibus</text:span><text:span text:style-name="T355"> </text:span><text:span text:style-name="T2">la</text:span><text:span text:style-name="T52">r</text:span><text:span text:style-name="T2">gitur</text:span><text:span text:style-name="T355"> </text:span><text:soft-page-break/><text:span text:style-name="T2">Deus,</text:span><text:span text:style-name="T355"> </text:span><text:span text:style-name="T2">ut</text:span><text:span text:style-name="T355"> </text:span><text:span text:style-name="T2">non</text:span><text:span text:style-name="T355"> </text:span><text:span text:style-name="T2">tantum</text:span><text:span text:style-name="T355"> </text:span><text:span text:style-name="T2">mortale</text:span><text:span text:style-name="T355"> </text:span><text:span text:style-name="T2">sed</text:span><text:span text:style-name="T355"> </text:span><text:span text:style-name="T2">veniale</text:span><text:span text:style-name="T355"> </text:span><text:span text:style-name="T2">quidem</text:span><text:span text:style-name="T355"> </text:span><text:span text:style-name="T2">committant peccatum</text:span><text:span text:style-name="T301"> </text:span><text:span text:style-name="T2">cum</text:span><text:span text:style-name="T301"> </text:span><text:span text:style-name="T2">plena</text:span><text:span text:style-name="T301"> </text:span><text:span text:style-name="T2">deliberatione</text:span><text:span text:style-name="T301"> </text:span><text:span text:style-name="T2">...</text:span><text:span text:style-name="T301"> </text:span><text:span text:style-name="T2">x</text:span><text:span text:style-name="T301"> </text:span><text:span text:style-name="T2">...</text:span><text:span text:style-name="T301"> </text:span><text:span text:style-name="T2">et</text:span><text:span text:style-name="T301"> </text:span><text:span text:style-name="T2">quoniam</text:span><text:span text:style-name="T301"> </text:span><text:span text:style-name="T2">teste</text:span><text:span text:style-name="T301"> </text:span><text:span text:style-name="T2">David:</text:span><text:span text:style-name="T301"> </text:span><text:span text:style-name="T2">Desiderium</text:span><text:span text:style-name="T301"> </text:span><text:span text:style-name="T2">pauperum</text:span><text:span text:style-name="T301"> </text:span><text:span text:style-name="T2">exaudit Dominus</text:span><text:span text:style-name="T320"> </text:span><text:span text:style-name="T2">[Ps.</text:span><text:span text:style-name="T259"> </text:span><text:span text:style-name="T2">9:38]</text:span><text:span text:style-name="T2">,</text:span><text:span text:style-name="T259"> </text:span><text:span text:style-name="T2">minimorum</text:span><text:span text:style-name="T259"> </text:span><text:span text:style-name="T2">curae</text:span><text:span text:style-name="T259"> </text:span><text:span text:style-name="T2">adiungendo</text:span><text:span text:style-name="T259"> </text:span><text:span text:style-name="T2">maiorum</text:span><text:span text:style-name="T259"> </text:span><text:span text:style-name="T2">donorum</text:span><text:span text:style-name="T259"> </text:span><text:span text:style-name="T2">desideria,</text:span><text:span text:style-name="T259"> </text:span><text:span text:style-name="T2">illis</text:span><text:span text:style-name="T259"> </text:span><text:span text:style-name="T2">potiuntur“</text:span></text:p>
      <text:p text:style-name="TEXT"/>
      <text:p text:style-name="_37_._20_Komentář_20_CELEK"><text:span text:style-name="T2">Jezuita Nicolaus Lancicius (vlastně Mikołaj Łęczycki, viz rukopis D 71) působil <text:s text:c="4"/>i v Čechách a na Moravě v letech 1635-1642, jak uvádí Bohuslav Balbín v jeho životopisu </text:span><text:span text:style-name="T95">V</text:span><text:span text:style-name="T4">ita </text:span><text:span text:style-name="T240">V</text:span><text:span text:style-name="T4">. </text:span><text:span text:style-name="T240">P</text:span><text:span text:style-name="T4">. Lancicii a Societate Jesu compendiosus</text:span><text:span text:style-name="T152"> </text:span><text:span text:style-name="T4">scripta,</text:span><text:span text:style-name="T152"> </text:span><text:span text:style-name="T4">primum</text:span><text:span text:style-name="T152"> </text:span><text:span text:style-name="T4">a</text:span><text:span text:style-name="T152"> </text:span><text:span text:style-name="T4">...</text:span><text:span text:style-name="T152"> </text:span><text:span text:style-name="T4">Casimi</text:span><text:span text:style-name="T152">r</text:span><text:span text:style-name="T4">o</text:span><text:span text:style-name="T152"> </text:span><text:span text:style-name="T156">W</text:span><text:span text:style-name="T4">ijuk</text:span><text:span text:style-name="T152"> </text:span><text:span text:style-name="T4">Kojalowicz</text:span><text:span text:style-name="T152"> </text:span><text:span text:style-name="T4">nunc</text:span><text:span text:style-name="T152"> </text:span><text:span text:style-name="T4">..</text:span><text:span text:style-name="T152"> </text:span><text:span text:style-name="T4">denuo</text:span><text:span text:style-name="T152"> </text:span><text:span text:style-name="T4">...</text:span><text:span text:style-name="T152"> </text:span><text:span text:style-name="T4">a</text:span><text:span text:style-name="T152"> </text:span><text:span text:style-name="T4">Boh.</text:span><text:span text:style-name="T152"> </text:span><text:span text:style-name="T4">Balbino</text:span><text:span text:style-name="T2">.</text:span><text:span text:style-name="T150"> </text:span><text:span text:style-name="T2">Pragae</text:span><text:span text:style-name="T150"> </text:span><text:span text:style-name="T2">1690.</text:span><text:span text:style-name="T150"> </text:span><text:span text:style-name="T301">T</text:span><text:span text:style-name="T2">oto dílko</text:span><text:span text:style-name="T129"> </text:span><text:span text:style-name="T2">není</text:span><text:span text:style-name="T129"> </text:span><text:span text:style-name="T2">uvedeno</text:span><text:span text:style-name="T129"> </text:span><text:span text:style-name="T2">mezi</text:span><text:span text:style-name="T129"> </text:span><text:span text:style-name="T2">autorovými</text:span><text:span text:style-name="T129"> </text:span><text:span text:style-name="T2">pracemi</text:span><text:span text:style-name="T129"> </text:span><text:span text:style-name="T2">ani</text:span><text:span text:style-name="T129"> </text:span><text:span text:style-name="T2">v</text:span><text:span text:style-name="T129"> </text:span><text:span text:style-name="T2">Backer</text:span><text:span text:style-name="T129"> </text:span><text:span text:style-name="T2">-</text:span><text:span text:style-name="T129"> </text:span><text:span text:style-name="T2">Sommervogel:</text:span><text:span text:style-name="T129"> </text:span><text:span text:style-name="T4">Bibliothèque</text:span><text:span text:style-name="T2">,</text:span><text:span text:style-name="T129"> </text:span><text:span text:style-name="T301">T</text:span><text:span text:style-name="T2">ome</text:span><text:span text:style-name="T129"> </text:span><text:span text:style-name="T2">I</text:span><text:span text:style-name="T238">V</text:span><text:span text:style-name="T2">.,</text:span><text:span text:style-name="T129"> </text:span><text:span text:style-name="T2">col.</text:span><text:span text:style-name="T129"> </text:span><text:span text:style-name="T2">1446-1455, ani v Estreicher: </text:span><text:span text:style-name="T4">Bibliografia polska.</text:span><text:span text:style-name="T16"> </text:span><text:span text:style-name="T99">T</text:span><text:span text:style-name="T16">. XXI.</text:span><text:span text:style-name="T2">, s. 39-45, je však možné, že vyšlo v tam uvedených souborech jeho menších děl: </text:span><text:span text:style-name="T4">Opusculorum spiritualium </text:span><text:span text:style-name="T95">T</text:span><text:span text:style-name="T4">. I., II.</text:span><text:span text:style-name="T2">, resp. </text:span><text:span text:style-name="T4">Opera omnia spiritualia XXI Opusculis comp</text:span><text:span text:style-name="T152">r</text:span><text:span text:style-name="T4">ehensa</text:span><text:span text:style-name="T2">.</text:span></text:p>
      <text:p text:style-name="P81"/>
      <text:p text:style-name="P81"/>
      <text:p text:style-name="P81"/>
      <text:p text:style-name="P81"/>
      <text:p text:style-name="P81"/>
      <text:p text:style-name="_31_.Číslo_20_rukopisu"><text:bookmark-start text:name="D_092"/><text:span text:style-name="T13">9</text:span><text:bookmark-end text:name="D_092"/><text:span text:style-name="T13">0 <text:s text:c="75"/>D</text:span><text:span text:style-name="T214"> </text:span><text:span text:style-name="T13">92</text:span></text:p>
      <text:p text:style-name="TEXT"/>
      <text:p text:style-name="_32_._20_Vazba_20_a_20_rozměry"><text:span text:style-name="T2">XVIII</text:span><text:span text:style-name="T498">med.</text:span><text:span text:style-name="T2">, pap., [107] </text:span><text:span text:style-name="T52">f</text:span><text:span text:style-name="T2">f., 16 x 10,5 cm, vazba soudobá</text:span></text:p>
      <text:p text:style-name="TEXT"/>
      <text:p text:style-name="TEXT"><text:span text:style-name="T4">Písmo:</text:span><text:span text:style-name="T393"> </text:span><text:span text:style-name="T2">Jedna písařská ruka. Humanistická polokurzíva. </text:span><text:span text:style-name="T4">- </text:span><text:span text:style-name="T2">Původní polope</text:span><text:span text:style-name="T52">r</text:span><text:span text:style-name="T2">gamenová vazba. -</text:span><text:span text:style-name="T115"> </text:span><text:span text:style-name="T2">Na</text:span><text:span text:style-name="T115"> </text:span><text:span text:style-name="T2">konci</text:span><text:span text:style-name="T115"> </text:span><text:span text:style-name="T2">rukopisu</text:span><text:span text:style-name="T115"> </text:span><text:span text:style-name="T2">vložen</text:span><text:span text:style-name="T115"> </text:span><text:span text:style-name="T2">jeden</text:span><text:span text:style-name="T115"> </text:span><text:span text:style-name="T2">list: </text:span><text:span text:style-name="T4">„Oratio</text:span><text:span text:style-name="T116"> </text:span><text:span text:style-name="T4">praeparatoria</text:span><text:span text:style-name="T116"> </text:span><text:span text:style-name="T4">singulis</text:span><text:span text:style-name="T116"> </text:span><text:span text:style-name="T4">meditationibus praemittenda.</text:span><text:span text:style-name="T234"> </text:span><text:span text:style-name="T4">Domine</text:span><text:span text:style-name="T234"> </text:span><text:span text:style-name="T4">c</text:span><text:span text:style-name="T103">r</text:span><text:span text:style-name="T4">eato</text:span><text:span text:style-name="T240">r</text:span><text:span text:style-name="T4">,</text:span><text:span text:style-name="T234"> </text:span><text:span text:style-name="T103">r</text:span><text:span text:style-name="T4">edemptor</text:span><text:span text:style-name="T234"> </text:span><text:span text:style-name="T4">et</text:span><text:span text:style-name="T234"> </text:span><text:span text:style-name="T4">sanctificator</text:span><text:span text:style-name="T234"> </text:span><text:span text:style-name="T4">meus</text:span><text:span text:style-name="T234"> </text:span><text:span text:style-name="T4">... </text:span><text:span text:style-name="T2">[na</text:span><text:span text:style-name="T233"> </text:span><text:span text:style-name="T2">druhé</text:span><text:span text:style-name="T233"> </text:span><text:span text:style-name="T2">straně</text:span><text:span text:style-name="T233"> </text:span><text:span text:style-name="T2">středověká modlitba</text:span><text:span text:style-name="T91"> </text:span><text:span text:style-name="T2">„Anima</text:span><text:span text:style-name="T91"> </text:span><text:span text:style-name="T2">Christi“] </text:span><text:span text:style-name="T4">Anima</text:span><text:span text:style-name="T92"> </text:span><text:span text:style-name="T4">Christi,</text:span><text:span text:style-name="T92"> </text:span><text:span text:style-name="T4">sanctifica</text:span><text:span text:style-name="T92"> </text:span><text:span text:style-name="T4">me;</text:span><text:span text:style-name="T92"> </text:span><text:span text:style-name="T4">Corpus</text:span><text:span text:style-name="T92"> </text:span><text:span text:style-name="T4">Christi,</text:span><text:span text:style-name="T92"> </text:span><text:span text:style-name="T4">salva</text:span><text:span text:style-name="T92"> </text:span><text:span text:style-name="T4">me;</text:span><text:span text:style-name="T92"> </text:span><text:span text:style-name="T4">Sanguis Christi, inebria me; Aqua lateris, Christi lava me ...“</text:span></text:p>
      <text:p text:style-name="TEXT"/>
      <text:p text:style-name="P207"><text:span text:style-name="T13">[Octava</text:span><text:span text:style-name="T260"> </text:span><text:span text:style-name="T13">Seraphica</text:span><text:span text:style-name="T260"> </text:span><text:span text:style-name="T53">r</text:span><text:span text:style-name="T13">eligioso</text:span><text:span text:style-name="T260"> </text:span><text:span text:style-name="T13">spiritualia</text:span><text:span text:style-name="T260"> </text:span><text:span text:style-name="T13">exe</text:span><text:span text:style-name="T53">r</text:span><text:span text:style-name="T13">citia</text:span><text:span text:style-name="T260"> </text:span><text:span text:style-name="T13">facienti</text:span><text:span text:style-name="T260"> </text:span><text:span text:style-name="T13">singulis</text:span><text:span text:style-name="T260"> </text:span><text:span text:style-name="T13">annis</text:span><text:span text:style-name="T260"> </text:span><text:span text:style-name="T13">per</text:span><text:span text:style-name="T260"> </text:span><text:span text:style-name="T13">octo</text:span><text:span text:style-name="T260"> </text:span><text:span text:style-name="T13">continuos dies studiose pariter <text:s text:c="13"/>ac devote celebranda]</text:span></text:p>
      <text:p text:style-name="TEXT"/>
      <text:p text:style-name="TEXT"><text:span text:style-name="T2">„Dies I</text:span><text:span text:style-name="T498">ma</text:span><text:span text:style-name="T2"> Sanctissimae </text:span><text:span text:style-name="T171">T</text:span><text:span text:style-name="T2">rinitati consecranda. </text:span><text:span text:style-name="T323">T</text:span><text:span text:style-name="T2">essera universalis: Ecce nunc tempus acceptabile,</text:span><text:span text:style-name="T278"> </text:span><text:span text:style-name="T2">ecce</text:span><text:span text:style-name="T278"> </text:span><text:span text:style-name="T2">nunc</text:span><text:span text:style-name="T278"> </text:span><text:span text:style-name="T2">dies</text:span><text:span text:style-name="T278"> </text:span><text:span text:style-name="T2">salutis.</text:span><text:span text:style-name="T278"> </text:span><text:span text:style-name="T2">2.</text:span><text:span text:style-name="T278"> </text:span><text:span text:style-name="T2">ad</text:span><text:span text:style-name="T278"> </text:span><text:span text:style-name="T2">Co</text:span><text:span text:style-name="T176">r</text:span><text:span text:style-name="T2">.</text:span><text:span text:style-name="T278"> </text:span><text:span text:style-name="T2">6.</text:span><text:span text:style-name="T278"> </text:span><text:span text:style-name="T323">T</text:span><text:span text:style-name="T2">essera</text:span><text:span text:style-name="T278"> </text:span><text:span text:style-name="T2">hodie</text:span><text:span text:style-name="T278"> </text:span><text:span text:style-name="T2">repetenda:</text:span><text:span text:style-name="T278"> </text:span><text:span text:style-name="T2">Domine</text:span><text:span text:style-name="T278"> </text:span><text:span text:style-name="T2">noverim</text:span><text:span text:style-name="T278"> </text:span><text:span text:style-name="T323">T</text:span><text:span text:style-name="T2">e, noverim me ...“</text:span></text:p>
      <text:p text:style-name="TEXT"/>
      <text:p text:style-name="_37_._20_Komentář_20_CELEK"><text:soft-page-break/><text:span text:style-name="T2">Rukopis</text:span><text:span text:style-name="T355"> </text:span><text:span text:style-name="T2">nemá</text:span><text:span text:style-name="T355"> </text:span><text:span text:style-name="T2">titulní</text:span><text:span text:style-name="T355"> </text:span><text:span text:style-name="T2">list,</text:span><text:span text:style-name="T355"> </text:span><text:span text:style-name="T2">ale</text:span><text:span text:style-name="T355"> </text:span><text:span text:style-name="T2">na</text:span><text:span text:style-name="T355"> </text:span><text:span text:style-name="T2">fol.</text:span><text:span text:style-name="T355"> </text:span><text:span text:style-name="T2">80v</text:span><text:span text:style-name="T355"> </text:span><text:span text:style-name="T2">u</text:span><text:span text:style-name="T388"> </text:span><text:span text:style-name="T4">„Dies</text:span><text:span text:style-name="T356"> </text:span><text:span text:style-name="T4">VI.</text:span><text:span text:style-name="T356"> </text:span><text:span text:style-name="T4">meditatio</text:span><text:span text:style-name="T356"> </text:span><text:span text:style-name="T4">II.“</text:span><text:span text:style-name="T389"> </text:span><text:span text:style-name="T2">je</text:span><text:span text:style-name="T355"> </text:span><text:span text:style-name="T2">poznámka</text:span><text:span text:style-name="T388"> </text:span><text:span text:style-name="T4">„Ex</text:span><text:span text:style-name="T389"> </text:span><text:span text:style-name="T2">[Aemiliano]</text:span><text:span text:style-name="T388"> </text:span><text:span text:style-name="T4">Nieberle</text:span><text:span text:style-name="T356"> </text:span><text:span text:style-name="T4">fol. 212“</text:span><text:span text:style-name="T2">.</text:span><text:span text:style-name="T32"> </text:span><text:span text:style-name="T2">Použil</text:span><text:span text:style-name="T32"> </text:span><text:span text:style-name="T2">jsem</text:span><text:span text:style-name="T32"> </text:span><text:span text:style-name="T2">proto</text:span><text:span text:style-name="T32"> </text:span><text:span text:style-name="T2">názvu</text:span><text:span text:style-name="T32"> </text:span><text:span text:style-name="T2">díla</text:span><text:span text:style-name="T32"> </text:span><text:span text:style-name="T2">tohoto</text:span><text:span text:style-name="T32"> </text:span><text:span text:style-name="T2">františkána,</text:span><text:span text:style-name="T32"> </text:span><text:span text:style-name="T2">které</text:span><text:span text:style-name="T32"> </text:span><text:span text:style-name="T2">bylo</text:span><text:span text:style-name="T32"> </text:span><text:span text:style-name="T2">s</text:span><text:span text:style-name="T32"> </text:span><text:span text:style-name="T2">největší</text:span><text:span text:style-name="T32"> </text:span><text:span text:style-name="T2">pravděpodobností</text:span><text:span text:style-name="T32"> </text:span><text:span text:style-name="T2">předlohou</text:span><text:span text:style-name="T32"> </text:span><text:span text:style-name="T2">rukopisu, a které vyšlo v letech 1717-1748 ve 4 vydáních, z nichž se v dačické knihovně dochovalo dokonce 13 výtisků.</text:span></text:p>
      <text:p text:style-name="P81"/>
      <text:p text:style-name="P81"/>
      <text:p text:style-name="P81"/>
      <text:p text:style-name="P81"/>
      <text:p text:style-name="P81"/>
      <text:p text:style-name="_31_.Číslo_20_rukopisu"><text:bookmark-start text:name="D_093"/><text:span text:style-name="T13">9</text:span><text:bookmark-end text:name="D_093"/><text:span text:style-name="T13">1 <text:s text:c="75"/>D</text:span><text:span text:style-name="T214"> </text:span><text:span text:style-name="T13">93</text:span></text:p>
      <text:p text:style-name="TEXT"/>
      <text:p text:style-name="_32_._20_Vazba_20_a_20_rozměry"><text:span text:style-name="T2">XVIII</text:span><text:span text:style-name="T32"> </text:span><text:span text:style-name="T2">, pap., 37 (recte: 39) </text:span><text:span text:style-name="T52">f</text:span><text:span text:style-name="T2">f., 16 x 10,5 cm, vazba soudobá</text:span></text:p>
      <text:p text:style-name="TEXT"/>
      <text:p text:style-name="TEXT"><text:span text:style-name="T2">Chyba</text:span><text:span text:style-name="T188"> </text:span><text:span text:style-name="T2">ve</text:span><text:span text:style-name="T188"> </text:span><text:span text:style-name="T2">foliaci.</text:span><text:span text:style-name="T188"> </text:span><text:span text:style-name="T2">Folia</text:span><text:span text:style-name="T188"> </text:span><text:span text:style-name="T2">mezi</text:span><text:span text:style-name="T188"> </text:span><text:span text:style-name="T2">fol.</text:span><text:span text:style-name="T188"> </text:span><text:span text:style-name="T2">7</text:span><text:span text:style-name="T188"> </text:span><text:span text:style-name="T2">a</text:span><text:span text:style-name="T188"> </text:span><text:span text:style-name="T2">8</text:span><text:span text:style-name="T188"> </text:span><text:span text:style-name="T2">a</text:span><text:span text:style-name="T188"> </text:span><text:span text:style-name="T2">fol.</text:span><text:span text:style-name="T188"> </text:span><text:span text:style-name="T2">8</text:span><text:span text:style-name="T188"> </text:span><text:span text:style-name="T2">a</text:span><text:span text:style-name="T188"> </text:span><text:span text:style-name="T2">9</text:span><text:span text:style-name="T188"> </text:span><text:span text:style-name="T2">nejsou</text:span><text:span text:style-name="T188"> </text:span><text:span text:style-name="T2">označená.</text:span><text:span text:style-name="T160"> </text:span><text:span text:style-name="T4">-</text:span><text:span text:style-name="T190"> </text:span><text:span text:style-name="T2">Původní</text:span><text:span text:style-name="T188"> </text:span><text:span text:style-name="T2">polope</text:span><text:span text:style-name="T52">r</text:span><text:span text:style-name="T2">gamenová vazba, jako u D 92.</text:span></text:p>
      <text:p text:style-name="TEXT"/>
      <text:p text:style-name="_33_._20_Název_20_rukopisu"><text:span text:style-name="T13">[Meditationes</text:span><text:span text:style-name="T39"> </text:span><text:span text:style-name="T13">octo]</text:span></text:p>
      <text:p text:style-name="TEXT"/>
      <text:p text:style-name="TEXT"><text:span text:style-name="T2">„</text:span><text:span text:style-name="T2">Meditationes</text:span><text:span text:style-name="T32"> </text:span><text:span text:style-name="T2">octo“.</text:span></text:p>
      <text:p text:style-name="TEXT"><text:span text:style-name="T2">„Pro</text:span><text:span text:style-name="T32"> </text:span><text:span text:style-name="T2">spiritualibus Exercitiis nempe 1</text:span><text:span text:style-name="T498">ma</text:span><text:span text:style-name="T2"> Commemoratio</text:span><text:span text:style-name="T32"> </text:span><text:span text:style-name="T2">beneficiorum Dei et ad quem finem hoc creatus sit. 2</text:span><text:span text:style-name="T498">a</text:span><text:span text:style-name="T2"> Status</text:span><text:span text:style-name="T32"> </text:span><text:span text:style-name="T2">religiosi vocatio et ejus obligatio. 3</text:span><text:span text:style-name="T498">tia</text:span><text:span text:style-name="T2"> Peccati</text:span><text:span text:style-name="T32"> </text:span><text:span text:style-name="T2">gravitas. 4</text:span><text:span text:style-name="T498">ta</text:span><text:span text:style-name="T2"> Mortis memoria.</text:span><text:span text:style-name="T32"> </text:span><text:span text:style-name="T2">5</text:span><text:span text:style-name="T498">ta</text:span><text:span text:style-name="T2"> Inferni</text:span><text:span text:style-name="T32"> </text:span><text:span text:style-name="T2">poenae. 6</text:span><text:span text:style-name="T498">ta</text:span><text:span text:style-name="T467"> </text:span><text:span text:style-name="T2">Judicii</text:span><text:span text:style-name="T32"> </text:span><text:span text:style-name="T2">severitas. 7</text:span><text:span text:style-name="T498">ma</text:span><text:span text:style-name="T2"> Beatitudo</text:span><text:span text:style-name="T32"> </text:span><text:span text:style-name="T2">caelestis. 8</text:span><text:span text:style-name="T498">va</text:span><text:span text:style-name="T2"> Amor</text:span><text:span text:style-name="T32"> </text:span><text:span text:style-name="T2">Dei e</text:span><text:span text:style-name="T52">r</text:span><text:span text:style-name="T2">ga homines ...“</text:span></text:p>
      <text:p text:style-name="TEXT"/>
      <text:p text:style-name="_37_._20_Komentář_20_CELEK"><text:span text:style-name="T2">Název převzat ze záhlaví začátku textu, protože první - a patrně titulní - list první složky je vytržen. Nelze dokázat, že rukopis je z dačického konventu, je však nesporně františkánský, s</text:span><text:span text:style-name="T176">v</text:span><text:span text:style-name="T2">. František je citován jako </text:span><text:span text:style-name="T20">„Pater“</text:span><text:span text:style-name="T4"> </text:span><text:span text:style-name="T2">a na fol. 6v jsou pravidla chování františkánů při styku se ženami; také vazba je táž jako u D 92.</text:span></text:p>
      <text:p text:style-name="P81"/>
      <text:p text:style-name="P81"/>
      <text:p text:style-name="P81"/>
      <text:p text:style-name="P81"/>
      <text:p text:style-name="P81"/>
      <text:p text:style-name="P81"/>
      <text:p text:style-name="P81"/>
      <text:p text:style-name="P203"><text:bookmark-start text:name="D_094"/><text:soft-page-break/><text:span text:style-name="T13">9</text:span><text:bookmark-end text:name="D_094"/><text:span text:style-name="T13">2 <text:s text:c="75"/>D</text:span><text:span text:style-name="T214"> </text:span><text:span text:style-name="T13">94</text:span></text:p>
      <text:p text:style-name="P96"/>
      <text:p text:style-name="P16"><text:span text:style-name="T2">post</text:span><text:span text:style-name="T32"> </text:span><text:span text:style-name="T2">1654, Ingolstadt, pap., [256] </text:span><text:span text:style-name="T52">f</text:span><text:span text:style-name="T2">f., 18,5 x 15 cm</text:span></text:p>
      <text:p text:style-name="P96"/>
      <text:p text:style-name="P96"><text:span text:style-name="T2">Rukopis</text:span><text:span text:style-name="T278"> </text:span><text:span text:style-name="T2">byl</text:span><text:span text:style-name="T283"> </text:span><text:span text:style-name="T2">při</text:span><text:span text:style-name="T283"> </text:span><text:span text:style-name="T2">původní</text:span><text:span text:style-name="T283"> </text:span><text:span text:style-name="T2">vazbě</text:span><text:span text:style-name="T283"> </text:span><text:span text:style-name="T2">silně</text:span><text:span text:style-name="T283"> </text:span><text:span text:style-name="T2">oříznut,</text:span><text:span text:style-name="T283"> </text:span><text:span text:style-name="T2">takže</text:span><text:span text:style-name="T283"> </text:span><text:span text:style-name="T2">místy</text:span><text:span text:style-name="T283"> </text:span><text:span text:style-name="T2">chybí</text:span><text:span text:style-name="T283"> </text:span><text:span text:style-name="T2">nebo</text:span><text:span text:style-name="T283"> </text:span><text:span text:style-name="T2">jsou</text:span><text:span text:style-name="T283"> </text:span><text:span text:style-name="T2">neúplné</text:span><text:span text:style-name="T283"> </text:span><text:span text:style-name="T2">horní</text:span><text:span text:style-name="T283"> </text:span><text:span text:style-name="T2">i dolní</text:span><text:span text:style-name="T160"> </text:span><text:span text:style-name="T2">řádk</text:span><text:span text:style-name="T94">y</text:span><text:span text:style-name="T2">. </text:span><text:span text:style-name="T4">-</text:span><text:span text:style-name="T161"> </text:span><text:span text:style-name="T4">Písmo:</text:span><text:span text:style-name="T161"> </text:span><text:span text:style-name="T2">Písař</text:span><text:span text:style-name="T160"> </text:span><text:span text:style-name="T2">ponechával</text:span><text:span text:style-name="T160"> </text:span><text:span text:style-name="T2">širší</text:span><text:span text:style-name="T160"> </text:span><text:span text:style-name="T2">okraje</text:span><text:span text:style-name="T160"> </text:span><text:span text:style-name="T2">pro</text:span><text:span text:style-name="T160"> </text:span><text:span text:style-name="T2">poznámk</text:span><text:span text:style-name="T94">y</text:span><text:span text:style-name="T2">,</text:span><text:span text:style-name="T160"> </text:span><text:span text:style-name="T2">kterých</text:span><text:span text:style-name="T160"> </text:span><text:span text:style-name="T2">je</text:span><text:span text:style-name="T160"> </text:span><text:span text:style-name="T2">však</text:span><text:span text:style-name="T160"> </text:span><text:span text:style-name="T2">poměrně málo,</text:span><text:span text:style-name="T320"> </text:span><text:span text:style-name="T2">starší</text:span><text:span text:style-name="T320"> </text:span><text:span text:style-name="T2">perem,</text:span><text:span text:style-name="T320"> </text:span><text:span text:style-name="T2">mladší</text:span><text:span text:style-name="T320"> </text:span><text:span text:style-name="T2">tužkou. </text:span><text:span text:style-name="T4">-</text:span><text:span text:style-name="T321"> </text:span><text:span text:style-name="T2">Bez</text:span><text:span text:style-name="T320"> </text:span><text:span text:style-name="T2">vazb</text:span><text:span text:style-name="T94">y</text:span><text:span text:style-name="T2">.</text:span><text:span text:style-name="T320"> </text:span><text:span text:style-name="T2">Původní</text:span><text:span text:style-name="T320"> </text:span><text:span text:style-name="T2">vazba</text:span><text:span text:style-name="T320"> </text:span><text:span text:style-name="T2">stržena. </text:span><text:span text:style-name="T4">-</text:span><text:span text:style-name="T321"> </text:span><text:span text:style-name="T4">Původ</text:span><text:span text:style-name="T321"> </text:span><text:span text:style-name="T4">rukopisu: </text:span><text:span text:style-name="T2">Není</text:span><text:span text:style-name="T150"> </text:span><text:span text:style-name="T2">vyloučeno,</text:span><text:span text:style-name="T150"> </text:span><text:span text:style-name="T2">že</text:span><text:span text:style-name="T150"> </text:span><text:span text:style-name="T2">se</text:span><text:span text:style-name="T150"> </text:span><text:span text:style-name="T2">tento</text:span><text:span text:style-name="T150"> </text:span><text:span text:style-name="T2">rukopis</text:span><text:span text:style-name="T150"> </text:span><text:span text:style-name="T2">dostal</text:span><text:span text:style-name="T150"> </text:span><text:span text:style-name="T2">do</text:span><text:span text:style-name="T150"> </text:span><text:span text:style-name="T2">dačické</text:span><text:span text:style-name="T150"> </text:span><text:span text:style-name="T2">knihovny</text:span><text:span text:style-name="T150"> </text:span><text:span text:style-name="T2">z</text:span><text:span text:style-name="T150"> </text:span><text:span text:style-name="T2">rodiny</text:span><text:span text:style-name="T150"> </text:span><text:span text:style-name="T2">dobrodinců</text:span><text:span text:style-name="T150"> </text:span><text:span text:style-name="T2">dačických františkánů,</text:span><text:span text:style-name="T142"> </text:span><text:span text:style-name="T2">svobodných</text:span><text:span text:style-name="T142"> </text:span><text:span text:style-name="T2">pánů</text:span><text:span text:style-name="T142"> </text:span><text:span text:style-name="T2">ze</text:span><text:span text:style-name="T142"> </text:span><text:span text:style-name="T2">Sprinzensteinu,</text:span><text:span text:style-name="T142"> </text:span><text:span text:style-name="T2">kteří</text:span><text:span text:style-name="T142"> </text:span><text:span text:style-name="T2">studovali</text:span><text:span text:style-name="T142"> </text:span><text:span text:style-name="T2">v</text:span><text:span text:style-name="T142"> </text:span><text:span text:style-name="T2">Ingolstadtu,</text:span><text:span text:style-name="T142"> </text:span><text:span text:style-name="T2">i</text:span><text:span text:style-name="T142"> </text:span><text:span text:style-name="T2">když</text:span><text:span text:style-name="T142"> </text:span><text:span text:style-name="T2">je</text:span><text:span text:style-name="T142"> </text:span><text:span text:style-name="T2">psán jinou rukou než jejich rukopisy D 33 a D 34.</text:span></text:p>
      <text:p text:style-name="P96"/>
      <text:p text:style-name="P212"><text:span text:style-name="T13">„</text:span><text:span text:style-name="T13">Notata</text:span><text:span text:style-name="T260"> </text:span><text:span text:style-name="T13">ex</text:span><text:span text:style-name="T105"> </text:span><text:span text:style-name="T13">collegio</text:span><text:span text:style-name="T105"> </text:span><text:span text:style-name="T57">f</text:span><text:span text:style-name="T10">forum</text:span><text:span text:style-name="T141"> </text:span><text:span text:style-name="T13">[=</text:span><text:span text:style-name="T105"> </text:span><text:span text:style-name="T13">Pandectarum] <text:s text:c="25"/></text:span><text:span text:style-name="T138"><text:s/></text:span><text:span text:style-name="T13">sub</text:span><text:span text:style-name="T105"> </text:span><text:span text:style-name="T13">Magn.</text:span><text:span text:style-name="T105"> </text:span><text:span text:style-name="T13">Domino</text:span><text:span text:style-name="T105"> </text:span><text:span text:style-name="T13">D.</text:span><text:span text:style-name="T138"> </text:span><text:span text:style-name="T13">[Arnolto]</text:span><text:span text:style-name="T138"> </text:span><text:span text:style-name="T13">Rath</text:span><text:span text:style-name="T138"> <text:s text:c="43"/></text:span><text:span text:style-name="T13">[in universitate Ingolstadiensi] </text:span><text:span text:style-name="T13">conscripta“</text:span></text:p>
      <text:p text:style-name="P96"/>
      <text:p text:style-name="P96"><text:span text:style-name="T2">„</text:span><text:span text:style-name="T2">Prooemium.</text:span><text:span text:style-name="T166"> </text:span><text:span text:style-name="T2">Quotuplex</text:span><text:span text:style-name="T202"> </text:span><text:span text:style-name="T2">sit</text:span><text:span text:style-name="T202"> </text:span><text:span text:style-name="T2">juris</text:span><text:span text:style-name="T202"> </text:span><text:span text:style-name="T2">divisio</text:span><text:span text:style-name="T202"> </text:span><text:span text:style-name="T2">...</text:span><text:span text:style-name="T266"> </text:span><text:span text:style-name="T2">[fol.</text:span><text:span text:style-name="T202"> </text:span><text:span text:style-name="T2">3r]</text:span><text:span text:style-name="T266"> </text:span><text:span text:style-name="T2">Liber</text:span><text:span text:style-name="T202"> </text:span><text:span text:style-name="T2">1mus</text:span><text:span text:style-name="T202"> </text:span><text:span text:style-name="T2">...</text:span><text:span text:style-name="T202"> </text:span><text:span text:style-name="T171">T</text:span><text:span text:style-name="T2">itulus</text:span><text:span text:style-name="T202"> </text:span><text:span text:style-name="T2">primus</text:span><text:span text:style-name="T202"> </text:span><text:span text:style-name="T2">De</text:span><text:span text:style-name="T202"> </text:span><text:span text:style-name="T2">justitia et</text:span><text:span text:style-name="T206"> </text:span><text:span text:style-name="T2">jure.</text:span><text:span text:style-name="T206"> </text:span><text:span text:style-name="T2">Quaeres</text:span><text:span text:style-name="T206"> </text:span><text:span text:style-name="T2">unde</text:span><text:span text:style-name="T206"> </text:span><text:span text:style-name="T2">justitia</text:span><text:span text:style-name="T206"> </text:span><text:span text:style-name="T2">deriventu</text:span><text:span text:style-name="T32">r</text:span><text:span text:style-name="T2">,</text:span><text:span text:style-name="T206"> </text:span><text:span text:style-name="T2">an</text:span><text:span text:style-name="T206"> </text:span><text:span text:style-name="T2">justitia</text:span><text:span text:style-name="T206"> </text:span><text:span text:style-name="T2">a</text:span><text:span text:style-name="T206"> </text:span><text:span text:style-name="T2">jure</text:span><text:span text:style-name="T206"> </text:span><text:span text:style-name="T2">aut</text:span><text:span text:style-name="T206"> </text:span><text:span text:style-name="T2">econtra?</text:span><text:span text:style-name="T206"> </text:span><text:span text:style-name="T2">...</text:span><text:span text:style-name="T206"> </text:span><text:span text:style-name="T2">x</text:span><text:span text:style-name="T206"> </text:span><text:span text:style-name="T2">...</text:span><text:span text:style-name="T206"> </text:span><text:span text:style-name="T2">(Liber</text:span><text:span text:style-name="T206"> </text:span><text:span text:style-name="T2">49.</text:span><text:span text:style-name="T206"> </text:span><text:span text:style-name="T171">T</text:span><text:span text:style-name="T2">it.</text:span><text:span text:style-name="T206"> </text:span><text:span text:style-name="T2">17. De castrensi peculio) in hac re donata ///“</text:span></text:p>
      <text:p text:style-name="P96"/>
      <text:p text:style-name="P25"><text:span text:style-name="T2">Záznam přednášek z právnické fakulty university v Ingolstadtu, kde byl Arnold Rath (1599-1671) řádným profesorem,</text:span><text:span text:style-name="T166"> </text:span><text:span text:style-name="T2">viz</text:span><text:span text:style-name="T166"> </text:span><text:span text:style-name="T2">Reusch,</text:span><text:span text:style-name="T166"> </text:span><text:span text:style-name="T2">H.:</text:span><text:span text:style-name="T166"> </text:span><text:span text:style-name="T4">Rath,</text:span><text:span text:style-name="T168"> </text:span><text:span text:style-name="T4">Arnold</text:span><text:span text:style-name="T2">.</text:span><text:span text:style-name="T166"> </text:span><text:span text:style-name="T2">ADB</text:span><text:span text:style-name="T166"> </text:span><text:span text:style-name="T2">27</text:span><text:span text:style-name="T166"> </text:span><text:span text:style-name="T2">(1888),</text:span><text:span text:style-name="T166"> <text:s text:c="8"/></text:span><text:span text:style-name="T2">s.</text:span><text:span text:style-name="T166"> </text:span><text:span text:style-name="T2">349</text:span><text:span text:style-name="T166"> </text:span><text:span text:style-name="T2">a</text:span><text:span text:style-name="T166"> </text:span><text:span text:style-name="T2">Jöche</text:span><text:span text:style-name="T171">r</text:span><text:span text:style-name="T2">,</text:span><text:span text:style-name="T166"> </text:span><text:span text:style-name="T2">Ch.</text:span><text:span text:style-name="T166"> </text:span><text:span text:style-name="T2">G.:</text:span><text:span text:style-name="T166"> </text:span><text:span text:style-name="T4">Allgemeines</text:span><text:span text:style-name="T168"> </text:span><text:span text:style-name="T4">Gelehrten-Lexikon</text:span><text:span text:style-name="T2">. Bd.</text:span><text:span text:style-name="T129"> </text:span><text:span text:style-name="T2">III.,</text:span><text:span text:style-name="T129"> </text:span><text:span text:style-name="T2">col.</text:span><text:span text:style-name="T129"> </text:span><text:span text:style-name="T2">1917.</text:span><text:span text:style-name="T129"> </text:span><text:span text:style-name="T2">Ingolstadt</text:span><text:span text:style-name="T129"> </text:span><text:span text:style-name="T2">je</text:span><text:span text:style-name="T129"> </text:span><text:span text:style-name="T2">dosvědčen</text:span><text:span text:style-name="T129"> </text:span><text:span text:style-name="T2">zmínkami</text:span><text:span text:style-name="T129"> </text:span><text:span text:style-name="T2">v</text:span><text:span text:style-name="T129"> </text:span><text:span text:style-name="T2">textu,</text:span><text:span text:style-name="T129"> </text:span><text:span text:style-name="T2">např.</text:span><text:span text:style-name="T129"> </text:span><text:span text:style-name="T2">na</text:span><text:span text:style-name="T129"> </text:span><text:span text:style-name="T2">fol.</text:span><text:span text:style-name="T129"> </text:span><text:span text:style-name="T2">1r</text:span><text:span text:style-name="T129"> </text:span><text:span text:style-name="T2">a</text:span><text:span text:style-name="T129"> </text:span><text:span text:style-name="T2">249</text:span><text:span text:style-name="T176">v</text:span><text:span text:style-name="T2">,</text:span><text:span text:style-name="T129"> </text:span><text:span text:style-name="T2">rok</text:span><text:span text:style-name="T129"> </text:span><text:span text:style-name="T2">1654</text:span><text:span text:style-name="T129"> </text:span><text:span text:style-name="T2">je</text:span><text:span text:style-name="T129"> </text:span><text:span text:style-name="T2">zmíněn</text:span><text:span text:style-name="T129"> </text:span><text:span text:style-name="T2">na</text:span><text:span text:style-name="T129"> </text:span><text:span text:style-name="T2">fol.</text:span><text:span text:style-name="T129"> </text:span><text:span text:style-name="T2">252</text:span><text:span text:style-name="T176">v</text:span><text:span text:style-name="T2">.</text:span></text:p>
      <text:p text:style-name="P84"/>
      <text:p text:style-name="P81"/>
      <text:p text:style-name="P81"/>
      <text:p text:style-name="P81"/>
      <text:p text:style-name="P81"/>
      <text:p text:style-name="P81"/>
      <text:p text:style-name="P81"/>
      <text:p text:style-name="P81"/>
      <text:p text:style-name="_31_.Číslo_20_rukopisu"><text:bookmark-start text:name="D_095"/><text:soft-page-break/><text:span text:style-name="T13">9</text:span><text:bookmark-end text:name="D_095"/><text:span text:style-name="T13">3 <text:s text:c="75"/>D</text:span><text:span text:style-name="T214"> </text:span><text:span text:style-name="T13">95</text:span></text:p>
      <text:p text:style-name="TEXT"/>
      <text:p text:style-name="TEXT"><text:span text:style-name="T2">XVIII</text:span><text:span text:style-name="T498">1</text:span><text:span text:style-name="T2">, Dačice, pap., 178 </text:span><text:span text:style-name="T52">f</text:span><text:span text:style-name="T2">f., 44 x 28 cm, notace, vazba soudobá</text:span></text:p>
      <text:p text:style-name="TEXT"/>
      <text:p text:style-name="TEXT"><text:span text:style-name="T4">Písmo:</text:span><text:span text:style-name="T152"> </text:span><text:span text:style-name="T2">Na</text:span><text:span text:style-name="T278"> </text:span><text:span text:style-name="T2">konci</text:span><text:span text:style-name="T278"> </text:span><text:span text:style-name="T2">dopisováno</text:span><text:span text:style-name="T278"> </text:span><text:span text:style-name="T2">jinou</text:span><text:span text:style-name="T278"> </text:span><text:span text:style-name="T2">rukou. </text:span><text:span text:style-name="T4">-</text:span><text:span text:style-name="T280"> </text:span><text:span text:style-name="T2">Původní</text:span><text:span text:style-name="T278"> </text:span><text:span text:style-name="T2">lepenková</text:span><text:span text:style-name="T278"> </text:span><text:span text:style-name="T2">vazba,</text:span><text:span text:style-name="T278"> </text:span><text:span text:style-name="T2">potažená</text:span><text:span text:style-name="T278"> </text:span><text:span text:style-name="T2">vepřovicí</text:span><text:span text:style-name="T278"> </text:span><text:span text:style-name="T2">s kosočtvercovým</text:span><text:span text:style-name="T77"> </text:span><text:span text:style-name="T2">rýhováním. </text:span><text:span text:style-name="T4">- Výzdoba:</text:span><text:span text:style-name="T314"> </text:span><text:span text:style-name="T2">Psáno</text:span><text:span text:style-name="T77"> </text:span><text:span text:style-name="T2">černě</text:span><text:span text:style-name="T77"> <text:s/></text:span><text:span text:style-name="T2">a</text:span><text:span text:style-name="T77"> </text:span><text:span text:style-name="T2">červeně,</text:span><text:span text:style-name="T77"> </text:span><text:span text:style-name="T2">černé</text:span><text:span text:style-name="T77"> </text:span><text:span text:style-name="T2">kaligrafické</text:span><text:span text:style-name="T77"> </text:span><text:span text:style-name="T2">iniciál</text:span><text:span text:style-name="T94">y</text:span><text:span text:style-name="T2">.</text:span><text:span text:style-name="T342"> </text:span><text:span text:style-name="T4">- </text:span><text:span text:style-name="T2">Menzurální notace.</text:span></text:p>
      <text:p text:style-name="TEXT"/>
      <text:p text:style-name="P80"><text:span text:style-name="T2">Lit.: Sehnal, J.: </text:span><text:span text:style-name="T4">Hudba u františkánů</text:span><text:span text:style-name="T2">, s. 232-233.</text:span></text:p>
      <text:p text:style-name="TEXT"/>
      <text:p text:style-name="_33_._20_Název_20_rukopisu"><text:span text:style-name="T13">„</text:span><text:span text:style-name="T13">Missae“</text:span></text:p>
      <text:p text:style-name="TEXT"/>
      <text:p text:style-name="_34_._20_KAPITOLA_20_rukopisu_20_-_20_1._20_odstavec"><text:span text:style-name="T13">(a)</text:span><text:span text:style-name="T39"> </text:span><text:span text:style-name="T13">1r</text:span><text:span text:style-name="T2"><text:tab/></text:span><text:span text:style-name="T13">„Missa 1. Sancti Antonii Paduani“</text:span></text:p>
      <text:p text:style-name="TEXT"/>
      <text:p text:style-name="_34_._20_KAPITOLA_20_rukopisu_20_-_20_1._20_odstavec"><text:span text:style-name="T13">(b)</text:span><text:span text:style-name="T39"> </text:span><text:span text:style-name="T13">3v</text:span><text:span text:style-name="T2"><text:tab/></text:span><text:span text:style-name="T13">„Missa 2. S. Maximiliani R. </text:span><text:span text:style-name="T273">P</text:span><text:span text:style-name="T13">. </text:span><text:span text:style-name="T273">V</text:span><text:span text:style-name="T13">alentini Jüttner“</text:span></text:p>
      <text:p text:style-name="TEXT"/>
      <text:p text:style-name="_34_._20_KAPITOLA_20_rukopisu_20_-_20_1._20_odstavec"><text:span text:style-name="T13">(c)</text:span><text:span text:style-name="T39"> </text:span><text:span text:style-name="T13">6r</text:span><text:span text:style-name="T2"><text:tab/></text:span><text:span text:style-name="T13">„Missa 3. clericorum“</text:span></text:p>
      <text:p text:style-name="TEXT"/>
      <text:p text:style-name="_34_._20_KAPITOLA_20_rukopisu_20_-_20_1._20_odstavec"><text:span text:style-name="T13">(d)</text:span><text:span text:style-name="T39"> </text:span><text:span text:style-name="T13">9r</text:span><text:span text:style-name="T2"><text:tab/></text:span><text:span text:style-name="T13">„Missa 4. Emautina antiqua“</text:span></text:p>
      <text:p text:style-name="TEXT"/>
      <text:p text:style-name="_34_._20_KAPITOLA_20_rukopisu_20_-_20_1._20_odstavec"><text:span text:style-name="T13">(e)</text:span><text:span text:style-name="T39"> </text:span><text:span text:style-name="T105">1</text:span><text:span text:style-name="T13">1v</text:span><text:span text:style-name="T2"><text:tab/></text:span><text:span text:style-name="T13">„Missa 5. adventualis“</text:span></text:p>
      <text:p text:style-name="TEXT"/>
      <text:p text:style-name="_34_._20_KAPITOLA_20_rukopisu_20_-_20_1._20_odstavec"><text:span text:style-name="T13">(f)</text:span><text:span text:style-name="T39"> </text:span><text:span text:style-name="T13">14r</text:span><text:span text:style-name="T2"><text:tab/></text:span><text:span text:style-name="T13">„Missa 6. Pentecostes D. Augustini Pfleger“</text:span></text:p>
      <text:p text:style-name="P44"/>
      <text:p text:style-name="_36_._20_Komentář_20_kapitoly"><text:span text:style-name="T2">O</text:span><text:span text:style-name="T160"> </text:span><text:span text:style-name="T2">autorovi</text:span><text:span text:style-name="T160"> </text:span><text:span text:style-name="T2">(Augustinus</text:span><text:span text:style-name="T160"> </text:span><text:span text:style-name="T2">Pfleger)</text:span><text:span text:style-name="T160"> </text:span><text:span text:style-name="T2">viz</text:span><text:span text:style-name="T160"> </text:span><text:span text:style-name="T4">The</text:span><text:span text:style-name="T161"> </text:span><text:span text:style-name="T4">New</text:span><text:span text:style-name="T161"> </text:span><text:span text:style-name="T4">G</text:span><text:span text:style-name="T152">r</text:span><text:span text:style-name="T4">ove Dictio-</text:span><text:span text:style-name="T161"> </text:span><text:span text:style-name="T4">nary</text:span><text:span text:style-name="T161"> </text:span><text:span text:style-name="T4">of</text:span><text:span text:style-name="T161"> </text:span><text:span text:style-name="T4">Music</text:span><text:span text:style-name="T2">,</text:span><text:span text:style-name="T160"> </text:span><text:span text:style-name="T2">vol.</text:span><text:span text:style-name="T160"> </text:span><text:span text:style-name="T2">14.,</text:span><text:span text:style-name="T160"> </text:span><text:span text:style-name="T2">s.</text:span><text:span text:style-name="T160"> </text:span><text:span text:style-name="T2">615-616</text:span><text:span text:style-name="T160"> </text:span><text:span text:style-name="T2">a</text:span><text:span text:style-name="T160"> </text:span><text:span text:style-name="T129">W</text:span><text:span text:style-name="T2">olln</text:span><text:span text:style-name="T176">y</text:span><text:span text:style-name="T2">,</text:span><text:span text:style-name="T160"> </text:span><text:span text:style-name="T269">P</text:span><text:span text:style-name="T2">.: </text:span><text:span text:style-name="T4">Pflege</text:span><text:span text:style-name="T270">r</text:span><text:span text:style-name="T4">, Augustinus</text:span><text:span text:style-name="T2">. Die Musik in Geschichte und Gegenwart. Personenteil 13 Pal-Rib, col. 495.</text:span></text:p>
      <text:p text:style-name="TEXT"/>
      <text:p text:style-name="_34_._20_KAPITOLA_20_rukopisu_20_-_20_1._20_odstavec"><text:span text:style-name="T13">(g)</text:span><text:span text:style-name="T39"> </text:span><text:span text:style-name="T13">16v</text:span><text:span text:style-name="T2"><text:tab/></text:span><text:span text:style-name="T13">„Missa 7. S. Casimiri R. </text:span><text:span text:style-name="T273">P</text:span><text:span text:style-name="T13">. </text:span><text:span text:style-name="T273">V</text:span><text:span text:style-name="T13">alentini Jüttner“</text:span></text:p>
      <text:p text:style-name="P44"/>
      <text:p text:style-name="_34_._20_KAPITOLA_20_rukopisu_20_-_20_1._20_odstavec"><text:span text:style-name="T13">(h) 18v</text:span><text:span text:style-name="T2"><text:tab/></text:span><text:span text:style-name="T13">„Missa 8. SS. </text:span><text:span text:style-name="T105">V</text:span><text:span text:style-name="T13">irginum R. </text:span><text:span text:style-name="T273">P</text:span><text:span text:style-name="T13">. </text:span><text:span text:style-name="T273">V</text:span><text:span text:style-name="T13">alentini Jüttner“</text:span></text:p>
      <text:p text:style-name="P44"/>
      <text:p text:style-name="_34_._20_KAPITOLA_20_rukopisu_20_-_20_1._20_odstavec"><text:span text:style-name="T13">(i) 23v</text:span><text:span text:style-name="T2"><text:tab/></text:span><text:span text:style-name="T13">„Missa 9. Nivensis ejusdem authoris“</text:span></text:p>
      <text:p text:style-name="P72"/>
      <text:p text:style-name="_34_._20_KAPITOLA_20_rukopisu_20_-_20_1._20_odstavec"><text:span text:style-name="T13">(j)</text:span><text:span text:style-name="T39"> </text:span><text:span text:style-name="T13">27r</text:span><text:span text:style-name="T2"><text:tab/></text:span><text:span text:style-name="T13">„Missa 10. Allab</text:span><text:span text:style-name="T53">r</text:span><text:span text:style-name="T13">eve dicta ejusdem authoris“</text:span></text:p>
      <text:p text:style-name="TEXT"/>
      <text:p text:style-name="_34_._20_KAPITOLA_20_rukopisu_20_-_20_1._20_odstavec"><text:span text:style-name="T13">(k)</text:span><text:span text:style-name="T39"> </text:span><text:span text:style-name="T13">30v</text:span><text:span text:style-name="T2"><text:tab/></text:span><text:span text:style-name="T13">„Missa </text:span><text:span text:style-name="T181">1</text:span><text:span text:style-name="T13">1. Olomucensis ejusdem authoris“</text:span></text:p>
      <text:p text:style-name="TEXT"/>
      <text:p text:style-name="_34_._20_KAPITOLA_20_rukopisu_20_-_20_1._20_odstavec"><text:soft-page-break/><text:span text:style-name="T13">(l)</text:span><text:span text:style-name="T39"> </text:span><text:span text:style-name="T13">35r</text:span><text:span text:style-name="T2"><text:tab/></text:span><text:span text:style-name="T13">„Missa 12. S. Spiritus R. </text:span><text:span text:style-name="T273">P</text:span><text:span text:style-name="T13">. Bernardi Artophaei“</text:span></text:p>
      <text:p text:style-name="TEXT"/>
      <text:p text:style-name="_34_._20_KAPITOLA_20_rukopisu_20_-_20_1._20_odstavec"><text:span text:style-name="T13">(m)</text:span><text:span text:style-name="T39"> </text:span><text:span text:style-name="T13">41r</text:span><text:span text:style-name="T2"><text:tab/></text:span><text:span text:style-name="T13">„Missa 13. Seque</text:span><text:span text:style-name="T53">r</text:span><text:span text:style-name="T13">e me ejusdem authoris“</text:span></text:p>
      <text:p text:style-name="TEXT"/>
      <text:p text:style-name="_34_._20_KAPITOLA_20_rukopisu_20_-_20_1._20_odstavec"><text:span text:style-name="T13">(n)</text:span><text:span text:style-name="T39"> </text:span><text:span text:style-name="T13">46v</text:span><text:span text:style-name="T2"><text:tab/></text:span><text:span text:style-name="T13">„Missa 14. Sanctissimi nominis Jesu D. Bernardi Honn“</text:span></text:p>
      <text:p text:style-name="TEXT"/>
      <text:p text:style-name="_34_._20_KAPITOLA_20_rukopisu_20_-_20_1._20_odstavec"><text:span text:style-name="T13">(o)</text:span><text:span text:style-name="T39"> </text:span><text:span text:style-name="T13">51v</text:span><text:span text:style-name="T2"><text:tab/></text:span><text:span text:style-name="T13">„Missa 15. S. Bernardi R. </text:span><text:span text:style-name="T273">P</text:span><text:span text:style-name="T13">. Bernardi Artophaei“</text:span></text:p>
      <text:p text:style-name="TEXT"/>
      <text:p text:style-name="_34_._20_KAPITOLA_20_rukopisu_20_-_20_1._20_odstavec"><text:span text:style-name="T13">(p)</text:span><text:span text:style-name="T39"> </text:span><text:span text:style-name="T13">57r</text:span><text:span text:style-name="T2"><text:tab/></text:span><text:span text:style-name="T13">„Missa 16. SSS. </text:span><text:span text:style-name="T122">T</text:span><text:span text:style-name="T13">rinitatis D. Alexandri Hrdy“</text:span></text:p>
      <text:p text:style-name="TEXT"/>
      <text:p text:style-name="_34_._20_KAPITOLA_20_rukopisu_20_-_20_1._20_odstavec"><text:span text:style-name="T13">(q)</text:span><text:span text:style-name="T39"> </text:span><text:span text:style-name="T13">62v</text:span><text:span text:style-name="T2"><text:tab/></text:span><text:span text:style-name="T13">„Missa 17. S. Gilberti R. </text:span><text:span text:style-name="T273">P</text:span><text:span text:style-name="T13">. Bernardi Artophaei“</text:span></text:p>
      <text:p text:style-name="TEXT"/>
      <text:p text:style-name="_34_._20_KAPITOLA_20_rukopisu_20_-_20_1._20_odstavec"><text:span text:style-name="T13">(r)</text:span><text:span text:style-name="T39"> </text:span><text:span text:style-name="T13">70v</text:span><text:span text:style-name="T2"><text:tab/></text:span><text:span text:style-name="T13">„Missa 18. Bethelemtica seu Nativitatis“</text:span></text:p>
      <text:p text:style-name="TEXT"/>
      <text:p text:style-name="_34_._20_KAPITOLA_20_rukopisu_20_-_20_1._20_odstavec"><text:span text:style-name="T13">(s)</text:span><text:span text:style-name="T39"> </text:span><text:span text:style-name="T13">74</text:span><text:span text:style-name="T2"><text:tab/></text:span><text:span text:style-name="T13">„Missa 19. S. Januarii D. Alexandri Hrdy“</text:span></text:p>
      <text:p text:style-name="TEXT"/>
      <text:p text:style-name="_34_._20_KAPITOLA_20_rukopisu_20_-_20_1._20_odstavec"><text:span text:style-name="T13">(t)</text:span><text:span text:style-name="T39"> </text:span><text:span text:style-name="T13">78</text:span><text:span text:style-name="T2"><text:tab/></text:span><text:span text:style-name="T13">„Missa 20. S. G</text:span><text:span text:style-name="T53">r</text:span><text:span text:style-name="T13">egorii papae ab ipsomet composita“</text:span></text:p>
      <text:p text:style-name="P44"/>
      <text:p text:style-name="_34_._20_KAPITOLA_20_rukopisu_20_-_20_1._20_odstavec"><text:span text:style-name="T13">(u)</text:span><text:span text:style-name="T39"> </text:span><text:span text:style-name="T13">82</text:span><text:span text:style-name="T2"><text:tab/></text:span><text:span text:style-name="T13">„Missa 21. Dominicalis R. </text:span><text:span text:style-name="T273">P</text:span><text:span text:style-name="T13">. Modesti Märstein“</text:span></text:p>
      <text:p text:style-name="P44"/>
      <text:p text:style-name="_34_._20_KAPITOLA_20_rukopisu_20_-_20_1._20_odstavec"><text:span text:style-name="T13">(v) 86</text:span><text:span text:style-name="T2"><text:tab/></text:span><text:span text:style-name="T13">„Missa 22. </text:span><text:span text:style-name="T105">V</text:span><text:span text:style-name="T13">iennensis S. Bonaventurae dicta“</text:span></text:p>
      <text:p text:style-name="P72"/>
      <text:p text:style-name="_34_._20_KAPITOLA_20_rukopisu_20_-_20_1._20_odstavec"><text:span text:style-name="T13">(w) 90</text:span><text:span text:style-name="T2"><text:tab/></text:span><text:span text:style-name="T13">„Missa 23. Michniana“</text:span></text:p>
      <text:p text:style-name="P44"/>
      <text:p text:style-name="_36_._20_Komentář_20_kapitoly"><text:span text:style-name="T2">Mše</text:span><text:span text:style-name="T94"> </text:span><text:span text:style-name="T2">komponovaná</text:span><text:span text:style-name="T94"> </text:span><text:span text:style-name="T2">s</text:span><text:span text:style-name="T94"> </text:span><text:span text:style-name="T2">použitím</text:span><text:span text:style-name="T94"> </text:span><text:span text:style-name="T2">ostinátního</text:span><text:span text:style-name="T94"> </text:span><text:span text:style-name="T2">principu.</text:span><text:span text:style-name="T94"> </text:span><text:span text:style-name="T2">Sehnal,</text:span><text:span text:style-name="T94"> <text:s text:c="10"/></text:span><text:span text:style-name="T2">J.:</text:span><text:span text:style-name="T94"> </text:span><text:span text:style-name="T4">Hudba</text:span><text:span text:style-name="T95"> </text:span><text:span text:style-name="T4">u</text:span><text:span text:style-name="T95"> </text:span><text:span text:style-name="T4">františkánů</text:span><text:span text:style-name="T2">,</text:span><text:span text:style-name="T94"> </text:span><text:span text:style-name="T2">s.</text:span><text:span text:style-name="T94"> </text:span><text:span text:style-name="T2">232-233</text:span><text:span text:style-name="T94"> </text:span><text:span text:style-name="T2">ztotožňuje</text:span><text:span text:style-name="T94"> </text:span><text:span text:style-name="T2">autora této mše <text:s text:c="12"/>s </text:span><text:span text:style-name="T4">„nejvýznamnějším českým skladatelem 17. století Adamem Michnou z Otradovic (1600-1676), který působil v Jindřichově Hradci, tedy poměrně blízko Dačic,“</text:span><text:span text:style-name="T2"> i když autor zcela nevyloučil, že by se mohlo jednat i o </text:span><text:span text:style-name="T269">P</text:span><text:span text:style-name="T2">. Samuela Michnu, který zemřel 5. března 17</text:span><text:span text:style-name="T150">1</text:span><text:span text:style-name="T2">1 v Praze <text:s text:c="3"/>ve funkci definitora, sro</text:span><text:span text:style-name="T176">v</text:span><text:span text:style-name="T2">. D 4, fol. 42</text:span><text:span text:style-name="T154">r</text:span><text:span text:style-name="T2">.</text:span></text:p>
      <text:p text:style-name="TEXT"/>
      <text:p text:style-name="_34_._20_KAPITOLA_20_rukopisu_20_-_20_1._20_odstavec"><text:span text:style-name="T13">(x)</text:span><text:span text:style-name="T39"> </text:span><text:span text:style-name="T13">95</text:span><text:span text:style-name="T2"><text:tab/></text:span><text:span text:style-name="T13">„Missa 24. S. Didaci R. </text:span><text:span text:style-name="T273">P</text:span><text:span text:style-name="T13">. </text:span><text:span text:style-name="T273">V</text:span><text:span text:style-name="T13">alentini Jüttner“</text:span></text:p>
      <text:p text:style-name="P72"/>
      <text:p text:style-name="_34_._20_KAPITOLA_20_rukopisu_20_-_20_1._20_odstavec"><text:span text:style-name="T13">(y) 100</text:span><text:span text:style-name="T2"><text:tab/></text:span><text:span text:style-name="T13">„Missa 25. S. Friderici D. Bernardi Hönn“</text:span></text:p>
      <text:p text:style-name="P44"/>
      <text:p text:style-name="_34_._20_KAPITOLA_20_rukopisu_20_-_20_1._20_odstavec"><text:span text:style-name="T13">(z) 105</text:span><text:span text:style-name="T2"><text:tab/></text:span><text:span text:style-name="T13">„Missa 26. Ordinis antiqua“</text:span></text:p>
      <text:p text:style-name="P44"/>
      <text:p text:style-name="_34_._20_KAPITOLA_20_rukopisu_20_-_20_1._20_odstavec"><text:span text:style-name="T13">(aa)</text:span><text:span text:style-name="T39"> </text:span><text:span text:style-name="T13">109</text:span><text:span text:style-name="T2"><text:tab/></text:span><text:span text:style-name="T13">„Missa 27. Immaculatae Conceptionis R. </text:span><text:span text:style-name="T273">P</text:span><text:span text:style-name="T13">. Bern. Artophaei“</text:span></text:p>
      <text:p text:style-name="_34_._20_KAPITOLA_20_rukopisu_20_-_20_1._20_odstavec"><text:soft-page-break/><text:span text:style-name="T13">(ab)</text:span><text:span text:style-name="T39"> </text:span><text:span text:style-name="T105">1</text:span><text:span text:style-name="T13">15</text:span><text:span text:style-name="T2"><text:tab/></text:span><text:span text:style-name="T13">„Missa 28. S. </text:span><text:span text:style-name="T181">W</text:span><text:span text:style-name="T13">enceslai D. Alexandri Hrdy“</text:span></text:p>
      <text:p text:style-name="TEXT"/>
      <text:p text:style-name="_34_._20_KAPITOLA_20_rukopisu_20_-_20_1._20_odstavec"><text:span text:style-name="T13">(ac)</text:span><text:span text:style-name="T39"> </text:span><text:span text:style-name="T13">121</text:span><text:span text:style-name="T2"><text:tab/></text:span><text:span text:style-name="T13">„Missa 29. S. Crucis R. </text:span><text:span text:style-name="T273">P</text:span><text:span text:style-name="T13">. Adalberti Piae Scholae“</text:span></text:p>
      <text:p text:style-name="P44"/>
      <text:p text:style-name="_36_._20_Komentář_20_kapitoly"><text:span text:style-name="T2">Autorem mše je zřejmě piarista Vojtěch Pelikán (Adalbertus <text:s text:c="4"/>a Sancto </text:span><text:span text:style-name="T2">Michaele, 1642-1700), jehož mše jsou dochovány rovněž v knihovně plzeňských františkánů (21 MT 182), viz </text:span><text:span text:style-name="T2">Linda, J.: </text:span><text:span text:style-name="T3">Soupis rukopisů</text:span><text:span text:style-name="T2">, s. 125-126, č. 196.</text:span></text:p>
      <text:p text:style-name="TEXT"/>
      <text:p text:style-name="_34_._20_KAPITOLA_20_rukopisu_20_-_20_1._20_odstavec"><text:span text:style-name="T13">(ad)</text:span><text:span text:style-name="T39"> </text:span><text:span text:style-name="T13">128</text:span><text:span text:style-name="T2"><text:tab/></text:span><text:span text:style-name="T13">„Missa 30. Paschalis“</text:span></text:p>
      <text:p text:style-name="TEXT"/>
      <text:p text:style-name="_34_._20_KAPITOLA_20_rukopisu_20_-_20_1._20_odstavec"><text:span text:style-name="T13">(ae)</text:span><text:span text:style-name="T39"> </text:span><text:span text:style-name="T13">130</text:span><text:span text:style-name="T2"><text:tab/></text:span><text:span text:style-name="T13">„Kyrie paschale“</text:span></text:p>
      <text:p text:style-name="TEXT"/>
      <text:p text:style-name="_34_._20_KAPITOLA_20_rukopisu_20_-_20_1._20_odstavec"><text:span text:style-name="T13">(af)</text:span><text:span text:style-name="T39"> </text:span><text:span text:style-name="T13">131</text:span><text:span text:style-name="T2"><text:tab/></text:span><text:span text:style-name="T13">„Missa 31. S. Emerici unius chori D. Alexandri Hrdy“</text:span></text:p>
      <text:p text:style-name="P44"/>
      <text:p text:style-name="_34_._20_KAPITOLA_20_rukopisu_20_-_20_1._20_odstavec"><text:span text:style-name="T13">(ag) 137</text:span><text:span text:style-name="T2"><text:tab/></text:span><text:span text:style-name="T13">„Missa 32. Chordige</text:span><text:span text:style-name="T53">r</text:span><text:span text:style-name="T13">orum R. </text:span><text:span text:style-name="T273">P</text:span><text:span text:style-name="T13">. Bernardi Artophaei“</text:span></text:p>
      <text:p text:style-name="P44"/>
      <text:p text:style-name="_34_._20_KAPITOLA_20_rukopisu_20_-_20_1._20_odstavec"><text:span text:style-name="T13">(ah) 165</text:span><text:span text:style-name="T2"><text:tab/></text:span><text:span text:style-name="T13">„Missa 33. de Requiem“</text:span></text:p>
      <text:p text:style-name="P44"/>
      <text:p text:style-name="_34_._20_KAPITOLA_20_rukopisu_20_-_20_1._20_odstavec"><text:span text:style-name="T13">(ai)</text:span><text:span text:style-name="T39"> </text:span><text:span text:style-name="T13">171</text:span><text:span text:style-name="T2"><text:tab/></text:span><text:span text:style-name="T13">„Missa 34. p</text:span><text:span text:style-name="T53">r</text:span><text:span text:style-name="T13">o Adventu &amp; Quadragesima“</text:span></text:p>
      <text:p text:style-name="TEXT"/>
      <text:p text:style-name="_37_._20_Komentář_20_CELEK"><text:span text:style-name="T2">Sbírka mší pro jeden zpěvní hlas (</text:span><text:span text:style-name="T3">Canto</text:span><text:span text:style-name="T2"> nebo </text:span><text:span text:style-name="T3">Tenore</text:span><text:span text:style-name="T2">). Na předním přídeští a před- sádce je </text:span><text:span text:style-name="T4">„Index missarum,“</text:span><text:span text:style-name="T2"> v němž je 34 mší a několikrát jsou uvedeni i jejich skla- datelé. Pozdější rukou bylo za indexem dopsáno:</text:span><text:span text:style-name="T312"> </text:span><text:span text:style-name="T4">„Missa S. Hyacinthi</text:span><text:span text:style-name="T314"> </text:span><text:span text:style-name="T2">[fol.]</text:span><text:span text:style-name="T312"> </text:span><text:span text:style-name="T4">143; 33. Missa Reformata SS. </text:span><text:span text:style-name="T156">T</text:span><text:span text:style-name="T4">rinitatis autho</text:span><text:span text:style-name="T152">r</text:span><text:span text:style-name="T4">e R. </text:span><text:span text:style-name="T240">P</text:span><text:span text:style-name="T4">. Philippo Pohl; </text:span><text:span text:style-name="T2">[dále jinou rukou] </text:span><text:span text:style-name="T4">Regina Coeli p</text:span><text:span text:style-name="T152">r</text:span><text:span text:style-name="T4">o cho</text:span><text:span text:style-name="T152">r</text:span><text:span text:style-name="T4">o invenitur in fine hujus libri, quod penultimum conco</text:span><text:span text:style-name="T152">r</text:span><text:span text:style-name="T4">dat cum Regina uti in lib</text:span><text:span text:style-name="T152">r</text:span><text:span text:style-name="T4">o missarum p</text:span><text:span text:style-name="T152">r</text:span><text:span text:style-name="T4">o o</text:span><text:span text:style-name="T152">r</text:span><text:span text:style-name="T4">gano“</text:span><text:span text:style-name="T2">. Dačický rukopis uvádí výjimečně jména</text:span><text:span text:style-name="T52"> </text:span><text:span text:style-name="T2">skladatelů</text:span><text:span text:style-name="T52"> </text:span><text:span text:style-name="T2">jednotlivých</text:span><text:span text:style-name="T52"> </text:span><text:span text:style-name="T2">mší</text:span><text:span text:style-name="T52"> </text:span><text:span text:style-name="T2">(ve</text:span><text:span text:style-name="T52"> </text:span><text:span text:style-name="T2">františkánském</text:span><text:span text:style-name="T52"> </text:span><text:span text:style-name="T2">řádu</text:span><text:span text:style-name="T52"> </text:span><text:span text:style-name="T2">to</text:span><text:span text:style-name="T52"> </text:span><text:span text:style-name="T2">nebylo</text:span><text:span text:style-name="T52"> </text:span><text:span text:style-name="T2">běžné).</text:span><text:span text:style-name="T52"> </text:span><text:span text:style-name="T2">Mezi</text:span><text:span text:style-name="T52"> </text:span><text:span text:style-name="T2">známější</text:span><text:span text:style-name="T52"> </text:span><text:span text:style-name="T2">české</text:span><text:span text:style-name="T52"> </text:span><text:span text:style-name="T2">skladatele</text:span><text:span text:style-name="T52"> </text:span><text:span text:style-name="T2">patří minorita</text:span><text:span text:style-name="T298"> </text:span><text:span text:style-name="T2">Ferdinand</text:span><text:span text:style-name="T298"> </text:span><text:span text:style-name="T2">Bernard</text:span><text:span text:style-name="T298"> </text:span><text:span text:style-name="T2">Arthophaeus</text:span><text:span text:style-name="T298"> </text:span><text:span text:style-name="T2">(1651-1721),</text:span><text:span text:style-name="T298"> </text:span><text:span text:style-name="T2">učitel</text:span><text:span text:style-name="T298"> </text:span><text:span text:style-name="T2">Bohuslava</text:span><text:span text:style-name="T298"> </text:span><text:span text:style-name="T2">Matěje</text:span><text:span text:style-name="T298"> </text:span><text:span text:style-name="T2">Černohorského</text:span><text:span text:style-name="T298"> </text:span><text:span text:style-name="T2">(1684-1742).</text:span><text:span text:style-name="T298"> </text:span><text:span text:style-name="T2">Mezi světské</text:span><text:span text:style-name="T217"> </text:span><text:span text:style-name="T2">skladatele</text:span><text:span text:style-name="T217"> </text:span><text:span text:style-name="T2">patří</text:span><text:span text:style-name="T217"> </text:span><text:span text:style-name="T2">Bernardus</text:span><text:span text:style-name="T217"> </text:span><text:span text:style-name="T2">Hönn,</text:span><text:span text:style-name="T217"> </text:span><text:span text:style-name="T2">Alexander</text:span><text:span text:style-name="T217"> </text:span><text:span text:style-name="T2">Hrdý,</text:span><text:span text:style-name="T217"> </text:span><text:span text:style-name="T2">Augustinus</text:span><text:span text:style-name="T217"> </text:span><text:span text:style-name="T2">Pfleger</text:span><text:span text:style-name="T217"> </text:span><text:span text:style-name="T2">nebo</text:span><text:span text:style-name="T217"> </text:span><text:span text:style-name="T2">Thomas</text:span><text:span text:style-name="T217"> </text:span><text:span text:style-name="T2">Joannes</text:span><text:span text:style-name="T217"> </text:span><text:span text:style-name="T2">Nep.</text:span><text:span text:style-name="T217"> </text:span><text:span text:style-name="T2">Ziadny (Žádný?),</text:span><text:span text:style-name="T171"> <text:s text:c="8"/></text:span><text:span text:style-name="T2">viz</text:span><text:span text:style-name="T171"> </text:span><text:span text:style-name="T2">Sehnal,</text:span><text:span text:style-name="T171"> </text:span><text:span text:style-name="T2">J.:</text:span><text:span text:style-name="T171"> </text:span><text:span text:style-name="T4">Hudba</text:span><text:span text:style-name="T173"> </text:span><text:span text:style-name="T4">u</text:span><text:span text:style-name="T173"> </text:span><text:span text:style-name="T4">františkánů</text:span><text:span text:style-name="T2">,</text:span><text:span text:style-name="T171"> </text:span><text:span text:style-name="T2">s.</text:span><text:span text:style-name="T171"> </text:span><text:span text:style-name="T2">232.</text:span><text:span text:style-name="T171"> </text:span><text:span text:style-name="T269">V</text:span><text:span text:style-name="T2">alentinus</text:span><text:span text:style-name="T171"> </text:span><text:span text:style-name="T2">Güttner</text:span><text:span text:style-name="T171"> </text:span><text:span text:style-name="T2">podle</text:span><text:span text:style-name="T171"> </text:span><text:span text:style-name="T2">františkánského</text:span><text:span text:style-name="T171"> </text:span><text:span text:style-name="T2">nekrologia</text:span><text:span text:style-name="T171"> </text:span><text:span text:style-name="T2">D</text:span><text:span text:style-name="T171"> </text:span><text:span text:style-name="T2">4,</text:span><text:span text:style-name="T171"> </text:span><text:span text:style-name="T2">fol. 83v</text:span><text:span text:style-name="T355"> </text:span><text:span text:style-name="T2">zemřel</text:span><text:span text:style-name="T355"> </text:span><text:span text:style-name="T2">22.</text:span><text:span text:style-name="T355"> </text:span><text:span text:style-name="T2">června</text:span><text:span text:style-name="T355"> </text:span><text:span text:style-name="T2">1680</text:span><text:span text:style-name="T355"> </text:span><text:span text:style-name="T2">v</text:span><text:span text:style-name="T355"> </text:span><text:span text:style-name="T2">Praze</text:span><text:span text:style-name="T355"> </text:span><text:span text:style-name="T2">(</text:span><text:span text:style-name="T4">„praedicato</text:span><text:span text:style-name="T270">r</text:span><text:span text:style-name="T4">,</text:span><text:span text:style-name="T356"> </text:span><text:span text:style-name="T4">diffinitor</text:span><text:span text:style-name="T356"> </text:span><text:span text:style-name="T4">et</text:span><text:span text:style-name="T356"> </text:span><text:span text:style-name="T4">saepe</text:span><text:span text:style-name="T356"> </text:span><text:span text:style-name="T4">gua</text:span><text:span text:style-name="T152">r</text:span><text:span text:style-name="T4">dianus“)</text:span><text:span text:style-name="T2">.</text:span><text:span text:style-name="T355"> </text:span><text:span text:style-name="T2">Františkán</text:span><text:span text:style-name="T355"> </text:span><text:span text:style-name="T2">Märstein</text:span><text:span text:style-name="T355"> </text:span><text:span text:style-name="T2">(psán</text:span><text:span text:style-name="T355"> </text:span><text:span text:style-name="T2">též Meerstein) zemřel 8. listopadu 1675 v Olo- mouci, viz D 4, fol. 153</text:span><text:span text:style-name="T154">r</text:span><text:span text:style-name="T2">.</text:span></text:p>
      <text:p text:style-name="_37_._20_Komentář_20_CELEK"><text:span text:style-name="T2">Podobné složení mší i s identifikací skladatelů obsahují rukopisy plzeňských a mo-ravskotřebovských rukopisů, viz např. v Plzni: </text:span><text:span text:style-name="T3">Missae cantatae</text:span><text:span text:style-name="T2"> (21 M 678) a </text:span><text:span text:style-name="T3">Missae A. R. P. Bernardi Artophaei</text:span><text:span text:style-name="T2"> (21 MT 182) - Linda, J.: </text:span><text:span text:style-name="T3">Soupis rukopisů</text:span><text:span text:style-name="T2">, s. 25-26, č. 20 a 125-126, č. 196; v Moravské Třebové: </text:span><text:span text:style-name="T3">Missae chorales</text:span><text:span text:style-name="T2"> (MT 19), viz Dokoupil, Vl.: </text:span><text:span text:style-name="T3">Soupis rukopisů z knihovny minoritů</text:span><text:span text:style-name="T2">, s. 79.</text:span></text:p>
      <text:p text:style-name="TEXT"/>
      <text:p text:style-name="TEXT"/>
      <text:p text:style-name="_31_.Číslo_20_rukopisu"><text:bookmark-start text:name="D_096"/><text:soft-page-break/><text:span text:style-name="T13">9</text:span><text:bookmark-end text:name="D_096"/><text:span text:style-name="T13">4 <text:s text:c="75"/>D</text:span><text:span text:style-name="T214"> </text:span><text:span text:style-name="T13">96</text:span></text:p>
      <text:p text:style-name="P3"/>
      <text:p text:style-name="_32_._20_Vazba_20_a_20_rozměry"><text:span text:style-name="T2">1731-1735,</text:span><text:span text:style-name="T32"> </text:span><text:span text:style-name="T2">Dačice, pap., X + 57 pp., 42 x 28 cm, notace, <text:s text:c="12"/>vazba soudobá</text:span></text:p>
      <text:p text:style-name="TEXT"/>
      <text:p text:style-name="TEXT"><text:span text:style-name="T3">Písmo</text:span><text:span text:style-name="T2">: Písařem části rukopisu byl zřejmě Epiphanius Mařan (srov. <text:s text:c="5"/>D 121). Více jeho rukopisů se dochovalo v klášterních knihovnách v Plzni (21 MT 177; 21 MT 178; 21 MT 185; 21 MT 186 a 21 MT 187) a Jindři- chově Hradci (1 JH 7), viz Linda, J.: </text:span><text:span text:style-name="T3">Soupis rukopisů</text:span><text:span text:style-name="T2">, s. 121-124, č. 192-193; s. 127-129, č. 199-201 a Ryba, B.: </text:span><text:span text:style-name="T3">Soupisy rukopisů</text:span><text:span text:style-name="T2">, s. 252, č. 250. - Prvních</text:span><text:span text:style-name="T355"> </text:span><text:span text:style-name="T2">10</text:span><text:span text:style-name="T286"> </text:span><text:span text:style-name="T2">stran</text:span><text:span text:style-name="T286"> </text:span><text:span text:style-name="T2">při</text:span><text:span text:style-name="T286"> </text:span><text:span text:style-name="T2">katalogizaci,</text:span><text:span text:style-name="T286"> </text:span><text:span text:style-name="T2">ostatní</text:span><text:span text:style-name="T286"> </text:span><text:span text:style-name="T2">(pp.</text:span><text:span text:style-name="T286"> </text:span><text:span text:style-name="T2">1-42)</text:span><text:span text:style-name="T286"> </text:span><text:span text:style-name="T2">původní</text:span><text:span text:style-name="T286"> </text:span><text:span text:style-name="T2">paginace. </text:span><text:span text:style-name="T4">-</text:span><text:span text:style-name="T289"> </text:span><text:span text:style-name="T2">Původní</text:span><text:span text:style-name="T286"> </text:span><text:span text:style-name="T2">lepenková vazba,</text:span><text:span text:style-name="T363"> </text:span><text:span text:style-name="T2">potažená</text:span><text:span text:style-name="T363"> </text:span><text:span text:style-name="T2">hovězinou,</text:span><text:span text:style-name="T363"> </text:span><text:span text:style-name="T2">poškozená. </text:span><text:span text:style-name="T4">-</text:span><text:span text:style-name="T365"> </text:span><text:span text:style-name="T2">Notace</text:span><text:span text:style-name="T363"> </text:span><text:span text:style-name="T2">je</text:span><text:span text:style-name="T363"> <text:s text:c="4"/></text:span><text:span text:style-name="T2">v</text:span><text:span text:style-name="T363"> </text:span><text:span text:style-name="T2">první</text:span><text:span text:style-name="T363"> </text:span><text:span text:style-name="T2">části</text:span><text:span text:style-name="T363"> </text:span><text:span text:style-name="T2">menzurální,</text:span><text:span text:style-name="T363"> </text:span><text:span text:style-name="T2">ve</text:span><text:span text:style-name="T363"> </text:span><text:span text:style-name="T2">druhé kvadratická.</text:span></text:p>
      <text:p text:style-name="TEXT"/>
      <text:p text:style-name="_34_._20_KAPITOLA_20_rukopisu_20_-_20_1._20_odstavec"><text:span text:style-name="T13">(a)</text:span><text:span text:style-name="T39"> </text:span><text:span text:style-name="T13">1-10, 1-42</text:span><text:span text:style-name="T2"><text:tab/></text:span><text:span text:style-name="T13">[Missae, Rorate, Antiphonae etc.]</text:span></text:p>
      <text:p text:style-name="TEXT"/>
      <text:p text:style-name="P56"><text:span text:style-name="T13">1-10</text:span><text:span text:style-name="T32"><text:tab/></text:span><text:span text:style-name="T2">„Missa natalitia“; „Kyrie eleison ...“; „Dona</text:span><text:span text:style-name="T32"> </text:span><text:span text:style-name="T2">nobis pacem ...“</text:span></text:p>
      <text:p text:style-name="P43"/>
      <text:p text:style-name="P70"><text:span text:style-name="T301">T</text:span><text:span text:style-name="T2">ato složka je pozdější. Na pag. 9 </text:span><text:span text:style-name="T4">„F</text:span><text:span text:style-name="T270">r</text:span><text:span text:style-name="T4">. Epiphanius Maržan anno 1735</text:span><text:span text:style-name="T2">.“ Na přední předsádce je </text:span><text:span text:style-name="T4">„Index.“</text:span></text:p>
      <text:p text:style-name="TEXT"/>
      <text:p text:style-name="P56"><text:span text:style-name="T13">1-42</text:span><text:span text:style-name="T32"><text:tab/></text:span><text:span text:style-name="T2">„Introitus pro advento“; „Rorate</text:span><text:span text:style-name="T32"> </text:span><text:span text:style-name="T2">coeli desuper et nubes pluant justum ... “</text:span></text:p>
      <text:p text:style-name="P43"/>
      <text:p text:style-name="P70"><text:span text:style-name="T2">Na pag. 42 dole červeným inkoustem:</text:span><text:span text:style-name="T2"> </text:span><text:span text:style-name="T4">„F</text:span><text:span text:style-name="T270">r</text:span><text:span text:style-name="T4">. Epiphanius Maržan p. t. </text:span><text:span text:style-name="T95">V</text:span><text:span text:style-name="T4">ic </text:span><text:span text:style-name="T2">[arius] </text:span><text:span text:style-name="T4">1731.“</text:span><text:span text:style-name="T2"> Psáno černě a červeně.</text:span></text:p>
      <text:p text:style-name="TEXT"/>
      <text:p text:style-name="_34_._20_KAPITOLA_20_rukopisu_20_-_20_1._20_odstavec"><text:span text:style-name="T13">(b)</text:span><text:span text:style-name="T39"> </text:span><text:span text:style-name="T13">43-57</text:span><text:span text:style-name="T2"><text:tab/></text:span><text:span text:style-name="T13">[České písně]</text:span></text:p>
      <text:p text:style-name="_35_._20_KAPITOLA_20_rukopisu_20_-_20_2._20_odstavec"><text:span text:style-name="T2">„Chtíc</text:span><text:span text:style-name="T32"> </text:span><text:span text:style-name="T2">aby spal, tak zpívala synáčkovi ...“; „Maria pod křížem stála ...“; „</text:span><text:span text:style-name="T238">V</text:span><text:span text:style-name="T2">eselte se ó duše, vám se radost zjevila ...“; „</text:span><text:span text:style-name="T238">V</text:span><text:span text:style-name="T2">esel se nebes Královno ...“; „</text:span><text:span text:style-name="T171">T</text:span><text:span text:style-name="T2">isíckrát buď pozdravena ...“; „Alkantara!</text:span><text:span text:style-name="T32"> </text:span><text:span text:style-name="T2">Alkantara! Město </text:span><text:span text:style-name="T2">Špannihelský ...“</text:span></text:p>
      <text:p text:style-name="P27"/>
      <text:p text:style-name="_36_._20_Komentář_20_kapitoly">Bez notace, psáno jinou rukou, většinou na listech menšího formátu.</text:p>
      <text:p text:style-name="TEXT"/>
      <text:p text:style-name="_37_._20_Komentář_20_CELEK"><text:span text:style-name="T2">Chorální skladby a texty českých duchovních písní.</text:span><text:span text:style-name="T2"> </text:span></text:p>
      <text:p text:style-name="TEXT"/>
      <text:p text:style-name="_31_.Číslo_20_rukopisu"><text:bookmark-start text:name="D_097"/><text:soft-page-break/><text:span text:style-name="T13">9</text:span><text:bookmark-end text:name="D_097"/><text:span text:style-name="T13">5 <text:s text:c="75"/>D</text:span><text:span text:style-name="T214"> </text:span><text:span text:style-name="T13">97</text:span></text:p>
      <text:p text:style-name="TEXT"/>
      <text:p text:style-name="_32_._20_Vazba_20_a_20_rozměry"><text:span text:style-name="T2">XVIII</text:span><text:span text:style-name="T498">med.</text:span><text:span text:style-name="T2">, pap., 14 </text:span><text:span text:style-name="T52">f</text:span><text:span text:style-name="T2">f., 41 x 32 cm, notace, vazba soudobá</text:span></text:p>
      <text:p text:style-name="TEXT"/>
      <text:p text:style-name="TEXT"><text:span text:style-name="T2">Původní</text:span><text:span text:style-name="T202"> </text:span><text:span text:style-name="T2">foliace.</text:span><text:span text:style-name="T312"> </text:span><text:span text:style-name="T2">Posledních</text:span><text:span text:style-name="T312"> </text:span><text:span text:style-name="T2">sedm</text:span><text:span text:style-name="T312"> </text:span><text:span text:style-name="T2">listů</text:span><text:span text:style-name="T312"> </text:span><text:span text:style-name="T2">je</text:span><text:span text:style-name="T312"> </text:span><text:span text:style-name="T2">prázdných. </text:span><text:span text:style-name="T4">-</text:span><text:span text:style-name="T314"> </text:span><text:span text:style-name="T2">Původní</text:span><text:span text:style-name="T312"> </text:span><text:span text:style-name="T2">lepenková</text:span><text:span text:style-name="T312"> </text:span><text:span text:style-name="T2">vazba,</text:span><text:span text:style-name="T312"> </text:span><text:span text:style-name="T2">potažená hovězinou</text:span><text:span text:style-name="T199"> </text:span><text:span text:style-name="T2">a přelepená</text:span><text:span text:style-name="T199"> </text:span><text:span text:style-name="T2">papírem,</text:span><text:span text:style-name="T199"> </text:span><text:span text:style-name="T2">řemínk</text:span><text:span text:style-name="T94">y</text:span><text:span text:style-name="T2">. </text:span><text:span text:style-name="T4">-</text:span><text:span text:style-name="T201"> </text:span><text:span text:style-name="T4">Výzdoba:</text:span><text:span text:style-name="T201"> </text:span><text:span text:style-name="T2">Psáno</text:span><text:span text:style-name="T199"> </text:span><text:span text:style-name="T2">černě</text:span><text:span text:style-name="T199"> </text:span><text:span text:style-name="T2">a</text:span><text:span text:style-name="T199"> </text:span><text:span text:style-name="T2">červeně,</text:span><text:span text:style-name="T199"> </text:span><text:span text:style-name="T2">kaligrafické iniciály červeně. </text:span><text:span text:style-name="T4">- </text:span><text:span text:style-name="T2">Notace chorální kvadratická na čtyřlinkové osnově.</text:span></text:p>
      <text:p text:style-name="TEXT"/>
      <text:p text:style-name="_33_._20_Název_20_rukopisu"><text:span text:style-name="T13">[Cantus tempo</text:span><text:span text:style-name="T53">r</text:span><text:span text:style-name="T13">e paschali]</text:span></text:p>
      <text:p text:style-name="TEXT"/>
      <text:p text:style-name="_34_._20_KAPITOLA_20_rukopisu_20_-_20_1._20_odstavec"><text:span text:style-name="T13">(a)</text:span><text:span text:style-name="T39"> </text:span><text:span text:style-name="T13">1r</text:span><text:span text:style-name="T2"><text:tab/>„Pro Coena Domini“.</text:span></text:p>
      <text:p text:style-name="_35_._20_KAPITOLA_20_rukopisu_20_-_20_2._20_odstavec"><text:span text:style-name="T2">„</text:span><text:span text:style-name="T2">In</text:span><text:span text:style-name="T32"> </text:span><text:span text:style-name="T2">monte Oliveti oravit ad patrem ...“</text:span></text:p>
      <text:p text:style-name="TEXT"/>
      <text:p text:style-name="_34_._20_KAPITOLA_20_rukopisu_20_-_20_1._20_odstavec"><text:span text:style-name="T13">(b)</text:span><text:span text:style-name="T39"> </text:span><text:span text:style-name="T13">3r</text:span><text:span text:style-name="T2"><text:tab/>„Ad Benedictus“.</text:span></text:p>
      <text:p text:style-name="_35_._20_KAPITOLA_20_rukopisu_20_-_20_2._20_odstavec"><text:span text:style-name="T2">„</text:span><text:span text:style-name="T171">T</text:span><text:span text:style-name="T2">raditor autem dedit eis signum dicens ...“</text:span></text:p>
      <text:p text:style-name="TEXT"/>
      <text:p text:style-name="_34_._20_KAPITOLA_20_rukopisu_20_-_20_1._20_odstavec"><text:span text:style-name="T13">(c)</text:span><text:span text:style-name="T39"> </text:span><text:span text:style-name="T13">3v</text:span><text:span text:style-name="T2"><text:tab/>„Pro feria VI.“.</text:span></text:p>
      <text:p text:style-name="_35_._20_KAPITOLA_20_rukopisu_20_-_20_2._20_odstavec"><text:span text:style-name="T2">„</text:span><text:span text:style-name="T2">Omnes</text:span><text:span text:style-name="T32"> </text:span><text:span text:style-name="T2">amici mei dereliq [u] erunt ...“</text:span></text:p>
      <text:p text:style-name="TEXT"/>
      <text:p text:style-name="_34_._20_KAPITOLA_20_rukopisu_20_-_20_1._20_odstavec"><text:span text:style-name="T13">(d)</text:span><text:span text:style-name="T39"> </text:span><text:span text:style-name="T13">6v</text:span><text:span text:style-name="T2"><text:tab/>„Sabbato sancto“.</text:span></text:p>
      <text:p text:style-name="_35_._20_KAPITOLA_20_rukopisu_20_-_20_2._20_odstavec"><text:span text:style-name="T2">„</text:span><text:span text:style-name="T2">Sicut</text:span><text:span text:style-name="T32"> </text:span><text:span text:style-name="T2">ovis ad occisionem ductus est ...“</text:span></text:p>
      <text:p text:style-name="TEXT"/>
      <text:p text:style-name="_34_._20_KAPITOLA_20_rukopisu_20_-_20_1._20_odstavec"><text:span text:style-name="T13">(e)</text:span><text:span text:style-name="T39"> </text:span><text:span text:style-name="T13">9r</text:span><text:span text:style-name="T2"><text:tab/>„Ad lotionem pedum“.</text:span></text:p>
      <text:p text:style-name="P27">„Mandatum novum do vobis ...“</text:p>
      <text:p text:style-name="P81"/>
      <text:p text:style-name="P81"/>
      <text:p text:style-name="P81"/>
      <text:p text:style-name="P81"/>
      <text:p text:style-name="P81"/>
      <text:p text:style-name="_31_.Číslo_20_rukopisu"><text:bookmark-start text:name="D_098_100"/><text:span text:style-name="T13">96</text:span><text:bookmark-end text:name="D_098_100"/><text:span text:style-name="T13"> <text:s text:c="67"/>D</text:span><text:span text:style-name="T214"> </text:span><text:span text:style-name="T13">98-100</text:span></text:p>
      <text:p text:style-name="TEXT"/>
      <text:p text:style-name="_32_._20_Vazba_20_a_20_rozměry"><text:span text:style-name="T2">XVIII</text:span><text:span text:style-name="T498">med.</text:span><text:span text:style-name="T2">,</text:span><text:span text:style-name="T32"> </text:span><text:span text:style-name="T2">Dačice, 3 sv., pap.,1. X + 191 (recte: 192) pp. + III </text:span><text:span text:style-name="T52">f</text:span><text:span text:style-name="T2">f.; <text:s text:c="9"/>2. 180 (recte: 170) pp. + 2 </text:span><text:span text:style-name="T52">f</text:span><text:span text:style-name="T2">f.; 3. 140 pp. + I </text:span><text:span text:style-name="T52">f</text:span><text:span text:style-name="T2">f., 35 x 21 cm, notace, <text:s text:c="7"/>vazba soudobá</text:span></text:p>
      <text:p text:style-name="TEXT"/>
      <text:p text:style-name="TEXT"><text:soft-page-break/><text:span text:style-name="T2">Původní</text:span><text:span text:style-name="T91"> </text:span><text:span text:style-name="T2">kožená</text:span><text:span text:style-name="T27"> </text:span><text:span text:style-name="T2">vazba,</text:span><text:span text:style-name="T27"> </text:span><text:span text:style-name="T2">neumělá,</text:span><text:span text:style-name="T27"> </text:span><text:span text:style-name="T2">řemínk</text:span><text:span text:style-name="T94">y</text:span><text:span text:style-name="T2">. </text:span><text:span text:style-name="T4">-</text:span><text:span text:style-name="T29"> </text:span><text:span text:style-name="T2">Menzurální</text:span><text:span text:style-name="T27"> </text:span><text:span text:style-name="T2">notace.</text:span><text:span text:style-name="T27"> </text:span><text:span text:style-name="T4">-</text:span><text:span text:style-name="T203"> </text:span><text:span text:style-name="T4">Původ</text:span><text:span text:style-name="T203"> </text:span><text:span text:style-name="T4">rukopisu: „Conscripsit</text:span><text:span text:style-name="T203"> </text:span><text:span text:style-name="T83">P</text:span><text:span text:style-name="T4">.</text:span><text:span text:style-name="T203"> </text:span><text:span text:style-name="T4">Faustinus</text:span><text:span text:style-name="T203"> </text:span><text:span text:style-name="T4">Ko</text:span><text:span text:style-name="T103">r</text:span><text:span text:style-name="T4">dik,</text:span><text:span text:style-name="T203"> </text:span><text:span text:style-name="T4">indignus Franciscanus“</text:span><text:span text:style-name="T2">.</text:span><text:span text:style-name="T368"> F. </text:span><text:span text:style-name="T2">Kordík</text:span><text:span text:style-name="T368"> </text:span><text:span text:style-name="T2">opsal</text:span><text:span text:style-name="T368"> </text:span><text:span text:style-name="T2">nejméně</text:span><text:span text:style-name="T368"> </text:span><text:span text:style-name="T2">18</text:span><text:span text:style-name="T368"> </text:span><text:span text:style-name="T2">hudebních</text:span><text:span text:style-name="T368"> </text:span><text:span text:style-name="T2">rukopisů;</text:span><text:span text:style-name="T368"> </text:span><text:span text:style-name="T2">zemřel</text:span><text:span text:style-name="T368"> </text:span><text:span text:style-name="T2">17.</text:span><text:span text:style-name="T368"> </text:span><text:span text:style-name="T2">března</text:span><text:span text:style-name="T368"> </text:span><text:span text:style-name="T2">1787</text:span><text:span text:style-name="T368"> </text:span><text:span text:style-name="T2">v Dačicích</text:span><text:span text:style-name="T32"> </text:span><text:span text:style-name="T2">(D 4, fol. 48r).</text:span></text:p>
      <text:p text:style-name="TEXT"/>
      <text:p text:style-name="_33_._20_Název_20_rukopisu"><text:span text:style-name="T13">„Missae</text:span><text:span text:style-name="T39"> </text:span><text:span text:style-name="T13">p</text:span><text:span text:style-name="T53">r</text:span><text:span text:style-name="T13">omiscuae“</text:span></text:p>
      <text:p text:style-name="P49"/>
      <text:p text:style-name="_34_._20_KAPITOLA_20_rukopisu_20_-_20_1._20_odstavec"><text:span text:style-name="T273">V</text:span><text:span text:style-name="T13">ol. 1.<text:tab/>„Organum“</text:span></text:p>
      <text:p text:style-name="TEXT"/>
      <text:p text:style-name="_36_._20_Komentář_20_kapitoly"><text:span text:style-name="T2">Za</text:span><text:span text:style-name="T27"> </text:span><text:span text:style-name="T2">pag.</text:span><text:span text:style-name="T27"> </text:span><text:span text:style-name="T2">94,</text:span><text:span text:style-name="T27"> </text:span><text:span text:style-name="T2">102</text:span><text:span text:style-name="T27"> </text:span><text:span text:style-name="T2">a</text:span><text:span text:style-name="T27"> </text:span><text:span text:style-name="T2">127 vevázány</text:span><text:span text:style-name="T202"> </text:span><text:span text:style-name="T2">menší</text:span><text:span text:style-name="T202"> </text:span><text:span text:style-name="T2">listy</text:span><text:span text:style-name="T202"> </text:span><text:span text:style-name="T2">s</text:span><text:span text:style-name="T202"> </text:span><text:span text:style-name="T2">doplňky. Název</text:span><text:span text:style-name="T129"> </text:span><text:span text:style-name="T2">podle</text:span><text:span text:style-name="T129"> </text:span><text:span text:style-name="T2">nápisu</text:span><text:span text:style-name="T129"> </text:span><text:span text:style-name="T2">na</text:span><text:span text:style-name="T129"> </text:span><text:span text:style-name="T2">vazbě.</text:span><text:span text:style-name="T129"> </text:span><text:span text:style-name="T2">Na</text:span><text:span text:style-name="T129"> </text:span><text:span text:style-name="T2">fol.</text:span><text:span text:style-name="T129"> </text:span><text:span text:style-name="T2">7</text:span><text:span text:style-name="T176">v</text:span><text:span text:style-name="T2">,</text:span><text:span text:style-name="T129"> </text:span><text:span text:style-name="T2">které</text:span><text:span text:style-name="T129"> </text:span><text:span text:style-name="T2">bylo</text:span><text:span text:style-name="T129"> </text:span><text:span text:style-name="T2">původně</text:span><text:span text:style-name="T129"> </text:span><text:span text:style-name="T2">předsádkou,</text:span><text:span text:style-name="T129"> </text:span><text:span text:style-name="T2">je</text:span><text:span text:style-name="T129"> </text:span><text:span text:style-name="T2">obsah</text:span><text:span text:style-name="T129"> </text:span><text:span text:style-name="T2">rukopisu:</text:span><text:span text:style-name="T73"> </text:span><text:span text:style-name="T4">„Index</text:span><text:span text:style-name="T130"> </text:span><text:span text:style-name="T4">missarum</text:span><text:span text:style-name="T130"> </text:span><text:span text:style-name="T4">hic contentarum.</text:span><text:span text:style-name="T207"> </text:span><text:span text:style-name="T4">Omnes</text:span><text:span text:style-name="T207"> </text:span><text:span text:style-name="T4">duarum</text:span><text:span text:style-name="T207"> </text:span><text:span text:style-name="T4">vocum</text:span><text:span text:style-name="T207"> </text:span><text:span text:style-name="T4">exceptis</text:span><text:span text:style-name="T207"> </text:span><text:span text:style-name="T4">2</text:span><text:span text:style-name="T499">da</text:span><text:span text:style-name="T4">,</text:span><text:span text:style-name="T207"> </text:span><text:span text:style-name="T4">3</text:span><text:span text:style-name="T499">tia</text:span><text:span text:style-name="T4">,</text:span><text:span text:style-name="T207"> </text:span><text:span text:style-name="T4">4</text:span><text:span text:style-name="T499">ta</text:span><text:span text:style-name="T4">,</text:span><text:span text:style-name="T207"> </text:span><text:span text:style-name="T4">5</text:span><text:span text:style-name="T499">ta</text:span><text:span text:style-name="T4"> unius</text:span><text:span text:style-name="T207"> </text:span><text:span text:style-name="T4">vocis.</text:span><text:span text:style-name="T207"> </text:span><text:span text:style-name="T4">1</text:span><text:span text:style-name="T499">ma</text:span><text:span text:style-name="T4"> solemnis</text:span><text:span text:style-name="T207"> </text:span><text:span text:style-name="T4">cum</text:span><text:span text:style-name="T207"> </text:span><text:span text:style-name="T4">basso</text:span><text:span text:style-name="T207"> </text:span><text:span text:style-name="T4">concertante o</text:span><text:span text:style-name="T152">r</text:span><text:span text:style-name="T4">gano,</text:span><text:span text:style-name="T203"> </text:span><text:span text:style-name="T4">6</text:span><text:span text:style-name="T499">ta</text:span><text:span text:style-name="T4"> de</text:span><text:span text:style-name="T203"> </text:span><text:span text:style-name="T152">r</text:span><text:span text:style-name="T4">equiem</text:span><text:span text:style-name="T203"> </text:span><text:span text:style-name="T4">cum</text:span><text:span text:style-name="T203"> </text:span><text:span text:style-name="T4">basso,</text:span><text:span text:style-name="T203"> </text:span><text:span text:style-name="T4">7</text:span><text:span text:style-name="T203"> </text:span><text:span text:style-name="T4">solemnis</text:span><text:span text:style-name="T203"> </text:span><text:span text:style-name="T4">cum</text:span><text:span text:style-name="T203"> </text:span><text:span text:style-name="T4">basso,</text:span><text:span text:style-name="T203"> </text:span><text:span text:style-name="T4">10</text:span><text:span text:style-name="T203"> </text:span><text:span text:style-name="T4">solemnis</text:span><text:span text:style-name="T203"> </text:span><text:span text:style-name="T4">cum</text:span><text:span text:style-name="T203"> </text:span><text:span text:style-name="T4">basso</text:span><text:span text:style-name="T203"> </text:span><text:span text:style-name="T4">autho</text:span><text:span text:style-name="T152">r</text:span><text:span text:style-name="T4">e</text:span><text:span text:style-name="T203"> </text:span><text:span text:style-name="T4">...</text:span><text:span text:style-name="T203"> </text:span><text:span text:style-name="T4">Joanne</text:span><text:span text:style-name="T203"> </text:span><text:span text:style-name="T4">Nepomuceno Seeling, </text:span><text:span text:style-name="T95">1</text:span><text:span text:style-name="T4">1 solemnis, 8</text:span><text:span text:style-name="T499">va</text:span><text:span text:style-name="T4">, 9</text:span><text:span text:style-name="T499">na</text:span><text:span text:style-name="T4">, 12 et </text:span><text:span text:style-name="T152">r</text:span><text:span text:style-name="T4">eliquo omnes b</text:span><text:span text:style-name="T152">r</text:span><text:span text:style-name="T4">eves. Misso ve</text:span><text:span text:style-name="T152">r</text:span><text:span text:style-name="T4">o 23, 24 et 25 sunt per totum tutti unisono et unius</text:span><text:span text:style-name="T34"> </text:span><text:span text:style-name="T4">vocis,</text:span><text:span text:style-name="T34"> </text:span><text:span text:style-name="T4">p</text:span><text:span text:style-name="T152">r</text:span><text:span text:style-name="T4">o</text:span><text:span text:style-name="T34"> </text:span><text:span text:style-name="T4">paucitate</text:span><text:span text:style-name="T34"> </text:span><text:span text:style-name="T4">hominum</text:span><text:span text:style-name="T34"> </text:span><text:span text:style-name="T4">solo,</text:span><text:span text:style-name="T34"> </text:span><text:span text:style-name="T4">ubi</text:span><text:span text:style-name="T34"> </text:span><text:span text:style-name="T4">est</text:span><text:span text:style-name="T34"> </text:span><text:span text:style-name="T4">positum,</text:span><text:span text:style-name="T34"> </text:span><text:span text:style-name="T4">cantant</text:span><text:span text:style-name="T34"> </text:span><text:span text:style-name="T4">duae</text:span><text:span text:style-name="T34"> </text:span><text:span text:style-name="T4">voces.</text:span><text:span text:style-name="T34"> </text:span><text:span text:style-name="T4">In</text:span><text:span text:style-name="T34"> </text:span><text:span text:style-name="T4">ultimis</text:span><text:span text:style-name="T34"> </text:span><text:span text:style-name="T4">foliis</text:span><text:span text:style-name="T34"> </text:span><text:span text:style-name="T4">est</text:span><text:span text:style-name="T34"> </text:span><text:span text:style-name="T4">Gloria</text:span><text:span text:style-name="T34"> </text:span><text:span text:style-name="T4">solemne cum</text:span><text:span text:style-name="T54"> </text:span><text:span text:style-name="T4">Agnus</text:span><text:span text:style-name="T54"> </text:span><text:span text:style-name="T4">Dei</text:span><text:span text:style-name="T54"> </text:span><text:span text:style-name="T4">b</text:span><text:span text:style-name="T152">r</text:span><text:span text:style-name="T4">evibus.</text:span><text:span text:style-name="T54"> </text:span><text:span text:style-name="T4">P</text:span><text:span text:style-name="T152">r</text:span><text:span text:style-name="T4">o</text:span><text:span text:style-name="T54"> </text:span><text:span text:style-name="T4">Coena</text:span><text:span text:style-name="T54"> </text:span><text:span text:style-name="T4">Domini</text:span><text:span text:style-name="T54"> </text:span><text:span text:style-name="T4">potest</text:span><text:span text:style-name="T54"> </text:span><text:span text:style-name="T4">una</text:span><text:span text:style-name="T54"> </text:span><text:span text:style-name="T4">voce</text:span><text:span text:style-name="T54"> </text:span><text:span text:style-name="T4">p</text:span><text:span text:style-name="T152">r</text:span><text:span text:style-name="T4">oduci“</text:span><text:span text:style-name="T2">.</text:span><text:span text:style-name="T52"> </text:span><text:span text:style-name="T2">Joannes</text:span><text:span text:style-name="T52"> </text:span><text:span text:style-name="T2">Nep.</text:span><text:span text:style-name="T52"> </text:span><text:span text:style-name="T2">Seeling</text:span><text:span text:style-name="T52"> </text:span><text:span text:style-name="T2">zemřel</text:span><text:span text:style-name="T52"> </text:span><text:span text:style-name="T2">v</text:span><text:span text:style-name="T52"> </text:span><text:span text:style-name="T2">Kadani</text:span><text:span text:style-name="T52"> </text:span><text:span text:style-name="T150">1</text:span><text:span text:style-name="T2">1. září 1774 <text:s text:c="12"/>(viz D 4, fol. 124</text:span><text:span text:style-name="T171">r</text:span><text:span text:style-name="T2">, kde je oznančen jako </text:span><text:span text:style-name="T4">„exhortator“ </text:span><text:span text:style-name="T2">a Sehnal, J.: </text:span><text:span text:style-name="T4">Hudba u františkánů</text:span><text:span text:style-name="T2">, s. 235). Není známo, jestli byl v příbuzenském vztahu se známým pianistou a hudebním skladatelem Josefem Antonínem Sehlingem</text:span><text:span text:style-name="T171"> </text:span><text:span text:style-name="T2">(psán</text:span><text:span text:style-name="T171"> </text:span><text:span text:style-name="T2">též</text:span><text:span text:style-name="T171"> </text:span><text:span text:style-name="T2">Seeling),</text:span><text:span text:style-name="T171"> </text:span><text:span text:style-name="T2">který</text:span><text:span text:style-name="T171"> </text:span><text:span text:style-name="T2">žil</text:span><text:span text:style-name="T171"> </text:span><text:span text:style-name="T2">v</text:span><text:span text:style-name="T171"> </text:span><text:span text:style-name="T2">letech</text:span><text:span text:style-name="T171"> </text:span><text:span text:style-name="T2">1710-1756,</text:span><text:span text:style-name="T171"> </text:span><text:span text:style-name="T2">viz</text:span><text:span text:style-name="T171"> </text:span><text:span text:style-name="T4">Československý</text:span><text:span text:style-name="T173"> </text:span><text:span text:style-name="T4">hudební</text:span><text:span text:style-name="T173"> </text:span><text:span text:style-name="T4">slovník</text:span><text:span text:style-name="T2">,</text:span><text:span text:style-name="T171"> </text:span><text:span text:style-name="T2">s</text:span><text:span text:style-name="T176">v</text:span><text:span text:style-name="T2">.</text:span><text:span text:style-name="T171"> </text:span><text:span text:style-name="T2">2.</text:span><text:span text:style-name="T171"> </text:span><text:span text:style-name="T2">M-Ž,</text:span><text:span text:style-name="T171"> </text:span><text:span text:style-name="T2">s.</text:span><text:span text:style-name="T171"> </text:span><text:span text:style-name="T2">475.</text:span></text:p>
      <text:p text:style-name="TEXT"/>
      <text:p text:style-name="_34_._20_KAPITOLA_20_rukopisu_20_-_20_1._20_odstavec"><text:span text:style-name="T273">V</text:span><text:span text:style-name="T13">ol. 2.<text:tab/>„Chorus I.“</text:span></text:p>
      <text:p text:style-name="TEXT"/>
      <text:p text:style-name="_36_._20_Komentář_20_kapitoly"><text:span text:style-name="T2">Původní</text:span><text:span text:style-name="T217"> </text:span><text:span text:style-name="T2">paginace.</text:span><text:span text:style-name="T221"> </text:span><text:span text:style-name="T2">Po</text:span><text:span text:style-name="T221"> </text:span><text:span text:style-name="T2">pag.</text:span><text:span text:style-name="T221"> </text:span><text:span text:style-name="T2">106</text:span><text:span text:style-name="T221"> </text:span><text:span text:style-name="T2">následuje</text:span><text:span text:style-name="T221"> </text:span><text:span text:style-name="T2">pag.</text:span><text:span text:style-name="T221"> </text:span><text:span text:style-name="T102">1</text:span><text:span text:style-name="T2">17.</text:span><text:span text:style-name="T221"> </text:span><text:span text:style-name="T2">Na</text:span><text:span text:style-name="T221"> </text:span><text:span text:style-name="T2">horním</text:span><text:span text:style-name="T221"> </text:span><text:span text:style-name="T2">okraji</text:span><text:span text:style-name="T221"> </text:span><text:span text:style-name="T2">pag.</text:span><text:span text:style-name="T221"> </text:span><text:span text:style-name="T2">106</text:span><text:span text:style-name="T221"> </text:span><text:span text:style-name="T2">je</text:span><text:span text:style-name="T221"> </text:span><text:span text:style-name="T2">sice</text:span><text:span text:style-name="T221"> </text:span><text:span text:style-name="T2">odkaz na</text:span><text:span text:style-name="T278"> </text:span><text:span text:style-name="T2">pag.</text:span><text:span text:style-name="T278"> </text:span><text:span text:style-name="T2">107: </text:span><text:span text:style-name="T4">„vide</text:span><text:span text:style-name="T280"> </text:span><text:span text:style-name="T4">107,“</text:span><text:span text:style-name="T278"> </text:span><text:span text:style-name="T2">avšak</text:span><text:span text:style-name="T278"> </text:span><text:span text:style-name="T2">pag.</text:span><text:span text:style-name="T278"> </text:span><text:span text:style-name="T2">107</text:span><text:span text:style-name="T278"> </text:span><text:span text:style-name="T2">se</text:span><text:span text:style-name="T278"> </text:span><text:span text:style-name="T2">v</text:span><text:span text:style-name="T278"> </text:span><text:span text:style-name="T2">rukopise</text:span><text:span text:style-name="T278"> </text:span><text:span text:style-name="T2">nevyskytuje. Mezi</text:span><text:span text:style-name="T317"> </text:span><text:span text:style-name="T2">pp.</text:span><text:span text:style-name="T317"> </text:span><text:span text:style-name="T2">84</text:span><text:span text:style-name="T317"> </text:span><text:span text:style-name="T2">a</text:span><text:span text:style-name="T317"> </text:span><text:span text:style-name="T2">85</text:span><text:span text:style-name="T317"> </text:span><text:span text:style-name="T2">a</text:span><text:span text:style-name="T317"> </text:span><text:span text:style-name="T2">mezi</text:span><text:span text:style-name="T317"> </text:span><text:span text:style-name="T2">178</text:span><text:span text:style-name="T317"> </text:span><text:span text:style-name="T2">a</text:span><text:span text:style-name="T317"> </text:span><text:span text:style-name="T2">179</text:span><text:span text:style-name="T317"> </text:span><text:span text:style-name="T2">vevázány</text:span><text:span text:style-name="T317"> </text:span><text:span text:style-name="T2">dva menší</text:span><text:span text:style-name="T94"> </text:span><text:span text:style-name="T2">listy</text:span><text:span text:style-name="T94"> </text:span><text:span text:style-name="T2">s</text:span><text:span text:style-name="T94"> </text:span><text:span text:style-name="T2">doplňky.</text:span></text:p>
      <text:p text:style-name="TEXT"/>
      <text:p text:style-name="_34_._20_KAPITOLA_20_rukopisu_20_-_20_1._20_odstavec"><text:span text:style-name="T273">V</text:span><text:span text:style-name="T13">ol. 3.<text:tab/>„Chorus II.“</text:span></text:p>
      <text:p text:style-name="TEXT"/>
      <text:p text:style-name="_36_._20_Komentář_20_kapitoly"><text:span text:style-name="T2">Původní</text:span><text:span text:style-name="T154"> </text:span><text:span text:style-name="T2">paginace.</text:span><text:span text:style-name="T346"> </text:span><text:span text:style-name="T2">Mezi pag.</text:span><text:span text:style-name="T355"> </text:span><text:span text:style-name="T2">60</text:span><text:span text:style-name="T355"> </text:span><text:span text:style-name="T2">a</text:span><text:span text:style-name="T355"> </text:span><text:span text:style-name="T2">61</text:span><text:span text:style-name="T355"> </text:span><text:span text:style-name="T2">vevázán</text:span><text:span text:style-name="T355"> </text:span><text:span text:style-name="T2">jeden</text:span><text:span text:style-name="T355"> </text:span><text:span text:style-name="T2">list</text:span><text:span text:style-name="T355"> </text:span><text:span text:style-name="T2">s</text:span><text:span text:style-name="T355"> </text:span><text:span text:style-name="T2">doplňky.</text:span></text:p>
      <text:p text:style-name="TEXT"/>
      <text:p text:style-name="_37_._20_Komentář_20_CELEK"><text:span text:style-name="T2">Sbírka vesměs anonymních mší pro 2 zpěvní hlasy a varhany, </text:span><text:span text:style-name="T2">přičemž každý hlas je notován ve zvláštním svazku. Jednotlivé hlasové knihy jsou označeny jako Chorus I., Chorus II. a Organum.</text:span></text:p>
      <text:p text:style-name="TEXT"/>
      <text:p text:style-name="_31_.Číslo_20_rukopisu"><text:bookmark-start text:name="D_101_103"/><text:soft-page-break/><text:span text:style-name="T13">97</text:span><text:bookmark-end text:name="D_101_103"/><text:span text:style-name="T13"> <text:s text:c="65"/>D</text:span><text:span text:style-name="T193"> </text:span><text:span text:style-name="T13">101-103</text:span></text:p>
      <text:p text:style-name="P92"/>
      <text:p text:style-name="P10"><text:span text:style-name="T2">XVIII</text:span><text:span text:style-name="T498">med.</text:span><text:span text:style-name="T2">,</text:span><text:span text:style-name="T32"> </text:span><text:span text:style-name="T2">Dačice, 3 sv., pap., 1. 438 (recte: 464) pp. + V </text:span><text:span text:style-name="T52">f</text:span><text:span text:style-name="T2">f.; 2. 264 (recte: 464) pp. + VIII </text:span><text:span text:style-name="T52">f</text:span><text:span text:style-name="T2">f.; 3. 256 (recte: 264) pp. + IV </text:span><text:span text:style-name="T52">f</text:span><text:span text:style-name="T2">f., <text:s text:c="17"/>33 x 19 cm, notace, vazba soudobá</text:span></text:p>
      <text:p text:style-name="TEXT"/>
      <text:p text:style-name="TEXT"><text:span text:style-name="T2">V</text:span><text:span text:style-name="T150"> </text:span><text:span text:style-name="T2">původní</text:span><text:span text:style-name="T278"> </text:span><text:span text:style-name="T2">paginaci</text:span><text:span text:style-name="T278"> </text:span><text:span text:style-name="T2">četné</text:span><text:span text:style-name="T278"> </text:span><text:span text:style-name="T2">chyb</text:span><text:span text:style-name="T94">y</text:span><text:span text:style-name="T2">. V 1. sv. v</text:span><text:span text:style-name="T2">evázáno 5 menších lístků <text:s text:c="2"/>s doplňky. V 2. sv.</text:span><text:span text:style-name="T229"> </text:span><text:span text:style-name="T2">pag.</text:span><text:span text:style-name="T217"> </text:span><text:span text:style-name="T2">264</text:span><text:span text:style-name="T217"> </text:span><text:span text:style-name="T2">přilepená</text:span><text:span text:style-name="T217"> </text:span><text:span text:style-name="T2">na</text:span><text:span text:style-name="T217"> </text:span><text:span text:style-name="T2">zadní</text:span><text:span text:style-name="T217"> </text:span><text:span text:style-name="T2">přídeští a mezi pag. 41 a 42, 55 a 56, 71 a 72, 73 a 74, 196 a 197, 200 a 201,</text:span><text:span text:style-name="T217"> </text:span><text:span text:style-name="T2">216</text:span><text:span text:style-name="T221"> </text:span><text:span text:style-name="T2">a</text:span><text:span text:style-name="T221"> </text:span><text:span text:style-name="T2">217,</text:span><text:span text:style-name="T221"> </text:span><text:span text:style-name="T2">251</text:span><text:span text:style-name="T221"> </text:span><text:span text:style-name="T2">a</text:span><text:span text:style-name="T221"> </text:span><text:span text:style-name="T2">252</text:span><text:span text:style-name="T221"> </text:span><text:span text:style-name="T2">vevázáno</text:span><text:span text:style-name="T221"> </text:span><text:span text:style-name="T2">8</text:span><text:span text:style-name="T221"> </text:span><text:span text:style-name="T2">listů</text:span><text:span text:style-name="T221"> </text:span><text:span text:style-name="T2">s</text:span><text:span text:style-name="T221"> </text:span><text:span text:style-name="T2">doplňky.</text:span><text:span text:style-name="T4"> -</text:span><text:span text:style-name="T280"> </text:span><text:span text:style-name="T2">Původní</text:span><text:span text:style-name="T278"> </text:span><text:span text:style-name="T2">kožená</text:span><text:span text:style-name="T278"> </text:span><text:span text:style-name="T2">vazba,</text:span><text:span text:style-name="T278"> </text:span><text:span text:style-name="T2">neumělá,</text:span><text:span text:style-name="T278"> </text:span><text:span text:style-name="T2">řemínk</text:span><text:span text:style-name="T94">y</text:span><text:span text:style-name="T2">. </text:span><text:span text:style-name="T4">-</text:span><text:span text:style-name="T280"> </text:span><text:span text:style-name="T2">Menzurální notace. - </text:span><text:span text:style-name="T4">Původ rukopisu: </text:span><text:span text:style-name="T2">Na předním přídeští: </text:span><text:span text:style-name="T4">„Conscripsit </text:span><text:span text:style-name="T83">P</text:span><text:span text:style-name="T4">. Faustinus Ko</text:span><text:span text:style-name="T103">r</text:span><text:span text:style-name="T4">dik, Franciscanus.“ </text:span><text:span text:style-name="T16">V 3. sv. byly s</text:span><text:span text:style-name="T2">trany</text:span><text:span text:style-name="T68"> </text:span><text:span text:style-name="T2">217</text:span><text:span text:style-name="T68"> </text:span><text:span text:style-name="T2">až</text:span><text:span text:style-name="T68"> </text:span><text:span text:style-name="T2">224</text:span><text:span text:style-name="T68"> </text:span><text:span text:style-name="T2">napsány</text:span><text:span text:style-name="T68"> </text:span><text:span text:style-name="T2">jinou</text:span><text:span text:style-name="T68"> </text:span><text:span text:style-name="T2">rukou. Tamtéž na pag.</text:span><text:span text:style-name="T68"> </text:span><text:span text:style-name="T2">224</text:span><text:span text:style-name="T68"> </text:span><text:span text:style-name="T2">dole věnování</text:span><text:span text:style-name="T132"> </text:span><text:span text:style-name="T2">od autora:</text:span><text:span text:style-name="T342"> </text:span><text:span text:style-name="T4">„Da</text:span><text:span text:style-name="T103">r</text:span><text:span text:style-name="T4">ována</text:span><text:span text:style-name="T134"> </text:span><text:span text:style-name="T4">od</text:span><text:span text:style-name="T134"> </text:span><text:span text:style-name="T270">T</text:span><text:span text:style-name="T4">omáše</text:span><text:span text:style-name="T134"> </text:span><text:span text:style-name="T4">Jana</text:span><text:span text:style-name="T134"> </text:span><text:span text:style-name="T4">Zadniho </text:span><text:span text:style-name="T2">[Žádný?</text:span><text:span text:style-name="T132"> </text:span><text:span text:style-name="T2">Zadní?] </text:span><text:span text:style-name="T4">na</text:span><text:span text:style-name="T134"> </text:span><text:span text:style-name="T4">památku Joannesovi Šust</text:span><text:span text:style-name="T103">r</text:span><text:span text:style-name="T4">ovi candidátovi františkánskému“</text:span><text:span text:style-name="T2">. </text:span></text:p>
      <text:p text:style-name="TEXT"/>
      <text:p text:style-name="_33_._20_Název_20_rukopisu"><text:span text:style-name="T13">„</text:span><text:span text:style-name="T13">Missae</text:span><text:span text:style-name="T39"> </text:span><text:span text:style-name="T13">duarum vocum“</text:span></text:p>
      <text:p text:style-name="TEXT"/>
      <text:p text:style-name="_34_._20_KAPITOLA_20_rukopisu_20_-_20_1._20_odstavec"><text:span text:style-name="T273">V</text:span><text:span text:style-name="T13">ol. 1.<text:tab/>„Organum“</text:span></text:p>
      <text:p text:style-name="TEXT"/>
      <text:p text:style-name="_36_._20_Komentář_20_kapitoly"><text:span text:style-name="T2">Název</text:span><text:span text:style-name="T206"> </text:span><text:span text:style-name="T2">podle</text:span><text:span text:style-name="T206"> </text:span><text:span text:style-name="T2">nápisu</text:span><text:span text:style-name="T206"> </text:span><text:span text:style-name="T2">na</text:span><text:span text:style-name="T206"> </text:span><text:span text:style-name="T2">vazbě.</text:span><text:span text:style-name="T206"> </text:span><text:span text:style-name="T2">Na</text:span><text:span text:style-name="T206"> </text:span><text:span text:style-name="T2">přední</text:span><text:span text:style-name="T206"> </text:span><text:span text:style-name="T2">předsádce</text:span><text:span text:style-name="T206"> </text:span><text:span text:style-name="T2">je</text:span><text:span text:style-name="T206"> </text:span><text:span text:style-name="T2">index</text:span><text:span text:style-name="T206"> </text:span><text:span text:style-name="T2">mší,</text:span><text:span text:style-name="T206"> </text:span><text:span text:style-name="T2">rozdělených</text:span><text:span text:style-name="T206"> </text:span><text:span text:style-name="T2">podle</text:span><text:span text:style-name="T206"> </text:span><text:span text:style-name="T2">délky</text:span><text:span text:style-name="T206"> </text:span><text:span text:style-name="T2">trvání</text:span><text:span text:style-name="T206"> </text:span><text:span text:style-name="T2">do</text:span><text:span text:style-name="T206"> </text:span><text:span text:style-name="T2">4</text:span><text:span text:style-name="T206"> </text:span><text:span text:style-name="T2">kategorií. U</text:span><text:span text:style-name="T202"> </text:span><text:span text:style-name="T2">některých</text:span><text:span text:style-name="T202"> </text:span><text:span text:style-name="T2">jsou</text:span><text:span text:style-name="T202"> </text:span><text:span text:style-name="T2">uvedeni</text:span><text:span text:style-name="T202"> </text:span><text:span text:style-name="T2">skladatelé:</text:span><text:span text:style-name="T378"> </text:span><text:span text:style-name="T4">„Hartmann</text:span><text:span text:style-name="T203"> </text:span><text:span text:style-name="T4">Franciscanus</text:span><text:span text:style-name="T203"> </text:span><text:span text:style-name="T4">(a</text:span><text:span text:style-name="T203"> </text:span><text:span text:style-name="T4">Capell.</text:span><text:span text:style-name="T203"> </text:span><text:span text:style-name="T4">S.</text:span><text:span text:style-name="T203"> </text:span><text:span text:style-name="T4">Hospitii),“</text:span><text:span text:style-name="T378"> </text:span><text:span text:style-name="T4">„Joannes</text:span><text:span text:style-name="T203"> </text:span><text:span text:style-name="T4">Nepomucenus Seeling,“</text:span><text:span text:style-name="T2"> </text:span><text:span text:style-name="T4">„</text:span><text:span text:style-name="T119">W</text:span><text:span text:style-name="T4">eidlich Franciscanus (S. Thomae de </text:span><text:span text:style-name="T95">V</text:span><text:span text:style-name="T4">illa nova),“</text:span><text:span text:style-name="T2"> který zemřel 9. března 1745 v </text:span><text:span text:style-name="T2">Praze (viz Sehnal, J.:</text:span><text:span text:style-name="T206"> </text:span><text:span text:style-name="T4">Hudba</text:span><text:span text:style-name="T207"> </text:span><text:span text:style-name="T4">u</text:span><text:span text:style-name="T207"> </text:span><text:span text:style-name="T4">františkánů</text:span><text:span text:style-name="T2">,</text:span><text:span text:style-name="T206"> </text:span><text:span text:style-name="T2">s.</text:span><text:span text:style-name="T206"> </text:span><text:span text:style-name="T2">235),</text:span><text:span text:style-name="T372"> </text:span><text:span text:style-name="T4">„Zadny“ </text:span><text:span text:style-name="T2">[</text:span><text:span text:style-name="T301">T</text:span><text:span text:style-name="T2">omáš</text:span><text:span text:style-name="T206"> </text:span><text:span text:style-name="T2">Jan</text:span><text:span text:style-name="T206"> </text:span><text:span text:style-name="T2">Žádný?</text:span><text:span text:style-name="T206"> </text:span><text:span text:style-name="T2">sro</text:span><text:span text:style-name="T176">v</text:span><text:span text:style-name="T2">.</text:span><text:span text:style-name="T206"> </text:span><text:span text:style-name="T2">D</text:span><text:span text:style-name="T206"> </text:span><text:span text:style-name="T2">103], </text:span><text:span text:style-name="T4">„</text:span><text:span text:style-name="T2">[Candidus]</text:span><text:span text:style-name="T372"> </text:span><text:span text:style-name="T4">Faittelii,“</text:span><text:span text:style-name="T2"> „</text:span><text:span text:style-name="T3">Joan: Göller Olomucii</text:span><text:span text:style-name="T2">“ (mše č. 10), „</text:span><text:span text:style-name="T3">Pichler</text:span><text:span text:style-name="T2">“ (mše. č. 17) a „</text:span><text:span text:style-name="T3">Joseph: Giomelli Italo</text:span><text:span text:style-name="T2">“ (mše č. 22).</text:span><text:span text:style-name="T206"> Na konci i</text:span><text:span text:style-name="T2">ndexu věta: </text:span><text:span text:style-name="T4">„Joannis Nepom. Seeling sunt optimae“</text:span><text:span text:style-name="T2">. </text:span></text:p>
      <text:p text:style-name="TEXT"/>
      <text:p text:style-name="_34_._20_KAPITOLA_20_rukopisu_20_-_20_1._20_odstavec"><text:span text:style-name="T273">V</text:span><text:span text:style-name="T13">ol. 2.<text:tab/>„Chorus I.“</text:span></text:p>
      <text:p text:style-name="TEXT"/>
      <text:p text:style-name="_36_._20_Komentář_20_kapitoly"><text:span text:style-name="T2">Název</text:span><text:span text:style-name="T217"> </text:span><text:span text:style-name="T2">podle</text:span><text:span text:style-name="T217"> </text:span><text:span text:style-name="T2">nápisu</text:span><text:span text:style-name="T217"> </text:span><text:span text:style-name="T2">na</text:span><text:span text:style-name="T217"> </text:span><text:span text:style-name="T2">vazbě.</text:span><text:span text:style-name="T217"> </text:span><text:span text:style-name="T2">Na</text:span><text:span text:style-name="T217"> </text:span><text:span text:style-name="T2">pag.</text:span><text:span text:style-name="T217"> </text:span><text:span text:style-name="T2">66</text:span><text:span text:style-name="T217"> </text:span><text:span text:style-name="T2">označen</text:span><text:span text:style-name="T217"> </text:span><text:span text:style-name="T2">autor</text:span><text:span text:style-name="T217"> </text:span><text:span text:style-name="T2">skladby:</text:span><text:span text:style-name="T266"> </text:span><text:span text:style-name="T4">„Auth</text:span><text:span text:style-name="T3">ore</text:span><text:span text:style-name="T266"> </text:span><text:span text:style-name="T4">D.</text:span><text:span text:style-name="T218"> </text:span><text:span text:style-name="T4">Sig.</text:span><text:span text:style-name="T218"> </text:span><text:span text:style-name="T4">Faittelli“ </text:span><text:span text:style-name="T16">[Candidus]</text:span><text:span text:style-name="T4">,</text:span><text:span text:style-name="T268"> </text:span><text:span text:style-name="T2">sro</text:span><text:span text:style-name="T176">v</text:span><text:span text:style-name="T2">.</text:span><text:span text:style-name="T217"> </text:span><text:span text:style-name="T2">D</text:span><text:span text:style-name="T217"> </text:span><text:span text:style-name="T2">103.</text:span></text:p>
      <text:p text:style-name="TEXT"/>
      <text:p text:style-name="_34_._20_KAPITOLA_20_rukopisu_20_-_20_1._20_odstavec"><text:span text:style-name="T273">V</text:span><text:span text:style-name="T13">ol. 3.<text:tab/>„Chorus II.“</text:span></text:p>
      <text:p text:style-name="TEXT"/>
      <text:p text:style-name="_36_._20_Komentář_20_kapitoly"><text:span text:style-name="T2">Název</text:span><text:span text:style-name="T176"> </text:span><text:span text:style-name="T2">podle</text:span><text:span text:style-name="T176"> </text:span><text:span text:style-name="T2">nápisu</text:span><text:span text:style-name="T176"> </text:span><text:span text:style-name="T2">na</text:span><text:span text:style-name="T176"> </text:span><text:span text:style-name="T2">vazbě.</text:span><text:span text:style-name="T176"> </text:span><text:span text:style-name="T2">U</text:span><text:span text:style-name="T176"> </text:span><text:span text:style-name="T2">dvou</text:span><text:span text:style-name="T176"> </text:span><text:span text:style-name="T2">mší</text:span><text:span text:style-name="T176"> </text:span><text:span text:style-name="T2">jsou</text:span><text:span text:style-name="T176"> </text:span><text:span text:style-name="T2">uvedeni</text:span><text:span text:style-name="T176"> </text:span><text:span text:style-name="T2">skladatelé:</text:span><text:span text:style-name="T176"> </text:span><text:span text:style-name="T2">na</text:span><text:span text:style-name="T176"> </text:span><text:span text:style-name="T2">pag.</text:span><text:span text:style-name="T176"> </text:span><text:span text:style-name="T2">63</text:span><text:span text:style-name="T338"> </text:span><text:span text:style-name="T2">[přelepeno</text:span><text:span text:style-name="T176"> </text:span><text:span text:style-name="T2">a</text:span><text:span text:style-name="T176"> </text:span><text:span text:style-name="T2">dopsáno</text:span><text:span text:style-name="T176"> </text:span><text:span text:style-name="T2">jinou</text:span><text:span text:style-name="T176"> </text:span><text:span text:style-name="T2">rukou:] </text:span><text:span text:style-name="T4">„autho</text:span><text:span text:style-name="T152">r</text:span><text:span text:style-name="T4">e </text:span><text:soft-page-break/><text:span text:style-name="T2">[původní rukou:] </text:span><text:span text:style-name="T4">Sig. Faittelli</text:span><text:span text:style-name="T2">“</text:span><text:span text:style-name="T4"> </text:span><text:span text:style-name="T2">[sro</text:span><text:span text:style-name="T176">v</text:span><text:span text:style-name="T2">. D 102]; na pag. 217 [horní okraj seříznutý] „</text:span><text:span text:style-name="T3">Auth. Thomae J. Ziadn</text:span><text:span text:style-name="T177">y</text:span><text:span text:style-name="T2">.“ Věnování autora na pag. 224 (viz provenience).</text:span></text:p>
      <text:p text:style-name="TEXT"/>
      <text:p text:style-name="_37_._20_Komentář_20_CELEK"><text:span text:style-name="T2">Sbírka mší pro dva zpěvní hlasy a varhany, </text:span><text:span text:style-name="T2">přičemž každý hlas je notován ve zvláštní knize. </text:span><text:span text:style-name="T394">Jednotlivé svazky jsou označeny jako Chorus I., Chorus II. a Organum.</text:span></text:p>
      <text:p text:style-name="P81"/>
      <text:p text:style-name="P81"/>
      <text:p text:style-name="P81"/>
      <text:p text:style-name="P81"/>
      <text:p text:style-name="P81"/>
      <text:p text:style-name="_31_.Číslo_20_rukopisu"><text:bookmark-start text:name="D_104_105"/><text:span text:style-name="T13">98</text:span><text:bookmark-end text:name="D_104_105"/><text:span text:style-name="T13"> <text:s text:c="65"/>D</text:span><text:span text:style-name="T193"> </text:span><text:span text:style-name="T13">104-105</text:span></text:p>
      <text:p text:style-name="TEXT"/>
      <text:p text:style-name="_32_._20_Vazba_20_a_20_rozměry"><text:span text:style-name="T2">1748,</text:span><text:span text:style-name="T32"> </text:span><text:span text:style-name="T2">Dačice, 2 sv., pap., 1. 200 pp. + I </text:span><text:span text:style-name="T52">f</text:span><text:span text:style-name="T2">f.; 2. 316 (recte: 417) pp. + <text:s text:c="7"/>7 </text:span><text:span text:style-name="T52">f</text:span><text:span text:style-name="T2">f., 31,3 x 24,5 cm, notace, vazba soudobá</text:span></text:p>
      <text:p text:style-name="TEXT"/>
      <text:p text:style-name="TEXT"><text:span text:style-name="T2">Původní</text:span><text:span text:style-name="T355"> </text:span><text:span text:style-name="T2">paginace</text:span><text:span text:style-name="T286"> </text:span><text:span text:style-name="T2">do</text:span><text:span text:style-name="T286"> </text:span><text:span text:style-name="T2">pag.</text:span><text:span text:style-name="T286"> </text:span><text:span text:style-name="T2">100,</text:span><text:span text:style-name="T286"> </text:span><text:span text:style-name="T2">dále</text:span><text:span text:style-name="T286"> </text:span><text:span text:style-name="T2">pak</text:span><text:span text:style-name="T286"> </text:span><text:span text:style-name="T2">po</text:span><text:span text:style-name="T286"> </text:span><text:span text:style-name="T2">desítkách</text:span><text:span text:style-name="T286"> </text:span><text:span text:style-name="T2">(</text:span><text:span text:style-name="T102">1</text:span><text:span text:style-name="T2">10,</text:span><text:span text:style-name="T286"> </text:span><text:span text:style-name="T2">120,</text:span><text:span text:style-name="T286"> </text:span><text:span text:style-name="T2">130</text:span><text:span text:style-name="T286"> </text:span><text:span text:style-name="T2">atd.).</text:span><text:span text:style-name="T286"> </text:span><text:span text:style-name="T2">Proto</text:span><text:span text:style-name="T286"> </text:span><text:span text:style-name="T2">na</text:span><text:span text:style-name="T286"> </text:span><text:span text:style-name="T2">původní paginaci navazuje</text:span><text:span text:style-name="T213"> </text:span><text:span text:style-name="T2">moderní</text:span><text:span text:style-name="T213"> </text:span><text:span text:style-name="T2">paginace</text:span><text:span text:style-name="T213"> </text:span><text:span text:style-name="T2">tužkou</text:span><text:span text:style-name="T213"> </text:span><text:span text:style-name="T2">provedená</text:span><text:span text:style-name="T213"> </text:span><text:span text:style-name="T2">při</text:span><text:span text:style-name="T213"> </text:span><text:span text:style-name="T2">katalogizaci. V 2. sv. je pag. </text:span><text:span text:style-name="T102">1</text:span><text:span text:style-name="T2">13 bis. Po pag. 399 následuje opět 300 (až do konce rukopisu).</text:span><text:span text:style-name="T372"> </text:span><text:span text:style-name="T2">Mezi</text:span><text:span text:style-name="T202"> </text:span><text:span text:style-name="T2">pp.</text:span><text:span text:style-name="T202"> </text:span><text:span text:style-name="T2">80</text:span><text:span text:style-name="T202"> </text:span><text:span text:style-name="T2">a</text:span><text:span text:style-name="T202"> </text:span><text:span text:style-name="T2">81,</text:span><text:span text:style-name="T202"> </text:span><text:span text:style-name="T2">143</text:span><text:span text:style-name="T202"> </text:span><text:span text:style-name="T2">a</text:span><text:span text:style-name="T202"> </text:span><text:span text:style-name="T2">144, 161</text:span><text:span text:style-name="T166"> </text:span><text:span text:style-name="T2">a</text:span><text:span text:style-name="T202"> </text:span><text:span text:style-name="T2">162,</text:span><text:span text:style-name="T202"> </text:span><text:span text:style-name="T2">239</text:span><text:span text:style-name="T202"> </text:span><text:span text:style-name="T2">a</text:span><text:span text:style-name="T202"> </text:span><text:span text:style-name="T2">240,</text:span><text:span text:style-name="T202"> </text:span><text:span text:style-name="T2">285</text:span><text:span text:style-name="T202"> </text:span><text:span text:style-name="T2">a</text:span><text:span text:style-name="T202"> </text:span><text:span text:style-name="T2">286</text:span><text:span text:style-name="T202"> </text:span><text:span text:style-name="T2">(3</text:span><text:span text:style-name="T202"> </text:span><text:span text:style-name="T2">listy)</text:span><text:span text:style-name="T202"> </text:span><text:span text:style-name="T2">několik</text:span><text:span text:style-name="T202"> </text:span><text:span text:style-name="T2">vevázaných</text:span><text:span text:style-name="T202"> </text:span><text:span text:style-name="T2">listů</text:span><text:span text:style-name="T202"> </text:span><text:span text:style-name="T2">s</text:span><text:span text:style-name="T202"> </text:span><text:span text:style-name="T2">dodatky.</text:span><text:span text:style-name="T283"> </text:span><text:span text:style-name="T4">-</text:span><text:span text:style-name="T215"> </text:span><text:span text:style-name="T2">Původní</text:span><text:span text:style-name="T213"> </text:span><text:span text:style-name="T2">kožená vazba,</text:span><text:span text:style-name="T125"> </text:span><text:span text:style-name="T2">neumělá,</text:span><text:span text:style-name="T125"> </text:span><text:span text:style-name="T2">řemínk</text:span><text:span text:style-name="T94">y</text:span><text:span text:style-name="T2">. </text:span><text:span text:style-name="T4">-</text:span><text:span text:style-name="T126"> </text:span><text:span text:style-name="T2">Menzurální</text:span><text:span text:style-name="T125"> </text:span><text:span text:style-name="T2">notace.</text:span><text:span text:style-name="T125"> </text:span><text:span text:style-name="T2">-</text:span><text:span text:style-name="T125"> </text:span><text:span text:style-name="T2">Mezi</text:span><text:span text:style-name="T125"> </text:span><text:span text:style-name="T2">pag.</text:span><text:span text:style-name="T125"> </text:span><text:span text:style-name="T2">182-183</text:span><text:span text:style-name="T125"> </text:span><text:span text:style-name="T2">vevázán</text:span><text:span text:style-name="T125"> </text:span><text:span text:style-name="T2">dodatečně</text:span><text:span text:style-name="T125"> </text:span><text:span text:style-name="T2">jeden list</text:span><text:span text:style-name="T166"> </text:span><text:span text:style-name="T2">menšího</text:span><text:span text:style-name="T166"> </text:span><text:span text:style-name="T2">formátu</text:span><text:span text:style-name="T166"> </text:span><text:span text:style-name="T2">s</text:span><text:span text:style-name="T166"> </text:span><text:span text:style-name="T2">notací</text:span><text:span text:style-name="T166"> </text:span><text:span text:style-name="T4">-</text:span><text:span text:style-name="T168"> </text:span><text:span text:style-name="T4">Původ</text:span><text:span text:style-name="T168"> </text:span><text:span text:style-name="T4">rukopisu:</text:span><text:span text:style-name="T168"> </text:span><text:span text:style-name="T2">Na</text:span><text:span text:style-name="T166"> </text:span><text:span text:style-name="T2">přední</text:span><text:span text:style-name="T166"> </text:span><text:span text:style-name="T2">předsádce:</text:span><text:span text:style-name="T192"> </text:span><text:span text:style-name="T4">„Conscripsit</text:span><text:span text:style-name="T168"> </text:span><text:span text:style-name="T83">P</text:span><text:span text:style-name="T4">.</text:span><text:span text:style-name="T168"> </text:span><text:span text:style-name="T4">Faustinus Ko</text:span><text:span text:style-name="T103">r</text:span><text:span text:style-name="T4">dik, indignus Franciscanus.“</text:span></text:p>
      <text:p text:style-name="TEXT"/>
      <text:p text:style-name="_33_._20_Název_20_rukopisu"><text:span text:style-name="T13">„</text:span><text:span text:style-name="T13">Missae</text:span><text:span text:style-name="T39"> </text:span><text:span text:style-name="T13">unius vocis“</text:span></text:p>
      <text:p text:style-name="TEXT"/>
      <text:p text:style-name="_34_._20_KAPITOLA_20_rukopisu_20_-_20_1._20_odstavec"><text:span text:style-name="T273">V</text:span><text:span text:style-name="T13">ol. 1.</text:span></text:p>
      <text:p text:style-name="TEXT"/>
      <text:p text:style-name="_36_._20_Komentář_20_kapitoly"><text:span text:style-name="T2">Název podle nápisu na vazbě. Na pag. 101 začíná část </text:span><text:span text:style-name="T4">„longio</text:span><text:span text:style-name="T152">r</text:span><text:span text:style-name="T4">es </text:span><text:span text:style-name="T2">[missae].</text:span><text:span text:style-name="T3">“</text:span></text:p>
      <text:p text:style-name="TEXT"/>
      <text:p text:style-name="_34_._20_KAPITOLA_20_rukopisu_20_-_20_1._20_odstavec"><text:span text:style-name="T273">V</text:span><text:span text:style-name="T13">ol. 2.<text:tab/>„Organum“</text:span></text:p>
      <text:p text:style-name="TEXT"/>
      <text:p text:style-name="_35_._20_KAPITOLA_20_rukopisu_20_-_20_2._20_odstavec"><text:span text:style-name="T2">[pag.</text:span><text:span text:style-name="T359"> </text:span><text:span text:style-name="T2">275]</text:span><text:span text:style-name="T68"> </text:span><text:span text:style-name="T4">Describ</text:span><text:span text:style-name="T2">(recte:</text:span><text:span text:style-name="T176"> </text:span><text:span text:style-name="T2">p)</text:span><text:span text:style-name="T4">tae</text:span><text:span text:style-name="T178"> </text:span><text:span text:style-name="T4">anno</text:span><text:span text:style-name="T178"> </text:span><text:span text:style-name="T4">1748.</text:span><text:span text:style-name="T178"> </text:span><text:span text:style-name="T4">28.</text:span><text:span text:style-name="T178"> </text:span><text:span text:style-name="T4">Augusti</text:span><text:span text:style-name="T178"> </text:span><text:span text:style-name="T4">in</text:span><text:span text:style-name="T178"> </text:span><text:span text:style-name="T4">festo</text:span><text:span text:style-name="T178"> </text:span><text:span text:style-name="T4">S.</text:span><text:span text:style-name="T178"> </text:span><text:span text:style-name="T4">Augustini</text:span><text:span text:style-name="T178"> </text:span><text:span text:style-name="T4">in</text:span><text:span text:style-name="T178"> </text:span><text:span text:style-name="T4">administratura ad</text:span><text:span text:style-name="T299"> </text:span><text:span text:style-name="T4">R.</text:span><text:span text:style-name="T299"> </text:span><text:span text:style-name="T83">V</text:span><text:span text:style-name="T4">.</text:span><text:span text:style-name="T299"> </text:span><text:span text:style-name="T4">...</text:span><text:span text:style-name="T299"> </text:span><text:span text:style-name="T4">D.</text:span><text:span text:style-name="T299"> </text:span><text:soft-page-break/><text:span text:style-name="T270">W</text:span><text:span text:style-name="T4">enceslaui</text:span><text:span text:style-name="T299"> </text:span><text:span text:style-name="T4">Mertel</text:span><text:span text:style-name="T299"> </text:span><text:span text:style-name="T4">Hosticii</text:span><text:span text:style-name="T299"> </text:span><text:span text:style-name="T4">administri</text:span><text:span text:style-name="T299"> </text:span><text:span text:style-name="T4">ad</text:span><text:span text:style-name="T299"> </text:span><text:span text:style-name="T4">officium,</text:span><text:span text:style-name="T299"> </text:span><text:span text:style-name="T4">quo</text:span><text:span text:style-name="T299"> </text:span><text:span text:style-name="T4">tempo</text:span><text:span text:style-name="T103">r</text:span><text:span text:style-name="T4">e</text:span><text:span text:style-name="T299"> </text:span><text:span text:style-name="T4">eram</text:span><text:span text:style-name="T257"> </text:span><text:span text:style-name="T2">[Faustin Kordik]</text:span><text:span text:style-name="T363"> </text:span><text:span text:style-name="T4">apud</text:span><text:span text:style-name="T119"> </text:span><text:span text:style-name="T4">illustrissimum</text:span><text:span text:style-name="T119"> </text:span><text:span text:style-name="T4">dominum</text:span><text:span text:style-name="T365"> </text:span><text:span text:style-name="T2">[Franciscum</text:span><text:span text:style-name="T118"> </text:span><text:span text:style-name="T259">W</text:span><text:span text:style-name="T2">enceslaum]</text:span><text:span text:style-name="T363"> </text:span><text:span text:style-name="T4">Millesimo</text:span><text:span text:style-name="T119"> </text:span><text:span text:style-name="T4">Comitem</text:span><text:span text:style-name="T119"> </text:span><text:span text:style-name="T4">de</text:span><text:span text:style-name="T119"> </text:span><text:span text:style-name="T4">Semil in Monticu</text:span><text:span text:style-name="T2">[lo?] </text:span><text:span text:style-name="T4">in istis duabus domunculis ligneis</text:span></text:p>
      <text:p text:style-name="TEXT"/>
      <text:p text:style-name="_36_._20_Komentář_20_kapitoly"><text:span text:style-name="T2">Šlechtice lze s největší pravděpodobností ztotožnit s Františkem Václavem del Caretto-Cavriani di Millesimo, hejtmanem bechyňského </text:span><text:span text:style-name="T2">kraje, který žil v letech 1698/1700 (</text:span><text:span text:style-name="T166">V</text:span><text:span text:style-name="T2">ilímov) až 1760 (</text:span><text:span text:style-name="T166">V</text:span><text:span text:style-name="T2">ilímov). Dne 5.2.1726 se v Choustníku oženil s hraběnkou Marií Annou Theresií des Fours, viz</text:span><text:span text:style-name="T233"> </text:span><text:span text:style-name="T4">Ottův slovník naučný</text:span><text:span text:style-name="T2">, s</text:span><text:span text:style-name="T176">v</text:span><text:span text:style-name="T2">. 17, s. 353-354 a Mašek, <text:s text:c="8"/></text:span><text:span text:style-name="T269">P</text:span><text:span text:style-name="T2">.: </text:span><text:span text:style-name="T4">Šlechtické </text:span><text:span text:style-name="T152">r</text:span><text:span text:style-name="T4">ody</text:span><text:span text:style-name="T2">, I., s. 642. Název</text:span><text:span text:style-name="T225"> </text:span><text:span text:style-name="T2">podle</text:span><text:span text:style-name="T225"> </text:span><text:span text:style-name="T2">nápisu</text:span><text:span text:style-name="T225"> </text:span><text:span text:style-name="T2">na</text:span><text:span text:style-name="T225"> </text:span><text:span text:style-name="T2">vazbě.</text:span><text:span text:style-name="T225"> </text:span><text:span text:style-name="T2">Na</text:span><text:span text:style-name="T225"> </text:span><text:span text:style-name="T2">pag.</text:span><text:span text:style-name="T225"> </text:span><text:span text:style-name="T2">246</text:span><text:span text:style-name="T225"> </text:span><text:span text:style-name="T2">nahoře: </text:span><text:span text:style-name="T4">„Missae</text:span><text:span text:style-name="T227"> </text:span><text:span text:style-name="T156">W</text:span><text:span text:style-name="T4">iennenses</text:span><text:span text:style-name="T227"> </text:span><text:span text:style-name="T4">...</text:span><text:span text:style-name="T227"> </text:span><text:span text:style-name="T4">Autho</text:span><text:span text:style-name="T270">r</text:span><text:span text:style-name="T4">.</text:span><text:span text:style-name="T227"> </text:span><text:span text:style-name="T4">Fe</text:span><text:span text:style-name="T152">r</text:span><text:span text:style-name="T4">din.</text:span><text:span text:style-name="T227"> </text:span><text:span text:style-name="T4">Steiner“</text:span><text:span text:style-name="T2">;</text:span><text:span text:style-name="T225"> </text:span><text:span text:style-name="T2">na</text:span><text:span text:style-name="T225"> </text:span><text:span text:style-name="T2">pag. 364 nahoře: </text:span><text:span text:style-name="T4">„Missa S. Hospicii“ </text:span><text:span text:style-name="T2">.</text:span></text:p>
      <text:p text:style-name="TEXT"/>
      <text:p text:style-name="_37_._20_Komentář_20_CELEK"><text:span text:style-name="T2">Sbírka mší pro jeden zpěvní hlas a varhany. Zpěv a varhany jsou notovány každý ve zvláštní knize. Zpěvní kniha nemá žádné označení v titulu, varhanní kniha je označena v titulu „Organum</text:span><text:span text:style-name="T2">.“</text:span></text:p>
      <text:p text:style-name="P81"/>
      <text:p text:style-name="P81"/>
      <text:p text:style-name="P98"/>
      <text:p text:style-name="P81"/>
      <text:p text:style-name="P81"/>
      <text:p text:style-name="_31_.Číslo_20_rukopisu"><text:bookmark-start text:name="D_106_108"/><text:span text:style-name="T13">99</text:span><text:bookmark-end text:name="D_106_108"/><text:span text:style-name="T13"> <text:s text:c="65"/>D</text:span><text:span text:style-name="T193"> </text:span><text:span text:style-name="T13">106-108</text:span></text:p>
      <text:p text:style-name="P92"/>
      <text:p text:style-name="_32_._20_Vazba_20_a_20_rozměry"><text:span text:style-name="T2">XVIII</text:span><text:span text:style-name="T498">med.</text:span><text:span text:style-name="T2">, Dačice, 3 sv., pap., 1. VI + 186 (recte: 226) pp.; 2. VI + 186 (recte: 226) pp.; 3. 100 (recte: 106) pp., 34 x 22,5 cm, notace, <text:s text:c="7"/>vazba soudobá</text:span></text:p>
      <text:p text:style-name="TEXT"/>
      <text:p text:style-name="TEXT"><text:span text:style-name="T2">Četné</text:span><text:span text:style-name="T278"> </text:span><text:span text:style-name="T2">chyby</text:span><text:span text:style-name="T283"> </text:span><text:span text:style-name="T2">v</text:span><text:span text:style-name="T283"> </text:span><text:span text:style-name="T2">původní</text:span><text:span text:style-name="T283"> </text:span><text:span text:style-name="T2">paginaci.</text:span><text:span text:style-name="T283"> V 1. sv. p</text:span><text:span text:style-name="T2">o</text:span><text:span text:style-name="T283"> </text:span><text:span text:style-name="T2">pag.</text:span><text:span text:style-name="T283"> </text:span><text:span text:style-name="T2">88</text:span><text:span text:style-name="T283"> </text:span><text:span text:style-name="T2">(nahoře po-</text:span><text:span text:style-name="T283"> </text:span><text:span text:style-name="T2">známka:</text:span><text:span text:style-name="T192"> </text:span><text:span text:style-name="T4">„post</text:span><text:span text:style-name="T285"> </text:span><text:span text:style-name="T4">hanc</text:span><text:span text:style-name="T285"> </text:span><text:span text:style-name="T4">praecedentem 6</text:span><text:span text:style-name="T466">tam</text:span><text:span text:style-name="T487"> </text:span><text:span text:style-name="T4">missam</text:span><text:span text:style-name="T382"> </text:span><text:span text:style-name="T4">vide</text:span><text:span text:style-name="T302"> </text:span><text:span text:style-name="T4">folio</text:span><text:span text:style-name="T302"> </text:span><text:span text:style-name="T4">79</text:span><text:span text:style-name="T302"> </text:span><text:span text:style-name="T4">missam</text:span><text:span text:style-name="T302"> </text:span><text:span text:style-name="T4">7</text:span><text:span text:style-name="T466">mam</text:span><text:span text:style-name="T4">“</text:span><text:span text:style-name="T2">)</text:span><text:span text:style-name="T301"> </text:span><text:span text:style-name="T2">následuje</text:span><text:span text:style-name="T301"> </text:span><text:span text:style-name="T2">nová</text:span><text:span text:style-name="T301"> </text:span><text:span text:style-name="T2">řada</text:span><text:span text:style-name="T301"> </text:span><text:span text:style-name="T2">od</text:span><text:span text:style-name="T301"> </text:span><text:span text:style-name="T2">pag.</text:span><text:span text:style-name="T301"> </text:span><text:span text:style-name="T2">75.</text:span><text:span text:style-name="T301"> </text:span><text:span text:style-name="T2">Za</text:span><text:span text:style-name="T301"> </text:span><text:span text:style-name="T2">pag.</text:span><text:span text:style-name="T301"> </text:span><text:span text:style-name="T2">151</text:span><text:span text:style-name="T301"> </text:span><text:span text:style-name="T2">následuje 17 nečíslovaných</text:span><text:span text:style-name="T225"> </text:span><text:span text:style-name="T2">stran.</text:span><text:span text:style-name="T225"> </text:span><text:span text:style-name="T2">Na</text:span><text:span text:style-name="T225"> </text:span><text:span text:style-name="T2">ně</text:span><text:span text:style-name="T225"> </text:span><text:span text:style-name="T2">navazuje</text:span><text:span text:style-name="T225"> </text:span><text:span text:style-name="T2">pag.</text:span><text:span text:style-name="T225"> </text:span><text:span text:style-name="T2">139.</text:span><text:span text:style-name="T225"> </text:span><text:span text:style-name="T2">Po</text:span><text:span text:style-name="T225"> </text:span><text:span text:style-name="T2">pag.</text:span><text:span text:style-name="T225"> </text:span><text:span text:style-name="T2">172</text:span><text:span text:style-name="T225"> </text:span><text:span text:style-name="T2">následuje</text:span><text:span text:style-name="T225"> </text:span><text:span text:style-name="T2">pag.</text:span><text:span text:style-name="T225"> </text:span><text:span text:style-name="T2">177. V 2. sv. byl list</text:span><text:span text:style-name="T27"> </text:span><text:span text:style-name="T2">85/86</text:span><text:span text:style-name="T27"> </text:span><text:span text:style-name="T2">zřejmě</text:span><text:span text:style-name="T27"> </text:span><text:span text:style-name="T2">vyříznut,</text:span><text:span text:style-name="T27"> </text:span><text:span text:style-name="T2">ale</text:span><text:span text:style-name="T27"> </text:span><text:span text:style-name="T2">text</text:span><text:span text:style-name="T27"> </text:span><text:span text:style-name="T2">nechybí</text:span><text:span text:style-name="T160"> </text:span><text:span text:style-name="T4">-</text:span><text:span text:style-name="T227"> </text:span><text:span text:style-name="T2">Původní kožená vazba, neumělá, řemínk</text:span><text:span text:style-name="T94">y</text:span><text:span text:style-name="T2">. </text:span><text:span text:style-name="T4">- </text:span><text:span text:style-name="T2">Menzurální notace. - V 2. sv. poznámka na předním přídeští: </text:span><text:span text:style-name="T4">„Conscripsit </text:span><text:span text:style-name="T83">P</text:span><text:span text:style-name="T4">. Faustinus Ko</text:span><text:span text:style-name="T103">r</text:span><text:span text:style-name="T4">dik, Franciscanus indignus.“</text:span></text:p>
      <text:p text:style-name="TEXT"/>
      <text:p text:style-name="TEXT"/>
      <text:p text:style-name="TEXT"/>
      <text:p text:style-name="P193"><text:soft-page-break/><text:span text:style-name="T13">„</text:span><text:span text:style-name="T13">Missae</text:span><text:span text:style-name="T39"> </text:span><text:span text:style-name="T13">natalitiae, [offertoria et ariae]“</text:span></text:p>
      <text:p text:style-name="P79"/>
      <text:p text:style-name="P62"><text:span text:style-name="T273">V</text:span><text:span text:style-name="T13">ol. 1.<text:tab/>„Organum“</text:span></text:p>
      <text:p text:style-name="P79"/>
      <text:p text:style-name="P63"><text:span text:style-name="T503">(a) 17</text:span><text:tab/>„Auf auf auf auf, du, werte Christenheit, auf, zu dieser gnaden Zeit ...“; „Zhůru, ó křesťani, slyšte veselé noviny ...“</text:p>
      <text:p text:style-name="P79"/>
      <text:p text:style-name="P62"><text:span text:style-name="T13">(b)</text:span><text:span text:style-name="T39"> </text:span><text:span text:style-name="T13">19</text:span><text:span text:style-name="T2"><text:tab/>„Pastorella“.</text:span></text:p>
      <text:p text:style-name="P41"><text:span text:style-name="T2">„</text:span><text:span text:style-name="T2">Gott</text:span><text:span text:style-name="T32"> </text:span><text:span text:style-name="T2">Ehre in der Höhe und Friede auf Erde geschehen ...“; „Sláva bohu na nebi a pokoj nám na zemi ...“</text:span></text:p>
      <text:p text:style-name="P79"/>
      <text:p text:style-name="P62"><text:span text:style-name="T13">(c)</text:span><text:span text:style-name="T39"> </text:span><text:span text:style-name="T13">19-20</text:span><text:span text:style-name="T2"><text:tab/>„Pastorella“.</text:span></text:p>
      <text:p text:style-name="P40"><text:span text:style-name="T2">„Hört,</text:span><text:span text:style-name="T32"> </text:span><text:span text:style-name="T2">wie die Engel singen, die in der Luft sich schwingen ...“; „Poslyšte, jak anjelički zpívají, jak v oblacích se zvíhají ...“</text:span></text:p>
      <text:p text:style-name="P79"/>
      <text:p text:style-name="P62"><text:span text:style-name="T13">(d)</text:span><text:span text:style-name="T39"> </text:span><text:span text:style-name="T13">22</text:span><text:span text:style-name="T2"><text:tab/>„Mitsingen und klingen, frohlocken und freuen erthonen ...“; „Zpívejme, radujme se, chvalme Ježíška, Ježíška malého ...“</text:span></text:p>
      <text:p text:style-name="P79"/>
      <text:p text:style-name="P62"><text:span text:style-name="T13">(e)</text:span><text:span text:style-name="T39"> </text:span><text:span text:style-name="T13">26</text:span><text:span text:style-name="T2"><text:tab/>„Nun lassen wir Hirten die Schäflein weiden ...“; „Již pastýři nechme se ovčičky pásti ...“</text:span></text:p>
      <text:p text:style-name="P79"/>
      <text:p text:style-name="P62"><text:span text:style-name="T13">(f)</text:span><text:span text:style-name="T39"> </text:span><text:span text:style-name="T13">79</text:span><text:span text:style-name="T2"><text:tab/>„Pastorella“.</text:span></text:p>
      <text:p text:style-name="P40"><text:span text:style-name="T2">„</text:span><text:span text:style-name="T323">T</text:span><text:span text:style-name="T2">ehdy jmilý komeradi k jesličkám pospěšme ...“</text:span></text:p>
      <text:p text:style-name="P79"/>
      <text:p text:style-name="P62"><text:span text:style-name="T13">(g)</text:span><text:span text:style-name="T39"> </text:span><text:span text:style-name="T13">79bis</text:span><text:span text:style-name="T2"><text:tab/>„Pastorella“.</text:span></text:p>
      <text:p text:style-name="P40"><text:span text:style-name="T2">„Již</text:span><text:span text:style-name="T32"> </text:span><text:span text:style-name="T2">tehdy my bratři, jak sluší a patří, jak sluší a patří, stádo Bohu vzdejme k jesličkám chvátejme ...“</text:span></text:p>
      <text:p text:style-name="P31"/>
      <text:p text:style-name="P62"><text:span text:style-name="T13">(h)</text:span><text:span text:style-name="T39"> </text:span><text:span text:style-name="T13">161</text:span><text:span text:style-name="T2"><text:tab/></text:span><text:span text:style-name="T13">[Vzhůru, bratři milí]</text:span></text:p>
      <text:p text:style-name="P40"><text:span text:style-name="T2">„Zhůru,</text:span><text:span text:style-name="T32"> </text:span><text:span text:style-name="T2">bratři milí, teď půlnoční chvíli anjel právě zpíva Gloria ...“</text:span></text:p>
      <text:p text:style-name="P79"/>
      <text:p text:style-name="P74"><text:span text:style-name="T13">(i)</text:span><text:span text:style-name="T39"> </text:span><text:span text:style-name="T13">161</text:span><text:span text:style-name="T2"><text:tab/>„Brzo ti zas povím, jenom jak se dovím ...“</text:span></text:p>
      <text:p text:style-name="P73"/>
      <text:p text:style-name="P66">Následuje notový záznam.</text:p>
      <text:p text:style-name="P66"/>
      <text:p text:style-name="P21"><text:span text:style-name="T2">Název</text:span><text:span text:style-name="T102"> </text:span><text:span text:style-name="T2">podle</text:span><text:span text:style-name="T102"> </text:span><text:span text:style-name="T2">nápisu</text:span><text:span text:style-name="T102"> </text:span><text:span text:style-name="T2">na</text:span><text:span text:style-name="T102"> </text:span><text:span text:style-name="T2">vazbě.</text:span><text:span text:style-name="T102"> </text:span><text:span text:style-name="T2">Obsahuje</text:span><text:span text:style-name="T102"> </text:span><text:span text:style-name="T2">písně</text:span><text:span text:style-name="T102"> </text:span><text:span text:style-name="T2">s</text:span><text:span text:style-name="T102"> </text:span><text:span text:style-name="T2">německým</text:span><text:span text:style-name="T102"> </text:span><text:span text:style-name="T2">a</text:span><text:span text:style-name="T102"> </text:span><text:span text:style-name="T2">českým,</text:span><text:span text:style-name="T102"> </text:span><text:span text:style-name="T2">nebo</text:span><text:span text:style-name="T102"> </text:span><text:span text:style-name="T2">jen</text:span><text:span text:style-name="T102"> </text:span><text:span text:style-name="T2">českým</text:span><text:span text:style-name="T102"> </text:span><text:span text:style-name="T2">textem.</text:span><text:span text:style-name="T102"> </text:span><text:span text:style-name="T2">Sro</text:span><text:span text:style-name="T176">v</text:span><text:span text:style-name="T2">.</text:span><text:span text:style-name="T102"> </text:span><text:span text:style-name="T2">D</text:span><text:span text:style-name="T102"> </text:span><text:span text:style-name="T2">107.</text:span></text:p>
      <text:p text:style-name="P64"><text:soft-page-break/><text:span text:style-name="T273">V</text:span><text:span text:style-name="T13">ol. 2.<text:tab/>„Chorus I.“</text:span></text:p>
      <text:p text:style-name="P99"/>
      <text:p text:style-name="P64"><text:span text:style-name="T13">(a)</text:span><text:span text:style-name="T39"> </text:span><text:span text:style-name="T105">1</text:span><text:span text:style-name="T13">1</text:span><text:span text:style-name="T2"><text:tab/>„Auf auf, du, werte Christenheit, auf auf, zu dieser gnaden Zeit ...“; „Zhůru, ó křesťani, slyšte veselé noviny ...“</text:span></text:p>
      <text:p text:style-name="P99"/>
      <text:p text:style-name="P64"><text:span text:style-name="T13">(b)</text:span><text:span text:style-name="T39"> </text:span><text:span text:style-name="T13">12</text:span><text:span text:style-name="T2"><text:tab/>„Gott Ehre in der Höhe und Friede auf Erde geschehen ...“; „Sláva bohu na nebi a pokoj nám na zemi ...“</text:span></text:p>
      <text:p text:style-name="P99"/>
      <text:p text:style-name="P64"><text:span text:style-name="T13">(c)</text:span><text:span text:style-name="T39"> </text:span><text:span text:style-name="T13">12-13</text:span><text:span text:style-name="T2"><text:tab/>„Pastorella“.</text:span></text:p>
      <text:p text:style-name="P42"><text:span text:style-name="T2">„Hört,</text:span><text:span text:style-name="T32"> </text:span><text:span text:style-name="T2">wie die Engel singen, die in der Luft sich schwingen ...“; „Poslyšte, jak anjelički zpívají, jak v oblacích se zvíhají ...“</text:span></text:p>
      <text:p text:style-name="P99"/>
      <text:p text:style-name="P64"><text:span text:style-name="T13">(d)</text:span><text:span text:style-name="T39"> </text:span><text:span text:style-name="T13">14</text:span><text:span text:style-name="T2"><text:tab/>„Drum alle dankent in der Eile, wir zu dem Krippelein laufen ...“; „Ach tento jest, jenž slávu nám, skrz lásku svou chce dáti ...“</text:span></text:p>
      <text:p text:style-name="P99"/>
      <text:p text:style-name="P64"><text:span text:style-name="T13">(e)</text:span><text:span text:style-name="T39"> </text:span><text:span text:style-name="T13">15-16</text:span><text:span text:style-name="T2"><text:tab/>„O Jezulein, mein Herz, mein liebe Flamme und Kerze ...“; „O Ježíši, mé srdce a světlo moje duše ...“</text:span></text:p>
      <text:p text:style-name="P99"/>
      <text:p text:style-name="P64"><text:span text:style-name="T13">(f)</text:span><text:span text:style-name="T39"> </text:span><text:span text:style-name="T13">17</text:span><text:span text:style-name="T2"><text:tab/>„Nun lassen wir Hirten die Schäflein weiden ...“; „Již pastýři nechme se ovčičky pásti ...“</text:span></text:p>
      <text:p text:style-name="P99"/>
      <text:p text:style-name="P64"><text:span text:style-name="T13">(g)</text:span><text:span text:style-name="T39"> </text:span><text:span text:style-name="T13">18-19</text:span><text:span text:style-name="T2"><text:tab/>„O Kindlein, weiß und rot wahrhafter Mensch und Gott ...“</text:span></text:p>
      <text:p text:style-name="P99"/>
      <text:p text:style-name="P64"><text:span text:style-name="T13">(h)</text:span><text:span text:style-name="T39"> </text:span><text:span text:style-name="T13">103</text:span><text:span text:style-name="T2"><text:tab/></text:span><text:span text:style-name="T13">„Vzhůru, bratři milí“</text:span></text:p>
      <text:p text:style-name="P42"><text:span text:style-name="T2">„Zhůru,</text:span><text:span text:style-name="T32"> </text:span><text:span text:style-name="T2">bratři milí, teď půlnoční chvíli anjel právě zpíva Gloria ...“</text:span></text:p>
      <text:p text:style-name="P32"/>
      <text:p text:style-name="P64"><text:span text:style-name="T503">(i) 104</text:span><text:tab/>„Ať Ježíšek nepláče, přineste mu koláče ...“</text:p>
      <text:p text:style-name="P75"/>
      <text:p text:style-name="P64"><text:span text:style-name="T13">(j)</text:span><text:span text:style-name="T39"> </text:span><text:span text:style-name="T13">104</text:span><text:span text:style-name="T2"><text:tab/>„Již lidské pokolení jest nabylo spasení ...“</text:span></text:p>
      <text:p text:style-name="P99"/>
      <text:p text:style-name="P64"><text:span text:style-name="T13">(k)</text:span><text:span text:style-name="T39"> </text:span><text:span text:style-name="T13">105</text:span><text:span text:style-name="T2"><text:tab/>„Pobožně a slušně prosme Boha Otce, aby nás chránil v tomto novém roce ...“</text:span></text:p>
      <text:p text:style-name="P46"/>
      <text:p text:style-name="P64"><text:span text:style-name="T13">(l) 105</text:span><text:span text:style-name="T2"><text:tab/>„</text:span><text:span text:style-name="T238">V</text:span><text:span text:style-name="T2">eselte se ptáčkové, zde se slyšet dejte ...“</text:span></text:p>
      <text:p text:style-name="P46"/>
      <text:p text:style-name="P46"/>
      <text:p text:style-name="P64"><text:soft-page-break/><text:span text:style-name="T13">(m)</text:span><text:span text:style-name="T39"> </text:span><text:span text:style-name="T13">106</text:span><text:span text:style-name="T2"><text:tab/>„Dvanáct hodin již odlibo (recte: odbilo), spaseni se přiblížilo ...“</text:span></text:p>
      <text:p text:style-name="P99"/>
      <text:p text:style-name="P26"><text:span text:style-name="T2">Název podle nápisu na vazbě. Četné české a německé vánoční koled</text:span><text:span text:style-name="T176">y</text:span><text:span text:style-name="T2">. Sro</text:span><text:span text:style-name="T176">v</text:span><text:span text:style-name="T2">. D 106.</text:span></text:p>
      <text:p text:style-name="TEXT"/>
      <text:p text:style-name="_34_._20_KAPITOLA_20_rukopisu_20_-_20_1._20_odstavec"><text:span text:style-name="T273">V</text:span><text:span text:style-name="T13">ol. 3.<text:tab/>„Chorus II.“</text:span></text:p>
      <text:p text:style-name="TEXT"/>
      <text:p text:style-name="_34_._20_KAPITOLA_20_rukopisu_20_-_20_1._20_odstavec"><text:span text:style-name="T13">89</text:span><text:span text:style-name="T32"><text:tab/></text:span><text:span text:style-name="T13">„Vzhůru, bratři milí“</text:span></text:p>
      <text:p text:style-name="_35_._20_KAPITOLA_20_rukopisu_20_-_20_2._20_odstavec"><text:span text:style-name="T2">„Zhůru,</text:span><text:span text:style-name="T32"> </text:span><text:span text:style-name="T2">bratři milí, teď půlnoční chvíli anjel právě zpíva Gloria ...“</text:span></text:p>
      <text:p text:style-name="P27"/>
      <text:p text:style-name="_36_._20_Komentář_20_kapitoly">Česká vánoční koleda.</text:p>
      <text:p text:style-name="TEXT"/>
      <text:p text:style-name="_37_._20_Komentář_20_CELEK">Název podle nápisu na vazbě.</text:p>
      <text:p text:style-name="TEXT"/>
      <text:p text:style-name="_37_._20_Komentář_20_CELEK"><text:span text:style-name="T2">Sbírka anonymních vánočních skladeb pro 2 zpěvní hlasy a varhany, </text:span><text:span text:style-name="T2">přičemž každý hlas je notován ve zvláštním svazku. Jednotlivé hlasové knihy jsou označeny jako Chorus I. (první zpěvní hlas), Chorus II. (druhý zpěvní hlas) a Organum (varhany s číslovaným basem). Sbírka neobsahuje pouze vánoční mše, ale též vánoční ofertoria <text:s text:c="7"/>a </text:span><text:span text:style-name="T2">árie. Pořadí skladeb: Missae I-XIII., Offertorium I.-IX., Aria I.-XVII., Offertorium XVII.-XIX., Aria XVIII., Aria.</text:span></text:p>
      <text:p text:style-name="P81"/>
      <text:p text:style-name="P81"/>
      <text:p text:style-name="P81"/>
      <text:p text:style-name="P81"/>
      <text:p text:style-name="P81"/>
      <text:p text:style-name="_31_.Číslo_20_rukopisu"><text:bookmark-start text:name="D_109"/><text:span text:style-name="T13">1</text:span><text:bookmark-end text:name="D_109"/><text:span text:style-name="T13">00 <text:s text:c="71"/>D</text:span><text:span text:style-name="T193"> </text:span><text:span text:style-name="T13">109</text:span></text:p>
      <text:p text:style-name="TEXT"/>
      <text:p text:style-name="_32_._20_Vazba_20_a_20_rozměry"><text:span text:style-name="T2">XVIII</text:span><text:span text:style-name="T32"> </text:span><text:span text:style-name="T2">, pap., [24] </text:span><text:span text:style-name="T52">f</text:span><text:span text:style-name="T2">f., 34,5 x 21,5 cm, notace, vazba soudobá</text:span></text:p>
      <text:p text:style-name="TEXT"/>
      <text:p text:style-name="TEXT"><text:span text:style-name="T2">Původní</text:span><text:span text:style-name="T91"> </text:span><text:span text:style-name="T2">foliace</text:span><text:span text:style-name="T27"> </text:span><text:span text:style-name="T2">do</text:span><text:span text:style-name="T27"> </text:span><text:span text:style-name="T2">fol.</text:span><text:span text:style-name="T27"> </text:span><text:span text:style-name="T2">18.</text:span><text:span text:style-name="T27"> </text:span><text:span text:style-name="T2">Listy</text:span><text:span text:style-name="T27"> </text:span><text:span text:style-name="T2">19v-24v</text:span><text:span text:style-name="T27"> </text:span><text:span text:style-name="T2">jsou</text:span><text:span text:style-name="T27"> </text:span><text:span text:style-name="T2">prázdné. </text:span><text:span text:style-name="T4">-</text:span><text:span text:style-name="T29"> </text:span><text:span text:style-name="T2">Původní</text:span><text:span text:style-name="T27"> </text:span><text:span text:style-name="T2">lepenková</text:span><text:span text:style-name="T27"> </text:span><text:span text:style-name="T2">vazba. </text:span><text:span text:style-name="T4">- </text:span><text:span text:style-name="T2">Menzurální</text:span><text:span text:style-name="T32"> </text:span><text:span text:style-name="T2">notace.</text:span></text:p>
      <text:p text:style-name="TEXT"/>
      <text:p text:style-name="_33_._20_Název_20_rukopisu"><text:span text:style-name="T13">[Missae</text:span><text:span text:style-name="T39"> </text:span><text:span text:style-name="T13">chorales]</text:span></text:p>
      <text:p text:style-name="TEXT"/>
      <text:p text:style-name="_37_._20_Komentář_20_CELEK">Obsahuje mj. Kyrie, Sanctus a Agnus.</text:p>
      <text:p text:style-name="TEXT"/>
      <text:p text:style-name="TEXT"/>
      <text:p text:style-name="P202"><text:bookmark-start text:name="D_110_112"/><text:soft-page-break/><text:span text:style-name="T181">1</text:span><text:bookmark-end text:name="D_110_112"/><text:span text:style-name="T181">01 <text:s text:c="74"/></text:span><text:span text:style-name="T13">D</text:span><text:span text:style-name="T193"> </text:span><text:span text:style-name="T181">1</text:span><text:span text:style-name="T13">10-112</text:span></text:p>
      <text:p text:style-name="P97"/>
      <text:p text:style-name="P15"><text:span text:style-name="T2">XVIII</text:span><text:span text:style-name="T498">med.</text:span><text:span text:style-name="T2">,</text:span><text:span text:style-name="T32"> </text:span><text:span text:style-name="T2">Dačice, 3 sv., pap., 1. IV + 86 (recte: </text:span><text:span text:style-name="T102">1</text:span><text:span text:style-name="T2">10) pp. + I </text:span><text:span text:style-name="T52">f</text:span><text:span text:style-name="T2">f.; <text:s text:c="9"/>2. [35] </text:span><text:span text:style-name="T52">f</text:span><text:span text:style-name="T2">f. + II </text:span><text:span text:style-name="T52">f</text:span><text:span text:style-name="T2">f.; 3. 37 (recte: 40) pp. + I </text:span><text:span text:style-name="T52">f</text:span><text:span text:style-name="T2">f.; 33,5 x 20,5 cm, <text:s text:c="4"/>notace, vazba soudobá</text:span></text:p>
      <text:p text:style-name="P97"/>
      <text:p text:style-name="P97"><text:span text:style-name="T2">Četné</text:span><text:span text:style-name="T77"> </text:span><text:span text:style-name="T2">chyby</text:span><text:span text:style-name="T73"> </text:span><text:span text:style-name="T2">v</text:span><text:span text:style-name="T73"> </text:span><text:span text:style-name="T2">původní</text:span><text:span text:style-name="T73"> </text:span><text:span text:style-name="T2">paginaci,</text:span><text:span text:style-name="T73"> </text:span><text:span text:style-name="T2">která</text:span><text:span text:style-name="T73"> </text:span><text:span text:style-name="T2">začíná</text:span><text:span text:style-name="T73"> </text:span><text:span text:style-name="T2">pag.</text:span><text:span text:style-name="T73"> </text:span><text:span text:style-name="T102">1</text:span><text:span text:style-name="T2">1. V 2. sv. se <text:s/>vedle</text:span><text:span text:style-name="T129"> </text:span><text:span text:style-name="T2">původní</text:span><text:span text:style-name="T129"> </text:span><text:span text:style-name="T2">paginace,</text:span><text:span text:style-name="T129"> </text:span><text:span text:style-name="T2">která</text:span><text:span text:style-name="T129"> </text:span><text:span text:style-name="T2">obsahuje</text:span><text:span text:style-name="T129"> </text:span><text:span text:style-name="T2">četné</text:span><text:span text:style-name="T129"> </text:span><text:span text:style-name="T2">chyby</text:span><text:span text:style-name="T129"> </text:span><text:span text:style-name="T2">a</text:span><text:span text:style-name="T129"> </text:span><text:span text:style-name="T2">začíná</text:span><text:span text:style-name="T129"> </text:span><text:span text:style-name="T2">pag.</text:span><text:span text:style-name="T129"> </text:span><text:span text:style-name="T2">5,</text:span><text:span text:style-name="T129"> </text:span><text:span text:style-name="T2">rovněž</text:span><text:span text:style-name="T129"> objevuje </text:span><text:span text:style-name="T2">moderní</text:span><text:span text:style-name="T129"> </text:span><text:span text:style-name="T2">foliace provedena</text:span><text:span text:style-name="T229"> </text:span><text:span text:style-name="T2">tužkou</text:span><text:span text:style-name="T229"> </text:span><text:span text:style-name="T2">při</text:span><text:span text:style-name="T229"> </text:span><text:span text:style-name="T2">katalogizaci. V 3. sv. pů- vodní</text:span><text:span text:style-name="T217"> </text:span><text:span text:style-name="T2">paginace</text:span><text:span text:style-name="T221"> </text:span><text:span text:style-name="T2">začíná</text:span><text:span text:style-name="T221"> </text:span><text:span text:style-name="T2">pag.</text:span><text:span text:style-name="T221"> </text:span><text:span text:style-name="T2">4.</text:span><text:span text:style-name="T132"> </text:span><text:span text:style-name="T4">-</text:span><text:span text:style-name="T74"> </text:span><text:span text:style-name="T2">Původní</text:span><text:span text:style-name="T73"> </text:span><text:span text:style-name="T2">kožená</text:span><text:span text:style-name="T73"> </text:span><text:span text:style-name="T2">vazba,</text:span><text:span text:style-name="T73"> </text:span><text:span text:style-name="T2">neumělá, řemínk</text:span><text:span text:style-name="T94">y</text:span><text:span text:style-name="T2">. </text:span><text:span text:style-name="T4"><text:s/></text:span><text:span text:style-name="T2">Menzurální notace. - Mezi pp. 16 a 17 vevázán doplňkový list s rubrikou: </text:span><text:span text:style-name="T4">„Responsorium</text:span><text:span text:style-name="T231"> </text:span><text:span text:style-name="T4">S.</text:span><text:span text:style-name="T231"> </text:span><text:span text:style-name="T4">Petri</text:span><text:span text:style-name="T231"> </text:span><text:span text:style-name="T4">de</text:span><text:span text:style-name="T231"> </text:span><text:span text:style-name="T4">Alcantara.“</text:span><text:span text:style-name="T16"> V 3 sv. </text:span><text:span text:style-name="T2">mezi</text:span><text:span text:style-name="T317"> </text:span><text:span text:style-name="T2">pp.</text:span><text:span text:style-name="T317"> </text:span><text:span text:style-name="T2">13</text:span><text:span text:style-name="T317"> </text:span><text:span text:style-name="T2">a</text:span><text:span text:style-name="T317"> </text:span><text:span text:style-name="T2">14</text:span><text:span text:style-name="T317"> </text:span><text:span text:style-name="T2">(1</text:span><text:span text:style-name="T317"> </text:span><text:span text:style-name="T2">list),</text:span><text:span text:style-name="T317"> </text:span><text:span text:style-name="T2">15</text:span><text:span text:style-name="T317"> </text:span><text:span text:style-name="T2">a</text:span><text:span text:style-name="T317"> </text:span><text:span text:style-name="T2">16</text:span><text:span text:style-name="T317"> </text:span><text:span text:style-name="T2">(2</text:span><text:span text:style-name="T317"> </text:span><text:span text:style-name="T2">listy)</text:span><text:span text:style-name="T317"> </text:span><text:span text:style-name="T2">vevázané</text:span><text:span text:style-name="T317"> </text:span><text:span text:style-name="T2">nebo</text:span><text:span text:style-name="T317"> </text:span><text:span text:style-name="T2">vložené</text:span><text:span text:style-name="T317"> </text:span><text:span text:style-name="T2">dodatky.</text:span><text:span text:style-name="T4"> -</text:span><text:span text:style-name="T231"> </text:span><text:span text:style-name="T4">Původ</text:span><text:span text:style-name="T231"> </text:span><text:span text:style-name="T4">rukopisu: „Conscripsit</text:span><text:span text:style-name="T231"> </text:span><text:span text:style-name="T83">P</text:span><text:span text:style-name="T4">.</text:span><text:span text:style-name="T231"> </text:span><text:span text:style-name="T4">Faustinus</text:span><text:span text:style-name="T231"> </text:span><text:span text:style-name="T4">Ko</text:span><text:span text:style-name="T103">r</text:span><text:span text:style-name="T4">dik, Franciscanus indignus.“</text:span></text:p>
      <text:p text:style-name="P88"/>
      <text:p text:style-name="P197"><text:span text:style-name="T13">„</text:span><text:span text:style-name="T13">Offertoria“</text:span></text:p>
      <text:p text:style-name="P97"/>
      <text:p text:style-name="P60"><text:span text:style-name="T273">V</text:span><text:span text:style-name="T13">ol. 1.<text:tab/>„Organum“</text:span></text:p>
      <text:p text:style-name="P97"/>
      <text:p text:style-name="P71"><text:span text:style-name="T2">Na</text:span><text:span text:style-name="T301"> </text:span><text:span text:style-name="T2">přední</text:span><text:span text:style-name="T301"> </text:span><text:span text:style-name="T2">předsádce</text:span><text:span text:style-name="T301"> </text:span><text:span text:style-name="T2">je</text:span><text:span text:style-name="T301"> </text:span><text:span text:style-name="T2">index</text:span><text:span text:style-name="T301"> </text:span><text:span text:style-name="T2">a</text:span><text:span text:style-name="T301"> </text:span><text:span text:style-name="T2">na</text:span><text:span text:style-name="T301"> </text:span><text:span text:style-name="T2">jeho</text:span><text:span text:style-name="T301"> </text:span><text:span text:style-name="T2">konci</text:span><text:span text:style-name="T301"> </text:span><text:span text:style-name="T2">poznámka,</text:span><text:span text:style-name="T301"> </text:span><text:span text:style-name="T2">že</text:span><text:span text:style-name="T301"> </text:span><text:span text:style-name="T2">na</text:span><text:span text:style-name="T301"> </text:span><text:span text:style-name="T2">fol.</text:span><text:span text:style-name="T301"> </text:span><text:span text:style-name="T2">(správně</text:span><text:span text:style-name="T301"> </text:span><text:span text:style-name="T2">pag.)</text:span><text:span text:style-name="T301"> </text:span><text:span text:style-name="T2">58</text:span><text:span text:style-name="T301"> </text:span><text:span text:style-name="T2">je</text:span><text:span text:style-name="T363"> </text:span><text:span text:style-name="T4">„duetto</text:span><text:span text:style-name="T302"> </text:span><text:span text:style-name="T4">de</text:span><text:span text:style-name="T302"> </text:span><text:span text:style-name="T4">S.</text:span><text:span text:style-name="T302"> </text:span><text:span text:style-name="T4">Pet</text:span><text:span text:style-name="T152">r</text:span><text:span text:style-name="T4">o</text:span><text:span text:style-name="T302"> </text:span><text:span text:style-name="T4">Alcant. canto et alto Bohemicum“</text:span><text:span text:style-name="T2">. Na pag. 51: </text:span><text:span text:style-name="T4">„Responsorium S. Antonii Paduani“ </text:span><text:span text:style-name="T2">. Na pag. 83 uveden skladatel </text:span><text:span text:style-name="T4">„Del Sig.</text:span><text:span text:style-name="T356"> </text:span><text:span text:style-name="T4">Bo</text:span><text:span text:style-name="T152">r</text:span><text:span text:style-name="T4">onii“</text:span><text:span text:style-name="T358"> </text:span><text:span text:style-name="T2">(=</text:span><text:span text:style-name="T355"> </text:span><text:span text:style-name="T2">Antonio</text:span><text:span text:style-name="T355"> </text:span><text:span text:style-name="T2">Boroni,</text:span><text:span text:style-name="T355"> </text:span><text:span text:style-name="T2">viz</text:span><text:span text:style-name="T355"> </text:span><text:span text:style-name="T2">Brandenbu</text:span><text:span text:style-name="T52">r</text:span><text:span text:style-name="T2">g,</text:span><text:span text:style-name="T355"> </text:span><text:span text:style-name="T2">D.:</text:span><text:span text:style-name="T355"> </text:span><text:span text:style-name="T4">Bo</text:span><text:span text:style-name="T152">r</text:span><text:span text:style-name="T4">oni,</text:span><text:span text:style-name="T356"> </text:span><text:span text:style-name="T4">Antonio</text:span><text:span text:style-name="T2">.</text:span><text:span text:style-name="T355"> </text:span><text:span text:style-name="T2">Die Musik in Geschichte und Gegenwart. Personenteil 3 </text:span><text:span text:style-name="T2">Bj-Cal, col. 440-441 a </text:span><text:span text:style-name="T4">The New G</text:span><text:span text:style-name="T152">r</text:span><text:span text:style-name="T4">ove Dictionary of Music</text:span><text:span text:style-name="T2">, vol. 3., s. 63; sro</text:span><text:span text:style-name="T176">v</text:span><text:span text:style-name="T2">. D </text:span><text:span text:style-name="T150">11</text:span><text:span text:style-name="T2">1, fol. 35r).</text:span></text:p>
      <text:p text:style-name="P88"/>
      <text:p text:style-name="P60"><text:span text:style-name="T273">V</text:span><text:span text:style-name="T13">ol. 2.<text:tab/>„Chorus I.“</text:span></text:p>
      <text:p text:style-name="P97"/>
      <text:p text:style-name="P51"><text:span text:style-name="T503">(a) 8r</text:span><text:tab/>„Salve Regina, Mater misericordiae, vita, dulcedo et spes nostra ...“</text:p>
      <text:p text:style-name="P97"/>
      <text:p text:style-name="P71"><text:span text:style-name="T2">Nahoře poznámka:</text:span><text:span text:style-name="T2"> </text:span><text:span text:style-name="T4">„In Italiis cantatur“</text:span><text:span text:style-name="T2">.</text:span></text:p>
      <text:p text:style-name="P97"/>
      <text:p text:style-name="P60"><text:span text:style-name="T13">(b)</text:span><text:span text:style-name="T39"> </text:span><text:span text:style-name="T13">15r-16r</text:span><text:span text:style-name="T2"><text:tab/>„Responsorium S. Antonii Paduani“</text:span></text:p>
      <text:p text:style-name="P30">„Si quaeris, si quaeris miracula ...“</text:p>
      <text:p text:style-name="P97"/>
      <text:p text:style-name="P60"><text:span text:style-name="T13">(c)</text:span><text:span text:style-name="T300"> </text:span><text:span text:style-name="T13">16v</text:span><text:span text:style-name="T350"><text:tab/></text:span><text:span text:style-name="T2">„Ó</text:span><text:span text:style-name="T350"> </text:span><text:span text:style-name="T2">Bože,</text:span><text:span text:style-name="T350"> </text:span><text:span text:style-name="T2">spasiteli</text:span><text:span text:style-name="T350"> </text:span><text:span text:style-name="T2">náš,</text:span><text:span text:style-name="T350"> </text:span><text:span text:style-name="T2">věrného</text:span><text:span text:style-name="T350"> </text:span><text:span text:style-name="T2">služebníka</text:span><text:span text:style-name="T350"> </text:span><text:span text:style-name="T2">máš,</text:span><text:span text:style-name="T350"> </text:span><text:span text:style-name="T2">Petra</text:span><text:span text:style-name="T350"> </text:span><text:span text:style-name="T2">Alkantarenského,</text:span><text:span text:style-name="T350"> </text:span><text:span text:style-name="T2">muže</text:span><text:span text:style-name="T350"> </text:span><text:span text:style-name="T2">právě andělského ...“</text:span></text:p>
      <text:p text:style-name="P47"/>
      <text:p text:style-name="P71"><text:span text:style-name="T2">Sro</text:span><text:span text:style-name="T176">v</text:span><text:span text:style-name="T2">. D </text:span><text:span text:style-name="T150">1</text:span><text:span text:style-name="T2">12. Česká píseň (5 slok).</text:span></text:p>
      <text:p text:style-name="_34_._20_KAPITOLA_20_rukopisu_20_-_20_1._20_odstavec"><text:soft-page-break/><text:span text:style-name="T13">(d)</text:span><text:span text:style-name="T39"> </text:span><text:span text:style-name="T13">35r-35v</text:span><text:span text:style-name="T2"><text:tab/>„Hic est panis, hic est panis, panis vivus, panis vivus ...“</text:span></text:p>
      <text:p text:style-name="P43"/>
      <text:p text:style-name="_36_._20_Komentář_20_kapitoly"><text:span text:style-name="T2">Nahoře poznámka o autorovi:</text:span><text:span text:style-name="T2"> </text:span><text:span text:style-name="T4">„Bo</text:span><text:span text:style-name="T152">r</text:span><text:span text:style-name="T4">onii“ </text:span><text:span text:style-name="T2">. Sro</text:span><text:span text:style-name="T176">v</text:span><text:span text:style-name="T2">. D </text:span><text:span text:style-name="T150">1</text:span><text:span text:style-name="T2">10, pag. 83.</text:span></text:p>
      <text:p text:style-name="TEXT"/>
      <text:p text:style-name="_36_._20_Komentář_20_kapitoly"><text:span text:style-name="T2">Na pag. 16v je česká píseň</text:span><text:span text:style-name="T2"> </text:span><text:span text:style-name="T4">„O Boží Spasiteli náš věrného služebníka máš Petra Alkantaranského ...“ </text:span><text:span text:style-name="T2">Na pag. 35r uveden rovněž skladatel Boronii. Na pag. 19 poznámka.</text:span></text:p>
      <text:p text:style-name="TEXT"/>
      <text:p text:style-name="_34_._20_KAPITOLA_20_rukopisu_20_-_20_1._20_odstavec"><text:span text:style-name="T273">V</text:span><text:span text:style-name="T13">ol. 3.<text:tab/>„Chorus II.“</text:span></text:p>
      <text:p text:style-name="TEXT"/>
      <text:p text:style-name="_34_._20_KAPITOLA_20_rukopisu_20_-_20_1._20_odstavec"><text:span text:style-name="T13">28</text:span><text:span text:style-name="T192"><text:tab/></text:span><text:span text:style-name="T2">„Ó</text:span><text:span text:style-name="T368"> </text:span><text:span text:style-name="T2">Bože,</text:span><text:span text:style-name="T368"> </text:span><text:span text:style-name="T2">spasiteli</text:span><text:span text:style-name="T368"> </text:span><text:span text:style-name="T2">náš,</text:span><text:span text:style-name="T368"> </text:span><text:span text:style-name="T2">věrného</text:span><text:span text:style-name="T368"> </text:span><text:span text:style-name="T2">služebníka</text:span><text:span text:style-name="T368"> </text:span><text:span text:style-name="T2">máš,</text:span><text:span text:style-name="T368"> </text:span><text:span text:style-name="T2">Petra</text:span><text:span text:style-name="T368"> </text:span><text:span text:style-name="T2">Alkantarenského,</text:span><text:span text:style-name="T368"> </text:span><text:span text:style-name="T2">muže</text:span><text:span text:style-name="T368"> </text:span><text:span text:style-name="T2">právě andělského ...“</text:span></text:p>
      <text:p text:style-name="P43"/>
      <text:p text:style-name="_36_._20_Komentář_20_kapitoly"><text:span text:style-name="T2">Sro</text:span><text:span text:style-name="T176">v</text:span><text:span text:style-name="T2">. D </text:span><text:span text:style-name="T150">11</text:span><text:span text:style-name="T2">1. Česká píseň (5 slok). Pod ní poznámka: </text:span><text:span text:style-name="T4">„secundus versus post quemlibet versum </text:span><text:span text:style-name="T152">r</text:span><text:span text:style-name="T4">epetitur“</text:span><text:span text:style-name="T2">.</text:span></text:p>
      <text:p text:style-name="TEXT"/>
      <text:p text:style-name="_37_._20_Komentář_20_CELEK"><text:span text:style-name="T2">Sbírka ofertorií a arií pro 2 zpěvní hlasy a varhany, přičemž každý hlas je notován ve zvláštní knize. </text:span><text:span text:style-name="T394">Jednotlivé svazky jsou označeny jako Chorus I, Chorus II a Organum.</text:span></text:p>
      <text:p text:style-name="P81"/>
      <text:p text:style-name="P81"/>
      <text:p text:style-name="P81"/>
      <text:p text:style-name="P81"/>
      <text:p text:style-name="P81"/>
      <text:p text:style-name="_31_.Číslo_20_rukopisu"><text:bookmark-start text:name="D_113"/><text:span text:style-name="T181">1</text:span><text:bookmark-end text:name="D_113"/><text:span text:style-name="T181">02 <text:s text:c="83"/></text:span><text:span text:style-name="T13">D</text:span><text:span text:style-name="T193"> </text:span><text:span text:style-name="T181">1</text:span><text:span text:style-name="T13">13</text:span></text:p>
      <text:p text:style-name="TEXT"/>
      <text:p text:style-name="_32_._20_Vazba_20_a_20_rozměry"><text:span text:style-name="T2">XVIII</text:span><text:span text:style-name="T498">2</text:span><text:span text:style-name="T2">, Dačice, pap., II + 120 pp., 35,5 x 23,5 cm, notace, <text:s text:c="11"/>vazba soudobá</text:span></text:p>
      <text:p text:style-name="TEXT"/>
      <text:p text:style-name="TEXT"><text:span text:style-name="T2">Dolní</text:span><text:span text:style-name="T32"> </text:span><text:span text:style-name="T2">část titulního listu s vročením je utržená.</text:span><text:span text:style-name="T372"> </text:span><text:span text:style-name="T4">- </text:span><text:span text:style-name="T2">Původní kožená vazba, přelepená papírem. Na vazbě nápis </text:span><text:span text:style-name="T4">„Litanie et alia ad chorum franciscanum pertinentia“</text:span><text:span text:style-name="T2">. </text:span><text:span text:style-name="T4">- </text:span><text:span text:style-name="T2">Menzurální notace.</text:span></text:p>
      <text:p text:style-name="TEXT"/>
      <text:p text:style-name="P207"><text:span text:style-name="T13">„</text:span><text:span text:style-name="T13">Melodia</text:span><text:span text:style-name="T375"> </text:span><text:span text:style-name="T13">franciscana p</text:span><text:span text:style-name="T53">r</text:span><text:span text:style-name="T13">o decantando completorio, antiphonis de tempo</text:span><text:span text:style-name="T53">r</text:span><text:span text:style-name="T13">e, litaniis lau</text:span><text:span text:style-name="T53">r</text:span><text:span text:style-name="T13">etanis</text:span><text:span text:style-name="T117"> </text:span><text:span text:style-name="T13">et</text:span><text:span text:style-name="T117"> </text:span><text:span text:style-name="T13">caeteris</text:span><text:span text:style-name="T117"> </text:span><text:span text:style-name="T13">necessariis</text:span><text:span text:style-name="T117"> </text:span><text:span text:style-name="T13">p</text:span><text:span text:style-name="T53">r</text:span><text:span text:style-name="T13">o</text:span><text:span text:style-name="T117"> </text:span><text:span text:style-name="T13">cho</text:span><text:span text:style-name="T53">r</text:span><text:span text:style-name="T13">o</text:span><text:span text:style-name="T117"> </text:span><text:span text:style-name="T13">Datžicensis</text:span><text:span text:style-name="T117"> </text:span><text:span text:style-name="T13">accommode</text:span><text:span text:style-name="T117"> </text:span><text:span text:style-name="T13">tono</text:span><text:span text:style-name="T117"> <text:s text:c="10"/></text:span><text:span text:style-name="T13">organi</text:span><text:span text:style-name="T117"> </text:span><text:span text:style-name="T13">ejusdem descripta anno salutis ///“</text:span></text:p>
      <text:p text:style-name="TEXT"/>
      <text:p text:style-name="_37_._20_Komentář_20_CELEK"><text:soft-page-break/><text:span text:style-name="T2">Sbírka litanií, Stabat Mater, responsorií, antifon apod. pro jeden nebo dva zpěvní hlasy a varhany. Skladby jsou notovány v jedné knize jako partitura. Obsah</text:span><text:span text:style-name="T338"> </text:span><text:span text:style-name="T2">(index)</text:span><text:span text:style-name="T338"> <text:s text:c="5"/></text:span><text:span text:style-name="T2">na</text:span><text:span text:style-name="T338"> </text:span><text:span text:style-name="T2">rubu</text:span><text:span text:style-name="T338"> </text:span><text:span text:style-name="T2">titulního</text:span><text:span text:style-name="T338"> </text:span><text:span text:style-name="T2">listu: </text:span><text:span text:style-name="T4">„Alma</text:span><text:span text:style-name="T340"> </text:span><text:span text:style-name="T4">Redemptoris,</text:span><text:span text:style-name="T340"> </text:span><text:span text:style-name="T156">A</text:span><text:span text:style-name="T4">ve</text:span><text:span text:style-name="T340"> </text:span><text:span text:style-name="T4">Regina</text:span><text:span text:style-name="T340"> </text:span><text:span text:style-name="T4">coelorum,</text:span><text:span text:style-name="T340"> </text:span><text:span text:style-name="T4">Completorium</text:span><text:span text:style-name="T340"> </text:span><text:span text:style-name="T4">cantatum, Domine </text:span><text:span text:style-name="T152">r</text:span><text:span text:style-name="T4">ex Deus Abraham, In manus tuas Domine (extra tempus paschale), <text:s text:c="3"/>In manus tuas Domine (tempo</text:span><text:span text:style-name="T152">r</text:span><text:span text:style-name="T4">e paschali), ... Pange lingua, ... Stabat mater ...“ </text:span><text:span text:style-name="T2">atd.</text:span></text:p>
      <text:p text:style-name="P81"/>
      <text:p text:style-name="P81"/>
      <text:p text:style-name="P81"/>
      <text:p text:style-name="P81"/>
      <text:p text:style-name="P81"/>
      <text:p text:style-name="_31_.Číslo_20_rukopisu"><text:bookmark-start text:name="D_114"/><text:span text:style-name="T181">1</text:span><text:bookmark-end text:name="D_114"/><text:span text:style-name="T181">03 <text:s text:c="83"/></text:span><text:span text:style-name="T13">D</text:span><text:span text:style-name="T193"> </text:span><text:span text:style-name="T181">1</text:span><text:span text:style-name="T13">14</text:span></text:p>
      <text:p text:style-name="TEXT"/>
      <text:p text:style-name="_32_._20_Vazba_20_a_20_rozměry"><text:span text:style-name="T2">XVIII</text:span><text:span text:style-name="T498">med.</text:span><text:span text:style-name="T2">,</text:span><text:span text:style-name="T32"> </text:span><text:span text:style-name="T2">Dačice, pap., II + 108 pp., 35 x 23 cm, notace, <text:s text:c="13"/>vazba soudobá</text:span></text:p>
      <text:p text:style-name="TEXT"/>
      <text:p text:style-name="TEXT"><text:span text:style-name="T2">Původní</text:span><text:span text:style-name="T186"> </text:span><text:span text:style-name="T2">kožená</text:span><text:span text:style-name="T154"> </text:span><text:span text:style-name="T2">vazba,</text:span><text:span text:style-name="T154"> </text:span><text:span text:style-name="T2">neumělá,</text:span><text:span text:style-name="T154"> </text:span><text:span text:style-name="T2">řemínk</text:span><text:span text:style-name="T94">y</text:span><text:span text:style-name="T2">.</text:span><text:span text:style-name="T213"> </text:span><text:span text:style-name="T4">-</text:span><text:span text:style-name="T156"> </text:span><text:span text:style-name="T2">Menzurální</text:span><text:span text:style-name="T154"> </text:span><text:span text:style-name="T2">notace.</text:span><text:span text:style-name="T213"> </text:span><text:span text:style-name="T4">-</text:span><text:span text:style-name="T156"> </text:span><text:span text:style-name="T4">Původ</text:span><text:span text:style-name="T156"> </text:span><text:span text:style-name="T4">rukopisu:</text:span><text:span text:style-name="T156"> </text:span><text:span text:style-name="T2">Na</text:span><text:span text:style-name="T154"> </text:span><text:span text:style-name="T2">přední předsádce: </text:span><text:span text:style-name="T4">„Conscripsit </text:span><text:span text:style-name="T83">P</text:span><text:span text:style-name="T4">. Faustinus Ko</text:span><text:span text:style-name="T103">r</text:span><text:span text:style-name="T4">dik, indignus Franciscanus“</text:span></text:p>
      <text:p text:style-name="TEXT"/>
      <text:p text:style-name="_33_._20_Název_20_rukopisu"><text:span text:style-name="T13">„</text:span><text:span text:style-name="T13">Litaniae</text:span><text:span text:style-name="T39"> </text:span><text:span text:style-name="T13">Beatissimae </text:span><text:span text:style-name="T105">V</text:span><text:span text:style-name="T13">irginis Mariae“</text:span></text:p>
      <text:p text:style-name="TEXT"/>
      <text:p text:style-name="_37_._20_Komentář_20_CELEK"><text:span text:style-name="T2">Sbírka litanií pro 2 zpěvní hlasy (C I II nebo C, B) a varhany. </text:span><text:span text:style-name="T394">Skladby jsou notovány v jedné knize jako partitura.</text:span></text:p>
      <text:p text:style-name="P81"/>
      <text:p text:style-name="P81"/>
      <text:p text:style-name="P81"/>
      <text:p text:style-name="P81"/>
      <text:p text:style-name="P81"/>
      <text:p text:style-name="_31_.Číslo_20_rukopisu"><text:bookmark-start text:name="D_115"/><text:span text:style-name="T181">1</text:span><text:bookmark-end text:name="D_115"/><text:span text:style-name="T181">04 <text:s text:c="83"/></text:span><text:span text:style-name="T13">D</text:span><text:span text:style-name="T193"> </text:span><text:span text:style-name="T181">1</text:span><text:span text:style-name="T13">15</text:span></text:p>
      <text:p text:style-name="TEXT"/>
      <text:p text:style-name="_32_._20_Vazba_20_a_20_rozměry"><text:span text:style-name="T2">XVIII</text:span><text:span text:style-name="T498">med.</text:span><text:span text:style-name="T2">,</text:span><text:span text:style-name="T32"> </text:span><text:span text:style-name="T2">Dačice, pap., II + 82 (recte: </text:span><text:span text:style-name="T102">1</text:span><text:span text:style-name="T2">14) pp. + [3] </text:span><text:span text:style-name="T52">f</text:span><text:span text:style-name="T2">f., <text:s text:c="17"/>33,5 x 22,5 cm, notace, vazba soudobá</text:span></text:p>
      <text:p text:style-name="TEXT"/>
      <text:p text:style-name="TEXT"><text:span text:style-name="T2">Původní</text:span><text:span text:style-name="T64"> </text:span><text:span text:style-name="T2">paginace</text:span><text:span text:style-name="T68"> </text:span><text:span text:style-name="T2">s</text:span><text:span text:style-name="T68"> </text:span><text:span text:style-name="T2">četnými</text:span><text:span text:style-name="T68"> </text:span><text:span text:style-name="T2">chybami.</text:span><text:span text:style-name="T68"> </text:span><text:span text:style-name="T2">Poslední</text:span><text:span text:style-name="T68"> </text:span><text:span text:style-name="T2">list</text:span><text:span text:style-name="T68"> </text:span><text:span text:style-name="T2">přilepen</text:span><text:span text:style-name="T68"> </text:span><text:span text:style-name="T2">k pří-</text:span><text:span text:style-name="T68"> </text:span><text:span text:style-name="T2">deští. </text:span><text:span text:style-name="T4">-</text:span><text:span text:style-name="T69"> </text:span><text:span text:style-name="T2">Původní</text:span><text:span text:style-name="T68"> </text:span><text:span text:style-name="T2">kožená vazba,</text:span><text:span text:style-name="T188"> </text:span><text:span text:style-name="T2">neumělá,</text:span><text:span text:style-name="T188"> </text:span><text:span text:style-name="T2">řemínk</text:span><text:span text:style-name="T94">y</text:span><text:span text:style-name="T2">.</text:span><text:span text:style-name="T160"> </text:span><text:span text:style-name="T4">-</text:span><text:span text:style-name="T190"> </text:span><text:span text:style-name="T2">Menzurální</text:span><text:span text:style-name="T188"> </text:span><text:span text:style-name="T2">notace.</text:span><text:span text:style-name="T160"> </text:span><text:span text:style-name="T4">-</text:span><text:span text:style-name="T190"> </text:span><text:soft-page-break/><text:span text:style-name="T4">Původ</text:span><text:span text:style-name="T190"> </text:span><text:span text:style-name="T4">rukopisu:</text:span><text:span text:style-name="T190"> </text:span><text:span text:style-name="T2">Na</text:span><text:span text:style-name="T188"> </text:span><text:span text:style-name="T2">pag.</text:span><text:span text:style-name="T188"> </text:span><text:span text:style-name="T2">21</text:span><text:span text:style-name="T188"> </text:span><text:span text:style-name="T2">dole:</text:span><text:span text:style-name="T160"> </text:span><text:span text:style-name="T4">„Conscripsit </text:span><text:span text:style-name="T83">P</text:span><text:span text:style-name="T4">. Faustinus Ko</text:span><text:span text:style-name="T103">r</text:span><text:span text:style-name="T4">dik, indignus Franciscanus“</text:span></text:p>
      <text:p text:style-name="TEXT"/>
      <text:p text:style-name="_33_._20_Název_20_rukopisu"><text:span text:style-name="T13">„</text:span><text:span text:style-name="T13">Quadragesimale</text:span><text:span text:style-name="T39"> </text:span><text:span text:style-name="T13">continens litanias et Stabat mater“</text:span></text:p>
      <text:p text:style-name="TEXT"/>
      <text:p text:style-name="_37_._20_Komentář_20_CELEK"><text:span text:style-name="T2">Sbírka litanií a Stabat Mater pro dobu postní v obsazení jeden nebo dva zpěvní hlasy a varhany. </text:span><text:span text:style-name="T1">Skladby jsou notovány v jedné knize jako partitura.</text:span></text:p>
      <text:p text:style-name="P81"/>
      <text:p text:style-name="P81"/>
      <text:p text:style-name="P81"/>
      <text:p text:style-name="P81"/>
      <text:p text:style-name="P81"/>
      <text:p text:style-name="_31_.Číslo_20_rukopisu"><text:bookmark-start text:name="D_116_117"/><text:span text:style-name="T181">105</text:span><text:bookmark-end text:name="D_116_117"/><text:span text:style-name="T181"> <text:s text:c="74"/></text:span><text:span text:style-name="T13">D</text:span><text:span text:style-name="T193"> </text:span><text:span text:style-name="T181">1</text:span><text:span text:style-name="T13">16-117</text:span></text:p>
      <text:p text:style-name="TEXT"/>
      <text:p text:style-name="_32_._20_Vazba_20_a_20_rozměry"><text:span text:style-name="T2">XVIII</text:span><text:span text:style-name="T498">med.</text:span><text:span text:style-name="T2">, Dačice, 2 sv., pap., 1. IV + 120 (recte: 126) pp. + IV </text:span><text:span text:style-name="T52">f</text:span><text:span text:style-name="T2">f.; <text:s text:c="4"/>2. VI + 312 (recte: 322) pp. + IV </text:span><text:span text:style-name="T52">f</text:span><text:span text:style-name="T2">f., 1. 33 x 21 cm; 2. 31 x 20 cm, notace, vazba soudobá</text:span></text:p>
      <text:p text:style-name="TEXT"/>
      <text:p text:style-name="TEXT"><text:span text:style-name="T2">Původní</text:span><text:span text:style-name="T196"> </text:span><text:span text:style-name="T2">paginace</text:span><text:span text:style-name="T266"> </text:span><text:span text:style-name="T2">s</text:span><text:span text:style-name="T266"> </text:span><text:span text:style-name="T2">četnými</text:span><text:span text:style-name="T266"> </text:span><text:span text:style-name="T2">chybami. </text:span><text:span text:style-name="T4">-</text:span><text:span text:style-name="T268"> </text:span><text:span text:style-name="T2">Původní</text:span><text:span text:style-name="T266"> </text:span><text:span text:style-name="T2">kožená</text:span><text:span text:style-name="T266"> </text:span><text:span text:style-name="T2">vazba, <text:s text:c="3"/>ne</text:span><text:span text:style-name="T2">umělá,</text:span><text:span text:style-name="T266"> </text:span><text:span text:style-name="T2">řemínk</text:span><text:span text:style-name="T94">y</text:span><text:span text:style-name="T2">.</text:span><text:span text:style-name="T4">- </text:span><text:span text:style-name="T2">Menzurální</text:span><text:span text:style-name="T32"> </text:span><text:span text:style-name="T2">notace. – Na</text:span><text:span text:style-name="T355"> </text:span><text:span text:style-name="T2">přední</text:span><text:span text:style-name="T355"> </text:span><text:span text:style-name="T2">předsádce 2. sv.:</text:span><text:span text:style-name="T357"> </text:span><text:span text:style-name="T4">„Conscripsit</text:span><text:span text:style-name="T356"> </text:span><text:span text:style-name="T83">P</text:span><text:span text:style-name="T4">.</text:span><text:span text:style-name="T356"> </text:span><text:span text:style-name="T4">Faustinus</text:span><text:span text:style-name="T356"> </text:span><text:span text:style-name="T4">Ko</text:span><text:span text:style-name="T103">r</text:span><text:span text:style-name="T4">dik, Franciscanus.“</text:span></text:p>
      <text:p text:style-name="TEXT"/>
      <text:p text:style-name="_33_._20_Název_20_rukopisu"><text:span text:style-name="T13">„</text:span><text:span text:style-name="T13">Litaniae“</text:span></text:p>
      <text:p text:style-name="TEXT"/>
      <text:p text:style-name="_34_._20_KAPITOLA_20_rukopisu_20_-_20_1._20_odstavec"><text:span text:style-name="T273">V</text:span><text:span text:style-name="T13">ol. 1.<text:tab/>„Litaniae unius vocis“</text:span></text:p>
      <text:p text:style-name="TEXT"/>
      <text:p text:style-name="_36_._20_Komentář_20_kapitoly"><text:span text:style-name="T2">Název</text:span><text:span text:style-name="T176"> </text:span><text:span text:style-name="T2">z</text:span><text:span text:style-name="T176"> </text:span><text:span text:style-name="T2">nápisu</text:span><text:span text:style-name="T176"> </text:span><text:span text:style-name="T2">na</text:span><text:span text:style-name="T176"> </text:span><text:span text:style-name="T2">vazbě.</text:span><text:span text:style-name="T176"> </text:span><text:span text:style-name="T2">Na</text:span><text:span text:style-name="T176"> </text:span><text:span text:style-name="T2">pag.</text:span><text:span text:style-name="T176"> </text:span><text:span text:style-name="T2">67</text:span><text:span text:style-name="T176"> </text:span><text:span text:style-name="T2">uvedeno</text:span><text:span text:style-name="T176"> </text:span><text:span text:style-name="T2">patrně</text:span><text:span text:style-name="T176"> </text:span><text:span text:style-name="T2">jméno</text:span><text:span text:style-name="T176"> </text:span><text:span text:style-name="T2">skladatele:</text:span><text:span text:style-name="T363"> </text:span><text:span text:style-name="T4">„</text:span><text:span text:style-name="T240">V</text:span><text:span text:style-name="T4">.</text:span><text:span text:style-name="T178"> </text:span><text:span text:style-name="T240">P</text:span><text:span text:style-name="T4">.</text:span><text:span text:style-name="T178"> </text:span><text:span text:style-name="T4">Antonii</text:span><text:span text:style-name="T178"> </text:span><text:span text:style-name="T4">Gierschdorff</text:span><text:span text:style-name="T178"> </text:span><text:span text:style-name="T4">Franciscani“</text:span><text:span text:style-name="T2">.</text:span></text:p>
      <text:p text:style-name="TEXT"/>
      <text:p text:style-name="_34_._20_KAPITOLA_20_rukopisu_20_-_20_1._20_odstavec"><text:span text:style-name="T273">V</text:span><text:span text:style-name="T13">ol. 2.<text:tab/>„Litaniae duarum vocum“</text:span></text:p>
      <text:p text:style-name="TEXT"/>
      <text:p text:style-name="_36_._20_Komentář_20_kapitoly">Název z nápisu na vazbě.</text:p>
      <text:p text:style-name="TEXT"/>
      <text:p text:style-name="_37_._20_Komentář_20_CELEK"><text:span text:style-name="T2">Sbírka litanií pro dva zpěvní hlasy (C I II nebo C, B), výjimečně pro 3 zpěvní hlasy (C I II, B</text:span><text:span text:style-name="T2">) a varhany. </text:span><text:span text:style-name="T1">Skladby jsou notovány v jedné knize formou partitury.</text:span></text:p>
      <text:p text:style-name="TEXT"/>
      <text:p text:style-name="TEXT"/>
      <text:p text:style-name="_31_.Číslo_20_rukopisu"><text:bookmark-start text:name="D_118"/><text:soft-page-break/><text:span text:style-name="T181">1</text:span><text:bookmark-end text:name="D_118"/><text:span text:style-name="T181">06 <text:s text:c="83"/></text:span><text:span text:style-name="T13">D</text:span><text:span text:style-name="T193"> </text:span><text:span text:style-name="T181">1</text:span><text:span text:style-name="T13">18</text:span></text:p>
      <text:p text:style-name="P86"/>
      <text:p text:style-name="_32_._20_Vazba_20_a_20_rozměry">1781, Dačice, pap., XII + 160 pp., 34,5 x 22,5 cm, notace, <text:s text:c="11"/>vazba soudobá</text:p>
      <text:p text:style-name="P86"/>
      <text:p text:style-name="TEXT"><text:span text:style-name="T2">Původní</text:span><text:span text:style-name="T115"> </text:span><text:span text:style-name="T2">kožená</text:span><text:span text:style-name="T320"> </text:span><text:span text:style-name="T2">vazba,</text:span><text:span text:style-name="T320"> </text:span><text:span text:style-name="T2">neumělá,</text:span><text:span text:style-name="T320"> </text:span><text:span text:style-name="T2">řemínk</text:span><text:span text:style-name="T94">y</text:span><text:span text:style-name="T2">.</text:span><text:span text:style-name="T320"> </text:span><text:span text:style-name="T4">Výzdoba:</text:span><text:span text:style-name="T321"> </text:span><text:span text:style-name="T171">T</text:span><text:span text:style-name="T2">itulní</text:span><text:span text:style-name="T320"> </text:span><text:span text:style-name="T2">list</text:span><text:span text:style-name="T320"> <text:s text:c="6"/></text:span><text:span text:style-name="T2">v rostlinné</text:span><text:span text:style-name="T320"> </text:span><text:span text:style-name="T2">kartuši</text:span><text:span text:style-name="T320"> </text:span><text:span text:style-name="T2">(kresba tuší). Psáno černě a červeně. </text:span><text:span text:style-name="T4">- </text:span><text:span text:style-name="T2">Chorální notace na čtyřlinkové osnově.</text:span></text:p>
      <text:p text:style-name="P86"/>
      <text:p text:style-name="P207"><text:span text:style-name="T13">„</text:span><text:span text:style-name="T13">GraD</text:span><text:span text:style-name="T273">V</text:span><text:span text:style-name="T13">aLe</text:span><text:span text:style-name="T284"> </text:span><text:span text:style-name="T13">ChorI</text:span><text:span text:style-name="T284"> </text:span><text:span text:style-name="T13">Con</text:span><text:span text:style-name="T273">V</text:span><text:span text:style-name="T13">entVs</text:span><text:span text:style-name="T284"> </text:span><text:span text:style-name="T13">DIVI</text:span><text:span text:style-name="T284"> </text:span><text:span text:style-name="T13">AntonII</text:span><text:span text:style-name="T284"> </text:span><text:span text:style-name="T13">Pad</text:span><text:span text:style-name="T273">V</text:span><text:span text:style-name="T13">ani.</text:span><text:span text:style-name="T284"> </text:span><text:span text:style-name="T13">Anno,</text:span><text:span text:style-name="T284"> </text:span><text:span text:style-name="T13">qvo:</text:span><text:span text:style-name="T284"> </text:span><text:span text:style-name="T13">In</text:span><text:span text:style-name="T284"> </text:span><text:span text:style-name="T13">hoC</text:span><text:span text:style-name="T284"> </text:span><text:span text:style-name="T13">Con</text:span><text:span text:style-name="T273">V</text:span><text:span text:style-name="T13">entV </text:span><text:span text:style-name="T273">V</text:span><text:span text:style-name="T13">enerabILI <text:s text:c="16"/>DIffInItorIVM </text:span><text:span text:style-name="T13">habeat</text:span><text:span text:style-name="T122">V</text:span><text:span text:style-name="T13">r (ch</text:span><text:span text:style-name="T53">r</text:span><text:span text:style-name="T13">on. 1781)“</text:span></text:p>
      <text:p text:style-name="P86"/>
      <text:p text:style-name="_37_._20_Komentář_20_CELEK"><text:span text:style-name="T2">Na</text:span><text:span text:style-name="T171"> </text:span><text:span text:style-name="T2">pp.</text:span><text:span text:style-name="T171"> </text:span><text:span text:style-name="T2">[5]-[12]</text:span><text:span text:style-name="T171"> </text:span><text:span text:style-name="T2">je</text:span><text:span text:style-name="T196"> </text:span><text:span text:style-name="T4">„Index</text:span><text:span text:style-name="T173"> </text:span><text:span text:style-name="T4">missarum</text:span><text:span text:style-name="T173"> </text:span><text:span text:style-name="T4">in</text:span><text:span text:style-name="T173"> </text:span><text:span text:style-name="T4">hoc</text:span><text:span text:style-name="T173"> </text:span><text:span text:style-name="T4">lib</text:span><text:span text:style-name="T152">r</text:span><text:span text:style-name="T4">o</text:span><text:span text:style-name="T173"> </text:span><text:span text:style-name="T4">contentarum“</text:span><text:span text:style-name="T198"> </text:span><text:span text:style-name="T2">končící</text:span><text:span text:style-name="T171"> </text:span><text:span text:style-name="T2">rovněž</text:span><text:span text:style-name="T171"> </text:span><text:span text:style-name="T2">chronogramem,</text:span><text:span text:style-name="T171"> </text:span><text:span text:style-name="T2">který</text:span><text:span text:style-name="T171"> </text:span><text:span text:style-name="T2">je</text:span><text:span text:style-name="T171"> </text:span><text:span text:style-name="T2">současně kolofonem:</text:span><text:span text:style-name="T199"> </text:span><text:span text:style-name="T4">„GraD</text:span><text:span text:style-name="T270">V</text:span><text:span text:style-name="T4">aLe</text:span><text:span text:style-name="T34"> </text:span><text:span text:style-name="T4">hoCCe</text:span><text:span text:style-name="T34"> </text:span><text:span text:style-name="T4">ConsCripsit</text:span><text:span text:style-name="T34"> </text:span><text:span text:style-name="T4">p</text:span><text:span text:style-name="T152">r</text:span><text:span text:style-name="T4">o</text:span><text:span text:style-name="T34"> </text:span><text:span text:style-name="T4">pVLpItV</text:span><text:span text:style-name="T34"> </text:span><text:span text:style-name="T4">atq</text:span><text:span text:style-name="T270">V</text:span><text:span text:style-name="T4">e</text:span><text:span text:style-name="T34"> </text:span><text:span text:style-name="T4">O</text:span><text:span text:style-name="T152">r</text:span><text:span text:style-name="T4">gano</text:span><text:span text:style-name="T34"> </text:span><text:span text:style-name="T4">DaCzICensI,</text:span><text:span text:style-name="T34"> </text:span><text:span text:style-name="T4">Pater</text:span><text:span text:style-name="T34"> </text:span><text:span text:style-name="T4">RogerIVs</text:span><text:span text:style-name="T34"> </text:span><text:span text:style-name="T4">KržepeLka“</text:span><text:span text:style-name="T2">. R. Křepelka byl rovněž písařem rukopisu D 4.</text:span></text:p>
      <text:p text:style-name="P81"/>
      <text:p text:style-name="P81"/>
      <text:p text:style-name="P81"/>
      <text:p text:style-name="P81"/>
      <text:p text:style-name="P81"/>
      <text:p text:style-name="_31_.Číslo_20_rukopisu"><text:bookmark-start text:name="D_119"/><text:span text:style-name="T181">1</text:span><text:bookmark-end text:name="D_119"/><text:span text:style-name="T181">07 <text:s text:c="83"/></text:span><text:span text:style-name="T13">D</text:span><text:span text:style-name="T193"> </text:span><text:span text:style-name="T181">1</text:span><text:span text:style-name="T13">19</text:span></text:p>
      <text:p text:style-name="P86"/>
      <text:p text:style-name="_32_._20_Vazba_20_a_20_rozměry"><text:span text:style-name="T2">XVIII</text:span><text:span text:style-name="T498">1</text:span><text:span text:style-name="T2">, Dačice, pap., VI + 147 (recte: 150) pp. + VII + 56 </text:span><text:span text:style-name="T52">f</text:span><text:span text:style-name="T2">f., <text:s text:c="10"/>31,5 x 20 cm, notace, vazba soudobá</text:span></text:p>
      <text:p text:style-name="P86"/>
      <text:p text:style-name="TEXT"><text:span text:style-name="T2">Původní</text:span><text:span text:style-name="T171"> </text:span><text:span text:style-name="T2">lepenková</text:span><text:span text:style-name="T125"> </text:span><text:span text:style-name="T2">vazba,</text:span><text:span text:style-name="T125"> </text:span><text:span text:style-name="T2">hřbet</text:span><text:span text:style-name="T125"> </text:span><text:span text:style-name="T2">kožený,</text:span><text:span text:style-name="T125"> </text:span><text:span text:style-name="T2">řemínk</text:span><text:span text:style-name="T94">y</text:span><text:span text:style-name="T2">.</text:span><text:span text:style-name="T125"> </text:span><text:span text:style-name="T4">Výzdoba:</text:span><text:span text:style-name="T126"> </text:span><text:span text:style-name="T2">Psáno</text:span><text:span text:style-name="T125"> </text:span><text:span text:style-name="T2">černě</text:span><text:span text:style-name="T125"> </text:span><text:span text:style-name="T2">a</text:span><text:span text:style-name="T125"> </text:span><text:span text:style-name="T2">červeně.</text:span><text:span text:style-name="T125"> </text:span><text:span text:style-name="T2">Rubriky červeně.</text:span><text:span text:style-name="T27"> </text:span><text:span text:style-name="T4">-</text:span><text:span text:style-name="T130"> </text:span><text:span text:style-name="T2">Notace</text:span><text:span text:style-name="T129"> </text:span><text:span text:style-name="T2">chorální</text:span><text:span text:style-name="T129"> </text:span><text:span text:style-name="T2">na</text:span><text:span text:style-name="T129"> </text:span><text:span text:style-name="T2">čtyřlinkové</text:span><text:span text:style-name="T129"> </text:span><text:span text:style-name="T2">osnově.</text:span><text:span text:style-name="T129"> </text:span><text:span text:style-name="T2">V</text:span><text:span text:style-name="T129"> </text:span><text:span text:style-name="T2">druhé</text:span><text:span text:style-name="T129"> </text:span><text:span text:style-name="T2">části</text:span><text:span text:style-name="T129"> </text:span><text:span text:style-name="T2">rukopisu</text:span><text:span text:style-name="T129"> </text:span><text:span text:style-name="T2">je</text:span><text:span text:style-name="T129"> </text:span><text:span text:style-name="T2">i</text:span><text:span text:style-name="T129"> </text:span><text:span text:style-name="T2">notace</text:span><text:span text:style-name="T129"> </text:span><text:span text:style-name="T2">menzurální.</text:span></text:p>
      <text:p text:style-name="P86"/>
      <text:p text:style-name="_34_._20_KAPITOLA_20_rukopisu_20_-_20_1._20_odstavec"><text:span text:style-name="T13">(a)</text:span><text:span text:style-name="T39"> </text:span><text:span text:style-name="T13">1-147</text:span><text:span text:style-name="T2"><text:tab/></text:span><text:span text:style-name="T13">„Graduale p</text:span><text:span text:style-name="T53">r</text:span><text:span text:style-name="T13">o organo“</text:span></text:p>
      <text:p text:style-name="P44"/>
      <text:p text:style-name="_36_._20_Komentář_20_kapitoly"><text:span text:style-name="T2">Sbírka mešních zpěvů na všechny neděle a svátky v chorální notaci. Název z nápisu na vazbě. Soupis obsahu (index) na začátku sestavil patrně značně později </text:span><text:span text:style-name="T269">P</text:span><text:span text:style-name="T2">. Faustin Kordík, který zřejmě pořídil <text:s/>i novou paginaci vedle staré foliace, jež začíná až číslem 59, takže rukopis je na začátku neúplný.</text:span></text:p>
      <text:p text:style-name="_34_._20_KAPITOLA_20_rukopisu_20_-_20_1._20_odstavec"><text:soft-page-break/><text:span text:style-name="T13">(b)</text:span><text:span text:style-name="T333"> </text:span><text:span text:style-name="T13">1r-56v</text:span><text:span text:style-name="T110"><text:tab/></text:span><text:span text:style-name="T13">„Antiphonarium</text:span><text:span text:style-name="T113"> </text:span><text:span text:style-name="T13">comparatum</text:span><text:span text:style-name="T113"> </text:span><text:span text:style-name="T13">p</text:span><text:span text:style-name="T53">r</text:span><text:span text:style-name="T13">o</text:span><text:span text:style-name="T113"> </text:span><text:span text:style-name="T13">cho</text:span><text:span text:style-name="T53">r</text:span><text:span text:style-name="T13">o</text:span><text:span text:style-name="T113"> </text:span><text:span text:style-name="T13">conventus</text:span><text:span text:style-name="T113"> </text:span><text:span text:style-name="T13">Dacžicensis</text:span><text:span text:style-name="T113"> </text:span><text:span text:style-name="T13">S.</text:span><text:span text:style-name="T113"> </text:span><text:span text:style-name="T13">Antonii Paduani</text:span><text:span text:style-name="T39"> </text:span><text:span text:style-name="T13">anno 1718“</text:span></text:p>
      <text:p text:style-name="P44"/>
      <text:p text:style-name="_36_._20_Komentář_20_kapitoly"><text:span text:style-name="T2">Antifony na celý církevní rok (některé s podloženým generálbasovým doprovodem). </text:span><text:span text:style-name="T301">T</text:span><text:span text:style-name="T2">ato</text:span><text:span text:style-name="T206"> </text:span><text:span text:style-name="T2">část</text:span><text:span text:style-name="T206"> </text:span><text:span text:style-name="T2">je</text:span><text:span text:style-name="T206"> </text:span><text:span text:style-name="T2">psána</text:span><text:span text:style-name="T206"> </text:span><text:span text:style-name="T2">starší</text:span><text:span text:style-name="T206"> </text:span><text:span text:style-name="T2">rukou</text:span><text:span text:style-name="T206"> </text:span><text:span text:style-name="T2">jen</text:span><text:span text:style-name="T206"> </text:span><text:span text:style-name="T2">černě,</text:span><text:span text:style-name="T206"> </text:span><text:span text:style-name="T2">notace</text:span><text:span text:style-name="T206"> </text:span><text:span text:style-name="T2">je</text:span><text:span text:style-name="T206"> </text:span><text:span text:style-name="T2">chorální</text:span><text:span text:style-name="T206"> </text:span><text:span text:style-name="T2">i</text:span><text:span text:style-name="T206"> </text:span><text:span text:style-name="T2">menzurální.</text:span><text:span text:style-name="T206"> </text:span><text:span text:style-name="T2">Část</text:span><text:span text:style-name="T346"> </text:span><text:span text:style-name="T4">„Commune</text:span><text:span text:style-name="T207"> </text:span><text:span text:style-name="T4">sanctorum“</text:span><text:span text:style-name="T348"> </text:span><text:span text:style-name="T2">je</text:span><text:span text:style-name="T206"> </text:span><text:span text:style-name="T2">na</text:span><text:span text:style-name="T206"> </text:span><text:span text:style-name="T52">f</text:span><text:span text:style-name="T2">f. 37r-43</text:span><text:span text:style-name="T171">r</text:span><text:span text:style-name="T2">,</text:span><text:span text:style-name="T355"> </text:span><text:span text:style-name="T2">po</text:span><text:span text:style-name="T355"> </text:span><text:span text:style-name="T2">ní</text:span><text:span text:style-name="T355"> </text:span><text:span text:style-name="T2">následují</text:span><text:span text:style-name="T355"> </text:span><text:span text:style-name="T2">hymny</text:span><text:span text:style-name="T355"> </text:span><text:span text:style-name="T2">na</text:span><text:span text:style-name="T355"> </text:span><text:span text:style-name="T2">celý</text:span><text:span text:style-name="T355"> </text:span><text:span text:style-name="T2">rok:</text:span><text:span text:style-name="T384"> </text:span><text:span text:style-name="T4">„Finis</text:span><text:span text:style-name="T356"> </text:span><text:span text:style-name="T4">antiphonarii,</text:span><text:span text:style-name="T356"> </text:span><text:span text:style-name="T4">de</text:span><text:span text:style-name="T356"> </text:span><text:span text:style-name="T4">communi</text:span><text:span text:style-name="T356"> </text:span><text:span text:style-name="T4">sanctorum</text:span><text:span text:style-name="T356"> </text:span><text:span text:style-name="T4">et</text:span><text:span text:style-name="T356"> </text:span><text:span text:style-name="T4">sanctarum.</text:span><text:span text:style-name="T356"> </text:span><text:span text:style-name="T4">Sequuntur hymni totius anni. Hi habentur transposita ab initio libri cantilenarum Bohemicarum.“</text:span></text:p>
      <text:p text:style-name="P81"/>
      <text:p text:style-name="P81"/>
      <text:p text:style-name="P81"/>
      <text:p text:style-name="P81"/>
      <text:p text:style-name="P81"/>
      <text:p text:style-name="_31_.Číslo_20_rukopisu"><text:bookmark-start text:name="D_120"/><text:span text:style-name="T13">1</text:span><text:bookmark-end text:name="D_120"/><text:span text:style-name="T13">08 <text:s text:c="71"/>D</text:span><text:span text:style-name="T193"> </text:span><text:span text:style-name="T13">120</text:span></text:p>
      <text:p text:style-name="TEXT"/>
      <text:p text:style-name="_32_._20_Vazba_20_a_20_rozměry"><text:span text:style-name="T2">1769-1780,</text:span><text:span text:style-name="T32"> </text:span><text:span text:style-name="T2">Dačice, pap., [8] </text:span><text:span text:style-name="T52">f</text:span><text:span text:style-name="T2">f., 39,7 x 23,5 cm, notace, <text:s text:c="14"/>vazba soudobá</text:span></text:p>
      <text:p text:style-name="TEXT"/>
      <text:p text:style-name="TEXT"><text:span text:style-name="T2">Foliace</text:span><text:span text:style-name="T209"> </text:span><text:span text:style-name="T2">provedena</text:span><text:span text:style-name="T387"> </text:span><text:span text:style-name="T2">při</text:span><text:span text:style-name="T387"> </text:span><text:span text:style-name="T2">katalogizaci. </text:span><text:span text:style-name="T16">- </text:span><text:span text:style-name="T2">Původní</text:span><text:span text:style-name="T387"> </text:span><text:span text:style-name="T2">lepenková</text:span><text:span text:style-name="T387"> </text:span><text:span text:style-name="T2">vazba,</text:span><text:span text:style-name="T387"> </text:span><text:span text:style-name="T2">potažená</text:span><text:span text:style-name="T387"> </text:span><text:span text:style-name="T2">hovězinou</text:span><text:span text:style-name="T387"> </text:span><text:span text:style-name="T2">s bohatým</text:span><text:span text:style-name="T166"> </text:span><text:span text:style-name="T2">zlacením.</text:span><text:span text:style-name="T68"> </text:span><text:span text:style-name="T4">-</text:span><text:span text:style-name="T168"> </text:span><text:span text:style-name="T4">Výzdoba:</text:span><text:span text:style-name="T168"> </text:span><text:span text:style-name="T2">Psáno</text:span><text:span text:style-name="T166"> </text:span><text:span text:style-name="T2">černě</text:span><text:span text:style-name="T166"> </text:span><text:span text:style-name="T2">a čer-</text:span><text:span text:style-name="T166"> </text:span><text:span text:style-name="T2">veně.</text:span><text:span text:style-name="T68"> </text:span><text:span text:style-name="T4">-</text:span><text:span text:style-name="T168"> </text:span><text:span text:style-name="T2">Chorální</text:span><text:span text:style-name="T166"> </text:span><text:span text:style-name="T2">notace</text:span><text:span text:style-name="T166"> </text:span><text:span text:style-name="T2">na</text:span><text:span text:style-name="T166"> </text:span><text:span text:style-name="T2">čtyřlinkové</text:span><text:span text:style-name="T166"> </text:span><text:span text:style-name="T2">osnově.</text:span></text:p>
      <text:p text:style-name="TEXT"/>
      <text:p text:style-name="P207"><text:span text:style-name="T13">„</text:span><text:span text:style-name="T13">Orationes</text:span><text:span text:style-name="T93"> </text:span><text:span text:style-name="T13">variae</text:span><text:span text:style-name="T28"> </text:span><text:span text:style-name="T13">Datschicii</text:span><text:span text:style-name="T28"> </text:span><text:span text:style-name="T13">in</text:span><text:span text:style-name="T28"> </text:span><text:span text:style-name="T13">ecclesia</text:span><text:span text:style-name="T28"> </text:span><text:span text:style-name="T13">ad</text:span><text:span text:style-name="T28"> </text:span><text:span text:style-name="T13">S.</text:span><text:span text:style-name="T28"> </text:span><text:span text:style-name="T13">Antonium</text:span><text:span text:style-name="T28"> </text:span><text:span text:style-name="T13">Paduanum</text:span><text:span text:style-name="T28"> </text:span><text:span text:style-name="T13">a</text:span><text:span text:style-name="T28"> </text:span><text:span text:style-name="T13">fratribus</text:span><text:span text:style-name="T28"> </text:span><text:span text:style-name="T13">Ord. Min. S. </text:span><text:span text:style-name="T273">P</text:span><text:span text:style-name="T13">. Francisci <text:s text:c="16"/>Ref. decantari solitae“</text:span></text:p>
      <text:p text:style-name="TEXT"/>
      <text:p text:style-name="_37_._20_Komentář_20_CELEK"><text:span text:style-name="T2">Datováno podle uvedených a opravovaných jmen panovníků, papežů i některých biskupů na fol. 3r: </text:span><text:span text:style-name="T4">„... et pontificem</text:span><text:span text:style-name="T210"> </text:span><text:span text:style-name="T4">nostrum</text:span><text:span text:style-name="T210"> </text:span><text:span text:style-name="T488">Clementum</text:span><text:span text:style-name="T4">,</text:span><text:span text:style-name="T210"> </text:span><text:span text:style-name="T4">Pium, imperato</text:span><text:span text:style-name="T152">r</text:span><text:span text:style-name="T4">em</text:span><text:span text:style-name="T210"> </text:span><text:span text:style-name="T488">Iosephum,</text:span><text:span text:style-name="T489"> </text:span><text:span text:style-name="T488">ac</text:span><text:span text:style-name="T489"> </text:span><text:span text:style-name="T488">imperatricem</text:span><text:span text:style-name="T489"> </text:span><text:span text:style-name="T488">et</text:span><text:span text:style-name="T489"> </text:span><text:span text:style-name="T490">r</text:span><text:span text:style-name="T488">eginam</text:span><text:span text:style-name="T489"> </text:span><text:span text:style-name="T488">nostram</text:span><text:span text:style-name="T489"> </text:span><text:span text:style-name="T488">Mariam</text:span><text:span text:style-name="T4"> </text:span><text:span text:style-name="T488">The</text:span><text:span text:style-name="T490">r</text:span><text:span text:style-name="T488">esiam</text:span><text:span text:style-name="T4">, antistem nostrum </text:span><text:span text:style-name="T488">Mathiam</text:span><text:span text:style-name="T4">, </text:span><text:span text:style-name="T119">W</text:span><text:span text:style-name="T4">enceslaum </text:span><text:span text:style-name="T2">(dopsáno později) </text:span><text:span text:style-name="T4">, coete</text:span><text:span text:style-name="T152">r</text:span><text:span text:style-name="T4">osque episcopos ...“ </text:span><text:span text:style-name="T2">Identifikace papežů</text:span><text:span text:style-name="T68"> <text:s text:c="11"/></text:span><text:span text:style-name="T2">a</text:span><text:span text:style-name="T68"> </text:span><text:span text:style-name="T2">biskupa</text:span><text:span text:style-name="T68"> </text:span><text:span text:style-name="T2">není</text:span><text:span text:style-name="T68"> </text:span><text:span text:style-name="T2">jednoznačná:</text:span><text:span text:style-name="T68"> </text:span><text:span text:style-name="T2">papežové</text:span><text:span text:style-name="T68"> </text:span><text:span text:style-name="T2">Klement</text:span><text:span text:style-name="T68"> </text:span><text:span text:style-name="T2">XIII.</text:span><text:span text:style-name="T68"> </text:span><text:span text:style-name="T2">(1758-1769),</text:span><text:span text:style-name="T68"> </text:span><text:span text:style-name="T2">resp.</text:span><text:span text:style-name="T68"> </text:span><text:span text:style-name="T2">Klement</text:span><text:span text:style-name="T68"> </text:span><text:span text:style-name="T2">XI</text:span><text:span text:style-name="T238">V</text:span><text:span text:style-name="T2">.</text:span><text:span text:style-name="T68"> </text:span><text:span text:style-name="T2">(1769-1774)</text:span><text:span text:style-name="T68"> </text:span><text:span text:style-name="T2">a Pius VI. (1775-1799). V případě totožnosti biskupa (</text:span><text:span text:style-name="T4">„antistes“</text:span><text:span text:style-name="T2">) jde zřejmě o prvního (Matyáš František hrabě Chorinský svobodný pán z Ledské, biskupem <text:s text:c="2"/>v letech 1777-1786) a čtvrtého </text:span><text:span text:style-name="T2">brněnského biskupa (Václav Urban Stu</text:span><text:span text:style-name="T52">f</text:span><text:span text:style-name="T2">fle</text:span><text:span text:style-name="T171">r</text:span><text:span text:style-name="T2">, biskupem <text:s text:c="4"/>v letech 1817-1831), jehož jméno bylo dopsáno až v 19. století.</text:span></text:p>
      <text:p text:style-name="TEXT"/>
      <text:p text:style-name="P200"><text:bookmark-start text:name="D_121"/><text:soft-page-break/><text:span text:style-name="T13">1</text:span><text:bookmark-end text:name="D_121"/><text:span text:style-name="T13">09 <text:s text:c="71"/>D</text:span><text:span text:style-name="T193"> </text:span><text:span text:style-name="T13">121</text:span></text:p>
      <text:p text:style-name="P89"/>
      <text:p text:style-name="P13"><text:span text:style-name="T2">1736,</text:span><text:span text:style-name="T32"> </text:span><text:span text:style-name="T2">Dačice, pap., II + 162 pp., 30 x 20,5 cm, notace, <text:s text:c="16"/>vazba soudobá</text:span></text:p>
      <text:p text:style-name="P89"/>
      <text:p text:style-name="P93"><text:span text:style-name="T4">Písmo:</text:span><text:span text:style-name="T203"> </text:span><text:span text:style-name="T2">Písařem</text:span><text:span text:style-name="T312"> </text:span><text:span text:style-name="T2">rukopisu</text:span><text:span text:style-name="T312"> </text:span><text:span text:style-name="T2">byl</text:span><text:span text:style-name="T312"> </text:span><text:span text:style-name="T2">zřejmě</text:span><text:span text:style-name="T312"> </text:span><text:span text:style-name="T2">Epiphanius</text:span><text:span text:style-name="T312"> </text:span><text:span text:style-name="T2">Mařan,</text:span><text:span text:style-name="T312"> </text:span><text:span text:style-name="T2">jak</text:span><text:span text:style-name="T312"> je </text:span><text:span text:style-name="T2">patrné</text:span><text:span text:style-name="T312"> </text:span><text:span text:style-name="T2">z</text:span><text:span text:style-name="T312"> </text:span><text:span text:style-name="T2">poznámky</text:span><text:span text:style-name="T312"> </text:span><text:span text:style-name="T2">na</text:span><text:span text:style-name="T312"> </text:span><text:span text:style-name="T2">pag.</text:span><text:span text:style-name="T312"> </text:span><text:span text:style-name="T2">22 a</text:span><text:span text:style-name="T283"> </text:span><text:span text:style-name="T2">na</text:span><text:span text:style-name="T283"> </text:span><text:span text:style-name="T2">pag.</text:span><text:span text:style-name="T283"> </text:span><text:span text:style-name="T2">162</text:span><text:span text:style-name="T283"> </text:span><text:span text:style-name="T2">(</text:span><text:span text:style-name="T4">„F</text:span><text:span text:style-name="T240">r</text:span><text:span text:style-name="T4">.</text:span><text:span text:style-name="T285"> </text:span><text:span text:style-name="T4">Epiphanius</text:span><text:span text:style-name="T285"> </text:span><text:span text:style-name="T4">Maržan</text:span><text:span text:style-name="T285"> </text:span><text:span text:style-name="T4">p</text:span><text:span text:style-name="T103">r</text:span><text:span text:style-name="T4">o</text:span><text:span text:style-name="T285"> </text:span><text:span text:style-name="T4">tempo</text:span><text:span text:style-name="T103">r</text:span><text:span text:style-name="T4">e</text:span><text:span text:style-name="T285"> </text:span><text:span text:style-name="T4">vicarius</text:span><text:span text:style-name="T285"> </text:span><text:span text:style-name="T4">anno</text:span><text:span text:style-name="T285"> </text:span><text:span text:style-name="T4">1736“</text:span><text:span text:style-name="T2">)</text:span><text:span text:style-name="T283"> </text:span><text:span text:style-name="T2">i</text:span><text:span text:style-name="T283"> </text:span><text:span text:style-name="T2">ze</text:span><text:span text:style-name="T283"> </text:span><text:span text:style-name="T2">shody</text:span><text:span text:style-name="T283"> </text:span><text:span text:style-name="T2">písma poznámky</text:span><text:span text:style-name="T154"> </text:span><text:span text:style-name="T2">se</text:span><text:span text:style-name="T154"> </text:span><text:span text:style-name="T2">zbytkem</text:span><text:span text:style-name="T154"> </text:span><text:span text:style-name="T2">rukopisu.</text:span><text:span text:style-name="T27"> </text:span><text:span text:style-name="T4">-</text:span><text:span text:style-name="T156"> </text:span><text:span text:style-name="T2">Původní</text:span><text:span text:style-name="T154"> </text:span><text:span text:style-name="T2">vazba,</text:span><text:span text:style-name="T154"> </text:span><text:span text:style-name="T2">dřevěné</text:span><text:span text:style-name="T154"> </text:span><text:span text:style-name="T2">desk</text:span><text:span text:style-name="T94">y</text:span><text:span text:style-name="T2">,</text:span><text:span text:style-name="T154"> </text:span><text:span text:style-name="T2">potažené</text:span><text:span text:style-name="T154"> </text:span><text:span text:style-name="T2">teletinou</text:span><text:span text:style-name="T154"> </text:span><text:span text:style-name="T2">s</text:span><text:span text:style-name="T154"> </text:span><text:span text:style-name="T2">dvojitým rýhováním, zbytky řemínků. </text:span><text:span text:style-name="T4">- </text:span><text:span text:style-name="T2">Notace chorální, ale místy i menzurální <text:s text:c="6"/>na pěti linkách.</text:span></text:p>
      <text:p text:style-name="P89"/>
      <text:p text:style-name="P193"><text:span text:style-name="T13">„</text:span><text:span text:style-name="T13">Antiphonae</text:span><text:span text:style-name="T39"> </text:span><text:span text:style-name="T13">ex antiphonario imp</text:span><text:span text:style-name="T53">r</text:span><text:span text:style-name="T13">esso“</text:span></text:p>
      <text:p text:style-name="P89"/>
      <text:p text:style-name="P62"><text:span text:style-name="T13">136</text:span><text:span text:style-name="T32"><text:tab/></text:span><text:span text:style-name="T2">„Píseň o vzkříšení Páně“.</text:span></text:p>
      <text:p text:style-name="P40"><text:span text:style-name="T2">„Vstalť</text:span><text:span text:style-name="T32"> </text:span><text:span text:style-name="T2">jest této chvíle ctný vykupitel Ježíš ...“</text:span></text:p>
      <text:p text:style-name="P35"/>
      <text:p text:style-name="P21"><text:span text:style-name="T2">Písmo se liší od zbytku rukopisu. Podle kancionálu </text:span><text:span text:style-name="T4">Zpívání křesťanské </text:span><text:span text:style-name="T2">(</text:span><text:span text:style-name="T269">V</text:span><text:span text:style-name="T2">alentin Polonus) z roku 1584 se má zpívat jako (nápěv): </text:span><text:span text:style-name="T4">„Su</text:span><text:span text:style-name="T152">r</text:span><text:span text:style-name="T4">git in hac die Christus“</text:span><text:span text:style-name="T2">.</text:span></text:p>
      <text:p text:style-name="P82"/>
      <text:p text:style-name="P82"/>
      <text:p text:style-name="P91"/>
      <text:p text:style-name="P82"/>
      <text:p text:style-name="P82"/>
      <text:p text:style-name="P200"><text:bookmark-start text:name="D_122"/><text:span text:style-name="T13">1</text:span><text:bookmark-end text:name="D_122"/><text:span text:style-name="T13">10 <text:s text:c="71"/>D</text:span><text:span text:style-name="T193"> </text:span><text:span text:style-name="T13">122</text:span></text:p>
      <text:p text:style-name="P89"/>
      <text:p text:style-name="P13"><text:span text:style-name="T2">XVIII</text:span><text:span text:style-name="T2">, pap., 98 pp., 22,5 x 18 cm, notace, vazba soudobá</text:span></text:p>
      <text:p text:style-name="P89"/>
      <text:p text:style-name="P93"><text:span text:style-name="T2">Původní</text:span><text:span text:style-name="T331"> </text:span><text:span text:style-name="T2">paginace. </text:span><text:span text:style-name="T4">-</text:span><text:span text:style-name="T111"> </text:span><text:span text:style-name="T2">Původní</text:span><text:span text:style-name="T110"> </text:span><text:span text:style-name="T2">vazba,</text:span><text:span text:style-name="T110"> </text:span><text:span text:style-name="T2">lepenka,</text:span><text:span text:style-name="T110"> </text:span><text:span text:style-name="T2">potažená</text:span><text:span text:style-name="T110"> </text:span><text:span text:style-name="T2">teletinou</text:span><text:span text:style-name="T110"> </text:span><text:span text:style-name="T2">s rý- hováním. </text:span><text:span text:style-name="T4">-</text:span><text:span text:style-name="T111"> </text:span><text:span text:style-name="T2">Chorální notace</text:span><text:span text:style-name="T338"> </text:span><text:span text:style-name="T2">na</text:span><text:span text:style-name="T338"> </text:span><text:span text:style-name="T2">čtyřlinkové</text:span><text:span text:style-name="T338"> </text:span><text:span text:style-name="T2">osnově.</text:span><text:span text:style-name="T338"> </text:span><text:span text:style-name="T2">-</text:span><text:span text:style-name="T338"> </text:span><text:span text:style-name="T2">Na</text:span><text:span text:style-name="T338"> </text:span><text:span text:style-name="T2">přední</text:span><text:span text:style-name="T338"> </text:span><text:span text:style-name="T2">předsádce</text:span><text:span text:style-name="T338"> </text:span><text:span text:style-name="T2">modrou</text:span><text:span text:style-name="T338"> </text:span><text:span text:style-name="T2">tužkou</text:span><text:span text:style-name="T338"> </text:span><text:span text:style-name="T2">zřejmě</text:span><text:span text:style-name="T338"> </text:span><text:span text:style-name="T2">stará</text:span><text:span text:style-name="T338"> </text:span><text:span text:style-name="T2">signatura: </text:span><text:span text:style-name="T4">„Antiphonarž, K a 18“</text:span></text:p>
      <text:p text:style-name="P89"/>
      <text:p text:style-name="P193">[Antiphonarium]</text:p>
      <text:p text:style-name="P89"/>
      <text:p text:style-name="P62"><text:span text:style-name="T13">1-25</text:span><text:span text:style-name="T32"><text:tab/></text:span><text:span text:style-name="T2">„Proprium de tempore“.</text:span></text:p>
      <text:p text:style-name="P89"/>
      <text:p text:style-name="P62"><text:span text:style-name="T13">27-81</text:span><text:span text:style-name="T32"><text:tab/></text:span><text:span text:style-name="T2">„Proprium sanctorum“.</text:span></text:p>
      <text:p text:style-name="P89"/>
      <text:p text:style-name="P62"><text:span text:style-name="T13">83-93</text:span><text:span text:style-name="T32"><text:tab/></text:span><text:span text:style-name="T2">„Commune sanctorum“.</text:span></text:p>
      <text:p text:style-name="_31_.Číslo_20_rukopisu"><text:bookmark-start text:name="D_123_125"/><text:soft-page-break/><text:span text:style-name="T13">111</text:span><text:bookmark-end text:name="D_123_125"/><text:span text:style-name="T13"> <text:s text:c="63"/>D</text:span><text:span text:style-name="T193"> </text:span><text:span text:style-name="T13">123-125</text:span></text:p>
      <text:p text:style-name="TEXT"/>
      <text:p text:style-name="_32_._20_Vazba_20_a_20_rozměry"><text:span text:style-name="T2">XVIII,</text:span><text:span text:style-name="T2"> 3 sv., Dačice, pap., 1. [120] </text:span><text:span text:style-name="T52">f</text:span><text:span text:style-name="T2">f.; 2. [101] </text:span><text:span text:style-name="T52">f</text:span><text:span text:style-name="T2">f.; 3. [92] </text:span><text:span text:style-name="T52">f</text:span><text:span text:style-name="T2">f., <text:s text:c="8"/>21,5 x 30 cm, notace, vazba soudobá</text:span></text:p>
      <text:p text:style-name="TEXT"/>
      <text:p text:style-name="TEXT"><text:span text:style-name="T2">Původně</text:span><text:span text:style-name="T142"> </text:span><text:span text:style-name="T2">několikerá</text:span><text:span text:style-name="T142"> </text:span><text:span text:style-name="T2">foliace</text:span><text:span text:style-name="T142"> </text:span><text:span text:style-name="T2">a</text:span><text:span text:style-name="T142"> </text:span><text:span text:style-name="T2">paginace,</text:span><text:span text:style-name="T142"> </text:span><text:span text:style-name="T2">případně</text:span><text:span text:style-name="T142"> </text:span><text:span text:style-name="T2">i</text:span><text:span text:style-name="T142"> </text:span><text:span text:style-name="T2">nečíslované</text:span><text:span text:style-name="T142"> </text:span><text:span text:style-name="T2">části, byla nahrazena</text:span><text:span text:style-name="T142"> </text:span><text:span text:style-name="T2">novou průběžnou</text:span><text:span text:style-name="T221"> </text:span><text:span text:style-name="T2">foliací.</text:span><text:span text:style-name="T221"> </text:span><text:span text:style-name="T2">První</text:span><text:span text:style-name="T221"> </text:span><text:span text:style-name="T2">dva</text:span><text:span text:style-name="T221"> </text:span><text:span text:style-name="T2">a</text:span><text:span text:style-name="T221"> </text:span><text:span text:style-name="T2">poslední</text:span><text:span text:style-name="T221"> </text:span><text:span text:style-name="T2">list</text:span><text:span text:style-name="T221"> </text:span><text:span text:style-name="T2">jsou</text:span><text:span text:style-name="T221"> </text:span><text:span text:style-name="T2">prázdné. </text:span><text:span text:style-name="T4">-</text:span><text:span text:style-name="T224"> </text:span><text:span text:style-name="T2">Původní</text:span><text:span text:style-name="T221"> </text:span><text:span text:style-name="T2">polope</text:span><text:span text:style-name="T52">r</text:span><text:span text:style-name="T2">gamenová</text:span><text:span text:style-name="T221"> </text:span><text:span text:style-name="T2">vazba. </text:span><text:span text:style-name="T4">-</text:span><text:span text:style-name="T34"> </text:span><text:span text:style-name="T2">Menzurální notace. - Některé nadpisy jsou tužkou rukou 19. století.</text:span></text:p>
      <text:p text:style-name="P86"/>
      <text:p text:style-name="_33_._20_Název_20_rukopisu"><text:span text:style-name="T13">„</text:span><text:span text:style-name="T13">Missae</text:span><text:span text:style-name="T39"> </text:span><text:span text:style-name="T13">extravagantes“</text:span></text:p>
      <text:p text:style-name="P86"/>
      <text:p text:style-name="_34_._20_KAPITOLA_20_rukopisu_20_-_20_1._20_odstavec"><text:span text:style-name="T273">V</text:span><text:span text:style-name="T13">ol. 1.<text:tab/>„Organum“</text:span></text:p>
      <text:p text:style-name="TEXT"/>
      <text:p text:style-name="_36_._20_Komentář_20_kapitoly"><text:span text:style-name="T2">Na konci knihy index – seznam všech mší obsažených ve sbír- ce, s udáním hlasového obsazení (</text:span><text:span text:style-name="T3">unius vocis</text:span><text:span text:style-name="T2">, </text:span><text:span text:style-name="T3">barum vocum</text:span><text:span text:style-name="T2"> apod.) <text:s text:c="4"/>a s uvedením hudebního a textového incipitu (je zajímavé, že až do <text:s/>druhé části Kyrie).</text:span></text:p>
      <text:p text:style-name="P86"/>
      <text:p text:style-name="_34_._20_KAPITOLA_20_rukopisu_20_-_20_1._20_odstavec"><text:span text:style-name="T273">V</text:span><text:span text:style-name="T13">ol. 2.<text:tab/>„Chorus I.“</text:span></text:p>
      <text:p text:style-name="TEXT"/>
      <text:p text:style-name="_34_._20_KAPITOLA_20_rukopisu_20_-_20_1._20_odstavec"><text:span text:style-name="T273">V</text:span><text:span text:style-name="T13">ol. 3.<text:tab/>„Chorus II.“</text:span></text:p>
      <text:p text:style-name="TEXT"/>
      <text:p text:style-name="_37_._20_Komentář_20_CELEK"><text:span text:style-name="T2">Sbírka anonymních mší, z nichž č. I-XVII jsou nazvány </text:span><text:span text:style-name="T3">Missae Extravagantes <text:s text:c="5"/></text:span><text:span text:style-name="T2"><text:s/>a č. XXXII-XLIII </text:span><text:span text:style-name="T3">Missae Ordinis Mendicantium</text:span><text:span text:style-name="T2">. Mše č. XVIII. až XXXI. nemají zvláštní název. Skladby jsou notovány ve třech hlasových knihách, každý hlas ve zvláštním svazku (Chorus I., Chorus II. a Organo). Celkový počet mší je 43.</text:span></text:p>
      <text:p text:style-name="P81"/>
      <text:p text:style-name="P90"/>
      <text:p text:style-name="P81"/>
      <text:p text:style-name="P81"/>
      <text:p text:style-name="P81"/>
      <text:p text:style-name="_31_.Číslo_20_rukopisu"><text:bookmark-start text:name="D_126"/><text:span text:style-name="T13">1</text:span><text:bookmark-end text:name="D_126"/><text:span text:style-name="T13">12 <text:s text:c="71"/>D</text:span><text:span text:style-name="T193"> </text:span><text:span text:style-name="T13">126</text:span></text:p>
      <text:p text:style-name="TEXT"/>
      <text:p text:style-name="_32_._20_Vazba_20_a_20_rozměry"><text:span text:style-name="T2">XVIII</text:span><text:span text:style-name="T2">, pap., [120] pp., 22 x 29,5 cm, notace, vazba soudobá</text:span></text:p>
      <text:p text:style-name="TEXT"/>
      <text:p text:style-name="TEXT"><text:span text:style-name="T2">Původní</text:span><text:span text:style-name="T118"> </text:span><text:span text:style-name="T2">vazba,</text:span><text:span text:style-name="T171"> </text:span><text:span text:style-name="T2">lepenka,</text:span><text:span text:style-name="T171"> </text:span><text:span text:style-name="T2">potažená</text:span><text:span text:style-name="T171"> </text:span><text:span text:style-name="T2">teletinou.</text:span><text:span text:style-name="T209"> </text:span><text:span text:style-name="T4">-</text:span><text:span text:style-name="T173"> </text:span><text:span text:style-name="T2">Menzurální</text:span><text:span text:style-name="T171"> </text:span><text:span text:style-name="T2">notace.</text:span><text:span text:style-name="T209"> </text:span><text:span text:style-name="T4">-</text:span><text:span text:style-name="T173"> </text:span><text:span text:style-name="T4">P</text:span><text:span text:style-name="T103">r</text:span><text:span text:style-name="T4">ovenienční</text:span><text:span text:style-name="T173"> </text:span><text:span text:style-name="T4">poznámka: </text:span><text:span text:style-name="T2">Na</text:span><text:span text:style-name="T73"> </text:span><text:span text:style-name="T2">pag.</text:span><text:span text:style-name="T73"> </text:span><text:span text:style-name="T2">1</text:span><text:span text:style-name="T73"> </text:span><text:span text:style-name="T2">dole </text:span><text:span text:style-name="T4">„P</text:span><text:span text:style-name="T103">r</text:span><text:span text:style-name="T4">o</text:span><text:span text:style-name="T74"> </text:span><text:span text:style-name="T4">simplici</text:span><text:span text:style-name="T74"> </text:span><text:span text:style-name="T4">usu</text:span><text:span text:style-name="T74"> </text:span><text:span text:style-name="T4">Patris</text:span><text:span text:style-name="T74"> </text:span><text:soft-page-break/><text:span text:style-name="T4">Constantini</text:span><text:span text:style-name="T74"> </text:span><text:span text:style-name="T4">Stiepan.“</text:span><text:span text:style-name="T73"> </text:span><text:span text:style-name="T2">Konstantin</text:span><text:span text:style-name="T73"> </text:span><text:span text:style-name="T2">Štěpán</text:span><text:span text:style-name="T73"> </text:span><text:span text:style-name="T2">působil</text:span><text:span text:style-name="T73"> </text:span><text:span text:style-name="T2">v Plzni</text:span><text:span text:style-name="T286"> </text:span><text:span text:style-name="T2">(1763-1777),</text:span><text:span text:style-name="T286"> </text:span><text:span text:style-name="T2">Brně</text:span><text:span text:style-name="T286"> </text:span><text:span text:style-name="T2">(1778-1784)</text:span><text:span text:style-name="T286"> </text:span><text:span text:style-name="T2">a</text:span><text:span text:style-name="T286"> </text:span><text:span text:style-name="T2">Dačicích,</text:span><text:span text:style-name="T286"> </text:span><text:span text:style-name="T2">kde</text:span><text:span text:style-name="T286"> </text:span><text:span text:style-name="T2">nakonec</text:span><text:span text:style-name="T286"> </text:span><text:span text:style-name="T2">zemřel</text:span><text:span text:style-name="T286"> </text:span><text:span text:style-name="T2">jako ředitel chóru (</text:span><text:span text:style-name="T4">„di</text:span><text:span text:style-name="T103">r</text:span><text:span text:style-name="T4">ector</text:span><text:span text:style-name="T288"> </text:span><text:span text:style-name="T4">chori“),</text:span><text:span text:style-name="T2"> viz</text:span><text:span text:style-name="T176"> </text:span><text:span text:style-name="T2">Sehnal,</text:span><text:span text:style-name="T176"> </text:span><text:span text:style-name="T2">J.:</text:span><text:span text:style-name="T176"> </text:span><text:span text:style-name="T4">Hudba</text:span><text:span text:style-name="T178"> </text:span><text:span text:style-name="T4">u</text:span><text:span text:style-name="T178"> </text:span><text:span text:style-name="T4">františkánů</text:span><text:span text:style-name="T2">,</text:span><text:span text:style-name="T176"> </text:span><text:span text:style-name="T2">s.</text:span><text:span text:style-name="T176"> </text:span><text:span text:style-name="T2">235; srov. Linda, J.: </text:span><text:span text:style-name="T3">Soupis rukopisů</text:span><text:span text:style-name="T2">, s. 119, č. 189, kde je uveden jako </text:span><text:span text:style-name="T3">regenschori</text:span><text:span text:style-name="T2"> s domněnkou autora, že byl písařem rukopisu.</text:span><text:span text:style-name="T176"> </text:span><text:span text:style-name="T2">Vl.</text:span><text:span text:style-name="T176"> </text:span><text:span text:style-name="T2">Dokoupil</text:span><text:span text:style-name="T176"> </text:span><text:span text:style-name="T2">dokonce</text:span><text:span text:style-name="T176"> </text:span><text:span text:style-name="T2">cituje</text:span><text:span text:style-name="T176"> ve svém rukopisném soupisu </text:span><text:span text:style-name="T2">větu</text:span><text:span text:style-name="T338"> </text:span><text:span text:style-name="T4">„per</text:span><text:span text:style-name="T178"> </text:span><text:span text:style-name="T4">multos</text:span><text:span text:style-name="T178"> </text:span><text:span text:style-name="T4">annos di</text:span><text:span text:style-name="T103">r</text:span><text:span text:style-name="T4">ector</text:span><text:span text:style-name="T95"> </text:span><text:span text:style-name="T4">chori</text:span><text:span text:style-name="T95"> </text:span><text:span text:style-name="T4">zelotissimus,“</text:span><text:span text:style-name="T94"> </text:span><text:span text:style-name="T2">nepodařilo</text:span><text:span text:style-name="T94"> </text:span><text:span text:style-name="T2">se</text:span><text:span text:style-name="T94"> </text:span><text:span text:style-name="T2">mi</text:span><text:span text:style-name="T94"> </text:span><text:span text:style-name="T2">však</text:span><text:span text:style-name="T94"> </text:span><text:span text:style-name="T2">dohledat</text:span><text:span text:style-name="T94"> </text:span><text:span text:style-name="T2">pramenný</text:span><text:span text:style-name="T94"> </text:span><text:span text:style-name="T2">odkaz.</text:span><text:span text:style-name="T94"> </text:span><text:span text:style-name="T2">K.</text:span><text:span text:style-name="T94"> </text:span><text:span text:style-name="T2">Štěpán</text:span><text:span text:style-name="T94"> </text:span><text:span text:style-name="T2">zemřel roku</text:span><text:span text:style-name="T312"> </text:span><text:span text:style-name="T2">1797</text:span><text:span text:style-name="T312"> </text:span><text:span text:style-name="T2">v</text:span><text:span text:style-name="T312"> </text:span><text:span text:style-name="T2">Dačicích,</text:span><text:span text:style-name="T312"> </text:span><text:span text:style-name="T2">ale</text:span><text:span text:style-name="T312"> </text:span><text:span text:style-name="T2">denní</text:span><text:span text:style-name="T312"> </text:span><text:span text:style-name="T2">datum</text:span><text:span text:style-name="T312"> </text:span><text:span text:style-name="T2">úmrtí</text:span><text:span text:style-name="T312"> </text:span><text:span text:style-name="T2">není</text:span><text:span text:style-name="T312"> </text:span><text:span text:style-name="T2">jisté.</text:span><text:span text:style-name="T312"> </text:span><text:span text:style-name="T2">Zatímco</text:span><text:span text:style-name="T312"> </text:span><text:span text:style-name="T2">nekrologium</text:span><text:span text:style-name="T312"> </text:span><text:span text:style-name="T2">uvádí</text:span><text:span text:style-name="T312"> </text:span><text:span text:style-name="T2">29.</text:span><text:span text:style-name="T312"> </text:span><text:span text:style-name="T2">(D</text:span><text:span text:style-name="T312"> </text:span><text:span text:style-name="T2">4, fol.</text:span><text:span text:style-name="T73"> </text:span><text:span text:style-name="T2">181v),</text:span><text:span text:style-name="T73"> </text:span><text:span text:style-name="T2">v</text:span><text:span text:style-name="T73"> </text:span><text:span text:style-name="T2">pamětní</text:span><text:span text:style-name="T73"> </text:span><text:span text:style-name="T2">knize</text:span><text:span text:style-name="T73"> </text:span><text:span text:style-name="T2">konventu</text:span><text:span text:style-name="T73"> </text:span><text:span text:style-name="T2">nalezneme</text:span><text:span text:style-name="T73"> </text:span><text:span text:style-name="T2">19.</text:span><text:span text:style-name="T73"> </text:span><text:span text:style-name="T2">dubna</text:span><text:span text:style-name="T73"> </text:span><text:span text:style-name="T2">(MZA</text:span><text:span text:style-name="T73"> </text:span><text:span text:style-name="T2">Brno,</text:span><text:span text:style-name="T73"> </text:span><text:span text:style-name="T2">Františkáni</text:span><text:span text:style-name="T73"> </text:span><text:span text:style-name="T2">Dačice, kart. 29, sig. 18, fol. 41r).</text:span></text:p>
      <text:p text:style-name="TEXT"/>
      <text:p text:style-name="_33_._20_Název_20_rukopisu"><text:span text:style-name="T13">„</text:span><text:span text:style-name="T13">Missae“</text:span></text:p>
      <text:p text:style-name="TEXT"/>
      <text:p text:style-name="_34_._20_KAPITOLA_20_rukopisu_20_-_20_1._20_odstavec"><text:span text:style-name="T13">(a)</text:span><text:span text:style-name="T39"> </text:span><text:span text:style-name="T13">1-67</text:span><text:span text:style-name="T2"><text:tab/></text:span><text:span text:style-name="T13">„Missae ordinis mendicantium“</text:span></text:p>
      <text:p text:style-name="TEXT"/>
      <text:p text:style-name="_34_._20_KAPITOLA_20_rukopisu_20_-_20_1._20_odstavec"><text:span text:style-name="T13">(b)</text:span><text:span text:style-name="T39"> </text:span><text:span text:style-name="T13">68-</text:span><text:span text:style-name="T105">1</text:span><text:span text:style-name="T13">17</text:span><text:span text:style-name="T2"><text:tab/></text:span><text:span text:style-name="T13">„Missae adventuales et conventuales“</text:span></text:p>
      <text:p text:style-name="TEXT"/>
      <text:p text:style-name="_34_._20_KAPITOLA_20_rukopisu_20_-_20_1._20_odstavec"><text:span text:style-name="T13">(c)</text:span><text:span text:style-name="T39"> </text:span><text:span text:style-name="T105">1</text:span><text:span text:style-name="T13">19-120</text:span><text:span text:style-name="T2"><text:tab/></text:span><text:span text:style-name="T13">„Index“</text:span></text:p>
      <text:p text:style-name="P44"/>
      <text:p text:style-name="_37_._20_Komentář_20_CELEK">Rukou z přelomu 19. a 20. století.</text:p>
      <text:p text:style-name="P81"/>
      <text:p text:style-name="P81"/>
      <text:p text:style-name="P81"/>
      <text:p text:style-name="P81"/>
      <text:p text:style-name="P81"/>
      <text:p text:style-name="_31_.Číslo_20_rukopisu"><text:bookmark-start text:name="D_127_129"/><text:span text:style-name="T13">113</text:span><text:bookmark-end text:name="D_127_129"/><text:span text:style-name="T13"> <text:s text:c="63"/>D</text:span><text:span text:style-name="T193"> </text:span><text:span text:style-name="T13">127-129</text:span></text:p>
      <text:p text:style-name="TEXT"/>
      <text:p text:style-name="_32_._20_Vazba_20_a_20_rozměry"><text:span text:style-name="T2">XVIII</text:span><text:span text:style-name="T498">2</text:span><text:span text:style-name="T2">, 3 sv., pap., 1. 78 pp.; 2. 126 pp.; 3. 86 pp., 17,5 x 22 cm, notace, vazba soudobá</text:span></text:p>
      <text:p text:style-name="TEXT"/>
      <text:p text:style-name="TEXT"><text:span text:style-name="T238">V</text:span><text:span text:style-name="T2">yříznut</text:span><text:span text:style-name="T150"> </text:span><text:span text:style-name="T2">větší</text:span><text:span text:style-name="T150"> </text:span><text:span text:style-name="T2">počet</text:span><text:span text:style-name="T150"> </text:span><text:span text:style-name="T2">listů</text:span><text:span text:style-name="T150"> </text:span><text:span text:style-name="T2">mezi</text:span><text:span text:style-name="T150"> </text:span><text:span text:style-name="T2">pp.</text:span><text:span text:style-name="T150"> </text:span><text:span text:style-name="T2">68/69</text:span><text:span text:style-name="T150"> </text:span><text:span text:style-name="T2">a</text:span><text:span text:style-name="T150"> </text:span><text:span text:style-name="T2">76/77.</text:span><text:span text:style-name="T368"> V 3. sv. vyříz- </text:span><text:span text:style-name="T2">nuto</text:span><text:span text:style-name="T225"> </text:span><text:span text:style-name="T2">několik</text:span><text:span text:style-name="T225"> </text:span><text:span text:style-name="T2">listů</text:span><text:span text:style-name="T225"> </text:span><text:span text:style-name="T2">mezi</text:span><text:span text:style-name="T225"> </text:span><text:span text:style-name="T2">pp.</text:span><text:span text:style-name="T225"> </text:span><text:span text:style-name="T2">76/77</text:span><text:span text:style-name="T225"> </text:span><text:span text:style-name="T2">a</text:span><text:span text:style-name="T225"> </text:span><text:span text:style-name="T2">84/85,</text:span><text:span text:style-name="T225"> </text:span><text:span text:style-name="T2">patrně</text:span><text:span text:style-name="T225"> </text:span><text:span text:style-name="T2">prázdných.</text:span><text:span text:style-name="T225"> </text:span><text:span text:style-name="T2">Strany</text:span><text:span text:style-name="T225"> </text:span><text:span text:style-name="T2">42,</text:span><text:span text:style-name="T225"> </text:span><text:span text:style-name="T2">47,</text:span><text:span text:style-name="T225"> </text:span><text:span text:style-name="T2">76,</text:span><text:span text:style-name="T225"> </text:span><text:span text:style-name="T2">77,</text:span><text:span text:style-name="T225"> </text:span><text:span text:style-name="T2">84 a 86 prázdné.</text:span><text:span text:style-name="T4">-</text:span><text:span text:style-name="T152"> </text:span><text:span text:style-name="T2">Původní</text:span><text:span text:style-name="T150"> </text:span><text:span text:style-name="T2">polokožená</text:span><text:span text:style-name="T150"> </text:span><text:span text:style-name="T2">vazba.</text:span><text:span text:style-name="T368"> </text:span><text:span text:style-name="T4">-</text:span><text:span text:style-name="T152"> </text:span><text:span text:style-name="T2">Menzurální notace. <text:s/>Na konci rukopisu (pag. 77; v 2 sv. na</text:span><text:span text:style-name="T225"> </text:span><text:span text:style-name="T2">pag.</text:span><text:span text:style-name="T225"> </text:span><text:span text:style-name="T2">126</text:span><text:span text:style-name="T225"> </text:span><text:span text:style-name="T2">a</text:span><text:span text:style-name="T225"> </text:span><text:span text:style-name="T2">zadní předsádce; v 3. sv. na pag. 85) obsah rukopisu (index) psaný tužkou až ve 20. století</text:span></text:p>
      <text:p text:style-name="_33_._20_Název_20_rukopisu"><text:soft-page-break/><text:span text:style-name="T13">[Ariae</text:span><text:span text:style-name="T39"> </text:span><text:span text:style-name="T13">ecclesiasticae] </text:span></text:p>
      <text:p text:style-name="P86"/>
      <text:p text:style-name="P56"><text:span text:style-name="T273">V</text:span><text:span text:style-name="T13">ol. 1.<text:tab/>„Soprano. Aria 1ma. Inter plausus triumphales ...“</text:span></text:p>
      <text:p text:style-name="TEXT"/>
      <text:p text:style-name="_34_._20_KAPITOLA_20_rukopisu_20_-_20_1._20_odstavec"><text:span text:style-name="T13">(a)</text:span><text:span text:style-name="T39"> </text:span><text:span text:style-name="T13">1-68</text:span><text:span text:style-name="T2"><text:tab/>„Ariae 1-22“.</text:span></text:p>
      <text:p text:style-name="P43"/>
      <text:p text:style-name="_34_._20_KAPITOLA_20_rukopisu_20_-_20_1._20_odstavec"><text:span text:style-name="T503">(b) 70-72</text:span><text:tab/>„Duetto 1“.</text:p>
      <text:p text:style-name="P39"><text:span text:style-name="T2">„</text:span><text:span text:style-name="T2">Quid</text:span><text:span text:style-name="T32"> </text:span><text:span text:style-name="T2">prodest homini, si mundum universum lucretur ...“</text:span></text:p>
      <text:p text:style-name="TEXT"/>
      <text:p text:style-name="_34_._20_KAPITOLA_20_rukopisu_20_-_20_1._20_odstavec"><text:span text:style-name="T13">(c)</text:span><text:span text:style-name="T39"> </text:span><text:span text:style-name="T13">72-75</text:span><text:span text:style-name="T2"><text:tab/>„Duetto 2“.</text:span></text:p>
      <text:p text:style-name="P39"><text:span text:style-name="T2">„</text:span><text:span text:style-name="T238">V</text:span><text:span text:style-name="T2">eni dilecte, meos dolores leni, noli tardare me visitare ...“</text:span></text:p>
      <text:p text:style-name="TEXT"/>
      <text:p text:style-name="_36_._20_Komentář_20_kapitoly">Hlasová kniha (soprán)</text:p>
      <text:p text:style-name="TEXT"/>
      <text:p text:style-name="P56"><text:span text:style-name="T273">V</text:span><text:span text:style-name="T13">ol.</text:span><text:span text:style-name="T343"> </text:span><text:span text:style-name="T13">2.<text:tab/>„Basso solo. Aria 1ma. Sanctorum vices faustas </text:span><text:span text:style-name="T13">laudesque ...“</text:span></text:p>
      <text:p text:style-name="TEXT"/>
      <text:p text:style-name="_34_._20_KAPITOLA_20_rukopisu_20_-_20_1._20_odstavec"><text:span text:style-name="T13">(a)</text:span><text:span text:style-name="T39"> </text:span><text:span text:style-name="T13">1-67</text:span><text:span text:style-name="T2"><text:tab/>„Ariae“.</text:span></text:p>
      <text:p text:style-name="P52"/>
      <text:p text:style-name="_36_._20_Komentář_20_kapitoly">Na pp. 1-53 22 arií, na pp. 56-67 arie 17, 18 a 20.</text:p>
      <text:p text:style-name="_36_._20_Komentář_20_kapitoly"/>
      <text:p text:style-name="_34_._20_KAPITOLA_20_rukopisu_20_-_20_1._20_odstavec"><text:span text:style-name="T13">(b)</text:span><text:span text:style-name="T39"> </text:span><text:span text:style-name="T13">70-</text:span><text:span text:style-name="T105">11</text:span><text:span text:style-name="T13">1</text:span><text:span text:style-name="T2"><text:tab/>„Basso solo - Ariae 1-16“. </text:span></text:p>
      <text:p text:style-name="P43"/>
      <text:p text:style-name="_34_._20_KAPITOLA_20_rukopisu_20_-_20_1._20_odstavec"><text:span text:style-name="T13">(c) </text:span><text:span text:style-name="T105">1</text:span><text:span text:style-name="T13">12-</text:span><text:span text:style-name="T105">1</text:span><text:span text:style-name="T13">14</text:span><text:span text:style-name="T2"><text:tab/>„Duetto 1“.</text:span></text:p>
      <text:p text:style-name="_35_._20_KAPITOLA_20_rukopisu_20_-_20_2._20_odstavec"><text:span text:style-name="T2">„Quid</text:span><text:span text:style-name="T32"> </text:span><text:span text:style-name="T2">prodest homini, si mundum universum lucretur ...“</text:span></text:p>
      <text:p text:style-name="P27"/>
      <text:p text:style-name="_34_._20_KAPITOLA_20_rukopisu_20_-_20_1._20_odstavec"><text:span text:style-name="T13">(d) </text:span><text:span text:style-name="T105">1</text:span><text:span text:style-name="T13">14-</text:span><text:span text:style-name="T105">1</text:span><text:span text:style-name="T13">17</text:span><text:span text:style-name="T2"><text:tab/>„Duetto 2“.</text:span></text:p>
      <text:p text:style-name="P39"><text:span text:style-name="T2">„</text:span><text:span text:style-name="T238">V</text:span><text:span text:style-name="T2">eni dilecte, meos dolores leni, noli tardare me visitare ...“ </text:span></text:p>
      <text:p text:style-name="P27"/>
      <text:p text:style-name="_34_._20_KAPITOLA_20_rukopisu_20_-_20_1._20_odstavec"><text:span text:style-name="T13">(e) </text:span><text:span text:style-name="T105">1</text:span><text:span text:style-name="T13">18-125</text:span><text:span text:style-name="T2"><text:tab/>„Ariae 21-22“.</text:span></text:p>
      <text:p text:style-name="TEXT"/>
      <text:p text:style-name="_36_._20_Komentář_20_kapitoly">Hlasová kniha (bas)</text:p>
      <text:p text:style-name="TEXT"/>
      <text:p text:style-name="_34_._20_KAPITOLA_20_rukopisu_20_-_20_1._20_odstavec"><text:span text:style-name="T273">V</text:span><text:span text:style-name="T13">ol. 3.<text:tab/>„Organum. Aria 1ma. Inter plausus triumphales …“</text:span></text:p>
      <text:p text:style-name="TEXT"/>
      <text:p text:style-name="_34_._20_KAPITOLA_20_rukopisu_20_-_20_1._20_odstavec"><text:span text:style-name="T13">(a)</text:span><text:span text:style-name="T39"> </text:span><text:span text:style-name="T13">1-75</text:span><text:span text:style-name="T2"><text:tab/>„Basso solo - Ariae 1-21“.</text:span></text:p>
      <text:p text:style-name="P43"/>
      <text:p text:style-name="_36_._20_Komentář_20_kapitoly"><text:span text:style-name="T2">Prvních 13 arií na pp. 1-41 má červené rubrik</text:span><text:span text:style-name="T176">y</text:span><text:span text:style-name="T2">.</text:span></text:p>
      <text:p text:style-name="_34_._20_KAPITOLA_20_rukopisu_20_-_20_1._20_odstavec"><text:soft-page-break/><text:span text:style-name="T13">(b)</text:span><text:span text:style-name="T39"> </text:span><text:span text:style-name="T13">78-80</text:span><text:span text:style-name="T2"><text:tab/>„Duetto 1“.</text:span></text:p>
      <text:p text:style-name="_35_._20_KAPITOLA_20_rukopisu_20_-_20_2._20_odstavec"><text:span text:style-name="T2">„</text:span><text:span text:style-name="T2">Quid</text:span><text:span text:style-name="T32"> </text:span><text:span text:style-name="T2">prodest homini, si mundum universum lucretur ...“</text:span></text:p>
      <text:p text:style-name="TEXT"/>
      <text:p text:style-name="_34_._20_KAPITOLA_20_rukopisu_20_-_20_1._20_odstavec"><text:span text:style-name="T13">(c)</text:span><text:span text:style-name="T39"> </text:span><text:span text:style-name="T13">81-83</text:span><text:span text:style-name="T2"><text:tab/>„Duetto 2“.</text:span></text:p>
      <text:p text:style-name="P39"><text:span text:style-name="T2">„</text:span><text:span text:style-name="T238">V</text:span><text:span text:style-name="T2">eni dilecte, meos dolores leni, noli tardare me visitare ...“</text:span></text:p>
      <text:p text:style-name="TEXT"/>
      <text:p text:style-name="_36_._20_Komentář_20_kapitoly">Hlasová kniha (particello)</text:p>
      <text:p text:style-name="TEXT"/>
      <text:p text:style-name="_37_._20_Komentář_20_CELEK"><text:span text:style-name="T2">Sbírka anonymních duchovních skladeb, z nichž je 22 árií pro sólový soprán, 22 árií pro sólový bas a 2 dueta pro soprán a bas. Skladby jsou notovány ve třech hlasových knihách, z nichž první je </text:span><text:span text:style-name="T3">Soprano</text:span><text:span text:style-name="T2">, druhá </text:span><text:span text:style-name="T3">Basso</text:span><text:span text:style-name="T2"> a třetí, která je bez označení, </text:span><text:span text:style-name="T2">má ráz </text:span><text:span text:style-name="T3">particella</text:span><text:span text:style-name="T2">. Toto </text:span><text:span text:style-name="T3">particello</text:span><text:span text:style-name="T2"> sleduje na jedné osnově melodický průběh předehry a zpěvu v jednohlasé notaci v klíči sopránovém [melodie zpěvu sopránu], basovém [melodie </text:span><text:span text:style-name="T2">zpěvu basu] nebo houslovém [melodie předeher a meziher]; rozhodně nemá toto </text:span><text:span text:style-name="T3">particello</text:span><text:span text:style-name="T2"> ráz organa nebo generálbasu. Z toho plyne, že není jasné, zda toto dílo, co se týče hlasů, je kompletní.</text:span></text:p>
      <text:p text:style-name="P81"/>
      <text:p text:style-name="P81"/>
      <text:p text:style-name="P81"/>
      <text:p text:style-name="P81"/>
      <text:p text:style-name="P81"/>
      <text:p text:style-name="_31_.Číslo_20_rukopisu"><text:bookmark-start text:name="D_130"/><text:span text:style-name="T13">1</text:span><text:bookmark-end text:name="D_130"/><text:span text:style-name="T13">14 <text:s text:c="71"/>D</text:span><text:span text:style-name="T193"> </text:span><text:span text:style-name="T13">130</text:span></text:p>
      <text:p text:style-name="TEXT"/>
      <text:p text:style-name="_32_._20_Vazba_20_a_20_rozměry"><text:span text:style-name="T2">1667,</text:span><text:span text:style-name="T32"> </text:span><text:span text:style-name="T2">Hájek (u Červeného Újezdu), pap., [43] </text:span><text:span text:style-name="T52">f</text:span><text:span text:style-name="T2">f., 15,5 x 85, cm, notace, vazba soudobá</text:span></text:p>
      <text:p text:style-name="TEXT"/>
      <text:p text:style-name="TEXT"><text:span text:style-name="T2">Moderní</text:span><text:span text:style-name="T320"> </text:span><text:span text:style-name="T2">foliace</text:span><text:span text:style-name="T137"> </text:span><text:span text:style-name="T2">provedena</text:span><text:span text:style-name="T137"> </text:span><text:span text:style-name="T2">při</text:span><text:span text:style-name="T137"> </text:span><text:span text:style-name="T2">katalogizaci. </text:span><text:span text:style-name="T16">- </text:span><text:span text:style-name="T238">V</text:span><text:span text:style-name="T2">azba</text:span><text:span text:style-name="T137"> </text:span><text:span text:style-name="T2">původní</text:span><text:span text:style-name="T137"> </text:span><text:span text:style-name="T2">lepenková,</text:span><text:span text:style-name="T137"> </text:span><text:span text:style-name="T2">potažená</text:span><text:span text:style-name="T137"> </text:span><text:span text:style-name="T2">částí dvousloupcového</text:span><text:span text:style-name="T355"> </text:span><text:span text:style-name="T2">listu</text:span><text:span text:style-name="T355"> </text:span><text:span text:style-name="T2">z</text:span><text:span text:style-name="T355"> </text:span><text:span text:style-name="T2">latinského</text:span><text:span text:style-name="T355"> </text:span><text:span text:style-name="T2">pe</text:span><text:span text:style-name="T52">r</text:span><text:span text:style-name="T2">gamenového</text:span><text:span text:style-name="T355"> </text:span><text:span text:style-name="T2">litu</text:span><text:span text:style-name="T52">r</text:span><text:span text:style-name="T2">gického</text:span><text:span text:style-name="T355"> </text:span><text:span text:style-name="T2">rukopisu,</text:span><text:span text:style-name="T355"> </text:span><text:span text:style-name="T2">patrně</text:span><text:span text:style-name="T355"> </text:span><text:span text:style-name="T2">misálu</text:span><text:span text:style-name="T355"> </text:span><text:span text:style-name="T2">ze</text:span><text:span text:style-name="T355"> </text:span><text:span text:style-name="T2">14. století,</text:span><text:span text:style-name="T160"> </text:span><text:span text:style-name="T2">psaného</text:span><text:span text:style-name="T160"> </text:span><text:span text:style-name="T2">texturou.</text:span><text:span text:style-name="T160"> </text:span><text:span text:style-name="T2">Na</text:span><text:span text:style-name="T160"> </text:span><text:span text:style-name="T2">přední</text:span><text:span text:style-name="T160"> </text:span><text:span text:style-name="T2">desce</text:span><text:span text:style-name="T160"> </text:span><text:span text:style-name="T2">je</text:span><text:span text:style-name="T160"> </text:span><text:span text:style-name="T2">část</text:span><text:span text:style-name="T160"> </text:span><text:span text:style-name="T2">hymnu,</text:span><text:span text:style-name="T160"> </text:span><text:span text:style-name="T2">který</text:span><text:span text:style-name="T160"> </text:span><text:span text:style-name="T2">v</text:span><text:span text:style-name="T160"> </text:span><text:span text:style-name="T2">9.</text:span><text:span text:style-name="T160"> </text:span><text:span text:style-name="T2">století</text:span><text:span text:style-name="T160"> </text:span><text:span text:style-name="T2">složil</text:span><text:span text:style-name="T160"> </text:span><text:span text:style-name="T2">Theodulf</text:span><text:span text:style-name="T160"> </text:span><text:span text:style-name="T2">z Orleánsu:</text:span><text:span text:style-name="T378"> </text:span><text:span text:style-name="T4">„Gloria</text:span><text:span text:style-name="T203"> </text:span><text:span text:style-name="T4">laus</text:span><text:span text:style-name="T203"> </text:span><text:span text:style-name="T4">et</text:span><text:span text:style-name="T203"> </text:span><text:span text:style-name="T4">honor</text:span><text:span text:style-name="T203"> </text:span><text:span text:style-name="T4">tibi</text:span><text:span text:style-name="T203"> </text:span><text:span text:style-name="T4">sit,</text:span><text:span text:style-name="T203"> </text:span><text:span text:style-name="T103">r</text:span><text:span text:style-name="T4">ex</text:span><text:span text:style-name="T203"> </text:span><text:span text:style-name="T4">Christe</text:span><text:span text:style-name="T203"> </text:span><text:span text:style-name="T103">r</text:span><text:span text:style-name="T4">edempto</text:span><text:span text:style-name="T240">r</text:span><text:span text:style-name="T4">,</text:span><text:span text:style-name="T203"> </text:span><text:span text:style-name="T4">Cui</text:span><text:span text:style-name="T203"> </text:span><text:span text:style-name="T4">puerile</text:span><text:span text:style-name="T203"> </text:span><text:span text:style-name="T4">decus</text:span><text:span text:style-name="T203"> </text:span><text:span text:style-name="T4">p</text:span><text:span text:style-name="T103">r</text:span><text:span text:style-name="T4">ompsit</text:span><text:span text:style-name="T268"> </text:span><text:span text:style-name="T2">[h]</text:span><text:span text:style-name="T4">osanna</text:span><text:span text:style-name="T69"> </text:span><text:span text:style-name="T4">pium</text:span><text:span text:style-name="T69"> </text:span><text:span text:style-name="T4">...“ </text:span><text:span text:style-name="T2">Celý</text:span><text:span text:style-name="T68"> </text:span><text:span text:style-name="T2">hymnus</text:span><text:span text:style-name="T68"> </text:span><text:span text:style-name="T2">byl</text:span><text:span text:style-name="T68"> </text:span><text:span text:style-name="T2">vydán</text:span><text:span text:style-name="T68"> <text:s text:c="6"/></text:span><text:span text:style-name="T2">v</text:span><text:span text:style-name="T68"> </text:span><text:span text:style-name="T2">Dümmle</text:span><text:span text:style-name="T32">r</text:span><text:span text:style-name="T2">,</text:span><text:span text:style-name="T68"> </text:span><text:span text:style-name="T2">E.</text:span><text:span text:style-name="T68"> </text:span><text:span text:style-name="T2">(ed.):</text:span><text:span text:style-name="T68"> </text:span><text:span text:style-name="T4">Poetae</text:span><text:span text:style-name="T69"> </text:span><text:span text:style-name="T4">latini</text:span><text:span text:style-name="T69"> </text:span><text:span text:style-name="T4">aevi</text:span><text:span text:style-name="T69"> </text:span><text:span text:style-name="T4">Ca</text:span><text:span text:style-name="T103">r</text:span><text:span text:style-name="T4">olini</text:span><text:span text:style-name="T2">. MGH</text:span><text:span text:style-name="T278"> </text:span><text:span text:style-name="T2">Poetarum</text:span><text:span text:style-name="T278"> </text:span><text:span text:style-name="T2">latinorum</text:span><text:span text:style-name="T278"> </text:span><text:span text:style-name="T2">medii</text:span><text:span text:style-name="T278"> </text:span><text:span text:style-name="T2">aevii.</text:span><text:span text:style-name="T278"> </text:span><text:span text:style-name="T118">T</text:span><text:span text:style-name="T2">.</text:span><text:span text:style-name="T278"> </text:span><text:span text:style-name="T2">1.,</text:span><text:span text:style-name="T278"> </text:span><text:span text:style-name="T2">s.</text:span><text:span text:style-name="T278"> </text:span><text:span text:style-name="T2">558-559. </text:span><text:span text:style-name="T4">-</text:span><text:span text:style-name="T280"> </text:span><text:span text:style-name="T4">Výzdoba:</text:span><text:span text:style-name="T280"> </text:span><text:span text:style-name="T2">Psáno</text:span><text:span text:style-name="T278"> </text:span><text:span text:style-name="T2">černě</text:span><text:span text:style-name="T278"> </text:span><text:span text:style-name="T2">a</text:span><text:span text:style-name="T278"> </text:span><text:span text:style-name="T2">červeně. </text:span><text:span text:style-name="T4">- </text:span><text:span text:style-name="T2">Chorální notace na čytřlinkové a pětilinkové osnově.</text:span></text:p>
      <text:p text:style-name="TEXT"/>
      <text:p text:style-name="TEXT"/>
      <text:p text:style-name="_33_._20_Název_20_rukopisu"><text:soft-page-break/>[Rituale Franciscanum]</text:p>
      <text:p text:style-name="TEXT"/>
      <text:p text:style-name="_34_._20_KAPITOLA_20_rukopisu_20_-_20_1._20_odstavec"><text:span text:style-name="T13">(a)</text:span><text:span text:style-name="T39"> </text:span><text:span text:style-name="T13">1r-6r</text:span><text:span text:style-name="T2"><text:tab/></text:span><text:span text:style-name="T13">„Ordo baptizandi parvulos“</text:span></text:p>
      <text:p text:style-name="P44"/>
      <text:p text:style-name="_36_._20_Komentář_20_kapitoly"><text:span text:style-name="T2">Částečně česk</text:span><text:span text:style-name="T176">y</text:span><text:span text:style-name="T2">.</text:span></text:p>
      <text:p text:style-name="TEXT"/>
      <text:p text:style-name="P56"><text:span text:style-name="T13">(b)</text:span><text:span text:style-name="T39"> </text:span><text:span text:style-name="T13">7r-9r</text:span><text:span text:style-name="T2"><text:tab/></text:span><text:span text:style-name="T13">„Ordo int</text:span><text:span text:style-name="T53">r</text:span><text:span text:style-name="T13">oducendi mulie</text:span><text:span text:style-name="T53">r</text:span><text:span text:style-name="T13">em in ecclesiam post partum“</text:span></text:p>
      <text:p text:style-name="TEXT"/>
      <text:p text:style-name="_34_._20_KAPITOLA_20_rukopisu_20_-_20_1._20_odstavec"><text:span text:style-name="T13">(c)</text:span><text:span text:style-name="T39"> </text:span><text:span text:style-name="T13">10r-27v</text:span><text:span text:style-name="T2"><text:tab/>„Incipit lamentatio Jieremiae Prophetae ...“</text:span></text:p>
      <text:p text:style-name="P43"/>
      <text:p text:style-name="_36_._20_Komentář_20_kapitoly">Chorální notace.</text:p>
      <text:p text:style-name="TEXT"/>
      <text:p text:style-name="_34_._20_KAPITOLA_20_rukopisu_20_-_20_1._20_odstavec"><text:span text:style-name="T13">(d)</text:span><text:span text:style-name="T39"> </text:span><text:span text:style-name="T13">27v-28r</text:span><text:span text:style-name="T2"><text:tab/>„Modus vestiendi infantes habitu ordinis ...“ </text:span></text:p>
      <text:p text:style-name="P43"/>
      <text:p text:style-name="_34_._20_KAPITOLA_20_rukopisu_20_-_20_1._20_odstavec"><text:span text:style-name="T503">(e) 28v</text:span><text:tab/>„Modus exuendi infantes ...“</text:p>
      <text:p text:style-name="_34_._20_KAPITOLA_20_rukopisu_20_-_20_1._20_odstavec"/>
      <text:p text:style-name="_34_._20_KAPITOLA_20_rukopisu_20_-_20_1._20_odstavec"><text:span text:style-name="T13">(f)</text:span><text:span text:style-name="T39"> </text:span><text:span text:style-name="T13">29r-42r</text:span><text:span text:style-name="T2"><text:tab/></text:span><text:span text:style-name="T13">[Benedictiones et orationes]</text:span></text:p>
      <text:p text:style-name="TEXT"/>
      <text:p text:style-name="P56"><text:span text:style-name="T13">(g)</text:span><text:span text:style-name="T326"> </text:span><text:span text:style-name="T13">42r-43r</text:span><text:span text:style-name="T323"><text:tab/></text:span><text:span text:style-name="T2">„Nuptiali</text:span><text:span text:style-name="T323"> </text:span><text:span text:style-name="T2">finita</text:span><text:span text:style-name="T323"> </text:span><text:span text:style-name="T2">exhortacione</text:span><text:span text:style-name="T323"> </text:span><text:span text:style-name="T2">utrumque</text:span><text:span text:style-name="T323"> </text:span><text:span text:style-name="T2">in</text:span><text:span text:style-name="T323"> </text:span><text:span text:style-name="T2">hunc</text:span><text:span text:style-name="T323"> </text:span><text:span text:style-name="T2">modum</text:span><text:span text:style-name="T323"> </text:span><text:span text:style-name="T2">vulgari</text:span><text:span text:style-name="T323"> </text:span><text:span text:style-name="T2">sermone</text:span><text:span text:style-name="T323"> </text:span><text:span text:style-name="T2">interogat. Otázky ženicha ...“</text:span></text:p>
      <text:p text:style-name="_35_._20_KAPITOLA_20_rukopisu_20_-_20_2._20_odstavec"><text:span text:style-name="T2">[fol.</text:span><text:span text:style-name="T32"> </text:span><text:span text:style-name="T2">43r] </text:span><text:span text:style-name="T4">21. Novembris 1667. Hagek</text:span></text:p>
      <text:p text:style-name="P28"/>
      <text:p text:style-name="_36_._20_Komentář_20_kapitoly"><text:span text:style-name="T2">Větší část textu česk</text:span><text:span text:style-name="T176">y</text:span><text:span text:style-name="T2">.</text:span></text:p>
      <text:p text:style-name="TEXT"/>
      <text:p text:style-name="_37_._20_Komentář_20_CELEK"><text:span text:style-name="T2">Rukopis</text:span><text:span text:style-name="T221"> </text:span><text:span text:style-name="T2">vznikl,</text:span><text:span text:style-name="T221"> </text:span><text:span text:style-name="T2">stejně</text:span><text:span text:style-name="T221"> </text:span><text:span text:style-name="T2">jako</text:span><text:span text:style-name="T221"> </text:span><text:span text:style-name="T2">rukopis</text:span><text:span text:style-name="T221"> </text:span><text:span text:style-name="T2">D</text:span><text:span text:style-name="T221"> </text:span><text:span text:style-name="T2">74,</text:span><text:span text:style-name="T221"> </text:span><text:span text:style-name="T2">ve</text:span><text:span text:style-name="T221"> </text:span><text:span text:style-name="T2">františkánském</text:span><text:span text:style-name="T221"> </text:span><text:span text:style-name="T2">klášteře</text:span><text:span text:style-name="T221"> </text:span><text:span text:style-name="T2">v</text:span><text:span text:style-name="T221"> </text:span><text:span text:style-name="T2">Hájku.</text:span><text:span text:style-name="T331"> </text:span><text:span text:style-name="T301">T</text:span><text:span text:style-name="T2">oto</text:span><text:span text:style-name="T331"> </text:span><text:span text:style-name="T2">poutní</text:span><text:span text:style-name="T331"> </text:span><text:span text:style-name="T2">místo</text:span><text:span text:style-name="T331"> </text:span><text:span text:style-name="T2">s</text:span><text:span text:style-name="T331"> </text:span><text:span text:style-name="T2">loretánskou</text:span><text:span text:style-name="T331"> </text:span><text:span text:style-name="T2">kaplí</text:span><text:span text:style-name="T331"> </text:span><text:span text:style-name="T2">bylo</text:span><text:span text:style-name="T331"> </text:span><text:span text:style-name="T2">obsazeno</text:span><text:span text:style-name="T331"> </text:span><text:span text:style-name="T2">františkány</text:span><text:span text:style-name="T331"> </text:span><text:span text:style-name="T2">od</text:span><text:span text:style-name="T331"> </text:span><text:span text:style-name="T2">roku 1659.</text:span></text:p>
      <text:p text:style-name="P158">Handschriftenverzeichnis der Klosterbibliothek der Franziskaner von Dačice/Datschitz</text:p>
      <text:p text:style-name="P141">(Zusammenfassung)</text:p>
      <text:p text:style-name="P180"/>
      <text:p text:style-name="P183"><text:span text:style-name="T291">Der Orden der Franziskaner </text:span><text:span text:style-name="T293">(</text:span><text:span text:style-name="T294">Ordo Fratrum Minorum Reformatorum S. P. Francisci</text:span><text:span text:style-name="T293"> - OFM) wurde in Dačice/Datschitz von einem dort gebürtigen Handelsmann und langjährigen Bürgermeister Matěj Jiří Kapeta (1598-1572) gegründet, dessen Ansuchen um die Begründung des Klosters auf dem Provinzkapitel in Neuhaus im Jahre 1659 behandelt und stattgegeben wurde. Auf demselben Kapitel wurden auch zwei Ordens- brüder Namens P. Bedřich Brukáč und P. Václav Nedbal gewählt, die sich im Datschitzer Spital der Hl. Anna angesiedelt haben, das als Basis des künftigen Konvents gedacht war. Schließlich kaufte der Bürgermeister von Datschitz das Feld </text:span><text:span text:style-name="T294">Na Stráni</text:span><text:span text:style-name="T293">, das sich am linken Ufer von Mährisch Taya erstreckte. Der Grundstein des Gebäudes wurde am 23. Juli 1660 gelegt und vier Jahre später war der Neubau fertig. Die Klosterkirche wurde aber wegen finanzieller Not erst nach dem Tode des Begründers fertig gebaut (am 10. April 1672).</text:span></text:p>
      <text:p text:style-name="P176">Das 18. Jahrhundert war die Blütezeit des Klosters, im Jahre 1755 wurde hier ein Hausklosterstudium errichtet und um vier Jahre später lebten im Kloster insgesamt 35 Franziskaner. Dem Kloster gelang es zwar, der josephinischen Säkularisierung zu entkommen, dennoch war die Blütezeit zu Ende und während des 19. Jahrhunderts erfolgte ein allmählicher Rückgang des Ordenslebens. Im Jahre 1950 wurde das Kloster aufgehoben und das Objekt beherbergte bis zum Anfang der 90er Jahre das hiesige Stadtmuseum. Im Jahre 1997 wurde das Kloster dem Konvent der Unbeschuhten Karmelitinnen überantwortet.</text:p>
      <text:p text:style-name="P176">Zur Geschichte der Klosterbibliothek, die nicht lange nach dem Eintreffen der ersten Ordensbrüder in Datschitz entstanden ist, stehen uns mehrere Quellengattungen zur Verfügung: ursprüngliche Handschriften- kataloge, Provenienzglossen in den Altdrucken (ausnahmsweise auch in handschriftlicher Überlieferung) und archivarisches Material in den Klo- <text:s/>sterbeständen.</text:p>
      <text:p text:style-name="P183"><text:span text:style-name="T293">Die wichtigste Quelle sind vier bzw. fünf überlieferte Kataloge, einer vom Ende des 17. Jahrhunderts, zwei Exemplare von 1700 und zwei weitere aus den Jahren 1736 und 1846. Der älteste ist eigentlich ein Bibliotheksinventar und Bestandteil des Konventsgedenkbuches, das </text:span><text:soft-page-break/><text:span text:style-name="T293">gegenwärtig im Bestand </text:span><text:span text:style-name="T294">Františkáni Dačice </text:span><text:span text:style-name="T293">[Franziskaner Datschitz] im Mährischen Landesarchiv aufbewahrt ist. Die sonstigen Handschriften- kataloge sind in der Mährischen Landesbibliothek aufbewahrt und sind ein Teil dieses Verzeichnisses. Der älteste überlieferte Katalog wurde nicht allzu sehr systematisch gebraucht daher wurden im Jahre 1700 von einem anonymen Bibliothekar zwei Handschriftenkataloge ausgefertigt, die die typische Gliederung der Bibliothek nach den mit Buchstaben verzeichneten Fachbereichen enthalten: </text:span><text:span text:style-name="T294">A – Biblia et concordantiae; B – SS. Patres et expositores Scripturae; C – Theologi speculativi moralesque</text:span><text:span text:style-name="T293"> usw. Im Rahmen des Fachgebietes sind die Bücher nach ihrem Format geordnet, wonach die Exemplare auch in den Bücherregalen ihren Platz gefunden haben. Die Aufzeichnungen enthalten meistens den Titel des Werkes, den Namen des Verfassers, Ort und Zeit der Herausgabe, sind aber stark stilisiert oder sogar latinisiert, daher ist bei den nichtlateinischen Werken „</text:span><text:span text:style-name="T294">bohemie</text:span><text:span text:style-name="T293">“ oder „</text:span><text:span text:style-name="T294">germanice</text:span><text:span text:style-name="T293">“ angeführt. Dem Inhalt des Katalogs, der beinahe keine neuen Zuschreibungen hat, ist zu entnehmen, dass die Bibliothek von Datschitz über mindestens 750 katalogisierte Bände verfügte. Der neue Katalog wurde von Guidon Bleiweis aufgestellt, der führte aber nicht eine Rekatalogisierung der Bibliothek durch, er hatte bloß den ursprünglichen Katalog abgeschrieben und ergänzte ihn mit neuerworbenen Exemplaren. Die wurden kontinuierlich bis zum Jahre 1750 zugeschrieben, wo die Zahl der aufbewahrten Bände bis auf 1890 stieg. Den letzten Katalog stellte P. Benjamín Širůček auf, dieser konnte aber anscheinend wegen seines zweijährigen Aufenthalts in Palästina zwischen 1849-1851 seine Arbeit nicht beenden. Der Katalog wurde folglich weder fertig geschrieben noch durch einen neuen ersetzt, dieser Umstand bezeugt den Niedergang der Bibliothek und des Ordenslebens schlechthin im 19. Jahrhundert.</text:span></text:p>
      <text:p text:style-name="P183"><text:span text:style-name="T293">Eine konkrete Vorstellung vom Zuwachs des Bibliotheksbestands lässt sich gewinnen anhand der Provenienzglossen, die von Vladislav Dokoupil analysiert wurden. Als die reichste Quelle der Akquisitionen, wenn wir von vereinzelten Einkäufen absehen, stellten die Spenden der im Datschitzer Gebiet tätigen Pfarrern, wie auch die Donationen anderer Franziskanerklöster (Neuhaus, Jamnitz) oder Orden (Prämonstratenser aus Neureisch). Unter den Donatoren kommen auch Adelige (z. B. Adam Pavel Slavata, Matthias Arnošt Berthold von Ungarschitz, Marie Gräfin Teresie </text:span><text:span text:style-name="T293">Trautson) oder Bürger (Ondřej Březina, wahrscheinlich Gemeinderat von Datschitz) vor. Einen spezifischen Beitrag stellen die Bücher der hiesigen Franziskaner dar, die in ihre Bücher notiert haben „</text:span><text:span text:style-name="T294">pro simplici </text:span><text:span text:style-name="T293">(oder </text:span><text:soft-page-break/><text:span text:style-name="T294">singulari</text:span><text:span text:style-name="T293">) </text:span><text:span text:style-name="T294">usu</text:span><text:span text:style-name="T293"> …“ (diese Praxis ist belegt seit dem 18. Jahrhundert). In Einklang mit der Ordensregel dürften die Ordensbrüder die Bücher aus der Klosterbibliothek auf ihren Zellen nur in dem Fall haben, falls sie diese für ihr Studium gegebenenfalls ihre Pastoralarbeit häufig gebrauchten (Franziskaner „</text:span><text:span text:style-name="T294">sollen sich der Tatsache besinnen, dass sie sich davor hüten müssen, die Bücher nach der Art einer Privatbibliothek zu sammeln</text:span><text:span text:style-name="T293">“).</text:span></text:p>
      <text:p text:style-name="P183"><text:span text:style-name="T293">Die dritte Quellengattung zur Geschichte der Klosterbibliothek in Datschitz stellen die Gedenkbücher, Nekrologien, Inventare, Rechnungs- und andere Archivmaterialien dar, die gegenwärtig in zwei Beständen aufbewahrt werden: </text:span><text:span text:style-name="T294">Františkáni Dačice </text:span><text:span text:style-name="T293">[Franziskaner Datschitz] im Mährischen Landesarchiv und </text:span><text:span text:style-name="T294">Františkáni – provincialát a konvent </text:span><text:span text:style-name="T293">[Franziskaner – Provinzialat und Konvent] im Nationalarchiv. Das in beiden Archivbeständen befindliche Materialgut bietet bloß Ergänzungs- <text:s/>informationen zu denjenigen, die durch direktes Studium der Bestände der Klosterbibliothek und der entsprechenden Kataloge zu gewinnen sind.</text:span></text:p>
      <text:p text:style-name="P176">Gegenwärtig wird die Klosterbibliothek nicht auf ihrem ur- sprünglichen Ort aufbewahrt. Die Handschriften (130 Exemplare) und Erstdrucke (17 Exemplare) werden als Deponat in der Mährischen Landesbibliothek aufbewahrt, die übrigen Exemplare des Archivbestands (Altdrucke und Drucke aus dem 19. und 20. Jh.) dagegen im Franziskanerkloster in Mährisch Trübau. Auf die ursprüngliche Bibliothek verweist im gegenwärtigen Konvent von Datschitz nur ein Zelleninnenraum (nicht der Bibliothekssaal!), dessen stillgemäße Verzierung auf den Anfang des 19. Jahrhunderts verweist.</text:p>
      <text:p text:style-name="P176">Das vorgelegte Handschriftenverzeichnis der Bibliothek der Datschitzer Franziskaner ergibt sich aus dem Handschriftenverzeichnis von Vladislav Dokoupil, der sein ursprüngliches Verzeichnis vom Jahre 1957 überarbeiten (ergänzen und berichtigen) wollte. Seine Handschrift wurde nun revidiert nach den Originalen der Datschitzer Handschriften und der Recherche in den Archivbestands. Die Beschreibungen der liturgischen Handschriften wurden mit Genehmigung von PhDr. František Malý bereichert um die Angaben der Katalogisierungsaufzeichnungen, die in der Abteilung der Musik des Mährischen Landesmuseums aufbewahrt werden.</text:p>
      <text:p text:style-name="P176">In der Sammlung, die 130 neuzeitliche Handschriften beinhaltet (abgesehen von fünf mittelalterlichen Handschriftenfragmenten in den Einbänden), vor allem aus der Zeitspanne zwischen dem 17. und 19. Jahrhundert, finden sind am häufigsten die liturgischen Bücher (Messbücher, Motetten, Antiphonare, Litaneien u. ä. m.), Predigtsammlungen, Auslegungen aus der Theologie und Philosophie <text:soft-page-break/>(Aristoteles und Duns Scotus), Werke über die Spiritualität der Franziskaner und dem Ordensleben (Abschriften der Drucke über den Hl. Franz, Nekrologium u. ä.) vertreten. Daneben fehlen nicht die Handschriften mit den Erläuterungen des römischen Rechtes vom 17. Jahrhundert (z. B. Vorlesungen aus Ingolstadt). Aus den inhaltlich historischen Handschriften dürfen von Interesse vor allem die Finanzinstruktion für die Räte der Hofkammer aus dem Herrschaftszeitalter Leopold I. und das Tagebuch der spanischen Episode Karl VI sein. Die Handschrift Sign. D 70 beinhaltet anscheinend ein nicht gedrucktes Werk des Prager Jesuiten Kaspar Knittel.</text:p>
      <text:p text:style-name="P176">Die Handschriften stammen am häufigsten von den Datschitzer Franziskanern. Z. B. nach dem Datschitzer Prediger Sigismund Veselý ererbte das Konvent im Jahre 1706 sechs Bände seiner eigener, vor allem tschechischer Handschriftenpredigten. Als Schreiber der Handschriften war meistens František Kordik tätig, manche haben aber auch Epiphanius Mařan und Rogerius Křepelka niedergeschrieben, der letztgenannte war auch Verfasser des Nekrologiums der böhmischen, mährischen und schlesischen Provinz. Obwohl gemäß der Ordensregel die Austragung der Bücher außerhalb des Konvents streng verboten war, gelangten in unsere Sammlung auch Handschriften aus den Franziskanerklöstern in Neuhaus, Erdberg und Bechin.</text:p>
      <text:p text:style-name="P176">Die Bibliothek wurde bereichert auch mit den Handschriften der weltlichen Spender. Durch eine außerordentliche Gabe ragt vor allem die Marie Gräfin Teresie Trautson Ungnad Weissenwolff, die 1737 dem Konvent eine große Sammlung von Drucken spendete, darüber hinaus auch sechs eigenhändig niedergeschriebene Handschriften (Gebetsbücher) mit ihrem im Kupferstich ausgeführten Wappenexlibris versehen. Von dem Juristen Franz Moritz von Sprintzenstein und Neuhaus stammen zwei juristische Handschriften, die in den Jahren 1637-1638 in Ingolstadt entstanden sind.</text:p>
      <text:p text:style-name="P176">Sprachlich überwiegen die lateinischen Handschriften, gefolgt von den deutschen und tschechischen. Einige Exemplare sind Französisch oder Italienisch geschrieben.</text:p>
      <text:p text:style-name="P177">Bei der Beschreibung der Datschitzer Handschriften und ihrer Transkription hielt sich der Verfasser an die Grundsätze der Beschreibung von Handschriften, die von der Kommission für das Studium und Verzeichnis der Handschriften empfohlen werden.</text:p>
      <text:p text:style-name="P139"><text:soft-page-break/>The register of the manuscripts from the franciscan monastery library in Dačice</text:p>
      <text:p text:style-name="P129"/>
      <text:p text:style-name="P174"><text:span text:style-name="T504">Franciscan monastery (</text:span><text:span text:style-name="T505">Ordo Fratrum Minorum Reformatorum S. P. Francisci</text:span><text:span text:style-name="T504"> - OFM) in Dačice was found by the local native, merchant and long-standing mayor Matěj Jiří Kapeta (1598-1672), whose request for estabilishing of the monastery was discussed and accepted by provincial chapter in Jindřichův Hradec in 1659. The most famous era in monastery history was 18th Century, when, in 1755, the indigenous monastery studies were estabilished.</text:span></text:p>
      <text:p text:style-name="P175">Presented register of the manuscripts from the monastery library is based on the register of Vladislav Dokoupil. In the collection, which contains 130 manuscripts of modern times (if we pass over 5 fragments of medieval manuscripts written on binding) from 17th and 19th Century, we discover most frequently liturgical books (missals, motetuses, antifonarios, litanies etc.), collections of homilies, teological and philosophical interpretations (Aristotle, Duns-Scotus), works about franciscan spirituality and life in the order (copies of prints about St. Francis, necrologies etc.) Manuscripts are most often originated from franciscans from Dačice and writen in latin, less in german and czech language. Some specimens are in french and italian language. </text:p>
      <text:p text:style-name="P128"/>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P242"/>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text:soft-page-break/></text:p>
      <text:p text:style-name="Rej"/>
      <text:p text:style-name="Rej"/>
      <text:p text:style-name="Rej"/>
      <text:p text:style-name="Rej"/>
      <text:p text:style-name="Rej"/>
      <text:p text:style-name="Rej"/>
      <text:p text:style-name="Rej"/>
      <text:p text:style-name="Rej"/>
      <text:p text:style-name="Rej"/>
      <text:p text:style-name="Rej"/>
      <text:p text:style-name="P117">Rejstříky</text:p>
      <text:p text:style-name="P103"><text:span text:style-name="T2">(v rejstříku je odkazováno na </text:span><text:span text:style-name="T12">pořadové</text:span><text:span text:style-name="T2"> </text:span><text:span text:style-name="T12">číslo</text:span><text:span text:style-name="T2"> záznamu v soupisu)</text:span></text:p>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P116"><text:soft-page-break/></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243"><text:span text:style-name="T13">Jmenný</text:span><text:span text:style-name="T39"> </text:span><text:span text:style-name="T13">a věcný </text:span><text:span text:style-name="T53">r</text:span><text:span text:style-name="T13">ejstřík</text:span></text:p>
      <text:p text:style-name="Rej"/>
      <text:p text:style-name="Rej"><text:span text:style-name="T13">Adámek,</text:span><text:span text:style-name="T32"> </text:span><text:span text:style-name="T2">Casimirus OFM, provinciál - 10</text:span></text:p>
      <text:p text:style-name="Rej"><text:span text:style-name="T9">Andachtsübungen</text:span><text:span text:style-name="T2"> viz Gebete</text:span></text:p>
      <text:p text:style-name="Rej"><text:span text:style-name="T9">Adalbertus OSchP</text:span><text:span text:style-name="T13"> </text:span><text:span text:style-name="T2">viz Pelikán, Vojtěch, skladatel</text:span></text:p>
      <text:p text:style-name="Rej"><text:span text:style-name="T9">Adalbertus,</text:span><text:span text:style-name="T3"> sanctus</text:span><text:span text:style-name="T2"> viz Vojtěch, svatý</text:span></text:p>
      <text:p text:style-name="Rej"><text:span text:style-name="T9">de Agreda,</text:span><text:span text:style-name="T3"> Maria Jesus </text:span><text:span text:style-name="T2">viz </text:span><text:span text:style-name="T18">María de Jesús de Ágreda</text:span></text:p>
      <text:p text:style-name="Rej"><text:span text:style-name="T9">Alcantara </text:span><text:span text:style-name="T2">viz Petrus de Alcantara, sanctus</text:span></text:p>
      <text:p text:style-name="Rej"><text:span text:style-name="T13">Alexander</text:span><text:span text:style-name="T39"> </text:span><text:span text:style-name="T13">VII.,</text:span><text:span text:style-name="T2"> papež - 49</text:span></text:p>
      <text:p text:style-name="Rej"><text:span text:style-name="T9">Alkantara</text:span><text:span text:style-name="T2"> viz Petrus de Alcantara, sanctus</text:span></text:p>
      <text:p text:style-name="Rej"><text:span text:style-name="T9">Amor</text:span><text:span text:style-name="T38"> </text:span><text:span text:style-name="T9">gratificus dolentis,</text:span><text:span text:style-name="T5"> amantis et compatientis animae erga Jesum <text:tab/>crucifixum - </text:span><text:span text:style-name="T21">64</text:span></text:p>
      <text:p text:style-name="Rej"><text:span text:style-name="T13">Angeli,</text:span><text:span text:style-name="T32"> </text:span><text:span text:style-name="T2">Francesco Maria OFMConv (1632-1697)</text:span></text:p>
      <text:p text:style-name="Rej"><text:span text:style-name="T3"><text:tab/>De</text:span><text:span text:style-name="T151"> </text:span><text:span text:style-name="T3">situ</text:span><text:span text:style-name="T151"> </text:span><text:span text:style-name="T3">et</text:span><text:span text:style-name="T151"> </text:span><text:span text:style-name="T3">statu</text:span><text:span text:style-name="T151"> </text:span><text:span text:style-name="T3">sacri</text:span><text:span text:style-name="T151"> </text:span><text:span text:style-name="T3">corporis</text:span><text:span text:style-name="T151"> </text:span><text:span text:style-name="T3">S.</text:span><text:span text:style-name="T151"> </text:span><text:span text:style-name="T3">Francisci</text:span><text:span text:style-name="T2"> - 1</text:span></text:p>
      <text:p text:style-name="Rej"><text:span text:style-name="T9">Angeli a Rivotorto,</text:span><text:span text:style-name="T3"> Franciscus Maria</text:span><text:span text:style-name="T2"> viz Angeli,</text:span><text:span text:style-name="T32"> </text:span><text:span text:style-name="T2">Francesco Maria</text:span></text:p>
      <text:p text:style-name="Rej"><text:span text:style-name="T13">antiphonarium</text:span><text:span text:style-name="T2"> </text:span><text:span text:style-name="T19">- 94</text:span><text:span text:style-name="T2">, 107(b), 109, 110</text:span></text:p>
      <text:p text:style-name="Rej"><text:span text:style-name="T13">Antonius a Padua,</text:span><text:span text:style-name="T2"> OMFCap, Znojmo(?) - 12, 13, 14, 15, 16, 17</text:span></text:p>
      <text:p text:style-name="Rej"><text:span text:style-name="T13">ab Arco, </text:span><text:span text:style-name="T2">Franciscus</text:span><text:span text:style-name="T32"> </text:span><text:span text:style-name="T2">Maxentius OFM - 69</text:span></text:p>
      <text:p text:style-name="Rej"><text:span text:style-name="T13">ariae</text:span><text:span text:style-name="T39"> </text:span><text:span text:style-name="T13">ecclesiasticae -</text:span><text:span text:style-name="T19"> 113</text:span></text:p>
      <text:p text:style-name="P104">Aristoteles</text:p>
      <text:p text:style-name="Rej"><text:span text:style-name="T3"><text:tab/>Commentarius in Categorias</text:span><text:span text:style-name="T2"> - 23(f)</text:span></text:p>
      <text:p text:style-name="Rej"><text:span text:style-name="T5"><text:tab/>Commentarius in lib</text:span><text:span text:style-name="T55">r</text:span><text:span text:style-name="T5">os De anima</text:span><text:span text:style-name="T17"> - 33(c), 41(c)</text:span></text:p>
      <text:p text:style-name="Rej"><text:span text:style-name="T5"><text:tab/>Commentarius</text:span><text:span text:style-name="T235"> </text:span><text:span text:style-name="T5">in</text:span><text:span text:style-name="T235"> </text:span><text:span text:style-name="T5">lib</text:span><text:span text:style-name="T55">r</text:span><text:span text:style-name="T5">os</text:span><text:span text:style-name="T235"> </text:span><text:span text:style-name="T5">De</text:span><text:span text:style-name="T235"> </text:span><text:span text:style-name="T5">coelo</text:span><text:span text:style-name="T17"> - 33(b), 34(b), 41(a)</text:span></text:p>
      <text:p text:style-name="Rej"><text:span text:style-name="T3"><text:tab/>Commentarius in II</text:span><text:span text:style-name="T78"> </text:span><text:span text:style-name="T3">libros De generatione et corruptione -</text:span><text:span text:style-name="T22"> 41(b)</text:span></text:p>
      <text:p text:style-name="Rej"><text:span text:style-name="T3"><text:tab/>Commentarius</text:span><text:span text:style-name="T351"> </text:span><text:span text:style-name="T3">in Metaphysicam</text:span><text:span text:style-name="T2"> - 33(d), 41(d)</text:span></text:p>
      <text:p text:style-name="Rej"><text:span text:style-name="T3"><text:tab/>Commentarius in III libros Meteorologicos </text:span><text:span text:style-name="T2">- 34(a)</text:span></text:p>
      <text:p text:style-name="Rej"><text:span text:style-name="T3"><text:tab/>Commentarius in libros Peri hermenias</text:span><text:span text:style-name="T2"> - 23(g)</text:span></text:p>
      <text:p text:style-name="Rej"><text:span text:style-name="T5"><text:tab/>Commentarius</text:span><text:span text:style-name="T35"> </text:span><text:span text:style-name="T5">in VIII lib</text:span><text:span text:style-name="T55">r</text:span><text:span text:style-name="T5">os Physicorum</text:span><text:span text:style-name="T17"> - 29, 33(a)</text:span></text:p>
      <text:p text:style-name="Rej"><text:span text:style-name="T404"><text:tab/></text:span><text:span text:style-name="T410">Commentarius in libros</text:span><text:span text:style-name="T405"> </text:span><text:span text:style-name="Emphasis"><text:span text:style-name="T405">Priorum et Posteriorum</text:span></text:span><text:span text:style-name="st"><text:span text:style-name="T405"> </text:span></text:span><text:span text:style-name="st"><text:span text:style-name="T410">analyticorum </text:span></text:span><text:span text:style-name="st"><text:span text:style-name="T405">- 23(h)</text:span></text:span></text:p>
      <text:p text:style-name="Rej"><text:span text:style-name="T3"><text:tab/>Commentarius in libros Topicorum</text:span><text:span text:style-name="T2"> - 23(i)</text:span></text:p>
      <text:p text:style-name="Rej"><text:span text:style-name="T13">arithmetica</text:span><text:span text:style-name="T2"> - 5, 34(c)</text:span></text:p>
      <text:p text:style-name="Rej"><text:span text:style-name="T13">Arthophaeus,</text:span><text:span text:style-name="T32"> </text:span><text:span text:style-name="T2">Ferdinand Bernard OFMConv, skladatel (1651-1721)</text:span></text:p>
      <text:p text:style-name="Rej"><text:span text:style-name="T3"><text:tab/>Missae</text:span><text:span text:style-name="T2"> - 93(l), (m), (o), (q), (aa), (ag)</text:span></text:p>
      <text:p text:style-name="P123"><text:soft-page-break/><text:span text:style-name="T13">ascaesis</text:span><text:span text:style-name="T3"> </text:span><text:span text:style-name="T2">- 22(f), 26, 30(b), 39(d)</text:span></text:p>
      <text:p text:style-name="P123"><text:span text:style-name="T503">Assisi</text:span> </text:p>
      <text:p text:style-name="P112"><text:tab/>slavnost porciunkule</text:p>
      <text:p text:style-name="P112"><text:tab/><text:tab/>spory mezi konventuály a observanty - 2(b)</text:p>
      <text:p text:style-name="P105">astronomia</text:p>
      <text:p text:style-name="P112"><text:tab/>tabulky - 5, 17</text:p>
      <text:p text:style-name="P112"><text:tab/>tractatus - 34(b)</text:p>
      <text:p text:style-name="P123"/>
      <text:p text:style-name="P123"><text:span text:style-name="T9">Baroni</text:span><text:span text:style-name="T2"> viz Boroni,</text:span><text:span text:style-name="T32"> </text:span><text:span text:style-name="T2">Antonio</text:span></text:p>
      <text:p text:style-name="P123"><text:span text:style-name="T503">Bechyně</text:span> - 58</text:p>
      <text:p text:style-name="P123"><text:span text:style-name="T13">benedictiones </text:span><text:span text:style-name="T2">- 71, 78, 114(f)</text:span></text:p>
      <text:p text:style-name="P123"><text:span text:style-name="T13">Belling,</text:span><text:span text:style-name="T32"> </text:span><text:span text:style-name="T2">Josef Erasmus, rytec - 13</text:span></text:p>
      <text:p text:style-name="P123"><text:span text:style-name="T9">Benedikt XI</text:span><text:span text:style-name="T85">V</text:span><text:span text:style-name="T9">.,</text:span><text:span text:style-name="T3"> papež</text:span><text:span text:style-name="T2"> viz Lambertini,</text:span><text:span text:style-name="T32"> </text:span><text:span text:style-name="T2">Prospero Lorenzo</text:span></text:p>
      <text:p text:style-name="P123"><text:span text:style-name="T13">Beno</text:span><text:span text:style-name="T53">f</text:span><text:span text:style-name="T13">fi,</text:span><text:span text:style-name="T2"> Francesco Antonio OFM, inkvizitor - 1, 2</text:span></text:p>
      <text:p text:style-name="P123"><text:span text:style-name="T9">Benvenutus,</text:span><text:span text:style-name="T11"> Peter</text:span><text:span text:style-name="T19"> </text:span><text:span text:style-name="T2">viz Peter, Benvenutus</text:span></text:p>
      <text:p text:style-name="P123"><text:span text:style-name="T13">Be</text:span><text:span text:style-name="T53">r</text:span><text:span text:style-name="T13">g,</text:span><text:span text:style-name="T2"> Ulpianus OFM, vlastník († 1788) - 64, 57</text:span></text:p>
      <text:p text:style-name="P123"><text:span text:style-name="T13">Betrachtungen</text:span><text:span text:style-name="T2"> - 22(c), 22(d), 55(c)</text:span></text:p>
      <text:p text:style-name="P123"><text:tab/>viz též meditationes; viz též rozjímání; viz též Kodrava, Lazarus</text:p>
      <text:p text:style-name="P123"><text:span text:style-name="T13">Bleiweis,</text:span><text:span text:style-name="T2"> Guido OFM, knihovník (18. stol.)</text:span></text:p>
      <text:p text:style-name="P123"><text:span text:style-name="T5"><text:tab/>Cathalogus bibliothecae Daczicensis</text:span><text:span text:style-name="T2"> - 9</text:span></text:p>
      <text:p text:style-name="P123"><text:span text:style-name="T9">Bleyweis,</text:span><text:span text:style-name="T3"> Guido</text:span><text:span text:style-name="T2"> viz Bleiweis, Guido</text:span></text:p>
      <text:p text:style-name="P123"><text:span text:style-name="T9">Bleyweyz,</text:span><text:span text:style-name="T33"> </text:span><text:span text:style-name="T3">Quido</text:span><text:span text:style-name="T2"> viz Bleiweis, Guido</text:span></text:p>
      <text:p text:style-name="P123"><text:span text:style-name="T13">Bock,</text:span><text:span text:style-name="T32"> </text:span><text:span text:style-name="T2">Joannes SJ (1638-1688)</text:span></text:p>
      <text:p text:style-name="P123"><text:span text:style-name="T5"><text:tab/>Quaestiones</text:span><text:span text:style-name="T96"> </text:span><text:span text:style-name="T5">in</text:span><text:span text:style-name="T96"> </text:span><text:span text:style-name="T5">universam</text:span><text:span text:style-name="T96"> </text:span><text:span text:style-name="T5">Aristotelis</text:span><text:span text:style-name="T96"> </text:span><text:span text:style-name="T5">philosophiam</text:span><text:span text:style-name="T2"> - 41</text:span></text:p>
      <text:p text:style-name="P123"><text:span text:style-name="T13">Bonaventura,</text:span><text:span text:style-name="T32"> </text:span><text:span text:style-name="T2">svatý (c. 1217-1274) - 93(v)</text:span></text:p>
      <text:p text:style-name="P112"><text:tab/>Die geistliche Hand (Auslegung) - 22(b)</text:p>
      <text:p text:style-name="P123"><text:tab/>viz též Pseudo-Bonaventura</text:p>
      <text:p text:style-name="P123"><text:span text:style-name="T13">Boroni,</text:span><text:span text:style-name="T32"> </text:span><text:span text:style-name="T2">Antonio, hudební skladatel (1738-1792) - 101</text:span></text:p>
      <text:p text:style-name="P123"><text:span text:style-name="T3"><text:tab/>Hic est panis, hic est panis, panis vivus</text:span><text:span text:style-name="T2"> - 101(vol. 2.)(d)</text:span></text:p>
      <text:p text:style-name="P123"><text:span text:style-name="T9">Borroni</text:span><text:span text:style-name="T2"> viz Boroni,</text:span><text:span text:style-name="T32"> </text:span><text:span text:style-name="T2">Antonio</text:span></text:p>
      <text:p text:style-name="P123"><text:span text:style-name="T503">Brinzing,</text:span> Johannes Capistranus - 35</text:p>
      <text:p text:style-name="P120"><text:span text:style-name="T13">Bu</text:span><text:span text:style-name="T53">r</text:span><text:span text:style-name="T13">germeiste</text:span><text:span text:style-name="T39">r</text:span><text:span text:style-name="T13">,</text:span><text:span text:style-name="T2"> Anacletus OFM, provinciál - 79, 85</text:span></text:p>
      <text:p text:style-name="P123"><text:span text:style-name="T9">Buroni</text:span><text:span text:style-name="T13"> </text:span><text:span text:style-name="T2">viz Boroni,</text:span><text:span text:style-name="T32"> </text:span><text:span text:style-name="T2">Antonio</text:span></text:p>
      <text:p text:style-name="P123"><text:span text:style-name="T9">Burroni</text:span><text:span text:style-name="T2"> viz Boroni,</text:span><text:span text:style-name="T32"> </text:span><text:span text:style-name="T2">Antonio</text:span></text:p>
      <text:p text:style-name="P106"><text:soft-page-break/>cantica -</text:p>
      <text:p text:style-name="P125"><text:span text:style-name="T3"><text:tab/>Instructio brevis pro cantu chorali selecta</text:span><text:span text:style-name="T2"> - 30(e)</text:span></text:p>
      <text:p text:style-name="P125"><text:tab/>viz též písně; viz též Kirchenlieder</text:p>
      <text:p text:style-name="P125"><text:span text:style-name="T9">Capucinus,</text:span><text:span text:style-name="T33"> </text:span><text:span text:style-name="T3">Marcianus</text:span><text:span text:style-name="T2"> viz Marcianus Capucinus</text:span></text:p>
      <text:p text:style-name="P125"><text:span text:style-name="T13">Caretto-Cavriani di Millesimo,</text:span><text:span text:style-name="T32"> </text:span><text:span text:style-name="T2">František Václav (c. 1700-1760) - 98</text:span></text:p>
      <text:p text:style-name="P125"><text:span text:style-name="T9">Carolus VI.,</text:span><text:span text:style-name="T3"> imp</text:span><text:span text:style-name="T2">. viz Karel VI.</text:span></text:p>
      <text:p text:style-name="P125"><text:span text:style-name="T13">Ca</text:span><text:span text:style-name="T416">roso,</text:span><text:span text:style-name="T421"> </text:span><text:span text:style-name="T405">Francesco Antonio Felice OFM - 1</text:span></text:p>
      <text:p text:style-name="P125"><text:span text:style-name="T415">Casanova,</text:span><text:span text:style-name="T410"> Paolo Girolamo</text:span><text:span text:style-name="T405"> viz </text:span><text:a xlink:type="simple" xlink:href="http://viaf.org/viaf/34578340/#Leonardo,_da_Porto_Maurizio,_Saint,_1676-1751"><text:span text:style-name="Internet_20_link"><text:span text:style-name="T468">Leonardus a Porto Maurizio</text:span></text:span></text:a></text:p>
      <text:p text:style-name="P125"><text:span text:style-name="T416">Cato</text:span><text:span text:style-name="T39"> </text:span><text:span text:style-name="T13">Censorius, </text:span><text:span text:style-name="T2">Marcus Porcius (234 př. K</text:span><text:span text:style-name="T176">r</text:span><text:span text:style-name="T2">.-149 př. K</text:span><text:span text:style-name="T176">r</text:span><text:span text:style-name="T2">.)</text:span></text:p>
      <text:p text:style-name="P125"><text:span text:style-name="T5"><text:tab/>Disticha Catonis</text:span><text:span text:style-name="T2"> - 65</text:span></text:p>
      <text:p text:style-name="P125"><text:span text:style-name="T13">Cecilie,</text:span><text:span text:style-name="T32"> </text:span><text:span text:style-name="T2">svatá (c. 200-230) - 34</text:span></text:p>
      <text:p text:style-name="P125"><text:span text:style-name="T503">Coimbra,</text:span> město v Portugalsku - 11</text:p>
      <text:p text:style-name="P125"><text:span text:style-name="T13">conciones</text:span><text:span text:style-name="T2"> - 49(a), 49(d)</text:span></text:p>
      <text:p text:style-name="P125"><text:tab/>viz též kázání; viz též sermones</text:p>
      <text:p text:style-name="P125"><text:span text:style-name="T13">Contini,</text:span><text:span text:style-name="T32"> </text:span><text:span text:style-name="T2">Ignatius, kazatel - 49</text:span></text:p>
      <text:p text:style-name="P125"><text:span text:style-name="T13">Cžose,</text:span><text:span text:style-name="T32"> </text:span><text:span text:style-name="T2">Florianus OFM, písař (na</text:span><text:span text:style-name="T176">r</text:span><text:span text:style-name="T2">. 1735) - 55</text:span></text:p>
      <text:p text:style-name="P121"/>
      <text:p text:style-name="P125"><text:span text:style-name="T13">Čeněk,</text:span><text:span text:style-name="T32"> </text:span><text:span text:style-name="T2">Selesius OFM - 79</text:span></text:p>
      <text:p text:style-name="P124"/>
      <text:p text:style-name="P106">Dačice</text:p>
      <text:p text:style-name="P125"><text:tab/>františkánský konvent</text:p>
      <text:p text:style-name="P114"><text:tab/><text:tab/><text:tab/>liturgické rukopisy - 94, 96, 97, 98, 99, 101, 102, 103, 104,<text:tab/><text:tab/><text:tab/><text:tab/><text:tab/>105, 106, 107, 108, 109</text:p>
      <text:p text:style-name="P113"><text:tab/><text:tab/><text:tab/>katalog knihovny - 7, 8, 9, 10</text:p>
      <text:p text:style-name="P113"><text:tab/><text:tab/><text:tab/>kázání - 43, 44, 45, 46, 47, 48, 67</text:p>
      <text:p text:style-name="P125"><text:span text:style-name="T9">Decimato</text:span><text:span text:style-name="T38">r</text:span><text:span text:style-name="T39"> </text:span><text:span text:style-name="T32">viz </text:span><text:span text:style-name="T2">Zehne</text:span><text:span text:style-name="T32">r</text:span><text:span text:style-name="T2">, Joachim</text:span></text:p>
      <text:p text:style-name="P125"><text:span text:style-name="T9">De septem donis Spiritus Sancti</text:span><text:span text:style-name="T2"> - 39(h)</text:span></text:p>
      <text:p text:style-name="P125"><text:span text:style-name="T9">Diarium </text:span><text:span text:style-name="T2">viz Karel VI.</text:span></text:p>
      <text:p text:style-name="P125"><text:span text:style-name="T9">Diarium</text:span><text:span text:style-name="T219"> </text:span><text:span text:style-name="T9">clericale</text:span><text:span text:style-name="T2"> - 30(d)</text:span></text:p>
      <text:p text:style-name="P125"><text:span text:style-name="T9">Diskurs zwischen Mutter und Tochter</text:span><text:span text:style-name="T3"> </text:span><text:span text:style-name="T9">-</text:span><text:span text:style-name="T3"> </text:span><text:span text:style-name="T20">28(b)</text:span></text:p>
      <text:p text:style-name="P125"><text:span text:style-name="T13">Drábek,</text:span><text:span text:style-name="T32"> vlastník </text:span><text:span text:style-name="T2">- 55</text:span></text:p>
      <text:p text:style-name="P125"><text:span text:style-name="T13">Duns</text:span><text:span text:style-name="T39"> </text:span><text:span text:style-name="T13">Scotus,</text:span><text:span text:style-name="T2"> Ioannes (c. 1265-1308)</text:span></text:p>
      <text:p text:style-name="P125"><text:span text:style-name="T120"><text:tab/>T</text:span><text:span text:style-name="T5">ractatus</text:span><text:span text:style-name="T325"> </text:span><text:span text:style-name="T5">theologici</text:span><text:span text:style-name="T325"> </text:span><text:span text:style-name="T5">ex</text:span><text:span text:style-name="T325"> </text:span><text:span text:style-name="T5">secundo,</text:span><text:span text:style-name="T325"> </text:span><text:span text:style-name="T5">tertio</text:span><text:span text:style-name="T325"> </text:span><text:span text:style-name="T5">et</text:span><text:span text:style-name="T325"> </text:span><text:span text:style-name="T5">quarto</text:span><text:span text:style-name="T216"> </text:span><text:span text:style-name="T5">lib</text:span><text:span text:style-name="T55">r</text:span><text:span text:style-name="T5">o</text:span><text:span text:style-name="T216"> <text:s text:c="9"/><text:tab/><text:tab/><text:tab/><text:tab/></text:span><text:span text:style-name="T5">Sententiarum</text:span><text:span text:style-name="T2"> </text:span><text:span text:style-name="T19">-</text:span><text:span text:style-name="T2"> 38</text:span></text:p>
      <text:p text:style-name="P125"><text:span text:style-name="T123"><text:tab/>viz</text:span><text:span text:style-name="T2"> též Philosophia universa Scoto-Aristotelica</text:span></text:p>
      <text:p text:style-name="P126"><text:soft-page-break/><text:span text:style-name="T503">Eberle,</text:span> Euphronius, lékárník - 27</text:p>
      <text:p text:style-name="P126"><text:span text:style-name="T13">Engel z Engelsflussu,</text:span><text:span text:style-name="T32"> </text:span><text:span text:style-name="T2">Ignác Servác, hejtman beroun. kraje († 1704) - 36</text:span></text:p>
      <text:p text:style-name="P126"><text:span text:style-name="T9">Ethica seu Philosophia moralis</text:span><text:span text:style-name="T13"> </text:span><text:span text:style-name="T19">- </text:span><text:span text:style-name="T22">65</text:span><text:span text:style-name="T21">(d</text:span><text:span text:style-name="T17">)</text:span></text:p>
      <text:p text:style-name="P126"><text:span text:style-name="T9">Exe</text:span><text:span text:style-name="T56">r</text:span><text:span text:style-name="T9">citia spiritualia -</text:span><text:span text:style-name="T5"> </text:span><text:span text:style-name="T21">77</text:span></text:p>
      <text:p text:style-name="P126"><text:span text:style-name="T9">Exerzizien, Geistliche</text:span><text:span text:style-name="T5"> </text:span><text:span text:style-name="T9">-</text:span><text:span text:style-name="T2"> 27</text:span></text:p>
      <text:p text:style-name="P126"/>
      <text:p text:style-name="P126"><text:span text:style-name="T13">Faitelli,</text:span><text:span text:style-name="T32"> Candidus</text:span><text:span text:style-name="T2">, hudební skladatel - 97</text:span></text:p>
      <text:p text:style-name="P126"><text:span text:style-name="T503">filigrány</text:span> - 11</text:p>
      <text:p text:style-name="P126"><text:span text:style-name="T9">Fontaine d'amour</text:span><text:span text:style-name="T228"> </text:span><text:span text:style-name="T9">de</text:span><text:span text:style-name="T228"> </text:span><text:span text:style-name="T9">Jesus</text:span><text:span text:style-name="T228"> </text:span><text:span text:style-name="T9">crucifié</text:span><text:span text:style-name="T13"> </text:span><text:span text:style-name="T19">- 37</text:span></text:p>
      <text:p text:style-name="P126"><text:span text:style-name="T13">Fontana,</text:span><text:span text:style-name="T32"> </text:span><text:span text:style-name="T2">Cajetanus, písař - 31</text:span></text:p>
      <text:p text:style-name="P126"><text:span text:style-name="T13">Forel,</text:span><text:span text:style-name="T32"> </text:span><text:span text:style-name="T259">W</text:span><text:span text:style-name="T2">olfgang († 1723) - 38</text:span></text:p>
      <text:p text:style-name="P126"><text:span text:style-name="T13">Fours,</text:span><text:span text:style-name="T32"> </text:span><text:span text:style-name="T2">Marie Anna Theresie († 1745) - 98</text:span></text:p>
      <text:p text:style-name="P126"><text:span text:style-name="T503">Franciscani,</text:span> Ordo Fratrum Minorum</text:p>
      <text:p text:style-name="P126"><text:span text:style-name="T5"><text:tab/>Expositio </text:span><text:span text:style-name="T55">r</text:span><text:span text:style-name="T5">egulae</text:span><text:span text:style-name="T13"> </text:span><text:span text:style-name="T19">- 30</text:span><text:span text:style-name="T17">(a), 55(b), 56(c)</text:span></text:p>
      <text:p text:style-name="P126"><text:span text:style-name="T2"><text:tab/></text:span><text:span text:style-name="T5">Instructio</text:span><text:span text:style-name="T204"> </text:span><text:span text:style-name="T5">novicii</text:span><text:span text:style-name="T13"> </text:span><text:span text:style-name="T19">- 40</text:span></text:p>
      <text:p text:style-name="P126"><text:span text:style-name="T5"><text:tab/>Manuale</text:span><text:span text:style-name="T35"> </text:span><text:span text:style-name="T5">novitiorum</text:span><text:span text:style-name="T13"> </text:span><text:span text:style-name="T19">- 39</text:span></text:p>
      <text:p text:style-name="P126"><text:span text:style-name="T5"><text:tab/></text:span><text:span text:style-name="T17">provincia Bohemiae</text:span></text:p>
      <text:p text:style-name="P126"><text:span text:style-name="T5"><text:tab/><text:tab/><text:tab/>Nec</text:span><text:span text:style-name="T55">r</text:span><text:span text:style-name="T5">ologium</text:span><text:span text:style-name="T13"> </text:span><text:span text:style-name="T72">- 4</text:span></text:p>
      <text:p text:style-name="P118"><text:span text:style-name="T3"><text:tab/><text:tab/><text:tab/>Origo</text:span><text:span text:style-name="T33"> </text:span><text:span text:style-name="T3">et constitutio</text:span><text:span text:style-name="T2"> - 36</text:span></text:p>
      <text:p text:style-name="P126"><text:span text:style-name="T503">Franciscus Assisiensis,</text:span> sanctus</text:p>
      <text:p text:style-name="P126"><text:span text:style-name="T5"><text:tab/>De</text:span><text:span text:style-name="T136"> </text:span><text:span text:style-name="T5">statu et situ sacri corporis</text:span><text:span text:style-name="T145"> </text:span><text:span text:style-name="T5">S.</text:span><text:span text:style-name="T145"> </text:span><text:span text:style-name="T5">Francisci</text:span><text:span text:style-name="T145"> </text:span><text:span text:style-name="T146">–</text:span><text:span text:style-name="T145"> </text:span><text:span text:style-name="T148">1, 2, 3</text:span></text:p>
      <text:p text:style-name="P126"><text:span text:style-name="T9">Franciscus</text:span><text:span text:style-name="T38"> </text:span><text:span text:style-name="T9">Maxentius ab Arco</text:span><text:span text:style-name="T2"> viz ab Arco, Franciscus</text:span><text:span text:style-name="T32"> </text:span><text:span text:style-name="T2">Maxentius</text:span></text:p>
      <text:p text:style-name="P126"><text:span text:style-name="T13">Frantz,</text:span><text:span text:style-name="T32"> </text:span><text:span text:style-name="T2">Nicolaus OFM - 79</text:span></text:p>
      <text:p text:style-name="P126"/>
      <text:p text:style-name="P126"><text:span text:style-name="T13">Gebete </text:span><text:span text:style-name="T2">- 59, 76</text:span></text:p>
      <text:p text:style-name="P126"><text:span text:style-name="T3"><text:tab/></text:span><text:span text:style-name="T2">viz též orationes; viz též preces</text:span></text:p>
      <text:p text:style-name="P126"><text:span text:style-name="T13">Gierschdor</text:span><text:span text:style-name="T53">f</text:span><text:span text:style-name="T13">f,</text:span><text:span text:style-name="T2"> Antonius OFM, hudební skladatel - 105</text:span></text:p>
      <text:p text:style-name="P126"><text:span text:style-name="T416">Giomelli,</text:span><text:span text:style-name="T405"> </text:span><text:a xlink:type="simple" xlink:href="http://it.wikipedia.org/wiki/Giuseppe"><text:span text:style-name="Internet_20_link"><text:span text:style-name="T475">Giuseppe</text:span></text:span></text:a><text:span text:style-name="T426">, skladatel - 97</text:span></text:p>
      <text:p text:style-name="P126"><text:span text:style-name="T13">gnomonica</text:span><text:span text:style-name="T2"> - 34(c)</text:span></text:p>
      <text:p text:style-name="P126"><text:span text:style-name="T503">Göller,</text:span> Joannes, skladatel - 97</text:p>
      <text:p text:style-name="P126"><text:span text:style-name="T13">Götzel,</text:span><text:span text:style-name="T32"> </text:span><text:span text:style-name="T2">Geo</text:span><text:span text:style-name="T52">r</text:span><text:span text:style-name="T2">gius OFM, vlastník - 50</text:span></text:p>
      <text:p text:style-name="P126"><text:span text:style-name="T13">Güttner,</text:span><text:span text:style-name="T2"> Valentinus - OFM, <text:s text:c="63"/><text:tab/>hudební skladatel († 1680) - 93(b), (g), (h), (i), (j), (k), (x)</text:span></text:p>
      <text:p text:style-name="P126"><text:span text:style-name="T13">graduale</text:span><text:span text:style-name="T2"> - 106, 107</text:span></text:p>
      <text:p text:style-name="Rej"><text:soft-page-break/><text:span text:style-name="T503">Hájek</text:span> (u Červeného Újezdu)</text:p>
      <text:p text:style-name="P108"><text:tab/>františkánský klášter - 72, 114</text:p>
      <text:p text:style-name="Rej"><text:span text:style-name="T13">Harlanderus OFM(?),</text:span><text:span text:style-name="T2"> vlastník - 34</text:span></text:p>
      <text:p text:style-name="Rej"><text:span text:style-name="T13">Hartmann OFM, </text:span><text:span text:style-name="T2">hudební skladatel - 97(vol. 1.)</text:span></text:p>
      <text:p text:style-name="Rej"><text:span text:style-name="T13">Hause</text:span><text:span text:style-name="T39">r</text:span><text:span text:style-name="T13">,</text:span><text:span text:style-name="T2"> Berthold SJ, matematik, filozof (1713-1762) - 17</text:span></text:p>
      <text:p text:style-name="Rej"><text:span text:style-name="T13">Hänlin,</text:span><text:span text:style-name="T32"> </text:span><text:span text:style-name="T2">Grego</text:span><text:span text:style-name="T32">r</text:span><text:span text:style-name="T2">, tiskař (1589-1674) - 33</text:span></text:p>
      <text:p text:style-name="Rej"><text:span text:style-name="T503">Heffner,</text:span> Franz - 35</text:p>
      <text:p text:style-name="Rej"><text:span text:style-name="T13">Helbig,</text:span><text:span text:style-name="T32"> </text:span><text:span text:style-name="T2">Johann Lorenz (1662-1721)</text:span></text:p>
      <text:p text:style-name="Rej"><text:span text:style-name="T5"><text:tab/>Festtägliche</text:span><text:span text:style-name="T35"> </text:span><text:span text:style-name="T5">P</text:span><text:span text:style-name="T55">r</text:span><text:span text:style-name="T5">edigten</text:span><text:span text:style-name="T2"> - 42</text:span></text:p>
      <text:p text:style-name="Rej"><text:span text:style-name="T13">Hessen-Rheinfels-Rotenbu</text:span><text:span text:style-name="T53">r</text:span><text:span text:style-name="T13">g,</text:span><text:span text:style-name="T2"> Ernst (1623-1693) - 70</text:span></text:p>
      <text:p text:style-name="Rej"><text:span text:style-name="T13">Hillinge</text:span><text:span text:style-name="T39">r</text:span><text:span text:style-name="T13">,</text:span><text:span text:style-name="T2"> Petrus, mědirytec - 58</text:span></text:p>
      <text:p text:style-name="Rej"><text:span text:style-name="T9">De homine eiusque passionibus</text:span><text:span text:style-name="T2"> - 39(g)</text:span></text:p>
      <text:p text:style-name="Rej"><text:span text:style-name="T13">van Hoorn,</text:span><text:span text:style-name="T32"> </text:span><text:span text:style-name="T2">Carolus - 49(d)</text:span></text:p>
      <text:p text:style-name="Rej"><text:span text:style-name="T13">Hortus,</text:span><text:span text:style-name="T2"> deliciosus animae - 73(a)</text:span></text:p>
      <text:p text:style-name="Rej"><text:span text:style-name="T13">Housenka,</text:span><text:span text:style-name="T32"> </text:span><text:span text:style-name="T2">Nicolaus OSchP (1637-1683) - 58</text:span></text:p>
      <text:p text:style-name="Rej"><text:span text:style-name="T13">Housenka,</text:span><text:span text:style-name="T32"> </text:span><text:span text:style-name="T2">Theobaldus OFM</text:span></text:p>
      <text:p text:style-name="Rej"><text:span text:style-name="T5"><text:tab/>Quotidiana</text:span><text:span text:style-name="T216"> </text:span><text:span text:style-name="T5">cohabitatio</text:span><text:span text:style-name="T216"> </text:span><text:span text:style-name="T5">cum</text:span><text:span text:style-name="T216"> </text:span><text:span text:style-name="T5">Jesu,</text:span><text:span text:style-name="T216"> </text:span><text:span text:style-name="T5">Maria</text:span><text:span text:style-name="T216"> </text:span><text:span text:style-name="T5">et</text:span><text:span text:style-name="T216"> </text:span><text:span text:style-name="T5">Josepho</text:span><text:span text:style-name="T17"> - 58</text:span></text:p>
      <text:p text:style-name="Rej"><text:span text:style-name="T13">Hönn,</text:span><text:span text:style-name="T32"> </text:span><text:span text:style-name="T2">Bernardus, hudební skladatel - 93(n)</text:span></text:p>
      <text:p text:style-name="Rej"><text:span text:style-name="T13">Hrdý,</text:span><text:span text:style-name="T32"> </text:span><text:span text:style-name="T2">Alexande</text:span><text:span text:style-name="T32">r</text:span><text:span text:style-name="T2">, hudební skladatel - 93(p), (s), (af)</text:span></text:p>
      <text:p text:style-name="Rej"><text:span text:style-name="T13">Hugo de Saint Victore</text:span><text:span text:style-name="T2"> (c. 1096-</text:span><text:span text:style-name="T102">1</text:span><text:span text:style-name="T2">141)</text:span></text:p>
      <text:p text:style-name="Rej"><text:span text:style-name="T2"><text:tab/></text:span><text:span text:style-name="T3">De sacramentis</text:span><text:span text:style-name="T2"> (zlomek) - 63</text:span></text:p>
      <text:p text:style-name="Rej"/>
      <text:p text:style-name="Rej"><text:span text:style-name="T13">Chorinský z</text:span><text:span text:style-name="T39"> </text:span><text:span text:style-name="T13">Ledské,</text:span><text:span text:style-name="T2"> Matyáš František, <text:s text:c="50"/><text:tab/>hrabě, brněnský biskup (1720-1786) - 108</text:span></text:p>
      <text:p text:style-name="Rej"><text:span text:style-name="T13">Chvojan,</text:span><text:span text:style-name="T32"> </text:span><text:span text:style-name="T2">Adalbertus Wenceslaus OFM, knihovník († 1944) - 52</text:span></text:p>
      <text:p text:style-name="Rej"/>
      <text:p text:style-name="Rej"><text:span text:style-name="T9">Iglau</text:span><text:span text:style-name="T13"> </text:span><text:span text:style-name="T2">viz Jihlava</text:span></text:p>
      <text:p text:style-name="P104">Ingolstadt</text:p>
      <text:p text:style-name="P108"><text:tab/>komentáře k aristotelově filozofii - 33, 34</text:p>
      <text:p text:style-name="Rej"><text:tab/>římské právo - 92</text:p>
      <text:p text:style-name="P104">inkoust</text:p>
      <text:p text:style-name="P108"><text:tab/>recepty - 53(b)</text:p>
      <text:p text:style-name="Rej"><text:span text:style-name="T503">Instruktion,</text:span> Geheime, für einen kaiserlichen Minister - 6</text:p>
      <text:p text:style-name="Rej"><text:soft-page-break/><text:span text:style-name="T9">Ius canonicum</text:span><text:span text:style-name="T2"> - 12</text:span></text:p>
      <text:p text:style-name="Rej"><text:span text:style-name="T9">De iure et iustitia</text:span><text:span text:style-name="T2"> - 21(a)</text:span></text:p>
      <text:p text:style-name="Rej"/>
      <text:p text:style-name="Rej"><text:span text:style-name="T9">Jesús</text:span><text:span text:style-name="T38"> </text:span><text:span text:style-name="T9">Ágreda,</text:span><text:span text:style-name="T3"> María</text:span><text:span text:style-name="T2"> viz </text:span><text:span text:style-name="T18">María de Jesús de Ágreda</text:span></text:p>
      <text:p text:style-name="Rej"><text:span text:style-name="T13">Jihlava</text:span><text:span text:style-name="T2"> (Iglau)</text:span></text:p>
      <text:p text:style-name="Rej"><text:tab/>tesařský cech</text:p>
      <text:p text:style-name="Rej"><text:span text:style-name="T2"><text:tab/><text:tab/>učňovská kniha (</text:span><text:span text:style-name="T3">Lehrjungenbuch</text:span><text:span text:style-name="T2">) - 51</text:span></text:p>
      <text:p text:style-name="Rej"><text:tab/><text:tab/>mistrovská kniha - 66</text:p>
      <text:p text:style-name="Rej"><text:span text:style-name="T503">Jindřichův Hradec</text:span> - 23</text:p>
      <text:p text:style-name="Rej"><text:span text:style-name="T9">Jittne</text:span><text:span text:style-name="T38">r</text:span><text:span text:style-name="T9">,</text:span><text:span text:style-name="T3"> </text:span><text:span text:style-name="T239">V</text:span><text:span text:style-name="T3">alentinus</text:span><text:span text:style-name="T2"> viz Güttner, Valentinus</text:span></text:p>
      <text:p text:style-name="Rej"><text:span text:style-name="T13">Justinián</text:span><text:span text:style-name="T39"> </text:span><text:span text:style-name="T13">I.,</text:span><text:span text:style-name="T2"> byzantský císař (c. 483-565)</text:span></text:p>
      <text:p text:style-name="Rej"><text:span text:style-name="T3"><text:tab/>Institutiones</text:span><text:span text:style-name="T2"> - 63</text:span></text:p>
      <text:p text:style-name="Rej"><text:span text:style-name="T9">Jüttne</text:span><text:span text:style-name="T38">r</text:span><text:span text:style-name="T9">,</text:span><text:span text:style-name="T3"> </text:span><text:span text:style-name="T239">V</text:span><text:span text:style-name="T3">alentinus</text:span><text:span text:style-name="T2"> viz Güttner, Valentinus</text:span></text:p>
      <text:p text:style-name="Rej"/>
      <text:p text:style-name="Rej"><text:span text:style-name="T13">Kameli,</text:span><text:span text:style-name="T32"> </text:span><text:span text:style-name="T2">Edmundus OFM (1742)</text:span></text:p>
      <text:p text:style-name="Rej"><text:span text:style-name="T17"><text:tab/>(?)</text:span><text:span text:style-name="T13"> </text:span><text:span text:style-name="T5">Disputationes</text:span><text:span text:style-name="T35"> </text:span><text:span text:style-name="T5">in VIII lib</text:span><text:span text:style-name="T55">r</text:span><text:span text:style-name="T5">os Physicorum</text:span><text:span text:style-name="T13"> </text:span><text:span text:style-name="T2">- 29</text:span></text:p>
      <text:p text:style-name="P190"><text:span text:style-name="T13">Karel VI. Habsburský,</text:span><text:span text:style-name="T2"> císař Svaté říše římské, král český, <text:s text:c="21"/><text:tab/>uherský etc. (1685-1740)</text:span></text:p>
      <text:p text:style-name="Rej"><text:span text:style-name="T5"><text:tab/><text:tab/>Diarium</text:span><text:span text:style-name="T96"> </text:span><text:span text:style-name="T5">oder</text:span><text:span text:style-name="T96"> </text:span><text:span text:style-name="T5">Besch</text:span><text:span text:style-name="T55">r</text:span><text:span text:style-name="T5">eibung</text:span><text:span text:style-name="T96"> </text:span><text:span text:style-name="T5">der</text:span><text:span text:style-name="T96"> </text:span><text:span text:style-name="T5">Reise</text:span><text:span text:style-name="T2"> … </text:span><text:span text:style-name="T3">in Spanien</text:span><text:span text:style-name="T2">- 11</text:span></text:p>
      <text:p text:style-name="Rej"><text:span text:style-name="T13">Kateřina,</text:span><text:span text:style-name="T32"> </text:span><text:span text:style-name="T2">svatá - 49</text:span></text:p>
      <text:p text:style-name="P104">kázání</text:p>
      <text:p text:style-name="P111"><text:tab/>postní, velikonoční a povelikonoční - 45, 46, 47</text:p>
      <text:p text:style-name="Rej"><text:tab/>svátky apoštolů - 35</text:p>
      <text:p text:style-name="Rej"><text:tab/>svátky P. Marie - 48</text:p>
      <text:p text:style-name="P108"><text:tab/>svátky svatých - 49(f), 67(lat.-boh.)</text:p>
      <text:p text:style-name="Rej"><text:tab/>svatodušní a nedělní - 44</text:p>
      <text:p text:style-name="Rej"><text:span text:style-name="T13">Kelle</text:span><text:span text:style-name="T39">r</text:span><text:span text:style-name="T13">,</text:span><text:span text:style-name="T2"> Josef, lékař - 75</text:span></text:p>
      <text:p text:style-name="Rej"><text:span text:style-name="T13">Kempenský,</text:span><text:span text:style-name="T32"> </text:span><text:span text:style-name="T323">T</text:span><text:span text:style-name="T2">omáš (1379-1471)</text:span></text:p>
      <text:p text:style-name="Rej"><text:span text:style-name="T3"><text:tab/>Nachfolgung Christi</text:span><text:span text:style-name="T2"> (Auszug) - 62</text:span></text:p>
      <text:p text:style-name="Rej"><text:span text:style-name="T13">Kirchenlieder</text:span><text:span text:style-name="T2"> - 50(c)</text:span></text:p>
      <text:p text:style-name="Rej"><text:tab/>viz též cantica; viz též písně</text:p>
      <text:p text:style-name="Rej"><text:span text:style-name="T13">Klaube</text:span><text:span text:style-name="T39">r</text:span><text:span text:style-name="T13">,</text:span><text:span text:style-name="T2"> Johann Baptist, rytec a nakladatel (1712- post 1787) - 25</text:span></text:p>
      <text:p text:style-name="Rej"><text:span text:style-name="T13">Klaube</text:span><text:span text:style-name="T39">r</text:span><text:span text:style-name="T13">,</text:span><text:span text:style-name="T2"> Josef Sebastian, rytec a nakladatel (c. 17</text:span><text:span text:style-name="T102">1</text:span><text:span text:style-name="T2">1-1768) - 25</text:span></text:p>
      <text:p text:style-name="Rej"><text:soft-page-break/><text:span text:style-name="T13">Klement XIII.,</text:span><text:span text:style-name="T2"> papež - 108</text:span></text:p>
      <text:p text:style-name="Rej"><text:span text:style-name="T13">Klement XI</text:span><text:span text:style-name="T86">V</text:span><text:span text:style-name="T13">.,</text:span><text:span text:style-name="T2"> papež - 108</text:span></text:p>
      <text:p text:style-name="Rej"><text:span text:style-name="T13">Klos,</text:span><text:span text:style-name="T32"> </text:span><text:span text:style-name="T2">Josef, lékárník († 1767) - 32</text:span></text:p>
      <text:p text:style-name="Rej"><text:span text:style-name="T13">Knittel,</text:span><text:span text:style-name="T32"> </text:span><text:span text:style-name="T2">Kaspa</text:span><text:span text:style-name="T32">r</text:span><text:span text:style-name="T2"> SJ (1644-1702) - 35</text:span></text:p>
      <text:p text:style-name="Rej"><text:span text:style-name="T5"><text:tab/>Practica politici christiani principiis paradoxico-symbolicis <text:tab/><text:tab/><text:tab/><text:tab/>exp</text:span><text:span text:style-name="T55">r</text:span><text:span text:style-name="T5">essa</text:span><text:span text:style-name="T2"> - 68</text:span></text:p>
      <text:p text:style-name="Rej"><text:span text:style-name="T13">Knoflíček,</text:span><text:span text:style-name="T32"> </text:span><text:span text:style-name="T2">Anselmus OFM († 1756)</text:span></text:p>
      <text:p text:style-name="Rej"><text:span text:style-name="T120"><text:tab/>T</text:span><text:span text:style-name="T5">ractatus</text:span><text:span text:style-name="T370"> </text:span><text:span text:style-name="T5">p</text:span><text:span text:style-name="T55">r</text:span><text:span text:style-name="T5">ologeticus</text:span><text:span text:style-name="T370"> </text:span><text:span text:style-name="T5">in</text:span><text:span text:style-name="T370"> </text:span><text:span text:style-name="T5">logicam</text:span><text:span text:style-name="T370"> </text:span><text:span text:style-name="T5">Scoto-Aristotelicam</text:span><text:span text:style-name="T2"> - 23</text:span></text:p>
      <text:p text:style-name="Rej"><text:span text:style-name="T9">Kodraba</text:span><text:span text:style-name="T13"> </text:span><text:span text:style-name="T2">viz Kodrava,</text:span><text:span text:style-name="T32"> </text:span><text:span text:style-name="T2">Lazarus</text:span></text:p>
      <text:p text:style-name="Rej"><text:span text:style-name="T13">Kodrava,</text:span><text:span text:style-name="T39"> </text:span><text:span text:style-name="T2">Lazarus OFM († 1766)</text:span></text:p>
      <text:p text:style-name="Rej"><text:span text:style-name="T5"><text:tab/>Fundamenta</text:span><text:span text:style-name="T162"> </text:span><text:span text:style-name="T5">octo</text:span><text:span text:style-name="T258"> </text:span><text:span text:style-name="T5">in</text:span><text:span text:style-name="T258"> </text:span><text:span text:style-name="T5">montibus</text:span><text:span text:style-name="T258"> </text:span><text:span text:style-name="T5">sanctis</text:span><text:span text:style-name="T258"> </text:span><text:span text:style-name="T5">sive Octiduanae</text:span><text:span text:style-name="T258"> <text:tab/><text:tab/><text:tab/><text:tab/></text:span><text:span text:style-name="T5">meditationes</text:span><text:span text:style-name="T2"> </text:span><text:span text:style-name="T13">-</text:span><text:span text:style-name="T2"> 26</text:span></text:p>
      <text:p text:style-name="Rej"><text:tab/>viz též meditationes; viz též Betrachtungen</text:p>
      <text:p text:style-name="Rej"><text:span text:style-name="T503">koledy</text:span> - 99</text:p>
      <text:p text:style-name="Rej"><text:span text:style-name="T13">Komárek,</text:span><text:span text:style-name="T32"> </text:span><text:span text:style-name="T2">Florianus OFM († 1767) - 38</text:span></text:p>
      <text:p text:style-name="Rej"><text:span text:style-name="T13">Kordik,</text:span><text:span text:style-name="T32"> </text:span><text:span text:style-name="T2">Faustinus OFM, <text:s text:c="74"/><text:tab/>písař († 1787) - 77, 96, 97, 98, 99, 101, 103, 104, 105, 107</text:span></text:p>
      <text:p text:style-name="Rej"><text:span text:style-name="T13">Kramář,</text:span><text:span text:style-name="T32"> </text:span><text:span text:style-name="T2">Karel (1860-1937) - 75</text:span></text:p>
      <text:p text:style-name="Rej"><text:span text:style-name="T13">Kroczek,</text:span><text:span text:style-name="T32"> </text:span><text:span text:style-name="T2">Florianus OFM († 1758) - 38</text:span></text:p>
      <text:p text:style-name="Rej"><text:span text:style-name="T13">Křepelka,</text:span><text:span text:style-name="T32"> </text:span><text:span text:style-name="T2">Rogerius OFM, písař († 18</text:span><text:span text:style-name="T102">1</text:span><text:span text:style-name="T2">1) - 4, 106</text:span></text:p>
      <text:p text:style-name="Rej"><text:span text:style-name="T13">Kůrka Koberský de Kobersfeldt,</text:span><text:span text:style-name="T2"> Jan</text:span><text:span text:style-name="T32"> </text:span><text:span text:style-name="T2">E</text:span><text:span text:style-name="T176">r</text:span><text:span text:style-name="T2">., vlastník - 68</text:span></text:p>
      <text:p text:style-name="Rej"/>
      <text:p text:style-name="Rej"><text:span text:style-name="T9">La</text:span><text:span text:style-name="T38"> </text:span><text:span text:style-name="T9">Baume Le Blanc La </text:span><text:span text:style-name="T242">V</text:span><text:span text:style-name="T9">allière,</text:span><text:span text:style-name="T3"> Françoise-Louise</text:span><text:span text:style-name="T2"> viz </text:span><text:span text:style-name="T399">La Vallière, <text:tab/>Françoise-Louise de La Baume Le Blanc</text:span></text:p>
      <text:p text:style-name="Rej"><text:span text:style-name="T400">La Vallière,</text:span><text:span text:style-name="T399"> Françoise-Louise de La Baume Le Blanc, <text:s text:c="26"/></text:span><text:span text:style-name="T2"><text:s/><text:tab/>duchesse de (1644-1710)</text:span></text:p>
      <text:p text:style-name="Rej"><text:span text:style-name="T5"><text:tab/>Reflections</text:span><text:span text:style-name="T157"> </text:span><text:span text:style-name="T5">sur</text:span><text:span text:style-name="T157"> </text:span><text:span text:style-name="T5">la</text:span><text:span text:style-name="T157"> </text:span><text:span text:style-name="T5">misericorde</text:span><text:span text:style-name="T157"> </text:span><text:span text:style-name="T5">de Dieu</text:span><text:span text:style-name="T35"> </text:span><text:span text:style-name="T5">par</text:span><text:span text:style-name="T35"> </text:span><text:span text:style-name="T5">une</text:span><text:span text:style-name="T35"> </text:span><text:span text:style-name="T5">dame</text:span><text:span text:style-name="T35"> </text:span><text:span text:style-name="T5">Penitente</text:span><text:span text:style-name="T17"> - 61</text:span></text:p>
      <text:p text:style-name="Rej"><text:span text:style-name="T13">Lagenides,</text:span><text:span text:style-name="T32"> </text:span><text:span text:style-name="T2">Geo</text:span><text:span text:style-name="T52">r</text:span><text:span text:style-name="T2">gius, vlastník - 49</text:span></text:p>
      <text:p text:style-name="Rej"><text:span text:style-name="T13">Lambeck,</text:span><text:span text:style-name="T2"> Hieronymus OFM, vlastník - 25</text:span></text:p>
      <text:p text:style-name="Rej"><text:span text:style-name="T13">Lambertini,</text:span><text:span text:style-name="T32"> </text:span><text:span text:style-name="T2">Prospero Lorenzo, advokát papežské konsistoře <text:s text:c="16"/><text:tab/>(pozdější papež Benedikt XI</text:span><text:span text:style-name="T81">V</text:span><text:span text:style-name="T2">.) - 2(b)</text:span></text:p>
      <text:p text:style-name="Rej"><text:a xlink:type="simple" xlink:href="http://viaf.org/viaf/34578340/#Leonardo,_da_Porto_Maurizio,_Saint,_1676-1751"><text:span text:style-name="Internet_20_link"><text:span text:style-name="T474">Leonardus a Porto Maurizio</text:span></text:span></text:a><text:span text:style-name="T420"> OFM</text:span><text:span text:style-name="T416">,</text:span><text:span text:style-name="T405"> svatý (1676-1751)</text:span></text:p>
      <text:p text:style-name="P119"><text:span text:style-name="T3"><text:tab/>Proposita … facta tempore exercitiorum</text:span><text:span text:style-name="T2"> - 24</text:span></text:p>
      <text:p text:style-name="Rej"><text:soft-page-break/><text:span text:style-name="T415">Leopold I. Habsburský,</text:span><text:span text:style-name="T410"> císař Svaté říše římské, král český, <text:s text:c="12"/></text:span><text:span text:style-name="T3"><text:s text:c="2"/><text:tab/>uherský etc. (1640-1705)</text:span><text:span text:style-name="T2"> viz Rakousko, dvorská komora, instrukce</text:span></text:p>
      <text:p text:style-name="Rej"><text:span text:style-name="T13">Lerchenfeldt,</text:span><text:span text:style-name="T32"> </text:span><text:span text:style-name="T2">Maximilian SJ, profesor filozofie</text:span></text:p>
      <text:p text:style-name="P108"><text:tab/>tisky - 33</text:p>
      <text:p text:style-name="Rej"><text:span text:style-name="T13">Lipsin,</text:span><text:span text:style-name="T32"> </text:span><text:span text:style-name="T2">Ludovicus OFMConv</text:span></text:p>
      <text:p text:style-name="Rej"><text:span text:style-name="T3"><text:tab/>De statu et situ sacri corporis S. Francisci </text:span><text:span text:style-name="T20">- 1, 2 (a), 3 (a)</text:span></text:p>
      <text:p text:style-name="Rej"><text:span text:style-name="T13">litanie</text:span><text:span text:style-name="T2"> - 20, 71, 72, 73(a), 102, 103, 104, 105</text:span></text:p>
      <text:p text:style-name="Rej"><text:span text:style-name="T503">Londýn</text:span> - 11</text:p>
      <text:p text:style-name="Rej"><text:span text:style-name="T13">Lucci,</text:span><text:span text:style-name="T2"> Antonio OFMConv (</text:span><text:span text:style-name="T398">1681-1752‏</text:span><text:span text:style-name="T2">)- 1</text:span></text:p>
      <text:p text:style-name="Rej"><text:span text:style-name="T9">Ludovicus de Ponte</text:span><text:span text:style-name="T2"> viz Puente,</text:span><text:span text:style-name="T32"> </text:span><text:span text:style-name="T2">Luis de la</text:span></text:p>
      <text:p text:style-name="Rej"/>
      <text:p text:style-name="Rej"><text:span text:style-name="T13">Łęczycki,</text:span><text:span text:style-name="T32"> </text:span><text:span text:style-name="T2">Mikołaj SJ, teolog (1574-1653) - 69</text:span></text:p>
      <text:p text:style-name="Rej"><text:span text:style-name="T3"><text:tab/></text:span><text:span text:style-name="T5">Opusculum</text:span><text:span text:style-name="T140"> </text:span><text:span text:style-name="T5">de</text:span><text:span text:style-name="T310"> </text:span><text:span text:style-name="T5">privilegiis</text:span><text:span text:style-name="T310"> </text:span><text:span text:style-name="T5">et</text:span><text:span text:style-name="T310"> </text:span><text:span text:style-name="T5">favoribus </text:span><text:span text:style-name="T13">-</text:span><text:span text:style-name="T19"> 89</text:span></text:p>
      <text:p text:style-name="Rej"/>
      <text:p text:style-name="Rej"><text:span text:style-name="T9">Magni,</text:span><text:span text:style-name="T3"> Valeriano</text:span><text:span text:style-name="T2"> viz Magnus,</text:span><text:span text:style-name="T32"> </text:span><text:span text:style-name="T238">V</text:span><text:span text:style-name="T2">alerianus</text:span></text:p>
      <text:p text:style-name="Rej"><text:span text:style-name="T13">Magnis,</text:span><text:span text:style-name="T2"> František, na Strážnici (1598-1643) - 70</text:span></text:p>
      <text:p text:style-name="Rej"><text:span text:style-name="T13">Magnis,</text:span><text:span text:style-name="T2"> Joanna Francisca († 1652) - 70</text:span></text:p>
      <text:p text:style-name="Rej"><text:span text:style-name="T13">Magnus,</text:span><text:span text:style-name="T32"> </text:span><text:span text:style-name="T238">V</text:span><text:span text:style-name="T2">alerianus OFMCap (1586-1661)</text:span></text:p>
      <text:p text:style-name="Rej"><text:span text:style-name="T5"><text:tab/>De</text:span><text:span text:style-name="T96"> </text:span><text:span text:style-name="T5">homine infami</text:span><text:span text:style-name="T30"> </text:span><text:span text:style-name="T5">personam</text:span><text:span text:style-name="T17"> (commentarius)</text:span><text:span text:style-name="T2"> - 70</text:span></text:p>
      <text:p text:style-name="Rej"><text:span text:style-name="T13">Mai</text:span><text:span text:style-name="T39">r</text:span><text:span text:style-name="T13">,</text:span><text:span text:style-name="T2"> Franciscus</text:span></text:p>
      <text:p text:style-name="P108"><text:tab/>disertace, tisk - 33(3)</text:p>
      <text:p text:style-name="Rej"><text:span text:style-name="T13">Makowski‎,</text:span><text:span text:style-name="T32"> </text:span><text:span text:style-name="T2">Szymon Stanisław‏, teolog, filozof, krakovský kanovník, <text:s text:c="11"/><text:tab/>rektor krakovské akademie (c. 1612-1683) - 67</text:span></text:p>
      <text:p text:style-name="Rej"><text:span text:style-name="T13">manus religiosa</text:span><text:span text:style-name="T2"> - 39(a)</text:span></text:p>
      <text:p text:style-name="Rej"><text:span text:style-name="T503">Marchant,</text:span> Pierre OFM (1585-1661) - 35</text:p>
      <text:p text:style-name="Rej"><text:span text:style-name="T13">Marcianus Capucinus,</text:span><text:span text:style-name="T2"> OFMCap(?)</text:span></text:p>
      <text:p text:style-name="Rej"><text:span text:style-name="T5"><text:tab/>Jus</text:span><text:span text:style-name="T35"> </text:span><text:span text:style-name="T5">canonicum</text:span><text:span text:style-name="T13"> - </text:span><text:span text:style-name="T19">12</text:span></text:p>
      <text:p text:style-name="Rej"><text:span text:style-name="T5"><text:tab/>Theologia</text:span><text:span text:style-name="T35"> </text:span><text:span text:style-name="T5">moralis</text:span><text:span text:style-name="T13"> - </text:span><text:span text:style-name="T19">13</text:span></text:p>
      <text:p text:style-name="Rej"><text:span text:style-name="T5"><text:tab/>Theses</text:span><text:span text:style-name="T35"> </text:span><text:span text:style-name="T5">theologicae de actibus humanis et de legibus</text:span><text:span text:style-name="T13"> - </text:span><text:span text:style-name="T19">14</text:span></text:p>
      <text:p text:style-name="Rej"><text:span text:style-name="T5"><text:tab/>Theses</text:span><text:span text:style-name="T362"> </text:span><text:span text:style-name="T5">theologicae</text:span><text:span text:style-name="T179"> </text:span><text:span text:style-name="T5">de</text:span><text:span text:style-name="T179"> </text:span><text:span text:style-name="T5">beatitudine,</text:span><text:span text:style-name="T179"> </text:span><text:span text:style-name="T5">de</text:span><text:span text:style-name="T179"> </text:span><text:span text:style-name="T5">c</text:span><text:span text:style-name="T55">r</text:span><text:span text:style-name="T5">eatione,</text:span><text:span text:style-name="T179"> </text:span><text:span text:style-name="T5">de</text:span><text:span text:style-name="T179"> </text:span><text:span text:style-name="T5">angelis <text:s text:c="12"/></text:span><text:span text:style-name="T179"><text:s/><text:tab/><text:tab/><text:tab/></text:span><text:span text:style-name="T5">et</text:span><text:span text:style-name="T179"> </text:span><text:span text:style-name="T5">hominibus,</text:span><text:span text:style-name="T179"> </text:span><text:span text:style-name="T5">de</text:span><text:span text:style-name="T179"> </text:span><text:span text:style-name="T5">sacramentis in gene</text:span><text:span text:style-name="T55">r</text:span><text:span text:style-name="T5">e</text:span><text:span text:style-name="T13"> - </text:span><text:span text:style-name="T19">15</text:span></text:p>
      <text:p text:style-name="Rej"><text:span text:style-name="T5"><text:tab/>Theses</text:span><text:span text:style-name="T35"> </text:span><text:span text:style-name="T5">theologicae de Deo Uno et </text:span><text:span text:style-name="T120">T</text:span><text:span text:style-name="T5">rino</text:span><text:span text:style-name="T13"> - </text:span><text:span text:style-name="T19">16</text:span></text:p>
      <text:p text:style-name="Rej"><text:span text:style-name="T15">María de Jesús de Ágreda</text:span><text:span text:style-name="T18"> </text:span><text:span text:style-name="T2">(1602-1665) </text:span><text:span text:style-name="T18">- 58</text:span></text:p>
      <text:p text:style-name="Rej"><text:soft-page-break/><text:span text:style-name="T13">Markéta,</text:span><text:span text:style-name="T32"> </text:span><text:span text:style-name="T2">svatá (1046/1047-1093) - 55</text:span></text:p>
      <text:p text:style-name="Rej"><text:span text:style-name="T9">Maržan</text:span><text:span text:style-name="T2"> viz Mařan</text:span></text:p>
      <text:p text:style-name="Rej"><text:span text:style-name="T13">Mařan,</text:span><text:span text:style-name="T32"> </text:span><text:span text:style-name="T2">Epiphanius OFM - 94, 109</text:span></text:p>
      <text:p text:style-name="Rej"><text:span text:style-name="T9">De matrimonii sacramento</text:span><text:span text:style-name="T2"> - 21(c)</text:span></text:p>
      <text:p text:style-name="Rej"><text:span text:style-name="T13">Matsch</text:span><text:span text:style-name="T98">y</text:span><text:span text:style-name="T13">,</text:span><text:span text:style-name="T2"> Leopold († 1779) - 30(b), (f)</text:span></text:p>
      <text:p text:style-name="Rej"><text:span text:style-name="T9">Matzy</text:span><text:span text:style-name="T2"> viz Matschy, Leopold</text:span></text:p>
      <text:p text:style-name="Rej"><text:span text:style-name="T13">Mazanec,</text:span><text:span text:style-name="T32"> </text:span><text:span text:style-name="T2">Philippus - 38</text:span></text:p>
      <text:p text:style-name="Rej"><text:span text:style-name="T13">Märstein,</text:span><text:span text:style-name="T32"> </text:span><text:span text:style-name="T2">Modestus OFM, hudební skladatel († 1675) - 93(u)</text:span></text:p>
      <text:p text:style-name="Rej"><text:span text:style-name="T13">meditationes</text:span><text:span text:style-name="T2"> - 53, 91</text:span></text:p>
      <text:p text:style-name="Rej"><text:tab/>viz též Betrachtungen; viz též rozjímání; viz též Kodrava, Lazarus</text:p>
      <text:p text:style-name="Rej"><text:span text:style-name="T9">Meerstein</text:span><text:span text:style-name="T2"> viz Märstein,</text:span><text:span text:style-name="T32"> </text:span><text:span text:style-name="T2">Modestus</text:span></text:p>
      <text:p text:style-name="Rej"><text:span text:style-name="T13">Mertel,</text:span><text:span text:style-name="T32"> </text:span><text:span text:style-name="T259">W</text:span><text:span text:style-name="T2">enceslaus OFM - 98(vol. 2.)</text:span></text:p>
      <text:p text:style-name="Rej"><text:span text:style-name="T9">mešní skladby</text:span><text:span text:style-name="T13"> </text:span><text:span text:style-name="T2">viz missae</text:span></text:p>
      <text:p text:style-name="P104">metaphysica</text:p>
      <text:p text:style-name="Rej"><text:tab/>disputationes - 17</text:p>
      <text:p text:style-name="Rej"><text:span text:style-name="T13">Michalec,</text:span><text:span text:style-name="T32"> </text:span><text:span text:style-name="T2">Konstantius OFM, kazatel, písař († 1768) - 25</text:span></text:p>
      <text:p text:style-name="Rej"><text:span text:style-name="T13">Michna,</text:span><text:span text:style-name="T32"> </text:span><text:span text:style-name="T2">Samuel OFM, teolog († 17</text:span><text:span text:style-name="T102">1</text:span><text:span text:style-name="T2">1) - 38, 93(w)</text:span></text:p>
      <text:p text:style-name="Rej"><text:span text:style-name="T13">Michna</text:span><text:span text:style-name="T39"> </text:span><text:span text:style-name="T13">z Otradovic,</text:span><text:span text:style-name="T2"> Adam Václa</text:span><text:span text:style-name="T94">v</text:span><text:span text:style-name="T2">, učitel hudb</text:span><text:span text:style-name="T94">y</text:span><text:span text:style-name="T2">, <text:s text:c="33"/><text:tab/>hudební skladatel a spisovatel (1600-1676) - 93(w)</text:span></text:p>
      <text:p text:style-name="Rej"><text:span text:style-name="T13">Mikuláš,</text:span><text:span text:style-name="T32"> </text:span><text:span text:style-name="T2">svatý - 49</text:span></text:p>
      <text:p text:style-name="Rej"><text:span text:style-name="T13">Mikuláš</text:span><text:span text:style-name="T39"> </text:span><text:span text:style-name="T86">V</text:span><text:span text:style-name="T13">.,</text:span><text:span text:style-name="T2"> papež - 1, 3</text:span></text:p>
      <text:p text:style-name="Rej"><text:span text:style-name="T13">missae</text:span><text:span text:style-name="T2"> - 93, 94, 96, 97, 98, 99, 100, 111, 112</text:span></text:p>
      <text:p text:style-name="P104">missale</text:p>
      <text:p text:style-name="P108"><text:tab/>explanatio rubricarum - 30(c)</text:p>
      <text:p text:style-name="Rej"><text:span text:style-name="T13">Mitternacht,</text:span><text:span text:style-name="T32"> </text:span><text:span text:style-name="T2">Johann Sebastian, protestantský</text:span><text:span text:style-name="T206"> </text:span><text:span text:style-name="T2">teolog (1613-1679) - 70</text:span></text:p>
      <text:p text:style-name="P104">Möllersdorf</text:p>
      <text:p text:style-name="Rej"><text:tab/>paměti z rakouského internačního tábora za 1. světové války - 75</text:p>
      <text:p text:style-name="Rej"><text:span text:style-name="T13">Mose</text:span><text:span text:style-name="T39">r</text:span><text:span text:style-name="T13">,</text:span><text:span text:style-name="T2"> Narcissus OFM - 54</text:span></text:p>
      <text:p text:style-name="Rej"/>
      <text:p text:style-name="Rej"><text:span text:style-name="T503">necrologium franciscanum</text:span> - 4</text:p>
      <text:p text:style-name="Rej"><text:span text:style-name="T13">Nedbal,</text:span><text:span text:style-name="T32"> </text:span><text:span text:style-name="T2">Václa</text:span><text:span text:style-name="T94">v</text:span><text:span text:style-name="T2"> OFM - 49</text:span></text:p>
      <text:p text:style-name="Rej"><text:span text:style-name="T2"><text:tab/></text:span><text:span text:style-name="T5">Sermones de sanctis</text:span><text:span text:style-name="T17">(?)</text:span><text:span text:style-name="T13"> </text:span><text:span text:style-name="T19">-</text:span><text:span text:style-name="T13"> </text:span><text:span text:style-name="T19">67</text:span></text:p>
      <text:p text:style-name="P111"/>
      <text:p text:style-name="Rej"><text:soft-page-break/><text:span text:style-name="T13">Nechansk</text:span><text:span text:style-name="T98">y</text:span><text:span text:style-name="T13">,</text:span><text:span text:style-name="T2"> Johann Geo</text:span><text:span text:style-name="T52">r</text:span><text:span text:style-name="T2">g, matematik, astronom</text:span></text:p>
      <text:p text:style-name="Rej"><text:span text:style-name="T5"><text:tab/>Neu</text:span><text:span text:style-name="T145"> </text:span><text:span text:style-name="T5">erfundene</text:span><text:span text:style-name="T145"> </text:span><text:span text:style-name="T5">mathematische</text:span><text:span text:style-name="T145"> </text:span><text:span text:style-name="T55">W</text:span><text:span text:style-name="T5">issenschafft</text:span><text:span text:style-name="T2"> - 5</text:span></text:p>
      <text:p text:style-name="Rej"><text:span text:style-name="T13">Nepomucký,</text:span><text:span text:style-name="T32"> </text:span><text:span text:style-name="T2">Jan, svatý (c. 1340-1393) - 13, 71</text:span></text:p>
      <text:p text:style-name="Rej"><text:span text:style-name="T13">Nieberle,</text:span><text:span text:style-name="T32"> </text:span><text:span text:style-name="T2">Aemilian OFM (na</text:span><text:span text:style-name="T176">r</text:span><text:span text:style-name="T2">. 1673) - 90</text:span></text:p>
      <text:p text:style-name="Rej"><text:span text:style-name="T9">Nova Domus</text:span><text:span text:style-name="T2"> viz Jindřichův Hradec</text:span></text:p>
      <text:p text:style-name="Rej"/>
      <text:p text:style-name="Rej"><text:span text:style-name="T13">O'Brien,</text:span><text:span text:style-name="T32"> </text:span><text:span text:style-name="T2">Antonín OFM - 13</text:span></text:p>
      <text:p text:style-name="Rej"><text:span text:style-name="T13">odpustky</text:span><text:span text:style-name="T2"> -</text:span><text:span text:style-name="T13"> </text:span><text:span text:style-name="T19">43</text:span><text:span text:style-name="T2">(b)</text:span></text:p>
      <text:p text:style-name="Rej"><text:span text:style-name="T13">offertoria</text:span><text:span text:style-name="T2"> - 99, 101</text:span></text:p>
      <text:p text:style-name="Rej"><text:span text:style-name="T13">Onghers,</text:span><text:span text:style-name="T32"> </text:span><text:span text:style-name="T2">Johann, malíř (1656-1735) - 77</text:span></text:p>
      <text:p text:style-name="P104">oratio dominicae</text:p>
      <text:p text:style-name="P108"><text:tab/>explicatio - 43(d)</text:p>
      <text:p text:style-name="Rej"><text:span text:style-name="T13">oratio mentalis</text:span><text:span text:style-name="T2"> - 53(a)</text:span></text:p>
      <text:p text:style-name="Rej"><text:span text:style-name="T13">orationes</text:span><text:span text:style-name="T2"> - 71, 72, 108, 114(f)</text:span></text:p>
      <text:p text:style-name="Rej"><text:tab/>viz též preces; viz též Gebete</text:p>
      <text:p text:style-name="Rej"><text:span text:style-name="T13">Orttne</text:span><text:span text:style-name="T39">r</text:span><text:span text:style-name="T13">,</text:span><text:span text:style-name="T2"> Joannes Jacobus</text:span></text:p>
      <text:p text:style-name="P108"><text:tab/>disertace, tisk - 33</text:p>
      <text:p text:style-name="Rej"/>
      <text:p text:style-name="Rej"><text:span text:style-name="T9">Padua,</text:span><text:span text:style-name="T33"> </text:span><text:span text:style-name="T3">Antonius</text:span><text:span text:style-name="T2"> viz Antonius a Padua</text:span></text:p>
      <text:p text:style-name="P104">passio Domini</text:p>
      <text:p text:style-name="Rej"><text:tab/>meditatio - 57</text:p>
      <text:p text:style-name="Rej"><text:span text:style-name="T13">Pauli,</text:span><text:span text:style-name="T32"> </text:span><text:span text:style-name="T2">Claudius OFM († 1763)</text:span></text:p>
      <text:p text:style-name="Rej"><text:span text:style-name="T5"><text:tab/>Duchovní</text:span><text:span text:style-name="T383"> </text:span><text:span text:style-name="T5">duších</text:span><text:span text:style-name="T303"> </text:span><text:span text:style-name="T5">budíček </text:span><text:span text:style-name="T9">-</text:span><text:span text:style-name="T13"> </text:span><text:span text:style-name="T19">32</text:span></text:p>
      <text:p text:style-name="Rej"><text:span text:style-name="T5"><text:tab/>Geistlicher</text:span><text:span text:style-name="T30"> </text:span><text:span text:style-name="T5">Sitten-Spiegel</text:span><text:span text:style-name="T30"> </text:span><text:span text:style-name="T5">oder</text:span><text:span text:style-name="T30"> </text:span><text:span text:style-name="T5">so</text:span><text:span text:style-name="T30"> </text:span><text:span text:style-name="T5">genante</text:span><text:span text:style-name="T30"> </text:span><text:span text:style-name="T5">Geistliche Hand</text:span><text:span text:style-name="T2"> - 55(a)</text:span></text:p>
      <text:p text:style-name="Rej"><text:span text:style-name="T5"><text:tab/>Octiduana exe</text:span><text:span text:style-name="T55">r</text:span><text:span text:style-name="T5">citia</text:span><text:span text:style-name="T315"> </text:span><text:span text:style-name="T5">p</text:span><text:span text:style-name="T55">r</text:span><text:span text:style-name="T5">o</text:span><text:span text:style-name="T315"> </text:span><text:span text:style-name="T5">excitando spiritu</text:span><text:span text:style-name="T313"> </text:span><text:span text:style-name="T316">-</text:span><text:span text:style-name="T313"> </text:span><text:span text:style-name="T316">25</text:span></text:p>
      <text:p text:style-name="Rej"><text:span text:style-name="T13">Pelikán,</text:span><text:span text:style-name="T2"> Vojtěch OSchP, skladatel</text:span></text:p>
      <text:p text:style-name="Rej"><text:span text:style-name="T3"><text:tab/>Missa S. Crucis </text:span><text:span text:style-name="T9">- </text:span><text:span text:style-name="T22">93</text:span><text:span text:style-name="T2">(ac)</text:span></text:p>
      <text:p text:style-name="Rej"><text:span text:style-name="T13">Pete</text:span><text:span text:style-name="T39">r</text:span><text:span text:style-name="T13">,</text:span><text:span text:style-name="T2"> Benvenutus OFM</text:span></text:p>
      <text:p text:style-name="Rej"><text:span text:style-name="T5"><text:tab/>Compendiosa</text:span><text:span text:style-name="T66"> </text:span><text:span text:style-name="T5">sacrae</text:span><text:span text:style-name="T70"> </text:span><text:span text:style-name="T5">theologiae</text:span><text:span text:style-name="T70"> </text:span><text:span text:style-name="T5">notitia</text:span><text:span text:style-name="T2"> - 54</text:span></text:p>
      <text:p text:style-name="Rej"><text:span text:style-name="T503">Petrus de Alcantara,</text:span> sanctus</text:p>
      <text:p text:style-name="P108"><text:tab/>české offertoria - 94(b), 101</text:p>
      <text:p text:style-name="Rej"><text:span text:style-name="T13">Pfe</text:span><text:span text:style-name="T53">f</text:span><text:span text:style-name="T13">felius,</text:span><text:span text:style-name="T2"> Johannes Andreas, malíř, mědirytec, <text:s text:c="32"/><text:tab/>vydavatel (1674-1748) - 11, 37</text:span></text:p>
      <text:p text:style-name="Rej"><text:soft-page-break/><text:span text:style-name="T13">Pflege</text:span><text:span text:style-name="T39">r</text:span><text:span text:style-name="T13">,</text:span><text:span text:style-name="T2"> Augustinus, hudební skladatel (c. 1635-1686)</text:span></text:p>
      <text:p text:style-name="Rej"><text:span text:style-name="T3"><text:tab/>Missa Pentecostes</text:span><text:span text:style-name="T2"> - 93(f)</text:span></text:p>
      <text:p text:style-name="Rej"><text:span text:style-name="T9">Philologus</text:span><text:span text:style-name="T2"> viz Unterredungen, Nützliche</text:span></text:p>
      <text:p text:style-name="Rej"><text:span text:style-name="T9">Philosophia universa Scoto-Aristotelica</text:span><text:span text:style-name="T2"> - 23</text:span></text:p>
      <text:p text:style-name="Rej"><text:span text:style-name="T503">Pichler,</text:span> skladatel - 97</text:p>
      <text:p text:style-name="Rej"><text:span text:style-name="T13">Pischel,</text:span><text:span text:style-name="T2"> Marcel, malíř - 49</text:span></text:p>
      <text:p text:style-name="Rej"><text:span text:style-name="T13">písně</text:span><text:span text:style-name="T2"> - 94(b), 99</text:span></text:p>
      <text:p text:style-name="Rej"><text:tab/>viz též cantica; viz též Kirchenlieder; viz též koledy</text:p>
      <text:p text:style-name="Rej"><text:span text:style-name="T13">Pius</text:span><text:span text:style-name="T39"> </text:span><text:span text:style-name="T86">V</text:span><text:span text:style-name="T13">.,</text:span><text:span text:style-name="T2"> papež (1504-1572) - 60</text:span></text:p>
      <text:p text:style-name="Rej"><text:span text:style-name="T13">Pius VI.,</text:span><text:span text:style-name="T2"> papež - 108</text:span></text:p>
      <text:p text:style-name="Rej"><text:span text:style-name="T9">De poenitentia tractatus moralis</text:span><text:span text:style-name="T2"> - 21(b)</text:span></text:p>
      <text:p text:style-name="Rej"><text:span text:style-name="T13">Pohl,</text:span><text:span text:style-name="T32"> </text:span><text:span text:style-name="T2">Philippus OFM, skladatel a varhaník († 1718)</text:span><text:span text:style-name="T32"> </text:span><text:span text:style-name="T2">- 93</text:span></text:p>
      <text:p text:style-name="Rej"><text:span text:style-name="T9">porciunkule</text:span><text:span text:style-name="T13"> </text:span><text:span text:style-name="T2">viz Assisi</text:span></text:p>
      <text:p text:style-name="Rej"><text:span text:style-name="T9">portiun</text:span><text:span text:style-name="T415">cule</text:span><text:span text:style-name="T416"> </text:span><text:span text:style-name="T405">viz Assisi</text:span></text:p>
      <text:p text:style-name="Rej"><text:span text:style-name="T415">Porto</text:span><text:span text:style-name="T423"> </text:span><text:span text:style-name="T415">Maurizio,</text:span><text:span text:style-name="T410"> Leonardo</text:span><text:span text:style-name="T405"> viz </text:span><text:a xlink:type="simple" xlink:href="http://viaf.org/viaf/34578340/#Leonardo,_da_Porto_Maurizio,_Saint,_1676-1751"><text:span text:style-name="Internet_20_link"><text:span text:style-name="T468">Leonardus a Porto Maurizio</text:span></text:span></text:a></text:p>
      <text:p text:style-name="P122">Praha</text:p>
      <text:p text:style-name="Rej"><text:tab/>františkánský klášter u P. Marie Sněžné - 21</text:p>
      <text:p text:style-name="Rej"><text:tab/>vražda 14 františkánů kláštera P. Marie Sněžné roku 1611</text:p>
      <text:p text:style-name="Rej"><text:tab/><text:tab/>mědiryt - 77</text:p>
      <text:p text:style-name="P104">Pseudo-Bonaventura</text:p>
      <text:p text:style-name="Rej"><text:span text:style-name="T2"><text:tab/></text:span><text:span text:style-name="T3">Alphabetum religiosarum incipientium</text:span><text:span text:style-name="T2"> - 39(c)</text:span></text:p>
      <text:p text:style-name="Rej"><text:span text:style-name="T3"><text:tab/></text:span><text:span text:style-name="T2">viz též Bonaventura, svatý</text:span></text:p>
      <text:p text:style-name="Rej"><text:span text:style-name="T503">Publilius Syrus</text:span> (1. stol. př. Kr.)</text:p>
      <text:p text:style-name="Rej"><text:span text:style-name="T5"><text:tab/>Mimi Publiani</text:span><text:span text:style-name="T17"> - 65(c)</text:span></text:p>
      <text:p text:style-name="Rej"><text:span text:style-name="T13">Puente,</text:span><text:span text:style-name="T32"> </text:span><text:span text:style-name="T2">Luis de la SJ (1554-1624) - 69</text:span></text:p>
      <text:p text:style-name="Rej"><text:span text:style-name="T503">preces</text:span> - 77</text:p>
      <text:p text:style-name="Rej"><text:span text:style-name="T2"><text:tab/>viz též </text:span><text:span text:style-name="T17">priè</text:span><text:span text:style-name="T58">r</text:span><text:span text:style-name="T17">es</text:span><text:span text:style-name="T2">; viz též Gebete</text:span></text:p>
      <text:p text:style-name="Rej"><text:span text:style-name="T13">priè</text:span><text:span text:style-name="T53">r</text:span><text:span text:style-name="T13">es</text:span><text:span text:style-name="T17"> - 74</text:span></text:p>
      <text:p text:style-name="P104">procesí</text:p>
      <text:p text:style-name="P108"><text:tab/>bezbožné chování - 43(i)</text:p>
      <text:p text:style-name="Rej"/>
      <text:p text:style-name="Rej"><text:span text:style-name="T503">quadragesimale</text:span> - 104</text:p>
      <text:p text:style-name="Rej"><text:tab/>viz též kázání, postní</text:p>
      <text:p text:style-name="P104"><text:soft-page-break/>Rakousko</text:p>
      <text:p text:style-name="Rej"><text:tab/>dvorská komora</text:p>
      <text:p text:style-name="Rej"><text:tab/><text:tab/>instrukce - 6</text:p>
      <text:p text:style-name="Rej"><text:span text:style-name="T13">Rath,</text:span><text:span text:style-name="T32"> </text:span><text:span text:style-name="T2">Arnold, právník (1599-1671) - 92</text:span></text:p>
      <text:p text:style-name="Rej"><text:span text:style-name="T13">Rašín,</text:span><text:span text:style-name="T32"> </text:span><text:span text:style-name="T2">Alois, politik a národohospodář (1867-1923) - 75</text:span></text:p>
      <text:p text:style-name="Rej"><text:span text:style-name="T13">Rentz,</text:span><text:span text:style-name="T32"> </text:span><text:span text:style-name="T2">Michael Jindřich, mědirytec (1698-1758) - 58</text:span></text:p>
      <text:p text:style-name="Rej"><text:span text:style-name="T13">rituale franciscnaum</text:span><text:span text:style-name="T2"> - 71, 114</text:span></text:p>
      <text:p text:style-name="Rej"><text:span text:style-name="T9">Rivotorto,</text:span><text:span text:style-name="T3"> Francesco Maria Angeli a</text:span><text:span text:style-name="T2"> viz Angeli,</text:span><text:span text:style-name="T32"> </text:span><text:span text:style-name="T2">Francesco Maria</text:span></text:p>
      <text:p text:style-name="Rej"><text:span text:style-name="T13">Rodriguez,</text:span><text:span text:style-name="T32"> </text:span><text:span text:style-name="T2">Emanuelo</text:span></text:p>
      <text:p text:style-name="Rej"><text:span text:style-name="T5"><text:tab/>Notata de casibus … de novitiis et p</text:span><text:span text:style-name="T55">r</text:span><text:span text:style-name="T5">ofessis</text:span><text:span text:style-name="T2"> - 49(g)</text:span></text:p>
      <text:p text:style-name="Rej"><text:span text:style-name="T9">Rozjímání,</text:span><text:span text:style-name="T5"> duchovní</text:span><text:span text:style-name="T17"> - 53</text:span></text:p>
      <text:p text:style-name="Rej"><text:tab/>viz též meditationes; viz též Betrachtungen; viz Kodrava, Lazarus</text:p>
      <text:p text:style-name="Rej"/>
      <text:p text:style-name="P115">salutatio angelica</text:p>
      <text:p text:style-name="P108"><text:tab/>explicatio - 43(e)</text:p>
      <text:p text:style-name="Rej"><text:span text:style-name="T13">Sankt Goar</text:span><text:span text:style-name="T2"> - 70</text:span></text:p>
      <text:p text:style-name="Rej"><text:span text:style-name="T9">Scotus</text:span><text:span text:style-name="T13"> </text:span><text:span text:style-name="T2">viz Duns Scotus, Iohannes</text:span></text:p>
      <text:p text:style-name="Rej"><text:span text:style-name="T9">Seelenschatz</text:span><text:span text:style-name="T3"> </text:span><text:span text:style-name="T2">viz Gebete</text:span></text:p>
      <text:p text:style-name="Rej"><text:span text:style-name="T9">Seeling</text:span><text:span text:style-name="T2"> viz Sehling</text:span></text:p>
      <text:p text:style-name="Rej"><text:span text:style-name="T13">Sehling,</text:span><text:span text:style-name="T32"> </text:span><text:span text:style-name="T2">Joannes Nep., hudební skladatel († 1774) - 96, 97</text:span></text:p>
      <text:p text:style-name="Rej"><text:span text:style-name="T13">Sehling,</text:span><text:span text:style-name="T32"> </text:span><text:span text:style-name="T2">Josef Antonín, hudební skladatel (1710-1756) - 96</text:span></text:p>
      <text:p text:style-name="Rej"><text:span text:style-name="T13">sententiae</text:span><text:span text:style-name="T2"> - 65(lat.</text:span><text:span text:style-name="T13"> – </text:span><text:span text:style-name="T2">germ.)</text:span></text:p>
      <text:p text:style-name="Rej"><text:span text:style-name="T9">sermones de sanctis</text:span><text:span text:style-name="T2"> - 67(lat.-boh.)</text:span></text:p>
      <text:p text:style-name="Rej"><text:span text:style-name="T3"><text:tab/></text:span><text:span text:style-name="T2">viz též kázání</text:span></text:p>
      <text:p text:style-name="Rej"><text:span text:style-name="T13">Severa,</text:span><text:span text:style-name="T32"> </text:span><text:span text:style-name="T2">Gottfried OFM, knihovník a vlastník († 1868) - 20, 36</text:span></text:p>
      <text:p text:style-name="Rej"><text:span text:style-name="T13">Schneidewein,</text:span><text:span text:style-name="T32"> </text:span><text:span text:style-name="T2">Johann, profesor práv (1519-1568) - 63</text:span></text:p>
      <text:p text:style-name="Rej"><text:span text:style-name="T13">Schuldes,</text:span><text:span text:style-name="T32"> </text:span><text:span text:style-name="T2">Hroznata OFM, provinciál - 52</text:span></text:p>
      <text:p text:style-name="P104">snoubenci</text:p>
      <text:p text:style-name="P108"><text:tab/>napomenutí - 43(l)</text:p>
      <text:p text:style-name="Rej"><text:span text:style-name="T9">Soliloquia animae cum Deo</text:span><text:span text:style-name="T2"> - 30(f), (l)</text:span></text:p>
      <text:p text:style-name="Rej"><text:span text:style-name="T13">von Sprintzenstein u. Neuhaus,</text:span><text:span text:style-name="T2"> Franz Moritz, <text:s text:c="33"/><text:tab/>právník (ca 1620-1642) - 33, 34</text:span></text:p>
      <text:p text:style-name="Rej"><text:span text:style-name="T13">von Sprintzenstein u. Neuhaus,</text:span><text:span text:style-name="T39"> </text:span><text:span text:style-name="T2">Johann Secund, hrabě (1625-1691) - 34</text:span></text:p>
      <text:p text:style-name="Rej"><text:soft-page-break/><text:span text:style-name="T13">von Sprintzenstein u. Neuhaus,</text:span><text:span text:style-name="T32"> </text:span><text:span text:style-name="T2">Rudolph, hrabě (1593-1632)</text:span></text:p>
      <text:p text:style-name="P108"><text:tab/>disertace, tisk - 34(1)</text:p>
      <text:p text:style-name="Rej"><text:span text:style-name="T9">Sprüche</text:span><text:span text:style-name="T2"> viz sententiae</text:span></text:p>
      <text:p text:style-name="Rej"><text:span text:style-name="T13">Steine</text:span><text:span text:style-name="T39">r</text:span><text:span text:style-name="T13">,</text:span><text:span text:style-name="T2"> Ferdinand, hudební skladatel - 98(vol. 2.)</text:span></text:p>
      <text:p text:style-name="Rej"><text:span text:style-name="T9">Stiepna,</text:span><text:span text:style-name="T3"> Constantinus</text:span><text:span text:style-name="T2"> viz Štěpán,</text:span><text:span text:style-name="T32"> </text:span><text:span text:style-name="T2">Konstantin</text:span></text:p>
      <text:p text:style-name="Rej"><text:span text:style-name="T13">Stöphel,</text:span><text:span text:style-name="T32"> </text:span><text:span text:style-name="T2">Gelasius OFMConv</text:span><text:span text:style-name="T94">, vlastník</text:span><text:span text:style-name="T2"> - 1</text:span></text:p>
      <text:p text:style-name="Rej"><text:span text:style-name="T13">Stu</text:span><text:span text:style-name="T53">f</text:span><text:span text:style-name="T13">fle</text:span><text:span text:style-name="T39">r</text:span><text:span text:style-name="T13">,</text:span><text:span text:style-name="T2"> Václav Urban, brněnský biskup (1764-1831) - 108</text:span></text:p>
      <text:p text:style-name="Rej"><text:span text:style-name="T9">Summa doctrinae christianae</text:span><text:span text:style-name="T2"> - 60</text:span></text:p>
      <text:p text:style-name="P104">svatí</text:p>
      <text:p text:style-name="P108"><text:tab/>ostatky - 43(j)</text:p>
      <text:p text:style-name="Rej"><text:span text:style-name="T9">Syrus,</text:span><text:span text:style-name="T33"> </text:span><text:span text:style-name="T3">Publilius</text:span><text:span text:style-name="T2"> viz Publilius Syrus </text:span></text:p>
      <text:p text:style-name="Rej"/>
      <text:p text:style-name="Rej"><text:span text:style-name="T13">Širůček,</text:span><text:span text:style-name="T32"> </text:span><text:span text:style-name="T2">Benjamin OFM, misionář a knihovník (1815-1900) - 10, 52</text:span></text:p>
      <text:p text:style-name="Rej"><text:span text:style-name="T13">Školaud</text:span><text:span text:style-name="T98">y</text:span><text:span text:style-name="T13">,</text:span><text:span text:style-name="T2"> Anastasius OFM - 10</text:span></text:p>
      <text:p text:style-name="Rej"><text:span text:style-name="T13">Štěpán,</text:span><text:span text:style-name="T32"> </text:span><text:span text:style-name="T2">Konstantin OFM, († 1797) - 112</text:span></text:p>
      <text:p text:style-name="P104">Španělsko</text:p>
      <text:p text:style-name="Rej"><text:span text:style-name="T2"><text:tab/></text:span><text:span text:style-name="T3">válka o dědictví španělské</text:span><text:span text:style-name="T2"> viz Karel VI.</text:span></text:p>
      <text:p text:style-name="Rej"><text:span text:style-name="T13">Šust</text:span><text:span text:style-name="T39">r</text:span><text:span text:style-name="T13">,</text:span><text:span text:style-name="T2"> Jan, vlastník - 97</text:span></text:p>
      <text:p text:style-name="Rej"/>
      <text:p text:style-name="Rej"><text:span text:style-name="T503">Tanner,</text:span> Matěj (1630-1692)</text:p>
      <text:p text:style-name="Rej"><text:span text:style-name="T3"><text:tab/></text:span><text:span text:style-name="T5">Cruentum Christi D.</text:span><text:span text:style-name="T195"> </text:span><text:span text:style-name="T5">in cruce sacrificium</text:span><text:span text:style-name="T195"> </text:span><text:span text:style-name="T5">in incruento missae <text:tab/><text:tab/><text:tab/><text:tab/>sacrificio explicatum</text:span><text:span text:style-name="T17"> - 69</text:span></text:p>
      <text:p text:style-name="Rej"><text:span text:style-name="T9">Telecki</text:span><text:span text:style-name="T2"> viz </text:span><text:span text:style-name="T171">T</text:span><text:span text:style-name="T2">uleczk</text:span><text:span text:style-name="T94">y</text:span><text:span text:style-name="T2">, Casparus</text:span></text:p>
      <text:p text:style-name="Rej"><text:span text:style-name="T13">Theodulf</text:span><text:span text:style-name="T39"> </text:span><text:span text:style-name="T13">z Orleánsu,</text:span><text:span text:style-name="T2"> biskup (c. 750-760-821)</text:span></text:p>
      <text:p text:style-name="Rej"><text:span text:style-name="T2"><text:tab/></text:span><text:span text:style-name="T4">Gloria</text:span><text:span text:style-name="T203"> </text:span><text:span text:style-name="T4">laus</text:span><text:span text:style-name="T203"> </text:span><text:span text:style-name="T4">et</text:span><text:span text:style-name="T203"> </text:span><text:span text:style-name="T4">honor</text:span><text:span text:style-name="T203"> </text:span><text:span text:style-name="T4">tibi</text:span><text:span text:style-name="T203"> </text:span><text:span text:style-name="T4">sit,</text:span><text:span text:style-name="T203"> </text:span><text:span text:style-name="T103">r</text:span><text:span text:style-name="T4">ex</text:span><text:span text:style-name="T203"> </text:span><text:span text:style-name="T4">Christe</text:span><text:span text:style-name="T203"> </text:span><text:span text:style-name="T103">r</text:span><text:span text:style-name="T4">edempto</text:span><text:span text:style-name="T240">r </text:span><text:span text:style-name="T243">- </text:span><text:span text:style-name="T245">114</text:span></text:p>
      <text:p text:style-name="Rej"><text:span text:style-name="T503">theologia morali</text:span> - 13</text:p>
      <text:p text:style-name="Rej"><text:span text:style-name="T13">theses theologicae</text:span><text:span text:style-name="T2"> - 14, 15, 16, 17, 18, 19</text:span></text:p>
      <text:p text:style-name="Rej"><text:span text:style-name="T9">Thomas de Kempis</text:span><text:span text:style-name="T2"> viz Kempenský, Tomáš</text:span></text:p>
      <text:p text:style-name="Rej"><text:span text:style-name="T326">T</text:span><text:span text:style-name="T13">oman,</text:span><text:span text:style-name="T2"> Arcadius OFM, písař - 54</text:span></text:p>
      <text:p text:style-name="Rej"><text:span text:style-name="T174">T</text:span><text:span text:style-name="T13">rautson Falckenstein,</text:span><text:span text:style-name="T2"> Johann Leopold Donat, kníže, <text:s text:c="25"/><text:tab/>nejvyšší hofmistr, (1659-1724) - 28</text:span></text:p>
      <text:p text:style-name="Rej"><text:span text:style-name="T174">T</text:span><text:span text:style-name="T13">rautson Ungnad </text:span><text:span text:style-name="T260">W</text:span><text:span text:style-name="T13">eissenwol</text:span><text:span text:style-name="T53">f</text:span><text:span text:style-name="T13">f, </text:span><text:span text:style-name="T2">Marie </text:span><text:span text:style-name="T323">T</text:span><text:span text:style-name="T2">eresie, <text:s text:c="34"/><text:tab/>hraběnka (1678/9-1740/1) - 6, 11, 28, 37, 61, 74</text:span></text:p>
      <text:p text:style-name="Rej"><text:soft-page-break/><text:span text:style-name="T174">T</text:span><text:span text:style-name="T13">uleczk</text:span><text:span text:style-name="T98">y</text:span><text:span text:style-name="T13">,</text:span><text:span text:style-name="T2"> Casparus OFM († 1698)</text:span></text:p>
      <text:p text:style-name="Rej"><text:span text:style-name="T5"><text:tab/>Libellus</text:span><text:span text:style-name="T341"> </text:span><text:span text:style-name="T5">seu</text:span><text:span text:style-name="T211"> </text:span><text:span text:style-name="T5">Harmonia</text:span><text:span text:style-name="T211"> </text:span><text:span text:style-name="T5">spiritualis</text:span><text:span text:style-name="T211"> </text:span><text:span text:style-name="T5">sitientis</text:span><text:span text:style-name="T211"> </text:span><text:span text:style-name="T5">animae</text:span><text:span text:style-name="T211"> </text:span><text:span text:style-name="T5">Cristum</text:span><text:span text:style-name="T2"> - 72</text:span></text:p>
      <text:p text:style-name="Rej"><text:span text:style-name="T174">T</text:span><text:span text:style-name="T13">ureček,</text:span><text:span text:style-name="T2"> Hyacint OFM († 1782)</text:span></text:p>
      <text:p text:style-name="Rej"><text:span text:style-name="T5"><text:tab/>Expositio </text:span><text:span text:style-name="T55">r</text:span><text:span text:style-name="T5">egulae Fratrum Minorum</text:span><text:span text:style-name="T2"> - 30(a)</text:span></text:p>
      <text:p text:style-name="Rej"><text:span text:style-name="T502">Turnov</text:span> - 40</text:p>
      <text:p text:style-name="Rej"/>
      <text:p text:style-name="Rej"><text:span text:style-name="T13">Übungen,</text:span><text:span text:style-name="T2"> Geistliche - 22(e)</text:span></text:p>
      <text:p text:style-name="Rej"><text:span text:style-name="T13">Uhlíř,</text:span><text:span text:style-name="T32"> </text:span><text:span text:style-name="T2">František - 55</text:span></text:p>
      <text:p text:style-name="Rej"><text:span text:style-name="T13">Uhlíř,</text:span><text:span text:style-name="T32"> </text:span><text:span text:style-name="T2">Martinianus OFM, vlastník - 55</text:span></text:p>
      <text:p text:style-name="Rej"><text:span text:style-name="T13">Ungnad</text:span><text:span text:style-name="T39"> </text:span><text:span text:style-name="T260">W</text:span><text:span text:style-name="T13">eissenwolf,</text:span><text:span text:style-name="T2"> Helmhard Christoph, hrabě (1635-1702) - 6</text:span></text:p>
      <text:p text:style-name="Rej"><text:span text:style-name="T9">Unterredungen, Nützliche, zwischen Philologo und Blantardo</text:span><text:span text:style-name="T2"> - 28</text:span></text:p>
      <text:p text:style-name="Rej"/>
      <text:p text:style-name="Rej"><text:span text:style-name="T13">Václa</text:span><text:span text:style-name="T98">v</text:span><text:span text:style-name="T13">,</text:span><text:span text:style-name="T2"> svatý - 71</text:span></text:p>
      <text:p text:style-name="Rej"><text:span text:style-name="T9">Valerianus Magnus</text:span><text:span text:style-name="T2"> viz Magnus,</text:span><text:span text:style-name="T32"> </text:span><text:span text:style-name="T238">V</text:span><text:span text:style-name="T2">alerianus</text:span></text:p>
      <text:p text:style-name="Rej"><text:span text:style-name="T13">Veselý,</text:span><text:span text:style-name="T2"> Fabián OFM</text:span><text:span text:style-name="T3"> </text:span><text:span text:style-name="T9">-</text:span><text:span text:style-name="T3"> </text:span><text:span text:style-name="T20">35</text:span></text:p>
      <text:p text:style-name="Rej"><text:span text:style-name="T244">V</text:span><text:span text:style-name="T13">eselý,</text:span><text:span text:style-name="T2"> Sigismundus OFM, kazatel († 1706) - 35, 43, 44, 45, 46, 47, 48, 71</text:span></text:p>
      <text:p text:style-name="Rej"><text:span text:style-name="T9">Via Crucis</text:span><text:span text:style-name="T2"> viz passio Domini, meditatio</text:span></text:p>
      <text:p text:style-name="Rej"><text:span text:style-name="T9">Viretum meditationum</text:span><text:span text:style-name="T2"> - 73(b)</text:span></text:p>
      <text:p text:style-name="Rej"><text:span text:style-name="T9">De virtutibus et vilis</text:span><text:span text:style-name="T2"> - 39(f)</text:span></text:p>
      <text:p text:style-name="Rej"><text:span text:style-name="T13">Vít,</text:span><text:span text:style-name="T32"> </text:span><text:span text:style-name="T2">svatý - 42</text:span></text:p>
      <text:p text:style-name="Rej"><text:span text:style-name="T86">V</text:span><text:span text:style-name="T13">ojtěch,</text:span><text:span text:style-name="T2"> svatý - 42</text:span></text:p>
      <text:p text:style-name="Rej"><text:span text:style-name="T86">V</text:span><text:span text:style-name="T13">olešenský,</text:span><text:span text:style-name="T2"> Eduard, inženýr</text:span></text:p>
      <text:p text:style-name="Rej"><text:span text:style-name="T5"><text:tab/>Památník</text:span><text:span text:style-name="T392"> </text:span><text:span text:style-name="T5">z</text:span><text:span text:style-name="T75"> </text:span><text:span text:style-name="T5">pobytu</text:span><text:span text:style-name="T75"> </text:span><text:span text:style-name="T5">v</text:span><text:span text:style-name="T75"> </text:span><text:span text:style-name="T5">rakouském internačním táboře <text:s text:c="25"/><text:tab/><text:tab/><text:tab/>v Möllersdorfu</text:span><text:span text:style-name="T2"> - 75</text:span></text:p>
      <text:p text:style-name="Rej"><text:span text:style-name="T304">V</text:span><text:span text:style-name="T13">rbčanský,</text:span><text:span text:style-name="T2"> Severin OFM, historiograf († 1755) - 36</text:span></text:p>
      <text:p text:style-name="Rej"/>
      <text:p text:style-name="Rej"><text:span text:style-name="T260">W</text:span><text:span text:style-name="T13">agne</text:span><text:span text:style-name="T39">r</text:span><text:span text:style-name="T13">,</text:span><text:span text:style-name="T2"> Michael OFM, vlastník († 1810) - 60</text:span></text:p>
      <text:p text:style-name="Rej"><text:span text:style-name="T260">W</text:span><text:span text:style-name="T13">albu</text:span><text:span text:style-name="T53">r</text:span><text:span text:style-name="T13">ga,</text:span><text:span text:style-name="T2"> svatá (ca 710-779) - 25</text:span></text:p>
      <text:p text:style-name="Rej"><text:span text:style-name="T260">W</text:span><text:span text:style-name="T13">auve</text:span><text:span text:style-name="T39">r</text:span><text:span text:style-name="T13">,</text:span><text:span text:style-name="T2"> Clementinus OFM - 23(c), 86</text:span></text:p>
      <text:p text:style-name="Rej"><text:span text:style-name="T260">W</text:span><text:span text:style-name="T13">eidlich,</text:span><text:span text:style-name="T2"> Thomas de</text:span><text:span text:style-name="T301">V</text:span><text:span text:style-name="T2">illa Nova OFM, varhaník († 1745) - 97</text:span></text:p>
      <text:p text:style-name="Rej"><text:span text:style-name="T260">W</text:span><text:span text:style-name="T13">encelides,</text:span><text:span text:style-name="T2"> Fabianus OFM, písař - 85</text:span></text:p>
      <text:p text:style-name="Rej"><text:span text:style-name="T13">van </text:span><text:span text:style-name="T260">W</text:span><text:span text:style-name="T13">esterhout,</text:span><text:span text:style-name="T2"> Balthasa</text:span><text:span text:style-name="T32">r</text:span><text:span text:style-name="T2">, mědirytec (1656-1728) - 77</text:span></text:p>
      <text:p text:style-name="Rej"/>
      <text:p text:style-name="Rej"><text:soft-page-break/><text:span text:style-name="T13">Zehne</text:span><text:span text:style-name="T39">r</text:span><text:span text:style-name="T13">,</text:span><text:span text:style-name="T2"> Joachim, teolog a filozof (1566-1612)</text:span></text:p>
      <text:p text:style-name="Rej"><text:span text:style-name="T5"><text:tab/>Sententiae insignio</text:span><text:span text:style-name="T55">r</text:span><text:span text:style-name="T5">es et pa</text:span><text:span text:style-name="T55">r</text:span><text:span text:style-name="T5">oemiae latino-germanicae</text:span><text:span text:style-name="T2"> - 65(a)</text:span></text:p>
      <text:p text:style-name="Rej"><text:span text:style-name="T9">Ziadn</text:span><text:span text:style-name="T97">y</text:span><text:span text:style-name="T94"> viz Žádný</text:span></text:p>
      <text:p text:style-name="Rej"><text:span text:style-name="T13">Ziegle</text:span><text:span text:style-name="T39">r</text:span><text:span text:style-name="T13">,</text:span><text:span text:style-name="T2"> Hieronymus</text:span></text:p>
      <text:p text:style-name="P108"><text:tab/>disertace, tisk - 33</text:p>
      <text:p text:style-name="Rej"><text:span text:style-name="T503">Znojmo</text:span> - 55</text:p>
      <text:p text:style-name="Rej"><text:span text:style-name="T13">Žádný,</text:span><text:span text:style-name="T2"> Thomas Joannes Nepomuk, hudební skladatel - 93, 97</text:span></text:p>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P101"><text:soft-page-break/><text:span text:style-name="T492">P</text:span><text:span text:style-name="T496">r</text:span><text:span text:style-name="T492">ovenienční </text:span><text:span text:style-name="T496">r</text:span><text:span text:style-name="T492">ejstřík</text:span></text:p>
      <text:p text:style-name="Rej"/>
      <text:p text:style-name="Rej"><text:span text:style-name="T13">Antonius a Padua,</text:span><text:span text:style-name="T2"> OMFCap, Znojmo(?) - 12, 13, 14, 15, 16, 17</text:span></text:p>
      <text:p text:style-name="Rej"><text:span text:style-name="T13">Be</text:span><text:span text:style-name="T53">r</text:span><text:span text:style-name="T13">g,</text:span><text:span text:style-name="T19"> Ulpianus OFM († 1788) </text:span><text:span text:style-name="T2">- 64, 57</text:span></text:p>
      <text:p text:style-name="Rej"><text:span text:style-name="T13">Drábek</text:span><text:span text:style-name="T2"> - 55</text:span></text:p>
      <text:p text:style-name="Rej"><text:span text:style-name="T503">Eberle,</text:span><text:span text:style-name="T501"> Euphronius, lékárník</text:span> - 27</text:p>
      <text:p text:style-name="Rej"><text:span text:style-name="T13">Götzel,</text:span><text:span text:style-name="T40"> </text:span><text:span text:style-name="T19">Geo</text:span><text:span text:style-name="T59">r</text:span><text:span text:style-name="T19">gius OFM</text:span><text:span text:style-name="T2"> - 50</text:span></text:p>
      <text:p text:style-name="Rej"><text:span text:style-name="T13">Harlanderus OFM(?)</text:span><text:span text:style-name="T2"> - 34</text:span></text:p>
      <text:p text:style-name="Rej"><text:span text:style-name="T13">Klos,</text:span><text:span text:style-name="T40"> </text:span><text:span text:style-name="T19">Josef, lékárník († 1767) </text:span><text:span text:style-name="T2">- 32</text:span></text:p>
      <text:p text:style-name="Rej"><text:span text:style-name="T13">Kůrka Koberský de Kobersfeldt,</text:span><text:span text:style-name="T19"> Jan</text:span><text:span text:style-name="T40"> </text:span><text:span text:style-name="T19">E</text:span><text:span text:style-name="T182">r</text:span><text:span text:style-name="T19">.</text:span><text:span text:style-name="T2"> - 68</text:span></text:p>
      <text:p text:style-name="Rej"><text:span text:style-name="T13">Lagenides,</text:span><text:span text:style-name="T39"> </text:span><text:span text:style-name="T19">Geo</text:span><text:span text:style-name="T59">r</text:span><text:span text:style-name="T19">gius </text:span><text:span text:style-name="T2">- 49</text:span></text:p>
      <text:p text:style-name="Rej"><text:span text:style-name="T503">Lambeck,</text:span><text:span text:style-name="T501"> Hieronymus OFM</text:span> - 25</text:p>
      <text:p text:style-name="Rej"><text:span text:style-name="T13">O'Brien,</text:span><text:span text:style-name="T40"> </text:span><text:span text:style-name="T19">Antonín OFM</text:span><text:span text:style-name="T2"> - 13</text:span></text:p>
      <text:p text:style-name="Rej"><text:span text:style-name="T13">Severa,</text:span><text:span text:style-name="T39"> </text:span><text:span text:style-name="T19">Gottfried OFM, knihovník († 1868)</text:span><text:span text:style-name="T2"> - 20</text:span></text:p>
      <text:p text:style-name="Rej"><text:span text:style-name="T13">von Sprintzenstein u. Neuhaus,</text:span><text:span text:style-name="T39"> </text:span><text:span text:style-name="T19">Johann Secund, hrabě (1625-1691)</text:span><text:span text:style-name="T2"> - 34</text:span></text:p>
      <text:p text:style-name="Rej"><text:span text:style-name="T13">von Sprintzenstein u. Neuhaus, </text:span><text:span text:style-name="T19">Franz Moritz, <text:s text:c="34"/><text:tab/>právník (cca 1620-1642)</text:span><text:span text:style-name="T2"> - 33, 34</text:span></text:p>
      <text:p text:style-name="Rej"><text:span text:style-name="T13">Stöphel,</text:span><text:span text:style-name="T40"> </text:span><text:span text:style-name="T19">Gelasius OFMConv</text:span><text:span text:style-name="T94"> </text:span><text:span text:style-name="T2">- 1</text:span></text:p>
      <text:p text:style-name="Rej"><text:span text:style-name="T13">Štěpán,</text:span><text:span text:style-name="T39"> </text:span><text:span text:style-name="T19">Konstantin OFM, († 1797)</text:span><text:span text:style-name="T2"> - 112</text:span></text:p>
      <text:p text:style-name="Rej"><text:span text:style-name="T13">Šust</text:span><text:span text:style-name="T39">r</text:span><text:span text:style-name="T13">,</text:span><text:span text:style-name="T19"> Jan</text:span><text:span text:style-name="T2"> - 97</text:span></text:p>
      <text:p text:style-name="Rej"><text:span text:style-name="T174">T</text:span><text:span text:style-name="T13">rautson Falckenstein,</text:span><text:span text:style-name="T19"> Johann Leopold Donat, kníže,</text:span><text:span text:style-name="T2"> <text:s text:c="26"/></text:span><text:span text:style-name="T13"><text:tab/></text:span><text:span text:style-name="T19">nejvyšší hofmistr, (1659-1724)</text:span><text:span text:style-name="T2"> - 28</text:span></text:p>
      <text:p text:style-name="Rej"><text:span text:style-name="T174">T</text:span><text:span text:style-name="T13">rautson Ungnad </text:span><text:span text:style-name="T260">W</text:span><text:span text:style-name="T13">eissenwol</text:span><text:span text:style-name="T53">f</text:span><text:span text:style-name="T13">f, </text:span><text:span text:style-name="T19">Marie </text:span><text:span text:style-name="T327">T</text:span><text:span text:style-name="T19">eresie,</text:span><text:span text:style-name="T2"> <text:s text:c="32"/></text:span><text:span text:style-name="T13"><text:tab/></text:span><text:span text:style-name="T19">hraběnka (1678/9-1740/1)</text:span><text:span text:style-name="T2"> - 6, 11, 28, 37, 61, 74</text:span></text:p>
      <text:p text:style-name="Rej"><text:span text:style-name="T13">Uhlíř,</text:span><text:span text:style-name="T39"> </text:span><text:span text:style-name="T19">František </text:span><text:span text:style-name="T2">- 55</text:span></text:p>
      <text:p text:style-name="Rej"><text:span text:style-name="T13">Uhlíř,</text:span><text:span text:style-name="T40"> </text:span><text:span text:style-name="T19">Martinianus OFM</text:span><text:span text:style-name="T2"> - 55</text:span></text:p>
      <text:p text:style-name="Rej"><text:span text:style-name="T244">V</text:span><text:span text:style-name="T13">eselý, </text:span><text:span text:style-name="T19">Sigismundus OFM, kazatel († 1706)</text:span><text:span text:style-name="T2"> - 43, 44, 45, 46, 47, 48</text:span></text:p>
      <text:p text:style-name="Rej"><text:span text:style-name="T260">W</text:span><text:span text:style-name="T13">agne</text:span><text:span text:style-name="T39">r</text:span><text:span text:style-name="T13">,</text:span><text:span text:style-name="T19"> Michael OFM († 1810)</text:span><text:span text:style-name="T2"> - 60</text:span></text:p>
      <text:p text:style-name="Rej"><text:span text:style-name="T13">Žádný,</text:span><text:span text:style-name="T19"> Thomas Joannes Nepomuk, hudební skladatel</text:span><text:span text:style-name="T2"> - 97</text:span></text:p>
      <text:p text:style-name="P109"/>
      <text:p text:style-name="P109"/>
      <text:p text:style-name="P109"/>
      <text:p text:style-name="P109"/>
      <text:p text:style-name="P101"><text:soft-page-break/><text:span text:style-name="T13">Datované</text:span><text:span text:style-name="T39"> </text:span><text:span text:style-name="T13">rukopisy</text:span></text:p>
      <text:p text:style-name="Rej"/>
      <text:p text:style-name="Rej"><text:span text:style-name="T13">1666</text:span><text:span text:style-name="T32"> </text:span><text:span text:style-name="T2">- 76</text:span></text:p>
      <text:p text:style-name="Rej"><text:span text:style-name="T13">1667</text:span><text:span text:style-name="T32"> </text:span><text:span text:style-name="T2">- 114</text:span></text:p>
      <text:p text:style-name="Rej"><text:span text:style-name="T13">1676</text:span><text:span text:style-name="T32"> </text:span><text:span text:style-name="T2">- 72</text:span></text:p>
      <text:p text:style-name="Rej"><text:span text:style-name="T13">1700</text:span><text:span text:style-name="T32"> </text:span><text:span text:style-name="T2">- 7</text:span></text:p>
      <text:p text:style-name="Rej"><text:span text:style-name="T13">1718</text:span><text:span text:style-name="T32"> </text:span><text:span text:style-name="T2">- 107</text:span></text:p>
      <text:p text:style-name="Rej"><text:span text:style-name="T13">1728</text:span><text:span text:style-name="T32"> </text:span><text:span text:style-name="T2">- 40</text:span></text:p>
      <text:p text:style-name="Rej"><text:span text:style-name="T13">1733</text:span><text:span text:style-name="T32"> </text:span><text:span text:style-name="T2">- 58</text:span></text:p>
      <text:p text:style-name="Rej"><text:span text:style-name="T13">1735</text:span><text:span text:style-name="T32"> </text:span><text:span text:style-name="T2">- 26</text:span></text:p>
      <text:p text:style-name="Rej"><text:span text:style-name="T13">1736</text:span><text:span text:style-name="T32"> </text:span><text:span text:style-name="T2">- 109</text:span></text:p>
      <text:p text:style-name="Rej"><text:span text:style-name="T13">1736</text:span><text:span text:style-name="T32"> </text:span><text:span text:style-name="T2">- 9</text:span></text:p>
      <text:p text:style-name="Rej"><text:span text:style-name="T13">1742</text:span><text:span text:style-name="T32"> </text:span><text:span text:style-name="T2">- 73</text:span></text:p>
      <text:p text:style-name="Rej"><text:span text:style-name="T13">1748</text:span><text:span text:style-name="T32"> </text:span><text:span text:style-name="T2">- 98</text:span></text:p>
      <text:p text:style-name="Rej"><text:span text:style-name="T13">1751</text:span><text:span text:style-name="T32"> </text:span><text:span text:style-name="T2">- 25</text:span></text:p>
      <text:p text:style-name="Rej"><text:span text:style-name="T13">1754</text:span><text:span text:style-name="T32"> </text:span><text:span text:style-name="T2">- 54</text:span></text:p>
      <text:p text:style-name="Rej"><text:span text:style-name="T13">1754</text:span><text:span text:style-name="T32"> </text:span><text:span text:style-name="T2">- 32</text:span></text:p>
      <text:p text:style-name="Rej"><text:span text:style-name="T13">1762</text:span><text:span text:style-name="T32"> </text:span><text:span text:style-name="T2">- 85</text:span></text:p>
      <text:p text:style-name="Rej"><text:span text:style-name="T13">1763</text:span><text:span text:style-name="T32"> </text:span><text:span text:style-name="T2">- 17</text:span></text:p>
      <text:p text:style-name="Rej"><text:span text:style-name="T13">1764</text:span><text:span text:style-name="T32"> </text:span><text:span text:style-name="T2">- 13</text:span></text:p>
      <text:p text:style-name="Rej"><text:span text:style-name="T13">1764</text:span><text:span text:style-name="T32"> </text:span><text:span text:style-name="T2">- 55</text:span></text:p>
      <text:p text:style-name="Rej"><text:span text:style-name="T13">1765</text:span><text:span text:style-name="T32"> </text:span><text:span text:style-name="T2">- 5</text:span></text:p>
      <text:p text:style-name="Rej"><text:span text:style-name="T13">1780</text:span><text:span text:style-name="T32"> </text:span><text:span text:style-name="T2">- 12</text:span></text:p>
      <text:p text:style-name="Rej"><text:span text:style-name="T13">1781</text:span><text:span text:style-name="T32"> </text:span><text:span text:style-name="T2">- 106</text:span></text:p>
      <text:p text:style-name="Rej"><text:span text:style-name="T13">1842</text:span><text:span text:style-name="T32"> </text:span><text:span text:style-name="T2">- 59</text:span></text:p>
      <text:p text:style-name="Rej"><text:span text:style-name="T492">1846</text:span><text:span text:style-name="T497"> </text:span><text:span text:style-name="T491">- 10</text:span></text:p>
      <text:p text:style-name="Rej"/>
      <text:p text:style-name="Rej"/>
      <text:p text:style-name="Rej"/>
      <text:p text:style-name="Rej"/>
      <text:p text:style-name="Rej"/>
      <text:p text:style-name="Rej"/>
      <text:p text:style-name="Rej"/>
      <text:p text:style-name="P101"><text:soft-page-break/><text:span text:style-name="T13">Ch</text:span><text:span text:style-name="T53">r</text:span><text:span text:style-name="T13">onologický </text:span><text:span text:style-name="T53">r</text:span><text:span text:style-name="T13">ejstřík</text:span></text:p>
      <text:p text:style-name="Rej"/>
      <text:p text:style-name="Rej"><text:span text:style-name="T503">XVII </text:span>- 68</text:p>
      <text:p text:style-name="Rej"><text:span text:style-name="T13">XVII</text:span><text:span text:style-name="T465">1</text:span><text:span text:style-name="T13"> </text:span><text:span text:style-name="T2">- 33, 34</text:span></text:p>
      <text:p text:style-name="Rej"><text:span text:style-name="T13">XVII</text:span><text:span text:style-name="T465">2</text:span><text:span text:style-name="T13"> </text:span><text:span text:style-name="T2">- 6, 41, 43, 44, 45, 46, 47, 48, 49, 63, 66, 67, 71, 89, 92</text:span></text:p>
      <text:p text:style-name="Rej"><text:span text:style-name="T13">XVII</text:span><text:span text:style-name="T465">med.</text:span><text:span text:style-name="T2"> - 65, 69, 70</text:span></text:p>
      <text:p text:style-name="Rej"><text:span text:style-name="T13">XVII</text:span><text:span text:style-name="T465">ex.</text:span><text:span text:style-name="T2"> - 78</text:span></text:p>
      <text:p text:style-name="Rej"><text:span text:style-name="T13">XVII./XVIII.</text:span><text:span text:style-name="T2"> - 35, 91</text:span></text:p>
      <text:p text:style-name="Rej"><text:span text:style-name="T13">XVIII.</text:span><text:span text:style-name="T2"> - 4, 8, 30, 31, 51, 77, 79</text:span></text:p>
      <text:p text:style-name="Rej"><text:span text:style-name="T13">XVIII</text:span><text:span text:style-name="T465">1</text:span><text:span text:style-name="T13">.</text:span><text:span text:style-name="T2"> - 11, 23, 28, 29, 37, 38, 42, 61, 74, 88, 94, 93, 95, 107</text:span></text:p>
      <text:p text:style-name="Rej"><text:span text:style-name="T13">XVIII</text:span><text:span text:style-name="T465">2</text:span><text:span text:style-name="T13">.</text:span><text:span text:style-name="T2"> - 1, 2, 3, 14, 15, 16, 18, 19, 24, 27, 36, 50, 56, 102, 108, 113</text:span></text:p>
      <text:p text:style-name="Rej"><text:span text:style-name="T13">XVIII</text:span><text:span text:style-name="T465">med.</text:span><text:span text:style-name="T13"> </text:span><text:span text:style-name="T2">- 22, 39, 57, 60, 64, 80, 81, 82, 83, 84, 86, 87, 90, 96, 97, 99, 101, <text:tab/>103, 104, 105</text:span></text:p>
      <text:p text:style-name="Rej"><text:span text:style-name="T13">XVIII</text:span><text:span text:style-name="T465">ex.</text:span><text:span text:style-name="T13"> </text:span><text:span text:style-name="T2">- 21, 53, 62, 100, 110, 111, 112</text:span></text:p>
      <text:p text:style-name="Rej"><text:span text:style-name="T13">XIX.</text:span><text:span text:style-name="T2"> - 4, 51, 52</text:span></text:p>
      <text:p text:style-name="Rej"><text:span text:style-name="T13">XIX</text:span><text:span text:style-name="T465">med.</text:span><text:span text:style-name="T2"> - 20</text:span></text:p>
      <text:p text:style-name="Rej"><text:span text:style-name="T13">XX.</text:span><text:span text:style-name="T2"> - 4, 75</text:span></text:p>
      <text:p text:style-name="P102"/>
      <text:p text:style-name="P102"/>
      <text:p text:style-name="P102"/>
      <text:p text:style-name="P102"/>
      <text:p text:style-name="P102"/>
      <text:p text:style-name="P101"><text:span text:style-name="T13">Notované</text:span><text:span text:style-name="T39"> </text:span><text:span text:style-name="T13">rukopisy</text:span></text:p>
      <text:p text:style-name="Rej"/>
      <text:p text:style-name="P108">30, 66, 93, 94, 96, 97, 98, 99, 100, 101, 102, 103, 104, 105, 106, 107, 108, 109, 110, 111, 112, 113, 114</text:p>
      <text:p text:style-name="Rej"/>
      <text:p text:style-name="Rej"/>
      <text:p text:style-name="Rej"/>
      <text:p text:style-name="Rej"/>
      <text:p text:style-name="Rej"/>
      <text:p text:style-name="Rej"/>
      <text:p text:style-name="P101"><text:soft-page-break/><text:span text:style-name="T13">Jazykový</text:span><text:span text:style-name="T39"> </text:span><text:span text:style-name="T53">r</text:span><text:span text:style-name="T13">ejstřík</text:span></text:p>
      <text:p text:style-name="Rej"/>
      <text:p text:style-name="Rej"><text:span text:style-name="T13">česky</text:span><text:span text:style-name="T39"> </text:span><text:span text:style-name="T19">-</text:span><text:span text:style-name="T13"> </text:span><text:span text:style-name="T19">6</text:span><text:span text:style-name="T2">, 32, 35, 43;</text:span><text:span text:style-name="T13"> část </text:span><text:span text:style-name="T19">- 7</text:span><text:span text:style-name="T2">, 20, 44, 49, 52, 53, 67, 71, 99, 101, 109, 114</text:span></text:p>
      <text:p text:style-name="Rej"><text:span text:style-name="T13">francouzsky </text:span><text:span text:style-name="T2">- 37, 61, 74</text:span></text:p>
      <text:p text:style-name="Rej"><text:span text:style-name="T13">italsky </text:span><text:span text:style-name="T19">- </text:span><text:span text:style-name="T13">část </text:span><text:span text:style-name="T19">- 1</text:span><text:span text:style-name="T2">, 2, 3, 11</text:span></text:p>
      <text:p text:style-name="P107"><text:span text:style-name="T13">latinsky </text:span><text:span text:style-name="T32">- <text:s/></text:span><text:span text:style-name="T2"><text:s/>1, 2, 7, 20, 26, 30, 34, 36, 39, 40, 41, 42, 44, 49, 50, 53, 54, 56,<text:tab/><text:tab/><text:tab/>57, 60, 63, 67, 68, 71, 72, 73, 77, 78, 79, 80, 81, 82, 83, 84, 85, <text:tab/><text:tab/><text:tab/>86, 87, 88, 89, 92, 93, 94, 96, 97, 98, 99, 100, 101, 102, 103, <text:tab/><text:tab/><text:tab/>104, 108, 109, 110, 113, 114;</text:span><text:span text:style-name="T13"> část </text:span><text:span text:style-name="T19">-</text:span><text:span text:style-name="T2"> 6, 35, 43, 46, 52</text:span></text:p>
      <text:p text:style-name="Rej"><text:span text:style-name="T13">německy</text:span><text:span text:style-name="T39"> </text:span><text:span text:style-name="T32">-</text:span><text:span text:style-name="T2"> 6, 22, 27, 28, 51, 52, 59, 62, 66, 76; </text:span><text:span text:style-name="T13">část </text:span><text:span text:style-name="T19">-</text:span><text:span text:style-name="T2"> 7, 50, 53, 99</text:span></text:p>
      <text:p text:style-name="P102"/>
      <text:p text:style-name="P102"/>
      <text:p text:style-name="P102"/>
      <text:p text:style-name="P102"/>
      <text:p text:style-name="P102"/>
      <text:p text:style-name="P100">Zlomky rukopisů</text:p>
      <text:p text:style-name="Rej"/>
      <text:p text:style-name="Rej"><text:span text:style-name="T492">34 </text:span><text:span text:style-name="T495">-</text:span><text:span text:style-name="T492"> </text:span><text:span text:style-name="T493">liturgický rukopis z přelomu 14. a 15. stol.</text:span></text:p>
      <text:p text:style-name="Rej"><text:span text:style-name="T492">49 </text:span><text:span text:style-name="T495">- </text:span><text:span text:style-name="T493">latinský misál z přelomu 12. a 13. stol.</text:span></text:p>
      <text:p text:style-name="Rej"><text:span text:style-name="T492">56 </text:span><text:span text:style-name="T495">-</text:span><text:span text:style-name="T493"> </text:span><text:span text:style-name="T2">latinský</text:span><text:span text:style-name="T125"> </text:span><text:span text:style-name="T2">rukopis</text:span><text:span text:style-name="T125"> </text:span><text:span text:style-name="T2">ze</text:span><text:span text:style-name="T125"> </text:span><text:span text:style-name="T2">17.-18.</text:span><text:span text:style-name="T125"> </text:span><text:span text:style-name="T2">stol.</text:span><text:span text:style-name="T125"> </text:span><text:span text:style-name="T2">s menzurální</text:span><text:span text:style-name="T118"> </text:span><text:span text:style-name="T2">notací</text:span></text:p>
      <text:p text:style-name="P127"><text:span text:style-name="T492">63 </text:span><text:span text:style-name="T495">-</text:span><text:span text:style-name="T493"> latinský zlomek z díla </text:span><text:span text:style-name="T494">De sacramentis</text:span><text:span text:style-name="T493"> Huga od sv. Viktora z přelomu <text:s text:c="6"/><text:tab/>12. a 13. stol.</text:span></text:p>
      <text:p text:style-name="Rej"><text:span text:style-name="T492">66 </text:span><text:span text:style-name="T495">-</text:span><text:span text:style-name="T493"> liturgický rukopis ze 14. stol.</text:span></text:p>
      <text:p text:style-name="Rej"><text:span text:style-name="T492">114 </text:span><text:span text:style-name="T495">-</text:span><text:span text:style-name="T493"> latinský misál ze 14. stol.</text:span></text:p>
      <text:p text:style-name="Rej"/>
      <text:p text:style-name="Rej"/>
      <text:p text:style-name="Rej"/>
      <text:p text:style-name="Rej"/>
      <text:p text:style-name="Rej"/>
      <text:p text:style-name="Rej"/>
      <text:p text:style-name="P116"/>
      <text:p text:style-name="P100"><text:soft-page-break/>Konkordance signatur se soupisem z roku 1957</text:p>
      <text:p text:style-name="P100"/>
      <text:section text:style-name="Sect1" text:name="Sekce1">
        <text:p text:style-name="P222">D 1 - D 95</text:p>
        <text:p text:style-name="P222">D 2 - D 96</text:p>
        <text:p text:style-name="P222">D 3 - D 97</text:p>
        <text:p text:style-name="P222">D 4 - D 98</text:p>
        <text:p text:style-name="P222">D 5 - D 99</text:p>
        <text:p text:style-name="P222">D 6 - D 100</text:p>
        <text:p text:style-name="P222">D 7 - D 101</text:p>
        <text:p text:style-name="P222">D 8 - D 113</text:p>
        <text:p text:style-name="P222">D 9 - D 114</text:p>
        <text:p text:style-name="P222">D 10 - D 10</text:p>
        <text:p text:style-name="P222">D 11 - D 106</text:p>
        <text:p text:style-name="P222">D 12 - D 103</text:p>
        <text:p text:style-name="P222">D 13 - D 1</text:p>
        <text:p text:style-name="P222">D 14 - D 115</text:p>
        <text:p text:style-name="P222">D 15 - D 118</text:p>
        <text:p text:style-name="P222">D 16 - D 116</text:p>
        <text:p text:style-name="P222">D 17 - D 2</text:p>
        <text:p text:style-name="P222">D 18 - D 110</text:p>
        <text:p text:style-name="P222">D 19 - D 111</text:p>
        <text:p text:style-name="P222">D 20 - D 112</text:p>
        <text:p text:style-name="P222">D 21 - D 109</text:p>
        <text:p text:style-name="P222">D 22 - D 107</text:p>
        <text:p text:style-name="P222">D 23 - D 108</text:p>
        <text:p text:style-name="P222">D 24 - D 102</text:p>
        <text:p text:style-name="P222">D 25 - D 105</text:p>
        <text:p text:style-name="P222">D 26 - D 104</text:p>
        <text:p text:style-name="P222">D 27 - D 117</text:p>
        <text:p text:style-name="P222">D 28 - D 4</text:p>
        <text:p text:style-name="P222">D 29 (D 48) - D 6</text:p>
        <text:p text:style-name="P222">D 30 - D 9</text:p>
        <text:p text:style-name="P222">D 31 - D 8</text:p>
        <text:p text:style-name="P222">D 32 - D 119</text:p>
        <text:p text:style-name="P222">D 33 - D 3</text:p>
        <text:p text:style-name="P222">D 34 (H.a.38) - D 11</text:p>
        <text:p text:style-name="P222">D 35 - D 121</text:p>
        <text:p text:style-name="P222">D 36 - D 120</text:p>
        <text:p text:style-name="P222">D 37 - D 7</text:p>
        <text:p text:style-name="P222">D 38 - D 12</text:p>
        <text:p text:style-name="P222">D 39 - D 13</text:p>
        <text:p text:style-name="P222">D 40 - D 14</text:p>
        <text:p text:style-name="P222">D 41 - D 15</text:p>
        <text:p text:style-name="P222">D 42 - D 17</text:p>
        <text:p text:style-name="P222">D 43 - D 18</text:p>
        <text:p text:style-name="P222">D 44 - D 16</text:p>
        <text:p text:style-name="P222">D 45 - D 19</text:p>
        <text:p text:style-name="P222">D 46 (C.b.21) - D 21</text:p>
        <text:p text:style-name="P222">D 47 - D 122</text:p>
        <text:p text:style-name="P222">D 48 - D 22</text:p>
        <text:p text:style-name="P222">D 49 - D 126</text:p>
        <text:p text:style-name="P222">D 50 - D 125</text:p>
        <text:p text:style-name="P222">D 51 - D 123</text:p>
        <text:p text:style-name="P222">D 52 - D 23</text:p>
        <text:p text:style-name="P222">D 53 - D 24</text:p>
        <text:p text:style-name="P222">D 54 - D 25</text:p>
        <text:p text:style-name="P222">D 55 - D 27</text:p>
        <text:p text:style-name="P222">D 56 - D 26</text:p>
        <text:p text:style-name="P222">D 57 - D 28</text:p>
        <text:p text:style-name="P222">D 58 - D 29</text:p>
        <text:p text:style-name="P222"><text:soft-page-break/>D 59 - D 30</text:p>
        <text:p text:style-name="P222">D 60 - D 34</text:p>
        <text:p text:style-name="P222">D 61 - D 35</text:p>
        <text:p text:style-name="P222">D 62 - D 32</text:p>
        <text:p text:style-name="P222">D 63 - D 38</text:p>
        <text:p text:style-name="P222">D 64 - D 36</text:p>
        <text:p text:style-name="P222">D 65 - D 37</text:p>
        <text:p text:style-name="P222">D 66 - D 39</text:p>
        <text:p text:style-name="P222">D 67 - D 33</text:p>
        <text:p text:style-name="P222">D 68 (I.b.24) - D 40</text:p>
        <text:p text:style-name="P222">D 69 (L.13) - D 41</text:p>
        <text:p text:style-name="P222">D 70 - D 42</text:p>
        <text:p text:style-name="P222">D 71 - D 43</text:p>
        <text:p text:style-name="P222">D 72 - D 47</text:p>
        <text:p text:style-name="P222">D 73 - D 46</text:p>
        <text:p text:style-name="P222">D 74 - D 45</text:p>
        <text:p text:style-name="P222">D 75 (E.b.208) - D 48</text:p>
        <text:p text:style-name="P222">D 76 - D 49</text:p>
        <text:p text:style-name="P222">D 77 - D 44</text:p>
        <text:p text:style-name="P222">D 78 - D 51</text:p>
        <text:p text:style-name="P222">D 79 - D 50</text:p>
        <text:p text:style-name="P222">D 80 - D 52</text:p>
        <text:p text:style-name="P222">D 81 - D 53</text:p>
        <text:p text:style-name="P222">D 82 - D 54</text:p>
        <text:p text:style-name="P222">D 83 - D 127</text:p>
        <text:p text:style-name="P222">D 84 - D 129</text:p>
        <text:p text:style-name="P222">D 85 - D 128</text:p>
        <text:p text:style-name="P222">D 86 - D 55</text:p>
        <text:p text:style-name="P222">D 87 - D 56</text:p>
        <text:p text:style-name="P222">D 88 - D 57</text:p>
        <text:p text:style-name="P222">D 89 - D 58</text:p>
        <text:p text:style-name="P222">D 90 - D 59</text:p>
        <text:p text:style-name="P222">D 91 - D 61</text:p>
        <text:p text:style-name="P222">D 92 - D 62</text:p>
        <text:p text:style-name="P222">D 93 - D 63</text:p>
        <text:p text:style-name="P222">D 94 - D 64</text:p>
        <text:p text:style-name="P222">D 95 - D 66</text:p>
        <text:p text:style-name="P222">D 96 - D 67</text:p>
        <text:p text:style-name="P222">D 97 - D 130</text:p>
        <text:p text:style-name="P222">D 98 - D 68</text:p>
        <text:p text:style-name="P222">D 99 - D 65</text:p>
        <text:p text:style-name="P222">D 100 - D 69</text:p>
        <text:p text:style-name="P222">D 101 - D 70</text:p>
        <text:p text:style-name="P222">D 102 - D 72</text:p>
        <text:p text:style-name="P222">D 103 - D 71</text:p>
        <text:p text:style-name="P222">D 104 - D 73</text:p>
        <text:p text:style-name="P222">D 105 - D 74</text:p>
        <text:p text:style-name="P222">D 106 - D 75</text:p>
        <text:p text:style-name="P222">D 107 - D 76</text:p>
        <text:p text:style-name="P222">D 108 - D 77</text:p>
        <text:p text:style-name="P222">D 109 - D 79</text:p>
        <text:p text:style-name="P222">D 110 - D 78</text:p>
        <text:p text:style-name="P222">D 111 - D 80</text:p>
        <text:p text:style-name="P222"/>
        <text:p text:style-name="P223">Rukopisy, které v soupisu <text:s text:c="15"/>z r. 1957 nebyly uvedeny:</text:p>
        <text:p text:style-name="P224"/>
        <text:p text:style-name="P222">D 5</text:p>
        <text:p text:style-name="P222">D 20</text:p>
        <text:p text:style-name="P222">D 31</text:p>
        <text:p text:style-name="P222">D 60</text:p>
        <text:p text:style-name="P222">D 81-94</text:p>
        <text:p text:style-name="P222">D 124</text:p>
      </text:section>
      <text:p text:style-name="P144"><text:soft-page-break/>Bibliografie</text:p>
      <text:p text:style-name="P182"/>
      <text:p text:style-name="P160">Archivní prameny</text:p>
      <text:p text:style-name="P132"/>
      <text:p text:style-name="P152"><text:span text:style-name="T506">Moravský</text:span><text:span text:style-name="T507"> </text:span><text:span text:style-name="T506">zemský archiv Brno</text:span></text:p>
      <text:p text:style-name="P147"><text:tab/>Tribunál – Pozůstalosti (C 2)</text:p>
      <text:p text:style-name="P148"><text:tab/><text:tab/>kart. 246, sign. 27</text:p>
      <text:p text:style-name="P148"><text:tab/>Františkáni Dačice (E 21)</text:p>
      <text:p text:style-name="P152"><text:span text:style-name="T23"><text:tab/><text:tab/>kart. </text:span><text:span text:style-name="T297">24, sign. 1</text:span></text:p>
      <text:p text:style-name="P147"/>
      <text:p text:style-name="P154">Národní archiv</text:p>
      <text:p text:style-name="P152"><text:span text:style-name="T24"><text:tab/>Archiv české františkánské provincie (1283) 1368</text:span><text:span text:style-name="T481">–</text:span><text:span text:style-name="T24">1950</text:span><text:span text:style-name="T481"> (ŘF 50)</text:span></text:p>
      <text:p text:style-name="P155"><text:tab/><text:tab/>inv. č. 444, č. knihy 51A</text:p>
      <text:p text:style-name="P156"/>
      <text:p text:style-name="P134">Staré tisky</text:p>
      <text:p text:style-name="P135"/>
      <text:p text:style-name="P151"><text:span text:style-name="T23">Balbín,</text:span><text:span text:style-name="T41"> </text:span><text:span text:style-name="T23">Bohuslav: </text:span><text:span text:style-name="T121">V</text:span><text:span text:style-name="T8">ita </text:span><text:span text:style-name="T84">V</text:span><text:span text:style-name="T8">. </text:span><text:span text:style-name="T84">P</text:span><text:span text:style-name="T8">. Lancicii a Societate Jesu compendiosus scripta, primum a</text:span><text:span text:style-name="T37"> </text:span><text:span text:style-name="T8">...Casimi</text:span><text:span text:style-name="T104">r</text:span><text:span text:style-name="T8">o </text:span><text:span text:style-name="T180">W</text:span><text:span text:style-name="T8">ijuk Kojalowicz nunc .. denuo ... a Boh. Balbino</text:span><text:span text:style-name="T23">. Pragae 1690.</text:span></text:p>
      <text:p text:style-name="P230"/>
      <text:p text:style-name="P151"><text:span text:style-name="T8">Ciste</text:span><text:span text:style-name="T104">r</text:span><text:span text:style-name="T8">cium post bis tertium saeculum gloriosum, per somnium obum- <text:s text:c="4"/>bratum (!); [majusk.] </text:span><text:span text:style-name="T272">T</text:span><text:span text:style-name="T8">o gest: Swatý Ržád Cyste</text:span><text:span text:style-name="T104">r</text:span><text:span text:style-name="T8">cyenský Po Ssestým Wěku W Swatém Audolj Sedlickém Slawný,</text:span><text:span text:style-name="T37"> </text:span><text:span text:style-name="T8">Skrze Sen wyobrazený ...</text:span><text:span text:style-name="T23">Praha: K. </text:span><text:span text:style-name="T262">F</text:span><text:span text:style-name="T23">. Rosenmülle</text:span><text:span text:style-name="T41">r</text:span><text:span text:style-name="T23">, 1736.</text:span></text:p>
      <text:p text:style-name="P230"/>
      <text:p text:style-name="P151"><text:span text:style-name="T403">Commentarius</text:span><text:span text:style-name="T46"> </text:span><text:span text:style-name="T403">de homine infami personato sub titulis M. Jocosi Severi Medij.</text:span><text:span text:style-name="T305">V</text:span><text:span text:style-name="T401">iennae Austriae: Kürne</text:span><text:span text:style-name="T47">r</text:span><text:span text:style-name="T401">, 1654.</text:span></text:p>
      <text:p text:style-name="P232"/>
      <text:p text:style-name="P151"><text:span text:style-name="T403">Fontaine</text:span><text:span text:style-name="T46"> </text:span><text:span text:style-name="T403">d'amour de Jesus crucifié</text:span><text:span text:style-name="T401">, </text:span><text:span text:style-name="T402">par le </text:span><text:span text:style-name="T246">P</text:span><text:span text:style-name="T402">. </text:span><text:span text:style-name="T263">F</text:span><text:span text:style-name="T402">. Matthias Croonenbo</text:span><text:span text:style-name="T62">r</text:span><text:span text:style-name="T402">gh, Recollet</text:span><text:span text:style-name="T401">. Bruxelles,1672.</text:span></text:p>
      <text:p text:style-name="P232"/>
      <text:p text:style-name="P151"><text:span text:style-name="T296">Gegeneinander–Haltung</text:span><text:span text:style-name="T44"> </text:span><text:span text:style-name="T296">der Thaten Ca</text:span><text:span text:style-name="T106">r</text:span><text:span text:style-name="T296">oli III. König in Spanien, und Philippi Herzogs von</text:span><text:span text:style-name="T44"> </text:span><text:span text:style-name="T296">Anjou, </text:span><text:span text:style-name="T249">V</text:span><text:span text:style-name="T296">on dem </text:span><text:span text:style-name="T276">T</text:span><text:span text:style-name="T296">ag ih</text:span><text:span text:style-name="T106">r</text:span><text:span text:style-name="T296">er Ab</text:span><text:span text:style-name="T106">r</text:span><text:span text:style-name="T296">eise aus </text:span><text:span text:style-name="T184">W</text:span><text:span text:style-name="T296">ien und Paris, bis jetzt. Mit vielen Kupffern</text:span><text:span text:style-name="T297">. Franckfurt und Leipzig: bey Christoph Riegeln zu finden, 1710.</text:span></text:p>
      <text:p text:style-name="P151"><text:soft-page-break/><text:span text:style-name="T296">Leben</text:span><text:span text:style-name="T44"> </text:span><text:span text:style-name="T296">Seiner Majestät Ca</text:span><text:span text:style-name="T106">r</text:span><text:span text:style-name="T296">oli des Dritten Königs in Spanien und der Indien </text:span><text:span text:style-name="T276">W</text:span><text:span text:style-name="T296">orinnen zugl.</text:span><text:span text:style-name="T44"> </text:span><text:span text:style-name="T296">mit enthalten, was d. spanischen Successionssache u. d. daraus entstandenen Krieges</text:span><text:span text:style-name="T44"> </text:span><text:span text:style-name="T296">halbe</text:span><text:span text:style-name="T249">r</text:span><text:span text:style-name="T296">, so wohl in Deutschland, Spanien, Italien, Franck</text:span><text:span text:style-name="T106">r</text:span><text:span text:style-name="T296">eich, Engeland, Holland,</text:span><text:span text:style-name="T44"> </text:span><text:span text:style-name="T296">d. Schweitz u.a. Orten gehandelt wo</text:span><text:span text:style-name="T106">r</text:span><text:span text:style-name="T296">den u. vo</text:span><text:span text:style-name="T106">r</text:span><text:span text:style-name="T296">gefallen. Alle mit vielen bisher</text:span><text:span text:style-name="T44"> </text:span><text:span text:style-name="T296">unged</text:span><text:span text:style-name="T249">r</text:span><text:span text:style-name="T296">. Documenten, Memorialen, u.a. glaubwü</text:span><text:span text:style-name="T106">r</text:span><text:span text:style-name="T296">digen Nachrichten erläutert. So</text:span><text:span text:style-name="T44"> </text:span><text:span text:style-name="T296">daß selbiges statt e. vollkommenen Historie dieses Successionst</text:span><text:span text:style-name="T106">r</text:span><text:span text:style-name="T296">eits u. deshalben geführten</text:span><text:span text:style-name="T44"> </text:span><text:span text:style-name="T296">Krieges dienen kan</text:span><text:span text:style-name="T297">. Leipzig: Grossens &amp; Braun: 1708–1709</text:span></text:p>
      <text:p text:style-name="P229"/>
      <text:p text:style-name="P151"><text:span text:style-name="T296">Leben</text:span><text:span text:style-name="T44"> </text:span><text:span text:style-name="T296">und Thaten Ca</text:span><text:span text:style-name="T106">r</text:span><text:span text:style-name="T296">oli des Sechsten Erwählten Römischen Kaisers In Germanien,Hispanien,</text:span><text:span text:style-name="T44"> </text:span><text:span text:style-name="T296">Hungarn, Böheimb etc. etc. Königs, Ertz–Herzogs in Oester</text:span><text:span text:style-name="T106">r</text:span><text:span text:style-name="T296">eich etc. etc.</text:span><text:span text:style-name="T44"> </text:span><text:span text:style-name="T296">Aus verschiedenen gründlichen Nachrichten </text:span><text:span text:style-name="T249">V</text:span><text:span text:style-name="T296">on dessen Geburt, biß auf die glückliche</text:span><text:span text:style-name="T44"> </text:span><text:span text:style-name="T296">Zuruckkunfft, als Röm. Kaise</text:span><text:span text:style-name="T249">r</text:span><text:span text:style-name="T296">, nacher </text:span><text:span text:style-name="T184">W</text:span><text:span text:style-name="T296">ien, zusammen getragen</text:span><text:span text:style-name="T297">. Und zu finden</text:span><text:span text:style-name="T42"> </text:span><text:span text:style-name="T297">in </text:span><text:span text:style-name="T42">W</text:span><text:span text:style-name="T297">ien, Prag und Linz: Bey Joh. </text:span><text:span text:style-name="T401">Leonard Buggel, 1712.</text:span></text:p>
      <text:p text:style-name="P232"/>
      <text:p text:style-name="P151"><text:span text:style-name="T402">María</text:span><text:span text:style-name="T45"> </text:span><text:span text:style-name="T402">de Jesús de Ágreda: Mystica Civdad de Dios, Milagro de sv Ommypotencia y Abisimo</text:span><text:span text:style-name="T45"> </text:span><text:span text:style-name="T402">de la Gracia ... Historia Divina y </text:span><text:span text:style-name="T306">V</text:span><text:span text:style-name="T402">ida de la </text:span><text:span text:style-name="T306">V</text:span><text:span text:style-name="T402">i</text:span><text:span text:style-name="T62">r</text:span><text:span text:style-name="T402">gen Madre de Dios</text:span><text:span text:style-name="T401">. Madrid: Por</text:span><text:span text:style-name="T47"> </text:span><text:span text:style-name="T401">Bernardo de </text:span><text:span text:style-name="T305">V</text:span><text:span text:style-name="T401">illa Diego, MDCLXX (1670).</text:span></text:p>
      <text:p text:style-name="P232"/>
      <text:p text:style-name="P151"><text:span text:style-name="T403">Nucleus</text:span><text:span text:style-name="T46"> </text:span><text:span text:style-name="T403">Minoriticus, Seu </text:span><text:span text:style-name="T247">V</text:span><text:span text:style-name="T403">era, &amp; Sincera Relatio O</text:span><text:span text:style-name="T108">r</text:span><text:span text:style-name="T403">ginis, &amp; P</text:span><text:span text:style-name="T108">r</text:span><text:span text:style-name="T403">og</text:span><text:span text:style-name="T108">r</text:span><text:span text:style-name="T403">essus P</text:span><text:span text:style-name="T108">r</text:span><text:span text:style-name="T403">ovinciae Bohemiae,</text:span><text:span text:style-name="T46"> </text:span><text:span text:style-name="T403">Conventuum, et Residentiarum, Fratrum, &amp; So</text:span><text:span text:style-name="T108">r</text:span><text:span text:style-name="T403">orum Sancti–Monialium, O</text:span><text:span text:style-name="T108">r</text:span><text:span text:style-name="T403">din. </text:span><text:span text:style-name="T462">Mino</text:span><text:span text:style-name="T252">r</text:span><text:span text:style-name="T462">. S. </text:span><text:span text:style-name="T88">P</text:span><text:span text:style-name="T462">. Francisci Strict. Obser</text:span><text:span text:style-name="T124">v</text:span><text:span text:style-name="T462">. Reform. in P</text:span><text:span text:style-name="T109">r</text:span><text:span text:style-name="T462">ovincia : Sub Pat</text:span><text:span text:style-name="T109">r</text:span><text:span text:style-name="T462">ocinio Sancti</text:span><text:span text:style-name="T49"> </text:span><text:span text:style-name="T277">W</text:span><text:span text:style-name="T462">enceslai Ducis, &amp; Martyris, Per Bohemiam, Moraviam, &amp; Silesiam existentium.</text:span><text:span text:style-name="T49"> </text:span><text:span text:style-name="T462">Nec non Fundatorum, Capitulorum, Commissariorum, P</text:span><text:span text:style-name="T109">r</text:span><text:span text:style-name="T462">ovincialium, aliorumque</text:span><text:span text:style-name="T49"> </text:span><text:span text:style-name="T462">memoria dignorum, ex A</text:span><text:span text:style-name="T109">r</text:span><text:span text:style-name="T462">chivis, P</text:span><text:span text:style-name="T109">r</text:span><text:span text:style-name="T462">oto–collis, &amp; Manuscriptis, sedule collectorum</text:span><text:span text:style-name="T49"> </text:span><text:span text:style-name="T462">compilatus </text:span><text:span text:style-name="T459">/ </text:span><text:span text:style-name="T461">A </text:span><text:span text:style-name="T251">P</text:span><text:span text:style-name="T461">. </text:span><text:span text:style-name="T264">F</text:span><text:span text:style-name="T461">.Severino </text:span><text:span text:style-name="T48">W</text:span><text:span text:style-name="T461">rbczansk</text:span><text:span text:style-name="T101">y</text:span><text:span text:style-name="T461">, Ord. Min. S. </text:span><text:span text:style-name="T251">P</text:span><text:span text:style-name="T461">. Francis. Reform.</text:span><text:span text:style-name="T48"> </text:span><text:span text:style-name="T461">Lectore Emerito, Almae, &amp; Magnae Provin. Bohem. Di</text:span><text:span text:style-name="T63">f</text:span><text:span text:style-name="T461">finitore, &amp; Custode habituali,</text:span><text:span text:style-name="T48"> </text:span><text:span text:style-name="T461">iterato Ex–Ministro Provinciali</text:span><text:span text:style-name="T459">. </text:span><text:span text:style-name="T253">V</text:span><text:span text:style-name="T459">etero–Pragae: </text:span><text:span text:style-name="T329">T</text:span><text:span text:style-name="T459">ypisJoannis Caroli Hraba, Inclytorum</text:span><text:span text:style-name="T50"> </text:span><text:span text:style-name="T459">Regni Bohemiae Statuum, </text:span><text:span text:style-name="T329">T</text:span><text:span text:style-name="T459">ypographi, 1746.</text:span></text:p>
      <text:p text:style-name="P233"/>
      <text:p text:style-name="P151"><text:span text:style-name="T462">Réflexions</text:span><text:span text:style-name="T49"> </text:span><text:span text:style-name="T462">sur la misérico</text:span><text:span text:style-name="T109">r</text:span><text:span text:style-name="T462">de de Dieu, par une dame pénitente</text:span><text:span text:style-name="T459">. </text:span><text:span text:style-name="T297">Paris, A. Dezallier 1680.</text:span></text:p>
      <text:p text:style-name="P229"/>
      <text:p text:style-name="P151"><text:soft-page-break/><text:span text:style-name="T297">Schirach,</text:span><text:span text:style-name="T42"> </text:span><text:span text:style-name="T297">Gottlob B.: </text:span><text:span text:style-name="T296">Biographie Kaisers Carls des Sechsten</text:span><text:span text:style-name="T297">. Halle: bey Gebauers </text:span><text:span text:style-name="T42">W</text:span><text:span text:style-name="T297">itwe und</text:span><text:span text:style-name="T42"> </text:span><text:span text:style-name="T297">Joh. </text:span><text:span text:style-name="T401">Jacob Gebaue</text:span><text:span text:style-name="T47">r</text:span><text:span text:style-name="T401">, 1776.</text:span></text:p>
      <text:p text:style-name="P137"/>
      <text:p text:style-name="P133">Encyklopedie a lexikony</text:p>
      <text:p text:style-name="P136"/>
      <text:p text:style-name="P151"><text:span text:style-name="T401">Backe</text:span><text:span text:style-name="T47">r</text:span><text:span text:style-name="T401">, Augustinet Aloys, de – Sommervogel, Carlos: </text:span><text:span text:style-name="T403">Bibliothèque de la Compagnie de Jésus</text:span><text:span text:style-name="T401">. 9 Vol. Bruxelles – Paris, 1890–1900.</text:span></text:p>
      <text:p text:style-name="P232"/>
      <text:p text:style-name="P151"><text:span text:style-name="T23">Bohatta, Johann – Holzmann, Michael: </text:span><text:span text:style-name="T483">Adressbuch der Bibliotheken der Oesterreich–ungarischen Monarchie</text:span><text:span text:style-name="T481">. Wien 1900.</text:span></text:p>
      <text:p text:style-name="P235"/>
      <text:p text:style-name="P151"><text:span text:style-name="T23">Buben, Milan: </text:span><text:span text:style-name="T6">Encyklopedie řádů a kongregací v českých zemích III/I. Žebravé řády</text:span><text:span text:style-name="T23">. Praha 2006.</text:span></text:p>
      <text:p text:style-name="P230"/>
      <text:p text:style-name="P151"><text:span text:style-name="T8">Československý</text:span><text:span text:style-name="T37"> </text:span><text:span text:style-name="T8">hudební slovník osob a institucí. </text:span><text:span text:style-name="T25">2 sv. + doplňky. Praha 1963–1979.</text:span></text:p>
      <text:p text:style-name="P231"/>
      <text:p text:style-name="P151"><text:span text:style-name="T23">Čornejová, Ivana – Fechtnerová, Anna: </text:span><text:span text:style-name="T6">Životopisný slovník pražské univerzity. Filozofická a teologická fakulta 1654–1773</text:span><text:span text:style-name="T23">. </text:span><text:span text:style-name="T395">Praha 1986.</text:span></text:p>
      <text:p text:style-name="P234"/>
      <text:p text:style-name="P151"><text:span text:style-name="T395">Estreicher: </text:span><text:span text:style-name="T396">Bibliografia Polska</text:span><text:span text:style-name="T395">. T. XII–XXXV. Kraków 1891–2007.</text:span></text:p>
      <text:p text:style-name="P234"/>
      <text:p text:style-name="P151"><text:span text:style-name="T23">Foltýn, Dušan a kol.: </text:span><text:span text:style-name="T6">Encyklopedie moravských a slezských klášterů</text:span><text:span text:style-name="T23">. <text:s text:c="2"/>Praha 2005.</text:span></text:p>
      <text:p text:style-name="P230"/>
      <text:p text:style-name="P151"><text:span text:style-name="T395">Chyba,</text:span><text:span text:style-name="T51"> </text:span><text:span text:style-name="T395">Karel: </text:span><text:span text:style-name="T397">Slovník knihtiskařů v Československu od nejstarších dob <text:s text:c="3"/>do </text:span><text:span text:style-name="T254">r</text:span><text:span text:style-name="T397">. 1860</text:span><text:span text:style-name="T395">. </text:span><text:span text:style-name="T297">Praha 1966–1984.</text:span></text:p>
      <text:p text:style-name="P229"/>
      <text:p text:style-name="P151"><text:span text:style-name="T297">Jöche</text:span><text:span text:style-name="T42">r</text:span><text:span text:style-name="T297">, Christian Gottlieb: </text:span><text:span text:style-name="T296">Allgemeines Gelehrten–Lexicon</text:span><text:span text:style-name="T297">. I. – VII. Th. Leipzig, 1750–1897.</text:span></text:p>
      <text:p text:style-name="P229"/>
      <text:p text:style-name="P151"><text:span text:style-name="T484">Kdo byl kdo na jihozápadní Moravě</text:span><text:span text:style-name="T481">. Dačicko, Jemnicko, Slavonicko, Telčsko. Red. Bohumír Smutný a kol., Dačice 2000.</text:span></text:p>
      <text:p text:style-name="P235"/>
      <text:p text:style-name="P151"><text:soft-page-break/><text:span text:style-name="T297">Mašek,</text:span><text:span text:style-name="T42"> </text:span><text:span text:style-name="T297">Petr: </text:span><text:span text:style-name="T296">Šlechtické </text:span><text:span text:style-name="T106">r</text:span><text:span text:style-name="T296">ody v Čechách, na Moravě a ve Slezsku od Bílé hory do současnoti</text:span><text:span text:style-name="T297">. </text:span><text:span text:style-name="T459">Díl I.–II. Praha, 2008–2010.</text:span></text:p>
      <text:p text:style-name="P233"/>
      <text:p text:style-name="P151"><text:span text:style-name="T462">The</text:span><text:span text:style-name="T49"> </text:span><text:span text:style-name="T462">New G</text:span><text:span text:style-name="T109">r</text:span><text:span text:style-name="T462">ove Dictionary of Music &amp; Musicians</text:span><text:span text:style-name="T459">. 20 vol. (repr.) New York: Grove, 1995.</text:span></text:p>
      <text:p text:style-name="P233"/>
      <text:p text:style-name="P151"><text:span text:style-name="T297">Pelzel,</text:span><text:span text:style-name="T42"> </text:span><text:span text:style-name="T297">Franz M.: </text:span><text:span text:style-name="T296">Boehmische, Maehrische und Schlesische Gelehrte und Schriftsteller aus dem O</text:span><text:span text:style-name="T106">r</text:span><text:span text:style-name="T296">den der Jesuiten</text:span><text:span text:style-name="T297">. Prag 1786.</text:span></text:p>
      <text:p text:style-name="P229"/>
      <text:p text:style-name="P151"><text:span text:style-name="T297">Pumprla,</text:span><text:span text:style-name="T42"> </text:span><text:span text:style-name="T297">Václav: </text:span><text:span text:style-name="T295">Knihopisný slovník českých, slovenských a cizích autorů 16.–18. století</text:span><text:span text:style-name="T297">. Praha 2010.</text:span></text:p>
      <text:p text:style-name="P229"/>
      <text:p text:style-name="P151"><text:span text:style-name="T297">Schalle</text:span><text:span text:style-name="T42">r</text:span><text:span text:style-name="T297">, Jaroslaus: </text:span><text:span text:style-name="T295">Kurze Lebensbeschreibung jener verstorbenen gelehrten Männer aus dem</text:span><text:span text:style-name="T43"> </text:span><text:span text:style-name="T295">Orden der frommen Schulen</text:span><text:span text:style-name="T297">. Prag 1799.</text:span></text:p>
      <text:p text:style-name="P229"/>
      <text:p text:style-name="P151"><text:span text:style-name="T307">V</text:span><text:span text:style-name="T297">iňas, Thomas: </text:span><text:span text:style-name="T295">Index Bio–Bibliographicus CC. RR. P</text:span><text:span text:style-name="T248">P</text:span><text:span text:style-name="T295">. Matris Dei Scholarum Piarum</text:span><text:span text:style-name="T297">. </text:span><text:span text:style-name="T89">V</text:span><text:span text:style-name="T297">ol. I.–III. Romae 1908–19</text:span><text:span text:style-name="T107">1</text:span><text:span text:style-name="T297">1.</text:span></text:p>
      <text:p text:style-name="P229"/>
      <text:p text:style-name="P151"><text:span text:style-name="T42">W</text:span><text:span text:style-name="T297">urzbach, Constant von: </text:span><text:span text:style-name="T296">Biographisches Lexikon des Kaiserthums Oester</text:span><text:span text:style-name="T106">r</text:span><text:span text:style-name="T296">eich</text:span><text:span text:style-name="T297">. 58 Bd. </text:span><text:span text:style-name="T42">W</text:span><text:span text:style-name="T297">ien 1856–1891.</text:span></text:p>
      <text:p text:style-name="P229"/>
      <text:p text:style-name="P151"><text:span text:style-name="T481">Županič, Jan – Fiala, Milan – Stellner, František: </text:span><text:span text:style-name="T483">Encyklopedie knížecích rodů zemí koruny české</text:span><text:span text:style-name="T481">. Praha 2001.</text:span></text:p>
      <text:p text:style-name="P138"/>
      <text:p text:style-name="P133">Soupisy rukopisů a starých tisků</text:p>
      <text:p text:style-name="P133"/>
      <text:p text:style-name="P151"><text:span text:style-name="T23">Dokoupil, Vladislav: </text:span><text:span text:style-name="T6">Soupis rukopisů z knihovny minoritů v Brně, františkánů v Moravské Třebové a premonstrátů v Nové Říši</text:span><text:span text:style-name="T23"> (Soupisy rukopisných fondů Universitní knihovny v Brně). Praha 1959.</text:span></text:p>
      <text:p text:style-name="P230"/>
      <text:p text:style-name="P151"><text:span text:style-name="T23">Linda, Jaromír – Stich, Alexandr (†) – Fidlerová, Alena – Šulcková, Martina a kol.: </text:span><text:span text:style-name="T6">Repertorium rukopisů 17. a 18. století z muzejních sbírek v Čechách I/1 A–F</text:span><text:span text:style-name="T23">. Praha 2003.</text:span></text:p>
      <text:p text:style-name="P230"/>
      <text:p text:style-name="P151"><text:soft-page-break/><text:span text:style-name="T23">Linda, Jaromír: </text:span><text:span text:style-name="T6">Soupis rukopisů studijní a vědecké knihovny Plzeňského kraje 2</text:span><text:span text:style-name="T23">. Plzeň 2010.</text:span></text:p>
      <text:p text:style-name="P230"/>
      <text:p text:style-name="P151"><text:span text:style-name="T23">Pumprla,</text:span><text:span text:style-name="T41"> </text:span><text:span text:style-name="T23">Václav: </text:span><text:span text:style-name="T8">Soupis starých tisků ve fondech Státní vědecké knihovny v Olomouci</text:span><text:span text:style-name="T23">. I. Tisky vydané na území Čech a Moravy v letech 1501–1800. Sv. 6. Olomouc 1976.</text:span></text:p>
      <text:p text:style-name="P230"/>
      <text:p text:style-name="P151"><text:span text:style-name="T23">Ryba, Bohumil: </text:span><text:span text:style-name="T6">Soupisy rukopisů a starých fondů státní vědecké knihovny v Českých Budějovicích</text:span><text:span text:style-name="T23">. České Budějovice 1985.</text:span></text:p>
      <text:p text:style-name="P230"/>
      <text:p text:style-name="P151"><text:span text:style-name="T328">T</text:span><text:span text:style-name="T23">ošnerová, Marie a kol.: </text:span><text:span text:style-name="T8">Průvodce po rukopisných fondech v České </text:span><text:span text:style-name="T104">r</text:span><text:span text:style-name="T8">epublice. S</text:span><text:span text:style-name="T121">v</text:span><text:span text:style-name="T8">. I</text:span><text:span text:style-name="T84">V</text:span><text:span text:style-name="T8">. Rukopisné</text:span><text:span text:style-name="T37"> </text:span><text:span text:style-name="T8">fondy centrálních a církevních knihoven v České </text:span><text:span text:style-name="T104">r</text:span><text:span text:style-name="T8">epublice</text:span><text:span text:style-name="T23">. Praha 2004.</text:span></text:p>
      <text:p text:style-name="P230"/>
      <text:p text:style-name="P151"><text:span text:style-name="T175">T</text:span><text:span text:style-name="T23">ruhlář, Josef: </text:span><text:span text:style-name="T8">Katalog českých rukopisů c. k. </text:span><text:span text:style-name="T241">V</text:span><text:span text:style-name="T8">eřejné a univerzitní knihovny v Praze</text:span><text:span text:style-name="T23">. Praha</text:span><text:span text:style-name="T41"> </text:span><text:span text:style-name="T23">1906.</text:span></text:p>
      <text:p text:style-name="P230"/>
      <text:p text:style-name="P151"><text:span text:style-name="T87">V</text:span><text:span text:style-name="T23">oit, Petr: </text:span><text:span text:style-name="T8">Bohemica 1500/1800, Antikvariát "U Karlova mostu" Praha. Nabídkový katalog</text:span><text:span text:style-name="T37"> </text:span><text:span text:style-name="T8">2 L–Ž</text:span><text:span text:style-name="T23">, Praha 1996.</text:span></text:p>
      <text:p text:style-name="P136"/>
      <text:p text:style-name="P133">Monografie a studie</text:p>
      <text:p text:style-name="P136"/>
      <text:p text:style-name="P151"><text:span text:style-name="T23">Bajge</text:span><text:span text:style-name="T41">r</text:span><text:span text:style-name="T23">, Matyáš Franciszek:</text:span><text:span text:style-name="T6"> Cesty knihoven františkánského řádu v první polovině 20. století</text:span><text:span text:style-name="T23">. Knihy a dějiny 16/17, 2009–2010, s. 76–112.</text:span></text:p>
      <text:p text:style-name="P230"/>
      <text:p text:style-name="P157"><text:span text:style-name="T406">Bajge</text:span><text:span text:style-name="T422">r</text:span><text:span text:style-name="T406">, Matyáš Franciszek: </text:span><text:span text:style-name="T413">Česká františkánská knižní kultura knihovny minoritů, františkánů</text:span><text:span text:style-name="T425"> </text:span><text:span text:style-name="T413">a kapucínů v průběhu staletí. </text:span><text:span text:style-name="T408">2008 </text:span><text:span text:style-name="T406">(rukopis rigorózní práce na FF Ostravské univerzity, viz </text:span><text:a xlink:type="simple" xlink:href="http://bajger.wz.cz/frk/"><text:span text:style-name="Internet_20_link"><text:span text:style-name="T406">http://bajger.wz.cz/frk/</text:span></text:span></text:a><text:span text:style-name="T406">)</text:span></text:p>
      <text:p text:style-name="P230"/>
      <text:p text:style-name="P157"><text:span text:style-name="T406">Bajger, Matyáš Franciszek: </text:span><text:span text:style-name="T411">Jak františkánské řády v českých zemích nakládaly s církevně zakázanými knihami</text:span><text:span text:style-name="T406">. In: </text:span><text:span text:style-name="T414">Problematika historických a vzácných knižních fondů Čech, Moravy a Slezska. Sborník z 17. odborné konference Olomouc, 5. –6. listopadu 2008. </text:span><text:span text:style-name="T406">[Ed.]: </text:span><text:a xlink:type="simple" xlink:href="http://biblio.hiu.cas.cz/ask.php?IsisScript=/wbib.xis&amp;dot=h&amp;type=h&amp;from=1&amp;pocet=10&amp;db=biblio&amp;lang=cz&amp;format=standard&amp;to=10&amp;exp1=Krušinský,%20Rostislav."><text:span text:style-name="Internet_20_link">Krušinský, </text:span></text:a><text:a xlink:type="simple" xlink:href="http://biblio.hiu.cas.cz/ask.php?IsisScript=/wbib.xis&amp;dot=h&amp;type=h&amp;from=1&amp;pocet=10&amp;db=biblio&amp;lang=cz&amp;format=standard&amp;to=10&amp;exp1=Krušinský,%20Rostislav."><text:span text:style-name="Internet_20_link">Rostislav.</text:span></text:a><text:span text:style-name="T406"> Olomouc, </text:span><text:a xlink:type="simple" xlink:href="http://biblio.hiu.cas.cz/ask.php?IsisScript=/wbib.xis&amp;dot=h&amp;type=h&amp;from=1&amp;pocet=10&amp;db=biblio&amp;lang=cz&amp;format=standard&amp;to=10&amp;exp1=Vědecká%20knihovna%20v%20Olomouci%20et%20al."><text:span text:style-name="Internet_20_link"><text:span text:style-name="T469">Vědecká knihovna v Olomouci et al.</text:span></text:span></text:a><text:span text:style-name="T406"> 2009, s. 227–241.</text:span></text:p>
      <text:p text:style-name="P230"/>
      <text:p text:style-name="P151"><text:soft-page-break/><text:span text:style-name="T23">Beránek,</text:span><text:span text:style-name="T41"> </text:span><text:span text:style-name="T23">Karel: </text:span><text:span text:style-name="T8">Z minulosti františkánského kláštera v Hájku</text:span><text:span text:style-name="T23">. In: Františkánský klášter v Hájku</text:span><text:span text:style-name="T41"> </text:span><text:span text:style-name="T23">v literatuře 17. a počátku 18. století. Unhošť 2000, <text:s/>s. XV–XXVI.</text:span></text:p>
      <text:p text:style-name="P230"/>
      <text:p text:style-name="P151"><text:span text:style-name="T481">Beringer, Jan – Janoušek, Jaromír: </text:span><text:span text:style-name="T484">Město a panství Dačice</text:span><text:span text:style-name="T481">. Dačice 1893.</text:span></text:p>
      <text:p text:style-name="P235"/>
      <text:p text:style-name="P151"><text:span text:style-name="T481">Bonaventura, Wilhelm – Minařík, Klement: </text:span><text:span text:style-name="T484">Dějiny klášterů františkánských v Čechách a na Moravě</text:span><text:span text:style-name="T481">. Třebíč 1909–1910 (otisk z časopisu </text:span><text:span text:style-name="T483">Serafínské květy</text:span><text:span text:style-name="T481">).</text:span></text:p>
      <text:p text:style-name="P235"/>
      <text:p text:style-name="P151"><text:span text:style-name="T297">Brandenbu</text:span><text:span text:style-name="T61">r</text:span><text:span text:style-name="T297">g, Daniel: </text:span><text:span text:style-name="T296">Bo</text:span><text:span text:style-name="T106">r</text:span><text:span text:style-name="T296">oni, Antonio</text:span><text:span text:style-name="T297">. Die Musik in Geschichte und Gegenwart. Allgemeine</text:span><text:span text:style-name="T42"> </text:span><text:span text:style-name="T297">Enzyklopädie der Musik begründet von Friedrich Blume. Personenteil 3. Bj–Cal.</text:span><text:span text:style-name="T42"> </text:span><text:span text:style-name="T297">2., neubearb. Ausg. hrsg. vonLudwig Finsche</text:span><text:span text:style-name="T185">r</text:span><text:span text:style-name="T297">. Bärenreiter–</text:span><text:span text:style-name="T250">V</text:span><text:span text:style-name="T297">erlag 2000, col. 440–441.</text:span></text:p>
      <text:p text:style-name="P229"/>
      <text:p text:style-name="P151"><text:span text:style-name="T297">Cygan,</text:span><text:span text:style-name="T42"> </text:span><text:span text:style-name="T297">Geo</text:span><text:span text:style-name="T61">r</text:span><text:span text:style-name="T297">gius: </text:span><text:span text:style-name="T296">Opera </text:span><text:span text:style-name="T249">V</text:span><text:span text:style-name="T296">aleriani Magni velut manuscripta tradita aut typis imp</text:span><text:span text:style-name="T106">r</text:span><text:span text:style-name="T296">essa</text:span><text:span text:style-name="T297">. Collectanea</text:span><text:span text:style-name="T42"> </text:span><text:span text:style-name="T297">Franciscana 42, 1972, s. </text:span><text:span text:style-name="T107">1</text:span><text:span text:style-name="T297">19–178, 309–352.</text:span></text:p>
      <text:p text:style-name="P229"/>
      <text:p text:style-name="P151"><text:span text:style-name="T484">Dačice 1183–1983</text:span><text:span text:style-name="T481">. K osmistému výročí vydal MNV Dačice 1983.</text:span></text:p>
      <text:p text:style-name="P235"/>
      <text:p text:style-name="P151"><text:span text:style-name="T484">Dějiny Dačic</text:span><text:span text:style-name="T481">. Red. Jan Bystřický a Marie Kučerová. Dačice 2002.</text:span></text:p>
      <text:p text:style-name="P235"/>
      <text:p text:style-name="P151"><text:span text:style-name="T297">Dokoupil,</text:span><text:span text:style-name="T42"> </text:span><text:span text:style-name="T297">Vladislav: </text:span><text:span text:style-name="T296">Dějiny moravských klášterních knihoven.</text:span><text:span text:style-name="T297">Brno 1972.</text:span></text:p>
      <text:p text:style-name="P229"/>
      <text:p text:style-name="P151"><text:span text:style-name="T481">Dundalek, Johann: </text:span><text:span text:style-name="T484">Zur Geschichte der Stadt Datschitz in Mähren</text:span><text:span text:style-name="T481">. <text:s text:c="9"/>Brünn 1859.</text:span></text:p>
      <text:p text:style-name="P235"/>
      <text:p text:style-name="P151"><text:span text:style-name="T297">Dümmle</text:span><text:span text:style-name="T42">r</text:span><text:span text:style-name="T297">, Ernst (ed.): </text:span><text:span text:style-name="T295">Poetae latini aevi Carolini</text:span><text:span text:style-name="T297"> (MGH Poetarum latinorum medii aevii. </text:span><text:span text:style-name="T330">T</text:span><text:span text:style-name="T297">omus 1.). </text:span><text:span text:style-name="T330">T</text:span><text:span text:style-name="T297">omus 1. Berlin, 1881, s. 558–559.</text:span></text:p>
      <text:p text:style-name="P229"/>
      <text:p text:style-name="P151"><text:span text:style-name="T481">Elbel, Martin: </text:span><text:span text:style-name="T483">Bohemia Franciscana. Františkánský řád a jeho působení v českých zemích 17. a 18. století</text:span><text:span text:style-name="T481">. Olomouc 2001.</text:span></text:p>
      <text:p text:style-name="P235"/>
      <text:p text:style-name="P151"><text:span text:style-name="T297">Hadriga,</text:span><text:span text:style-name="T42"> </text:span><text:span text:style-name="T297">Franz: </text:span><text:span text:style-name="T296">Die </text:span><text:span text:style-name="T184">T</text:span><text:span text:style-name="T296">rautson. Paladine Habsbu</text:span><text:span text:style-name="T106">r</text:span><text:span text:style-name="T296">gs</text:span><text:span text:style-name="T297">. Graz – </text:span><text:span text:style-name="T42">W</text:span><text:span text:style-name="T297">ien – <text:s text:c="6"/>Köln 1996.</text:span></text:p>
      <text:p text:style-name="P229"/>
      <text:p text:style-name="P151"><text:soft-page-break/><text:span text:style-name="T23">Hálová, Marie – Hejnic, Josef – Plachta, Václav: </text:span><text:span text:style-name="T6">Z dějin plzeňské františkánské knihovny</text:span><text:span text:style-name="T23">. Strahovská knihovna 16–17, 1981–1982, s. 101–117.</text:span></text:p>
      <text:p text:style-name="P230"/>
      <text:p text:style-name="P151"><text:span text:style-name="T297">Hanuš,</text:span><text:span text:style-name="T42"> </text:span><text:span text:style-name="T297">Miroslav: </text:span><text:span text:style-name="T296">Z hudební minulosti Pa</text:span><text:span text:style-name="T106">r</text:span><text:span text:style-name="T296">dubic: </text:span><text:span text:style-name="T90">F</text:span><text:span text:style-name="T296">. B. Artophaeus, učitel Bohuslava Matěje</text:span><text:span text:style-name="T44"> </text:span><text:span text:style-name="T296">Černohorského (1651–1721)</text:span><text:span text:style-name="T297">. Zprávy Klubu přátel Pardubicka 34, 1999, č. 3–4,</text:span><text:span text:style-name="T42"> </text:span><text:span text:style-name="T297">s. 88–96.</text:span></text:p>
      <text:p text:style-name="P229"/>
      <text:p text:style-name="P151"><text:span text:style-name="T297">Havel,</text:span><text:span text:style-name="T42"> </text:span><text:span text:style-name="T297">Dalibor: </text:span><text:span text:style-name="T296">Zlomky latinských rukopisů v Čechách a na Moravě do konce XII. století</text:span><text:span text:style-name="T297"> (netištěný</text:span><text:span text:style-name="T42"> </text:span><text:span text:style-name="T297">předběžný katalog). Brno 2005.</text:span></text:p>
      <text:p text:style-name="P229"/>
      <text:p text:style-name="P151"><text:span text:style-name="T297">Kačic, Ladislav: </text:span><text:span text:style-name="T295">Repertoire und Aufführungspraxis der Kirchenmusik in den Franziskanerprovinzen Mitteleuropas im 17.–18. Jahrhundert</text:span><text:span text:style-name="T297">. Musicologica istropolitana I, 2002, s. 53–102.</text:span></text:p>
      <text:p text:style-name="P229"/>
      <text:p text:style-name="P151"><text:span text:style-name="T296">Knihovna</text:span><text:span text:style-name="T44"> </text:span><text:span text:style-name="T296">a a</text:span><text:span text:style-name="T106">r</text:span><text:span text:style-name="T296">chiv františkánského kláštera v Dačicích na Moravě</text:span><text:span text:style-name="T297">. Světozor </text:span><text:span text:style-name="T89">V</text:span><text:span text:style-name="T297">, 1871, příloha</text:span><text:span text:style-name="T42"> </text:span><text:span text:style-name="T297">k č. 7, s. 81.</text:span></text:p>
      <text:p text:style-name="P229"/>
      <text:p text:style-name="P151"><text:span text:style-name="T297">Kopecký,</text:span><text:span text:style-name="T42"> </text:span><text:span text:style-name="T297">Milan: </text:span><text:span text:style-name="T296">Bratři </text:span><text:span text:style-name="T276">T</text:span><text:span text:style-name="T296">anne</text:span><text:span text:style-name="T106">r</text:span><text:span text:style-name="T296">ové (K 300. vý</text:span><text:span text:style-name="T106">r</text:span><text:span text:style-name="T296">očí smrti Matěje </text:span><text:span text:style-name="T276">T</text:span><text:span text:style-name="T296">annera)</text:span><text:span text:style-name="T297">. Studia Comeniana</text:span><text:span text:style-name="T42"> </text:span><text:span text:style-name="T297">et Historica 23, 1993, č. 50, s.72–82, zvl. 77.</text:span></text:p>
      <text:p text:style-name="P229"/>
      <text:p text:style-name="P151"><text:span text:style-name="T297">Košťál,</text:span><text:span text:style-name="T42"> </text:span><text:span text:style-name="T297">Pavel: </text:span><text:span text:style-name="T296">Listy z vídeňské cely smrti a z hladomorny v Möllersdorfu (nový přírůstek do</text:span><text:span text:style-name="T44"> </text:span><text:span text:style-name="T296">muzejních sbí</text:span><text:span text:style-name="T106">r</text:span><text:span text:style-name="T296">ek)</text:span><text:span text:style-name="T297">. Forum Brunense 2009, s. 2</text:span><text:span text:style-name="T107">1</text:span><text:span text:style-name="T297">1–226.</text:span></text:p>
      <text:p text:style-name="P229"/>
      <text:p text:style-name="P151"><text:span text:style-name="T481">Křížek, František: </text:span><text:span text:style-name="T483">Ke stavební historii dačického kláštera</text:span><text:span text:style-name="T481">. Dačický zpravodaj 1984, č. 73, s. 13.</text:span></text:p>
      <text:p text:style-name="P235"/>
      <text:p text:style-name="P151"><text:span text:style-name="T297">Linda,</text:span><text:span text:style-name="T42"> </text:span><text:span text:style-name="T297">Jaromír: </text:span><text:span text:style-name="T296">Matěj </text:span><text:span text:style-name="T276">T</text:span><text:span text:style-name="T296">anner (1630–1692). 300 let zapomnění? </text:span><text:span text:style-name="T297">Minulostí Západočeského kraje</text:span><text:span text:style-name="T42"> </text:span><text:span text:style-name="T297">28, 1992, s. 175–188.</text:span></text:p>
      <text:p text:style-name="P229"/>
      <text:p text:style-name="P151"><text:span text:style-name="T23">Maňas, Vladimír: </text:span><text:span text:style-name="T6">Hudební tradice</text:span><text:span text:style-name="T23">. In: </text:span><text:span text:style-name="T6">Dačicko – Slavonicko – Telčsko</text:span><text:span text:style-name="T23">. Vlastivěda moravská. Brno 2005, s. 392–431.</text:span></text:p>
      <text:p text:style-name="P230"/>
      <text:p text:style-name="P151"><text:span text:style-name="T297">Maťa,</text:span><text:span text:style-name="T42"> </text:span><text:span text:style-name="T297">Petr: </text:span><text:span text:style-name="T276">T</text:span><text:span text:style-name="T296">agebücher</text:span><text:span text:style-name="T297">. In: Quellenkunde der Habsbu</text:span><text:span text:style-name="T61">r</text:span><text:span text:style-name="T297">germonarchie (16.–18. Jahrhundert)</text:span><text:span text:style-name="T42"> </text:span><text:span text:style-name="T297">Ein exemplarisches Handbuch (= Mitteilungen des Instituts für Österreichische</text:span><text:span text:style-name="T42"> </text:span><text:span text:style-name="T297">Geschichtsforschung, E</text:span><text:span text:style-name="T61">r</text:span><text:span text:style-name="T297">gänzungband 44). <text:s text:c="2"/></text:span><text:soft-page-break/><text:span text:style-name="T297">Hg. von Josef Pause</text:span><text:span text:style-name="T42">r</text:span><text:span text:style-name="T297">, Martin</text:span><text:span text:style-name="T42"> </text:span><text:span text:style-name="T297">Scheutz und Thomas </text:span><text:span text:style-name="T42">W</text:span><text:span text:style-name="T297">inkelbaue</text:span><text:span text:style-name="T185">r</text:span><text:span text:style-name="T297">. R. Oldenbou</text:span><text:span text:style-name="T61">r</text:span><text:span text:style-name="T297">g </text:span><text:span text:style-name="T250">V</text:span><text:span text:style-name="T297">erlag </text:span><text:span text:style-name="T42">W</text:span><text:span text:style-name="T297">ien München 2004,</text:span><text:span text:style-name="T42"> </text:span><text:span text:style-name="T297">s. 767–780.</text:span></text:p>
      <text:p text:style-name="P229"/>
      <text:p text:style-name="P151"><text:span text:style-name="T481">Minařík, František: </text:span><text:span text:style-name="T484">Provinciálové františkánské české provincie v letech 1601–1750</text:span><text:span text:style-name="T481">. Sborník historického kroužku 17, 1917, s. 54–62, 84–96.</text:span></text:p>
      <text:p text:style-name="P235"/>
      <text:p text:style-name="P151"><text:span text:style-name="T296">Paměti</text:span><text:span text:style-name="T44"> </text:span><text:span text:style-name="T296">D</text:span><text:span text:style-name="T249">r</text:span><text:span text:style-name="T296">. Aloise Rašína</text:span><text:span text:style-name="T297">. Z otcových zápisků sestavil D</text:span><text:span text:style-name="T185">r</text:span><text:span text:style-name="T297">.Ladislav Rašín. Brno 1994.</text:span></text:p>
      <text:p text:style-name="P229"/>
      <text:p text:style-name="P151"><text:span text:style-name="T297">Pařez,</text:span><text:span text:style-name="T42"> </text:span><text:span text:style-name="T297">Jan – Kuchařová, Hedvika: </text:span><text:span text:style-name="T296">Hyberni v Praze = Èi</text:span><text:span text:style-name="T106">r</text:span><text:span text:style-name="T296">eannaigh i bPrág. Dějiny františkánské koleje Neposkvrněného početí Panny Marie v Praze (1629–1786)</text:span><text:span text:style-name="T297">. Praha: Oswald, 2001.</text:span></text:p>
      <text:p text:style-name="P229"/>
      <text:p text:style-name="P151"><text:span text:style-name="T297">Pařez,</text:span><text:span text:style-name="T42"> </text:span><text:span text:style-name="T297">Jan – Kuchařová, Hedvika: </text:span><text:span text:style-name="T296">Po stopách irských emigrantů ve fondech Strahovské knihovny v Praze (Z literární p</text:span><text:span text:style-name="T106">r</text:span><text:span text:style-name="T296">odukce irských emigrantů <text:s text:c="9"/>v Čechách v 17. a 18. století)</text:span><text:span text:style-name="T297">. </text:span><text:span text:style-name="T459">In: Migrating Scholars. Lines of Contact between Ireland and Bohemia. </text:span><text:span text:style-name="T297">Ed. Helga Robinson–Hammerstein. Dublin: Navicula Publications, 2001, s. </text:span><text:span text:style-name="T107">1</text:span><text:span text:style-name="T297">16–208.</text:span></text:p>
      <text:p text:style-name="P229"/>
      <text:p text:style-name="P151"><text:span text:style-name="T297">Redlich,</text:span><text:span text:style-name="T42"> </text:span><text:span text:style-name="T297">Oswald: </text:span><text:span text:style-name="T296">Die </text:span><text:span text:style-name="T276">T</text:span><text:span text:style-name="T296">agebücher Kaiser Karls VI. </text:span><text:span text:style-name="T297">In: Gesamtdeutsche </text:span><text:span text:style-name="T250">V</text:span><text:span text:style-name="T297">e</text:span><text:span text:style-name="T61">r</text:span><text:span text:style-name="T297">gangenheit. Festschrift</text:span><text:span text:style-name="T42"> </text:span><text:span text:style-name="T297">Heinrich Ritter von Srbik zum 60. Geburtstag. München 1938, s. 141–151.</text:span></text:p>
      <text:p text:style-name="P229"/>
      <text:p text:style-name="P151"><text:span text:style-name="T297">Reusch,</text:span><text:span text:style-name="T42"> </text:span><text:span text:style-name="T297">Heinrich: </text:span><text:span text:style-name="T296">Rath, Arnold</text:span><text:span text:style-name="T297">. In: Allgemeine Deutsche Biographie 27 (1888), s. 349.</text:span></text:p>
      <text:p text:style-name="P229"/>
      <text:p text:style-name="P151"><text:span text:style-name="T297">Royt,</text:span><text:span text:style-name="T42"> </text:span><text:span text:style-name="T297">Jan: </text:span><text:span text:style-name="T296">Zobrazení 14 ctihodných mučedníků</text:span><text:span text:style-name="T297">. </text:span><text:span text:style-name="T459">In: Historia franciscana II. Sborník textů. Ed.</text:span><text:span text:style-name="T50"> </text:span><text:span text:style-name="T459">Petr R. Beneš a Petr Hlaváček. Kostelní </text:span><text:span text:style-name="T253">V</text:span><text:span text:style-name="T459">ydří 2005, <text:s text:c="5"/>s. 136–143.</text:span></text:p>
      <text:p text:style-name="P233"/>
      <text:p text:style-name="P151"><text:span text:style-name="T459">Sehnal,</text:span><text:span text:style-name="T50"> </text:span><text:span text:style-name="T459">Jiří: </text:span><text:span text:style-name="T462">Hudba u františkánů české p</text:span><text:span text:style-name="T109">r</text:span><text:span text:style-name="T462">ovincie v 17. a 18. století</text:span><text:span text:style-name="T459">. </text:span><text:span text:style-name="T297">Časopis Moravského muzea</text:span><text:span text:style-name="T42"> </text:span><text:span text:style-name="T297">78, 1993, s. 217–238.</text:span></text:p>
      <text:p text:style-name="P229"/>
      <text:p text:style-name="P151"><text:span text:style-name="T481">Smutný, Bohumír: </text:span><text:span text:style-name="T483">Matěj Jiří Kapeta, dačický primátor a soukenický podnikatel ve světle svého testamentu z roku 1671</text:span><text:span text:style-name="T481">. Dačický vlastivědný sborník I, 2001, s. 47–54.</text:span></text:p>
      <text:p text:style-name="P151"><text:soft-page-break/><text:span text:style-name="T23">Špinar, Jindřich: </text:span><text:span text:style-name="T6">Bechyně, Český Krumlov, Jindřichův Hradec. Charakteristika knihoven řádu sv. Františka</text:span><text:span text:style-name="T23">. In: K výzkumu zámeckých, měšťanských a církevních knihoven. Ed. Jitka Radimská. Opera romanica 1, České Budějovice 2000, s. 215–223.</text:span></text:p>
      <text:p text:style-name="P230"/>
      <text:p text:style-name="P151"><text:span text:style-name="T265">W</text:span><text:span text:style-name="T297">olf, Adam: </text:span><text:span text:style-name="T296">Die Hofkammer unter Kaiser Leopold I. </text:span><text:span text:style-name="T297">In: Sitzungsberichte der</text:span><text:span text:style-name="T42"> </text:span><text:span text:style-name="T297">kais. Akademie der </text:span><text:span text:style-name="T42">W</text:span><text:span text:style-name="T297">issenschaften. </text:span><text:span text:style-name="T42">W</text:span><text:span text:style-name="T297">ien. Phil.–hist. Classe. Bd. </text:span><text:span text:style-name="T107">1</text:span><text:span text:style-name="T297">1, Jg. 1853, s. 440–484.</text:span></text:p>
      <text:p text:style-name="P229"/>
      <text:p text:style-name="P153"><text:span text:style-name="T297">Zwach,</text:span><text:span text:style-name="T42"> </text:span><text:span text:style-name="T297">Josef: </text:span><text:span text:style-name="T296">Denkwü</text:span><text:span text:style-name="T106">r</text:span><text:span text:style-name="T296">digkeiten der Stadt Datschitz</text:span><text:span text:style-name="T297">. </text:span><text:span text:style-name="T295">Aus authentischen gesammelt und herausgegeben</text:span><text:span text:style-name="T297">.</text:span><text:span text:style-name="T42"> W</text:span><text:span text:style-name="T297">ien 1862.</text:span></text:p>
      <text:p text:style-name="P173"/>
      <text:p text:style-name="P242"/>
      <text:p text:style-name="Rej"/>
      <text:p text:style-name="Rej"/>
      <text:p text:style-name="Rej"/>
      <text:p text:style-name="Rej"/>
      <text:p text:style-name="Rej"/>
      <text:p text:style-name="Rej"/>
      <text:p text:style-name="Rej"/>
      <text:p text:style-name="Rej"/>
      <text:p text:style-name="Rej"/>
      <text:p text:style-name="Rej"/>
      <text:p text:style-name="P117">Přílohy</text:p>
      <text:p text:style-name="P110"/>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Rej"/>
      <text:p text:style-name="P221"/>
      <text:p text:style-name="P2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134cm" fo:margin-top="0.005cm" fo:margin-bottom="0cm" fo:line-height="130%" fo:text-align="center" style:justify-single-word="false" fo:orphans="0" fo:widows="0" fo:text-indent="0cm" style:auto-text-indent="false" style:text-autospace="none"/>
      <style:text-properties fo:font-weight="bold" style:font-weight-asian="bold" style:font-weight-complex="bol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cm" fo:margin-right="0.914cm" fo:margin-top="0.108cm" fo:margin-bottom="0cm" fo:text-align="center" style:justify-single-word="false" fo:orphans="0" fo:widows="0" fo:text-indent="0cm" style:auto-text-indent="false" fo:keep-with-next="always" style:text-autospace="none">
        <style:tab-stops>
          <style:tab-stop style:position="5.292cm"/>
          <style:tab-stop style:position="6.809cm"/>
          <style:tab-stop style:position="8.537cm"/>
          <style:tab-stop style:position="11.077cm"/>
          <style:tab-stop style:position="15.252cm"/>
        </style:tab-stops>
      </style:paragraph-properties>
      <style:text-properties fo:font-weight="bold" style:font-weight-asian="bold" style:font-weight-complex="bold"/>
    </style:style>
    <style:style style:name="Heading_20_2" style:display-name="Heading 2" style:family="paragraph" style:parent-style-name="Standard" style:next-style-name="Text_20_body" style:class="text">
      <style:paragraph-properties fo:margin-top="0.176cm" fo:margin-bottom="0.176cm" fo:line-height="100%"/>
      <style:text-properties style:font-name="Times New Roman" fo:font-size="18pt" fo:language="cs" fo:country="CZ" fo:font-weight="bold" style:font-size-asian="18pt" style:font-weight-asian="bold" style:font-size-complex="18pt" style:font-weight-complex="bold"/>
    </style:style>
    <style:style style:name="Text_20_v_20_bloku" style:display-name="Text v bloku" style:family="paragraph" style:parent-style-name="Standard">
      <style:paragraph-properties fo:margin-left="3.03cm" fo:margin-right="0.131cm" fo:margin-top="0.111cm" fo:margin-bottom="0cm" fo:line-height="130%" fo:text-align="justify" style:justify-single-word="false" fo:orphans="0" fo:widows="0" fo:text-indent="0cm" style:auto-text-indent="false" style:text-autospace="none"/>
      <style:text-properties fo:font-size="10pt" style:font-size-asian="10pt" style:font-size-complex="10pt"/>
    </style:style>
    <style:style style:name="Text_20_body_20_indent" style:display-name="Text body indent" style:family="paragraph" style:parent-style-name="Standard" style:class="text">
      <style:paragraph-properties fo:margin-left="3cm" fo:margin-right="0cm" fo:margin-top="0.005cm" fo:margin-bottom="0cm" fo:line-height="130%" fo:orphans="0" fo:widows="0" fo:text-indent="0cm" style:auto-text-indent="false" style:text-autospace="none"/>
      <style:text-properties fo:font-size="10pt" style:font-size-asian="10pt" style:font-size-complex="10pt"/>
    </style:style>
    <style:style style:name="Základní_20_text_20_2" style:display-name="Základní text 2" style:family="paragraph" style:parent-style-name="Standard">
      <style:paragraph-properties fo:margin-top="0.005cm" fo:margin-bottom="0cm" fo:line-height="130%" fo:text-align="center" style:justify-single-word="false" fo:orphans="0" fo:widows="0" style:text-autospace="none"/>
      <style:text-properties fo:font-weight="bold" style:font-weight-asian="bold" style:font-weight-complex="bold"/>
    </style:style>
    <style:style style:name="Footnote" style:family="paragraph" style:parent-style-name="Standard" style:class="extra">
      <style:paragraph-properties fo:margin-top="0cm" fo:margin-bottom="0.21cm" fo:text-align="justify" style:justify-single-word="false"/>
      <style:text-properties fo:font-size="10pt" style:font-size-asian="10pt" style:font-size-complex="10pt"/>
    </style:style>
    <style:style style:name="_37_._20_Komentář_20_CELEK" style:display-name="7. Komentář CELEK" style:family="paragraph" style:parent-style-name="User_20_Index_20_9" style:master-page-name="">
      <style:paragraph-properties fo:margin-left="0cm" fo:margin-right="0cm" fo:line-height="110%" fo:text-align="justify" style:justify-single-word="false" fo:text-indent="1cm" style:auto-text-indent="false" style:page-number="auto" style:shadow="none"/>
      <style:text-properties fo:font-size="11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_33_._20_Název_20_rukopisu" style:display-name="3. Název rukopisu" style:family="paragraph" style:parent-style-name="Základní_20_text_20_2" style:master-page-name="">
      <style:paragraph-properties fo:margin-left="0cm" fo:margin-right="0cm" fo:margin-top="0cm" fo:margin-bottom="0cm" fo:line-height="110%" fo:text-indent="0cm" style:auto-text-indent="false" style:page-number="auto" fo:background-color="transparent">
        <style:tab-stops/>
        <style:background-image/>
      </style:paragraph-properties>
      <style:text-properties fo:font-size="15pt"/>
    </style:style>
    <style:style style:name="_32_._20_Vazba_20_a_20_rozměry" style:display-name="2. Vazba a rozměry" style:family="paragraph" style:parent-style-name="Standard" style:master-page-name="">
      <style:paragraph-properties fo:margin-left="1cm" fo:margin-right="0cm" fo:line-height="110%" fo:text-align="start" style:justify-single-word="false" fo:text-indent="0cm" style:auto-text-indent="false" style:page-number="auto" fo:background-color="transparent" style:shadow="none">
        <style:tab-stops/>
        <style:background-image/>
      </style:paragraph-properties>
      <style:text-properties fo:font-size="13pt"/>
    </style:style>
    <style:style style:name="_34_._20_KAPITOLA_20_rukopisu_20_-_20_1._20_odstavec" style:display-name="4. KAPITOLA rukopisu - 1. odstavec" style:family="paragraph" style:parent-style-name="Základní_20_text_20_2">
      <style:paragraph-properties fo:margin-left="3cm" fo:margin-right="0cm" fo:margin-top="0cm" fo:margin-bottom="0cm" fo:line-height="110%" fo:text-align="justify" style:justify-single-word="false" fo:text-indent="-3cm" style:auto-text-indent="false">
        <style:tab-stops>
          <style:tab-stop style:position="3cm"/>
        </style:tab-stops>
      </style:paragraph-properties>
      <style:text-properties fo:font-size="13pt" fo:font-weight="normal"/>
    </style:style>
    <style:style style:name="_36_._20_Komentář_20_kapitoly" style:display-name="6. Komentář kapitoly" style:family="paragraph" style:parent-style-name="_37_._20_Komentář_20_CELEK" style:master-page-name="">
      <style:paragraph-properties fo:margin-left="3cm" fo:margin-right="0cm" fo:margin-top="0cm" fo:margin-bottom="0cm" fo:text-indent="1cm" style:auto-text-indent="false" style:page-number="auto"/>
      <style:text-properties fo:font-size="11pt"/>
    </style:style>
    <style:style style:name="_31_.Číslo_20_rukopisu" style:display-name="1.Číslo rukopisu" style:family="paragraph" style:parent-style-name="_34_._20_KAPITOLA_20_rukopisu_20_-_20_1._20_odstavec"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tab-stop style:position="14cm"/>
        </style:tab-stops>
        <style:background-image/>
      </style:paragraph-properties>
      <style:text-properties fo:font-size="18pt" fo:font-weight="bold"/>
    </style:style>
    <style:style style:name="TISK_20_kapitola" style:display-name="TISK kapitola" style:family="paragraph" style:parent-style-name="_34_._20_KAPITOLA_20_rukopisu_20_-_20_1._20_odstavec">
      <style:paragraph-properties>
        <style:tab-stops>
          <style:tab-stop style:position="3cm"/>
        </style:tab-stops>
      </style:paragraph-properties>
      <style:text-properties fo:font-size="11pt"/>
    </style:style>
    <style:style style:name="Velká_20_kapitola_20_rukopisu" style:display-name="Velká kapitola rukopisu" style:family="paragraph" style:parent-style-name="_34_._20_KAPITOLA_20_rukopisu_20_-_20_1._20_odstavec">
      <style:paragraph-properties fo:margin-left="5.001cm" fo:margin-right="0cm" fo:margin-top="0cm" fo:margin-bottom="0cm" fo:text-indent="-5.001cm" style:auto-text-indent="false">
        <style:tab-stops>
          <style:tab-stop style:position="5.001cm"/>
        </style:tab-stops>
      </style:paragraph-properties>
    </style:style>
    <style:style style:name="Velká_20_kapitola_20_rukopisu_20_-_20_komentář" style:display-name="Velká kapitola rukopisu - komentář" style:family="paragraph" style:parent-style-name="_36_._20_Komentář_20_kapitoly">
      <style:paragraph-properties fo:margin-left="5.001cm" fo:margin-right="0cm" fo:text-indent="1cm" style:auto-text-indent="false">
        <style:tab-stops>
          <style:tab-stop style:position="5.001cm" style:leader-style="dotted" style:leader-text="."/>
        </style:tab-stops>
      </style:paragraph-properties>
    </style:style>
    <style:style style:name="_35_._20_KAPITOLA_20_rukopisu_20_-_20_2._20_odstavec" style:display-name="5. KAPITOLA rukopisu - 2. odstavec" style:family="paragraph" style:parent-style-name="_34_._20_KAPITOLA_20_rukopisu_20_-_20_1._20_odstavec" style:master-page-name="">
      <style:paragraph-properties fo:margin-left="3cm" fo:margin-right="0cm" fo:margin-top="0cm" fo:margin-bottom="0cm" fo:text-indent="0cm" style:auto-text-indent="false" style:page-number="auto" fo:background-color="transparent">
        <style:tab-stops>
          <style:tab-stop style:position="3cm"/>
        </style:tab-stops>
        <style:background-image/>
      </style:paragraph-properties>
    </style:style>
    <style:style style:name="Název_20_rukopisu_20_-_20_blok" style:display-name="Název rukopisu - blok" style:family="paragraph" style:parent-style-name="_33_._20_Název_20_rukopisu" style:master-page-name="">
      <style:paragraph-properties fo:text-align="justify" fo:text-align-last="center" style:justify-single-word="false" style:page-number="auto"/>
    </style:style>
    <style:style style:name="TEXT" style:family="paragraph" style:parent-style-name="_37_._20_Komentář_20_CELEK">
      <style:paragraph-properties>
        <style:tab-stops>
          <style:tab-stop style:position="1cm" style:leader-style="dotted" style:leader-text="."/>
        </style:tab-stops>
      </style:paragraph-properties>
      <style:text-properties fo:font-size="13pt"/>
    </style:style>
    <style:style style:name="Rej" style:family="paragraph" style:parent-style-name="Název_20_rukopisu_20_-_20_blok" style:master-page-name="">
      <style:paragraph-properties fo:line-height="130%" fo:text-align="start" fo:text-align-last="center" style:justify-single-word="false" style:page-number="auto" fo:background-color="transparent">
        <style:tab-stops>
          <style:tab-stop style:position="1cm"/>
          <style:tab-stop style:position="2cm"/>
          <style:tab-stop style:position="3cm"/>
        </style:tab-stops>
        <style:background-image/>
      </style:paragraph-properties>
      <style:text-properties fo:font-size="13pt" fo:font-weight="normal"/>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o_20_Spacing" style:display-name="No Spacing" style:family="paragraph">
      <style:paragraph-properties fo:margin-left="0cm" fo:margin-right="0cm" fo:text-align="start" style:justify-single-word="false" fo:text-indent="0cm" style:auto-text-indent="false" style:text-autospace="ideograph-alpha" style:vertical-align="auto"/>
      <style:text-properties style:font-name="Calibri" fo:font-size="11pt" fo:language="cs" fo:country="CZ" style:font-name-asian="Calibri" style:font-size-asian="11pt" style:language-asian="en" style:country-asian="US" style:font-name-complex="Calibri" style:font-size-complex="11pt" style:language-complex="ar" style:country-complex="SA"/>
    </style:style>
    <style:style style:name="HTML_20_Preformatted" style:display-name="HTML Preformatted"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 style:font-size-asian="10pt" style:language-asian="cs" style:country-asian="CZ" style:font-name-complex="Courier New" style:font-size-complex="10pt"/>
    </style:style>
    <style:style style:name="WW8Num2z0" style:family="text">
      <style:text-properties style:font-name="Times New Roman" fo:font-style="italic" style:font-name-asian="Times New Roman" style:font-style-asian="italic" style:font-name-complex="Times New Roman"/>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Standardní_20_písmo_20_odstavce" style:display-name="Standardní písmo odstavce" style:family="text"/>
    <style:style style:name="Nadpis_20_2_20_Char" style:display-name="Nadpis 2 Char" style:family="text">
      <style:text-properties style:font-name="Times New Roman" fo:font-size="18pt" fo:font-weight="bold"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 style:family="text" style:parent-style-name="Standardní_20_písmo_20_odstavce"/>
    <style:style style:name="Emphasis" style:family="text">
      <style:text-properties fo:font-style="italic" style:font-style-asian="italic" style:font-style-complex="italic"/>
    </style:style>
    <style:style style:name="Nadpis_20_1_20_Char" style:display-name="Nadpis 1 Char" style:family="tex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tocnumber" style:family="text" style:parent-style-name="Standardní_20_písmo_20_odstavce"/>
    <style:style style:name="toctext" style:family="text" style:parent-style-name="Standardní_20_písmo_20_odstavce"/>
    <style:style style:name="WW8Num1z0" style:family="text">
      <style:text-properties style:font-name="Times New Roman" fo:font-style="italic" style:font-name-asian="Times New Roman" style:font-style-asian="italic" style:font-name-complex="Times New Roman"/>
    </style:style>
    <style:style style:name="WW8Num1z1" style:family="text">
      <style:text-properties style:font-name="Courier New1"/>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text-properties style:text-position="super 58%"/>
    </style:style>
    <style:style style:name="apple-style-span"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suffix=")" style:num-format="a" style:num-letter-sync="true">
        <style:list-level-properties text:list-level-position-and-space-mode="label-alignment">
          <style:list-level-label-alignment text:label-followed-by="listtab" fo:text-indent="-0.635cm" fo:margin-left="1.1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5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2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9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6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3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0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469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739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4.009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27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549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81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0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359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 style:num-suffix=")" style:num-format="a" style:num-letter-sync="true">
        <style:list-level-properties text:list-level-position-and-space-mode="label-alignment">
          <style:list-level-label-alignment text:label-followed-by="listtab" fo:text-indent="-0.635cm" fo:margin-left="1.1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5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2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9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6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3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0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5pt" fo:font-style="italic" style:font-size-asian="15pt" style:font-style-asian="italic" style:font-size-complex="15pt" style:font-style-complex="italic"/>
    </style:style>
    <style:page-layout style:name="Mpm1">
      <style:page-layout-properties fo:page-width="21.001cm" fo:page-height="29.7cm" style:num-format="1" style:print-orientation="portrait" fo:margin-top="3.3cm" fo:margin-bottom="1.7cm" fo:margin-left="3.5cm" fo:margin-right="3.5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characters="true" style:footnote-max-height="0cm">
        <style:columns fo:column-count="1" fo:column-gap="0cm"/>
        <style:footnote-sep style:width="0.018cm" style:distance-before-sep="0.199cm" style:distance-after-sep="0.199cm" style:adjustment="left" style:rel-width="40%" style:color="#000000"/>
      </style:page-layout-properties>
      <style:header-style/>
      <style:footer-style>
        <style:header-footer-properties svg:height="2cm" fo:margin-left="0cm" fo:margin-right="0cm" fo:margin-top="1.401cm" style:dynamic-spacing="false"/>
      </style:footer-style>
    </style:page-layout>
    <style:page-layout style:name="Mpm2">
      <style:page-layout-properties fo:page-width="19.683cm" fo:page-height="27.303cm" style:num-format="1" style:print-orientation="portrait" fo:margin-top="2.501cm" fo:margin-bottom="2.501cm" fo:margin-left="2.501cm" fo:margin-right="2.501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3cm" fo:margin-bottom="3.701cm" fo:margin-left="3.5cm" fo:margin-right="3.5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60</text:page-number> -</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Bez_20_číslování" style:display-name="Bez číslování"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escription>Document was created by {applicationname}, version: {version}</dc:description>
    <meta:initial-creator>Lenovo User</meta:initial-creator>
    <meta:creation-date>2011-09-09T08:48:00</meta:creation-date>
    <dc:date>2011-11-08T17:25:29.92</dc:date>
    <meta:editing-cycles>350</meta:editing-cycles>
    <meta:editing-duration>P4DT1H17M14S</meta:editing-duration>
    <meta:generator>OpenOffice.org/3.3$Win32 OpenOffice.org_project/330m20$Build-9567</meta:generator>
    <meta:document-statistic meta:table-count="0" meta:image-count="0" meta:object-count="0" meta:page-count="172" meta:paragraph-count="1923" meta:word-count="37597" meta:character-count="249626"/>
  </office:meta>
</office:document-meta>
</file>